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61.85mm" svg:height="138.39mm" svg:x="40.75mm" svg:y="0mm">
            <loext:p draw:notify-on-update-of-ranges="Sheet1.CD32:Sheet1.CD129 Sheet1.A32:Sheet1.A12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82" table:default-cell-style-name="Default"/>
        <table:table-row table:style-name="ro1">
          <table:table-cell office:value-type="float" office:value="0.059375" calcext:value-type="float">
            <text:p>0.059375</text:p>
          </table:table-cell>
          <table:table-cell table:number-columns-repeated="80" office:value-type="string" calcext:value-type="string">
            <text:p>-nan</text:p>
          </table:table-cell>
          <table:table-cell/>
        </table:table-row>
        <table:table-row table:style-name="ro1">
          <table:table-cell office:value-type="float" office:value="0.11875" calcext:value-type="float">
            <text:p>0.11875</text:p>
          </table:table-cell>
          <table:table-cell table:number-columns-repeated="80" office:value-type="string" calcext:value-type="string">
            <text:p>-nan</text:p>
          </table:table-cell>
          <table:table-cell/>
        </table:table-row>
        <table:table-row table:style-name="ro1">
          <table:table-cell office:value-type="float" office:value="0.178125" calcext:value-type="float">
            <text:p>0.178125</text:p>
          </table:table-cell>
          <table:table-cell table:number-columns-repeated="80" office:value-type="string" calcext:value-type="string">
            <text:p>-nan</text:p>
          </table:table-cell>
          <table:table-cell/>
        </table:table-row>
        <table:table-row table:style-name="ro1">
          <table:table-cell office:value-type="float" office:value="0.2375" calcext:value-type="float">
            <text:p>0.2375</text:p>
          </table:table-cell>
          <table:table-cell table:number-columns-repeated="80" office:value-type="string" calcext:value-type="string">
            <text:p>-nan</text:p>
          </table:table-cell>
          <table:table-cell/>
        </table:table-row>
        <table:table-row table:style-name="ro1">
          <table:table-cell office:value-type="float" office:value="0.296875" calcext:value-type="float">
            <text:p>0.296875</text:p>
          </table:table-cell>
          <table:table-cell table:number-columns-repeated="3" office:value-type="string" calcext:value-type="string">
            <text:p>-nan</text:p>
          </table:table-cell>
          <table:table-cell table:style-name="ce1" office:value-type="string" calcext:value-type="string">
            <text:p>-nan</text:p>
          </table:table-cell>
          <table:table-cell table:number-columns-repeated="76" office:value-type="string" calcext:value-type="string">
            <text:p>-nan</text:p>
          </table:table-cell>
          <table:table-cell/>
        </table:table-row>
        <table:table-row table:style-name="ro1">
          <table:table-cell office:value-type="float" office:value="0.35625" calcext:value-type="float">
            <text:p>0.35625</text:p>
          </table:table-cell>
          <table:table-cell table:number-columns-repeated="80" office:value-type="string" calcext:value-type="string">
            <text:p>-nan</text:p>
          </table:table-cell>
          <table:table-cell/>
        </table:table-row>
        <table:table-row table:style-name="ro1">
          <table:table-cell office:value-type="float" office:value="0.415625" calcext:value-type="float">
            <text:p>0.415625</text:p>
          </table:table-cell>
          <table:table-cell table:number-columns-repeated="80" office:value-type="string" calcext:value-type="string">
            <text:p>-nan</text:p>
          </table:table-cell>
          <table:table-cell/>
        </table:table-row>
        <table:table-row table:style-name="ro1">
          <table:table-cell office:value-type="float" office:value="0.475" calcext:value-type="float">
            <text:p>0.475</text:p>
          </table:table-cell>
          <table:table-cell table:number-columns-repeated="80" office:value-type="string" calcext:value-type="string">
            <text:p>-nan</text:p>
          </table:table-cell>
          <table:table-cell/>
        </table:table-row>
        <table:table-row table:style-name="ro1">
          <table:table-cell office:value-type="float" office:value="0.534375" calcext:value-type="float">
            <text:p>0.534375</text:p>
          </table:table-cell>
          <table:table-cell table:number-columns-repeated="80" office:value-type="string" calcext:value-type="string">
            <text:p>-nan</text:p>
          </table:table-cell>
          <table:table-cell/>
        </table:table-row>
        <table:table-row table:style-name="ro1">
          <table:table-cell office:value-type="float" office:value="0.59375" calcext:value-type="float">
            <text:p>0.59375</text:p>
          </table:table-cell>
          <table:table-cell table:number-columns-repeated="80" office:value-type="string" calcext:value-type="string">
            <text:p>-nan</text:p>
          </table:table-cell>
          <table:table-cell/>
        </table:table-row>
        <table:table-row table:style-name="ro1">
          <table:table-cell office:value-type="float" office:value="0.653125" calcext:value-type="float">
            <text:p>0.653125</text:p>
          </table:table-cell>
          <table:table-cell table:number-columns-repeated="80" office:value-type="string" calcext:value-type="string">
            <text:p>-nan</text:p>
          </table:table-cell>
          <table:table-cell/>
        </table:table-row>
        <table:table-row table:style-name="ro1">
          <table:table-cell office:value-type="float" office:value="0.7125" calcext:value-type="float">
            <text:p>0.7125</text:p>
          </table:table-cell>
          <table:table-cell table:number-columns-repeated="80" office:value-type="string" calcext:value-type="string">
            <text:p>-nan</text:p>
          </table:table-cell>
          <table:table-cell/>
        </table:table-row>
        <table:table-row table:style-name="ro1">
          <table:table-cell office:value-type="float" office:value="0.771875" calcext:value-type="float">
            <text:p>0.771875</text:p>
          </table:table-cell>
          <table:table-cell table:number-columns-repeated="80" office:value-type="string" calcext:value-type="string">
            <text:p>-nan</text:p>
          </table:table-cell>
          <table:table-cell/>
        </table:table-row>
        <table:table-row table:style-name="ro1">
          <table:table-cell office:value-type="float" office:value="0.83125" calcext:value-type="float">
            <text:p>0.83125</text:p>
          </table:table-cell>
          <table:table-cell table:number-columns-repeated="80" office:value-type="string" calcext:value-type="string">
            <text:p>-nan</text:p>
          </table:table-cell>
          <table:table-cell/>
        </table:table-row>
        <table:table-row table:style-name="ro1">
          <table:table-cell office:value-type="float" office:value="0.890625" calcext:value-type="float">
            <text:p>0.890625</text:p>
          </table:table-cell>
          <table:table-cell table:number-columns-repeated="80" office:value-type="string" calcext:value-type="string">
            <text:p>-nan</text:p>
          </table:table-cell>
          <table:table-cell/>
        </table:table-row>
        <table:table-row table:style-name="ro1">
          <table:table-cell office:value-type="float" office:value="0.95" calcext:value-type="float">
            <text:p>0.95</text:p>
          </table:table-cell>
          <table:table-cell table:number-columns-repeated="80" office:value-type="string" calcext:value-type="string">
            <text:p>-nan</text:p>
          </table:table-cell>
          <table:table-cell/>
        </table:table-row>
        <table:table-row table:style-name="ro1">
          <table:table-cell office:value-type="float" office:value="1.009375" calcext:value-type="float">
            <text:p>1.009375</text:p>
          </table:table-cell>
          <table:table-cell table:number-columns-repeated="80" office:value-type="string" calcext:value-type="string">
            <text:p>-nan</text:p>
          </table:table-cell>
          <table:table-cell/>
        </table:table-row>
        <table:table-row table:style-name="ro1">
          <table:table-cell office:value-type="float" office:value="1.06875" calcext:value-type="float">
            <text:p>1.06875</text:p>
          </table:table-cell>
          <table:table-cell table:number-columns-repeated="80" office:value-type="string" calcext:value-type="string">
            <text:p>-nan</text:p>
          </table:table-cell>
          <table:table-cell/>
        </table:table-row>
        <table:table-row table:style-name="ro1">
          <table:table-cell office:value-type="float" office:value="1.128125" calcext:value-type="float">
            <text:p>1.128125</text:p>
          </table:table-cell>
          <table:table-cell table:number-columns-repeated="80" office:value-type="string" calcext:value-type="string">
            <text:p>-nan</text:p>
          </table:table-cell>
          <table:table-cell/>
        </table:table-row>
        <table:table-row table:style-name="ro1">
          <table:table-cell office:value-type="float" office:value="1.1875" calcext:value-type="float">
            <text:p>1.1875</text:p>
          </table:table-cell>
          <table:table-cell table:number-columns-repeated="3" office:value-type="string" calcext:value-type="string">
            <text:p>-nan</text:p>
          </table:table-cell>
          <table:table-cell table:style-name="ce1" office:value-type="string" calcext:value-type="string">
            <text:p>-nan</text:p>
          </table:table-cell>
          <table:table-cell table:number-columns-repeated="76" office:value-type="string" calcext:value-type="string">
            <text:p>-nan</text:p>
          </table:table-cell>
          <table:table-cell/>
        </table:table-row>
        <table:table-row table:style-name="ro1">
          <table:table-cell office:value-type="float" office:value="1.246875" calcext:value-type="float">
            <text:p>1.246875</text:p>
          </table:table-cell>
          <table:table-cell table:number-columns-repeated="80" office:value-type="string" calcext:value-type="string">
            <text:p>-nan</text:p>
          </table:table-cell>
          <table:table-cell/>
        </table:table-row>
        <table:table-row table:style-name="ro1">
          <table:table-cell office:value-type="float" office:value="1.30625" calcext:value-type="float">
            <text:p>1.30625</text:p>
          </table:table-cell>
          <table:table-cell table:number-columns-repeated="80" office:value-type="string" calcext:value-type="string">
            <text:p>-nan</text:p>
          </table:table-cell>
          <table:table-cell/>
        </table:table-row>
        <table:table-row table:style-name="ro1">
          <table:table-cell office:value-type="float" office:value="1.365625" calcext:value-type="float">
            <text:p>1.365625</text:p>
          </table:table-cell>
          <table:table-cell table:number-columns-repeated="80" office:value-type="string" calcext:value-type="string">
            <text:p>-nan</text:p>
          </table:table-cell>
          <table:table-cell/>
        </table:table-row>
        <table:table-row table:style-name="ro1">
          <table:table-cell office:value-type="float" office:value="1.425" calcext:value-type="float">
            <text:p>1.425</text:p>
          </table:table-cell>
          <table:table-cell table:number-columns-repeated="80" office:value-type="string" calcext:value-type="string">
            <text:p>-nan</text:p>
          </table:table-cell>
          <table:table-cell/>
        </table:table-row>
        <table:table-row table:style-name="ro1">
          <table:table-cell office:value-type="float" office:value="1.484375" calcext:value-type="float">
            <text:p>1.484375</text:p>
          </table:table-cell>
          <table:table-cell table:number-columns-repeated="80" office:value-type="string" calcext:value-type="string">
            <text:p>-nan</text:p>
          </table:table-cell>
          <table:table-cell/>
        </table:table-row>
        <table:table-row table:style-name="ro1">
          <table:table-cell office:value-type="float" office:value="1.54375" calcext:value-type="float">
            <text:p>1.54375</text:p>
          </table:table-cell>
          <table:table-cell table:number-columns-repeated="80" office:value-type="string" calcext:value-type="string">
            <text:p>-nan</text:p>
          </table:table-cell>
          <table:table-cell/>
        </table:table-row>
        <table:table-row table:style-name="ro1">
          <table:table-cell office:value-type="float" office:value="1.603125" calcext:value-type="float">
            <text:p>1.603125</text:p>
          </table:table-cell>
          <table:table-cell table:number-columns-repeated="80" office:value-type="string" calcext:value-type="string">
            <text:p>-nan</text:p>
          </table:table-cell>
          <table:table-cell/>
        </table:table-row>
        <table:table-row table:style-name="ro1">
          <table:table-cell office:value-type="float" office:value="1.6625" calcext:value-type="float">
            <text:p>1.6625</text:p>
          </table:table-cell>
          <table:table-cell table:number-columns-repeated="80" office:value-type="string" calcext:value-type="string">
            <text:p>-nan</text:p>
          </table:table-cell>
          <table:table-cell/>
        </table:table-row>
        <table:table-row table:style-name="ro1">
          <table:table-cell office:value-type="float" office:value="1.721875" calcext:value-type="float">
            <text:p>1.721875</text:p>
          </table:table-cell>
          <table:table-cell table:number-columns-repeated="80" office:value-type="string" calcext:value-type="string">
            <text:p>-nan</text:p>
          </table:table-cell>
          <table:table-cell/>
        </table:table-row>
        <table:table-row table:style-name="ro1">
          <table:table-cell office:value-type="float" office:value="1.78125" calcext:value-type="float">
            <text:p>1.78125</text:p>
          </table:table-cell>
          <table:table-cell table:number-columns-repeated="80" office:value-type="string" calcext:value-type="string">
            <text:p>-nan</text:p>
          </table:table-cell>
          <table:table-cell/>
        </table:table-row>
        <table:table-row table:style-name="ro1">
          <table:table-cell office:value-type="float" office:value="1.840625" calcext:value-type="float">
            <text:p>1.840625</text:p>
          </table:table-cell>
          <table:table-cell table:number-columns-repeated="80" office:value-type="string" calcext:value-type="string">
            <text:p>-nan</text:p>
          </table:table-cell>
          <table:table-cell/>
        </table:table-row>
        <table:table-row table:style-name="ro1">
          <table:table-cell office:value-type="float" office:value="1.9" calcext:value-type="float">
            <text:p>1.9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0.142857" calcext:value-type="float">
            <text:p>0.14285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285714" calcext:value-type="float">
            <text:p>0.285714</text:p>
          </table:table-cell>
          <table:table-cell office:value-type="float" office:value="0" calcext:value-type="float">
            <text:p>0</text:p>
          </table:table-cell>
          <table:table-cell office:value-type="float" office:value="0.285714" calcext:value-type="float">
            <text:p>0.285714</text:p>
          </table:table-cell>
          <table:table-cell office:value-type="float" office:value="0.142857" calcext:value-type="float">
            <text:p>0.1428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42857" calcext:value-type="float">
            <text:p>0.142857</text:p>
          </table:table-cell>
          <table:table-cell office:value-type="float" office:value="0.285714" calcext:value-type="float">
            <text:p>0.28571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285714" calcext:value-type="float">
            <text:p>0.285714</text:p>
          </table:table-cell>
          <table:table-cell office:value-type="float" office:value="0.142857" calcext:value-type="float">
            <text:p>0.1428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857" calcext:value-type="float">
            <text:p>0.1428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857" calcext:value-type="float">
            <text:p>0.142857</text:p>
          </table:table-cell>
          <table:table-cell office:value-type="float" office:value="0" calcext:value-type="float">
            <text:p>0</text:p>
          </table:table-cell>
          <table:table-cell office:value-type="float" office:value="0.142857" calcext:value-type="float">
            <text:p>0.142857</text:p>
          </table:table-cell>
          <table:table-cell office:value-type="float" office:value="0" calcext:value-type="float">
            <text:p>0</text:p>
          </table:table-cell>
          <table:table-cell office:value-type="float" office:value="0.142857" calcext:value-type="float">
            <text:p>0.142857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42857" calcext:value-type="float">
            <text:p>0.142857</text:p>
          </table:table-cell>
          <table:table-cell table:number-columns-repeated="2" office:value-type="float" office:value="0.285714" calcext:value-type="float">
            <text:p>0.285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857" calcext:value-type="float">
            <text:p>0.142857</text:p>
          </table:table-cell>
          <table:table-cell office:value-type="float" office:value="0" calcext:value-type="float">
            <text:p>0</text:p>
          </table:table-cell>
          <table:table-cell office:value-type="float" office:value="0.142857" calcext:value-type="float">
            <text:p>0.1428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2857" calcext:value-type="float">
            <text:p>0.1428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42857" calcext:value-type="float">
            <text:p>0.142857</text:p>
          </table:table-cell>
          <table:table-cell office:value-type="float" office:value="0" calcext:value-type="float">
            <text:p>0</text:p>
          </table:table-cell>
          <table:table-cell office:value-type="float" office:value="0.142857" calcext:value-type="float">
            <text:p>0.142857</text:p>
          </table:table-cell>
          <table:table-cell office:value-type="float" office:value="0" calcext:value-type="float">
            <text:p>0</text:p>
          </table:table-cell>
          <table:table-cell office:value-type="float" office:value="0.142857" calcext:value-type="float">
            <text:p>0.142857</text:p>
          </table:table-cell>
          <table:table-cell office:value-type="float" office:value="0" calcext:value-type="float">
            <text:p>0</text:p>
          </table:table-cell>
          <table:table-cell table:formula="of:=SUM([.B32:.CC32])" office:value-type="float" office:value="5.142853" calcext:value-type="float">
            <text:p>5.142853</text:p>
          </table:table-cell>
        </table:table-row>
        <table:table-row table:style-name="ro1">
          <table:table-cell office:value-type="float" office:value="1.959375" calcext:value-type="float">
            <text:p>1.959375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0.0140845" calcext:value-type="float">
            <text:p>0.0140845</text:p>
          </table:table-cell>
          <table:table-cell office:value-type="float" office:value="0.028169" calcext:value-type="float">
            <text:p>0.028169</text:p>
          </table:table-cell>
          <table:table-cell office:value-type="float" office:value="0" calcext:value-type="float">
            <text:p>0</text:p>
          </table:table-cell>
          <table:table-cell office:value-type="float" office:value="0.028169" calcext:value-type="float">
            <text:p>0.028169</text:p>
          </table:table-cell>
          <table:table-cell office:value-type="float" office:value="0.0985915" calcext:value-type="float">
            <text:p>0.0985915</text:p>
          </table:table-cell>
          <table:table-cell office:value-type="float" office:value="0.183099" calcext:value-type="float">
            <text:p>0.183099</text:p>
          </table:table-cell>
          <table:table-cell office:value-type="float" office:value="0.084507" calcext:value-type="float">
            <text:p>0.084507</text:p>
          </table:table-cell>
          <table:table-cell office:value-type="float" office:value="0.183099" calcext:value-type="float">
            <text:p>0.183099</text:p>
          </table:table-cell>
          <table:table-cell office:value-type="float" office:value="0.197183" calcext:value-type="float">
            <text:p>0.197183</text:p>
          </table:table-cell>
          <table:table-cell table:number-columns-repeated="2" office:value-type="float" office:value="0.169014" calcext:value-type="float">
            <text:p>0.169014</text:p>
          </table:table-cell>
          <table:table-cell office:value-type="float" office:value="0.183099" calcext:value-type="float">
            <text:p>0.183099</text:p>
          </table:table-cell>
          <table:table-cell office:value-type="float" office:value="0.239437" calcext:value-type="float">
            <text:p>0.239437</text:p>
          </table:table-cell>
          <table:table-cell office:value-type="float" office:value="0.183099" calcext:value-type="float">
            <text:p>0.183099</text:p>
          </table:table-cell>
          <table:table-cell office:value-type="float" office:value="0.0704225" calcext:value-type="float">
            <text:p>0.0704225</text:p>
          </table:table-cell>
          <table:table-cell office:value-type="float" office:value="0.140845" calcext:value-type="float">
            <text:p>0.140845</text:p>
          </table:table-cell>
          <table:table-cell office:value-type="float" office:value="0.0985915" calcext:value-type="float">
            <text:p>0.0985915</text:p>
          </table:table-cell>
          <table:table-cell office:value-type="float" office:value="0.126761" calcext:value-type="float">
            <text:p>0.126761</text:p>
          </table:table-cell>
          <table:table-cell office:value-type="float" office:value="0.112676" calcext:value-type="float">
            <text:p>0.112676</text:p>
          </table:table-cell>
          <table:table-cell office:value-type="float" office:value="0.0985915" calcext:value-type="float">
            <text:p>0.0985915</text:p>
          </table:table-cell>
          <table:table-cell office:value-type="float" office:value="0.028169" calcext:value-type="float">
            <text:p>0.028169</text:p>
          </table:table-cell>
          <table:table-cell office:value-type="float" office:value="0.084507" calcext:value-type="float">
            <text:p>0.084507</text:p>
          </table:table-cell>
          <table:table-cell office:value-type="float" office:value="0.028169" calcext:value-type="float">
            <text:p>0.028169</text:p>
          </table:table-cell>
          <table:table-cell table:number-columns-repeated="3" office:value-type="float" office:value="0.0704225" calcext:value-type="float">
            <text:p>0.0704225</text:p>
          </table:table-cell>
          <table:table-cell table:number-columns-repeated="2" office:value-type="float" office:value="0.0985915" calcext:value-type="float">
            <text:p>0.0985915</text:p>
          </table:table-cell>
          <table:table-cell office:value-type="float" office:value="0.056338" calcext:value-type="float">
            <text:p>0.056338</text:p>
          </table:table-cell>
          <table:table-cell office:value-type="float" office:value="0.028169" calcext:value-type="float">
            <text:p>0.028169</text:p>
          </table:table-cell>
          <table:table-cell office:value-type="float" office:value="0.0704225" calcext:value-type="float">
            <text:p>0.0704225</text:p>
          </table:table-cell>
          <table:table-cell office:value-type="float" office:value="0.0422535" calcext:value-type="float">
            <text:p>0.0422535</text:p>
          </table:table-cell>
          <table:table-cell office:value-type="float" office:value="0.028169" calcext:value-type="float">
            <text:p>0.028169</text:p>
          </table:table-cell>
          <table:table-cell office:value-type="float" office:value="0.0140845" calcext:value-type="float">
            <text:p>0.0140845</text:p>
          </table:table-cell>
          <table:table-cell office:value-type="float" office:value="0.028169" calcext:value-type="float">
            <text:p>0.028169</text:p>
          </table:table-cell>
          <table:table-cell office:value-type="float" office:value="0.0422535" calcext:value-type="float">
            <text:p>0.0422535</text:p>
          </table:table-cell>
          <table:table-cell office:value-type="float" office:value="0.056338" calcext:value-type="float">
            <text:p>0.056338</text:p>
          </table:table-cell>
          <table:table-cell table:number-columns-repeated="3" office:value-type="float" office:value="0.0704225" calcext:value-type="float">
            <text:p>0.0704225</text:p>
          </table:table-cell>
          <table:table-cell office:value-type="float" office:value="0.056338" calcext:value-type="float">
            <text:p>0.056338</text:p>
          </table:table-cell>
          <table:table-cell table:number-columns-repeated="2" office:value-type="float" office:value="0.028169" calcext:value-type="float">
            <text:p>0.028169</text:p>
          </table:table-cell>
          <table:table-cell office:value-type="float" office:value="0.056338" calcext:value-type="float">
            <text:p>0.056338</text:p>
          </table:table-cell>
          <table:table-cell office:value-type="float" office:value="0.0422535" calcext:value-type="float">
            <text:p>0.0422535</text:p>
          </table:table-cell>
          <table:table-cell office:value-type="float" office:value="0.028169" calcext:value-type="float">
            <text:p>0.028169</text:p>
          </table:table-cell>
          <table:table-cell office:value-type="float" office:value="0.0422535" calcext:value-type="float">
            <text:p>0.0422535</text:p>
          </table:table-cell>
          <table:table-cell table:number-columns-repeated="2" office:value-type="float" office:value="0.0704225" calcext:value-type="float">
            <text:p>0.0704225</text:p>
          </table:table-cell>
          <table:table-cell table:number-columns-repeated="2" office:value-type="float" office:value="0.028169" calcext:value-type="float">
            <text:p>0.028169</text:p>
          </table:table-cell>
          <table:table-cell table:number-columns-repeated="2" office:value-type="float" office:value="0.0422535" calcext:value-type="float">
            <text:p>0.0422535</text:p>
          </table:table-cell>
          <table:table-cell office:value-type="float" office:value="0.056338" calcext:value-type="float">
            <text:p>0.056338</text:p>
          </table:table-cell>
          <table:table-cell office:value-type="float" office:value="0.0422535" calcext:value-type="float">
            <text:p>0.0422535</text:p>
          </table:table-cell>
          <table:table-cell office:value-type="float" office:value="0.0704225" calcext:value-type="float">
            <text:p>0.0704225</text:p>
          </table:table-cell>
          <table:table-cell office:value-type="float" office:value="0.084507" calcext:value-type="float">
            <text:p>0.084507</text:p>
          </table:table-cell>
          <table:table-cell office:value-type="float" office:value="0.0704225" calcext:value-type="float">
            <text:p>0.0704225</text:p>
          </table:table-cell>
          <table:table-cell office:value-type="float" office:value="0.028169" calcext:value-type="float">
            <text:p>0.028169</text:p>
          </table:table-cell>
          <table:table-cell office:value-type="float" office:value="0.225352" calcext:value-type="float">
            <text:p>0.225352</text:p>
          </table:table-cell>
          <table:table-cell office:value-type="float" office:value="0.112676" calcext:value-type="float">
            <text:p>0.112676</text:p>
          </table:table-cell>
          <table:table-cell office:value-type="float" office:value="0.126761" calcext:value-type="float">
            <text:p>0.126761</text:p>
          </table:table-cell>
          <table:table-cell table:formula="of:=SUM([.B33:.CC33])" office:value-type="float" office:value="4.915494" calcext:value-type="float">
            <text:p>4.915494</text:p>
          </table:table-cell>
        </table:table-row>
        <table:table-row table:style-name="ro1">
          <table:table-cell office:value-type="float" office:value="2.01875" calcext:value-type="float">
            <text:p>2.01875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0.00938967" calcext:value-type="float">
            <text:p>0.00938967</text:p>
          </table:table-cell>
          <table:table-cell office:value-type="float" office:value="0.0187793" calcext:value-type="float">
            <text:p>0.0187793</text:p>
          </table:table-cell>
          <table:table-cell office:value-type="float" office:value="0.0422535" calcext:value-type="float">
            <text:p>0.0422535</text:p>
          </table:table-cell>
          <table:table-cell office:value-type="float" office:value="0.0610329" calcext:value-type="float">
            <text:p>0.0610329</text:p>
          </table:table-cell>
          <table:table-cell office:value-type="float" office:value="0.0469484" calcext:value-type="float">
            <text:p>0.0469484</text:p>
          </table:table-cell>
          <table:table-cell office:value-type="float" office:value="0.103286" calcext:value-type="float">
            <text:p>0.103286</text:p>
          </table:table-cell>
          <table:table-cell office:value-type="float" office:value="0.14554" calcext:value-type="float">
            <text:p>0.14554</text:p>
          </table:table-cell>
          <table:table-cell office:value-type="float" office:value="0.150235" calcext:value-type="float">
            <text:p>0.150235</text:p>
          </table:table-cell>
          <table:table-cell office:value-type="float" office:value="0.15493" calcext:value-type="float">
            <text:p>0.15493</text:p>
          </table:table-cell>
          <table:table-cell office:value-type="float" office:value="0.150235" calcext:value-type="float">
            <text:p>0.150235</text:p>
          </table:table-cell>
          <table:table-cell office:value-type="float" office:value="0.206573" calcext:value-type="float">
            <text:p>0.206573</text:p>
          </table:table-cell>
          <table:table-cell office:value-type="float" office:value="0.140845" calcext:value-type="float">
            <text:p>0.140845</text:p>
          </table:table-cell>
          <table:table-cell office:value-type="float" office:value="0.183099" calcext:value-type="float">
            <text:p>0.183099</text:p>
          </table:table-cell>
          <table:table-cell office:value-type="float" office:value="0.13615" calcext:value-type="float">
            <text:p>0.13615</text:p>
          </table:table-cell>
          <table:table-cell office:value-type="float" office:value="0.164319" calcext:value-type="float">
            <text:p>0.164319</text:p>
          </table:table-cell>
          <table:table-cell office:value-type="float" office:value="0.13615" calcext:value-type="float">
            <text:p>0.13615</text:p>
          </table:table-cell>
          <table:table-cell office:value-type="float" office:value="0.0985915" calcext:value-type="float">
            <text:p>0.0985915</text:p>
          </table:table-cell>
          <table:table-cell office:value-type="float" office:value="0.103286" calcext:value-type="float">
            <text:p>0.103286</text:p>
          </table:table-cell>
          <table:table-cell office:value-type="float" office:value="0.0938967" calcext:value-type="float">
            <text:p>0.0938967</text:p>
          </table:table-cell>
          <table:table-cell office:value-type="float" office:value="0.126761" calcext:value-type="float">
            <text:p>0.126761</text:p>
          </table:table-cell>
          <table:table-cell office:value-type="float" office:value="0.0751174" calcext:value-type="float">
            <text:p>0.0751174</text:p>
          </table:table-cell>
          <table:table-cell office:value-type="float" office:value="0.0892019" calcext:value-type="float">
            <text:p>0.0892019</text:p>
          </table:table-cell>
          <table:table-cell office:value-type="float" office:value="0.084507" calcext:value-type="float">
            <text:p>0.084507</text:p>
          </table:table-cell>
          <table:table-cell office:value-type="float" office:value="0.0657277" calcext:value-type="float">
            <text:p>0.0657277</text:p>
          </table:table-cell>
          <table:table-cell office:value-type="float" office:value="0.0516432" calcext:value-type="float">
            <text:p>0.0516432</text:p>
          </table:table-cell>
          <table:table-cell office:value-type="float" office:value="0.0328638" calcext:value-type="float">
            <text:p>0.0328638</text:p>
          </table:table-cell>
          <table:table-cell office:value-type="float" office:value="0.0657277" calcext:value-type="float">
            <text:p>0.0657277</text:p>
          </table:table-cell>
          <table:table-cell office:value-type="float" office:value="0.0610329" calcext:value-type="float">
            <text:p>0.0610329</text:p>
          </table:table-cell>
          <table:table-cell office:value-type="float" office:value="0.0657277" calcext:value-type="float">
            <text:p>0.0657277</text:p>
          </table:table-cell>
          <table:table-cell office:value-type="float" office:value="0.0375587" calcext:value-type="float">
            <text:p>0.0375587</text:p>
          </table:table-cell>
          <table:table-cell office:value-type="float" office:value="0.056338" calcext:value-type="float">
            <text:p>0.056338</text:p>
          </table:table-cell>
          <table:table-cell table:number-columns-repeated="2" office:value-type="float" office:value="0.0516432" calcext:value-type="float">
            <text:p>0.0516432</text:p>
          </table:table-cell>
          <table:table-cell table:number-columns-repeated="2" office:value-type="float" office:value="0.0657277" calcext:value-type="float">
            <text:p>0.0657277</text:p>
          </table:table-cell>
          <table:table-cell office:value-type="float" office:value="0.056338" calcext:value-type="float">
            <text:p>0.056338</text:p>
          </table:table-cell>
          <table:table-cell table:number-columns-repeated="2" office:value-type="float" office:value="0.0516432" calcext:value-type="float">
            <text:p>0.0516432</text:p>
          </table:table-cell>
          <table:table-cell office:value-type="float" office:value="0.0751174" calcext:value-type="float">
            <text:p>0.0751174</text:p>
          </table:table-cell>
          <table:table-cell office:value-type="float" office:value="0.0422535" calcext:value-type="float">
            <text:p>0.0422535</text:p>
          </table:table-cell>
          <table:table-cell office:value-type="float" office:value="0.0610329" calcext:value-type="float">
            <text:p>0.0610329</text:p>
          </table:table-cell>
          <table:table-cell office:value-type="float" office:value="0.0375587" calcext:value-type="float">
            <text:p>0.0375587</text:p>
          </table:table-cell>
          <table:table-cell office:value-type="float" office:value="0.0469484" calcext:value-type="float">
            <text:p>0.0469484</text:p>
          </table:table-cell>
          <table:table-cell office:value-type="float" office:value="0.0610329" calcext:value-type="float">
            <text:p>0.0610329</text:p>
          </table:table-cell>
          <table:table-cell office:value-type="float" office:value="0.0516432" calcext:value-type="float">
            <text:p>0.0516432</text:p>
          </table:table-cell>
          <table:table-cell office:value-type="float" office:value="0.0751174" calcext:value-type="float">
            <text:p>0.0751174</text:p>
          </table:table-cell>
          <table:table-cell office:value-type="float" office:value="0.0657277" calcext:value-type="float">
            <text:p>0.0657277</text:p>
          </table:table-cell>
          <table:table-cell office:value-type="float" office:value="0.0704225" calcext:value-type="float">
            <text:p>0.0704225</text:p>
          </table:table-cell>
          <table:table-cell office:value-type="float" office:value="0.0422535" calcext:value-type="float">
            <text:p>0.0422535</text:p>
          </table:table-cell>
          <table:table-cell office:value-type="float" office:value="0.084507" calcext:value-type="float">
            <text:p>0.084507</text:p>
          </table:table-cell>
          <table:table-cell office:value-type="float" office:value="0.0704225" calcext:value-type="float">
            <text:p>0.0704225</text:p>
          </table:table-cell>
          <table:table-cell office:value-type="float" office:value="0.0798122" calcext:value-type="float">
            <text:p>0.0798122</text:p>
          </table:table-cell>
          <table:table-cell office:value-type="float" office:value="0.0751174" calcext:value-type="float">
            <text:p>0.0751174</text:p>
          </table:table-cell>
          <table:table-cell office:value-type="float" office:value="0.0798122" calcext:value-type="float">
            <text:p>0.0798122</text:p>
          </table:table-cell>
          <table:table-cell office:value-type="float" office:value="0.0751174" calcext:value-type="float">
            <text:p>0.0751174</text:p>
          </table:table-cell>
          <table:table-cell office:value-type="float" office:value="0.056338" calcext:value-type="float">
            <text:p>0.056338</text:p>
          </table:table-cell>
          <table:table-cell office:value-type="float" office:value="0.0892019" calcext:value-type="float">
            <text:p>0.0892019</text:p>
          </table:table-cell>
          <table:table-cell office:value-type="float" office:value="0.107981" calcext:value-type="float">
            <text:p>0.107981</text:p>
          </table:table-cell>
          <table:table-cell office:value-type="float" office:value="0.0798122" calcext:value-type="float">
            <text:p>0.0798122</text:p>
          </table:table-cell>
          <table:table-cell office:value-type="float" office:value="0.0985915" calcext:value-type="float">
            <text:p>0.0985915</text:p>
          </table:table-cell>
          <table:table-cell office:value-type="float" office:value="0.084507" calcext:value-type="float">
            <text:p>0.084507</text:p>
          </table:table-cell>
          <table:table-cell office:value-type="float" office:value="0.122066" calcext:value-type="float">
            <text:p>0.122066</text:p>
          </table:table-cell>
          <table:table-cell table:formula="of:=SUM([.B34:.CC34])" office:value-type="float" office:value="5.08450757" calcext:value-type="float">
            <text:p>5.08450757</text:p>
          </table:table-cell>
        </table:table-row>
        <table:table-row table:style-name="ro1">
          <table:table-cell office:value-type="float" office:value="2.078125" calcext:value-type="float">
            <text:p>2.07812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0161551" calcext:value-type="float">
            <text:p>0.00161551</text:p>
          </table:table-cell>
          <table:table-cell office:value-type="float" office:value="0.00807754" calcext:value-type="float">
            <text:p>0.00807754</text:p>
          </table:table-cell>
          <table:table-cell office:value-type="float" office:value="0.00323102" calcext:value-type="float">
            <text:p>0.00323102</text:p>
          </table:table-cell>
          <table:table-cell office:value-type="float" office:value="0.0355412" calcext:value-type="float">
            <text:p>0.0355412</text:p>
          </table:table-cell>
          <table:table-cell office:value-type="float" office:value="0.0549273" calcext:value-type="float">
            <text:p>0.0549273</text:p>
          </table:table-cell>
          <table:table-cell office:value-type="float" office:value="0.0840065" calcext:value-type="float">
            <text:p>0.0840065</text:p>
          </table:table-cell>
          <table:table-cell office:value-type="float" office:value="0.151858" calcext:value-type="float">
            <text:p>0.151858</text:p>
          </table:table-cell>
          <table:table-cell office:value-type="float" office:value="0.150242" calcext:value-type="float">
            <text:p>0.150242</text:p>
          </table:table-cell>
          <table:table-cell office:value-type="float" office:value="0.198708" calcext:value-type="float">
            <text:p>0.198708</text:p>
          </table:table-cell>
          <table:table-cell office:value-type="float" office:value="0.164782" calcext:value-type="float">
            <text:p>0.164782</text:p>
          </table:table-cell>
          <table:table-cell office:value-type="float" office:value="0.210016" calcext:value-type="float">
            <text:p>0.210016</text:p>
          </table:table-cell>
          <table:table-cell office:value-type="float" office:value="0.214863" calcext:value-type="float">
            <text:p>0.214863</text:p>
          </table:table-cell>
          <table:table-cell office:value-type="float" office:value="0.200323" calcext:value-type="float">
            <text:p>0.200323</text:p>
          </table:table-cell>
          <table:table-cell office:value-type="float" office:value="0.17609" calcext:value-type="float">
            <text:p>0.17609</text:p>
          </table:table-cell>
          <table:table-cell office:value-type="float" office:value="0.145396" calcext:value-type="float">
            <text:p>0.145396</text:p>
          </table:table-cell>
          <table:table-cell office:value-type="float" office:value="0.121163" calcext:value-type="float">
            <text:p>0.121163</text:p>
          </table:table-cell>
          <table:table-cell office:value-type="float" office:value="0.122779" calcext:value-type="float">
            <text:p>0.122779</text:p>
          </table:table-cell>
          <table:table-cell office:value-type="float" office:value="0.108239" calcext:value-type="float">
            <text:p>0.108239</text:p>
          </table:table-cell>
          <table:table-cell office:value-type="float" office:value="0.116317" calcext:value-type="float">
            <text:p>0.116317</text:p>
          </table:table-cell>
          <table:table-cell office:value-type="float" office:value="0.0840065" calcext:value-type="float">
            <text:p>0.0840065</text:p>
          </table:table-cell>
          <table:table-cell office:value-type="float" office:value="0.0759289" calcext:value-type="float">
            <text:p>0.0759289</text:p>
          </table:table-cell>
          <table:table-cell office:value-type="float" office:value="0.0726979" calcext:value-type="float">
            <text:p>0.0726979</text:p>
          </table:table-cell>
          <table:table-cell table:number-columns-repeated="2" office:value-type="float" office:value="0.0533118" calcext:value-type="float">
            <text:p>0.0533118</text:p>
          </table:table-cell>
          <table:table-cell office:value-type="float" office:value="0.0678514" calcext:value-type="float">
            <text:p>0.0678514</text:p>
          </table:table-cell>
          <table:table-cell office:value-type="float" office:value="0.0452342" calcext:value-type="float">
            <text:p>0.0452342</text:p>
          </table:table-cell>
          <table:table-cell office:value-type="float" office:value="0.0420032" calcext:value-type="float">
            <text:p>0.0420032</text:p>
          </table:table-cell>
          <table:table-cell office:value-type="float" office:value="0.0533118" calcext:value-type="float">
            <text:p>0.0533118</text:p>
          </table:table-cell>
          <table:table-cell office:value-type="float" office:value="0.0371567" calcext:value-type="float">
            <text:p>0.0371567</text:p>
          </table:table-cell>
          <table:table-cell office:value-type="float" office:value="0.0484653" calcext:value-type="float">
            <text:p>0.0484653</text:p>
          </table:table-cell>
          <table:table-cell office:value-type="float" office:value="0.0436187" calcext:value-type="float">
            <text:p>0.0436187</text:p>
          </table:table-cell>
          <table:table-cell office:value-type="float" office:value="0.0694669" calcext:value-type="float">
            <text:p>0.0694669</text:p>
          </table:table-cell>
          <table:table-cell office:value-type="float" office:value="0.0500808" calcext:value-type="float">
            <text:p>0.0500808</text:p>
          </table:table-cell>
          <table:table-cell office:value-type="float" office:value="0.0516963" calcext:value-type="float">
            <text:p>0.0516963</text:p>
          </table:table-cell>
          <table:table-cell office:value-type="float" office:value="0.0597738" calcext:value-type="float">
            <text:p>0.0597738</text:p>
          </table:table-cell>
          <table:table-cell office:value-type="float" office:value="0.0565428" calcext:value-type="float">
            <text:p>0.0565428</text:p>
          </table:table-cell>
          <table:table-cell office:value-type="float" office:value="0.0468498" calcext:value-type="float">
            <text:p>0.0468498</text:p>
          </table:table-cell>
          <table:table-cell office:value-type="float" office:value="0.0710824" calcext:value-type="float">
            <text:p>0.0710824</text:p>
          </table:table-cell>
          <table:table-cell office:value-type="float" office:value="0.0420032" calcext:value-type="float">
            <text:p>0.0420032</text:p>
          </table:table-cell>
          <table:table-cell office:value-type="float" office:value="0.0484653" calcext:value-type="float">
            <text:p>0.0484653</text:p>
          </table:table-cell>
          <table:table-cell office:value-type="float" office:value="0.0565428" calcext:value-type="float">
            <text:p>0.0565428</text:p>
          </table:table-cell>
          <table:table-cell office:value-type="float" office:value="0.0484653" calcext:value-type="float">
            <text:p>0.0484653</text:p>
          </table:table-cell>
          <table:table-cell office:value-type="float" office:value="0.0678514" calcext:value-type="float">
            <text:p>0.0678514</text:p>
          </table:table-cell>
          <table:table-cell office:value-type="float" office:value="0.0630048" calcext:value-type="float">
            <text:p>0.0630048</text:p>
          </table:table-cell>
          <table:table-cell office:value-type="float" office:value="0.0516963" calcext:value-type="float">
            <text:p>0.0516963</text:p>
          </table:table-cell>
          <table:table-cell office:value-type="float" office:value="0.0630048" calcext:value-type="float">
            <text:p>0.0630048</text:p>
          </table:table-cell>
          <table:table-cell office:value-type="float" office:value="0.0662359" calcext:value-type="float">
            <text:p>0.0662359</text:p>
          </table:table-cell>
          <table:table-cell office:value-type="float" office:value="0.0500808" calcext:value-type="float">
            <text:p>0.0500808</text:p>
          </table:table-cell>
          <table:table-cell office:value-type="float" office:value="0.0710824" calcext:value-type="float">
            <text:p>0.0710824</text:p>
          </table:table-cell>
          <table:table-cell office:value-type="float" office:value="0.0807754" calcext:value-type="float">
            <text:p>0.0807754</text:p>
          </table:table-cell>
          <table:table-cell table:number-columns-repeated="2" office:value-type="float" office:value="0.0791599" calcext:value-type="float">
            <text:p>0.0791599</text:p>
          </table:table-cell>
          <table:table-cell office:value-type="float" office:value="0.0759289" calcext:value-type="float">
            <text:p>0.0759289</text:p>
          </table:table-cell>
          <table:table-cell office:value-type="float" office:value="0.100162" calcext:value-type="float">
            <text:p>0.100162</text:p>
          </table:table-cell>
          <table:table-cell office:value-type="float" office:value="0.082391" calcext:value-type="float">
            <text:p>0.082391</text:p>
          </table:table-cell>
          <table:table-cell office:value-type="float" office:value="0.0904685" calcext:value-type="float">
            <text:p>0.0904685</text:p>
          </table:table-cell>
          <table:table-cell office:value-type="float" office:value="0.117932" calcext:value-type="float">
            <text:p>0.117932</text:p>
          </table:table-cell>
          <table:table-cell office:value-type="float" office:value="0.132472" calcext:value-type="float">
            <text:p>0.132472</text:p>
          </table:table-cell>
          <table:table-cell office:value-type="float" office:value="0.114701" calcext:value-type="float">
            <text:p>0.114701</text:p>
          </table:table-cell>
          <table:table-cell office:value-type="float" office:value="0.092084" calcext:value-type="float">
            <text:p>0.092084</text:p>
          </table:table-cell>
          <table:table-cell office:value-type="float" office:value="0.0936995" calcext:value-type="float">
            <text:p>0.0936995</text:p>
          </table:table-cell>
          <table:table-cell office:value-type="float" office:value="0.106624" calcext:value-type="float">
            <text:p>0.106624</text:p>
          </table:table-cell>
          <table:table-cell office:value-type="float" office:value="0.0791599" calcext:value-type="float">
            <text:p>0.0791599</text:p>
          </table:table-cell>
          <table:table-cell table:formula="of:=SUM([.B35:.CC35])" office:value-type="float" office:value="5.30371707" calcext:value-type="float">
            <text:p>5.30371707</text:p>
          </table:table-cell>
        </table:table-row>
        <table:table-row table:style-name="ro1">
          <table:table-cell office:value-type="float" office:value="2.1375" calcext:value-type="float">
            <text:p>2.137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000573723" calcext:value-type="float">
            <text:p>0.000573723</text:p>
          </table:table-cell>
          <table:table-cell office:value-type="float" office:value="0.00114745" calcext:value-type="float">
            <text:p>0.00114745</text:p>
          </table:table-cell>
          <table:table-cell office:value-type="float" office:value="0.00229489" calcext:value-type="float">
            <text:p>0.00229489</text:p>
          </table:table-cell>
          <table:table-cell office:value-type="float" office:value="0.00917958" calcext:value-type="float">
            <text:p>0.00917958</text:p>
          </table:table-cell>
          <table:table-cell office:value-type="float" office:value="0.0126219" calcext:value-type="float">
            <text:p>0.0126219</text:p>
          </table:table-cell>
          <table:table-cell office:value-type="float" office:value="0.0304073" calcext:value-type="float">
            <text:p>0.0304073</text:p>
          </table:table-cell>
          <table:table-cell office:value-type="float" office:value="0.064257" calcext:value-type="float">
            <text:p>0.064257</text:p>
          </table:table-cell>
          <table:table-cell office:value-type="float" office:value="0.0849111" calcext:value-type="float">
            <text:p>0.0849111</text:p>
          </table:table-cell>
          <table:table-cell office:value-type="float" office:value="0.115892" calcext:value-type="float">
            <text:p>0.115892</text:p>
          </table:table-cell>
          <table:table-cell office:value-type="float" office:value="0.155479" calcext:value-type="float">
            <text:p>0.155479</text:p>
          </table:table-cell>
          <table:table-cell office:value-type="float" office:value="0.174986" calcext:value-type="float">
            <text:p>0.174986</text:p>
          </table:table-cell>
          <table:table-cell office:value-type="float" office:value="0.189902" calcext:value-type="float">
            <text:p>0.189902</text:p>
          </table:table-cell>
          <table:table-cell office:value-type="float" office:value="0.201951" calcext:value-type="float">
            <text:p>0.201951</text:p>
          </table:table-cell>
          <table:table-cell office:value-type="float" office:value="0.171543" calcext:value-type="float">
            <text:p>0.171543</text:p>
          </table:table-cell>
          <table:table-cell office:value-type="float" office:value="0.168101" calcext:value-type="float">
            <text:p>0.168101</text:p>
          </table:table-cell>
          <table:table-cell office:value-type="float" office:value="0.188181" calcext:value-type="float">
            <text:p>0.188181</text:p>
          </table:table-cell>
          <table:table-cell office:value-type="float" office:value="0.163511" calcext:value-type="float">
            <text:p>0.163511</text:p>
          </table:table-cell>
          <table:table-cell office:value-type="float" office:value="0.142857" calcext:value-type="float">
            <text:p>0.142857</text:p>
          </table:table-cell>
          <table:table-cell office:value-type="float" office:value="0.1572" calcext:value-type="float">
            <text:p>0.1572</text:p>
          </table:table-cell>
          <table:table-cell office:value-type="float" office:value="0.13712" calcext:value-type="float">
            <text:p>0.13712</text:p>
          </table:table-cell>
          <table:table-cell office:value-type="float" office:value="0.110729" calcext:value-type="float">
            <text:p>0.110729</text:p>
          </table:table-cell>
          <table:table-cell office:value-type="float" office:value="0.0877797" calcext:value-type="float">
            <text:p>0.0877797</text:p>
          </table:table-cell>
          <table:table-cell office:value-type="float" office:value="0.0854848" calcext:value-type="float">
            <text:p>0.0854848</text:p>
          </table:table-cell>
          <table:table-cell office:value-type="float" office:value="0.0763052" calcext:value-type="float">
            <text:p>0.0763052</text:p>
          </table:table-cell>
          <table:table-cell office:value-type="float" office:value="0.0734366" calcext:value-type="float">
            <text:p>0.0734366</text:p>
          </table:table-cell>
          <table:table-cell office:value-type="float" office:value="0.0682731" calcext:value-type="float">
            <text:p>0.0682731</text:p>
          </table:table-cell>
          <table:table-cell office:value-type="float" office:value="0.0573723" calcext:value-type="float">
            <text:p>0.0573723</text:p>
          </table:table-cell>
          <table:table-cell office:value-type="float" office:value="0.05393" calcext:value-type="float">
            <text:p>0.05393</text:p>
          </table:table-cell>
          <table:table-cell office:value-type="float" office:value="0.0550775" calcext:value-type="float">
            <text:p>0.0550775</text:p>
          </table:table-cell>
          <table:table-cell office:value-type="float" office:value="0.0487665" calcext:value-type="float">
            <text:p>0.0487665</text:p>
          </table:table-cell>
          <table:table-cell office:value-type="float" office:value="0.043603" calcext:value-type="float">
            <text:p>0.043603</text:p>
          </table:table-cell>
          <table:table-cell office:value-type="float" office:value="0.0481928" calcext:value-type="float">
            <text:p>0.0481928</text:p>
          </table:table-cell>
          <table:table-cell table:number-columns-repeated="2" office:value-type="float" office:value="0.0550775" calcext:value-type="float">
            <text:p>0.0550775</text:p>
          </table:table-cell>
          <table:table-cell office:value-type="float" office:value="0.0441767" calcext:value-type="float">
            <text:p>0.0441767</text:p>
          </table:table-cell>
          <table:table-cell office:value-type="float" office:value="0.0487665" calcext:value-type="float">
            <text:p>0.0487665</text:p>
          </table:table-cell>
          <table:table-cell office:value-type="float" office:value="0.0458979" calcext:value-type="float">
            <text:p>0.0458979</text:p>
          </table:table-cell>
          <table:table-cell office:value-type="float" office:value="0.0533563" calcext:value-type="float">
            <text:p>0.0533563</text:p>
          </table:table-cell>
          <table:table-cell office:value-type="float" office:value="0.0504877" calcext:value-type="float">
            <text:p>0.0504877</text:p>
          </table:table-cell>
          <table:table-cell office:value-type="float" office:value="0.0470453" calcext:value-type="float">
            <text:p>0.0470453</text:p>
          </table:table-cell>
          <table:table-cell office:value-type="float" office:value="0.0481928" calcext:value-type="float">
            <text:p>0.0481928</text:p>
          </table:table-cell>
          <table:table-cell office:value-type="float" office:value="0.0504877" calcext:value-type="float">
            <text:p>0.0504877</text:p>
          </table:table-cell>
          <table:table-cell office:value-type="float" office:value="0.0533563" calcext:value-type="float">
            <text:p>0.0533563</text:p>
          </table:table-cell>
          <table:table-cell office:value-type="float" office:value="0.0590935" calcext:value-type="float">
            <text:p>0.0590935</text:p>
          </table:table-cell>
          <table:table-cell office:value-type="float" office:value="0.0631096" calcext:value-type="float">
            <text:p>0.0631096</text:p>
          </table:table-cell>
          <table:table-cell office:value-type="float" office:value="0.0699943" calcext:value-type="float">
            <text:p>0.0699943</text:p>
          </table:table-cell>
          <table:table-cell office:value-type="float" office:value="0.0728629" calcext:value-type="float">
            <text:p>0.0728629</text:p>
          </table:table-cell>
          <table:table-cell office:value-type="float" office:value="0.0567986" calcext:value-type="float">
            <text:p>0.0567986</text:p>
          </table:table-cell>
          <table:table-cell office:value-type="float" office:value="0.0671256" calcext:value-type="float">
            <text:p>0.0671256</text:p>
          </table:table-cell>
          <table:table-cell office:value-type="float" office:value="0.0567986" calcext:value-type="float">
            <text:p>0.0567986</text:p>
          </table:table-cell>
          <table:table-cell office:value-type="float" office:value="0.0648308" calcext:value-type="float">
            <text:p>0.0648308</text:p>
          </table:table-cell>
          <table:table-cell office:value-type="float" office:value="0.0722892" calcext:value-type="float">
            <text:p>0.0722892</text:p>
          </table:table-cell>
          <table:table-cell office:value-type="float" office:value="0.0665519" calcext:value-type="float">
            <text:p>0.0665519</text:p>
          </table:table-cell>
          <table:table-cell office:value-type="float" office:value="0.0659782" calcext:value-type="float">
            <text:p>0.0659782</text:p>
          </table:table-cell>
          <table:table-cell table:number-columns-repeated="2" office:value-type="float" office:value="0.0780264" calcext:value-type="float">
            <text:p>0.0780264</text:p>
          </table:table-cell>
          <table:table-cell office:value-type="float" office:value="0.0814687" calcext:value-type="float">
            <text:p>0.0814687</text:p>
          </table:table-cell>
          <table:table-cell office:value-type="float" office:value="0.0940906" calcext:value-type="float">
            <text:p>0.0940906</text:p>
          </table:table-cell>
          <table:table-cell office:value-type="float" office:value="0.0929432" calcext:value-type="float">
            <text:p>0.0929432</text:p>
          </table:table-cell>
          <table:table-cell office:value-type="float" office:value="0.0906483" calcext:value-type="float">
            <text:p>0.0906483</text:p>
          </table:table-cell>
          <table:table-cell office:value-type="float" office:value="0.0923695" calcext:value-type="float">
            <text:p>0.0923695</text:p>
          </table:table-cell>
          <table:table-cell office:value-type="float" office:value="0.102697" calcext:value-type="float">
            <text:p>0.102697</text:p>
          </table:table-cell>
          <table:table-cell office:value-type="float" office:value="0.113024" calcext:value-type="float">
            <text:p>0.113024</text:p>
          </table:table-cell>
          <table:table-cell office:value-type="float" office:value="0.114745" calcext:value-type="float">
            <text:p>0.114745</text:p>
          </table:table-cell>
          <table:table-cell office:value-type="float" office:value="0.120482" calcext:value-type="float">
            <text:p>0.120482</text:p>
          </table:table-cell>
          <table:table-cell table:formula="of:=SUM([.B36:.CC36])" office:value-type="float" office:value="5.306942943" calcext:value-type="float">
            <text:p>5.306942943</text:p>
          </table:table-cell>
        </table:table-row>
        <table:table-row table:style-name="ro1">
          <table:table-cell office:value-type="float" office:value="2.196875" calcext:value-type="float">
            <text:p>2.19687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000461894" calcext:value-type="float">
            <text:p>0.000461894</text:p>
          </table:table-cell>
          <table:table-cell office:value-type="float" office:value="0.000692841" calcext:value-type="float">
            <text:p>0.000692841</text:p>
          </table:table-cell>
          <table:table-cell office:value-type="float" office:value="0.00369515" calcext:value-type="float">
            <text:p>0.00369515</text:p>
          </table:table-cell>
          <table:table-cell office:value-type="float" office:value="0.0133949" calcext:value-type="float">
            <text:p>0.0133949</text:p>
          </table:table-cell>
          <table:table-cell office:value-type="float" office:value="0.0203233" calcext:value-type="float">
            <text:p>0.0203233</text:p>
          </table:table-cell>
          <table:table-cell office:value-type="float" office:value="0.0415704" calcext:value-type="float">
            <text:p>0.0415704</text:p>
          </table:table-cell>
          <table:table-cell office:value-type="float" office:value="0.0667436" calcext:value-type="float">
            <text:p>0.0667436</text:p>
          </table:table-cell>
          <table:table-cell office:value-type="float" office:value="0.0808314" calcext:value-type="float">
            <text:p>0.0808314</text:p>
          </table:table-cell>
          <table:table-cell office:value-type="float" office:value="0.129561" calcext:value-type="float">
            <text:p>0.129561</text:p>
          </table:table-cell>
          <table:table-cell office:value-type="float" office:value="0.148268" calcext:value-type="float">
            <text:p>0.148268</text:p>
          </table:table-cell>
          <table:table-cell office:value-type="float" office:value="0.17321" calcext:value-type="float">
            <text:p>0.17321</text:p>
          </table:table-cell>
          <table:table-cell office:value-type="float" office:value="0.181755" calcext:value-type="float">
            <text:p>0.181755</text:p>
          </table:table-cell>
          <table:table-cell office:value-type="float" office:value="0.188453" calcext:value-type="float">
            <text:p>0.188453</text:p>
          </table:table-cell>
          <table:table-cell office:value-type="float" office:value="0.1903" calcext:value-type="float">
            <text:p>0.1903</text:p>
          </table:table-cell>
          <table:table-cell office:value-type="float" office:value="0.188684" calcext:value-type="float">
            <text:p>0.188684</text:p>
          </table:table-cell>
          <table:table-cell office:value-type="float" office:value="0.175982" calcext:value-type="float">
            <text:p>0.175982</text:p>
          </table:table-cell>
          <table:table-cell table:number-columns-repeated="2" office:value-type="float" office:value="0.159815" calcext:value-type="float">
            <text:p>0.159815</text:p>
          </table:table-cell>
          <table:table-cell office:value-type="float" office:value="0.148037" calcext:value-type="float">
            <text:p>0.148037</text:p>
          </table:table-cell>
          <table:table-cell office:value-type="float" office:value="0.120323" calcext:value-type="float">
            <text:p>0.120323</text:p>
          </table:table-cell>
          <table:table-cell office:value-type="float" office:value="0.112009" calcext:value-type="float">
            <text:p>0.112009</text:p>
          </table:table-cell>
          <table:table-cell office:value-type="float" office:value="0.0976905" calcext:value-type="float">
            <text:p>0.0976905</text:p>
          </table:table-cell>
          <table:table-cell office:value-type="float" office:value="0.0974596" calcext:value-type="float">
            <text:p>0.0974596</text:p>
          </table:table-cell>
          <table:table-cell office:value-type="float" office:value="0.086836" calcext:value-type="float">
            <text:p>0.086836</text:p>
          </table:table-cell>
          <table:table-cell office:value-type="float" office:value="0.0665127" calcext:value-type="float">
            <text:p>0.0665127</text:p>
          </table:table-cell>
          <table:table-cell office:value-type="float" office:value="0.0662818" calcext:value-type="float">
            <text:p>0.0662818</text:p>
          </table:table-cell>
          <table:table-cell office:value-type="float" office:value="0.0681293" calcext:value-type="float">
            <text:p>0.0681293</text:p>
          </table:table-cell>
          <table:table-cell office:value-type="float" office:value="0.06097" calcext:value-type="float">
            <text:p>0.06097</text:p>
          </table:table-cell>
          <table:table-cell office:value-type="float" office:value="0.0591224" calcext:value-type="float">
            <text:p>0.0591224</text:p>
          </table:table-cell>
          <table:table-cell office:value-type="float" office:value="0.0575058" calcext:value-type="float">
            <text:p>0.0575058</text:p>
          </table:table-cell>
          <table:table-cell office:value-type="float" office:value="0.0572748" calcext:value-type="float">
            <text:p>0.0572748</text:p>
          </table:table-cell>
          <table:table-cell office:value-type="float" office:value="0.0484988" calcext:value-type="float">
            <text:p>0.0484988</text:p>
          </table:table-cell>
          <table:table-cell office:value-type="float" office:value="0.0491917" calcext:value-type="float">
            <text:p>0.0491917</text:p>
          </table:table-cell>
          <table:table-cell office:value-type="float" office:value="0.0526559" calcext:value-type="float">
            <text:p>0.0526559</text:p>
          </table:table-cell>
          <table:table-cell office:value-type="float" office:value="0.0491917" calcext:value-type="float">
            <text:p>0.0491917</text:p>
          </table:table-cell>
          <table:table-cell office:value-type="float" office:value="0.0454965" calcext:value-type="float">
            <text:p>0.0454965</text:p>
          </table:table-cell>
          <table:table-cell office:value-type="float" office:value="0.0524249" calcext:value-type="float">
            <text:p>0.0524249</text:p>
          </table:table-cell>
          <table:table-cell office:value-type="float" office:value="0.0491917" calcext:value-type="float">
            <text:p>0.0491917</text:p>
          </table:table-cell>
          <table:table-cell office:value-type="float" office:value="0.0457275" calcext:value-type="float">
            <text:p>0.0457275</text:p>
          </table:table-cell>
          <table:table-cell office:value-type="float" office:value="0.048037" calcext:value-type="float">
            <text:p>0.048037</text:p>
          </table:table-cell>
          <table:table-cell office:value-type="float" office:value="0.0524249" calcext:value-type="float">
            <text:p>0.0524249</text:p>
          </table:table-cell>
          <table:table-cell office:value-type="float" office:value="0.0542725" calcext:value-type="float">
            <text:p>0.0542725</text:p>
          </table:table-cell>
          <table:table-cell office:value-type="float" office:value="0.051963" calcext:value-type="float">
            <text:p>0.051963</text:p>
          </table:table-cell>
          <table:table-cell office:value-type="float" office:value="0.0515012" calcext:value-type="float">
            <text:p>0.0515012</text:p>
          </table:table-cell>
          <table:table-cell office:value-type="float" office:value="0.0526559" calcext:value-type="float">
            <text:p>0.0526559</text:p>
          </table:table-cell>
          <table:table-cell office:value-type="float" office:value="0.0542725" calcext:value-type="float">
            <text:p>0.0542725</text:p>
          </table:table-cell>
          <table:table-cell office:value-type="float" office:value="0.0577367" calcext:value-type="float">
            <text:p>0.0577367</text:p>
          </table:table-cell>
          <table:table-cell office:value-type="float" office:value="0.0581986" calcext:value-type="float">
            <text:p>0.0581986</text:p>
          </table:table-cell>
          <table:table-cell office:value-type="float" office:value="0.0704388" calcext:value-type="float">
            <text:p>0.0704388</text:p>
          </table:table-cell>
          <table:table-cell office:value-type="float" office:value="0.0621247" calcext:value-type="float">
            <text:p>0.0621247</text:p>
          </table:table-cell>
          <table:table-cell office:value-type="float" office:value="0.0743649" calcext:value-type="float">
            <text:p>0.0743649</text:p>
          </table:table-cell>
          <table:table-cell office:value-type="float" office:value="0.0718245" calcext:value-type="float">
            <text:p>0.0718245</text:p>
          </table:table-cell>
          <table:table-cell office:value-type="float" office:value="0.0757506" calcext:value-type="float">
            <text:p>0.0757506</text:p>
          </table:table-cell>
          <table:table-cell office:value-type="float" office:value="0.0919169" calcext:value-type="float">
            <text:p>0.0919169</text:p>
          </table:table-cell>
          <table:table-cell office:value-type="float" office:value="0.0833718" calcext:value-type="float">
            <text:p>0.0833718</text:p>
          </table:table-cell>
          <table:table-cell office:value-type="float" office:value="0.0822171" calcext:value-type="float">
            <text:p>0.0822171</text:p>
          </table:table-cell>
          <table:table-cell office:value-type="float" office:value="0.091224" calcext:value-type="float">
            <text:p>0.091224</text:p>
          </table:table-cell>
          <table:table-cell office:value-type="float" office:value="0.0794457" calcext:value-type="float">
            <text:p>0.0794457</text:p>
          </table:table-cell>
          <table:table-cell office:value-type="float" office:value="0.0891455" calcext:value-type="float">
            <text:p>0.0891455</text:p>
          </table:table-cell>
          <table:table-cell office:value-type="float" office:value="0.0944573" calcext:value-type="float">
            <text:p>0.0944573</text:p>
          </table:table-cell>
          <table:table-cell office:value-type="float" office:value="0.106697" calcext:value-type="float">
            <text:p>0.106697</text:p>
          </table:table-cell>
          <table:table-cell office:value-type="float" office:value="0.113626" calcext:value-type="float">
            <text:p>0.113626</text:p>
          </table:table-cell>
          <table:table-cell office:value-type="float" office:value="0.113857" calcext:value-type="float">
            <text:p>0.113857</text:p>
          </table:table-cell>
          <table:table-cell office:value-type="float" office:value="0.127714" calcext:value-type="float">
            <text:p>0.127714</text:p>
          </table:table-cell>
          <table:table-cell office:value-type="float" office:value="0.122633" calcext:value-type="float">
            <text:p>0.122633</text:p>
          </table:table-cell>
          <table:table-cell table:formula="of:=SUM([.B37:.CC37])" office:value-type="float" office:value="5.445958185" calcext:value-type="float">
            <text:p>5.445958185</text:p>
          </table:table-cell>
        </table:table-row>
        <table:table-row table:style-name="ro1">
          <table:table-cell office:value-type="float" office:value="2.25625" calcext:value-type="float">
            <text:p>2.2562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0.000238265" calcext:value-type="float">
            <text:p>0.000238265</text:p>
          </table:table-cell>
          <table:table-cell office:value-type="float" office:value="0.00381225" calcext:value-type="float">
            <text:p>0.00381225</text:p>
          </table:table-cell>
          <table:table-cell office:value-type="float" office:value="0.00857756" calcext:value-type="float">
            <text:p>0.00857756</text:p>
          </table:table-cell>
          <table:table-cell office:value-type="float" office:value="0.0207291" calcext:value-type="float">
            <text:p>0.0207291</text:p>
          </table:table-cell>
          <table:table-cell office:value-type="float" office:value="0.0374077" calcext:value-type="float">
            <text:p>0.0374077</text:p>
          </table:table-cell>
          <table:table-cell office:value-type="float" office:value="0.0652847" calcext:value-type="float">
            <text:p>0.0652847</text:p>
          </table:table-cell>
          <table:table-cell office:value-type="float" office:value="0.0966166" calcext:value-type="float">
            <text:p>0.0966166</text:p>
          </table:table-cell>
          <table:table-cell office:value-type="float" office:value="0.116631" calcext:value-type="float">
            <text:p>0.116631</text:p>
          </table:table-cell>
          <table:table-cell office:value-type="float" office:value="0.150584" calcext:value-type="float">
            <text:p>0.150584</text:p>
          </table:table-cell>
          <table:table-cell office:value-type="float" office:value="0.165952" calcext:value-type="float">
            <text:p>0.165952</text:p>
          </table:table-cell>
          <table:table-cell office:value-type="float" office:value="0.194544" calcext:value-type="float">
            <text:p>0.194544</text:p>
          </table:table-cell>
          <table:table-cell office:value-type="float" office:value="0.19776" calcext:value-type="float">
            <text:p>0.19776</text:p>
          </table:table-cell>
          <table:table-cell office:value-type="float" office:value="0.193829" calcext:value-type="float">
            <text:p>0.193829</text:p>
          </table:table-cell>
          <table:table-cell office:value-type="float" office:value="0.191446" calcext:value-type="float">
            <text:p>0.191446</text:p>
          </table:table-cell>
          <table:table-cell office:value-type="float" office:value="0.17441" calcext:value-type="float">
            <text:p>0.17441</text:p>
          </table:table-cell>
          <table:table-cell office:value-type="float" office:value="0.164641" calcext:value-type="float">
            <text:p>0.164641</text:p>
          </table:table-cell>
          <table:table-cell office:value-type="float" office:value="0.152847" calcext:value-type="float">
            <text:p>0.152847</text:p>
          </table:table-cell>
          <table:table-cell office:value-type="float" office:value="0.142483" calcext:value-type="float">
            <text:p>0.142483</text:p>
          </table:table-cell>
          <table:table-cell office:value-type="float" office:value="0.134858" calcext:value-type="float">
            <text:p>0.134858</text:p>
          </table:table-cell>
          <table:table-cell office:value-type="float" office:value="0.116035" calcext:value-type="float">
            <text:p>0.116035</text:p>
          </table:table-cell>
          <table:table-cell office:value-type="float" office:value="0.0955444" calcext:value-type="float">
            <text:p>0.0955444</text:p>
          </table:table-cell>
          <table:table-cell office:value-type="float" office:value="0.0980462" calcext:value-type="float">
            <text:p>0.0980462</text:p>
          </table:table-cell>
          <table:table-cell office:value-type="float" office:value="0.0823207" calcext:value-type="float">
            <text:p>0.0823207</text:p>
          </table:table-cell>
          <table:table-cell office:value-type="float" office:value="0.0799381" calcext:value-type="float">
            <text:p>0.0799381</text:p>
          </table:table-cell>
          <table:table-cell office:value-type="float" office:value="0.0777937" calcext:value-type="float">
            <text:p>0.0777937</text:p>
          </table:table-cell>
          <table:table-cell office:value-type="float" office:value="0.0649273" calcext:value-type="float">
            <text:p>0.0649273</text:p>
          </table:table-cell>
          <table:table-cell office:value-type="float" office:value="0.0612342" calcext:value-type="float">
            <text:p>0.0612342</text:p>
          </table:table-cell>
          <table:table-cell office:value-type="float" office:value="0.0614725" calcext:value-type="float">
            <text:p>0.0614725</text:p>
          </table:table-cell>
          <table:table-cell office:value-type="float" office:value="0.059209" calcext:value-type="float">
            <text:p>0.059209</text:p>
          </table:table-cell>
          <table:table-cell office:value-type="float" office:value="0.0507505" calcext:value-type="float">
            <text:p>0.0507505</text:p>
          </table:table-cell>
          <table:table-cell office:value-type="float" office:value="0.0575411" calcext:value-type="float">
            <text:p>0.0575411</text:p>
          </table:table-cell>
          <table:table-cell office:value-type="float" office:value="0.0494401" calcext:value-type="float">
            <text:p>0.0494401</text:p>
          </table:table-cell>
          <table:table-cell office:value-type="float" office:value="0.0532523" calcext:value-type="float">
            <text:p>0.0532523</text:p>
          </table:table-cell>
          <table:table-cell office:value-type="float" office:value="0.0537289" calcext:value-type="float">
            <text:p>0.0537289</text:p>
          </table:table-cell>
          <table:table-cell office:value-type="float" office:value="0.0589707" calcext:value-type="float">
            <text:p>0.0589707</text:p>
          </table:table-cell>
          <table:table-cell office:value-type="float" office:value="0.0534906" calcext:value-type="float">
            <text:p>0.0534906</text:p>
          </table:table-cell>
          <table:table-cell office:value-type="float" office:value="0.0525375" calcext:value-type="float">
            <text:p>0.0525375</text:p>
          </table:table-cell>
          <table:table-cell office:value-type="float" office:value="0.0513462" calcext:value-type="float">
            <text:p>0.0513462</text:p>
          </table:table-cell>
          <table:table-cell table:number-columns-repeated="2" office:value-type="float" office:value="0.0531332" calcext:value-type="float">
            <text:p>0.0531332</text:p>
          </table:table-cell>
          <table:table-cell office:value-type="float" office:value="0.0544437" calcext:value-type="float">
            <text:p>0.0544437</text:p>
          </table:table-cell>
          <table:table-cell office:value-type="float" office:value="0.0530141" calcext:value-type="float">
            <text:p>0.0530141</text:p>
          </table:table-cell>
          <table:table-cell office:value-type="float" office:value="0.058375" calcext:value-type="float">
            <text:p>0.058375</text:p>
          </table:table-cell>
          <table:table-cell office:value-type="float" office:value="0.0659995" calcext:value-type="float">
            <text:p>0.0659995</text:p>
          </table:table-cell>
          <table:table-cell office:value-type="float" office:value="0.0630212" calcext:value-type="float">
            <text:p>0.0630212</text:p>
          </table:table-cell>
          <table:table-cell office:value-type="float" office:value="0.063736" calcext:value-type="float">
            <text:p>0.063736</text:p>
          </table:table-cell>
          <table:table-cell office:value-type="float" office:value="0.0685013" calcext:value-type="float">
            <text:p>0.0685013</text:p>
          </table:table-cell>
          <table:table-cell office:value-type="float" office:value="0.0649273" calcext:value-type="float">
            <text:p>0.0649273</text:p>
          </table:table-cell>
          <table:table-cell office:value-type="float" office:value="0.0674291" calcext:value-type="float">
            <text:p>0.0674291</text:p>
          </table:table-cell>
          <table:table-cell office:value-type="float" office:value="0.0781511" calcext:value-type="float">
            <text:p>0.0781511</text:p>
          </table:table-cell>
          <table:table-cell office:value-type="float" office:value="0.0838694" calcext:value-type="float">
            <text:p>0.0838694</text:p>
          </table:table-cell>
          <table:table-cell office:value-type="float" office:value="0.0802954" calcext:value-type="float">
            <text:p>0.0802954</text:p>
          </table:table-cell>
          <table:table-cell office:value-type="float" office:value="0.0854182" calcext:value-type="float">
            <text:p>0.0854182</text:p>
          </table:table-cell>
          <table:table-cell office:value-type="float" office:value="0.0879199" calcext:value-type="float">
            <text:p>0.0879199</text:p>
          </table:table-cell>
          <table:table-cell office:value-type="float" office:value="0.0880391" calcext:value-type="float">
            <text:p>0.0880391</text:p>
          </table:table-cell>
          <table:table-cell office:value-type="float" office:value="0.0944722" calcext:value-type="float">
            <text:p>0.0944722</text:p>
          </table:table-cell>
          <table:table-cell office:value-type="float" office:value="0.0947105" calcext:value-type="float">
            <text:p>0.0947105</text:p>
          </table:table-cell>
          <table:table-cell office:value-type="float" office:value="0.103407" calcext:value-type="float">
            <text:p>0.103407</text:p>
          </table:table-cell>
          <table:table-cell office:value-type="float" office:value="0.103288" calcext:value-type="float">
            <text:p>0.103288</text:p>
          </table:table-cell>
          <table:table-cell office:value-type="float" office:value="0.104718" calcext:value-type="float">
            <text:p>0.104718</text:p>
          </table:table-cell>
          <table:table-cell office:value-type="float" office:value="0.11127" calcext:value-type="float">
            <text:p>0.11127</text:p>
          </table:table-cell>
          <table:table-cell office:value-type="float" office:value="0.11532" calcext:value-type="float">
            <text:p>0.11532</text:p>
          </table:table-cell>
          <table:table-cell office:value-type="float" office:value="0.10853" calcext:value-type="float">
            <text:p>0.10853</text:p>
          </table:table-cell>
          <table:table-cell office:value-type="float" office:value="0.122111" calcext:value-type="float">
            <text:p>0.122111</text:p>
          </table:table-cell>
          <table:table-cell table:formula="of:=SUM([.B38:.CC38])" office:value-type="float" office:value="5.617463575" calcext:value-type="float">
            <text:p>5.617463575</text:p>
          </table:table-cell>
        </table:table-row>
        <table:table-row table:style-name="ro1">
          <table:table-cell office:value-type="float" office:value="2.315625" calcext:value-type="float">
            <text:p>2.31562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000382044" calcext:value-type="float">
            <text:p>0.000382044</text:p>
          </table:table-cell>
          <table:table-cell office:value-type="float" office:value="0.000891436" calcext:value-type="float">
            <text:p>0.000891436</text:p>
          </table:table-cell>
          <table:table-cell office:value-type="float" office:value="0.00324737" calcext:value-type="float">
            <text:p>0.00324737</text:p>
          </table:table-cell>
          <table:table-cell office:value-type="float" office:value="0.00986947" calcext:value-type="float">
            <text:p>0.00986947</text:p>
          </table:table-cell>
          <table:table-cell office:value-type="float" office:value="0.0198026" calcext:value-type="float">
            <text:p>0.0198026</text:p>
          </table:table-cell>
          <table:table-cell office:value-type="float" office:value="0.0355938" calcext:value-type="float">
            <text:p>0.0355938</text:p>
          </table:table-cell>
          <table:table-cell office:value-type="float" office:value="0.0610634" calcext:value-type="float">
            <text:p>0.0610634</text:p>
          </table:table-cell>
          <table:table-cell office:value-type="float" office:value="0.0899713" calcext:value-type="float">
            <text:p>0.0899713</text:p>
          </table:table-cell>
          <table:table-cell office:value-type="float" office:value="0.117287" calcext:value-type="float">
            <text:p>0.117287</text:p>
          </table:table-cell>
          <table:table-cell office:value-type="float" office:value="0.147023" calcext:value-type="float">
            <text:p>0.147023</text:p>
          </table:table-cell>
          <table:table-cell office:value-type="float" office:value="0.168991" calcext:value-type="float">
            <text:p>0.168991</text:p>
          </table:table-cell>
          <table:table-cell office:value-type="float" office:value="0.192295" calcext:value-type="float">
            <text:p>0.192295</text:p>
          </table:table-cell>
          <table:table-cell office:value-type="float" office:value="0.202929" calcext:value-type="float">
            <text:p>0.202929</text:p>
          </table:table-cell>
          <table:table-cell office:value-type="float" office:value="0.200382" calcext:value-type="float">
            <text:p>0.200382</text:p>
          </table:table-cell>
          <table:table-cell office:value-type="float" office:value="0.199873" calcext:value-type="float">
            <text:p>0.199873</text:p>
          </table:table-cell>
          <table:table-cell office:value-type="float" office:value="0.187966" calcext:value-type="float">
            <text:p>0.187966</text:p>
          </table:table-cell>
          <table:table-cell office:value-type="float" office:value="0.174212" calcext:value-type="float">
            <text:p>0.174212</text:p>
          </table:table-cell>
          <table:table-cell office:value-type="float" office:value="0.159312" calcext:value-type="float">
            <text:p>0.159312</text:p>
          </table:table-cell>
          <table:table-cell office:value-type="float" office:value="0.142566" calcext:value-type="float">
            <text:p>0.142566</text:p>
          </table:table-cell>
          <table:table-cell office:value-type="float" office:value="0.127348" calcext:value-type="float">
            <text:p>0.127348</text:p>
          </table:table-cell>
          <table:table-cell office:value-type="float" office:value="0.11716" calcext:value-type="float">
            <text:p>0.11716</text:p>
          </table:table-cell>
          <table:table-cell office:value-type="float" office:value="0.101624" calcext:value-type="float">
            <text:p>0.101624</text:p>
          </table:table-cell>
          <table:table-cell office:value-type="float" office:value="0.0966571" calcext:value-type="float">
            <text:p>0.0966571</text:p>
          </table:table-cell>
          <table:table-cell office:value-type="float" office:value="0.0844317" calcext:value-type="float">
            <text:p>0.0844317</text:p>
          </table:table-cell>
          <table:table-cell office:value-type="float" office:value="0.0833493" calcext:value-type="float">
            <text:p>0.0833493</text:p>
          </table:table-cell>
          <table:table-cell office:value-type="float" office:value="0.0782553" calcext:value-type="float">
            <text:p>0.0782553</text:p>
          </table:table-cell>
          <table:table-cell office:value-type="float" office:value="0.0697867" calcext:value-type="float">
            <text:p>0.0697867</text:p>
          </table:table-cell>
          <table:table-cell office:value-type="float" office:value="0.0659026" calcext:value-type="float">
            <text:p>0.0659026</text:p>
          </table:table-cell>
          <table:table-cell office:value-type="float" office:value="0.0650111" calcext:value-type="float">
            <text:p>0.0650111</text:p>
          </table:table-cell>
          <table:table-cell office:value-type="float" office:value="0.0617638" calcext:value-type="float">
            <text:p>0.0617638</text:p>
          </table:table-cell>
          <table:table-cell office:value-type="float" office:value="0.0599172" calcext:value-type="float">
            <text:p>0.0599172</text:p>
          </table:table-cell>
          <table:table-cell office:value-type="float" office:value="0.0560968" calcext:value-type="float">
            <text:p>0.0560968</text:p>
          </table:table-cell>
          <table:table-cell office:value-type="float" office:value="0.0582617" calcext:value-type="float">
            <text:p>0.0582617</text:p>
          </table:table-cell>
          <table:table-cell office:value-type="float" office:value="0.0569882" calcext:value-type="float">
            <text:p>0.0569882</text:p>
          </table:table-cell>
          <table:table-cell office:value-type="float" office:value="0.055269" calcext:value-type="float">
            <text:p>0.055269</text:p>
          </table:table-cell>
          <table:table-cell office:value-type="float" office:value="0.055078" calcext:value-type="float">
            <text:p>0.055078</text:p>
          </table:table-cell>
          <table:table-cell office:value-type="float" office:value="0.0591531" calcext:value-type="float">
            <text:p>0.0591531</text:p>
          </table:table-cell>
          <table:table-cell office:value-type="float" office:value="0.0569245" calcext:value-type="float">
            <text:p>0.0569245</text:p>
          </table:table-cell>
          <table:table-cell office:value-type="float" office:value="0.0540592" calcext:value-type="float">
            <text:p>0.0540592</text:p>
          </table:table-cell>
          <table:table-cell office:value-type="float" office:value="0.0551417" calcext:value-type="float">
            <text:p>0.0551417</text:p>
          </table:table-cell>
          <table:table-cell office:value-type="float" office:value="0.0564152" calcext:value-type="float">
            <text:p>0.0564152</text:p>
          </table:table-cell>
          <table:table-cell office:value-type="float" office:value="0.057816" calcext:value-type="float">
            <text:p>0.057816</text:p>
          </table:table-cell>
          <table:table-cell office:value-type="float" office:value="0.063865" calcext:value-type="float">
            <text:p>0.063865</text:p>
          </table:table-cell>
          <table:table-cell office:value-type="float" office:value="0.063674" calcext:value-type="float">
            <text:p>0.063674</text:p>
          </table:table-cell>
          <table:table-cell office:value-type="float" office:value="0.0670487" calcext:value-type="float">
            <text:p>0.0670487</text:p>
          </table:table-cell>
          <table:table-cell office:value-type="float" office:value="0.066794" calcext:value-type="float">
            <text:p>0.066794</text:p>
          </table:table-cell>
          <table:table-cell office:value-type="float" office:value="0.0715696" calcext:value-type="float">
            <text:p>0.0715696</text:p>
          </table:table-cell>
          <table:table-cell office:value-type="float" office:value="0.0702961" calcext:value-type="float">
            <text:p>0.0702961</text:p>
          </table:table-cell>
          <table:table-cell office:value-type="float" office:value="0.0736708" calcext:value-type="float">
            <text:p>0.0736708</text:p>
          </table:table-cell>
          <table:table-cell office:value-type="float" office:value="0.078128" calcext:value-type="float">
            <text:p>0.078128</text:p>
          </table:table-cell>
          <table:table-cell office:value-type="float" office:value="0.0774276" calcext:value-type="float">
            <text:p>0.0774276</text:p>
          </table:table-cell>
          <table:table-cell office:value-type="float" office:value="0.084177" calcext:value-type="float">
            <text:p>0.084177</text:p>
          </table:table-cell>
          <table:table-cell office:value-type="float" office:value="0.0843044" calcext:value-type="float">
            <text:p>0.0843044</text:p>
          </table:table-cell>
          <table:table-cell office:value-type="float" office:value="0.089462" calcext:value-type="float">
            <text:p>0.089462</text:p>
          </table:table-cell>
          <table:table-cell office:value-type="float" office:value="0.0907991" calcext:value-type="float">
            <text:p>0.0907991</text:p>
          </table:table-cell>
          <table:table-cell office:value-type="float" office:value="0.0946195" calcext:value-type="float">
            <text:p>0.0946195</text:p>
          </table:table-cell>
          <table:table-cell office:value-type="float" office:value="0.0981853" calcext:value-type="float">
            <text:p>0.0981853</text:p>
          </table:table-cell>
          <table:table-cell office:value-type="float" office:value="0.104425" calcext:value-type="float">
            <text:p>0.104425</text:p>
          </table:table-cell>
          <table:table-cell office:value-type="float" office:value="0.10277" calcext:value-type="float">
            <text:p>0.10277</text:p>
          </table:table-cell>
          <table:table-cell office:value-type="float" office:value="0.103279" calcext:value-type="float">
            <text:p>0.103279</text:p>
          </table:table-cell>
          <table:table-cell office:value-type="float" office:value="0.111939" calcext:value-type="float">
            <text:p>0.111939</text:p>
          </table:table-cell>
          <table:table-cell office:value-type="float" office:value="0.113722" calcext:value-type="float">
            <text:p>0.113722</text:p>
          </table:table-cell>
          <table:table-cell office:value-type="float" office:value="0.115887" calcext:value-type="float">
            <text:p>0.115887</text:p>
          </table:table-cell>
          <table:table-cell office:value-type="float" office:value="0.117797" calcext:value-type="float">
            <text:p>0.117797</text:p>
          </table:table-cell>
          <table:table-cell office:value-type="float" office:value="0.120535" calcext:value-type="float">
            <text:p>0.120535</text:p>
          </table:table-cell>
          <table:table-cell table:formula="of:=SUM([.B39:.CC39])" office:value-type="float" office:value="5.81044272" calcext:value-type="float">
            <text:p>5.81044272</text:p>
          </table:table-cell>
        </table:table-row>
        <table:table-row table:style-name="ro1">
          <table:table-cell office:value-type="float" office:value="2.375" calcext:value-type="float">
            <text:p>2.375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table:style-name="ce1" office:value-type="float" office:value="0.0000369864" calcext:value-type="float">
            <text:p>3.70E-05</text:p>
          </table:table-cell>
          <table:table-cell office:value-type="float" office:value="0.000147945" calcext:value-type="float">
            <text:p>0.000147945</text:p>
          </table:table-cell>
          <table:table-cell office:value-type="float" office:value="0.00114658" calcext:value-type="float">
            <text:p>0.00114658</text:p>
          </table:table-cell>
          <table:table-cell office:value-type="float" office:value="0.00329179" calcext:value-type="float">
            <text:p>0.00329179</text:p>
          </table:table-cell>
          <table:table-cell office:value-type="float" office:value="0.0103562" calcext:value-type="float">
            <text:p>0.0103562</text:p>
          </table:table-cell>
          <table:table-cell office:value-type="float" office:value="0.0205644" calcext:value-type="float">
            <text:p>0.0205644</text:p>
          </table:table-cell>
          <table:table-cell office:value-type="float" office:value="0.0372083" calcext:value-type="float">
            <text:p>0.0372083</text:p>
          </table:table-cell>
          <table:table-cell office:value-type="float" office:value="0.0640973" calcext:value-type="float">
            <text:p>0.0640973</text:p>
          </table:table-cell>
          <table:table-cell office:value-type="float" office:value="0.0929467" calcext:value-type="float">
            <text:p>0.0929467</text:p>
          </table:table-cell>
          <table:table-cell office:value-type="float" office:value="0.125976" calcext:value-type="float">
            <text:p>0.125976</text:p>
          </table:table-cell>
          <table:table-cell office:value-type="float" office:value="0.15194" calcext:value-type="float">
            <text:p>0.15194</text:p>
          </table:table-cell>
          <table:table-cell office:value-type="float" office:value="0.173614" calcext:value-type="float">
            <text:p>0.173614</text:p>
          </table:table-cell>
          <table:table-cell office:value-type="float" office:value="0.193882" calcext:value-type="float">
            <text:p>0.193882</text:p>
          </table:table-cell>
          <table:table-cell office:value-type="float" office:value="0.198839" calcext:value-type="float">
            <text:p>0.198839</text:p>
          </table:table-cell>
          <table:table-cell office:value-type="float" office:value="0.202426" calcext:value-type="float">
            <text:p>0.202426</text:p>
          </table:table-cell>
          <table:table-cell office:value-type="float" office:value="0.199208" calcext:value-type="float">
            <text:p>0.199208</text:p>
          </table:table-cell>
          <table:table-cell office:value-type="float" office:value="0.183711" calcext:value-type="float">
            <text:p>0.183711</text:p>
          </table:table-cell>
          <table:table-cell office:value-type="float" office:value="0.168325" calcext:value-type="float">
            <text:p>0.168325</text:p>
          </table:table-cell>
          <table:table-cell office:value-type="float" office:value="0.157932" calcext:value-type="float">
            <text:p>0.157932</text:p>
          </table:table-cell>
          <table:table-cell office:value-type="float" office:value="0.143655" calcext:value-type="float">
            <text:p>0.143655</text:p>
          </table:table-cell>
          <table:table-cell office:value-type="float" office:value="0.133854" calcext:value-type="float">
            <text:p>0.133854</text:p>
          </table:table-cell>
          <table:table-cell office:value-type="float" office:value="0.116914" calcext:value-type="float">
            <text:p>0.116914</text:p>
          </table:table-cell>
          <table:table-cell office:value-type="float" office:value="0.10911" calcext:value-type="float">
            <text:p>0.10911</text:p>
          </table:table-cell>
          <table:table-cell office:value-type="float" office:value="0.0962755" calcext:value-type="float">
            <text:p>0.0962755</text:p>
          </table:table-cell>
          <table:table-cell office:value-type="float" office:value="0.092022" calcext:value-type="float">
            <text:p>0.092022</text:p>
          </table:table-cell>
          <table:table-cell office:value-type="float" office:value="0.0827755" calcext:value-type="float">
            <text:p>0.0827755</text:p>
          </table:table-cell>
          <table:table-cell office:value-type="float" office:value="0.073233" calcext:value-type="float">
            <text:p>0.073233</text:p>
          </table:table-cell>
          <table:table-cell office:value-type="float" office:value="0.0692754" calcext:value-type="float">
            <text:p>0.0692754</text:p>
          </table:table-cell>
          <table:table-cell office:value-type="float" office:value="0.0687206" calcext:value-type="float">
            <text:p>0.0687206</text:p>
          </table:table-cell>
          <table:table-cell office:value-type="float" office:value="0.0636165" calcext:value-type="float">
            <text:p>0.0636165</text:p>
          </table:table-cell>
          <table:table-cell office:value-type="float" office:value="0.0613604" calcext:value-type="float">
            <text:p>0.0613604</text:p>
          </table:table-cell>
          <table:table-cell office:value-type="float" office:value="0.0611384" calcext:value-type="float">
            <text:p>0.0611384</text:p>
          </table:table-cell>
          <table:table-cell office:value-type="float" office:value="0.0584014" calcext:value-type="float">
            <text:p>0.0584014</text:p>
          </table:table-cell>
          <table:table-cell office:value-type="float" office:value="0.0581795" calcext:value-type="float">
            <text:p>0.0581795</text:p>
          </table:table-cell>
          <table:table-cell office:value-type="float" office:value="0.0579576" calcext:value-type="float">
            <text:p>0.0579576</text:p>
          </table:table-cell>
          <table:table-cell office:value-type="float" office:value="0.0581795" calcext:value-type="float">
            <text:p>0.0581795</text:p>
          </table:table-cell>
          <table:table-cell office:value-type="float" office:value="0.0584384" calcext:value-type="float">
            <text:p>0.0584384</text:p>
          </table:table-cell>
          <table:table-cell office:value-type="float" office:value="0.056885" calcext:value-type="float">
            <text:p>0.056885</text:p>
          </table:table-cell>
          <table:table-cell office:value-type="float" office:value="0.0558494" calcext:value-type="float">
            <text:p>0.0558494</text:p>
          </table:table-cell>
          <table:table-cell office:value-type="float" office:value="0.0539631" calcext:value-type="float">
            <text:p>0.0539631</text:p>
          </table:table-cell>
          <table:table-cell office:value-type="float" office:value="0.0586234" calcext:value-type="float">
            <text:p>0.0586234</text:p>
          </table:table-cell>
          <table:table-cell office:value-type="float" office:value="0.0621741" calcext:value-type="float">
            <text:p>0.0621741</text:p>
          </table:table-cell>
          <table:table-cell office:value-type="float" office:value="0.0620261" calcext:value-type="float">
            <text:p>0.0620261</text:p>
          </table:table-cell>
          <table:table-cell office:value-type="float" office:value="0.0635795" calcext:value-type="float">
            <text:p>0.0635795</text:p>
          </table:table-cell>
          <table:table-cell office:value-type="float" office:value="0.0681289" calcext:value-type="float">
            <text:p>0.0681289</text:p>
          </table:table-cell>
          <table:table-cell office:value-type="float" office:value="0.0665754" calcext:value-type="float">
            <text:p>0.0665754</text:p>
          </table:table-cell>
          <table:table-cell office:value-type="float" office:value="0.0708659" calcext:value-type="float">
            <text:p>0.0708659</text:p>
          </table:table-cell>
          <table:table-cell office:value-type="float" office:value="0.0719015" calcext:value-type="float">
            <text:p>0.0719015</text:p>
          </table:table-cell>
          <table:table-cell office:value-type="float" office:value="0.0775234" calcext:value-type="float">
            <text:p>0.0775234</text:p>
          </table:table-cell>
          <table:table-cell office:value-type="float" office:value="0.0788919" calcext:value-type="float">
            <text:p>0.0788919</text:p>
          </table:table-cell>
          <table:table-cell office:value-type="float" office:value="0.0792987" calcext:value-type="float">
            <text:p>0.0792987</text:p>
          </table:table-cell>
          <table:table-cell office:value-type="float" office:value="0.0848097" calcext:value-type="float">
            <text:p>0.0848097</text:p>
          </table:table-cell>
          <table:table-cell office:value-type="float" office:value="0.0830713" calcext:value-type="float">
            <text:p>0.0830713</text:p>
          </table:table-cell>
          <table:table-cell office:value-type="float" office:value="0.0880645" calcext:value-type="float">
            <text:p>0.0880645</text:p>
          </table:table-cell>
          <table:table-cell office:value-type="float" office:value="0.0901357" calcext:value-type="float">
            <text:p>0.0901357</text:p>
          </table:table-cell>
          <table:table-cell office:value-type="float" office:value="0.0950919" calcext:value-type="float">
            <text:p>0.0950919</text:p>
          </table:table-cell>
          <table:table-cell office:value-type="float" office:value="0.0961645" calcext:value-type="float">
            <text:p>0.0961645</text:p>
          </table:table-cell>
          <table:table-cell office:value-type="float" office:value="0.0963125" calcext:value-type="float">
            <text:p>0.0963125</text:p>
          </table:table-cell>
          <table:table-cell office:value-type="float" office:value="0.102489" calcext:value-type="float">
            <text:p>0.102489</text:p>
          </table:table-cell>
          <table:table-cell office:value-type="float" office:value="0.104708" calcext:value-type="float">
            <text:p>0.104708</text:p>
          </table:table-cell>
          <table:table-cell office:value-type="float" office:value="0.108444" calcext:value-type="float">
            <text:p>0.108444</text:p>
          </table:table-cell>
          <table:table-cell office:value-type="float" office:value="0.110441" calcext:value-type="float">
            <text:p>0.110441</text:p>
          </table:table-cell>
          <table:table-cell office:value-type="float" office:value="0.115471" calcext:value-type="float">
            <text:p>0.115471</text:p>
          </table:table-cell>
          <table:table-cell office:value-type="float" office:value="0.117543" calcext:value-type="float">
            <text:p>0.117543</text:p>
          </table:table-cell>
          <table:table-cell office:value-type="float" office:value="0.116803" calcext:value-type="float">
            <text:p>0.116803</text:p>
          </table:table-cell>
          <table:table-cell office:value-type="float" office:value="0.12187" calcext:value-type="float">
            <text:p>0.12187</text:p>
          </table:table-cell>
          <table:table-cell table:formula="of:=SUM([.B40:.CC40])" office:value-type="float" office:value="5.9064982878" calcext:value-type="float">
            <text:p>5.9064982878</text:p>
          </table:table-cell>
        </table:table-row>
        <table:table-row table:style-name="ro1">
          <table:table-cell office:value-type="float" office:value="2.434375" calcext:value-type="float">
            <text:p>2.434375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1" office:value-type="float" office:value="0.0000236956" calcext:value-type="float">
            <text:p>2.37E-05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947822" calcext:value-type="float">
            <text:p>9.48E-05</text:p>
          </table:table-cell>
          <table:table-cell office:value-type="float" office:value="0.000189564" calcext:value-type="float">
            <text:p>0.000189564</text:p>
          </table:table-cell>
          <table:table-cell office:value-type="float" office:value="0.000924127" calcext:value-type="float">
            <text:p>0.000924127</text:p>
          </table:table-cell>
          <table:table-cell office:value-type="float" office:value="0.00357803" calcext:value-type="float">
            <text:p>0.00357803</text:p>
          </table:table-cell>
          <table:table-cell office:value-type="float" office:value="0.0090754" calcext:value-type="float">
            <text:p>0.0090754</text:p>
          </table:table-cell>
          <table:table-cell office:value-type="float" office:value="0.0204967" calcext:value-type="float">
            <text:p>0.0204967</text:p>
          </table:table-cell>
          <table:table-cell office:value-type="float" office:value="0.0362779" calcext:value-type="float">
            <text:p>0.0362779</text:p>
          </table:table-cell>
          <table:table-cell office:value-type="float" office:value="0.0644282" calcext:value-type="float">
            <text:p>0.0644282</text:p>
          </table:table-cell>
          <table:table-cell office:value-type="float" office:value="0.0923416" calcext:value-type="float">
            <text:p>0.0923416</text:p>
          </table:table-cell>
          <table:table-cell office:value-type="float" office:value="0.12234" calcext:value-type="float">
            <text:p>0.12234</text:p>
          </table:table-cell>
          <table:table-cell office:value-type="float" office:value="0.149543" calcext:value-type="float">
            <text:p>0.149543</text:p>
          </table:table-cell>
          <table:table-cell office:value-type="float" office:value="0.175063" calcext:value-type="float">
            <text:p>0.175063</text:p>
          </table:table-cell>
          <table:table-cell office:value-type="float" office:value="0.19191" calcext:value-type="float">
            <text:p>0.19191</text:p>
          </table:table-cell>
          <table:table-cell office:value-type="float" office:value="0.203877" calcext:value-type="float">
            <text:p>0.203877</text:p>
          </table:table-cell>
          <table:table-cell office:value-type="float" office:value="0.203166" calcext:value-type="float">
            <text:p>0.203166</text:p>
          </table:table-cell>
          <table:table-cell office:value-type="float" office:value="0.195962" calcext:value-type="float">
            <text:p>0.195962</text:p>
          </table:table-cell>
          <table:table-cell office:value-type="float" office:value="0.188095" calcext:value-type="float">
            <text:p>0.188095</text:p>
          </table:table-cell>
          <table:table-cell office:value-type="float" office:value="0.173712" calcext:value-type="float">
            <text:p>0.173712</text:p>
          </table:table-cell>
          <table:table-cell office:value-type="float" office:value="0.163736" calcext:value-type="float">
            <text:p>0.163736</text:p>
          </table:table-cell>
          <table:table-cell office:value-type="float" office:value="0.149164" calcext:value-type="float">
            <text:p>0.149164</text:p>
          </table:table-cell>
          <table:table-cell office:value-type="float" office:value="0.132506" calcext:value-type="float">
            <text:p>0.132506</text:p>
          </table:table-cell>
          <table:table-cell office:value-type="float" office:value="0.125752" calcext:value-type="float">
            <text:p>0.125752</text:p>
          </table:table-cell>
          <table:table-cell office:value-type="float" office:value="0.113028" calcext:value-type="float">
            <text:p>0.113028</text:p>
          </table:table-cell>
          <table:table-cell office:value-type="float" office:value="0.10291" calcext:value-type="float">
            <text:p>0.10291</text:p>
          </table:table-cell>
          <table:table-cell office:value-type="float" office:value="0.0909436" calcext:value-type="float">
            <text:p>0.0909436</text:p>
          </table:table-cell>
          <table:table-cell office:value-type="float" office:value="0.0820814" calcext:value-type="float">
            <text:p>0.0820814</text:p>
          </table:table-cell>
          <table:table-cell office:value-type="float" office:value="0.0743567" calcext:value-type="float">
            <text:p>0.0743567</text:p>
          </table:table-cell>
          <table:table-cell office:value-type="float" office:value="0.0721293" calcext:value-type="float">
            <text:p>0.0721293</text:p>
          </table:table-cell>
          <table:table-cell office:value-type="float" office:value="0.0683143" calcext:value-type="float">
            <text:p>0.0683143</text:p>
          </table:table-cell>
          <table:table-cell office:value-type="float" office:value="0.0670584" calcext:value-type="float">
            <text:p>0.0670584</text:p>
          </table:table-cell>
          <table:table-cell office:value-type="float" office:value="0.0616322" calcext:value-type="float">
            <text:p>0.0616322</text:p>
          </table:table-cell>
          <table:table-cell office:value-type="float" office:value="0.0610161" calcext:value-type="float">
            <text:p>0.0610161</text:p>
          </table:table-cell>
          <table:table-cell office:value-type="float" office:value="0.0594522" calcext:value-type="float">
            <text:p>0.0594522</text:p>
          </table:table-cell>
          <table:table-cell office:value-type="float" office:value="0.0609924" calcext:value-type="float">
            <text:p>0.0609924</text:p>
          </table:table-cell>
          <table:table-cell office:value-type="float" office:value="0.0581726" calcext:value-type="float">
            <text:p>0.0581726</text:p>
          </table:table-cell>
          <table:table-cell office:value-type="float" office:value="0.059618" calcext:value-type="float">
            <text:p>0.059618</text:p>
          </table:table-cell>
          <table:table-cell office:value-type="float" office:value="0.0580304" calcext:value-type="float">
            <text:p>0.0580304</text:p>
          </table:table-cell>
          <table:table-cell office:value-type="float" office:value="0.0569878" calcext:value-type="float">
            <text:p>0.0569878</text:p>
          </table:table-cell>
          <table:table-cell office:value-type="float" office:value="0.060945" calcext:value-type="float">
            <text:p>0.060945</text:p>
          </table:table-cell>
          <table:table-cell office:value-type="float" office:value="0.0581963" calcext:value-type="float">
            <text:p>0.0581963</text:p>
          </table:table-cell>
          <table:table-cell office:value-type="float" office:value="0.0595706" calcext:value-type="float">
            <text:p>0.0595706</text:p>
          </table:table-cell>
          <table:table-cell office:value-type="float" office:value="0.0622956" calcext:value-type="float">
            <text:p>0.0622956</text:p>
          </table:table-cell>
          <table:table-cell office:value-type="float" office:value="0.0631724" calcext:value-type="float">
            <text:p>0.0631724</text:p>
          </table:table-cell>
          <table:table-cell office:value-type="float" office:value="0.0650917" calcext:value-type="float">
            <text:p>0.0650917</text:p>
          </table:table-cell>
          <table:table-cell office:value-type="float" office:value="0.0670347" calcext:value-type="float">
            <text:p>0.0670347</text:p>
          </table:table-cell>
          <table:table-cell office:value-type="float" office:value="0.0695465" calcext:value-type="float">
            <text:p>0.0695465</text:p>
          </table:table-cell>
          <table:table-cell office:value-type="float" office:value="0.0764419" calcext:value-type="float">
            <text:p>0.0764419</text:p>
          </table:table-cell>
          <table:table-cell office:value-type="float" office:value="0.0753519" calcext:value-type="float">
            <text:p>0.0753519</text:p>
          </table:table-cell>
          <table:table-cell office:value-type="float" office:value="0.0780769" calcext:value-type="float">
            <text:p>0.0780769</text:p>
          </table:table-cell>
          <table:table-cell office:value-type="float" office:value="0.0812284" calcext:value-type="float">
            <text:p>0.0812284</text:p>
          </table:table-cell>
          <table:table-cell office:value-type="float" office:value="0.0847353" calcext:value-type="float">
            <text:p>0.0847353</text:p>
          </table:table-cell>
          <table:table-cell office:value-type="float" office:value="0.0844984" calcext:value-type="float">
            <text:p>0.0844984</text:p>
          </table:table-cell>
          <table:table-cell office:value-type="float" office:value="0.0869153" calcext:value-type="float">
            <text:p>0.0869153</text:p>
          </table:table-cell>
          <table:table-cell office:value-type="float" office:value="0.0918203" calcext:value-type="float">
            <text:p>0.0918203</text:p>
          </table:table-cell>
          <table:table-cell office:value-type="float" office:value="0.0947822" calcext:value-type="float">
            <text:p>0.0947822</text:p>
          </table:table-cell>
          <table:table-cell office:value-type="float" office:value="0.0958248" calcext:value-type="float">
            <text:p>0.0958248</text:p>
          </table:table-cell>
          <table:table-cell office:value-type="float" office:value="0.100137" calcext:value-type="float">
            <text:p>0.100137</text:p>
          </table:table-cell>
          <table:table-cell office:value-type="float" office:value="0.102152" calcext:value-type="float">
            <text:p>0.102152</text:p>
          </table:table-cell>
          <table:table-cell office:value-type="float" office:value="0.103881" calcext:value-type="float">
            <text:p>0.103881</text:p>
          </table:table-cell>
          <table:table-cell office:value-type="float" office:value="0.106156" calcext:value-type="float">
            <text:p>0.106156</text:p>
          </table:table-cell>
          <table:table-cell office:value-type="float" office:value="0.112649" calcext:value-type="float">
            <text:p>0.112649</text:p>
          </table:table-cell>
          <table:table-cell office:value-type="float" office:value="0.111203" calcext:value-type="float">
            <text:p>0.111203</text:p>
          </table:table-cell>
          <table:table-cell office:value-type="float" office:value="0.112649" calcext:value-type="float">
            <text:p>0.112649</text:p>
          </table:table-cell>
          <table:table-cell office:value-type="float" office:value="0.115848" calcext:value-type="float">
            <text:p>0.115848</text:p>
          </table:table-cell>
          <table:table-cell office:value-type="float" office:value="0.115303" calcext:value-type="float">
            <text:p>0.115303</text:p>
          </table:table-cell>
          <table:table-cell office:value-type="float" office:value="0.117554" calcext:value-type="float">
            <text:p>0.117554</text:p>
          </table:table-cell>
          <table:table-cell table:formula="of:=SUM([.B41:.CC41])" office:value-type="float" office:value="6.0020395988" calcext:value-type="float">
            <text:p>6.0020395988</text:p>
          </table:table-cell>
        </table:table-row>
        <table:table-row table:style-name="ro1">
          <table:table-cell office:value-type="float" office:value="2.49375" calcext:value-type="float">
            <text:p>2.49375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1" office:value-type="float" office:value="0.0000305483" calcext:value-type="float">
            <text:p>3.05E-05</text:p>
          </table:table-cell>
          <table:table-cell table:style-name="ce1" office:value-type="float" office:value="0.0000763709" calcext:value-type="float">
            <text:p>7.64E-05</text:p>
          </table:table-cell>
          <table:table-cell office:value-type="float" office:value="0.000290209" calcext:value-type="float">
            <text:p>0.000290209</text:p>
          </table:table-cell>
          <table:table-cell office:value-type="float" office:value="0.000962273" calcext:value-type="float">
            <text:p>0.000962273</text:p>
          </table:table-cell>
          <table:table-cell office:value-type="float" office:value="0.00316175" calcext:value-type="float">
            <text:p>0.00316175</text:p>
          </table:table-cell>
          <table:table-cell office:value-type="float" office:value="0.00945471" calcext:value-type="float">
            <text:p>0.00945471</text:p>
          </table:table-cell>
          <table:table-cell office:value-type="float" office:value="0.0206049" calcext:value-type="float">
            <text:p>0.0206049</text:p>
          </table:table-cell>
          <table:table-cell office:value-type="float" office:value="0.0383229" calcext:value-type="float">
            <text:p>0.0383229</text:p>
          </table:table-cell>
          <table:table-cell office:value-type="float" office:value="0.0632962" calcext:value-type="float">
            <text:p>0.0632962</text:p>
          </table:table-cell>
          <table:table-cell office:value-type="float" office:value="0.089583" calcext:value-type="float">
            <text:p>0.089583</text:p>
          </table:table-cell>
          <table:table-cell office:value-type="float" office:value="0.124576" calcext:value-type="float">
            <text:p>0.124576</text:p>
          </table:table-cell>
          <table:table-cell office:value-type="float" office:value="0.153994" calcext:value-type="float">
            <text:p>0.153994</text:p>
          </table:table-cell>
          <table:table-cell office:value-type="float" office:value="0.176203" calcext:value-type="float">
            <text:p>0.176203</text:p>
          </table:table-cell>
          <table:table-cell office:value-type="float" office:value="0.195387" calcext:value-type="float">
            <text:p>0.195387</text:p>
          </table:table-cell>
          <table:table-cell office:value-type="float" office:value="0.204735" calcext:value-type="float">
            <text:p>0.204735</text:p>
          </table:table-cell>
          <table:table-cell office:value-type="float" office:value="0.203483" calcext:value-type="float">
            <text:p>0.203483</text:p>
          </table:table-cell>
          <table:table-cell office:value-type="float" office:value="0.20084" calcext:value-type="float">
            <text:p>0.20084</text:p>
          </table:table-cell>
          <table:table-cell office:value-type="float" office:value="0.190331" calcext:value-type="float">
            <text:p>0.190331</text:p>
          </table:table-cell>
          <table:table-cell office:value-type="float" office:value="0.181427" calcext:value-type="float">
            <text:p>0.181427</text:p>
          </table:table-cell>
          <table:table-cell office:value-type="float" office:value="0.162991" calcext:value-type="float">
            <text:p>0.162991</text:p>
          </table:table-cell>
          <table:table-cell office:value-type="float" office:value="0.152467" calcext:value-type="float">
            <text:p>0.152467</text:p>
          </table:table-cell>
          <table:table-cell office:value-type="float" office:value="0.136857" calcext:value-type="float">
            <text:p>0.136857</text:p>
          </table:table-cell>
          <table:table-cell office:value-type="float" office:value="0.125202" calcext:value-type="float">
            <text:p>0.125202</text:p>
          </table:table-cell>
          <table:table-cell office:value-type="float" office:value="0.109027" calcext:value-type="float">
            <text:p>0.109027</text:p>
          </table:table-cell>
          <table:table-cell office:value-type="float" office:value="0.0998014" calcext:value-type="float">
            <text:p>0.0998014</text:p>
          </table:table-cell>
          <table:table-cell office:value-type="float" office:value="0.0909271" calcext:value-type="float">
            <text:p>0.0909271</text:p>
          </table:table-cell>
          <table:table-cell office:value-type="float" office:value="0.0840843" calcext:value-type="float">
            <text:p>0.0840843</text:p>
          </table:table-cell>
          <table:table-cell office:value-type="float" office:value="0.077547" calcext:value-type="float">
            <text:p>0.077547</text:p>
          </table:table-cell>
          <table:table-cell office:value-type="float" office:value="0.0732702" calcext:value-type="float">
            <text:p>0.0732702</text:p>
          </table:table-cell>
          <table:table-cell office:value-type="float" office:value="0.0709485" calcext:value-type="float">
            <text:p>0.0709485</text:p>
          </table:table-cell>
          <table:table-cell office:value-type="float" office:value="0.0650069" calcext:value-type="float">
            <text:p>0.0650069</text:p>
          </table:table-cell>
          <table:table-cell office:value-type="float" office:value="0.0634336" calcext:value-type="float">
            <text:p>0.0634336</text:p>
          </table:table-cell>
          <table:table-cell office:value-type="float" office:value="0.0611272" calcext:value-type="float">
            <text:p>0.0611272</text:p>
          </table:table-cell>
          <table:table-cell office:value-type="float" office:value="0.0587597" calcext:value-type="float">
            <text:p>0.0587597</text:p>
          </table:table-cell>
          <table:table-cell office:value-type="float" office:value="0.0599358" calcext:value-type="float">
            <text:p>0.0599358</text:p>
          </table:table-cell>
          <table:table-cell office:value-type="float" office:value="0.059218" calcext:value-type="float">
            <text:p>0.059218</text:p>
          </table:table-cell>
          <table:table-cell office:value-type="float" office:value="0.057996" calcext:value-type="float">
            <text:p>0.057996</text:p>
          </table:table-cell>
          <table:table-cell office:value-type="float" office:value="0.0597067" calcext:value-type="float">
            <text:p>0.0597067</text:p>
          </table:table-cell>
          <table:table-cell office:value-type="float" office:value="0.0586375" calcext:value-type="float">
            <text:p>0.0586375</text:p>
          </table:table-cell>
          <table:table-cell office:value-type="float" office:value="0.0609592" calcext:value-type="float">
            <text:p>0.0609592</text:p>
          </table:table-cell>
          <table:table-cell office:value-type="float" office:value="0.0622575" calcext:value-type="float">
            <text:p>0.0622575</text:p>
          </table:table-cell>
          <table:table-cell office:value-type="float" office:value="0.0623797" calcext:value-type="float">
            <text:p>0.0623797</text:p>
          </table:table-cell>
          <table:table-cell office:value-type="float" office:value="0.0625325" calcext:value-type="float">
            <text:p>0.0625325</text:p>
          </table:table-cell>
          <table:table-cell office:value-type="float" office:value="0.065847" calcext:value-type="float">
            <text:p>0.065847</text:p>
          </table:table-cell>
          <table:table-cell office:value-type="float" office:value="0.069696" calcext:value-type="float">
            <text:p>0.069696</text:p>
          </table:table-cell>
          <table:table-cell office:value-type="float" office:value="0.0709943" calcext:value-type="float">
            <text:p>0.0709943</text:p>
          </table:table-cell>
          <table:table-cell office:value-type="float" office:value="0.0727051" calcext:value-type="float">
            <text:p>0.0727051</text:p>
          </table:table-cell>
          <table:table-cell office:value-type="float" office:value="0.0737284" calcext:value-type="float">
            <text:p>0.0737284</text:p>
          </table:table-cell>
          <table:table-cell office:value-type="float" office:value="0.075653" calcext:value-type="float">
            <text:p>0.075653</text:p>
          </table:table-cell>
          <table:table-cell office:value-type="float" office:value="0.0783718" calcext:value-type="float">
            <text:p>0.0783718</text:p>
          </table:table-cell>
          <table:table-cell office:value-type="float" office:value="0.0825111" calcext:value-type="float">
            <text:p>0.0825111</text:p>
          </table:table-cell>
          <table:table-cell office:value-type="float" office:value="0.0856117" calcext:value-type="float">
            <text:p>0.0856117</text:p>
          </table:table-cell>
          <table:table-cell office:value-type="float" office:value="0.0873224" calcext:value-type="float">
            <text:p>0.0873224</text:p>
          </table:table-cell>
          <table:table-cell office:value-type="float" office:value="0.0903162" calcext:value-type="float">
            <text:p>0.0903162</text:p>
          </table:table-cell>
          <table:table-cell office:value-type="float" office:value="0.0916145" calcext:value-type="float">
            <text:p>0.0916145</text:p>
          </table:table-cell>
          <table:table-cell office:value-type="float" office:value="0.0932794" calcext:value-type="float">
            <text:p>0.0932794</text:p>
          </table:table-cell>
          <table:table-cell office:value-type="float" office:value="0.0993432" calcext:value-type="float">
            <text:p>0.0993432</text:p>
          </table:table-cell>
          <table:table-cell office:value-type="float" office:value="0.0994043" calcext:value-type="float">
            <text:p>0.0994043</text:p>
          </table:table-cell>
          <table:table-cell office:value-type="float" office:value="0.103651" calcext:value-type="float">
            <text:p>0.103651</text:p>
          </table:table-cell>
          <table:table-cell office:value-type="float" office:value="0.102963" calcext:value-type="float">
            <text:p>0.102963</text:p>
          </table:table-cell>
          <table:table-cell office:value-type="float" office:value="0.109317" calcext:value-type="float">
            <text:p>0.109317</text:p>
          </table:table-cell>
          <table:table-cell office:value-type="float" office:value="0.109012" calcext:value-type="float">
            <text:p>0.109012</text:p>
          </table:table-cell>
          <table:table-cell office:value-type="float" office:value="0.111578" calcext:value-type="float">
            <text:p>0.111578</text:p>
          </table:table-cell>
          <table:table-cell office:value-type="float" office:value="0.114678" calcext:value-type="float">
            <text:p>0.114678</text:p>
          </table:table-cell>
          <table:table-cell office:value-type="float" office:value="0.116664" calcext:value-type="float">
            <text:p>0.116664</text:p>
          </table:table-cell>
          <table:table-cell office:value-type="float" office:value="0.119184" calcext:value-type="float">
            <text:p>0.119184</text:p>
          </table:table-cell>
          <table:table-cell office:value-type="float" office:value="0.122102" calcext:value-type="float">
            <text:p>0.122102</text:p>
          </table:table-cell>
          <table:table-cell table:formula="of:=SUM([.B42:.CC42])" office:value-type="float" office:value="6.0773790612" calcext:value-type="float">
            <text:p>6.0773790612</text:p>
          </table:table-cell>
        </table:table-row>
        <table:table-row table:style-name="ro1">
          <table:table-cell office:value-type="float" office:value="2.553125" calcext:value-type="float">
            <text:p>2.553125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1" office:value-type="float" office:value="0.0000104448" calcext:value-type="float">
            <text:p>1.04E-05</text:p>
          </table:table-cell>
          <table:table-cell table:style-name="ce1" office:value-type="float" office:value="0.0000208897" calcext:value-type="float">
            <text:p>2.09E-05</text:p>
          </table:table-cell>
          <table:table-cell office:value-type="float" office:value="0.000229787" calcext:value-type="float">
            <text:p>0.000229787</text:p>
          </table:table-cell>
          <table:table-cell office:value-type="float" office:value="0.000960926" calcext:value-type="float">
            <text:p>0.000960926</text:p>
          </table:table-cell>
          <table:table-cell office:value-type="float" office:value="0.00364525" calcext:value-type="float">
            <text:p>0.00364525</text:p>
          </table:table-cell>
          <table:table-cell office:value-type="float" office:value="0.00835588" calcext:value-type="float">
            <text:p>0.00835588</text:p>
          </table:table-cell>
          <table:table-cell office:value-type="float" office:value="0.0194379" calcext:value-type="float">
            <text:p>0.0194379</text:p>
          </table:table-cell>
          <table:table-cell office:value-type="float" office:value="0.0378417" calcext:value-type="float">
            <text:p>0.0378417</text:p>
          </table:table-cell>
          <table:table-cell office:value-type="float" office:value="0.0619797" calcext:value-type="float">
            <text:p>0.0619797</text:p>
          </table:table-cell>
          <table:table-cell office:value-type="float" office:value="0.0926458" calcext:value-type="float">
            <text:p>0.0926458</text:p>
          </table:table-cell>
          <table:table-cell office:value-type="float" office:value="0.124033" calcext:value-type="float">
            <text:p>0.124033</text:p>
          </table:table-cell>
          <table:table-cell office:value-type="float" office:value="0.154636" calcext:value-type="float">
            <text:p>0.154636</text:p>
          </table:table-cell>
          <table:table-cell office:value-type="float" office:value="0.177468" calcext:value-type="float">
            <text:p>0.177468</text:p>
          </table:table-cell>
          <table:table-cell office:value-type="float" office:value="0.198024" calcext:value-type="float">
            <text:p>0.198024</text:p>
          </table:table-cell>
          <table:table-cell office:value-type="float" office:value="0.204197" calcext:value-type="float">
            <text:p>0.204197</text:p>
          </table:table-cell>
          <table:table-cell office:value-type="float" office:value="0.206275" calcext:value-type="float">
            <text:p>0.206275</text:p>
          </table:table-cell>
          <table:table-cell office:value-type="float" office:value="0.203121" calcext:value-type="float">
            <text:p>0.203121</text:p>
          </table:table-cell>
          <table:table-cell office:value-type="float" office:value="0.191381" calcext:value-type="float">
            <text:p>0.191381</text:p>
          </table:table-cell>
          <table:table-cell office:value-type="float" office:value="0.179192" calcext:value-type="float">
            <text:p>0.179192</text:p>
          </table:table-cell>
          <table:table-cell office:value-type="float" office:value="0.164736" calcext:value-type="float">
            <text:p>0.164736</text:p>
          </table:table-cell>
          <table:table-cell office:value-type="float" office:value="0.153236" calcext:value-type="float">
            <text:p>0.153236</text:p>
          </table:table-cell>
          <table:table-cell office:value-type="float" office:value="0.137914" calcext:value-type="float">
            <text:p>0.137914</text:p>
          </table:table-cell>
          <table:table-cell office:value-type="float" office:value="0.124523" calcext:value-type="float">
            <text:p>0.124523</text:p>
          </table:table-cell>
          <table:table-cell office:value-type="float" office:value="0.112449" calcext:value-type="float">
            <text:p>0.112449</text:p>
          </table:table-cell>
          <table:table-cell office:value-type="float" office:value="0.105253" calcext:value-type="float">
            <text:p>0.105253</text:p>
          </table:table-cell>
          <table:table-cell office:value-type="float" office:value="0.0944632" calcext:value-type="float">
            <text:p>0.0944632</text:p>
          </table:table-cell>
          <table:table-cell office:value-type="float" office:value="0.0865878" calcext:value-type="float">
            <text:p>0.0865878</text:p>
          </table:table-cell>
          <table:table-cell office:value-type="float" office:value="0.0810833" calcext:value-type="float">
            <text:p>0.0810833</text:p>
          </table:table-cell>
          <table:table-cell office:value-type="float" office:value="0.074336" calcext:value-type="float">
            <text:p>0.074336</text:p>
          </table:table-cell>
          <table:table-cell office:value-type="float" office:value="0.0712547" calcext:value-type="float">
            <text:p>0.0712547</text:p>
          </table:table-cell>
          <table:table-cell office:value-type="float" office:value="0.0676826" calcext:value-type="float">
            <text:p>0.0676826</text:p>
          </table:table-cell>
          <table:table-cell office:value-type="float" office:value="0.0657608" calcext:value-type="float">
            <text:p>0.0657608</text:p>
          </table:table-cell>
          <table:table-cell office:value-type="float" office:value="0.0645283" calcext:value-type="float">
            <text:p>0.0645283</text:p>
          </table:table-cell>
          <table:table-cell office:value-type="float" office:value="0.0611337" calcext:value-type="float">
            <text:p>0.0611337</text:p>
          </table:table-cell>
          <table:table-cell office:value-type="float" office:value="0.0606637" calcext:value-type="float">
            <text:p>0.0606637</text:p>
          </table:table-cell>
          <table:table-cell office:value-type="float" office:value="0.0602145" calcext:value-type="float">
            <text:p>0.0602145</text:p>
          </table:table-cell>
          <table:table-cell office:value-type="float" office:value="0.0609875" calcext:value-type="float">
            <text:p>0.0609875</text:p>
          </table:table-cell>
          <table:table-cell office:value-type="float" office:value="0.0613844" calcext:value-type="float">
            <text:p>0.0613844</text:p>
          </table:table-cell>
          <table:table-cell office:value-type="float" office:value="0.0613948" calcext:value-type="float">
            <text:p>0.0613948</text:p>
          </table:table-cell>
          <table:table-cell office:value-type="float" office:value="0.0611232" calcext:value-type="float">
            <text:p>0.0611232</text:p>
          </table:table-cell>
          <table:table-cell office:value-type="float" office:value="0.0623453" calcext:value-type="float">
            <text:p>0.0623453</text:p>
          </table:table-cell>
          <table:table-cell office:value-type="float" office:value="0.0624811" calcext:value-type="float">
            <text:p>0.0624811</text:p>
          </table:table-cell>
          <table:table-cell office:value-type="float" office:value="0.0664292" calcext:value-type="float">
            <text:p>0.0664292</text:p>
          </table:table-cell>
          <table:table-cell office:value-type="float" office:value="0.0665128" calcext:value-type="float">
            <text:p>0.0665128</text:p>
          </table:table-cell>
          <table:table-cell office:value-type="float" office:value="0.0703147" calcext:value-type="float">
            <text:p>0.0703147</text:p>
          </table:table-cell>
          <table:table-cell office:value-type="float" office:value="0.0714741" calcext:value-type="float">
            <text:p>0.0714741</text:p>
          </table:table-cell>
          <table:table-cell office:value-type="float" office:value="0.0736675" calcext:value-type="float">
            <text:p>0.0736675</text:p>
          </table:table-cell>
          <table:table-cell office:value-type="float" office:value="0.0763309" calcext:value-type="float">
            <text:p>0.0763309</text:p>
          </table:table-cell>
          <table:table-cell office:value-type="float" office:value="0.0791406" calcext:value-type="float">
            <text:p>0.0791406</text:p>
          </table:table-cell>
          <table:table-cell office:value-type="float" office:value="0.0799553" calcext:value-type="float">
            <text:p>0.0799553</text:p>
          </table:table-cell>
          <table:table-cell office:value-type="float" office:value="0.0823576" calcext:value-type="float">
            <text:p>0.0823576</text:p>
          </table:table-cell>
          <table:table-cell office:value-type="float" office:value="0.0851673" calcext:value-type="float">
            <text:p>0.0851673</text:p>
          </table:table-cell>
          <table:table-cell office:value-type="float" office:value="0.0891572" calcext:value-type="float">
            <text:p>0.0891572</text:p>
          </table:table-cell>
          <table:table-cell office:value-type="float" office:value="0.0899197" calcext:value-type="float">
            <text:p>0.0899197</text:p>
          </table:table-cell>
          <table:table-cell office:value-type="float" office:value="0.0918938" calcext:value-type="float">
            <text:p>0.0918938</text:p>
          </table:table-cell>
          <table:table-cell office:value-type="float" office:value="0.0958524" calcext:value-type="float">
            <text:p>0.0958524</text:p>
          </table:table-cell>
          <table:table-cell office:value-type="float" office:value="0.0998005" calcext:value-type="float">
            <text:p>0.0998005</text:p>
          </table:table-cell>
          <table:table-cell office:value-type="float" office:value="0.10073" calcext:value-type="float">
            <text:p>0.10073</text:p>
          </table:table-cell>
          <table:table-cell office:value-type="float" office:value="0.102516" calcext:value-type="float">
            <text:p>0.102516</text:p>
          </table:table-cell>
          <table:table-cell office:value-type="float" office:value="0.107185" calcext:value-type="float">
            <text:p>0.107185</text:p>
          </table:table-cell>
          <table:table-cell office:value-type="float" office:value="0.107363" calcext:value-type="float">
            <text:p>0.107363</text:p>
          </table:table-cell>
          <table:table-cell office:value-type="float" office:value="0.110893" calcext:value-type="float">
            <text:p>0.110893</text:p>
          </table:table-cell>
          <table:table-cell office:value-type="float" office:value="0.112387" calcext:value-type="float">
            <text:p>0.112387</text:p>
          </table:table-cell>
          <table:table-cell office:value-type="float" office:value="0.116711" calcext:value-type="float">
            <text:p>0.116711</text:p>
          </table:table-cell>
          <table:table-cell office:value-type="float" office:value="0.1174" calcext:value-type="float">
            <text:p>0.1174</text:p>
          </table:table-cell>
          <table:table-cell office:value-type="float" office:value="0.119426" calcext:value-type="float">
            <text:p>0.119426</text:p>
          </table:table-cell>
          <table:table-cell office:value-type="float" office:value="0.122706" calcext:value-type="float">
            <text:p>0.122706</text:p>
          </table:table-cell>
          <table:table-cell table:formula="of:=SUM([.B43:.CC43])" office:value-type="float" office:value="6.1542817775" calcext:value-type="float">
            <text:p>6.1542817775</text:p>
          </table:table-cell>
        </table:table-row>
        <table:table-row table:style-name="ro1">
          <table:table-cell office:value-type="float" office:value="2.6125" calcext:value-type="float">
            <text:p>2.6125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1" office:value-type="float" office:value="0.00000748089" calcext:value-type="float">
            <text:p>7.48E-06</text:p>
          </table:table-cell>
          <table:table-cell table:style-name="ce1" office:value-type="float" office:value="0.0000299235" calcext:value-type="float">
            <text:p>2.99E-05</text:p>
          </table:table-cell>
          <table:table-cell office:value-type="float" office:value="0.00025435" calcext:value-type="float">
            <text:p>0.00025435</text:p>
          </table:table-cell>
          <table:table-cell office:value-type="float" office:value="0.00106229" calcext:value-type="float">
            <text:p>0.00106229</text:p>
          </table:table-cell>
          <table:table-cell office:value-type="float" office:value="0.00323922" calcext:value-type="float">
            <text:p>0.00323922</text:p>
          </table:table-cell>
          <table:table-cell office:value-type="float" office:value="0.00898454" calcext:value-type="float">
            <text:p>0.00898454</text:p>
          </table:table-cell>
          <table:table-cell office:value-type="float" office:value="0.0200338" calcext:value-type="float">
            <text:p>0.0200338</text:p>
          </table:table-cell>
          <table:table-cell office:value-type="float" office:value="0.0382647" calcext:value-type="float">
            <text:p>0.0382647</text:p>
          </table:table-cell>
          <table:table-cell office:value-type="float" office:value="0.0632434" calcext:value-type="float">
            <text:p>0.0632434</text:p>
          </table:table-cell>
          <table:table-cell office:value-type="float" office:value="0.0921196" calcext:value-type="float">
            <text:p>0.0921196</text:p>
          </table:table-cell>
          <table:table-cell office:value-type="float" office:value="0.126427" calcext:value-type="float">
            <text:p>0.126427</text:p>
          </table:table-cell>
          <table:table-cell office:value-type="float" office:value="0.154795" calcext:value-type="float">
            <text:p>0.154795</text:p>
          </table:table-cell>
          <table:table-cell office:value-type="float" office:value="0.178793" calcext:value-type="float">
            <text:p>0.178793</text:p>
          </table:table-cell>
          <table:table-cell office:value-type="float" office:value="0.195296" calcext:value-type="float">
            <text:p>0.195296</text:p>
          </table:table-cell>
          <table:table-cell office:value-type="float" office:value="0.205889" calcext:value-type="float">
            <text:p>0.205889</text:p>
          </table:table-cell>
          <table:table-cell office:value-type="float" office:value="0.20826" calcext:value-type="float">
            <text:p>0.20826</text:p>
          </table:table-cell>
          <table:table-cell office:value-type="float" office:value="0.205044" calcext:value-type="float">
            <text:p>0.205044</text:p>
          </table:table-cell>
          <table:table-cell office:value-type="float" office:value="0.196613" calcext:value-type="float">
            <text:p>0.196613</text:p>
          </table:table-cell>
          <table:table-cell office:value-type="float" office:value="0.181097" calcext:value-type="float">
            <text:p>0.181097</text:p>
          </table:table-cell>
          <table:table-cell office:value-type="float" office:value="0.167766" calcext:value-type="float">
            <text:p>0.167766</text:p>
          </table:table-cell>
          <table:table-cell office:value-type="float" office:value="0.154615" calcext:value-type="float">
            <text:p>0.154615</text:p>
          </table:table-cell>
          <table:table-cell office:value-type="float" office:value="0.138815" calcext:value-type="float">
            <text:p>0.138815</text:p>
          </table:table-cell>
          <table:table-cell office:value-type="float" office:value="0.125357" calcext:value-type="float">
            <text:p>0.125357</text:p>
          </table:table-cell>
          <table:table-cell office:value-type="float" office:value="0.115557" calcext:value-type="float">
            <text:p>0.115557</text:p>
          </table:table-cell>
          <table:table-cell office:value-type="float" office:value="0.104463" calcext:value-type="float">
            <text:p>0.104463</text:p>
          </table:table-cell>
          <table:table-cell office:value-type="float" office:value="0.0945808" calcext:value-type="float">
            <text:p>0.0945808</text:p>
          </table:table-cell>
          <table:table-cell office:value-type="float" office:value="0.0890525" calcext:value-type="float">
            <text:p>0.0890525</text:p>
          </table:table-cell>
          <table:table-cell office:value-type="float" office:value="0.0807038" calcext:value-type="float">
            <text:p>0.0807038</text:p>
          </table:table-cell>
          <table:table-cell office:value-type="float" office:value="0.0774047" calcext:value-type="float">
            <text:p>0.0774047</text:p>
          </table:table-cell>
          <table:table-cell office:value-type="float" office:value="0.0724225" calcext:value-type="float">
            <text:p>0.0724225</text:p>
          </table:table-cell>
          <table:table-cell office:value-type="float" office:value="0.0671634" calcext:value-type="float">
            <text:p>0.0671634</text:p>
          </table:table-cell>
          <table:table-cell office:value-type="float" office:value="0.0663555" calcext:value-type="float">
            <text:p>0.0663555</text:p>
          </table:table-cell>
          <table:table-cell office:value-type="float" office:value="0.0641935" calcext:value-type="float">
            <text:p>0.0641935</text:p>
          </table:table-cell>
          <table:table-cell office:value-type="float" office:value="0.0640065" calcext:value-type="float">
            <text:p>0.0640065</text:p>
          </table:table-cell>
          <table:table-cell office:value-type="float" office:value="0.0628544" calcext:value-type="float">
            <text:p>0.0628544</text:p>
          </table:table-cell>
          <table:table-cell office:value-type="float" office:value="0.0606101" calcext:value-type="float">
            <text:p>0.0606101</text:p>
          </table:table-cell>
          <table:table-cell office:value-type="float" office:value="0.0623233" calcext:value-type="float">
            <text:p>0.0623233</text:p>
          </table:table-cell>
          <table:table-cell office:value-type="float" office:value="0.0618445" calcext:value-type="float">
            <text:p>0.0618445</text:p>
          </table:table-cell>
          <table:table-cell office:value-type="float" office:value="0.0629965" calcext:value-type="float">
            <text:p>0.0629965</text:p>
          </table:table-cell>
          <table:table-cell office:value-type="float" office:value="0.0640813" calcext:value-type="float">
            <text:p>0.0640813</text:p>
          </table:table-cell>
          <table:table-cell office:value-type="float" office:value="0.0645675" calcext:value-type="float">
            <text:p>0.0645675</text:p>
          </table:table-cell>
          <table:table-cell office:value-type="float" office:value="0.0655849" calcext:value-type="float">
            <text:p>0.0655849</text:p>
          </table:table-cell>
          <table:table-cell office:value-type="float" office:value="0.0669315" calcext:value-type="float">
            <text:p>0.0669315</text:p>
          </table:table-cell>
          <table:table-cell office:value-type="float" office:value="0.0687344" calcext:value-type="float">
            <text:p>0.0687344</text:p>
          </table:table-cell>
          <table:table-cell office:value-type="float" office:value="0.0703203" calcext:value-type="float">
            <text:p>0.0703203</text:p>
          </table:table-cell>
          <table:table-cell office:value-type="float" office:value="0.0717342" calcext:value-type="float">
            <text:p>0.0717342</text:p>
          </table:table-cell>
          <table:table-cell office:value-type="float" office:value="0.0748238" calcext:value-type="float">
            <text:p>0.0748238</text:p>
          </table:table-cell>
          <table:table-cell office:value-type="float" office:value="0.0777788" calcext:value-type="float">
            <text:p>0.0777788</text:p>
          </table:table-cell>
          <table:table-cell office:value-type="float" office:value="0.0801353" calcext:value-type="float">
            <text:p>0.0801353</text:p>
          </table:table-cell>
          <table:table-cell office:value-type="float" office:value="0.080816" calcext:value-type="float">
            <text:p>0.080816</text:p>
          </table:table-cell>
          <table:table-cell office:value-type="float" office:value="0.0842572" calcext:value-type="float">
            <text:p>0.0842572</text:p>
          </table:table-cell>
          <table:table-cell office:value-type="float" office:value="0.0882819" calcext:value-type="float">
            <text:p>0.0882819</text:p>
          </table:table-cell>
          <table:table-cell office:value-type="float" office:value="0.0909302" calcext:value-type="float">
            <text:p>0.0909302</text:p>
          </table:table-cell>
          <table:table-cell office:value-type="float" office:value="0.0922468" calcext:value-type="float">
            <text:p>0.0922468</text:p>
          </table:table-cell>
          <table:table-cell office:value-type="float" office:value="0.0955758" calcext:value-type="float">
            <text:p>0.0955758</text:p>
          </table:table-cell>
          <table:table-cell office:value-type="float" office:value="0.0963014" calcext:value-type="float">
            <text:p>0.0963014</text:p>
          </table:table-cell>
          <table:table-cell office:value-type="float" office:value="0.10085" calcext:value-type="float">
            <text:p>0.10085</text:p>
          </table:table-cell>
          <table:table-cell office:value-type="float" office:value="0.100177" calcext:value-type="float">
            <text:p>0.100177</text:p>
          </table:table-cell>
          <table:table-cell office:value-type="float" office:value="0.104246" calcext:value-type="float">
            <text:p>0.104246</text:p>
          </table:table-cell>
          <table:table-cell office:value-type="float" office:value="0.107598" calcext:value-type="float">
            <text:p>0.107598</text:p>
          </table:table-cell>
          <table:table-cell office:value-type="float" office:value="0.10949" calcext:value-type="float">
            <text:p>0.10949</text:p>
          </table:table-cell>
          <table:table-cell office:value-type="float" office:value="0.110627" calcext:value-type="float">
            <text:p>0.110627</text:p>
          </table:table-cell>
          <table:table-cell office:value-type="float" office:value="0.115146" calcext:value-type="float">
            <text:p>0.115146</text:p>
          </table:table-cell>
          <table:table-cell office:value-type="float" office:value="0.117218" calcext:value-type="float">
            <text:p>0.117218</text:p>
          </table:table-cell>
          <table:table-cell office:value-type="float" office:value="0.117914" calcext:value-type="float">
            <text:p>0.117914</text:p>
          </table:table-cell>
          <table:table-cell office:value-type="float" office:value="0.121549" calcext:value-type="float">
            <text:p>0.121549</text:p>
          </table:table-cell>
          <table:table-cell office:value-type="float" office:value="0.122993" calcext:value-type="float">
            <text:p>0.122993</text:p>
          </table:table-cell>
          <table:table-cell table:formula="of:=SUM([.B44:.CC44])" office:value-type="float" office:value="6.23344760439" calcext:value-type="float">
            <text:p>6.2334476044</text:p>
          </table:table-cell>
        </table:table-row>
        <table:table-row table:style-name="ro1">
          <table:table-cell office:value-type="float" office:value="2.671875" calcext:value-type="float">
            <text:p>2.671875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1" office:value-type="float" office:value="0.00005625" calcext:value-type="float">
            <text:p>5.63E-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925" calcext:value-type="float">
            <text:p>0.000925</text:p>
          </table:table-cell>
          <table:table-cell office:value-type="float" office:value="0.0034125" calcext:value-type="float">
            <text:p>0.0034125</text:p>
          </table:table-cell>
          <table:table-cell office:value-type="float" office:value="0.00919375" calcext:value-type="float">
            <text:p>0.00919375</text:p>
          </table:table-cell>
          <table:table-cell office:value-type="float" office:value="0.0198875" calcext:value-type="float">
            <text:p>0.0198875</text:p>
          </table:table-cell>
          <table:table-cell office:value-type="float" office:value="0.0379937" calcext:value-type="float">
            <text:p>0.0379937</text:p>
          </table:table-cell>
          <table:table-cell office:value-type="float" office:value="0.0637063" calcext:value-type="float">
            <text:p>0.0637063</text:p>
          </table:table-cell>
          <table:table-cell office:value-type="float" office:value="0.0935938" calcext:value-type="float">
            <text:p>0.0935938</text:p>
          </table:table-cell>
          <table:table-cell office:value-type="float" office:value="0.126156" calcext:value-type="float">
            <text:p>0.126156</text:p>
          </table:table-cell>
          <table:table-cell office:value-type="float" office:value="0.154388" calcext:value-type="float">
            <text:p>0.154388</text:p>
          </table:table-cell>
          <table:table-cell office:value-type="float" office:value="0.179669" calcext:value-type="float">
            <text:p>0.179669</text:p>
          </table:table-cell>
          <table:table-cell office:value-type="float" office:value="0.197119" calcext:value-type="float">
            <text:p>0.197119</text:p>
          </table:table-cell>
          <table:table-cell office:value-type="float" office:value="0.205006" calcext:value-type="float">
            <text:p>0.205006</text:p>
          </table:table-cell>
          <table:table-cell office:value-type="float" office:value="0.207119" calcext:value-type="float">
            <text:p>0.207119</text:p>
          </table:table-cell>
          <table:table-cell office:value-type="float" office:value="0.202387" calcext:value-type="float">
            <text:p>0.202387</text:p>
          </table:table-cell>
          <table:table-cell office:value-type="float" office:value="0.194744" calcext:value-type="float">
            <text:p>0.194744</text:p>
          </table:table-cell>
          <table:table-cell office:value-type="float" office:value="0.182613" calcext:value-type="float">
            <text:p>0.182613</text:p>
          </table:table-cell>
          <table:table-cell office:value-type="float" office:value="0.168925" calcext:value-type="float">
            <text:p>0.168925</text:p>
          </table:table-cell>
          <table:table-cell office:value-type="float" office:value="0.153613" calcext:value-type="float">
            <text:p>0.153613</text:p>
          </table:table-cell>
          <table:table-cell office:value-type="float" office:value="0.140206" calcext:value-type="float">
            <text:p>0.140206</text:p>
          </table:table-cell>
          <table:table-cell office:value-type="float" office:value="0.130056" calcext:value-type="float">
            <text:p>0.130056</text:p>
          </table:table-cell>
          <table:table-cell office:value-type="float" office:value="0.116869" calcext:value-type="float">
            <text:p>0.116869</text:p>
          </table:table-cell>
          <table:table-cell office:value-type="float" office:value="0.107044" calcext:value-type="float">
            <text:p>0.107044</text:p>
          </table:table-cell>
          <table:table-cell office:value-type="float" office:value="0.0994063" calcext:value-type="float">
            <text:p>0.0994063</text:p>
          </table:table-cell>
          <table:table-cell office:value-type="float" office:value="0.091" calcext:value-type="float">
            <text:p>0.091</text:p>
          </table:table-cell>
          <table:table-cell office:value-type="float" office:value="0.0855375" calcext:value-type="float">
            <text:p>0.0855375</text:p>
          </table:table-cell>
          <table:table-cell office:value-type="float" office:value="0.0782438" calcext:value-type="float">
            <text:p>0.0782438</text:p>
          </table:table-cell>
          <table:table-cell office:value-type="float" office:value="0.0728437" calcext:value-type="float">
            <text:p>0.0728437</text:p>
          </table:table-cell>
          <table:table-cell office:value-type="float" office:value="0.0709875" calcext:value-type="float">
            <text:p>0.0709875</text:p>
          </table:table-cell>
          <table:table-cell office:value-type="float" office:value="0.0663125" calcext:value-type="float">
            <text:p>0.0663125</text:p>
          </table:table-cell>
          <table:table-cell office:value-type="float" office:value="0.0658938" calcext:value-type="float">
            <text:p>0.0658938</text:p>
          </table:table-cell>
          <table:table-cell office:value-type="float" office:value="0.0643187" calcext:value-type="float">
            <text:p>0.0643187</text:p>
          </table:table-cell>
          <table:table-cell office:value-type="float" office:value="0.06335" calcext:value-type="float">
            <text:p>0.06335</text:p>
          </table:table-cell>
          <table:table-cell office:value-type="float" office:value="0.0619813" calcext:value-type="float">
            <text:p>0.0619813</text:p>
          </table:table-cell>
          <table:table-cell office:value-type="float" office:value="0.061825" calcext:value-type="float">
            <text:p>0.061825</text:p>
          </table:table-cell>
          <table:table-cell office:value-type="float" office:value="0.0632188" calcext:value-type="float">
            <text:p>0.0632188</text:p>
          </table:table-cell>
          <table:table-cell office:value-type="float" office:value="0.0632063" calcext:value-type="float">
            <text:p>0.0632063</text:p>
          </table:table-cell>
          <table:table-cell office:value-type="float" office:value="0.0645375" calcext:value-type="float">
            <text:p>0.0645375</text:p>
          </table:table-cell>
          <table:table-cell office:value-type="float" office:value="0.0663688" calcext:value-type="float">
            <text:p>0.0663688</text:p>
          </table:table-cell>
          <table:table-cell office:value-type="float" office:value="0.0684938" calcext:value-type="float">
            <text:p>0.0684938</text:p>
          </table:table-cell>
          <table:table-cell office:value-type="float" office:value="0.0688813" calcext:value-type="float">
            <text:p>0.0688813</text:p>
          </table:table-cell>
          <table:table-cell office:value-type="float" office:value="0.0702062" calcext:value-type="float">
            <text:p>0.0702062</text:p>
          </table:table-cell>
          <table:table-cell office:value-type="float" office:value="0.0719" calcext:value-type="float">
            <text:p>0.0719</text:p>
          </table:table-cell>
          <table:table-cell office:value-type="float" office:value="0.0751375" calcext:value-type="float">
            <text:p>0.0751375</text:p>
          </table:table-cell>
          <table:table-cell office:value-type="float" office:value="0.0770312" calcext:value-type="float">
            <text:p>0.0770312</text:p>
          </table:table-cell>
          <table:table-cell office:value-type="float" office:value="0.0793062" calcext:value-type="float">
            <text:p>0.0793062</text:p>
          </table:table-cell>
          <table:table-cell office:value-type="float" office:value="0.0815125" calcext:value-type="float">
            <text:p>0.0815125</text:p>
          </table:table-cell>
          <table:table-cell office:value-type="float" office:value="0.083975" calcext:value-type="float">
            <text:p>0.083975</text:p>
          </table:table-cell>
          <table:table-cell office:value-type="float" office:value="0.0879188" calcext:value-type="float">
            <text:p>0.0879188</text:p>
          </table:table-cell>
          <table:table-cell office:value-type="float" office:value="0.088925" calcext:value-type="float">
            <text:p>0.088925</text:p>
          </table:table-cell>
          <table:table-cell office:value-type="float" office:value="0.0915563" calcext:value-type="float">
            <text:p>0.0915563</text:p>
          </table:table-cell>
          <table:table-cell office:value-type="float" office:value="0.0937313" calcext:value-type="float">
            <text:p>0.0937313</text:p>
          </table:table-cell>
          <table:table-cell office:value-type="float" office:value="0.09565" calcext:value-type="float">
            <text:p>0.09565</text:p>
          </table:table-cell>
          <table:table-cell office:value-type="float" office:value="0.0975625" calcext:value-type="float">
            <text:p>0.0975625</text:p>
          </table:table-cell>
          <table:table-cell office:value-type="float" office:value="0.101056" calcext:value-type="float">
            <text:p>0.101056</text:p>
          </table:table-cell>
          <table:table-cell office:value-type="float" office:value="0.103837" calcext:value-type="float">
            <text:p>0.103837</text:p>
          </table:table-cell>
          <table:table-cell office:value-type="float" office:value="0.105919" calcext:value-type="float">
            <text:p>0.105919</text:p>
          </table:table-cell>
          <table:table-cell office:value-type="float" office:value="0.109262" calcext:value-type="float">
            <text:p>0.109262</text:p>
          </table:table-cell>
          <table:table-cell office:value-type="float" office:value="0.1096" calcext:value-type="float">
            <text:p>0.1096</text:p>
          </table:table-cell>
          <table:table-cell office:value-type="float" office:value="0.1122" calcext:value-type="float">
            <text:p>0.1122</text:p>
          </table:table-cell>
          <table:table-cell office:value-type="float" office:value="0.114119" calcext:value-type="float">
            <text:p>0.114119</text:p>
          </table:table-cell>
          <table:table-cell office:value-type="float" office:value="0.118219" calcext:value-type="float">
            <text:p>0.118219</text:p>
          </table:table-cell>
          <table:table-cell office:value-type="float" office:value="0.12095" calcext:value-type="float">
            <text:p>0.12095</text:p>
          </table:table-cell>
          <table:table-cell office:value-type="float" office:value="0.123094" calcext:value-type="float">
            <text:p>0.123094</text:p>
          </table:table-cell>
          <table:table-cell office:value-type="float" office:value="0.124556" calcext:value-type="float">
            <text:p>0.124556</text:p>
          </table:table-cell>
          <table:table-cell table:formula="of:=SUM([.B45:.CC45])" office:value-type="float" office:value="6.3085139" calcext:value-type="float">
            <text:p>6.3085139</text:p>
          </table:table-cell>
        </table:table-row>
        <table:table-row table:style-name="ro1">
          <table:table-cell office:value-type="float" office:value="2.73125" calcext:value-type="float">
            <text:p>2.73125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1" office:value-type="float" office:value="0.00000625" calcext:value-type="float">
            <text:p>6.25E-06</text:p>
          </table:table-cell>
          <table:table-cell table:style-name="ce1" office:value-type="float" office:value="0.00006875" calcext:value-type="float">
            <text:p>6.88E-05</text:p>
          </table:table-cell>
          <table:table-cell office:value-type="float" office:value="0.0002125" calcext:value-type="float">
            <text:p>0.000212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34375" calcext:value-type="float">
            <text:p>0.00334375</text:p>
          </table:table-cell>
          <table:table-cell office:value-type="float" office:value="0.00936875" calcext:value-type="float">
            <text:p>0.00936875</text:p>
          </table:table-cell>
          <table:table-cell office:value-type="float" office:value="0.0198688" calcext:value-type="float">
            <text:p>0.0198688</text:p>
          </table:table-cell>
          <table:table-cell office:value-type="float" office:value="0.0371563" calcext:value-type="float">
            <text:p>0.0371563</text:p>
          </table:table-cell>
          <table:table-cell office:value-type="float" office:value="0.0628188" calcext:value-type="float">
            <text:p>0.0628188</text:p>
          </table:table-cell>
          <table:table-cell office:value-type="float" office:value="0.0920062" calcext:value-type="float">
            <text:p>0.0920062</text:p>
          </table:table-cell>
          <table:table-cell office:value-type="float" office:value="0.124575" calcext:value-type="float">
            <text:p>0.124575</text:p>
          </table:table-cell>
          <table:table-cell office:value-type="float" office:value="0.152181" calcext:value-type="float">
            <text:p>0.152181</text:p>
          </table:table-cell>
          <table:table-cell office:value-type="float" office:value="0.179325" calcext:value-type="float">
            <text:p>0.179325</text:p>
          </table:table-cell>
          <table:table-cell office:value-type="float" office:value="0.197431" calcext:value-type="float">
            <text:p>0.197431</text:p>
          </table:table-cell>
          <table:table-cell office:value-type="float" office:value="0.20495" calcext:value-type="float">
            <text:p>0.20495</text:p>
          </table:table-cell>
          <table:table-cell office:value-type="float" office:value="0.209063" calcext:value-type="float">
            <text:p>0.209063</text:p>
          </table:table-cell>
          <table:table-cell office:value-type="float" office:value="0.2044" calcext:value-type="float">
            <text:p>0.2044</text:p>
          </table:table-cell>
          <table:table-cell office:value-type="float" office:value="0.196575" calcext:value-type="float">
            <text:p>0.196575</text:p>
          </table:table-cell>
          <table:table-cell office:value-type="float" office:value="0.185519" calcext:value-type="float">
            <text:p>0.185519</text:p>
          </table:table-cell>
          <table:table-cell office:value-type="float" office:value="0.170263" calcext:value-type="float">
            <text:p>0.170263</text:p>
          </table:table-cell>
          <table:table-cell office:value-type="float" office:value="0.158137" calcext:value-type="float">
            <text:p>0.158137</text:p>
          </table:table-cell>
          <table:table-cell office:value-type="float" office:value="0.143044" calcext:value-type="float">
            <text:p>0.143044</text:p>
          </table:table-cell>
          <table:table-cell office:value-type="float" office:value="0.130194" calcext:value-type="float">
            <text:p>0.130194</text:p>
          </table:table-cell>
          <table:table-cell office:value-type="float" office:value="0.118212" calcext:value-type="float">
            <text:p>0.118212</text:p>
          </table:table-cell>
          <table:table-cell office:value-type="float" office:value="0.108063" calcext:value-type="float">
            <text:p>0.108063</text:p>
          </table:table-cell>
          <table:table-cell office:value-type="float" office:value="0.0981063" calcext:value-type="float">
            <text:p>0.0981063</text:p>
          </table:table-cell>
          <table:table-cell office:value-type="float" office:value="0.0902188" calcext:value-type="float">
            <text:p>0.0902188</text:p>
          </table:table-cell>
          <table:table-cell office:value-type="float" office:value="0.0841875" calcext:value-type="float">
            <text:p>0.0841875</text:p>
          </table:table-cell>
          <table:table-cell office:value-type="float" office:value="0.07975" calcext:value-type="float">
            <text:p>0.07975</text:p>
          </table:table-cell>
          <table:table-cell office:value-type="float" office:value="0.0740563" calcext:value-type="float">
            <text:p>0.0740563</text:p>
          </table:table-cell>
          <table:table-cell office:value-type="float" office:value="0.0709625" calcext:value-type="float">
            <text:p>0.0709625</text:p>
          </table:table-cell>
          <table:table-cell office:value-type="float" office:value="0.0685" calcext:value-type="float">
            <text:p>0.0685</text:p>
          </table:table-cell>
          <table:table-cell office:value-type="float" office:value="0.0660687" calcext:value-type="float">
            <text:p>0.0660687</text:p>
          </table:table-cell>
          <table:table-cell office:value-type="float" office:value="0.0632313" calcext:value-type="float">
            <text:p>0.0632313</text:p>
          </table:table-cell>
          <table:table-cell office:value-type="float" office:value="0.0647563" calcext:value-type="float">
            <text:p>0.0647563</text:p>
          </table:table-cell>
          <table:table-cell office:value-type="float" office:value="0.0636313" calcext:value-type="float">
            <text:p>0.0636313</text:p>
          </table:table-cell>
          <table:table-cell office:value-type="float" office:value="0.0651188" calcext:value-type="float">
            <text:p>0.0651188</text:p>
          </table:table-cell>
          <table:table-cell office:value-type="float" office:value="0.0648125" calcext:value-type="float">
            <text:p>0.0648125</text:p>
          </table:table-cell>
          <table:table-cell office:value-type="float" office:value="0.0654375" calcext:value-type="float">
            <text:p>0.0654375</text:p>
          </table:table-cell>
          <table:table-cell office:value-type="float" office:value="0.0683562" calcext:value-type="float">
            <text:p>0.0683562</text:p>
          </table:table-cell>
          <table:table-cell office:value-type="float" office:value="0.0677062" calcext:value-type="float">
            <text:p>0.0677062</text:p>
          </table:table-cell>
          <table:table-cell office:value-type="float" office:value="0.0692062" calcext:value-type="float">
            <text:p>0.0692062</text:p>
          </table:table-cell>
          <table:table-cell office:value-type="float" office:value="0.070975" calcext:value-type="float">
            <text:p>0.070975</text:p>
          </table:table-cell>
          <table:table-cell office:value-type="float" office:value="0.071225" calcext:value-type="float">
            <text:p>0.071225</text:p>
          </table:table-cell>
          <table:table-cell office:value-type="float" office:value="0.0753875" calcext:value-type="float">
            <text:p>0.0753875</text:p>
          </table:table-cell>
          <table:table-cell office:value-type="float" office:value="0.0759125" calcext:value-type="float">
            <text:p>0.0759125</text:p>
          </table:table-cell>
          <table:table-cell office:value-type="float" office:value="0.0776625" calcext:value-type="float">
            <text:p>0.0776625</text:p>
          </table:table-cell>
          <table:table-cell office:value-type="float" office:value="0.0812812" calcext:value-type="float">
            <text:p>0.0812812</text:p>
          </table:table-cell>
          <table:table-cell office:value-type="float" office:value="0.0824625" calcext:value-type="float">
            <text:p>0.0824625</text:p>
          </table:table-cell>
          <table:table-cell office:value-type="float" office:value="0.0859562" calcext:value-type="float">
            <text:p>0.0859562</text:p>
          </table:table-cell>
          <table:table-cell office:value-type="float" office:value="0.0886437" calcext:value-type="float">
            <text:p>0.0886437</text:p>
          </table:table-cell>
          <table:table-cell office:value-type="float" office:value="0.0904563" calcext:value-type="float">
            <text:p>0.0904563</text:p>
          </table:table-cell>
          <table:table-cell office:value-type="float" office:value="0.094325" calcext:value-type="float">
            <text:p>0.094325</text:p>
          </table:table-cell>
          <table:table-cell office:value-type="float" office:value="0.095575" calcext:value-type="float">
            <text:p>0.095575</text:p>
          </table:table-cell>
          <table:table-cell office:value-type="float" office:value="0.097875" calcext:value-type="float">
            <text:p>0.097875</text:p>
          </table:table-cell>
          <table:table-cell office:value-type="float" office:value="0.099175" calcext:value-type="float">
            <text:p>0.099175</text:p>
          </table:table-cell>
          <table:table-cell office:value-type="float" office:value="0.10185" calcext:value-type="float">
            <text:p>0.10185</text:p>
          </table:table-cell>
          <table:table-cell office:value-type="float" office:value="0.104875" calcext:value-type="float">
            <text:p>0.104875</text:p>
          </table:table-cell>
          <table:table-cell office:value-type="float" office:value="0.1076" calcext:value-type="float">
            <text:p>0.1076</text:p>
          </table:table-cell>
          <table:table-cell office:value-type="float" office:value="0.110375" calcext:value-type="float">
            <text:p>0.110375</text:p>
          </table:table-cell>
          <table:table-cell office:value-type="float" office:value="0.112069" calcext:value-type="float">
            <text:p>0.112069</text:p>
          </table:table-cell>
          <table:table-cell office:value-type="float" office:value="0.112381" calcext:value-type="float">
            <text:p>0.112381</text:p>
          </table:table-cell>
          <table:table-cell office:value-type="float" office:value="0.116944" calcext:value-type="float">
            <text:p>0.116944</text:p>
          </table:table-cell>
          <table:table-cell office:value-type="float" office:value="0.118413" calcext:value-type="float">
            <text:p>0.118413</text:p>
          </table:table-cell>
          <table:table-cell office:value-type="float" office:value="0.119844" calcext:value-type="float">
            <text:p>0.119844</text:p>
          </table:table-cell>
          <table:table-cell office:value-type="float" office:value="0.122031" calcext:value-type="float">
            <text:p>0.122031</text:p>
          </table:table-cell>
          <table:table-cell office:value-type="float" office:value="0.124906" calcext:value-type="float">
            <text:p>0.124906</text:p>
          </table:table-cell>
          <table:table-cell table:formula="of:=SUM([.B46:.CC46])" office:value-type="float" office:value="6.3700889" calcext:value-type="float">
            <text:p>6.3700889</text:p>
          </table:table-cell>
        </table:table-row>
        <table:table-row table:style-name="ro1">
          <table:table-cell office:value-type="float" office:value="2.790625" calcext:value-type="float">
            <text:p>2.790625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1" office:value-type="float" office:value="0.00004375" calcext:value-type="float">
            <text:p>4.38E-05</text:p>
          </table:table-cell>
          <table:table-cell office:value-type="float" office:value="0.0001875" calcext:value-type="float">
            <text:p>0.0001875</text:p>
          </table:table-cell>
          <table:table-cell office:value-type="float" office:value="0.00095" calcext:value-type="float">
            <text:p>0.00095</text:p>
          </table:table-cell>
          <table:table-cell office:value-type="float" office:value="0.00349375" calcext:value-type="float">
            <text:p>0.00349375</text:p>
          </table:table-cell>
          <table:table-cell office:value-type="float" office:value="0.0086625" calcext:value-type="float">
            <text:p>0.0086625</text:p>
          </table:table-cell>
          <table:table-cell office:value-type="float" office:value="0.019975" calcext:value-type="float">
            <text:p>0.019975</text:p>
          </table:table-cell>
          <table:table-cell office:value-type="float" office:value="0.0367188" calcext:value-type="float">
            <text:p>0.0367188</text:p>
          </table:table-cell>
          <table:table-cell office:value-type="float" office:value="0.0617875" calcext:value-type="float">
            <text:p>0.0617875</text:p>
          </table:table-cell>
          <table:table-cell office:value-type="float" office:value="0.0915938" calcext:value-type="float">
            <text:p>0.0915938</text:p>
          </table:table-cell>
          <table:table-cell office:value-type="float" office:value="0.123056" calcext:value-type="float">
            <text:p>0.123056</text:p>
          </table:table-cell>
          <table:table-cell office:value-type="float" office:value="0.155512" calcext:value-type="float">
            <text:p>0.155512</text:p>
          </table:table-cell>
          <table:table-cell office:value-type="float" office:value="0.17675" calcext:value-type="float">
            <text:p>0.17675</text:p>
          </table:table-cell>
          <table:table-cell office:value-type="float" office:value="0.196662" calcext:value-type="float">
            <text:p>0.196662</text:p>
          </table:table-cell>
          <table:table-cell office:value-type="float" office:value="0.20725" calcext:value-type="float">
            <text:p>0.20725</text:p>
          </table:table-cell>
          <table:table-cell office:value-type="float" office:value="0.209762" calcext:value-type="float">
            <text:p>0.209762</text:p>
          </table:table-cell>
          <table:table-cell office:value-type="float" office:value="0.206613" calcext:value-type="float">
            <text:p>0.206613</text:p>
          </table:table-cell>
          <table:table-cell office:value-type="float" office:value="0.196425" calcext:value-type="float">
            <text:p>0.196425</text:p>
          </table:table-cell>
          <table:table-cell office:value-type="float" office:value="0.185312" calcext:value-type="float">
            <text:p>0.185312</text:p>
          </table:table-cell>
          <table:table-cell office:value-type="float" office:value="0.171575" calcext:value-type="float">
            <text:p>0.171575</text:p>
          </table:table-cell>
          <table:table-cell office:value-type="float" office:value="0.15765" calcext:value-type="float">
            <text:p>0.15765</text:p>
          </table:table-cell>
          <table:table-cell office:value-type="float" office:value="0.141006" calcext:value-type="float">
            <text:p>0.141006</text:p>
          </table:table-cell>
          <table:table-cell office:value-type="float" office:value="0.13125" calcext:value-type="float">
            <text:p>0.13125</text:p>
          </table:table-cell>
          <table:table-cell office:value-type="float" office:value="0.119775" calcext:value-type="float">
            <text:p>0.119775</text:p>
          </table:table-cell>
          <table:table-cell office:value-type="float" office:value="0.110075" calcext:value-type="float">
            <text:p>0.110075</text:p>
          </table:table-cell>
          <table:table-cell office:value-type="float" office:value="0.0998562" calcext:value-type="float">
            <text:p>0.0998562</text:p>
          </table:table-cell>
          <table:table-cell office:value-type="float" office:value="0.092475" calcext:value-type="float">
            <text:p>0.092475</text:p>
          </table:table-cell>
          <table:table-cell office:value-type="float" office:value="0.0854188" calcext:value-type="float">
            <text:p>0.0854188</text:p>
          </table:table-cell>
          <table:table-cell office:value-type="float" office:value="0.0798375" calcext:value-type="float">
            <text:p>0.0798375</text:p>
          </table:table-cell>
          <table:table-cell office:value-type="float" office:value="0.0768438" calcext:value-type="float">
            <text:p>0.0768438</text:p>
          </table:table-cell>
          <table:table-cell office:value-type="float" office:value="0.0736312" calcext:value-type="float">
            <text:p>0.0736312</text:p>
          </table:table-cell>
          <table:table-cell office:value-type="float" office:value="0.0702312" calcext:value-type="float">
            <text:p>0.0702312</text:p>
          </table:table-cell>
          <table:table-cell office:value-type="float" office:value="0.0678187" calcext:value-type="float">
            <text:p>0.0678187</text:p>
          </table:table-cell>
          <table:table-cell office:value-type="float" office:value="0.0663" calcext:value-type="float">
            <text:p>0.0663</text:p>
          </table:table-cell>
          <table:table-cell office:value-type="float" office:value="0.0657688" calcext:value-type="float">
            <text:p>0.0657688</text:p>
          </table:table-cell>
          <table:table-cell office:value-type="float" office:value="0.0663938" calcext:value-type="float">
            <text:p>0.0663938</text:p>
          </table:table-cell>
          <table:table-cell table:number-columns-repeated="2" office:value-type="float" office:value="0.0666" calcext:value-type="float">
            <text:p>0.0666</text:p>
          </table:table-cell>
          <table:table-cell office:value-type="float" office:value="0.0689" calcext:value-type="float">
            <text:p>0.0689</text:p>
          </table:table-cell>
          <table:table-cell office:value-type="float" office:value="0.0685937" calcext:value-type="float">
            <text:p>0.0685937</text:p>
          </table:table-cell>
          <table:table-cell office:value-type="float" office:value="0.0693938" calcext:value-type="float">
            <text:p>0.0693938</text:p>
          </table:table-cell>
          <table:table-cell office:value-type="float" office:value="0.0711625" calcext:value-type="float">
            <text:p>0.0711625</text:p>
          </table:table-cell>
          <table:table-cell office:value-type="float" office:value="0.0728063" calcext:value-type="float">
            <text:p>0.0728063</text:p>
          </table:table-cell>
          <table:table-cell office:value-type="float" office:value="0.0744313" calcext:value-type="float">
            <text:p>0.0744313</text:p>
          </table:table-cell>
          <table:table-cell office:value-type="float" office:value="0.0763" calcext:value-type="float">
            <text:p>0.0763</text:p>
          </table:table-cell>
          <table:table-cell office:value-type="float" office:value="0.0789813" calcext:value-type="float">
            <text:p>0.0789813</text:p>
          </table:table-cell>
          <table:table-cell office:value-type="float" office:value="0.0816125" calcext:value-type="float">
            <text:p>0.0816125</text:p>
          </table:table-cell>
          <table:table-cell office:value-type="float" office:value="0.0813062" calcext:value-type="float">
            <text:p>0.0813062</text:p>
          </table:table-cell>
          <table:table-cell office:value-type="float" office:value="0.0835375" calcext:value-type="float">
            <text:p>0.0835375</text:p>
          </table:table-cell>
          <table:table-cell office:value-type="float" office:value="0.085475" calcext:value-type="float">
            <text:p>0.085475</text:p>
          </table:table-cell>
          <table:table-cell office:value-type="float" office:value="0.0888812" calcext:value-type="float">
            <text:p>0.0888812</text:p>
          </table:table-cell>
          <table:table-cell office:value-type="float" office:value="0.0905125" calcext:value-type="float">
            <text:p>0.0905125</text:p>
          </table:table-cell>
          <table:table-cell office:value-type="float" office:value="0.0926375" calcext:value-type="float">
            <text:p>0.0926375</text:p>
          </table:table-cell>
          <table:table-cell office:value-type="float" office:value="0.0949312" calcext:value-type="float">
            <text:p>0.0949312</text:p>
          </table:table-cell>
          <table:table-cell office:value-type="float" office:value="0.0983938" calcext:value-type="float">
            <text:p>0.0983938</text:p>
          </table:table-cell>
          <table:table-cell office:value-type="float" office:value="0.101794" calcext:value-type="float">
            <text:p>0.101794</text:p>
          </table:table-cell>
          <table:table-cell office:value-type="float" office:value="0.104688" calcext:value-type="float">
            <text:p>0.104688</text:p>
          </table:table-cell>
          <table:table-cell office:value-type="float" office:value="0.105456" calcext:value-type="float">
            <text:p>0.105456</text:p>
          </table:table-cell>
          <table:table-cell office:value-type="float" office:value="0.108213" calcext:value-type="float">
            <text:p>0.108213</text:p>
          </table:table-cell>
          <table:table-cell office:value-type="float" office:value="0.109975" calcext:value-type="float">
            <text:p>0.109975</text:p>
          </table:table-cell>
          <table:table-cell office:value-type="float" office:value="0.110856" calcext:value-type="float">
            <text:p>0.110856</text:p>
          </table:table-cell>
          <table:table-cell office:value-type="float" office:value="0.114606" calcext:value-type="float">
            <text:p>0.114606</text:p>
          </table:table-cell>
          <table:table-cell office:value-type="float" office:value="0.11545" calcext:value-type="float">
            <text:p>0.11545</text:p>
          </table:table-cell>
          <table:table-cell office:value-type="float" office:value="0.119469" calcext:value-type="float">
            <text:p>0.119469</text:p>
          </table:table-cell>
          <table:table-cell office:value-type="float" office:value="0.121387" calcext:value-type="float">
            <text:p>0.121387</text:p>
          </table:table-cell>
          <table:table-cell office:value-type="float" office:value="0.122862" calcext:value-type="float">
            <text:p>0.122862</text:p>
          </table:table-cell>
          <table:table-cell office:value-type="float" office:value="0.126906" calcext:value-type="float">
            <text:p>0.126906</text:p>
          </table:table-cell>
          <table:table-cell table:formula="of:=SUM([.B47:.CC47])" office:value-type="float" office:value="6.4293789" calcext:value-type="float">
            <text:p>6.4293789</text:p>
          </table:table-cell>
        </table:table-row>
        <table:table-row table:style-name="ro1">
          <table:table-cell office:value-type="float" office:value="2.85" calcext:value-type="float">
            <text:p>2.85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1" office:value-type="float" office:value="0.00006875" calcext:value-type="float">
            <text:p>6.88E-05</text:p>
          </table:table-cell>
          <table:table-cell office:value-type="float" office:value="0.0001125" calcext:value-type="float">
            <text:p>0.0001125</text:p>
          </table:table-cell>
          <table:table-cell office:value-type="float" office:value="0.00098125" calcext:value-type="float">
            <text:p>0.00098125</text:p>
          </table:table-cell>
          <table:table-cell office:value-type="float" office:value="0.00298125" calcext:value-type="float">
            <text:p>0.00298125</text:p>
          </table:table-cell>
          <table:table-cell office:value-type="float" office:value="0.00899375" calcext:value-type="float">
            <text:p>0.00899375</text:p>
          </table:table-cell>
          <table:table-cell office:value-type="float" office:value="0.0198438" calcext:value-type="float">
            <text:p>0.0198438</text:p>
          </table:table-cell>
          <table:table-cell office:value-type="float" office:value="0.0373563" calcext:value-type="float">
            <text:p>0.0373563</text:p>
          </table:table-cell>
          <table:table-cell office:value-type="float" office:value="0.061" calcext:value-type="float">
            <text:p>0.061</text:p>
          </table:table-cell>
          <table:table-cell office:value-type="float" office:value="0.0910438" calcext:value-type="float">
            <text:p>0.0910438</text:p>
          </table:table-cell>
          <table:table-cell office:value-type="float" office:value="0.124887" calcext:value-type="float">
            <text:p>0.124887</text:p>
          </table:table-cell>
          <table:table-cell office:value-type="float" office:value="0.155037" calcext:value-type="float">
            <text:p>0.155037</text:p>
          </table:table-cell>
          <table:table-cell office:value-type="float" office:value="0.181425" calcext:value-type="float">
            <text:p>0.181425</text:p>
          </table:table-cell>
          <table:table-cell office:value-type="float" office:value="0.197744" calcext:value-type="float">
            <text:p>0.197744</text:p>
          </table:table-cell>
          <table:table-cell office:value-type="float" office:value="0.209444" calcext:value-type="float">
            <text:p>0.209444</text:p>
          </table:table-cell>
          <table:table-cell office:value-type="float" office:value="0.209313" calcext:value-type="float">
            <text:p>0.209313</text:p>
          </table:table-cell>
          <table:table-cell office:value-type="float" office:value="0.205556" calcext:value-type="float">
            <text:p>0.205556</text:p>
          </table:table-cell>
          <table:table-cell office:value-type="float" office:value="0.200619" calcext:value-type="float">
            <text:p>0.200619</text:p>
          </table:table-cell>
          <table:table-cell office:value-type="float" office:value="0.189669" calcext:value-type="float">
            <text:p>0.189669</text:p>
          </table:table-cell>
          <table:table-cell office:value-type="float" office:value="0.174356" calcext:value-type="float">
            <text:p>0.174356</text:p>
          </table:table-cell>
          <table:table-cell office:value-type="float" office:value="0.160713" calcext:value-type="float">
            <text:p>0.160713</text:p>
          </table:table-cell>
          <table:table-cell office:value-type="float" office:value="0.145125" calcext:value-type="float">
            <text:p>0.145125</text:p>
          </table:table-cell>
          <table:table-cell office:value-type="float" office:value="0.132694" calcext:value-type="float">
            <text:p>0.132694</text:p>
          </table:table-cell>
          <table:table-cell office:value-type="float" office:value="0.119631" calcext:value-type="float">
            <text:p>0.119631</text:p>
          </table:table-cell>
          <table:table-cell office:value-type="float" office:value="0.110562" calcext:value-type="float">
            <text:p>0.110562</text:p>
          </table:table-cell>
          <table:table-cell office:value-type="float" office:value="0.101581" calcext:value-type="float">
            <text:p>0.101581</text:p>
          </table:table-cell>
          <table:table-cell office:value-type="float" office:value="0.0931437" calcext:value-type="float">
            <text:p>0.0931437</text:p>
          </table:table-cell>
          <table:table-cell office:value-type="float" office:value="0.0867437" calcext:value-type="float">
            <text:p>0.0867437</text:p>
          </table:table-cell>
          <table:table-cell office:value-type="float" office:value="0.08185" calcext:value-type="float">
            <text:p>0.08185</text:p>
          </table:table-cell>
          <table:table-cell office:value-type="float" office:value="0.0767125" calcext:value-type="float">
            <text:p>0.0767125</text:p>
          </table:table-cell>
          <table:table-cell office:value-type="float" office:value="0.0740187" calcext:value-type="float">
            <text:p>0.0740187</text:p>
          </table:table-cell>
          <table:table-cell office:value-type="float" office:value="0.0704313" calcext:value-type="float">
            <text:p>0.0704313</text:p>
          </table:table-cell>
          <table:table-cell office:value-type="float" office:value="0.0681563" calcext:value-type="float">
            <text:p>0.0681563</text:p>
          </table:table-cell>
          <table:table-cell office:value-type="float" office:value="0.068825" calcext:value-type="float">
            <text:p>0.068825</text:p>
          </table:table-cell>
          <table:table-cell office:value-type="float" office:value="0.0671375" calcext:value-type="float">
            <text:p>0.0671375</text:p>
          </table:table-cell>
          <table:table-cell office:value-type="float" office:value="0.0669938" calcext:value-type="float">
            <text:p>0.0669938</text:p>
          </table:table-cell>
          <table:table-cell office:value-type="float" office:value="0.0678688" calcext:value-type="float">
            <text:p>0.0678688</text:p>
          </table:table-cell>
          <table:table-cell office:value-type="float" office:value="0.06885" calcext:value-type="float">
            <text:p>0.06885</text:p>
          </table:table-cell>
          <table:table-cell office:value-type="float" office:value="0.0693562" calcext:value-type="float">
            <text:p>0.0693562</text:p>
          </table:table-cell>
          <table:table-cell office:value-type="float" office:value="0.0702375" calcext:value-type="float">
            <text:p>0.0702375</text:p>
          </table:table-cell>
          <table:table-cell office:value-type="float" office:value="0.0710812" calcext:value-type="float">
            <text:p>0.0710812</text:p>
          </table:table-cell>
          <table:table-cell office:value-type="float" office:value="0.0719875" calcext:value-type="float">
            <text:p>0.0719875</text:p>
          </table:table-cell>
          <table:table-cell office:value-type="float" office:value="0.0739" calcext:value-type="float">
            <text:p>0.0739</text:p>
          </table:table-cell>
          <table:table-cell office:value-type="float" office:value="0.07685" calcext:value-type="float">
            <text:p>0.07685</text:p>
          </table:table-cell>
          <table:table-cell office:value-type="float" office:value="0.0770938" calcext:value-type="float">
            <text:p>0.0770938</text:p>
          </table:table-cell>
          <table:table-cell office:value-type="float" office:value="0.080575" calcext:value-type="float">
            <text:p>0.080575</text:p>
          </table:table-cell>
          <table:table-cell office:value-type="float" office:value="0.0828875" calcext:value-type="float">
            <text:p>0.0828875</text:p>
          </table:table-cell>
          <table:table-cell office:value-type="float" office:value="0.0849375" calcext:value-type="float">
            <text:p>0.0849375</text:p>
          </table:table-cell>
          <table:table-cell office:value-type="float" office:value="0.08675" calcext:value-type="float">
            <text:p>0.08675</text:p>
          </table:table-cell>
          <table:table-cell office:value-type="float" office:value="0.0875688" calcext:value-type="float">
            <text:p>0.0875688</text:p>
          </table:table-cell>
          <table:table-cell office:value-type="float" office:value="0.0882375" calcext:value-type="float">
            <text:p>0.0882375</text:p>
          </table:table-cell>
          <table:table-cell office:value-type="float" office:value="0.0921063" calcext:value-type="float">
            <text:p>0.0921063</text:p>
          </table:table-cell>
          <table:table-cell office:value-type="float" office:value="0.0949563" calcext:value-type="float">
            <text:p>0.0949563</text:p>
          </table:table-cell>
          <table:table-cell office:value-type="float" office:value="0.0969125" calcext:value-type="float">
            <text:p>0.0969125</text:p>
          </table:table-cell>
          <table:table-cell office:value-type="float" office:value="0.100062" calcext:value-type="float">
            <text:p>0.100062</text:p>
          </table:table-cell>
          <table:table-cell office:value-type="float" office:value="0.102475" calcext:value-type="float">
            <text:p>0.102475</text:p>
          </table:table-cell>
          <table:table-cell office:value-type="float" office:value="0.105394" calcext:value-type="float">
            <text:p>0.105394</text:p>
          </table:table-cell>
          <table:table-cell office:value-type="float" office:value="0.107444" calcext:value-type="float">
            <text:p>0.107444</text:p>
          </table:table-cell>
          <table:table-cell office:value-type="float" office:value="0.106813" calcext:value-type="float">
            <text:p>0.106813</text:p>
          </table:table-cell>
          <table:table-cell office:value-type="float" office:value="0.112106" calcext:value-type="float">
            <text:p>0.112106</text:p>
          </table:table-cell>
          <table:table-cell office:value-type="float" office:value="0.113719" calcext:value-type="float">
            <text:p>0.113719</text:p>
          </table:table-cell>
          <table:table-cell office:value-type="float" office:value="0.117125" calcext:value-type="float">
            <text:p>0.117125</text:p>
          </table:table-cell>
          <table:table-cell office:value-type="float" office:value="0.11815" calcext:value-type="float">
            <text:p>0.11815</text:p>
          </table:table-cell>
          <table:table-cell office:value-type="float" office:value="0.121588" calcext:value-type="float">
            <text:p>0.121588</text:p>
          </table:table-cell>
          <table:table-cell office:value-type="float" office:value="0.122356" calcext:value-type="float">
            <text:p>0.122356</text:p>
          </table:table-cell>
          <table:table-cell office:value-type="float" office:value="0.125856" calcext:value-type="float">
            <text:p>0.125856</text:p>
          </table:table-cell>
          <table:table-cell office:value-type="float" office:value="0.126438" calcext:value-type="float">
            <text:p>0.126438</text:p>
          </table:table-cell>
          <table:table-cell table:formula="of:=SUM([.B48:.CC48])" office:value-type="float" office:value="6.5164323" calcext:value-type="float">
            <text:p>6.5164323</text:p>
          </table:table-cell>
        </table:table-row>
        <table:table-row table:style-name="ro1">
          <table:table-cell office:value-type="float" office:value="2.909375" calcext:value-type="float">
            <text:p>2.909375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1" office:value-type="float" office:value="0.0000125" calcext:value-type="float">
            <text:p>1.25E-05</text:p>
          </table:table-cell>
          <table:table-cell office:value-type="float" office:value="0.00025625" calcext:value-type="float">
            <text:p>0.00025625</text:p>
          </table:table-cell>
          <table:table-cell office:value-type="float" office:value="0.00094375" calcext:value-type="float">
            <text:p>0.00094375</text:p>
          </table:table-cell>
          <table:table-cell office:value-type="float" office:value="0.00310625" calcext:value-type="float">
            <text:p>0.00310625</text:p>
          </table:table-cell>
          <table:table-cell office:value-type="float" office:value="0.0087375" calcext:value-type="float">
            <text:p>0.0087375</text:p>
          </table:table-cell>
          <table:table-cell office:value-type="float" office:value="0.020025" calcext:value-type="float">
            <text:p>0.020025</text:p>
          </table:table-cell>
          <table:table-cell office:value-type="float" office:value="0.0377313" calcext:value-type="float">
            <text:p>0.0377313</text:p>
          </table:table-cell>
          <table:table-cell office:value-type="float" office:value="0.06255" calcext:value-type="float">
            <text:p>0.06255</text:p>
          </table:table-cell>
          <table:table-cell office:value-type="float" office:value="0.0924688" calcext:value-type="float">
            <text:p>0.0924688</text:p>
          </table:table-cell>
          <table:table-cell office:value-type="float" office:value="0.126356" calcext:value-type="float">
            <text:p>0.126356</text:p>
          </table:table-cell>
          <table:table-cell office:value-type="float" office:value="0.1565" calcext:value-type="float">
            <text:p>0.1565</text:p>
          </table:table-cell>
          <table:table-cell office:value-type="float" office:value="0.182656" calcext:value-type="float">
            <text:p>0.182656</text:p>
          </table:table-cell>
          <table:table-cell office:value-type="float" office:value="0.200381" calcext:value-type="float">
            <text:p>0.200381</text:p>
          </table:table-cell>
          <table:table-cell office:value-type="float" office:value="0.209413" calcext:value-type="float">
            <text:p>0.209413</text:p>
          </table:table-cell>
          <table:table-cell office:value-type="float" office:value="0.213575" calcext:value-type="float">
            <text:p>0.213575</text:p>
          </table:table-cell>
          <table:table-cell office:value-type="float" office:value="0.209306" calcext:value-type="float">
            <text:p>0.209306</text:p>
          </table:table-cell>
          <table:table-cell office:value-type="float" office:value="0.20155" calcext:value-type="float">
            <text:p>0.20155</text:p>
          </table:table-cell>
          <table:table-cell office:value-type="float" office:value="0.188656" calcext:value-type="float">
            <text:p>0.188656</text:p>
          </table:table-cell>
          <table:table-cell office:value-type="float" office:value="0.1763" calcext:value-type="float">
            <text:p>0.1763</text:p>
          </table:table-cell>
          <table:table-cell office:value-type="float" office:value="0.16175" calcext:value-type="float">
            <text:p>0.16175</text:p>
          </table:table-cell>
          <table:table-cell office:value-type="float" office:value="0.147338" calcext:value-type="float">
            <text:p>0.147338</text:p>
          </table:table-cell>
          <table:table-cell office:value-type="float" office:value="0.135169" calcext:value-type="float">
            <text:p>0.135169</text:p>
          </table:table-cell>
          <table:table-cell office:value-type="float" office:value="0.1226" calcext:value-type="float">
            <text:p>0.1226</text:p>
          </table:table-cell>
          <table:table-cell office:value-type="float" office:value="0.111225" calcext:value-type="float">
            <text:p>0.111225</text:p>
          </table:table-cell>
          <table:table-cell office:value-type="float" office:value="0.100281" calcext:value-type="float">
            <text:p>0.100281</text:p>
          </table:table-cell>
          <table:table-cell office:value-type="float" office:value="0.094975" calcext:value-type="float">
            <text:p>0.094975</text:p>
          </table:table-cell>
          <table:table-cell office:value-type="float" office:value="0.0888313" calcext:value-type="float">
            <text:p>0.0888313</text:p>
          </table:table-cell>
          <table:table-cell office:value-type="float" office:value="0.0837062" calcext:value-type="float">
            <text:p>0.0837062</text:p>
          </table:table-cell>
          <table:table-cell office:value-type="float" office:value="0.0785688" calcext:value-type="float">
            <text:p>0.0785688</text:p>
          </table:table-cell>
          <table:table-cell office:value-type="float" office:value="0.0748438" calcext:value-type="float">
            <text:p>0.0748438</text:p>
          </table:table-cell>
          <table:table-cell office:value-type="float" office:value="0.0737063" calcext:value-type="float">
            <text:p>0.0737063</text:p>
          </table:table-cell>
          <table:table-cell office:value-type="float" office:value="0.07135" calcext:value-type="float">
            <text:p>0.07135</text:p>
          </table:table-cell>
          <table:table-cell office:value-type="float" office:value="0.07035" calcext:value-type="float">
            <text:p>0.07035</text:p>
          </table:table-cell>
          <table:table-cell office:value-type="float" office:value="0.0698" calcext:value-type="float">
            <text:p>0.0698</text:p>
          </table:table-cell>
          <table:table-cell office:value-type="float" office:value="0.0681062" calcext:value-type="float">
            <text:p>0.0681062</text:p>
          </table:table-cell>
          <table:table-cell office:value-type="float" office:value="0.0690562" calcext:value-type="float">
            <text:p>0.0690562</text:p>
          </table:table-cell>
          <table:table-cell office:value-type="float" office:value="0.0707938" calcext:value-type="float">
            <text:p>0.0707938</text:p>
          </table:table-cell>
          <table:table-cell office:value-type="float" office:value="0.06975" calcext:value-type="float">
            <text:p>0.06975</text:p>
          </table:table-cell>
          <table:table-cell office:value-type="float" office:value="0.0716688" calcext:value-type="float">
            <text:p>0.0716688</text:p>
          </table:table-cell>
          <table:table-cell office:value-type="float" office:value="0.07135" calcext:value-type="float">
            <text:p>0.07135</text:p>
          </table:table-cell>
          <table:table-cell office:value-type="float" office:value="0.074325" calcext:value-type="float">
            <text:p>0.074325</text:p>
          </table:table-cell>
          <table:table-cell office:value-type="float" office:value="0.0747375" calcext:value-type="float">
            <text:p>0.0747375</text:p>
          </table:table-cell>
          <table:table-cell office:value-type="float" office:value="0.078025" calcext:value-type="float">
            <text:p>0.078025</text:p>
          </table:table-cell>
          <table:table-cell office:value-type="float" office:value="0.0785312" calcext:value-type="float">
            <text:p>0.0785312</text:p>
          </table:table-cell>
          <table:table-cell office:value-type="float" office:value="0.0808813" calcext:value-type="float">
            <text:p>0.0808813</text:p>
          </table:table-cell>
          <table:table-cell office:value-type="float" office:value="0.0858562" calcext:value-type="float">
            <text:p>0.0858562</text:p>
          </table:table-cell>
          <table:table-cell office:value-type="float" office:value="0.0879375" calcext:value-type="float">
            <text:p>0.0879375</text:p>
          </table:table-cell>
          <table:table-cell office:value-type="float" office:value="0.088675" calcext:value-type="float">
            <text:p>0.088675</text:p>
          </table:table-cell>
          <table:table-cell office:value-type="float" office:value="0.0896563" calcext:value-type="float">
            <text:p>0.0896563</text:p>
          </table:table-cell>
          <table:table-cell office:value-type="float" office:value="0.0920563" calcext:value-type="float">
            <text:p>0.0920563</text:p>
          </table:table-cell>
          <table:table-cell office:value-type="float" office:value="0.0952438" calcext:value-type="float">
            <text:p>0.0952438</text:p>
          </table:table-cell>
          <table:table-cell office:value-type="float" office:value="0.0983437" calcext:value-type="float">
            <text:p>0.0983437</text:p>
          </table:table-cell>
          <table:table-cell office:value-type="float" office:value="0.100175" calcext:value-type="float">
            <text:p>0.100175</text:p>
          </table:table-cell>
          <table:table-cell office:value-type="float" office:value="0.102019" calcext:value-type="float">
            <text:p>0.102019</text:p>
          </table:table-cell>
          <table:table-cell office:value-type="float" office:value="0.103156" calcext:value-type="float">
            <text:p>0.103156</text:p>
          </table:table-cell>
          <table:table-cell office:value-type="float" office:value="0.106881" calcext:value-type="float">
            <text:p>0.106881</text:p>
          </table:table-cell>
          <table:table-cell office:value-type="float" office:value="0.107044" calcext:value-type="float">
            <text:p>0.107044</text:p>
          </table:table-cell>
          <table:table-cell office:value-type="float" office:value="0.110881" calcext:value-type="float">
            <text:p>0.110881</text:p>
          </table:table-cell>
          <table:table-cell office:value-type="float" office:value="0.114156" calcext:value-type="float">
            <text:p>0.114156</text:p>
          </table:table-cell>
          <table:table-cell office:value-type="float" office:value="0.114456" calcext:value-type="float">
            <text:p>0.114456</text:p>
          </table:table-cell>
          <table:table-cell office:value-type="float" office:value="0.115913" calcext:value-type="float">
            <text:p>0.115913</text:p>
          </table:table-cell>
          <table:table-cell office:value-type="float" office:value="0.116756" calcext:value-type="float">
            <text:p>0.116756</text:p>
          </table:table-cell>
          <table:table-cell office:value-type="float" office:value="0.12105" calcext:value-type="float">
            <text:p>0.12105</text:p>
          </table:table-cell>
          <table:table-cell office:value-type="float" office:value="0.123031" calcext:value-type="float">
            <text:p>0.123031</text:p>
          </table:table-cell>
          <table:table-cell office:value-type="float" office:value="0.125881" calcext:value-type="float">
            <text:p>0.125881</text:p>
          </table:table-cell>
          <table:table-cell office:value-type="float" office:value="0.126144" calcext:value-type="float">
            <text:p>0.126144</text:p>
          </table:table-cell>
          <table:table-cell table:formula="of:=SUM([.B49:.CC49])" office:value-type="float" office:value="6.60755555" calcext:value-type="float">
            <text:p>6.60755555</text:p>
          </table:table-cell>
        </table:table-row>
        <table:table-row table:style-name="ro1">
          <table:table-cell office:value-type="float" office:value="2.96875" calcext:value-type="float">
            <text:p>2.96875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1" office:value-type="float" office:value="0.0000375" calcext:value-type="float">
            <text:p>3.75E-05</text:p>
          </table:table-cell>
          <table:table-cell office:value-type="float" office:value="0.00019375" calcext:value-type="float">
            <text:p>0.00019375</text:p>
          </table:table-cell>
          <table:table-cell office:value-type="float" office:value="0.0008125" calcext:value-type="float">
            <text:p>0.0008125</text:p>
          </table:table-cell>
          <table:table-cell office:value-type="float" office:value="0.00310625" calcext:value-type="float">
            <text:p>0.00310625</text:p>
          </table:table-cell>
          <table:table-cell office:value-type="float" office:value="0.00905625" calcext:value-type="float">
            <text:p>0.00905625</text:p>
          </table:table-cell>
          <table:table-cell office:value-type="float" office:value="0.0194437" calcext:value-type="float">
            <text:p>0.0194437</text:p>
          </table:table-cell>
          <table:table-cell office:value-type="float" office:value="0.0379188" calcext:value-type="float">
            <text:p>0.0379188</text:p>
          </table:table-cell>
          <table:table-cell office:value-type="float" office:value="0.063775" calcext:value-type="float">
            <text:p>0.063775</text:p>
          </table:table-cell>
          <table:table-cell office:value-type="float" office:value="0.0946437" calcext:value-type="float">
            <text:p>0.0946437</text:p>
          </table:table-cell>
          <table:table-cell office:value-type="float" office:value="0.125425" calcext:value-type="float">
            <text:p>0.125425</text:p>
          </table:table-cell>
          <table:table-cell office:value-type="float" office:value="0.157625" calcext:value-type="float">
            <text:p>0.157625</text:p>
          </table:table-cell>
          <table:table-cell office:value-type="float" office:value="0.183906" calcext:value-type="float">
            <text:p>0.183906</text:p>
          </table:table-cell>
          <table:table-cell office:value-type="float" office:value="0.203094" calcext:value-type="float">
            <text:p>0.203094</text:p>
          </table:table-cell>
          <table:table-cell office:value-type="float" office:value="0.212431" calcext:value-type="float">
            <text:p>0.212431</text:p>
          </table:table-cell>
          <table:table-cell office:value-type="float" office:value="0.2145" calcext:value-type="float">
            <text:p>0.2145</text:p>
          </table:table-cell>
          <table:table-cell office:value-type="float" office:value="0.211269" calcext:value-type="float">
            <text:p>0.211269</text:p>
          </table:table-cell>
          <table:table-cell office:value-type="float" office:value="0.201231" calcext:value-type="float">
            <text:p>0.201231</text:p>
          </table:table-cell>
          <table:table-cell office:value-type="float" office:value="0.1892" calcext:value-type="float">
            <text:p>0.1892</text:p>
          </table:table-cell>
          <table:table-cell office:value-type="float" office:value="0.175494" calcext:value-type="float">
            <text:p>0.175494</text:p>
          </table:table-cell>
          <table:table-cell office:value-type="float" office:value="0.163581" calcext:value-type="float">
            <text:p>0.163581</text:p>
          </table:table-cell>
          <table:table-cell office:value-type="float" office:value="0.147075" calcext:value-type="float">
            <text:p>0.147075</text:p>
          </table:table-cell>
          <table:table-cell office:value-type="float" office:value="0.135925" calcext:value-type="float">
            <text:p>0.135925</text:p>
          </table:table-cell>
          <table:table-cell office:value-type="float" office:value="0.1241" calcext:value-type="float">
            <text:p>0.1241</text:p>
          </table:table-cell>
          <table:table-cell office:value-type="float" office:value="0.113106" calcext:value-type="float">
            <text:p>0.113106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92938" calcext:value-type="float">
            <text:p>0.0992938</text:p>
          </table:table-cell>
          <table:table-cell office:value-type="float" office:value="0.0911875" calcext:value-type="float">
            <text:p>0.0911875</text:p>
          </table:table-cell>
          <table:table-cell office:value-type="float" office:value="0.0856062" calcext:value-type="float">
            <text:p>0.0856062</text:p>
          </table:table-cell>
          <table:table-cell office:value-type="float" office:value="0.081075" calcext:value-type="float">
            <text:p>0.081075</text:p>
          </table:table-cell>
          <table:table-cell office:value-type="float" office:value="0.0777188" calcext:value-type="float">
            <text:p>0.0777188</text:p>
          </table:table-cell>
          <table:table-cell office:value-type="float" office:value="0.0745062" calcext:value-type="float">
            <text:p>0.0745062</text:p>
          </table:table-cell>
          <table:table-cell office:value-type="float" office:value="0.07285" calcext:value-type="float">
            <text:p>0.07285</text:p>
          </table:table-cell>
          <table:table-cell office:value-type="float" office:value="0.0724937" calcext:value-type="float">
            <text:p>0.0724937</text:p>
          </table:table-cell>
          <table:table-cell office:value-type="float" office:value="0.07145" calcext:value-type="float">
            <text:p>0.07145</text:p>
          </table:table-cell>
          <table:table-cell office:value-type="float" office:value="0.0724562" calcext:value-type="float">
            <text:p>0.0724562</text:p>
          </table:table-cell>
          <table:table-cell office:value-type="float" office:value="0.0714812" calcext:value-type="float">
            <text:p>0.0714812</text:p>
          </table:table-cell>
          <table:table-cell office:value-type="float" office:value="0.07105" calcext:value-type="float">
            <text:p>0.07105</text:p>
          </table:table-cell>
          <table:table-cell office:value-type="float" office:value="0.0713" calcext:value-type="float">
            <text:p>0.0713</text:p>
          </table:table-cell>
          <table:table-cell office:value-type="float" office:value="0.0726438" calcext:value-type="float">
            <text:p>0.0726438</text:p>
          </table:table-cell>
          <table:table-cell office:value-type="float" office:value="0.0759688" calcext:value-type="float">
            <text:p>0.0759688</text:p>
          </table:table-cell>
          <table:table-cell office:value-type="float" office:value="0.076" calcext:value-type="float">
            <text:p>0.076</text:p>
          </table:table-cell>
          <table:table-cell office:value-type="float" office:value="0.0788313" calcext:value-type="float">
            <text:p>0.0788313</text:p>
          </table:table-cell>
          <table:table-cell office:value-type="float" office:value="0.0784375" calcext:value-type="float">
            <text:p>0.0784375</text:p>
          </table:table-cell>
          <table:table-cell office:value-type="float" office:value="0.0832125" calcext:value-type="float">
            <text:p>0.0832125</text:p>
          </table:table-cell>
          <table:table-cell office:value-type="float" office:value="0.0856813" calcext:value-type="float">
            <text:p>0.0856813</text:p>
          </table:table-cell>
          <table:table-cell office:value-type="float" office:value="0.0852125" calcext:value-type="float">
            <text:p>0.0852125</text:p>
          </table:table-cell>
          <table:table-cell office:value-type="float" office:value="0.0872938" calcext:value-type="float">
            <text:p>0.0872938</text:p>
          </table:table-cell>
          <table:table-cell office:value-type="float" office:value="0.0885813" calcext:value-type="float">
            <text:p>0.0885813</text:p>
          </table:table-cell>
          <table:table-cell office:value-type="float" office:value="0.0912437" calcext:value-type="float">
            <text:p>0.0912437</text:p>
          </table:table-cell>
          <table:table-cell office:value-type="float" office:value="0.0943438" calcext:value-type="float">
            <text:p>0.0943438</text:p>
          </table:table-cell>
          <table:table-cell office:value-type="float" office:value="0.0955813" calcext:value-type="float">
            <text:p>0.0955813</text:p>
          </table:table-cell>
          <table:table-cell office:value-type="float" office:value="0.0986687" calcext:value-type="float">
            <text:p>0.0986687</text:p>
          </table:table-cell>
          <table:table-cell office:value-type="float" office:value="0.100294" calcext:value-type="float">
            <text:p>0.100294</text:p>
          </table:table-cell>
          <table:table-cell office:value-type="float" office:value="0.103038" calcext:value-type="float">
            <text:p>0.103038</text:p>
          </table:table-cell>
          <table:table-cell office:value-type="float" office:value="0.103706" calcext:value-type="float">
            <text:p>0.103706</text:p>
          </table:table-cell>
          <table:table-cell office:value-type="float" office:value="0.106344" calcext:value-type="float">
            <text:p>0.106344</text:p>
          </table:table-cell>
          <table:table-cell office:value-type="float" office:value="0.110044" calcext:value-type="float">
            <text:p>0.110044</text:p>
          </table:table-cell>
          <table:table-cell office:value-type="float" office:value="0.110681" calcext:value-type="float">
            <text:p>0.110681</text:p>
          </table:table-cell>
          <table:table-cell office:value-type="float" office:value="0.114319" calcext:value-type="float">
            <text:p>0.114319</text:p>
          </table:table-cell>
          <table:table-cell office:value-type="float" office:value="0.115975" calcext:value-type="float">
            <text:p>0.115975</text:p>
          </table:table-cell>
          <table:table-cell office:value-type="float" office:value="0.118587" calcext:value-type="float">
            <text:p>0.118587</text:p>
          </table:table-cell>
          <table:table-cell office:value-type="float" office:value="0.119788" calcext:value-type="float">
            <text:p>0.119788</text:p>
          </table:table-cell>
          <table:table-cell office:value-type="float" office:value="0.120819" calcext:value-type="float">
            <text:p>0.120819</text:p>
          </table:table-cell>
          <table:table-cell office:value-type="float" office:value="0.124287" calcext:value-type="float">
            <text:p>0.124287</text:p>
          </table:table-cell>
          <table:table-cell office:value-type="float" office:value="0.127056" calcext:value-type="float">
            <text:p>0.127056</text:p>
          </table:table-cell>
          <table:table-cell office:value-type="float" office:value="0.125969" calcext:value-type="float">
            <text:p>0.125969</text:p>
          </table:table-cell>
          <table:table-cell table:formula="of:=SUM([.B50:.CC50])" office:value-type="float" office:value="6.69602535" calcext:value-type="float">
            <text:p>6.69602535</text:p>
          </table:table-cell>
        </table:table-row>
        <table:table-row table:style-name="ro1">
          <table:table-cell office:value-type="float" office:value="3.028125" calcext:value-type="float">
            <text:p>3.028125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1" office:value-type="float" office:value="0.00000625" calcext:value-type="float">
            <text:p>6.25E-06</text:p>
          </table:table-cell>
          <table:table-cell table:style-name="ce1" office:value-type="float" office:value="0.00003125" calcext:value-type="float">
            <text:p>3.13E-05</text:p>
          </table:table-cell>
          <table:table-cell office:value-type="float" office:value="0.00014375" calcext:value-type="float">
            <text:p>0.00014375</text:p>
          </table:table-cell>
          <table:table-cell office:value-type="float" office:value="0.0009875" calcext:value-type="float">
            <text:p>0.0009875</text:p>
          </table:table-cell>
          <table:table-cell office:value-type="float" office:value="0.00305" calcext:value-type="float">
            <text:p>0.00305</text:p>
          </table:table-cell>
          <table:table-cell office:value-type="float" office:value="0.0085" calcext:value-type="float">
            <text:p>0.0085</text:p>
          </table:table-cell>
          <table:table-cell office:value-type="float" office:value="0.0192063" calcext:value-type="float">
            <text:p>0.0192063</text:p>
          </table:table-cell>
          <table:table-cell office:value-type="float" office:value="0.0378937" calcext:value-type="float">
            <text:p>0.0378937</text:p>
          </table:table-cell>
          <table:table-cell office:value-type="float" office:value="0.0628812" calcext:value-type="float">
            <text:p>0.0628812</text:p>
          </table:table-cell>
          <table:table-cell office:value-type="float" office:value="0.0941063" calcext:value-type="float">
            <text:p>0.0941063</text:p>
          </table:table-cell>
          <table:table-cell office:value-type="float" office:value="0.127019" calcext:value-type="float">
            <text:p>0.127019</text:p>
          </table:table-cell>
          <table:table-cell office:value-type="float" office:value="0.156587" calcext:value-type="float">
            <text:p>0.156587</text:p>
          </table:table-cell>
          <table:table-cell office:value-type="float" office:value="0.183006" calcext:value-type="float">
            <text:p>0.183006</text:p>
          </table:table-cell>
          <table:table-cell office:value-type="float" office:value="0.201563" calcext:value-type="float">
            <text:p>0.201563</text:p>
          </table:table-cell>
          <table:table-cell office:value-type="float" office:value="0.210363" calcext:value-type="float">
            <text:p>0.210363</text:p>
          </table:table-cell>
          <table:table-cell office:value-type="float" office:value="0.213425" calcext:value-type="float">
            <text:p>0.213425</text:p>
          </table:table-cell>
          <table:table-cell office:value-type="float" office:value="0.213794" calcext:value-type="float">
            <text:p>0.213794</text:p>
          </table:table-cell>
          <table:table-cell office:value-type="float" office:value="0.205113" calcext:value-type="float">
            <text:p>0.205113</text:p>
          </table:table-cell>
          <table:table-cell office:value-type="float" office:value="0.190719" calcext:value-type="float">
            <text:p>0.190719</text:p>
          </table:table-cell>
          <table:table-cell office:value-type="float" office:value="0.177787" calcext:value-type="float">
            <text:p>0.177787</text:p>
          </table:table-cell>
          <table:table-cell office:value-type="float" office:value="0.164831" calcext:value-type="float">
            <text:p>0.164831</text:p>
          </table:table-cell>
          <table:table-cell office:value-type="float" office:value="0.151675" calcext:value-type="float">
            <text:p>0.151675</text:p>
          </table:table-cell>
          <table:table-cell office:value-type="float" office:value="0.138588" calcext:value-type="float">
            <text:p>0.138588</text:p>
          </table:table-cell>
          <table:table-cell office:value-type="float" office:value="0.128125" calcext:value-type="float">
            <text:p>0.128125</text:p>
          </table:table-cell>
          <table:table-cell office:value-type="float" office:value="0.116044" calcext:value-type="float">
            <text:p>0.116044</text:p>
          </table:table-cell>
          <table:table-cell office:value-type="float" office:value="0.107794" calcext:value-type="float">
            <text:p>0.107794</text:p>
          </table:table-cell>
          <table:table-cell office:value-type="float" office:value="0.0996563" calcext:value-type="float">
            <text:p>0.0996563</text:p>
          </table:table-cell>
          <table:table-cell office:value-type="float" office:value="0.0922" calcext:value-type="float">
            <text:p>0.0922</text:p>
          </table:table-cell>
          <table:table-cell office:value-type="float" office:value="0.0865937" calcext:value-type="float">
            <text:p>0.0865937</text:p>
          </table:table-cell>
          <table:table-cell office:value-type="float" office:value="0.080575" calcext:value-type="float">
            <text:p>0.080575</text:p>
          </table:table-cell>
          <table:table-cell office:value-type="float" office:value="0.0796937" calcext:value-type="float">
            <text:p>0.0796937</text:p>
          </table:table-cell>
          <table:table-cell office:value-type="float" office:value="0.0769187" calcext:value-type="float">
            <text:p>0.0769187</text:p>
          </table:table-cell>
          <table:table-cell office:value-type="float" office:value="0.0753625" calcext:value-type="float">
            <text:p>0.0753625</text:p>
          </table:table-cell>
          <table:table-cell office:value-type="float" office:value="0.075675" calcext:value-type="float">
            <text:p>0.075675</text:p>
          </table:table-cell>
          <table:table-cell office:value-type="float" office:value="0.0727312" calcext:value-type="float">
            <text:p>0.0727312</text:p>
          </table:table-cell>
          <table:table-cell office:value-type="float" office:value="0.0729875" calcext:value-type="float">
            <text:p>0.0729875</text:p>
          </table:table-cell>
          <table:table-cell office:value-type="float" office:value="0.0725563" calcext:value-type="float">
            <text:p>0.0725563</text:p>
          </table:table-cell>
          <table:table-cell office:value-type="float" office:value="0.0735625" calcext:value-type="float">
            <text:p>0.0735625</text:p>
          </table:table-cell>
          <table:table-cell office:value-type="float" office:value="0.0742188" calcext:value-type="float">
            <text:p>0.0742188</text:p>
          </table:table-cell>
          <table:table-cell office:value-type="float" office:value="0.07495" calcext:value-type="float">
            <text:p>0.07495</text:p>
          </table:table-cell>
          <table:table-cell office:value-type="float" office:value="0.075175" calcext:value-type="float">
            <text:p>0.075175</text:p>
          </table:table-cell>
          <table:table-cell office:value-type="float" office:value="0.0788563" calcext:value-type="float">
            <text:p>0.0788563</text:p>
          </table:table-cell>
          <table:table-cell office:value-type="float" office:value="0.0795687" calcext:value-type="float">
            <text:p>0.0795687</text:p>
          </table:table-cell>
          <table:table-cell office:value-type="float" office:value="0.0809312" calcext:value-type="float">
            <text:p>0.0809312</text:p>
          </table:table-cell>
          <table:table-cell office:value-type="float" office:value="0.0821937" calcext:value-type="float">
            <text:p>0.0821937</text:p>
          </table:table-cell>
          <table:table-cell office:value-type="float" office:value="0.0842938" calcext:value-type="float">
            <text:p>0.0842938</text:p>
          </table:table-cell>
          <table:table-cell office:value-type="float" office:value="0.0861625" calcext:value-type="float">
            <text:p>0.0861625</text:p>
          </table:table-cell>
          <table:table-cell office:value-type="float" office:value="0.0892625" calcext:value-type="float">
            <text:p>0.0892625</text:p>
          </table:table-cell>
          <table:table-cell office:value-type="float" office:value="0.0915312" calcext:value-type="float">
            <text:p>0.0915312</text:p>
          </table:table-cell>
          <table:table-cell office:value-type="float" office:value="0.093975" calcext:value-type="float">
            <text:p>0.093975</text:p>
          </table:table-cell>
          <table:table-cell office:value-type="float" office:value="0.0944688" calcext:value-type="float">
            <text:p>0.0944688</text:p>
          </table:table-cell>
          <table:table-cell office:value-type="float" office:value="0.0966375" calcext:value-type="float">
            <text:p>0.0966375</text:p>
          </table:table-cell>
          <table:table-cell office:value-type="float" office:value="0.09925" calcext:value-type="float">
            <text:p>0.09925</text:p>
          </table:table-cell>
          <table:table-cell office:value-type="float" office:value="0.101237" calcext:value-type="float">
            <text:p>0.101237</text:p>
          </table:table-cell>
          <table:table-cell office:value-type="float" office:value="0.103075" calcext:value-type="float">
            <text:p>0.103075</text:p>
          </table:table-cell>
          <table:table-cell office:value-type="float" office:value="0.105788" calcext:value-type="float">
            <text:p>0.105788</text:p>
          </table:table-cell>
          <table:table-cell office:value-type="float" office:value="0.107456" calcext:value-type="float">
            <text:p>0.107456</text:p>
          </table:table-cell>
          <table:table-cell office:value-type="float" office:value="0.108537" calcext:value-type="float">
            <text:p>0.108537</text:p>
          </table:table-cell>
          <table:table-cell office:value-type="float" office:value="0.111675" calcext:value-type="float">
            <text:p>0.111675</text:p>
          </table:table-cell>
          <table:table-cell office:value-type="float" office:value="0.113356" calcext:value-type="float">
            <text:p>0.113356</text:p>
          </table:table-cell>
          <table:table-cell office:value-type="float" office:value="0.114044" calcext:value-type="float">
            <text:p>0.114044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1875" calcext:value-type="float">
            <text:p>0.121875</text:p>
          </table:table-cell>
          <table:table-cell office:value-type="float" office:value="0.1237" calcext:value-type="float">
            <text:p>0.1237</text:p>
          </table:table-cell>
          <table:table-cell office:value-type="float" office:value="0.124781" calcext:value-type="float">
            <text:p>0.124781</text:p>
          </table:table-cell>
          <table:table-cell office:value-type="float" office:value="0.126969" calcext:value-type="float">
            <text:p>0.126969</text:p>
          </table:table-cell>
          <table:table-cell office:value-type="float" office:value="0.129862" calcext:value-type="float">
            <text:p>0.129862</text:p>
          </table:table-cell>
          <table:table-cell table:formula="of:=SUM([.B51:.CC51])" office:value-type="float" office:value="6.76458165" calcext:value-type="float">
            <text:p>6.76458165</text:p>
          </table:table-cell>
        </table:table-row>
        <table:table-row table:style-name="ro1">
          <table:table-cell office:value-type="float" office:value="3.0875" calcext:value-type="float">
            <text:p>3.0875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1" office:value-type="float" office:value="0.00005" calcext:value-type="float">
            <text:p>5.00E-05</text:p>
          </table:table-cell>
          <table:table-cell office:value-type="float" office:value="0.00028125" calcext:value-type="float">
            <text:p>0.00028125</text:p>
          </table:table-cell>
          <table:table-cell office:value-type="float" office:value="0.0008375" calcext:value-type="float">
            <text:p>0.0008375</text:p>
          </table:table-cell>
          <table:table-cell office:value-type="float" office:value="0.0031625" calcext:value-type="float">
            <text:p>0.0031625</text:p>
          </table:table-cell>
          <table:table-cell office:value-type="float" office:value="0.00845625" calcext:value-type="float">
            <text:p>0.00845625</text:p>
          </table:table-cell>
          <table:table-cell office:value-type="float" office:value="0.019225" calcext:value-type="float">
            <text:p>0.019225</text:p>
          </table:table-cell>
          <table:table-cell office:value-type="float" office:value="0.0363187" calcext:value-type="float">
            <text:p>0.0363187</text:p>
          </table:table-cell>
          <table:table-cell office:value-type="float" office:value="0.0622062" calcext:value-type="float">
            <text:p>0.0622062</text:p>
          </table:table-cell>
          <table:table-cell office:value-type="float" office:value="0.09275" calcext:value-type="float">
            <text:p>0.09275</text:p>
          </table:table-cell>
          <table:table-cell office:value-type="float" office:value="0.126075" calcext:value-type="float">
            <text:p>0.126075</text:p>
          </table:table-cell>
          <table:table-cell office:value-type="float" office:value="0.159312" calcext:value-type="float">
            <text:p>0.159312</text:p>
          </table:table-cell>
          <table:table-cell office:value-type="float" office:value="0.184319" calcext:value-type="float">
            <text:p>0.184319</text:p>
          </table:table-cell>
          <table:table-cell office:value-type="float" office:value="0.201644" calcext:value-type="float">
            <text:p>0.201644</text:p>
          </table:table-cell>
          <table:table-cell office:value-type="float" office:value="0.215206" calcext:value-type="float">
            <text:p>0.215206</text:p>
          </table:table-cell>
          <table:table-cell office:value-type="float" office:value="0.2182" calcext:value-type="float">
            <text:p>0.2182</text:p>
          </table:table-cell>
          <table:table-cell office:value-type="float" office:value="0.216388" calcext:value-type="float">
            <text:p>0.216388</text:p>
          </table:table-cell>
          <table:table-cell office:value-type="float" office:value="0.206125" calcext:value-type="float">
            <text:p>0.206125</text:p>
          </table:table-cell>
          <table:table-cell office:value-type="float" office:value="0.197437" calcext:value-type="float">
            <text:p>0.197437</text:p>
          </table:table-cell>
          <table:table-cell office:value-type="float" office:value="0.183913" calcext:value-type="float">
            <text:p>0.183913</text:p>
          </table:table-cell>
          <table:table-cell office:value-type="float" office:value="0.169281" calcext:value-type="float">
            <text:p>0.169281</text:p>
          </table:table-cell>
          <table:table-cell office:value-type="float" office:value="0.156369" calcext:value-type="float">
            <text:p>0.156369</text:p>
          </table:table-cell>
          <table:table-cell office:value-type="float" office:value="0.141187" calcext:value-type="float">
            <text:p>0.141187</text:p>
          </table:table-cell>
          <table:table-cell office:value-type="float" office:value="0.130331" calcext:value-type="float">
            <text:p>0.130331</text:p>
          </table:table-cell>
          <table:table-cell office:value-type="float" office:value="0.118688" calcext:value-type="float">
            <text:p>0.118688</text:p>
          </table:table-cell>
          <table:table-cell office:value-type="float" office:value="0.109287" calcext:value-type="float">
            <text:p>0.109287</text:p>
          </table:table-cell>
          <table:table-cell office:value-type="float" office:value="0.099925" calcext:value-type="float">
            <text:p>0.099925</text:p>
          </table:table-cell>
          <table:table-cell office:value-type="float" office:value="0.0935187" calcext:value-type="float">
            <text:p>0.0935187</text:p>
          </table:table-cell>
          <table:table-cell office:value-type="float" office:value="0.0877062" calcext:value-type="float">
            <text:p>0.0877062</text:p>
          </table:table-cell>
          <table:table-cell office:value-type="float" office:value="0.0838312" calcext:value-type="float">
            <text:p>0.0838312</text:p>
          </table:table-cell>
          <table:table-cell office:value-type="float" office:value="0.0797625" calcext:value-type="float">
            <text:p>0.0797625</text:p>
          </table:table-cell>
          <table:table-cell office:value-type="float" office:value="0.077225" calcext:value-type="float">
            <text:p>0.077225</text:p>
          </table:table-cell>
          <table:table-cell office:value-type="float" office:value="0.0773375" calcext:value-type="float">
            <text:p>0.0773375</text:p>
          </table:table-cell>
          <table:table-cell office:value-type="float" office:value="0.0757188" calcext:value-type="float">
            <text:p>0.0757188</text:p>
          </table:table-cell>
          <table:table-cell office:value-type="float" office:value="0.0734625" calcext:value-type="float">
            <text:p>0.0734625</text:p>
          </table:table-cell>
          <table:table-cell office:value-type="float" office:value="0.0730813" calcext:value-type="float">
            <text:p>0.0730813</text:p>
          </table:table-cell>
          <table:table-cell office:value-type="float" office:value="0.0752625" calcext:value-type="float">
            <text:p>0.0752625</text:p>
          </table:table-cell>
          <table:table-cell office:value-type="float" office:value="0.0751688" calcext:value-type="float">
            <text:p>0.0751688</text:p>
          </table:table-cell>
          <table:table-cell office:value-type="float" office:value="0.073775" calcext:value-type="float">
            <text:p>0.073775</text:p>
          </table:table-cell>
          <table:table-cell office:value-type="float" office:value="0.0757562" calcext:value-type="float">
            <text:p>0.0757562</text:p>
          </table:table-cell>
          <table:table-cell office:value-type="float" office:value="0.078525" calcext:value-type="float">
            <text:p>0.078525</text:p>
          </table:table-cell>
          <table:table-cell office:value-type="float" office:value="0.0794437" calcext:value-type="float">
            <text:p>0.0794437</text:p>
          </table:table-cell>
          <table:table-cell office:value-type="float" office:value="0.0794938" calcext:value-type="float">
            <text:p>0.0794938</text:p>
          </table:table-cell>
          <table:table-cell office:value-type="float" office:value="0.0817688" calcext:value-type="float">
            <text:p>0.0817688</text:p>
          </table:table-cell>
          <table:table-cell office:value-type="float" office:value="0.0844375" calcext:value-type="float">
            <text:p>0.0844375</text:p>
          </table:table-cell>
          <table:table-cell office:value-type="float" office:value="0.0863625" calcext:value-type="float">
            <text:p>0.0863625</text:p>
          </table:table-cell>
          <table:table-cell office:value-type="float" office:value="0.0865313" calcext:value-type="float">
            <text:p>0.0865313</text:p>
          </table:table-cell>
          <table:table-cell office:value-type="float" office:value="0.08835" calcext:value-type="float">
            <text:p>0.08835</text:p>
          </table:table-cell>
          <table:table-cell office:value-type="float" office:value="0.0902562" calcext:value-type="float">
            <text:p>0.0902562</text:p>
          </table:table-cell>
          <table:table-cell office:value-type="float" office:value="0.0927687" calcext:value-type="float">
            <text:p>0.0927687</text:p>
          </table:table-cell>
          <table:table-cell office:value-type="float" office:value="0.093625" calcext:value-type="float">
            <text:p>0.093625</text:p>
          </table:table-cell>
          <table:table-cell office:value-type="float" office:value="0.0973625" calcext:value-type="float">
            <text:p>0.0973625</text:p>
          </table:table-cell>
          <table:table-cell office:value-type="float" office:value="0.099325" calcext:value-type="float">
            <text:p>0.099325</text:p>
          </table:table-cell>
          <table:table-cell office:value-type="float" office:value="0.101237" calcext:value-type="float">
            <text:p>0.101237</text:p>
          </table:table-cell>
          <table:table-cell office:value-type="float" office:value="0.103319" calcext:value-type="float">
            <text:p>0.103319</text:p>
          </table:table-cell>
          <table:table-cell office:value-type="float" office:value="0.106275" calcext:value-type="float">
            <text:p>0.106275</text:p>
          </table:table-cell>
          <table:table-cell office:value-type="float" office:value="0.107863" calcext:value-type="float">
            <text:p>0.107863</text:p>
          </table:table-cell>
          <table:table-cell office:value-type="float" office:value="0.111763" calcext:value-type="float">
            <text:p>0.111763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6625" calcext:value-type="float">
            <text:p>0.116625</text:p>
          </table:table-cell>
          <table:table-cell office:value-type="float" office:value="0.119106" calcext:value-type="float">
            <text:p>0.119106</text:p>
          </table:table-cell>
          <table:table-cell office:value-type="float" office:value="0.121487" calcext:value-type="float">
            <text:p>0.121487</text:p>
          </table:table-cell>
          <table:table-cell office:value-type="float" office:value="0.124081" calcext:value-type="float">
            <text:p>0.124081</text:p>
          </table:table-cell>
          <table:table-cell office:value-type="float" office:value="0.124412" calcext:value-type="float">
            <text:p>0.124412</text:p>
          </table:table-cell>
          <table:table-cell office:value-type="float" office:value="0.125956" calcext:value-type="float">
            <text:p>0.125956</text:p>
          </table:table-cell>
          <table:table-cell office:value-type="float" office:value="0.1294" calcext:value-type="float">
            <text:p>0.1294</text:p>
          </table:table-cell>
          <table:table-cell office:value-type="float" office:value="0.130819" calcext:value-type="float">
            <text:p>0.130819</text:p>
          </table:table-cell>
          <table:table-cell table:formula="of:=SUM([.B52:.CC52])" office:value-type="float" office:value="6.8541736" calcext:value-type="float">
            <text:p>6.8541736</text:p>
          </table:table-cell>
        </table:table-row>
        <table:table-row table:style-name="ro1">
          <table:table-cell office:value-type="float" office:value="3.146875" calcext:value-type="float">
            <text:p>3.146875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1" office:value-type="float" office:value="0.00000625" calcext:value-type="float">
            <text:p>6.25E-06</text:p>
          </table:table-cell>
          <table:table-cell table:style-name="ce1" office:value-type="float" office:value="0.000025" calcext:value-type="float">
            <text:p>2.50E-05</text:p>
          </table:table-cell>
          <table:table-cell office:value-type="float" office:value="0.00024375" calcext:value-type="float">
            <text:p>0.00024375</text:p>
          </table:table-cell>
          <table:table-cell office:value-type="float" office:value="0.00101875" calcext:value-type="float">
            <text:p>0.00101875</text:p>
          </table:table-cell>
          <table:table-cell office:value-type="float" office:value="0.003025" calcext:value-type="float">
            <text:p>0.003025</text:p>
          </table:table-cell>
          <table:table-cell office:value-type="float" office:value="0.00835625" calcext:value-type="float">
            <text:p>0.00835625</text:p>
          </table:table-cell>
          <table:table-cell office:value-type="float" office:value="0.0185062" calcext:value-type="float">
            <text:p>0.0185062</text:p>
          </table:table-cell>
          <table:table-cell office:value-type="float" office:value="0.0360188" calcext:value-type="float">
            <text:p>0.0360188</text:p>
          </table:table-cell>
          <table:table-cell office:value-type="float" office:value="0.0623812" calcext:value-type="float">
            <text:p>0.0623812</text:p>
          </table:table-cell>
          <table:table-cell office:value-type="float" office:value="0.0927875" calcext:value-type="float">
            <text:p>0.0927875</text:p>
          </table:table-cell>
          <table:table-cell office:value-type="float" office:value="0.12645" calcext:value-type="float">
            <text:p>0.12645</text:p>
          </table:table-cell>
          <table:table-cell office:value-type="float" office:value="0.158244" calcext:value-type="float">
            <text:p>0.158244</text:p>
          </table:table-cell>
          <table:table-cell office:value-type="float" office:value="0.186837" calcext:value-type="float">
            <text:p>0.186837</text:p>
          </table:table-cell>
          <table:table-cell office:value-type="float" office:value="0.205994" calcext:value-type="float">
            <text:p>0.205994</text:p>
          </table:table-cell>
          <table:table-cell office:value-type="float" office:value="0.217956" calcext:value-type="float">
            <text:p>0.217956</text:p>
          </table:table-cell>
          <table:table-cell office:value-type="float" office:value="0.221137" calcext:value-type="float">
            <text:p>0.221137</text:p>
          </table:table-cell>
          <table:table-cell office:value-type="float" office:value="0.21915" calcext:value-type="float">
            <text:p>0.21915</text:p>
          </table:table-cell>
          <table:table-cell office:value-type="float" office:value="0.211731" calcext:value-type="float">
            <text:p>0.211731</text:p>
          </table:table-cell>
          <table:table-cell office:value-type="float" office:value="0.198506" calcext:value-type="float">
            <text:p>0.198506</text:p>
          </table:table-cell>
          <table:table-cell office:value-type="float" office:value="0.187581" calcext:value-type="float">
            <text:p>0.187581</text:p>
          </table:table-cell>
          <table:table-cell office:value-type="float" office:value="0.172063" calcext:value-type="float">
            <text:p>0.172063</text:p>
          </table:table-cell>
          <table:table-cell office:value-type="float" office:value="0.158831" calcext:value-type="float">
            <text:p>0.158831</text:p>
          </table:table-cell>
          <table:table-cell office:value-type="float" office:value="0.144956" calcext:value-type="float">
            <text:p>0.144956</text:p>
          </table:table-cell>
          <table:table-cell office:value-type="float" office:value="0.134112" calcext:value-type="float">
            <text:p>0.134112</text:p>
          </table:table-cell>
          <table:table-cell office:value-type="float" office:value="0.120894" calcext:value-type="float">
            <text:p>0.120894</text:p>
          </table:table-cell>
          <table:table-cell office:value-type="float" office:value="0.109894" calcext:value-type="float">
            <text:p>0.109894</text:p>
          </table:table-cell>
          <table:table-cell office:value-type="float" office:value="0.101681" calcext:value-type="float">
            <text:p>0.101681</text:p>
          </table:table-cell>
          <table:table-cell office:value-type="float" office:value="0.0942812" calcext:value-type="float">
            <text:p>0.0942812</text:p>
          </table:table-cell>
          <table:table-cell office:value-type="float" office:value="0.0893875" calcext:value-type="float">
            <text:p>0.0893875</text:p>
          </table:table-cell>
          <table:table-cell office:value-type="float" office:value="0.0848062" calcext:value-type="float">
            <text:p>0.0848062</text:p>
          </table:table-cell>
          <table:table-cell office:value-type="float" office:value="0.0803" calcext:value-type="float">
            <text:p>0.0803</text:p>
          </table:table-cell>
          <table:table-cell office:value-type="float" office:value="0.0784438" calcext:value-type="float">
            <text:p>0.0784438</text:p>
          </table:table-cell>
          <table:table-cell office:value-type="float" office:value="0.0769875" calcext:value-type="float">
            <text:p>0.0769875</text:p>
          </table:table-cell>
          <table:table-cell office:value-type="float" office:value="0.0785813" calcext:value-type="float">
            <text:p>0.0785813</text:p>
          </table:table-cell>
          <table:table-cell office:value-type="float" office:value="0.0752562" calcext:value-type="float">
            <text:p>0.0752562</text:p>
          </table:table-cell>
          <table:table-cell office:value-type="float" office:value="0.0758563" calcext:value-type="float">
            <text:p>0.0758563</text:p>
          </table:table-cell>
          <table:table-cell office:value-type="float" office:value="0.0762437" calcext:value-type="float">
            <text:p>0.0762437</text:p>
          </table:table-cell>
          <table:table-cell office:value-type="float" office:value="0.0759563" calcext:value-type="float">
            <text:p>0.0759563</text:p>
          </table:table-cell>
          <table:table-cell office:value-type="float" office:value="0.077225" calcext:value-type="float">
            <text:p>0.077225</text:p>
          </table:table-cell>
          <table:table-cell office:value-type="float" office:value="0.076775" calcext:value-type="float">
            <text:p>0.076775</text:p>
          </table:table-cell>
          <table:table-cell office:value-type="float" office:value="0.0767" calcext:value-type="float">
            <text:p>0.0767</text:p>
          </table:table-cell>
          <table:table-cell office:value-type="float" office:value="0.0796687" calcext:value-type="float">
            <text:p>0.0796687</text:p>
          </table:table-cell>
          <table:table-cell office:value-type="float" office:value="0.0796437" calcext:value-type="float">
            <text:p>0.0796437</text:p>
          </table:table-cell>
          <table:table-cell office:value-type="float" office:value="0.0832875" calcext:value-type="float">
            <text:p>0.0832875</text:p>
          </table:table-cell>
          <table:table-cell office:value-type="float" office:value="0.0856062" calcext:value-type="float">
            <text:p>0.0856062</text:p>
          </table:table-cell>
          <table:table-cell office:value-type="float" office:value="0.0870313" calcext:value-type="float">
            <text:p>0.0870313</text:p>
          </table:table-cell>
          <table:table-cell office:value-type="float" office:value="0.088975" calcext:value-type="float">
            <text:p>0.088975</text:p>
          </table:table-cell>
          <table:table-cell office:value-type="float" office:value="0.0902125" calcext:value-type="float">
            <text:p>0.0902125</text:p>
          </table:table-cell>
          <table:table-cell office:value-type="float" office:value="0.0922" calcext:value-type="float">
            <text:p>0.0922</text:p>
          </table:table-cell>
          <table:table-cell office:value-type="float" office:value="0.0943062" calcext:value-type="float">
            <text:p>0.0943062</text:p>
          </table:table-cell>
          <table:table-cell office:value-type="float" office:value="0.0961313" calcext:value-type="float">
            <text:p>0.0961313</text:p>
          </table:table-cell>
          <table:table-cell office:value-type="float" office:value="0.0986125" calcext:value-type="float">
            <text:p>0.0986125</text:p>
          </table:table-cell>
          <table:table-cell office:value-type="float" office:value="0.102775" calcext:value-type="float">
            <text:p>0.102775</text:p>
          </table:table-cell>
          <table:table-cell office:value-type="float" office:value="0.104438" calcext:value-type="float">
            <text:p>0.104438</text:p>
          </table:table-cell>
          <table:table-cell office:value-type="float" office:value="0.104775" calcext:value-type="float">
            <text:p>0.104775</text:p>
          </table:table-cell>
          <table:table-cell office:value-type="float" office:value="0.106794" calcext:value-type="float">
            <text:p>0.106794</text:p>
          </table:table-cell>
          <table:table-cell office:value-type="float" office:value="0.108919" calcext:value-type="float">
            <text:p>0.108919</text:p>
          </table:table-cell>
          <table:table-cell office:value-type="float" office:value="0.110925" calcext:value-type="float">
            <text:p>0.110925</text:p>
          </table:table-cell>
          <table:table-cell office:value-type="float" office:value="0.114475" calcext:value-type="float">
            <text:p>0.114475</text:p>
          </table:table-cell>
          <table:table-cell office:value-type="float" office:value="0.117388" calcext:value-type="float">
            <text:p>0.117388</text:p>
          </table:table-cell>
          <table:table-cell office:value-type="float" office:value="0.118931" calcext:value-type="float">
            <text:p>0.118931</text:p>
          </table:table-cell>
          <table:table-cell office:value-type="float" office:value="0.12225" calcext:value-type="float">
            <text:p>0.12225</text:p>
          </table:table-cell>
          <table:table-cell office:value-type="float" office:value="0.121987" calcext:value-type="float">
            <text:p>0.121987</text:p>
          </table:table-cell>
          <table:table-cell office:value-type="float" office:value="0.125775" calcext:value-type="float">
            <text:p>0.125775</text:p>
          </table:table-cell>
          <table:table-cell office:value-type="float" office:value="0.128994" calcext:value-type="float">
            <text:p>0.128994</text:p>
          </table:table-cell>
          <table:table-cell office:value-type="float" office:value="0.129494" calcext:value-type="float">
            <text:p>0.129494</text:p>
          </table:table-cell>
          <table:table-cell office:value-type="float" office:value="0.131769" calcext:value-type="float">
            <text:p>0.131769</text:p>
          </table:table-cell>
          <table:table-cell table:formula="of:=SUM([.B53:.CC53])" office:value-type="float" office:value="6.9405496" calcext:value-type="float">
            <text:p>6.9405496</text:p>
          </table:table-cell>
        </table:table-row>
        <table:table-row table:style-name="ro1">
          <table:table-cell office:value-type="float" office:value="3.20625" calcext:value-type="float">
            <text:p>3.20625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1" office:value-type="float" office:value="0.00000625" calcext:value-type="float">
            <text:p>6.25E-06</text:p>
          </table:table-cell>
          <table:table-cell table:style-name="ce1" office:value-type="float" office:value="0.0000125" calcext:value-type="float">
            <text:p>1.25E-05</text:p>
          </table:table-cell>
          <table:table-cell office:value-type="float" office:value="0.00015625" calcext:value-type="float">
            <text:p>0.00015625</text:p>
          </table:table-cell>
          <table:table-cell office:value-type="float" office:value="0.00085625" calcext:value-type="float">
            <text:p>0.00085625</text:p>
          </table:table-cell>
          <table:table-cell office:value-type="float" office:value="0.0030375" calcext:value-type="float">
            <text:p>0.0030375</text:p>
          </table:table-cell>
          <table:table-cell office:value-type="float" office:value="0.00841875" calcext:value-type="float">
            <text:p>0.00841875</text:p>
          </table:table-cell>
          <table:table-cell office:value-type="float" office:value="0.0187875" calcext:value-type="float">
            <text:p>0.0187875</text:p>
          </table:table-cell>
          <table:table-cell office:value-type="float" office:value="0.037325" calcext:value-type="float">
            <text:p>0.037325</text:p>
          </table:table-cell>
          <table:table-cell office:value-type="float" office:value="0.0623" calcext:value-type="float">
            <text:p>0.0623</text:p>
          </table:table-cell>
          <table:table-cell office:value-type="float" office:value="0.0932313" calcext:value-type="float">
            <text:p>0.0932313</text:p>
          </table:table-cell>
          <table:table-cell office:value-type="float" office:value="0.127456" calcext:value-type="float">
            <text:p>0.127456</text:p>
          </table:table-cell>
          <table:table-cell office:value-type="float" office:value="0.158856" calcext:value-type="float">
            <text:p>0.158856</text:p>
          </table:table-cell>
          <table:table-cell office:value-type="float" office:value="0.189306" calcext:value-type="float">
            <text:p>0.189306</text:p>
          </table:table-cell>
          <table:table-cell office:value-type="float" office:value="0.209669" calcext:value-type="float">
            <text:p>0.209669</text:p>
          </table:table-cell>
          <table:table-cell office:value-type="float" office:value="0.218925" calcext:value-type="float">
            <text:p>0.218925</text:p>
          </table:table-cell>
          <table:table-cell office:value-type="float" office:value="0.224862" calcext:value-type="float">
            <text:p>0.224862</text:p>
          </table:table-cell>
          <table:table-cell office:value-type="float" office:value="0.22215" calcext:value-type="float">
            <text:p>0.22215</text:p>
          </table:table-cell>
          <table:table-cell office:value-type="float" office:value="0.213638" calcext:value-type="float">
            <text:p>0.213638</text:p>
          </table:table-cell>
          <table:table-cell office:value-type="float" office:value="0.205638" calcext:value-type="float">
            <text:p>0.205638</text:p>
          </table:table-cell>
          <table:table-cell office:value-type="float" office:value="0.191481" calcext:value-type="float">
            <text:p>0.191481</text:p>
          </table:table-cell>
          <table:table-cell office:value-type="float" office:value="0.171981" calcext:value-type="float">
            <text:p>0.171981</text:p>
          </table:table-cell>
          <table:table-cell office:value-type="float" office:value="0.16105" calcext:value-type="float">
            <text:p>0.16105</text:p>
          </table:table-cell>
          <table:table-cell office:value-type="float" office:value="0.146156" calcext:value-type="float">
            <text:p>0.146156</text:p>
          </table:table-cell>
          <table:table-cell office:value-type="float" office:value="0.133662" calcext:value-type="float">
            <text:p>0.133662</text:p>
          </table:table-cell>
          <table:table-cell office:value-type="float" office:value="0.121994" calcext:value-type="float">
            <text:p>0.121994</text:p>
          </table:table-cell>
          <table:table-cell office:value-type="float" office:value="0.112219" calcext:value-type="float">
            <text:p>0.112219</text:p>
          </table:table-cell>
          <table:table-cell office:value-type="float" office:value="0.104438" calcext:value-type="float">
            <text:p>0.104438</text:p>
          </table:table-cell>
          <table:table-cell office:value-type="float" office:value="0.09665" calcext:value-type="float">
            <text:p>0.09665</text:p>
          </table:table-cell>
          <table:table-cell office:value-type="float" office:value="0.09125" calcext:value-type="float">
            <text:p>0.09125</text:p>
          </table:table-cell>
          <table:table-cell office:value-type="float" office:value="0.0847375" calcext:value-type="float">
            <text:p>0.0847375</text:p>
          </table:table-cell>
          <table:table-cell office:value-type="float" office:value="0.0822563" calcext:value-type="float">
            <text:p>0.0822563</text:p>
          </table:table-cell>
          <table:table-cell office:value-type="float" office:value="0.0813938" calcext:value-type="float">
            <text:p>0.0813938</text:p>
          </table:table-cell>
          <table:table-cell office:value-type="float" office:value="0.080575" calcext:value-type="float">
            <text:p>0.080575</text:p>
          </table:table-cell>
          <table:table-cell office:value-type="float" office:value="0.0765625" calcext:value-type="float">
            <text:p>0.0765625</text:p>
          </table:table-cell>
          <table:table-cell office:value-type="float" office:value="0.0763687" calcext:value-type="float">
            <text:p>0.0763687</text:p>
          </table:table-cell>
          <table:table-cell office:value-type="float" office:value="0.07465" calcext:value-type="float">
            <text:p>0.07465</text:p>
          </table:table-cell>
          <table:table-cell office:value-type="float" office:value="0.0759875" calcext:value-type="float">
            <text:p>0.0759875</text:p>
          </table:table-cell>
          <table:table-cell office:value-type="float" office:value="0.0764563" calcext:value-type="float">
            <text:p>0.0764563</text:p>
          </table:table-cell>
          <table:table-cell office:value-type="float" office:value="0.078" calcext:value-type="float">
            <text:p>0.078</text:p>
          </table:table-cell>
          <table:table-cell office:value-type="float" office:value="0.0788812" calcext:value-type="float">
            <text:p>0.0788812</text:p>
          </table:table-cell>
          <table:table-cell office:value-type="float" office:value="0.0798375" calcext:value-type="float">
            <text:p>0.0798375</text:p>
          </table:table-cell>
          <table:table-cell office:value-type="float" office:value="0.0811687" calcext:value-type="float">
            <text:p>0.0811687</text:p>
          </table:table-cell>
          <table:table-cell office:value-type="float" office:value="0.0828938" calcext:value-type="float">
            <text:p>0.0828938</text:p>
          </table:table-cell>
          <table:table-cell office:value-type="float" office:value="0.0835937" calcext:value-type="float">
            <text:p>0.0835937</text:p>
          </table:table-cell>
          <table:table-cell office:value-type="float" office:value="0.0854437" calcext:value-type="float">
            <text:p>0.0854437</text:p>
          </table:table-cell>
          <table:table-cell office:value-type="float" office:value="0.0882688" calcext:value-type="float">
            <text:p>0.0882688</text:p>
          </table:table-cell>
          <table:table-cell office:value-type="float" office:value="0.089775" calcext:value-type="float">
            <text:p>0.089775</text:p>
          </table:table-cell>
          <table:table-cell office:value-type="float" office:value="0.0917437" calcext:value-type="float">
            <text:p>0.0917437</text:p>
          </table:table-cell>
          <table:table-cell office:value-type="float" office:value="0.0931125" calcext:value-type="float">
            <text:p>0.0931125</text:p>
          </table:table-cell>
          <table:table-cell office:value-type="float" office:value="0.0957438" calcext:value-type="float">
            <text:p>0.0957438</text:p>
          </table:table-cell>
          <table:table-cell office:value-type="float" office:value="0.0980313" calcext:value-type="float">
            <text:p>0.0980313</text:p>
          </table:table-cell>
          <table:table-cell office:value-type="float" office:value="0.100681" calcext:value-type="float">
            <text:p>0.100681</text:p>
          </table:table-cell>
          <table:table-cell office:value-type="float" office:value="0.102263" calcext:value-type="float">
            <text:p>0.102263</text:p>
          </table:table-cell>
          <table:table-cell office:value-type="float" office:value="0.105137" calcext:value-type="float">
            <text:p>0.105137</text:p>
          </table:table-cell>
          <table:table-cell office:value-type="float" office:value="0.106787" calcext:value-type="float">
            <text:p>0.106787</text:p>
          </table:table-cell>
          <table:table-cell office:value-type="float" office:value="0.109481" calcext:value-type="float">
            <text:p>0.109481</text:p>
          </table:table-cell>
          <table:table-cell office:value-type="float" office:value="0.111544" calcext:value-type="float">
            <text:p>0.111544</text:p>
          </table:table-cell>
          <table:table-cell office:value-type="float" office:value="0.114788" calcext:value-type="float">
            <text:p>0.114788</text:p>
          </table:table-cell>
          <table:table-cell office:value-type="float" office:value="0.116219" calcext:value-type="float">
            <text:p>0.116219</text:p>
          </table:table-cell>
          <table:table-cell office:value-type="float" office:value="0.117619" calcext:value-type="float">
            <text:p>0.117619</text:p>
          </table:table-cell>
          <table:table-cell office:value-type="float" office:value="0.120875" calcext:value-type="float">
            <text:p>0.120875</text:p>
          </table:table-cell>
          <table:table-cell office:value-type="float" office:value="0.122987" calcext:value-type="float">
            <text:p>0.122987</text:p>
          </table:table-cell>
          <table:table-cell office:value-type="float" office:value="0.125975" calcext:value-type="float">
            <text:p>0.125975</text:p>
          </table:table-cell>
          <table:table-cell office:value-type="float" office:value="0.127775" calcext:value-type="float">
            <text:p>0.127775</text:p>
          </table:table-cell>
          <table:table-cell office:value-type="float" office:value="0.127413" calcext:value-type="float">
            <text:p>0.127413</text:p>
          </table:table-cell>
          <table:table-cell office:value-type="float" office:value="0.131344" calcext:value-type="float">
            <text:p>0.131344</text:p>
          </table:table-cell>
          <table:table-cell office:value-type="float" office:value="0.131894" calcext:value-type="float">
            <text:p>0.131894</text:p>
          </table:table-cell>
          <table:table-cell table:formula="of:=SUM([.B54:.CC54])" office:value-type="float" office:value="7.0337756" calcext:value-type="float">
            <text:p>7.0337756</text:p>
          </table:table-cell>
        </table:table-row>
        <table:table-row table:style-name="ro1">
          <table:table-cell office:value-type="float" office:value="3.265625" calcext:value-type="float">
            <text:p>3.265625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1" office:value-type="float" office:value="0.0000375" calcext:value-type="float">
            <text:p>3.75E-05</text:p>
          </table:table-cell>
          <table:table-cell office:value-type="float" office:value="0.000175" calcext:value-type="float">
            <text:p>0.000175</text:p>
          </table:table-cell>
          <table:table-cell office:value-type="float" office:value="0.0009125" calcext:value-type="float">
            <text:p>0.0009125</text:p>
          </table:table-cell>
          <table:table-cell office:value-type="float" office:value="0.00323125" calcext:value-type="float">
            <text:p>0.00323125</text:p>
          </table:table-cell>
          <table:table-cell office:value-type="float" office:value="0.00844375" calcext:value-type="float">
            <text:p>0.00844375</text:p>
          </table:table-cell>
          <table:table-cell office:value-type="float" office:value="0.0188875" calcext:value-type="float">
            <text:p>0.0188875</text:p>
          </table:table-cell>
          <table:table-cell office:value-type="float" office:value="0.0374813" calcext:value-type="float">
            <text:p>0.0374813</text:p>
          </table:table-cell>
          <table:table-cell office:value-type="float" office:value="0.0620687" calcext:value-type="float">
            <text:p>0.0620687</text:p>
          </table:table-cell>
          <table:table-cell office:value-type="float" office:value="0.09435" calcext:value-type="float">
            <text:p>0.09435</text:p>
          </table:table-cell>
          <table:table-cell office:value-type="float" office:value="0.129319" calcext:value-type="float">
            <text:p>0.129319</text:p>
          </table:table-cell>
          <table:table-cell office:value-type="float" office:value="0.162519" calcext:value-type="float">
            <text:p>0.162519</text:p>
          </table:table-cell>
          <table:table-cell office:value-type="float" office:value="0.192244" calcext:value-type="float">
            <text:p>0.192244</text:p>
          </table:table-cell>
          <table:table-cell office:value-type="float" office:value="0.2121" calcext:value-type="float">
            <text:p>0.2121</text:p>
          </table:table-cell>
          <table:table-cell office:value-type="float" office:value="0.224656" calcext:value-type="float">
            <text:p>0.224656</text:p>
          </table:table-cell>
          <table:table-cell office:value-type="float" office:value="0.226337" calcext:value-type="float">
            <text:p>0.226337</text:p>
          </table:table-cell>
          <table:table-cell office:value-type="float" office:value="0.225469" calcext:value-type="float">
            <text:p>0.225469</text:p>
          </table:table-cell>
          <table:table-cell office:value-type="float" office:value="0.216325" calcext:value-type="float">
            <text:p>0.216325</text:p>
          </table:table-cell>
          <table:table-cell office:value-type="float" office:value="0.206588" calcext:value-type="float">
            <text:p>0.206588</text:p>
          </table:table-cell>
          <table:table-cell office:value-type="float" office:value="0.192319" calcext:value-type="float">
            <text:p>0.192319</text:p>
          </table:table-cell>
          <table:table-cell office:value-type="float" office:value="0.179769" calcext:value-type="float">
            <text:p>0.179769</text:p>
          </table:table-cell>
          <table:table-cell office:value-type="float" office:value="0.163581" calcext:value-type="float">
            <text:p>0.163581</text:p>
          </table:table-cell>
          <table:table-cell office:value-type="float" office:value="0.149275" calcext:value-type="float">
            <text:p>0.149275</text:p>
          </table:table-cell>
          <table:table-cell office:value-type="float" office:value="0.13725" calcext:value-type="float">
            <text:p>0.13725</text:p>
          </table:table-cell>
          <table:table-cell office:value-type="float" office:value="0.124631" calcext:value-type="float">
            <text:p>0.124631</text:p>
          </table:table-cell>
          <table:table-cell office:value-type="float" office:value="0.114581" calcext:value-type="float">
            <text:p>0.114581</text:p>
          </table:table-cell>
          <table:table-cell office:value-type="float" office:value="0.107044" calcext:value-type="float">
            <text:p>0.107044</text:p>
          </table:table-cell>
          <table:table-cell office:value-type="float" office:value="0.0986438" calcext:value-type="float">
            <text:p>0.0986438</text:p>
          </table:table-cell>
          <table:table-cell office:value-type="float" office:value="0.0922313" calcext:value-type="float">
            <text:p>0.0922313</text:p>
          </table:table-cell>
          <table:table-cell office:value-type="float" office:value="0.0859625" calcext:value-type="float">
            <text:p>0.0859625</text:p>
          </table:table-cell>
          <table:table-cell office:value-type="float" office:value="0.0851" calcext:value-type="float">
            <text:p>0.0851</text:p>
          </table:table-cell>
          <table:table-cell office:value-type="float" office:value="0.0807375" calcext:value-type="float">
            <text:p>0.0807375</text:p>
          </table:table-cell>
          <table:table-cell office:value-type="float" office:value="0.0779875" calcext:value-type="float">
            <text:p>0.0779875</text:p>
          </table:table-cell>
          <table:table-cell office:value-type="float" office:value="0.0754812" calcext:value-type="float">
            <text:p>0.0754812</text:p>
          </table:table-cell>
          <table:table-cell office:value-type="float" office:value="0.0761063" calcext:value-type="float">
            <text:p>0.0761063</text:p>
          </table:table-cell>
          <table:table-cell office:value-type="float" office:value="0.0746938" calcext:value-type="float">
            <text:p>0.0746938</text:p>
          </table:table-cell>
          <table:table-cell office:value-type="float" office:value="0.075825" calcext:value-type="float">
            <text:p>0.075825</text:p>
          </table:table-cell>
          <table:table-cell office:value-type="float" office:value="0.0757063" calcext:value-type="float">
            <text:p>0.0757063</text:p>
          </table:table-cell>
          <table:table-cell office:value-type="float" office:value="0.077925" calcext:value-type="float">
            <text:p>0.077925</text:p>
          </table:table-cell>
          <table:table-cell office:value-type="float" office:value="0.0799625" calcext:value-type="float">
            <text:p>0.0799625</text:p>
          </table:table-cell>
          <table:table-cell office:value-type="float" office:value="0.0810063" calcext:value-type="float">
            <text:p>0.0810063</text:p>
          </table:table-cell>
          <table:table-cell office:value-type="float" office:value="0.0816937" calcext:value-type="float">
            <text:p>0.0816937</text:p>
          </table:table-cell>
          <table:table-cell office:value-type="float" office:value="0.0828437" calcext:value-type="float">
            <text:p>0.0828437</text:p>
          </table:table-cell>
          <table:table-cell office:value-type="float" office:value="0.0847312" calcext:value-type="float">
            <text:p>0.0847312</text:p>
          </table:table-cell>
          <table:table-cell office:value-type="float" office:value="0.085525" calcext:value-type="float">
            <text:p>0.085525</text:p>
          </table:table-cell>
          <table:table-cell office:value-type="float" office:value="0.0890313" calcext:value-type="float">
            <text:p>0.0890313</text:p>
          </table:table-cell>
          <table:table-cell office:value-type="float" office:value="0.0896" calcext:value-type="float">
            <text:p>0.0896</text:p>
          </table:table-cell>
          <table:table-cell office:value-type="float" office:value="0.0926687" calcext:value-type="float">
            <text:p>0.0926687</text:p>
          </table:table-cell>
          <table:table-cell office:value-type="float" office:value="0.0952812" calcext:value-type="float">
            <text:p>0.0952812</text:p>
          </table:table-cell>
          <table:table-cell office:value-type="float" office:value="0.0986937" calcext:value-type="float">
            <text:p>0.0986937</text:p>
          </table:table-cell>
          <table:table-cell office:value-type="float" office:value="0.101631" calcext:value-type="float">
            <text:p>0.101631</text:p>
          </table:table-cell>
          <table:table-cell office:value-type="float" office:value="0.1011" calcext:value-type="float">
            <text:p>0.1011</text:p>
          </table:table-cell>
          <table:table-cell office:value-type="float" office:value="0.104025" calcext:value-type="float">
            <text:p>0.104025</text:p>
          </table:table-cell>
          <table:table-cell office:value-type="float" office:value="0.106681" calcext:value-type="float">
            <text:p>0.106681</text:p>
          </table:table-cell>
          <table:table-cell office:value-type="float" office:value="0.110594" calcext:value-type="float">
            <text:p>0.110594</text:p>
          </table:table-cell>
          <table:table-cell office:value-type="float" office:value="0.111138" calcext:value-type="float">
            <text:p>0.111138</text:p>
          </table:table-cell>
          <table:table-cell office:value-type="float" office:value="0.113994" calcext:value-type="float">
            <text:p>0.113994</text:p>
          </table:table-cell>
          <table:table-cell office:value-type="float" office:value="0.118163" calcext:value-type="float">
            <text:p>0.118163</text:p>
          </table:table-cell>
          <table:table-cell office:value-type="float" office:value="0.120281" calcext:value-type="float">
            <text:p>0.120281</text:p>
          </table:table-cell>
          <table:table-cell office:value-type="float" office:value="0.121781" calcext:value-type="float">
            <text:p>0.121781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4819" calcext:value-type="float">
            <text:p>0.124819</text:p>
          </table:table-cell>
          <table:table-cell office:value-type="float" office:value="0.126756" calcext:value-type="float">
            <text:p>0.126756</text:p>
          </table:table-cell>
          <table:table-cell office:value-type="float" office:value="0.128269" calcext:value-type="float">
            <text:p>0.128269</text:p>
          </table:table-cell>
          <table:table-cell office:value-type="float" office:value="0.129912" calcext:value-type="float">
            <text:p>0.129912</text:p>
          </table:table-cell>
          <table:table-cell office:value-type="float" office:value="0.13145" calcext:value-type="float">
            <text:p>0.13145</text:p>
          </table:table-cell>
          <table:table-cell office:value-type="float" office:value="0.131569" calcext:value-type="float">
            <text:p>0.131569</text:p>
          </table:table-cell>
          <table:table-cell table:formula="of:=SUM([.B55:.CC55])" office:value-type="float" office:value="7.134195" calcext:value-type="float">
            <text:p>7.134195</text:p>
          </table:table-cell>
        </table:table-row>
        <table:table-row table:style-name="ro1">
          <table:table-cell office:value-type="float" office:value="3.325" calcext:value-type="float">
            <text:p>3.325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1" office:value-type="float" office:value="0.00000625" calcext:value-type="float">
            <text:p>6.25E-06</text:p>
          </table:table-cell>
          <table:table-cell table:style-name="ce1" office:value-type="float" office:value="0.00001875" calcext:value-type="float">
            <text:p>1.88E-05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0.0008375" calcext:value-type="float">
            <text:p>0.0008375</text:p>
          </table:table-cell>
          <table:table-cell office:value-type="float" office:value="0.00313125" calcext:value-type="float">
            <text:p>0.00313125</text:p>
          </table:table-cell>
          <table:table-cell office:value-type="float" office:value="0.008525" calcext:value-type="float">
            <text:p>0.008525</text:p>
          </table:table-cell>
          <table:table-cell office:value-type="float" office:value="0.0197813" calcext:value-type="float">
            <text:p>0.0197813</text:p>
          </table:table-cell>
          <table:table-cell office:value-type="float" office:value="0.0387562" calcext:value-type="float">
            <text:p>0.0387562</text:p>
          </table:table-cell>
          <table:table-cell office:value-type="float" office:value="0.06275" calcext:value-type="float">
            <text:p>0.06275</text:p>
          </table:table-cell>
          <table:table-cell office:value-type="float" office:value="0.0951937" calcext:value-type="float">
            <text:p>0.0951937</text:p>
          </table:table-cell>
          <table:table-cell office:value-type="float" office:value="0.128256" calcext:value-type="float">
            <text:p>0.128256</text:p>
          </table:table-cell>
          <table:table-cell office:value-type="float" office:value="0.164331" calcext:value-type="float">
            <text:p>0.164331</text:p>
          </table:table-cell>
          <table:table-cell office:value-type="float" office:value="0.194131" calcext:value-type="float">
            <text:p>0.194131</text:p>
          </table:table-cell>
          <table:table-cell office:value-type="float" office:value="0.215481" calcext:value-type="float">
            <text:p>0.215481</text:p>
          </table:table-cell>
          <table:table-cell office:value-type="float" office:value="0.226919" calcext:value-type="float">
            <text:p>0.226919</text:p>
          </table:table-cell>
          <table:table-cell office:value-type="float" office:value="0.234425" calcext:value-type="float">
            <text:p>0.234425</text:p>
          </table:table-cell>
          <table:table-cell office:value-type="float" office:value="0.230387" calcext:value-type="float">
            <text:p>0.230387</text:p>
          </table:table-cell>
          <table:table-cell office:value-type="float" office:value="0.222206" calcext:value-type="float">
            <text:p>0.222206</text:p>
          </table:table-cell>
          <table:table-cell office:value-type="float" office:value="0.209369" calcext:value-type="float">
            <text:p>0.209369</text:p>
          </table:table-cell>
          <table:table-cell office:value-type="float" office:value="0.195456" calcext:value-type="float">
            <text:p>0.195456</text:p>
          </table:table-cell>
          <table:table-cell office:value-type="float" office:value="0.179106" calcext:value-type="float">
            <text:p>0.179106</text:p>
          </table:table-cell>
          <table:table-cell office:value-type="float" office:value="0.163337" calcext:value-type="float">
            <text:p>0.163337</text:p>
          </table:table-cell>
          <table:table-cell office:value-type="float" office:value="0.149394" calcext:value-type="float">
            <text:p>0.149394</text:p>
          </table:table-cell>
          <table:table-cell office:value-type="float" office:value="0.136706" calcext:value-type="float">
            <text:p>0.136706</text:p>
          </table:table-cell>
          <table:table-cell office:value-type="float" office:value="0.126231" calcext:value-type="float">
            <text:p>0.126231</text:p>
          </table:table-cell>
          <table:table-cell office:value-type="float" office:value="0.1146" calcext:value-type="float">
            <text:p>0.1146</text:p>
          </table:table-cell>
          <table:table-cell office:value-type="float" office:value="0.105081" calcext:value-type="float">
            <text:p>0.105081</text:p>
          </table:table-cell>
          <table:table-cell office:value-type="float" office:value="0.0984687" calcext:value-type="float">
            <text:p>0.0984687</text:p>
          </table:table-cell>
          <table:table-cell office:value-type="float" office:value="0.0927125" calcext:value-type="float">
            <text:p>0.0927125</text:p>
          </table:table-cell>
          <table:table-cell office:value-type="float" office:value="0.0881" calcext:value-type="float">
            <text:p>0.0881</text:p>
          </table:table-cell>
          <table:table-cell office:value-type="float" office:value="0.08525" calcext:value-type="float">
            <text:p>0.08525</text:p>
          </table:table-cell>
          <table:table-cell office:value-type="float" office:value="0.0809312" calcext:value-type="float">
            <text:p>0.0809312</text:p>
          </table:table-cell>
          <table:table-cell office:value-type="float" office:value="0.0792188" calcext:value-type="float">
            <text:p>0.0792188</text:p>
          </table:table-cell>
          <table:table-cell office:value-type="float" office:value="0.0770688" calcext:value-type="float">
            <text:p>0.0770688</text:p>
          </table:table-cell>
          <table:table-cell office:value-type="float" office:value="0.0767437" calcext:value-type="float">
            <text:p>0.0767437</text:p>
          </table:table-cell>
          <table:table-cell office:value-type="float" office:value="0.075525" calcext:value-type="float">
            <text:p>0.075525</text:p>
          </table:table-cell>
          <table:table-cell office:value-type="float" office:value="0.0776875" calcext:value-type="float">
            <text:p>0.0776875</text:p>
          </table:table-cell>
          <table:table-cell office:value-type="float" office:value="0.0788313" calcext:value-type="float">
            <text:p>0.0788313</text:p>
          </table:table-cell>
          <table:table-cell office:value-type="float" office:value="0.07925" calcext:value-type="float">
            <text:p>0.07925</text:p>
          </table:table-cell>
          <table:table-cell office:value-type="float" office:value="0.07995" calcext:value-type="float">
            <text:p>0.07995</text:p>
          </table:table-cell>
          <table:table-cell office:value-type="float" office:value="0.0806812" calcext:value-type="float">
            <text:p>0.0806812</text:p>
          </table:table-cell>
          <table:table-cell office:value-type="float" office:value="0.0836125" calcext:value-type="float">
            <text:p>0.0836125</text:p>
          </table:table-cell>
          <table:table-cell office:value-type="float" office:value="0.0861313" calcext:value-type="float">
            <text:p>0.0861313</text:p>
          </table:table-cell>
          <table:table-cell office:value-type="float" office:value="0.0854812" calcext:value-type="float">
            <text:p>0.0854812</text:p>
          </table:table-cell>
          <table:table-cell office:value-type="float" office:value="0.088275" calcext:value-type="float">
            <text:p>0.088275</text:p>
          </table:table-cell>
          <table:table-cell office:value-type="float" office:value="0.0890375" calcext:value-type="float">
            <text:p>0.0890375</text:p>
          </table:table-cell>
          <table:table-cell office:value-type="float" office:value="0.0918438" calcext:value-type="float">
            <text:p>0.0918438</text:p>
          </table:table-cell>
          <table:table-cell office:value-type="float" office:value="0.09405" calcext:value-type="float">
            <text:p>0.09405</text:p>
          </table:table-cell>
          <table:table-cell office:value-type="float" office:value="0.0971562" calcext:value-type="float">
            <text:p>0.0971562</text:p>
          </table:table-cell>
          <table:table-cell office:value-type="float" office:value="0.0992875" calcext:value-type="float">
            <text:p>0.0992875</text:p>
          </table:table-cell>
          <table:table-cell office:value-type="float" office:value="0.101925" calcext:value-type="float">
            <text:p>0.101925</text:p>
          </table:table-cell>
          <table:table-cell office:value-type="float" office:value="0.104519" calcext:value-type="float">
            <text:p>0.104519</text:p>
          </table:table-cell>
          <table:table-cell office:value-type="float" office:value="0.107912" calcext:value-type="float">
            <text:p>0.107912</text:p>
          </table:table-cell>
          <table:table-cell office:value-type="float" office:value="0.108088" calcext:value-type="float">
            <text:p>0.108088</text:p>
          </table:table-cell>
          <table:table-cell office:value-type="float" office:value="0.109063" calcext:value-type="float">
            <text:p>0.109063</text:p>
          </table:table-cell>
          <table:table-cell office:value-type="float" office:value="0.113006" calcext:value-type="float">
            <text:p>0.113006</text:p>
          </table:table-cell>
          <table:table-cell office:value-type="float" office:value="0.115156" calcext:value-type="float">
            <text:p>0.115156</text:p>
          </table:table-cell>
          <table:table-cell office:value-type="float" office:value="0.119131" calcext:value-type="float">
            <text:p>0.119131</text:p>
          </table:table-cell>
          <table:table-cell office:value-type="float" office:value="0.118975" calcext:value-type="float">
            <text:p>0.118975</text:p>
          </table:table-cell>
          <table:table-cell office:value-type="float" office:value="0.120288" calcext:value-type="float">
            <text:p>0.120288</text:p>
          </table:table-cell>
          <table:table-cell office:value-type="float" office:value="0.123287" calcext:value-type="float">
            <text:p>0.123287</text:p>
          </table:table-cell>
          <table:table-cell office:value-type="float" office:value="0.125669" calcext:value-type="float">
            <text:p>0.125669</text:p>
          </table:table-cell>
          <table:table-cell office:value-type="float" office:value="0.127438" calcext:value-type="float">
            <text:p>0.127438</text:p>
          </table:table-cell>
          <table:table-cell office:value-type="float" office:value="0.131062" calcext:value-type="float">
            <text:p>0.131062</text:p>
          </table:table-cell>
          <table:table-cell office:value-type="float" office:value="0.133431" calcext:value-type="float">
            <text:p>0.133431</text:p>
          </table:table-cell>
          <table:table-cell office:value-type="float" office:value="0.130931" calcext:value-type="float">
            <text:p>0.130931</text:p>
          </table:table-cell>
          <table:table-cell office:value-type="float" office:value="0.1342" calcext:value-type="float">
            <text:p>0.1342</text:p>
          </table:table-cell>
          <table:table-cell table:formula="of:=SUM([.B56:.CC56])" office:value-type="float" office:value="7.21394065" calcext:value-type="float">
            <text:p>7.21394065</text:p>
          </table:table-cell>
        </table:table-row>
        <table:table-row table:style-name="ro1">
          <table:table-cell office:value-type="float" office:value="3.384375" calcext:value-type="float">
            <text:p>3.384375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1" office:value-type="float" office:value="0.00000625" calcext:value-type="float">
            <text:p>6.25E-06</text:p>
          </table:table-cell>
          <table:table-cell office:value-type="float" office:value="0" calcext:value-type="float">
            <text:p>0</text:p>
          </table:table-cell>
          <table:table-cell office:value-type="float" office:value="0.00021875" calcext:value-type="float">
            <text:p>0.00021875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304375" calcext:value-type="float">
            <text:p>0.00304375</text:p>
          </table:table-cell>
          <table:table-cell office:value-type="float" office:value="0.0087625" calcext:value-type="float">
            <text:p>0.0087625</text:p>
          </table:table-cell>
          <table:table-cell office:value-type="float" office:value="0.0199562" calcext:value-type="float">
            <text:p>0.0199562</text:p>
          </table:table-cell>
          <table:table-cell office:value-type="float" office:value="0.038875" calcext:value-type="float">
            <text:p>0.038875</text:p>
          </table:table-cell>
          <table:table-cell office:value-type="float" office:value="0.064425" calcext:value-type="float">
            <text:p>0.064425</text:p>
          </table:table-cell>
          <table:table-cell office:value-type="float" office:value="0.0981125" calcext:value-type="float">
            <text:p>0.0981125</text:p>
          </table:table-cell>
          <table:table-cell office:value-type="float" office:value="0.133581" calcext:value-type="float">
            <text:p>0.133581</text:p>
          </table:table-cell>
          <table:table-cell office:value-type="float" office:value="0.168994" calcext:value-type="float">
            <text:p>0.168994</text:p>
          </table:table-cell>
          <table:table-cell office:value-type="float" office:value="0.198519" calcext:value-type="float">
            <text:p>0.198519</text:p>
          </table:table-cell>
          <table:table-cell office:value-type="float" office:value="0.21835" calcext:value-type="float">
            <text:p>0.21835</text:p>
          </table:table-cell>
          <table:table-cell office:value-type="float" office:value="0.233806" calcext:value-type="float">
            <text:p>0.233806</text:p>
          </table:table-cell>
          <table:table-cell office:value-type="float" office:value="0.235206" calcext:value-type="float">
            <text:p>0.235206</text:p>
          </table:table-cell>
          <table:table-cell office:value-type="float" office:value="0.235381" calcext:value-type="float">
            <text:p>0.235381</text:p>
          </table:table-cell>
          <table:table-cell office:value-type="float" office:value="0.223106" calcext:value-type="float">
            <text:p>0.223106</text:p>
          </table:table-cell>
          <table:table-cell office:value-type="float" office:value="0.211269" calcext:value-type="float">
            <text:p>0.211269</text:p>
          </table:table-cell>
          <table:table-cell office:value-type="float" office:value="0.194625" calcext:value-type="float">
            <text:p>0.194625</text:p>
          </table:table-cell>
          <table:table-cell office:value-type="float" office:value="0.17855" calcext:value-type="float">
            <text:p>0.17855</text:p>
          </table:table-cell>
          <table:table-cell office:value-type="float" office:value="0.163619" calcext:value-type="float">
            <text:p>0.163619</text:p>
          </table:table-cell>
          <table:table-cell office:value-type="float" office:value="0.15195" calcext:value-type="float">
            <text:p>0.15195</text:p>
          </table:table-cell>
          <table:table-cell office:value-type="float" office:value="0.136937" calcext:value-type="float">
            <text:p>0.136937</text:p>
          </table:table-cell>
          <table:table-cell office:value-type="float" office:value="0.123787" calcext:value-type="float">
            <text:p>0.123787</text:p>
          </table:table-cell>
          <table:table-cell office:value-type="float" office:value="0.113437" calcext:value-type="float">
            <text:p>0.113437</text:p>
          </table:table-cell>
          <table:table-cell office:value-type="float" office:value="0.106031" calcext:value-type="float">
            <text:p>0.106031</text:p>
          </table:table-cell>
          <table:table-cell office:value-type="float" office:value="0.099225" calcext:value-type="float">
            <text:p>0.099225</text:p>
          </table:table-cell>
          <table:table-cell office:value-type="float" office:value="0.0936562" calcext:value-type="float">
            <text:p>0.0936562</text:p>
          </table:table-cell>
          <table:table-cell office:value-type="float" office:value="0.0887312" calcext:value-type="float">
            <text:p>0.0887312</text:p>
          </table:table-cell>
          <table:table-cell office:value-type="float" office:value="0.084075" calcext:value-type="float">
            <text:p>0.084075</text:p>
          </table:table-cell>
          <table:table-cell office:value-type="float" office:value="0.0816812" calcext:value-type="float">
            <text:p>0.0816812</text:p>
          </table:table-cell>
          <table:table-cell office:value-type="float" office:value="0.0793187" calcext:value-type="float">
            <text:p>0.0793187</text:p>
          </table:table-cell>
          <table:table-cell office:value-type="float" office:value="0.0779563" calcext:value-type="float">
            <text:p>0.0779563</text:p>
          </table:table-cell>
          <table:table-cell office:value-type="float" office:value="0.0773438" calcext:value-type="float">
            <text:p>0.0773438</text:p>
          </table:table-cell>
          <table:table-cell office:value-type="float" office:value="0.0780938" calcext:value-type="float">
            <text:p>0.0780938</text:p>
          </table:table-cell>
          <table:table-cell office:value-type="float" office:value="0.078575" calcext:value-type="float">
            <text:p>0.078575</text:p>
          </table:table-cell>
          <table:table-cell office:value-type="float" office:value="0.0790125" calcext:value-type="float">
            <text:p>0.0790125</text:p>
          </table:table-cell>
          <table:table-cell office:value-type="float" office:value="0.0795625" calcext:value-type="float">
            <text:p>0.0795625</text:p>
          </table:table-cell>
          <table:table-cell office:value-type="float" office:value="0.0812937" calcext:value-type="float">
            <text:p>0.0812937</text:p>
          </table:table-cell>
          <table:table-cell office:value-type="float" office:value="0.0823437" calcext:value-type="float">
            <text:p>0.0823437</text:p>
          </table:table-cell>
          <table:table-cell office:value-type="float" office:value="0.0851937" calcext:value-type="float">
            <text:p>0.0851937</text:p>
          </table:table-cell>
          <table:table-cell office:value-type="float" office:value="0.085975" calcext:value-type="float">
            <text:p>0.085975</text:p>
          </table:table-cell>
          <table:table-cell office:value-type="float" office:value="0.0883188" calcext:value-type="float">
            <text:p>0.0883188</text:p>
          </table:table-cell>
          <table:table-cell office:value-type="float" office:value="0.0904313" calcext:value-type="float">
            <text:p>0.0904313</text:p>
          </table:table-cell>
          <table:table-cell office:value-type="float" office:value="0.091075" calcext:value-type="float">
            <text:p>0.091075</text:p>
          </table:table-cell>
          <table:table-cell office:value-type="float" office:value="0.0942438" calcext:value-type="float">
            <text:p>0.0942438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79063" calcext:value-type="float">
            <text:p>0.0979063</text:p>
          </table:table-cell>
          <table:table-cell office:value-type="float" office:value="0.100812" calcext:value-type="float">
            <text:p>0.100812</text:p>
          </table:table-cell>
          <table:table-cell office:value-type="float" office:value="0.102781" calcext:value-type="float">
            <text:p>0.102781</text:p>
          </table:table-cell>
          <table:table-cell office:value-type="float" office:value="0.106725" calcext:value-type="float">
            <text:p>0.106725</text:p>
          </table:table-cell>
          <table:table-cell office:value-type="float" office:value="0.109119" calcext:value-type="float">
            <text:p>0.109119</text:p>
          </table:table-cell>
          <table:table-cell office:value-type="float" office:value="0.111275" calcext:value-type="float">
            <text:p>0.111275</text:p>
          </table:table-cell>
          <table:table-cell office:value-type="float" office:value="0.112388" calcext:value-type="float">
            <text:p>0.112388</text:p>
          </table:table-cell>
          <table:table-cell office:value-type="float" office:value="0.1132" calcext:value-type="float">
            <text:p>0.1132</text:p>
          </table:table-cell>
          <table:table-cell office:value-type="float" office:value="0.116456" calcext:value-type="float">
            <text:p>0.116456</text:p>
          </table:table-cell>
          <table:table-cell office:value-type="float" office:value="0.119775" calcext:value-type="float">
            <text:p>0.119775</text:p>
          </table:table-cell>
          <table:table-cell office:value-type="float" office:value="0.119319" calcext:value-type="float">
            <text:p>0.119319</text:p>
          </table:table-cell>
          <table:table-cell office:value-type="float" office:value="0.123631" calcext:value-type="float">
            <text:p>0.123631</text:p>
          </table:table-cell>
          <table:table-cell office:value-type="float" office:value="0.126231" calcext:value-type="float">
            <text:p>0.126231</text:p>
          </table:table-cell>
          <table:table-cell office:value-type="float" office:value="0.129725" calcext:value-type="float">
            <text:p>0.129725</text:p>
          </table:table-cell>
          <table:table-cell office:value-type="float" office:value="0.129269" calcext:value-type="float">
            <text:p>0.129269</text:p>
          </table:table-cell>
          <table:table-cell office:value-type="float" office:value="0.1298" calcext:value-type="float">
            <text:p>0.1298</text:p>
          </table:table-cell>
          <table:table-cell office:value-type="float" office:value="0.132506" calcext:value-type="float">
            <text:p>0.132506</text:p>
          </table:table-cell>
          <table:table-cell office:value-type="float" office:value="0.134738" calcext:value-type="float">
            <text:p>0.134738</text:p>
          </table:table-cell>
          <table:table-cell office:value-type="float" office:value="0.137744" calcext:value-type="float">
            <text:p>0.137744</text:p>
          </table:table-cell>
          <table:table-cell table:formula="of:=SUM([.B57:.CC57])" office:value-type="float" office:value="7.30785445" calcext:value-type="float">
            <text:p>7.30785445</text:p>
          </table:table-cell>
        </table:table-row>
        <table:table-row table:style-name="ro1">
          <table:table-cell office:value-type="float" office:value="3.44375" calcext:value-type="float">
            <text:p>3.44375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1" office:value-type="float" office:value="0.00000625" calcext:value-type="float">
            <text:p>6.25E-06</text:p>
          </table:table-cell>
          <table:table-cell table:style-name="ce1" office:value-type="float" office:value="0.000025" calcext:value-type="float">
            <text:p>2.50E-05</text:p>
          </table:table-cell>
          <table:table-cell office:value-type="float" office:value="0.00016875" calcext:value-type="float">
            <text:p>0.00016875</text:p>
          </table:table-cell>
          <table:table-cell office:value-type="float" office:value="0.0009125" calcext:value-type="float">
            <text:p>0.0009125</text:p>
          </table:table-cell>
          <table:table-cell office:value-type="float" office:value="0.00331875" calcext:value-type="float">
            <text:p>0.00331875</text:p>
          </table:table-cell>
          <table:table-cell office:value-type="float" office:value="0.00955" calcext:value-type="float">
            <text:p>0.00955</text:p>
          </table:table-cell>
          <table:table-cell office:value-type="float" office:value="0.0199375" calcext:value-type="float">
            <text:p>0.0199375</text:p>
          </table:table-cell>
          <table:table-cell office:value-type="float" office:value="0.0400187" calcext:value-type="float">
            <text:p>0.0400187</text:p>
          </table:table-cell>
          <table:table-cell office:value-type="float" office:value="0.0661063" calcext:value-type="float">
            <text:p>0.0661063</text:p>
          </table:table-cell>
          <table:table-cell office:value-type="float" office:value="0.100237" calcext:value-type="float">
            <text:p>0.100237</text:p>
          </table:table-cell>
          <table:table-cell office:value-type="float" office:value="0.136319" calcext:value-type="float">
            <text:p>0.136319</text:p>
          </table:table-cell>
          <table:table-cell office:value-type="float" office:value="0.173094" calcext:value-type="float">
            <text:p>0.173094</text:p>
          </table:table-cell>
          <table:table-cell office:value-type="float" office:value="0.200831" calcext:value-type="float">
            <text:p>0.200831</text:p>
          </table:table-cell>
          <table:table-cell office:value-type="float" office:value="0.222994" calcext:value-type="float">
            <text:p>0.222994</text:p>
          </table:table-cell>
          <table:table-cell office:value-type="float" office:value="0.235588" calcext:value-type="float">
            <text:p>0.235588</text:p>
          </table:table-cell>
          <table:table-cell office:value-type="float" office:value="0.239531" calcext:value-type="float">
            <text:p>0.239531</text:p>
          </table:table-cell>
          <table:table-cell office:value-type="float" office:value="0.235431" calcext:value-type="float">
            <text:p>0.235431</text:p>
          </table:table-cell>
          <table:table-cell office:value-type="float" office:value="0.224144" calcext:value-type="float">
            <text:p>0.224144</text:p>
          </table:table-cell>
          <table:table-cell office:value-type="float" office:value="0.212331" calcext:value-type="float">
            <text:p>0.212331</text:p>
          </table:table-cell>
          <table:table-cell office:value-type="float" office:value="0.198725" calcext:value-type="float">
            <text:p>0.198725</text:p>
          </table:table-cell>
          <table:table-cell office:value-type="float" office:value="0.182512" calcext:value-type="float">
            <text:p>0.182512</text:p>
          </table:table-cell>
          <table:table-cell office:value-type="float" office:value="0.166813" calcext:value-type="float">
            <text:p>0.166813</text:p>
          </table:table-cell>
          <table:table-cell office:value-type="float" office:value="0.151425" calcext:value-type="float">
            <text:p>0.151425</text:p>
          </table:table-cell>
          <table:table-cell office:value-type="float" office:value="0.137856" calcext:value-type="float">
            <text:p>0.137856</text:p>
          </table:table-cell>
          <table:table-cell office:value-type="float" office:value="0.124494" calcext:value-type="float">
            <text:p>0.124494</text:p>
          </table:table-cell>
          <table:table-cell office:value-type="float" office:value="0.114087" calcext:value-type="float">
            <text:p>0.114087</text:p>
          </table:table-cell>
          <table:table-cell office:value-type="float" office:value="0.105387" calcext:value-type="float">
            <text:p>0.105387</text:p>
          </table:table-cell>
          <table:table-cell office:value-type="float" office:value="0.0976875" calcext:value-type="float">
            <text:p>0.0976875</text:p>
          </table:table-cell>
          <table:table-cell office:value-type="float" office:value="0.0942875" calcext:value-type="float">
            <text:p>0.0942875</text:p>
          </table:table-cell>
          <table:table-cell office:value-type="float" office:value="0.0884438" calcext:value-type="float">
            <text:p>0.0884438</text:p>
          </table:table-cell>
          <table:table-cell office:value-type="float" office:value="0.0850438" calcext:value-type="float">
            <text:p>0.0850438</text:p>
          </table:table-cell>
          <table:table-cell office:value-type="float" office:value="0.0829187" calcext:value-type="float">
            <text:p>0.0829187</text:p>
          </table:table-cell>
          <table:table-cell office:value-type="float" office:value="0.0801812" calcext:value-type="float">
            <text:p>0.0801812</text:p>
          </table:table-cell>
          <table:table-cell office:value-type="float" office:value="0.0794938" calcext:value-type="float">
            <text:p>0.0794938</text:p>
          </table:table-cell>
          <table:table-cell office:value-type="float" office:value="0.0772687" calcext:value-type="float">
            <text:p>0.0772687</text:p>
          </table:table-cell>
          <table:table-cell office:value-type="float" office:value="0.0791937" calcext:value-type="float">
            <text:p>0.0791937</text:p>
          </table:table-cell>
          <table:table-cell office:value-type="float" office:value="0.0796125" calcext:value-type="float">
            <text:p>0.0796125</text:p>
          </table:table-cell>
          <table:table-cell office:value-type="float" office:value="0.0800125" calcext:value-type="float">
            <text:p>0.0800125</text:p>
          </table:table-cell>
          <table:table-cell office:value-type="float" office:value="0.0811937" calcext:value-type="float">
            <text:p>0.0811937</text:p>
          </table:table-cell>
          <table:table-cell office:value-type="float" office:value="0.0814938" calcext:value-type="float">
            <text:p>0.0814938</text:p>
          </table:table-cell>
          <table:table-cell office:value-type="float" office:value="0.084" calcext:value-type="float">
            <text:p>0.084</text:p>
          </table:table-cell>
          <table:table-cell office:value-type="float" office:value="0.087125" calcext:value-type="float">
            <text:p>0.087125</text:p>
          </table:table-cell>
          <table:table-cell office:value-type="float" office:value="0.0900312" calcext:value-type="float">
            <text:p>0.0900312</text:p>
          </table:table-cell>
          <table:table-cell office:value-type="float" office:value="0.0901062" calcext:value-type="float">
            <text:p>0.0901062</text:p>
          </table:table-cell>
          <table:table-cell office:value-type="float" office:value="0.0908812" calcext:value-type="float">
            <text:p>0.0908812</text:p>
          </table:table-cell>
          <table:table-cell office:value-type="float" office:value="0.0927125" calcext:value-type="float">
            <text:p>0.0927125</text:p>
          </table:table-cell>
          <table:table-cell office:value-type="float" office:value="0.0969437" calcext:value-type="float">
            <text:p>0.0969437</text:p>
          </table:table-cell>
          <table:table-cell office:value-type="float" office:value="0.0979187" calcext:value-type="float">
            <text:p>0.0979187</text:p>
          </table:table-cell>
          <table:table-cell office:value-type="float" office:value="0.101956" calcext:value-type="float">
            <text:p>0.101956</text:p>
          </table:table-cell>
          <table:table-cell office:value-type="float" office:value="0.103675" calcext:value-type="float">
            <text:p>0.103675</text:p>
          </table:table-cell>
          <table:table-cell office:value-type="float" office:value="0.104556" calcext:value-type="float">
            <text:p>0.104556</text:p>
          </table:table-cell>
          <table:table-cell office:value-type="float" office:value="0.107512" calcext:value-type="float">
            <text:p>0.107512</text:p>
          </table:table-cell>
          <table:table-cell office:value-type="float" office:value="0.108419" calcext:value-type="float">
            <text:p>0.108419</text:p>
          </table:table-cell>
          <table:table-cell office:value-type="float" office:value="0.112069" calcext:value-type="float">
            <text:p>0.112069</text:p>
          </table:table-cell>
          <table:table-cell office:value-type="float" office:value="0.113712" calcext:value-type="float">
            <text:p>0.113712</text:p>
          </table:table-cell>
          <table:table-cell office:value-type="float" office:value="0.115506" calcext:value-type="float">
            <text:p>0.115506</text:p>
          </table:table-cell>
          <table:table-cell office:value-type="float" office:value="0.115956" calcext:value-type="float">
            <text:p>0.115956</text:p>
          </table:table-cell>
          <table:table-cell office:value-type="float" office:value="0.119131" calcext:value-type="float">
            <text:p>0.119131</text:p>
          </table:table-cell>
          <table:table-cell office:value-type="float" office:value="0.120694" calcext:value-type="float">
            <text:p>0.120694</text:p>
          </table:table-cell>
          <table:table-cell office:value-type="float" office:value="0.123256" calcext:value-type="float">
            <text:p>0.123256</text:p>
          </table:table-cell>
          <table:table-cell office:value-type="float" office:value="0.123838" calcext:value-type="float">
            <text:p>0.123838</text:p>
          </table:table-cell>
          <table:table-cell office:value-type="float" office:value="0.128044" calcext:value-type="float">
            <text:p>0.128044</text:p>
          </table:table-cell>
          <table:table-cell office:value-type="float" office:value="0.130538" calcext:value-type="float">
            <text:p>0.130538</text:p>
          </table:table-cell>
          <table:table-cell office:value-type="float" office:value="0.133763" calcext:value-type="float">
            <text:p>0.133763</text:p>
          </table:table-cell>
          <table:table-cell office:value-type="float" office:value="0.131994" calcext:value-type="float">
            <text:p>0.131994</text:p>
          </table:table-cell>
          <table:table-cell office:value-type="float" office:value="0.136013" calcext:value-type="float">
            <text:p>0.136013</text:p>
          </table:table-cell>
          <table:table-cell office:value-type="float" office:value="0.136612" calcext:value-type="float">
            <text:p>0.136612</text:p>
          </table:table-cell>
          <table:table-cell table:formula="of:=SUM([.B58:.CC58])" office:value-type="float" office:value="7.38563645" calcext:value-type="float">
            <text:p>7.38563645</text:p>
          </table:table-cell>
        </table:table-row>
        <table:table-row table:style-name="ro1">
          <table:table-cell office:value-type="float" office:value="3.503125" calcext:value-type="float">
            <text:p>3.503125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1" office:value-type="float" office:value="0.0000375" calcext:value-type="float">
            <text:p>3.75E-05</text:p>
          </table:table-cell>
          <table:table-cell office:value-type="float" office:value="0.00019375" calcext:value-type="float">
            <text:p>0.00019375</text:p>
          </table:table-cell>
          <table:table-cell office:value-type="float" office:value="0.00086875" calcext:value-type="float">
            <text:p>0.00086875</text:p>
          </table:table-cell>
          <table:table-cell office:value-type="float" office:value="0.00335625" calcext:value-type="float">
            <text:p>0.00335625</text:p>
          </table:table-cell>
          <table:table-cell office:value-type="float" office:value="0.00936875" calcext:value-type="float">
            <text:p>0.00936875</text:p>
          </table:table-cell>
          <table:table-cell office:value-type="float" office:value="0.0211" calcext:value-type="float">
            <text:p>0.0211</text:p>
          </table:table-cell>
          <table:table-cell office:value-type="float" office:value="0.0414812" calcext:value-type="float">
            <text:p>0.0414812</text:p>
          </table:table-cell>
          <table:table-cell office:value-type="float" office:value="0.0680125" calcext:value-type="float">
            <text:p>0.0680125</text:p>
          </table:table-cell>
          <table:table-cell office:value-type="float" office:value="0.102763" calcext:value-type="float">
            <text:p>0.102763</text:p>
          </table:table-cell>
          <table:table-cell office:value-type="float" office:value="0.138269" calcext:value-type="float">
            <text:p>0.138269</text:p>
          </table:table-cell>
          <table:table-cell office:value-type="float" office:value="0.173894" calcext:value-type="float">
            <text:p>0.173894</text:p>
          </table:table-cell>
          <table:table-cell office:value-type="float" office:value="0.204225" calcext:value-type="float">
            <text:p>0.204225</text:p>
          </table:table-cell>
          <table:table-cell office:value-type="float" office:value="0.23" calcext:value-type="float">
            <text:p>0.23</text:p>
          </table:table-cell>
          <table:table-cell office:value-type="float" office:value="0.239163" calcext:value-type="float">
            <text:p>0.239163</text:p>
          </table:table-cell>
          <table:table-cell office:value-type="float" office:value="0.24095" calcext:value-type="float">
            <text:p>0.24095</text:p>
          </table:table-cell>
          <table:table-cell office:value-type="float" office:value="0.23835" calcext:value-type="float">
            <text:p>0.23835</text:p>
          </table:table-cell>
          <table:table-cell office:value-type="float" office:value="0.226062" calcext:value-type="float">
            <text:p>0.226062</text:p>
          </table:table-cell>
          <table:table-cell office:value-type="float" office:value="0.215531" calcext:value-type="float">
            <text:p>0.215531</text:p>
          </table:table-cell>
          <table:table-cell office:value-type="float" office:value="0.201119" calcext:value-type="float">
            <text:p>0.201119</text:p>
          </table:table-cell>
          <table:table-cell office:value-type="float" office:value="0.181256" calcext:value-type="float">
            <text:p>0.181256</text:p>
          </table:table-cell>
          <table:table-cell office:value-type="float" office:value="0.165931" calcext:value-type="float">
            <text:p>0.165931</text:p>
          </table:table-cell>
          <table:table-cell office:value-type="float" office:value="0.1519" calcext:value-type="float">
            <text:p>0.1519</text:p>
          </table:table-cell>
          <table:table-cell office:value-type="float" office:value="0.137694" calcext:value-type="float">
            <text:p>0.137694</text:p>
          </table:table-cell>
          <table:table-cell office:value-type="float" office:value="0.124056" calcext:value-type="float">
            <text:p>0.124056</text:p>
          </table:table-cell>
          <table:table-cell office:value-type="float" office:value="0.114769" calcext:value-type="float">
            <text:p>0.114769</text:p>
          </table:table-cell>
          <table:table-cell office:value-type="float" office:value="0.106038" calcext:value-type="float">
            <text:p>0.106038</text:p>
          </table:table-cell>
          <table:table-cell office:value-type="float" office:value="0.0986438" calcext:value-type="float">
            <text:p>0.0986438</text:p>
          </table:table-cell>
          <table:table-cell office:value-type="float" office:value="0.09235" calcext:value-type="float">
            <text:p>0.09235</text:p>
          </table:table-cell>
          <table:table-cell office:value-type="float" office:value="0.0877813" calcext:value-type="float">
            <text:p>0.0877813</text:p>
          </table:table-cell>
          <table:table-cell office:value-type="float" office:value="0.0845188" calcext:value-type="float">
            <text:p>0.0845188</text:p>
          </table:table-cell>
          <table:table-cell office:value-type="float" office:value="0.0839375" calcext:value-type="float">
            <text:p>0.0839375</text:p>
          </table:table-cell>
          <table:table-cell office:value-type="float" office:value="0.0829063" calcext:value-type="float">
            <text:p>0.0829063</text:p>
          </table:table-cell>
          <table:table-cell office:value-type="float" office:value="0.0809" calcext:value-type="float">
            <text:p>0.0809</text:p>
          </table:table-cell>
          <table:table-cell office:value-type="float" office:value="0.0792687" calcext:value-type="float">
            <text:p>0.0792687</text:p>
          </table:table-cell>
          <table:table-cell office:value-type="float" office:value="0.0806063" calcext:value-type="float">
            <text:p>0.0806063</text:p>
          </table:table-cell>
          <table:table-cell office:value-type="float" office:value="0.080125" calcext:value-type="float">
            <text:p>0.080125</text:p>
          </table:table-cell>
          <table:table-cell office:value-type="float" office:value="0.0812313" calcext:value-type="float">
            <text:p>0.0812313</text:p>
          </table:table-cell>
          <table:table-cell office:value-type="float" office:value="0.0829687" calcext:value-type="float">
            <text:p>0.0829687</text:p>
          </table:table-cell>
          <table:table-cell office:value-type="float" office:value="0.0848938" calcext:value-type="float">
            <text:p>0.0848938</text:p>
          </table:table-cell>
          <table:table-cell office:value-type="float" office:value="0.0864437" calcext:value-type="float">
            <text:p>0.0864437</text:p>
          </table:table-cell>
          <table:table-cell office:value-type="float" office:value="0.0860438" calcext:value-type="float">
            <text:p>0.0860438</text:p>
          </table:table-cell>
          <table:table-cell office:value-type="float" office:value="0.0899875" calcext:value-type="float">
            <text:p>0.0899875</text:p>
          </table:table-cell>
          <table:table-cell office:value-type="float" office:value="0.0917313" calcext:value-type="float">
            <text:p>0.0917313</text:p>
          </table:table-cell>
          <table:table-cell office:value-type="float" office:value="0.0935312" calcext:value-type="float">
            <text:p>0.0935312</text:p>
          </table:table-cell>
          <table:table-cell office:value-type="float" office:value="0.094425" calcext:value-type="float">
            <text:p>0.094425</text:p>
          </table:table-cell>
          <table:table-cell office:value-type="float" office:value="0.0969625" calcext:value-type="float">
            <text:p>0.0969625</text:p>
          </table:table-cell>
          <table:table-cell office:value-type="float" office:value="0.100562" calcext:value-type="float">
            <text:p>0.100562</text:p>
          </table:table-cell>
          <table:table-cell office:value-type="float" office:value="0.102825" calcext:value-type="float">
            <text:p>0.102825</text:p>
          </table:table-cell>
          <table:table-cell office:value-type="float" office:value="0.103931" calcext:value-type="float">
            <text:p>0.103931</text:p>
          </table:table-cell>
          <table:table-cell office:value-type="float" office:value="0.106787" calcext:value-type="float">
            <text:p>0.106787</text:p>
          </table:table-cell>
          <table:table-cell office:value-type="float" office:value="0.108794" calcext:value-type="float">
            <text:p>0.108794</text:p>
          </table:table-cell>
          <table:table-cell office:value-type="float" office:value="0.11055" calcext:value-type="float">
            <text:p>0.11055</text:p>
          </table:table-cell>
          <table:table-cell office:value-type="float" office:value="0.112169" calcext:value-type="float">
            <text:p>0.112169</text:p>
          </table:table-cell>
          <table:table-cell office:value-type="float" office:value="0.112138" calcext:value-type="float">
            <text:p>0.112138</text:p>
          </table:table-cell>
          <table:table-cell office:value-type="float" office:value="0.114856" calcext:value-type="float">
            <text:p>0.114856</text:p>
          </table:table-cell>
          <table:table-cell office:value-type="float" office:value="0.118881" calcext:value-type="float">
            <text:p>0.118881</text:p>
          </table:table-cell>
          <table:table-cell office:value-type="float" office:value="0.121094" calcext:value-type="float">
            <text:p>0.121094</text:p>
          </table:table-cell>
          <table:table-cell office:value-type="float" office:value="0.12305" calcext:value-type="float">
            <text:p>0.12305</text:p>
          </table:table-cell>
          <table:table-cell office:value-type="float" office:value="0.125925" calcext:value-type="float">
            <text:p>0.125925</text:p>
          </table:table-cell>
          <table:table-cell office:value-type="float" office:value="0.127044" calcext:value-type="float">
            <text:p>0.127044</text:p>
          </table:table-cell>
          <table:table-cell office:value-type="float" office:value="0.126806" calcext:value-type="float">
            <text:p>0.126806</text:p>
          </table:table-cell>
          <table:table-cell office:value-type="float" office:value="0.128519" calcext:value-type="float">
            <text:p>0.128519</text:p>
          </table:table-cell>
          <table:table-cell office:value-type="float" office:value="0.128375" calcext:value-type="float">
            <text:p>0.128375</text:p>
          </table:table-cell>
          <table:table-cell office:value-type="float" office:value="0.1313" calcext:value-type="float">
            <text:p>0.1313</text:p>
          </table:table-cell>
          <table:table-cell office:value-type="float" office:value="0.134206" calcext:value-type="float">
            <text:p>0.134206</text:p>
          </table:table-cell>
          <table:table-cell office:value-type="float" office:value="0.134738" calcext:value-type="float">
            <text:p>0.134738</text:p>
          </table:table-cell>
          <table:table-cell table:formula="of:=SUM([.B59:.CC59])" office:value-type="float" office:value="7.4481952" calcext:value-type="float">
            <text:p>7.4481952</text:p>
          </table:table-cell>
        </table:table-row>
        <table:table-row table:style-name="ro1">
          <table:table-cell office:value-type="float" office:value="3.5625" calcext:value-type="float">
            <text:p>3.5625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1" office:value-type="float" office:value="0.000025" calcext:value-type="float">
            <text:p>2.50E-05</text:p>
          </table:table-cell>
          <table:table-cell office:value-type="float" office:value="0.00019375" calcext:value-type="float">
            <text:p>0.00019375</text:p>
          </table:table-cell>
          <table:table-cell office:value-type="float" office:value="0.00096875" calcext:value-type="float">
            <text:p>0.00096875</text:p>
          </table:table-cell>
          <table:table-cell office:value-type="float" office:value="0.0036375" calcext:value-type="float">
            <text:p>0.0036375</text:p>
          </table:table-cell>
          <table:table-cell office:value-type="float" office:value="0.00953125" calcext:value-type="float">
            <text:p>0.00953125</text:p>
          </table:table-cell>
          <table:table-cell office:value-type="float" office:value="0.0211125" calcext:value-type="float">
            <text:p>0.0211125</text:p>
          </table:table-cell>
          <table:table-cell office:value-type="float" office:value="0.0409313" calcext:value-type="float">
            <text:p>0.0409313</text:p>
          </table:table-cell>
          <table:table-cell office:value-type="float" office:value="0.0698063" calcext:value-type="float">
            <text:p>0.0698063</text:p>
          </table:table-cell>
          <table:table-cell office:value-type="float" office:value="0.103944" calcext:value-type="float">
            <text:p>0.103944</text:p>
          </table:table-cell>
          <table:table-cell office:value-type="float" office:value="0.1412" calcext:value-type="float">
            <text:p>0.1412</text:p>
          </table:table-cell>
          <table:table-cell office:value-type="float" office:value="0.176462" calcext:value-type="float">
            <text:p>0.176462</text:p>
          </table:table-cell>
          <table:table-cell office:value-type="float" office:value="0.208431" calcext:value-type="float">
            <text:p>0.208431</text:p>
          </table:table-cell>
          <table:table-cell office:value-type="float" office:value="0.229712" calcext:value-type="float">
            <text:p>0.229712</text:p>
          </table:table-cell>
          <table:table-cell office:value-type="float" office:value="0.241869" calcext:value-type="float">
            <text:p>0.241869</text:p>
          </table:table-cell>
          <table:table-cell office:value-type="float" office:value="0.2443" calcext:value-type="float">
            <text:p>0.2443</text:p>
          </table:table-cell>
          <table:table-cell office:value-type="float" office:value="0.240325" calcext:value-type="float">
            <text:p>0.240325</text:p>
          </table:table-cell>
          <table:table-cell office:value-type="float" office:value="0.228781" calcext:value-type="float">
            <text:p>0.228781</text:p>
          </table:table-cell>
          <table:table-cell office:value-type="float" office:value="0.215569" calcext:value-type="float">
            <text:p>0.215569</text:p>
          </table:table-cell>
          <table:table-cell office:value-type="float" office:value="0.198675" calcext:value-type="float">
            <text:p>0.198675</text:p>
          </table:table-cell>
          <table:table-cell office:value-type="float" office:value="0.183913" calcext:value-type="float">
            <text:p>0.183913</text:p>
          </table:table-cell>
          <table:table-cell office:value-type="float" office:value="0.165594" calcext:value-type="float">
            <text:p>0.165594</text:p>
          </table:table-cell>
          <table:table-cell office:value-type="float" office:value="0.152531" calcext:value-type="float">
            <text:p>0.152531</text:p>
          </table:table-cell>
          <table:table-cell office:value-type="float" office:value="0.138387" calcext:value-type="float">
            <text:p>0.138387</text:p>
          </table:table-cell>
          <table:table-cell office:value-type="float" office:value="0.125638" calcext:value-type="float">
            <text:p>0.125638</text:p>
          </table:table-cell>
          <table:table-cell office:value-type="float" office:value="0.114556" calcext:value-type="float">
            <text:p>0.114556</text:p>
          </table:table-cell>
          <table:table-cell office:value-type="float" office:value="0.105575" calcext:value-type="float">
            <text:p>0.105575</text:p>
          </table:table-cell>
          <table:table-cell office:value-type="float" office:value="0.100169" calcext:value-type="float">
            <text:p>0.100169</text:p>
          </table:table-cell>
          <table:table-cell office:value-type="float" office:value="0.0941312" calcext:value-type="float">
            <text:p>0.0941312</text:p>
          </table:table-cell>
          <table:table-cell office:value-type="float" office:value="0.0892312" calcext:value-type="float">
            <text:p>0.0892312</text:p>
          </table:table-cell>
          <table:table-cell office:value-type="float" office:value="0.0870125" calcext:value-type="float">
            <text:p>0.0870125</text:p>
          </table:table-cell>
          <table:table-cell office:value-type="float" office:value="0.0843375" calcext:value-type="float">
            <text:p>0.0843375</text:p>
          </table:table-cell>
          <table:table-cell office:value-type="float" office:value="0.0829375" calcext:value-type="float">
            <text:p>0.0829375</text:p>
          </table:table-cell>
          <table:table-cell office:value-type="float" office:value="0.0814562" calcext:value-type="float">
            <text:p>0.0814562</text:p>
          </table:table-cell>
          <table:table-cell office:value-type="float" office:value="0.0821313" calcext:value-type="float">
            <text:p>0.0821313</text:p>
          </table:table-cell>
          <table:table-cell office:value-type="float" office:value="0.0823563" calcext:value-type="float">
            <text:p>0.0823563</text:p>
          </table:table-cell>
          <table:table-cell office:value-type="float" office:value="0.083325" calcext:value-type="float">
            <text:p>0.083325</text:p>
          </table:table-cell>
          <table:table-cell office:value-type="float" office:value="0.0842187" calcext:value-type="float">
            <text:p>0.0842187</text:p>
          </table:table-cell>
          <table:table-cell office:value-type="float" office:value="0.0845" calcext:value-type="float">
            <text:p>0.0845</text:p>
          </table:table-cell>
          <table:table-cell table:number-columns-repeated="2" office:value-type="float" office:value="0.0878625" calcext:value-type="float">
            <text:p>0.0878625</text:p>
          </table:table-cell>
          <table:table-cell office:value-type="float" office:value="0.090575" calcext:value-type="float">
            <text:p>0.090575</text:p>
          </table:table-cell>
          <table:table-cell office:value-type="float" office:value="0.0919313" calcext:value-type="float">
            <text:p>0.0919313</text:p>
          </table:table-cell>
          <table:table-cell office:value-type="float" office:value="0.0921813" calcext:value-type="float">
            <text:p>0.0921813</text:p>
          </table:table-cell>
          <table:table-cell office:value-type="float" office:value="0.0944187" calcext:value-type="float">
            <text:p>0.0944187</text:p>
          </table:table-cell>
          <table:table-cell office:value-type="float" office:value="0.097775" calcext:value-type="float">
            <text:p>0.097775</text:p>
          </table:table-cell>
          <table:table-cell office:value-type="float" office:value="0.0965312" calcext:value-type="float">
            <text:p>0.0965312</text:p>
          </table:table-cell>
          <table:table-cell office:value-type="float" office:value="0.100975" calcext:value-type="float">
            <text:p>0.100975</text:p>
          </table:table-cell>
          <table:table-cell office:value-type="float" office:value="0.102425" calcext:value-type="float">
            <text:p>0.102425</text:p>
          </table:table-cell>
          <table:table-cell office:value-type="float" office:value="0.105362" calcext:value-type="float">
            <text:p>0.105362</text:p>
          </table:table-cell>
          <table:table-cell office:value-type="float" office:value="0.105694" calcext:value-type="float">
            <text:p>0.105694</text:p>
          </table:table-cell>
          <table:table-cell office:value-type="float" office:value="0.10845" calcext:value-type="float">
            <text:p>0.10845</text:p>
          </table:table-cell>
          <table:table-cell office:value-type="float" office:value="0.110469" calcext:value-type="float">
            <text:p>0.110469</text:p>
          </table:table-cell>
          <table:table-cell office:value-type="float" office:value="0.11205" calcext:value-type="float">
            <text:p>0.11205</text:p>
          </table:table-cell>
          <table:table-cell office:value-type="float" office:value="0.115138" calcext:value-type="float">
            <text:p>0.115138</text:p>
          </table:table-cell>
          <table:table-cell office:value-type="float" office:value="0.116219" calcext:value-type="float">
            <text:p>0.116219</text:p>
          </table:table-cell>
          <table:table-cell office:value-type="float" office:value="0.1199" calcext:value-type="float">
            <text:p>0.1199</text:p>
          </table:table-cell>
          <table:table-cell office:value-type="float" office:value="0.120525" calcext:value-type="float">
            <text:p>0.120525</text:p>
          </table:table-cell>
          <table:table-cell office:value-type="float" office:value="0.123362" calcext:value-type="float">
            <text:p>0.123362</text:p>
          </table:table-cell>
          <table:table-cell office:value-type="float" office:value="0.125169" calcext:value-type="float">
            <text:p>0.125169</text:p>
          </table:table-cell>
          <table:table-cell office:value-type="float" office:value="0.124769" calcext:value-type="float">
            <text:p>0.124769</text:p>
          </table:table-cell>
          <table:table-cell office:value-type="float" office:value="0.126131" calcext:value-type="float">
            <text:p>0.126131</text:p>
          </table:table-cell>
          <table:table-cell office:value-type="float" office:value="0.128163" calcext:value-type="float">
            <text:p>0.128163</text:p>
          </table:table-cell>
          <table:table-cell office:value-type="float" office:value="0.132087" calcext:value-type="float">
            <text:p>0.132087</text:p>
          </table:table-cell>
          <table:table-cell office:value-type="float" office:value="0.131825" calcext:value-type="float">
            <text:p>0.131825</text:p>
          </table:table-cell>
          <table:table-cell office:value-type="float" office:value="0.13325" calcext:value-type="float">
            <text:p>0.13325</text:p>
          </table:table-cell>
          <table:table-cell office:value-type="float" office:value="0.136681" calcext:value-type="float">
            <text:p>0.136681</text:p>
          </table:table-cell>
          <table:table-cell table:formula="of:=SUM([.B60:.CC60])" office:value-type="float" office:value="7.51525625" calcext:value-type="float">
            <text:p>7.51525625</text:p>
          </table:table-cell>
        </table:table-row>
        <table:table-row table:style-name="ro1">
          <table:table-cell office:value-type="float" office:value="3.621875" calcext:value-type="float">
            <text:p>3.621875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1" office:value-type="float" office:value="0.00001875" calcext:value-type="float">
            <text:p>1.88E-05</text:p>
          </table:table-cell>
          <table:table-cell office:value-type="float" office:value="0.0001875" calcext:value-type="float">
            <text:p>0.0001875</text:p>
          </table:table-cell>
          <table:table-cell office:value-type="float" office:value="0.001025" calcext:value-type="float">
            <text:p>0.001025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.00970625" calcext:value-type="float">
            <text:p>0.00970625</text:p>
          </table:table-cell>
          <table:table-cell office:value-type="float" office:value="0.0222688" calcext:value-type="float">
            <text:p>0.0222688</text:p>
          </table:table-cell>
          <table:table-cell office:value-type="float" office:value="0.0422688" calcext:value-type="float">
            <text:p>0.0422688</text:p>
          </table:table-cell>
          <table:table-cell office:value-type="float" office:value="0.0709437" calcext:value-type="float">
            <text:p>0.0709437</text:p>
          </table:table-cell>
          <table:table-cell office:value-type="float" office:value="0.106606" calcext:value-type="float">
            <text:p>0.106606</text:p>
          </table:table-cell>
          <table:table-cell office:value-type="float" office:value="0.145225" calcext:value-type="float">
            <text:p>0.145225</text:p>
          </table:table-cell>
          <table:table-cell office:value-type="float" office:value="0.180181" calcext:value-type="float">
            <text:p>0.180181</text:p>
          </table:table-cell>
          <table:table-cell office:value-type="float" office:value="0.214113" calcext:value-type="float">
            <text:p>0.214113</text:p>
          </table:table-cell>
          <table:table-cell office:value-type="float" office:value="0.231575" calcext:value-type="float">
            <text:p>0.231575</text:p>
          </table:table-cell>
          <table:table-cell office:value-type="float" office:value="0.242219" calcext:value-type="float">
            <text:p>0.242219</text:p>
          </table:table-cell>
          <table:table-cell office:value-type="float" office:value="0.248087" calcext:value-type="float">
            <text:p>0.248087</text:p>
          </table:table-cell>
          <table:table-cell office:value-type="float" office:value="0.242088" calcext:value-type="float">
            <text:p>0.242088</text:p>
          </table:table-cell>
          <table:table-cell office:value-type="float" office:value="0.230225" calcext:value-type="float">
            <text:p>0.230225</text:p>
          </table:table-cell>
          <table:table-cell office:value-type="float" office:value="0.217906" calcext:value-type="float">
            <text:p>0.217906</text:p>
          </table:table-cell>
          <table:table-cell office:value-type="float" office:value="0.200519" calcext:value-type="float">
            <text:p>0.200519</text:p>
          </table:table-cell>
          <table:table-cell office:value-type="float" office:value="0.182931" calcext:value-type="float">
            <text:p>0.182931</text:p>
          </table:table-cell>
          <table:table-cell office:value-type="float" office:value="0.166944" calcext:value-type="float">
            <text:p>0.166944</text:p>
          </table:table-cell>
          <table:table-cell office:value-type="float" office:value="0.150619" calcext:value-type="float">
            <text:p>0.150619</text:p>
          </table:table-cell>
          <table:table-cell office:value-type="float" office:value="0.138794" calcext:value-type="float">
            <text:p>0.138794</text:p>
          </table:table-cell>
          <table:table-cell office:value-type="float" office:value="0.126775" calcext:value-type="float">
            <text:p>0.126775</text:p>
          </table:table-cell>
          <table:table-cell office:value-type="float" office:value="0.11545" calcext:value-type="float">
            <text:p>0.11545</text:p>
          </table:table-cell>
          <table:table-cell office:value-type="float" office:value="0.10635" calcext:value-type="float">
            <text:p>0.10635</text:p>
          </table:table-cell>
          <table:table-cell office:value-type="float" office:value="0.0984375" calcext:value-type="float">
            <text:p>0.0984375</text:p>
          </table:table-cell>
          <table:table-cell office:value-type="float" office:value="0.094775" calcext:value-type="float">
            <text:p>0.094775</text:p>
          </table:table-cell>
          <table:table-cell office:value-type="float" office:value="0.0917937" calcext:value-type="float">
            <text:p>0.0917937</text:p>
          </table:table-cell>
          <table:table-cell office:value-type="float" office:value="0.0879812" calcext:value-type="float">
            <text:p>0.0879812</text:p>
          </table:table-cell>
          <table:table-cell office:value-type="float" office:value="0.08495" calcext:value-type="float">
            <text:p>0.08495</text:p>
          </table:table-cell>
          <table:table-cell office:value-type="float" office:value="0.0841625" calcext:value-type="float">
            <text:p>0.0841625</text:p>
          </table:table-cell>
          <table:table-cell office:value-type="float" office:value="0.0837062" calcext:value-type="float">
            <text:p>0.0837062</text:p>
          </table:table-cell>
          <table:table-cell office:value-type="float" office:value="0.0821625" calcext:value-type="float">
            <text:p>0.0821625</text:p>
          </table:table-cell>
          <table:table-cell office:value-type="float" office:value="0.0837813" calcext:value-type="float">
            <text:p>0.0837813</text:p>
          </table:table-cell>
          <table:table-cell office:value-type="float" office:value="0.084975" calcext:value-type="float">
            <text:p>0.084975</text:p>
          </table:table-cell>
          <table:table-cell office:value-type="float" office:value="0.084825" calcext:value-type="float">
            <text:p>0.084825</text:p>
          </table:table-cell>
          <table:table-cell office:value-type="float" office:value="0.0876312" calcext:value-type="float">
            <text:p>0.0876312</text:p>
          </table:table-cell>
          <table:table-cell office:value-type="float" office:value="0.0880875" calcext:value-type="float">
            <text:p>0.0880875</text:p>
          </table:table-cell>
          <table:table-cell office:value-type="float" office:value="0.0903438" calcext:value-type="float">
            <text:p>0.0903438</text:p>
          </table:table-cell>
          <table:table-cell office:value-type="float" office:value="0.0915125" calcext:value-type="float">
            <text:p>0.0915125</text:p>
          </table:table-cell>
          <table:table-cell office:value-type="float" office:value="0.0942875" calcext:value-type="float">
            <text:p>0.0942875</text:p>
          </table:table-cell>
          <table:table-cell office:value-type="float" office:value="0.0952875" calcext:value-type="float">
            <text:p>0.0952875</text:p>
          </table:table-cell>
          <table:table-cell office:value-type="float" office:value="0.0985875" calcext:value-type="float">
            <text:p>0.0985875</text:p>
          </table:table-cell>
          <table:table-cell office:value-type="float" office:value="0.0988938" calcext:value-type="float">
            <text:p>0.0988938</text:p>
          </table:table-cell>
          <table:table-cell office:value-type="float" office:value="0.102744" calcext:value-type="float">
            <text:p>0.102744</text:p>
          </table:table-cell>
          <table:table-cell office:value-type="float" office:value="0.103719" calcext:value-type="float">
            <text:p>0.103719</text:p>
          </table:table-cell>
          <table:table-cell office:value-type="float" office:value="0.105063" calcext:value-type="float">
            <text:p>0.105063</text:p>
          </table:table-cell>
          <table:table-cell office:value-type="float" office:value="0.10615" calcext:value-type="float">
            <text:p>0.10615</text:p>
          </table:table-cell>
          <table:table-cell office:value-type="float" office:value="0.107963" calcext:value-type="float">
            <text:p>0.107963</text:p>
          </table:table-cell>
          <table:table-cell office:value-type="float" office:value="0.108731" calcext:value-type="float">
            <text:p>0.108731</text:p>
          </table:table-cell>
          <table:table-cell office:value-type="float" office:value="0.112844" calcext:value-type="float">
            <text:p>0.112844</text:p>
          </table:table-cell>
          <table:table-cell office:value-type="float" office:value="0.114475" calcext:value-type="float">
            <text:p>0.114475</text:p>
          </table:table-cell>
          <table:table-cell office:value-type="float" office:value="0.115031" calcext:value-type="float">
            <text:p>0.115031</text:p>
          </table:table-cell>
          <table:table-cell office:value-type="float" office:value="0.119106" calcext:value-type="float">
            <text:p>0.119106</text:p>
          </table:table-cell>
          <table:table-cell office:value-type="float" office:value="0.119756" calcext:value-type="float">
            <text:p>0.119756</text:p>
          </table:table-cell>
          <table:table-cell office:value-type="float" office:value="0.122775" calcext:value-type="float">
            <text:p>0.122775</text:p>
          </table:table-cell>
          <table:table-cell office:value-type="float" office:value="0.1228" calcext:value-type="float">
            <text:p>0.1228</text:p>
          </table:table-cell>
          <table:table-cell office:value-type="float" office:value="0.126094" calcext:value-type="float">
            <text:p>0.126094</text:p>
          </table:table-cell>
          <table:table-cell office:value-type="float" office:value="0.1279" calcext:value-type="float">
            <text:p>0.1279</text:p>
          </table:table-cell>
          <table:table-cell office:value-type="float" office:value="0.128575" calcext:value-type="float">
            <text:p>0.128575</text:p>
          </table:table-cell>
          <table:table-cell office:value-type="float" office:value="0.131006" calcext:value-type="float">
            <text:p>0.131006</text:p>
          </table:table-cell>
          <table:table-cell office:value-type="float" office:value="0.131587" calcext:value-type="float">
            <text:p>0.131587</text:p>
          </table:table-cell>
          <table:table-cell office:value-type="float" office:value="0.133713" calcext:value-type="float">
            <text:p>0.133713</text:p>
          </table:table-cell>
          <table:table-cell office:value-type="float" office:value="0.134825" calcext:value-type="float">
            <text:p>0.134825</text:p>
          </table:table-cell>
          <table:table-cell office:value-type="float" office:value="0.137437" calcext:value-type="float">
            <text:p>0.137437</text:p>
          </table:table-cell>
          <table:table-cell table:formula="of:=SUM([.B61:.CC61])" office:value-type="float" office:value="7.61540725" calcext:value-type="float">
            <text:p>7.61540725</text:p>
          </table:table-cell>
        </table:table-row>
        <table:table-row table:style-name="ro1">
          <table:table-cell office:value-type="float" office:value="3.68125" calcext:value-type="float">
            <text:p>3.68125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1" office:value-type="float" office:value="0.00000625" calcext:value-type="float">
            <text:p>6.25E-06</text:p>
          </table:table-cell>
          <table:table-cell table:style-name="ce1" office:value-type="float" office:value="0.0000375" calcext:value-type="float">
            <text:p>3.75E-05</text:p>
          </table:table-cell>
          <table:table-cell office:value-type="float" office:value="0.000225" calcext:value-type="float">
            <text:p>0.000225</text:p>
          </table:table-cell>
          <table:table-cell office:value-type="float" office:value="0.001275" calcext:value-type="float">
            <text:p>0.001275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.0098625" calcext:value-type="float">
            <text:p>0.0098625</text:p>
          </table:table-cell>
          <table:table-cell office:value-type="float" office:value="0.0230438" calcext:value-type="float">
            <text:p>0.0230438</text:p>
          </table:table-cell>
          <table:table-cell office:value-type="float" office:value="0.0444937" calcext:value-type="float">
            <text:p>0.0444937</text:p>
          </table:table-cell>
          <table:table-cell office:value-type="float" office:value="0.0732" calcext:value-type="float">
            <text:p>0.0732</text:p>
          </table:table-cell>
          <table:table-cell office:value-type="float" office:value="0.108931" calcext:value-type="float">
            <text:p>0.108931</text:p>
          </table:table-cell>
          <table:table-cell office:value-type="float" office:value="0.148019" calcext:value-type="float">
            <text:p>0.148019</text:p>
          </table:table-cell>
          <table:table-cell office:value-type="float" office:value="0.183731" calcext:value-type="float">
            <text:p>0.183731</text:p>
          </table:table-cell>
          <table:table-cell office:value-type="float" office:value="0.213106" calcext:value-type="float">
            <text:p>0.213106</text:p>
          </table:table-cell>
          <table:table-cell office:value-type="float" office:value="0.2354" calcext:value-type="float">
            <text:p>0.2354</text:p>
          </table:table-cell>
          <table:table-cell office:value-type="float" office:value="0.246319" calcext:value-type="float">
            <text:p>0.246319</text:p>
          </table:table-cell>
          <table:table-cell office:value-type="float" office:value="0.247419" calcext:value-type="float">
            <text:p>0.247419</text:p>
          </table:table-cell>
          <table:table-cell office:value-type="float" office:value="0.240444" calcext:value-type="float">
            <text:p>0.240444</text:p>
          </table:table-cell>
          <table:table-cell office:value-type="float" office:value="0.23025" calcext:value-type="float">
            <text:p>0.23025</text:p>
          </table:table-cell>
          <table:table-cell office:value-type="float" office:value="0.215562" calcext:value-type="float">
            <text:p>0.215562</text:p>
          </table:table-cell>
          <table:table-cell office:value-type="float" office:value="0.199869" calcext:value-type="float">
            <text:p>0.199869</text:p>
          </table:table-cell>
          <table:table-cell office:value-type="float" office:value="0.183019" calcext:value-type="float">
            <text:p>0.183019</text:p>
          </table:table-cell>
          <table:table-cell office:value-type="float" office:value="0.166056" calcext:value-type="float">
            <text:p>0.166056</text:p>
          </table:table-cell>
          <table:table-cell office:value-type="float" office:value="0.153012" calcext:value-type="float">
            <text:p>0.153012</text:p>
          </table:table-cell>
          <table:table-cell office:value-type="float" office:value="0.137775" calcext:value-type="float">
            <text:p>0.137775</text:p>
          </table:table-cell>
          <table:table-cell office:value-type="float" office:value="0.127181" calcext:value-type="float">
            <text:p>0.127181</text:p>
          </table:table-cell>
          <table:table-cell office:value-type="float" office:value="0.116681" calcext:value-type="float">
            <text:p>0.116681</text:p>
          </table:table-cell>
          <table:table-cell office:value-type="float" office:value="0.105688" calcext:value-type="float">
            <text:p>0.105688</text:p>
          </table:table-cell>
          <table:table-cell office:value-type="float" office:value="0.100681" calcext:value-type="float">
            <text:p>0.100681</text:p>
          </table:table-cell>
          <table:table-cell office:value-type="float" office:value="0.0966875" calcext:value-type="float">
            <text:p>0.0966875</text:p>
          </table:table-cell>
          <table:table-cell office:value-type="float" office:value="0.0920312" calcext:value-type="float">
            <text:p>0.0920312</text:p>
          </table:table-cell>
          <table:table-cell office:value-type="float" office:value="0.0895375" calcext:value-type="float">
            <text:p>0.0895375</text:p>
          </table:table-cell>
          <table:table-cell office:value-type="float" office:value="0.087125" calcext:value-type="float">
            <text:p>0.087125</text:p>
          </table:table-cell>
          <table:table-cell office:value-type="float" office:value="0.087075" calcext:value-type="float">
            <text:p>0.087075</text:p>
          </table:table-cell>
          <table:table-cell office:value-type="float" office:value="0.08485" calcext:value-type="float">
            <text:p>0.08485</text:p>
          </table:table-cell>
          <table:table-cell office:value-type="float" office:value="0.0854188" calcext:value-type="float">
            <text:p>0.0854188</text:p>
          </table:table-cell>
          <table:table-cell office:value-type="float" office:value="0.0867187" calcext:value-type="float">
            <text:p>0.0867187</text:p>
          </table:table-cell>
          <table:table-cell office:value-type="float" office:value="0.0866062" calcext:value-type="float">
            <text:p>0.0866062</text:p>
          </table:table-cell>
          <table:table-cell office:value-type="float" office:value="0.0887" calcext:value-type="float">
            <text:p>0.0887</text:p>
          </table:table-cell>
          <table:table-cell office:value-type="float" office:value="0.0881125" calcext:value-type="float">
            <text:p>0.0881125</text:p>
          </table:table-cell>
          <table:table-cell office:value-type="float" office:value="0.0894625" calcext:value-type="float">
            <text:p>0.0894625</text:p>
          </table:table-cell>
          <table:table-cell office:value-type="float" office:value="0.0915" calcext:value-type="float">
            <text:p>0.0915</text:p>
          </table:table-cell>
          <table:table-cell office:value-type="float" office:value="0.0929375" calcext:value-type="float">
            <text:p>0.0929375</text:p>
          </table:table-cell>
          <table:table-cell office:value-type="float" office:value="0.094325" calcext:value-type="float">
            <text:p>0.094325</text:p>
          </table:table-cell>
          <table:table-cell office:value-type="float" office:value="0.0976313" calcext:value-type="float">
            <text:p>0.0976313</text:p>
          </table:table-cell>
          <table:table-cell office:value-type="float" office:value="0.099775" calcext:value-type="float">
            <text:p>0.099775</text:p>
          </table:table-cell>
          <table:table-cell office:value-type="float" office:value="0.10075" calcext:value-type="float">
            <text:p>0.10075</text:p>
          </table:table-cell>
          <table:table-cell office:value-type="float" office:value="0.103844" calcext:value-type="float">
            <text:p>0.103844</text:p>
          </table:table-cell>
          <table:table-cell office:value-type="float" office:value="0.105581" calcext:value-type="float">
            <text:p>0.105581</text:p>
          </table:table-cell>
          <table:table-cell office:value-type="float" office:value="0.1063" calcext:value-type="float">
            <text:p>0.1063</text:p>
          </table:table-cell>
          <table:table-cell office:value-type="float" office:value="0.108188" calcext:value-type="float">
            <text:p>0.108188</text:p>
          </table:table-cell>
          <table:table-cell office:value-type="float" office:value="0.110575" calcext:value-type="float">
            <text:p>0.110575</text:p>
          </table:table-cell>
          <table:table-cell office:value-type="float" office:value="0.112769" calcext:value-type="float">
            <text:p>0.112769</text:p>
          </table:table-cell>
          <table:table-cell office:value-type="float" office:value="0.11355" calcext:value-type="float">
            <text:p>0.11355</text:p>
          </table:table-cell>
          <table:table-cell office:value-type="float" office:value="0.116194" calcext:value-type="float">
            <text:p>0.116194</text:p>
          </table:table-cell>
          <table:table-cell office:value-type="float" office:value="0.116019" calcext:value-type="float">
            <text:p>0.116019</text:p>
          </table:table-cell>
          <table:table-cell office:value-type="float" office:value="0.120938" calcext:value-type="float">
            <text:p>0.120938</text:p>
          </table:table-cell>
          <table:table-cell office:value-type="float" office:value="0.121681" calcext:value-type="float">
            <text:p>0.121681</text:p>
          </table:table-cell>
          <table:table-cell office:value-type="float" office:value="0.122069" calcext:value-type="float">
            <text:p>0.122069</text:p>
          </table:table-cell>
          <table:table-cell office:value-type="float" office:value="0.123819" calcext:value-type="float">
            <text:p>0.123819</text:p>
          </table:table-cell>
          <table:table-cell office:value-type="float" office:value="0.125206" calcext:value-type="float">
            <text:p>0.125206</text:p>
          </table:table-cell>
          <table:table-cell office:value-type="float" office:value="0.127362" calcext:value-type="float">
            <text:p>0.127362</text:p>
          </table:table-cell>
          <table:table-cell office:value-type="float" office:value="0.129163" calcext:value-type="float">
            <text:p>0.129163</text:p>
          </table:table-cell>
          <table:table-cell office:value-type="float" office:value="0.132156" calcext:value-type="float">
            <text:p>0.132156</text:p>
          </table:table-cell>
          <table:table-cell office:value-type="float" office:value="0.131931" calcext:value-type="float">
            <text:p>0.131931</text:p>
          </table:table-cell>
          <table:table-cell office:value-type="float" office:value="0.1338" calcext:value-type="float">
            <text:p>0.1338</text:p>
          </table:table-cell>
          <table:table-cell office:value-type="float" office:value="0.136063" calcext:value-type="float">
            <text:p>0.136063</text:p>
          </table:table-cell>
          <table:table-cell office:value-type="float" office:value="0.138088" calcext:value-type="float">
            <text:p>0.138088</text:p>
          </table:table-cell>
          <table:table-cell table:formula="of:=SUM([.B62:.CC62])" office:value-type="float" office:value="7.6897327" calcext:value-type="float">
            <text:p>7.6897327</text:p>
          </table:table-cell>
        </table:table-row>
        <table:table-row table:style-name="ro1">
          <table:table-cell office:value-type="float" office:value="3.740625" calcext:value-type="float">
            <text:p>3.740625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1" office:value-type="float" office:value="0.00001875" calcext:value-type="float">
            <text:p>1.88E-05</text:p>
          </table:table-cell>
          <table:table-cell table:style-name="ce1" office:value-type="float" office:value="0.0000375" calcext:value-type="float">
            <text:p>3.75E-05</text:p>
          </table:table-cell>
          <table:table-cell office:value-type="float" office:value="0.00029375" calcext:value-type="float">
            <text:p>0.00029375</text:p>
          </table:table-cell>
          <table:table-cell office:value-type="float" office:value="0.00100625" calcext:value-type="float">
            <text:p>0.00100625</text:p>
          </table:table-cell>
          <table:table-cell office:value-type="float" office:value="0.00393125" calcext:value-type="float">
            <text:p>0.00393125</text:p>
          </table:table-cell>
          <table:table-cell office:value-type="float" office:value="0.0104063" calcext:value-type="float">
            <text:p>0.0104063</text:p>
          </table:table-cell>
          <table:table-cell office:value-type="float" office:value="0.0234875" calcext:value-type="float">
            <text:p>0.0234875</text:p>
          </table:table-cell>
          <table:table-cell office:value-type="float" office:value="0.0446312" calcext:value-type="float">
            <text:p>0.0446312</text:p>
          </table:table-cell>
          <table:table-cell office:value-type="float" office:value="0.0750625" calcext:value-type="float">
            <text:p>0.0750625</text:p>
          </table:table-cell>
          <table:table-cell office:value-type="float" office:value="0.1122" calcext:value-type="float">
            <text:p>0.1122</text:p>
          </table:table-cell>
          <table:table-cell office:value-type="float" office:value="0.151231" calcext:value-type="float">
            <text:p>0.151231</text:p>
          </table:table-cell>
          <table:table-cell office:value-type="float" office:value="0.187025" calcext:value-type="float">
            <text:p>0.187025</text:p>
          </table:table-cell>
          <table:table-cell office:value-type="float" office:value="0.217994" calcext:value-type="float">
            <text:p>0.217994</text:p>
          </table:table-cell>
          <table:table-cell office:value-type="float" office:value="0.23585" calcext:value-type="float">
            <text:p>0.23585</text:p>
          </table:table-cell>
          <table:table-cell office:value-type="float" office:value="0.247456" calcext:value-type="float">
            <text:p>0.247456</text:p>
          </table:table-cell>
          <table:table-cell office:value-type="float" office:value="0.249981" calcext:value-type="float">
            <text:p>0.249981</text:p>
          </table:table-cell>
          <table:table-cell office:value-type="float" office:value="0.240787" calcext:value-type="float">
            <text:p>0.240787</text:p>
          </table:table-cell>
          <table:table-cell office:value-type="float" office:value="0.231" calcext:value-type="float">
            <text:p>0.231</text:p>
          </table:table-cell>
          <table:table-cell office:value-type="float" office:value="0.216975" calcext:value-type="float">
            <text:p>0.216975</text:p>
          </table:table-cell>
          <table:table-cell office:value-type="float" office:value="0.199319" calcext:value-type="float">
            <text:p>0.199319</text:p>
          </table:table-cell>
          <table:table-cell office:value-type="float" office:value="0.182419" calcext:value-type="float">
            <text:p>0.182419</text:p>
          </table:table-cell>
          <table:table-cell office:value-type="float" office:value="0.163575" calcext:value-type="float">
            <text:p>0.163575</text:p>
          </table:table-cell>
          <table:table-cell office:value-type="float" office:value="0.150469" calcext:value-type="float">
            <text:p>0.150469</text:p>
          </table:table-cell>
          <table:table-cell office:value-type="float" office:value="0.137212" calcext:value-type="float">
            <text:p>0.137212</text:p>
          </table:table-cell>
          <table:table-cell office:value-type="float" office:value="0.126362" calcext:value-type="float">
            <text:p>0.126362</text:p>
          </table:table-cell>
          <table:table-cell office:value-type="float" office:value="0.115812" calcext:value-type="float">
            <text:p>0.115812</text:p>
          </table:table-cell>
          <table:table-cell office:value-type="float" office:value="0.10855" calcext:value-type="float">
            <text:p>0.10855</text:p>
          </table:table-cell>
          <table:table-cell office:value-type="float" office:value="0.101906" calcext:value-type="float">
            <text:p>0.101906</text:p>
          </table:table-cell>
          <table:table-cell office:value-type="float" office:value="0.0968688" calcext:value-type="float">
            <text:p>0.0968688</text:p>
          </table:table-cell>
          <table:table-cell office:value-type="float" office:value="0.0929563" calcext:value-type="float">
            <text:p>0.0929563</text:p>
          </table:table-cell>
          <table:table-cell office:value-type="float" office:value="0.091225" calcext:value-type="float">
            <text:p>0.091225</text:p>
          </table:table-cell>
          <table:table-cell office:value-type="float" office:value="0.090575" calcext:value-type="float">
            <text:p>0.090575</text:p>
          </table:table-cell>
          <table:table-cell office:value-type="float" office:value="0.088575" calcext:value-type="float">
            <text:p>0.088575</text:p>
          </table:table-cell>
          <table:table-cell office:value-type="float" office:value="0.088025" calcext:value-type="float">
            <text:p>0.088025</text:p>
          </table:table-cell>
          <table:table-cell office:value-type="float" office:value="0.0865563" calcext:value-type="float">
            <text:p>0.0865563</text:p>
          </table:table-cell>
          <table:table-cell office:value-type="float" office:value="0.0876" calcext:value-type="float">
            <text:p>0.0876</text:p>
          </table:table-cell>
          <table:table-cell office:value-type="float" office:value="0.0873063" calcext:value-type="float">
            <text:p>0.0873063</text:p>
          </table:table-cell>
          <table:table-cell office:value-type="float" office:value="0.088525" calcext:value-type="float">
            <text:p>0.088525</text:p>
          </table:table-cell>
          <table:table-cell office:value-type="float" office:value="0.089625" calcext:value-type="float">
            <text:p>0.089625</text:p>
          </table:table-cell>
          <table:table-cell office:value-type="float" office:value="0.0909625" calcext:value-type="float">
            <text:p>0.0909625</text:p>
          </table:table-cell>
          <table:table-cell office:value-type="float" office:value="0.09335" calcext:value-type="float">
            <text:p>0.09335</text:p>
          </table:table-cell>
          <table:table-cell office:value-type="float" office:value="0.09445" calcext:value-type="float">
            <text:p>0.09445</text:p>
          </table:table-cell>
          <table:table-cell office:value-type="float" office:value="0.0963438" calcext:value-type="float">
            <text:p>0.0963438</text:p>
          </table:table-cell>
          <table:table-cell office:value-type="float" office:value="0.0984187" calcext:value-type="float">
            <text:p>0.0984187</text:p>
          </table:table-cell>
          <table:table-cell office:value-type="float" office:value="0.0996188" calcext:value-type="float">
            <text:p>0.0996188</text:p>
          </table:table-cell>
          <table:table-cell office:value-type="float" office:value="0.102188" calcext:value-type="float">
            <text:p>0.102188</text:p>
          </table:table-cell>
          <table:table-cell office:value-type="float" office:value="0.105169" calcext:value-type="float">
            <text:p>0.105169</text:p>
          </table:table-cell>
          <table:table-cell office:value-type="float" office:value="0.107056" calcext:value-type="float">
            <text:p>0.107056</text:p>
          </table:table-cell>
          <table:table-cell office:value-type="float" office:value="0.107362" calcext:value-type="float">
            <text:p>0.107362</text:p>
          </table:table-cell>
          <table:table-cell office:value-type="float" office:value="0.108256" calcext:value-type="float">
            <text:p>0.108256</text:p>
          </table:table-cell>
          <table:table-cell office:value-type="float" office:value="0.110988" calcext:value-type="float">
            <text:p>0.110988</text:p>
          </table:table-cell>
          <table:table-cell office:value-type="float" office:value="0.113037" calcext:value-type="float">
            <text:p>0.113037</text:p>
          </table:table-cell>
          <table:table-cell office:value-type="float" office:value="0.114356" calcext:value-type="float">
            <text:p>0.114356</text:p>
          </table:table-cell>
          <table:table-cell office:value-type="float" office:value="0.116737" calcext:value-type="float">
            <text:p>0.116737</text:p>
          </table:table-cell>
          <table:table-cell office:value-type="float" office:value="0.118869" calcext:value-type="float">
            <text:p>0.118869</text:p>
          </table:table-cell>
          <table:table-cell office:value-type="float" office:value="0.117431" calcext:value-type="float">
            <text:p>0.117431</text:p>
          </table:table-cell>
          <table:table-cell office:value-type="float" office:value="0.119981" calcext:value-type="float">
            <text:p>0.119981</text:p>
          </table:table-cell>
          <table:table-cell office:value-type="float" office:value="0.121081" calcext:value-type="float">
            <text:p>0.121081</text:p>
          </table:table-cell>
          <table:table-cell office:value-type="float" office:value="0.124113" calcext:value-type="float">
            <text:p>0.124113</text:p>
          </table:table-cell>
          <table:table-cell office:value-type="float" office:value="0.125975" calcext:value-type="float">
            <text:p>0.125975</text:p>
          </table:table-cell>
          <table:table-cell office:value-type="float" office:value="0.126862" calcext:value-type="float">
            <text:p>0.126862</text:p>
          </table:table-cell>
          <table:table-cell office:value-type="float" office:value="0.129637" calcext:value-type="float">
            <text:p>0.129637</text:p>
          </table:table-cell>
          <table:table-cell office:value-type="float" office:value="0.130406" calcext:value-type="float">
            <text:p>0.130406</text:p>
          </table:table-cell>
          <table:table-cell office:value-type="float" office:value="0.130612" calcext:value-type="float">
            <text:p>0.130612</text:p>
          </table:table-cell>
          <table:table-cell office:value-type="float" office:value="0.133125" calcext:value-type="float">
            <text:p>0.133125</text:p>
          </table:table-cell>
          <table:table-cell office:value-type="float" office:value="0.136144" calcext:value-type="float">
            <text:p>0.136144</text:p>
          </table:table-cell>
          <table:table-cell office:value-type="float" office:value="0.134444" calcext:value-type="float">
            <text:p>0.134444</text:p>
          </table:table-cell>
          <table:table-cell table:formula="of:=SUM([.B63:.CC63])" office:value-type="float" office:value="7.7298085" calcext:value-type="float">
            <text:p>7.7298085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1" office:value-type="float" office:value="0.000025" calcext:value-type="float">
            <text:p>2.50E-05</text:p>
          </table:table-cell>
          <table:table-cell office:value-type="float" office:value="0.000225" calcext:value-type="float">
            <text:p>0.000225</text:p>
          </table:table-cell>
          <table:table-cell office:value-type="float" office:value="0.00111875" calcext:value-type="float">
            <text:p>0.00111875</text:p>
          </table:table-cell>
          <table:table-cell office:value-type="float" office:value="0.00383125" calcext:value-type="float">
            <text:p>0.00383125</text:p>
          </table:table-cell>
          <table:table-cell office:value-type="float" office:value="0.0104937" calcext:value-type="float">
            <text:p>0.0104937</text:p>
          </table:table-cell>
          <table:table-cell office:value-type="float" office:value="0.024275" calcext:value-type="float">
            <text:p>0.024275</text:p>
          </table:table-cell>
          <table:table-cell office:value-type="float" office:value="0.047325" calcext:value-type="float">
            <text:p>0.047325</text:p>
          </table:table-cell>
          <table:table-cell office:value-type="float" office:value="0.0778625" calcext:value-type="float">
            <text:p>0.0778625</text:p>
          </table:table-cell>
          <table:table-cell office:value-type="float" office:value="0.113806" calcext:value-type="float">
            <text:p>0.113806</text:p>
          </table:table-cell>
          <table:table-cell office:value-type="float" office:value="0.151919" calcext:value-type="float">
            <text:p>0.151919</text:p>
          </table:table-cell>
          <table:table-cell office:value-type="float" office:value="0.189244" calcext:value-type="float">
            <text:p>0.189244</text:p>
          </table:table-cell>
          <table:table-cell office:value-type="float" office:value="0.2212" calcext:value-type="float">
            <text:p>0.2212</text:p>
          </table:table-cell>
          <table:table-cell office:value-type="float" office:value="0.239606" calcext:value-type="float">
            <text:p>0.239606</text:p>
          </table:table-cell>
          <table:table-cell office:value-type="float" office:value="0.250487" calcext:value-type="float">
            <text:p>0.250487</text:p>
          </table:table-cell>
          <table:table-cell office:value-type="float" office:value="0.250063" calcext:value-type="float">
            <text:p>0.250063</text:p>
          </table:table-cell>
          <table:table-cell office:value-type="float" office:value="0.242931" calcext:value-type="float">
            <text:p>0.242931</text:p>
          </table:table-cell>
          <table:table-cell office:value-type="float" office:value="0.228937" calcext:value-type="float">
            <text:p>0.228937</text:p>
          </table:table-cell>
          <table:table-cell office:value-type="float" office:value="0.213906" calcext:value-type="float">
            <text:p>0.213906</text:p>
          </table:table-cell>
          <table:table-cell office:value-type="float" office:value="0.198738" calcext:value-type="float">
            <text:p>0.198738</text:p>
          </table:table-cell>
          <table:table-cell office:value-type="float" office:value="0.180744" calcext:value-type="float">
            <text:p>0.180744</text:p>
          </table:table-cell>
          <table:table-cell office:value-type="float" office:value="0.164319" calcext:value-type="float">
            <text:p>0.164319</text:p>
          </table:table-cell>
          <table:table-cell office:value-type="float" office:value="0.149081" calcext:value-type="float">
            <text:p>0.149081</text:p>
          </table:table-cell>
          <table:table-cell office:value-type="float" office:value="0.138325" calcext:value-type="float">
            <text:p>0.138325</text:p>
          </table:table-cell>
          <table:table-cell office:value-type="float" office:value="0.127169" calcext:value-type="float">
            <text:p>0.127169</text:p>
          </table:table-cell>
          <table:table-cell office:value-type="float" office:value="0.114675" calcext:value-type="float">
            <text:p>0.114675</text:p>
          </table:table-cell>
          <table:table-cell office:value-type="float" office:value="0.107813" calcext:value-type="float">
            <text:p>0.107813</text:p>
          </table:table-cell>
          <table:table-cell office:value-type="float" office:value="0.102763" calcext:value-type="float">
            <text:p>0.102763</text:p>
          </table:table-cell>
          <table:table-cell office:value-type="float" office:value="0.0998375" calcext:value-type="float">
            <text:p>0.0998375</text:p>
          </table:table-cell>
          <table:table-cell office:value-type="float" office:value="0.0951875" calcext:value-type="float">
            <text:p>0.0951875</text:p>
          </table:table-cell>
          <table:table-cell office:value-type="float" office:value="0.0910438" calcext:value-type="float">
            <text:p>0.0910438</text:p>
          </table:table-cell>
          <table:table-cell office:value-type="float" office:value="0.0907938" calcext:value-type="float">
            <text:p>0.0907938</text:p>
          </table:table-cell>
          <table:table-cell office:value-type="float" office:value="0.0889937" calcext:value-type="float">
            <text:p>0.0889937</text:p>
          </table:table-cell>
          <table:table-cell office:value-type="float" office:value="0.0885937" calcext:value-type="float">
            <text:p>0.0885937</text:p>
          </table:table-cell>
          <table:table-cell office:value-type="float" office:value="0.0897437" calcext:value-type="float">
            <text:p>0.0897437</text:p>
          </table:table-cell>
          <table:table-cell office:value-type="float" office:value="0.0887687" calcext:value-type="float">
            <text:p>0.0887687</text:p>
          </table:table-cell>
          <table:table-cell office:value-type="float" office:value="0.0883437" calcext:value-type="float">
            <text:p>0.0883437</text:p>
          </table:table-cell>
          <table:table-cell office:value-type="float" office:value="0.0898562" calcext:value-type="float">
            <text:p>0.0898562</text:p>
          </table:table-cell>
          <table:table-cell office:value-type="float" office:value="0.0909563" calcext:value-type="float">
            <text:p>0.0909563</text:p>
          </table:table-cell>
          <table:table-cell office:value-type="float" office:value="0.093675" calcext:value-type="float">
            <text:p>0.093675</text:p>
          </table:table-cell>
          <table:table-cell office:value-type="float" office:value="0.09355" calcext:value-type="float">
            <text:p>0.09355</text:p>
          </table:table-cell>
          <table:table-cell office:value-type="float" office:value="0.0964813" calcext:value-type="float">
            <text:p>0.0964813</text:p>
          </table:table-cell>
          <table:table-cell office:value-type="float" office:value="0.098525" calcext:value-type="float">
            <text:p>0.098525</text:p>
          </table:table-cell>
          <table:table-cell office:value-type="float" office:value="0.0996438" calcext:value-type="float">
            <text:p>0.0996438</text:p>
          </table:table-cell>
          <table:table-cell office:value-type="float" office:value="0.100694" calcext:value-type="float">
            <text:p>0.100694</text:p>
          </table:table-cell>
          <table:table-cell office:value-type="float" office:value="0.1042" calcext:value-type="float">
            <text:p>0.1042</text:p>
          </table:table-cell>
          <table:table-cell office:value-type="float" office:value="0.103344" calcext:value-type="float">
            <text:p>0.103344</text:p>
          </table:table-cell>
          <table:table-cell office:value-type="float" office:value="0.105463" calcext:value-type="float">
            <text:p>0.105463</text:p>
          </table:table-cell>
          <table:table-cell office:value-type="float" office:value="0.106944" calcext:value-type="float">
            <text:p>0.106944</text:p>
          </table:table-cell>
          <table:table-cell office:value-type="float" office:value="0.108213" calcext:value-type="float">
            <text:p>0.108213</text:p>
          </table:table-cell>
          <table:table-cell office:value-type="float" office:value="0.110656" calcext:value-type="float">
            <text:p>0.110656</text:p>
          </table:table-cell>
          <table:table-cell office:value-type="float" office:value="0.112494" calcext:value-type="float">
            <text:p>0.112494</text:p>
          </table:table-cell>
          <table:table-cell office:value-type="float" office:value="0.114906" calcext:value-type="float">
            <text:p>0.114906</text:p>
          </table:table-cell>
          <table:table-cell office:value-type="float" office:value="0.116138" calcext:value-type="float">
            <text:p>0.116138</text:p>
          </table:table-cell>
          <table:table-cell office:value-type="float" office:value="0.117769" calcext:value-type="float">
            <text:p>0.117769</text:p>
          </table:table-cell>
          <table:table-cell office:value-type="float" office:value="0.1189" calcext:value-type="float">
            <text:p>0.1189</text:p>
          </table:table-cell>
          <table:table-cell office:value-type="float" office:value="0.12025" calcext:value-type="float">
            <text:p>0.12025</text:p>
          </table:table-cell>
          <table:table-cell office:value-type="float" office:value="0.121531" calcext:value-type="float">
            <text:p>0.121531</text:p>
          </table:table-cell>
          <table:table-cell office:value-type="float" office:value="0.12385" calcext:value-type="float">
            <text:p>0.12385</text:p>
          </table:table-cell>
          <table:table-cell office:value-type="float" office:value="0.124869" calcext:value-type="float">
            <text:p>0.124869</text:p>
          </table:table-cell>
          <table:table-cell office:value-type="float" office:value="0.1246" calcext:value-type="float">
            <text:p>0.1246</text:p>
          </table:table-cell>
          <table:table-cell office:value-type="float" office:value="0.1272" calcext:value-type="float">
            <text:p>0.1272</text:p>
          </table:table-cell>
          <table:table-cell office:value-type="float" office:value="0.128131" calcext:value-type="float">
            <text:p>0.128131</text:p>
          </table:table-cell>
          <table:table-cell office:value-type="float" office:value="0.131375" calcext:value-type="float">
            <text:p>0.131375</text:p>
          </table:table-cell>
          <table:table-cell office:value-type="float" office:value="0.13075" calcext:value-type="float">
            <text:p>0.13075</text:p>
          </table:table-cell>
          <table:table-cell office:value-type="float" office:value="0.131731" calcext:value-type="float">
            <text:p>0.131731</text:p>
          </table:table-cell>
          <table:table-cell office:value-type="float" office:value="0.133019" calcext:value-type="float">
            <text:p>0.133019</text:p>
          </table:table-cell>
          <table:table-cell table:formula="of:=SUM([.B64:.CC64])" office:value-type="float" office:value="7.7519029" calcext:value-type="float">
            <text:p>7.7519029</text:p>
          </table:table-cell>
        </table:table-row>
        <table:table-row table:style-name="ro1">
          <table:table-cell office:value-type="float" office:value="3.859375" calcext:value-type="float">
            <text:p>3.859375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1" office:value-type="float" office:value="0.00000625" calcext:value-type="float">
            <text:p>6.25E-06</text:p>
          </table:table-cell>
          <table:table-cell table:style-name="ce1" office:value-type="float" office:value="0.0000375" calcext:value-type="float">
            <text:p>3.75E-05</text:p>
          </table:table-cell>
          <table:table-cell office:value-type="float" office:value="0.00033125" calcext:value-type="float">
            <text:p>0.00033125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405625" calcext:value-type="float">
            <text:p>0.00405625</text:p>
          </table:table-cell>
          <table:table-cell office:value-type="float" office:value="0.0112312" calcext:value-type="float">
            <text:p>0.0112312</text:p>
          </table:table-cell>
          <table:table-cell office:value-type="float" office:value="0.0250625" calcext:value-type="float">
            <text:p>0.0250625</text:p>
          </table:table-cell>
          <table:table-cell office:value-type="float" office:value="0.0471937" calcext:value-type="float">
            <text:p>0.0471937</text:p>
          </table:table-cell>
          <table:table-cell office:value-type="float" office:value="0.077925" calcext:value-type="float">
            <text:p>0.077925</text:p>
          </table:table-cell>
          <table:table-cell office:value-type="float" office:value="0.114031" calcext:value-type="float">
            <text:p>0.114031</text:p>
          </table:table-cell>
          <table:table-cell office:value-type="float" office:value="0.153125" calcext:value-type="float">
            <text:p>0.153125</text:p>
          </table:table-cell>
          <table:table-cell office:value-type="float" office:value="0.187931" calcext:value-type="float">
            <text:p>0.187931</text:p>
          </table:table-cell>
          <table:table-cell office:value-type="float" office:value="0.218769" calcext:value-type="float">
            <text:p>0.218769</text:p>
          </table:table-cell>
          <table:table-cell office:value-type="float" office:value="0.240037" calcext:value-type="float">
            <text:p>0.240037</text:p>
          </table:table-cell>
          <table:table-cell office:value-type="float" office:value="0.246569" calcext:value-type="float">
            <text:p>0.246569</text:p>
          </table:table-cell>
          <table:table-cell office:value-type="float" office:value="0.2503" calcext:value-type="float">
            <text:p>0.2503</text:p>
          </table:table-cell>
          <table:table-cell office:value-type="float" office:value="0.243556" calcext:value-type="float">
            <text:p>0.243556</text:p>
          </table:table-cell>
          <table:table-cell office:value-type="float" office:value="0.228156" calcext:value-type="float">
            <text:p>0.228156</text:p>
          </table:table-cell>
          <table:table-cell office:value-type="float" office:value="0.211506" calcext:value-type="float">
            <text:p>0.211506</text:p>
          </table:table-cell>
          <table:table-cell office:value-type="float" office:value="0.196831" calcext:value-type="float">
            <text:p>0.196831</text:p>
          </table:table-cell>
          <table:table-cell office:value-type="float" office:value="0.180844" calcext:value-type="float">
            <text:p>0.180844</text:p>
          </table:table-cell>
          <table:table-cell office:value-type="float" office:value="0.165094" calcext:value-type="float">
            <text:p>0.165094</text:p>
          </table:table-cell>
          <table:table-cell office:value-type="float" office:value="0.1511" calcext:value-type="float">
            <text:p>0.1511</text:p>
          </table:table-cell>
          <table:table-cell office:value-type="float" office:value="0.139187" calcext:value-type="float">
            <text:p>0.139187</text:p>
          </table:table-cell>
          <table:table-cell office:value-type="float" office:value="0.128356" calcext:value-type="float">
            <text:p>0.128356</text:p>
          </table:table-cell>
          <table:table-cell office:value-type="float" office:value="0.117513" calcext:value-type="float">
            <text:p>0.117513</text:p>
          </table:table-cell>
          <table:table-cell office:value-type="float" office:value="0.108662" calcext:value-type="float">
            <text:p>0.108662</text:p>
          </table:table-cell>
          <table:table-cell office:value-type="float" office:value="0.105069" calcext:value-type="float">
            <text:p>0.105069</text:p>
          </table:table-cell>
          <table:table-cell office:value-type="float" office:value="0.0985" calcext:value-type="float">
            <text:p>0.0985</text:p>
          </table:table-cell>
          <table:table-cell office:value-type="float" office:value="0.0960063" calcext:value-type="float">
            <text:p>0.0960063</text:p>
          </table:table-cell>
          <table:table-cell office:value-type="float" office:value="0.0933625" calcext:value-type="float">
            <text:p>0.0933625</text:p>
          </table:table-cell>
          <table:table-cell office:value-type="float" office:value="0.0914813" calcext:value-type="float">
            <text:p>0.0914813</text:p>
          </table:table-cell>
          <table:table-cell office:value-type="float" office:value="0.0912625" calcext:value-type="float">
            <text:p>0.0912625</text:p>
          </table:table-cell>
          <table:table-cell office:value-type="float" office:value="0.0904062" calcext:value-type="float">
            <text:p>0.0904062</text:p>
          </table:table-cell>
          <table:table-cell office:value-type="float" office:value="0.0885187" calcext:value-type="float">
            <text:p>0.0885187</text:p>
          </table:table-cell>
          <table:table-cell office:value-type="float" office:value="0.0884375" calcext:value-type="float">
            <text:p>0.0884375</text:p>
          </table:table-cell>
          <table:table-cell office:value-type="float" office:value="0.0896875" calcext:value-type="float">
            <text:p>0.0896875</text:p>
          </table:table-cell>
          <table:table-cell office:value-type="float" office:value="0.0910813" calcext:value-type="float">
            <text:p>0.0910813</text:p>
          </table:table-cell>
          <table:table-cell office:value-type="float" office:value="0.0918063" calcext:value-type="float">
            <text:p>0.0918063</text:p>
          </table:table-cell>
          <table:table-cell office:value-type="float" office:value="0.0934062" calcext:value-type="float">
            <text:p>0.0934062</text:p>
          </table:table-cell>
          <table:table-cell office:value-type="float" office:value="0.093225" calcext:value-type="float">
            <text:p>0.093225</text:p>
          </table:table-cell>
          <table:table-cell office:value-type="float" office:value="0.0955625" calcext:value-type="float">
            <text:p>0.0955625</text:p>
          </table:table-cell>
          <table:table-cell office:value-type="float" office:value="0.0982937" calcext:value-type="float">
            <text:p>0.0982937</text:p>
          </table:table-cell>
          <table:table-cell office:value-type="float" office:value="0.0989125" calcext:value-type="float">
            <text:p>0.0989125</text:p>
          </table:table-cell>
          <table:table-cell office:value-type="float" office:value="0.101594" calcext:value-type="float">
            <text:p>0.101594</text:p>
          </table:table-cell>
          <table:table-cell office:value-type="float" office:value="0.102525" calcext:value-type="float">
            <text:p>0.102525</text:p>
          </table:table-cell>
          <table:table-cell office:value-type="float" office:value="0.104344" calcext:value-type="float">
            <text:p>0.104344</text:p>
          </table:table-cell>
          <table:table-cell office:value-type="float" office:value="0.104856" calcext:value-type="float">
            <text:p>0.104856</text:p>
          </table:table-cell>
          <table:table-cell office:value-type="float" office:value="0.107188" calcext:value-type="float">
            <text:p>0.107188</text:p>
          </table:table-cell>
          <table:table-cell office:value-type="float" office:value="0.107869" calcext:value-type="float">
            <text:p>0.107869</text:p>
          </table:table-cell>
          <table:table-cell office:value-type="float" office:value="0.109787" calcext:value-type="float">
            <text:p>0.109787</text:p>
          </table:table-cell>
          <table:table-cell office:value-type="float" office:value="0.110131" calcext:value-type="float">
            <text:p>0.110131</text:p>
          </table:table-cell>
          <table:table-cell office:value-type="float" office:value="0.112581" calcext:value-type="float">
            <text:p>0.112581</text:p>
          </table:table-cell>
          <table:table-cell office:value-type="float" office:value="0.11575" calcext:value-type="float">
            <text:p>0.11575</text:p>
          </table:table-cell>
          <table:table-cell office:value-type="float" office:value="0.11735" calcext:value-type="float">
            <text:p>0.11735</text:p>
          </table:table-cell>
          <table:table-cell office:value-type="float" office:value="0.118769" calcext:value-type="float">
            <text:p>0.118769</text:p>
          </table:table-cell>
          <table:table-cell office:value-type="float" office:value="0.116888" calcext:value-type="float">
            <text:p>0.116888</text:p>
          </table:table-cell>
          <table:table-cell office:value-type="float" office:value="0.12" calcext:value-type="float">
            <text:p>0.12</text:p>
          </table:table-cell>
          <table:table-cell office:value-type="float" office:value="0.121006" calcext:value-type="float">
            <text:p>0.121006</text:p>
          </table:table-cell>
          <table:table-cell office:value-type="float" office:value="0.123194" calcext:value-type="float">
            <text:p>0.123194</text:p>
          </table:table-cell>
          <table:table-cell office:value-type="float" office:value="0.122575" calcext:value-type="float">
            <text:p>0.122575</text:p>
          </table:table-cell>
          <table:table-cell office:value-type="float" office:value="0.124762" calcext:value-type="float">
            <text:p>0.124762</text:p>
          </table:table-cell>
          <table:table-cell office:value-type="float" office:value="0.126844" calcext:value-type="float">
            <text:p>0.126844</text:p>
          </table:table-cell>
          <table:table-cell office:value-type="float" office:value="0.1293" calcext:value-type="float">
            <text:p>0.1293</text:p>
          </table:table-cell>
          <table:table-cell office:value-type="float" office:value="0.130575" calcext:value-type="float">
            <text:p>0.130575</text:p>
          </table:table-cell>
          <table:table-cell office:value-type="float" office:value="0.132475" calcext:value-type="float">
            <text:p>0.132475</text:p>
          </table:table-cell>
          <table:table-cell office:value-type="float" office:value="0.135619" calcext:value-type="float">
            <text:p>0.135619</text:p>
          </table:table-cell>
          <table:table-cell table:formula="of:=SUM([.B65:.CC65])" office:value-type="float" office:value="7.73971165" calcext:value-type="float">
            <text:p>7.73971165</text:p>
          </table:table-cell>
        </table:table-row>
        <table:table-row table:style-name="ro1">
          <table:table-cell office:value-type="float" office:value="3.91875" calcext:value-type="float">
            <text:p>3.91875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1" office:value-type="float" office:value="0.0000125" calcext:value-type="float">
            <text:p>1.25E-05</text:p>
          </table:table-cell>
          <table:table-cell table:style-name="ce1" office:value-type="float" office:value="0.000025" calcext:value-type="float">
            <text:p>2.50E-05</text:p>
          </table:table-cell>
          <table:table-cell office:value-type="float" office:value="0.00030625" calcext:value-type="float">
            <text:p>0.00030625</text:p>
          </table:table-cell>
          <table:table-cell office:value-type="float" office:value="0.00115" calcext:value-type="float">
            <text:p>0.00115</text:p>
          </table:table-cell>
          <table:table-cell office:value-type="float" office:value="0.00440625" calcext:value-type="float">
            <text:p>0.00440625</text:p>
          </table:table-cell>
          <table:table-cell office:value-type="float" office:value="0.0113188" calcext:value-type="float">
            <text:p>0.0113188</text:p>
          </table:table-cell>
          <table:table-cell office:value-type="float" office:value="0.0251063" calcext:value-type="float">
            <text:p>0.0251063</text:p>
          </table:table-cell>
          <table:table-cell office:value-type="float" office:value="0.0476" calcext:value-type="float">
            <text:p>0.0476</text:p>
          </table:table-cell>
          <table:table-cell office:value-type="float" office:value="0.0793563" calcext:value-type="float">
            <text:p>0.0793563</text:p>
          </table:table-cell>
          <table:table-cell office:value-type="float" office:value="0.114744" calcext:value-type="float">
            <text:p>0.114744</text:p>
          </table:table-cell>
          <table:table-cell office:value-type="float" office:value="0.155456" calcext:value-type="float">
            <text:p>0.155456</text:p>
          </table:table-cell>
          <table:table-cell office:value-type="float" office:value="0.19285" calcext:value-type="float">
            <text:p>0.19285</text:p>
          </table:table-cell>
          <table:table-cell office:value-type="float" office:value="0.219225" calcext:value-type="float">
            <text:p>0.219225</text:p>
          </table:table-cell>
          <table:table-cell office:value-type="float" office:value="0.237619" calcext:value-type="float">
            <text:p>0.237619</text:p>
          </table:table-cell>
          <table:table-cell office:value-type="float" office:value="0.24905" calcext:value-type="float">
            <text:p>0.24905</text:p>
          </table:table-cell>
          <table:table-cell office:value-type="float" office:value="0.248163" calcext:value-type="float">
            <text:p>0.248163</text:p>
          </table:table-cell>
          <table:table-cell office:value-type="float" office:value="0.238731" calcext:value-type="float">
            <text:p>0.238731</text:p>
          </table:table-cell>
          <table:table-cell office:value-type="float" office:value="0.229862" calcext:value-type="float">
            <text:p>0.229862</text:p>
          </table:table-cell>
          <table:table-cell office:value-type="float" office:value="0.215375" calcext:value-type="float">
            <text:p>0.215375</text:p>
          </table:table-cell>
          <table:table-cell office:value-type="float" office:value="0.197681" calcext:value-type="float">
            <text:p>0.197681</text:p>
          </table:table-cell>
          <table:table-cell office:value-type="float" office:value="0.179688" calcext:value-type="float">
            <text:p>0.179688</text:p>
          </table:table-cell>
          <table:table-cell office:value-type="float" office:value="0.16575" calcext:value-type="float">
            <text:p>0.16575</text:p>
          </table:table-cell>
          <table:table-cell office:value-type="float" office:value="0.150613" calcext:value-type="float">
            <text:p>0.150613</text:p>
          </table:table-cell>
          <table:table-cell office:value-type="float" office:value="0.137375" calcext:value-type="float">
            <text:p>0.137375</text:p>
          </table:table-cell>
          <table:table-cell office:value-type="float" office:value="0.126825" calcext:value-type="float">
            <text:p>0.126825</text:p>
          </table:table-cell>
          <table:table-cell office:value-type="float" office:value="0.117925" calcext:value-type="float">
            <text:p>0.117925</text:p>
          </table:table-cell>
          <table:table-cell office:value-type="float" office:value="0.108519" calcext:value-type="float">
            <text:p>0.108519</text:p>
          </table:table-cell>
          <table:table-cell office:value-type="float" office:value="0.103394" calcext:value-type="float">
            <text:p>0.103394</text:p>
          </table:table-cell>
          <table:table-cell office:value-type="float" office:value="0.100725" calcext:value-type="float">
            <text:p>0.100725</text:p>
          </table:table-cell>
          <table:table-cell office:value-type="float" office:value="0.0963875" calcext:value-type="float">
            <text:p>0.0963875</text:p>
          </table:table-cell>
          <table:table-cell office:value-type="float" office:value="0.0938062" calcext:value-type="float">
            <text:p>0.0938062</text:p>
          </table:table-cell>
          <table:table-cell office:value-type="float" office:value="0.0926375" calcext:value-type="float">
            <text:p>0.0926375</text:p>
          </table:table-cell>
          <table:table-cell office:value-type="float" office:value="0.0898687" calcext:value-type="float">
            <text:p>0.0898687</text:p>
          </table:table-cell>
          <table:table-cell office:value-type="float" office:value="0.08945" calcext:value-type="float">
            <text:p>0.08945</text:p>
          </table:table-cell>
          <table:table-cell office:value-type="float" office:value="0.0888937" calcext:value-type="float">
            <text:p>0.0888937</text:p>
          </table:table-cell>
          <table:table-cell office:value-type="float" office:value="0.0901375" calcext:value-type="float">
            <text:p>0.0901375</text:p>
          </table:table-cell>
          <table:table-cell office:value-type="float" office:value="0.0889687" calcext:value-type="float">
            <text:p>0.0889687</text:p>
          </table:table-cell>
          <table:table-cell office:value-type="float" office:value="0.0924688" calcext:value-type="float">
            <text:p>0.0924688</text:p>
          </table:table-cell>
          <table:table-cell office:value-type="float" office:value="0.0924875" calcext:value-type="float">
            <text:p>0.0924875</text:p>
          </table:table-cell>
          <table:table-cell office:value-type="float" office:value="0.0929813" calcext:value-type="float">
            <text:p>0.0929813</text:p>
          </table:table-cell>
          <table:table-cell office:value-type="float" office:value="0.0942875" calcext:value-type="float">
            <text:p>0.0942875</text:p>
          </table:table-cell>
          <table:table-cell office:value-type="float" office:value="0.0964688" calcext:value-type="float">
            <text:p>0.0964688</text:p>
          </table:table-cell>
          <table:table-cell office:value-type="float" office:value="0.0979938" calcext:value-type="float">
            <text:p>0.0979938</text:p>
          </table:table-cell>
          <table:table-cell office:value-type="float" office:value="0.09745" calcext:value-type="float">
            <text:p>0.09745</text:p>
          </table:table-cell>
          <table:table-cell office:value-type="float" office:value="0.0995875" calcext:value-type="float">
            <text:p>0.0995875</text:p>
          </table:table-cell>
          <table:table-cell office:value-type="float" office:value="0.0998187" calcext:value-type="float">
            <text:p>0.0998187</text:p>
          </table:table-cell>
          <table:table-cell office:value-type="float" office:value="0.102475" calcext:value-type="float">
            <text:p>0.102475</text:p>
          </table:table-cell>
          <table:table-cell office:value-type="float" office:value="0.103881" calcext:value-type="float">
            <text:p>0.103881</text:p>
          </table:table-cell>
          <table:table-cell office:value-type="float" office:value="0.105725" calcext:value-type="float">
            <text:p>0.105725</text:p>
          </table:table-cell>
          <table:table-cell office:value-type="float" office:value="0.107237" calcext:value-type="float">
            <text:p>0.107237</text:p>
          </table:table-cell>
          <table:table-cell office:value-type="float" office:value="0.109106" calcext:value-type="float">
            <text:p>0.109106</text:p>
          </table:table-cell>
          <table:table-cell office:value-type="float" office:value="0.110244" calcext:value-type="float">
            <text:p>0.110244</text:p>
          </table:table-cell>
          <table:table-cell office:value-type="float" office:value="0.112175" calcext:value-type="float">
            <text:p>0.112175</text:p>
          </table:table-cell>
          <table:table-cell office:value-type="float" office:value="0.11395" calcext:value-type="float">
            <text:p>0.11395</text:p>
          </table:table-cell>
          <table:table-cell office:value-type="float" office:value="0.116625" calcext:value-type="float">
            <text:p>0.116625</text:p>
          </table:table-cell>
          <table:table-cell office:value-type="float" office:value="0.117356" calcext:value-type="float">
            <text:p>0.117356</text:p>
          </table:table-cell>
          <table:table-cell office:value-type="float" office:value="0.117406" calcext:value-type="float">
            <text:p>0.117406</text:p>
          </table:table-cell>
          <table:table-cell office:value-type="float" office:value="0.118875" calcext:value-type="float">
            <text:p>0.118875</text:p>
          </table:table-cell>
          <table:table-cell office:value-type="float" office:value="0.120781" calcext:value-type="float">
            <text:p>0.120781</text:p>
          </table:table-cell>
          <table:table-cell office:value-type="float" office:value="0.123175" calcext:value-type="float">
            <text:p>0.123175</text:p>
          </table:table-cell>
          <table:table-cell office:value-type="float" office:value="0.125138" calcext:value-type="float">
            <text:p>0.125138</text:p>
          </table:table-cell>
          <table:table-cell office:value-type="float" office:value="0.125562" calcext:value-type="float">
            <text:p>0.125562</text:p>
          </table:table-cell>
          <table:table-cell office:value-type="float" office:value="0.12745" calcext:value-type="float">
            <text:p>0.12745</text:p>
          </table:table-cell>
          <table:table-cell office:value-type="float" office:value="0.129694" calcext:value-type="float">
            <text:p>0.129694</text:p>
          </table:table-cell>
          <table:table-cell office:value-type="float" office:value="0.129769" calcext:value-type="float">
            <text:p>0.129769</text:p>
          </table:table-cell>
          <table:table-cell office:value-type="float" office:value="0.132494" calcext:value-type="float">
            <text:p>0.132494</text:p>
          </table:table-cell>
          <table:table-cell office:value-type="float" office:value="0.132912" calcext:value-type="float">
            <text:p>0.132912</text:p>
          </table:table-cell>
          <table:table-cell table:formula="of:=SUM([.B66:.CC66])" office:value-type="float" office:value="7.7345751" calcext:value-type="float">
            <text:p>7.7345751</text:p>
          </table:table-cell>
        </table:table-row>
        <table:table-row table:style-name="ro1">
          <table:table-cell office:value-type="float" office:value="3.978125" calcext:value-type="float">
            <text:p>3.978125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1" office:value-type="float" office:value="0.00000625" calcext:value-type="float">
            <text:p>6.25E-06</text:p>
          </table:table-cell>
          <table:table-cell table:style-name="ce1" office:value-type="float" office:value="0.0000375" calcext:value-type="float">
            <text:p>3.75E-05</text:p>
          </table:table-cell>
          <table:table-cell office:value-type="float" office:value="0.00026875" calcext:value-type="float">
            <text:p>0.00026875</text:p>
          </table:table-cell>
          <table:table-cell office:value-type="float" office:value="0.00136875" calcext:value-type="float">
            <text:p>0.00136875</text:p>
          </table:table-cell>
          <table:table-cell office:value-type="float" office:value="0.00435625" calcext:value-type="float">
            <text:p>0.00435625</text:p>
          </table:table-cell>
          <table:table-cell office:value-type="float" office:value="0.0115625" calcext:value-type="float">
            <text:p>0.0115625</text:p>
          </table:table-cell>
          <table:table-cell office:value-type="float" office:value="0.0259813" calcext:value-type="float">
            <text:p>0.0259813</text:p>
          </table:table-cell>
          <table:table-cell office:value-type="float" office:value="0.048525" calcext:value-type="float">
            <text:p>0.048525</text:p>
          </table:table-cell>
          <table:table-cell office:value-type="float" office:value="0.0783062" calcext:value-type="float">
            <text:p>0.0783062</text:p>
          </table:table-cell>
          <table:table-cell office:value-type="float" office:value="0.117444" calcext:value-type="float">
            <text:p>0.117444</text:p>
          </table:table-cell>
          <table:table-cell office:value-type="float" office:value="0.1567" calcext:value-type="float">
            <text:p>0.1567</text:p>
          </table:table-cell>
          <table:table-cell office:value-type="float" office:value="0.191794" calcext:value-type="float">
            <text:p>0.191794</text:p>
          </table:table-cell>
          <table:table-cell office:value-type="float" office:value="0.220913" calcext:value-type="float">
            <text:p>0.220913</text:p>
          </table:table-cell>
          <table:table-cell office:value-type="float" office:value="0.23795" calcext:value-type="float">
            <text:p>0.23795</text:p>
          </table:table-cell>
          <table:table-cell office:value-type="float" office:value="0.246525" calcext:value-type="float">
            <text:p>0.246525</text:p>
          </table:table-cell>
          <table:table-cell office:value-type="float" office:value="0.249881" calcext:value-type="float">
            <text:p>0.249881</text:p>
          </table:table-cell>
          <table:table-cell office:value-type="float" office:value="0.240844" calcext:value-type="float">
            <text:p>0.240844</text:p>
          </table:table-cell>
          <table:table-cell office:value-type="float" office:value="0.229881" calcext:value-type="float">
            <text:p>0.229881</text:p>
          </table:table-cell>
          <table:table-cell office:value-type="float" office:value="0.212969" calcext:value-type="float">
            <text:p>0.212969</text:p>
          </table:table-cell>
          <table:table-cell office:value-type="float" office:value="0.199137" calcext:value-type="float">
            <text:p>0.199137</text:p>
          </table:table-cell>
          <table:table-cell office:value-type="float" office:value="0.180519" calcext:value-type="float">
            <text:p>0.180519</text:p>
          </table:table-cell>
          <table:table-cell office:value-type="float" office:value="0.164544" calcext:value-type="float">
            <text:p>0.164544</text:p>
          </table:table-cell>
          <table:table-cell office:value-type="float" office:value="0.151331" calcext:value-type="float">
            <text:p>0.151331</text:p>
          </table:table-cell>
          <table:table-cell office:value-type="float" office:value="0.137712" calcext:value-type="float">
            <text:p>0.137712</text:p>
          </table:table-cell>
          <table:table-cell office:value-type="float" office:value="0.127819" calcext:value-type="float">
            <text:p>0.127819</text:p>
          </table:table-cell>
          <table:table-cell office:value-type="float" office:value="0.116225" calcext:value-type="float">
            <text:p>0.116225</text:p>
          </table:table-cell>
          <table:table-cell office:value-type="float" office:value="0.109588" calcext:value-type="float">
            <text:p>0.109588</text:p>
          </table:table-cell>
          <table:table-cell office:value-type="float" office:value="0.1037" calcext:value-type="float">
            <text:p>0.1037</text:p>
          </table:table-cell>
          <table:table-cell office:value-type="float" office:value="0.100731" calcext:value-type="float">
            <text:p>0.100731</text:p>
          </table:table-cell>
          <table:table-cell office:value-type="float" office:value="0.0950063" calcext:value-type="float">
            <text:p>0.0950063</text:p>
          </table:table-cell>
          <table:table-cell office:value-type="float" office:value="0.0932875" calcext:value-type="float">
            <text:p>0.0932875</text:p>
          </table:table-cell>
          <table:table-cell office:value-type="float" office:value="0.0904875" calcext:value-type="float">
            <text:p>0.0904875</text:p>
          </table:table-cell>
          <table:table-cell office:value-type="float" office:value="0.0905625" calcext:value-type="float">
            <text:p>0.0905625</text:p>
          </table:table-cell>
          <table:table-cell office:value-type="float" office:value="0.08905" calcext:value-type="float">
            <text:p>0.08905</text:p>
          </table:table-cell>
          <table:table-cell office:value-type="float" office:value="0.08745" calcext:value-type="float">
            <text:p>0.08745</text:p>
          </table:table-cell>
          <table:table-cell office:value-type="float" office:value="0.0879375" calcext:value-type="float">
            <text:p>0.0879375</text:p>
          </table:table-cell>
          <table:table-cell office:value-type="float" office:value="0.08915" calcext:value-type="float">
            <text:p>0.08915</text:p>
          </table:table-cell>
          <table:table-cell office:value-type="float" office:value="0.0891437" calcext:value-type="float">
            <text:p>0.0891437</text:p>
          </table:table-cell>
          <table:table-cell office:value-type="float" office:value="0.0908188" calcext:value-type="float">
            <text:p>0.0908188</text:p>
          </table:table-cell>
          <table:table-cell office:value-type="float" office:value="0.0919313" calcext:value-type="float">
            <text:p>0.0919313</text:p>
          </table:table-cell>
          <table:table-cell office:value-type="float" office:value="0.0932063" calcext:value-type="float">
            <text:p>0.0932063</text:p>
          </table:table-cell>
          <table:table-cell office:value-type="float" office:value="0.0959" calcext:value-type="float">
            <text:p>0.0959</text:p>
          </table:table-cell>
          <table:table-cell office:value-type="float" office:value="0.0961937" calcext:value-type="float">
            <text:p>0.0961937</text:p>
          </table:table-cell>
          <table:table-cell office:value-type="float" office:value="0.0966063" calcext:value-type="float">
            <text:p>0.0966063</text:p>
          </table:table-cell>
          <table:table-cell office:value-type="float" office:value="0.0982875" calcext:value-type="float">
            <text:p>0.0982875</text:p>
          </table:table-cell>
          <table:table-cell office:value-type="float" office:value="0.0998813" calcext:value-type="float">
            <text:p>0.0998813</text:p>
          </table:table-cell>
          <table:table-cell office:value-type="float" office:value="0.100388" calcext:value-type="float">
            <text:p>0.100388</text:p>
          </table:table-cell>
          <table:table-cell office:value-type="float" office:value="0.1028" calcext:value-type="float">
            <text:p>0.1028</text:p>
          </table:table-cell>
          <table:table-cell office:value-type="float" office:value="0.103219" calcext:value-type="float">
            <text:p>0.103219</text:p>
          </table:table-cell>
          <table:table-cell office:value-type="float" office:value="0.107644" calcext:value-type="float">
            <text:p>0.107644</text:p>
          </table:table-cell>
          <table:table-cell office:value-type="float" office:value="0.107906" calcext:value-type="float">
            <text:p>0.107906</text:p>
          </table:table-cell>
          <table:table-cell office:value-type="float" office:value="0.112287" calcext:value-type="float">
            <text:p>0.112287</text:p>
          </table:table-cell>
          <table:table-cell office:value-type="float" office:value="0.1106" calcext:value-type="float">
            <text:p>0.1106</text:p>
          </table:table-cell>
          <table:table-cell office:value-type="float" office:value="0.11485" calcext:value-type="float">
            <text:p>0.11485</text:p>
          </table:table-cell>
          <table:table-cell office:value-type="float" office:value="0.114181" calcext:value-type="float">
            <text:p>0.114181</text:p>
          </table:table-cell>
          <table:table-cell office:value-type="float" office:value="0.114831" calcext:value-type="float">
            <text:p>0.114831</text:p>
          </table:table-cell>
          <table:table-cell office:value-type="float" office:value="0.118487" calcext:value-type="float">
            <text:p>0.118487</text:p>
          </table:table-cell>
          <table:table-cell office:value-type="float" office:value="0.119675" calcext:value-type="float">
            <text:p>0.119675</text:p>
          </table:table-cell>
          <table:table-cell office:value-type="float" office:value="0.120413" calcext:value-type="float">
            <text:p>0.120413</text:p>
          </table:table-cell>
          <table:table-cell office:value-type="float" office:value="0.123637" calcext:value-type="float">
            <text:p>0.123637</text:p>
          </table:table-cell>
          <table:table-cell office:value-type="float" office:value="0.125444" calcext:value-type="float">
            <text:p>0.125444</text:p>
          </table:table-cell>
          <table:table-cell office:value-type="float" office:value="0.125975" calcext:value-type="float">
            <text:p>0.125975</text:p>
          </table:table-cell>
          <table:table-cell office:value-type="float" office:value="0.128575" calcext:value-type="float">
            <text:p>0.128575</text:p>
          </table:table-cell>
          <table:table-cell office:value-type="float" office:value="0.128387" calcext:value-type="float">
            <text:p>0.128387</text:p>
          </table:table-cell>
          <table:table-cell office:value-type="float" office:value="0.130438" calcext:value-type="float">
            <text:p>0.130438</text:p>
          </table:table-cell>
          <table:table-cell office:value-type="float" office:value="0.131087" calcext:value-type="float">
            <text:p>0.131087</text:p>
          </table:table-cell>
          <table:table-cell office:value-type="float" office:value="0.1326" calcext:value-type="float">
            <text:p>0.1326</text:p>
          </table:table-cell>
          <table:table-cell table:formula="of:=SUM([.B67:.CC67])" office:value-type="float" office:value="7.7149437" calcext:value-type="float">
            <text:p>7.7149437</text:p>
          </table:table-cell>
        </table:table-row>
        <table:table-row table:style-name="ro1">
          <table:table-cell office:value-type="float" office:value="4.0375" calcext:value-type="float">
            <text:p>4.0375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1" office:value-type="float" office:value="0.0000432841" calcext:value-type="float">
            <text:p>4.33E-05</text:p>
          </table:table-cell>
          <table:table-cell office:value-type="float" office:value="0.000238063" calcext:value-type="float">
            <text:p>0.000238063</text:p>
          </table:table-cell>
          <table:table-cell office:value-type="float" office:value="0.00119031" calcext:value-type="float">
            <text:p>0.00119031</text:p>
          </table:table-cell>
          <table:table-cell office:value-type="float" office:value="0.00429234" calcext:value-type="float">
            <text:p>0.00429234</text:p>
          </table:table-cell>
          <table:table-cell office:value-type="float" office:value="0.0113981" calcext:value-type="float">
            <text:p>0.0113981</text:p>
          </table:table-cell>
          <table:table-cell office:value-type="float" office:value="0.0260787" calcext:value-type="float">
            <text:p>0.0260787</text:p>
          </table:table-cell>
          <table:table-cell office:value-type="float" office:value="0.0489183" calcext:value-type="float">
            <text:p>0.0489183</text:p>
          </table:table-cell>
          <table:table-cell office:value-type="float" office:value="0.0797654" calcext:value-type="float">
            <text:p>0.0797654</text:p>
          </table:table-cell>
          <table:table-cell office:value-type="float" office:value="0.118223" calcext:value-type="float">
            <text:p>0.118223</text:p>
          </table:table-cell>
          <table:table-cell office:value-type="float" office:value="0.155679" calcext:value-type="float">
            <text:p>0.155679</text:p>
          </table:table-cell>
          <table:table-cell office:value-type="float" office:value="0.189094" calcext:value-type="float">
            <text:p>0.189094</text:p>
          </table:table-cell>
          <table:table-cell office:value-type="float" office:value="0.221427" calcext:value-type="float">
            <text:p>0.221427</text:p>
          </table:table-cell>
          <table:table-cell office:value-type="float" office:value="0.239585" calcext:value-type="float">
            <text:p>0.239585</text:p>
          </table:table-cell>
          <table:table-cell office:value-type="float" office:value="0.248061" calcext:value-type="float">
            <text:p>0.248061</text:p>
          </table:table-cell>
          <table:table-cell office:value-type="float" office:value="0.249468" calcext:value-type="float">
            <text:p>0.249468</text:p>
          </table:table-cell>
          <table:table-cell office:value-type="float" office:value="0.240299" calcext:value-type="float">
            <text:p>0.240299</text:p>
          </table:table-cell>
          <table:table-cell office:value-type="float" office:value="0.229067" calcext:value-type="float">
            <text:p>0.229067</text:p>
          </table:table-cell>
          <table:table-cell office:value-type="float" office:value="0.213614" calcext:value-type="float">
            <text:p>0.213614</text:p>
          </table:table-cell>
          <table:table-cell office:value-type="float" office:value="0.195558" calcext:value-type="float">
            <text:p>0.195558</text:p>
          </table:table-cell>
          <table:table-cell office:value-type="float" office:value="0.181014" calcext:value-type="float">
            <text:p>0.181014</text:p>
          </table:table-cell>
          <table:table-cell office:value-type="float" office:value="0.165951" calcext:value-type="float">
            <text:p>0.165951</text:p>
          </table:table-cell>
          <table:table-cell office:value-type="float" office:value="0.15109" calcext:value-type="float">
            <text:p>0.15109</text:p>
          </table:table-cell>
          <table:table-cell office:value-type="float" office:value="0.137845" calcext:value-type="float">
            <text:p>0.137845</text:p>
          </table:table-cell>
          <table:table-cell office:value-type="float" office:value="0.126361" calcext:value-type="float">
            <text:p>0.126361</text:p>
          </table:table-cell>
          <table:table-cell office:value-type="float" office:value="0.11712" calcext:value-type="float">
            <text:p>0.11712</text:p>
          </table:table-cell>
          <table:table-cell office:value-type="float" office:value="0.108643" calcext:value-type="float">
            <text:p>0.108643</text:p>
          </table:table-cell>
          <table:table-cell office:value-type="float" office:value="0.104466" calcext:value-type="float">
            <text:p>0.104466</text:p>
          </table:table-cell>
          <table:table-cell office:value-type="float" office:value="0.0991134" calcext:value-type="float">
            <text:p>0.0991134</text:p>
          </table:table-cell>
          <table:table-cell office:value-type="float" office:value="0.0948643" calcext:value-type="float">
            <text:p>0.0948643</text:p>
          </table:table-cell>
          <table:table-cell office:value-type="float" office:value="0.0911203" calcext:value-type="float">
            <text:p>0.0911203</text:p>
          </table:table-cell>
          <table:table-cell office:value-type="float" office:value="0.0883645" calcext:value-type="float">
            <text:p>0.0883645</text:p>
          </table:table-cell>
          <table:table-cell office:value-type="float" office:value="0.089324" calcext:value-type="float">
            <text:p>0.089324</text:p>
          </table:table-cell>
          <table:table-cell office:value-type="float" office:value="0.0873762" calcext:value-type="float">
            <text:p>0.0873762</text:p>
          </table:table-cell>
          <table:table-cell office:value-type="float" office:value="0.0883357" calcext:value-type="float">
            <text:p>0.0883357</text:p>
          </table:table-cell>
          <table:table-cell office:value-type="float" office:value="0.0865899" calcext:value-type="float">
            <text:p>0.0865899</text:p>
          </table:table-cell>
          <table:table-cell office:value-type="float" office:value="0.0882563" calcext:value-type="float">
            <text:p>0.0882563</text:p>
          </table:table-cell>
          <table:table-cell office:value-type="float" office:value="0.089021" calcext:value-type="float">
            <text:p>0.089021</text:p>
          </table:table-cell>
          <table:table-cell office:value-type="float" office:value="0.089461" calcext:value-type="float">
            <text:p>0.089461</text:p>
          </table:table-cell>
          <table:table-cell office:value-type="float" office:value="0.0898939" calcext:value-type="float">
            <text:p>0.0898939</text:p>
          </table:table-cell>
          <table:table-cell office:value-type="float" office:value="0.0895115" calcext:value-type="float">
            <text:p>0.0895115</text:p>
          </table:table-cell>
          <table:table-cell office:value-type="float" office:value="0.0922457" calcext:value-type="float">
            <text:p>0.0922457</text:p>
          </table:table-cell>
          <table:table-cell office:value-type="float" office:value="0.0947922" calcext:value-type="float">
            <text:p>0.0947922</text:p>
          </table:table-cell>
          <table:table-cell office:value-type="float" office:value="0.0957084" calcext:value-type="float">
            <text:p>0.0957084</text:p>
          </table:table-cell>
          <table:table-cell office:value-type="float" office:value="0.0981251" calcext:value-type="float">
            <text:p>0.0981251</text:p>
          </table:table-cell>
          <table:table-cell office:value-type="float" office:value="0.0997049" calcext:value-type="float">
            <text:p>0.0997049</text:p>
          </table:table-cell>
          <table:table-cell office:value-type="float" office:value="0.100397" calcext:value-type="float">
            <text:p>0.100397</text:p>
          </table:table-cell>
          <table:table-cell office:value-type="float" office:value="0.102071" calcext:value-type="float">
            <text:p>0.102071</text:p>
          </table:table-cell>
          <table:table-cell office:value-type="float" office:value="0.10337" calcext:value-type="float">
            <text:p>0.10337</text:p>
          </table:table-cell>
          <table:table-cell office:value-type="float" office:value="0.108636" calcext:value-type="float">
            <text:p>0.108636</text:p>
          </table:table-cell>
          <table:table-cell office:value-type="float" office:value="0.107785" calcext:value-type="float">
            <text:p>0.107785</text:p>
          </table:table-cell>
          <table:table-cell office:value-type="float" office:value="0.108477" calcext:value-type="float">
            <text:p>0.108477</text:p>
          </table:table-cell>
          <table:table-cell office:value-type="float" office:value="0.111132" calcext:value-type="float">
            <text:p>0.111132</text:p>
          </table:table-cell>
          <table:table-cell office:value-type="float" office:value="0.112012" calcext:value-type="float">
            <text:p>0.112012</text:p>
          </table:table-cell>
          <table:table-cell office:value-type="float" office:value="0.112741" calcext:value-type="float">
            <text:p>0.112741</text:p>
          </table:table-cell>
          <table:table-cell office:value-type="float" office:value="0.115742" calcext:value-type="float">
            <text:p>0.115742</text:p>
          </table:table-cell>
          <table:table-cell office:value-type="float" office:value="0.118519" calcext:value-type="float">
            <text:p>0.118519</text:p>
          </table:table-cell>
          <table:table-cell office:value-type="float" office:value="0.118995" calcext:value-type="float">
            <text:p>0.118995</text:p>
          </table:table-cell>
          <table:table-cell office:value-type="float" office:value="0.124045" calcext:value-type="float">
            <text:p>0.124045</text:p>
          </table:table-cell>
          <table:table-cell office:value-type="float" office:value="0.123692" calcext:value-type="float">
            <text:p>0.123692</text:p>
          </table:table-cell>
          <table:table-cell office:value-type="float" office:value="0.125986" calcext:value-type="float">
            <text:p>0.125986</text:p>
          </table:table-cell>
          <table:table-cell office:value-type="float" office:value="0.125358" calcext:value-type="float">
            <text:p>0.125358</text:p>
          </table:table-cell>
          <table:table-cell office:value-type="float" office:value="0.127414" calcext:value-type="float">
            <text:p>0.127414</text:p>
          </table:table-cell>
          <table:table-cell office:value-type="float" office:value="0.129989" calcext:value-type="float">
            <text:p>0.129989</text:p>
          </table:table-cell>
          <table:table-cell office:value-type="float" office:value="0.129167" calcext:value-type="float">
            <text:p>0.129167</text:p>
          </table:table-cell>
          <table:table-cell office:value-type="float" office:value="0.131353" calcext:value-type="float">
            <text:p>0.131353</text:p>
          </table:table-cell>
          <table:table-cell office:value-type="float" office:value="0.132514" calcext:value-type="float">
            <text:p>0.132514</text:p>
          </table:table-cell>
          <table:table-cell table:formula="of:=SUM([.B68:.CC68])" office:value-type="float" office:value="7.6856927971" calcext:value-type="float">
            <text:p>7.6856927971</text:p>
          </table:table-cell>
        </table:table-row>
        <table:table-row table:style-name="ro1">
          <table:table-cell office:value-type="float" office:value="4.096875" calcext:value-type="float">
            <text:p>4.096875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1" office:value-type="float" office:value="0.0000515411" calcext:value-type="float">
            <text:p>5.15E-05</text:p>
          </table:table-cell>
          <table:table-cell office:value-type="float" office:value="0.000292066" calcext:value-type="float">
            <text:p>0.000292066</text:p>
          </table:table-cell>
          <table:table-cell office:value-type="float" office:value="0.0012284" calcext:value-type="float">
            <text:p>0.0012284</text:p>
          </table:table-cell>
          <table:table-cell office:value-type="float" office:value="0.0041147" calcext:value-type="float">
            <text:p>0.0041147</text:p>
          </table:table-cell>
          <table:table-cell office:value-type="float" office:value="0.0113219" calcext:value-type="float">
            <text:p>0.0113219</text:p>
          </table:table-cell>
          <table:table-cell office:value-type="float" office:value="0.0262086" calcext:value-type="float">
            <text:p>0.0262086</text:p>
          </table:table-cell>
          <table:table-cell office:value-type="float" office:value="0.0485603" calcext:value-type="float">
            <text:p>0.0485603</text:p>
          </table:table-cell>
          <table:table-cell office:value-type="float" office:value="0.0797426" calcext:value-type="float">
            <text:p>0.0797426</text:p>
          </table:table-cell>
          <table:table-cell office:value-type="float" office:value="0.116577" calcext:value-type="float">
            <text:p>0.116577</text:p>
          </table:table-cell>
          <table:table-cell office:value-type="float" office:value="0.155242" calcext:value-type="float">
            <text:p>0.155242</text:p>
          </table:table-cell>
          <table:table-cell office:value-type="float" office:value="0.191733" calcext:value-type="float">
            <text:p>0.191733</text:p>
          </table:table-cell>
          <table:table-cell office:value-type="float" office:value="0.222013" calcext:value-type="float">
            <text:p>0.222013</text:p>
          </table:table-cell>
          <table:table-cell office:value-type="float" office:value="0.241496" calcext:value-type="float">
            <text:p>0.241496</text:p>
          </table:table-cell>
          <table:table-cell office:value-type="float" office:value="0.249184" calcext:value-type="float">
            <text:p>0.249184</text:p>
          </table:table-cell>
          <table:table-cell office:value-type="float" office:value="0.248462" calcext:value-type="float">
            <text:p>0.248462</text:p>
          </table:table-cell>
          <table:table-cell office:value-type="float" office:value="0.241264" calcext:value-type="float">
            <text:p>0.241264</text:p>
          </table:table-cell>
          <table:table-cell office:value-type="float" office:value="0.226643" calcext:value-type="float">
            <text:p>0.226643</text:p>
          </table:table-cell>
          <table:table-cell office:value-type="float" office:value="0.214102" calcext:value-type="float">
            <text:p>0.214102</text:p>
          </table:table-cell>
          <table:table-cell office:value-type="float" office:value="0.195873" calcext:value-type="float">
            <text:p>0.195873</text:p>
          </table:table-cell>
          <table:table-cell office:value-type="float" office:value="0.181803" calcext:value-type="float">
            <text:p>0.181803</text:p>
          </table:table-cell>
          <table:table-cell office:value-type="float" office:value="0.166229" calcext:value-type="float">
            <text:p>0.166229</text:p>
          </table:table-cell>
          <table:table-cell office:value-type="float" office:value="0.14928" calcext:value-type="float">
            <text:p>0.14928</text:p>
          </table:table-cell>
          <table:table-cell office:value-type="float" office:value="0.136618" calcext:value-type="float">
            <text:p>0.136618</text:p>
          </table:table-cell>
          <table:table-cell office:value-type="float" office:value="0.126439" calcext:value-type="float">
            <text:p>0.126439</text:p>
          </table:table-cell>
          <table:table-cell office:value-type="float" office:value="0.119103" calcext:value-type="float">
            <text:p>0.119103</text:p>
          </table:table-cell>
          <table:table-cell office:value-type="float" office:value="0.11077" calcext:value-type="float">
            <text:p>0.11077</text:p>
          </table:table-cell>
          <table:table-cell office:value-type="float" office:value="0.103615" calcext:value-type="float">
            <text:p>0.103615</text:p>
          </table:table-cell>
          <table:table-cell office:value-type="float" office:value="0.098117" calcext:value-type="float">
            <text:p>0.098117</text:p>
          </table:table-cell>
          <table:table-cell office:value-type="float" office:value="0.0945951" calcext:value-type="float">
            <text:p>0.0945951</text:p>
          </table:table-cell>
          <table:table-cell office:value-type="float" office:value="0.0913222" calcext:value-type="float">
            <text:p>0.0913222</text:p>
          </table:table-cell>
          <table:table-cell office:value-type="float" office:value="0.0893379" calcext:value-type="float">
            <text:p>0.0893379</text:p>
          </table:table-cell>
          <table:table-cell office:value-type="float" office:value="0.0881352" calcext:value-type="float">
            <text:p>0.0881352</text:p>
          </table:table-cell>
          <table:table-cell office:value-type="float" office:value="0.0905749" calcext:value-type="float">
            <text:p>0.0905749</text:p>
          </table:table-cell>
          <table:table-cell office:value-type="float" office:value="0.0892262" calcext:value-type="float">
            <text:p>0.0892262</text:p>
          </table:table-cell>
          <table:table-cell office:value-type="float" office:value="0.0898791" calcext:value-type="float">
            <text:p>0.0898791</text:p>
          </table:table-cell>
          <table:table-cell office:value-type="float" office:value="0.0878346" calcext:value-type="float">
            <text:p>0.0878346</text:p>
          </table:table-cell>
          <table:table-cell office:value-type="float" office:value="0.0892606" calcext:value-type="float">
            <text:p>0.0892606</text:p>
          </table:table-cell>
          <table:table-cell office:value-type="float" office:value="0.0892348" calcext:value-type="float">
            <text:p>0.0892348</text:p>
          </table:table-cell>
          <table:table-cell office:value-type="float" office:value="0.0913823" calcext:value-type="float">
            <text:p>0.0913823</text:p>
          </table:table-cell>
          <table:table-cell office:value-type="float" office:value="0.0927224" calcext:value-type="float">
            <text:p>0.0927224</text:p>
          </table:table-cell>
          <table:table-cell office:value-type="float" office:value="0.0928169" calcext:value-type="float">
            <text:p>0.0928169</text:p>
          </table:table-cell>
          <table:table-cell office:value-type="float" office:value="0.0939078" calcext:value-type="float">
            <text:p>0.0939078</text:p>
          </table:table-cell>
          <table:table-cell office:value-type="float" office:value="0.0959351" calcext:value-type="float">
            <text:p>0.0959351</text:p>
          </table:table-cell>
          <table:table-cell office:value-type="float" office:value="0.0965966" calcext:value-type="float">
            <text:p>0.0965966</text:p>
          </table:table-cell>
          <table:table-cell office:value-type="float" office:value="0.0993111" calcext:value-type="float">
            <text:p>0.0993111</text:p>
          </table:table-cell>
          <table:table-cell office:value-type="float" office:value="0.0988987" calcext:value-type="float">
            <text:p>0.0988987</text:p>
          </table:table-cell>
          <table:table-cell office:value-type="float" office:value="0.0999983" calcext:value-type="float">
            <text:p>0.0999983</text:p>
          </table:table-cell>
          <table:table-cell office:value-type="float" office:value="0.103958" calcext:value-type="float">
            <text:p>0.103958</text:p>
          </table:table-cell>
          <table:table-cell office:value-type="float" office:value="0.106948" calcext:value-type="float">
            <text:p>0.106948</text:p>
          </table:table-cell>
          <table:table-cell office:value-type="float" office:value="0.106475" calcext:value-type="float">
            <text:p>0.106475</text:p>
          </table:table-cell>
          <table:table-cell office:value-type="float" office:value="0.110289" calcext:value-type="float">
            <text:p>0.110289</text:p>
          </table:table-cell>
          <table:table-cell office:value-type="float" office:value="0.108932" calcext:value-type="float">
            <text:p>0.108932</text:p>
          </table:table-cell>
          <table:table-cell office:value-type="float" office:value="0.11431" calcext:value-type="float">
            <text:p>0.11431</text:p>
          </table:table-cell>
          <table:table-cell office:value-type="float" office:value="0.116637" calcext:value-type="float">
            <text:p>0.116637</text:p>
          </table:table-cell>
          <table:table-cell office:value-type="float" office:value="0.116981" calcext:value-type="float">
            <text:p>0.116981</text:p>
          </table:table-cell>
          <table:table-cell office:value-type="float" office:value="0.116088" calcext:value-type="float">
            <text:p>0.116088</text:p>
          </table:table-cell>
          <table:table-cell office:value-type="float" office:value="0.118587" calcext:value-type="float">
            <text:p>0.118587</text:p>
          </table:table-cell>
          <table:table-cell office:value-type="float" office:value="0.120976" calcext:value-type="float">
            <text:p>0.120976</text:p>
          </table:table-cell>
          <table:table-cell office:value-type="float" office:value="0.123029" calcext:value-type="float">
            <text:p>0.123029</text:p>
          </table:table-cell>
          <table:table-cell office:value-type="float" office:value="0.123286" calcext:value-type="float">
            <text:p>0.123286</text:p>
          </table:table-cell>
          <table:table-cell office:value-type="float" office:value="0.124042" calcext:value-type="float">
            <text:p>0.124042</text:p>
          </table:table-cell>
          <table:table-cell office:value-type="float" office:value="0.125623" calcext:value-type="float">
            <text:p>0.125623</text:p>
          </table:table-cell>
          <table:table-cell office:value-type="float" office:value="0.129342" calcext:value-type="float">
            <text:p>0.129342</text:p>
          </table:table-cell>
          <table:table-cell office:value-type="float" office:value="0.129248" calcext:value-type="float">
            <text:p>0.129248</text:p>
          </table:table-cell>
          <table:table-cell office:value-type="float" office:value="0.130906" calcext:value-type="float">
            <text:p>0.130906</text:p>
          </table:table-cell>
          <table:table-cell office:value-type="float" office:value="0.131112" calcext:value-type="float">
            <text:p>0.131112</text:p>
          </table:table-cell>
          <table:table-cell table:formula="of:=SUM([.B69:.CC69])" office:value-type="float" office:value="7.6838219071" calcext:value-type="float">
            <text:p>7.6838219071</text:p>
          </table:table-cell>
        </table:table-row>
        <table:table-row table:style-name="ro1">
          <table:table-cell office:value-type="float" office:value="4.15625" calcext:value-type="float">
            <text:p>4.15625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1" office:value-type="float" office:value="0.00000997785" calcext:value-type="float">
            <text:p>9.98E-06</text:p>
          </table:table-cell>
          <table:table-cell table:style-name="ce1" office:value-type="float" office:value="0.0000199557" calcext:value-type="float">
            <text:p>2.00E-05</text:p>
          </table:table-cell>
          <table:table-cell office:value-type="float" office:value="0.000379158" calcext:value-type="float">
            <text:p>0.000379158</text:p>
          </table:table-cell>
          <table:table-cell office:value-type="float" office:value="0.00138692" calcext:value-type="float">
            <text:p>0.00138692</text:p>
          </table:table-cell>
          <table:table-cell office:value-type="float" office:value="0.00421065" calcext:value-type="float">
            <text:p>0.00421065</text:p>
          </table:table-cell>
          <table:table-cell office:value-type="float" office:value="0.0111153" calcext:value-type="float">
            <text:p>0.0111153</text:p>
          </table:table-cell>
          <table:table-cell office:value-type="float" office:value="0.0253038" calcext:value-type="float">
            <text:p>0.0253038</text:p>
          </table:table-cell>
          <table:table-cell office:value-type="float" office:value="0.0473649" calcext:value-type="float">
            <text:p>0.0473649</text:p>
          </table:table-cell>
          <table:table-cell office:value-type="float" office:value="0.0806909" calcext:value-type="float">
            <text:p>0.0806909</text:p>
          </table:table-cell>
          <table:table-cell office:value-type="float" office:value="0.119515" calcext:value-type="float">
            <text:p>0.119515</text:p>
          </table:table-cell>
          <table:table-cell office:value-type="float" office:value="0.156702" calcext:value-type="float">
            <text:p>0.156702</text:p>
          </table:table-cell>
          <table:table-cell office:value-type="float" office:value="0.194778" calcext:value-type="float">
            <text:p>0.194778</text:p>
          </table:table-cell>
          <table:table-cell office:value-type="float" office:value="0.221129" calcext:value-type="float">
            <text:p>0.221129</text:p>
          </table:table-cell>
          <table:table-cell office:value-type="float" office:value="0.241244" calcext:value-type="float">
            <text:p>0.241244</text:p>
          </table:table-cell>
          <table:table-cell office:value-type="float" office:value="0.249287" calcext:value-type="float">
            <text:p>0.249287</text:p>
          </table:table-cell>
          <table:table-cell office:value-type="float" office:value="0.251711" calcext:value-type="float">
            <text:p>0.251711</text:p>
          </table:table-cell>
          <table:table-cell office:value-type="float" office:value="0.24312" calcext:value-type="float">
            <text:p>0.24312</text:p>
          </table:table-cell>
          <table:table-cell office:value-type="float" office:value="0.231087" calcext:value-type="float">
            <text:p>0.231087</text:p>
          </table:table-cell>
          <table:table-cell office:value-type="float" office:value="0.214185" calcext:value-type="float">
            <text:p>0.214185</text:p>
          </table:table-cell>
          <table:table-cell office:value-type="float" office:value="0.195735" calcext:value-type="float">
            <text:p>0.195735</text:p>
          </table:table-cell>
          <table:table-cell office:value-type="float" office:value="0.180499" calcext:value-type="float">
            <text:p>0.180499</text:p>
          </table:table-cell>
          <table:table-cell office:value-type="float" office:value="0.163317" calcext:value-type="float">
            <text:p>0.163317</text:p>
          </table:table-cell>
          <table:table-cell office:value-type="float" office:value="0.150556" calcext:value-type="float">
            <text:p>0.150556</text:p>
          </table:table-cell>
          <table:table-cell office:value-type="float" office:value="0.137485" calcext:value-type="float">
            <text:p>0.137485</text:p>
          </table:table-cell>
          <table:table-cell office:value-type="float" office:value="0.127297" calcext:value-type="float">
            <text:p>0.127297</text:p>
          </table:table-cell>
          <table:table-cell office:value-type="float" office:value="0.11724" calcext:value-type="float">
            <text:p>0.11724</text:p>
          </table:table-cell>
          <table:table-cell office:value-type="float" office:value="0.111043" calcext:value-type="float">
            <text:p>0.111043</text:p>
          </table:table-cell>
          <table:table-cell office:value-type="float" office:value="0.102113" calcext:value-type="float">
            <text:p>0.102113</text:p>
          </table:table-cell>
          <table:table-cell office:value-type="float" office:value="0.0961765" calcext:value-type="float">
            <text:p>0.0961765</text:p>
          </table:table-cell>
          <table:table-cell office:value-type="float" office:value="0.093682" calcext:value-type="float">
            <text:p>0.093682</text:p>
          </table:table-cell>
          <table:table-cell office:value-type="float" office:value="0.090978" calcext:value-type="float">
            <text:p>0.090978</text:p>
          </table:table-cell>
          <table:table-cell office:value-type="float" office:value="0.088284" calcext:value-type="float">
            <text:p>0.088284</text:p>
          </table:table-cell>
          <table:table-cell office:value-type="float" office:value="0.0885035" calcext:value-type="float">
            <text:p>0.0885035</text:p>
          </table:table-cell>
          <table:table-cell office:value-type="float" office:value="0.0894315" calcext:value-type="float">
            <text:p>0.0894315</text:p>
          </table:table-cell>
          <table:table-cell office:value-type="float" office:value="0.0887629" calcext:value-type="float">
            <text:p>0.0887629</text:p>
          </table:table-cell>
          <table:table-cell office:value-type="float" office:value="0.0883139" calcext:value-type="float">
            <text:p>0.0883139</text:p>
          </table:table-cell>
          <table:table-cell office:value-type="float" office:value="0.0884337" calcext:value-type="float">
            <text:p>0.0884337</text:p>
          </table:table-cell>
          <table:table-cell office:value-type="float" office:value="0.0885235" calcext:value-type="float">
            <text:p>0.0885235</text:p>
          </table:table-cell>
          <table:table-cell office:value-type="float" office:value="0.0906088" calcext:value-type="float">
            <text:p>0.0906088</text:p>
          </table:table-cell>
          <table:table-cell office:value-type="float" office:value="0.0892618" calcext:value-type="float">
            <text:p>0.0892618</text:p>
          </table:table-cell>
          <table:table-cell office:value-type="float" office:value="0.0908383" calcext:value-type="float">
            <text:p>0.0908383</text:p>
          </table:table-cell>
          <table:table-cell office:value-type="float" office:value="0.0923151" calcext:value-type="float">
            <text:p>0.0923151</text:p>
          </table:table-cell>
          <table:table-cell office:value-type="float" office:value="0.0947197" calcext:value-type="float">
            <text:p>0.0947197</text:p>
          </table:table-cell>
          <table:table-cell office:value-type="float" office:value="0.0957175" calcext:value-type="float">
            <text:p>0.0957175</text:p>
          </table:table-cell>
          <table:table-cell office:value-type="float" office:value="0.0958672" calcext:value-type="float">
            <text:p>0.0958672</text:p>
          </table:table-cell>
          <table:table-cell office:value-type="float" office:value="0.0982219" calcext:value-type="float">
            <text:p>0.0982219</text:p>
          </table:table-cell>
          <table:table-cell office:value-type="float" office:value="0.0989304" calcext:value-type="float">
            <text:p>0.0989304</text:p>
          </table:table-cell>
          <table:table-cell office:value-type="float" office:value="0.102652" calcext:value-type="float">
            <text:p>0.102652</text:p>
          </table:table-cell>
          <table:table-cell office:value-type="float" office:value="0.102243" calcext:value-type="float">
            <text:p>0.102243</text:p>
          </table:table-cell>
          <table:table-cell office:value-type="float" office:value="0.105895" calcext:value-type="float">
            <text:p>0.105895</text:p>
          </table:table-cell>
          <table:table-cell office:value-type="float" office:value="0.105965" calcext:value-type="float">
            <text:p>0.105965</text:p>
          </table:table-cell>
          <table:table-cell office:value-type="float" office:value="0.107601" calcext:value-type="float">
            <text:p>0.107601</text:p>
          </table:table-cell>
          <table:table-cell office:value-type="float" office:value="0.110984" calcext:value-type="float">
            <text:p>0.110984</text:p>
          </table:table-cell>
          <table:table-cell office:value-type="float" office:value="0.112949" calcext:value-type="float">
            <text:p>0.112949</text:p>
          </table:table-cell>
          <table:table-cell office:value-type="float" office:value="0.112929" calcext:value-type="float">
            <text:p>0.112929</text:p>
          </table:table-cell>
          <table:table-cell office:value-type="float" office:value="0.114007" calcext:value-type="float">
            <text:p>0.114007</text:p>
          </table:table-cell>
          <table:table-cell office:value-type="float" office:value="0.118487" calcext:value-type="float">
            <text:p>0.118487</text:p>
          </table:table-cell>
          <table:table-cell office:value-type="float" office:value="0.117808" calcext:value-type="float">
            <text:p>0.117808</text:p>
          </table:table-cell>
          <table:table-cell office:value-type="float" office:value="0.120702" calcext:value-type="float">
            <text:p>0.120702</text:p>
          </table:table-cell>
          <table:table-cell office:value-type="float" office:value="0.120672" calcext:value-type="float">
            <text:p>0.120672</text:p>
          </table:table-cell>
          <table:table-cell office:value-type="float" office:value="0.123187" calcext:value-type="float">
            <text:p>0.123187</text:p>
          </table:table-cell>
          <table:table-cell office:value-type="float" office:value="0.124104" calcext:value-type="float">
            <text:p>0.124104</text:p>
          </table:table-cell>
          <table:table-cell office:value-type="float" office:value="0.123286" calcext:value-type="float">
            <text:p>0.123286</text:p>
          </table:table-cell>
          <table:table-cell office:value-type="float" office:value="0.127557" calcext:value-type="float">
            <text:p>0.127557</text:p>
          </table:table-cell>
          <table:table-cell office:value-type="float" office:value="0.127487" calcext:value-type="float">
            <text:p>0.127487</text:p>
          </table:table-cell>
          <table:table-cell office:value-type="float" office:value="0.129433" calcext:value-type="float">
            <text:p>0.129433</text:p>
          </table:table-cell>
          <table:table-cell office:value-type="float" office:value="0.132725" calcext:value-type="float">
            <text:p>0.132725</text:p>
          </table:table-cell>
          <table:table-cell table:formula="of:=SUM([.B70:.CC70])" office:value-type="float" office:value="7.66676776155" calcext:value-type="float">
            <text:p>7.6667677616</text:p>
          </table:table-cell>
        </table:table-row>
        <table:table-row table:style-name="ro1">
          <table:table-cell office:value-type="float" office:value="4.215625" calcext:value-type="float">
            <text:p>4.215625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1" office:value-type="float" office:value="0.000058324" calcext:value-type="float">
            <text:p>5.83E-05</text:p>
          </table:table-cell>
          <table:table-cell office:value-type="float" office:value="0.000256626" calcext:value-type="float">
            <text:p>0.000256626</text:p>
          </table:table-cell>
          <table:table-cell office:value-type="float" office:value="0.00124813" calcext:value-type="float">
            <text:p>0.00124813</text:p>
          </table:table-cell>
          <table:table-cell office:value-type="float" office:value="0.00410601" calcext:value-type="float">
            <text:p>0.00410601</text:p>
          </table:table-cell>
          <table:table-cell office:value-type="float" office:value="0.0111049" calcext:value-type="float">
            <text:p>0.0111049</text:p>
          </table:table-cell>
          <table:table-cell office:value-type="float" office:value="0.0249743" calcext:value-type="float">
            <text:p>0.0249743</text:p>
          </table:table-cell>
          <table:table-cell office:value-type="float" office:value="0.0480706" calcext:value-type="float">
            <text:p>0.0480706</text:p>
          </table:table-cell>
          <table:table-cell office:value-type="float" office:value="0.0794956" calcext:value-type="float">
            <text:p>0.0794956</text:p>
          </table:table-cell>
          <table:table-cell office:value-type="float" office:value="0.118363" calcext:value-type="float">
            <text:p>0.118363</text:p>
          </table:table-cell>
          <table:table-cell office:value-type="float" office:value="0.158641" calcext:value-type="float">
            <text:p>0.158641</text:p>
          </table:table-cell>
          <table:table-cell office:value-type="float" office:value="0.188538" calcext:value-type="float">
            <text:p>0.188538</text:p>
          </table:table-cell>
          <table:table-cell office:value-type="float" office:value="0.222564" calcext:value-type="float">
            <text:p>0.222564</text:p>
          </table:table-cell>
          <table:table-cell office:value-type="float" office:value="0.239968" calcext:value-type="float">
            <text:p>0.239968</text:p>
          </table:table-cell>
          <table:table-cell office:value-type="float" office:value="0.252391" calcext:value-type="float">
            <text:p>0.252391</text:p>
          </table:table-cell>
          <table:table-cell office:value-type="float" office:value="0.251598" calcext:value-type="float">
            <text:p>0.251598</text:p>
          </table:table-cell>
          <table:table-cell office:value-type="float" office:value="0.244308" calcext:value-type="float">
            <text:p>0.244308</text:p>
          </table:table-cell>
          <table:table-cell office:value-type="float" office:value="0.231558" calcext:value-type="float">
            <text:p>0.231558</text:p>
          </table:table-cell>
          <table:table-cell office:value-type="float" office:value="0.212754" calcext:value-type="float">
            <text:p>0.212754</text:p>
          </table:table-cell>
          <table:table-cell office:value-type="float" office:value="0.19542" calcext:value-type="float">
            <text:p>0.19542</text:p>
          </table:table-cell>
          <table:table-cell office:value-type="float" office:value="0.180291" calcext:value-type="float">
            <text:p>0.180291</text:p>
          </table:table-cell>
          <table:table-cell office:value-type="float" office:value="0.165733" calcext:value-type="float">
            <text:p>0.165733</text:p>
          </table:table-cell>
          <table:table-cell office:value-type="float" office:value="0.150488" calcext:value-type="float">
            <text:p>0.150488</text:p>
          </table:table-cell>
          <table:table-cell office:value-type="float" office:value="0.138473" calcext:value-type="float">
            <text:p>0.138473</text:p>
          </table:table-cell>
          <table:table-cell office:value-type="float" office:value="0.127263" calcext:value-type="float">
            <text:p>0.127263</text:p>
          </table:table-cell>
          <table:table-cell office:value-type="float" office:value="0.117966" calcext:value-type="float">
            <text:p>0.117966</text:p>
          </table:table-cell>
          <table:table-cell office:value-type="float" office:value="0.110244" calcext:value-type="float">
            <text:p>0.110244</text:p>
          </table:table-cell>
          <table:table-cell office:value-type="float" office:value="0.10342" calcext:value-type="float">
            <text:p>0.10342</text:p>
          </table:table-cell>
          <table:table-cell office:value-type="float" office:value="0.0955114" calcext:value-type="float">
            <text:p>0.0955114</text:p>
          </table:table-cell>
          <table:table-cell office:value-type="float" office:value="0.0919886" calcext:value-type="float">
            <text:p>0.0919886</text:p>
          </table:table-cell>
          <table:table-cell office:value-type="float" office:value="0.0911487" calcext:value-type="float">
            <text:p>0.0911487</text:p>
          </table:table-cell>
          <table:table-cell office:value-type="float" office:value="0.0902389" calcext:value-type="float">
            <text:p>0.0902389</text:p>
          </table:table-cell>
          <table:table-cell office:value-type="float" office:value="0.0883142" calcext:value-type="float">
            <text:p>0.0883142</text:p>
          </table:table-cell>
          <table:table-cell office:value-type="float" office:value="0.0874627" calcext:value-type="float">
            <text:p>0.0874627</text:p>
          </table:table-cell>
          <table:table-cell office:value-type="float" office:value="0.085643" calcext:value-type="float">
            <text:p>0.085643</text:p>
          </table:table-cell>
          <table:table-cell office:value-type="float" office:value="0.0859812" calcext:value-type="float">
            <text:p>0.0859812</text:p>
          </table:table-cell>
          <table:table-cell office:value-type="float" office:value="0.0856313" calcext:value-type="float">
            <text:p>0.0856313</text:p>
          </table:table-cell>
          <table:table-cell office:value-type="float" office:value="0.087801" calcext:value-type="float">
            <text:p>0.087801</text:p>
          </table:table-cell>
          <table:table-cell office:value-type="float" office:value="0.0868444" calcext:value-type="float">
            <text:p>0.0868444</text:p>
          </table:table-cell>
          <table:table-cell office:value-type="float" office:value="0.0899239" calcext:value-type="float">
            <text:p>0.0899239</text:p>
          </table:table-cell>
          <table:table-cell office:value-type="float" office:value="0.0896207" calcext:value-type="float">
            <text:p>0.0896207</text:p>
          </table:table-cell>
          <table:table-cell office:value-type="float" office:value="0.0931201" calcext:value-type="float">
            <text:p>0.0931201</text:p>
          </table:table-cell>
          <table:table-cell office:value-type="float" office:value="0.0926652" calcext:value-type="float">
            <text:p>0.0926652</text:p>
          </table:table-cell>
          <table:table-cell office:value-type="float" office:value="0.0967945" calcext:value-type="float">
            <text:p>0.0967945</text:p>
          </table:table-cell>
          <table:table-cell office:value-type="float" office:value="0.0974361" calcext:value-type="float">
            <text:p>0.0974361</text:p>
          </table:table-cell>
          <table:table-cell office:value-type="float" office:value="0.0984859" calcext:value-type="float">
            <text:p>0.0984859</text:p>
          </table:table-cell>
          <table:table-cell office:value-type="float" office:value="0.100154" calcext:value-type="float">
            <text:p>0.100154</text:p>
          </table:table-cell>
          <table:table-cell office:value-type="float" office:value="0.0989992" calcext:value-type="float">
            <text:p>0.0989992</text:p>
          </table:table-cell>
          <table:table-cell office:value-type="float" office:value="0.102545" calcext:value-type="float">
            <text:p>0.102545</text:p>
          </table:table-cell>
          <table:table-cell office:value-type="float" office:value="0.103443" calcext:value-type="float">
            <text:p>0.103443</text:p>
          </table:table-cell>
          <table:table-cell office:value-type="float" office:value="0.104843" calcext:value-type="float">
            <text:p>0.104843</text:p>
          </table:table-cell>
          <table:table-cell office:value-type="float" office:value="0.105356" calcext:value-type="float">
            <text:p>0.105356</text:p>
          </table:table-cell>
          <table:table-cell office:value-type="float" office:value="0.108098" calcext:value-type="float">
            <text:p>0.108098</text:p>
          </table:table-cell>
          <table:table-cell office:value-type="float" office:value="0.111282" calcext:value-type="float">
            <text:p>0.111282</text:p>
          </table:table-cell>
          <table:table-cell office:value-type="float" office:value="0.111177" calcext:value-type="float">
            <text:p>0.111177</text:p>
          </table:table-cell>
          <table:table-cell office:value-type="float" office:value="0.115691" calcext:value-type="float">
            <text:p>0.115691</text:p>
          </table:table-cell>
          <table:table-cell office:value-type="float" office:value="0.117628" calcext:value-type="float">
            <text:p>0.117628</text:p>
          </table:table-cell>
          <table:table-cell office:value-type="float" office:value="0.120206" calcext:value-type="float">
            <text:p>0.120206</text:p>
          </table:table-cell>
          <table:table-cell office:value-type="float" office:value="0.121769" calcext:value-type="float">
            <text:p>0.121769</text:p>
          </table:table-cell>
          <table:table-cell office:value-type="float" office:value="0.123285" calcext:value-type="float">
            <text:p>0.123285</text:p>
          </table:table-cell>
          <table:table-cell office:value-type="float" office:value="0.123962" calcext:value-type="float">
            <text:p>0.123962</text:p>
          </table:table-cell>
          <table:table-cell office:value-type="float" office:value="0.124055" calcext:value-type="float">
            <text:p>0.124055</text:p>
          </table:table-cell>
          <table:table-cell office:value-type="float" office:value="0.12633" calcext:value-type="float">
            <text:p>0.12633</text:p>
          </table:table-cell>
          <table:table-cell office:value-type="float" office:value="0.126995" calcext:value-type="float">
            <text:p>0.126995</text:p>
          </table:table-cell>
          <table:table-cell office:value-type="float" office:value="0.130389" calcext:value-type="float">
            <text:p>0.130389</text:p>
          </table:table-cell>
          <table:table-cell office:value-type="float" office:value="0.131754" calcext:value-type="float">
            <text:p>0.131754</text:p>
          </table:table-cell>
          <table:table-cell office:value-type="float" office:value="0.131766" calcext:value-type="float">
            <text:p>0.131766</text:p>
          </table:table-cell>
          <table:table-cell table:formula="of:=SUM([.B71:.CC71])" office:value-type="float" office:value="7.65363449" calcext:value-type="float">
            <text:p>7.65363449</text:p>
          </table:table-cell>
        </table:table-row>
        <table:table-row table:style-name="ro1">
          <table:table-cell office:value-type="float" office:value="4.275" calcext:value-type="float">
            <text:p>4.275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1" office:value-type="float" office:value="0.0000526253" calcext:value-type="float">
            <text:p>5.26E-05</text:p>
          </table:table-cell>
          <table:table-cell office:value-type="float" office:value="0.000302596" calcext:value-type="float">
            <text:p>0.000302596</text:p>
          </table:table-cell>
          <table:table-cell office:value-type="float" office:value="0.00142088" calcext:value-type="float">
            <text:p>0.00142088</text:p>
          </table:table-cell>
          <table:table-cell office:value-type="float" office:value="0.00365746" calcext:value-type="float">
            <text:p>0.00365746</text:p>
          </table:table-cell>
          <table:table-cell office:value-type="float" office:value="0.0116302" calcext:value-type="float">
            <text:p>0.0116302</text:p>
          </table:table-cell>
          <table:table-cell office:value-type="float" office:value="0.0258522" calcext:value-type="float">
            <text:p>0.0258522</text:p>
          </table:table-cell>
          <table:table-cell office:value-type="float" office:value="0.0487705" calcext:value-type="float">
            <text:p>0.0487705</text:p>
          </table:table-cell>
          <table:table-cell office:value-type="float" office:value="0.0810693" calcext:value-type="float">
            <text:p>0.0810693</text:p>
          </table:table-cell>
          <table:table-cell office:value-type="float" office:value="0.11967" calcext:value-type="float">
            <text:p>0.11967</text:p>
          </table:table-cell>
          <table:table-cell office:value-type="float" office:value="0.157337" calcext:value-type="float">
            <text:p>0.157337</text:p>
          </table:table-cell>
          <table:table-cell office:value-type="float" office:value="0.190149" calcext:value-type="float">
            <text:p>0.190149</text:p>
          </table:table-cell>
          <table:table-cell office:value-type="float" office:value="0.222184" calcext:value-type="float">
            <text:p>0.222184</text:p>
          </table:table-cell>
          <table:table-cell office:value-type="float" office:value="0.243221" calcext:value-type="float">
            <text:p>0.243221</text:p>
          </table:table-cell>
          <table:table-cell office:value-type="float" office:value="0.250904" calcext:value-type="float">
            <text:p>0.250904</text:p>
          </table:table-cell>
          <table:table-cell office:value-type="float" office:value="0.251983" calcext:value-type="float">
            <text:p>0.251983</text:p>
          </table:table-cell>
          <table:table-cell office:value-type="float" office:value="0.246458" calcext:value-type="float">
            <text:p>0.246458</text:p>
          </table:table-cell>
          <table:table-cell office:value-type="float" office:value="0.229999" calcext:value-type="float">
            <text:p>0.229999</text:p>
          </table:table-cell>
          <table:table-cell office:value-type="float" office:value="0.211317" calcext:value-type="float">
            <text:p>0.211317</text:p>
          </table:table-cell>
          <table:table-cell office:value-type="float" office:value="0.195266" calcext:value-type="float">
            <text:p>0.195266</text:p>
          </table:table-cell>
          <table:table-cell office:value-type="float" office:value="0.18061" calcext:value-type="float">
            <text:p>0.18061</text:p>
          </table:table-cell>
          <table:table-cell office:value-type="float" office:value="0.163941" calcext:value-type="float">
            <text:p>0.163941</text:p>
          </table:table-cell>
          <table:table-cell office:value-type="float" office:value="0.149693" calcext:value-type="float">
            <text:p>0.149693</text:p>
          </table:table-cell>
          <table:table-cell office:value-type="float" office:value="0.136326" calcext:value-type="float">
            <text:p>0.136326</text:p>
          </table:table-cell>
          <table:table-cell office:value-type="float" office:value="0.127209" calcext:value-type="float">
            <text:p>0.127209</text:p>
          </table:table-cell>
          <table:table-cell office:value-type="float" office:value="0.116789" calcext:value-type="float">
            <text:p>0.116789</text:p>
          </table:table-cell>
          <table:table-cell office:value-type="float" office:value="0.107264" calcext:value-type="float">
            <text:p>0.107264</text:p>
          </table:table-cell>
          <table:table-cell office:value-type="float" office:value="0.101159" calcext:value-type="float">
            <text:p>0.101159</text:p>
          </table:table-cell>
          <table:table-cell office:value-type="float" office:value="0.0958308" calcext:value-type="float">
            <text:p>0.0958308</text:p>
          </table:table-cell>
          <table:table-cell office:value-type="float" office:value="0.0928443" calcext:value-type="float">
            <text:p>0.0928443</text:p>
          </table:table-cell>
          <table:table-cell office:value-type="float" office:value="0.0889105" calcext:value-type="float">
            <text:p>0.0889105</text:p>
          </table:table-cell>
          <table:table-cell office:value-type="float" office:value="0.0898183" calcext:value-type="float">
            <text:p>0.0898183</text:p>
          </table:table-cell>
          <table:table-cell office:value-type="float" office:value="0.0881475" calcext:value-type="float">
            <text:p>0.0881475</text:p>
          </table:table-cell>
          <table:table-cell office:value-type="float" office:value="0.0858056" calcext:value-type="float">
            <text:p>0.0858056</text:p>
          </table:table-cell>
          <table:table-cell office:value-type="float" office:value="0.0887921" calcext:value-type="float">
            <text:p>0.0887921</text:p>
          </table:table-cell>
          <table:table-cell office:value-type="float" office:value="0.0876344" calcext:value-type="float">
            <text:p>0.0876344</text:p>
          </table:table-cell>
          <table:table-cell office:value-type="float" office:value="0.0882001" calcext:value-type="float">
            <text:p>0.0882001</text:p>
          </table:table-cell>
          <table:table-cell office:value-type="float" office:value="0.0868976" calcext:value-type="float">
            <text:p>0.0868976</text:p>
          </table:table-cell>
          <table:table-cell office:value-type="float" office:value="0.087266" calcext:value-type="float">
            <text:p>0.087266</text:p>
          </table:table-cell>
          <table:table-cell office:value-type="float" office:value="0.0885027" calcext:value-type="float">
            <text:p>0.0885027</text:p>
          </table:table-cell>
          <table:table-cell office:value-type="float" office:value="0.0909103" calcext:value-type="float">
            <text:p>0.0909103</text:p>
          </table:table-cell>
          <table:table-cell office:value-type="float" office:value="0.0916339" calcext:value-type="float">
            <text:p>0.0916339</text:p>
          </table:table-cell>
          <table:table-cell office:value-type="float" office:value="0.0936863" calcext:value-type="float">
            <text:p>0.0936863</text:p>
          </table:table-cell>
          <table:table-cell office:value-type="float" office:value="0.0943441" calcext:value-type="float">
            <text:p>0.0943441</text:p>
          </table:table-cell>
          <table:table-cell office:value-type="float" office:value="0.0948177" calcext:value-type="float">
            <text:p>0.0948177</text:p>
          </table:table-cell>
          <table:table-cell office:value-type="float" office:value="0.0947519" calcext:value-type="float">
            <text:p>0.0947519</text:p>
          </table:table-cell>
          <table:table-cell office:value-type="float" office:value="0.0953703" calcext:value-type="float">
            <text:p>0.0953703</text:p>
          </table:table-cell>
          <table:table-cell office:value-type="float" office:value="0.103106" calcext:value-type="float">
            <text:p>0.103106</text:p>
          </table:table-cell>
          <table:table-cell office:value-type="float" office:value="0.099725" calcext:value-type="float">
            <text:p>0.099725</text:p>
          </table:table-cell>
          <table:table-cell office:value-type="float" office:value="0.102343" calcext:value-type="float">
            <text:p>0.102343</text:p>
          </table:table-cell>
          <table:table-cell office:value-type="float" office:value="0.10504" calcext:value-type="float">
            <text:p>0.10504</text:p>
          </table:table-cell>
          <table:table-cell office:value-type="float" office:value="0.10729" calcext:value-type="float">
            <text:p>0.10729</text:p>
          </table:table-cell>
          <table:table-cell office:value-type="float" office:value="0.112171" calcext:value-type="float">
            <text:p>0.112171</text:p>
          </table:table-cell>
          <table:table-cell office:value-type="float" office:value="0.112105" calcext:value-type="float">
            <text:p>0.112105</text:p>
          </table:table-cell>
          <table:table-cell office:value-type="float" office:value="0.11325" calcext:value-type="float">
            <text:p>0.11325</text:p>
          </table:table-cell>
          <table:table-cell office:value-type="float" office:value="0.114184" calcext:value-type="float">
            <text:p>0.114184</text:p>
          </table:table-cell>
          <table:table-cell office:value-type="float" office:value="0.115894" calcext:value-type="float">
            <text:p>0.115894</text:p>
          </table:table-cell>
          <table:table-cell office:value-type="float" office:value="0.119499" calcext:value-type="float">
            <text:p>0.119499</text:p>
          </table:table-cell>
          <table:table-cell office:value-type="float" office:value="0.120657" calcext:value-type="float">
            <text:p>0.120657</text:p>
          </table:table-cell>
          <table:table-cell office:value-type="float" office:value="0.123525" calcext:value-type="float">
            <text:p>0.123525</text:p>
          </table:table-cell>
          <table:table-cell office:value-type="float" office:value="0.124275" calcext:value-type="float">
            <text:p>0.124275</text:p>
          </table:table-cell>
          <table:table-cell office:value-type="float" office:value="0.12659" calcext:value-type="float">
            <text:p>0.12659</text:p>
          </table:table-cell>
          <table:table-cell office:value-type="float" office:value="0.124262" calcext:value-type="float">
            <text:p>0.124262</text:p>
          </table:table-cell>
          <table:table-cell office:value-type="float" office:value="0.126511" calcext:value-type="float">
            <text:p>0.126511</text:p>
          </table:table-cell>
          <table:table-cell office:value-type="float" office:value="0.12788" calcext:value-type="float">
            <text:p>0.12788</text:p>
          </table:table-cell>
          <table:table-cell office:value-type="float" office:value="0.130511" calcext:value-type="float">
            <text:p>0.130511</text:p>
          </table:table-cell>
          <table:table-cell office:value-type="float" office:value="0.129656" calcext:value-type="float">
            <text:p>0.129656</text:p>
          </table:table-cell>
          <table:table-cell table:formula="of:=SUM([.B72:.CC72])" office:value-type="float" office:value="7.6368731613" calcext:value-type="float">
            <text:p>7.6368731613</text:p>
          </table:table-cell>
        </table:table-row>
        <table:table-row table:style-name="ro1">
          <table:table-cell office:value-type="float" office:value="4.334375" calcext:value-type="float">
            <text:p>4.334375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1" office:value-type="float" office:value="0.000029678" calcext:value-type="float">
            <text:p>2.97E-05</text:p>
          </table:table-cell>
          <table:table-cell office:value-type="float" office:value="0.000341297" calcext:value-type="float">
            <text:p>0.000341297</text:p>
          </table:table-cell>
          <table:table-cell office:value-type="float" office:value="0.0011426" calcext:value-type="float">
            <text:p>0.0011426</text:p>
          </table:table-cell>
          <table:table-cell office:value-type="float" office:value="0.00428847" calcext:value-type="float">
            <text:p>0.00428847</text:p>
          </table:table-cell>
          <table:table-cell office:value-type="float" office:value="0.0111144" calcext:value-type="float">
            <text:p>0.0111144</text:p>
          </table:table-cell>
          <table:table-cell office:value-type="float" office:value="0.0251076" calcext:value-type="float">
            <text:p>0.0251076</text:p>
          </table:table-cell>
          <table:table-cell office:value-type="float" office:value="0.04839" calcext:value-type="float">
            <text:p>0.04839</text:p>
          </table:table-cell>
          <table:table-cell office:value-type="float" office:value="0.080739" calcext:value-type="float">
            <text:p>0.080739</text:p>
          </table:table-cell>
          <table:table-cell office:value-type="float" office:value="0.116857" calcext:value-type="float">
            <text:p>0.116857</text:p>
          </table:table-cell>
          <table:table-cell office:value-type="float" office:value="0.156819" calcext:value-type="float">
            <text:p>0.156819</text:p>
          </table:table-cell>
          <table:table-cell office:value-type="float" office:value="0.194806" calcext:value-type="float">
            <text:p>0.194806</text:p>
          </table:table-cell>
          <table:table-cell office:value-type="float" office:value="0.22539" calcext:value-type="float">
            <text:p>0.22539</text:p>
          </table:table-cell>
          <table:table-cell office:value-type="float" office:value="0.243938" calcext:value-type="float">
            <text:p>0.243938</text:p>
          </table:table-cell>
          <table:table-cell office:value-type="float" office:value="0.254964" calcext:value-type="float">
            <text:p>0.254964</text:p>
          </table:table-cell>
          <table:table-cell office:value-type="float" office:value="0.25348" calcext:value-type="float">
            <text:p>0.25348</text:p>
          </table:table-cell>
          <table:table-cell office:value-type="float" office:value="0.240199" calcext:value-type="float">
            <text:p>0.240199</text:p>
          </table:table-cell>
          <table:table-cell office:value-type="float" office:value="0.231058" calcext:value-type="float">
            <text:p>0.231058</text:p>
          </table:table-cell>
          <table:table-cell office:value-type="float" office:value="0.214898" calcext:value-type="float">
            <text:p>0.214898</text:p>
          </table:table-cell>
          <table:table-cell office:value-type="float" office:value="0.198679" calcext:value-type="float">
            <text:p>0.198679</text:p>
          </table:table-cell>
          <table:table-cell office:value-type="float" office:value="0.180576" calcext:value-type="float">
            <text:p>0.180576</text:p>
          </table:table-cell>
          <table:table-cell office:value-type="float" office:value="0.159742" calcext:value-type="float">
            <text:p>0.159742</text:p>
          </table:table-cell>
          <table:table-cell office:value-type="float" office:value="0.147574" calcext:value-type="float">
            <text:p>0.147574</text:p>
          </table:table-cell>
          <table:table-cell office:value-type="float" office:value="0.135302" calcext:value-type="float">
            <text:p>0.135302</text:p>
          </table:table-cell>
          <table:table-cell office:value-type="float" office:value="0.124069" calcext:value-type="float">
            <text:p>0.124069</text:p>
          </table:table-cell>
          <table:table-cell office:value-type="float" office:value="0.113489" calcext:value-type="float">
            <text:p>0.113489</text:p>
          </table:table-cell>
          <table:table-cell office:value-type="float" office:value="0.107182" calcext:value-type="float">
            <text:p>0.107182</text:p>
          </table:table-cell>
          <table:table-cell office:value-type="float" office:value="0.102508" calcext:value-type="float">
            <text:p>0.102508</text:p>
          </table:table-cell>
          <table:table-cell office:value-type="float" office:value="0.0995252" calcext:value-type="float">
            <text:p>0.0995252</text:p>
          </table:table-cell>
          <table:table-cell office:value-type="float" office:value="0.0939754" calcext:value-type="float">
            <text:p>0.0939754</text:p>
          </table:table-cell>
          <table:table-cell office:value-type="float" office:value="0.0917198" calcext:value-type="float">
            <text:p>0.0917198</text:p>
          </table:table-cell>
          <table:table-cell office:value-type="float" office:value="0.0888114" calcext:value-type="float">
            <text:p>0.0888114</text:p>
          </table:table-cell>
          <table:table-cell office:value-type="float" office:value="0.0861997" calcext:value-type="float">
            <text:p>0.0861997</text:p>
          </table:table-cell>
          <table:table-cell office:value-type="float" office:value="0.0851165" calcext:value-type="float">
            <text:p>0.0851165</text:p>
          </table:table-cell>
          <table:table-cell office:value-type="float" office:value="0.0857546" calcext:value-type="float">
            <text:p>0.0857546</text:p>
          </table:table-cell>
          <table:table-cell office:value-type="float" office:value="0.0854578" calcext:value-type="float">
            <text:p>0.0854578</text:p>
          </table:table-cell>
          <table:table-cell office:value-type="float" office:value="0.0860365" calcext:value-type="float">
            <text:p>0.0860365</text:p>
          </table:table-cell>
          <table:table-cell office:value-type="float" office:value="0.0865114" calcext:value-type="float">
            <text:p>0.0865114</text:p>
          </table:table-cell>
          <table:table-cell office:value-type="float" office:value="0.086363" calcext:value-type="float">
            <text:p>0.086363</text:p>
          </table:table-cell>
          <table:table-cell office:value-type="float" office:value="0.0866301" calcext:value-type="float">
            <text:p>0.0866301</text:p>
          </table:table-cell>
          <table:table-cell office:value-type="float" office:value="0.0901321" calcext:value-type="float">
            <text:p>0.0901321</text:p>
          </table:table-cell>
          <table:table-cell office:value-type="float" office:value="0.0931889" calcext:value-type="float">
            <text:p>0.0931889</text:p>
          </table:table-cell>
          <table:table-cell office:value-type="float" office:value="0.0929812" calcext:value-type="float">
            <text:p>0.0929812</text:p>
          </table:table-cell>
          <table:table-cell office:value-type="float" office:value="0.0977593" calcext:value-type="float">
            <text:p>0.0977593</text:p>
          </table:table-cell>
          <table:table-cell office:value-type="float" office:value="0.0960083" calcext:value-type="float">
            <text:p>0.0960083</text:p>
          </table:table-cell>
          <table:table-cell office:value-type="float" office:value="0.0974922" calcext:value-type="float">
            <text:p>0.0974922</text:p>
          </table:table-cell>
          <table:table-cell office:value-type="float" office:value="0.101365" calcext:value-type="float">
            <text:p>0.101365</text:p>
          </table:table-cell>
          <table:table-cell office:value-type="float" office:value="0.101439" calcext:value-type="float">
            <text:p>0.101439</text:p>
          </table:table-cell>
          <table:table-cell office:value-type="float" office:value="0.103354" calcext:value-type="float">
            <text:p>0.103354</text:p>
          </table:table-cell>
          <table:table-cell office:value-type="float" office:value="0.104897" calcext:value-type="float">
            <text:p>0.104897</text:p>
          </table:table-cell>
          <table:table-cell office:value-type="float" office:value="0.108221" calcext:value-type="float">
            <text:p>0.108221</text:p>
          </table:table-cell>
          <table:table-cell office:value-type="float" office:value="0.107049" calcext:value-type="float">
            <text:p>0.107049</text:p>
          </table:table-cell>
          <table:table-cell office:value-type="float" office:value="0.108058" calcext:value-type="float">
            <text:p>0.108058</text:p>
          </table:table-cell>
          <table:table-cell office:value-type="float" office:value="0.110298" calcext:value-type="float">
            <text:p>0.110298</text:p>
          </table:table-cell>
          <table:table-cell office:value-type="float" office:value="0.111856" calcext:value-type="float">
            <text:p>0.111856</text:p>
          </table:table-cell>
          <table:table-cell office:value-type="float" office:value="0.114898" calcext:value-type="float">
            <text:p>0.114898</text:p>
          </table:table-cell>
          <table:table-cell office:value-type="float" office:value="0.118712" calcext:value-type="float">
            <text:p>0.118712</text:p>
          </table:table-cell>
          <table:table-cell office:value-type="float" office:value="0.122303" calcext:value-type="float">
            <text:p>0.122303</text:p>
          </table:table-cell>
          <table:table-cell office:value-type="float" office:value="0.12076" calcext:value-type="float">
            <text:p>0.12076</text:p>
          </table:table-cell>
          <table:table-cell office:value-type="float" office:value="0.122986" calcext:value-type="float">
            <text:p>0.122986</text:p>
          </table:table-cell>
          <table:table-cell office:value-type="float" office:value="0.122021" calcext:value-type="float">
            <text:p>0.122021</text:p>
          </table:table-cell>
          <table:table-cell office:value-type="float" office:value="0.123297" calcext:value-type="float">
            <text:p>0.123297</text:p>
          </table:table-cell>
          <table:table-cell office:value-type="float" office:value="0.121546" calcext:value-type="float">
            <text:p>0.121546</text:p>
          </table:table-cell>
          <table:table-cell office:value-type="float" office:value="0.12165" calcext:value-type="float">
            <text:p>0.12165</text:p>
          </table:table-cell>
          <table:table-cell office:value-type="float" office:value="0.126502" calcext:value-type="float">
            <text:p>0.126502</text:p>
          </table:table-cell>
          <table:table-cell office:value-type="float" office:value="0.131162" calcext:value-type="float">
            <text:p>0.131162</text:p>
          </table:table-cell>
          <table:table-cell office:value-type="float" office:value="0.131488" calcext:value-type="float">
            <text:p>0.131488</text:p>
          </table:table-cell>
          <table:table-cell table:formula="of:=SUM([.B73:.CC73])" office:value-type="float" office:value="7.636208445" calcext:value-type="float">
            <text:p>7.636208445</text:p>
          </table:table-cell>
        </table:table-row>
        <table:table-row table:style-name="ro1">
          <table:table-cell office:value-type="float" office:value="4.39375" calcext:value-type="float">
            <text:p>4.39375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1" office:value-type="float" office:value="0.0000159872" calcext:value-type="float">
            <text:p>1.60E-05</text:p>
          </table:table-cell>
          <table:table-cell office:value-type="float" office:value="0.000255795" calcext:value-type="float">
            <text:p>0.000255795</text:p>
          </table:table-cell>
          <table:table-cell office:value-type="float" office:value="0.00142286" calcext:value-type="float">
            <text:p>0.00142286</text:p>
          </table:table-cell>
          <table:table-cell office:value-type="float" office:value="0.00455635" calcext:value-type="float">
            <text:p>0.00455635</text:p>
          </table:table-cell>
          <table:table-cell office:value-type="float" office:value="0.0122302" calcext:value-type="float">
            <text:p>0.0122302</text:p>
          </table:table-cell>
          <table:table-cell office:value-type="float" office:value="0.0259792" calcext:value-type="float">
            <text:p>0.0259792</text:p>
          </table:table-cell>
          <table:table-cell office:value-type="float" office:value="0.0477378" calcext:value-type="float">
            <text:p>0.0477378</text:p>
          </table:table-cell>
          <table:table-cell office:value-type="float" office:value="0.0806715" calcext:value-type="float">
            <text:p>0.0806715</text:p>
          </table:table-cell>
          <table:table-cell office:value-type="float" office:value="0.120528" calcext:value-type="float">
            <text:p>0.120528</text:p>
          </table:table-cell>
          <table:table-cell office:value-type="float" office:value="0.157154" calcext:value-type="float">
            <text:p>0.157154</text:p>
          </table:table-cell>
          <table:table-cell office:value-type="float" office:value="0.196771" calcext:value-type="float">
            <text:p>0.196771</text:p>
          </table:table-cell>
          <table:table-cell office:value-type="float" office:value="0.22737" calcext:value-type="float">
            <text:p>0.22737</text:p>
          </table:table-cell>
          <table:table-cell office:value-type="float" office:value="0.245723" calcext:value-type="float">
            <text:p>0.245723</text:p>
          </table:table-cell>
          <table:table-cell office:value-type="float" office:value="0.250919" calcext:value-type="float">
            <text:p>0.250919</text:p>
          </table:table-cell>
          <table:table-cell office:value-type="float" office:value="0.251767" calcext:value-type="float">
            <text:p>0.251767</text:p>
          </table:table-cell>
          <table:table-cell office:value-type="float" office:value="0.244444" calcext:value-type="float">
            <text:p>0.244444</text:p>
          </table:table-cell>
          <table:table-cell office:value-type="float" office:value="0.229544" calcext:value-type="float">
            <text:p>0.229544</text:p>
          </table:table-cell>
          <table:table-cell office:value-type="float" office:value="0.215683" calcext:value-type="float">
            <text:p>0.215683</text:p>
          </table:table-cell>
          <table:table-cell office:value-type="float" office:value="0.199792" calcext:value-type="float">
            <text:p>0.199792</text:p>
          </table:table-cell>
          <table:table-cell office:value-type="float" office:value="0.180128" calcext:value-type="float">
            <text:p>0.180128</text:p>
          </table:table-cell>
          <table:table-cell office:value-type="float" office:value="0.165292" calcext:value-type="float">
            <text:p>0.165292</text:p>
          </table:table-cell>
          <table:table-cell office:value-type="float" office:value="0.146667" calcext:value-type="float">
            <text:p>0.146667</text:p>
          </table:table-cell>
          <table:table-cell office:value-type="float" office:value="0.133605" calcext:value-type="float">
            <text:p>0.133605</text:p>
          </table:table-cell>
          <table:table-cell office:value-type="float" office:value="0.122478" calcext:value-type="float">
            <text:p>0.122478</text:p>
          </table:table-cell>
          <table:table-cell office:value-type="float" office:value="0.114948" calcext:value-type="float">
            <text:p>0.114948</text:p>
          </table:table-cell>
          <table:table-cell office:value-type="float" office:value="0.105196" calcext:value-type="float">
            <text:p>0.105196</text:p>
          </table:table-cell>
          <table:table-cell office:value-type="float" office:value="0.103102" calcext:value-type="float">
            <text:p>0.103102</text:p>
          </table:table-cell>
          <table:table-cell office:value-type="float" office:value="0.0971063" calcext:value-type="float">
            <text:p>0.0971063</text:p>
          </table:table-cell>
          <table:table-cell office:value-type="float" office:value="0.0932214" calcext:value-type="float">
            <text:p>0.0932214</text:p>
          </table:table-cell>
          <table:table-cell office:value-type="float" office:value="0.0904237" calcext:value-type="float">
            <text:p>0.0904237</text:p>
          </table:table-cell>
          <table:table-cell office:value-type="float" office:value="0.0883933" calcext:value-type="float">
            <text:p>0.0883933</text:p>
          </table:table-cell>
          <table:table-cell office:value-type="float" office:value="0.0843645" calcext:value-type="float">
            <text:p>0.0843645</text:p>
          </table:table-cell>
          <table:table-cell office:value-type="float" office:value="0.0849081" calcext:value-type="float">
            <text:p>0.0849081</text:p>
          </table:table-cell>
          <table:table-cell office:value-type="float" office:value="0.0829097" calcext:value-type="float">
            <text:p>0.0829097</text:p>
          </table:table-cell>
          <table:table-cell office:value-type="float" office:value="0.0849081" calcext:value-type="float">
            <text:p>0.0849081</text:p>
          </table:table-cell>
          <table:table-cell office:value-type="float" office:value="0.0836771" calcext:value-type="float">
            <text:p>0.0836771</text:p>
          </table:table-cell>
          <table:table-cell office:value-type="float" office:value="0.0879456" calcext:value-type="float">
            <text:p>0.0879456</text:p>
          </table:table-cell>
          <table:table-cell office:value-type="float" office:value="0.0889528" calcext:value-type="float">
            <text:p>0.0889528</text:p>
          </table:table-cell>
          <table:table-cell office:value-type="float" office:value="0.0868745" calcext:value-type="float">
            <text:p>0.0868745</text:p>
          </table:table-cell>
          <table:table-cell office:value-type="float" office:value="0.0872902" calcext:value-type="float">
            <text:p>0.0872902</text:p>
          </table:table-cell>
          <table:table-cell office:value-type="float" office:value="0.0881055" calcext:value-type="float">
            <text:p>0.0881055</text:p>
          </table:table-cell>
          <table:table-cell office:value-type="float" office:value="0.0944684" calcext:value-type="float">
            <text:p>0.0944684</text:p>
          </table:table-cell>
          <table:table-cell office:value-type="float" office:value="0.0914468" calcext:value-type="float">
            <text:p>0.0914468</text:p>
          </table:table-cell>
          <table:table-cell office:value-type="float" office:value="0.0980655" calcext:value-type="float">
            <text:p>0.0980655</text:p>
          </table:table-cell>
          <table:table-cell office:value-type="float" office:value="0.0943725" calcext:value-type="float">
            <text:p>0.0943725</text:p>
          </table:table-cell>
          <table:table-cell office:value-type="float" office:value="0.0966906" calcext:value-type="float">
            <text:p>0.0966906</text:p>
          </table:table-cell>
          <table:table-cell office:value-type="float" office:value="0.0994085" calcext:value-type="float">
            <text:p>0.0994085</text:p>
          </table:table-cell>
          <table:table-cell office:value-type="float" office:value="0.1004" calcext:value-type="float">
            <text:p>0.1004</text:p>
          </table:table-cell>
          <table:table-cell office:value-type="float" office:value="0.104556" calcext:value-type="float">
            <text:p>0.104556</text:p>
          </table:table-cell>
          <table:table-cell office:value-type="float" office:value="0.104396" calcext:value-type="float">
            <text:p>0.104396</text:p>
          </table:table-cell>
          <table:table-cell office:value-type="float" office:value="0.107482" calcext:value-type="float">
            <text:p>0.107482</text:p>
          </table:table-cell>
          <table:table-cell office:value-type="float" office:value="0.10996" calcext:value-type="float">
            <text:p>0.10996</text:p>
          </table:table-cell>
          <table:table-cell office:value-type="float" office:value="0.111575" calcext:value-type="float">
            <text:p>0.111575</text:p>
          </table:table-cell>
          <table:table-cell office:value-type="float" office:value="0.113829" calcext:value-type="float">
            <text:p>0.113829</text:p>
          </table:table-cell>
          <table:table-cell office:value-type="float" office:value="0.114069" calcext:value-type="float">
            <text:p>0.114069</text:p>
          </table:table-cell>
          <table:table-cell office:value-type="float" office:value="0.116339" calcext:value-type="float">
            <text:p>0.116339</text:p>
          </table:table-cell>
          <table:table-cell office:value-type="float" office:value="0.119424" calcext:value-type="float">
            <text:p>0.119424</text:p>
          </table:table-cell>
          <table:table-cell office:value-type="float" office:value="0.118129" calcext:value-type="float">
            <text:p>0.118129</text:p>
          </table:table-cell>
          <table:table-cell office:value-type="float" office:value="0.121567" calcext:value-type="float">
            <text:p>0.121567</text:p>
          </table:table-cell>
          <table:table-cell office:value-type="float" office:value="0.124221" calcext:value-type="float">
            <text:p>0.124221</text:p>
          </table:table-cell>
          <table:table-cell office:value-type="float" office:value="0.122766" calcext:value-type="float">
            <text:p>0.122766</text:p>
          </table:table-cell>
          <table:table-cell office:value-type="float" office:value="0.125596" calcext:value-type="float">
            <text:p>0.125596</text:p>
          </table:table-cell>
          <table:table-cell office:value-type="float" office:value="0.129321" calcext:value-type="float">
            <text:p>0.129321</text:p>
          </table:table-cell>
          <table:table-cell office:value-type="float" office:value="0.128713" calcext:value-type="float">
            <text:p>0.128713</text:p>
          </table:table-cell>
          <table:table-cell office:value-type="float" office:value="0.12988" calcext:value-type="float">
            <text:p>0.12988</text:p>
          </table:table-cell>
          <table:table-cell office:value-type="float" office:value="0.129768" calcext:value-type="float">
            <text:p>0.129768</text:p>
          </table:table-cell>
          <table:table-cell table:formula="of:=SUM([.B74:.CC74])" office:value-type="float" office:value="7.6195047922" calcext:value-type="float">
            <text:p>7.6195047922</text:p>
          </table:table-cell>
        </table:table-row>
        <table:table-row table:style-name="ro1">
          <table:table-cell office:value-type="float" office:value="4.453125" calcext:value-type="float">
            <text:p>4.453125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1" office:value-type="float" office:value="0.0000686589" calcext:value-type="float">
            <text:p>6.87E-05</text:p>
          </table:table-cell>
          <table:table-cell office:value-type="float" office:value="0.000308965" calcext:value-type="float">
            <text:p>0.000308965</text:p>
          </table:table-cell>
          <table:table-cell office:value-type="float" office:value="0.00157916" calcext:value-type="float">
            <text:p>0.00157916</text:p>
          </table:table-cell>
          <table:table-cell office:value-type="float" office:value="0.00429118" calcext:value-type="float">
            <text:p>0.00429118</text:p>
          </table:table-cell>
          <table:table-cell office:value-type="float" office:value="0.0120668" calcext:value-type="float">
            <text:p>0.0120668</text:p>
          </table:table-cell>
          <table:table-cell office:value-type="float" office:value="0.0259702" calcext:value-type="float">
            <text:p>0.0259702</text:p>
          </table:table-cell>
          <table:table-cell office:value-type="float" office:value="0.0507561" calcext:value-type="float">
            <text:p>0.0507561</text:p>
          </table:table-cell>
          <table:table-cell office:value-type="float" office:value="0.0819444" calcext:value-type="float">
            <text:p>0.0819444</text:p>
          </table:table-cell>
          <table:table-cell office:value-type="float" office:value="0.11993" calcext:value-type="float">
            <text:p>0.11993</text:p>
          </table:table-cell>
          <table:table-cell office:value-type="float" office:value="0.159443" calcext:value-type="float">
            <text:p>0.159443</text:p>
          </table:table-cell>
          <table:table-cell office:value-type="float" office:value="0.196467" calcext:value-type="float">
            <text:p>0.196467</text:p>
          </table:table-cell>
          <table:table-cell office:value-type="float" office:value="0.223828" calcext:value-type="float">
            <text:p>0.223828</text:p>
          </table:table-cell>
          <table:table-cell office:value-type="float" office:value="0.246125" calcext:value-type="float">
            <text:p>0.246125</text:p>
          </table:table-cell>
          <table:table-cell office:value-type="float" office:value="0.255222" calcext:value-type="float">
            <text:p>0.255222</text:p>
          </table:table-cell>
          <table:table-cell office:value-type="float" office:value="0.249712" calcext:value-type="float">
            <text:p>0.249712</text:p>
          </table:table-cell>
          <table:table-cell office:value-type="float" office:value="0.240564" calcext:value-type="float">
            <text:p>0.240564</text:p>
          </table:table-cell>
          <table:table-cell office:value-type="float" office:value="0.227553" calcext:value-type="float">
            <text:p>0.227553</text:p>
          </table:table-cell>
          <table:table-cell office:value-type="float" office:value="0.214696" calcext:value-type="float">
            <text:p>0.214696</text:p>
          </table:table-cell>
          <table:table-cell office:value-type="float" office:value="0.197137" calcext:value-type="float">
            <text:p>0.197137</text:p>
          </table:table-cell>
          <table:table-cell office:value-type="float" office:value="0.182976" calcext:value-type="float">
            <text:p>0.182976</text:p>
          </table:table-cell>
          <table:table-cell office:value-type="float" office:value="0.16037" calcext:value-type="float">
            <text:p>0.16037</text:p>
          </table:table-cell>
          <table:table-cell office:value-type="float" office:value="0.148578" calcext:value-type="float">
            <text:p>0.148578</text:p>
          </table:table-cell>
          <table:table-cell office:value-type="float" office:value="0.134674" calcext:value-type="float">
            <text:p>0.134674</text:p>
          </table:table-cell>
          <table:table-cell office:value-type="float" office:value="0.125543" calcext:value-type="float">
            <text:p>0.125543</text:p>
          </table:table-cell>
          <table:table-cell office:value-type="float" office:value="0.115416" calcext:value-type="float">
            <text:p>0.115416</text:p>
          </table:table-cell>
          <table:table-cell office:value-type="float" office:value="0.109614" calcext:value-type="float">
            <text:p>0.109614</text:p>
          </table:table-cell>
          <table:table-cell office:value-type="float" office:value="0.100414" calcext:value-type="float">
            <text:p>0.100414</text:p>
          </table:table-cell>
          <table:table-cell office:value-type="float" office:value="0.0982337" calcext:value-type="float">
            <text:p>0.0982337</text:p>
          </table:table-cell>
          <table:table-cell office:value-type="float" office:value="0.0917626" calcext:value-type="float">
            <text:p>0.0917626</text:p>
          </table:table-cell>
          <table:table-cell office:value-type="float" office:value="0.0902521" calcext:value-type="float">
            <text:p>0.0902521</text:p>
          </table:table-cell>
          <table:table-cell office:value-type="float" office:value="0.0865274" calcext:value-type="float">
            <text:p>0.0865274</text:p>
          </table:table-cell>
          <table:table-cell office:value-type="float" office:value="0.0871453" calcext:value-type="float">
            <text:p>0.0871453</text:p>
          </table:table-cell>
          <table:table-cell office:value-type="float" office:value="0.0870938" calcext:value-type="float">
            <text:p>0.0870938</text:p>
          </table:table-cell>
          <table:table-cell office:value-type="float" office:value="0.0851027" calcext:value-type="float">
            <text:p>0.0851027</text:p>
          </table:table-cell>
          <table:table-cell office:value-type="float" office:value="0.0862871" calcext:value-type="float">
            <text:p>0.0862871</text:p>
          </table:table-cell>
          <table:table-cell office:value-type="float" office:value="0.0859781" calcext:value-type="float">
            <text:p>0.0859781</text:p>
          </table:table-cell>
          <table:table-cell office:value-type="float" office:value="0.0888275" calcext:value-type="float">
            <text:p>0.0888275</text:p>
          </table:table-cell>
          <table:table-cell office:value-type="float" office:value="0.0865102" calcext:value-type="float">
            <text:p>0.0865102</text:p>
          </table:table-cell>
          <table:table-cell office:value-type="float" office:value="0.0885357" calcext:value-type="float">
            <text:p>0.0885357</text:p>
          </table:table-cell>
          <table:table-cell office:value-type="float" office:value="0.0887417" calcext:value-type="float">
            <text:p>0.0887417</text:p>
          </table:table-cell>
          <table:table-cell office:value-type="float" office:value="0.0913679" calcext:value-type="float">
            <text:p>0.0913679</text:p>
          </table:table-cell>
          <table:table-cell office:value-type="float" office:value="0.0908358" calcext:value-type="float">
            <text:p>0.0908358</text:p>
          </table:table-cell>
          <table:table-cell office:value-type="float" office:value="0.0932388" calcext:value-type="float">
            <text:p>0.0932388</text:p>
          </table:table-cell>
          <table:table-cell office:value-type="float" office:value="0.0950239" calcext:value-type="float">
            <text:p>0.0950239</text:p>
          </table:table-cell>
          <table:table-cell office:value-type="float" office:value="0.0986457" calcext:value-type="float">
            <text:p>0.0986457</text:p>
          </table:table-cell>
          <table:table-cell office:value-type="float" office:value="0.0972725" calcext:value-type="float">
            <text:p>0.0972725</text:p>
          </table:table-cell>
          <table:table-cell office:value-type="float" office:value="0.0992293" calcext:value-type="float">
            <text:p>0.0992293</text:p>
          </table:table-cell>
          <table:table-cell office:value-type="float" office:value="0.101753" calcext:value-type="float">
            <text:p>0.101753</text:p>
          </table:table-cell>
          <table:table-cell office:value-type="float" office:value="0.104293" calcext:value-type="float">
            <text:p>0.104293</text:p>
          </table:table-cell>
          <table:table-cell office:value-type="float" office:value="0.104962" calcext:value-type="float">
            <text:p>0.104962</text:p>
          </table:table-cell>
          <table:table-cell office:value-type="float" office:value="0.106078" calcext:value-type="float">
            <text:p>0.106078</text:p>
          </table:table-cell>
          <table:table-cell office:value-type="float" office:value="0.107005" calcext:value-type="float">
            <text:p>0.107005</text:p>
          </table:table-cell>
          <table:table-cell office:value-type="float" office:value="0.111433" calcext:value-type="float">
            <text:p>0.111433</text:p>
          </table:table-cell>
          <table:table-cell office:value-type="float" office:value="0.113648" calcext:value-type="float">
            <text:p>0.113648</text:p>
          </table:table-cell>
          <table:table-cell office:value-type="float" office:value="0.11188" calcext:value-type="float">
            <text:p>0.11188</text:p>
          </table:table-cell>
          <table:table-cell office:value-type="float" office:value="0.114042" calcext:value-type="float">
            <text:p>0.114042</text:p>
          </table:table-cell>
          <table:table-cell office:value-type="float" office:value="0.121149" calcext:value-type="float">
            <text:p>0.121149</text:p>
          </table:table-cell>
          <table:table-cell office:value-type="float" office:value="0.117887" calcext:value-type="float">
            <text:p>0.117887</text:p>
          </table:table-cell>
          <table:table-cell office:value-type="float" office:value="0.120033" calcext:value-type="float">
            <text:p>0.120033</text:p>
          </table:table-cell>
          <table:table-cell office:value-type="float" office:value="0.121097" calcext:value-type="float">
            <text:p>0.121097</text:p>
          </table:table-cell>
          <table:table-cell office:value-type="float" office:value="0.124461" calcext:value-type="float">
            <text:p>0.124461</text:p>
          </table:table-cell>
          <table:table-cell office:value-type="float" office:value="0.12659" calcext:value-type="float">
            <text:p>0.12659</text:p>
          </table:table-cell>
          <table:table-cell office:value-type="float" office:value="0.127002" calcext:value-type="float">
            <text:p>0.127002</text:p>
          </table:table-cell>
          <table:table-cell office:value-type="float" office:value="0.126281" calcext:value-type="float">
            <text:p>0.126281</text:p>
          </table:table-cell>
          <table:table-cell office:value-type="float" office:value="0.127431" calcext:value-type="float">
            <text:p>0.127431</text:p>
          </table:table-cell>
          <table:table-cell office:value-type="float" office:value="0.132306" calcext:value-type="float">
            <text:p>0.132306</text:p>
          </table:table-cell>
          <table:table-cell table:formula="of:=SUM([.B75:.CC75])" office:value-type="float" office:value="7.6211902639" calcext:value-type="float">
            <text:p>7.6211902639</text:p>
          </table:table-cell>
        </table:table-row>
        <table:table-row table:style-name="ro1">
          <table:table-cell office:value-type="float" office:value="4.5125" calcext:value-type="float">
            <text:p>4.5125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1" office:value-type="float" office:value="0.0000181732" calcext:value-type="float">
            <text:p>1.82E-05</text:p>
          </table:table-cell>
          <table:table-cell table:style-name="ce1" office:value-type="float" office:value="0.0000726929" calcext:value-type="float">
            <text:p>7.27E-05</text:p>
          </table:table-cell>
          <table:table-cell office:value-type="float" office:value="0.000290772" calcext:value-type="float">
            <text:p>0.000290772</text:p>
          </table:table-cell>
          <table:table-cell office:value-type="float" office:value="0.00136299" calcext:value-type="float">
            <text:p>0.00136299</text:p>
          </table:table-cell>
          <table:table-cell office:value-type="float" office:value="0.00408898" calcext:value-type="float">
            <text:p>0.00408898</text:p>
          </table:table-cell>
          <table:table-cell office:value-type="float" office:value="0.0118126" calcext:value-type="float">
            <text:p>0.0118126</text:p>
          </table:table-cell>
          <table:table-cell office:value-type="float" office:value="0.0254425" calcext:value-type="float">
            <text:p>0.0254425</text:p>
          </table:table-cell>
          <table:table-cell office:value-type="float" office:value="0.051303" calcext:value-type="float">
            <text:p>0.051303</text:p>
          </table:table-cell>
          <table:table-cell office:value-type="float" office:value="0.0796533" calcext:value-type="float">
            <text:p>0.0796533</text:p>
          </table:table-cell>
          <table:table-cell office:value-type="float" office:value="0.117072" calcext:value-type="float">
            <text:p>0.117072</text:p>
          </table:table-cell>
          <table:table-cell office:value-type="float" office:value="0.157144" calcext:value-type="float">
            <text:p>0.157144</text:p>
          </table:table-cell>
          <table:table-cell office:value-type="float" office:value="0.191528" calcext:value-type="float">
            <text:p>0.191528</text:p>
          </table:table-cell>
          <table:table-cell office:value-type="float" office:value="0.219642" calcext:value-type="float">
            <text:p>0.219642</text:p>
          </table:table-cell>
          <table:table-cell office:value-type="float" office:value="0.243721" calcext:value-type="float">
            <text:p>0.243721</text:p>
          </table:table-cell>
          <table:table-cell office:value-type="float" office:value="0.250827" calcext:value-type="float">
            <text:p>0.250827</text:p>
          </table:table-cell>
          <table:table-cell office:value-type="float" office:value="0.254044" calcext:value-type="float">
            <text:p>0.254044</text:p>
          </table:table-cell>
          <table:table-cell office:value-type="float" office:value="0.24523" calcext:value-type="float">
            <text:p>0.24523</text:p>
          </table:table-cell>
          <table:table-cell office:value-type="float" office:value="0.231854" calcext:value-type="float">
            <text:p>0.231854</text:p>
          </table:table-cell>
          <table:table-cell office:value-type="float" office:value="0.213027" calcext:value-type="float">
            <text:p>0.213027</text:p>
          </table:table-cell>
          <table:table-cell office:value-type="float" office:value="0.199033" calcext:value-type="float">
            <text:p>0.199033</text:p>
          </table:table-cell>
          <table:table-cell office:value-type="float" office:value="0.180787" calcext:value-type="float">
            <text:p>0.180787</text:p>
          </table:table-cell>
          <table:table-cell office:value-type="float" office:value="0.16574" calcext:value-type="float">
            <text:p>0.16574</text:p>
          </table:table-cell>
          <table:table-cell office:value-type="float" office:value="0.15271" calcext:value-type="float">
            <text:p>0.15271</text:p>
          </table:table-cell>
          <table:table-cell office:value-type="float" office:value="0.139389" calcext:value-type="float">
            <text:p>0.139389</text:p>
          </table:table-cell>
          <table:table-cell office:value-type="float" office:value="0.127849" calcext:value-type="float">
            <text:p>0.127849</text:p>
          </table:table-cell>
          <table:table-cell office:value-type="float" office:value="0.117254" calcext:value-type="float">
            <text:p>0.117254</text:p>
          </table:table-cell>
          <table:table-cell office:value-type="float" office:value="0.107313" calcext:value-type="float">
            <text:p>0.107313</text:p>
          </table:table-cell>
          <table:table-cell office:value-type="float" office:value="0.101806" calcext:value-type="float">
            <text:p>0.101806</text:p>
          </table:table-cell>
          <table:table-cell office:value-type="float" office:value="0.0987351" calcext:value-type="float">
            <text:p>0.0987351</text:p>
          </table:table-cell>
          <table:table-cell office:value-type="float" office:value="0.0933922" calcext:value-type="float">
            <text:p>0.0933922</text:p>
          </table:table-cell>
          <table:table-cell office:value-type="float" office:value="0.0890852" calcext:value-type="float">
            <text:p>0.0890852</text:p>
          </table:table-cell>
          <table:table-cell office:value-type="float" office:value="0.0868499" calcext:value-type="float">
            <text:p>0.0868499</text:p>
          </table:table-cell>
          <table:table-cell office:value-type="float" office:value="0.0846691" calcext:value-type="float">
            <text:p>0.0846691</text:p>
          </table:table-cell>
          <table:table-cell office:value-type="float" office:value="0.0851597" calcext:value-type="float">
            <text:p>0.0851597</text:p>
          </table:table-cell>
          <table:table-cell office:value-type="float" office:value="0.0860866" calcext:value-type="float">
            <text:p>0.0860866</text:p>
          </table:table-cell>
          <table:table-cell office:value-type="float" office:value="0.0851779" calcext:value-type="float">
            <text:p>0.0851779</text:p>
          </table:table-cell>
          <table:table-cell office:value-type="float" office:value="0.0855777" calcext:value-type="float">
            <text:p>0.0855777</text:p>
          </table:table-cell>
          <table:table-cell office:value-type="float" office:value="0.0866681" calcext:value-type="float">
            <text:p>0.0866681</text:p>
          </table:table-cell>
          <table:table-cell office:value-type="float" office:value="0.0851052" calcext:value-type="float">
            <text:p>0.0851052</text:p>
          </table:table-cell>
          <table:table-cell office:value-type="float" office:value="0.0870316" calcext:value-type="float">
            <text:p>0.0870316</text:p>
          </table:table-cell>
          <table:table-cell office:value-type="float" office:value="0.0902664" calcext:value-type="float">
            <text:p>0.0902664</text:p>
          </table:table-cell>
          <table:table-cell office:value-type="float" office:value="0.0895758" calcext:value-type="float">
            <text:p>0.0895758</text:p>
          </table:table-cell>
          <table:table-cell office:value-type="float" office:value="0.0924654" calcext:value-type="float">
            <text:p>0.0924654</text:p>
          </table:table-cell>
          <table:table-cell office:value-type="float" office:value="0.0947189" calcext:value-type="float">
            <text:p>0.0947189</text:p>
          </table:table-cell>
          <table:table-cell office:value-type="float" office:value="0.095464" calcext:value-type="float">
            <text:p>0.095464</text:p>
          </table:table-cell>
          <table:table-cell office:value-type="float" office:value="0.0975539" calcext:value-type="float">
            <text:p>0.0975539</text:p>
          </table:table-cell>
          <table:table-cell office:value-type="float" office:value="0.0977356" calcext:value-type="float">
            <text:p>0.0977356</text:p>
          </table:table-cell>
          <table:table-cell office:value-type="float" office:value="0.0984989" calcext:value-type="float">
            <text:p>0.0984989</text:p>
          </table:table-cell>
          <table:table-cell office:value-type="float" office:value="0.0993894" calcext:value-type="float">
            <text:p>0.0993894</text:p>
          </table:table-cell>
          <table:table-cell office:value-type="float" office:value="0.102751" calcext:value-type="float">
            <text:p>0.102751</text:p>
          </table:table-cell>
          <table:table-cell office:value-type="float" office:value="0.103678" calcext:value-type="float">
            <text:p>0.103678</text:p>
          </table:table-cell>
          <table:table-cell office:value-type="float" office:value="0.10635" calcext:value-type="float">
            <text:p>0.10635</text:p>
          </table:table-cell>
          <table:table-cell office:value-type="float" office:value="0.107913" calcext:value-type="float">
            <text:p>0.107913</text:p>
          </table:table-cell>
          <table:table-cell office:value-type="float" office:value="0.10993" calcext:value-type="float">
            <text:p>0.10993</text:p>
          </table:table-cell>
          <table:table-cell office:value-type="float" office:value="0.109421" calcext:value-type="float">
            <text:p>0.109421</text:p>
          </table:table-cell>
          <table:table-cell office:value-type="float" office:value="0.115055" calcext:value-type="float">
            <text:p>0.115055</text:p>
          </table:table-cell>
          <table:table-cell office:value-type="float" office:value="0.115309" calcext:value-type="float">
            <text:p>0.115309</text:p>
          </table:table-cell>
          <table:table-cell office:value-type="float" office:value="0.11898" calcext:value-type="float">
            <text:p>0.11898</text:p>
          </table:table-cell>
          <table:table-cell office:value-type="float" office:value="0.116945" calcext:value-type="float">
            <text:p>0.116945</text:p>
          </table:table-cell>
          <table:table-cell office:value-type="float" office:value="0.120579" calcext:value-type="float">
            <text:p>0.120579</text:p>
          </table:table-cell>
          <table:table-cell office:value-type="float" office:value="0.122615" calcext:value-type="float">
            <text:p>0.122615</text:p>
          </table:table-cell>
          <table:table-cell office:value-type="float" office:value="0.126122" calcext:value-type="float">
            <text:p>0.126122</text:p>
          </table:table-cell>
          <table:table-cell office:value-type="float" office:value="0.129339" calcext:value-type="float">
            <text:p>0.129339</text:p>
          </table:table-cell>
          <table:table-cell office:value-type="float" office:value="0.128176" calcext:value-type="float">
            <text:p>0.128176</text:p>
          </table:table-cell>
          <table:table-cell office:value-type="float" office:value="0.12674" calcext:value-type="float">
            <text:p>0.12674</text:p>
          </table:table-cell>
          <table:table-cell office:value-type="float" office:value="0.128957" calcext:value-type="float">
            <text:p>0.128957</text:p>
          </table:table-cell>
          <table:table-cell office:value-type="float" office:value="0.131883" calcext:value-type="float">
            <text:p>0.131883</text:p>
          </table:table-cell>
          <table:table-cell table:formula="of:=SUM([.B76:.CC76])" office:value-type="float" office:value="7.6199646081" calcext:value-type="float">
            <text:p>7.6199646081</text:p>
          </table:table-cell>
        </table:table-row>
        <table:table-row table:style-name="ro1">
          <table:table-cell office:value-type="float" office:value="4.571875" calcext:value-type="float">
            <text:p>4.571875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1" office:value-type="float" office:value="0.0000761136" calcext:value-type="float">
            <text:p>7.61E-05</text:p>
          </table:table-cell>
          <table:table-cell office:value-type="float" office:value="0.000228341" calcext:value-type="float">
            <text:p>0.000228341</text:p>
          </table:table-cell>
          <table:table-cell office:value-type="float" office:value="0.00129393" calcext:value-type="float">
            <text:p>0.00129393</text:p>
          </table:table-cell>
          <table:table-cell office:value-type="float" office:value="0.00384374" calcext:value-type="float">
            <text:p>0.00384374</text:p>
          </table:table-cell>
          <table:table-cell office:value-type="float" office:value="0.0109794" calcext:value-type="float">
            <text:p>0.0109794</text:p>
          </table:table-cell>
          <table:table-cell office:value-type="float" office:value="0.0252126" calcext:value-type="float">
            <text:p>0.0252126</text:p>
          </table:table-cell>
          <table:table-cell office:value-type="float" office:value="0.0494739" calcext:value-type="float">
            <text:p>0.0494739</text:p>
          </table:table-cell>
          <table:table-cell office:value-type="float" office:value="0.0795768" calcext:value-type="float">
            <text:p>0.0795768</text:p>
          </table:table-cell>
          <table:table-cell office:value-type="float" office:value="0.117253" calcext:value-type="float">
            <text:p>0.117253</text:p>
          </table:table-cell>
          <table:table-cell office:value-type="float" office:value="0.156547" calcext:value-type="float">
            <text:p>0.156547</text:p>
          </table:table-cell>
          <table:table-cell office:value-type="float" office:value="0.19487" calcext:value-type="float">
            <text:p>0.19487</text:p>
          </table:table-cell>
          <table:table-cell office:value-type="float" office:value="0.224687" calcext:value-type="float">
            <text:p>0.224687</text:p>
          </table:table-cell>
          <table:table-cell office:value-type="float" office:value="0.24539" calcext:value-type="float">
            <text:p>0.24539</text:p>
          </table:table-cell>
          <table:table-cell office:value-type="float" office:value="0.251232" calcext:value-type="float">
            <text:p>0.251232</text:p>
          </table:table-cell>
          <table:table-cell office:value-type="float" office:value="0.254733" calcext:value-type="float">
            <text:p>0.254733</text:p>
          </table:table-cell>
          <table:table-cell office:value-type="float" office:value="0.246684" calcext:value-type="float">
            <text:p>0.246684</text:p>
          </table:table-cell>
          <table:table-cell office:value-type="float" office:value="0.236523" calcext:value-type="float">
            <text:p>0.236523</text:p>
          </table:table-cell>
          <table:table-cell office:value-type="float" office:value="0.217609" calcext:value-type="float">
            <text:p>0.217609</text:p>
          </table:table-cell>
          <table:table-cell office:value-type="float" office:value="0.20113" calcext:value-type="float">
            <text:p>0.20113</text:p>
          </table:table-cell>
          <table:table-cell office:value-type="float" office:value="0.182083" calcext:value-type="float">
            <text:p>0.182083</text:p>
          </table:table-cell>
          <table:table-cell office:value-type="float" office:value="0.166061" calcext:value-type="float">
            <text:p>0.166061</text:p>
          </table:table-cell>
          <table:table-cell office:value-type="float" office:value="0.151618" calcext:value-type="float">
            <text:p>0.151618</text:p>
          </table:table-cell>
          <table:table-cell office:value-type="float" office:value="0.136719" calcext:value-type="float">
            <text:p>0.136719</text:p>
          </table:table-cell>
          <table:table-cell office:value-type="float" office:value="0.123038" calcext:value-type="float">
            <text:p>0.123038</text:p>
          </table:table-cell>
          <table:table-cell office:value-type="float" office:value="0.112001" calcext:value-type="float">
            <text:p>0.112001</text:p>
          </table:table-cell>
          <table:table-cell office:value-type="float" office:value="0.107244" calcext:value-type="float">
            <text:p>0.107244</text:p>
          </table:table-cell>
          <table:table-cell office:value-type="float" office:value="0.101402" calcext:value-type="float">
            <text:p>0.101402</text:p>
          </table:table-cell>
          <table:table-cell office:value-type="float" office:value="0.0974445" calcext:value-type="float">
            <text:p>0.0974445</text:p>
          </table:table-cell>
          <table:table-cell office:value-type="float" office:value="0.0946283" calcext:value-type="float">
            <text:p>0.0946283</text:p>
          </table:table-cell>
          <table:table-cell office:value-type="float" office:value="0.0888056" calcext:value-type="float">
            <text:p>0.0888056</text:p>
          </table:table-cell>
          <table:table-cell office:value-type="float" office:value="0.0846574" calcext:value-type="float">
            <text:p>0.0846574</text:p>
          </table:table-cell>
          <table:table-cell office:value-type="float" office:value="0.0848857" calcext:value-type="float">
            <text:p>0.0848857</text:p>
          </table:table-cell>
          <table:table-cell office:value-type="float" office:value="0.0848667" calcext:value-type="float">
            <text:p>0.0848667</text:p>
          </table:table-cell>
          <table:table-cell office:value-type="float" office:value="0.0835157" calcext:value-type="float">
            <text:p>0.0835157</text:p>
          </table:table-cell>
          <table:table-cell office:value-type="float" office:value="0.08441" calcext:value-type="float">
            <text:p>0.08441</text:p>
          </table:table-cell>
          <table:table-cell office:value-type="float" office:value="0.0866554" calcext:value-type="float">
            <text:p>0.0866554</text:p>
          </table:table-cell>
          <table:table-cell office:value-type="float" office:value="0.0842007" calcext:value-type="float">
            <text:p>0.0842007</text:p>
          </table:table-cell>
          <table:table-cell office:value-type="float" office:value="0.0888056" calcext:value-type="float">
            <text:p>0.0888056</text:p>
          </table:table-cell>
          <table:table-cell office:value-type="float" office:value="0.0885202" calcext:value-type="float">
            <text:p>0.0885202</text:p>
          </table:table-cell>
          <table:table-cell office:value-type="float" office:value="0.0886724" calcext:value-type="float">
            <text:p>0.0886724</text:p>
          </table:table-cell>
          <table:table-cell office:value-type="float" office:value="0.090442" calcext:value-type="float">
            <text:p>0.090442</text:p>
          </table:table-cell>
          <table:table-cell office:value-type="float" office:value="0.0921165" calcext:value-type="float">
            <text:p>0.0921165</text:p>
          </table:table-cell>
          <table:table-cell office:value-type="float" office:value="0.0925352" calcext:value-type="float">
            <text:p>0.0925352</text:p>
          </table:table-cell>
          <table:table-cell office:value-type="float" office:value="0.0938671" calcext:value-type="float">
            <text:p>0.0938671</text:p>
          </table:table-cell>
          <table:table-cell office:value-type="float" office:value="0.0967214" calcext:value-type="float">
            <text:p>0.0967214</text:p>
          </table:table-cell>
          <table:table-cell office:value-type="float" office:value="0.0942097" calcext:value-type="float">
            <text:p>0.0942097</text:p>
          </table:table-cell>
          <table:table-cell office:value-type="float" office:value="0.099119" calcext:value-type="float">
            <text:p>0.099119</text:p>
          </table:table-cell>
          <table:table-cell office:value-type="float" office:value="0.0995186" calcext:value-type="float">
            <text:p>0.0995186</text:p>
          </table:table-cell>
          <table:table-cell office:value-type="float" office:value="0.104352" calcext:value-type="float">
            <text:p>0.104352</text:p>
          </table:table-cell>
          <table:table-cell office:value-type="float" office:value="0.102049" calcext:value-type="float">
            <text:p>0.102049</text:p>
          </table:table-cell>
          <table:table-cell office:value-type="float" office:value="0.105741" calcext:value-type="float">
            <text:p>0.105741</text:p>
          </table:table-cell>
          <table:table-cell office:value-type="float" office:value="0.106997" calcext:value-type="float">
            <text:p>0.106997</text:p>
          </table:table-cell>
          <table:table-cell office:value-type="float" office:value="0.103933" calcext:value-type="float">
            <text:p>0.103933</text:p>
          </table:table-cell>
          <table:table-cell office:value-type="float" office:value="0.108709" calcext:value-type="float">
            <text:p>0.108709</text:p>
          </table:table-cell>
          <table:table-cell office:value-type="float" office:value="0.112211" calcext:value-type="float">
            <text:p>0.112211</text:p>
          </table:table-cell>
          <table:table-cell office:value-type="float" office:value="0.113999" calcext:value-type="float">
            <text:p>0.113999</text:p>
          </table:table-cell>
          <table:table-cell office:value-type="float" office:value="0.115978" calcext:value-type="float">
            <text:p>0.115978</text:p>
          </table:table-cell>
          <table:table-cell office:value-type="float" office:value="0.117805" calcext:value-type="float">
            <text:p>0.117805</text:p>
          </table:table-cell>
          <table:table-cell office:value-type="float" office:value="0.121573" calcext:value-type="float">
            <text:p>0.121573</text:p>
          </table:table-cell>
          <table:table-cell office:value-type="float" office:value="0.121439" calcext:value-type="float">
            <text:p>0.121439</text:p>
          </table:table-cell>
          <table:table-cell office:value-type="float" office:value="0.126672" calcext:value-type="float">
            <text:p>0.126672</text:p>
          </table:table-cell>
          <table:table-cell office:value-type="float" office:value="0.125511" calcext:value-type="float">
            <text:p>0.125511</text:p>
          </table:table-cell>
          <table:table-cell office:value-type="float" office:value="0.127528" calcext:value-type="float">
            <text:p>0.127528</text:p>
          </table:table-cell>
          <table:table-cell office:value-type="float" office:value="0.133009" calcext:value-type="float">
            <text:p>0.133009</text:p>
          </table:table-cell>
          <table:table-cell office:value-type="float" office:value="0.129355" calcext:value-type="float">
            <text:p>0.129355</text:p>
          </table:table-cell>
          <table:table-cell office:value-type="float" office:value="0.13023" calcext:value-type="float">
            <text:p>0.13023</text:p>
          </table:table-cell>
          <table:table-cell table:formula="of:=SUM([.B77:.CC77])" office:value-type="float" office:value="7.6031975246" calcext:value-type="float">
            <text:p>7.6031975246</text:p>
          </table:table-cell>
        </table:table-row>
        <table:table-row table:style-name="ro1">
          <table:table-cell office:value-type="float" office:value="4.63125" calcext:value-type="float">
            <text:p>4.63125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1" office:value-type="float" office:value="0.0000789671" calcext:value-type="float">
            <text:p>7.90E-05</text:p>
          </table:table-cell>
          <table:table-cell office:value-type="float" office:value="0.000177676" calcext:value-type="float">
            <text:p>0.000177676</text:p>
          </table:table-cell>
          <table:table-cell office:value-type="float" office:value="0.00110554" calcext:value-type="float">
            <text:p>0.00110554</text:p>
          </table:table-cell>
          <table:table-cell office:value-type="float" office:value="0.00406681" calcext:value-type="float">
            <text:p>0.00406681</text:p>
          </table:table-cell>
          <table:table-cell office:value-type="float" office:value="0.0118056" calcext:value-type="float">
            <text:p>0.0118056</text:p>
          </table:table-cell>
          <table:table-cell office:value-type="float" office:value="0.0259012" calcext:value-type="float">
            <text:p>0.0259012</text:p>
          </table:table-cell>
          <table:table-cell office:value-type="float" office:value="0.0472618" calcext:value-type="float">
            <text:p>0.0472618</text:p>
          </table:table-cell>
          <table:table-cell office:value-type="float" office:value="0.0790263" calcext:value-type="float">
            <text:p>0.0790263</text:p>
          </table:table-cell>
          <table:table-cell office:value-type="float" office:value="0.119043" calcext:value-type="float">
            <text:p>0.119043</text:p>
          </table:table-cell>
          <table:table-cell office:value-type="float" office:value="0.159987" calcext:value-type="float">
            <text:p>0.159987</text:p>
          </table:table-cell>
          <table:table-cell office:value-type="float" office:value="0.198188" calcext:value-type="float">
            <text:p>0.198188</text:p>
          </table:table-cell>
          <table:table-cell office:value-type="float" office:value="0.223082" calcext:value-type="float">
            <text:p>0.223082</text:p>
          </table:table-cell>
          <table:table-cell office:value-type="float" office:value="0.245785" calcext:value-type="float">
            <text:p>0.245785</text:p>
          </table:table-cell>
          <table:table-cell office:value-type="float" office:value="0.253642" calcext:value-type="float">
            <text:p>0.253642</text:p>
          </table:table-cell>
          <table:table-cell office:value-type="float" office:value="0.253682" calcext:value-type="float">
            <text:p>0.253682</text:p>
          </table:table-cell>
          <table:table-cell office:value-type="float" office:value="0.245627" calcext:value-type="float">
            <text:p>0.245627</text:p>
          </table:table-cell>
          <table:table-cell office:value-type="float" office:value="0.228037" calcext:value-type="float">
            <text:p>0.228037</text:p>
          </table:table-cell>
          <table:table-cell office:value-type="float" office:value="0.215955" calcext:value-type="float">
            <text:p>0.215955</text:p>
          </table:table-cell>
          <table:table-cell office:value-type="float" office:value="0.200399" calcext:value-type="float">
            <text:p>0.200399</text:p>
          </table:table-cell>
          <table:table-cell office:value-type="float" office:value="0.181822" calcext:value-type="float">
            <text:p>0.181822</text:p>
          </table:table-cell>
          <table:table-cell office:value-type="float" office:value="0.162909" calcext:value-type="float">
            <text:p>0.162909</text:p>
          </table:table-cell>
          <table:table-cell office:value-type="float" office:value="0.149366" calcext:value-type="float">
            <text:p>0.149366</text:p>
          </table:table-cell>
          <table:table-cell office:value-type="float" office:value="0.133869" calcext:value-type="float">
            <text:p>0.133869</text:p>
          </table:table-cell>
          <table:table-cell office:value-type="float" office:value="0.121432" calcext:value-type="float">
            <text:p>0.121432</text:p>
          </table:table-cell>
          <table:table-cell office:value-type="float" office:value="0.114246" calcext:value-type="float">
            <text:p>0.114246</text:p>
          </table:table-cell>
          <table:table-cell office:value-type="float" office:value="0.109606" calcext:value-type="float">
            <text:p>0.109606</text:p>
          </table:table-cell>
          <table:table-cell office:value-type="float" office:value="0.101275" calcext:value-type="float">
            <text:p>0.101275</text:p>
          </table:table-cell>
          <table:table-cell office:value-type="float" office:value="0.0955897" calcext:value-type="float">
            <text:p>0.0955897</text:p>
          </table:table-cell>
          <table:table-cell office:value-type="float" office:value="0.0919177" calcext:value-type="float">
            <text:p>0.0919177</text:p>
          </table:table-cell>
          <table:table-cell office:value-type="float" office:value="0.0891341" calcext:value-type="float">
            <text:p>0.0891341</text:p>
          </table:table-cell>
          <table:table-cell office:value-type="float" office:value="0.087693" calcext:value-type="float">
            <text:p>0.087693</text:p>
          </table:table-cell>
          <table:table-cell office:value-type="float" office:value="0.0850871" calcext:value-type="float">
            <text:p>0.0850871</text:p>
          </table:table-cell>
          <table:table-cell office:value-type="float" office:value="0.0872784" calcext:value-type="float">
            <text:p>0.0872784</text:p>
          </table:table-cell>
          <table:table-cell office:value-type="float" office:value="0.0858767" calcext:value-type="float">
            <text:p>0.0858767</text:p>
          </table:table-cell>
          <table:table-cell office:value-type="float" office:value="0.0850278" calcext:value-type="float">
            <text:p>0.0850278</text:p>
          </table:table-cell>
          <table:table-cell office:value-type="float" office:value="0.0849094" calcext:value-type="float">
            <text:p>0.0849094</text:p>
          </table:table-cell>
          <table:table-cell office:value-type="float" office:value="0.084633" calcext:value-type="float">
            <text:p>0.084633</text:p>
          </table:table-cell>
          <table:table-cell office:value-type="float" office:value="0.0860742" calcext:value-type="float">
            <text:p>0.0860742</text:p>
          </table:table-cell>
          <table:table-cell office:value-type="float" office:value="0.0877127" calcext:value-type="float">
            <text:p>0.0877127</text:p>
          </table:table-cell>
          <table:table-cell office:value-type="float" office:value="0.0874758" calcext:value-type="float">
            <text:p>0.0874758</text:p>
          </table:table-cell>
          <table:table-cell office:value-type="float" office:value="0.0903384" calcext:value-type="float">
            <text:p>0.0903384</text:p>
          </table:table-cell>
          <table:table-cell office:value-type="float" office:value="0.088838" calcext:value-type="float">
            <text:p>0.088838</text:p>
          </table:table-cell>
          <table:table-cell office:value-type="float" office:value="0.0928258" calcext:value-type="float">
            <text:p>0.0928258</text:p>
          </table:table-cell>
          <table:table-cell office:value-type="float" office:value="0.0945236" calcext:value-type="float">
            <text:p>0.0945236</text:p>
          </table:table-cell>
          <table:table-cell office:value-type="float" office:value="0.0954712" calcext:value-type="float">
            <text:p>0.0954712</text:p>
          </table:table-cell>
          <table:table-cell office:value-type="float" office:value="0.0988471" calcext:value-type="float">
            <text:p>0.0988471</text:p>
          </table:table-cell>
          <table:table-cell office:value-type="float" office:value="0.097169" calcext:value-type="float">
            <text:p>0.097169</text:p>
          </table:table-cell>
          <table:table-cell office:value-type="float" office:value="0.101078" calcext:value-type="float">
            <text:p>0.101078</text:p>
          </table:table-cell>
          <table:table-cell office:value-type="float" office:value="0.103585" calcext:value-type="float">
            <text:p>0.103585</text:p>
          </table:table-cell>
          <table:table-cell office:value-type="float" office:value="0.104177" calcext:value-type="float">
            <text:p>0.104177</text:p>
          </table:table-cell>
          <table:table-cell office:value-type="float" office:value="0.108422" calcext:value-type="float">
            <text:p>0.108422</text:p>
          </table:table-cell>
          <table:table-cell office:value-type="float" office:value="0.108224" calcext:value-type="float">
            <text:p>0.108224</text:p>
          </table:table-cell>
          <table:table-cell office:value-type="float" office:value="0.110455" calcext:value-type="float">
            <text:p>0.110455</text:p>
          </table:table-cell>
          <table:table-cell office:value-type="float" office:value="0.111205" calcext:value-type="float">
            <text:p>0.111205</text:p>
          </table:table-cell>
          <table:table-cell office:value-type="float" office:value="0.114818" calcext:value-type="float">
            <text:p>0.114818</text:p>
          </table:table-cell>
          <table:table-cell office:value-type="float" office:value="0.112805" calcext:value-type="float">
            <text:p>0.112805</text:p>
          </table:table-cell>
          <table:table-cell office:value-type="float" office:value="0.116121" calcext:value-type="float">
            <text:p>0.116121</text:p>
          </table:table-cell>
          <table:table-cell office:value-type="float" office:value="0.120306" calcext:value-type="float">
            <text:p>0.120306</text:p>
          </table:table-cell>
          <table:table-cell office:value-type="float" office:value="0.119951" calcext:value-type="float">
            <text:p>0.119951</text:p>
          </table:table-cell>
          <table:table-cell office:value-type="float" office:value="0.121136" calcext:value-type="float">
            <text:p>0.121136</text:p>
          </table:table-cell>
          <table:table-cell office:value-type="float" office:value="0.126722" calcext:value-type="float">
            <text:p>0.126722</text:p>
          </table:table-cell>
          <table:table-cell office:value-type="float" office:value="0.126821" calcext:value-type="float">
            <text:p>0.126821</text:p>
          </table:table-cell>
          <table:table-cell office:value-type="float" office:value="0.127334" calcext:value-type="float">
            <text:p>0.127334</text:p>
          </table:table-cell>
          <table:table-cell office:value-type="float" office:value="0.127887" calcext:value-type="float">
            <text:p>0.127887</text:p>
          </table:table-cell>
          <table:table-cell office:value-type="float" office:value="0.129921" calcext:value-type="float">
            <text:p>0.129921</text:p>
          </table:table-cell>
          <table:table-cell office:value-type="float" office:value="0.130434" calcext:value-type="float">
            <text:p>0.130434</text:p>
          </table:table-cell>
          <table:table-cell table:formula="of:=SUM([.B78:.CC78])" office:value-type="float" office:value="7.6052005931" calcext:value-type="float">
            <text:p>7.6052005931</text:p>
          </table:table-cell>
        </table:table-row>
        <table:table-row table:style-name="ro1">
          <table:table-cell office:value-type="float" office:value="4.690625" calcext:value-type="float">
            <text:p>4.690625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1" office:value-type="float" office:value="0.0000395953" calcext:value-type="float">
            <text:p>3.96E-05</text:p>
          </table:table-cell>
          <table:table-cell office:value-type="float" office:value="0.000376156" calcext:value-type="float">
            <text:p>0.000376156</text:p>
          </table:table-cell>
          <table:table-cell office:value-type="float" office:value="0.00134624" calcext:value-type="float">
            <text:p>0.00134624</text:p>
          </table:table-cell>
          <table:table-cell office:value-type="float" office:value="0.00411791" calcext:value-type="float">
            <text:p>0.00411791</text:p>
          </table:table-cell>
          <table:table-cell office:value-type="float" office:value="0.0121756" calcext:value-type="float">
            <text:p>0.0121756</text:p>
          </table:table-cell>
          <table:table-cell office:value-type="float" office:value="0.0263309" calcext:value-type="float">
            <text:p>0.0263309</text:p>
          </table:table-cell>
          <table:table-cell office:value-type="float" office:value="0.0461088" calcext:value-type="float">
            <text:p>0.0461088</text:p>
          </table:table-cell>
          <table:table-cell office:value-type="float" office:value="0.0803389" calcext:value-type="float">
            <text:p>0.0803389</text:p>
          </table:table-cell>
          <table:table-cell office:value-type="float" office:value="0.118053" calcext:value-type="float">
            <text:p>0.118053</text:p>
          </table:table-cell>
          <table:table-cell office:value-type="float" office:value="0.158263" calcext:value-type="float">
            <text:p>0.158263</text:p>
          </table:table-cell>
          <table:table-cell office:value-type="float" office:value="0.19574" calcext:value-type="float">
            <text:p>0.19574</text:p>
          </table:table-cell>
          <table:table-cell office:value-type="float" office:value="0.224407" calcext:value-type="float">
            <text:p>0.224407</text:p>
          </table:table-cell>
          <table:table-cell office:value-type="float" office:value="0.241532" calcext:value-type="float">
            <text:p>0.241532</text:p>
          </table:table-cell>
          <table:table-cell office:value-type="float" office:value="0.249074" calcext:value-type="float">
            <text:p>0.249074</text:p>
          </table:table-cell>
          <table:table-cell office:value-type="float" office:value="0.250124" calcext:value-type="float">
            <text:p>0.250124</text:p>
          </table:table-cell>
          <table:table-cell office:value-type="float" office:value="0.245333" calcext:value-type="float">
            <text:p>0.245333</text:p>
          </table:table-cell>
          <table:table-cell office:value-type="float" office:value="0.229376" calcext:value-type="float">
            <text:p>0.229376</text:p>
          </table:table-cell>
          <table:table-cell office:value-type="float" office:value="0.214191" calcext:value-type="float">
            <text:p>0.214191</text:p>
          </table:table-cell>
          <table:table-cell office:value-type="float" office:value="0.200966" calcext:value-type="float">
            <text:p>0.200966</text:p>
          </table:table-cell>
          <table:table-cell office:value-type="float" office:value="0.179981" calcext:value-type="float">
            <text:p>0.179981</text:p>
          </table:table-cell>
          <table:table-cell office:value-type="float" office:value="0.166479" calcext:value-type="float">
            <text:p>0.166479</text:p>
          </table:table-cell>
          <table:table-cell office:value-type="float" office:value="0.14973" calcext:value-type="float">
            <text:p>0.14973</text:p>
          </table:table-cell>
          <table:table-cell office:value-type="float" office:value="0.139039" calcext:value-type="float">
            <text:p>0.139039</text:p>
          </table:table-cell>
          <table:table-cell office:value-type="float" office:value="0.126943" calcext:value-type="float">
            <text:p>0.126943</text:p>
          </table:table-cell>
          <table:table-cell office:value-type="float" office:value="0.116193" calcext:value-type="float">
            <text:p>0.116193</text:p>
          </table:table-cell>
          <table:table-cell office:value-type="float" office:value="0.108194" calcext:value-type="float">
            <text:p>0.108194</text:p>
          </table:table-cell>
          <table:table-cell office:value-type="float" office:value="0.10178" calcext:value-type="float">
            <text:p>0.10178</text:p>
          </table:table-cell>
          <table:table-cell office:value-type="float" office:value="0.095009" calcext:value-type="float">
            <text:p>0.095009</text:p>
          </table:table-cell>
          <table:table-cell office:value-type="float" office:value="0.0931282" calcext:value-type="float">
            <text:p>0.0931282</text:p>
          </table:table-cell>
          <table:table-cell office:value-type="float" office:value="0.090119" calcext:value-type="float">
            <text:p>0.090119</text:p>
          </table:table-cell>
          <table:table-cell office:value-type="float" office:value="0.0899408" calcext:value-type="float">
            <text:p>0.0899408</text:p>
          </table:table-cell>
          <table:table-cell office:value-type="float" office:value="0.0870503" calcext:value-type="float">
            <text:p>0.0870503</text:p>
          </table:table-cell>
          <table:table-cell office:value-type="float" office:value="0.0858229" calcext:value-type="float">
            <text:p>0.0858229</text:p>
          </table:table-cell>
          <table:table-cell office:value-type="float" office:value="0.0844964" calcext:value-type="float">
            <text:p>0.0844964</text:p>
          </table:table-cell>
          <table:table-cell office:value-type="float" office:value="0.0853082" calcext:value-type="float">
            <text:p>0.0853082</text:p>
          </table:table-cell>
          <table:table-cell office:value-type="float" office:value="0.0839421" calcext:value-type="float">
            <text:p>0.0839421</text:p>
          </table:table-cell>
          <table:table-cell office:value-type="float" office:value="0.0853675" calcext:value-type="float">
            <text:p>0.0853675</text:p>
          </table:table-cell>
          <table:table-cell office:value-type="float" office:value="0.0851102" calcext:value-type="float">
            <text:p>0.0851102</text:p>
          </table:table-cell>
          <table:table-cell office:value-type="float" office:value="0.0864366" calcext:value-type="float">
            <text:p>0.0864366</text:p>
          </table:table-cell>
          <table:table-cell office:value-type="float" office:value="0.0900398" calcext:value-type="float">
            <text:p>0.0900398</text:p>
          </table:table-cell>
          <table:table-cell office:value-type="float" office:value="0.0896438" calcext:value-type="float">
            <text:p>0.0896438</text:p>
          </table:table-cell>
          <table:table-cell office:value-type="float" office:value="0.0922769" calcext:value-type="float">
            <text:p>0.0922769</text:p>
          </table:table-cell>
          <table:table-cell office:value-type="float" office:value="0.0916038" calcext:value-type="float">
            <text:p>0.0916038</text:p>
          </table:table-cell>
          <table:table-cell office:value-type="float" office:value="0.0958999" calcext:value-type="float">
            <text:p>0.0958999</text:p>
          </table:table-cell>
          <table:table-cell office:value-type="float" office:value="0.0955633" calcext:value-type="float">
            <text:p>0.0955633</text:p>
          </table:table-cell>
          <table:table-cell office:value-type="float" office:value="0.0972461" calcext:value-type="float">
            <text:p>0.0972461</text:p>
          </table:table-cell>
          <table:table-cell office:value-type="float" office:value="0.100315" calcext:value-type="float">
            <text:p>0.100315</text:p>
          </table:table-cell>
          <table:table-cell office:value-type="float" office:value="0.101047" calcext:value-type="float">
            <text:p>0.101047</text:p>
          </table:table-cell>
          <table:table-cell office:value-type="float" office:value="0.0999584" calcext:value-type="float">
            <text:p>0.0999584</text:p>
          </table:table-cell>
          <table:table-cell office:value-type="float" office:value="0.106551" calcext:value-type="float">
            <text:p>0.106551</text:p>
          </table:table-cell>
          <table:table-cell office:value-type="float" office:value="0.104829" calcext:value-type="float">
            <text:p>0.104829</text:p>
          </table:table-cell>
          <table:table-cell office:value-type="float" office:value="0.108333" calcext:value-type="float">
            <text:p>0.108333</text:p>
          </table:table-cell>
          <table:table-cell office:value-type="float" office:value="0.110273" calcext:value-type="float">
            <text:p>0.110273</text:p>
          </table:table-cell>
          <table:table-cell office:value-type="float" office:value="0.112431" calcext:value-type="float">
            <text:p>0.112431</text:p>
          </table:table-cell>
          <table:table-cell office:value-type="float" office:value="0.116331" calcext:value-type="float">
            <text:p>0.116331</text:p>
          </table:table-cell>
          <table:table-cell office:value-type="float" office:value="0.115064" calcext:value-type="float">
            <text:p>0.115064</text:p>
          </table:table-cell>
          <table:table-cell office:value-type="float" office:value="0.114708" calcext:value-type="float">
            <text:p>0.114708</text:p>
          </table:table-cell>
          <table:table-cell office:value-type="float" office:value="0.119657" calcext:value-type="float">
            <text:p>0.119657</text:p>
          </table:table-cell>
          <table:table-cell office:value-type="float" office:value="0.120073" calcext:value-type="float">
            <text:p>0.120073</text:p>
          </table:table-cell>
          <table:table-cell office:value-type="float" office:value="0.121756" calcext:value-type="float">
            <text:p>0.121756</text:p>
          </table:table-cell>
          <table:table-cell office:value-type="float" office:value="0.128843" calcext:value-type="float">
            <text:p>0.128843</text:p>
          </table:table-cell>
          <table:table-cell office:value-type="float" office:value="0.124032" calcext:value-type="float">
            <text:p>0.124032</text:p>
          </table:table-cell>
          <table:table-cell office:value-type="float" office:value="0.126745" calcext:value-type="float">
            <text:p>0.126745</text:p>
          </table:table-cell>
          <table:table-cell office:value-type="float" office:value="0.127358" calcext:value-type="float">
            <text:p>0.127358</text:p>
          </table:table-cell>
          <table:table-cell office:value-type="float" office:value="0.131021" calcext:value-type="float">
            <text:p>0.131021</text:p>
          </table:table-cell>
          <table:table-cell office:value-type="float" office:value="0.130051" calcext:value-type="float">
            <text:p>0.130051</text:p>
          </table:table-cell>
          <table:table-cell table:formula="of:=SUM([.B79:.CC79])" office:value-type="float" office:value="7.6096133013" calcext:value-type="float">
            <text:p>7.6096133013</text:p>
          </table:table-cell>
        </table:table-row>
        <table:table-row table:style-name="ro1">
          <table:table-cell office:value-type="float" office:value="4.75" calcext:value-type="float">
            <text:p>4.75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1" office:value-type="float" office:value="0.0000192871" calcext:value-type="float">
            <text:p>1.93E-05</text:p>
          </table:table-cell>
          <table:table-cell table:style-name="ce1" office:value-type="float" office:value="0.0000578614" calcext:value-type="float">
            <text:p>5.79E-05</text:p>
          </table:table-cell>
          <table:table-cell office:value-type="float" office:value="0.000308594" calcext:value-type="float">
            <text:p>0.000308594</text:p>
          </table:table-cell>
          <table:table-cell office:value-type="float" office:value="0.00115723" calcext:value-type="float">
            <text:p>0.00115723</text:p>
          </table:table-cell>
          <table:table-cell office:value-type="float" office:value="0.00370313" calcext:value-type="float">
            <text:p>0.00370313</text:p>
          </table:table-cell>
          <table:table-cell office:value-type="float" office:value="0.0125559" calcext:value-type="float">
            <text:p>0.0125559</text:p>
          </table:table-cell>
          <table:table-cell office:value-type="float" office:value="0.0269634" calcext:value-type="float">
            <text:p>0.0269634</text:p>
          </table:table-cell>
          <table:table-cell office:value-type="float" office:value="0.0486229" calcext:value-type="float">
            <text:p>0.0486229</text:p>
          </table:table-cell>
          <table:table-cell office:value-type="float" office:value="0.0829154" calcext:value-type="float">
            <text:p>0.0829154</text:p>
          </table:table-cell>
          <table:table-cell office:value-type="float" office:value="0.12012" calcext:value-type="float">
            <text:p>0.12012</text:p>
          </table:table-cell>
          <table:table-cell office:value-type="float" office:value="0.156515" calcext:value-type="float">
            <text:p>0.156515</text:p>
          </table:table-cell>
          <table:table-cell office:value-type="float" office:value="0.194029" calcext:value-type="float">
            <text:p>0.194029</text:p>
          </table:table-cell>
          <table:table-cell office:value-type="float" office:value="0.220626" calcext:value-type="float">
            <text:p>0.220626</text:p>
          </table:table-cell>
          <table:table-cell office:value-type="float" office:value="0.241089" calcext:value-type="float">
            <text:p>0.241089</text:p>
          </table:table-cell>
          <table:table-cell office:value-type="float" office:value="0.25135" calcext:value-type="float">
            <text:p>0.25135</text:p>
          </table:table-cell>
          <table:table-cell office:value-type="float" office:value="0.247358" calcext:value-type="float">
            <text:p>0.247358</text:p>
          </table:table-cell>
          <table:table-cell office:value-type="float" office:value="0.245333" calcext:value-type="float">
            <text:p>0.245333</text:p>
          </table:table-cell>
          <table:table-cell office:value-type="float" office:value="0.230154" calcext:value-type="float">
            <text:p>0.230154</text:p>
          </table:table-cell>
          <table:table-cell office:value-type="float" office:value="0.213104" calcext:value-type="float">
            <text:p>0.213104</text:p>
          </table:table-cell>
          <table:table-cell office:value-type="float" office:value="0.199545" calcext:value-type="float">
            <text:p>0.199545</text:p>
          </table:table-cell>
          <table:table-cell office:value-type="float" office:value="0.182765" calcext:value-type="float">
            <text:p>0.182765</text:p>
          </table:table-cell>
          <table:table-cell office:value-type="float" office:value="0.166487" calcext:value-type="float">
            <text:p>0.166487</text:p>
          </table:table-cell>
          <table:table-cell office:value-type="float" office:value="0.150382" calcext:value-type="float">
            <text:p>0.150382</text:p>
          </table:table-cell>
          <table:table-cell office:value-type="float" office:value="0.136804" calcext:value-type="float">
            <text:p>0.136804</text:p>
          </table:table-cell>
          <table:table-cell office:value-type="float" office:value="0.125636" calcext:value-type="float">
            <text:p>0.125636</text:p>
          </table:table-cell>
          <table:table-cell office:value-type="float" office:value="0.116359" calcext:value-type="float">
            <text:p>0.116359</text:p>
          </table:table-cell>
          <table:table-cell office:value-type="float" office:value="0.108259" calcext:value-type="float">
            <text:p>0.108259</text:p>
          </table:table-cell>
          <table:table-cell office:value-type="float" office:value="0.105751" calcext:value-type="float">
            <text:p>0.105751</text:p>
          </table:table-cell>
          <table:table-cell office:value-type="float" office:value="0.096725" calcext:value-type="float">
            <text:p>0.096725</text:p>
          </table:table-cell>
          <table:table-cell office:value-type="float" office:value="0.0939284" calcext:value-type="float">
            <text:p>0.0939284</text:p>
          </table:table-cell>
          <table:table-cell office:value-type="float" office:value="0.0927133" calcext:value-type="float">
            <text:p>0.0927133</text:p>
          </table:table-cell>
          <table:table-cell office:value-type="float" office:value="0.0890873" calcext:value-type="float">
            <text:p>0.0890873</text:p>
          </table:table-cell>
          <table:table-cell office:value-type="float" office:value="0.0857121" calcext:value-type="float">
            <text:p>0.0857121</text:p>
          </table:table-cell>
          <table:table-cell office:value-type="float" office:value="0.0844777" calcext:value-type="float">
            <text:p>0.0844777</text:p>
          </table:table-cell>
          <table:table-cell office:value-type="float" office:value="0.0824333" calcext:value-type="float">
            <text:p>0.0824333</text:p>
          </table:table-cell>
          <table:table-cell office:value-type="float" office:value="0.0856156" calcext:value-type="float">
            <text:p>0.0856156</text:p>
          </table:table-cell>
          <table:table-cell office:value-type="float" office:value="0.0852106" calcext:value-type="float">
            <text:p>0.0852106</text:p>
          </table:table-cell>
          <table:table-cell office:value-type="float" office:value="0.0877179" calcext:value-type="float">
            <text:p>0.0877179</text:p>
          </table:table-cell>
          <table:table-cell office:value-type="float" office:value="0.0853263" calcext:value-type="float">
            <text:p>0.0853263</text:p>
          </table:table-cell>
          <table:table-cell office:value-type="float" office:value="0.0873129" calcext:value-type="float">
            <text:p>0.0873129</text:p>
          </table:table-cell>
          <table:table-cell office:value-type="float" office:value="0.0887595" calcext:value-type="float">
            <text:p>0.0887595</text:p>
          </table:table-cell>
          <table:table-cell office:value-type="float" office:value="0.0931183" calcext:value-type="float">
            <text:p>0.0931183</text:p>
          </table:table-cell>
          <table:table-cell office:value-type="float" office:value="0.0925783" calcext:value-type="float">
            <text:p>0.0925783</text:p>
          </table:table-cell>
          <table:table-cell office:value-type="float" office:value="0.0913825" calcext:value-type="float">
            <text:p>0.0913825</text:p>
          </table:table-cell>
          <table:table-cell office:value-type="float" office:value="0.0962622" calcext:value-type="float">
            <text:p>0.0962622</text:p>
          </table:table-cell>
          <table:table-cell office:value-type="float" office:value="0.0967829" calcext:value-type="float">
            <text:p>0.0967829</text:p>
          </table:table-cell>
          <table:table-cell office:value-type="float" office:value="0.0957993" calcext:value-type="float">
            <text:p>0.0957993</text:p>
          </table:table-cell>
          <table:table-cell office:value-type="float" office:value="0.0982487" calcext:value-type="float">
            <text:p>0.0982487</text:p>
          </table:table-cell>
          <table:table-cell office:value-type="float" office:value="0.0990781" calcext:value-type="float">
            <text:p>0.0990781</text:p>
          </table:table-cell>
          <table:table-cell office:value-type="float" office:value="0.103861" calcext:value-type="float">
            <text:p>0.103861</text:p>
          </table:table-cell>
          <table:table-cell office:value-type="float" office:value="0.104151" calcext:value-type="float">
            <text:p>0.104151</text:p>
          </table:table-cell>
          <table:table-cell office:value-type="float" office:value="0.104324" calcext:value-type="float">
            <text:p>0.104324</text:p>
          </table:table-cell>
          <table:table-cell office:value-type="float" office:value="0.109455" calcext:value-type="float">
            <text:p>0.109455</text:p>
          </table:table-cell>
          <table:table-cell office:value-type="float" office:value="0.109628" calcext:value-type="float">
            <text:p>0.109628</text:p>
          </table:table-cell>
          <table:table-cell office:value-type="float" office:value="0.110303" calcext:value-type="float">
            <text:p>0.110303</text:p>
          </table:table-cell>
          <table:table-cell office:value-type="float" office:value="0.113736" calcext:value-type="float">
            <text:p>0.113736</text:p>
          </table:table-cell>
          <table:table-cell office:value-type="float" office:value="0.116668" calcext:value-type="float">
            <text:p>0.116668</text:p>
          </table:table-cell>
          <table:table-cell office:value-type="float" office:value="0.116514" calcext:value-type="float">
            <text:p>0.116514</text:p>
          </table:table-cell>
          <table:table-cell office:value-type="float" office:value="0.119889" calcext:value-type="float">
            <text:p>0.119889</text:p>
          </table:table-cell>
          <table:table-cell office:value-type="float" office:value="0.121895" calcext:value-type="float">
            <text:p>0.121895</text:p>
          </table:table-cell>
          <table:table-cell office:value-type="float" office:value="0.122165" calcext:value-type="float">
            <text:p>0.122165</text:p>
          </table:table-cell>
          <table:table-cell office:value-type="float" office:value="0.125887" calcext:value-type="float">
            <text:p>0.125887</text:p>
          </table:table-cell>
          <table:table-cell office:value-type="float" office:value="0.126427" calcext:value-type="float">
            <text:p>0.126427</text:p>
          </table:table-cell>
          <table:table-cell office:value-type="float" office:value="0.131056" calcext:value-type="float">
            <text:p>0.131056</text:p>
          </table:table-cell>
          <table:table-cell office:value-type="float" office:value="0.131905" calcext:value-type="float">
            <text:p>0.131905</text:p>
          </table:table-cell>
          <table:table-cell office:value-type="float" office:value="0.131461" calcext:value-type="float">
            <text:p>0.131461</text:p>
          </table:table-cell>
          <table:table-cell office:value-type="float" office:value="0.134721" calcext:value-type="float">
            <text:p>0.134721</text:p>
          </table:table-cell>
          <table:table-cell table:formula="of:=SUM([.B80:.CC80])" office:value-type="float" office:value="7.6302859025" calcext:value-type="float">
            <text:p>7.6302859025</text:p>
          </table:table-cell>
        </table:table-row>
        <table:table-row table:style-name="ro1">
          <table:table-cell office:value-type="float" office:value="4.809375" calcext:value-type="float">
            <text:p>4.809375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1" office:value-type="float" office:value="0.0000190121" calcext:value-type="float">
            <text:p>1.90E-05</text:p>
          </table:table-cell>
          <table:table-cell office:value-type="float" office:value="0.000342218" calcext:value-type="float">
            <text:p>0.000342218</text:p>
          </table:table-cell>
          <table:table-cell office:value-type="float" office:value="0.00129282" calcext:value-type="float">
            <text:p>0.00129282</text:p>
          </table:table-cell>
          <table:table-cell office:value-type="float" office:value="0.00460094" calcext:value-type="float">
            <text:p>0.00460094</text:p>
          </table:table-cell>
          <table:table-cell office:value-type="float" office:value="0.0117495" calcext:value-type="float">
            <text:p>0.0117495</text:p>
          </table:table-cell>
          <table:table-cell office:value-type="float" office:value="0.0273204" calcext:value-type="float">
            <text:p>0.0273204</text:p>
          </table:table-cell>
          <table:table-cell office:value-type="float" office:value="0.0494505" calcext:value-type="float">
            <text:p>0.0494505</text:p>
          </table:table-cell>
          <table:table-cell office:value-type="float" office:value="0.0809917" calcext:value-type="float">
            <text:p>0.0809917</text:p>
          </table:table-cell>
          <table:table-cell office:value-type="float" office:value="0.122894" calcext:value-type="float">
            <text:p>0.122894</text:p>
          </table:table-cell>
          <table:table-cell office:value-type="float" office:value="0.162839" calcext:value-type="float">
            <text:p>0.162839</text:p>
          </table:table-cell>
          <table:table-cell office:value-type="float" office:value="0.195407" calcext:value-type="float">
            <text:p>0.195407</text:p>
          </table:table-cell>
          <table:table-cell office:value-type="float" office:value="0.221111" calcext:value-type="float">
            <text:p>0.221111</text:p>
          </table:table-cell>
          <table:table-cell office:value-type="float" office:value="0.241093" calcext:value-type="float">
            <text:p>0.241093</text:p>
          </table:table-cell>
          <table:table-cell office:value-type="float" office:value="0.247557" calcext:value-type="float">
            <text:p>0.247557</text:p>
          </table:table-cell>
          <table:table-cell office:value-type="float" office:value="0.251607" calcext:value-type="float">
            <text:p>0.251607</text:p>
          </table:table-cell>
          <table:table-cell office:value-type="float" office:value="0.244477" calcext:value-type="float">
            <text:p>0.244477</text:p>
          </table:table-cell>
          <table:table-cell office:value-type="float" office:value="0.231644" calcext:value-type="float">
            <text:p>0.231644</text:p>
          </table:table-cell>
          <table:table-cell office:value-type="float" office:value="0.217746" calcext:value-type="float">
            <text:p>0.217746</text:p>
          </table:table-cell>
          <table:table-cell office:value-type="float" office:value="0.195768" calcext:value-type="float">
            <text:p>0.195768</text:p>
          </table:table-cell>
          <table:table-cell office:value-type="float" office:value="0.18225" calcext:value-type="float">
            <text:p>0.18225</text:p>
          </table:table-cell>
          <table:table-cell office:value-type="float" office:value="0.167763" calcext:value-type="float">
            <text:p>0.167763</text:p>
          </table:table-cell>
          <table:table-cell office:value-type="float" office:value="0.147192" calcext:value-type="float">
            <text:p>0.147192</text:p>
          </table:table-cell>
          <table:table-cell office:value-type="float" office:value="0.137534" calcext:value-type="float">
            <text:p>0.137534</text:p>
          </table:table-cell>
          <table:table-cell office:value-type="float" office:value="0.122628" calcext:value-type="float">
            <text:p>0.122628</text:p>
          </table:table-cell>
          <table:table-cell office:value-type="float" office:value="0.116031" calcext:value-type="float">
            <text:p>0.116031</text:p>
          </table:table-cell>
          <table:table-cell office:value-type="float" office:value="0.106582" calcext:value-type="float">
            <text:p>0.106582</text:p>
          </table:table-cell>
          <table:table-cell office:value-type="float" office:value="0.100137" calcext:value-type="float">
            <text:p>0.100137</text:p>
          </table:table-cell>
          <table:table-cell office:value-type="float" office:value="0.0935017" calcext:value-type="float">
            <text:p>0.0935017</text:p>
          </table:table-cell>
          <table:table-cell office:value-type="float" office:value="0.0907829" calcext:value-type="float">
            <text:p>0.0907829</text:p>
          </table:table-cell>
          <table:table-cell office:value-type="float" office:value="0.089319" calcext:value-type="float">
            <text:p>0.089319</text:p>
          </table:table-cell>
          <table:table-cell office:value-type="float" office:value="0.089338" calcext:value-type="float">
            <text:p>0.089338</text:p>
          </table:table-cell>
          <table:table-cell office:value-type="float" office:value="0.0889387" calcext:value-type="float">
            <text:p>0.0889387</text:p>
          </table:table-cell>
          <table:table-cell office:value-type="float" office:value="0.0874368" calcext:value-type="float">
            <text:p>0.0874368</text:p>
          </table:table-cell>
          <table:table-cell office:value-type="float" office:value="0.0844329" calcext:value-type="float">
            <text:p>0.0844329</text:p>
          </table:table-cell>
          <table:table-cell office:value-type="float" office:value="0.0851553" calcext:value-type="float">
            <text:p>0.0851553</text:p>
          </table:table-cell>
          <table:table-cell office:value-type="float" office:value="0.0854975" calcext:value-type="float">
            <text:p>0.0854975</text:p>
          </table:table-cell>
          <table:table-cell office:value-type="float" office:value="0.0863341" calcext:value-type="float">
            <text:p>0.0863341</text:p>
          </table:table-cell>
          <table:table-cell office:value-type="float" office:value="0.0851934" calcext:value-type="float">
            <text:p>0.0851934</text:p>
          </table:table-cell>
          <table:table-cell office:value-type="float" office:value="0.0868474" calcext:value-type="float">
            <text:p>0.0868474</text:p>
          </table:table-cell>
          <table:table-cell office:value-type="float" office:value="0.0887866" calcext:value-type="float">
            <text:p>0.0887866</text:p>
          </table:table-cell>
          <table:table-cell office:value-type="float" office:value="0.0889197" calcext:value-type="float">
            <text:p>0.0889197</text:p>
          </table:table-cell>
          <table:table-cell office:value-type="float" office:value="0.0914293" calcext:value-type="float">
            <text:p>0.0914293</text:p>
          </table:table-cell>
          <table:table-cell office:value-type="float" office:value="0.090859" calcext:value-type="float">
            <text:p>0.090859</text:p>
          </table:table-cell>
          <table:table-cell office:value-type="float" office:value="0.0915244" calcext:value-type="float">
            <text:p>0.0915244</text:p>
          </table:table-cell>
          <table:table-cell office:value-type="float" office:value="0.0949086" calcext:value-type="float">
            <text:p>0.0949086</text:p>
          </table:table-cell>
          <table:table-cell office:value-type="float" office:value="0.0938439" calcext:value-type="float">
            <text:p>0.0938439</text:p>
          </table:table-cell>
          <table:table-cell office:value-type="float" office:value="0.0969809" calcext:value-type="float">
            <text:p>0.0969809</text:p>
          </table:table-cell>
          <table:table-cell office:value-type="float" office:value="0.101886" calcext:value-type="float">
            <text:p>0.101886</text:p>
          </table:table-cell>
          <table:table-cell office:value-type="float" office:value="0.102133" calcext:value-type="float">
            <text:p>0.102133</text:p>
          </table:table-cell>
          <table:table-cell office:value-type="float" office:value="0.108236" calcext:value-type="float">
            <text:p>0.108236</text:p>
          </table:table-cell>
          <table:table-cell office:value-type="float" office:value="0.109643" calcext:value-type="float">
            <text:p>0.109643</text:p>
          </table:table-cell>
          <table:table-cell office:value-type="float" office:value="0.106867" calcext:value-type="float">
            <text:p>0.106867</text:p>
          </table:table-cell>
          <table:table-cell office:value-type="float" office:value="0.109719" calcext:value-type="float">
            <text:p>0.109719</text:p>
          </table:table-cell>
          <table:table-cell office:value-type="float" office:value="0.114719" calcext:value-type="float">
            <text:p>0.114719</text:p>
          </table:table-cell>
          <table:table-cell office:value-type="float" office:value="0.115784" calcext:value-type="float">
            <text:p>0.115784</text:p>
          </table:table-cell>
          <table:table-cell office:value-type="float" office:value="0.11548" calcext:value-type="float">
            <text:p>0.11548</text:p>
          </table:table-cell>
          <table:table-cell office:value-type="float" office:value="0.116868" calcext:value-type="float">
            <text:p>0.116868</text:p>
          </table:table-cell>
          <table:table-cell office:value-type="float" office:value="0.119225" calcext:value-type="float">
            <text:p>0.119225</text:p>
          </table:table-cell>
          <table:table-cell office:value-type="float" office:value="0.120404" calcext:value-type="float">
            <text:p>0.120404</text:p>
          </table:table-cell>
          <table:table-cell office:value-type="float" office:value="0.123864" calcext:value-type="float">
            <text:p>0.123864</text:p>
          </table:table-cell>
          <table:table-cell office:value-type="float" office:value="0.126507" calcext:value-type="float">
            <text:p>0.126507</text:p>
          </table:table-cell>
          <table:table-cell office:value-type="float" office:value="0.126564" calcext:value-type="float">
            <text:p>0.126564</text:p>
          </table:table-cell>
          <table:table-cell office:value-type="float" office:value="0.128978" calcext:value-type="float">
            <text:p>0.128978</text:p>
          </table:table-cell>
          <table:table-cell office:value-type="float" office:value="0.128066" calcext:value-type="float">
            <text:p>0.128066</text:p>
          </table:table-cell>
          <table:table-cell office:value-type="float" office:value="0.131374" calcext:value-type="float">
            <text:p>0.131374</text:p>
          </table:table-cell>
          <table:table-cell office:value-type="float" office:value="0.131564" calcext:value-type="float">
            <text:p>0.131564</text:p>
          </table:table-cell>
          <table:table-cell table:formula="of:=SUM([.B81:.CC81])" office:value-type="float" office:value="7.6159381901" calcext:value-type="float">
            <text:p>7.6159381901</text:p>
          </table:table-cell>
        </table:table-row>
        <table:table-row table:style-name="ro1">
          <table:table-cell office:value-type="float" office:value="4.86875" calcext:value-type="float">
            <text:p>4.86875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1" office:value-type="float" office:value="0.000054058" calcext:value-type="float">
            <text:p>5.41E-05</text:p>
          </table:table-cell>
          <table:table-cell office:value-type="float" office:value="0.000468502" calcext:value-type="float">
            <text:p>0.000468502</text:p>
          </table:table-cell>
          <table:table-cell office:value-type="float" office:value="0.00115324" calcext:value-type="float">
            <text:p>0.00115324</text:p>
          </table:table-cell>
          <table:table-cell office:value-type="float" office:value="0.00439671" calcext:value-type="float">
            <text:p>0.00439671</text:p>
          </table:table-cell>
          <table:table-cell office:value-type="float" office:value="0.0112441" calcext:value-type="float">
            <text:p>0.0112441</text:p>
          </table:table-cell>
          <table:table-cell office:value-type="float" office:value="0.0273353" calcext:value-type="float">
            <text:p>0.0273353</text:p>
          </table:table-cell>
          <table:table-cell office:value-type="float" office:value="0.0487603" calcext:value-type="float">
            <text:p>0.0487603</text:p>
          </table:table-cell>
          <table:table-cell office:value-type="float" office:value="0.083015" calcext:value-type="float">
            <text:p>0.083015</text:p>
          </table:table-cell>
          <table:table-cell office:value-type="float" office:value="0.121414" calcext:value-type="float">
            <text:p>0.121414</text:p>
          </table:table-cell>
          <table:table-cell office:value-type="float" office:value="0.16021" calcext:value-type="float">
            <text:p>0.16021</text:p>
          </table:table-cell>
          <table:table-cell office:value-type="float" office:value="0.195762" calcext:value-type="float">
            <text:p>0.195762</text:p>
          </table:table-cell>
          <table:table-cell office:value-type="float" office:value="0.228431" calcext:value-type="float">
            <text:p>0.228431</text:p>
          </table:table-cell>
          <table:table-cell office:value-type="float" office:value="0.244126" calcext:value-type="float">
            <text:p>0.244126</text:p>
          </table:table-cell>
          <table:table-cell office:value-type="float" office:value="0.251946" calcext:value-type="float">
            <text:p>0.251946</text:p>
          </table:table-cell>
          <table:table-cell office:value-type="float" office:value="0.251063" calcext:value-type="float">
            <text:p>0.251063</text:p>
          </table:table-cell>
          <table:table-cell office:value-type="float" office:value="0.244955" calcext:value-type="float">
            <text:p>0.244955</text:p>
          </table:table-cell>
          <table:table-cell office:value-type="float" office:value="0.22962" calcext:value-type="float">
            <text:p>0.22962</text:p>
          </table:table-cell>
          <table:table-cell office:value-type="float" office:value="0.214862" calcext:value-type="float">
            <text:p>0.214862</text:p>
          </table:table-cell>
          <table:table-cell office:value-type="float" office:value="0.195329" calcext:value-type="float">
            <text:p>0.195329</text:p>
          </table:table-cell>
          <table:table-cell office:value-type="float" office:value="0.178914" calcext:value-type="float">
            <text:p>0.178914</text:p>
          </table:table-cell>
          <table:table-cell office:value-type="float" office:value="0.165183" calcext:value-type="float">
            <text:p>0.165183</text:p>
          </table:table-cell>
          <table:table-cell office:value-type="float" office:value="0.147542" calcext:value-type="float">
            <text:p>0.147542</text:p>
          </table:table-cell>
          <table:table-cell office:value-type="float" office:value="0.135397" calcext:value-type="float">
            <text:p>0.135397</text:p>
          </table:table-cell>
          <table:table-cell office:value-type="float" office:value="0.123306" calcext:value-type="float">
            <text:p>0.123306</text:p>
          </table:table-cell>
          <table:table-cell office:value-type="float" office:value="0.11781" calcext:value-type="float">
            <text:p>0.11781</text:p>
          </table:table-cell>
          <table:table-cell office:value-type="float" office:value="0.109431" calcext:value-type="float">
            <text:p>0.109431</text:p>
          </table:table-cell>
          <table:table-cell office:value-type="float" office:value="0.10053" calcext:value-type="float">
            <text:p>0.10053</text:p>
          </table:table-cell>
          <table:table-cell office:value-type="float" office:value="0.0956105" calcext:value-type="float">
            <text:p>0.0956105</text:p>
          </table:table-cell>
          <table:table-cell office:value-type="float" office:value="0.0935022" calcext:value-type="float">
            <text:p>0.0935022</text:p>
          </table:table-cell>
          <table:table-cell office:value-type="float" office:value="0.0900065" calcext:value-type="float">
            <text:p>0.0900065</text:p>
          </table:table-cell>
          <table:table-cell office:value-type="float" office:value="0.0864206" calcext:value-type="float">
            <text:p>0.0864206</text:p>
          </table:table-cell>
          <table:table-cell office:value-type="float" office:value="0.0834475" calcext:value-type="float">
            <text:p>0.0834475</text:p>
          </table:table-cell>
          <table:table-cell office:value-type="float" office:value="0.0836457" calcext:value-type="float">
            <text:p>0.0836457</text:p>
          </table:table-cell>
          <table:table-cell office:value-type="float" office:value="0.0832492" calcext:value-type="float">
            <text:p>0.0832492</text:p>
          </table:table-cell>
          <table:table-cell office:value-type="float" office:value="0.0857539" calcext:value-type="float">
            <text:p>0.0857539</text:p>
          </table:table-cell>
          <table:table-cell office:value-type="float" office:value="0.0866189" calcext:value-type="float">
            <text:p>0.0866189</text:p>
          </table:table-cell>
          <table:table-cell office:value-type="float" office:value="0.0879343" calcext:value-type="float">
            <text:p>0.0879343</text:p>
          </table:table-cell>
          <table:table-cell office:value-type="float" office:value="0.0863486" calcext:value-type="float">
            <text:p>0.0863486</text:p>
          </table:table-cell>
          <table:table-cell office:value-type="float" office:value="0.0906552" calcext:value-type="float">
            <text:p>0.0906552</text:p>
          </table:table-cell>
          <table:table-cell office:value-type="float" office:value="0.0907453" calcext:value-type="float">
            <text:p>0.0907453</text:p>
          </table:table-cell>
          <table:table-cell office:value-type="float" office:value="0.0880063" calcext:value-type="float">
            <text:p>0.0880063</text:p>
          </table:table-cell>
          <table:table-cell office:value-type="float" office:value="0.0911777" calcext:value-type="float">
            <text:p>0.0911777</text:p>
          </table:table-cell>
          <table:table-cell office:value-type="float" office:value="0.0919346" calcext:value-type="float">
            <text:p>0.0919346</text:p>
          </table:table-cell>
          <table:table-cell office:value-type="float" office:value="0.0926553" calcext:value-type="float">
            <text:p>0.0926553</text:p>
          </table:table-cell>
          <table:table-cell office:value-type="float" office:value="0.0957366" calcext:value-type="float">
            <text:p>0.0957366</text:p>
          </table:table-cell>
          <table:table-cell office:value-type="float" office:value="0.09889" calcext:value-type="float">
            <text:p>0.09889</text:p>
          </table:table-cell>
          <table:table-cell office:value-type="float" office:value="0.101683" calcext:value-type="float">
            <text:p>0.101683</text:p>
          </table:table-cell>
          <table:table-cell office:value-type="float" office:value="0.10107" calcext:value-type="float">
            <text:p>0.10107</text:p>
          </table:table-cell>
          <table:table-cell office:value-type="float" office:value="0.103197" calcext:value-type="float">
            <text:p>0.103197</text:p>
          </table:table-cell>
          <table:table-cell office:value-type="float" office:value="0.104674" calcext:value-type="float">
            <text:p>0.104674</text:p>
          </table:table-cell>
          <table:table-cell office:value-type="float" office:value="0.108837" calcext:value-type="float">
            <text:p>0.108837</text:p>
          </table:table-cell>
          <table:table-cell office:value-type="float" office:value="0.111017" calcext:value-type="float">
            <text:p>0.111017</text:p>
          </table:table-cell>
          <table:table-cell office:value-type="float" office:value="0.109972" calcext:value-type="float">
            <text:p>0.109972</text:p>
          </table:table-cell>
          <table:table-cell office:value-type="float" office:value="0.112927" calcext:value-type="float">
            <text:p>0.112927</text:p>
          </table:table-cell>
          <table:table-cell office:value-type="float" office:value="0.111648" calcext:value-type="float">
            <text:p>0.111648</text:p>
          </table:table-cell>
          <table:table-cell office:value-type="float" office:value="0.116783" calcext:value-type="float">
            <text:p>0.116783</text:p>
          </table:table-cell>
          <table:table-cell office:value-type="float" office:value="0.117126" calcext:value-type="float">
            <text:p>0.117126</text:p>
          </table:table-cell>
          <table:table-cell office:value-type="float" office:value="0.120982" calcext:value-type="float">
            <text:p>0.120982</text:p>
          </table:table-cell>
          <table:table-cell office:value-type="float" office:value="0.123739" calcext:value-type="float">
            <text:p>0.123739</text:p>
          </table:table-cell>
          <table:table-cell office:value-type="float" office:value="0.124982" calcext:value-type="float">
            <text:p>0.124982</text:p>
          </table:table-cell>
          <table:table-cell office:value-type="float" office:value="0.124387" calcext:value-type="float">
            <text:p>0.124387</text:p>
          </table:table-cell>
          <table:table-cell office:value-type="float" office:value="0.12646" calcext:value-type="float">
            <text:p>0.12646</text:p>
          </table:table-cell>
          <table:table-cell office:value-type="float" office:value="0.129415" calcext:value-type="float">
            <text:p>0.129415</text:p>
          </table:table-cell>
          <table:table-cell office:value-type="float" office:value="0.131109" calcext:value-type="float">
            <text:p>0.131109</text:p>
          </table:table-cell>
          <table:table-cell office:value-type="float" office:value="0.132766" calcext:value-type="float">
            <text:p>0.132766</text:p>
          </table:table-cell>
          <table:table-cell office:value-type="float" office:value="0.131757" calcext:value-type="float">
            <text:p>0.131757</text:p>
          </table:table-cell>
          <table:table-cell table:formula="of:=SUM([.B82:.CC82])" office:value-type="float" office:value="7.63912811" calcext:value-type="float">
            <text:p>7.63912811</text:p>
          </table:table-cell>
        </table:table-row>
        <table:table-row table:style-name="ro1">
          <table:table-cell office:value-type="float" office:value="4.928125" calcext:value-type="float">
            <text:p>4.928125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1" office:value-type="float" office:value="0.0000169624" calcext:value-type="float">
            <text:p>1.70E-05</text:p>
          </table:table-cell>
          <table:table-cell office:value-type="float" office:value="0.00028836" calcext:value-type="float">
            <text:p>0.00028836</text:p>
          </table:table-cell>
          <table:table-cell office:value-type="float" office:value="0.00123825" calcext:value-type="float">
            <text:p>0.00123825</text:p>
          </table:table-cell>
          <table:table-cell office:value-type="float" office:value="0.00385046" calcext:value-type="float">
            <text:p>0.00385046</text:p>
          </table:table-cell>
          <table:table-cell office:value-type="float" office:value="0.0120094" calcext:value-type="float">
            <text:p>0.0120094</text:p>
          </table:table-cell>
          <table:table-cell office:value-type="float" office:value="0.0268684" calcext:value-type="float">
            <text:p>0.0268684</text:p>
          </table:table-cell>
          <table:table-cell office:value-type="float" office:value="0.0500899" calcext:value-type="float">
            <text:p>0.0500899</text:p>
          </table:table-cell>
          <table:table-cell office:value-type="float" office:value="0.0842861" calcext:value-type="float">
            <text:p>0.0842861</text:p>
          </table:table-cell>
          <table:table-cell office:value-type="float" office:value="0.117855" calcext:value-type="float">
            <text:p>0.117855</text:p>
          </table:table-cell>
          <table:table-cell office:value-type="float" office:value="0.157156" calcext:value-type="float">
            <text:p>0.157156</text:p>
          </table:table-cell>
          <table:table-cell office:value-type="float" office:value="0.19332" calcext:value-type="float">
            <text:p>0.19332</text:p>
          </table:table-cell>
          <table:table-cell office:value-type="float" office:value="0.226075" calcext:value-type="float">
            <text:p>0.226075</text:p>
          </table:table-cell>
          <table:table-cell office:value-type="float" office:value="0.246497" calcext:value-type="float">
            <text:p>0.246497</text:p>
          </table:table-cell>
          <table:table-cell office:value-type="float" office:value="0.252197" calcext:value-type="float">
            <text:p>0.252197</text:p>
          </table:table-cell>
          <table:table-cell office:value-type="float" office:value="0.255674" calcext:value-type="float">
            <text:p>0.255674</text:p>
          </table:table-cell>
          <table:table-cell office:value-type="float" office:value="0.244123" calcext:value-type="float">
            <text:p>0.244123</text:p>
          </table:table-cell>
          <table:table-cell office:value-type="float" office:value="0.232605" calcext:value-type="float">
            <text:p>0.232605</text:p>
          </table:table-cell>
          <table:table-cell office:value-type="float" office:value="0.213845" calcext:value-type="float">
            <text:p>0.213845</text:p>
          </table:table-cell>
          <table:table-cell office:value-type="float" office:value="0.195763" calcext:value-type="float">
            <text:p>0.195763</text:p>
          </table:table-cell>
          <table:table-cell office:value-type="float" office:value="0.184839" calcext:value-type="float">
            <text:p>0.184839</text:p>
          </table:table-cell>
          <table:table-cell office:value-type="float" office:value="0.159955" calcext:value-type="float">
            <text:p>0.159955</text:p>
          </table:table-cell>
          <table:table-cell office:value-type="float" office:value="0.153068" calcext:value-type="float">
            <text:p>0.153068</text:p>
          </table:table-cell>
          <table:table-cell office:value-type="float" office:value="0.137412" calcext:value-type="float">
            <text:p>0.137412</text:p>
          </table:table-cell>
          <table:table-cell office:value-type="float" office:value="0.122163" calcext:value-type="float">
            <text:p>0.122163</text:p>
          </table:table-cell>
          <table:table-cell office:value-type="float" office:value="0.115599" calcext:value-type="float">
            <text:p>0.115599</text:p>
          </table:table-cell>
          <table:table-cell office:value-type="float" office:value="0.107474" calcext:value-type="float">
            <text:p>0.107474</text:p>
          </table:table-cell>
          <table:table-cell office:value-type="float" office:value="0.100706" calcext:value-type="float">
            <text:p>0.100706</text:p>
          </table:table-cell>
          <table:table-cell office:value-type="float" office:value="0.097364" calcext:value-type="float">
            <text:p>0.097364</text:p>
          </table:table-cell>
          <table:table-cell office:value-type="float" office:value="0.0932761" calcext:value-type="float">
            <text:p>0.0932761</text:p>
          </table:table-cell>
          <table:table-cell office:value-type="float" office:value="0.089256" calcext:value-type="float">
            <text:p>0.089256</text:p>
          </table:table-cell>
          <table:table-cell office:value-type="float" office:value="0.0866438" calcext:value-type="float">
            <text:p>0.0866438</text:p>
          </table:table-cell>
          <table:table-cell office:value-type="float" office:value="0.0868643" calcext:value-type="float">
            <text:p>0.0868643</text:p>
          </table:table-cell>
          <table:table-cell office:value-type="float" office:value="0.0849645" calcext:value-type="float">
            <text:p>0.0849645</text:p>
          </table:table-cell>
          <table:table-cell office:value-type="float" office:value="0.081589" calcext:value-type="float">
            <text:p>0.081589</text:p>
          </table:table-cell>
          <table:table-cell office:value-type="float" office:value="0.083845" calcext:value-type="float">
            <text:p>0.083845</text:p>
          </table:table-cell>
          <table:table-cell office:value-type="float" office:value="0.0858636" calcext:value-type="float">
            <text:p>0.0858636</text:p>
          </table:table-cell>
          <table:table-cell office:value-type="float" office:value="0.0884249" calcext:value-type="float">
            <text:p>0.0884249</text:p>
          </table:table-cell>
          <table:table-cell office:value-type="float" office:value="0.0869661" calcext:value-type="float">
            <text:p>0.0869661</text:p>
          </table:table-cell>
          <table:table-cell office:value-type="float" office:value="0.0888998" calcext:value-type="float">
            <text:p>0.0888998</text:p>
          </table:table-cell>
          <table:table-cell office:value-type="float" office:value="0.087899" calcext:value-type="float">
            <text:p>0.087899</text:p>
          </table:table-cell>
          <table:table-cell office:value-type="float" office:value="0.0899854" calcext:value-type="float">
            <text:p>0.0899854</text:p>
          </table:table-cell>
          <table:table-cell office:value-type="float" office:value="0.0918513" calcext:value-type="float">
            <text:p>0.0918513</text:p>
          </table:table-cell>
          <table:table-cell office:value-type="float" office:value="0.0947349" calcext:value-type="float">
            <text:p>0.0947349</text:p>
          </table:table-cell>
          <table:table-cell office:value-type="float" office:value="0.0953964" calcext:value-type="float">
            <text:p>0.0953964</text:p>
          </table:table-cell>
          <table:table-cell office:value-type="float" office:value="0.0961428" calcext:value-type="float">
            <text:p>0.0961428</text:p>
          </table:table-cell>
          <table:table-cell office:value-type="float" office:value="0.097856" calcext:value-type="float">
            <text:p>0.097856</text:p>
          </table:table-cell>
          <table:table-cell office:value-type="float" office:value="0.100858" calcext:value-type="float">
            <text:p>0.100858</text:p>
          </table:table-cell>
          <table:table-cell office:value-type="float" office:value="0.102962" calcext:value-type="float">
            <text:p>0.102962</text:p>
          </table:table-cell>
          <table:table-cell office:value-type="float" office:value="0.104539" calcext:value-type="float">
            <text:p>0.104539</text:p>
          </table:table-cell>
          <table:table-cell office:value-type="float" office:value="0.109204" calcext:value-type="float">
            <text:p>0.109204</text:p>
          </table:table-cell>
          <table:table-cell office:value-type="float" office:value="0.112053" calcext:value-type="float">
            <text:p>0.112053</text:p>
          </table:table-cell>
          <table:table-cell office:value-type="float" office:value="0.109882" calcext:value-type="float">
            <text:p>0.109882</text:p>
          </table:table-cell>
          <table:table-cell office:value-type="float" office:value="0.111426" calcext:value-type="float">
            <text:p>0.111426</text:p>
          </table:table-cell>
          <table:table-cell office:value-type="float" office:value="0.112986" calcext:value-type="float">
            <text:p>0.112986</text:p>
          </table:table-cell>
          <table:table-cell office:value-type="float" office:value="0.116888" calcext:value-type="float">
            <text:p>0.116888</text:p>
          </table:table-cell>
          <table:table-cell office:value-type="float" office:value="0.117889" calcext:value-type="float">
            <text:p>0.117889</text:p>
          </table:table-cell>
          <table:table-cell office:value-type="float" office:value="0.118092" calcext:value-type="float">
            <text:p>0.118092</text:p>
          </table:table-cell>
          <table:table-cell office:value-type="float" office:value="0.122842" calcext:value-type="float">
            <text:p>0.122842</text:p>
          </table:table-cell>
          <table:table-cell office:value-type="float" office:value="0.122977" calcext:value-type="float">
            <text:p>0.122977</text:p>
          </table:table-cell>
          <table:table-cell office:value-type="float" office:value="0.12335" calcext:value-type="float">
            <text:p>0.12335</text:p>
          </table:table-cell>
          <table:table-cell office:value-type="float" office:value="0.126336" calcext:value-type="float">
            <text:p>0.126336</text:p>
          </table:table-cell>
          <table:table-cell office:value-type="float" office:value="0.130084" calcext:value-type="float">
            <text:p>0.130084</text:p>
          </table:table-cell>
          <table:table-cell office:value-type="float" office:value="0.129304" calcext:value-type="float">
            <text:p>0.129304</text:p>
          </table:table-cell>
          <table:table-cell office:value-type="float" office:value="0.129881" calcext:value-type="float">
            <text:p>0.129881</text:p>
          </table:table-cell>
          <table:table-cell office:value-type="float" office:value="0.133138" calcext:value-type="float">
            <text:p>0.133138</text:p>
          </table:table-cell>
          <table:table-cell office:value-type="float" office:value="0.133714" calcext:value-type="float">
            <text:p>0.133714</text:p>
          </table:table-cell>
          <table:table-cell table:formula="of:=SUM([.B83:.CC83])" office:value-type="float" office:value="7.6712017324" calcext:value-type="float">
            <text:p>7.6712017324</text:p>
          </table:table-cell>
        </table:table-row>
        <table:table-row table:style-name="ro1">
          <table:table-cell office:value-type="float" office:value="4.9875" calcext:value-type="float">
            <text:p>4.9875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1" office:value-type="float" office:value="0.0000770927" calcext:value-type="float">
            <text:p>7.71E-05</text:p>
          </table:table-cell>
          <table:table-cell office:value-type="float" office:value="0.000339208" calcext:value-type="float">
            <text:p>0.000339208</text:p>
          </table:table-cell>
          <table:table-cell office:value-type="float" office:value="0.00115639" calcext:value-type="float">
            <text:p>0.00115639</text:p>
          </table:table-cell>
          <table:table-cell office:value-type="float" office:value="0.00444054" calcext:value-type="float">
            <text:p>0.00444054</text:p>
          </table:table-cell>
          <table:table-cell office:value-type="float" office:value="0.0122886" calcext:value-type="float">
            <text:p>0.0122886</text:p>
          </table:table-cell>
          <table:table-cell office:value-type="float" office:value="0.0264736" calcext:value-type="float">
            <text:p>0.0264736</text:p>
          </table:table-cell>
          <table:table-cell office:value-type="float" office:value="0.0499561" calcext:value-type="float">
            <text:p>0.0499561</text:p>
          </table:table-cell>
          <table:table-cell office:value-type="float" office:value="0.0812711" calcext:value-type="float">
            <text:p>0.0812711</text:p>
          </table:table-cell>
          <table:table-cell office:value-type="float" office:value="0.118646" calcext:value-type="float">
            <text:p>0.118646</text:p>
          </table:table-cell>
          <table:table-cell office:value-type="float" office:value="0.157732" calcext:value-type="float">
            <text:p>0.157732</text:p>
          </table:table-cell>
          <table:table-cell office:value-type="float" office:value="0.195106" calcext:value-type="float">
            <text:p>0.195106</text:p>
          </table:table-cell>
          <table:table-cell office:value-type="float" office:value="0.224802" calcext:value-type="float">
            <text:p>0.224802</text:p>
          </table:table-cell>
          <table:table-cell office:value-type="float" office:value="0.245401" calcext:value-type="float">
            <text:p>0.245401</text:p>
          </table:table-cell>
          <table:table-cell office:value-type="float" office:value="0.252062" calcext:value-type="float">
            <text:p>0.252062</text:p>
          </table:table-cell>
          <table:table-cell office:value-type="float" office:value="0.252849" calcext:value-type="float">
            <text:p>0.252849</text:p>
          </table:table-cell>
          <table:table-cell office:value-type="float" office:value="0.243243" calcext:value-type="float">
            <text:p>0.243243</text:p>
          </table:table-cell>
          <table:table-cell office:value-type="float" office:value="0.228395" calcext:value-type="float">
            <text:p>0.228395</text:p>
          </table:table-cell>
          <table:table-cell office:value-type="float" office:value="0.211481" calcext:value-type="float">
            <text:p>0.211481</text:p>
          </table:table-cell>
          <table:table-cell office:value-type="float" office:value="0.19708" calcext:value-type="float">
            <text:p>0.19708</text:p>
          </table:table-cell>
          <table:table-cell office:value-type="float" office:value="0.183265" calcext:value-type="float">
            <text:p>0.183265</text:p>
          </table:table-cell>
          <table:table-cell office:value-type="float" office:value="0.165996" calcext:value-type="float">
            <text:p>0.165996</text:p>
          </table:table-cell>
          <table:table-cell office:value-type="float" office:value="0.151503" calcext:value-type="float">
            <text:p>0.151503</text:p>
          </table:table-cell>
          <table:table-cell office:value-type="float" office:value="0.136084" calcext:value-type="float">
            <text:p>0.136084</text:p>
          </table:table-cell>
          <table:table-cell office:value-type="float" office:value="0.126185" calcext:value-type="float">
            <text:p>0.126185</text:p>
          </table:table-cell>
          <table:table-cell office:value-type="float" office:value="0.114899" calcext:value-type="float">
            <text:p>0.114899</text:p>
          </table:table-cell>
          <table:table-cell office:value-type="float" office:value="0.110505" calcext:value-type="float">
            <text:p>0.110505</text:p>
          </table:table-cell>
          <table:table-cell office:value-type="float" office:value="0.104908" calcext:value-type="float">
            <text:p>0.104908</text:p>
          </table:table-cell>
          <table:table-cell office:value-type="float" office:value="0.0963196" calcext:value-type="float">
            <text:p>0.0963196</text:p>
          </table:table-cell>
          <table:table-cell office:value-type="float" office:value="0.0935134" calcext:value-type="float">
            <text:p>0.0935134</text:p>
          </table:table-cell>
          <table:table-cell office:value-type="float" office:value="0.0900597" calcext:value-type="float">
            <text:p>0.0900597</text:p>
          </table:table-cell>
          <table:table-cell office:value-type="float" office:value="0.0872689" calcext:value-type="float">
            <text:p>0.0872689</text:p>
          </table:table-cell>
          <table:table-cell office:value-type="float" office:value="0.0877777" calcext:value-type="float">
            <text:p>0.0877777</text:p>
          </table:table-cell>
          <table:table-cell office:value-type="float" office:value="0.0859738" calcext:value-type="float">
            <text:p>0.0859738</text:p>
          </table:table-cell>
          <table:table-cell office:value-type="float" office:value="0.0851566" calcext:value-type="float">
            <text:p>0.0851566</text:p>
          </table:table-cell>
          <table:table-cell office:value-type="float" office:value="0.0835839" calcext:value-type="float">
            <text:p>0.0835839</text:p>
          </table:table-cell>
          <table:table-cell office:value-type="float" office:value="0.0875619" calcext:value-type="float">
            <text:p>0.0875619</text:p>
          </table:table-cell>
          <table:table-cell office:value-type="float" office:value="0.0865751" calcext:value-type="float">
            <text:p>0.0865751</text:p>
          </table:table-cell>
          <table:table-cell office:value-type="float" office:value="0.0864055" calcext:value-type="float">
            <text:p>0.0864055</text:p>
          </table:table-cell>
          <table:table-cell office:value-type="float" office:value="0.088857" calcext:value-type="float">
            <text:p>0.088857</text:p>
          </table:table-cell>
          <table:table-cell office:value-type="float" office:value="0.0872227" calcext:value-type="float">
            <text:p>0.0872227</text:p>
          </table:table-cell>
          <table:table-cell office:value-type="float" office:value="0.0917557" calcext:value-type="float">
            <text:p>0.0917557</text:p>
          </table:table-cell>
          <table:table-cell office:value-type="float" office:value="0.0939143" calcext:value-type="float">
            <text:p>0.0939143</text:p>
          </table:table-cell>
          <table:table-cell office:value-type="float" office:value="0.0934672" calcext:value-type="float">
            <text:p>0.0934672</text:p>
          </table:table-cell>
          <table:table-cell office:value-type="float" office:value="0.0963967" calcext:value-type="float">
            <text:p>0.0963967</text:p>
          </table:table-cell>
          <table:table-cell office:value-type="float" office:value="0.0977689" calcext:value-type="float">
            <text:p>0.0977689</text:p>
          </table:table-cell>
          <table:table-cell office:value-type="float" office:value="0.101701" calcext:value-type="float">
            <text:p>0.101701</text:p>
          </table:table-cell>
          <table:table-cell office:value-type="float" office:value="0.104276" calcext:value-type="float">
            <text:p>0.104276</text:p>
          </table:table-cell>
          <table:table-cell office:value-type="float" office:value="0.105848" calcext:value-type="float">
            <text:p>0.105848</text:p>
          </table:table-cell>
          <table:table-cell office:value-type="float" office:value="0.104075" calcext:value-type="float">
            <text:p>0.104075</text:p>
          </table:table-cell>
          <table:table-cell office:value-type="float" office:value="0.107698" calcext:value-type="float">
            <text:p>0.107698</text:p>
          </table:table-cell>
          <table:table-cell office:value-type="float" office:value="0.109333" calcext:value-type="float">
            <text:p>0.109333</text:p>
          </table:table-cell>
          <table:table-cell office:value-type="float" office:value="0.110489" calcext:value-type="float">
            <text:p>0.110489</text:p>
          </table:table-cell>
          <table:table-cell office:value-type="float" office:value="0.112031" calcext:value-type="float">
            <text:p>0.112031</text:p>
          </table:table-cell>
          <table:table-cell office:value-type="float" office:value="0.112324" calcext:value-type="float">
            <text:p>0.112324</text:p>
          </table:table-cell>
          <table:table-cell office:value-type="float" office:value="0.11476" calcext:value-type="float">
            <text:p>0.11476</text:p>
          </table:table-cell>
          <table:table-cell office:value-type="float" office:value="0.119987" calcext:value-type="float">
            <text:p>0.119987</text:p>
          </table:table-cell>
          <table:table-cell office:value-type="float" office:value="0.11991" calcext:value-type="float">
            <text:p>0.11991</text:p>
          </table:table-cell>
          <table:table-cell office:value-type="float" office:value="0.12065" calcext:value-type="float">
            <text:p>0.12065</text:p>
          </table:table-cell>
          <table:table-cell office:value-type="float" office:value="0.122701" calcext:value-type="float">
            <text:p>0.122701</text:p>
          </table:table-cell>
          <table:table-cell office:value-type="float" office:value="0.124767" calcext:value-type="float">
            <text:p>0.124767</text:p>
          </table:table-cell>
          <table:table-cell office:value-type="float" office:value="0.126247" calcext:value-type="float">
            <text:p>0.126247</text:p>
          </table:table-cell>
          <table:table-cell office:value-type="float" office:value="0.126787" calcext:value-type="float">
            <text:p>0.126787</text:p>
          </table:table-cell>
          <table:table-cell office:value-type="float" office:value="0.128375" calcext:value-type="float">
            <text:p>0.128375</text:p>
          </table:table-cell>
          <table:table-cell office:value-type="float" office:value="0.130425" calcext:value-type="float">
            <text:p>0.130425</text:p>
          </table:table-cell>
          <table:table-cell office:value-type="float" office:value="0.132353" calcext:value-type="float">
            <text:p>0.132353</text:p>
          </table:table-cell>
          <table:table-cell office:value-type="float" office:value="0.13445" calcext:value-type="float">
            <text:p>0.13445</text:p>
          </table:table-cell>
          <table:table-cell table:formula="of:=SUM([.B84:.CC84])" office:value-type="float" office:value="7.6849102307" calcext:value-type="float">
            <text:p>7.6849102307</text:p>
          </table:table-cell>
        </table:table-row>
        <table:table-row table:style-name="ro1">
          <table:table-cell office:value-type="float" office:value="5.046875" calcext:value-type="float">
            <text:p>5.046875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1" office:value-type="float" office:value="0.0000274409" calcext:value-type="float">
            <text:p>2.74E-05</text:p>
          </table:table-cell>
          <table:table-cell office:value-type="float" office:value="0.000233247" calcext:value-type="float">
            <text:p>0.000233247</text:p>
          </table:table-cell>
          <table:table-cell office:value-type="float" office:value="0.001276" calcext:value-type="float">
            <text:p>0.001276</text:p>
          </table:table-cell>
          <table:table-cell office:value-type="float" office:value="0.00440426" calcext:value-type="float">
            <text:p>0.00440426</text:p>
          </table:table-cell>
          <table:table-cell office:value-type="float" office:value="0.0109352" calcext:value-type="float">
            <text:p>0.0109352</text:p>
          </table:table-cell>
          <table:table-cell office:value-type="float" office:value="0.027139" calcext:value-type="float">
            <text:p>0.027139</text:p>
          </table:table-cell>
          <table:table-cell office:value-type="float" office:value="0.0514653" calcext:value-type="float">
            <text:p>0.0514653</text:p>
          </table:table-cell>
          <table:table-cell office:value-type="float" office:value="0.0818424" calcext:value-type="float">
            <text:p>0.0818424</text:p>
          </table:table-cell>
          <table:table-cell office:value-type="float" office:value="0.119642" calcext:value-type="float">
            <text:p>0.119642</text:p>
          </table:table-cell>
          <table:table-cell office:value-type="float" office:value="0.159733" calcext:value-type="float">
            <text:p>0.159733</text:p>
          </table:table-cell>
          <table:table-cell office:value-type="float" office:value="0.19564" calcext:value-type="float">
            <text:p>0.19564</text:p>
          </table:table-cell>
          <table:table-cell office:value-type="float" office:value="0.224164" calcext:value-type="float">
            <text:p>0.224164</text:p>
          </table:table-cell>
          <table:table-cell office:value-type="float" office:value="0.24281" calcext:value-type="float">
            <text:p>0.24281</text:p>
          </table:table-cell>
          <table:table-cell office:value-type="float" office:value="0.256353" calcext:value-type="float">
            <text:p>0.256353</text:p>
          </table:table-cell>
          <table:table-cell office:value-type="float" office:value="0.252291" calcext:value-type="float">
            <text:p>0.252291</text:p>
          </table:table-cell>
          <table:table-cell office:value-type="float" office:value="0.245843" calcext:value-type="float">
            <text:p>0.245843</text:p>
          </table:table-cell>
          <table:table-cell office:value-type="float" office:value="0.232246" calcext:value-type="float">
            <text:p>0.232246</text:p>
          </table:table-cell>
          <table:table-cell office:value-type="float" office:value="0.214203" calcext:value-type="float">
            <text:p>0.214203</text:p>
          </table:table-cell>
          <table:table-cell office:value-type="float" office:value="0.199509" calcext:value-type="float">
            <text:p>0.199509</text:p>
          </table:table-cell>
          <table:table-cell office:value-type="float" office:value="0.180204" calcext:value-type="float">
            <text:p>0.180204</text:p>
          </table:table-cell>
          <table:table-cell office:value-type="float" office:value="0.164522" calcext:value-type="float">
            <text:p>0.164522</text:p>
          </table:table-cell>
          <table:table-cell office:value-type="float" office:value="0.147714" calcext:value-type="float">
            <text:p>0.147714</text:p>
          </table:table-cell>
          <table:table-cell office:value-type="float" office:value="0.135819" calcext:value-type="float">
            <text:p>0.135819</text:p>
          </table:table-cell>
          <table:table-cell office:value-type="float" office:value="0.123196" calcext:value-type="float">
            <text:p>0.123196</text:p>
          </table:table-cell>
          <table:table-cell office:value-type="float" office:value="0.117831" calcext:value-type="float">
            <text:p>0.117831</text:p>
          </table:table-cell>
          <table:table-cell office:value-type="float" office:value="0.111382" calcext:value-type="float">
            <text:p>0.111382</text:p>
          </table:table-cell>
          <table:table-cell office:value-type="float" office:value="0.102835" calcext:value-type="float">
            <text:p>0.102835</text:p>
          </table:table-cell>
          <table:table-cell office:value-type="float" office:value="0.101065" calcext:value-type="float">
            <text:p>0.101065</text:p>
          </table:table-cell>
          <table:table-cell office:value-type="float" office:value="0.0930383" calcext:value-type="float">
            <text:p>0.0930383</text:p>
          </table:table-cell>
          <table:table-cell office:value-type="float" office:value="0.0892651" calcext:value-type="float">
            <text:p>0.0892651</text:p>
          </table:table-cell>
          <table:table-cell office:value-type="float" office:value="0.0888672" calcext:value-type="float">
            <text:p>0.0888672</text:p>
          </table:table-cell>
          <table:table-cell office:value-type="float" office:value="0.0855743" calcext:value-type="float">
            <text:p>0.0855743</text:p>
          </table:table-cell>
          <table:table-cell office:value-type="float" office:value="0.0878245" calcext:value-type="float">
            <text:p>0.0878245</text:p>
          </table:table-cell>
          <table:table-cell office:value-type="float" office:value="0.0869738" calcext:value-type="float">
            <text:p>0.0869738</text:p>
          </table:table-cell>
          <table:table-cell office:value-type="float" office:value="0.0875912" calcext:value-type="float">
            <text:p>0.0875912</text:p>
          </table:table-cell>
          <table:table-cell office:value-type="float" office:value="0.0881675" calcext:value-type="float">
            <text:p>0.0881675</text:p>
          </table:table-cell>
          <table:table-cell office:value-type="float" office:value="0.0876598" calcext:value-type="float">
            <text:p>0.0876598</text:p>
          </table:table-cell>
          <table:table-cell office:value-type="float" office:value="0.0866445" calcext:value-type="float">
            <text:p>0.0866445</text:p>
          </table:table-cell>
          <table:table-cell office:value-type="float" office:value="0.0904451" calcext:value-type="float">
            <text:p>0.0904451</text:p>
          </table:table-cell>
          <table:table-cell office:value-type="float" office:value="0.0921876" calcext:value-type="float">
            <text:p>0.0921876</text:p>
          </table:table-cell>
          <table:table-cell office:value-type="float" office:value="0.0933675" calcext:value-type="float">
            <text:p>0.0933675</text:p>
          </table:table-cell>
          <table:table-cell office:value-type="float" office:value="0.0942182" calcext:value-type="float">
            <text:p>0.0942182</text:p>
          </table:table-cell>
          <table:table-cell office:value-type="float" office:value="0.0962351" calcext:value-type="float">
            <text:p>0.0962351</text:p>
          </table:table-cell>
          <table:table-cell office:value-type="float" office:value="0.0963312" calcext:value-type="float">
            <text:p>0.0963312</text:p>
          </table:table-cell>
          <table:table-cell office:value-type="float" office:value="0.0998024" calcext:value-type="float">
            <text:p>0.0998024</text:p>
          </table:table-cell>
          <table:table-cell office:value-type="float" office:value="0.102094" calcext:value-type="float">
            <text:p>0.102094</text:p>
          </table:table-cell>
          <table:table-cell office:value-type="float" office:value="0.10455" calcext:value-type="float">
            <text:p>0.10455</text:p>
          </table:table-cell>
          <table:table-cell office:value-type="float" office:value="0.104481" calcext:value-type="float">
            <text:p>0.104481</text:p>
          </table:table-cell>
          <table:table-cell office:value-type="float" office:value="0.103987" calcext:value-type="float">
            <text:p>0.103987</text:p>
          </table:table-cell>
          <table:table-cell office:value-type="float" office:value="0.107815" calcext:value-type="float">
            <text:p>0.107815</text:p>
          </table:table-cell>
          <table:table-cell office:value-type="float" office:value="0.108927" calcext:value-type="float">
            <text:p>0.108927</text:p>
          </table:table-cell>
          <table:table-cell office:value-type="float" office:value="0.111122" calcext:value-type="float">
            <text:p>0.111122</text:p>
          </table:table-cell>
          <table:table-cell office:value-type="float" office:value="0.113413" calcext:value-type="float">
            <text:p>0.113413</text:p>
          </table:table-cell>
          <table:table-cell office:value-type="float" office:value="0.115636" calcext:value-type="float">
            <text:p>0.115636</text:p>
          </table:table-cell>
          <table:table-cell office:value-type="float" office:value="0.113166" calcext:value-type="float">
            <text:p>0.113166</text:p>
          </table:table-cell>
          <table:table-cell office:value-type="float" office:value="0.117351" calcext:value-type="float">
            <text:p>0.117351</text:p>
          </table:table-cell>
          <table:table-cell office:value-type="float" office:value="0.116692" calcext:value-type="float">
            <text:p>0.116692</text:p>
          </table:table-cell>
          <table:table-cell office:value-type="float" office:value="0.121728" calcext:value-type="float">
            <text:p>0.121728</text:p>
          </table:table-cell>
          <table:table-cell office:value-type="float" office:value="0.121837" calcext:value-type="float">
            <text:p>0.121837</text:p>
          </table:table-cell>
          <table:table-cell office:value-type="float" office:value="0.122578" calcext:value-type="float">
            <text:p>0.122578</text:p>
          </table:table-cell>
          <table:table-cell office:value-type="float" office:value="0.125487" calcext:value-type="float">
            <text:p>0.125487</text:p>
          </table:table-cell>
          <table:table-cell office:value-type="float" office:value="0.126941" calcext:value-type="float">
            <text:p>0.126941</text:p>
          </table:table-cell>
          <table:table-cell office:value-type="float" office:value="0.129274" calcext:value-type="float">
            <text:p>0.129274</text:p>
          </table:table-cell>
          <table:table-cell office:value-type="float" office:value="0.131579" calcext:value-type="float">
            <text:p>0.131579</text:p>
          </table:table-cell>
          <table:table-cell office:value-type="float" office:value="0.130907" calcext:value-type="float">
            <text:p>0.130907</text:p>
          </table:table-cell>
          <table:table-cell office:value-type="float" office:value="0.135448" calcext:value-type="float">
            <text:p>0.135448</text:p>
          </table:table-cell>
          <table:table-cell table:formula="of:=SUM([.B85:.CC85])" office:value-type="float" office:value="7.7135311479" calcext:value-type="float">
            <text:p>7.7135311479</text:p>
          </table:table-cell>
        </table:table-row>
        <table:table-row table:style-name="ro1">
          <table:table-cell office:value-type="float" office:value="5.10625" calcext:value-type="float">
            <text:p>5.10625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1" office:value-type="float" office:value="0.0000355185" calcext:value-type="float">
            <text:p>3.55E-05</text:p>
          </table:table-cell>
          <table:table-cell office:value-type="float" office:value="0.000260469" calcext:value-type="float">
            <text:p>0.000260469</text:p>
          </table:table-cell>
          <table:table-cell office:value-type="float" office:value="0.00136154" calcext:value-type="float">
            <text:p>0.00136154</text:p>
          </table:table-cell>
          <table:table-cell office:value-type="float" office:value="0.00407279" calcext:value-type="float">
            <text:p>0.00407279</text:p>
          </table:table-cell>
          <table:table-cell office:value-type="float" office:value="0.0115198" calcext:value-type="float">
            <text:p>0.0115198</text:p>
          </table:table-cell>
          <table:table-cell office:value-type="float" office:value="0.0254313" calcext:value-type="float">
            <text:p>0.0254313</text:p>
          </table:table-cell>
          <table:table-cell office:value-type="float" office:value="0.0492997" calcext:value-type="float">
            <text:p>0.0492997</text:p>
          </table:table-cell>
          <table:table-cell office:value-type="float" office:value="0.0792063" calcext:value-type="float">
            <text:p>0.0792063</text:p>
          </table:table-cell>
          <table:table-cell office:value-type="float" office:value="0.121675" calcext:value-type="float">
            <text:p>0.121675</text:p>
          </table:table-cell>
          <table:table-cell office:value-type="float" office:value="0.159739" calcext:value-type="float">
            <text:p>0.159739</text:p>
          </table:table-cell>
          <table:table-cell office:value-type="float" office:value="0.195304" calcext:value-type="float">
            <text:p>0.195304</text:p>
          </table:table-cell>
          <table:table-cell office:value-type="float" office:value="0.222855" calcext:value-type="float">
            <text:p>0.222855</text:p>
          </table:table-cell>
          <table:table-cell office:value-type="float" office:value="0.243183" calcext:value-type="float">
            <text:p>0.243183</text:p>
          </table:table-cell>
          <table:table-cell office:value-type="float" office:value="0.253046" calcext:value-type="float">
            <text:p>0.253046</text:p>
          </table:table-cell>
          <table:table-cell office:value-type="float" office:value="0.254952" calcext:value-type="float">
            <text:p>0.254952</text:p>
          </table:table-cell>
          <table:table-cell office:value-type="float" office:value="0.244723" calcext:value-type="float">
            <text:p>0.244723</text:p>
          </table:table-cell>
          <table:table-cell office:value-type="float" office:value="0.23132" calcext:value-type="float">
            <text:p>0.23132</text:p>
          </table:table-cell>
          <table:table-cell office:value-type="float" office:value="0.216627" calcext:value-type="float">
            <text:p>0.216627</text:p>
          </table:table-cell>
          <table:table-cell office:value-type="float" office:value="0.199117" calcext:value-type="float">
            <text:p>0.199117</text:p>
          </table:table-cell>
          <table:table-cell office:value-type="float" office:value="0.180683" calcext:value-type="float">
            <text:p>0.180683</text:p>
          </table:table-cell>
          <table:table-cell office:value-type="float" office:value="0.162959" calcext:value-type="float">
            <text:p>0.162959</text:p>
          </table:table-cell>
          <table:table-cell office:value-type="float" office:value="0.14868" calcext:value-type="float">
            <text:p>0.14868</text:p>
          </table:table-cell>
          <table:table-cell office:value-type="float" office:value="0.135101" calcext:value-type="float">
            <text:p>0.135101</text:p>
          </table:table-cell>
          <table:table-cell office:value-type="float" office:value="0.125641" calcext:value-type="float">
            <text:p>0.125641</text:p>
          </table:table-cell>
          <table:table-cell office:value-type="float" office:value="0.118821" calcext:value-type="float">
            <text:p>0.118821</text:p>
          </table:table-cell>
          <table:table-cell office:value-type="float" office:value="0.109267" calcext:value-type="float">
            <text:p>0.109267</text:p>
          </table:table-cell>
          <table:table-cell office:value-type="float" office:value="0.103252" calcext:value-type="float">
            <text:p>0.103252</text:p>
          </table:table-cell>
          <table:table-cell office:value-type="float" office:value="0.0990374" calcext:value-type="float">
            <text:p>0.0990374</text:p>
          </table:table-cell>
          <table:table-cell office:value-type="float" office:value="0.0943845" calcext:value-type="float">
            <text:p>0.0943845</text:p>
          </table:table-cell>
          <table:table-cell office:value-type="float" office:value="0.0923363" calcext:value-type="float">
            <text:p>0.0923363</text:p>
          </table:table-cell>
          <table:table-cell office:value-type="float" office:value="0.0899921" calcext:value-type="float">
            <text:p>0.0899921</text:p>
          </table:table-cell>
          <table:table-cell office:value-type="float" office:value="0.0908445" calcext:value-type="float">
            <text:p>0.0908445</text:p>
          </table:table-cell>
          <table:table-cell office:value-type="float" office:value="0.0896842" calcext:value-type="float">
            <text:p>0.0896842</text:p>
          </table:table-cell>
          <table:table-cell office:value-type="float" office:value="0.0902881" calcext:value-type="float">
            <text:p>0.0902881</text:p>
          </table:table-cell>
          <table:table-cell office:value-type="float" office:value="0.0882161" calcext:value-type="float">
            <text:p>0.0882161</text:p>
          </table:table-cell>
          <table:table-cell office:value-type="float" office:value="0.0878373" calcext:value-type="float">
            <text:p>0.0878373</text:p>
          </table:table-cell>
          <table:table-cell office:value-type="float" office:value="0.0868428" calcext:value-type="float">
            <text:p>0.0868428</text:p>
          </table:table-cell>
          <table:table-cell office:value-type="float" office:value="0.0886187" calcext:value-type="float">
            <text:p>0.0886187</text:p>
          </table:table-cell>
          <table:table-cell office:value-type="float" office:value="0.0894948" calcext:value-type="float">
            <text:p>0.0894948</text:p>
          </table:table-cell>
          <table:table-cell office:value-type="float" office:value="0.0945266" calcext:value-type="float">
            <text:p>0.0945266</text:p>
          </table:table-cell>
          <table:table-cell office:value-type="float" office:value="0.0947042" calcext:value-type="float">
            <text:p>0.0947042</text:p>
          </table:table-cell>
          <table:table-cell office:value-type="float" office:value="0.0941359" calcext:value-type="float">
            <text:p>0.0941359</text:p>
          </table:table-cell>
          <table:table-cell office:value-type="float" office:value="0.0945148" calcext:value-type="float">
            <text:p>0.0945148</text:p>
          </table:table-cell>
          <table:table-cell office:value-type="float" office:value="0.0980429" calcext:value-type="float">
            <text:p>0.0980429</text:p>
          </table:table-cell>
          <table:table-cell office:value-type="float" office:value="0.0998425" calcext:value-type="float">
            <text:p>0.0998425</text:p>
          </table:table-cell>
          <table:table-cell office:value-type="float" office:value="0.102104" calcext:value-type="float">
            <text:p>0.102104</text:p>
          </table:table-cell>
          <table:table-cell office:value-type="float" office:value="0.10433" calcext:value-type="float">
            <text:p>0.10433</text:p>
          </table:table-cell>
          <table:table-cell office:value-type="float" office:value="0.104934" calcext:value-type="float">
            <text:p>0.104934</text:p>
          </table:table-cell>
          <table:table-cell office:value-type="float" office:value="0.105454" calcext:value-type="float">
            <text:p>0.105454</text:p>
          </table:table-cell>
          <table:table-cell office:value-type="float" office:value="0.107858" calcext:value-type="float">
            <text:p>0.107858</text:p>
          </table:table-cell>
          <table:table-cell office:value-type="float" office:value="0.110901" calcext:value-type="float">
            <text:p>0.110901</text:p>
          </table:table-cell>
          <table:table-cell office:value-type="float" office:value="0.113861" calcext:value-type="float">
            <text:p>0.113861</text:p>
          </table:table-cell>
          <table:table-cell office:value-type="float" office:value="0.113304" calcext:value-type="float">
            <text:p>0.113304</text:p>
          </table:table-cell>
          <table:table-cell office:value-type="float" office:value="0.115056" calcext:value-type="float">
            <text:p>0.115056</text:p>
          </table:table-cell>
          <table:table-cell office:value-type="float" office:value="0.116998" calcext:value-type="float">
            <text:p>0.116998</text:p>
          </table:table-cell>
          <table:table-cell office:value-type="float" office:value="0.117543" calcext:value-type="float">
            <text:p>0.117543</text:p>
          </table:table-cell>
          <table:table-cell office:value-type="float" office:value="0.12248" calcext:value-type="float">
            <text:p>0.12248</text:p>
          </table:table-cell>
          <table:table-cell office:value-type="float" office:value="0.122989" calcext:value-type="float">
            <text:p>0.122989</text:p>
          </table:table-cell>
          <table:table-cell office:value-type="float" office:value="0.125617" calcext:value-type="float">
            <text:p>0.125617</text:p>
          </table:table-cell>
          <table:table-cell office:value-type="float" office:value="0.124966" calcext:value-type="float">
            <text:p>0.124966</text:p>
          </table:table-cell>
          <table:table-cell office:value-type="float" office:value="0.126801" calcext:value-type="float">
            <text:p>0.126801</text:p>
          </table:table-cell>
          <table:table-cell office:value-type="float" office:value="0.130886" calcext:value-type="float">
            <text:p>0.130886</text:p>
          </table:table-cell>
          <table:table-cell office:value-type="float" office:value="0.13059" calcext:value-type="float">
            <text:p>0.13059</text:p>
          </table:table-cell>
          <table:table-cell office:value-type="float" office:value="0.131762" calcext:value-type="float">
            <text:p>0.131762</text:p>
          </table:table-cell>
          <table:table-cell office:value-type="float" office:value="0.132508" calcext:value-type="float">
            <text:p>0.132508</text:p>
          </table:table-cell>
          <table:table-cell office:value-type="float" office:value="0.135811" calcext:value-type="float">
            <text:p>0.135811</text:p>
          </table:table-cell>
          <table:table-cell table:formula="of:=SUM([.B86:.CC86])" office:value-type="float" office:value="7.7582291175" calcext:value-type="float">
            <text:p>7.7582291175</text:p>
          </table:table-cell>
        </table:table-row>
        <table:table-row table:style-name="ro1">
          <table:table-cell office:value-type="float" office:value="5.165625" calcext:value-type="float">
            <text:p>5.165625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table:style-name="ce1" office:value-type="float" office:value="0.0000102733" calcext:value-type="float">
            <text:p>1.03E-05</text:p>
          </table:table-cell>
          <table:table-cell office:value-type="float" office:value="0.000174646" calcext:value-type="float">
            <text:p>0.000174646</text:p>
          </table:table-cell>
          <table:table-cell office:value-type="float" office:value="0.00129443" calcext:value-type="float">
            <text:p>0.00129443</text:p>
          </table:table-cell>
          <table:table-cell office:value-type="float" office:value="0.00412985" calcext:value-type="float">
            <text:p>0.00412985</text:p>
          </table:table-cell>
          <table:table-cell office:value-type="float" office:value="0.0113725" calcext:value-type="float">
            <text:p>0.0113725</text:p>
          </table:table-cell>
          <table:table-cell office:value-type="float" office:value="0.0265153" calcext:value-type="float">
            <text:p>0.0265153</text:p>
          </table:table-cell>
          <table:table-cell office:value-type="float" office:value="0.0494042" calcext:value-type="float">
            <text:p>0.0494042</text:p>
          </table:table-cell>
          <table:table-cell office:value-type="float" office:value="0.0814978" calcext:value-type="float">
            <text:p>0.0814978</text:p>
          </table:table-cell>
          <table:table-cell office:value-type="float" office:value="0.11994" calcext:value-type="float">
            <text:p>0.11994</text:p>
          </table:table-cell>
          <table:table-cell office:value-type="float" office:value="0.158876" calcext:value-type="float">
            <text:p>0.158876</text:p>
          </table:table-cell>
          <table:table-cell office:value-type="float" office:value="0.195541" calcext:value-type="float">
            <text:p>0.195541</text:p>
          </table:table-cell>
          <table:table-cell office:value-type="float" office:value="0.226803" calcext:value-type="float">
            <text:p>0.226803</text:p>
          </table:table-cell>
          <table:table-cell office:value-type="float" office:value="0.245295" calcext:value-type="float">
            <text:p>0.245295</text:p>
          </table:table-cell>
          <table:table-cell office:value-type="float" office:value="0.251274" calcext:value-type="float">
            <text:p>0.251274</text:p>
          </table:table-cell>
          <table:table-cell office:value-type="float" office:value="0.250822" calcext:value-type="float">
            <text:p>0.250822</text:p>
          </table:table-cell>
          <table:table-cell office:value-type="float" office:value="0.244196" calcext:value-type="float">
            <text:p>0.244196</text:p>
          </table:table-cell>
          <table:table-cell office:value-type="float" office:value="0.231344" calcext:value-type="float">
            <text:p>0.231344</text:p>
          </table:table-cell>
          <table:table-cell office:value-type="float" office:value="0.216263" calcext:value-type="float">
            <text:p>0.216263</text:p>
          </table:table-cell>
          <table:table-cell office:value-type="float" office:value="0.199517" calcext:value-type="float">
            <text:p>0.199517</text:p>
          </table:table-cell>
          <table:table-cell office:value-type="float" office:value="0.178138" calcext:value-type="float">
            <text:p>0.178138</text:p>
          </table:table-cell>
          <table:table-cell office:value-type="float" office:value="0.16543" calcext:value-type="float">
            <text:p>0.16543</text:p>
          </table:table-cell>
          <table:table-cell office:value-type="float" office:value="0.15226" calcext:value-type="float">
            <text:p>0.15226</text:p>
          </table:table-cell>
          <table:table-cell office:value-type="float" office:value="0.138124" calcext:value-type="float">
            <text:p>0.138124</text:p>
          </table:table-cell>
          <table:table-cell office:value-type="float" office:value="0.126988" calcext:value-type="float">
            <text:p>0.126988</text:p>
          </table:table-cell>
          <table:table-cell office:value-type="float" office:value="0.116006" calcext:value-type="float">
            <text:p>0.116006</text:p>
          </table:table-cell>
          <table:table-cell office:value-type="float" office:value="0.108814" calcext:value-type="float">
            <text:p>0.108814</text:p>
          </table:table-cell>
          <table:table-cell office:value-type="float" office:value="0.104233" calcext:value-type="float">
            <text:p>0.104233</text:p>
          </table:table-cell>
          <table:table-cell office:value-type="float" office:value="0.0996404" calcext:value-type="float">
            <text:p>0.0996404</text:p>
          </table:table-cell>
          <table:table-cell office:value-type="float" office:value="0.0944113" calcext:value-type="float">
            <text:p>0.0944113</text:p>
          </table:table-cell>
          <table:table-cell office:value-type="float" office:value="0.0910931" calcext:value-type="float">
            <text:p>0.0910931</text:p>
          </table:table-cell>
          <table:table-cell office:value-type="float" office:value="0.0898397" calcext:value-type="float">
            <text:p>0.0898397</text:p>
          </table:table-cell>
          <table:table-cell office:value-type="float" office:value="0.0888227" calcext:value-type="float">
            <text:p>0.0888227</text:p>
          </table:table-cell>
          <table:table-cell office:value-type="float" office:value="0.0874974" calcext:value-type="float">
            <text:p>0.0874974</text:p>
          </table:table-cell>
          <table:table-cell office:value-type="float" office:value="0.0878467" calcext:value-type="float">
            <text:p>0.0878467</text:p>
          </table:table-cell>
          <table:table-cell office:value-type="float" office:value="0.0903431" calcext:value-type="float">
            <text:p>0.0903431</text:p>
          </table:table-cell>
          <table:table-cell office:value-type="float" office:value="0.0898192" calcext:value-type="float">
            <text:p>0.0898192</text:p>
          </table:table-cell>
          <table:table-cell office:value-type="float" office:value="0.0900041" calcext:value-type="float">
            <text:p>0.0900041</text:p>
          </table:table-cell>
          <table:table-cell office:value-type="float" office:value="0.0918328" calcext:value-type="float">
            <text:p>0.0918328</text:p>
          </table:table-cell>
          <table:table-cell office:value-type="float" office:value="0.0914835" calcext:value-type="float">
            <text:p>0.0914835</text:p>
          </table:table-cell>
          <table:table-cell office:value-type="float" office:value="0.0931888" calcext:value-type="float">
            <text:p>0.0931888</text:p>
          </table:table-cell>
          <table:table-cell office:value-type="float" office:value="0.0939696" calcext:value-type="float">
            <text:p>0.0939696</text:p>
          </table:table-cell>
          <table:table-cell office:value-type="float" office:value="0.0952743" calcext:value-type="float">
            <text:p>0.0952743</text:p>
          </table:table-cell>
          <table:table-cell office:value-type="float" office:value="0.0975241" calcext:value-type="float">
            <text:p>0.0975241</text:p>
          </table:table-cell>
          <table:table-cell office:value-type="float" office:value="0.0980584" calcext:value-type="float">
            <text:p>0.0980584</text:p>
          </table:table-cell>
          <table:table-cell office:value-type="float" office:value="0.0984179" calcext:value-type="float">
            <text:p>0.0984179</text:p>
          </table:table-cell>
          <table:table-cell office:value-type="float" office:value="0.0999589" calcext:value-type="float">
            <text:p>0.0999589</text:p>
          </table:table-cell>
          <table:table-cell office:value-type="float" office:value="0.101664" calcext:value-type="float">
            <text:p>0.101664</text:p>
          </table:table-cell>
          <table:table-cell office:value-type="float" office:value="0.102435" calcext:value-type="float">
            <text:p>0.102435</text:p>
          </table:table-cell>
          <table:table-cell office:value-type="float" office:value="0.105096" calcext:value-type="float">
            <text:p>0.105096</text:p>
          </table:table-cell>
          <table:table-cell office:value-type="float" office:value="0.109195" calcext:value-type="float">
            <text:p>0.109195</text:p>
          </table:table-cell>
          <table:table-cell office:value-type="float" office:value="0.111629" calcext:value-type="float">
            <text:p>0.111629</text:p>
          </table:table-cell>
          <table:table-cell office:value-type="float" office:value="0.114588" calcext:value-type="float">
            <text:p>0.114588</text:p>
          </table:table-cell>
          <table:table-cell office:value-type="float" office:value="0.11427" calcext:value-type="float">
            <text:p>0.11427</text:p>
          </table:table-cell>
          <table:table-cell office:value-type="float" office:value="0.118101" calcext:value-type="float">
            <text:p>0.118101</text:p>
          </table:table-cell>
          <table:table-cell office:value-type="float" office:value="0.118348" calcext:value-type="float">
            <text:p>0.118348</text:p>
          </table:table-cell>
          <table:table-cell office:value-type="float" office:value="0.12067" calcext:value-type="float">
            <text:p>0.12067</text:p>
          </table:table-cell>
          <table:table-cell office:value-type="float" office:value="0.120988" calcext:value-type="float">
            <text:p>0.120988</text:p>
          </table:table-cell>
          <table:table-cell office:value-type="float" office:value="0.123629" calcext:value-type="float">
            <text:p>0.123629</text:p>
          </table:table-cell>
          <table:table-cell office:value-type="float" office:value="0.125827" calcext:value-type="float">
            <text:p>0.125827</text:p>
          </table:table-cell>
          <table:table-cell office:value-type="float" office:value="0.126515" calcext:value-type="float">
            <text:p>0.126515</text:p>
          </table:table-cell>
          <table:table-cell office:value-type="float" office:value="0.127799" calcext:value-type="float">
            <text:p>0.127799</text:p>
          </table:table-cell>
          <table:table-cell office:value-type="float" office:value="0.128621" calcext:value-type="float">
            <text:p>0.128621</text:p>
          </table:table-cell>
          <table:table-cell office:value-type="float" office:value="0.132104" calcext:value-type="float">
            <text:p>0.132104</text:p>
          </table:table-cell>
          <table:table-cell office:value-type="float" office:value="0.131816" calcext:value-type="float">
            <text:p>0.131816</text:p>
          </table:table-cell>
          <table:table-cell office:value-type="float" office:value="0.134498" calcext:value-type="float">
            <text:p>0.134498</text:p>
          </table:table-cell>
          <table:table-cell office:value-type="float" office:value="0.135679" calcext:value-type="float">
            <text:p>0.135679</text:p>
          </table:table-cell>
          <table:table-cell table:formula="of:=SUM([.B87:.CC87])" office:value-type="float" office:value="7.7767712726" calcext:value-type="float">
            <text:p>7.7767712726</text:p>
          </table:table-cell>
        </table:table-row>
        <table:table-row table:style-name="ro1">
          <table:table-cell office:value-type="float" office:value="5.225" calcext:value-type="float">
            <text:p>5.225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1" office:value-type="float" office:value="0.0000349608" calcext:value-type="float">
            <text:p>3.50E-05</text:p>
          </table:table-cell>
          <table:table-cell office:value-type="float" office:value="0.000253465" calcext:value-type="float">
            <text:p>0.000253465</text:p>
          </table:table-cell>
          <table:table-cell office:value-type="float" office:value="0.00124985" calcext:value-type="float">
            <text:p>0.00124985</text:p>
          </table:table-cell>
          <table:table-cell office:value-type="float" office:value="0.0046323" calcext:value-type="float">
            <text:p>0.0046323</text:p>
          </table:table-cell>
          <table:table-cell office:value-type="float" office:value="0.0114671" calcext:value-type="float">
            <text:p>0.0114671</text:p>
          </table:table-cell>
          <table:table-cell office:value-type="float" office:value="0.0254689" calcext:value-type="float">
            <text:p>0.0254689</text:p>
          </table:table-cell>
          <table:table-cell office:value-type="float" office:value="0.0488227" calcext:value-type="float">
            <text:p>0.0488227</text:p>
          </table:table-cell>
          <table:table-cell office:value-type="float" office:value="0.0800164" calcext:value-type="float">
            <text:p>0.0800164</text:p>
          </table:table-cell>
          <table:table-cell office:value-type="float" office:value="0.119033" calcext:value-type="float">
            <text:p>0.119033</text:p>
          </table:table-cell>
          <table:table-cell office:value-type="float" office:value="0.157271" calcext:value-type="float">
            <text:p>0.157271</text:p>
          </table:table-cell>
          <table:table-cell office:value-type="float" office:value="0.195011" calcext:value-type="float">
            <text:p>0.195011</text:p>
          </table:table-cell>
          <table:table-cell office:value-type="float" office:value="0.225409" calcext:value-type="float">
            <text:p>0.225409</text:p>
          </table:table-cell>
          <table:table-cell office:value-type="float" office:value="0.244655" calcext:value-type="float">
            <text:p>0.244655</text:p>
          </table:table-cell>
          <table:table-cell office:value-type="float" office:value="0.253553" calcext:value-type="float">
            <text:p>0.253553</text:p>
          </table:table-cell>
          <table:table-cell office:value-type="float" office:value="0.251263" calcext:value-type="float">
            <text:p>0.251263</text:p>
          </table:table-cell>
          <table:table-cell office:value-type="float" office:value="0.246246" calcext:value-type="float">
            <text:p>0.246246</text:p>
          </table:table-cell>
          <table:table-cell office:value-type="float" office:value="0.230951" calcext:value-type="float">
            <text:p>0.230951</text:p>
          </table:table-cell>
          <table:table-cell office:value-type="float" office:value="0.213444" calcext:value-type="float">
            <text:p>0.213444</text:p>
          </table:table-cell>
          <table:table-cell office:value-type="float" office:value="0.19856" calcext:value-type="float">
            <text:p>0.19856</text:p>
          </table:table-cell>
          <table:table-cell office:value-type="float" office:value="0.181927" calcext:value-type="float">
            <text:p>0.181927</text:p>
          </table:table-cell>
          <table:table-cell office:value-type="float" office:value="0.166011" calcext:value-type="float">
            <text:p>0.166011</text:p>
          </table:table-cell>
          <table:table-cell office:value-type="float" office:value="0.150742" calcext:value-type="float">
            <text:p>0.150742</text:p>
          </table:table-cell>
          <table:table-cell office:value-type="float" office:value="0.1391" calcext:value-type="float">
            <text:p>0.1391</text:p>
          </table:table-cell>
          <table:table-cell office:value-type="float" office:value="0.12911" calcext:value-type="float">
            <text:p>0.12911</text:p>
          </table:table-cell>
          <table:table-cell office:value-type="float" office:value="0.119146" calcext:value-type="float">
            <text:p>0.119146</text:p>
          </table:table-cell>
          <table:table-cell office:value-type="float" office:value="0.109995" calcext:value-type="float">
            <text:p>0.109995</text:p>
          </table:table-cell>
          <table:table-cell office:value-type="float" office:value="0.106062" calcext:value-type="float">
            <text:p>0.106062</text:p>
          </table:table-cell>
          <table:table-cell office:value-type="float" office:value="0.101072" calcext:value-type="float">
            <text:p>0.101072</text:p>
          </table:table-cell>
          <table:table-cell office:value-type="float" office:value="0.0954866" calcext:value-type="float">
            <text:p>0.0954866</text:p>
          </table:table-cell>
          <table:table-cell office:value-type="float" office:value="0.0917283" calcext:value-type="float">
            <text:p>0.0917283</text:p>
          </table:table-cell>
          <table:table-cell office:value-type="float" office:value="0.0905571" calcext:value-type="float">
            <text:p>0.0905571</text:p>
          </table:table-cell>
          <table:table-cell office:value-type="float" office:value="0.0895432" calcext:value-type="float">
            <text:p>0.0895432</text:p>
          </table:table-cell>
          <table:table-cell office:value-type="float" office:value="0.088608" calcext:value-type="float">
            <text:p>0.088608</text:p>
          </table:table-cell>
          <table:table-cell office:value-type="float" office:value="0.0893859" calcext:value-type="float">
            <text:p>0.0893859</text:p>
          </table:table-cell>
          <table:table-cell office:value-type="float" office:value="0.0899016" calcext:value-type="float">
            <text:p>0.0899016</text:p>
          </table:table-cell>
          <table:table-cell office:value-type="float" office:value="0.0901463" calcext:value-type="float">
            <text:p>0.0901463</text:p>
          </table:table-cell>
          <table:table-cell office:value-type="float" office:value="0.0893335" calcext:value-type="float">
            <text:p>0.0893335</text:p>
          </table:table-cell>
          <table:table-cell office:value-type="float" office:value="0.0922527" calcext:value-type="float">
            <text:p>0.0922527</text:p>
          </table:table-cell>
          <table:table-cell office:value-type="float" office:value="0.0936424" calcext:value-type="float">
            <text:p>0.0936424</text:p>
          </table:table-cell>
          <table:table-cell office:value-type="float" office:value="0.0940444" calcext:value-type="float">
            <text:p>0.0940444</text:p>
          </table:table-cell>
          <table:table-cell office:value-type="float" office:value="0.0952855" calcext:value-type="float">
            <text:p>0.0952855</text:p>
          </table:table-cell>
          <table:table-cell office:value-type="float" office:value="0.0971734" calcext:value-type="float">
            <text:p>0.0971734</text:p>
          </table:table-cell>
          <table:table-cell office:value-type="float" office:value="0.0982747" calcext:value-type="float">
            <text:p>0.0982747</text:p>
          </table:table-cell>
          <table:table-cell office:value-type="float" office:value="0.0992274" calcext:value-type="float">
            <text:p>0.0992274</text:p>
          </table:table-cell>
          <table:table-cell office:value-type="float" office:value="0.102033" calcext:value-type="float">
            <text:p>0.102033</text:p>
          </table:table-cell>
          <table:table-cell office:value-type="float" office:value="0.103003" calcext:value-type="float">
            <text:p>0.103003</text:p>
          </table:table-cell>
          <table:table-cell office:value-type="float" office:value="0.103388" calcext:value-type="float">
            <text:p>0.103388</text:p>
          </table:table-cell>
          <table:table-cell office:value-type="float" office:value="0.105424" calcext:value-type="float">
            <text:p>0.105424</text:p>
          </table:table-cell>
          <table:table-cell office:value-type="float" office:value="0.106394" calcext:value-type="float">
            <text:p>0.106394</text:p>
          </table:table-cell>
          <table:table-cell office:value-type="float" office:value="0.109628" calcext:value-type="float">
            <text:p>0.109628</text:p>
          </table:table-cell>
          <table:table-cell office:value-type="float" office:value="0.111918" calcext:value-type="float">
            <text:p>0.111918</text:p>
          </table:table-cell>
          <table:table-cell office:value-type="float" office:value="0.11544" calcext:value-type="float">
            <text:p>0.11544</text:p>
          </table:table-cell>
          <table:table-cell office:value-type="float" office:value="0.116105" calcext:value-type="float">
            <text:p>0.116105</text:p>
          </table:table-cell>
          <table:table-cell office:value-type="float" office:value="0.116612" calcext:value-type="float">
            <text:p>0.116612</text:p>
          </table:table-cell>
          <table:table-cell office:value-type="float" office:value="0.117433" calcext:value-type="float">
            <text:p>0.117433</text:p>
          </table:table-cell>
          <table:table-cell office:value-type="float" office:value="0.121104" calcext:value-type="float">
            <text:p>0.121104</text:p>
          </table:table-cell>
          <table:table-cell office:value-type="float" office:value="0.121244" calcext:value-type="float">
            <text:p>0.121244</text:p>
          </table:table-cell>
          <table:table-cell office:value-type="float" office:value="0.122974" calcext:value-type="float">
            <text:p>0.122974</text:p>
          </table:table-cell>
          <table:table-cell office:value-type="float" office:value="0.126138" calcext:value-type="float">
            <text:p>0.126138</text:p>
          </table:table-cell>
          <table:table-cell office:value-type="float" office:value="0.123883" calcext:value-type="float">
            <text:p>0.123883</text:p>
          </table:table-cell>
          <table:table-cell office:value-type="float" office:value="0.127336" calcext:value-type="float">
            <text:p>0.127336</text:p>
          </table:table-cell>
          <table:table-cell office:value-type="float" office:value="0.128358" calcext:value-type="float">
            <text:p>0.128358</text:p>
          </table:table-cell>
          <table:table-cell office:value-type="float" office:value="0.131426" calcext:value-type="float">
            <text:p>0.131426</text:p>
          </table:table-cell>
          <table:table-cell office:value-type="float" office:value="0.133865" calcext:value-type="float">
            <text:p>0.133865</text:p>
          </table:table-cell>
          <table:table-cell office:value-type="float" office:value="0.134118" calcext:value-type="float">
            <text:p>0.134118</text:p>
          </table:table-cell>
          <table:table-cell office:value-type="float" office:value="0.135193" calcext:value-type="float">
            <text:p>0.135193</text:p>
          </table:table-cell>
          <table:table-cell table:formula="of:=SUM([.B88:.CC88])" office:value-type="float" office:value="7.8081146758" calcext:value-type="float">
            <text:p>7.8081146758</text:p>
          </table:table-cell>
        </table:table-row>
        <table:table-row table:style-name="ro1">
          <table:table-cell office:value-type="float" office:value="5.284375" calcext:value-type="float">
            <text:p>5.284375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table:style-name="ce1" office:value-type="float" office:value="0.00000730124" calcext:value-type="float">
            <text:p>7.30E-06</text:p>
          </table:table-cell>
          <table:table-cell office:value-type="float" office:value="0.000255543" calcext:value-type="float">
            <text:p>0.000255543</text:p>
          </table:table-cell>
          <table:table-cell office:value-type="float" office:value="0.00132883" calcext:value-type="float">
            <text:p>0.00132883</text:p>
          </table:table-cell>
          <table:table-cell office:value-type="float" office:value="0.00419091" calcext:value-type="float">
            <text:p>0.00419091</text:p>
          </table:table-cell>
          <table:table-cell office:value-type="float" office:value="0.011076" calcext:value-type="float">
            <text:p>0.011076</text:p>
          </table:table-cell>
          <table:table-cell office:value-type="float" office:value="0.0246052" calcext:value-type="float">
            <text:p>0.0246052</text:p>
          </table:table-cell>
          <table:table-cell office:value-type="float" office:value="0.0484218" calcext:value-type="float">
            <text:p>0.0484218</text:p>
          </table:table-cell>
          <table:table-cell office:value-type="float" office:value="0.0798756" calcext:value-type="float">
            <text:p>0.0798756</text:p>
          </table:table-cell>
          <table:table-cell office:value-type="float" office:value="0.117864" calcext:value-type="float">
            <text:p>0.117864</text:p>
          </table:table-cell>
          <table:table-cell office:value-type="float" office:value="0.157232" calcext:value-type="float">
            <text:p>0.157232</text:p>
          </table:table-cell>
          <table:table-cell office:value-type="float" office:value="0.192687" calcext:value-type="float">
            <text:p>0.192687</text:p>
          </table:table-cell>
          <table:table-cell office:value-type="float" office:value="0.224155" calcext:value-type="float">
            <text:p>0.224155</text:p>
          </table:table-cell>
          <table:table-cell office:value-type="float" office:value="0.244044" calcext:value-type="float">
            <text:p>0.244044</text:p>
          </table:table-cell>
          <table:table-cell office:value-type="float" office:value="0.253178" calcext:value-type="float">
            <text:p>0.253178</text:p>
          </table:table-cell>
          <table:table-cell office:value-type="float" office:value="0.25382" calcext:value-type="float">
            <text:p>0.25382</text:p>
          </table:table-cell>
          <table:table-cell office:value-type="float" office:value="0.242781" calcext:value-type="float">
            <text:p>0.242781</text:p>
          </table:table-cell>
          <table:table-cell office:value-type="float" office:value="0.232691" calcext:value-type="float">
            <text:p>0.232691</text:p>
          </table:table-cell>
          <table:table-cell office:value-type="float" office:value="0.216876" calcext:value-type="float">
            <text:p>0.216876</text:p>
          </table:table-cell>
          <table:table-cell office:value-type="float" office:value="0.201463" calcext:value-type="float">
            <text:p>0.201463</text:p>
          </table:table-cell>
          <table:table-cell office:value-type="float" office:value="0.178581" calcext:value-type="float">
            <text:p>0.178581</text:p>
          </table:table-cell>
          <table:table-cell office:value-type="float" office:value="0.165351" calcext:value-type="float">
            <text:p>0.165351</text:p>
          </table:table-cell>
          <table:table-cell office:value-type="float" office:value="0.150698" calcext:value-type="float">
            <text:p>0.150698</text:p>
          </table:table-cell>
          <table:table-cell office:value-type="float" office:value="0.137263" calcext:value-type="float">
            <text:p>0.137263</text:p>
          </table:table-cell>
          <table:table-cell office:value-type="float" office:value="0.126589" calcext:value-type="float">
            <text:p>0.126589</text:p>
          </table:table-cell>
          <table:table-cell office:value-type="float" office:value="0.118375" calcext:value-type="float">
            <text:p>0.118375</text:p>
          </table:table-cell>
          <table:table-cell office:value-type="float" office:value="0.113323" calcext:value-type="float">
            <text:p>0.113323</text:p>
          </table:table-cell>
          <table:table-cell office:value-type="float" office:value="0.103809" calcext:value-type="float">
            <text:p>0.103809</text:p>
          </table:table-cell>
          <table:table-cell office:value-type="float" office:value="0.100107" calcext:value-type="float">
            <text:p>0.100107</text:p>
          </table:table-cell>
          <table:table-cell office:value-type="float" office:value="0.09404" calcext:value-type="float">
            <text:p>0.09404</text:p>
          </table:table-cell>
          <table:table-cell office:value-type="float" office:value="0.0933172" calcext:value-type="float">
            <text:p>0.0933172</text:p>
          </table:table-cell>
          <table:table-cell office:value-type="float" office:value="0.0900681" calcext:value-type="float">
            <text:p>0.0900681</text:p>
          </table:table-cell>
          <table:table-cell office:value-type="float" office:value="0.090258" calcext:value-type="float">
            <text:p>0.090258</text:p>
          </table:table-cell>
          <table:table-cell office:value-type="float" office:value="0.08798" calcext:value-type="float">
            <text:p>0.08798</text:p>
          </table:table-cell>
          <table:table-cell office:value-type="float" office:value="0.0892796" calcext:value-type="float">
            <text:p>0.0892796</text:p>
          </table:table-cell>
          <table:table-cell office:value-type="float" office:value="0.0901411" calcext:value-type="float">
            <text:p>0.0901411</text:p>
          </table:table-cell>
          <table:table-cell office:value-type="float" office:value="0.0911049" calcext:value-type="float">
            <text:p>0.0911049</text:p>
          </table:table-cell>
          <table:table-cell office:value-type="float" office:value="0.0903164" calcext:value-type="float">
            <text:p>0.0903164</text:p>
          </table:table-cell>
          <table:table-cell office:value-type="float" office:value="0.0910319" calcext:value-type="float">
            <text:p>0.0910319</text:p>
          </table:table-cell>
          <table:table-cell office:value-type="float" office:value="0.0915722" calcext:value-type="float">
            <text:p>0.0915722</text:p>
          </table:table-cell>
          <table:table-cell office:value-type="float" office:value="0.0931273" calcext:value-type="float">
            <text:p>0.0931273</text:p>
          </table:table-cell>
          <table:table-cell office:value-type="float" office:value="0.0946679" calcext:value-type="float">
            <text:p>0.0946679</text:p>
          </table:table-cell>
          <table:table-cell office:value-type="float" office:value="0.0977855" calcext:value-type="float">
            <text:p>0.0977855</text:p>
          </table:table-cell>
          <table:table-cell office:value-type="float" office:value="0.0987566" calcext:value-type="float">
            <text:p>0.0987566</text:p>
          </table:table-cell>
          <table:table-cell office:value-type="float" office:value="0.100246" calcext:value-type="float">
            <text:p>0.100246</text:p>
          </table:table-cell>
          <table:table-cell office:value-type="float" office:value="0.102312" calcext:value-type="float">
            <text:p>0.102312</text:p>
          </table:table-cell>
          <table:table-cell office:value-type="float" office:value="0.104057" calcext:value-type="float">
            <text:p>0.104057</text:p>
          </table:table-cell>
          <table:table-cell office:value-type="float" office:value="0.105744" calcext:value-type="float">
            <text:p>0.105744</text:p>
          </table:table-cell>
          <table:table-cell office:value-type="float" office:value="0.10773" calcext:value-type="float">
            <text:p>0.10773</text:p>
          </table:table-cell>
          <table:table-cell office:value-type="float" office:value="0.109146" calcext:value-type="float">
            <text:p>0.109146</text:p>
          </table:table-cell>
          <table:table-cell office:value-type="float" office:value="0.109884" calcext:value-type="float">
            <text:p>0.109884</text:p>
          </table:table-cell>
          <table:table-cell office:value-type="float" office:value="0.112461" calcext:value-type="float">
            <text:p>0.112461</text:p>
          </table:table-cell>
          <table:table-cell office:value-type="float" office:value="0.1149" calcext:value-type="float">
            <text:p>0.1149</text:p>
          </table:table-cell>
          <table:table-cell office:value-type="float" office:value="0.113425" calcext:value-type="float">
            <text:p>0.113425</text:p>
          </table:table-cell>
          <table:table-cell office:value-type="float" office:value="0.116995" calcext:value-type="float">
            <text:p>0.116995</text:p>
          </table:table-cell>
          <table:table-cell office:value-type="float" office:value="0.119499" calcext:value-type="float">
            <text:p>0.119499</text:p>
          </table:table-cell>
          <table:table-cell office:value-type="float" office:value="0.12093" calcext:value-type="float">
            <text:p>0.12093</text:p>
          </table:table-cell>
          <table:table-cell office:value-type="float" office:value="0.123114" calcext:value-type="float">
            <text:p>0.123114</text:p>
          </table:table-cell>
          <table:table-cell office:value-type="float" office:value="0.12518" calcext:value-type="float">
            <text:p>0.12518</text:p>
          </table:table-cell>
          <table:table-cell office:value-type="float" office:value="0.125034" calcext:value-type="float">
            <text:p>0.125034</text:p>
          </table:table-cell>
          <table:table-cell office:value-type="float" office:value="0.128363" calcext:value-type="float">
            <text:p>0.128363</text:p>
          </table:table-cell>
          <table:table-cell office:value-type="float" office:value="0.13067" calcext:value-type="float">
            <text:p>0.13067</text:p>
          </table:table-cell>
          <table:table-cell office:value-type="float" office:value="0.131306" calcext:value-type="float">
            <text:p>0.131306</text:p>
          </table:table-cell>
          <table:table-cell office:value-type="float" office:value="0.132634" calcext:value-type="float">
            <text:p>0.132634</text:p>
          </table:table-cell>
          <table:table-cell office:value-type="float" office:value="0.134284" calcext:value-type="float">
            <text:p>0.134284</text:p>
          </table:table-cell>
          <table:table-cell office:value-type="float" office:value="0.137278" calcext:value-type="float">
            <text:p>0.137278</text:p>
          </table:table-cell>
          <table:table-cell office:value-type="float" office:value="0.136913" calcext:value-type="float">
            <text:p>0.136913</text:p>
          </table:table-cell>
          <table:table-cell table:formula="of:=SUM([.B89:.CC89])" office:value-type="float" office:value="7.82620718548" calcext:value-type="float">
            <text:p>7.8262071855</text:p>
          </table:table-cell>
        </table:table-row>
        <table:table-row table:style-name="ro1">
          <table:table-cell office:value-type="float" office:value="5.34375" calcext:value-type="float">
            <text:p>5.34375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1" office:value-type="float" office:value="0.0000375" calcext:value-type="float">
            <text:p>3.75E-05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0.001075" calcext:value-type="float">
            <text:p>0.001075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.0110063" calcext:value-type="float">
            <text:p>0.0110063</text:p>
          </table:table-cell>
          <table:table-cell office:value-type="float" office:value="0.0250625" calcext:value-type="float">
            <text:p>0.0250625</text:p>
          </table:table-cell>
          <table:table-cell office:value-type="float" office:value="0.0473937" calcext:value-type="float">
            <text:p>0.0473937</text:p>
          </table:table-cell>
          <table:table-cell office:value-type="float" office:value="0.0791375" calcext:value-type="float">
            <text:p>0.0791375</text:p>
          </table:table-cell>
          <table:table-cell office:value-type="float" office:value="0.115406" calcext:value-type="float">
            <text:p>0.115406</text:p>
          </table:table-cell>
          <table:table-cell office:value-type="float" office:value="0.156669" calcext:value-type="float">
            <text:p>0.156669</text:p>
          </table:table-cell>
          <table:table-cell office:value-type="float" office:value="0.193131" calcext:value-type="float">
            <text:p>0.193131</text:p>
          </table:table-cell>
          <table:table-cell office:value-type="float" office:value="0.22405" calcext:value-type="float">
            <text:p>0.22405</text:p>
          </table:table-cell>
          <table:table-cell office:value-type="float" office:value="0.243594" calcext:value-type="float">
            <text:p>0.243594</text:p>
          </table:table-cell>
          <table:table-cell office:value-type="float" office:value="0.254613" calcext:value-type="float">
            <text:p>0.254613</text:p>
          </table:table-cell>
          <table:table-cell office:value-type="float" office:value="0.251437" calcext:value-type="float">
            <text:p>0.251437</text:p>
          </table:table-cell>
          <table:table-cell office:value-type="float" office:value="0.244494" calcext:value-type="float">
            <text:p>0.244494</text:p>
          </table:table-cell>
          <table:table-cell office:value-type="float" office:value="0.232106" calcext:value-type="float">
            <text:p>0.232106</text:p>
          </table:table-cell>
          <table:table-cell office:value-type="float" office:value="0.21415" calcext:value-type="float">
            <text:p>0.21415</text:p>
          </table:table-cell>
          <table:table-cell office:value-type="float" office:value="0.199962" calcext:value-type="float">
            <text:p>0.199962</text:p>
          </table:table-cell>
          <table:table-cell office:value-type="float" office:value="0.182012" calcext:value-type="float">
            <text:p>0.182012</text:p>
          </table:table-cell>
          <table:table-cell office:value-type="float" office:value="0.166325" calcext:value-type="float">
            <text:p>0.166325</text:p>
          </table:table-cell>
          <table:table-cell office:value-type="float" office:value="0.150575" calcext:value-type="float">
            <text:p>0.150575</text:p>
          </table:table-cell>
          <table:table-cell office:value-type="float" office:value="0.140175" calcext:value-type="float">
            <text:p>0.140175</text:p>
          </table:table-cell>
          <table:table-cell office:value-type="float" office:value="0.127031" calcext:value-type="float">
            <text:p>0.127031</text:p>
          </table:table-cell>
          <table:table-cell office:value-type="float" office:value="0.11755" calcext:value-type="float">
            <text:p>0.11755</text:p>
          </table:table-cell>
          <table:table-cell office:value-type="float" office:value="0.109762" calcext:value-type="float">
            <text:p>0.109762</text:p>
          </table:table-cell>
          <table:table-cell office:value-type="float" office:value="0.104413" calcext:value-type="float">
            <text:p>0.104413</text:p>
          </table:table-cell>
          <table:table-cell office:value-type="float" office:value="0.099825" calcext:value-type="float">
            <text:p>0.099825</text:p>
          </table:table-cell>
          <table:table-cell office:value-type="float" office:value="0.0942562" calcext:value-type="float">
            <text:p>0.0942562</text:p>
          </table:table-cell>
          <table:table-cell office:value-type="float" office:value="0.0921625" calcext:value-type="float">
            <text:p>0.0921625</text:p>
          </table:table-cell>
          <table:table-cell office:value-type="float" office:value="0.0903188" calcext:value-type="float">
            <text:p>0.0903188</text:p>
          </table:table-cell>
          <table:table-cell office:value-type="float" office:value="0.08955" calcext:value-type="float">
            <text:p>0.08955</text:p>
          </table:table-cell>
          <table:table-cell office:value-type="float" office:value="0.0880812" calcext:value-type="float">
            <text:p>0.0880812</text:p>
          </table:table-cell>
          <table:table-cell office:value-type="float" office:value="0.0895875" calcext:value-type="float">
            <text:p>0.0895875</text:p>
          </table:table-cell>
          <table:table-cell office:value-type="float" office:value="0.089025" calcext:value-type="float">
            <text:p>0.089025</text:p>
          </table:table-cell>
          <table:table-cell office:value-type="float" office:value="0.0906" calcext:value-type="float">
            <text:p>0.0906</text:p>
          </table:table-cell>
          <table:table-cell office:value-type="float" office:value="0.0905813" calcext:value-type="float">
            <text:p>0.0905813</text:p>
          </table:table-cell>
          <table:table-cell office:value-type="float" office:value="0.0922562" calcext:value-type="float">
            <text:p>0.0922562</text:p>
          </table:table-cell>
          <table:table-cell office:value-type="float" office:value="0.0934563" calcext:value-type="float">
            <text:p>0.0934563</text:p>
          </table:table-cell>
          <table:table-cell office:value-type="float" office:value="0.0950813" calcext:value-type="float">
            <text:p>0.0950813</text:p>
          </table:table-cell>
          <table:table-cell office:value-type="float" office:value="0.0951562" calcext:value-type="float">
            <text:p>0.0951562</text:p>
          </table:table-cell>
          <table:table-cell office:value-type="float" office:value="0.0977375" calcext:value-type="float">
            <text:p>0.0977375</text:p>
          </table:table-cell>
          <table:table-cell office:value-type="float" office:value="0.0977187" calcext:value-type="float">
            <text:p>0.0977187</text:p>
          </table:table-cell>
          <table:table-cell office:value-type="float" office:value="0.101081" calcext:value-type="float">
            <text:p>0.101081</text:p>
          </table:table-cell>
          <table:table-cell office:value-type="float" office:value="0.100794" calcext:value-type="float">
            <text:p>0.100794</text:p>
          </table:table-cell>
          <table:table-cell office:value-type="float" office:value="0.104669" calcext:value-type="float">
            <text:p>0.104669</text:p>
          </table:table-cell>
          <table:table-cell office:value-type="float" office:value="0.10565" calcext:value-type="float">
            <text:p>0.10565</text:p>
          </table:table-cell>
          <table:table-cell office:value-type="float" office:value="0.107844" calcext:value-type="float">
            <text:p>0.107844</text:p>
          </table:table-cell>
          <table:table-cell office:value-type="float" office:value="0.108294" calcext:value-type="float">
            <text:p>0.108294</text:p>
          </table:table-cell>
          <table:table-cell office:value-type="float" office:value="0.113206" calcext:value-type="float">
            <text:p>0.113206</text:p>
          </table:table-cell>
          <table:table-cell office:value-type="float" office:value="0.113712" calcext:value-type="float">
            <text:p>0.113712</text:p>
          </table:table-cell>
          <table:table-cell office:value-type="float" office:value="0.113863" calcext:value-type="float">
            <text:p>0.113863</text:p>
          </table:table-cell>
          <table:table-cell office:value-type="float" office:value="0.116319" calcext:value-type="float">
            <text:p>0.116319</text:p>
          </table:table-cell>
          <table:table-cell office:value-type="float" office:value="0.11875" calcext:value-type="float">
            <text:p>0.11875</text:p>
          </table:table-cell>
          <table:table-cell office:value-type="float" office:value="0.118606" calcext:value-type="float">
            <text:p>0.118606</text:p>
          </table:table-cell>
          <table:table-cell office:value-type="float" office:value="0.121331" calcext:value-type="float">
            <text:p>0.121331</text:p>
          </table:table-cell>
          <table:table-cell office:value-type="float" office:value="0.12375" calcext:value-type="float">
            <text:p>0.12375</text:p>
          </table:table-cell>
          <table:table-cell office:value-type="float" office:value="0.123456" calcext:value-type="float">
            <text:p>0.123456</text:p>
          </table:table-cell>
          <table:table-cell office:value-type="float" office:value="0.124319" calcext:value-type="float">
            <text:p>0.124319</text:p>
          </table:table-cell>
          <table:table-cell office:value-type="float" office:value="0.127488" calcext:value-type="float">
            <text:p>0.127488</text:p>
          </table:table-cell>
          <table:table-cell office:value-type="float" office:value="0.130031" calcext:value-type="float">
            <text:p>0.130031</text:p>
          </table:table-cell>
          <table:table-cell office:value-type="float" office:value="0.130513" calcext:value-type="float">
            <text:p>0.130513</text:p>
          </table:table-cell>
          <table:table-cell office:value-type="float" office:value="0.132337" calcext:value-type="float">
            <text:p>0.132337</text:p>
          </table:table-cell>
          <table:table-cell office:value-type="float" office:value="0.135238" calcext:value-type="float">
            <text:p>0.135238</text:p>
          </table:table-cell>
          <table:table-cell office:value-type="float" office:value="0.135244" calcext:value-type="float">
            <text:p>0.135244</text:p>
          </table:table-cell>
          <table:table-cell office:value-type="float" office:value="0.137219" calcext:value-type="float">
            <text:p>0.137219</text:p>
          </table:table-cell>
          <table:table-cell table:formula="of:=SUM([.B90:.CC90])" office:value-type="float" office:value="7.82443145" calcext:value-type="float">
            <text:p>7.82443145</text:p>
          </table:table-cell>
        </table:table-row>
        <table:table-row table:style-name="ro1">
          <table:table-cell office:value-type="float" office:value="5.403125" calcext:value-type="float">
            <text:p>5.403125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1" office:value-type="float" office:value="0.00001875" calcext:value-type="float">
            <text:p>1.88E-05</text:p>
          </table:table-cell>
          <table:table-cell table:style-name="ce1" office:value-type="float" office:value="0.0000375" calcext:value-type="float">
            <text:p>3.75E-05</text:p>
          </table:table-cell>
          <table:table-cell office:value-type="float" office:value="0.00031875" calcext:value-type="float">
            <text:p>0.00031875</text:p>
          </table:table-cell>
          <table:table-cell office:value-type="float" office:value="0.00120625" calcext:value-type="float">
            <text:p>0.00120625</text:p>
          </table:table-cell>
          <table:table-cell office:value-type="float" office:value="0.00415" calcext:value-type="float">
            <text:p>0.00415</text:p>
          </table:table-cell>
          <table:table-cell office:value-type="float" office:value="0.0111625" calcext:value-type="float">
            <text:p>0.0111625</text:p>
          </table:table-cell>
          <table:table-cell office:value-type="float" office:value="0.0244688" calcext:value-type="float">
            <text:p>0.0244688</text:p>
          </table:table-cell>
          <table:table-cell office:value-type="float" office:value="0.0474125" calcext:value-type="float">
            <text:p>0.0474125</text:p>
          </table:table-cell>
          <table:table-cell office:value-type="float" office:value="0.0785062" calcext:value-type="float">
            <text:p>0.0785062</text:p>
          </table:table-cell>
          <table:table-cell office:value-type="float" office:value="0.1154" calcext:value-type="float">
            <text:p>0.1154</text:p>
          </table:table-cell>
          <table:table-cell office:value-type="float" office:value="0.156231" calcext:value-type="float">
            <text:p>0.156231</text:p>
          </table:table-cell>
          <table:table-cell office:value-type="float" office:value="0.192538" calcext:value-type="float">
            <text:p>0.192538</text:p>
          </table:table-cell>
          <table:table-cell office:value-type="float" office:value="0.223062" calcext:value-type="float">
            <text:p>0.223062</text:p>
          </table:table-cell>
          <table:table-cell office:value-type="float" office:value="0.24215" calcext:value-type="float">
            <text:p>0.24215</text:p>
          </table:table-cell>
          <table:table-cell office:value-type="float" office:value="0.251088" calcext:value-type="float">
            <text:p>0.251088</text:p>
          </table:table-cell>
          <table:table-cell office:value-type="float" office:value="0.250975" calcext:value-type="float">
            <text:p>0.250975</text:p>
          </table:table-cell>
          <table:table-cell office:value-type="float" office:value="0.245237" calcext:value-type="float">
            <text:p>0.245237</text:p>
          </table:table-cell>
          <table:table-cell office:value-type="float" office:value="0.230712" calcext:value-type="float">
            <text:p>0.230712</text:p>
          </table:table-cell>
          <table:table-cell office:value-type="float" office:value="0.2175" calcext:value-type="float">
            <text:p>0.2175</text:p>
          </table:table-cell>
          <table:table-cell office:value-type="float" office:value="0.199325" calcext:value-type="float">
            <text:p>0.199325</text:p>
          </table:table-cell>
          <table:table-cell office:value-type="float" office:value="0.180906" calcext:value-type="float">
            <text:p>0.180906</text:p>
          </table:table-cell>
          <table:table-cell office:value-type="float" office:value="0.167075" calcext:value-type="float">
            <text:p>0.167075</text:p>
          </table:table-cell>
          <table:table-cell office:value-type="float" office:value="0.15145" calcext:value-type="float">
            <text:p>0.15145</text:p>
          </table:table-cell>
          <table:table-cell office:value-type="float" office:value="0.137944" calcext:value-type="float">
            <text:p>0.137944</text:p>
          </table:table-cell>
          <table:table-cell office:value-type="float" office:value="0.127219" calcext:value-type="float">
            <text:p>0.127219</text:p>
          </table:table-cell>
          <table:table-cell office:value-type="float" office:value="0.117994" calcext:value-type="float">
            <text:p>0.117994</text:p>
          </table:table-cell>
          <table:table-cell office:value-type="float" office:value="0.109562" calcext:value-type="float">
            <text:p>0.109562</text:p>
          </table:table-cell>
          <table:table-cell office:value-type="float" office:value="0.103438" calcext:value-type="float">
            <text:p>0.103438</text:p>
          </table:table-cell>
          <table:table-cell office:value-type="float" office:value="0.0995875" calcext:value-type="float">
            <text:p>0.0995875</text:p>
          </table:table-cell>
          <table:table-cell office:value-type="float" office:value="0.0942" calcext:value-type="float">
            <text:p>0.0942</text:p>
          </table:table-cell>
          <table:table-cell office:value-type="float" office:value="0.093025" calcext:value-type="float">
            <text:p>0.093025</text:p>
          </table:table-cell>
          <table:table-cell office:value-type="float" office:value="0.0915375" calcext:value-type="float">
            <text:p>0.0915375</text:p>
          </table:table-cell>
          <table:table-cell office:value-type="float" office:value="0.0891312" calcext:value-type="float">
            <text:p>0.0891312</text:p>
          </table:table-cell>
          <table:table-cell office:value-type="float" office:value="0.0899375" calcext:value-type="float">
            <text:p>0.0899375</text:p>
          </table:table-cell>
          <table:table-cell office:value-type="float" office:value="0.0892687" calcext:value-type="float">
            <text:p>0.0892687</text:p>
          </table:table-cell>
          <table:table-cell office:value-type="float" office:value="0.0891625" calcext:value-type="float">
            <text:p>0.0891625</text:p>
          </table:table-cell>
          <table:table-cell office:value-type="float" office:value="0.0883437" calcext:value-type="float">
            <text:p>0.0883437</text:p>
          </table:table-cell>
          <table:table-cell office:value-type="float" office:value="0.0896813" calcext:value-type="float">
            <text:p>0.0896813</text:p>
          </table:table-cell>
          <table:table-cell office:value-type="float" office:value="0.0921562" calcext:value-type="float">
            <text:p>0.0921562</text:p>
          </table:table-cell>
          <table:table-cell office:value-type="float" office:value="0.0933937" calcext:value-type="float">
            <text:p>0.0933937</text:p>
          </table:table-cell>
          <table:table-cell office:value-type="float" office:value="0.09385" calcext:value-type="float">
            <text:p>0.09385</text:p>
          </table:table-cell>
          <table:table-cell office:value-type="float" office:value="0.0967688" calcext:value-type="float">
            <text:p>0.0967688</text:p>
          </table:table-cell>
          <table:table-cell office:value-type="float" office:value="0.09845" calcext:value-type="float">
            <text:p>0.09845</text:p>
          </table:table-cell>
          <table:table-cell office:value-type="float" office:value="0.09855" calcext:value-type="float">
            <text:p>0.09855</text:p>
          </table:table-cell>
          <table:table-cell office:value-type="float" office:value="0.100244" calcext:value-type="float">
            <text:p>0.100244</text:p>
          </table:table-cell>
          <table:table-cell office:value-type="float" office:value="0.103013" calcext:value-type="float">
            <text:p>0.103013</text:p>
          </table:table-cell>
          <table:table-cell office:value-type="float" office:value="0.104506" calcext:value-type="float">
            <text:p>0.104506</text:p>
          </table:table-cell>
          <table:table-cell office:value-type="float" office:value="0.106862" calcext:value-type="float">
            <text:p>0.106862</text:p>
          </table:table-cell>
          <table:table-cell office:value-type="float" office:value="0.108575" calcext:value-type="float">
            <text:p>0.108575</text:p>
          </table:table-cell>
          <table:table-cell office:value-type="float" office:value="0.108738" calcext:value-type="float">
            <text:p>0.108738</text:p>
          </table:table-cell>
          <table:table-cell office:value-type="float" office:value="0.111781" calcext:value-type="float">
            <text:p>0.111781</text:p>
          </table:table-cell>
          <table:table-cell office:value-type="float" office:value="0.112975" calcext:value-type="float">
            <text:p>0.112975</text:p>
          </table:table-cell>
          <table:table-cell office:value-type="float" office:value="0.115544" calcext:value-type="float">
            <text:p>0.115544</text:p>
          </table:table-cell>
          <table:table-cell office:value-type="float" office:value="0.116119" calcext:value-type="float">
            <text:p>0.116119</text:p>
          </table:table-cell>
          <table:table-cell office:value-type="float" office:value="0.117219" calcext:value-type="float">
            <text:p>0.117219</text:p>
          </table:table-cell>
          <table:table-cell office:value-type="float" office:value="0.119737" calcext:value-type="float">
            <text:p>0.119737</text:p>
          </table:table-cell>
          <table:table-cell office:value-type="float" office:value="0.1207" calcext:value-type="float">
            <text:p>0.1207</text:p>
          </table:table-cell>
          <table:table-cell office:value-type="float" office:value="0.124281" calcext:value-type="float">
            <text:p>0.124281</text:p>
          </table:table-cell>
          <table:table-cell office:value-type="float" office:value="0.127425" calcext:value-type="float">
            <text:p>0.127425</text:p>
          </table:table-cell>
          <table:table-cell office:value-type="float" office:value="0.12935" calcext:value-type="float">
            <text:p>0.12935</text:p>
          </table:table-cell>
          <table:table-cell office:value-type="float" office:value="0.128069" calcext:value-type="float">
            <text:p>0.128069</text:p>
          </table:table-cell>
          <table:table-cell office:value-type="float" office:value="0.130025" calcext:value-type="float">
            <text:p>0.130025</text:p>
          </table:table-cell>
          <table:table-cell office:value-type="float" office:value="0.132106" calcext:value-type="float">
            <text:p>0.132106</text:p>
          </table:table-cell>
          <table:table-cell office:value-type="float" office:value="0.131087" calcext:value-type="float">
            <text:p>0.131087</text:p>
          </table:table-cell>
          <table:table-cell office:value-type="float" office:value="0.134325" calcext:value-type="float">
            <text:p>0.134325</text:p>
          </table:table-cell>
          <table:table-cell office:value-type="float" office:value="0.135331" calcext:value-type="float">
            <text:p>0.135331</text:p>
          </table:table-cell>
          <table:table-cell office:value-type="float" office:value="0.138038" calcext:value-type="float">
            <text:p>0.138038</text:p>
          </table:table-cell>
          <table:table-cell table:formula="of:=SUM([.B91:.CC91])" office:value-type="float" office:value="7.83018085" calcext:value-type="float">
            <text:p>7.83018085</text:p>
          </table:table-cell>
        </table:table-row>
        <table:table-row table:style-name="ro1">
          <table:table-cell office:value-type="float" office:value="5.4625" calcext:value-type="float">
            <text:p>5.4625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1" office:value-type="float" office:value="0.00000625" calcext:value-type="float">
            <text:p>6.25E-06</text:p>
          </table:table-cell>
          <table:table-cell table:style-name="ce1" office:value-type="float" office:value="0.00001875" calcext:value-type="float">
            <text:p>1.88E-05</text:p>
          </table:table-cell>
          <table:table-cell office:value-type="float" office:value="0.0002375" calcext:value-type="float">
            <text:p>0.0002375</text:p>
          </table:table-cell>
          <table:table-cell office:value-type="float" office:value="0.001125" calcext:value-type="float">
            <text:p>0.001125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.010875" calcext:value-type="float">
            <text:p>0.010875</text:p>
          </table:table-cell>
          <table:table-cell office:value-type="float" office:value="0.025575" calcext:value-type="float">
            <text:p>0.025575</text:p>
          </table:table-cell>
          <table:table-cell office:value-type="float" office:value="0.0483688" calcext:value-type="float">
            <text:p>0.0483688</text:p>
          </table:table-cell>
          <table:table-cell office:value-type="float" office:value="0.0776" calcext:value-type="float">
            <text:p>0.0776</text:p>
          </table:table-cell>
          <table:table-cell office:value-type="float" office:value="0.114956" calcext:value-type="float">
            <text:p>0.114956</text:p>
          </table:table-cell>
          <table:table-cell office:value-type="float" office:value="0.1542" calcext:value-type="float">
            <text:p>0.1542</text:p>
          </table:table-cell>
          <table:table-cell office:value-type="float" office:value="0.192256" calcext:value-type="float">
            <text:p>0.192256</text:p>
          </table:table-cell>
          <table:table-cell office:value-type="float" office:value="0.223275" calcext:value-type="float">
            <text:p>0.223275</text:p>
          </table:table-cell>
          <table:table-cell office:value-type="float" office:value="0.242487" calcext:value-type="float">
            <text:p>0.242487</text:p>
          </table:table-cell>
          <table:table-cell office:value-type="float" office:value="0.252819" calcext:value-type="float">
            <text:p>0.252819</text:p>
          </table:table-cell>
          <table:table-cell office:value-type="float" office:value="0.250294" calcext:value-type="float">
            <text:p>0.250294</text:p>
          </table:table-cell>
          <table:table-cell office:value-type="float" office:value="0.246044" calcext:value-type="float">
            <text:p>0.246044</text:p>
          </table:table-cell>
          <table:table-cell office:value-type="float" office:value="0.232681" calcext:value-type="float">
            <text:p>0.232681</text:p>
          </table:table-cell>
          <table:table-cell office:value-type="float" office:value="0.214775" calcext:value-type="float">
            <text:p>0.214775</text:p>
          </table:table-cell>
          <table:table-cell office:value-type="float" office:value="0.196044" calcext:value-type="float">
            <text:p>0.196044</text:p>
          </table:table-cell>
          <table:table-cell office:value-type="float" office:value="0.180938" calcext:value-type="float">
            <text:p>0.180938</text:p>
          </table:table-cell>
          <table:table-cell office:value-type="float" office:value="0.164375" calcext:value-type="float">
            <text:p>0.164375</text:p>
          </table:table-cell>
          <table:table-cell office:value-type="float" office:value="0.15105" calcext:value-type="float">
            <text:p>0.15105</text:p>
          </table:table-cell>
          <table:table-cell office:value-type="float" office:value="0.138813" calcext:value-type="float">
            <text:p>0.138813</text:p>
          </table:table-cell>
          <table:table-cell office:value-type="float" office:value="0.127094" calcext:value-type="float">
            <text:p>0.127094</text:p>
          </table:table-cell>
          <table:table-cell office:value-type="float" office:value="0.116531" calcext:value-type="float">
            <text:p>0.116531</text:p>
          </table:table-cell>
          <table:table-cell office:value-type="float" office:value="0.1092" calcext:value-type="float">
            <text:p>0.1092</text:p>
          </table:table-cell>
          <table:table-cell office:value-type="float" office:value="0.104131" calcext:value-type="float">
            <text:p>0.104131</text:p>
          </table:table-cell>
          <table:table-cell office:value-type="float" office:value="0.0983312" calcext:value-type="float">
            <text:p>0.0983312</text:p>
          </table:table-cell>
          <table:table-cell office:value-type="float" office:value="0.095825" calcext:value-type="float">
            <text:p>0.095825</text:p>
          </table:table-cell>
          <table:table-cell office:value-type="float" office:value="0.0927375" calcext:value-type="float">
            <text:p>0.0927375</text:p>
          </table:table-cell>
          <table:table-cell office:value-type="float" office:value="0.09205" calcext:value-type="float">
            <text:p>0.09205</text:p>
          </table:table-cell>
          <table:table-cell office:value-type="float" office:value="0.090575" calcext:value-type="float">
            <text:p>0.090575</text:p>
          </table:table-cell>
          <table:table-cell office:value-type="float" office:value="0.08915" calcext:value-type="float">
            <text:p>0.08915</text:p>
          </table:table-cell>
          <table:table-cell office:value-type="float" office:value="0.0895813" calcext:value-type="float">
            <text:p>0.0895813</text:p>
          </table:table-cell>
          <table:table-cell office:value-type="float" office:value="0.090625" calcext:value-type="float">
            <text:p>0.090625</text:p>
          </table:table-cell>
          <table:table-cell office:value-type="float" office:value="0.0900625" calcext:value-type="float">
            <text:p>0.0900625</text:p>
          </table:table-cell>
          <table:table-cell office:value-type="float" office:value="0.09135" calcext:value-type="float">
            <text:p>0.09135</text:p>
          </table:table-cell>
          <table:table-cell office:value-type="float" office:value="0.0928812" calcext:value-type="float">
            <text:p>0.0928812</text:p>
          </table:table-cell>
          <table:table-cell office:value-type="float" office:value="0.0944438" calcext:value-type="float">
            <text:p>0.0944438</text:p>
          </table:table-cell>
          <table:table-cell office:value-type="float" office:value="0.0944813" calcext:value-type="float">
            <text:p>0.0944813</text:p>
          </table:table-cell>
          <table:table-cell office:value-type="float" office:value="0.096125" calcext:value-type="float">
            <text:p>0.096125</text:p>
          </table:table-cell>
          <table:table-cell office:value-type="float" office:value="0.0993" calcext:value-type="float">
            <text:p>0.0993</text:p>
          </table:table-cell>
          <table:table-cell office:value-type="float" office:value="0.0998375" calcext:value-type="float">
            <text:p>0.0998375</text:p>
          </table:table-cell>
          <table:table-cell office:value-type="float" office:value="0.102025" calcext:value-type="float">
            <text:p>0.102025</text:p>
          </table:table-cell>
          <table:table-cell office:value-type="float" office:value="0.102975" calcext:value-type="float">
            <text:p>0.102975</text:p>
          </table:table-cell>
          <table:table-cell office:value-type="float" office:value="0.105188" calcext:value-type="float">
            <text:p>0.105188</text:p>
          </table:table-cell>
          <table:table-cell office:value-type="float" office:value="0.105606" calcext:value-type="float">
            <text:p>0.105606</text:p>
          </table:table-cell>
          <table:table-cell office:value-type="float" office:value="0.107012" calcext:value-type="float">
            <text:p>0.107012</text:p>
          </table:table-cell>
          <table:table-cell office:value-type="float" office:value="0.109169" calcext:value-type="float">
            <text:p>0.109169</text:p>
          </table:table-cell>
          <table:table-cell office:value-type="float" office:value="0.109906" calcext:value-type="float">
            <text:p>0.109906</text:p>
          </table:table-cell>
          <table:table-cell office:value-type="float" office:value="0.112656" calcext:value-type="float">
            <text:p>0.112656</text:p>
          </table:table-cell>
          <table:table-cell office:value-type="float" office:value="0.112944" calcext:value-type="float">
            <text:p>0.112944</text:p>
          </table:table-cell>
          <table:table-cell office:value-type="float" office:value="0.114431" calcext:value-type="float">
            <text:p>0.114431</text:p>
          </table:table-cell>
          <table:table-cell office:value-type="float" office:value="0.117269" calcext:value-type="float">
            <text:p>0.117269</text:p>
          </table:table-cell>
          <table:table-cell office:value-type="float" office:value="0.120231" calcext:value-type="float">
            <text:p>0.120231</text:p>
          </table:table-cell>
          <table:table-cell office:value-type="float" office:value="0.120788" calcext:value-type="float">
            <text:p>0.120788</text:p>
          </table:table-cell>
          <table:table-cell office:value-type="float" office:value="0.122481" calcext:value-type="float">
            <text:p>0.122481</text:p>
          </table:table-cell>
          <table:table-cell office:value-type="float" office:value="0.123369" calcext:value-type="float">
            <text:p>0.123369</text:p>
          </table:table-cell>
          <table:table-cell office:value-type="float" office:value="0.12755" calcext:value-type="float">
            <text:p>0.12755</text:p>
          </table:table-cell>
          <table:table-cell table:number-columns-repeated="2" office:value-type="float" office:value="0.130319" calcext:value-type="float">
            <text:p>0.130319</text:p>
          </table:table-cell>
          <table:table-cell office:value-type="float" office:value="0.134162" calcext:value-type="float">
            <text:p>0.134162</text:p>
          </table:table-cell>
          <table:table-cell office:value-type="float" office:value="0.1353" calcext:value-type="float">
            <text:p>0.1353</text:p>
          </table:table-cell>
          <table:table-cell office:value-type="float" office:value="0.136006" calcext:value-type="float">
            <text:p>0.136006</text:p>
          </table:table-cell>
          <table:table-cell office:value-type="float" office:value="0.137319" calcext:value-type="float">
            <text:p>0.137319</text:p>
          </table:table-cell>
          <table:table-cell office:value-type="float" office:value="0.138956" calcext:value-type="float">
            <text:p>0.138956</text:p>
          </table:table-cell>
          <table:table-cell table:formula="of:=SUM([.B92:.CC92])" office:value-type="float" office:value="7.83301285" calcext:value-type="float">
            <text:p>7.83301285</text:p>
          </table:table-cell>
        </table:table-row>
        <table:table-row table:style-name="ro1">
          <table:table-cell office:value-type="float" office:value="5.521875" calcext:value-type="float">
            <text:p>5.521875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1" office:value-type="float" office:value="0.0000625" calcext:value-type="float">
            <text:p>6.25E-05</text:p>
          </table:table-cell>
          <table:table-cell office:value-type="float" office:value="0.00029375" calcext:value-type="float">
            <text:p>0.00029375</text:p>
          </table:table-cell>
          <table:table-cell office:value-type="float" office:value="0.00119375" calcext:value-type="float">
            <text:p>0.00119375</text:p>
          </table:table-cell>
          <table:table-cell office:value-type="float" office:value="0.00375625" calcext:value-type="float">
            <text:p>0.00375625</text:p>
          </table:table-cell>
          <table:table-cell office:value-type="float" office:value="0.0108437" calcext:value-type="float">
            <text:p>0.0108437</text:p>
          </table:table-cell>
          <table:table-cell office:value-type="float" office:value="0.0245437" calcext:value-type="float">
            <text:p>0.0245437</text:p>
          </table:table-cell>
          <table:table-cell office:value-type="float" office:value="0.0467062" calcext:value-type="float">
            <text:p>0.0467062</text:p>
          </table:table-cell>
          <table:table-cell office:value-type="float" office:value="0.0760125" calcext:value-type="float">
            <text:p>0.0760125</text:p>
          </table:table-cell>
          <table:table-cell office:value-type="float" office:value="0.114369" calcext:value-type="float">
            <text:p>0.114369</text:p>
          </table:table-cell>
          <table:table-cell office:value-type="float" office:value="0.154194" calcext:value-type="float">
            <text:p>0.154194</text:p>
          </table:table-cell>
          <table:table-cell office:value-type="float" office:value="0.191781" calcext:value-type="float">
            <text:p>0.191781</text:p>
          </table:table-cell>
          <table:table-cell office:value-type="float" office:value="0.221344" calcext:value-type="float">
            <text:p>0.221344</text:p>
          </table:table-cell>
          <table:table-cell office:value-type="float" office:value="0.241281" calcext:value-type="float">
            <text:p>0.241281</text:p>
          </table:table-cell>
          <table:table-cell office:value-type="float" office:value="0.250719" calcext:value-type="float">
            <text:p>0.250719</text:p>
          </table:table-cell>
          <table:table-cell office:value-type="float" office:value="0.251319" calcext:value-type="float">
            <text:p>0.251319</text:p>
          </table:table-cell>
          <table:table-cell office:value-type="float" office:value="0.245556" calcext:value-type="float">
            <text:p>0.245556</text:p>
          </table:table-cell>
          <table:table-cell office:value-type="float" office:value="0.228963" calcext:value-type="float">
            <text:p>0.228963</text:p>
          </table:table-cell>
          <table:table-cell office:value-type="float" office:value="0.217131" calcext:value-type="float">
            <text:p>0.217131</text:p>
          </table:table-cell>
          <table:table-cell office:value-type="float" office:value="0.198856" calcext:value-type="float">
            <text:p>0.198856</text:p>
          </table:table-cell>
          <table:table-cell office:value-type="float" office:value="0.182375" calcext:value-type="float">
            <text:p>0.182375</text:p>
          </table:table-cell>
          <table:table-cell office:value-type="float" office:value="0.165894" calcext:value-type="float">
            <text:p>0.165894</text:p>
          </table:table-cell>
          <table:table-cell office:value-type="float" office:value="0.152106" calcext:value-type="float">
            <text:p>0.152106</text:p>
          </table:table-cell>
          <table:table-cell office:value-type="float" office:value="0.137519" calcext:value-type="float">
            <text:p>0.137519</text:p>
          </table:table-cell>
          <table:table-cell office:value-type="float" office:value="0.127231" calcext:value-type="float">
            <text:p>0.127231</text:p>
          </table:table-cell>
          <table:table-cell office:value-type="float" office:value="0.117475" calcext:value-type="float">
            <text:p>0.117475</text:p>
          </table:table-cell>
          <table:table-cell office:value-type="float" office:value="0.111088" calcext:value-type="float">
            <text:p>0.111088</text:p>
          </table:table-cell>
          <table:table-cell office:value-type="float" office:value="0.101481" calcext:value-type="float">
            <text:p>0.101481</text:p>
          </table:table-cell>
          <table:table-cell office:value-type="float" office:value="0.0990812" calcext:value-type="float">
            <text:p>0.0990812</text:p>
          </table:table-cell>
          <table:table-cell office:value-type="float" office:value="0.0949125" calcext:value-type="float">
            <text:p>0.0949125</text:p>
          </table:table-cell>
          <table:table-cell office:value-type="float" office:value="0.0929125" calcext:value-type="float">
            <text:p>0.0929125</text:p>
          </table:table-cell>
          <table:table-cell office:value-type="float" office:value="0.0906375" calcext:value-type="float">
            <text:p>0.0906375</text:p>
          </table:table-cell>
          <table:table-cell office:value-type="float" office:value="0.0893562" calcext:value-type="float">
            <text:p>0.0893562</text:p>
          </table:table-cell>
          <table:table-cell office:value-type="float" office:value="0.0883937" calcext:value-type="float">
            <text:p>0.0883937</text:p>
          </table:table-cell>
          <table:table-cell office:value-type="float" office:value="0.088625" calcext:value-type="float">
            <text:p>0.088625</text:p>
          </table:table-cell>
          <table:table-cell office:value-type="float" office:value="0.089225" calcext:value-type="float">
            <text:p>0.089225</text:p>
          </table:table-cell>
          <table:table-cell office:value-type="float" office:value="0.090375" calcext:value-type="float">
            <text:p>0.090375</text:p>
          </table:table-cell>
          <table:table-cell office:value-type="float" office:value="0.0909563" calcext:value-type="float">
            <text:p>0.0909563</text:p>
          </table:table-cell>
          <table:table-cell office:value-type="float" office:value="0.0911" calcext:value-type="float">
            <text:p>0.0911</text:p>
          </table:table-cell>
          <table:table-cell office:value-type="float" office:value="0.0930187" calcext:value-type="float">
            <text:p>0.0930187</text:p>
          </table:table-cell>
          <table:table-cell office:value-type="float" office:value="0.0948438" calcext:value-type="float">
            <text:p>0.0948438</text:p>
          </table:table-cell>
          <table:table-cell office:value-type="float" office:value="0.0972188" calcext:value-type="float">
            <text:p>0.0972188</text:p>
          </table:table-cell>
          <table:table-cell office:value-type="float" office:value="0.0975188" calcext:value-type="float">
            <text:p>0.0975188</text:p>
          </table:table-cell>
          <table:table-cell office:value-type="float" office:value="0.0990125" calcext:value-type="float">
            <text:p>0.0990125</text:p>
          </table:table-cell>
          <table:table-cell office:value-type="float" office:value="0.101575" calcext:value-type="float">
            <text:p>0.101575</text:p>
          </table:table-cell>
          <table:table-cell office:value-type="float" office:value="0.102825" calcext:value-type="float">
            <text:p>0.102825</text:p>
          </table:table-cell>
          <table:table-cell office:value-type="float" office:value="0.105338" calcext:value-type="float">
            <text:p>0.105338</text:p>
          </table:table-cell>
          <table:table-cell office:value-type="float" office:value="0.107775" calcext:value-type="float">
            <text:p>0.107775</text:p>
          </table:table-cell>
          <table:table-cell office:value-type="float" office:value="0.107444" calcext:value-type="float">
            <text:p>0.107444</text:p>
          </table:table-cell>
          <table:table-cell office:value-type="float" office:value="0.108912" calcext:value-type="float">
            <text:p>0.108912</text:p>
          </table:table-cell>
          <table:table-cell office:value-type="float" office:value="0.112187" calcext:value-type="float">
            <text:p>0.112187</text:p>
          </table:table-cell>
          <table:table-cell office:value-type="float" office:value="0.113956" calcext:value-type="float">
            <text:p>0.113956</text:p>
          </table:table-cell>
          <table:table-cell office:value-type="float" office:value="0.11545" calcext:value-type="float">
            <text:p>0.11545</text:p>
          </table:table-cell>
          <table:table-cell office:value-type="float" office:value="0.116706" calcext:value-type="float">
            <text:p>0.116706</text:p>
          </table:table-cell>
          <table:table-cell office:value-type="float" office:value="0.119913" calcext:value-type="float">
            <text:p>0.119913</text:p>
          </table:table-cell>
          <table:table-cell office:value-type="float" office:value="0.1204" calcext:value-type="float">
            <text:p>0.1204</text:p>
          </table:table-cell>
          <table:table-cell office:value-type="float" office:value="0.121769" calcext:value-type="float">
            <text:p>0.121769</text:p>
          </table:table-cell>
          <table:table-cell office:value-type="float" office:value="0.127656" calcext:value-type="float">
            <text:p>0.127656</text:p>
          </table:table-cell>
          <table:table-cell office:value-type="float" office:value="0.127331" calcext:value-type="float">
            <text:p>0.127331</text:p>
          </table:table-cell>
          <table:table-cell office:value-type="float" office:value="0.1267" calcext:value-type="float">
            <text:p>0.1267</text:p>
          </table:table-cell>
          <table:table-cell office:value-type="float" office:value="0.128531" calcext:value-type="float">
            <text:p>0.128531</text:p>
          </table:table-cell>
          <table:table-cell office:value-type="float" office:value="0.13025" calcext:value-type="float">
            <text:p>0.13025</text:p>
          </table:table-cell>
          <table:table-cell office:value-type="float" office:value="0.133344" calcext:value-type="float">
            <text:p>0.133344</text:p>
          </table:table-cell>
          <table:table-cell office:value-type="float" office:value="0.135087" calcext:value-type="float">
            <text:p>0.135087</text:p>
          </table:table-cell>
          <table:table-cell office:value-type="float" office:value="0.13535" calcext:value-type="float">
            <text:p>0.13535</text:p>
          </table:table-cell>
          <table:table-cell office:value-type="float" office:value="0.136894" calcext:value-type="float">
            <text:p>0.136894</text:p>
          </table:table-cell>
          <table:table-cell office:value-type="float" office:value="0.138331" calcext:value-type="float">
            <text:p>0.138331</text:p>
          </table:table-cell>
          <table:table-cell table:formula="of:=SUM([.B93:.CC93])" office:value-type="float" office:value="7.83500585" calcext:value-type="float">
            <text:p>7.83500585</text:p>
          </table:table-cell>
        </table:table-row>
        <table:table-row table:style-name="ro1">
          <table:table-cell office:value-type="float" office:value="5.58125" calcext:value-type="float">
            <text:p>5.58125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1" office:value-type="float" office:value="0.000025" calcext:value-type="float">
            <text:p>2.50E-05</text:p>
          </table:table-cell>
          <table:table-cell office:value-type="float" office:value="0.0002625" calcext:value-type="float">
            <text:p>0.0002625</text:p>
          </table:table-cell>
          <table:table-cell office:value-type="float" office:value="0.00114375" calcext:value-type="float">
            <text:p>0.00114375</text:p>
          </table:table-cell>
          <table:table-cell office:value-type="float" office:value="0.00399375" calcext:value-type="float">
            <text:p>0.00399375</text:p>
          </table:table-cell>
          <table:table-cell office:value-type="float" office:value="0.0103625" calcext:value-type="float">
            <text:p>0.0103625</text:p>
          </table:table-cell>
          <table:table-cell office:value-type="float" office:value="0.02335" calcext:value-type="float">
            <text:p>0.02335</text:p>
          </table:table-cell>
          <table:table-cell office:value-type="float" office:value="0.046275" calcext:value-type="float">
            <text:p>0.046275</text:p>
          </table:table-cell>
          <table:table-cell office:value-type="float" office:value="0.0767812" calcext:value-type="float">
            <text:p>0.0767812</text:p>
          </table:table-cell>
          <table:table-cell office:value-type="float" office:value="0.112556" calcext:value-type="float">
            <text:p>0.112556</text:p>
          </table:table-cell>
          <table:table-cell office:value-type="float" office:value="0.150831" calcext:value-type="float">
            <text:p>0.150831</text:p>
          </table:table-cell>
          <table:table-cell office:value-type="float" office:value="0.189719" calcext:value-type="float">
            <text:p>0.189719</text:p>
          </table:table-cell>
          <table:table-cell office:value-type="float" office:value="0.220275" calcext:value-type="float">
            <text:p>0.220275</text:p>
          </table:table-cell>
          <table:table-cell office:value-type="float" office:value="0.240838" calcext:value-type="float">
            <text:p>0.240838</text:p>
          </table:table-cell>
          <table:table-cell office:value-type="float" office:value="0.252156" calcext:value-type="float">
            <text:p>0.252156</text:p>
          </table:table-cell>
          <table:table-cell office:value-type="float" office:value="0.250594" calcext:value-type="float">
            <text:p>0.250594</text:p>
          </table:table-cell>
          <table:table-cell office:value-type="float" office:value="0.245663" calcext:value-type="float">
            <text:p>0.245663</text:p>
          </table:table-cell>
          <table:table-cell office:value-type="float" office:value="0.231137" calcext:value-type="float">
            <text:p>0.231137</text:p>
          </table:table-cell>
          <table:table-cell office:value-type="float" office:value="0.217012" calcext:value-type="float">
            <text:p>0.217012</text:p>
          </table:table-cell>
          <table:table-cell office:value-type="float" office:value="0.201025" calcext:value-type="float">
            <text:p>0.201025</text:p>
          </table:table-cell>
          <table:table-cell office:value-type="float" office:value="0.180269" calcext:value-type="float">
            <text:p>0.180269</text:p>
          </table:table-cell>
          <table:table-cell office:value-type="float" office:value="0.165181" calcext:value-type="float">
            <text:p>0.165181</text:p>
          </table:table-cell>
          <table:table-cell office:value-type="float" office:value="0.151469" calcext:value-type="float">
            <text:p>0.151469</text:p>
          </table:table-cell>
          <table:table-cell office:value-type="float" office:value="0.138838" calcext:value-type="float">
            <text:p>0.138838</text:p>
          </table:table-cell>
          <table:table-cell office:value-type="float" office:value="0.127231" calcext:value-type="float">
            <text:p>0.127231</text:p>
          </table:table-cell>
          <table:table-cell office:value-type="float" office:value="0.116281" calcext:value-type="float">
            <text:p>0.116281</text:p>
          </table:table-cell>
          <table:table-cell office:value-type="float" office:value="0.108706" calcext:value-type="float">
            <text:p>0.108706</text:p>
          </table:table-cell>
          <table:table-cell office:value-type="float" office:value="0.101825" calcext:value-type="float">
            <text:p>0.101825</text:p>
          </table:table-cell>
          <table:table-cell office:value-type="float" office:value="0.0969875" calcext:value-type="float">
            <text:p>0.0969875</text:p>
          </table:table-cell>
          <table:table-cell office:value-type="float" office:value="0.0935062" calcext:value-type="float">
            <text:p>0.0935062</text:p>
          </table:table-cell>
          <table:table-cell office:value-type="float" office:value="0.090625" calcext:value-type="float">
            <text:p>0.090625</text:p>
          </table:table-cell>
          <table:table-cell office:value-type="float" office:value="0.0894375" calcext:value-type="float">
            <text:p>0.0894375</text:p>
          </table:table-cell>
          <table:table-cell office:value-type="float" office:value="0.0879937" calcext:value-type="float">
            <text:p>0.0879937</text:p>
          </table:table-cell>
          <table:table-cell office:value-type="float" office:value="0.089025" calcext:value-type="float">
            <text:p>0.089025</text:p>
          </table:table-cell>
          <table:table-cell office:value-type="float" office:value="0.088075" calcext:value-type="float">
            <text:p>0.088075</text:p>
          </table:table-cell>
          <table:table-cell office:value-type="float" office:value="0.08955" calcext:value-type="float">
            <text:p>0.08955</text:p>
          </table:table-cell>
          <table:table-cell office:value-type="float" office:value="0.0908937" calcext:value-type="float">
            <text:p>0.0908937</text:p>
          </table:table-cell>
          <table:table-cell office:value-type="float" office:value="0.0895688" calcext:value-type="float">
            <text:p>0.0895688</text:p>
          </table:table-cell>
          <table:table-cell office:value-type="float" office:value="0.091825" calcext:value-type="float">
            <text:p>0.091825</text:p>
          </table:table-cell>
          <table:table-cell office:value-type="float" office:value="0.0917" calcext:value-type="float">
            <text:p>0.0917</text:p>
          </table:table-cell>
          <table:table-cell office:value-type="float" office:value="0.0937125" calcext:value-type="float">
            <text:p>0.0937125</text:p>
          </table:table-cell>
          <table:table-cell office:value-type="float" office:value="0.0960375" calcext:value-type="float">
            <text:p>0.0960375</text:p>
          </table:table-cell>
          <table:table-cell office:value-type="float" office:value="0.098175" calcext:value-type="float">
            <text:p>0.098175</text:p>
          </table:table-cell>
          <table:table-cell office:value-type="float" office:value="0.0992625" calcext:value-type="float">
            <text:p>0.0992625</text:p>
          </table:table-cell>
          <table:table-cell office:value-type="float" office:value="0.103438" calcext:value-type="float">
            <text:p>0.103438</text:p>
          </table:table-cell>
          <table:table-cell office:value-type="float" office:value="0.102188" calcext:value-type="float">
            <text:p>0.102188</text:p>
          </table:table-cell>
          <table:table-cell office:value-type="float" office:value="0.105119" calcext:value-type="float">
            <text:p>0.105119</text:p>
          </table:table-cell>
          <table:table-cell office:value-type="float" office:value="0.108306" calcext:value-type="float">
            <text:p>0.108306</text:p>
          </table:table-cell>
          <table:table-cell office:value-type="float" office:value="0.107869" calcext:value-type="float">
            <text:p>0.107869</text:p>
          </table:table-cell>
          <table:table-cell office:value-type="float" office:value="0.108725" calcext:value-type="float">
            <text:p>0.108725</text:p>
          </table:table-cell>
          <table:table-cell office:value-type="float" office:value="0.111875" calcext:value-type="float">
            <text:p>0.111875</text:p>
          </table:table-cell>
          <table:table-cell office:value-type="float" office:value="0.114837" calcext:value-type="float">
            <text:p>0.114837</text:p>
          </table:table-cell>
          <table:table-cell office:value-type="float" office:value="0.115437" calcext:value-type="float">
            <text:p>0.115437</text:p>
          </table:table-cell>
          <table:table-cell office:value-type="float" office:value="0.116587" calcext:value-type="float">
            <text:p>0.116587</text:p>
          </table:table-cell>
          <table:table-cell office:value-type="float" office:value="0.11735" calcext:value-type="float">
            <text:p>0.11735</text:p>
          </table:table-cell>
          <table:table-cell office:value-type="float" office:value="0.119544" calcext:value-type="float">
            <text:p>0.119544</text:p>
          </table:table-cell>
          <table:table-cell office:value-type="float" office:value="0.121725" calcext:value-type="float">
            <text:p>0.121725</text:p>
          </table:table-cell>
          <table:table-cell office:value-type="float" office:value="0.12545" calcext:value-type="float">
            <text:p>0.12545</text:p>
          </table:table-cell>
          <table:table-cell office:value-type="float" office:value="0.1248" calcext:value-type="float">
            <text:p>0.1248</text:p>
          </table:table-cell>
          <table:table-cell office:value-type="float" office:value="0.128263" calcext:value-type="float">
            <text:p>0.128263</text:p>
          </table:table-cell>
          <table:table-cell office:value-type="float" office:value="0.128456" calcext:value-type="float">
            <text:p>0.128456</text:p>
          </table:table-cell>
          <table:table-cell office:value-type="float" office:value="0.131381" calcext:value-type="float">
            <text:p>0.131381</text:p>
          </table:table-cell>
          <table:table-cell office:value-type="float" office:value="0.130238" calcext:value-type="float">
            <text:p>0.130238</text:p>
          </table:table-cell>
          <table:table-cell office:value-type="float" office:value="0.131844" calcext:value-type="float">
            <text:p>0.131844</text:p>
          </table:table-cell>
          <table:table-cell office:value-type="float" office:value="0.135119" calcext:value-type="float">
            <text:p>0.135119</text:p>
          </table:table-cell>
          <table:table-cell office:value-type="float" office:value="0.136231" calcext:value-type="float">
            <text:p>0.136231</text:p>
          </table:table-cell>
          <table:table-cell office:value-type="float" office:value="0.138906" calcext:value-type="float">
            <text:p>0.138906</text:p>
          </table:table-cell>
          <table:table-cell table:formula="of:=SUM([.B94:.CC94])" office:value-type="float" office:value="7.8038626" calcext:value-type="float">
            <text:p>7.8038626</text:p>
          </table:table-cell>
        </table:table-row>
        <table:table-row table:style-name="ro1">
          <table:table-cell office:value-type="float" office:value="5.640625" calcext:value-type="float">
            <text:p>5.640625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1" office:value-type="float" office:value="0.00006875" calcext:value-type="float">
            <text:p>6.88E-05</text:p>
          </table:table-cell>
          <table:table-cell office:value-type="float" office:value="0.000275" calcext:value-type="float">
            <text:p>0.000275</text:p>
          </table:table-cell>
          <table:table-cell office:value-type="float" office:value="0.00106875" calcext:value-type="float">
            <text:p>0.00106875</text:p>
          </table:table-cell>
          <table:table-cell office:value-type="float" office:value="0.0038875" calcext:value-type="float">
            <text:p>0.0038875</text:p>
          </table:table-cell>
          <table:table-cell office:value-type="float" office:value="0.01075" calcext:value-type="float">
            <text:p>0.01075</text:p>
          </table:table-cell>
          <table:table-cell office:value-type="float" office:value="0.0244063" calcext:value-type="float">
            <text:p>0.0244063</text:p>
          </table:table-cell>
          <table:table-cell office:value-type="float" office:value="0.045375" calcext:value-type="float">
            <text:p>0.045375</text:p>
          </table:table-cell>
          <table:table-cell office:value-type="float" office:value="0.074775" calcext:value-type="float">
            <text:p>0.074775</text:p>
          </table:table-cell>
          <table:table-cell office:value-type="float" office:value="0.111213" calcext:value-type="float">
            <text:p>0.111213</text:p>
          </table:table-cell>
          <table:table-cell office:value-type="float" office:value="0.151913" calcext:value-type="float">
            <text:p>0.151913</text:p>
          </table:table-cell>
          <table:table-cell office:value-type="float" office:value="0.187581" calcext:value-type="float">
            <text:p>0.187581</text:p>
          </table:table-cell>
          <table:table-cell office:value-type="float" office:value="0.218713" calcext:value-type="float">
            <text:p>0.218713</text:p>
          </table:table-cell>
          <table:table-cell office:value-type="float" office:value="0.2386" calcext:value-type="float">
            <text:p>0.2386</text:p>
          </table:table-cell>
          <table:table-cell office:value-type="float" office:value="0.250563" calcext:value-type="float">
            <text:p>0.250563</text:p>
          </table:table-cell>
          <table:table-cell office:value-type="float" office:value="0.252387" calcext:value-type="float">
            <text:p>0.252387</text:p>
          </table:table-cell>
          <table:table-cell office:value-type="float" office:value="0.243825" calcext:value-type="float">
            <text:p>0.243825</text:p>
          </table:table-cell>
          <table:table-cell office:value-type="float" office:value="0.230875" calcext:value-type="float">
            <text:p>0.230875</text:p>
          </table:table-cell>
          <table:table-cell office:value-type="float" office:value="0.21475" calcext:value-type="float">
            <text:p>0.21475</text:p>
          </table:table-cell>
          <table:table-cell office:value-type="float" office:value="0.201669" calcext:value-type="float">
            <text:p>0.201669</text:p>
          </table:table-cell>
          <table:table-cell office:value-type="float" office:value="0.181694" calcext:value-type="float">
            <text:p>0.181694</text:p>
          </table:table-cell>
          <table:table-cell office:value-type="float" office:value="0.165506" calcext:value-type="float">
            <text:p>0.165506</text:p>
          </table:table-cell>
          <table:table-cell office:value-type="float" office:value="0.150237" calcext:value-type="float">
            <text:p>0.150237</text:p>
          </table:table-cell>
          <table:table-cell office:value-type="float" office:value="0.137819" calcext:value-type="float">
            <text:p>0.137819</text:p>
          </table:table-cell>
          <table:table-cell office:value-type="float" office:value="0.124869" calcext:value-type="float">
            <text:p>0.124869</text:p>
          </table:table-cell>
          <table:table-cell office:value-type="float" office:value="0.114812" calcext:value-type="float">
            <text:p>0.114812</text:p>
          </table:table-cell>
          <table:table-cell office:value-type="float" office:value="0.105862" calcext:value-type="float">
            <text:p>0.105862</text:p>
          </table:table-cell>
          <table:table-cell office:value-type="float" office:value="0.1006" calcext:value-type="float">
            <text:p>0.1006</text:p>
          </table:table-cell>
          <table:table-cell office:value-type="float" office:value="0.096675" calcext:value-type="float">
            <text:p>0.096675</text:p>
          </table:table-cell>
          <table:table-cell office:value-type="float" office:value="0.0922437" calcext:value-type="float">
            <text:p>0.0922437</text:p>
          </table:table-cell>
          <table:table-cell office:value-type="float" office:value="0.0898562" calcext:value-type="float">
            <text:p>0.0898562</text:p>
          </table:table-cell>
          <table:table-cell office:value-type="float" office:value="0.0880625" calcext:value-type="float">
            <text:p>0.0880625</text:p>
          </table:table-cell>
          <table:table-cell office:value-type="float" office:value="0.086825" calcext:value-type="float">
            <text:p>0.086825</text:p>
          </table:table-cell>
          <table:table-cell office:value-type="float" office:value="0.0865687" calcext:value-type="float">
            <text:p>0.0865687</text:p>
          </table:table-cell>
          <table:table-cell office:value-type="float" office:value="0.0871187" calcext:value-type="float">
            <text:p>0.0871187</text:p>
          </table:table-cell>
          <table:table-cell office:value-type="float" office:value="0.0876375" calcext:value-type="float">
            <text:p>0.0876375</text:p>
          </table:table-cell>
          <table:table-cell office:value-type="float" office:value="0.089225" calcext:value-type="float">
            <text:p>0.089225</text:p>
          </table:table-cell>
          <table:table-cell office:value-type="float" office:value="0.0896" calcext:value-type="float">
            <text:p>0.0896</text:p>
          </table:table-cell>
          <table:table-cell office:value-type="float" office:value="0.091575" calcext:value-type="float">
            <text:p>0.091575</text:p>
          </table:table-cell>
          <table:table-cell office:value-type="float" office:value="0.0933625" calcext:value-type="float">
            <text:p>0.0933625</text:p>
          </table:table-cell>
          <table:table-cell office:value-type="float" office:value="0.0944875" calcext:value-type="float">
            <text:p>0.0944875</text:p>
          </table:table-cell>
          <table:table-cell office:value-type="float" office:value="0.094725" calcext:value-type="float">
            <text:p>0.094725</text:p>
          </table:table-cell>
          <table:table-cell office:value-type="float" office:value="0.096725" calcext:value-type="float">
            <text:p>0.096725</text:p>
          </table:table-cell>
          <table:table-cell office:value-type="float" office:value="0.0977563" calcext:value-type="float">
            <text:p>0.0977563</text:p>
          </table:table-cell>
          <table:table-cell office:value-type="float" office:value="0.100456" calcext:value-type="float">
            <text:p>0.100456</text:p>
          </table:table-cell>
          <table:table-cell office:value-type="float" office:value="0.101562" calcext:value-type="float">
            <text:p>0.101562</text:p>
          </table:table-cell>
          <table:table-cell office:value-type="float" office:value="0.102862" calcext:value-type="float">
            <text:p>0.102862</text:p>
          </table:table-cell>
          <table:table-cell office:value-type="float" office:value="0.104956" calcext:value-type="float">
            <text:p>0.104956</text:p>
          </table:table-cell>
          <table:table-cell office:value-type="float" office:value="0.107919" calcext:value-type="float">
            <text:p>0.107919</text:p>
          </table:table-cell>
          <table:table-cell office:value-type="float" office:value="0.108831" calcext:value-type="float">
            <text:p>0.108831</text:p>
          </table:table-cell>
          <table:table-cell office:value-type="float" office:value="0.1104" calcext:value-type="float">
            <text:p>0.1104</text:p>
          </table:table-cell>
          <table:table-cell office:value-type="float" office:value="0.111787" calcext:value-type="float">
            <text:p>0.111787</text:p>
          </table:table-cell>
          <table:table-cell office:value-type="float" office:value="0.116131" calcext:value-type="float">
            <text:p>0.116131</text:p>
          </table:table-cell>
          <table:table-cell office:value-type="float" office:value="0.118475" calcext:value-type="float">
            <text:p>0.118475</text:p>
          </table:table-cell>
          <table:table-cell office:value-type="float" office:value="0.119125" calcext:value-type="float">
            <text:p>0.119125</text:p>
          </table:table-cell>
          <table:table-cell office:value-type="float" office:value="0.120012" calcext:value-type="float">
            <text:p>0.120012</text:p>
          </table:table-cell>
          <table:table-cell office:value-type="float" office:value="0.121525" calcext:value-type="float">
            <text:p>0.121525</text:p>
          </table:table-cell>
          <table:table-cell office:value-type="float" office:value="0.125213" calcext:value-type="float">
            <text:p>0.125213</text:p>
          </table:table-cell>
          <table:table-cell office:value-type="float" office:value="0.126744" calcext:value-type="float">
            <text:p>0.126744</text:p>
          </table:table-cell>
          <table:table-cell office:value-type="float" office:value="0.128869" calcext:value-type="float">
            <text:p>0.128869</text:p>
          </table:table-cell>
          <table:table-cell office:value-type="float" office:value="0.130919" calcext:value-type="float">
            <text:p>0.130919</text:p>
          </table:table-cell>
          <table:table-cell office:value-type="float" office:value="0.132131" calcext:value-type="float">
            <text:p>0.132131</text:p>
          </table:table-cell>
          <table:table-cell office:value-type="float" office:value="0.133313" calcext:value-type="float">
            <text:p>0.133313</text:p>
          </table:table-cell>
          <table:table-cell office:value-type="float" office:value="0.135587" calcext:value-type="float">
            <text:p>0.135587</text:p>
          </table:table-cell>
          <table:table-cell office:value-type="float" office:value="0.135887" calcext:value-type="float">
            <text:p>0.135887</text:p>
          </table:table-cell>
          <table:table-cell office:value-type="float" office:value="0.136238" calcext:value-type="float">
            <text:p>0.136238</text:p>
          </table:table-cell>
          <table:table-cell office:value-type="float" office:value="0.13825" calcext:value-type="float">
            <text:p>0.13825</text:p>
          </table:table-cell>
          <table:table-cell table:formula="of:=SUM([.B95:.CC95])" office:value-type="float" office:value="7.7737299" calcext:value-type="float">
            <text:p>7.7737299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table:style-name="ce1" office:value-type="float" office:value="0.00000625" calcext:value-type="float">
            <text:p>6.25E-06</text:p>
          </table:table-cell>
          <table:table-cell table:style-name="ce1" office:value-type="float" office:value="0.0000375" calcext:value-type="float">
            <text:p>3.75E-05</text:p>
          </table:table-cell>
          <table:table-cell office:value-type="float" office:value="0.0002625" calcext:value-type="float">
            <text:p>0.0002625</text:p>
          </table:table-cell>
          <table:table-cell office:value-type="float" office:value="0.00126875" calcext:value-type="float">
            <text:p>0.00126875</text:p>
          </table:table-cell>
          <table:table-cell office:value-type="float" office:value="0.00385" calcext:value-type="float">
            <text:p>0.00385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02315" calcext:value-type="float">
            <text:p>0.02315</text:p>
          </table:table-cell>
          <table:table-cell office:value-type="float" office:value="0.0446312" calcext:value-type="float">
            <text:p>0.0446312</text:p>
          </table:table-cell>
          <table:table-cell office:value-type="float" office:value="0.0735438" calcext:value-type="float">
            <text:p>0.0735438</text:p>
          </table:table-cell>
          <table:table-cell office:value-type="float" office:value="0.110944" calcext:value-type="float">
            <text:p>0.110944</text:p>
          </table:table-cell>
          <table:table-cell office:value-type="float" office:value="0.149844" calcext:value-type="float">
            <text:p>0.149844</text:p>
          </table:table-cell>
          <table:table-cell office:value-type="float" office:value="0.184562" calcext:value-type="float">
            <text:p>0.184562</text:p>
          </table:table-cell>
          <table:table-cell office:value-type="float" office:value="0.216256" calcext:value-type="float">
            <text:p>0.216256</text:p>
          </table:table-cell>
          <table:table-cell office:value-type="float" office:value="0.2337" calcext:value-type="float">
            <text:p>0.2337</text:p>
          </table:table-cell>
          <table:table-cell office:value-type="float" office:value="0.246363" calcext:value-type="float">
            <text:p>0.246363</text:p>
          </table:table-cell>
          <table:table-cell office:value-type="float" office:value="0.249894" calcext:value-type="float">
            <text:p>0.249894</text:p>
          </table:table-cell>
          <table:table-cell office:value-type="float" office:value="0.245431" calcext:value-type="float">
            <text:p>0.245431</text:p>
          </table:table-cell>
          <table:table-cell office:value-type="float" office:value="0.228912" calcext:value-type="float">
            <text:p>0.228912</text:p>
          </table:table-cell>
          <table:table-cell office:value-type="float" office:value="0.2175" calcext:value-type="float">
            <text:p>0.2175</text:p>
          </table:table-cell>
          <table:table-cell office:value-type="float" office:value="0.201212" calcext:value-type="float">
            <text:p>0.201212</text:p>
          </table:table-cell>
          <table:table-cell office:value-type="float" office:value="0.1825" calcext:value-type="float">
            <text:p>0.1825</text:p>
          </table:table-cell>
          <table:table-cell office:value-type="float" office:value="0.164137" calcext:value-type="float">
            <text:p>0.164137</text:p>
          </table:table-cell>
          <table:table-cell office:value-type="float" office:value="0.1512" calcext:value-type="float">
            <text:p>0.1512</text:p>
          </table:table-cell>
          <table:table-cell office:value-type="float" office:value="0.137719" calcext:value-type="float">
            <text:p>0.137719</text:p>
          </table:table-cell>
          <table:table-cell office:value-type="float" office:value="0.127481" calcext:value-type="float">
            <text:p>0.127481</text:p>
          </table:table-cell>
          <table:table-cell office:value-type="float" office:value="0.114663" calcext:value-type="float">
            <text:p>0.114663</text:p>
          </table:table-cell>
          <table:table-cell office:value-type="float" office:value="0.106875" calcext:value-type="float">
            <text:p>0.106875</text:p>
          </table:table-cell>
          <table:table-cell office:value-type="float" office:value="0.101112" calcext:value-type="float">
            <text:p>0.101112</text:p>
          </table:table-cell>
          <table:table-cell office:value-type="float" office:value="0.0962937" calcext:value-type="float">
            <text:p>0.0962937</text:p>
          </table:table-cell>
          <table:table-cell office:value-type="float" office:value="0.0929313" calcext:value-type="float">
            <text:p>0.0929313</text:p>
          </table:table-cell>
          <table:table-cell office:value-type="float" office:value="0.0905813" calcext:value-type="float">
            <text:p>0.0905813</text:p>
          </table:table-cell>
          <table:table-cell office:value-type="float" office:value="0.0876375" calcext:value-type="float">
            <text:p>0.0876375</text:p>
          </table:table-cell>
          <table:table-cell office:value-type="float" office:value="0.0865812" calcext:value-type="float">
            <text:p>0.0865812</text:p>
          </table:table-cell>
          <table:table-cell office:value-type="float" office:value="0.0865188" calcext:value-type="float">
            <text:p>0.0865188</text:p>
          </table:table-cell>
          <table:table-cell office:value-type="float" office:value="0.0854937" calcext:value-type="float">
            <text:p>0.0854937</text:p>
          </table:table-cell>
          <table:table-cell office:value-type="float" office:value="0.0861563" calcext:value-type="float">
            <text:p>0.0861563</text:p>
          </table:table-cell>
          <table:table-cell office:value-type="float" office:value="0.08795" calcext:value-type="float">
            <text:p>0.08795</text:p>
          </table:table-cell>
          <table:table-cell office:value-type="float" office:value="0.0893625" calcext:value-type="float">
            <text:p>0.0893625</text:p>
          </table:table-cell>
          <table:table-cell office:value-type="float" office:value="0.0893875" calcext:value-type="float">
            <text:p>0.0893875</text:p>
          </table:table-cell>
          <table:table-cell office:value-type="float" office:value="0.0926312" calcext:value-type="float">
            <text:p>0.0926312</text:p>
          </table:table-cell>
          <table:table-cell office:value-type="float" office:value="0.0919937" calcext:value-type="float">
            <text:p>0.0919937</text:p>
          </table:table-cell>
          <table:table-cell office:value-type="float" office:value="0.0924688" calcext:value-type="float">
            <text:p>0.0924688</text:p>
          </table:table-cell>
          <table:table-cell office:value-type="float" office:value="0.0944" calcext:value-type="float">
            <text:p>0.0944</text:p>
          </table:table-cell>
          <table:table-cell office:value-type="float" office:value="0.0967062" calcext:value-type="float">
            <text:p>0.0967062</text:p>
          </table:table-cell>
          <table:table-cell office:value-type="float" office:value="0.0983688" calcext:value-type="float">
            <text:p>0.0983688</text:p>
          </table:table-cell>
          <table:table-cell office:value-type="float" office:value="0.0991563" calcext:value-type="float">
            <text:p>0.0991563</text:p>
          </table:table-cell>
          <table:table-cell office:value-type="float" office:value="0.105356" calcext:value-type="float">
            <text:p>0.105356</text:p>
          </table:table-cell>
          <table:table-cell office:value-type="float" office:value="0.103862" calcext:value-type="float">
            <text:p>0.103862</text:p>
          </table:table-cell>
          <table:table-cell office:value-type="float" office:value="0.1053" calcext:value-type="float">
            <text:p>0.1053</text:p>
          </table:table-cell>
          <table:table-cell office:value-type="float" office:value="0.1082" calcext:value-type="float">
            <text:p>0.1082</text:p>
          </table:table-cell>
          <table:table-cell office:value-type="float" office:value="0.110363" calcext:value-type="float">
            <text:p>0.110363</text:p>
          </table:table-cell>
          <table:table-cell office:value-type="float" office:value="0.113106" calcext:value-type="float">
            <text:p>0.113106</text:p>
          </table:table-cell>
          <table:table-cell office:value-type="float" office:value="0.116663" calcext:value-type="float">
            <text:p>0.116663</text:p>
          </table:table-cell>
          <table:table-cell office:value-type="float" office:value="0.118469" calcext:value-type="float">
            <text:p>0.118469</text:p>
          </table:table-cell>
          <table:table-cell office:value-type="float" office:value="0.119719" calcext:value-type="float">
            <text:p>0.119719</text:p>
          </table:table-cell>
          <table:table-cell office:value-type="float" office:value="0.122475" calcext:value-type="float">
            <text:p>0.122475</text:p>
          </table:table-cell>
          <table:table-cell office:value-type="float" office:value="0.123669" calcext:value-type="float">
            <text:p>0.123669</text:p>
          </table:table-cell>
          <table:table-cell office:value-type="float" office:value="0.12475" calcext:value-type="float">
            <text:p>0.12475</text:p>
          </table:table-cell>
          <table:table-cell office:value-type="float" office:value="0.126594" calcext:value-type="float">
            <text:p>0.126594</text:p>
          </table:table-cell>
          <table:table-cell office:value-type="float" office:value="0.128594" calcext:value-type="float">
            <text:p>0.128594</text:p>
          </table:table-cell>
          <table:table-cell office:value-type="float" office:value="0.130731" calcext:value-type="float">
            <text:p>0.130731</text:p>
          </table:table-cell>
          <table:table-cell office:value-type="float" office:value="0.130581" calcext:value-type="float">
            <text:p>0.130581</text:p>
          </table:table-cell>
          <table:table-cell office:value-type="float" office:value="0.133763" calcext:value-type="float">
            <text:p>0.133763</text:p>
          </table:table-cell>
          <table:table-cell office:value-type="float" office:value="0.135162" calcext:value-type="float">
            <text:p>0.135162</text:p>
          </table:table-cell>
          <table:table-cell office:value-type="float" office:value="0.136775" calcext:value-type="float">
            <text:p>0.136775</text:p>
          </table:table-cell>
          <table:table-cell office:value-type="float" office:value="0.136756" calcext:value-type="float">
            <text:p>0.136756</text:p>
          </table:table-cell>
          <table:table-cell office:value-type="float" office:value="0.138119" calcext:value-type="float">
            <text:p>0.138119</text:p>
          </table:table-cell>
          <table:table-cell table:formula="of:=SUM([.B96:.CC96])" office:value-type="float" office:value="7.74118705" calcext:value-type="float">
            <text:p>7.74118705</text:p>
          </table:table-cell>
        </table:table-row>
        <table:table-row table:style-name="ro1">
          <table:table-cell office:value-type="float" office:value="5.759375" calcext:value-type="float">
            <text:p>5.759375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1" office:value-type="float" office:value="0.0000125" calcext:value-type="float">
            <text:p>1.25E-05</text:p>
          </table:table-cell>
          <table:table-cell table:style-name="ce1" office:value-type="float" office:value="0.000025" calcext:value-type="float">
            <text:p>2.50E-05</text:p>
          </table:table-cell>
          <table:table-cell office:value-type="float" office:value="0.00025625" calcext:value-type="float">
            <text:p>0.00025625</text:p>
          </table:table-cell>
          <table:table-cell office:value-type="float" office:value="0.00099375" calcext:value-type="float">
            <text:p>0.00099375</text:p>
          </table:table-cell>
          <table:table-cell office:value-type="float" office:value="0.003625" calcext:value-type="float">
            <text:p>0.003625</text:p>
          </table:table-cell>
          <table:table-cell office:value-type="float" office:value="0.010075" calcext:value-type="float">
            <text:p>0.010075</text:p>
          </table:table-cell>
          <table:table-cell office:value-type="float" office:value="0.0227313" calcext:value-type="float">
            <text:p>0.0227313</text:p>
          </table:table-cell>
          <table:table-cell office:value-type="float" office:value="0.0435562" calcext:value-type="float">
            <text:p>0.0435562</text:p>
          </table:table-cell>
          <table:table-cell office:value-type="float" office:value="0.0727" calcext:value-type="float">
            <text:p>0.0727</text:p>
          </table:table-cell>
          <table:table-cell office:value-type="float" office:value="0.108806" calcext:value-type="float">
            <text:p>0.108806</text:p>
          </table:table-cell>
          <table:table-cell office:value-type="float" office:value="0.145663" calcext:value-type="float">
            <text:p>0.145663</text:p>
          </table:table-cell>
          <table:table-cell office:value-type="float" office:value="0.183444" calcext:value-type="float">
            <text:p>0.183444</text:p>
          </table:table-cell>
          <table:table-cell office:value-type="float" office:value="0.214388" calcext:value-type="float">
            <text:p>0.214388</text:p>
          </table:table-cell>
          <table:table-cell office:value-type="float" office:value="0.2352" calcext:value-type="float">
            <text:p>0.2352</text:p>
          </table:table-cell>
          <table:table-cell office:value-type="float" office:value="0.244219" calcext:value-type="float">
            <text:p>0.244219</text:p>
          </table:table-cell>
          <table:table-cell office:value-type="float" office:value="0.249156" calcext:value-type="float">
            <text:p>0.249156</text:p>
          </table:table-cell>
          <table:table-cell office:value-type="float" office:value="0.241975" calcext:value-type="float">
            <text:p>0.241975</text:p>
          </table:table-cell>
          <table:table-cell office:value-type="float" office:value="0.23075" calcext:value-type="float">
            <text:p>0.23075</text:p>
          </table:table-cell>
          <table:table-cell office:value-type="float" office:value="0.215375" calcext:value-type="float">
            <text:p>0.215375</text:p>
          </table:table-cell>
          <table:table-cell office:value-type="float" office:value="0.198412" calcext:value-type="float">
            <text:p>0.198412</text:p>
          </table:table-cell>
          <table:table-cell office:value-type="float" office:value="0.182388" calcext:value-type="float">
            <text:p>0.182388</text:p>
          </table:table-cell>
          <table:table-cell office:value-type="float" office:value="0.164575" calcext:value-type="float">
            <text:p>0.164575</text:p>
          </table:table-cell>
          <table:table-cell office:value-type="float" office:value="0.150469" calcext:value-type="float">
            <text:p>0.150469</text:p>
          </table:table-cell>
          <table:table-cell office:value-type="float" office:value="0.136219" calcext:value-type="float">
            <text:p>0.136219</text:p>
          </table:table-cell>
          <table:table-cell office:value-type="float" office:value="0.127175" calcext:value-type="float">
            <text:p>0.127175</text:p>
          </table:table-cell>
          <table:table-cell office:value-type="float" office:value="0.1144" calcext:value-type="float">
            <text:p>0.1144</text:p>
          </table:table-cell>
          <table:table-cell office:value-type="float" office:value="0.107188" calcext:value-type="float">
            <text:p>0.107188</text:p>
          </table:table-cell>
          <table:table-cell office:value-type="float" office:value="0.100506" calcext:value-type="float">
            <text:p>0.100506</text:p>
          </table:table-cell>
          <table:table-cell office:value-type="float" office:value="0.0952063" calcext:value-type="float">
            <text:p>0.0952063</text:p>
          </table:table-cell>
          <table:table-cell office:value-type="float" office:value="0.091225" calcext:value-type="float">
            <text:p>0.091225</text:p>
          </table:table-cell>
          <table:table-cell office:value-type="float" office:value="0.0883188" calcext:value-type="float">
            <text:p>0.0883188</text:p>
          </table:table-cell>
          <table:table-cell office:value-type="float" office:value="0.086625" calcext:value-type="float">
            <text:p>0.086625</text:p>
          </table:table-cell>
          <table:table-cell office:value-type="float" office:value="0.0854" calcext:value-type="float">
            <text:p>0.0854</text:p>
          </table:table-cell>
          <table:table-cell office:value-type="float" office:value="0.0839188" calcext:value-type="float">
            <text:p>0.0839188</text:p>
          </table:table-cell>
          <table:table-cell office:value-type="float" office:value="0.0829813" calcext:value-type="float">
            <text:p>0.0829813</text:p>
          </table:table-cell>
          <table:table-cell office:value-type="float" office:value="0.0841812" calcext:value-type="float">
            <text:p>0.0841812</text:p>
          </table:table-cell>
          <table:table-cell office:value-type="float" office:value="0.0850562" calcext:value-type="float">
            <text:p>0.0850562</text:p>
          </table:table-cell>
          <table:table-cell office:value-type="float" office:value="0.0871875" calcext:value-type="float">
            <text:p>0.0871875</text:p>
          </table:table-cell>
          <table:table-cell office:value-type="float" office:value="0.087175" calcext:value-type="float">
            <text:p>0.087175</text:p>
          </table:table-cell>
          <table:table-cell office:value-type="float" office:value="0.0885062" calcext:value-type="float">
            <text:p>0.0885062</text:p>
          </table:table-cell>
          <table:table-cell office:value-type="float" office:value="0.0885438" calcext:value-type="float">
            <text:p>0.0885438</text:p>
          </table:table-cell>
          <table:table-cell office:value-type="float" office:value="0.0904125" calcext:value-type="float">
            <text:p>0.0904125</text:p>
          </table:table-cell>
          <table:table-cell office:value-type="float" office:value="0.0936625" calcext:value-type="float">
            <text:p>0.0936625</text:p>
          </table:table-cell>
          <table:table-cell office:value-type="float" office:value="0.0949" calcext:value-type="float">
            <text:p>0.0949</text:p>
          </table:table-cell>
          <table:table-cell office:value-type="float" office:value="0.0972062" calcext:value-type="float">
            <text:p>0.0972062</text:p>
          </table:table-cell>
          <table:table-cell office:value-type="float" office:value="0.101913" calcext:value-type="float">
            <text:p>0.101913</text:p>
          </table:table-cell>
          <table:table-cell office:value-type="float" office:value="0.104475" calcext:value-type="float">
            <text:p>0.104475</text:p>
          </table:table-cell>
          <table:table-cell office:value-type="float" office:value="0.103637" calcext:value-type="float">
            <text:p>0.103637</text:p>
          </table:table-cell>
          <table:table-cell office:value-type="float" office:value="0.108425" calcext:value-type="float">
            <text:p>0.108425</text:p>
          </table:table-cell>
          <table:table-cell office:value-type="float" office:value="0.108931" calcext:value-type="float">
            <text:p>0.108931</text:p>
          </table:table-cell>
          <table:table-cell office:value-type="float" office:value="0.109419" calcext:value-type="float">
            <text:p>0.109419</text:p>
          </table:table-cell>
          <table:table-cell office:value-type="float" office:value="0.112044" calcext:value-type="float">
            <text:p>0.112044</text:p>
          </table:table-cell>
          <table:table-cell office:value-type="float" office:value="0.114219" calcext:value-type="float">
            <text:p>0.114219</text:p>
          </table:table-cell>
          <table:table-cell office:value-type="float" office:value="0.115888" calcext:value-type="float">
            <text:p>0.115888</text:p>
          </table:table-cell>
          <table:table-cell office:value-type="float" office:value="0.118025" calcext:value-type="float">
            <text:p>0.118025</text:p>
          </table:table-cell>
          <table:table-cell office:value-type="float" office:value="0.121094" calcext:value-type="float">
            <text:p>0.121094</text:p>
          </table:table-cell>
          <table:table-cell office:value-type="float" office:value="0.122188" calcext:value-type="float">
            <text:p>0.122188</text:p>
          </table:table-cell>
          <table:table-cell office:value-type="float" office:value="0.123856" calcext:value-type="float">
            <text:p>0.123856</text:p>
          </table:table-cell>
          <table:table-cell office:value-type="float" office:value="0.127231" calcext:value-type="float">
            <text:p>0.127231</text:p>
          </table:table-cell>
          <table:table-cell office:value-type="float" office:value="0.127587" calcext:value-type="float">
            <text:p>0.127587</text:p>
          </table:table-cell>
          <table:table-cell office:value-type="float" office:value="0.130106" calcext:value-type="float">
            <text:p>0.130106</text:p>
          </table:table-cell>
          <table:table-cell office:value-type="float" office:value="0.131794" calcext:value-type="float">
            <text:p>0.131794</text:p>
          </table:table-cell>
          <table:table-cell office:value-type="float" office:value="0.134288" calcext:value-type="float">
            <text:p>0.134288</text:p>
          </table:table-cell>
          <table:table-cell office:value-type="float" office:value="0.134912" calcext:value-type="float">
            <text:p>0.134912</text:p>
          </table:table-cell>
          <table:table-cell office:value-type="float" office:value="0.134937" calcext:value-type="float">
            <text:p>0.134937</text:p>
          </table:table-cell>
          <table:table-cell office:value-type="float" office:value="0.138519" calcext:value-type="float">
            <text:p>0.138519</text:p>
          </table:table-cell>
          <table:table-cell office:value-type="float" office:value="0.138744" calcext:value-type="float">
            <text:p>0.138744</text:p>
          </table:table-cell>
          <table:table-cell table:formula="of:=SUM([.B97:.CC97])" office:value-type="float" office:value="7.6770213" calcext:value-type="float">
            <text:p>7.6770213</text:p>
          </table:table-cell>
        </table:table-row>
        <table:table-row table:style-name="ro1">
          <table:table-cell office:value-type="float" office:value="5.81875" calcext:value-type="float">
            <text:p>5.81875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1" office:value-type="float" office:value="0.0000125" calcext:value-type="float">
            <text:p>1.25E-05</text:p>
          </table:table-cell>
          <table:table-cell table:style-name="ce1" office:value-type="float" office:value="0.00003125" calcext:value-type="float">
            <text:p>3.13E-05</text:p>
          </table:table-cell>
          <table:table-cell office:value-type="float" office:value="0.00024375" calcext:value-type="float">
            <text:p>0.00024375</text:p>
          </table:table-cell>
          <table:table-cell office:value-type="float" office:value="0.00096875" calcext:value-type="float">
            <text:p>0.00096875</text:p>
          </table:table-cell>
          <table:table-cell office:value-type="float" office:value="0.00344375" calcext:value-type="float">
            <text:p>0.00344375</text:p>
          </table:table-cell>
          <table:table-cell office:value-type="float" office:value="0.0098" calcext:value-type="float">
            <text:p>0.0098</text:p>
          </table:table-cell>
          <table:table-cell office:value-type="float" office:value="0.02165" calcext:value-type="float">
            <text:p>0.02165</text:p>
          </table:table-cell>
          <table:table-cell office:value-type="float" office:value="0.042425" calcext:value-type="float">
            <text:p>0.042425</text:p>
          </table:table-cell>
          <table:table-cell office:value-type="float" office:value="0.0713" calcext:value-type="float">
            <text:p>0.0713</text:p>
          </table:table-cell>
          <table:table-cell office:value-type="float" office:value="0.104762" calcext:value-type="float">
            <text:p>0.104762</text:p>
          </table:table-cell>
          <table:table-cell office:value-type="float" office:value="0.143237" calcext:value-type="float">
            <text:p>0.143237</text:p>
          </table:table-cell>
          <table:table-cell office:value-type="float" office:value="0.180969" calcext:value-type="float">
            <text:p>0.180969</text:p>
          </table:table-cell>
          <table:table-cell office:value-type="float" office:value="0.211806" calcext:value-type="float">
            <text:p>0.211806</text:p>
          </table:table-cell>
          <table:table-cell office:value-type="float" office:value="0.235019" calcext:value-type="float">
            <text:p>0.235019</text:p>
          </table:table-cell>
          <table:table-cell office:value-type="float" office:value="0.247169" calcext:value-type="float">
            <text:p>0.247169</text:p>
          </table:table-cell>
          <table:table-cell office:value-type="float" office:value="0.248906" calcext:value-type="float">
            <text:p>0.248906</text:p>
          </table:table-cell>
          <table:table-cell office:value-type="float" office:value="0.241344" calcext:value-type="float">
            <text:p>0.241344</text:p>
          </table:table-cell>
          <table:table-cell office:value-type="float" office:value="0.228625" calcext:value-type="float">
            <text:p>0.228625</text:p>
          </table:table-cell>
          <table:table-cell office:value-type="float" office:value="0.215237" calcext:value-type="float">
            <text:p>0.215237</text:p>
          </table:table-cell>
          <table:table-cell office:value-type="float" office:value="0.199969" calcext:value-type="float">
            <text:p>0.199969</text:p>
          </table:table-cell>
          <table:table-cell office:value-type="float" office:value="0.181475" calcext:value-type="float">
            <text:p>0.181475</text:p>
          </table:table-cell>
          <table:table-cell office:value-type="float" office:value="0.165031" calcext:value-type="float">
            <text:p>0.165031</text:p>
          </table:table-cell>
          <table:table-cell office:value-type="float" office:value="0.150781" calcext:value-type="float">
            <text:p>0.150781</text:p>
          </table:table-cell>
          <table:table-cell office:value-type="float" office:value="0.136406" calcext:value-type="float">
            <text:p>0.136406</text:p>
          </table:table-cell>
          <table:table-cell office:value-type="float" office:value="0.125794" calcext:value-type="float">
            <text:p>0.125794</text:p>
          </table:table-cell>
          <table:table-cell office:value-type="float" office:value="0.114138" calcext:value-type="float">
            <text:p>0.114138</text:p>
          </table:table-cell>
          <table:table-cell office:value-type="float" office:value="0.104525" calcext:value-type="float">
            <text:p>0.104525</text:p>
          </table:table-cell>
          <table:table-cell office:value-type="float" office:value="0.0990063" calcext:value-type="float">
            <text:p>0.0990063</text:p>
          </table:table-cell>
          <table:table-cell office:value-type="float" office:value="0.0935437" calcext:value-type="float">
            <text:p>0.0935437</text:p>
          </table:table-cell>
          <table:table-cell office:value-type="float" office:value="0.0886875" calcext:value-type="float">
            <text:p>0.0886875</text:p>
          </table:table-cell>
          <table:table-cell office:value-type="float" office:value="0.0863063" calcext:value-type="float">
            <text:p>0.0863063</text:p>
          </table:table-cell>
          <table:table-cell office:value-type="float" office:value="0.0851125" calcext:value-type="float">
            <text:p>0.0851125</text:p>
          </table:table-cell>
          <table:table-cell table:number-columns-repeated="2" office:value-type="float" office:value="0.0817812" calcext:value-type="float">
            <text:p>0.0817812</text:p>
          </table:table-cell>
          <table:table-cell office:value-type="float" office:value="0.081925" calcext:value-type="float">
            <text:p>0.081925</text:p>
          </table:table-cell>
          <table:table-cell office:value-type="float" office:value="0.0808938" calcext:value-type="float">
            <text:p>0.0808938</text:p>
          </table:table-cell>
          <table:table-cell office:value-type="float" office:value="0.08295" calcext:value-type="float">
            <text:p>0.08295</text:p>
          </table:table-cell>
          <table:table-cell office:value-type="float" office:value="0.0838813" calcext:value-type="float">
            <text:p>0.0838813</text:p>
          </table:table-cell>
          <table:table-cell office:value-type="float" office:value="0.0842062" calcext:value-type="float">
            <text:p>0.0842062</text:p>
          </table:table-cell>
          <table:table-cell office:value-type="float" office:value="0.0858625" calcext:value-type="float">
            <text:p>0.0858625</text:p>
          </table:table-cell>
          <table:table-cell office:value-type="float" office:value="0.0887375" calcext:value-type="float">
            <text:p>0.0887375</text:p>
          </table:table-cell>
          <table:table-cell office:value-type="float" office:value="0.0901187" calcext:value-type="float">
            <text:p>0.0901187</text:p>
          </table:table-cell>
          <table:table-cell office:value-type="float" office:value="0.0926187" calcext:value-type="float">
            <text:p>0.0926187</text:p>
          </table:table-cell>
          <table:table-cell office:value-type="float" office:value="0.0942812" calcext:value-type="float">
            <text:p>0.0942812</text:p>
          </table:table-cell>
          <table:table-cell office:value-type="float" office:value="0.0960813" calcext:value-type="float">
            <text:p>0.0960813</text:p>
          </table:table-cell>
          <table:table-cell office:value-type="float" office:value="0.09875" calcext:value-type="float">
            <text:p>0.09875</text:p>
          </table:table-cell>
          <table:table-cell office:value-type="float" office:value="0.100237" calcext:value-type="float">
            <text:p>0.100237</text:p>
          </table:table-cell>
          <table:table-cell office:value-type="float" office:value="0.102337" calcext:value-type="float">
            <text:p>0.102337</text:p>
          </table:table-cell>
          <table:table-cell office:value-type="float" office:value="0.1061" calcext:value-type="float">
            <text:p>0.1061</text:p>
          </table:table-cell>
          <table:table-cell office:value-type="float" office:value="0.105481" calcext:value-type="float">
            <text:p>0.105481</text:p>
          </table:table-cell>
          <table:table-cell office:value-type="float" office:value="0.107956" calcext:value-type="float">
            <text:p>0.107956</text:p>
          </table:table-cell>
          <table:table-cell office:value-type="float" office:value="0.110175" calcext:value-type="float">
            <text:p>0.110175</text:p>
          </table:table-cell>
          <table:table-cell office:value-type="float" office:value="0.114363" calcext:value-type="float">
            <text:p>0.114363</text:p>
          </table:table-cell>
          <table:table-cell office:value-type="float" office:value="0.115575" calcext:value-type="float">
            <text:p>0.115575</text:p>
          </table:table-cell>
          <table:table-cell office:value-type="float" office:value="0.116881" calcext:value-type="float">
            <text:p>0.116881</text:p>
          </table:table-cell>
          <table:table-cell office:value-type="float" office:value="0.118656" calcext:value-type="float">
            <text:p>0.118656</text:p>
          </table:table-cell>
          <table:table-cell office:value-type="float" office:value="0.121769" calcext:value-type="float">
            <text:p>0.121769</text:p>
          </table:table-cell>
          <table:table-cell office:value-type="float" office:value="0.122819" calcext:value-type="float">
            <text:p>0.122819</text:p>
          </table:table-cell>
          <table:table-cell office:value-type="float" office:value="0.125512" calcext:value-type="float">
            <text:p>0.125512</text:p>
          </table:table-cell>
          <table:table-cell office:value-type="float" office:value="0.127919" calcext:value-type="float">
            <text:p>0.127919</text:p>
          </table:table-cell>
          <table:table-cell office:value-type="float" office:value="0.129025" calcext:value-type="float">
            <text:p>0.129025</text:p>
          </table:table-cell>
          <table:table-cell office:value-type="float" office:value="0.130425" calcext:value-type="float">
            <text:p>0.130425</text:p>
          </table:table-cell>
          <table:table-cell office:value-type="float" office:value="0.13435" calcext:value-type="float">
            <text:p>0.13435</text:p>
          </table:table-cell>
          <table:table-cell office:value-type="float" office:value="0.136656" calcext:value-type="float">
            <text:p>0.136656</text:p>
          </table:table-cell>
          <table:table-cell office:value-type="float" office:value="0.139412" calcext:value-type="float">
            <text:p>0.139412</text:p>
          </table:table-cell>
          <table:table-cell office:value-type="float" office:value="0.138525" calcext:value-type="float">
            <text:p>0.138525</text:p>
          </table:table-cell>
          <table:table-cell office:value-type="float" office:value="0.138375" calcext:value-type="float">
            <text:p>0.138375</text:p>
          </table:table-cell>
          <table:table-cell table:formula="of:=SUM([.B98:.CC98])" office:value-type="float" office:value="7.6041409" calcext:value-type="float">
            <text:p>7.6041409</text:p>
          </table:table-cell>
        </table:table-row>
        <table:table-row table:style-name="ro1">
          <table:table-cell office:value-type="float" office:value="5.878125" calcext:value-type="float">
            <text:p>5.878125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table:style-name="ce1" office:value-type="float" office:value="0.00001875" calcext:value-type="float">
            <text:p>1.88E-05</text:p>
          </table:table-cell>
          <table:table-cell office:value-type="float" office:value="0.0001625" calcext:value-type="float">
            <text:p>0.0001625</text:p>
          </table:table-cell>
          <table:table-cell office:value-type="float" office:value="0.00090625" calcext:value-type="float">
            <text:p>0.00090625</text:p>
          </table:table-cell>
          <table:table-cell office:value-type="float" office:value="0.00319375" calcext:value-type="float">
            <text:p>0.00319375</text:p>
          </table:table-cell>
          <table:table-cell office:value-type="float" office:value="0.0091375" calcext:value-type="float">
            <text:p>0.0091375</text:p>
          </table:table-cell>
          <table:table-cell office:value-type="float" office:value="0.0213375" calcext:value-type="float">
            <text:p>0.0213375</text:p>
          </table:table-cell>
          <table:table-cell office:value-type="float" office:value="0.0413937" calcext:value-type="float">
            <text:p>0.0413937</text:p>
          </table:table-cell>
          <table:table-cell office:value-type="float" office:value="0.0701937" calcext:value-type="float">
            <text:p>0.0701937</text:p>
          </table:table-cell>
          <table:table-cell office:value-type="float" office:value="0.102719" calcext:value-type="float">
            <text:p>0.102719</text:p>
          </table:table-cell>
          <table:table-cell office:value-type="float" office:value="0.140425" calcext:value-type="float">
            <text:p>0.140425</text:p>
          </table:table-cell>
          <table:table-cell office:value-type="float" office:value="0.177569" calcext:value-type="float">
            <text:p>0.177569</text:p>
          </table:table-cell>
          <table:table-cell office:value-type="float" office:value="0.210287" calcext:value-type="float">
            <text:p>0.210287</text:p>
          </table:table-cell>
          <table:table-cell office:value-type="float" office:value="0.2303" calcext:value-type="float">
            <text:p>0.2303</text:p>
          </table:table-cell>
          <table:table-cell office:value-type="float" office:value="0.243475" calcext:value-type="float">
            <text:p>0.243475</text:p>
          </table:table-cell>
          <table:table-cell office:value-type="float" office:value="0.244881" calcext:value-type="float">
            <text:p>0.244881</text:p>
          </table:table-cell>
          <table:table-cell office:value-type="float" office:value="0.241381" calcext:value-type="float">
            <text:p>0.241381</text:p>
          </table:table-cell>
          <table:table-cell office:value-type="float" office:value="0.231119" calcext:value-type="float">
            <text:p>0.231119</text:p>
          </table:table-cell>
          <table:table-cell office:value-type="float" office:value="0.214256" calcext:value-type="float">
            <text:p>0.214256</text:p>
          </table:table-cell>
          <table:table-cell office:value-type="float" office:value="0.199094" calcext:value-type="float">
            <text:p>0.199094</text:p>
          </table:table-cell>
          <table:table-cell office:value-type="float" office:value="0.180888" calcext:value-type="float">
            <text:p>0.180888</text:p>
          </table:table-cell>
          <table:table-cell office:value-type="float" office:value="0.167069" calcext:value-type="float">
            <text:p>0.167069</text:p>
          </table:table-cell>
          <table:table-cell office:value-type="float" office:value="0.15015" calcext:value-type="float">
            <text:p>0.15015</text:p>
          </table:table-cell>
          <table:table-cell office:value-type="float" office:value="0.135763" calcext:value-type="float">
            <text:p>0.135763</text:p>
          </table:table-cell>
          <table:table-cell office:value-type="float" office:value="0.123531" calcext:value-type="float">
            <text:p>0.123531</text:p>
          </table:table-cell>
          <table:table-cell office:value-type="float" office:value="0.114619" calcext:value-type="float">
            <text:p>0.114619</text:p>
          </table:table-cell>
          <table:table-cell office:value-type="float" office:value="0.105612" calcext:value-type="float">
            <text:p>0.105612</text:p>
          </table:table-cell>
          <table:table-cell office:value-type="float" office:value="0.0999125" calcext:value-type="float">
            <text:p>0.0999125</text:p>
          </table:table-cell>
          <table:table-cell office:value-type="float" office:value="0.0947812" calcext:value-type="float">
            <text:p>0.0947812</text:p>
          </table:table-cell>
          <table:table-cell office:value-type="float" office:value="0.0874687" calcext:value-type="float">
            <text:p>0.0874687</text:p>
          </table:table-cell>
          <table:table-cell office:value-type="float" office:value="0.084125" calcext:value-type="float">
            <text:p>0.084125</text:p>
          </table:table-cell>
          <table:table-cell office:value-type="float" office:value="0.0827813" calcext:value-type="float">
            <text:p>0.0827813</text:p>
          </table:table-cell>
          <table:table-cell office:value-type="float" office:value="0.0813062" calcext:value-type="float">
            <text:p>0.0813062</text:p>
          </table:table-cell>
          <table:table-cell office:value-type="float" office:value="0.0797188" calcext:value-type="float">
            <text:p>0.0797188</text:p>
          </table:table-cell>
          <table:table-cell office:value-type="float" office:value="0.0791063" calcext:value-type="float">
            <text:p>0.0791063</text:p>
          </table:table-cell>
          <table:table-cell office:value-type="float" office:value="0.0813563" calcext:value-type="float">
            <text:p>0.0813563</text:p>
          </table:table-cell>
          <table:table-cell office:value-type="float" office:value="0.0801562" calcext:value-type="float">
            <text:p>0.0801562</text:p>
          </table:table-cell>
          <table:table-cell office:value-type="float" office:value="0.0822375" calcext:value-type="float">
            <text:p>0.0822375</text:p>
          </table:table-cell>
          <table:table-cell office:value-type="float" office:value="0.0826375" calcext:value-type="float">
            <text:p>0.0826375</text:p>
          </table:table-cell>
          <table:table-cell office:value-type="float" office:value="0.0841062" calcext:value-type="float">
            <text:p>0.0841062</text:p>
          </table:table-cell>
          <table:table-cell office:value-type="float" office:value="0.0862813" calcext:value-type="float">
            <text:p>0.0862813</text:p>
          </table:table-cell>
          <table:table-cell office:value-type="float" office:value="0.087425" calcext:value-type="float">
            <text:p>0.087425</text:p>
          </table:table-cell>
          <table:table-cell office:value-type="float" office:value="0.0919625" calcext:value-type="float">
            <text:p>0.0919625</text:p>
          </table:table-cell>
          <table:table-cell office:value-type="float" office:value="0.0938625" calcext:value-type="float">
            <text:p>0.0938625</text:p>
          </table:table-cell>
          <table:table-cell office:value-type="float" office:value="0.0928125" calcext:value-type="float">
            <text:p>0.0928125</text:p>
          </table:table-cell>
          <table:table-cell office:value-type="float" office:value="0.0949312" calcext:value-type="float">
            <text:p>0.0949312</text:p>
          </table:table-cell>
          <table:table-cell office:value-type="float" office:value="0.0976125" calcext:value-type="float">
            <text:p>0.0976125</text:p>
          </table:table-cell>
          <table:table-cell office:value-type="float" office:value="0.0996125" calcext:value-type="float">
            <text:p>0.0996125</text:p>
          </table:table-cell>
          <table:table-cell office:value-type="float" office:value="0.101844" calcext:value-type="float">
            <text:p>0.101844</text:p>
          </table:table-cell>
          <table:table-cell office:value-type="float" office:value="0.104881" calcext:value-type="float">
            <text:p>0.104881</text:p>
          </table:table-cell>
          <table:table-cell office:value-type="float" office:value="0.10735" calcext:value-type="float">
            <text:p>0.10735</text:p>
          </table:table-cell>
          <table:table-cell office:value-type="float" office:value="0.108225" calcext:value-type="float">
            <text:p>0.108225</text:p>
          </table:table-cell>
          <table:table-cell office:value-type="float" office:value="0.111356" calcext:value-type="float">
            <text:p>0.111356</text:p>
          </table:table-cell>
          <table:table-cell office:value-type="float" office:value="0.111744" calcext:value-type="float">
            <text:p>0.111744</text:p>
          </table:table-cell>
          <table:table-cell office:value-type="float" office:value="0.114388" calcext:value-type="float">
            <text:p>0.114388</text:p>
          </table:table-cell>
          <table:table-cell office:value-type="float" office:value="0.115994" calcext:value-type="float">
            <text:p>0.115994</text:p>
          </table:table-cell>
          <table:table-cell office:value-type="float" office:value="0.119494" calcext:value-type="float">
            <text:p>0.119494</text:p>
          </table:table-cell>
          <table:table-cell office:value-type="float" office:value="0.120963" calcext:value-type="float">
            <text:p>0.120963</text:p>
          </table:table-cell>
          <table:table-cell office:value-type="float" office:value="0.123988" calcext:value-type="float">
            <text:p>0.123988</text:p>
          </table:table-cell>
          <table:table-cell office:value-type="float" office:value="0.1244" calcext:value-type="float">
            <text:p>0.1244</text:p>
          </table:table-cell>
          <table:table-cell office:value-type="float" office:value="0.127513" calcext:value-type="float">
            <text:p>0.127513</text:p>
          </table:table-cell>
          <table:table-cell office:value-type="float" office:value="0.129494" calcext:value-type="float">
            <text:p>0.129494</text:p>
          </table:table-cell>
          <table:table-cell office:value-type="float" office:value="0.129956" calcext:value-type="float">
            <text:p>0.129956</text:p>
          </table:table-cell>
          <table:table-cell office:value-type="float" office:value="0.132937" calcext:value-type="float">
            <text:p>0.132937</text:p>
          </table:table-cell>
          <table:table-cell office:value-type="float" office:value="0.135238" calcext:value-type="float">
            <text:p>0.135238</text:p>
          </table:table-cell>
          <table:table-cell office:value-type="float" office:value="0.137531" calcext:value-type="float">
            <text:p>0.137531</text:p>
          </table:table-cell>
          <table:table-cell office:value-type="float" office:value="0.137931" calcext:value-type="float">
            <text:p>0.137931</text:p>
          </table:table-cell>
          <table:table-cell table:formula="of:=SUM([.B99:.CC99])" office:value-type="float" office:value="7.4989211" calcext:value-type="float">
            <text:p>7.4989211</text:p>
          </table:table-cell>
        </table:table-row>
        <table:table-row table:style-name="ro1">
          <table:table-cell office:value-type="float" office:value="5.9375" calcext:value-type="float">
            <text:p>5.9375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1" office:value-type="float" office:value="0.0000125" calcext:value-type="float">
            <text:p>1.25E-05</text:p>
          </table:table-cell>
          <table:table-cell office:value-type="float" office:value="0.00021875" calcext:value-type="float">
            <text:p>0.00021875</text:p>
          </table:table-cell>
          <table:table-cell office:value-type="float" office:value="0.00110625" calcext:value-type="float">
            <text:p>0.00110625</text:p>
          </table:table-cell>
          <table:table-cell office:value-type="float" office:value="0.0035875" calcext:value-type="float">
            <text:p>0.0035875</text:p>
          </table:table-cell>
          <table:table-cell office:value-type="float" office:value="0.0092625" calcext:value-type="float">
            <text:p>0.0092625</text:p>
          </table:table-cell>
          <table:table-cell office:value-type="float" office:value="0.020625" calcext:value-type="float">
            <text:p>0.020625</text:p>
          </table:table-cell>
          <table:table-cell office:value-type="float" office:value="0.0409875" calcext:value-type="float">
            <text:p>0.0409875</text:p>
          </table:table-cell>
          <table:table-cell office:value-type="float" office:value="0.0677" calcext:value-type="float">
            <text:p>0.0677</text:p>
          </table:table-cell>
          <table:table-cell office:value-type="float" office:value="0.100269" calcext:value-type="float">
            <text:p>0.100269</text:p>
          </table:table-cell>
          <table:table-cell office:value-type="float" office:value="0.137831" calcext:value-type="float">
            <text:p>0.137831</text:p>
          </table:table-cell>
          <table:table-cell office:value-type="float" office:value="0.1755" calcext:value-type="float">
            <text:p>0.1755</text:p>
          </table:table-cell>
          <table:table-cell office:value-type="float" office:value="0.205706" calcext:value-type="float">
            <text:p>0.205706</text:p>
          </table:table-cell>
          <table:table-cell office:value-type="float" office:value="0.225544" calcext:value-type="float">
            <text:p>0.225544</text:p>
          </table:table-cell>
          <table:table-cell office:value-type="float" office:value="0.238288" calcext:value-type="float">
            <text:p>0.238288</text:p>
          </table:table-cell>
          <table:table-cell office:value-type="float" office:value="0.241163" calcext:value-type="float">
            <text:p>0.241163</text:p>
          </table:table-cell>
          <table:table-cell office:value-type="float" office:value="0.236613" calcext:value-type="float">
            <text:p>0.236613</text:p>
          </table:table-cell>
          <table:table-cell office:value-type="float" office:value="0.225225" calcext:value-type="float">
            <text:p>0.225225</text:p>
          </table:table-cell>
          <table:table-cell office:value-type="float" office:value="0.211769" calcext:value-type="float">
            <text:p>0.211769</text:p>
          </table:table-cell>
          <table:table-cell office:value-type="float" office:value="0.197881" calcext:value-type="float">
            <text:p>0.197881</text:p>
          </table:table-cell>
          <table:table-cell office:value-type="float" office:value="0.179981" calcext:value-type="float">
            <text:p>0.179981</text:p>
          </table:table-cell>
          <table:table-cell office:value-type="float" office:value="0.16555" calcext:value-type="float">
            <text:p>0.16555</text:p>
          </table:table-cell>
          <table:table-cell office:value-type="float" office:value="0.152069" calcext:value-type="float">
            <text:p>0.152069</text:p>
          </table:table-cell>
          <table:table-cell office:value-type="float" office:value="0.136525" calcext:value-type="float">
            <text:p>0.136525</text:p>
          </table:table-cell>
          <table:table-cell office:value-type="float" office:value="0.12595" calcext:value-type="float">
            <text:p>0.12595</text:p>
          </table:table-cell>
          <table:table-cell office:value-type="float" office:value="0.113812" calcext:value-type="float">
            <text:p>0.113812</text:p>
          </table:table-cell>
          <table:table-cell office:value-type="float" office:value="0.105075" calcext:value-type="float">
            <text:p>0.105075</text:p>
          </table:table-cell>
          <table:table-cell office:value-type="float" office:value="0.100006" calcext:value-type="float">
            <text:p>0.100006</text:p>
          </table:table-cell>
          <table:table-cell office:value-type="float" office:value="0.09365" calcext:value-type="float">
            <text:p>0.09365</text:p>
          </table:table-cell>
          <table:table-cell office:value-type="float" office:value="0.0882062" calcext:value-type="float">
            <text:p>0.0882062</text:p>
          </table:table-cell>
          <table:table-cell office:value-type="float" office:value="0.08465" calcext:value-type="float">
            <text:p>0.08465</text:p>
          </table:table-cell>
          <table:table-cell office:value-type="float" office:value="0.0833813" calcext:value-type="float">
            <text:p>0.0833813</text:p>
          </table:table-cell>
          <table:table-cell office:value-type="float" office:value="0.0801437" calcext:value-type="float">
            <text:p>0.0801437</text:p>
          </table:table-cell>
          <table:table-cell office:value-type="float" office:value="0.0803438" calcext:value-type="float">
            <text:p>0.0803438</text:p>
          </table:table-cell>
          <table:table-cell office:value-type="float" office:value="0.0792125" calcext:value-type="float">
            <text:p>0.0792125</text:p>
          </table:table-cell>
          <table:table-cell office:value-type="float" office:value="0.0791188" calcext:value-type="float">
            <text:p>0.0791188</text:p>
          </table:table-cell>
          <table:table-cell office:value-type="float" office:value="0.0806313" calcext:value-type="float">
            <text:p>0.0806313</text:p>
          </table:table-cell>
          <table:table-cell office:value-type="float" office:value="0.0810562" calcext:value-type="float">
            <text:p>0.0810562</text:p>
          </table:table-cell>
          <table:table-cell office:value-type="float" office:value="0.081925" calcext:value-type="float">
            <text:p>0.081925</text:p>
          </table:table-cell>
          <table:table-cell office:value-type="float" office:value="0.0835937" calcext:value-type="float">
            <text:p>0.0835937</text:p>
          </table:table-cell>
          <table:table-cell office:value-type="float" office:value="0.0855687" calcext:value-type="float">
            <text:p>0.0855687</text:p>
          </table:table-cell>
          <table:table-cell office:value-type="float" office:value="0.0881062" calcext:value-type="float">
            <text:p>0.0881062</text:p>
          </table:table-cell>
          <table:table-cell office:value-type="float" office:value="0.0887813" calcext:value-type="float">
            <text:p>0.0887813</text:p>
          </table:table-cell>
          <table:table-cell office:value-type="float" office:value="0.0904" calcext:value-type="float">
            <text:p>0.0904</text:p>
          </table:table-cell>
          <table:table-cell office:value-type="float" office:value="0.0919313" calcext:value-type="float">
            <text:p>0.0919313</text:p>
          </table:table-cell>
          <table:table-cell office:value-type="float" office:value="0.0946313" calcext:value-type="float">
            <text:p>0.0946313</text:p>
          </table:table-cell>
          <table:table-cell office:value-type="float" office:value="0.0959" calcext:value-type="float">
            <text:p>0.0959</text:p>
          </table:table-cell>
          <table:table-cell office:value-type="float" office:value="0.100081" calcext:value-type="float">
            <text:p>0.100081</text:p>
          </table:table-cell>
          <table:table-cell office:value-type="float" office:value="0.101131" calcext:value-type="float">
            <text:p>0.101131</text:p>
          </table:table-cell>
          <table:table-cell office:value-type="float" office:value="0.102813" calcext:value-type="float">
            <text:p>0.102813</text:p>
          </table:table-cell>
          <table:table-cell office:value-type="float" office:value="0.106144" calcext:value-type="float">
            <text:p>0.106144</text:p>
          </table:table-cell>
          <table:table-cell office:value-type="float" office:value="0.10855" calcext:value-type="float">
            <text:p>0.10855</text:p>
          </table:table-cell>
          <table:table-cell office:value-type="float" office:value="0.111475" calcext:value-type="float">
            <text:p>0.111475</text:p>
          </table:table-cell>
          <table:table-cell office:value-type="float" office:value="0.112687" calcext:value-type="float">
            <text:p>0.112687</text:p>
          </table:table-cell>
          <table:table-cell office:value-type="float" office:value="0.114138" calcext:value-type="float">
            <text:p>0.114138</text:p>
          </table:table-cell>
          <table:table-cell office:value-type="float" office:value="0.1159" calcext:value-type="float">
            <text:p>0.1159</text:p>
          </table:table-cell>
          <table:table-cell office:value-type="float" office:value="0.116888" calcext:value-type="float">
            <text:p>0.116888</text:p>
          </table:table-cell>
          <table:table-cell office:value-type="float" office:value="0.1204" calcext:value-type="float">
            <text:p>0.1204</text:p>
          </table:table-cell>
          <table:table-cell office:value-type="float" office:value="0.123856" calcext:value-type="float">
            <text:p>0.123856</text:p>
          </table:table-cell>
          <table:table-cell office:value-type="float" office:value="0.125319" calcext:value-type="float">
            <text:p>0.125319</text:p>
          </table:table-cell>
          <table:table-cell office:value-type="float" office:value="0.125037" calcext:value-type="float">
            <text:p>0.125037</text:p>
          </table:table-cell>
          <table:table-cell office:value-type="float" office:value="0.128394" calcext:value-type="float">
            <text:p>0.128394</text:p>
          </table:table-cell>
          <table:table-cell office:value-type="float" office:value="0.129156" calcext:value-type="float">
            <text:p>0.129156</text:p>
          </table:table-cell>
          <table:table-cell office:value-type="float" office:value="0.131288" calcext:value-type="float">
            <text:p>0.131288</text:p>
          </table:table-cell>
          <table:table-cell office:value-type="float" office:value="0.134994" calcext:value-type="float">
            <text:p>0.134994</text:p>
          </table:table-cell>
          <table:table-cell office:value-type="float" office:value="0.135263" calcext:value-type="float">
            <text:p>0.135263</text:p>
          </table:table-cell>
          <table:table-cell office:value-type="float" office:value="0.137281" calcext:value-type="float">
            <text:p>0.137281</text:p>
          </table:table-cell>
          <table:table-cell table:formula="of:=SUM([.B100:.CC100])" office:value-type="float" office:value="7.4302833" calcext:value-type="float">
            <text:p>7.4302833</text:p>
          </table:table-cell>
        </table:table-row>
        <table:table-row table:style-name="ro1">
          <table:table-cell office:value-type="float" office:value="5.996875" calcext:value-type="float">
            <text:p>5.996875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1" office:value-type="float" office:value="0.0000625" calcext:value-type="float">
            <text:p>6.25E-05</text:p>
          </table:table-cell>
          <table:table-cell office:value-type="float" office:value="0.0002125" calcext:value-type="float">
            <text:p>0.0002125</text:p>
          </table:table-cell>
          <table:table-cell office:value-type="float" office:value="0.0010625" calcext:value-type="float">
            <text:p>0.0010625</text:p>
          </table:table-cell>
          <table:table-cell office:value-type="float" office:value="0.0032875" calcext:value-type="float">
            <text:p>0.0032875</text:p>
          </table:table-cell>
          <table:table-cell office:value-type="float" office:value="0.00885625" calcext:value-type="float">
            <text:p>0.00885625</text:p>
          </table:table-cell>
          <table:table-cell office:value-type="float" office:value="0.0197125" calcext:value-type="float">
            <text:p>0.0197125</text:p>
          </table:table-cell>
          <table:table-cell office:value-type="float" office:value="0.0386875" calcext:value-type="float">
            <text:p>0.0386875</text:p>
          </table:table-cell>
          <table:table-cell office:value-type="float" office:value="0.0658625" calcext:value-type="float">
            <text:p>0.0658625</text:p>
          </table:table-cell>
          <table:table-cell office:value-type="float" office:value="0.0986438" calcext:value-type="float">
            <text:p>0.0986438</text:p>
          </table:table-cell>
          <table:table-cell office:value-type="float" office:value="0.135256" calcext:value-type="float">
            <text:p>0.135256</text:p>
          </table:table-cell>
          <table:table-cell office:value-type="float" office:value="0.169988" calcext:value-type="float">
            <text:p>0.169988</text:p>
          </table:table-cell>
          <table:table-cell office:value-type="float" office:value="0.200475" calcext:value-type="float">
            <text:p>0.200475</text:p>
          </table:table-cell>
          <table:table-cell office:value-type="float" office:value="0.220569" calcext:value-type="float">
            <text:p>0.220569</text:p>
          </table:table-cell>
          <table:table-cell office:value-type="float" office:value="0.232694" calcext:value-type="float">
            <text:p>0.232694</text:p>
          </table:table-cell>
          <table:table-cell office:value-type="float" office:value="0.238444" calcext:value-type="float">
            <text:p>0.238444</text:p>
          </table:table-cell>
          <table:table-cell office:value-type="float" office:value="0.235156" calcext:value-type="float">
            <text:p>0.235156</text:p>
          </table:table-cell>
          <table:table-cell office:value-type="float" office:value="0.224831" calcext:value-type="float">
            <text:p>0.224831</text:p>
          </table:table-cell>
          <table:table-cell office:value-type="float" office:value="0.214981" calcext:value-type="float">
            <text:p>0.214981</text:p>
          </table:table-cell>
          <table:table-cell office:value-type="float" office:value="0.197637" calcext:value-type="float">
            <text:p>0.197637</text:p>
          </table:table-cell>
          <table:table-cell office:value-type="float" office:value="0.181025" calcext:value-type="float">
            <text:p>0.181025</text:p>
          </table:table-cell>
          <table:table-cell office:value-type="float" office:value="0.164344" calcext:value-type="float">
            <text:p>0.164344</text:p>
          </table:table-cell>
          <table:table-cell office:value-type="float" office:value="0.150981" calcext:value-type="float">
            <text:p>0.150981</text:p>
          </table:table-cell>
          <table:table-cell office:value-type="float" office:value="0.136175" calcext:value-type="float">
            <text:p>0.136175</text:p>
          </table:table-cell>
          <table:table-cell office:value-type="float" office:value="0.12465" calcext:value-type="float">
            <text:p>0.12465</text:p>
          </table:table-cell>
          <table:table-cell office:value-type="float" office:value="0.114" calcext:value-type="float">
            <text:p>0.114</text:p>
          </table:table-cell>
          <table:table-cell office:value-type="float" office:value="0.107256" calcext:value-type="float">
            <text:p>0.107256</text:p>
          </table:table-cell>
          <table:table-cell office:value-type="float" office:value="0.0999437" calcext:value-type="float">
            <text:p>0.0999437</text:p>
          </table:table-cell>
          <table:table-cell office:value-type="float" office:value="0.0926125" calcext:value-type="float">
            <text:p>0.0926125</text:p>
          </table:table-cell>
          <table:table-cell office:value-type="float" office:value="0.0878938" calcext:value-type="float">
            <text:p>0.0878938</text:p>
          </table:table-cell>
          <table:table-cell office:value-type="float" office:value="0.0848938" calcext:value-type="float">
            <text:p>0.0848938</text:p>
          </table:table-cell>
          <table:table-cell office:value-type="float" office:value="0.0820063" calcext:value-type="float">
            <text:p>0.0820063</text:p>
          </table:table-cell>
          <table:table-cell office:value-type="float" office:value="0.0805562" calcext:value-type="float">
            <text:p>0.0805562</text:p>
          </table:table-cell>
          <table:table-cell office:value-type="float" office:value="0.0788062" calcext:value-type="float">
            <text:p>0.0788062</text:p>
          </table:table-cell>
          <table:table-cell office:value-type="float" office:value="0.077675" calcext:value-type="float">
            <text:p>0.077675</text:p>
          </table:table-cell>
          <table:table-cell office:value-type="float" office:value="0.0783313" calcext:value-type="float">
            <text:p>0.0783313</text:p>
          </table:table-cell>
          <table:table-cell office:value-type="float" office:value="0.0776437" calcext:value-type="float">
            <text:p>0.0776437</text:p>
          </table:table-cell>
          <table:table-cell office:value-type="float" office:value="0.0792125" calcext:value-type="float">
            <text:p>0.0792125</text:p>
          </table:table-cell>
          <table:table-cell office:value-type="float" office:value="0.0807313" calcext:value-type="float">
            <text:p>0.0807313</text:p>
          </table:table-cell>
          <table:table-cell office:value-type="float" office:value="0.0814312" calcext:value-type="float">
            <text:p>0.0814312</text:p>
          </table:table-cell>
          <table:table-cell office:value-type="float" office:value="0.0839312" calcext:value-type="float">
            <text:p>0.0839312</text:p>
          </table:table-cell>
          <table:table-cell office:value-type="float" office:value="0.0868437" calcext:value-type="float">
            <text:p>0.0868437</text:p>
          </table:table-cell>
          <table:table-cell office:value-type="float" office:value="0.0876" calcext:value-type="float">
            <text:p>0.0876</text:p>
          </table:table-cell>
          <table:table-cell office:value-type="float" office:value="0.0899125" calcext:value-type="float">
            <text:p>0.0899125</text:p>
          </table:table-cell>
          <table:table-cell office:value-type="float" office:value="0.09075" calcext:value-type="float">
            <text:p>0.09075</text:p>
          </table:table-cell>
          <table:table-cell office:value-type="float" office:value="0.0934125" calcext:value-type="float">
            <text:p>0.0934125</text:p>
          </table:table-cell>
          <table:table-cell office:value-type="float" office:value="0.094175" calcext:value-type="float">
            <text:p>0.094175</text:p>
          </table:table-cell>
          <table:table-cell office:value-type="float" office:value="0.0980875" calcext:value-type="float">
            <text:p>0.0980875</text:p>
          </table:table-cell>
          <table:table-cell office:value-type="float" office:value="0.0997125" calcext:value-type="float">
            <text:p>0.0997125</text:p>
          </table:table-cell>
          <table:table-cell office:value-type="float" office:value="0.10245" calcext:value-type="float">
            <text:p>0.10245</text:p>
          </table:table-cell>
          <table:table-cell office:value-type="float" office:value="0.104544" calcext:value-type="float">
            <text:p>0.104544</text:p>
          </table:table-cell>
          <table:table-cell office:value-type="float" office:value="0.105444" calcext:value-type="float">
            <text:p>0.105444</text:p>
          </table:table-cell>
          <table:table-cell office:value-type="float" office:value="0.111044" calcext:value-type="float">
            <text:p>0.111044</text:p>
          </table:table-cell>
          <table:table-cell office:value-type="float" office:value="0.110731" calcext:value-type="float">
            <text:p>0.110731</text:p>
          </table:table-cell>
          <table:table-cell office:value-type="float" office:value="0.1138" calcext:value-type="float">
            <text:p>0.1138</text:p>
          </table:table-cell>
          <table:table-cell office:value-type="float" office:value="0.116087" calcext:value-type="float">
            <text:p>0.116087</text:p>
          </table:table-cell>
          <table:table-cell office:value-type="float" office:value="0.116206" calcext:value-type="float">
            <text:p>0.116206</text:p>
          </table:table-cell>
          <table:table-cell office:value-type="float" office:value="0.118894" calcext:value-type="float">
            <text:p>0.118894</text:p>
          </table:table-cell>
          <table:table-cell office:value-type="float" office:value="0.121081" calcext:value-type="float">
            <text:p>0.121081</text:p>
          </table:table-cell>
          <table:table-cell office:value-type="float" office:value="0.123419" calcext:value-type="float">
            <text:p>0.123419</text:p>
          </table:table-cell>
          <table:table-cell office:value-type="float" office:value="0.126012" calcext:value-type="float">
            <text:p>0.126012</text:p>
          </table:table-cell>
          <table:table-cell office:value-type="float" office:value="0.127331" calcext:value-type="float">
            <text:p>0.127331</text:p>
          </table:table-cell>
          <table:table-cell office:value-type="float" office:value="0.130294" calcext:value-type="float">
            <text:p>0.130294</text:p>
          </table:table-cell>
          <table:table-cell office:value-type="float" office:value="0.1321" calcext:value-type="float">
            <text:p>0.1321</text:p>
          </table:table-cell>
          <table:table-cell office:value-type="float" office:value="0.133681" calcext:value-type="float">
            <text:p>0.133681</text:p>
          </table:table-cell>
          <table:table-cell office:value-type="float" office:value="0.133275" calcext:value-type="float">
            <text:p>0.133275</text:p>
          </table:table-cell>
          <table:table-cell office:value-type="float" office:value="0.135744" calcext:value-type="float">
            <text:p>0.135744</text:p>
          </table:table-cell>
          <table:table-cell table:formula="of:=SUM([.B101:.CC101])" office:value-type="float" office:value="7.35314895" calcext:value-type="float">
            <text:p>7.35314895</text:p>
          </table:table-cell>
        </table:table-row>
        <table:table-row table:style-name="ro1">
          <table:table-cell office:value-type="float" office:value="6.05625" calcext:value-type="float">
            <text:p>6.05625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1" office:value-type="float" office:value="0.00004375" calcext:value-type="float">
            <text:p>4.38E-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100625" calcext:value-type="float">
            <text:p>0.00100625</text:p>
          </table:table-cell>
          <table:table-cell office:value-type="float" office:value="0.00324375" calcext:value-type="float">
            <text:p>0.00324375</text:p>
          </table:table-cell>
          <table:table-cell office:value-type="float" office:value="0.00920625" calcext:value-type="float">
            <text:p>0.00920625</text:p>
          </table:table-cell>
          <table:table-cell office:value-type="float" office:value="0.019875" calcext:value-type="float">
            <text:p>0.019875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0654562" calcext:value-type="float">
            <text:p>0.0654562</text:p>
          </table:table-cell>
          <table:table-cell office:value-type="float" office:value="0.0969938" calcext:value-type="float">
            <text:p>0.0969938</text:p>
          </table:table-cell>
          <table:table-cell office:value-type="float" office:value="0.132538" calcext:value-type="float">
            <text:p>0.132538</text:p>
          </table:table-cell>
          <table:table-cell office:value-type="float" office:value="0.165694" calcext:value-type="float">
            <text:p>0.165694</text:p>
          </table:table-cell>
          <table:table-cell office:value-type="float" office:value="0.195525" calcext:value-type="float">
            <text:p>0.195525</text:p>
          </table:table-cell>
          <table:table-cell office:value-type="float" office:value="0.215575" calcext:value-type="float">
            <text:p>0.215575</text:p>
          </table:table-cell>
          <table:table-cell office:value-type="float" office:value="0.229288" calcext:value-type="float">
            <text:p>0.229288</text:p>
          </table:table-cell>
          <table:table-cell office:value-type="float" office:value="0.236794" calcext:value-type="float">
            <text:p>0.236794</text:p>
          </table:table-cell>
          <table:table-cell office:value-type="float" office:value="0.232131" calcext:value-type="float">
            <text:p>0.232131</text:p>
          </table:table-cell>
          <table:table-cell office:value-type="float" office:value="0.225044" calcext:value-type="float">
            <text:p>0.225044</text:p>
          </table:table-cell>
          <table:table-cell office:value-type="float" office:value="0.21155" calcext:value-type="float">
            <text:p>0.21155</text:p>
          </table:table-cell>
          <table:table-cell office:value-type="float" office:value="0.196394" calcext:value-type="float">
            <text:p>0.196394</text:p>
          </table:table-cell>
          <table:table-cell office:value-type="float" office:value="0.1784" calcext:value-type="float">
            <text:p>0.1784</text:p>
          </table:table-cell>
          <table:table-cell office:value-type="float" office:value="0.163562" calcext:value-type="float">
            <text:p>0.163562</text:p>
          </table:table-cell>
          <table:table-cell office:value-type="float" office:value="0.1512" calcext:value-type="float">
            <text:p>0.1512</text:p>
          </table:table-cell>
          <table:table-cell office:value-type="float" office:value="0.1369" calcext:value-type="float">
            <text:p>0.1369</text:p>
          </table:table-cell>
          <table:table-cell office:value-type="float" office:value="0.123469" calcext:value-type="float">
            <text:p>0.123469</text:p>
          </table:table-cell>
          <table:table-cell office:value-type="float" office:value="0.115269" calcext:value-type="float">
            <text:p>0.115269</text:p>
          </table:table-cell>
          <table:table-cell office:value-type="float" office:value="0.103831" calcext:value-type="float">
            <text:p>0.103831</text:p>
          </table:table-cell>
          <table:table-cell office:value-type="float" office:value="0.0985188" calcext:value-type="float">
            <text:p>0.0985188</text:p>
          </table:table-cell>
          <table:table-cell office:value-type="float" office:value="0.0926375" calcext:value-type="float">
            <text:p>0.0926375</text:p>
          </table:table-cell>
          <table:table-cell office:value-type="float" office:value="0.0884438" calcext:value-type="float">
            <text:p>0.0884438</text:p>
          </table:table-cell>
          <table:table-cell office:value-type="float" office:value="0.0848813" calcext:value-type="float">
            <text:p>0.0848813</text:p>
          </table:table-cell>
          <table:table-cell office:value-type="float" office:value="0.081725" calcext:value-type="float">
            <text:p>0.081725</text:p>
          </table:table-cell>
          <table:table-cell office:value-type="float" office:value="0.081075" calcext:value-type="float">
            <text:p>0.081075</text:p>
          </table:table-cell>
          <table:table-cell office:value-type="float" office:value="0.0798438" calcext:value-type="float">
            <text:p>0.0798438</text:p>
          </table:table-cell>
          <table:table-cell office:value-type="float" office:value="0.0771938" calcext:value-type="float">
            <text:p>0.0771938</text:p>
          </table:table-cell>
          <table:table-cell office:value-type="float" office:value="0.0775" calcext:value-type="float">
            <text:p>0.0775</text:p>
          </table:table-cell>
          <table:table-cell office:value-type="float" office:value="0.0770187" calcext:value-type="float">
            <text:p>0.0770187</text:p>
          </table:table-cell>
          <table:table-cell office:value-type="float" office:value="0.078875" calcext:value-type="float">
            <text:p>0.078875</text:p>
          </table:table-cell>
          <table:table-cell office:value-type="float" office:value="0.0792937" calcext:value-type="float">
            <text:p>0.0792937</text:p>
          </table:table-cell>
          <table:table-cell office:value-type="float" office:value="0.0788937" calcext:value-type="float">
            <text:p>0.0788937</text:p>
          </table:table-cell>
          <table:table-cell office:value-type="float" office:value="0.081275" calcext:value-type="float">
            <text:p>0.081275</text:p>
          </table:table-cell>
          <table:table-cell office:value-type="float" office:value="0.0834375" calcext:value-type="float">
            <text:p>0.0834375</text:p>
          </table:table-cell>
          <table:table-cell office:value-type="float" office:value="0.086475" calcext:value-type="float">
            <text:p>0.086475</text:p>
          </table:table-cell>
          <table:table-cell office:value-type="float" office:value="0.08765" calcext:value-type="float">
            <text:p>0.08765</text:p>
          </table:table-cell>
          <table:table-cell office:value-type="float" office:value="0.0898125" calcext:value-type="float">
            <text:p>0.0898125</text:p>
          </table:table-cell>
          <table:table-cell office:value-type="float" office:value="0.0911625" calcext:value-type="float">
            <text:p>0.0911625</text:p>
          </table:table-cell>
          <table:table-cell office:value-type="float" office:value="0.0915062" calcext:value-type="float">
            <text:p>0.0915062</text:p>
          </table:table-cell>
          <table:table-cell office:value-type="float" office:value="0.09595" calcext:value-type="float">
            <text:p>0.09595</text:p>
          </table:table-cell>
          <table:table-cell office:value-type="float" office:value="0.097225" calcext:value-type="float">
            <text:p>0.097225</text:p>
          </table:table-cell>
          <table:table-cell office:value-type="float" office:value="0.100444" calcext:value-type="float">
            <text:p>0.100444</text:p>
          </table:table-cell>
          <table:table-cell office:value-type="float" office:value="0.101606" calcext:value-type="float">
            <text:p>0.101606</text:p>
          </table:table-cell>
          <table:table-cell office:value-type="float" office:value="0.105975" calcext:value-type="float">
            <text:p>0.105975</text:p>
          </table:table-cell>
          <table:table-cell office:value-type="float" office:value="0.106969" calcext:value-type="float">
            <text:p>0.106969</text:p>
          </table:table-cell>
          <table:table-cell office:value-type="float" office:value="0.110088" calcext:value-type="float">
            <text:p>0.110088</text:p>
          </table:table-cell>
          <table:table-cell office:value-type="float" office:value="0.112456" calcext:value-type="float">
            <text:p>0.112456</text:p>
          </table:table-cell>
          <table:table-cell office:value-type="float" office:value="0.113388" calcext:value-type="float">
            <text:p>0.113388</text:p>
          </table:table-cell>
          <table:table-cell office:value-type="float" office:value="0.11475" calcext:value-type="float">
            <text:p>0.11475</text:p>
          </table:table-cell>
          <table:table-cell office:value-type="float" office:value="0.117919" calcext:value-type="float">
            <text:p>0.117919</text:p>
          </table:table-cell>
          <table:table-cell office:value-type="float" office:value="0.12125" calcext:value-type="float">
            <text:p>0.12125</text:p>
          </table:table-cell>
          <table:table-cell office:value-type="float" office:value="0.121431" calcext:value-type="float">
            <text:p>0.121431</text:p>
          </table:table-cell>
          <table:table-cell office:value-type="float" office:value="0.125287" calcext:value-type="float">
            <text:p>0.125287</text:p>
          </table:table-cell>
          <table:table-cell office:value-type="float" office:value="0.127694" calcext:value-type="float">
            <text:p>0.127694</text:p>
          </table:table-cell>
          <table:table-cell office:value-type="float" office:value="0.128463" calcext:value-type="float">
            <text:p>0.128463</text:p>
          </table:table-cell>
          <table:table-cell office:value-type="float" office:value="0.129112" calcext:value-type="float">
            <text:p>0.129112</text:p>
          </table:table-cell>
          <table:table-cell office:value-type="float" office:value="0.1317" calcext:value-type="float">
            <text:p>0.1317</text:p>
          </table:table-cell>
          <table:table-cell office:value-type="float" office:value="0.134031" calcext:value-type="float">
            <text:p>0.134031</text:p>
          </table:table-cell>
          <table:table-cell office:value-type="float" office:value="0.135819" calcext:value-type="float">
            <text:p>0.135819</text:p>
          </table:table-cell>
          <table:table-cell table:formula="of:=SUM([.B102:.CC102])" office:value-type="float" office:value="7.2651648" calcext:value-type="float">
            <text:p>7.2651648</text:p>
          </table:table-cell>
        </table:table-row>
        <table:table-row table:style-name="ro1">
          <table:table-cell office:value-type="float" office:value="6.115625" calcext:value-type="float">
            <text:p>6.115625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1" office:value-type="float" office:value="0.0000375" calcext:value-type="float">
            <text:p>3.75E-05</text:p>
          </table:table-cell>
          <table:table-cell office:value-type="float" office:value="0.0001625" calcext:value-type="float">
            <text:p>0.0001625</text:p>
          </table:table-cell>
          <table:table-cell office:value-type="float" office:value="0.0008875" calcext:value-type="float">
            <text:p>0.0008875</text:p>
          </table:table-cell>
          <table:table-cell office:value-type="float" office:value="0.00330625" calcext:value-type="float">
            <text:p>0.00330625</text:p>
          </table:table-cell>
          <table:table-cell office:value-type="float" office:value="0.00884375" calcext:value-type="float">
            <text:p>0.00884375</text:p>
          </table:table-cell>
          <table:table-cell office:value-type="float" office:value="0.0196438" calcext:value-type="float">
            <text:p>0.0196438</text:p>
          </table:table-cell>
          <table:table-cell office:value-type="float" office:value="0.0375687" calcext:value-type="float">
            <text:p>0.0375687</text:p>
          </table:table-cell>
          <table:table-cell office:value-type="float" office:value="0.0626" calcext:value-type="float">
            <text:p>0.0626</text:p>
          </table:table-cell>
          <table:table-cell office:value-type="float" office:value="0.093875" calcext:value-type="float">
            <text:p>0.093875</text:p>
          </table:table-cell>
          <table:table-cell office:value-type="float" office:value="0.129125" calcext:value-type="float">
            <text:p>0.129125</text:p>
          </table:table-cell>
          <table:table-cell office:value-type="float" office:value="0.163725" calcext:value-type="float">
            <text:p>0.163725</text:p>
          </table:table-cell>
          <table:table-cell office:value-type="float" office:value="0.192569" calcext:value-type="float">
            <text:p>0.192569</text:p>
          </table:table-cell>
          <table:table-cell office:value-type="float" office:value="0.21525" calcext:value-type="float">
            <text:p>0.21525</text:p>
          </table:table-cell>
          <table:table-cell office:value-type="float" office:value="0.226937" calcext:value-type="float">
            <text:p>0.226937</text:p>
          </table:table-cell>
          <table:table-cell office:value-type="float" office:value="0.228969" calcext:value-type="float">
            <text:p>0.228969</text:p>
          </table:table-cell>
          <table:table-cell office:value-type="float" office:value="0.229988" calcext:value-type="float">
            <text:p>0.229988</text:p>
          </table:table-cell>
          <table:table-cell office:value-type="float" office:value="0.220175" calcext:value-type="float">
            <text:p>0.220175</text:p>
          </table:table-cell>
          <table:table-cell office:value-type="float" office:value="0.206625" calcext:value-type="float">
            <text:p>0.206625</text:p>
          </table:table-cell>
          <table:table-cell office:value-type="float" office:value="0.196175" calcext:value-type="float">
            <text:p>0.196175</text:p>
          </table:table-cell>
          <table:table-cell office:value-type="float" office:value="0.178344" calcext:value-type="float">
            <text:p>0.178344</text:p>
          </table:table-cell>
          <table:table-cell office:value-type="float" office:value="0.162112" calcext:value-type="float">
            <text:p>0.162112</text:p>
          </table:table-cell>
          <table:table-cell office:value-type="float" office:value="0.148219" calcext:value-type="float">
            <text:p>0.148219</text:p>
          </table:table-cell>
          <table:table-cell office:value-type="float" office:value="0.137944" calcext:value-type="float">
            <text:p>0.137944</text:p>
          </table:table-cell>
          <table:table-cell office:value-type="float" office:value="0.123194" calcext:value-type="float">
            <text:p>0.123194</text:p>
          </table:table-cell>
          <table:table-cell office:value-type="float" office:value="0.112656" calcext:value-type="float">
            <text:p>0.112656</text:p>
          </table:table-cell>
          <table:table-cell office:value-type="float" office:value="0.103925" calcext:value-type="float">
            <text:p>0.103925</text:p>
          </table:table-cell>
          <table:table-cell office:value-type="float" office:value="0.0980562" calcext:value-type="float">
            <text:p>0.0980562</text:p>
          </table:table-cell>
          <table:table-cell office:value-type="float" office:value="0.091975" calcext:value-type="float">
            <text:p>0.091975</text:p>
          </table:table-cell>
          <table:table-cell office:value-type="float" office:value="0.0862813" calcext:value-type="float">
            <text:p>0.0862813</text:p>
          </table:table-cell>
          <table:table-cell office:value-type="float" office:value="0.0823625" calcext:value-type="float">
            <text:p>0.0823625</text:p>
          </table:table-cell>
          <table:table-cell office:value-type="float" office:value="0.081425" calcext:value-type="float">
            <text:p>0.081425</text:p>
          </table:table-cell>
          <table:table-cell office:value-type="float" office:value="0.0798688" calcext:value-type="float">
            <text:p>0.0798688</text:p>
          </table:table-cell>
          <table:table-cell office:value-type="float" office:value="0.0775437" calcext:value-type="float">
            <text:p>0.0775437</text:p>
          </table:table-cell>
          <table:table-cell office:value-type="float" office:value="0.07595" calcext:value-type="float">
            <text:p>0.07595</text:p>
          </table:table-cell>
          <table:table-cell office:value-type="float" office:value="0.0768188" calcext:value-type="float">
            <text:p>0.0768188</text:p>
          </table:table-cell>
          <table:table-cell office:value-type="float" office:value="0.0771625" calcext:value-type="float">
            <text:p>0.0771625</text:p>
          </table:table-cell>
          <table:table-cell office:value-type="float" office:value="0.0764438" calcext:value-type="float">
            <text:p>0.0764438</text:p>
          </table:table-cell>
          <table:table-cell office:value-type="float" office:value="0.077975" calcext:value-type="float">
            <text:p>0.077975</text:p>
          </table:table-cell>
          <table:table-cell office:value-type="float" office:value="0.0789062" calcext:value-type="float">
            <text:p>0.0789062</text:p>
          </table:table-cell>
          <table:table-cell office:value-type="float" office:value="0.079575" calcext:value-type="float">
            <text:p>0.079575</text:p>
          </table:table-cell>
          <table:table-cell office:value-type="float" office:value="0.0821375" calcext:value-type="float">
            <text:p>0.0821375</text:p>
          </table:table-cell>
          <table:table-cell office:value-type="float" office:value="0.0842" calcext:value-type="float">
            <text:p>0.0842</text:p>
          </table:table-cell>
          <table:table-cell office:value-type="float" office:value="0.086675" calcext:value-type="float">
            <text:p>0.086675</text:p>
          </table:table-cell>
          <table:table-cell office:value-type="float" office:value="0.088" calcext:value-type="float">
            <text:p>0.088</text:p>
          </table:table-cell>
          <table:table-cell office:value-type="float" office:value="0.0891312" calcext:value-type="float">
            <text:p>0.0891312</text:p>
          </table:table-cell>
          <table:table-cell office:value-type="float" office:value="0.0918125" calcext:value-type="float">
            <text:p>0.0918125</text:p>
          </table:table-cell>
          <table:table-cell office:value-type="float" office:value="0.094025" calcext:value-type="float">
            <text:p>0.094025</text:p>
          </table:table-cell>
          <table:table-cell office:value-type="float" office:value="0.0955063" calcext:value-type="float">
            <text:p>0.0955063</text:p>
          </table:table-cell>
          <table:table-cell office:value-type="float" office:value="0.0969875" calcext:value-type="float">
            <text:p>0.0969875</text:p>
          </table:table-cell>
          <table:table-cell office:value-type="float" office:value="0.100437" calcext:value-type="float">
            <text:p>0.100437</text:p>
          </table:table-cell>
          <table:table-cell office:value-type="float" office:value="0.103625" calcext:value-type="float">
            <text:p>0.103625</text:p>
          </table:table-cell>
          <table:table-cell office:value-type="float" office:value="0.104706" calcext:value-type="float">
            <text:p>0.104706</text:p>
          </table:table-cell>
          <table:table-cell office:value-type="float" office:value="0.107313" calcext:value-type="float">
            <text:p>0.107313</text:p>
          </table:table-cell>
          <table:table-cell office:value-type="float" office:value="0.108887" calcext:value-type="float">
            <text:p>0.108887</text:p>
          </table:table-cell>
          <table:table-cell office:value-type="float" office:value="0.112619" calcext:value-type="float">
            <text:p>0.112619</text:p>
          </table:table-cell>
          <table:table-cell office:value-type="float" office:value="0.114425" calcext:value-type="float">
            <text:p>0.114425</text:p>
          </table:table-cell>
          <table:table-cell office:value-type="float" office:value="0.116356" calcext:value-type="float">
            <text:p>0.116356</text:p>
          </table:table-cell>
          <table:table-cell office:value-type="float" office:value="0.118906" calcext:value-type="float">
            <text:p>0.118906</text:p>
          </table:table-cell>
          <table:table-cell office:value-type="float" office:value="0.1214" calcext:value-type="float">
            <text:p>0.1214</text:p>
          </table:table-cell>
          <table:table-cell office:value-type="float" office:value="0.123925" calcext:value-type="float">
            <text:p>0.123925</text:p>
          </table:table-cell>
          <table:table-cell office:value-type="float" office:value="0.125213" calcext:value-type="float">
            <text:p>0.125213</text:p>
          </table:table-cell>
          <table:table-cell office:value-type="float" office:value="0.127463" calcext:value-type="float">
            <text:p>0.127463</text:p>
          </table:table-cell>
          <table:table-cell office:value-type="float" office:value="0.129469" calcext:value-type="float">
            <text:p>0.129469</text:p>
          </table:table-cell>
          <table:table-cell office:value-type="float" office:value="0.13155" calcext:value-type="float">
            <text:p>0.13155</text:p>
          </table:table-cell>
          <table:table-cell office:value-type="float" office:value="0.133269" calcext:value-type="float">
            <text:p>0.133269</text:p>
          </table:table-cell>
          <table:table-cell office:value-type="float" office:value="0.135094" calcext:value-type="float">
            <text:p>0.135094</text:p>
          </table:table-cell>
          <table:table-cell table:formula="of:=SUM([.B103:.CC103])" office:value-type="float" office:value="7.1663328" calcext:value-type="float">
            <text:p>7.1663328</text:p>
          </table:table-cell>
        </table:table-row>
        <table:table-row table:style-name="ro1">
          <table:table-cell office:value-type="float" office:value="6.175" calcext:value-type="float">
            <text:p>6.175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1" office:value-type="float" office:value="0.00000625" calcext:value-type="float">
            <text:p>6.25E-06</text:p>
          </table:table-cell>
          <table:table-cell table:style-name="ce1" office:value-type="float" office:value="0.0000375" calcext:value-type="float">
            <text:p>3.75E-05</text:p>
          </table:table-cell>
          <table:table-cell office:value-type="float" office:value="0.00023125" calcext:value-type="float">
            <text:p>0.00023125</text:p>
          </table:table-cell>
          <table:table-cell office:value-type="float" office:value="0.00111875" calcext:value-type="float">
            <text:p>0.00111875</text:p>
          </table:table-cell>
          <table:table-cell office:value-type="float" office:value="0.00324375" calcext:value-type="float">
            <text:p>0.00324375</text:p>
          </table:table-cell>
          <table:table-cell office:value-type="float" office:value="0.0082875" calcext:value-type="float">
            <text:p>0.0082875</text:p>
          </table:table-cell>
          <table:table-cell office:value-type="float" office:value="0.0192562" calcext:value-type="float">
            <text:p>0.0192562</text:p>
          </table:table-cell>
          <table:table-cell office:value-type="float" office:value="0.0370125" calcext:value-type="float">
            <text:p>0.0370125</text:p>
          </table:table-cell>
          <table:table-cell office:value-type="float" office:value="0.0636063" calcext:value-type="float">
            <text:p>0.0636063</text:p>
          </table:table-cell>
          <table:table-cell office:value-type="float" office:value="0.0941875" calcext:value-type="float">
            <text:p>0.0941875</text:p>
          </table:table-cell>
          <table:table-cell office:value-type="float" office:value="0.1283" calcext:value-type="float">
            <text:p>0.1283</text:p>
          </table:table-cell>
          <table:table-cell office:value-type="float" office:value="0.159444" calcext:value-type="float">
            <text:p>0.159444</text:p>
          </table:table-cell>
          <table:table-cell office:value-type="float" office:value="0.18785" calcext:value-type="float">
            <text:p>0.18785</text:p>
          </table:table-cell>
          <table:table-cell office:value-type="float" office:value="0.208388" calcext:value-type="float">
            <text:p>0.208388</text:p>
          </table:table-cell>
          <table:table-cell office:value-type="float" office:value="0.221812" calcext:value-type="float">
            <text:p>0.221812</text:p>
          </table:table-cell>
          <table:table-cell office:value-type="float" office:value="0.227444" calcext:value-type="float">
            <text:p>0.227444</text:p>
          </table:table-cell>
          <table:table-cell office:value-type="float" office:value="0.224238" calcext:value-type="float">
            <text:p>0.224238</text:p>
          </table:table-cell>
          <table:table-cell office:value-type="float" office:value="0.2152" calcext:value-type="float">
            <text:p>0.2152</text:p>
          </table:table-cell>
          <table:table-cell office:value-type="float" office:value="0.20285" calcext:value-type="float">
            <text:p>0.20285</text:p>
          </table:table-cell>
          <table:table-cell office:value-type="float" office:value="0.1903" calcext:value-type="float">
            <text:p>0.1903</text:p>
          </table:table-cell>
          <table:table-cell office:value-type="float" office:value="0.176294" calcext:value-type="float">
            <text:p>0.176294</text:p>
          </table:table-cell>
          <table:table-cell office:value-type="float" office:value="0.162606" calcext:value-type="float">
            <text:p>0.162606</text:p>
          </table:table-cell>
          <table:table-cell office:value-type="float" office:value="0.147737" calcext:value-type="float">
            <text:p>0.147737</text:p>
          </table:table-cell>
          <table:table-cell office:value-type="float" office:value="0.134975" calcext:value-type="float">
            <text:p>0.134975</text:p>
          </table:table-cell>
          <table:table-cell office:value-type="float" office:value="0.1231" calcext:value-type="float">
            <text:p>0.1231</text:p>
          </table:table-cell>
          <table:table-cell office:value-type="float" office:value="0.112919" calcext:value-type="float">
            <text:p>0.112919</text:p>
          </table:table-cell>
          <table:table-cell office:value-type="float" office:value="0.104094" calcext:value-type="float">
            <text:p>0.104094</text:p>
          </table:table-cell>
          <table:table-cell office:value-type="float" office:value="0.0976875" calcext:value-type="float">
            <text:p>0.0976875</text:p>
          </table:table-cell>
          <table:table-cell office:value-type="float" office:value="0.0912188" calcext:value-type="float">
            <text:p>0.0912188</text:p>
          </table:table-cell>
          <table:table-cell office:value-type="float" office:value="0.0861813" calcext:value-type="float">
            <text:p>0.0861813</text:p>
          </table:table-cell>
          <table:table-cell office:value-type="float" office:value="0.0820812" calcext:value-type="float">
            <text:p>0.0820812</text:p>
          </table:table-cell>
          <table:table-cell office:value-type="float" office:value="0.0802875" calcext:value-type="float">
            <text:p>0.0802875</text:p>
          </table:table-cell>
          <table:table-cell office:value-type="float" office:value="0.0794563" calcext:value-type="float">
            <text:p>0.0794563</text:p>
          </table:table-cell>
          <table:table-cell office:value-type="float" office:value="0.0774125" calcext:value-type="float">
            <text:p>0.0774125</text:p>
          </table:table-cell>
          <table:table-cell office:value-type="float" office:value="0.0752188" calcext:value-type="float">
            <text:p>0.0752188</text:p>
          </table:table-cell>
          <table:table-cell office:value-type="float" office:value="0.07685" calcext:value-type="float">
            <text:p>0.07685</text:p>
          </table:table-cell>
          <table:table-cell office:value-type="float" office:value="0.0752063" calcext:value-type="float">
            <text:p>0.0752063</text:p>
          </table:table-cell>
          <table:table-cell office:value-type="float" office:value="0.076625" calcext:value-type="float">
            <text:p>0.076625</text:p>
          </table:table-cell>
          <table:table-cell office:value-type="float" office:value="0.07675" calcext:value-type="float">
            <text:p>0.07675</text:p>
          </table:table-cell>
          <table:table-cell office:value-type="float" office:value="0.0775938" calcext:value-type="float">
            <text:p>0.0775938</text:p>
          </table:table-cell>
          <table:table-cell office:value-type="float" office:value="0.078175" calcext:value-type="float">
            <text:p>0.078175</text:p>
          </table:table-cell>
          <table:table-cell office:value-type="float" office:value="0.081325" calcext:value-type="float">
            <text:p>0.081325</text:p>
          </table:table-cell>
          <table:table-cell office:value-type="float" office:value="0.08385" calcext:value-type="float">
            <text:p>0.08385</text:p>
          </table:table-cell>
          <table:table-cell office:value-type="float" office:value="0.0845" calcext:value-type="float">
            <text:p>0.0845</text:p>
          </table:table-cell>
          <table:table-cell office:value-type="float" office:value="0.0847688" calcext:value-type="float">
            <text:p>0.0847688</text:p>
          </table:table-cell>
          <table:table-cell office:value-type="float" office:value="0.0867688" calcext:value-type="float">
            <text:p>0.0867688</text:p>
          </table:table-cell>
          <table:table-cell office:value-type="float" office:value="0.0898125" calcext:value-type="float">
            <text:p>0.0898125</text:p>
          </table:table-cell>
          <table:table-cell office:value-type="float" office:value="0.0909438" calcext:value-type="float">
            <text:p>0.0909438</text:p>
          </table:table-cell>
          <table:table-cell office:value-type="float" office:value="0.094175" calcext:value-type="float">
            <text:p>0.094175</text:p>
          </table:table-cell>
          <table:table-cell office:value-type="float" office:value="0.0970312" calcext:value-type="float">
            <text:p>0.0970312</text:p>
          </table:table-cell>
          <table:table-cell office:value-type="float" office:value="0.0999812" calcext:value-type="float">
            <text:p>0.0999812</text:p>
          </table:table-cell>
          <table:table-cell office:value-type="float" office:value="0.101875" calcext:value-type="float">
            <text:p>0.101875</text:p>
          </table:table-cell>
          <table:table-cell office:value-type="float" office:value="0.105038" calcext:value-type="float">
            <text:p>0.105038</text:p>
          </table:table-cell>
          <table:table-cell office:value-type="float" office:value="0.10695" calcext:value-type="float">
            <text:p>0.10695</text:p>
          </table:table-cell>
          <table:table-cell office:value-type="float" office:value="0.1077" calcext:value-type="float">
            <text:p>0.1077</text:p>
          </table:table-cell>
          <table:table-cell office:value-type="float" office:value="0.110675" calcext:value-type="float">
            <text:p>0.110675</text:p>
          </table:table-cell>
          <table:table-cell office:value-type="float" office:value="0.114494" calcext:value-type="float">
            <text:p>0.114494</text:p>
          </table:table-cell>
          <table:table-cell office:value-type="float" office:value="0.115425" calcext:value-type="float">
            <text:p>0.115425</text:p>
          </table:table-cell>
          <table:table-cell office:value-type="float" office:value="0.117788" calcext:value-type="float">
            <text:p>0.117788</text:p>
          </table:table-cell>
          <table:table-cell office:value-type="float" office:value="0.120112" calcext:value-type="float">
            <text:p>0.120112</text:p>
          </table:table-cell>
          <table:table-cell office:value-type="float" office:value="0.120744" calcext:value-type="float">
            <text:p>0.120744</text:p>
          </table:table-cell>
          <table:table-cell office:value-type="float" office:value="0.123813" calcext:value-type="float">
            <text:p>0.123813</text:p>
          </table:table-cell>
          <table:table-cell office:value-type="float" office:value="0.125963" calcext:value-type="float">
            <text:p>0.125963</text:p>
          </table:table-cell>
          <table:table-cell office:value-type="float" office:value="0.130387" calcext:value-type="float">
            <text:p>0.130387</text:p>
          </table:table-cell>
          <table:table-cell office:value-type="float" office:value="0.129875" calcext:value-type="float">
            <text:p>0.129875</text:p>
          </table:table-cell>
          <table:table-cell office:value-type="float" office:value="0.132556" calcext:value-type="float">
            <text:p>0.132556</text:p>
          </table:table-cell>
          <table:table-cell office:value-type="float" office:value="0.136231" calcext:value-type="float">
            <text:p>0.136231</text:p>
          </table:table-cell>
          <table:table-cell table:formula="of:=SUM([.B104:.CC104])" office:value-type="float" office:value="7.0780648" calcext:value-type="float">
            <text:p>7.0780648</text:p>
          </table:table-cell>
        </table:table-row>
        <table:table-row table:style-name="ro1">
          <table:table-cell office:value-type="float" office:value="6.234375" calcext:value-type="float">
            <text:p>6.234375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1" office:value-type="float" office:value="0.00000625" calcext:value-type="float">
            <text:p>6.25E-06</text:p>
          </table:table-cell>
          <table:table-cell table:style-name="ce1" office:value-type="float" office:value="0.0000625" calcext:value-type="float">
            <text:p>6.25E-05</text:p>
          </table:table-cell>
          <table:table-cell office:value-type="float" office:value="0.00028125" calcext:value-type="float">
            <text:p>0.00028125</text:p>
          </table:table-cell>
          <table:table-cell office:value-type="float" office:value="0.00098125" calcext:value-type="float">
            <text:p>0.00098125</text:p>
          </table:table-cell>
          <table:table-cell office:value-type="float" office:value="0.0031625" calcext:value-type="float">
            <text:p>0.0031625</text:p>
          </table:table-cell>
          <table:table-cell office:value-type="float" office:value="0.008375" calcext:value-type="float">
            <text:p>0.008375</text:p>
          </table:table-cell>
          <table:table-cell office:value-type="float" office:value="0.019" calcext:value-type="float">
            <text:p>0.019</text:p>
          </table:table-cell>
          <table:table-cell office:value-type="float" office:value="0.0378062" calcext:value-type="float">
            <text:p>0.0378062</text:p>
          </table:table-cell>
          <table:table-cell office:value-type="float" office:value="0.0612875" calcext:value-type="float">
            <text:p>0.0612875</text:p>
          </table:table-cell>
          <table:table-cell office:value-type="float" office:value="0.0939938" calcext:value-type="float">
            <text:p>0.0939938</text:p>
          </table:table-cell>
          <table:table-cell office:value-type="float" office:value="0.126756" calcext:value-type="float">
            <text:p>0.126756</text:p>
          </table:table-cell>
          <table:table-cell office:value-type="float" office:value="0.156587" calcext:value-type="float">
            <text:p>0.156587</text:p>
          </table:table-cell>
          <table:table-cell office:value-type="float" office:value="0.187562" calcext:value-type="float">
            <text:p>0.187562</text:p>
          </table:table-cell>
          <table:table-cell office:value-type="float" office:value="0.207169" calcext:value-type="float">
            <text:p>0.207169</text:p>
          </table:table-cell>
          <table:table-cell office:value-type="float" office:value="0.218606" calcext:value-type="float">
            <text:p>0.218606</text:p>
          </table:table-cell>
          <table:table-cell office:value-type="float" office:value="0.222369" calcext:value-type="float">
            <text:p>0.222369</text:p>
          </table:table-cell>
          <table:table-cell office:value-type="float" office:value="0.219269" calcext:value-type="float">
            <text:p>0.219269</text:p>
          </table:table-cell>
          <table:table-cell office:value-type="float" office:value="0.212031" calcext:value-type="float">
            <text:p>0.212031</text:p>
          </table:table-cell>
          <table:table-cell office:value-type="float" office:value="0.198656" calcext:value-type="float">
            <text:p>0.198656</text:p>
          </table:table-cell>
          <table:table-cell office:value-type="float" office:value="0.185881" calcext:value-type="float">
            <text:p>0.185881</text:p>
          </table:table-cell>
          <table:table-cell office:value-type="float" office:value="0.17165" calcext:value-type="float">
            <text:p>0.17165</text:p>
          </table:table-cell>
          <table:table-cell office:value-type="float" office:value="0.158644" calcext:value-type="float">
            <text:p>0.158644</text:p>
          </table:table-cell>
          <table:table-cell office:value-type="float" office:value="0.144481" calcext:value-type="float">
            <text:p>0.144481</text:p>
          </table:table-cell>
          <table:table-cell office:value-type="float" office:value="0.132006" calcext:value-type="float">
            <text:p>0.132006</text:p>
          </table:table-cell>
          <table:table-cell office:value-type="float" office:value="0.12135" calcext:value-type="float">
            <text:p>0.12135</text:p>
          </table:table-cell>
          <table:table-cell office:value-type="float" office:value="0.110969" calcext:value-type="float">
            <text:p>0.110969</text:p>
          </table:table-cell>
          <table:table-cell office:value-type="float" office:value="0.104506" calcext:value-type="float">
            <text:p>0.104506</text:p>
          </table:table-cell>
          <table:table-cell office:value-type="float" office:value="0.0981438" calcext:value-type="float">
            <text:p>0.0981438</text:p>
          </table:table-cell>
          <table:table-cell office:value-type="float" office:value="0.0909313" calcext:value-type="float">
            <text:p>0.0909313</text:p>
          </table:table-cell>
          <table:table-cell office:value-type="float" office:value="0.0868375" calcext:value-type="float">
            <text:p>0.0868375</text:p>
          </table:table-cell>
          <table:table-cell office:value-type="float" office:value="0.0845063" calcext:value-type="float">
            <text:p>0.0845063</text:p>
          </table:table-cell>
          <table:table-cell office:value-type="float" office:value="0.0803625" calcext:value-type="float">
            <text:p>0.0803625</text:p>
          </table:table-cell>
          <table:table-cell office:value-type="float" office:value="0.0784875" calcext:value-type="float">
            <text:p>0.0784875</text:p>
          </table:table-cell>
          <table:table-cell office:value-type="float" office:value="0.0755813" calcext:value-type="float">
            <text:p>0.0755813</text:p>
          </table:table-cell>
          <table:table-cell office:value-type="float" office:value="0.075825" calcext:value-type="float">
            <text:p>0.075825</text:p>
          </table:table-cell>
          <table:table-cell office:value-type="float" office:value="0.074" calcext:value-type="float">
            <text:p>0.074</text:p>
          </table:table-cell>
          <table:table-cell office:value-type="float" office:value="0.0753313" calcext:value-type="float">
            <text:p>0.0753313</text:p>
          </table:table-cell>
          <table:table-cell office:value-type="float" office:value="0.074875" calcext:value-type="float">
            <text:p>0.074875</text:p>
          </table:table-cell>
          <table:table-cell office:value-type="float" office:value="0.0762937" calcext:value-type="float">
            <text:p>0.0762937</text:p>
          </table:table-cell>
          <table:table-cell office:value-type="float" office:value="0.0759563" calcext:value-type="float">
            <text:p>0.0759563</text:p>
          </table:table-cell>
          <table:table-cell office:value-type="float" office:value="0.077925" calcext:value-type="float">
            <text:p>0.077925</text:p>
          </table:table-cell>
          <table:table-cell office:value-type="float" office:value="0.0801375" calcext:value-type="float">
            <text:p>0.0801375</text:p>
          </table:table-cell>
          <table:table-cell office:value-type="float" office:value="0.081875" calcext:value-type="float">
            <text:p>0.081875</text:p>
          </table:table-cell>
          <table:table-cell office:value-type="float" office:value="0.0839687" calcext:value-type="float">
            <text:p>0.0839687</text:p>
          </table:table-cell>
          <table:table-cell office:value-type="float" office:value="0.085975" calcext:value-type="float">
            <text:p>0.085975</text:p>
          </table:table-cell>
          <table:table-cell office:value-type="float" office:value="0.086125" calcext:value-type="float">
            <text:p>0.086125</text:p>
          </table:table-cell>
          <table:table-cell office:value-type="float" office:value="0.0884563" calcext:value-type="float">
            <text:p>0.0884563</text:p>
          </table:table-cell>
          <table:table-cell office:value-type="float" office:value="0.0915" calcext:value-type="float">
            <text:p>0.0915</text:p>
          </table:table-cell>
          <table:table-cell office:value-type="float" office:value="0.092475" calcext:value-type="float">
            <text:p>0.092475</text:p>
          </table:table-cell>
          <table:table-cell office:value-type="float" office:value="0.0948125" calcext:value-type="float">
            <text:p>0.0948125</text:p>
          </table:table-cell>
          <table:table-cell office:value-type="float" office:value="0.0978938" calcext:value-type="float">
            <text:p>0.0978938</text:p>
          </table:table-cell>
          <table:table-cell office:value-type="float" office:value="0.100606" calcext:value-type="float">
            <text:p>0.100606</text:p>
          </table:table-cell>
          <table:table-cell office:value-type="float" office:value="0.102319" calcext:value-type="float">
            <text:p>0.102319</text:p>
          </table:table-cell>
          <table:table-cell office:value-type="float" office:value="0.105244" calcext:value-type="float">
            <text:p>0.105244</text:p>
          </table:table-cell>
          <table:table-cell office:value-type="float" office:value="0.1061" calcext:value-type="float">
            <text:p>0.1061</text:p>
          </table:table-cell>
          <table:table-cell office:value-type="float" office:value="0.109169" calcext:value-type="float">
            <text:p>0.109169</text:p>
          </table:table-cell>
          <table:table-cell office:value-type="float" office:value="0.11195" calcext:value-type="float">
            <text:p>0.11195</text:p>
          </table:table-cell>
          <table:table-cell office:value-type="float" office:value="0.114525" calcext:value-type="float">
            <text:p>0.114525</text:p>
          </table:table-cell>
          <table:table-cell office:value-type="float" office:value="0.117544" calcext:value-type="float">
            <text:p>0.117544</text:p>
          </table:table-cell>
          <table:table-cell office:value-type="float" office:value="0.120175" calcext:value-type="float">
            <text:p>0.120175</text:p>
          </table:table-cell>
          <table:table-cell office:value-type="float" office:value="0.120269" calcext:value-type="float">
            <text:p>0.120269</text:p>
          </table:table-cell>
          <table:table-cell office:value-type="float" office:value="0.122656" calcext:value-type="float">
            <text:p>0.122656</text:p>
          </table:table-cell>
          <table:table-cell office:value-type="float" office:value="0.12635" calcext:value-type="float">
            <text:p>0.12635</text:p>
          </table:table-cell>
          <table:table-cell office:value-type="float" office:value="0.126206" calcext:value-type="float">
            <text:p>0.126206</text:p>
          </table:table-cell>
          <table:table-cell office:value-type="float" office:value="0.129188" calcext:value-type="float">
            <text:p>0.129188</text:p>
          </table:table-cell>
          <table:table-cell office:value-type="float" office:value="0.131275" calcext:value-type="float">
            <text:p>0.131275</text:p>
          </table:table-cell>
          <table:table-cell office:value-type="float" office:value="0.133813" calcext:value-type="float">
            <text:p>0.133813</text:p>
          </table:table-cell>
          <table:table-cell table:formula="of:=SUM([.B105:.CC105])" office:value-type="float" office:value="6.98911255" calcext:value-type="float">
            <text:p>6.98911255</text:p>
          </table:table-cell>
        </table:table-row>
        <table:table-row table:style-name="ro1">
          <table:table-cell office:value-type="float" office:value="6.29375" calcext:value-type="float">
            <text:p>6.29375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1" office:value-type="float" office:value="0.00001875" calcext:value-type="float">
            <text:p>1.88E-05</text:p>
          </table:table-cell>
          <table:table-cell table:style-name="ce1" office:value-type="float" office:value="0.00005625" calcext:value-type="float">
            <text:p>5.63E-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93125" calcext:value-type="float">
            <text:p>0.00093125</text:p>
          </table:table-cell>
          <table:table-cell office:value-type="float" office:value="0.00325" calcext:value-type="float">
            <text:p>0.00325</text:p>
          </table:table-cell>
          <table:table-cell office:value-type="float" office:value="0.00870625" calcext:value-type="float">
            <text:p>0.00870625</text:p>
          </table:table-cell>
          <table:table-cell office:value-type="float" office:value="0.0189813" calcext:value-type="float">
            <text:p>0.0189813</text:p>
          </table:table-cell>
          <table:table-cell office:value-type="float" office:value="0.0368563" calcext:value-type="float">
            <text:p>0.0368563</text:p>
          </table:table-cell>
          <table:table-cell office:value-type="float" office:value="0.0621188" calcext:value-type="float">
            <text:p>0.0621188</text:p>
          </table:table-cell>
          <table:table-cell office:value-type="float" office:value="0.0920688" calcext:value-type="float">
            <text:p>0.0920688</text:p>
          </table:table-cell>
          <table:table-cell office:value-type="float" office:value="0.125238" calcext:value-type="float">
            <text:p>0.125238</text:p>
          </table:table-cell>
          <table:table-cell office:value-type="float" office:value="0.15845" calcext:value-type="float">
            <text:p>0.15845</text:p>
          </table:table-cell>
          <table:table-cell office:value-type="float" office:value="0.183425" calcext:value-type="float">
            <text:p>0.183425</text:p>
          </table:table-cell>
          <table:table-cell office:value-type="float" office:value="0.203881" calcext:value-type="float">
            <text:p>0.203881</text:p>
          </table:table-cell>
          <table:table-cell office:value-type="float" office:value="0.215606" calcext:value-type="float">
            <text:p>0.215606</text:p>
          </table:table-cell>
          <table:table-cell office:value-type="float" office:value="0.220106" calcext:value-type="float">
            <text:p>0.220106</text:p>
          </table:table-cell>
          <table:table-cell office:value-type="float" office:value="0.217463" calcext:value-type="float">
            <text:p>0.217463</text:p>
          </table:table-cell>
          <table:table-cell office:value-type="float" office:value="0.207406" calcext:value-type="float">
            <text:p>0.207406</text:p>
          </table:table-cell>
          <table:table-cell office:value-type="float" office:value="0.196425" calcext:value-type="float">
            <text:p>0.196425</text:p>
          </table:table-cell>
          <table:table-cell office:value-type="float" office:value="0.182663" calcext:value-type="float">
            <text:p>0.182663</text:p>
          </table:table-cell>
          <table:table-cell office:value-type="float" office:value="0.170894" calcext:value-type="float">
            <text:p>0.170894</text:p>
          </table:table-cell>
          <table:table-cell office:value-type="float" office:value="0.15365" calcext:value-type="float">
            <text:p>0.15365</text:p>
          </table:table-cell>
          <table:table-cell office:value-type="float" office:value="0.139894" calcext:value-type="float">
            <text:p>0.139894</text:p>
          </table:table-cell>
          <table:table-cell office:value-type="float" office:value="0.126531" calcext:value-type="float">
            <text:p>0.126531</text:p>
          </table:table-cell>
          <table:table-cell office:value-type="float" office:value="0.118813" calcext:value-type="float">
            <text:p>0.118813</text:p>
          </table:table-cell>
          <table:table-cell office:value-type="float" office:value="0.111562" calcext:value-type="float">
            <text:p>0.111562</text:p>
          </table:table-cell>
          <table:table-cell office:value-type="float" office:value="0.103862" calcext:value-type="float">
            <text:p>0.103862</text:p>
          </table:table-cell>
          <table:table-cell office:value-type="float" office:value="0.0959938" calcext:value-type="float">
            <text:p>0.0959938</text:p>
          </table:table-cell>
          <table:table-cell office:value-type="float" office:value="0.092125" calcext:value-type="float">
            <text:p>0.092125</text:p>
          </table:table-cell>
          <table:table-cell office:value-type="float" office:value="0.0860875" calcext:value-type="float">
            <text:p>0.0860875</text:p>
          </table:table-cell>
          <table:table-cell office:value-type="float" office:value="0.0835875" calcext:value-type="float">
            <text:p>0.0835875</text:p>
          </table:table-cell>
          <table:table-cell office:value-type="float" office:value="0.079175" calcext:value-type="float">
            <text:p>0.079175</text:p>
          </table:table-cell>
          <table:table-cell office:value-type="float" office:value="0.0783563" calcext:value-type="float">
            <text:p>0.0783563</text:p>
          </table:table-cell>
          <table:table-cell office:value-type="float" office:value="0.0763812" calcext:value-type="float">
            <text:p>0.0763812</text:p>
          </table:table-cell>
          <table:table-cell office:value-type="float" office:value="0.0751625" calcext:value-type="float">
            <text:p>0.0751625</text:p>
          </table:table-cell>
          <table:table-cell office:value-type="float" office:value="0.075025" calcext:value-type="float">
            <text:p>0.075025</text:p>
          </table:table-cell>
          <table:table-cell office:value-type="float" office:value="0.0735813" calcext:value-type="float">
            <text:p>0.0735813</text:p>
          </table:table-cell>
          <table:table-cell office:value-type="float" office:value="0.07485" calcext:value-type="float">
            <text:p>0.07485</text:p>
          </table:table-cell>
          <table:table-cell office:value-type="float" office:value="0.0743" calcext:value-type="float">
            <text:p>0.0743</text:p>
          </table:table-cell>
          <table:table-cell office:value-type="float" office:value="0.0759187" calcext:value-type="float">
            <text:p>0.0759187</text:p>
          </table:table-cell>
          <table:table-cell office:value-type="float" office:value="0.076425" calcext:value-type="float">
            <text:p>0.076425</text:p>
          </table:table-cell>
          <table:table-cell office:value-type="float" office:value="0.07845" calcext:value-type="float">
            <text:p>0.07845</text:p>
          </table:table-cell>
          <table:table-cell office:value-type="float" office:value="0.0797563" calcext:value-type="float">
            <text:p>0.0797563</text:p>
          </table:table-cell>
          <table:table-cell office:value-type="float" office:value="0.0828125" calcext:value-type="float">
            <text:p>0.0828125</text:p>
          </table:table-cell>
          <table:table-cell office:value-type="float" office:value="0.084775" calcext:value-type="float">
            <text:p>0.084775</text:p>
          </table:table-cell>
          <table:table-cell office:value-type="float" office:value="0.0854375" calcext:value-type="float">
            <text:p>0.0854375</text:p>
          </table:table-cell>
          <table:table-cell office:value-type="float" office:value="0.088075" calcext:value-type="float">
            <text:p>0.088075</text:p>
          </table:table-cell>
          <table:table-cell office:value-type="float" office:value="0.0907687" calcext:value-type="float">
            <text:p>0.0907687</text:p>
          </table:table-cell>
          <table:table-cell office:value-type="float" office:value="0.0925813" calcext:value-type="float">
            <text:p>0.0925813</text:p>
          </table:table-cell>
          <table:table-cell office:value-type="float" office:value="0.0936" calcext:value-type="float">
            <text:p>0.0936</text:p>
          </table:table-cell>
          <table:table-cell office:value-type="float" office:value="0.095225" calcext:value-type="float">
            <text:p>0.095225</text:p>
          </table:table-cell>
          <table:table-cell office:value-type="float" office:value="0.0997375" calcext:value-type="float">
            <text:p>0.0997375</text:p>
          </table:table-cell>
          <table:table-cell office:value-type="float" office:value="0.101169" calcext:value-type="float">
            <text:p>0.101169</text:p>
          </table:table-cell>
          <table:table-cell office:value-type="float" office:value="0.102919" calcext:value-type="float">
            <text:p>0.102919</text:p>
          </table:table-cell>
          <table:table-cell office:value-type="float" office:value="0.106494" calcext:value-type="float">
            <text:p>0.106494</text:p>
          </table:table-cell>
          <table:table-cell office:value-type="float" office:value="0.108631" calcext:value-type="float">
            <text:p>0.108631</text:p>
          </table:table-cell>
          <table:table-cell office:value-type="float" office:value="0.109219" calcext:value-type="float">
            <text:p>0.109219</text:p>
          </table:table-cell>
          <table:table-cell office:value-type="float" office:value="0.112144" calcext:value-type="float">
            <text:p>0.112144</text:p>
          </table:table-cell>
          <table:table-cell office:value-type="float" office:value="0.1119" calcext:value-type="float">
            <text:p>0.1119</text:p>
          </table:table-cell>
          <table:table-cell office:value-type="float" office:value="0.115675" calcext:value-type="float">
            <text:p>0.115675</text:p>
          </table:table-cell>
          <table:table-cell office:value-type="float" office:value="0.116913" calcext:value-type="float">
            <text:p>0.116913</text:p>
          </table:table-cell>
          <table:table-cell office:value-type="float" office:value="0.12025" calcext:value-type="float">
            <text:p>0.12025</text:p>
          </table:table-cell>
          <table:table-cell office:value-type="float" office:value="0.122169" calcext:value-type="float">
            <text:p>0.122169</text:p>
          </table:table-cell>
          <table:table-cell office:value-type="float" office:value="0.1236" calcext:value-type="float">
            <text:p>0.1236</text:p>
          </table:table-cell>
          <table:table-cell office:value-type="float" office:value="0.125581" calcext:value-type="float">
            <text:p>0.125581</text:p>
          </table:table-cell>
          <table:table-cell office:value-type="float" office:value="0.127938" calcext:value-type="float">
            <text:p>0.127938</text:p>
          </table:table-cell>
          <table:table-cell office:value-type="float" office:value="0.13085" calcext:value-type="float">
            <text:p>0.13085</text:p>
          </table:table-cell>
          <table:table-cell table:formula="of:=SUM([.B106:.CC106])" office:value-type="float" office:value="6.8826963" calcext:value-type="float">
            <text:p>6.8826963</text:p>
          </table:table-cell>
        </table:table-row>
        <table:table-row table:style-name="ro1">
          <table:table-cell office:value-type="float" office:value="6.353125" calcext:value-type="float">
            <text:p>6.353125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1" office:value-type="float" office:value="0.0000125" calcext:value-type="float">
            <text:p>1.25E-05</text:p>
          </table:table-cell>
          <table:table-cell table:style-name="ce1" office:value-type="float" office:value="0.000025" calcext:value-type="float">
            <text:p>2.50E-05</text:p>
          </table:table-cell>
          <table:table-cell office:value-type="float" office:value="0.0001125" calcext:value-type="float">
            <text:p>0.0001125</text:p>
          </table:table-cell>
          <table:table-cell office:value-type="float" office:value="0.00100625" calcext:value-type="float">
            <text:p>0.00100625</text:p>
          </table:table-cell>
          <table:table-cell office:value-type="float" office:value="0.003175" calcext:value-type="float">
            <text:p>0.003175</text:p>
          </table:table-cell>
          <table:table-cell office:value-type="float" office:value="0.0085625" calcext:value-type="float">
            <text:p>0.0085625</text:p>
          </table:table-cell>
          <table:table-cell office:value-type="float" office:value="0.0192875" calcext:value-type="float">
            <text:p>0.0192875</text:p>
          </table:table-cell>
          <table:table-cell office:value-type="float" office:value="0.03745" calcext:value-type="float">
            <text:p>0.03745</text:p>
          </table:table-cell>
          <table:table-cell office:value-type="float" office:value="0.0618875" calcext:value-type="float">
            <text:p>0.0618875</text:p>
          </table:table-cell>
          <table:table-cell office:value-type="float" office:value="0.0931938" calcext:value-type="float">
            <text:p>0.0931938</text:p>
          </table:table-cell>
          <table:table-cell office:value-type="float" office:value="0.125337" calcext:value-type="float">
            <text:p>0.125337</text:p>
          </table:table-cell>
          <table:table-cell office:value-type="float" office:value="0.156356" calcext:value-type="float">
            <text:p>0.156356</text:p>
          </table:table-cell>
          <table:table-cell office:value-type="float" office:value="0.185138" calcext:value-type="float">
            <text:p>0.185138</text:p>
          </table:table-cell>
          <table:table-cell office:value-type="float" office:value="0.202563" calcext:value-type="float">
            <text:p>0.202563</text:p>
          </table:table-cell>
          <table:table-cell office:value-type="float" office:value="0.213688" calcext:value-type="float">
            <text:p>0.213688</text:p>
          </table:table-cell>
          <table:table-cell office:value-type="float" office:value="0.218406" calcext:value-type="float">
            <text:p>0.218406</text:p>
          </table:table-cell>
          <table:table-cell office:value-type="float" office:value="0.212675" calcext:value-type="float">
            <text:p>0.212675</text:p>
          </table:table-cell>
          <table:table-cell office:value-type="float" office:value="0.204769" calcext:value-type="float">
            <text:p>0.204769</text:p>
          </table:table-cell>
          <table:table-cell office:value-type="float" office:value="0.193125" calcext:value-type="float">
            <text:p>0.193125</text:p>
          </table:table-cell>
          <table:table-cell office:value-type="float" office:value="0.177831" calcext:value-type="float">
            <text:p>0.177831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152" calcext:value-type="float">
            <text:p>0.152</text:p>
          </table:table-cell>
          <table:table-cell office:value-type="float" office:value="0.139056" calcext:value-type="float">
            <text:p>0.139056</text:p>
          </table:table-cell>
          <table:table-cell office:value-type="float" office:value="0.126306" calcext:value-type="float">
            <text:p>0.126306</text:p>
          </table:table-cell>
          <table:table-cell office:value-type="float" office:value="0.116788" calcext:value-type="float">
            <text:p>0.116788</text:p>
          </table:table-cell>
          <table:table-cell office:value-type="float" office:value="0.107512" calcext:value-type="float">
            <text:p>0.107512</text:p>
          </table:table-cell>
          <table:table-cell office:value-type="float" office:value="0.101494" calcext:value-type="float">
            <text:p>0.101494</text:p>
          </table:table-cell>
          <table:table-cell office:value-type="float" office:value="0.0947563" calcext:value-type="float">
            <text:p>0.0947563</text:p>
          </table:table-cell>
          <table:table-cell office:value-type="float" office:value="0.08745" calcext:value-type="float">
            <text:p>0.08745</text:p>
          </table:table-cell>
          <table:table-cell office:value-type="float" office:value="0.0838" calcext:value-type="float">
            <text:p>0.0838</text:p>
          </table:table-cell>
          <table:table-cell office:value-type="float" office:value="0.0794062" calcext:value-type="float">
            <text:p>0.0794062</text:p>
          </table:table-cell>
          <table:table-cell office:value-type="float" office:value="0.0786875" calcext:value-type="float">
            <text:p>0.0786875</text:p>
          </table:table-cell>
          <table:table-cell office:value-type="float" office:value="0.0763687" calcext:value-type="float">
            <text:p>0.0763687</text:p>
          </table:table-cell>
          <table:table-cell office:value-type="float" office:value="0.07495" calcext:value-type="float">
            <text:p>0.07495</text:p>
          </table:table-cell>
          <table:table-cell office:value-type="float" office:value="0.0744313" calcext:value-type="float">
            <text:p>0.0744313</text:p>
          </table:table-cell>
          <table:table-cell office:value-type="float" office:value="0.0729937" calcext:value-type="float">
            <text:p>0.0729937</text:p>
          </table:table-cell>
          <table:table-cell office:value-type="float" office:value="0.07375" calcext:value-type="float">
            <text:p>0.07375</text:p>
          </table:table-cell>
          <table:table-cell office:value-type="float" office:value="0.0742812" calcext:value-type="float">
            <text:p>0.0742812</text:p>
          </table:table-cell>
          <table:table-cell office:value-type="float" office:value="0.0735937" calcext:value-type="float">
            <text:p>0.0735937</text:p>
          </table:table-cell>
          <table:table-cell office:value-type="float" office:value="0.0749625" calcext:value-type="float">
            <text:p>0.0749625</text:p>
          </table:table-cell>
          <table:table-cell office:value-type="float" office:value="0.0775437" calcext:value-type="float">
            <text:p>0.0775437</text:p>
          </table:table-cell>
          <table:table-cell office:value-type="float" office:value="0.0782313" calcext:value-type="float">
            <text:p>0.0782313</text:p>
          </table:table-cell>
          <table:table-cell office:value-type="float" office:value="0.0808" calcext:value-type="float">
            <text:p>0.0808</text:p>
          </table:table-cell>
          <table:table-cell office:value-type="float" office:value="0.0818688" calcext:value-type="float">
            <text:p>0.0818688</text:p>
          </table:table-cell>
          <table:table-cell office:value-type="float" office:value="0.083225" calcext:value-type="float">
            <text:p>0.083225</text:p>
          </table:table-cell>
          <table:table-cell office:value-type="float" office:value="0.0865812" calcext:value-type="float">
            <text:p>0.0865812</text:p>
          </table:table-cell>
          <table:table-cell office:value-type="float" office:value="0.08665" calcext:value-type="float">
            <text:p>0.08665</text:p>
          </table:table-cell>
          <table:table-cell office:value-type="float" office:value="0.0882688" calcext:value-type="float">
            <text:p>0.0882688</text:p>
          </table:table-cell>
          <table:table-cell office:value-type="float" office:value="0.0913812" calcext:value-type="float">
            <text:p>0.0913812</text:p>
          </table:table-cell>
          <table:table-cell office:value-type="float" office:value="0.0928188" calcext:value-type="float">
            <text:p>0.0928188</text:p>
          </table:table-cell>
          <table:table-cell office:value-type="float" office:value="0.095775" calcext:value-type="float">
            <text:p>0.095775</text:p>
          </table:table-cell>
          <table:table-cell office:value-type="float" office:value="0.0983187" calcext:value-type="float">
            <text:p>0.0983187</text:p>
          </table:table-cell>
          <table:table-cell office:value-type="float" office:value="0.09995" calcext:value-type="float">
            <text:p>0.09995</text:p>
          </table:table-cell>
          <table:table-cell office:value-type="float" office:value="0.100944" calcext:value-type="float">
            <text:p>0.100944</text:p>
          </table:table-cell>
          <table:table-cell office:value-type="float" office:value="0.104313" calcext:value-type="float">
            <text:p>0.104313</text:p>
          </table:table-cell>
          <table:table-cell office:value-type="float" office:value="0.106287" calcext:value-type="float">
            <text:p>0.106287</text:p>
          </table:table-cell>
          <table:table-cell office:value-type="float" office:value="0.109887" calcext:value-type="float">
            <text:p>0.109887</text:p>
          </table:table-cell>
          <table:table-cell office:value-type="float" office:value="0.1115" calcext:value-type="float">
            <text:p>0.1115</text:p>
          </table:table-cell>
          <table:table-cell office:value-type="float" office:value="0.112187" calcext:value-type="float">
            <text:p>0.112187</text:p>
          </table:table-cell>
          <table:table-cell office:value-type="float" office:value="0.114069" calcext:value-type="float">
            <text:p>0.114069</text:p>
          </table:table-cell>
          <table:table-cell office:value-type="float" office:value="0.116481" calcext:value-type="float">
            <text:p>0.116481</text:p>
          </table:table-cell>
          <table:table-cell office:value-type="float" office:value="0.118962" calcext:value-type="float">
            <text:p>0.118962</text:p>
          </table:table-cell>
          <table:table-cell office:value-type="float" office:value="0.121775" calcext:value-type="float">
            <text:p>0.121775</text:p>
          </table:table-cell>
          <table:table-cell office:value-type="float" office:value="0.123362" calcext:value-type="float">
            <text:p>0.123362</text:p>
          </table:table-cell>
          <table:table-cell office:value-type="float" office:value="0.124162" calcext:value-type="float">
            <text:p>0.124162</text:p>
          </table:table-cell>
          <table:table-cell office:value-type="float" office:value="0.125156" calcext:value-type="float">
            <text:p>0.125156</text:p>
          </table:table-cell>
          <table:table-cell office:value-type="float" office:value="0.126756" calcext:value-type="float">
            <text:p>0.126756</text:p>
          </table:table-cell>
          <table:table-cell table:formula="of:=SUM([.B107:.CC107])" office:value-type="float" office:value="6.80114115" calcext:value-type="float">
            <text:p>6.80114115</text:p>
          </table:table-cell>
        </table:table-row>
        <table:table-row table:style-name="ro1">
          <table:table-cell office:value-type="float" office:value="6.4125" calcext:value-type="float">
            <text:p>6.4125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1" office:value-type="float" office:value="0.000025" calcext:value-type="float">
            <text:p>2.50E-05</text:p>
          </table:table-cell>
          <table:table-cell office:value-type="float" office:value="0.00028125" calcext:value-type="float">
            <text:p>0.00028125</text:p>
          </table:table-cell>
          <table:table-cell office:value-type="float" office:value="0.00109375" calcext:value-type="float">
            <text:p>0.00109375</text:p>
          </table:table-cell>
          <table:table-cell office:value-type="float" office:value="0.00300625" calcext:value-type="float">
            <text:p>0.00300625</text:p>
          </table:table-cell>
          <table:table-cell office:value-type="float" office:value="0.0087375" calcext:value-type="float">
            <text:p>0.0087375</text:p>
          </table:table-cell>
          <table:table-cell office:value-type="float" office:value="0.0196875" calcext:value-type="float">
            <text:p>0.0196875</text:p>
          </table:table-cell>
          <table:table-cell office:value-type="float" office:value="0.0373375" calcext:value-type="float">
            <text:p>0.0373375</text:p>
          </table:table-cell>
          <table:table-cell office:value-type="float" office:value="0.0629375" calcext:value-type="float">
            <text:p>0.0629375</text:p>
          </table:table-cell>
          <table:table-cell office:value-type="float" office:value="0.0923125" calcext:value-type="float">
            <text:p>0.0923125</text:p>
          </table:table-cell>
          <table:table-cell office:value-type="float" office:value="0.125188" calcext:value-type="float">
            <text:p>0.125188</text:p>
          </table:table-cell>
          <table:table-cell office:value-type="float" office:value="0.157181" calcext:value-type="float">
            <text:p>0.157181</text:p>
          </table:table-cell>
          <table:table-cell office:value-type="float" office:value="0.1831" calcext:value-type="float">
            <text:p>0.1831</text:p>
          </table:table-cell>
          <table:table-cell office:value-type="float" office:value="0.200869" calcext:value-type="float">
            <text:p>0.200869</text:p>
          </table:table-cell>
          <table:table-cell office:value-type="float" office:value="0.211044" calcext:value-type="float">
            <text:p>0.211044</text:p>
          </table:table-cell>
          <table:table-cell office:value-type="float" office:value="0.214494" calcext:value-type="float">
            <text:p>0.214494</text:p>
          </table:table-cell>
          <table:table-cell office:value-type="float" office:value="0.208794" calcext:value-type="float">
            <text:p>0.208794</text:p>
          </table:table-cell>
          <table:table-cell office:value-type="float" office:value="0.200763" calcext:value-type="float">
            <text:p>0.200763</text:p>
          </table:table-cell>
          <table:table-cell office:value-type="float" office:value="0.190131" calcext:value-type="float">
            <text:p>0.190131</text:p>
          </table:table-cell>
          <table:table-cell office:value-type="float" office:value="0.175106" calcext:value-type="float">
            <text:p>0.175106</text:p>
          </table:table-cell>
          <table:table-cell office:value-type="float" office:value="0.161394" calcext:value-type="float">
            <text:p>0.161394</text:p>
          </table:table-cell>
          <table:table-cell office:value-type="float" office:value="0.147906" calcext:value-type="float">
            <text:p>0.147906</text:p>
          </table:table-cell>
          <table:table-cell office:value-type="float" office:value="0.137256" calcext:value-type="float">
            <text:p>0.137256</text:p>
          </table:table-cell>
          <table:table-cell office:value-type="float" office:value="0.123431" calcext:value-type="float">
            <text:p>0.123431</text:p>
          </table:table-cell>
          <table:table-cell office:value-type="float" office:value="0.11475" calcext:value-type="float">
            <text:p>0.11475</text:p>
          </table:table-cell>
          <table:table-cell office:value-type="float" office:value="0.104813" calcext:value-type="float">
            <text:p>0.104813</text:p>
          </table:table-cell>
          <table:table-cell office:value-type="float" office:value="0.0995562" calcext:value-type="float">
            <text:p>0.0995562</text:p>
          </table:table-cell>
          <table:table-cell office:value-type="float" office:value="0.091425" calcext:value-type="float">
            <text:p>0.091425</text:p>
          </table:table-cell>
          <table:table-cell office:value-type="float" office:value="0.0862625" calcext:value-type="float">
            <text:p>0.0862625</text:p>
          </table:table-cell>
          <table:table-cell office:value-type="float" office:value="0.0823375" calcext:value-type="float">
            <text:p>0.0823375</text:p>
          </table:table-cell>
          <table:table-cell office:value-type="float" office:value="0.078125" calcext:value-type="float">
            <text:p>0.078125</text:p>
          </table:table-cell>
          <table:table-cell office:value-type="float" office:value="0.0759937" calcext:value-type="float">
            <text:p>0.0759937</text:p>
          </table:table-cell>
          <table:table-cell office:value-type="float" office:value="0.0744625" calcext:value-type="float">
            <text:p>0.0744625</text:p>
          </table:table-cell>
          <table:table-cell office:value-type="float" office:value="0.0730125" calcext:value-type="float">
            <text:p>0.0730125</text:p>
          </table:table-cell>
          <table:table-cell office:value-type="float" office:value="0.0722688" calcext:value-type="float">
            <text:p>0.0722688</text:p>
          </table:table-cell>
          <table:table-cell office:value-type="float" office:value="0.0716187" calcext:value-type="float">
            <text:p>0.0716187</text:p>
          </table:table-cell>
          <table:table-cell office:value-type="float" office:value="0.0723375" calcext:value-type="float">
            <text:p>0.0723375</text:p>
          </table:table-cell>
          <table:table-cell office:value-type="float" office:value="0.0722437" calcext:value-type="float">
            <text:p>0.0722437</text:p>
          </table:table-cell>
          <table:table-cell office:value-type="float" office:value="0.073125" calcext:value-type="float">
            <text:p>0.073125</text:p>
          </table:table-cell>
          <table:table-cell office:value-type="float" office:value="0.0742938" calcext:value-type="float">
            <text:p>0.0742938</text:p>
          </table:table-cell>
          <table:table-cell office:value-type="float" office:value="0.0748" calcext:value-type="float">
            <text:p>0.0748</text:p>
          </table:table-cell>
          <table:table-cell office:value-type="float" office:value="0.0775562" calcext:value-type="float">
            <text:p>0.0775562</text:p>
          </table:table-cell>
          <table:table-cell office:value-type="float" office:value="0.0794563" calcext:value-type="float">
            <text:p>0.0794563</text:p>
          </table:table-cell>
          <table:table-cell office:value-type="float" office:value="0.0825313" calcext:value-type="float">
            <text:p>0.0825313</text:p>
          </table:table-cell>
          <table:table-cell office:value-type="float" office:value="0.083625" calcext:value-type="float">
            <text:p>0.083625</text:p>
          </table:table-cell>
          <table:table-cell office:value-type="float" office:value="0.085575" calcext:value-type="float">
            <text:p>0.085575</text:p>
          </table:table-cell>
          <table:table-cell office:value-type="float" office:value="0.0862062" calcext:value-type="float">
            <text:p>0.0862062</text:p>
          </table:table-cell>
          <table:table-cell office:value-type="float" office:value="0.0888375" calcext:value-type="float">
            <text:p>0.0888375</text:p>
          </table:table-cell>
          <table:table-cell office:value-type="float" office:value="0.091425" calcext:value-type="float">
            <text:p>0.091425</text:p>
          </table:table-cell>
          <table:table-cell office:value-type="float" office:value="0.091325" calcext:value-type="float">
            <text:p>0.091325</text:p>
          </table:table-cell>
          <table:table-cell office:value-type="float" office:value="0.0943625" calcext:value-type="float">
            <text:p>0.0943625</text:p>
          </table:table-cell>
          <table:table-cell office:value-type="float" office:value="0.0969125" calcext:value-type="float">
            <text:p>0.0969125</text:p>
          </table:table-cell>
          <table:table-cell office:value-type="float" office:value="0.09885" calcext:value-type="float">
            <text:p>0.09885</text:p>
          </table:table-cell>
          <table:table-cell office:value-type="float" office:value="0.0991563" calcext:value-type="float">
            <text:p>0.0991563</text:p>
          </table:table-cell>
          <table:table-cell office:value-type="float" office:value="0.102331" calcext:value-type="float">
            <text:p>0.102331</text:p>
          </table:table-cell>
          <table:table-cell office:value-type="float" office:value="0.105262" calcext:value-type="float">
            <text:p>0.105262</text:p>
          </table:table-cell>
          <table:table-cell office:value-type="float" office:value="0.1059" calcext:value-type="float">
            <text:p>0.1059</text:p>
          </table:table-cell>
          <table:table-cell office:value-type="float" office:value="0.108581" calcext:value-type="float">
            <text:p>0.108581</text:p>
          </table:table-cell>
          <table:table-cell office:value-type="float" office:value="0.110631" calcext:value-type="float">
            <text:p>0.110631</text:p>
          </table:table-cell>
          <table:table-cell office:value-type="float" office:value="0.11345" calcext:value-type="float">
            <text:p>0.11345</text:p>
          </table:table-cell>
          <table:table-cell office:value-type="float" office:value="0.11555" calcext:value-type="float">
            <text:p>0.11555</text:p>
          </table:table-cell>
          <table:table-cell office:value-type="float" office:value="0.11895" calcext:value-type="float">
            <text:p>0.11895</text:p>
          </table:table-cell>
          <table:table-cell office:value-type="float" office:value="0.119431" calcext:value-type="float">
            <text:p>0.119431</text:p>
          </table:table-cell>
          <table:table-cell office:value-type="float" office:value="0.124563" calcext:value-type="float">
            <text:p>0.124563</text:p>
          </table:table-cell>
          <table:table-cell office:value-type="float" office:value="0.124688" calcext:value-type="float">
            <text:p>0.124688</text:p>
          </table:table-cell>
          <table:table-cell office:value-type="float" office:value="0.126837" calcext:value-type="float">
            <text:p>0.126837</text:p>
          </table:table-cell>
          <table:table-cell office:value-type="float" office:value="0.127631" calcext:value-type="float">
            <text:p>0.127631</text:p>
          </table:table-cell>
          <table:table-cell table:formula="of:=SUM([.B108:.CC108])" office:value-type="float" office:value="6.71312495" calcext:value-type="float">
            <text:p>6.71312495</text:p>
          </table:table-cell>
        </table:table-row>
        <table:table-row table:style-name="ro1">
          <table:table-cell office:value-type="float" office:value="6.471875" calcext:value-type="float">
            <text:p>6.471875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1" office:value-type="float" office:value="0.0000125" calcext:value-type="float">
            <text:p>1.25E-05</text:p>
          </table:table-cell>
          <table:table-cell office:value-type="float" office:value="0.00016875" calcext:value-type="float">
            <text:p>0.00016875</text:p>
          </table:table-cell>
          <table:table-cell office:value-type="float" office:value="0.00094375" calcext:value-type="float">
            <text:p>0.00094375</text:p>
          </table:table-cell>
          <table:table-cell office:value-type="float" office:value="0.003275" calcext:value-type="float">
            <text:p>0.003275</text:p>
          </table:table-cell>
          <table:table-cell office:value-type="float" office:value="0.0085625" calcext:value-type="float">
            <text:p>0.0085625</text:p>
          </table:table-cell>
          <table:table-cell office:value-type="float" office:value="0.0197312" calcext:value-type="float">
            <text:p>0.0197312</text:p>
          </table:table-cell>
          <table:table-cell office:value-type="float" office:value="0.0367375" calcext:value-type="float">
            <text:p>0.0367375</text:p>
          </table:table-cell>
          <table:table-cell office:value-type="float" office:value="0.0622313" calcext:value-type="float">
            <text:p>0.0622313</text:p>
          </table:table-cell>
          <table:table-cell office:value-type="float" office:value="0.0921312" calcext:value-type="float">
            <text:p>0.0921312</text:p>
          </table:table-cell>
          <table:table-cell office:value-type="float" office:value="0.1249" calcext:value-type="float">
            <text:p>0.1249</text:p>
          </table:table-cell>
          <table:table-cell office:value-type="float" office:value="0.157394" calcext:value-type="float">
            <text:p>0.157394</text:p>
          </table:table-cell>
          <table:table-cell office:value-type="float" office:value="0.181681" calcext:value-type="float">
            <text:p>0.181681</text:p>
          </table:table-cell>
          <table:table-cell office:value-type="float" office:value="0.1993" calcext:value-type="float">
            <text:p>0.1993</text:p>
          </table:table-cell>
          <table:table-cell office:value-type="float" office:value="0.208975" calcext:value-type="float">
            <text:p>0.208975</text:p>
          </table:table-cell>
          <table:table-cell office:value-type="float" office:value="0.213987" calcext:value-type="float">
            <text:p>0.213987</text:p>
          </table:table-cell>
          <table:table-cell office:value-type="float" office:value="0.209719" calcext:value-type="float">
            <text:p>0.209719</text:p>
          </table:table-cell>
          <table:table-cell office:value-type="float" office:value="0.199869" calcext:value-type="float">
            <text:p>0.199869</text:p>
          </table:table-cell>
          <table:table-cell office:value-type="float" office:value="0.188681" calcext:value-type="float">
            <text:p>0.188681</text:p>
          </table:table-cell>
          <table:table-cell office:value-type="float" office:value="0.172894" calcext:value-type="float">
            <text:p>0.172894</text:p>
          </table:table-cell>
          <table:table-cell office:value-type="float" office:value="0.160844" calcext:value-type="float">
            <text:p>0.160844</text:p>
          </table:table-cell>
          <table:table-cell office:value-type="float" office:value="0.147381" calcext:value-type="float">
            <text:p>0.147381</text:p>
          </table:table-cell>
          <table:table-cell office:value-type="float" office:value="0.1349" calcext:value-type="float">
            <text:p>0.1349</text:p>
          </table:table-cell>
          <table:table-cell office:value-type="float" office:value="0.124512" calcext:value-type="float">
            <text:p>0.124512</text:p>
          </table:table-cell>
          <table:table-cell office:value-type="float" office:value="0.11435" calcext:value-type="float">
            <text:p>0.11435</text:p>
          </table:table-cell>
          <table:table-cell office:value-type="float" office:value="0.103594" calcext:value-type="float">
            <text:p>0.103594</text:p>
          </table:table-cell>
          <table:table-cell office:value-type="float" office:value="0.0956812" calcext:value-type="float">
            <text:p>0.0956812</text:p>
          </table:table-cell>
          <table:table-cell office:value-type="float" office:value="0.0893313" calcext:value-type="float">
            <text:p>0.0893313</text:p>
          </table:table-cell>
          <table:table-cell office:value-type="float" office:value="0.0835562" calcext:value-type="float">
            <text:p>0.0835562</text:p>
          </table:table-cell>
          <table:table-cell office:value-type="float" office:value="0.079325" calcext:value-type="float">
            <text:p>0.079325</text:p>
          </table:table-cell>
          <table:table-cell office:value-type="float" office:value="0.0762437" calcext:value-type="float">
            <text:p>0.0762437</text:p>
          </table:table-cell>
          <table:table-cell office:value-type="float" office:value="0.0729063" calcext:value-type="float">
            <text:p>0.0729063</text:p>
          </table:table-cell>
          <table:table-cell office:value-type="float" office:value="0.0709875" calcext:value-type="float">
            <text:p>0.0709875</text:p>
          </table:table-cell>
          <table:table-cell office:value-type="float" office:value="0.0693562" calcext:value-type="float">
            <text:p>0.0693562</text:p>
          </table:table-cell>
          <table:table-cell office:value-type="float" office:value="0.07045" calcext:value-type="float">
            <text:p>0.07045</text:p>
          </table:table-cell>
          <table:table-cell office:value-type="float" office:value="0.0688125" calcext:value-type="float">
            <text:p>0.0688125</text:p>
          </table:table-cell>
          <table:table-cell office:value-type="float" office:value="0.0690812" calcext:value-type="float">
            <text:p>0.0690812</text:p>
          </table:table-cell>
          <table:table-cell office:value-type="float" office:value="0.0691875" calcext:value-type="float">
            <text:p>0.0691875</text:p>
          </table:table-cell>
          <table:table-cell office:value-type="float" office:value="0.0705063" calcext:value-type="float">
            <text:p>0.0705063</text:p>
          </table:table-cell>
          <table:table-cell office:value-type="float" office:value="0.0719313" calcext:value-type="float">
            <text:p>0.0719313</text:p>
          </table:table-cell>
          <table:table-cell office:value-type="float" office:value="0.0732625" calcext:value-type="float">
            <text:p>0.0732625</text:p>
          </table:table-cell>
          <table:table-cell office:value-type="float" office:value="0.0749062" calcext:value-type="float">
            <text:p>0.0749062</text:p>
          </table:table-cell>
          <table:table-cell office:value-type="float" office:value="0.0776125" calcext:value-type="float">
            <text:p>0.0776125</text:p>
          </table:table-cell>
          <table:table-cell office:value-type="float" office:value="0.0792563" calcext:value-type="float">
            <text:p>0.0792563</text:p>
          </table:table-cell>
          <table:table-cell office:value-type="float" office:value="0.0798625" calcext:value-type="float">
            <text:p>0.0798625</text:p>
          </table:table-cell>
          <table:table-cell office:value-type="float" office:value="0.0829437" calcext:value-type="float">
            <text:p>0.0829437</text:p>
          </table:table-cell>
          <table:table-cell office:value-type="float" office:value="0.086" calcext:value-type="float">
            <text:p>0.086</text:p>
          </table:table-cell>
          <table:table-cell office:value-type="float" office:value="0.0868063" calcext:value-type="float">
            <text:p>0.0868063</text:p>
          </table:table-cell>
          <table:table-cell office:value-type="float" office:value="0.0884438" calcext:value-type="float">
            <text:p>0.0884438</text:p>
          </table:table-cell>
          <table:table-cell office:value-type="float" office:value="0.092275" calcext:value-type="float">
            <text:p>0.092275</text:p>
          </table:table-cell>
          <table:table-cell office:value-type="float" office:value="0.092025" calcext:value-type="float">
            <text:p>0.092025</text:p>
          </table:table-cell>
          <table:table-cell office:value-type="float" office:value="0.0947375" calcext:value-type="float">
            <text:p>0.0947375</text:p>
          </table:table-cell>
          <table:table-cell office:value-type="float" office:value="0.0985937" calcext:value-type="float">
            <text:p>0.0985937</text:p>
          </table:table-cell>
          <table:table-cell office:value-type="float" office:value="0.100044" calcext:value-type="float">
            <text:p>0.100044</text:p>
          </table:table-cell>
          <table:table-cell office:value-type="float" office:value="0.102013" calcext:value-type="float">
            <text:p>0.102013</text:p>
          </table:table-cell>
          <table:table-cell office:value-type="float" office:value="0.105044" calcext:value-type="float">
            <text:p>0.105044</text:p>
          </table:table-cell>
          <table:table-cell office:value-type="float" office:value="0.104244" calcext:value-type="float">
            <text:p>0.104244</text:p>
          </table:table-cell>
          <table:table-cell office:value-type="float" office:value="0.107512" calcext:value-type="float">
            <text:p>0.107512</text:p>
          </table:table-cell>
          <table:table-cell office:value-type="float" office:value="0.109706" calcext:value-type="float">
            <text:p>0.109706</text:p>
          </table:table-cell>
          <table:table-cell office:value-type="float" office:value="0.111581" calcext:value-type="float">
            <text:p>0.111581</text:p>
          </table:table-cell>
          <table:table-cell office:value-type="float" office:value="0.112375" calcext:value-type="float">
            <text:p>0.112375</text:p>
          </table:table-cell>
          <table:table-cell office:value-type="float" office:value="0.114863" calcext:value-type="float">
            <text:p>0.114863</text:p>
          </table:table-cell>
          <table:table-cell office:value-type="float" office:value="0.117019" calcext:value-type="float">
            <text:p>0.117019</text:p>
          </table:table-cell>
          <table:table-cell office:value-type="float" office:value="0.119294" calcext:value-type="float">
            <text:p>0.119294</text:p>
          </table:table-cell>
          <table:table-cell office:value-type="float" office:value="0.12165" calcext:value-type="float">
            <text:p>0.12165</text:p>
          </table:table-cell>
          <table:table-cell office:value-type="float" office:value="0.124794" calcext:value-type="float">
            <text:p>0.124794</text:p>
          </table:table-cell>
          <table:table-cell office:value-type="float" office:value="0.1258" calcext:value-type="float">
            <text:p>0.1258</text:p>
          </table:table-cell>
          <table:table-cell table:formula="of:=SUM([.B109:.CC109])" office:value-type="float" office:value="6.6067949" calcext:value-type="float">
            <text:p>6.6067949</text:p>
          </table:table-cell>
        </table:table-row>
        <table:table-row table:style-name="ro1">
          <table:table-cell office:value-type="float" office:value="6.53125" calcext:value-type="float">
            <text:p>6.53125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1" office:value-type="float" office:value="0.00000625" calcext:value-type="float">
            <text:p>6.25E-06</text:p>
          </table:table-cell>
          <table:table-cell table:style-name="ce1" office:value-type="float" office:value="0.000025" calcext:value-type="float">
            <text:p>2.50E-05</text:p>
          </table:table-cell>
          <table:table-cell office:value-type="float" office:value="0.0001875" calcext:value-type="float">
            <text:p>0.0001875</text:p>
          </table:table-cell>
          <table:table-cell office:value-type="float" office:value="0.00091875" calcext:value-type="float">
            <text:p>0.00091875</text:p>
          </table:table-cell>
          <table:table-cell office:value-type="float" office:value="0.0034375" calcext:value-type="float">
            <text:p>0.0034375</text:p>
          </table:table-cell>
          <table:table-cell office:value-type="float" office:value="0.00896875" calcext:value-type="float">
            <text:p>0.00896875</text:p>
          </table:table-cell>
          <table:table-cell office:value-type="float" office:value="0.0200313" calcext:value-type="float">
            <text:p>0.0200313</text:p>
          </table:table-cell>
          <table:table-cell office:value-type="float" office:value="0.0373062" calcext:value-type="float">
            <text:p>0.0373062</text:p>
          </table:table-cell>
          <table:table-cell office:value-type="float" office:value="0.06225" calcext:value-type="float">
            <text:p>0.06225</text:p>
          </table:table-cell>
          <table:table-cell office:value-type="float" office:value="0.0932" calcext:value-type="float">
            <text:p>0.0932</text:p>
          </table:table-cell>
          <table:table-cell office:value-type="float" office:value="0.122844" calcext:value-type="float">
            <text:p>0.122844</text:p>
          </table:table-cell>
          <table:table-cell office:value-type="float" office:value="0.155312" calcext:value-type="float">
            <text:p>0.155312</text:p>
          </table:table-cell>
          <table:table-cell office:value-type="float" office:value="0.181462" calcext:value-type="float">
            <text:p>0.181462</text:p>
          </table:table-cell>
          <table:table-cell office:value-type="float" office:value="0.197244" calcext:value-type="float">
            <text:p>0.197244</text:p>
          </table:table-cell>
          <table:table-cell office:value-type="float" office:value="0.205106" calcext:value-type="float">
            <text:p>0.205106</text:p>
          </table:table-cell>
          <table:table-cell office:value-type="float" office:value="0.207519" calcext:value-type="float">
            <text:p>0.207519</text:p>
          </table:table-cell>
          <table:table-cell office:value-type="float" office:value="0.204294" calcext:value-type="float">
            <text:p>0.204294</text:p>
          </table:table-cell>
          <table:table-cell office:value-type="float" office:value="0.197075" calcext:value-type="float">
            <text:p>0.197075</text:p>
          </table:table-cell>
          <table:table-cell office:value-type="float" office:value="0.184363" calcext:value-type="float">
            <text:p>0.184363</text:p>
          </table:table-cell>
          <table:table-cell office:value-type="float" office:value="0.171206" calcext:value-type="float">
            <text:p>0.171206</text:p>
          </table:table-cell>
          <table:table-cell office:value-type="float" office:value="0.159769" calcext:value-type="float">
            <text:p>0.159769</text:p>
          </table:table-cell>
          <table:table-cell office:value-type="float" office:value="0.144175" calcext:value-type="float">
            <text:p>0.144175</text:p>
          </table:table-cell>
          <table:table-cell office:value-type="float" office:value="0.132794" calcext:value-type="float">
            <text:p>0.132794</text:p>
          </table:table-cell>
          <table:table-cell office:value-type="float" office:value="0.120231" calcext:value-type="float">
            <text:p>0.120231</text:p>
          </table:table-cell>
          <table:table-cell office:value-type="float" office:value="0.1095" calcext:value-type="float">
            <text:p>0.1095</text:p>
          </table:table-cell>
          <table:table-cell office:value-type="float" office:value="0.102031" calcext:value-type="float">
            <text:p>0.102031</text:p>
          </table:table-cell>
          <table:table-cell office:value-type="float" office:value="0.0937875" calcext:value-type="float">
            <text:p>0.0937875</text:p>
          </table:table-cell>
          <table:table-cell office:value-type="float" office:value="0.0863375" calcext:value-type="float">
            <text:p>0.0863375</text:p>
          </table:table-cell>
          <table:table-cell office:value-type="float" office:value="0.0822125" calcext:value-type="float">
            <text:p>0.0822125</text:p>
          </table:table-cell>
          <table:table-cell office:value-type="float" office:value="0.0754563" calcext:value-type="float">
            <text:p>0.0754563</text:p>
          </table:table-cell>
          <table:table-cell office:value-type="float" office:value="0.0742812" calcext:value-type="float">
            <text:p>0.0742812</text:p>
          </table:table-cell>
          <table:table-cell office:value-type="float" office:value="0.0732312" calcext:value-type="float">
            <text:p>0.0732312</text:p>
          </table:table-cell>
          <table:table-cell office:value-type="float" office:value="0.0687688" calcext:value-type="float">
            <text:p>0.0687688</text:p>
          </table:table-cell>
          <table:table-cell office:value-type="float" office:value="0.0671563" calcext:value-type="float">
            <text:p>0.0671563</text:p>
          </table:table-cell>
          <table:table-cell office:value-type="float" office:value="0.0674375" calcext:value-type="float">
            <text:p>0.0674375</text:p>
          </table:table-cell>
          <table:table-cell office:value-type="float" office:value="0.0662188" calcext:value-type="float">
            <text:p>0.0662188</text:p>
          </table:table-cell>
          <table:table-cell office:value-type="float" office:value="0.0672688" calcext:value-type="float">
            <text:p>0.0672688</text:p>
          </table:table-cell>
          <table:table-cell office:value-type="float" office:value="0.0680687" calcext:value-type="float">
            <text:p>0.0680687</text:p>
          </table:table-cell>
          <table:table-cell office:value-type="float" office:value="0.0684437" calcext:value-type="float">
            <text:p>0.0684437</text:p>
          </table:table-cell>
          <table:table-cell office:value-type="float" office:value="0.0704875" calcext:value-type="float">
            <text:p>0.0704875</text:p>
          </table:table-cell>
          <table:table-cell office:value-type="float" office:value="0.0701438" calcext:value-type="float">
            <text:p>0.0701438</text:p>
          </table:table-cell>
          <table:table-cell office:value-type="float" office:value="0.07215" calcext:value-type="float">
            <text:p>0.07215</text:p>
          </table:table-cell>
          <table:table-cell office:value-type="float" office:value="0.0729313" calcext:value-type="float">
            <text:p>0.0729313</text:p>
          </table:table-cell>
          <table:table-cell office:value-type="float" office:value="0.0732625" calcext:value-type="float">
            <text:p>0.0732625</text:p>
          </table:table-cell>
          <table:table-cell office:value-type="float" office:value="0.0769688" calcext:value-type="float">
            <text:p>0.0769688</text:p>
          </table:table-cell>
          <table:table-cell office:value-type="float" office:value="0.0793875" calcext:value-type="float">
            <text:p>0.0793875</text:p>
          </table:table-cell>
          <table:table-cell office:value-type="float" office:value="0.0829625" calcext:value-type="float">
            <text:p>0.0829625</text:p>
          </table:table-cell>
          <table:table-cell office:value-type="float" office:value="0.0853" calcext:value-type="float">
            <text:p>0.0853</text:p>
          </table:table-cell>
          <table:table-cell office:value-type="float" office:value="0.0870625" calcext:value-type="float">
            <text:p>0.0870625</text:p>
          </table:table-cell>
          <table:table-cell office:value-type="float" office:value="0.0894125" calcext:value-type="float">
            <text:p>0.0894125</text:p>
          </table:table-cell>
          <table:table-cell office:value-type="float" office:value="0.0897312" calcext:value-type="float">
            <text:p>0.0897312</text:p>
          </table:table-cell>
          <table:table-cell office:value-type="float" office:value="0.0931562" calcext:value-type="float">
            <text:p>0.0931562</text:p>
          </table:table-cell>
          <table:table-cell office:value-type="float" office:value="0.0953625" calcext:value-type="float">
            <text:p>0.0953625</text:p>
          </table:table-cell>
          <table:table-cell office:value-type="float" office:value="0.100606" calcext:value-type="float">
            <text:p>0.100606</text:p>
          </table:table-cell>
          <table:table-cell office:value-type="float" office:value="0.100744" calcext:value-type="float">
            <text:p>0.100744</text:p>
          </table:table-cell>
          <table:table-cell office:value-type="float" office:value="0.104369" calcext:value-type="float">
            <text:p>0.104369</text:p>
          </table:table-cell>
          <table:table-cell office:value-type="float" office:value="0.105256" calcext:value-type="float">
            <text:p>0.105256</text:p>
          </table:table-cell>
          <table:table-cell office:value-type="float" office:value="0.108738" calcext:value-type="float">
            <text:p>0.108738</text:p>
          </table:table-cell>
          <table:table-cell office:value-type="float" office:value="0.110044" calcext:value-type="float">
            <text:p>0.110044</text:p>
          </table:table-cell>
          <table:table-cell office:value-type="float" office:value="0.110219" calcext:value-type="float">
            <text:p>0.110219</text:p>
          </table:table-cell>
          <table:table-cell office:value-type="float" office:value="0.113812" calcext:value-type="float">
            <text:p>0.113812</text:p>
          </table:table-cell>
          <table:table-cell office:value-type="float" office:value="0.116437" calcext:value-type="float">
            <text:p>0.116437</text:p>
          </table:table-cell>
          <table:table-cell office:value-type="float" office:value="0.11755" calcext:value-type="float">
            <text:p>0.11755</text:p>
          </table:table-cell>
          <table:table-cell office:value-type="float" office:value="0.120531" calcext:value-type="float">
            <text:p>0.120531</text:p>
          </table:table-cell>
          <table:table-cell office:value-type="float" office:value="0.122313" calcext:value-type="float">
            <text:p>0.122313</text:p>
          </table:table-cell>
          <table:table-cell office:value-type="float" office:value="0.123719" calcext:value-type="float">
            <text:p>0.123719</text:p>
          </table:table-cell>
          <table:table-cell office:value-type="float" office:value="0.125825" calcext:value-type="float">
            <text:p>0.125825</text:p>
          </table:table-cell>
          <table:table-cell table:formula="of:=SUM([.B110:.CC110])" office:value-type="float" office:value="6.49840685" calcext:value-type="float">
            <text:p>6.49840685</text:p>
          </table:table-cell>
        </table:table-row>
        <table:table-row table:style-name="ro1">
          <table:table-cell office:value-type="float" office:value="6.590625" calcext:value-type="float">
            <text:p>6.590625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1" office:value-type="float" office:value="0.00004375" calcext:value-type="float">
            <text:p>4.38E-05</text:p>
          </table:table-cell>
          <table:table-cell office:value-type="float" office:value="0.000225" calcext:value-type="float">
            <text:p>0.000225</text:p>
          </table:table-cell>
          <table:table-cell office:value-type="float" office:value="0.00094375" calcext:value-type="float">
            <text:p>0.00094375</text:p>
          </table:table-cell>
          <table:table-cell office:value-type="float" office:value="0.0031625" calcext:value-type="float">
            <text:p>0.0031625</text:p>
          </table:table-cell>
          <table:table-cell office:value-type="float" office:value="0.00864375" calcext:value-type="float">
            <text:p>0.00864375</text:p>
          </table:table-cell>
          <table:table-cell office:value-type="float" office:value="0.0203625" calcext:value-type="float">
            <text:p>0.0203625</text:p>
          </table:table-cell>
          <table:table-cell office:value-type="float" office:value="0.037825" calcext:value-type="float">
            <text:p>0.037825</text:p>
          </table:table-cell>
          <table:table-cell office:value-type="float" office:value="0.0637063" calcext:value-type="float">
            <text:p>0.0637063</text:p>
          </table:table-cell>
          <table:table-cell office:value-type="float" office:value="0.094275" calcext:value-type="float">
            <text:p>0.094275</text:p>
          </table:table-cell>
          <table:table-cell office:value-type="float" office:value="0.125556" calcext:value-type="float">
            <text:p>0.125556</text:p>
          </table:table-cell>
          <table:table-cell office:value-type="float" office:value="0.156675" calcext:value-type="float">
            <text:p>0.156675</text:p>
          </table:table-cell>
          <table:table-cell office:value-type="float" office:value="0.182944" calcext:value-type="float">
            <text:p>0.182944</text:p>
          </table:table-cell>
          <table:table-cell office:value-type="float" office:value="0.199088" calcext:value-type="float">
            <text:p>0.199088</text:p>
          </table:table-cell>
          <table:table-cell office:value-type="float" office:value="0.205975" calcext:value-type="float">
            <text:p>0.205975</text:p>
          </table:table-cell>
          <table:table-cell office:value-type="float" office:value="0.207219" calcext:value-type="float">
            <text:p>0.207219</text:p>
          </table:table-cell>
          <table:table-cell office:value-type="float" office:value="0.201181" calcext:value-type="float">
            <text:p>0.201181</text:p>
          </table:table-cell>
          <table:table-cell office:value-type="float" office:value="0.194513" calcext:value-type="float">
            <text:p>0.194513</text:p>
          </table:table-cell>
          <table:table-cell office:value-type="float" office:value="0.182181" calcext:value-type="float">
            <text:p>0.182181</text:p>
          </table:table-cell>
          <table:table-cell office:value-type="float" office:value="0.169944" calcext:value-type="float">
            <text:p>0.169944</text:p>
          </table:table-cell>
          <table:table-cell office:value-type="float" office:value="0.1545" calcext:value-type="float">
            <text:p>0.1545</text:p>
          </table:table-cell>
          <table:table-cell office:value-type="float" office:value="0.139263" calcext:value-type="float">
            <text:p>0.139263</text:p>
          </table:table-cell>
          <table:table-cell office:value-type="float" office:value="0.129869" calcext:value-type="float">
            <text:p>0.129869</text:p>
          </table:table-cell>
          <table:table-cell office:value-type="float" office:value="0.118487" calcext:value-type="float">
            <text:p>0.118487</text:p>
          </table:table-cell>
          <table:table-cell office:value-type="float" office:value="0.108294" calcext:value-type="float">
            <text:p>0.108294</text:p>
          </table:table-cell>
          <table:table-cell office:value-type="float" office:value="0.0980125" calcext:value-type="float">
            <text:p>0.0980125</text:p>
          </table:table-cell>
          <table:table-cell office:value-type="float" office:value="0.091425" calcext:value-type="float">
            <text:p>0.091425</text:p>
          </table:table-cell>
          <table:table-cell office:value-type="float" office:value="0.0860438" calcext:value-type="float">
            <text:p>0.0860438</text:p>
          </table:table-cell>
          <table:table-cell office:value-type="float" office:value="0.0791875" calcext:value-type="float">
            <text:p>0.0791875</text:p>
          </table:table-cell>
          <table:table-cell office:value-type="float" office:value="0.0749313" calcext:value-type="float">
            <text:p>0.0749313</text:p>
          </table:table-cell>
          <table:table-cell office:value-type="float" office:value="0.0721125" calcext:value-type="float">
            <text:p>0.0721125</text:p>
          </table:table-cell>
          <table:table-cell office:value-type="float" office:value="0.06955" calcext:value-type="float">
            <text:p>0.06955</text:p>
          </table:table-cell>
          <table:table-cell office:value-type="float" office:value="0.06645" calcext:value-type="float">
            <text:p>0.06645</text:p>
          </table:table-cell>
          <table:table-cell office:value-type="float" office:value="0.0650063" calcext:value-type="float">
            <text:p>0.0650063</text:p>
          </table:table-cell>
          <table:table-cell office:value-type="float" office:value="0.06375" calcext:value-type="float">
            <text:p>0.06375</text:p>
          </table:table-cell>
          <table:table-cell office:value-type="float" office:value="0.0640687" calcext:value-type="float">
            <text:p>0.0640687</text:p>
          </table:table-cell>
          <table:table-cell office:value-type="float" office:value="0.0648062" calcext:value-type="float">
            <text:p>0.0648062</text:p>
          </table:table-cell>
          <table:table-cell office:value-type="float" office:value="0.0655687" calcext:value-type="float">
            <text:p>0.0655687</text:p>
          </table:table-cell>
          <table:table-cell office:value-type="float" office:value="0.0662125" calcext:value-type="float">
            <text:p>0.0662125</text:p>
          </table:table-cell>
          <table:table-cell office:value-type="float" office:value="0.06515" calcext:value-type="float">
            <text:p>0.06515</text:p>
          </table:table-cell>
          <table:table-cell office:value-type="float" office:value="0.0684125" calcext:value-type="float">
            <text:p>0.0684125</text:p>
          </table:table-cell>
          <table:table-cell office:value-type="float" office:value="0.0697875" calcext:value-type="float">
            <text:p>0.0697875</text:p>
          </table:table-cell>
          <table:table-cell office:value-type="float" office:value="0.0702875" calcext:value-type="float">
            <text:p>0.0702875</text:p>
          </table:table-cell>
          <table:table-cell office:value-type="float" office:value="0.0728812" calcext:value-type="float">
            <text:p>0.0728812</text:p>
          </table:table-cell>
          <table:table-cell office:value-type="float" office:value="0.0744563" calcext:value-type="float">
            <text:p>0.0744563</text:p>
          </table:table-cell>
          <table:table-cell office:value-type="float" office:value="0.0765375" calcext:value-type="float">
            <text:p>0.0765375</text:p>
          </table:table-cell>
          <table:table-cell office:value-type="float" office:value="0.0799125" calcext:value-type="float">
            <text:p>0.0799125</text:p>
          </table:table-cell>
          <table:table-cell office:value-type="float" office:value="0.0799437" calcext:value-type="float">
            <text:p>0.0799437</text:p>
          </table:table-cell>
          <table:table-cell office:value-type="float" office:value="0.0842438" calcext:value-type="float">
            <text:p>0.0842438</text:p>
          </table:table-cell>
          <table:table-cell office:value-type="float" office:value="0.0864875" calcext:value-type="float">
            <text:p>0.0864875</text:p>
          </table:table-cell>
          <table:table-cell office:value-type="float" office:value="0.08805" calcext:value-type="float">
            <text:p>0.08805</text:p>
          </table:table-cell>
          <table:table-cell office:value-type="float" office:value="0.0895563" calcext:value-type="float">
            <text:p>0.0895563</text:p>
          </table:table-cell>
          <table:table-cell office:value-type="float" office:value="0.0914937" calcext:value-type="float">
            <text:p>0.0914937</text:p>
          </table:table-cell>
          <table:table-cell office:value-type="float" office:value="0.0950125" calcext:value-type="float">
            <text:p>0.0950125</text:p>
          </table:table-cell>
          <table:table-cell office:value-type="float" office:value="0.0971438" calcext:value-type="float">
            <text:p>0.0971438</text:p>
          </table:table-cell>
          <table:table-cell office:value-type="float" office:value="0.100937" calcext:value-type="float">
            <text:p>0.100937</text:p>
          </table:table-cell>
          <table:table-cell office:value-type="float" office:value="0.101956" calcext:value-type="float">
            <text:p>0.101956</text:p>
          </table:table-cell>
          <table:table-cell office:value-type="float" office:value="0.105813" calcext:value-type="float">
            <text:p>0.105813</text:p>
          </table:table-cell>
          <table:table-cell office:value-type="float" office:value="0.10895" calcext:value-type="float">
            <text:p>0.10895</text:p>
          </table:table-cell>
          <table:table-cell office:value-type="float" office:value="0.108963" calcext:value-type="float">
            <text:p>0.108963</text:p>
          </table:table-cell>
          <table:table-cell office:value-type="float" office:value="0.1139" calcext:value-type="float">
            <text:p>0.1139</text:p>
          </table:table-cell>
          <table:table-cell office:value-type="float" office:value="0.116375" calcext:value-type="float">
            <text:p>0.116375</text:p>
          </table:table-cell>
          <table:table-cell office:value-type="float" office:value="0.117894" calcext:value-type="float">
            <text:p>0.117894</text:p>
          </table:table-cell>
          <table:table-cell office:value-type="float" office:value="0.120762" calcext:value-type="float">
            <text:p>0.120762</text:p>
          </table:table-cell>
          <table:table-cell office:value-type="float" office:value="0.123275" calcext:value-type="float">
            <text:p>0.123275</text:p>
          </table:table-cell>
          <table:table-cell office:value-type="float" office:value="0.1245" calcext:value-type="float">
            <text:p>0.1245</text:p>
          </table:table-cell>
          <table:table-cell office:value-type="float" office:value="0.127131" calcext:value-type="float">
            <text:p>0.127131</text:p>
          </table:table-cell>
          <table:table-cell table:formula="of:=SUM([.B111:.CC111])" office:value-type="float" office:value="6.39181385" calcext:value-type="float">
            <text:p>6.39181385</text:p>
          </table:table-cell>
        </table:table-row>
        <table:table-row table:style-name="ro1">
          <table:table-cell office:value-type="float" office:value="6.65" calcext:value-type="float">
            <text:p>6.65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1" office:value-type="float" office:value="0.00000763802" calcext:value-type="float">
            <text:p>7.64E-06</text:p>
          </table:table-cell>
          <table:table-cell table:style-name="ce1" office:value-type="float" office:value="0.0000229141" calcext:value-type="float">
            <text:p>2.29E-05</text:p>
          </table:table-cell>
          <table:table-cell office:value-type="float" office:value="0.000252055" calcext:value-type="float">
            <text:p>0.000252055</text:p>
          </table:table-cell>
          <table:table-cell office:value-type="float" office:value="0.000970028" calcext:value-type="float">
            <text:p>0.000970028</text:p>
          </table:table-cell>
          <table:table-cell office:value-type="float" office:value="0.00336837" calcext:value-type="float">
            <text:p>0.00336837</text:p>
          </table:table-cell>
          <table:table-cell office:value-type="float" office:value="0.00872262" calcext:value-type="float">
            <text:p>0.00872262</text:p>
          </table:table-cell>
          <table:table-cell office:value-type="float" office:value="0.0202331" calcext:value-type="float">
            <text:p>0.0202331</text:p>
          </table:table-cell>
          <table:table-cell office:value-type="float" office:value="0.0392441" calcext:value-type="float">
            <text:p>0.0392441</text:p>
          </table:table-cell>
          <table:table-cell office:value-type="float" office:value="0.0627158" calcext:value-type="float">
            <text:p>0.0627158</text:p>
          </table:table-cell>
          <table:table-cell office:value-type="float" office:value="0.0925117" calcext:value-type="float">
            <text:p>0.0925117</text:p>
          </table:table-cell>
          <table:table-cell office:value-type="float" office:value="0.126249" calcext:value-type="float">
            <text:p>0.126249</text:p>
          </table:table-cell>
          <table:table-cell office:value-type="float" office:value="0.15522" calcext:value-type="float">
            <text:p>0.15522</text:p>
          </table:table-cell>
          <table:table-cell office:value-type="float" office:value="0.181472" calcext:value-type="float">
            <text:p>0.181472</text:p>
          </table:table-cell>
          <table:table-cell office:value-type="float" office:value="0.197725" calcext:value-type="float">
            <text:p>0.197725</text:p>
          </table:table-cell>
          <table:table-cell office:value-type="float" office:value="0.208579" calcext:value-type="float">
            <text:p>0.208579</text:p>
          </table:table-cell>
          <table:table-cell office:value-type="float" office:value="0.208907" calcext:value-type="float">
            <text:p>0.208907</text:p>
          </table:table-cell>
          <table:table-cell office:value-type="float" office:value="0.200567" calcext:value-type="float">
            <text:p>0.200567</text:p>
          </table:table-cell>
          <table:table-cell office:value-type="float" office:value="0.195633" calcext:value-type="float">
            <text:p>0.195633</text:p>
          </table:table-cell>
          <table:table-cell office:value-type="float" office:value="0.183267" calcext:value-type="float">
            <text:p>0.183267</text:p>
          </table:table-cell>
          <table:table-cell office:value-type="float" office:value="0.168724" calcext:value-type="float">
            <text:p>0.168724</text:p>
          </table:table-cell>
          <table:table-cell office:value-type="float" office:value="0.152951" calcext:value-type="float">
            <text:p>0.152951</text:p>
          </table:table-cell>
          <table:table-cell office:value-type="float" office:value="0.139715" calcext:value-type="float">
            <text:p>0.139715</text:p>
          </table:table-cell>
          <table:table-cell office:value-type="float" office:value="0.127906" calcext:value-type="float">
            <text:p>0.127906</text:p>
          </table:table-cell>
          <table:table-cell office:value-type="float" office:value="0.117878" calcext:value-type="float">
            <text:p>0.117878</text:p>
          </table:table-cell>
          <table:table-cell office:value-type="float" office:value="0.107253" calcext:value-type="float">
            <text:p>0.107253</text:p>
          </table:table-cell>
          <table:table-cell office:value-type="float" office:value="0.0994852" calcext:value-type="float">
            <text:p>0.0994852</text:p>
          </table:table-cell>
          <table:table-cell office:value-type="float" office:value="0.0911216" calcext:value-type="float">
            <text:p>0.0911216</text:p>
          </table:table-cell>
          <table:table-cell office:value-type="float" office:value="0.0839877" calcext:value-type="float">
            <text:p>0.0839877</text:p>
          </table:table-cell>
          <table:table-cell office:value-type="float" office:value="0.0794736" calcext:value-type="float">
            <text:p>0.0794736</text:p>
          </table:table-cell>
          <table:table-cell office:value-type="float" office:value="0.0740277" calcext:value-type="float">
            <text:p>0.0740277</text:p>
          </table:table-cell>
          <table:table-cell office:value-type="float" office:value="0.0696664" calcext:value-type="float">
            <text:p>0.0696664</text:p>
          </table:table-cell>
          <table:table-cell office:value-type="float" office:value="0.0663897" calcext:value-type="float">
            <text:p>0.0663897</text:p>
          </table:table-cell>
          <table:table-cell office:value-type="float" office:value="0.0633956" calcext:value-type="float">
            <text:p>0.0633956</text:p>
          </table:table-cell>
          <table:table-cell office:value-type="float" office:value="0.0637698" calcext:value-type="float">
            <text:p>0.0637698</text:p>
          </table:table-cell>
          <table:table-cell office:value-type="float" office:value="0.0618909" calcext:value-type="float">
            <text:p>0.0618909</text:p>
          </table:table-cell>
          <table:table-cell office:value-type="float" office:value="0.0622651" calcext:value-type="float">
            <text:p>0.0622651</text:p>
          </table:table-cell>
          <table:table-cell office:value-type="float" office:value="0.0619672" calcext:value-type="float">
            <text:p>0.0619672</text:p>
          </table:table-cell>
          <table:table-cell office:value-type="float" office:value="0.0623797" calcext:value-type="float">
            <text:p>0.0623797</text:p>
          </table:table-cell>
          <table:table-cell office:value-type="float" office:value="0.0633726" calcext:value-type="float">
            <text:p>0.0633726</text:p>
          </table:table-cell>
          <table:table-cell office:value-type="float" office:value="0.063999" calcext:value-type="float">
            <text:p>0.063999</text:p>
          </table:table-cell>
          <table:table-cell office:value-type="float" office:value="0.0653127" calcext:value-type="float">
            <text:p>0.0653127</text:p>
          </table:table-cell>
          <table:table-cell office:value-type="float" office:value="0.0675659" calcext:value-type="float">
            <text:p>0.0675659</text:p>
          </table:table-cell>
          <table:table-cell office:value-type="float" office:value="0.0689789" calcext:value-type="float">
            <text:p>0.0689789</text:p>
          </table:table-cell>
          <table:table-cell office:value-type="float" office:value="0.0699184" calcext:value-type="float">
            <text:p>0.0699184</text:p>
          </table:table-cell>
          <table:table-cell office:value-type="float" office:value="0.0713238" calcext:value-type="float">
            <text:p>0.0713238</text:p>
          </table:table-cell>
          <table:table-cell office:value-type="float" office:value="0.0737833" calcext:value-type="float">
            <text:p>0.0737833</text:p>
          </table:table-cell>
          <table:table-cell office:value-type="float" office:value="0.0738826" calcext:value-type="float">
            <text:p>0.0738826</text:p>
          </table:table-cell>
          <table:table-cell office:value-type="float" office:value="0.07706" calcext:value-type="float">
            <text:p>0.07706</text:p>
          </table:table-cell>
          <table:table-cell office:value-type="float" office:value="0.0797256" calcext:value-type="float">
            <text:p>0.0797256</text:p>
          </table:table-cell>
          <table:table-cell office:value-type="float" office:value="0.0829718" calcext:value-type="float">
            <text:p>0.0829718</text:p>
          </table:table-cell>
          <table:table-cell office:value-type="float" office:value="0.0839877" calcext:value-type="float">
            <text:p>0.0839877</text:p>
          </table:table-cell>
          <table:table-cell office:value-type="float" office:value="0.0861416" calcext:value-type="float">
            <text:p>0.0861416</text:p>
          </table:table-cell>
          <table:table-cell office:value-type="float" office:value="0.0894412" calcext:value-type="float">
            <text:p>0.0894412</text:p>
          </table:table-cell>
          <table:table-cell office:value-type="float" office:value="0.0930769" calcext:value-type="float">
            <text:p>0.0930769</text:p>
          </table:table-cell>
          <table:table-cell office:value-type="float" office:value="0.0954982" calcext:value-type="float">
            <text:p>0.0954982</text:p>
          </table:table-cell>
          <table:table-cell office:value-type="float" office:value="0.098118" calcext:value-type="float">
            <text:p>0.098118</text:p>
          </table:table-cell>
          <table:table-cell office:value-type="float" office:value="0.0999893" calcext:value-type="float">
            <text:p>0.0999893</text:p>
          </table:table-cell>
          <table:table-cell office:value-type="float" office:value="0.102159" calcext:value-type="float">
            <text:p>0.102159</text:p>
          </table:table-cell>
          <table:table-cell office:value-type="float" office:value="0.106283" calcext:value-type="float">
            <text:p>0.106283</text:p>
          </table:table-cell>
          <table:table-cell office:value-type="float" office:value="0.107643" calcext:value-type="float">
            <text:p>0.107643</text:p>
          </table:table-cell>
          <table:table-cell office:value-type="float" office:value="0.110606" calcext:value-type="float">
            <text:p>0.110606</text:p>
          </table:table-cell>
          <table:table-cell office:value-type="float" office:value="0.113562" calcext:value-type="float">
            <text:p>0.113562</text:p>
          </table:table-cell>
          <table:table-cell office:value-type="float" office:value="0.119466" calcext:value-type="float">
            <text:p>0.119466</text:p>
          </table:table-cell>
          <table:table-cell office:value-type="float" office:value="0.120215" calcext:value-type="float">
            <text:p>0.120215</text:p>
          </table:table-cell>
          <table:table-cell office:value-type="float" office:value="0.122896" calcext:value-type="float">
            <text:p>0.122896</text:p>
          </table:table-cell>
          <table:table-cell office:value-type="float" office:value="0.124477" calcext:value-type="float">
            <text:p>0.124477</text:p>
          </table:table-cell>
          <table:table-cell office:value-type="float" office:value="0.127601" calcext:value-type="float">
            <text:p>0.127601</text:p>
          </table:table-cell>
          <table:table-cell table:formula="of:=SUM([.B112:.CC112])" office:value-type="float" office:value="6.29897002512" calcext:value-type="float">
            <text:p>6.2989700251</text:p>
          </table:table-cell>
        </table:table-row>
        <table:table-row table:style-name="ro1">
          <table:table-cell office:value-type="float" office:value="6.709375" calcext:value-type="float">
            <text:p>6.709375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1" office:value-type="float" office:value="0.0000106238" calcext:value-type="float">
            <text:p>1.06E-05</text:p>
          </table:table-cell>
          <table:table-cell table:style-name="ce1" office:value-type="float" office:value="0.0000743668" calcext:value-type="float">
            <text:p>7.44E-05</text:p>
          </table:table-cell>
          <table:table-cell office:value-type="float" office:value="0.000191229" calcext:value-type="float">
            <text:p>0.000191229</text:p>
          </table:table-cell>
          <table:table-cell office:value-type="float" office:value="0.000807411" calcext:value-type="float">
            <text:p>0.000807411</text:p>
          </table:table-cell>
          <table:table-cell office:value-type="float" office:value="0.003389" calcext:value-type="float">
            <text:p>0.003389</text:p>
          </table:table-cell>
          <table:table-cell office:value-type="float" office:value="0.00874341" calcext:value-type="float">
            <text:p>0.00874341</text:p>
          </table:table-cell>
          <table:table-cell office:value-type="float" office:value="0.0208015" calcext:value-type="float">
            <text:p>0.0208015</text:p>
          </table:table-cell>
          <table:table-cell office:value-type="float" office:value="0.0389363" calcext:value-type="float">
            <text:p>0.0389363</text:p>
          </table:table-cell>
          <table:table-cell office:value-type="float" office:value="0.063573" calcext:value-type="float">
            <text:p>0.063573</text:p>
          </table:table-cell>
          <table:table-cell office:value-type="float" office:value="0.0938722" calcext:value-type="float">
            <text:p>0.0938722</text:p>
          </table:table-cell>
          <table:table-cell office:value-type="float" office:value="0.126317" calcext:value-type="float">
            <text:p>0.126317</text:p>
          </table:table-cell>
          <table:table-cell office:value-type="float" office:value="0.159113" calcext:value-type="float">
            <text:p>0.159113</text:p>
          </table:table-cell>
          <table:table-cell office:value-type="float" office:value="0.182475" calcext:value-type="float">
            <text:p>0.182475</text:p>
          </table:table-cell>
          <table:table-cell office:value-type="float" office:value="0.198984" calcext:value-type="float">
            <text:p>0.198984</text:p>
          </table:table-cell>
          <table:table-cell office:value-type="float" office:value="0.210086" calcext:value-type="float">
            <text:p>0.210086</text:p>
          </table:table-cell>
          <table:table-cell office:value-type="float" office:value="0.212264" calcext:value-type="float">
            <text:p>0.212264</text:p>
          </table:table-cell>
          <table:table-cell office:value-type="float" office:value="0.201343" calcext:value-type="float">
            <text:p>0.201343</text:p>
          </table:table-cell>
          <table:table-cell office:value-type="float" office:value="0.194639" calcext:value-type="float">
            <text:p>0.194639</text:p>
          </table:table-cell>
          <table:table-cell office:value-type="float" office:value="0.181126" calcext:value-type="float">
            <text:p>0.181126</text:p>
          </table:table-cell>
          <table:table-cell office:value-type="float" office:value="0.167155" calcext:value-type="float">
            <text:p>0.167155</text:p>
          </table:table-cell>
          <table:table-cell office:value-type="float" office:value="0.15685" calcext:value-type="float">
            <text:p>0.15685</text:p>
          </table:table-cell>
          <table:table-cell office:value-type="float" office:value="0.137664" calcext:value-type="float">
            <text:p>0.137664</text:p>
          </table:table-cell>
          <table:table-cell office:value-type="float" office:value="0.125404" calcext:value-type="float">
            <text:p>0.125404</text:p>
          </table:table-cell>
          <table:table-cell office:value-type="float" office:value="0.116937" calcext:value-type="float">
            <text:p>0.116937</text:p>
          </table:table-cell>
          <table:table-cell office:value-type="float" office:value="0.106716" calcext:value-type="float">
            <text:p>0.106716</text:p>
          </table:table-cell>
          <table:table-cell office:value-type="float" office:value="0.0989929" calcext:value-type="float">
            <text:p>0.0989929</text:p>
          </table:table-cell>
          <table:table-cell office:value-type="float" office:value="0.0903451" calcext:value-type="float">
            <text:p>0.0903451</text:p>
          </table:table-cell>
          <table:table-cell office:value-type="float" office:value="0.0821753" calcext:value-type="float">
            <text:p>0.0821753</text:p>
          </table:table-cell>
          <table:table-cell office:value-type="float" office:value="0.0756629" calcext:value-type="float">
            <text:p>0.0756629</text:p>
          </table:table-cell>
          <table:table-cell office:value-type="float" office:value="0.0719233" calcext:value-type="float">
            <text:p>0.0719233</text:p>
          </table:table-cell>
          <table:table-cell office:value-type="float" office:value="0.0672807" calcext:value-type="float">
            <text:p>0.0672807</text:p>
          </table:table-cell>
          <table:table-cell office:value-type="float" office:value="0.0642742" calcext:value-type="float">
            <text:p>0.0642742</text:p>
          </table:table-cell>
          <table:table-cell office:value-type="float" office:value="0.0619263" calcext:value-type="float">
            <text:p>0.0619263</text:p>
          </table:table-cell>
          <table:table-cell office:value-type="float" office:value="0.0592704" calcext:value-type="float">
            <text:p>0.0592704</text:p>
          </table:table-cell>
          <table:table-cell office:value-type="float" office:value="0.0599715" calcext:value-type="float">
            <text:p>0.0599715</text:p>
          </table:table-cell>
          <table:table-cell office:value-type="float" office:value="0.0585373" calcext:value-type="float">
            <text:p>0.0585373</text:p>
          </table:table-cell>
          <table:table-cell office:value-type="float" office:value="0.0598972" calcext:value-type="float">
            <text:p>0.0598972</text:p>
          </table:table-cell>
          <table:table-cell office:value-type="float" office:value="0.0598334" calcext:value-type="float">
            <text:p>0.0598334</text:p>
          </table:table-cell>
          <table:table-cell office:value-type="float" office:value="0.0611508" calcext:value-type="float">
            <text:p>0.0611508</text:p>
          </table:table-cell>
          <table:table-cell office:value-type="float" office:value="0.0606515" calcext:value-type="float">
            <text:p>0.0606515</text:p>
          </table:table-cell>
          <table:table-cell office:value-type="float" office:value="0.0625319" calcext:value-type="float">
            <text:p>0.0625319</text:p>
          </table:table-cell>
          <table:table-cell office:value-type="float" office:value="0.0637642" calcext:value-type="float">
            <text:p>0.0637642</text:p>
          </table:table-cell>
          <table:table-cell office:value-type="float" office:value="0.0642211" calcext:value-type="float">
            <text:p>0.0642211</text:p>
          </table:table-cell>
          <table:table-cell office:value-type="float" office:value="0.067865" calcext:value-type="float">
            <text:p>0.067865</text:p>
          </table:table-cell>
          <table:table-cell office:value-type="float" office:value="0.0686087" calcext:value-type="float">
            <text:p>0.0686087</text:p>
          </table:table-cell>
          <table:table-cell office:value-type="float" office:value="0.070266" calcext:value-type="float">
            <text:p>0.070266</text:p>
          </table:table-cell>
          <table:table-cell office:value-type="float" office:value="0.0722421" calcext:value-type="float">
            <text:p>0.0722421</text:p>
          </table:table-cell>
          <table:table-cell office:value-type="float" office:value="0.0741118" calcext:value-type="float">
            <text:p>0.0741118</text:p>
          </table:table-cell>
          <table:table-cell office:value-type="float" office:value="0.0767041" calcext:value-type="float">
            <text:p>0.0767041</text:p>
          </table:table-cell>
          <table:table-cell office:value-type="float" office:value="0.0778408" calcext:value-type="float">
            <text:p>0.0778408</text:p>
          </table:table-cell>
          <table:table-cell office:value-type="float" office:value="0.0817716" calcext:value-type="float">
            <text:p>0.0817716</text:p>
          </table:table-cell>
          <table:table-cell office:value-type="float" office:value="0.0848632" calcext:value-type="float">
            <text:p>0.0848632</text:p>
          </table:table-cell>
          <table:table-cell office:value-type="float" office:value="0.0874873" calcext:value-type="float">
            <text:p>0.0874873</text:p>
          </table:table-cell>
          <table:table-cell office:value-type="float" office:value="0.0912268" calcext:value-type="float">
            <text:p>0.0912268</text:p>
          </table:table-cell>
          <table:table-cell office:value-type="float" office:value="0.0938403" calcext:value-type="float">
            <text:p>0.0938403</text:p>
          </table:table-cell>
          <table:table-cell office:value-type="float" office:value="0.0951895" calcext:value-type="float">
            <text:p>0.0951895</text:p>
          </table:table-cell>
          <table:table-cell office:value-type="float" office:value="0.0983554" calcext:value-type="float">
            <text:p>0.0983554</text:p>
          </table:table-cell>
          <table:table-cell office:value-type="float" office:value="0.100257" calcext:value-type="float">
            <text:p>0.100257</text:p>
          </table:table-cell>
          <table:table-cell office:value-type="float" office:value="0.104369" calcext:value-type="float">
            <text:p>0.104369</text:p>
          </table:table-cell>
          <table:table-cell office:value-type="float" office:value="0.104772" calcext:value-type="float">
            <text:p>0.104772</text:p>
          </table:table-cell>
          <table:table-cell office:value-type="float" office:value="0.108692" calcext:value-type="float">
            <text:p>0.108692</text:p>
          </table:table-cell>
          <table:table-cell office:value-type="float" office:value="0.112528" calcext:value-type="float">
            <text:p>0.112528</text:p>
          </table:table-cell>
          <table:table-cell office:value-type="float" office:value="0.116703" calcext:value-type="float">
            <text:p>0.116703</text:p>
          </table:table-cell>
          <table:table-cell office:value-type="float" office:value="0.117744" calcext:value-type="float">
            <text:p>0.117744</text:p>
          </table:table-cell>
          <table:table-cell office:value-type="float" office:value="0.121675" calcext:value-type="float">
            <text:p>0.121675</text:p>
          </table:table-cell>
          <table:table-cell office:value-type="float" office:value="0.127061" calcext:value-type="float">
            <text:p>0.127061</text:p>
          </table:table-cell>
          <table:table-cell office:value-type="float" office:value="0.124596" calcext:value-type="float">
            <text:p>0.124596</text:p>
          </table:table-cell>
          <table:table-cell table:formula="of:=SUM([.B113:.CC113])" office:value-type="float" office:value="6.2086516406" calcext:value-type="float">
            <text:p>6.2086516406</text:p>
          </table:table-cell>
        </table:table-row>
        <table:table-row table:style-name="ro1">
          <table:table-cell office:value-type="float" office:value="6.76875" calcext:value-type="float">
            <text:p>6.76875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1" office:value-type="float" office:value="0.0000145546" calcext:value-type="float">
            <text:p>1.46E-05</text:p>
          </table:table-cell>
          <table:table-cell table:style-name="ce1" office:value-type="float" office:value="0.0000291091" calcext:value-type="float">
            <text:p>2.91E-05</text:p>
          </table:table-cell>
          <table:table-cell office:value-type="float" office:value="0.000189209" calcext:value-type="float">
            <text:p>0.000189209</text:p>
          </table:table-cell>
          <table:table-cell office:value-type="float" office:value="0.000727728" calcext:value-type="float">
            <text:p>0.000727728</text:p>
          </table:table-cell>
          <table:table-cell office:value-type="float" office:value="0.00294002" calcext:value-type="float">
            <text:p>0.00294002</text:p>
          </table:table-cell>
          <table:table-cell office:value-type="float" office:value="0.00918393" calcext:value-type="float">
            <text:p>0.00918393</text:p>
          </table:table-cell>
          <table:table-cell office:value-type="float" office:value="0.0207402" calcext:value-type="float">
            <text:p>0.0207402</text:p>
          </table:table-cell>
          <table:table-cell office:value-type="float" office:value="0.038293" calcext:value-type="float">
            <text:p>0.038293</text:p>
          </table:table-cell>
          <table:table-cell office:value-type="float" office:value="0.0652335" calcext:value-type="float">
            <text:p>0.0652335</text:p>
          </table:table-cell>
          <table:table-cell office:value-type="float" office:value="0.0944009" calcext:value-type="float">
            <text:p>0.0944009</text:p>
          </table:table-cell>
          <table:table-cell office:value-type="float" office:value="0.127076" calcext:value-type="float">
            <text:p>0.127076</text:p>
          </table:table-cell>
          <table:table-cell office:value-type="float" office:value="0.157437" calcext:value-type="float">
            <text:p>0.157437</text:p>
          </table:table-cell>
          <table:table-cell office:value-type="float" office:value="0.180884" calcext:value-type="float">
            <text:p>0.180884</text:p>
          </table:table-cell>
          <table:table-cell office:value-type="float" office:value="0.197578" calcext:value-type="float">
            <text:p>0.197578</text:p>
          </table:table-cell>
          <table:table-cell office:value-type="float" office:value="0.208669" calcext:value-type="float">
            <text:p>0.208669</text:p>
          </table:table-cell>
          <table:table-cell office:value-type="float" office:value="0.209309" calcext:value-type="float">
            <text:p>0.209309</text:p>
          </table:table-cell>
          <table:table-cell office:value-type="float" office:value="0.204346" calcext:value-type="float">
            <text:p>0.204346</text:p>
          </table:table-cell>
          <table:table-cell office:value-type="float" office:value="0.194609" calcext:value-type="float">
            <text:p>0.194609</text:p>
          </table:table-cell>
          <table:table-cell office:value-type="float" office:value="0.182645" calcext:value-type="float">
            <text:p>0.182645</text:p>
          </table:table-cell>
          <table:table-cell office:value-type="float" office:value="0.16892" calcext:value-type="float">
            <text:p>0.16892</text:p>
          </table:table-cell>
          <table:table-cell office:value-type="float" office:value="0.153172" calcext:value-type="float">
            <text:p>0.153172</text:p>
          </table:table-cell>
          <table:table-cell office:value-type="float" office:value="0.13904" calcext:value-type="float">
            <text:p>0.13904</text:p>
          </table:table-cell>
          <table:table-cell office:value-type="float" office:value="0.124558" calcext:value-type="float">
            <text:p>0.124558</text:p>
          </table:table-cell>
          <table:table-cell office:value-type="float" office:value="0.112245" calcext:value-type="float">
            <text:p>0.112245</text:p>
          </table:table-cell>
          <table:table-cell office:value-type="float" office:value="0.101474" calcext:value-type="float">
            <text:p>0.101474</text:p>
          </table:table-cell>
          <table:table-cell office:value-type="float" office:value="0.0962056" calcext:value-type="float">
            <text:p>0.0962056</text:p>
          </table:table-cell>
          <table:table-cell office:value-type="float" office:value="0.0894814" calcext:value-type="float">
            <text:p>0.0894814</text:p>
          </table:table-cell>
          <table:table-cell office:value-type="float" office:value="0.0828445" calcext:value-type="float">
            <text:p>0.0828445</text:p>
          </table:table-cell>
          <table:table-cell office:value-type="float" office:value="0.0743156" calcext:value-type="float">
            <text:p>0.0743156</text:p>
          </table:table-cell>
          <table:table-cell office:value-type="float" office:value="0.0708661" calcext:value-type="float">
            <text:p>0.0708661</text:p>
          </table:table-cell>
          <table:table-cell office:value-type="float" office:value="0.0671838" calcext:value-type="float">
            <text:p>0.0671838</text:p>
          </table:table-cell>
          <table:table-cell office:value-type="float" office:value="0.0648551" calcext:value-type="float">
            <text:p>0.0648551</text:p>
          </table:table-cell>
          <table:table-cell office:value-type="float" office:value="0.0606197" calcext:value-type="float">
            <text:p>0.0606197</text:p>
          </table:table-cell>
          <table:table-cell office:value-type="float" office:value="0.0600084" calcext:value-type="float">
            <text:p>0.0600084</text:p>
          </table:table-cell>
          <table:table-cell office:value-type="float" office:value="0.0609545" calcext:value-type="float">
            <text:p>0.0609545</text:p>
          </table:table-cell>
          <table:table-cell office:value-type="float" office:value="0.0589023" calcext:value-type="float">
            <text:p>0.0589023</text:p>
          </table:table-cell>
          <table:table-cell office:value-type="float" office:value="0.0594263" calcext:value-type="float">
            <text:p>0.0594263</text:p>
          </table:table-cell>
          <table:table-cell office:value-type="float" office:value="0.0581891" calcext:value-type="float">
            <text:p>0.0581891</text:p>
          </table:table-cell>
          <table:table-cell office:value-type="float" office:value="0.058553" calcext:value-type="float">
            <text:p>0.058553</text:p>
          </table:table-cell>
          <table:table-cell office:value-type="float" office:value="0.0616822" calcext:value-type="float">
            <text:p>0.0616822</text:p>
          </table:table-cell>
          <table:table-cell office:value-type="float" office:value="0.0634724" calcext:value-type="float">
            <text:p>0.0634724</text:p>
          </table:table-cell>
          <table:table-cell office:value-type="float" office:value="0.0624099" calcext:value-type="float">
            <text:p>0.0624099</text:p>
          </table:table-cell>
          <table:table-cell office:value-type="float" office:value="0.0635889" calcext:value-type="float">
            <text:p>0.0635889</text:p>
          </table:table-cell>
          <table:table-cell office:value-type="float" office:value="0.0640401" calcext:value-type="float">
            <text:p>0.0640401</text:p>
          </table:table-cell>
          <table:table-cell office:value-type="float" office:value="0.0682318" calcext:value-type="float">
            <text:p>0.0682318</text:p>
          </table:table-cell>
          <table:table-cell office:value-type="float" office:value="0.068028" calcext:value-type="float">
            <text:p>0.068028</text:p>
          </table:table-cell>
          <table:table-cell office:value-type="float" office:value="0.0722779" calcext:value-type="float">
            <text:p>0.0722779</text:p>
          </table:table-cell>
          <table:table-cell office:value-type="float" office:value="0.0725254" calcext:value-type="float">
            <text:p>0.0725254</text:p>
          </table:table-cell>
          <table:table-cell office:value-type="float" office:value="0.0749123" calcext:value-type="float">
            <text:p>0.0749123</text:p>
          </table:table-cell>
          <table:table-cell office:value-type="float" office:value="0.0759893" calcext:value-type="float">
            <text:p>0.0759893</text:p>
          </table:table-cell>
          <table:table-cell office:value-type="float" office:value="0.0798172" calcext:value-type="float">
            <text:p>0.0798172</text:p>
          </table:table-cell>
          <table:table-cell office:value-type="float" office:value="0.0826117" calcext:value-type="float">
            <text:p>0.0826117</text:p>
          </table:table-cell>
          <table:table-cell office:value-type="float" office:value="0.0846784" calcext:value-type="float">
            <text:p>0.0846784</text:p>
          </table:table-cell>
          <table:table-cell office:value-type="float" office:value="0.0857118" calcext:value-type="float">
            <text:p>0.0857118</text:p>
          </table:table-cell>
          <table:table-cell office:value-type="float" office:value="0.0903401" calcext:value-type="float">
            <text:p>0.0903401</text:p>
          </table:table-cell>
          <table:table-cell office:value-type="float" office:value="0.0896706" calcext:value-type="float">
            <text:p>0.0896706</text:p>
          </table:table-cell>
          <table:table-cell office:value-type="float" office:value="0.0959728" calcext:value-type="float">
            <text:p>0.0959728</text:p>
          </table:table-cell>
          <table:table-cell office:value-type="float" office:value="0.0991893" calcext:value-type="float">
            <text:p>0.0991893</text:p>
          </table:table-cell>
          <table:table-cell office:value-type="float" office:value="0.102013" calcext:value-type="float">
            <text:p>0.102013</text:p>
          </table:table-cell>
          <table:table-cell office:value-type="float" office:value="0.10539" calcext:value-type="float">
            <text:p>0.10539</text:p>
          </table:table-cell>
          <table:table-cell office:value-type="float" office:value="0.10686" calcext:value-type="float">
            <text:p>0.10686</text:p>
          </table:table-cell>
          <table:table-cell office:value-type="float" office:value="0.110877" calcext:value-type="float">
            <text:p>0.110877</text:p>
          </table:table-cell>
          <table:table-cell office:value-type="float" office:value="0.112288" calcext:value-type="float">
            <text:p>0.112288</text:p>
          </table:table-cell>
          <table:table-cell office:value-type="float" office:value="0.115316" calcext:value-type="float">
            <text:p>0.115316</text:p>
          </table:table-cell>
          <table:table-cell office:value-type="float" office:value="0.12073" calcext:value-type="float">
            <text:p>0.12073</text:p>
          </table:table-cell>
          <table:table-cell office:value-type="float" office:value="0.122477" calcext:value-type="float">
            <text:p>0.122477</text:p>
          </table:table-cell>
          <table:table-cell office:value-type="float" office:value="0.126727" calcext:value-type="float">
            <text:p>0.126727</text:p>
          </table:table-cell>
          <table:table-cell table:formula="of:=SUM([.B114:.CC114])" office:value-type="float" office:value="6.1339476507" calcext:value-type="float">
            <text:p>6.1339476507</text:p>
          </table:table-cell>
        </table:table-row>
        <table:table-row table:style-name="ro1">
          <table:table-cell office:value-type="float" office:value="6.828125" calcext:value-type="float">
            <text:p>6.82812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000253579" calcext:value-type="float">
            <text:p>0.000253579</text:p>
          </table:table-cell>
          <table:table-cell office:value-type="float" office:value="0.000975305" calcext:value-type="float">
            <text:p>0.000975305</text:p>
          </table:table-cell>
          <table:table-cell office:value-type="float" office:value="0.00345258" calcext:value-type="float">
            <text:p>0.00345258</text:p>
          </table:table-cell>
          <table:table-cell office:value-type="float" office:value="0.00940194" calcext:value-type="float">
            <text:p>0.00940194</text:p>
          </table:table-cell>
          <table:table-cell office:value-type="float" office:value="0.0208715" calcext:value-type="float">
            <text:p>0.0208715</text:p>
          </table:table-cell>
          <table:table-cell office:value-type="float" office:value="0.0375883" calcext:value-type="float">
            <text:p>0.0375883</text:p>
          </table:table-cell>
          <table:table-cell office:value-type="float" office:value="0.0615028" calcext:value-type="float">
            <text:p>0.0615028</text:p>
          </table:table-cell>
          <table:table-cell office:value-type="float" office:value="0.09597" calcext:value-type="float">
            <text:p>0.09597</text:p>
          </table:table-cell>
          <table:table-cell office:value-type="float" office:value="0.123025" calcext:value-type="float">
            <text:p>0.123025</text:p>
          </table:table-cell>
          <table:table-cell office:value-type="float" office:value="0.157395" calcext:value-type="float">
            <text:p>0.157395</text:p>
          </table:table-cell>
          <table:table-cell office:value-type="float" office:value="0.183943" calcext:value-type="float">
            <text:p>0.183943</text:p>
          </table:table-cell>
          <table:table-cell office:value-type="float" office:value="0.200952" calcext:value-type="float">
            <text:p>0.200952</text:p>
          </table:table-cell>
          <table:table-cell office:value-type="float" office:value="0.205146" calcext:value-type="float">
            <text:p>0.205146</text:p>
          </table:table-cell>
          <table:table-cell office:value-type="float" office:value="0.205477" calcext:value-type="float">
            <text:p>0.205477</text:p>
          </table:table-cell>
          <table:table-cell office:value-type="float" office:value="0.205633" calcext:value-type="float">
            <text:p>0.205633</text:p>
          </table:table-cell>
          <table:table-cell office:value-type="float" office:value="0.197226" calcext:value-type="float">
            <text:p>0.197226</text:p>
          </table:table-cell>
          <table:table-cell office:value-type="float" office:value="0.179788" calcext:value-type="float">
            <text:p>0.179788</text:p>
          </table:table-cell>
          <table:table-cell office:value-type="float" office:value="0.166133" calcext:value-type="float">
            <text:p>0.166133</text:p>
          </table:table-cell>
          <table:table-cell office:value-type="float" office:value="0.152557" calcext:value-type="float">
            <text:p>0.152557</text:p>
          </table:table-cell>
          <table:table-cell office:value-type="float" office:value="0.137264" calcext:value-type="float">
            <text:p>0.137264</text:p>
          </table:table-cell>
          <table:table-cell office:value-type="float" office:value="0.126322" calcext:value-type="float">
            <text:p>0.126322</text:p>
          </table:table-cell>
          <table:table-cell office:value-type="float" office:value="0.116412" calcext:value-type="float">
            <text:p>0.116412</text:p>
          </table:table-cell>
          <table:table-cell office:value-type="float" office:value="0.103831" calcext:value-type="float">
            <text:p>0.103831</text:p>
          </table:table-cell>
          <table:table-cell office:value-type="float" office:value="0.0943705" calcext:value-type="float">
            <text:p>0.0943705</text:p>
          </table:table-cell>
          <table:table-cell office:value-type="float" office:value="0.0871728" calcext:value-type="float">
            <text:p>0.0871728</text:p>
          </table:table-cell>
          <table:table-cell office:value-type="float" office:value="0.0825303" calcext:value-type="float">
            <text:p>0.0825303</text:p>
          </table:table-cell>
          <table:table-cell office:value-type="float" office:value="0.0736551" calcext:value-type="float">
            <text:p>0.0736551</text:p>
          </table:table-cell>
          <table:table-cell office:value-type="float" office:value="0.0691491" calcext:value-type="float">
            <text:p>0.0691491</text:p>
          </table:table-cell>
          <table:table-cell office:value-type="float" office:value="0.0660867" calcext:value-type="float">
            <text:p>0.0660867</text:p>
          </table:table-cell>
          <table:table-cell office:value-type="float" office:value="0.0639995" calcext:value-type="float">
            <text:p>0.0639995</text:p>
          </table:table-cell>
          <table:table-cell office:value-type="float" office:value="0.0628877" calcext:value-type="float">
            <text:p>0.0628877</text:p>
          </table:table-cell>
          <table:table-cell office:value-type="float" office:value="0.0590645" calcext:value-type="float">
            <text:p>0.0590645</text:p>
          </table:table-cell>
          <table:table-cell office:value-type="float" office:value="0.0597862" calcext:value-type="float">
            <text:p>0.0597862</text:p>
          </table:table-cell>
          <table:table-cell office:value-type="float" office:value="0.0590645" calcext:value-type="float">
            <text:p>0.0590645</text:p>
          </table:table-cell>
          <table:table-cell office:value-type="float" office:value="0.0588694" calcext:value-type="float">
            <text:p>0.0588694</text:p>
          </table:table-cell>
          <table:table-cell office:value-type="float" office:value="0.0595716" calcext:value-type="float">
            <text:p>0.0595716</text:p>
          </table:table-cell>
          <table:table-cell office:value-type="float" office:value="0.059006" calcext:value-type="float">
            <text:p>0.059006</text:p>
          </table:table-cell>
          <table:table-cell office:value-type="float" office:value="0.0601568" calcext:value-type="float">
            <text:p>0.0601568</text:p>
          </table:table-cell>
          <table:table-cell office:value-type="float" office:value="0.0631998" calcext:value-type="float">
            <text:p>0.0631998</text:p>
          </table:table-cell>
          <table:table-cell office:value-type="float" office:value="0.0618148" calcext:value-type="float">
            <text:p>0.0618148</text:p>
          </table:table-cell>
          <table:table-cell office:value-type="float" office:value="0.0615028" calcext:value-type="float">
            <text:p>0.0615028</text:p>
          </table:table-cell>
          <table:table-cell office:value-type="float" office:value="0.0626731" calcext:value-type="float">
            <text:p>0.0626731</text:p>
          </table:table-cell>
          <table:table-cell office:value-type="float" office:value="0.0660672" calcext:value-type="float">
            <text:p>0.0660672</text:p>
          </table:table-cell>
          <table:table-cell office:value-type="float" office:value="0.0664378" calcext:value-type="float">
            <text:p>0.0664378</text:p>
          </table:table-cell>
          <table:table-cell office:value-type="float" office:value="0.0699294" calcext:value-type="float">
            <text:p>0.0699294</text:p>
          </table:table-cell>
          <table:table-cell office:value-type="float" office:value="0.0730699" calcext:value-type="float">
            <text:p>0.0730699</text:p>
          </table:table-cell>
          <table:table-cell office:value-type="float" office:value="0.0737526" calcext:value-type="float">
            <text:p>0.0737526</text:p>
          </table:table-cell>
          <table:table-cell office:value-type="float" office:value="0.0756447" calcext:value-type="float">
            <text:p>0.0756447</text:p>
          </table:table-cell>
          <table:table-cell office:value-type="float" office:value="0.078239" calcext:value-type="float">
            <text:p>0.078239</text:p>
          </table:table-cell>
          <table:table-cell office:value-type="float" office:value="0.081321" calcext:value-type="float">
            <text:p>0.081321</text:p>
          </table:table-cell>
          <table:table-cell office:value-type="float" office:value="0.0807748" calcext:value-type="float">
            <text:p>0.0807748</text:p>
          </table:table-cell>
          <table:table-cell office:value-type="float" office:value="0.0828034" calcext:value-type="float">
            <text:p>0.0828034</text:p>
          </table:table-cell>
          <table:table-cell office:value-type="float" office:value="0.0861975" calcext:value-type="float">
            <text:p>0.0861975</text:p>
          </table:table-cell>
          <table:table-cell office:value-type="float" office:value="0.092576" calcext:value-type="float">
            <text:p>0.092576</text:p>
          </table:table-cell>
          <table:table-cell office:value-type="float" office:value="0.0976281" calcext:value-type="float">
            <text:p>0.0976281</text:p>
          </table:table-cell>
          <table:table-cell office:value-type="float" office:value="0.0957165" calcext:value-type="float">
            <text:p>0.0957165</text:p>
          </table:table-cell>
          <table:table-cell office:value-type="float" office:value="0.0992276" calcext:value-type="float">
            <text:p>0.0992276</text:p>
          </table:table-cell>
          <table:table-cell office:value-type="float" office:value="0.1019" calcext:value-type="float">
            <text:p>0.1019</text:p>
          </table:table-cell>
          <table:table-cell office:value-type="float" office:value="0.106698" calcext:value-type="float">
            <text:p>0.106698</text:p>
          </table:table-cell>
          <table:table-cell office:value-type="float" office:value="0.109507" calcext:value-type="float">
            <text:p>0.109507</text:p>
          </table:table-cell>
          <table:table-cell office:value-type="float" office:value="0.113818" calcext:value-type="float">
            <text:p>0.113818</text:p>
          </table:table-cell>
          <table:table-cell office:value-type="float" office:value="0.115593" calcext:value-type="float">
            <text:p>0.115593</text:p>
          </table:table-cell>
          <table:table-cell office:value-type="float" office:value="0.119046" calcext:value-type="float">
            <text:p>0.119046</text:p>
          </table:table-cell>
          <table:table-cell office:value-type="float" office:value="0.126048" calcext:value-type="float">
            <text:p>0.126048</text:p>
          </table:table-cell>
          <table:table-cell office:value-type="float" office:value="0.123766" calcext:value-type="float">
            <text:p>0.123766</text:p>
          </table:table-cell>
          <table:table-cell table:formula="of:=SUM([.B115:.CC115])" office:value-type="float" office:value="6.091442704" calcext:value-type="float">
            <text:p>6.091442704</text:p>
          </table:table-cell>
        </table:table-row>
        <table:table-row table:style-name="ro1">
          <table:table-cell office:value-type="float" office:value="6.8875" calcext:value-type="float">
            <text:p>6.8875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1" office:value-type="float" office:value="0.000051577" calcext:value-type="float">
            <text:p>5.16E-05</text:p>
          </table:table-cell>
          <table:table-cell office:value-type="float" office:value="0.000257885" calcext:value-type="float">
            <text:p>0.000257885</text:p>
          </table:table-cell>
          <table:table-cell office:value-type="float" office:value="0.000928385" calcext:value-type="float">
            <text:p>0.000928385</text:p>
          </table:table-cell>
          <table:table-cell office:value-type="float" office:value="0.0033525" calcext:value-type="float">
            <text:p>0.0033525</text:p>
          </table:table-cell>
          <table:table-cell office:value-type="float" office:value="0.00900018" calcext:value-type="float">
            <text:p>0.00900018</text:p>
          </table:table-cell>
          <table:table-cell office:value-type="float" office:value="0.020605" calcext:value-type="float">
            <text:p>0.020605</text:p>
          </table:table-cell>
          <table:table-cell office:value-type="float" office:value="0.0379864" calcext:value-type="float">
            <text:p>0.0379864</text:p>
          </table:table-cell>
          <table:table-cell office:value-type="float" office:value="0.0667922" calcext:value-type="float">
            <text:p>0.0667922</text:p>
          </table:table-cell>
          <table:table-cell office:value-type="float" office:value="0.0930191" calcext:value-type="float">
            <text:p>0.0930191</text:p>
          </table:table-cell>
          <table:table-cell office:value-type="float" office:value="0.127808" calcext:value-type="float">
            <text:p>0.127808</text:p>
          </table:table-cell>
          <table:table-cell office:value-type="float" office:value="0.151121" calcext:value-type="float">
            <text:p>0.151121</text:p>
          </table:table-cell>
          <table:table-cell office:value-type="float" office:value="0.178714" calcext:value-type="float">
            <text:p>0.178714</text:p>
          </table:table-cell>
          <table:table-cell office:value-type="float" office:value="0.196869" calcext:value-type="float">
            <text:p>0.196869</text:p>
          </table:table-cell>
          <table:table-cell office:value-type="float" office:value="0.206385" calcext:value-type="float">
            <text:p>0.206385</text:p>
          </table:table-cell>
          <table:table-cell office:value-type="float" office:value="0.205354" calcext:value-type="float">
            <text:p>0.205354</text:p>
          </table:table-cell>
          <table:table-cell office:value-type="float" office:value="0.198313" calcext:value-type="float">
            <text:p>0.198313</text:p>
          </table:table-cell>
          <table:table-cell office:value-type="float" office:value="0.194548" calcext:value-type="float">
            <text:p>0.194548</text:p>
          </table:table-cell>
          <table:table-cell office:value-type="float" office:value="0.181319" calcext:value-type="float">
            <text:p>0.181319</text:p>
          </table:table-cell>
          <table:table-cell office:value-type="float" office:value="0.165897" calcext:value-type="float">
            <text:p>0.165897</text:p>
          </table:table-cell>
          <table:table-cell office:value-type="float" office:value="0.14733" calcext:value-type="float">
            <text:p>0.14733</text:p>
          </table:table-cell>
          <table:table-cell office:value-type="float" office:value="0.135751" calcext:value-type="float">
            <text:p>0.135751</text:p>
          </table:table-cell>
          <table:table-cell office:value-type="float" office:value="0.126931" calcext:value-type="float">
            <text:p>0.126931</text:p>
          </table:table-cell>
          <table:table-cell office:value-type="float" office:value="0.114217" calcext:value-type="float">
            <text:p>0.114217</text:p>
          </table:table-cell>
          <table:table-cell office:value-type="float" office:value="0.102045" calcext:value-type="float">
            <text:p>0.102045</text:p>
          </table:table-cell>
          <table:table-cell office:value-type="float" office:value="0.0938443" calcext:value-type="float">
            <text:p>0.0938443</text:p>
          </table:table-cell>
          <table:table-cell office:value-type="float" office:value="0.0879387" calcext:value-type="float">
            <text:p>0.0879387</text:p>
          </table:table-cell>
          <table:table-cell office:value-type="float" office:value="0.083761" calcext:value-type="float">
            <text:p>0.083761</text:p>
          </table:table-cell>
          <table:table-cell office:value-type="float" office:value="0.0730846" calcext:value-type="float">
            <text:p>0.0730846</text:p>
          </table:table-cell>
          <table:table-cell office:value-type="float" office:value="0.0722593" calcext:value-type="float">
            <text:p>0.0722593</text:p>
          </table:table-cell>
          <table:table-cell office:value-type="float" office:value="0.0675916" calcext:value-type="float">
            <text:p>0.0675916</text:p>
          </table:table-cell>
          <table:table-cell office:value-type="float" office:value="0.0659154" calcext:value-type="float">
            <text:p>0.0659154</text:p>
          </table:table-cell>
          <table:table-cell office:value-type="float" office:value="0.0626402" calcext:value-type="float">
            <text:p>0.0626402</text:p>
          </table:table-cell>
          <table:table-cell office:value-type="float" office:value="0.0601903" calcext:value-type="float">
            <text:p>0.0601903</text:p>
          </table:table-cell>
          <table:table-cell office:value-type="float" office:value="0.0585914" calcext:value-type="float">
            <text:p>0.0585914</text:p>
          </table:table-cell>
          <table:table-cell office:value-type="float" office:value="0.0588235" calcext:value-type="float">
            <text:p>0.0588235</text:p>
          </table:table-cell>
          <table:table-cell office:value-type="float" office:value="0.0573278" calcext:value-type="float">
            <text:p>0.0573278</text:p>
          </table:table-cell>
          <table:table-cell office:value-type="float" office:value="0.0592619" calcext:value-type="float">
            <text:p>0.0592619</text:p>
          </table:table-cell>
          <table:table-cell office:value-type="float" office:value="0.0571731" calcext:value-type="float">
            <text:p>0.0571731</text:p>
          </table:table-cell>
          <table:table-cell office:value-type="float" office:value="0.0580241" calcext:value-type="float">
            <text:p>0.0580241</text:p>
          </table:table-cell>
          <table:table-cell office:value-type="float" office:value="0.0617118" calcext:value-type="float">
            <text:p>0.0617118</text:p>
          </table:table-cell>
          <table:table-cell office:value-type="float" office:value="0.0612992" calcext:value-type="float">
            <text:p>0.0612992</text:p>
          </table:table-cell>
          <table:table-cell office:value-type="float" office:value="0.0646517" calcext:value-type="float">
            <text:p>0.0646517</text:p>
          </table:table-cell>
          <table:table-cell office:value-type="float" office:value="0.0630013" calcext:value-type="float">
            <text:p>0.0630013</text:p>
          </table:table-cell>
          <table:table-cell office:value-type="float" office:value="0.0620987" calcext:value-type="float">
            <text:p>0.0620987</text:p>
          </table:table-cell>
          <table:table-cell office:value-type="float" office:value="0.0673079" calcext:value-type="float">
            <text:p>0.0673079</text:p>
          </table:table-cell>
          <table:table-cell office:value-type="float" office:value="0.0675916" calcext:value-type="float">
            <text:p>0.0675916</text:p>
          </table:table-cell>
          <table:table-cell office:value-type="float" office:value="0.0701963" calcext:value-type="float">
            <text:p>0.0701963</text:p>
          </table:table-cell>
          <table:table-cell office:value-type="float" office:value="0.0717951" calcext:value-type="float">
            <text:p>0.0717951</text:p>
          </table:table-cell>
          <table:table-cell office:value-type="float" office:value="0.0732909" calcext:value-type="float">
            <text:p>0.0732909</text:p>
          </table:table-cell>
          <table:table-cell office:value-type="float" office:value="0.0761018" calcext:value-type="float">
            <text:p>0.0761018</text:p>
          </table:table-cell>
          <table:table-cell office:value-type="float" office:value="0.0729556" calcext:value-type="float">
            <text:p>0.0729556</text:p>
          </table:table-cell>
          <table:table-cell office:value-type="float" office:value="0.0831421" calcext:value-type="float">
            <text:p>0.0831421</text:p>
          </table:table-cell>
          <table:table-cell office:value-type="float" office:value="0.0837868" calcext:value-type="float">
            <text:p>0.0837868</text:p>
          </table:table-cell>
          <table:table-cell office:value-type="float" office:value="0.0843283" calcext:value-type="float">
            <text:p>0.0843283</text:p>
          </table:table-cell>
          <table:table-cell office:value-type="float" office:value="0.0873198" calcext:value-type="float">
            <text:p>0.0873198</text:p>
          </table:table-cell>
          <table:table-cell office:value-type="float" office:value="0.0887382" calcext:value-type="float">
            <text:p>0.0887382</text:p>
          </table:table-cell>
          <table:table-cell office:value-type="float" office:value="0.0939217" calcext:value-type="float">
            <text:p>0.0939217</text:p>
          </table:table-cell>
          <table:table-cell office:value-type="float" office:value="0.0955721" calcext:value-type="float">
            <text:p>0.0955721</text:p>
          </table:table-cell>
          <table:table-cell office:value-type="float" office:value="0.102844" calcext:value-type="float">
            <text:p>0.102844</text:p>
          </table:table-cell>
          <table:table-cell office:value-type="float" office:value="0.105526" calcext:value-type="float">
            <text:p>0.105526</text:p>
          </table:table-cell>
          <table:table-cell office:value-type="float" office:value="0.106145" calcext:value-type="float">
            <text:p>0.106145</text:p>
          </table:table-cell>
          <table:table-cell office:value-type="float" office:value="0.111819" calcext:value-type="float">
            <text:p>0.111819</text:p>
          </table:table-cell>
          <table:table-cell office:value-type="float" office:value="0.113134" calcext:value-type="float">
            <text:p>0.113134</text:p>
          </table:table-cell>
          <table:table-cell office:value-type="float" office:value="0.114656" calcext:value-type="float">
            <text:p>0.114656</text:p>
          </table:table-cell>
          <table:table-cell office:value-type="float" office:value="0.119298" calcext:value-type="float">
            <text:p>0.119298</text:p>
          </table:table-cell>
          <table:table-cell office:value-type="float" office:value="0.124068" calcext:value-type="float">
            <text:p>0.124068</text:p>
          </table:table-cell>
          <table:table-cell table:formula="of:=SUM([.B116:.CC116])" office:value-type="float" office:value="6.007323327" calcext:value-type="float">
            <text:p>6.007323327</text:p>
          </table:table-cell>
        </table:table-row>
        <table:table-row table:style-name="ro1">
          <table:table-cell office:value-type="float" office:value="6.946875" calcext:value-type="float">
            <text:p>6.946875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1" office:value-type="float" office:value="0.0000333946" calcext:value-type="float">
            <text:p>3.34E-05</text:p>
          </table:table-cell>
          <table:table-cell office:value-type="float" office:value="0.000300551" calcext:value-type="float">
            <text:p>0.000300551</text:p>
          </table:table-cell>
          <table:table-cell office:value-type="float" office:value="0.00130239" calcext:value-type="float">
            <text:p>0.00130239</text:p>
          </table:table-cell>
          <table:table-cell office:value-type="float" office:value="0.0037068" calcext:value-type="float">
            <text:p>0.0037068</text:p>
          </table:table-cell>
          <table:table-cell office:value-type="float" office:value="0.00904992" calcext:value-type="float">
            <text:p>0.00904992</text:p>
          </table:table-cell>
          <table:table-cell office:value-type="float" office:value="0.022174" calcext:value-type="float">
            <text:p>0.022174</text:p>
          </table:table-cell>
          <table:table-cell office:value-type="float" office:value="0.0391718" calcext:value-type="float">
            <text:p>0.0391718</text:p>
          </table:table-cell>
          <table:table-cell office:value-type="float" office:value="0.0645517" calcext:value-type="float">
            <text:p>0.0645517</text:p>
          </table:table-cell>
          <table:table-cell office:value-type="float" office:value="0.0968776" calcext:value-type="float">
            <text:p>0.0968776</text:p>
          </table:table-cell>
          <table:table-cell office:value-type="float" office:value="0.125129" calcext:value-type="float">
            <text:p>0.125129</text:p>
          </table:table-cell>
          <table:table-cell office:value-type="float" office:value="0.150175" calcext:value-type="float">
            <text:p>0.150175</text:p>
          </table:table-cell>
          <table:table-cell office:value-type="float" office:value="0.182702" calcext:value-type="float">
            <text:p>0.182702</text:p>
          </table:table-cell>
          <table:table-cell office:value-type="float" office:value="0.194957" calcext:value-type="float">
            <text:p>0.194957</text:p>
          </table:table-cell>
          <table:table-cell office:value-type="float" office:value="0.20915" calcext:value-type="float">
            <text:p>0.20915</text:p>
          </table:table-cell>
          <table:table-cell office:value-type="float" office:value="0.207681" calcext:value-type="float">
            <text:p>0.207681</text:p>
          </table:table-cell>
          <table:table-cell office:value-type="float" office:value="0.199499" calcext:value-type="float">
            <text:p>0.199499</text:p>
          </table:table-cell>
          <table:table-cell office:value-type="float" office:value="0.18898" calcext:value-type="float">
            <text:p>0.18898</text:p>
          </table:table-cell>
          <table:table-cell office:value-type="float" office:value="0.180197" calcext:value-type="float">
            <text:p>0.180197</text:p>
          </table:table-cell>
          <table:table-cell office:value-type="float" office:value="0.166004" calcext:value-type="float">
            <text:p>0.166004</text:p>
          </table:table-cell>
          <table:table-cell office:value-type="float" office:value="0.148238" calcext:value-type="float">
            <text:p>0.148238</text:p>
          </table:table-cell>
          <table:table-cell office:value-type="float" office:value="0.138086" calcext:value-type="float">
            <text:p>0.138086</text:p>
          </table:table-cell>
          <table:table-cell office:value-type="float" office:value="0.126165" calcext:value-type="float">
            <text:p>0.126165</text:p>
          </table:table-cell>
          <table:table-cell office:value-type="float" office:value="0.109434" calcext:value-type="float">
            <text:p>0.109434</text:p>
          </table:table-cell>
          <table:table-cell office:value-type="float" office:value="0.103189" calcext:value-type="float">
            <text:p>0.103189</text:p>
          </table:table-cell>
          <table:table-cell office:value-type="float" office:value="0.0935715" calcext:value-type="float">
            <text:p>0.0935715</text:p>
          </table:table-cell>
          <table:table-cell office:value-type="float" office:value="0.0894306" calcext:value-type="float">
            <text:p>0.0894306</text:p>
          </table:table-cell>
          <table:table-cell office:value-type="float" office:value="0.0818167" calcext:value-type="float">
            <text:p>0.0818167</text:p>
          </table:table-cell>
          <table:table-cell office:value-type="float" office:value="0.0724662" calcext:value-type="float">
            <text:p>0.0724662</text:p>
          </table:table-cell>
          <table:table-cell office:value-type="float" office:value="0.0728669" calcext:value-type="float">
            <text:p>0.0728669</text:p>
          </table:table-cell>
          <table:table-cell office:value-type="float" office:value="0.0670563" calcext:value-type="float">
            <text:p>0.0670563</text:p>
          </table:table-cell>
          <table:table-cell office:value-type="float" office:value="0.0623142" calcext:value-type="float">
            <text:p>0.0623142</text:p>
          </table:table-cell>
          <table:table-cell office:value-type="float" office:value="0.0611788" calcext:value-type="float">
            <text:p>0.0611788</text:p>
          </table:table-cell>
          <table:table-cell office:value-type="float" office:value="0.0592753" calcext:value-type="float">
            <text:p>0.0592753</text:p>
          </table:table-cell>
          <table:table-cell office:value-type="float" office:value="0.0554016" calcext:value-type="float">
            <text:p>0.0554016</text:p>
          </table:table-cell>
          <table:table-cell office:value-type="float" office:value="0.0566706" calcext:value-type="float">
            <text:p>0.0566706</text:p>
          </table:table-cell>
          <table:table-cell office:value-type="float" office:value="0.0548339" calcext:value-type="float">
            <text:p>0.0548339</text:p>
          </table:table-cell>
          <table:table-cell office:value-type="float" office:value="0.053832" calcext:value-type="float">
            <text:p>0.053832</text:p>
          </table:table-cell>
          <table:table-cell office:value-type="float" office:value="0.0568041" calcext:value-type="float">
            <text:p>0.0568041</text:p>
          </table:table-cell>
          <table:table-cell table:number-columns-repeated="2" office:value-type="float" office:value="0.0568375" calcext:value-type="float">
            <text:p>0.0568375</text:p>
          </table:table-cell>
          <table:table-cell office:value-type="float" office:value="0.0595091" calcext:value-type="float">
            <text:p>0.0595091</text:p>
          </table:table-cell>
          <table:table-cell office:value-type="float" office:value="0.0608115" calcext:value-type="float">
            <text:p>0.0608115</text:p>
          </table:table-cell>
          <table:table-cell office:value-type="float" office:value="0.0622141" calcext:value-type="float">
            <text:p>0.0622141</text:p>
          </table:table-cell>
          <table:table-cell office:value-type="float" office:value="0.0651194" calcext:value-type="float">
            <text:p>0.0651194</text:p>
          </table:table-cell>
          <table:table-cell office:value-type="float" office:value="0.0635164" calcext:value-type="float">
            <text:p>0.0635164</text:p>
          </table:table-cell>
          <table:table-cell office:value-type="float" office:value="0.0658207" calcext:value-type="float">
            <text:p>0.0658207</text:p>
          </table:table-cell>
          <table:table-cell office:value-type="float" office:value="0.0665887" calcext:value-type="float">
            <text:p>0.0665887</text:p>
          </table:table-cell>
          <table:table-cell office:value-type="float" office:value="0.0709968" calcext:value-type="float">
            <text:p>0.0709968</text:p>
          </table:table-cell>
          <table:table-cell office:value-type="float" office:value="0.0691935" calcext:value-type="float">
            <text:p>0.0691935</text:p>
          </table:table-cell>
          <table:table-cell office:value-type="float" office:value="0.072199" calcext:value-type="float">
            <text:p>0.072199</text:p>
          </table:table-cell>
          <table:table-cell office:value-type="float" office:value="0.0718317" calcext:value-type="float">
            <text:p>0.0718317</text:p>
          </table:table-cell>
          <table:table-cell office:value-type="float" office:value="0.0753381" calcext:value-type="float">
            <text:p>0.0753381</text:p>
          </table:table-cell>
          <table:table-cell office:value-type="float" office:value="0.0825179" calcext:value-type="float">
            <text:p>0.0825179</text:p>
          </table:table-cell>
          <table:table-cell office:value-type="float" office:value="0.0831858" calcext:value-type="float">
            <text:p>0.0831858</text:p>
          </table:table-cell>
          <table:table-cell office:value-type="float" office:value="0.0838537" calcext:value-type="float">
            <text:p>0.0838537</text:p>
          </table:table-cell>
          <table:table-cell office:value-type="float" office:value="0.0855235" calcext:value-type="float">
            <text:p>0.0855235</text:p>
          </table:table-cell>
          <table:table-cell office:value-type="float" office:value="0.0925029" calcext:value-type="float">
            <text:p>0.0925029</text:p>
          </table:table-cell>
          <table:table-cell office:value-type="float" office:value="0.0954416" calcext:value-type="float">
            <text:p>0.0954416</text:p>
          </table:table-cell>
          <table:table-cell office:value-type="float" office:value="0.101386" calcext:value-type="float">
            <text:p>0.101386</text:p>
          </table:table-cell>
          <table:table-cell office:value-type="float" office:value="0.102221" calcext:value-type="float">
            <text:p>0.102221</text:p>
          </table:table-cell>
          <table:table-cell office:value-type="float" office:value="0.103957" calcext:value-type="float">
            <text:p>0.103957</text:p>
          </table:table-cell>
          <table:table-cell office:value-type="float" office:value="0.105861" calcext:value-type="float">
            <text:p>0.105861</text:p>
          </table:table-cell>
          <table:table-cell office:value-type="float" office:value="0.108499" calcext:value-type="float">
            <text:p>0.108499</text:p>
          </table:table-cell>
          <table:table-cell office:value-type="float" office:value="0.115712" calcext:value-type="float">
            <text:p>0.115712</text:p>
          </table:table-cell>
          <table:table-cell office:value-type="float" office:value="0.115345" calcext:value-type="float">
            <text:p>0.115345</text:p>
          </table:table-cell>
          <table:table-cell office:value-type="float" office:value="0.119686" calcext:value-type="float">
            <text:p>0.119686</text:p>
          </table:table-cell>
          <table:table-cell table:formula="of:=SUM([.B117:.CC117])" office:value-type="float" office:value="5.9167792556" calcext:value-type="float">
            <text:p>5.9167792556</text:p>
          </table:table-cell>
        </table:table-row>
        <table:table-row table:style-name="ro1">
          <table:table-cell office:value-type="float" office:value="7.00625" calcext:value-type="float">
            <text:p>7.0062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00013433" calcext:value-type="float">
            <text:p>0.00013433</text:p>
          </table:table-cell>
          <table:table-cell office:value-type="float" office:value="0.000313438" calcext:value-type="float">
            <text:p>0.000313438</text:p>
          </table:table-cell>
          <table:table-cell office:value-type="float" office:value="0.00111942" calcext:value-type="float">
            <text:p>0.00111942</text:p>
          </table:table-cell>
          <table:table-cell office:value-type="float" office:value="0.00394036" calcext:value-type="float">
            <text:p>0.00394036</text:p>
          </table:table-cell>
          <table:table-cell office:value-type="float" office:value="0.00900013" calcext:value-type="float">
            <text:p>0.00900013</text:p>
          </table:table-cell>
          <table:table-cell office:value-type="float" office:value="0.0197913" calcext:value-type="float">
            <text:p>0.0197913</text:p>
          </table:table-cell>
          <table:table-cell office:value-type="float" office:value="0.0393588" calcext:value-type="float">
            <text:p>0.0393588</text:p>
          </table:table-cell>
          <table:table-cell office:value-type="float" office:value="0.06318" calcext:value-type="float">
            <text:p>0.06318</text:p>
          </table:table-cell>
          <table:table-cell office:value-type="float" office:value="0.0919267" calcext:value-type="float">
            <text:p>0.0919267</text:p>
          </table:table-cell>
          <table:table-cell office:value-type="float" office:value="0.12336" calcext:value-type="float">
            <text:p>0.12336</text:p>
          </table:table-cell>
          <table:table-cell office:value-type="float" office:value="0.155644" calcext:value-type="float">
            <text:p>0.155644</text:p>
          </table:table-cell>
          <table:table-cell office:value-type="float" office:value="0.186137" calcext:value-type="float">
            <text:p>0.186137</text:p>
          </table:table-cell>
          <table:table-cell office:value-type="float" office:value="0.196973" calcext:value-type="float">
            <text:p>0.196973</text:p>
          </table:table-cell>
          <table:table-cell office:value-type="float" office:value="0.203958" calcext:value-type="float">
            <text:p>0.203958</text:p>
          </table:table-cell>
          <table:table-cell office:value-type="float" office:value="0.2066" calcext:value-type="float">
            <text:p>0.2066</text:p>
          </table:table-cell>
          <table:table-cell office:value-type="float" office:value="0.197466" calcext:value-type="float">
            <text:p>0.197466</text:p>
          </table:table-cell>
          <table:table-cell office:value-type="float" office:value="0.184391" calcext:value-type="float">
            <text:p>0.184391</text:p>
          </table:table-cell>
          <table:table-cell office:value-type="float" office:value="0.181615" calcext:value-type="float">
            <text:p>0.181615</text:p>
          </table:table-cell>
          <table:table-cell office:value-type="float" office:value="0.164913" calcext:value-type="float">
            <text:p>0.164913</text:p>
          </table:table-cell>
          <table:table-cell office:value-type="float" office:value="0.147629" calcext:value-type="float">
            <text:p>0.147629</text:p>
          </table:table-cell>
          <table:table-cell office:value-type="float" office:value="0.140017" calcext:value-type="float">
            <text:p>0.140017</text:p>
          </table:table-cell>
          <table:table-cell office:value-type="float" office:value="0.119464" calcext:value-type="float">
            <text:p>0.119464</text:p>
          </table:table-cell>
          <table:table-cell office:value-type="float" office:value="0.11024" calcext:value-type="float">
            <text:p>0.11024</text:p>
          </table:table-cell>
          <table:table-cell office:value-type="float" office:value="0.102942" calcext:value-type="float">
            <text:p>0.102942</text:p>
          </table:table-cell>
          <table:table-cell office:value-type="float" office:value="0.0944342" calcext:value-type="float">
            <text:p>0.0944342</text:p>
          </table:table-cell>
          <table:table-cell office:value-type="float" office:value="0.0896879" calcext:value-type="float">
            <text:p>0.0896879</text:p>
          </table:table-cell>
          <table:table-cell office:value-type="float" office:value="0.0770161" calcext:value-type="float">
            <text:p>0.0770161</text:p>
          </table:table-cell>
          <table:table-cell office:value-type="float" office:value="0.0713742" calcext:value-type="float">
            <text:p>0.0713742</text:p>
          </table:table-cell>
          <table:table-cell office:value-type="float" office:value="0.0664935" calcext:value-type="float">
            <text:p>0.0664935</text:p>
          </table:table-cell>
          <table:table-cell office:value-type="float" office:value="0.0642547" calcext:value-type="float">
            <text:p>0.0642547</text:p>
          </table:table-cell>
          <table:table-cell office:value-type="float" office:value="0.0638069" calcext:value-type="float">
            <text:p>0.0638069</text:p>
          </table:table-cell>
          <table:table-cell office:value-type="float" office:value="0.0612994" calcext:value-type="float">
            <text:p>0.0612994</text:p>
          </table:table-cell>
          <table:table-cell office:value-type="float" office:value="0.0604934" calcext:value-type="float">
            <text:p>0.0604934</text:p>
          </table:table-cell>
          <table:table-cell office:value-type="float" office:value="0.0574038" calcext:value-type="float">
            <text:p>0.0574038</text:p>
          </table:table-cell>
          <table:table-cell office:value-type="float" office:value="0.0573591" calcext:value-type="float">
            <text:p>0.0573591</text:p>
          </table:table-cell>
          <table:table-cell office:value-type="float" office:value="0.0570009" calcext:value-type="float">
            <text:p>0.0570009</text:p>
          </table:table-cell>
          <table:table-cell office:value-type="float" office:value="0.0553889" calcext:value-type="float">
            <text:p>0.0553889</text:p>
          </table:table-cell>
          <table:table-cell office:value-type="float" office:value="0.0566426" calcext:value-type="float">
            <text:p>0.0566426</text:p>
          </table:table-cell>
          <table:table-cell office:value-type="float" office:value="0.0552546" calcext:value-type="float">
            <text:p>0.0552546</text:p>
          </table:table-cell>
          <table:table-cell office:value-type="float" office:value="0.0566874" calcext:value-type="float">
            <text:p>0.0566874</text:p>
          </table:table-cell>
          <table:table-cell office:value-type="float" office:value="0.0575382" calcext:value-type="float">
            <text:p>0.0575382</text:p>
          </table:table-cell>
          <table:table-cell office:value-type="float" office:value="0.0610308" calcext:value-type="float">
            <text:p>0.0610308</text:p>
          </table:table-cell>
          <table:table-cell office:value-type="float" office:value="0.0582546" calcext:value-type="float">
            <text:p>0.0582546</text:p>
          </table:table-cell>
          <table:table-cell office:value-type="float" office:value="0.0622845" calcext:value-type="float">
            <text:p>0.0622845</text:p>
          </table:table-cell>
          <table:table-cell office:value-type="float" office:value="0.0603591" calcext:value-type="float">
            <text:p>0.0603591</text:p>
          </table:table-cell>
          <table:table-cell office:value-type="float" office:value="0.0635383" calcext:value-type="float">
            <text:p>0.0635383</text:p>
          </table:table-cell>
          <table:table-cell office:value-type="float" office:value="0.0626875" calcext:value-type="float">
            <text:p>0.0626875</text:p>
          </table:table-cell>
          <table:table-cell office:value-type="float" office:value="0.0666726" calcext:value-type="float">
            <text:p>0.0666726</text:p>
          </table:table-cell>
          <table:table-cell office:value-type="float" office:value="0.0703891" calcext:value-type="float">
            <text:p>0.0703891</text:p>
          </table:table-cell>
          <table:table-cell office:value-type="float" office:value="0.0719115" calcext:value-type="float">
            <text:p>0.0719115</text:p>
          </table:table-cell>
          <table:table-cell office:value-type="float" office:value="0.0768817" calcext:value-type="float">
            <text:p>0.0768817</text:p>
          </table:table-cell>
          <table:table-cell office:value-type="float" office:value="0.0773295" calcext:value-type="float">
            <text:p>0.0773295</text:p>
          </table:table-cell>
          <table:table-cell office:value-type="float" office:value="0.081046" calcext:value-type="float">
            <text:p>0.081046</text:p>
          </table:table-cell>
          <table:table-cell office:value-type="float" office:value="0.084449" calcext:value-type="float">
            <text:p>0.084449</text:p>
          </table:table-cell>
          <table:table-cell office:value-type="float" office:value="0.0867326" calcext:value-type="float">
            <text:p>0.0867326</text:p>
          </table:table-cell>
          <table:table-cell office:value-type="float" office:value="0.0865983" calcext:value-type="float">
            <text:p>0.0865983</text:p>
          </table:table-cell>
          <table:table-cell office:value-type="float" office:value="0.0895984" calcext:value-type="float">
            <text:p>0.0895984</text:p>
          </table:table-cell>
          <table:table-cell office:value-type="float" office:value="0.0965388" calcext:value-type="float">
            <text:p>0.0965388</text:p>
          </table:table-cell>
          <table:table-cell office:value-type="float" office:value="0.0957328" calcext:value-type="float">
            <text:p>0.0957328</text:p>
          </table:table-cell>
          <table:table-cell office:value-type="float" office:value="0.100345" calcext:value-type="float">
            <text:p>0.100345</text:p>
          </table:table-cell>
          <table:table-cell office:value-type="float" office:value="0.102405" calcext:value-type="float">
            <text:p>0.102405</text:p>
          </table:table-cell>
          <table:table-cell office:value-type="float" office:value="0.105763" calcext:value-type="float">
            <text:p>0.105763</text:p>
          </table:table-cell>
          <table:table-cell office:value-type="float" office:value="0.103524" calcext:value-type="float">
            <text:p>0.103524</text:p>
          </table:table-cell>
          <table:table-cell office:value-type="float" office:value="0.114897" calcext:value-type="float">
            <text:p>0.114897</text:p>
          </table:table-cell>
          <table:table-cell office:value-type="float" office:value="0.115345" calcext:value-type="float">
            <text:p>0.115345</text:p>
          </table:table-cell>
          <table:table-cell office:value-type="float" office:value="0.112927" calcext:value-type="float">
            <text:p>0.112927</text:p>
          </table:table-cell>
          <table:table-cell table:formula="of:=SUM([.B118:.CC118])" office:value-type="float" office:value="5.859490378" calcext:value-type="float">
            <text:p>5.859490378</text:p>
          </table:table-cell>
        </table:table-row>
        <table:table-row table:style-name="ro1">
          <table:table-cell office:value-type="float" office:value="7.065625" calcext:value-type="float">
            <text:p>7.065625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1" office:value-type="float" office:value="0.0000622239" calcext:value-type="float">
            <text:p>6.22E-05</text:p>
          </table:table-cell>
          <table:table-cell office:value-type="float" office:value="0.000373343" calcext:value-type="float">
            <text:p>0.000373343</text:p>
          </table:table-cell>
          <table:table-cell office:value-type="float" office:value="0.000995582" calcext:value-type="float">
            <text:p>0.000995582</text:p>
          </table:table-cell>
          <table:table-cell office:value-type="float" office:value="0.00348454" calcext:value-type="float">
            <text:p>0.00348454</text:p>
          </table:table-cell>
          <table:table-cell office:value-type="float" office:value="0.00945803" calcext:value-type="float">
            <text:p>0.00945803</text:p>
          </table:table-cell>
          <table:table-cell office:value-type="float" office:value="0.0200361" calcext:value-type="float">
            <text:p>0.0200361</text:p>
          </table:table-cell>
          <table:table-cell office:value-type="float" office:value="0.039201" calcext:value-type="float">
            <text:p>0.039201</text:p>
          </table:table-cell>
          <table:table-cell office:value-type="float" office:value="0.0628461" calcext:value-type="float">
            <text:p>0.0628461</text:p>
          </table:table-cell>
          <table:table-cell office:value-type="float" office:value="0.0940825" calcext:value-type="float">
            <text:p>0.0940825</text:p>
          </table:table-cell>
          <table:table-cell office:value-type="float" office:value="0.127497" calcext:value-type="float">
            <text:p>0.127497</text:p>
          </table:table-cell>
          <table:table-cell office:value-type="float" office:value="0.151391" calcext:value-type="float">
            <text:p>0.151391</text:p>
          </table:table-cell>
          <table:table-cell office:value-type="float" office:value="0.177587" calcext:value-type="float">
            <text:p>0.177587</text:p>
          </table:table-cell>
          <table:table-cell office:value-type="float" office:value="0.19501" calcext:value-type="float">
            <text:p>0.19501</text:p>
          </table:table-cell>
          <table:table-cell office:value-type="float" office:value="0.201356" calcext:value-type="float">
            <text:p>0.201356</text:p>
          </table:table-cell>
          <table:table-cell office:value-type="float" office:value="0.212619" calcext:value-type="float">
            <text:p>0.212619</text:p>
          </table:table-cell>
          <table:table-cell office:value-type="float" office:value="0.189347" calcext:value-type="float">
            <text:p>0.189347</text:p>
          </table:table-cell>
          <table:table-cell office:value-type="float" office:value="0.188476" calcext:value-type="float">
            <text:p>0.188476</text:p>
          </table:table-cell>
          <table:table-cell office:value-type="float" office:value="0.174414" calcext:value-type="float">
            <text:p>0.174414</text:p>
          </table:table-cell>
          <table:table-cell office:value-type="float" office:value="0.160538" calcext:value-type="float">
            <text:p>0.160538</text:p>
          </table:table-cell>
          <table:table-cell office:value-type="float" office:value="0.141186" calcext:value-type="float">
            <text:p>0.141186</text:p>
          </table:table-cell>
          <table:table-cell office:value-type="float" office:value="0.138137" calcext:value-type="float">
            <text:p>0.138137</text:p>
          </table:table-cell>
          <table:table-cell office:value-type="float" office:value="0.12675" calcext:value-type="float">
            <text:p>0.12675</text:p>
          </table:table-cell>
          <table:table-cell office:value-type="float" office:value="0.112625" calcext:value-type="float">
            <text:p>0.112625</text:p>
          </table:table-cell>
          <table:table-cell office:value-type="float" office:value="0.0991226" calcext:value-type="float">
            <text:p>0.0991226</text:p>
          </table:table-cell>
          <table:table-cell office:value-type="float" office:value="0.094767" calcext:value-type="float">
            <text:p>0.094767</text:p>
          </table:table-cell>
          <table:table-cell office:value-type="float" office:value="0.08394" calcext:value-type="float">
            <text:p>0.08394</text:p>
          </table:table-cell>
          <table:table-cell office:value-type="float" office:value="0.0777176" calcext:value-type="float">
            <text:p>0.0777176</text:p>
          </table:table-cell>
          <table:table-cell office:value-type="float" office:value="0.0738597" calcext:value-type="float">
            <text:p>0.0738597</text:p>
          </table:table-cell>
          <table:table-cell office:value-type="float" office:value="0.0695663" calcext:value-type="float">
            <text:p>0.0695663</text:p>
          </table:table-cell>
          <table:table-cell office:value-type="float" office:value="0.0604194" calcext:value-type="float">
            <text:p>0.0604194</text:p>
          </table:table-cell>
          <table:table-cell office:value-type="float" office:value="0.0624728" calcext:value-type="float">
            <text:p>0.0624728</text:p>
          </table:table-cell>
          <table:table-cell office:value-type="float" office:value="0.0585527" calcext:value-type="float">
            <text:p>0.0585527</text:p>
          </table:table-cell>
          <table:table-cell table:number-columns-repeated="2" office:value-type="float" office:value="0.0588638" calcext:value-type="float">
            <text:p>0.0588638</text:p>
          </table:table-cell>
          <table:table-cell office:value-type="float" office:value="0.0532014" calcext:value-type="float">
            <text:p>0.0532014</text:p>
          </table:table-cell>
          <table:table-cell office:value-type="float" office:value="0.0559393" calcext:value-type="float">
            <text:p>0.0559393</text:p>
          </table:table-cell>
          <table:table-cell office:value-type="float" office:value="0.0552548" calcext:value-type="float">
            <text:p>0.0552548</text:p>
          </table:table-cell>
          <table:table-cell office:value-type="float" office:value="0.057806" calcext:value-type="float">
            <text:p>0.057806</text:p>
          </table:table-cell>
          <table:table-cell office:value-type="float" office:value="0.0577438" calcext:value-type="float">
            <text:p>0.0577438</text:p>
          </table:table-cell>
          <table:table-cell office:value-type="float" office:value="0.0537614" calcext:value-type="float">
            <text:p>0.0537614</text:p>
          </table:table-cell>
          <table:table-cell office:value-type="float" office:value="0.0562504" calcext:value-type="float">
            <text:p>0.0562504</text:p>
          </table:table-cell>
          <table:table-cell office:value-type="float" office:value="0.0569349" calcext:value-type="float">
            <text:p>0.0569349</text:p>
          </table:table-cell>
          <table:table-cell office:value-type="float" office:value="0.0576815" calcext:value-type="float">
            <text:p>0.0576815</text:p>
          </table:table-cell>
          <table:table-cell office:value-type="float" office:value="0.0612283" calcext:value-type="float">
            <text:p>0.0612283</text:p>
          </table:table-cell>
          <table:table-cell office:value-type="float" office:value="0.0606061" calcext:value-type="float">
            <text:p>0.0606061</text:p>
          </table:table-cell>
          <table:table-cell office:value-type="float" office:value="0.058366" calcext:value-type="float">
            <text:p>0.058366</text:p>
          </table:table-cell>
          <table:table-cell office:value-type="float" office:value="0.0668284" calcext:value-type="float">
            <text:p>0.0668284</text:p>
          </table:table-cell>
          <table:table-cell office:value-type="float" office:value="0.067824" calcext:value-type="float">
            <text:p>0.067824</text:p>
          </table:table-cell>
          <table:table-cell office:value-type="float" office:value="0.0682596" calcext:value-type="float">
            <text:p>0.0682596</text:p>
          </table:table-cell>
          <table:table-cell office:value-type="float" office:value="0.0718686" calcext:value-type="float">
            <text:p>0.0718686</text:p>
          </table:table-cell>
          <table:table-cell office:value-type="float" office:value="0.0700641" calcext:value-type="float">
            <text:p>0.0700641</text:p>
          </table:table-cell>
          <table:table-cell office:value-type="float" office:value="0.0781532" calcext:value-type="float">
            <text:p>0.0781532</text:p>
          </table:table-cell>
          <table:table-cell office:value-type="float" office:value="0.0773443" calcext:value-type="float">
            <text:p>0.0773443</text:p>
          </table:table-cell>
          <table:table-cell office:value-type="float" office:value="0.0803933" calcext:value-type="float">
            <text:p>0.0803933</text:p>
          </table:table-cell>
          <table:table-cell office:value-type="float" office:value="0.0804555" calcext:value-type="float">
            <text:p>0.0804555</text:p>
          </table:table-cell>
          <table:table-cell office:value-type="float" office:value="0.0817" calcext:value-type="float">
            <text:p>0.0817</text:p>
          </table:table-cell>
          <table:table-cell office:value-type="float" office:value="0.0913447" calcext:value-type="float">
            <text:p>0.0913447</text:p>
          </table:table-cell>
          <table:table-cell office:value-type="float" office:value="0.0920913" calcext:value-type="float">
            <text:p>0.0920913</text:p>
          </table:table-cell>
          <table:table-cell office:value-type="float" office:value="0.101363" calcext:value-type="float">
            <text:p>0.101363</text:p>
          </table:table-cell>
          <table:table-cell office:value-type="float" office:value="0.102545" calcext:value-type="float">
            <text:p>0.102545</text:p>
          </table:table-cell>
          <table:table-cell office:value-type="float" office:value="0.102358" calcext:value-type="float">
            <text:p>0.102358</text:p>
          </table:table-cell>
          <table:table-cell office:value-type="float" office:value="0.103416" calcext:value-type="float">
            <text:p>0.103416</text:p>
          </table:table-cell>
          <table:table-cell office:value-type="float" office:value="0.11219" calcext:value-type="float">
            <text:p>0.11219</text:p>
          </table:table-cell>
          <table:table-cell office:value-type="float" office:value="0.110136" calcext:value-type="float">
            <text:p>0.110136</text:p>
          </table:table-cell>
          <table:table-cell office:value-type="float" office:value="0.11051" calcext:value-type="float">
            <text:p>0.11051</text:p>
          </table:table-cell>
          <table:table-cell office:value-type="float" office:value="0.114865" calcext:value-type="float">
            <text:p>0.114865</text:p>
          </table:table-cell>
          <table:table-cell table:formula="of:=SUM([.B119:.CC119])" office:value-type="float" office:value="5.7941020189" calcext:value-type="float">
            <text:p>5.7941020189</text:p>
          </table:table-cell>
        </table:table-row>
        <table:table-row table:style-name="ro1">
          <table:table-cell office:value-type="float" office:value="7.125" calcext:value-type="float">
            <text:p>7.125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1" office:value-type="float" office:value="0.0000899766" calcext:value-type="float">
            <text:p>9.00E-05</text:p>
          </table:table-cell>
          <table:table-cell office:value-type="float" office:value="0.000179953" calcext:value-type="float">
            <text:p>0.000179953</text:p>
          </table:table-cell>
          <table:table-cell office:value-type="float" office:value="0.000719813" calcext:value-type="float">
            <text:p>0.000719813</text:p>
          </table:table-cell>
          <table:table-cell office:value-type="float" office:value="0.00233939" calcext:value-type="float">
            <text:p>0.00233939</text:p>
          </table:table-cell>
          <table:table-cell office:value-type="float" office:value="0.00917761" calcext:value-type="float">
            <text:p>0.00917761</text:p>
          </table:table-cell>
          <table:table-cell office:value-type="float" office:value="0.0202447" calcext:value-type="float">
            <text:p>0.0202447</text:p>
          </table:table-cell>
          <table:table-cell office:value-type="float" office:value="0.0359007" calcext:value-type="float">
            <text:p>0.0359007</text:p>
          </table:table-cell>
          <table:table-cell office:value-type="float" office:value="0.0645132" calcext:value-type="float">
            <text:p>0.0645132</text:p>
          </table:table-cell>
          <table:table-cell office:value-type="float" office:value="0.0940256" calcext:value-type="float">
            <text:p>0.0940256</text:p>
          </table:table-cell>
          <table:table-cell office:value-type="float" office:value="0.120929" calcext:value-type="float">
            <text:p>0.120929</text:p>
          </table:table-cell>
          <table:table-cell office:value-type="float" office:value="0.15566" calcext:value-type="float">
            <text:p>0.15566</text:p>
          </table:table-cell>
          <table:table-cell office:value-type="float" office:value="0.179593" calcext:value-type="float">
            <text:p>0.179593</text:p>
          </table:table-cell>
          <table:table-cell office:value-type="float" office:value="0.196869" calcext:value-type="float">
            <text:p>0.196869</text:p>
          </table:table-cell>
          <table:table-cell office:value-type="float" office:value="0.204247" calcext:value-type="float">
            <text:p>0.204247</text:p>
          </table:table-cell>
          <table:table-cell office:value-type="float" office:value="0.195519" calcext:value-type="float">
            <text:p>0.195519</text:p>
          </table:table-cell>
          <table:table-cell office:value-type="float" office:value="0.19192" calcext:value-type="float">
            <text:p>0.19192</text:p>
          </table:table-cell>
          <table:table-cell office:value-type="float" office:value="0.175364" calcext:value-type="float">
            <text:p>0.175364</text:p>
          </table:table-cell>
          <table:table-cell office:value-type="float" office:value="0.167896" calcext:value-type="float">
            <text:p>0.167896</text:p>
          </table:table-cell>
          <table:table-cell office:value-type="float" office:value="0.160158" calcext:value-type="float">
            <text:p>0.160158</text:p>
          </table:table-cell>
          <table:table-cell office:value-type="float" office:value="0.149001" calcext:value-type="float">
            <text:p>0.149001</text:p>
          </table:table-cell>
          <table:table-cell office:value-type="float" office:value="0.129566" calcext:value-type="float">
            <text:p>0.129566</text:p>
          </table:table-cell>
          <table:table-cell office:value-type="float" office:value="0.131096" calcext:value-type="float">
            <text:p>0.131096</text:p>
          </table:table-cell>
          <table:table-cell office:value-type="float" office:value="0.117779" calcext:value-type="float">
            <text:p>0.117779</text:p>
          </table:table-cell>
          <table:table-cell office:value-type="float" office:value="0.106082" calcext:value-type="float">
            <text:p>0.106082</text:p>
          </table:table-cell>
          <table:table-cell office:value-type="float" office:value="0.0978046" calcext:value-type="float">
            <text:p>0.0978046</text:p>
          </table:table-cell>
          <table:table-cell office:value-type="float" office:value="0.084488" calcext:value-type="float">
            <text:p>0.084488</text:p>
          </table:table-cell>
          <table:table-cell office:value-type="float" office:value="0.0783696" calcext:value-type="float">
            <text:p>0.0783696</text:p>
          </table:table-cell>
          <table:table-cell office:value-type="float" office:value="0.0716214" calcext:value-type="float">
            <text:p>0.0716214</text:p>
          </table:table-cell>
          <table:table-cell office:value-type="float" office:value="0.069192" calcext:value-type="float">
            <text:p>0.069192</text:p>
          </table:table-cell>
          <table:table-cell office:value-type="float" office:value="0.0657729" calcext:value-type="float">
            <text:p>0.0657729</text:p>
          </table:table-cell>
          <table:table-cell office:value-type="float" office:value="0.0572251" calcext:value-type="float">
            <text:p>0.0572251</text:p>
          </table:table-cell>
          <table:table-cell office:value-type="float" office:value="0.0556955" calcext:value-type="float">
            <text:p>0.0556955</text:p>
          </table:table-cell>
          <table:table-cell office:value-type="float" office:value="0.0601044" calcext:value-type="float">
            <text:p>0.0601044</text:p>
          </table:table-cell>
          <table:table-cell office:value-type="float" office:value="0.057675" calcext:value-type="float">
            <text:p>0.057675</text:p>
          </table:table-cell>
          <table:table-cell office:value-type="float" office:value="0.0559654" calcext:value-type="float">
            <text:p>0.0559654</text:p>
          </table:table-cell>
          <table:table-cell office:value-type="float" office:value="0.0519165" calcext:value-type="float">
            <text:p>0.0519165</text:p>
          </table:table-cell>
          <table:table-cell office:value-type="float" office:value="0.0557855" calcext:value-type="float">
            <text:p>0.0557855</text:p>
          </table:table-cell>
          <table:table-cell office:value-type="float" office:value="0.0523664" calcext:value-type="float">
            <text:p>0.0523664</text:p>
          </table:table-cell>
          <table:table-cell office:value-type="float" office:value="0.0547058" calcext:value-type="float">
            <text:p>0.0547058</text:p>
          </table:table-cell>
          <table:table-cell office:value-type="float" office:value="0.0565953" calcext:value-type="float">
            <text:p>0.0565953</text:p>
          </table:table-cell>
          <table:table-cell office:value-type="float" office:value="0.0561454" calcext:value-type="float">
            <text:p>0.0561454</text:p>
          </table:table-cell>
          <table:table-cell office:value-type="float" office:value="0.0556055" calcext:value-type="float">
            <text:p>0.0556055</text:p>
          </table:table-cell>
          <table:table-cell office:value-type="float" office:value="0.0570452" calcext:value-type="float">
            <text:p>0.0570452</text:p>
          </table:table-cell>
          <table:table-cell office:value-type="float" office:value="0.0545258" calcext:value-type="float">
            <text:p>0.0545258</text:p>
          </table:table-cell>
          <table:table-cell office:value-type="float" office:value="0.0607342" calcext:value-type="float">
            <text:p>0.0607342</text:p>
          </table:table-cell>
          <table:table-cell office:value-type="float" office:value="0.0667626" calcext:value-type="float">
            <text:p>0.0667626</text:p>
          </table:table-cell>
          <table:table-cell office:value-type="float" office:value="0.0637934" calcext:value-type="float">
            <text:p>0.0637934</text:p>
          </table:table-cell>
          <table:table-cell office:value-type="float" office:value="0.0651431" calcext:value-type="float">
            <text:p>0.0651431</text:p>
          </table:table-cell>
          <table:table-cell office:value-type="float" office:value="0.0664927" calcext:value-type="float">
            <text:p>0.0664927</text:p>
          </table:table-cell>
          <table:table-cell office:value-type="float" office:value="0.0694619" calcext:value-type="float">
            <text:p>0.0694619</text:p>
          </table:table-cell>
          <table:table-cell office:value-type="float" office:value="0.0739608" calcext:value-type="float">
            <text:p>0.0739608</text:p>
          </table:table-cell>
          <table:table-cell office:value-type="float" office:value="0.0754904" calcext:value-type="float">
            <text:p>0.0754904</text:p>
          </table:table-cell>
          <table:table-cell office:value-type="float" office:value="0.0764801" calcext:value-type="float">
            <text:p>0.0764801</text:p>
          </table:table-cell>
          <table:table-cell office:value-type="float" office:value="0.080799" calcext:value-type="float">
            <text:p>0.080799</text:p>
          </table:table-cell>
          <table:table-cell office:value-type="float" office:value="0.0821486" calcext:value-type="float">
            <text:p>0.0821486</text:p>
          </table:table-cell>
          <table:table-cell office:value-type="float" office:value="0.0837682" calcext:value-type="float">
            <text:p>0.0837682</text:p>
          </table:table-cell>
          <table:table-cell office:value-type="float" office:value="0.0890768" calcext:value-type="float">
            <text:p>0.0890768</text:p>
          </table:table-cell>
          <table:table-cell office:value-type="float" office:value="0.088357" calcext:value-type="float">
            <text:p>0.088357</text:p>
          </table:table-cell>
          <table:table-cell office:value-type="float" office:value="0.0898866" calcext:value-type="float">
            <text:p>0.0898866</text:p>
          </table:table-cell>
          <table:table-cell office:value-type="float" office:value="0.0943855" calcext:value-type="float">
            <text:p>0.0943855</text:p>
          </table:table-cell>
          <table:table-cell office:value-type="float" office:value="0.0996041" calcext:value-type="float">
            <text:p>0.0996041</text:p>
          </table:table-cell>
          <table:table-cell office:value-type="float" office:value="0.102393" calcext:value-type="float">
            <text:p>0.102393</text:p>
          </table:table-cell>
          <table:table-cell office:value-type="float" office:value="0.107882" calcext:value-type="float">
            <text:p>0.107882</text:p>
          </table:table-cell>
          <table:table-cell office:value-type="float" office:value="0.110131" calcext:value-type="float">
            <text:p>0.110131</text:p>
          </table:table-cell>
          <table:table-cell office:value-type="float" office:value="0.109592" calcext:value-type="float">
            <text:p>0.109592</text:p>
          </table:table-cell>
          <table:table-cell office:value-type="float" office:value="0.108512" calcext:value-type="float">
            <text:p>0.108512</text:p>
          </table:table-cell>
          <table:table-cell table:formula="of:=SUM([.B120:.CC120])" office:value-type="float" office:value="5.7223302426" calcext:value-type="float">
            <text:p>5.7223302426</text:p>
          </table:table-cell>
        </table:table-row>
        <table:table-row table:style-name="ro1">
          <table:table-cell office:value-type="float" office:value="7.184375" calcext:value-type="float">
            <text:p>7.18437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000137874" calcext:value-type="float">
            <text:p>0.000137874</text:p>
          </table:table-cell>
          <table:table-cell office:value-type="float" office:value="0.000965118" calcext:value-type="float">
            <text:p>0.000965118</text:p>
          </table:table-cell>
          <table:table-cell office:value-type="float" office:value="0.00386047" calcext:value-type="float">
            <text:p>0.00386047</text:p>
          </table:table-cell>
          <table:table-cell office:value-type="float" office:value="0.00909968" calcext:value-type="float">
            <text:p>0.00909968</text:p>
          </table:table-cell>
          <table:table-cell office:value-type="float" office:value="0.021922" calcext:value-type="float">
            <text:p>0.021922</text:p>
          </table:table-cell>
          <table:table-cell office:value-type="float" office:value="0.0386047" calcext:value-type="float">
            <text:p>0.0386047</text:p>
          </table:table-cell>
          <table:table-cell office:value-type="float" office:value="0.0705915" calcext:value-type="float">
            <text:p>0.0705915</text:p>
          </table:table-cell>
          <table:table-cell office:value-type="float" office:value="0.0938922" calcext:value-type="float">
            <text:p>0.0938922</text:p>
          </table:table-cell>
          <table:table-cell office:value-type="float" office:value="0.120364" calcext:value-type="float">
            <text:p>0.120364</text:p>
          </table:table-cell>
          <table:table-cell office:value-type="float" office:value="0.160485" calcext:value-type="float">
            <text:p>0.160485</text:p>
          </table:table-cell>
          <table:table-cell office:value-type="float" office:value="0.174273" calcext:value-type="float">
            <text:p>0.174273</text:p>
          </table:table-cell>
          <table:table-cell office:value-type="float" office:value="0.197573" calcext:value-type="float">
            <text:p>0.197573</text:p>
          </table:table-cell>
          <table:table-cell office:value-type="float" office:value="0.200882" calcext:value-type="float">
            <text:p>0.200882</text:p>
          </table:table-cell>
          <table:table-cell office:value-type="float" office:value="0.200469" calcext:value-type="float">
            <text:p>0.200469</text:p>
          </table:table-cell>
          <table:table-cell office:value-type="float" office:value="0.200745" calcext:value-type="float">
            <text:p>0.200745</text:p>
          </table:table-cell>
          <table:table-cell office:value-type="float" office:value="0.181994" calcext:value-type="float">
            <text:p>0.181994</text:p>
          </table:table-cell>
          <table:table-cell office:value-type="float" office:value="0.167379" calcext:value-type="float">
            <text:p>0.167379</text:p>
          </table:table-cell>
          <table:table-cell office:value-type="float" office:value="0.154695" calcext:value-type="float">
            <text:p>0.154695</text:p>
          </table:table-cell>
          <table:table-cell office:value-type="float" office:value="0.135668" calcext:value-type="float">
            <text:p>0.135668</text:p>
          </table:table-cell>
          <table:table-cell office:value-type="float" office:value="0.133738" calcext:value-type="float">
            <text:p>0.133738</text:p>
          </table:table-cell>
          <table:table-cell office:value-type="float" office:value="0.118158" calcext:value-type="float">
            <text:p>0.118158</text:p>
          </table:table-cell>
          <table:table-cell office:value-type="float" office:value="0.108093" calcext:value-type="float">
            <text:p>0.108093</text:p>
          </table:table-cell>
          <table:table-cell office:value-type="float" office:value="0.10313" calcext:value-type="float">
            <text:p>0.10313</text:p>
          </table:table-cell>
          <table:table-cell office:value-type="float" office:value="0.0872742" calcext:value-type="float">
            <text:p>0.0872742</text:p>
          </table:table-cell>
          <table:table-cell office:value-type="float" office:value="0.0830001" calcext:value-type="float">
            <text:p>0.0830001</text:p>
          </table:table-cell>
          <table:table-cell office:value-type="float" office:value="0.0874121" calcext:value-type="float">
            <text:p>0.0874121</text:p>
          </table:table-cell>
          <table:table-cell office:value-type="float" office:value="0.0790018" calcext:value-type="float">
            <text:p>0.0790018</text:p>
          </table:table-cell>
          <table:table-cell office:value-type="float" office:value="0.0649386" calcext:value-type="float">
            <text:p>0.0649386</text:p>
          </table:table-cell>
          <table:table-cell office:value-type="float" office:value="0.0605267" calcext:value-type="float">
            <text:p>0.0605267</text:p>
          </table:table-cell>
          <table:table-cell office:value-type="float" office:value="0.0552875" calcext:value-type="float">
            <text:p>0.0552875</text:p>
          </table:table-cell>
          <table:table-cell office:value-type="float" office:value="0.0526679" calcext:value-type="float">
            <text:p>0.0526679</text:p>
          </table:table-cell>
          <table:table-cell office:value-type="float" office:value="0.0552875" calcext:value-type="float">
            <text:p>0.0552875</text:p>
          </table:table-cell>
          <table:table-cell office:value-type="float" office:value="0.0568041" calcext:value-type="float">
            <text:p>0.0568041</text:p>
          </table:table-cell>
          <table:table-cell office:value-type="float" office:value="0.0485316" calcext:value-type="float">
            <text:p>0.0485316</text:p>
          </table:table-cell>
          <table:table-cell office:value-type="float" office:value="0.0519785" calcext:value-type="float">
            <text:p>0.0519785</text:p>
          </table:table-cell>
          <table:table-cell office:value-type="float" office:value="0.0517027" calcext:value-type="float">
            <text:p>0.0517027</text:p>
          </table:table-cell>
          <table:table-cell office:value-type="float" office:value="0.0570798" calcext:value-type="float">
            <text:p>0.0570798</text:p>
          </table:table-cell>
          <table:table-cell office:value-type="float" office:value="0.0550117" calcext:value-type="float">
            <text:p>0.0550117</text:p>
          </table:table-cell>
          <table:table-cell office:value-type="float" office:value="0.053633" calcext:value-type="float">
            <text:p>0.053633</text:p>
          </table:table-cell>
          <table:table-cell office:value-type="float" office:value="0.0505998" calcext:value-type="float">
            <text:p>0.0505998</text:p>
          </table:table-cell>
          <table:table-cell office:value-type="float" office:value="0.0497725" calcext:value-type="float">
            <text:p>0.0497725</text:p>
          </table:table-cell>
          <table:table-cell office:value-type="float" office:value="0.053633" calcext:value-type="float">
            <text:p>0.053633</text:p>
          </table:table-cell>
          <table:table-cell table:number-columns-repeated="2" office:value-type="float" office:value="0.0579071" calcext:value-type="float">
            <text:p>0.0579071</text:p>
          </table:table-cell>
          <table:table-cell office:value-type="float" office:value="0.055839" calcext:value-type="float">
            <text:p>0.055839</text:p>
          </table:table-cell>
          <table:table-cell table:number-columns-repeated="2" office:value-type="float" office:value="0.0573556" calcext:value-type="float">
            <text:p>0.0573556</text:p>
          </table:table-cell>
          <table:table-cell office:value-type="float" office:value="0.0639735" calcext:value-type="float">
            <text:p>0.0639735</text:p>
          </table:table-cell>
          <table:table-cell office:value-type="float" office:value="0.0636978" calcext:value-type="float">
            <text:p>0.0636978</text:p>
          </table:table-cell>
          <table:table-cell office:value-type="float" office:value="0.072246" calcext:value-type="float">
            <text:p>0.072246</text:p>
          </table:table-cell>
          <table:table-cell office:value-type="float" office:value="0.0729353" calcext:value-type="float">
            <text:p>0.0729353</text:p>
          </table:table-cell>
          <table:table-cell office:value-type="float" office:value="0.0801048" calcext:value-type="float">
            <text:p>0.0801048</text:p>
          </table:table-cell>
          <table:table-cell office:value-type="float" office:value="0.0824486" calcext:value-type="float">
            <text:p>0.0824486</text:p>
          </table:table-cell>
          <table:table-cell office:value-type="float" office:value="0.0832759" calcext:value-type="float">
            <text:p>0.0832759</text:p>
          </table:table-cell>
          <table:table-cell office:value-type="float" office:value="0.0734868" calcext:value-type="float">
            <text:p>0.0734868</text:p>
          </table:table-cell>
          <table:table-cell office:value-type="float" office:value="0.0765201" calcext:value-type="float">
            <text:p>0.0765201</text:p>
          </table:table-cell>
          <table:table-cell office:value-type="float" office:value="0.0821729" calcext:value-type="float">
            <text:p>0.0821729</text:p>
          </table:table-cell>
          <table:table-cell office:value-type="float" office:value="0.0816214" calcext:value-type="float">
            <text:p>0.0816214</text:p>
          </table:table-cell>
          <table:table-cell office:value-type="float" office:value="0.0893423" calcext:value-type="float">
            <text:p>0.0893423</text:p>
          </table:table-cell>
          <table:table-cell office:value-type="float" office:value="0.0934786" calcext:value-type="float">
            <text:p>0.0934786</text:p>
          </table:table-cell>
          <table:table-cell office:value-type="float" office:value="0.0955467" calcext:value-type="float">
            <text:p>0.0955467</text:p>
          </table:table-cell>
          <table:table-cell office:value-type="float" office:value="0.103268" calcext:value-type="float">
            <text:p>0.103268</text:p>
          </table:table-cell>
          <table:table-cell office:value-type="float" office:value="0.105749" calcext:value-type="float">
            <text:p>0.105749</text:p>
          </table:table-cell>
          <table:table-cell office:value-type="float" office:value="0.109196" calcext:value-type="float">
            <text:p>0.109196</text:p>
          </table:table-cell>
          <table:table-cell office:value-type="float" office:value="0.115538" calcext:value-type="float">
            <text:p>0.115538</text:p>
          </table:table-cell>
          <table:table-cell table:formula="of:=SUM([.B121:.CC121])" office:value-type="float" office:value="5.581828742" calcext:value-type="float">
            <text:p>5.581828742</text:p>
          </table:table-cell>
        </table:table-row>
        <table:table-row table:style-name="ro1">
          <table:table-cell office:value-type="float" office:value="7.24375" calcext:value-type="float">
            <text:p>7.2437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0.000226552" calcext:value-type="float">
            <text:p>0.000226552</text:p>
          </table:table-cell>
          <table:table-cell office:value-type="float" office:value="0.00226552" calcext:value-type="float">
            <text:p>0.00226552</text:p>
          </table:table-cell>
          <table:table-cell office:value-type="float" office:value="0.00815587" calcext:value-type="float">
            <text:p>0.00815587</text:p>
          </table:table-cell>
          <table:table-cell office:value-type="float" office:value="0.0167648" calcext:value-type="float">
            <text:p>0.0167648</text:p>
          </table:table-cell>
          <table:table-cell office:value-type="float" office:value="0.0428183" calcext:value-type="float">
            <text:p>0.0428183</text:p>
          </table:table-cell>
          <table:table-cell office:value-type="float" office:value="0.0675125" calcext:value-type="float">
            <text:p>0.0675125</text:p>
          </table:table-cell>
          <table:table-cell office:value-type="float" office:value="0.101722" calcext:value-type="float">
            <text:p>0.101722</text:p>
          </table:table-cell>
          <table:table-cell office:value-type="float" office:value="0.129135" calcext:value-type="float">
            <text:p>0.129135</text:p>
          </table:table-cell>
          <table:table-cell office:value-type="float" office:value="0.146579" calcext:value-type="float">
            <text:p>0.146579</text:p>
          </table:table-cell>
          <table:table-cell office:value-type="float" office:value="0.175125" calcext:value-type="float">
            <text:p>0.175125</text:p>
          </table:table-cell>
          <table:table-cell office:value-type="float" office:value="0.174218" calcext:value-type="float">
            <text:p>0.174218</text:p>
          </table:table-cell>
          <table:table-cell office:value-type="float" office:value="0.185093" calcext:value-type="float">
            <text:p>0.185093</text:p>
          </table:table-cell>
          <table:table-cell office:value-type="float" office:value="0.204803" calcext:value-type="float">
            <text:p>0.204803</text:p>
          </table:table-cell>
          <table:table-cell office:value-type="float" office:value="0.196874" calcext:value-type="float">
            <text:p>0.196874</text:p>
          </table:table-cell>
          <table:table-cell office:value-type="float" office:value="0.184866" calcext:value-type="float">
            <text:p>0.184866</text:p>
          </table:table-cell>
          <table:table-cell office:value-type="float" office:value="0.174898" calcext:value-type="float">
            <text:p>0.174898</text:p>
          </table:table-cell>
          <table:table-cell office:value-type="float" office:value="0.160399" calcext:value-type="float">
            <text:p>0.160399</text:p>
          </table:table-cell>
          <table:table-cell office:value-type="float" office:value="0.13729" calcext:value-type="float">
            <text:p>0.13729</text:p>
          </table:table-cell>
          <table:table-cell office:value-type="float" office:value="0.134345" calcext:value-type="float">
            <text:p>0.134345</text:p>
          </table:table-cell>
          <table:table-cell office:value-type="float" office:value="0.113502" calcext:value-type="float">
            <text:p>0.113502</text:p>
          </table:table-cell>
          <table:table-cell office:value-type="float" office:value="0.108065" calcext:value-type="float">
            <text:p>0.108065</text:p>
          </table:table-cell>
          <table:table-cell office:value-type="float" office:value="0.0956049" calcext:value-type="float">
            <text:p>0.0956049</text:p>
          </table:table-cell>
          <table:table-cell office:value-type="float" office:value="0.0854101" calcext:value-type="float">
            <text:p>0.0854101</text:p>
          </table:table-cell>
          <table:table-cell office:value-type="float" office:value="0.0820118" calcext:value-type="float">
            <text:p>0.0820118</text:p>
          </table:table-cell>
          <table:table-cell office:value-type="float" office:value="0.0801994" calcext:value-type="float">
            <text:p>0.0801994</text:p>
          </table:table-cell>
          <table:table-cell office:value-type="float" office:value="0.0747621" calcext:value-type="float">
            <text:p>0.0747621</text:p>
          </table:table-cell>
          <table:table-cell office:value-type="float" office:value="0.0684187" calcext:value-type="float">
            <text:p>0.0684187</text:p>
          </table:table-cell>
          <table:table-cell office:value-type="float" office:value="0.0527866" calcext:value-type="float">
            <text:p>0.0527866</text:p>
          </table:table-cell>
          <table:table-cell office:value-type="float" office:value="0.0498414" calcext:value-type="float">
            <text:p>0.0498414</text:p>
          </table:table-cell>
          <table:table-cell office:value-type="float" office:value="0.0509742" calcext:value-type="float">
            <text:p>0.0509742</text:p>
          </table:table-cell>
          <table:table-cell office:value-type="float" office:value="0.0552787" calcext:value-type="float">
            <text:p>0.0552787</text:p>
          </table:table-cell>
          <table:table-cell office:value-type="float" office:value="0.0573176" calcext:value-type="float">
            <text:p>0.0573176</text:p>
          </table:table-cell>
          <table:table-cell office:value-type="float" office:value="0.0498414" calcext:value-type="float">
            <text:p>0.0498414</text:p>
          </table:table-cell>
          <table:table-cell office:value-type="float" office:value="0.0475759" calcext:value-type="float">
            <text:p>0.0475759</text:p>
          </table:table-cell>
          <table:table-cell office:value-type="float" office:value="0.0516538" calcext:value-type="float">
            <text:p>0.0516538</text:p>
          </table:table-cell>
          <table:table-cell office:value-type="float" office:value="0.05913" calcext:value-type="float">
            <text:p>0.05913</text:p>
          </table:table-cell>
          <table:table-cell office:value-type="float" office:value="0.0557318" calcext:value-type="float">
            <text:p>0.0557318</text:p>
          </table:table-cell>
          <table:table-cell office:value-type="float" office:value="0.054599" calcext:value-type="float">
            <text:p>0.054599</text:p>
          </table:table-cell>
          <table:table-cell office:value-type="float" office:value="0.0561849" calcext:value-type="float">
            <text:p>0.0561849</text:p>
          </table:table-cell>
          <table:table-cell office:value-type="float" office:value="0.054599" calcext:value-type="float">
            <text:p>0.054599</text:p>
          </table:table-cell>
          <table:table-cell office:value-type="float" office:value="0.05256" calcext:value-type="float">
            <text:p>0.05256</text:p>
          </table:table-cell>
          <table:table-cell office:value-type="float" office:value="0.0561849" calcext:value-type="float">
            <text:p>0.0561849</text:p>
          </table:table-cell>
          <table:table-cell office:value-type="float" office:value="0.0487087" calcext:value-type="float">
            <text:p>0.0487087</text:p>
          </table:table-cell>
          <table:table-cell office:value-type="float" office:value="0.0555052" calcext:value-type="float">
            <text:p>0.0555052</text:p>
          </table:table-cell>
          <table:table-cell office:value-type="float" office:value="0.0604894" calcext:value-type="float">
            <text:p>0.0604894</text:p>
          </table:table-cell>
          <table:table-cell office:value-type="float" office:value="0.05913" calcext:value-type="float">
            <text:p>0.05913</text:p>
          </table:table-cell>
          <table:table-cell office:value-type="float" office:value="0.0654735" calcext:value-type="float">
            <text:p>0.0654735</text:p>
          </table:table-cell>
          <table:table-cell office:value-type="float" office:value="0.0573176" calcext:value-type="float">
            <text:p>0.0573176</text:p>
          </table:table-cell>
          <table:table-cell office:value-type="float" office:value="0.0643407" calcext:value-type="float">
            <text:p>0.0643407</text:p>
          </table:table-cell>
          <table:table-cell office:value-type="float" office:value="0.0752152" calcext:value-type="float">
            <text:p>0.0752152</text:p>
          </table:table-cell>
          <table:table-cell office:value-type="float" office:value="0.0713638" calcext:value-type="float">
            <text:p>0.0713638</text:p>
          </table:table-cell>
          <table:table-cell office:value-type="float" office:value="0.0774807" calcext:value-type="float">
            <text:p>0.0774807</text:p>
          </table:table-cell>
          <table:table-cell office:value-type="float" office:value="0.0797463" calcext:value-type="float">
            <text:p>0.0797463</text:p>
          </table:table-cell>
          <table:table-cell office:value-type="float" office:value="0.0806525" calcext:value-type="float">
            <text:p>0.0806525</text:p>
          </table:table-cell>
          <table:table-cell office:value-type="float" office:value="0.0831445" calcext:value-type="float">
            <text:p>0.0831445</text:p>
          </table:table-cell>
          <table:table-cell office:value-type="float" office:value="0.0822383" calcext:value-type="float">
            <text:p>0.0822383</text:p>
          </table:table-cell>
          <table:table-cell office:value-type="float" office:value="0.0833711" calcext:value-type="float">
            <text:p>0.0833711</text:p>
          </table:table-cell>
          <table:table-cell office:value-type="float" office:value="0.0881287" calcext:value-type="float">
            <text:p>0.0881287</text:p>
          </table:table-cell>
          <table:table-cell office:value-type="float" office:value="0.0813321" calcext:value-type="float">
            <text:p>0.0813321</text:p>
          </table:table-cell>
          <table:table-cell office:value-type="float" office:value="0.0899411" calcext:value-type="float">
            <text:p>0.0899411</text:p>
          </table:table-cell>
          <table:table-cell office:value-type="float" office:value="0.0901676" calcext:value-type="float">
            <text:p>0.0901676</text:p>
          </table:table-cell>
          <table:table-cell office:value-type="float" office:value="0.104214" calcext:value-type="float">
            <text:p>0.104214</text:p>
          </table:table-cell>
          <table:table-cell office:value-type="float" office:value="0.107839" calcext:value-type="float">
            <text:p>0.107839</text:p>
          </table:table-cell>
          <table:table-cell office:value-type="float" office:value="0.0992297" calcext:value-type="float">
            <text:p>0.0992297</text:p>
          </table:table-cell>
          <table:table-cell table:formula="of:=SUM([.B122:.CC122])" office:value-type="float" office:value="5.460353442" calcext:value-type="float">
            <text:p>5.460353442</text:p>
          </table:table-cell>
        </table:table-row>
        <table:table-row table:style-name="ro1">
          <table:table-cell office:value-type="float" office:value="7.303125" calcext:value-type="float">
            <text:p>7.30312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0.000426985" calcext:value-type="float">
            <text:p>0.000426985</text:p>
          </table:table-cell>
          <table:table-cell office:value-type="float" office:value="0.00256191" calcext:value-type="float">
            <text:p>0.00256191</text:p>
          </table:table-cell>
          <table:table-cell office:value-type="float" office:value="0.00811272" calcext:value-type="float">
            <text:p>0.00811272</text:p>
          </table:table-cell>
          <table:table-cell office:value-type="float" office:value="0.0179334" calcext:value-type="float">
            <text:p>0.0179334</text:p>
          </table:table-cell>
          <table:table-cell office:value-type="float" office:value="0.0380017" calcext:value-type="float">
            <text:p>0.0380017</text:p>
          </table:table-cell>
          <table:table-cell office:value-type="float" office:value="0.059778" calcext:value-type="float">
            <text:p>0.059778</text:p>
          </table:table-cell>
          <table:table-cell office:value-type="float" office:value="0.100342" calcext:value-type="float">
            <text:p>0.100342</text:p>
          </table:table-cell>
          <table:table-cell office:value-type="float" office:value="0.121691" calcext:value-type="float">
            <text:p>0.121691</text:p>
          </table:table-cell>
          <table:table-cell office:value-type="float" office:value="0.153715" calcext:value-type="float">
            <text:p>0.153715</text:p>
          </table:table-cell>
          <table:table-cell office:value-type="float" office:value="0.166524" calcext:value-type="float">
            <text:p>0.166524</text:p>
          </table:table-cell>
          <table:table-cell office:value-type="float" office:value="0.198975" calcext:value-type="float">
            <text:p>0.198975</text:p>
          </table:table-cell>
          <table:table-cell office:value-type="float" office:value="0.189155" calcext:value-type="float">
            <text:p>0.189155</text:p>
          </table:table-cell>
          <table:table-cell office:value-type="float" office:value="0.198548" calcext:value-type="float">
            <text:p>0.198548</text:p>
          </table:table-cell>
          <table:table-cell office:value-type="float" office:value="0.188301" calcext:value-type="float">
            <text:p>0.188301</text:p>
          </table:table-cell>
          <table:table-cell office:value-type="float" office:value="0.193851" calcext:value-type="float">
            <text:p>0.193851</text:p>
          </table:table-cell>
          <table:table-cell office:value-type="float" office:value="0.166524" calcext:value-type="float">
            <text:p>0.166524</text:p>
          </table:table-cell>
          <table:table-cell office:value-type="float" office:value="0.16567" calcext:value-type="float">
            <text:p>0.16567</text:p>
          </table:table-cell>
          <table:table-cell office:value-type="float" office:value="0.138343" calcext:value-type="float">
            <text:p>0.138343</text:p>
          </table:table-cell>
          <table:table-cell office:value-type="float" office:value="0.131939" calcext:value-type="float">
            <text:p>0.131939</text:p>
          </table:table-cell>
          <table:table-cell office:value-type="float" office:value="0.120837" calcext:value-type="float">
            <text:p>0.120837</text:p>
          </table:table-cell>
          <table:table-cell office:value-type="float" office:value="0.104611" calcext:value-type="float">
            <text:p>0.104611</text:p>
          </table:table-cell>
          <table:table-cell office:value-type="float" office:value="0.0926558" calcext:value-type="float">
            <text:p>0.0926558</text:p>
          </table:table-cell>
          <table:table-cell office:value-type="float" office:value="0.0930828" calcext:value-type="float">
            <text:p>0.0930828</text:p>
          </table:table-cell>
          <table:table-cell office:value-type="float" office:value="0.0755764" calcext:value-type="float">
            <text:p>0.0755764</text:p>
          </table:table-cell>
          <table:table-cell office:value-type="float" office:value="0.0832622" calcext:value-type="float">
            <text:p>0.0832622</text:p>
          </table:table-cell>
          <table:table-cell office:value-type="float" office:value="0.0713066" calcext:value-type="float">
            <text:p>0.0713066</text:p>
          </table:table-cell>
          <table:table-cell office:value-type="float" office:value="0.0572161" calcext:value-type="float">
            <text:p>0.0572161</text:p>
          </table:table-cell>
          <table:table-cell office:value-type="float" office:value="0.0610589" calcext:value-type="float">
            <text:p>0.0610589</text:p>
          </table:table-cell>
          <table:table-cell office:value-type="float" office:value="0.0572161" calcext:value-type="float">
            <text:p>0.0572161</text:p>
          </table:table-cell>
          <table:table-cell office:value-type="float" office:value="0.0529462" calcext:value-type="float">
            <text:p>0.0529462</text:p>
          </table:table-cell>
          <table:table-cell office:value-type="float" office:value="0.0431255" calcext:value-type="float">
            <text:p>0.0431255</text:p>
          </table:table-cell>
          <table:table-cell office:value-type="float" office:value="0.0469684" calcext:value-type="float">
            <text:p>0.0469684</text:p>
          </table:table-cell>
          <table:table-cell office:value-type="float" office:value="0.0426985" calcext:value-type="float">
            <text:p>0.0426985</text:p>
          </table:table-cell>
          <table:table-cell office:value-type="float" office:value="0.0525192" calcext:value-type="float">
            <text:p>0.0525192</text:p>
          </table:table-cell>
          <table:table-cell office:value-type="float" office:value="0.0456874" calcext:value-type="float">
            <text:p>0.0456874</text:p>
          </table:table-cell>
          <table:table-cell table:number-columns-repeated="2" office:value-type="float" office:value="0.0520922" calcext:value-type="float">
            <text:p>0.0520922</text:p>
          </table:table-cell>
          <table:table-cell office:value-type="float" office:value="0.0473954" calcext:value-type="float">
            <text:p>0.0473954</text:p>
          </table:table-cell>
          <table:table-cell office:value-type="float" office:value="0.0542272" calcext:value-type="float">
            <text:p>0.0542272</text:p>
          </table:table-cell>
          <table:table-cell office:value-type="float" office:value="0.0572161" calcext:value-type="float">
            <text:p>0.0572161</text:p>
          </table:table-cell>
          <table:table-cell office:value-type="float" office:value="0.0559351" calcext:value-type="float">
            <text:p>0.0559351</text:p>
          </table:table-cell>
          <table:table-cell office:value-type="float" office:value="0.0649018" calcext:value-type="float">
            <text:p>0.0649018</text:p>
          </table:table-cell>
          <table:table-cell office:value-type="float" office:value="0.0529462" calcext:value-type="float">
            <text:p>0.0529462</text:p>
          </table:table-cell>
          <table:table-cell office:value-type="float" office:value="0.0495303" calcext:value-type="float">
            <text:p>0.0495303</text:p>
          </table:table-cell>
          <table:table-cell office:value-type="float" office:value="0.0533732" calcext:value-type="float">
            <text:p>0.0533732</text:p>
          </table:table-cell>
          <table:table-cell office:value-type="float" office:value="0.0555081" calcext:value-type="float">
            <text:p>0.0555081</text:p>
          </table:table-cell>
          <table:table-cell office:value-type="float" office:value="0.058497" calcext:value-type="float">
            <text:p>0.058497</text:p>
          </table:table-cell>
          <table:table-cell office:value-type="float" office:value="0.0636208" calcext:value-type="float">
            <text:p>0.0636208</text:p>
          </table:table-cell>
          <table:table-cell office:value-type="float" office:value="0.0674637" calcext:value-type="float">
            <text:p>0.0674637</text:p>
          </table:table-cell>
          <table:table-cell office:value-type="float" office:value="0.0610589" calcext:value-type="float">
            <text:p>0.0610589</text:p>
          </table:table-cell>
          <table:table-cell office:value-type="float" office:value="0.0772844" calcext:value-type="float">
            <text:p>0.0772844</text:p>
          </table:table-cell>
          <table:table-cell office:value-type="float" office:value="0.0695986" calcext:value-type="float">
            <text:p>0.0695986</text:p>
          </table:table-cell>
          <table:table-cell office:value-type="float" office:value="0.0687447" calcext:value-type="float">
            <text:p>0.0687447</text:p>
          </table:table-cell>
          <table:table-cell office:value-type="float" office:value="0.0785653" calcext:value-type="float">
            <text:p>0.0785653</text:p>
          </table:table-cell>
          <table:table-cell office:value-type="float" office:value="0.0815542" calcext:value-type="float">
            <text:p>0.0815542</text:p>
          </table:table-cell>
          <table:table-cell office:value-type="float" office:value="0.0811272" calcext:value-type="float">
            <text:p>0.0811272</text:p>
          </table:table-cell>
          <table:table-cell office:value-type="float" office:value="0.0721605" calcext:value-type="float">
            <text:p>0.0721605</text:p>
          </table:table-cell>
          <table:table-cell table:number-columns-repeated="2" office:value-type="float" office:value="0.0819812" calcext:value-type="float">
            <text:p>0.0819812</text:p>
          </table:table-cell>
          <table:table-cell office:value-type="float" office:value="0.0849701" calcext:value-type="float">
            <text:p>0.0849701</text:p>
          </table:table-cell>
          <table:table-cell office:value-type="float" office:value="0.100769" calcext:value-type="float">
            <text:p>0.100769</text:p>
          </table:table-cell>
          <table:table-cell office:value-type="float" office:value="0.102904" calcext:value-type="float">
            <text:p>0.102904</text:p>
          </table:table-cell>
          <table:table-cell office:value-type="float" office:value="0.0943638" calcext:value-type="float">
            <text:p>0.0943638</text:p>
          </table:table-cell>
          <table:table-cell office:value-type="float" office:value="0.0977797" calcext:value-type="float">
            <text:p>0.0977797</text:p>
          </table:table-cell>
          <table:table-cell table:formula="of:=SUM([.B123:.CC123])" office:value-type="float" office:value="5.360802915" calcext:value-type="float">
            <text:p>5.360802915</text:p>
          </table:table-cell>
        </table:table-row>
        <table:table-row table:style-name="ro1">
          <table:table-cell office:value-type="float" office:value="7.3625" calcext:value-type="float">
            <text:p>7.362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0.000866551" calcext:value-type="float">
            <text:p>0.000866551</text:p>
          </table:table-cell>
          <table:table-cell office:value-type="float" office:value="0.00519931" calcext:value-type="float">
            <text:p>0.00519931</text:p>
          </table:table-cell>
          <table:table-cell office:value-type="float" office:value="0.00866551" calcext:value-type="float">
            <text:p>0.00866551</text:p>
          </table:table-cell>
          <table:table-cell office:value-type="float" office:value="0.0233969" calcext:value-type="float">
            <text:p>0.0233969</text:p>
          </table:table-cell>
          <table:table-cell office:value-type="float" office:value="0.0372617" calcext:value-type="float">
            <text:p>0.0372617</text:p>
          </table:table-cell>
          <table:table-cell office:value-type="float" office:value="0.0667244" calcext:value-type="float">
            <text:p>0.0667244</text:p>
          </table:table-cell>
          <table:table-cell office:value-type="float" office:value="0.10052" calcext:value-type="float">
            <text:p>0.10052</text:p>
          </table:table-cell>
          <table:table-cell office:value-type="float" office:value="0.10312" calcext:value-type="float">
            <text:p>0.10312</text:p>
          </table:table-cell>
          <table:table-cell office:value-type="float" office:value="0.167244" calcext:value-type="float">
            <text:p>0.167244</text:p>
          </table:table-cell>
          <table:table-cell office:value-type="float" office:value="0.163778" calcext:value-type="float">
            <text:p>0.163778</text:p>
          </table:table-cell>
          <table:table-cell office:value-type="float" office:value="0.167244" calcext:value-type="float">
            <text:p>0.167244</text:p>
          </table:table-cell>
          <table:table-cell office:value-type="float" office:value="0.188042" calcext:value-type="float">
            <text:p>0.188042</text:p>
          </table:table-cell>
          <table:table-cell office:value-type="float" office:value="0.17591" calcext:value-type="float">
            <text:p>0.17591</text:p>
          </table:table-cell>
          <table:table-cell office:value-type="float" office:value="0.181976" calcext:value-type="float">
            <text:p>0.181976</text:p>
          </table:table-cell>
          <table:table-cell office:value-type="float" office:value="0.186308" calcext:value-type="float">
            <text:p>0.186308</text:p>
          </table:table-cell>
          <table:table-cell office:value-type="float" office:value="0.182842" calcext:value-type="float">
            <text:p>0.182842</text:p>
          </table:table-cell>
          <table:table-cell office:value-type="float" office:value="0.177643" calcext:value-type="float">
            <text:p>0.177643</text:p>
          </table:table-cell>
          <table:table-cell office:value-type="float" office:value="0.143847" calcext:value-type="float">
            <text:p>0.143847</text:p>
          </table:table-cell>
          <table:table-cell office:value-type="float" office:value="0.118718" calcext:value-type="float">
            <text:p>0.118718</text:p>
          </table:table-cell>
          <table:table-cell office:value-type="float" office:value="0.119584" calcext:value-type="float">
            <text:p>0.119584</text:p>
          </table:table-cell>
          <table:table-cell office:value-type="float" office:value="0.0996534" calcext:value-type="float">
            <text:p>0.0996534</text:p>
          </table:table-cell>
          <table:table-cell office:value-type="float" office:value="0.0840555" calcext:value-type="float">
            <text:p>0.0840555</text:p>
          </table:table-cell>
          <table:table-cell office:value-type="float" office:value="0.067591" calcext:value-type="float">
            <text:p>0.067591</text:p>
          </table:table-cell>
          <table:table-cell office:value-type="float" office:value="0.0788562" calcext:value-type="float">
            <text:p>0.0788562</text:p>
          </table:table-cell>
          <table:table-cell office:value-type="float" office:value="0.067591" calcext:value-type="float">
            <text:p>0.067591</text:p>
          </table:table-cell>
          <table:table-cell office:value-type="float" office:value="0.0693241" calcext:value-type="float">
            <text:p>0.0693241</text:p>
          </table:table-cell>
          <table:table-cell office:value-type="float" office:value="0.0745234" calcext:value-type="float">
            <text:p>0.0745234</text:p>
          </table:table-cell>
          <table:table-cell office:value-type="float" office:value="0.0649913" calcext:value-type="float">
            <text:p>0.0649913</text:p>
          </table:table-cell>
          <table:table-cell office:value-type="float" office:value="0.067591" calcext:value-type="float">
            <text:p>0.067591</text:p>
          </table:table-cell>
          <table:table-cell office:value-type="float" office:value="0.0519931" calcext:value-type="float">
            <text:p>0.0519931</text:p>
          </table:table-cell>
          <table:table-cell office:value-type="float" office:value="0.0615251" calcext:value-type="float">
            <text:p>0.0615251</text:p>
          </table:table-cell>
          <table:table-cell office:value-type="float" office:value="0.0649913" calcext:value-type="float">
            <text:p>0.0649913</text:p>
          </table:table-cell>
          <table:table-cell office:value-type="float" office:value="0.0511265" calcext:value-type="float">
            <text:p>0.0511265</text:p>
          </table:table-cell>
          <table:table-cell office:value-type="float" office:value="0.0441941" calcext:value-type="float">
            <text:p>0.0441941</text:p>
          </table:table-cell>
          <table:table-cell office:value-type="float" office:value="0.0528596" calcext:value-type="float">
            <text:p>0.0528596</text:p>
          </table:table-cell>
          <table:table-cell office:value-type="float" office:value="0.0537262" calcext:value-type="float">
            <text:p>0.0537262</text:p>
          </table:table-cell>
          <table:table-cell office:value-type="float" office:value="0.0528596" calcext:value-type="float">
            <text:p>0.0528596</text:p>
          </table:table-cell>
          <table:table-cell office:value-type="float" office:value="0.0381282" calcext:value-type="float">
            <text:p>0.0381282</text:p>
          </table:table-cell>
          <table:table-cell office:value-type="float" office:value="0.0545927" calcext:value-type="float">
            <text:p>0.0545927</text:p>
          </table:table-cell>
          <table:table-cell office:value-type="float" office:value="0.0381282" calcext:value-type="float">
            <text:p>0.0381282</text:p>
          </table:table-cell>
          <table:table-cell office:value-type="float" office:value="0.0398614" calcext:value-type="float">
            <text:p>0.0398614</text:p>
          </table:table-cell>
          <table:table-cell office:value-type="float" office:value="0.0537262" calcext:value-type="float">
            <text:p>0.0537262</text:p>
          </table:table-cell>
          <table:table-cell office:value-type="float" office:value="0.0389948" calcext:value-type="float">
            <text:p>0.0389948</text:p>
          </table:table-cell>
          <table:table-cell office:value-type="float" office:value="0.059792" calcext:value-type="float">
            <text:p>0.059792</text:p>
          </table:table-cell>
          <table:table-cell office:value-type="float" office:value="0.0615251" calcext:value-type="float">
            <text:p>0.0615251</text:p>
          </table:table-cell>
          <table:table-cell office:value-type="float" office:value="0.0519931" calcext:value-type="float">
            <text:p>0.0519931</text:p>
          </table:table-cell>
          <table:table-cell office:value-type="float" office:value="0.0606586" calcext:value-type="float">
            <text:p>0.0606586</text:p>
          </table:table-cell>
          <table:table-cell office:value-type="float" office:value="0.0571924" calcext:value-type="float">
            <text:p>0.0571924</text:p>
          </table:table-cell>
          <table:table-cell office:value-type="float" office:value="0.0736568" calcext:value-type="float">
            <text:p>0.0736568</text:p>
          </table:table-cell>
          <table:table-cell office:value-type="float" office:value="0.067591" calcext:value-type="float">
            <text:p>0.067591</text:p>
          </table:table-cell>
          <table:table-cell office:value-type="float" office:value="0.059792" calcext:value-type="float">
            <text:p>0.059792</text:p>
          </table:table-cell>
          <table:table-cell office:value-type="float" office:value="0.0667244" calcext:value-type="float">
            <text:p>0.0667244</text:p>
          </table:table-cell>
          <table:table-cell office:value-type="float" office:value="0.067591" calcext:value-type="float">
            <text:p>0.067591</text:p>
          </table:table-cell>
          <table:table-cell office:value-type="float" office:value="0.0918544" calcext:value-type="float">
            <text:p>0.0918544</text:p>
          </table:table-cell>
          <table:table-cell office:value-type="float" office:value="0.0727903" calcext:value-type="float">
            <text:p>0.0727903</text:p>
          </table:table-cell>
          <table:table-cell office:value-type="float" office:value="0.0623917" calcext:value-type="float">
            <text:p>0.0623917</text:p>
          </table:table-cell>
          <table:table-cell office:value-type="float" office:value="0.10052" calcext:value-type="float">
            <text:p>0.10052</text:p>
          </table:table-cell>
          <table:table-cell office:value-type="float" office:value="0.0771231" calcext:value-type="float">
            <text:p>0.0771231</text:p>
          </table:table-cell>
          <table:table-cell office:value-type="float" office:value="0.0779896" calcext:value-type="float">
            <text:p>0.0779896</text:p>
          </table:table-cell>
          <table:table-cell office:value-type="float" office:value="0.084922" calcext:value-type="float">
            <text:p>0.084922</text:p>
          </table:table-cell>
          <table:table-cell office:value-type="float" office:value="0.0883882" calcext:value-type="float">
            <text:p>0.0883882</text:p>
          </table:table-cell>
          <table:table-cell office:value-type="float" office:value="0.0866551" calcext:value-type="float">
            <text:p>0.0866551</text:p>
          </table:table-cell>
          <table:table-cell office:value-type="float" office:value="0.0996534" calcext:value-type="float">
            <text:p>0.0996534</text:p>
          </table:table-cell>
          <table:table-cell office:value-type="float" office:value="0.0970537" calcext:value-type="float">
            <text:p>0.0970537</text:p>
          </table:table-cell>
          <table:table-cell table:formula="of:=SUM([.B124:.CC124])" office:value-type="float" office:value="5.255632171" calcext:value-type="float">
            <text:p>5.255632171</text:p>
          </table:table-cell>
        </table:table-row>
        <table:table-row table:style-name="ro1">
          <table:table-cell office:value-type="float" office:value="7.421875" calcext:value-type="float">
            <text:p>7.42187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021645" calcext:value-type="float">
            <text:p>0.0021645</text:p>
          </table:table-cell>
          <table:table-cell office:value-type="float" office:value="0.00649351" calcext:value-type="float">
            <text:p>0.00649351</text:p>
          </table:table-cell>
          <table:table-cell office:value-type="float" office:value="0.0194805" calcext:value-type="float">
            <text:p>0.0194805</text:p>
          </table:table-cell>
          <table:table-cell office:value-type="float" office:value="0.025974" calcext:value-type="float">
            <text:p>0.025974</text:p>
          </table:table-cell>
          <table:table-cell office:value-type="float" office:value="0.0519481" calcext:value-type="float">
            <text:p>0.0519481</text:p>
          </table:table-cell>
          <table:table-cell office:value-type="float" office:value="0.0779221" calcext:value-type="float">
            <text:p>0.0779221</text:p>
          </table:table-cell>
          <table:table-cell office:value-type="float" office:value="0.103896" calcext:value-type="float">
            <text:p>0.103896</text:p>
          </table:table-cell>
          <table:table-cell office:value-type="float" office:value="0.149351" calcext:value-type="float">
            <text:p>0.149351</text:p>
          </table:table-cell>
          <table:table-cell office:value-type="float" office:value="0.17316" calcext:value-type="float">
            <text:p>0.17316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175325" calcext:value-type="float">
            <text:p>0.175325</text:p>
          </table:table-cell>
          <table:table-cell office:value-type="float" office:value="0.168831" calcext:value-type="float">
            <text:p>0.168831</text:p>
          </table:table-cell>
          <table:table-cell office:value-type="float" office:value="0.205628" calcext:value-type="float">
            <text:p>0.205628</text:p>
          </table:table-cell>
          <table:table-cell office:value-type="float" office:value="0.17316" calcext:value-type="float">
            <text:p>0.17316</text:p>
          </table:table-cell>
          <table:table-cell office:value-type="float" office:value="0.162338" calcext:value-type="float">
            <text:p>0.162338</text:p>
          </table:table-cell>
          <table:table-cell office:value-type="float" office:value="0.168831" calcext:value-type="float">
            <text:p>0.168831</text:p>
          </table:table-cell>
          <table:table-cell office:value-type="float" office:value="0.151515" calcext:value-type="float">
            <text:p>0.151515</text:p>
          </table:table-cell>
          <table:table-cell office:value-type="float" office:value="0.136364" calcext:value-type="float">
            <text:p>0.136364</text:p>
          </table:table-cell>
          <table:table-cell office:value-type="float" office:value="0.123377" calcext:value-type="float">
            <text:p>0.123377</text:p>
          </table:table-cell>
          <table:table-cell office:value-type="float" office:value="0.0974026" calcext:value-type="float">
            <text:p>0.0974026</text:p>
          </table:table-cell>
          <table:table-cell office:value-type="float" office:value="0.0930736" calcext:value-type="float">
            <text:p>0.0930736</text:p>
          </table:table-cell>
          <table:table-cell office:value-type="float" office:value="0.0735931" calcext:value-type="float">
            <text:p>0.0735931</text:p>
          </table:table-cell>
          <table:table-cell office:value-type="float" office:value="0.0692641" calcext:value-type="float">
            <text:p>0.0692641</text:p>
          </table:table-cell>
          <table:table-cell office:value-type="float" office:value="0.0670996" calcext:value-type="float">
            <text:p>0.0670996</text:p>
          </table:table-cell>
          <table:table-cell office:value-type="float" office:value="0.0649351" calcext:value-type="float">
            <text:p>0.0649351</text:p>
          </table:table-cell>
          <table:table-cell office:value-type="float" office:value="0.0627706" calcext:value-type="float">
            <text:p>0.0627706</text:p>
          </table:table-cell>
          <table:table-cell office:value-type="float" office:value="0.0670996" calcext:value-type="float">
            <text:p>0.0670996</text:p>
          </table:table-cell>
          <table:table-cell office:value-type="float" office:value="0.0541126" calcext:value-type="float">
            <text:p>0.0541126</text:p>
          </table:table-cell>
          <table:table-cell office:value-type="float" office:value="0.0562771" calcext:value-type="float">
            <text:p>0.0562771</text:p>
          </table:table-cell>
          <table:table-cell office:value-type="float" office:value="0.0627706" calcext:value-type="float">
            <text:p>0.0627706</text:p>
          </table:table-cell>
          <table:table-cell office:value-type="float" office:value="0.0562771" calcext:value-type="float">
            <text:p>0.0562771</text:p>
          </table:table-cell>
          <table:table-cell office:value-type="float" office:value="0.038961" calcext:value-type="float">
            <text:p>0.038961</text:p>
          </table:table-cell>
          <table:table-cell office:value-type="float" office:value="0.0584416" calcext:value-type="float">
            <text:p>0.0584416</text:p>
          </table:table-cell>
          <table:table-cell office:value-type="float" office:value="0.0606061" calcext:value-type="float">
            <text:p>0.0606061</text:p>
          </table:table-cell>
          <table:table-cell office:value-type="float" office:value="0.0627706" calcext:value-type="float">
            <text:p>0.0627706</text:p>
          </table:table-cell>
          <table:table-cell office:value-type="float" office:value="0.04329" calcext:value-type="float">
            <text:p>0.04329</text:p>
          </table:table-cell>
          <table:table-cell office:value-type="float" office:value="0.030303" calcext:value-type="float">
            <text:p>0.030303</text:p>
          </table:table-cell>
          <table:table-cell office:value-type="float" office:value="0.0411255" calcext:value-type="float">
            <text:p>0.0411255</text:p>
          </table:table-cell>
          <table:table-cell office:value-type="float" office:value="0.0541126" calcext:value-type="float">
            <text:p>0.0541126</text:p>
          </table:table-cell>
          <table:table-cell office:value-type="float" office:value="0.047619" calcext:value-type="float">
            <text:p>0.047619</text:p>
          </table:table-cell>
          <table:table-cell office:value-type="float" office:value="0.0367965" calcext:value-type="float">
            <text:p>0.0367965</text:p>
          </table:table-cell>
          <table:table-cell office:value-type="float" office:value="0.0735931" calcext:value-type="float">
            <text:p>0.0735931</text:p>
          </table:table-cell>
          <table:table-cell office:value-type="float" office:value="0.0367965" calcext:value-type="float">
            <text:p>0.0367965</text:p>
          </table:table-cell>
          <table:table-cell office:value-type="float" office:value="0.0584416" calcext:value-type="float">
            <text:p>0.0584416</text:p>
          </table:table-cell>
          <table:table-cell office:value-type="float" office:value="0.0670996" calcext:value-type="float">
            <text:p>0.0670996</text:p>
          </table:table-cell>
          <table:table-cell office:value-type="float" office:value="0.0714286" calcext:value-type="float">
            <text:p>0.0714286</text:p>
          </table:table-cell>
          <table:table-cell office:value-type="float" office:value="0.0649351" calcext:value-type="float">
            <text:p>0.0649351</text:p>
          </table:table-cell>
          <table:table-cell office:value-type="float" office:value="0.0757576" calcext:value-type="float">
            <text:p>0.0757576</text:p>
          </table:table-cell>
          <table:table-cell table:number-columns-repeated="2" office:value-type="float" office:value="0.0865801" calcext:value-type="float">
            <text:p>0.0865801</text:p>
          </table:table-cell>
          <table:table-cell office:value-type="float" office:value="0.0497835" calcext:value-type="float">
            <text:p>0.0497835</text:p>
          </table:table-cell>
          <table:table-cell table:number-columns-repeated="2" office:value-type="float" office:value="0.0606061" calcext:value-type="float">
            <text:p>0.0606061</text:p>
          </table:table-cell>
          <table:table-cell office:value-type="float" office:value="0.0692641" calcext:value-type="float">
            <text:p>0.0692641</text:p>
          </table:table-cell>
          <table:table-cell office:value-type="float" office:value="0.0779221" calcext:value-type="float">
            <text:p>0.0779221</text:p>
          </table:table-cell>
          <table:table-cell table:number-columns-repeated="2" office:value-type="float" office:value="0.0822511" calcext:value-type="float">
            <text:p>0.0822511</text:p>
          </table:table-cell>
          <table:table-cell office:value-type="float" office:value="0.0887446" calcext:value-type="float">
            <text:p>0.0887446</text:p>
          </table:table-cell>
          <table:table-cell office:value-type="float" office:value="0.0800866" calcext:value-type="float">
            <text:p>0.0800866</text:p>
          </table:table-cell>
          <table:table-cell office:value-type="float" office:value="0.108225" calcext:value-type="float">
            <text:p>0.108225</text:p>
          </table:table-cell>
          <table:table-cell office:value-type="float" office:value="0.0822511" calcext:value-type="float">
            <text:p>0.0822511</text:p>
          </table:table-cell>
          <table:table-cell office:value-type="float" office:value="0.0844156" calcext:value-type="float">
            <text:p>0.0844156</text:p>
          </table:table-cell>
          <table:table-cell office:value-type="float" office:value="0.0800866" calcext:value-type="float">
            <text:p>0.0800866</text:p>
          </table:table-cell>
          <table:table-cell table:formula="of:=SUM([.B125:.CC125])" office:value-type="float" office:value="5.16883321" calcext:value-type="float">
            <text:p>5.16883321</text:p>
          </table:table-cell>
        </table:table-row>
        <table:table-row table:style-name="ro1">
          <table:table-cell office:value-type="float" office:value="7.48125" calcext:value-type="float">
            <text:p>7.4812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0.0138889" calcext:value-type="float">
            <text:p>0.0138889</text:p>
          </table:table-cell>
          <table:table-cell office:value-type="float" office:value="0" calcext:value-type="float">
            <text:p>0</text:p>
          </table:table-cell>
          <table:table-cell office:value-type="float" office:value="0.00694444" calcext:value-type="float">
            <text:p>0.00694444</text:p>
          </table:table-cell>
          <table:table-cell table:number-columns-repeated="2" office:value-type="float" office:value="0.0277778" calcext:value-type="float">
            <text:p>0.0277778</text:p>
          </table:table-cell>
          <table:table-cell office:value-type="float" office:value="0.0763889" calcext:value-type="float">
            <text:p>0.0763889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111111" calcext:value-type="float">
            <text:p>0.111111</text:p>
          </table:table-cell>
          <table:table-cell office:value-type="float" office:value="0.229167" calcext:value-type="float">
            <text:p>0.229167</text:p>
          </table:table-cell>
          <table:table-cell office:value-type="float" office:value="0.138889" calcext:value-type="float">
            <text:p>0.138889</text:p>
          </table:table-cell>
          <table:table-cell office:value-type="float" office:value="0.152778" calcext:value-type="float">
            <text:p>0.152778</text:p>
          </table:table-cell>
          <table:table-cell office:value-type="float" office:value="0.111111" calcext:value-type="float">
            <text:p>0.111111</text:p>
          </table:table-cell>
          <table:table-cell office:value-type="float" office:value="0.180556" calcext:value-type="float">
            <text:p>0.180556</text:p>
          </table:table-cell>
          <table:table-cell office:value-type="float" office:value="0.194444" calcext:value-type="float">
            <text:p>0.194444</text:p>
          </table:table-cell>
          <table:table-cell office:value-type="float" office:value="0.208333" calcext:value-type="float">
            <text:p>0.208333</text:p>
          </table:table-cell>
          <table:table-cell office:value-type="float" office:value="0.229167" calcext:value-type="float">
            <text:p>0.229167</text:p>
          </table:table-cell>
          <table:table-cell office:value-type="float" office:value="0.194444" calcext:value-type="float">
            <text:p>0.194444</text:p>
          </table:table-cell>
          <table:table-cell office:value-type="float" office:value="0.180556" calcext:value-type="float">
            <text:p>0.180556</text:p>
          </table:table-cell>
          <table:table-cell office:value-type="float" office:value="0.0972222" calcext:value-type="float">
            <text:p>0.0972222</text:p>
          </table:table-cell>
          <table:table-cell office:value-type="float" office:value="0.118056" calcext:value-type="float">
            <text:p>0.118056</text:p>
          </table:table-cell>
          <table:table-cell office:value-type="float" office:value="0.0763889" calcext:value-type="float">
            <text:p>0.0763889</text:p>
          </table:table-cell>
          <table:table-cell office:value-type="float" office:value="0.0416667" calcext:value-type="float">
            <text:p>0.0416667</text:p>
          </table:table-cell>
          <table:table-cell office:value-type="float" office:value="0.0694444" calcext:value-type="float">
            <text:p>0.0694444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972222" calcext:value-type="float">
            <text:p>0.0972222</text:p>
          </table:table-cell>
          <table:table-cell office:value-type="float" office:value="0.0694444" calcext:value-type="float">
            <text:p>0.0694444</text:p>
          </table:table-cell>
          <table:table-cell office:value-type="float" office:value="0.0486111" calcext:value-type="float">
            <text:p>0.0486111</text:p>
          </table:table-cell>
          <table:table-cell office:value-type="float" office:value="0.0347222" calcext:value-type="float">
            <text:p>0.0347222</text:p>
          </table:table-cell>
          <table:table-cell office:value-type="float" office:value="0.125" calcext:value-type="float">
            <text:p>0.125</text:p>
          </table:table-cell>
          <table:table-cell office:value-type="float" office:value="0.0694444" calcext:value-type="float">
            <text:p>0.0694444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0694444" calcext:value-type="float">
            <text:p>0.0694444</text:p>
          </table:table-cell>
          <table:table-cell office:value-type="float" office:value="0.0486111" calcext:value-type="float">
            <text:p>0.0486111</text:p>
          </table:table-cell>
          <table:table-cell office:value-type="float" office:value="0.0694444" calcext:value-type="float">
            <text:p>0.0694444</text:p>
          </table:table-cell>
          <table:table-cell office:value-type="float" office:value="0.0416667" calcext:value-type="float">
            <text:p>0.0416667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555556" calcext:value-type="float">
            <text:p>0.0555556</text:p>
          </table:table-cell>
          <table:table-cell office:value-type="float" office:value="0.0972222" calcext:value-type="float">
            <text:p>0.0972222</text:p>
          </table:table-cell>
          <table:table-cell table:number-columns-repeated="2" office:value-type="float" office:value="0.0347222" calcext:value-type="float">
            <text:p>0.0347222</text:p>
          </table:table-cell>
          <table:table-cell office:value-type="float" office:value="0.0486111" calcext:value-type="float">
            <text:p>0.0486111</text:p>
          </table:table-cell>
          <table:table-cell office:value-type="float" office:value="0.0138889" calcext:value-type="float">
            <text:p>0.0138889</text:p>
          </table:table-cell>
          <table:table-cell office:value-type="float" office:value="0.00694444" calcext:value-type="float">
            <text:p>0.00694444</text:p>
          </table:table-cell>
          <table:table-cell office:value-type="float" office:value="0.0138889" calcext:value-type="float">
            <text:p>0.0138889</text:p>
          </table:table-cell>
          <table:table-cell table:number-columns-repeated="2" office:value-type="float" office:value="0.0347222" calcext:value-type="float">
            <text:p>0.0347222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763889" calcext:value-type="float">
            <text:p>0.0763889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118056" calcext:value-type="float">
            <text:p>0.118056</text:p>
          </table:table-cell>
          <table:table-cell office:value-type="float" office:value="0.0972222" calcext:value-type="float">
            <text:p>0.0972222</text:p>
          </table:table-cell>
          <table:table-cell office:value-type="float" office:value="0.0763889" calcext:value-type="float">
            <text:p>0.0763889</text:p>
          </table:table-cell>
          <table:table-cell office:value-type="float" office:value="0.0833333" calcext:value-type="float">
            <text:p>0.0833333</text:p>
          </table:table-cell>
          <table:table-cell office:value-type="float" office:value="0.0694444" calcext:value-type="float">
            <text:p>0.0694444</text:p>
          </table:table-cell>
          <table:table-cell office:value-type="float" office:value="0.0763889" calcext:value-type="float">
            <text:p>0.0763889</text:p>
          </table:table-cell>
          <table:table-cell office:value-type="float" office:value="0.0486111" calcext:value-type="float">
            <text:p>0.0486111</text:p>
          </table:table-cell>
          <table:table-cell office:value-type="float" office:value="0.0972222" calcext:value-type="float">
            <text:p>0.0972222</text:p>
          </table:table-cell>
          <table:table-cell office:value-type="float" office:value="0.0486111" calcext:value-type="float">
            <text:p>0.0486111</text:p>
          </table:table-cell>
          <table:table-cell office:value-type="float" office:value="0.0763889" calcext:value-type="float">
            <text:p>0.0763889</text:p>
          </table:table-cell>
          <table:table-cell office:value-type="float" office:value="0.0555556" calcext:value-type="float">
            <text:p>0.0555556</text:p>
          </table:table-cell>
          <table:table-cell office:value-type="float" office:value="0.0694444" calcext:value-type="float">
            <text:p>0.0694444</text:p>
          </table:table-cell>
          <table:table-cell table:number-columns-repeated="2" office:value-type="float" office:value="0.0902778" calcext:value-type="float">
            <text:p>0.0902778</text:p>
          </table:table-cell>
          <table:table-cell office:value-type="float" office:value="0.145833" calcext:value-type="float">
            <text:p>0.145833</text:p>
          </table:table-cell>
          <table:table-cell table:formula="of:=SUM([.B126:.CC126])" office:value-type="float" office:value="5.15972298" calcext:value-type="float">
            <text:p>5.15972298</text:p>
          </table:table-cell>
        </table:table-row>
        <table:table-row table:style-name="ro1">
          <table:table-cell office:value-type="float" office:value="7.540625" calcext:value-type="float">
            <text:p>7.540625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3" office:value-type="float" office:value="0.0434783" calcext:value-type="float">
            <text:p>0.0434783</text:p>
          </table:table-cell>
          <table:table-cell office:value-type="float" office:value="0" calcext:value-type="float">
            <text:p>0</text:p>
          </table:table-cell>
          <table:table-cell office:value-type="float" office:value="0.173913" calcext:value-type="float">
            <text:p>0.173913</text:p>
          </table:table-cell>
          <table:table-cell table:number-columns-repeated="2" office:value-type="float" office:value="0.130435" calcext:value-type="float">
            <text:p>0.130435</text:p>
          </table:table-cell>
          <table:table-cell office:value-type="float" office:value="0.173913" calcext:value-type="float">
            <text:p>0.173913</text:p>
          </table:table-cell>
          <table:table-cell office:value-type="float" office:value="0.130435" calcext:value-type="float">
            <text:p>0.130435</text:p>
          </table:table-cell>
          <table:table-cell office:value-type="float" office:value="0.217391" calcext:value-type="float">
            <text:p>0.217391</text:p>
          </table:table-cell>
          <table:table-cell office:value-type="float" office:value="0.0869565" calcext:value-type="float">
            <text:p>0.0869565</text:p>
          </table:table-cell>
          <table:table-cell office:value-type="float" office:value="0.130435" calcext:value-type="float">
            <text:p>0.130435</text:p>
          </table:table-cell>
          <table:table-cell office:value-type="float" office:value="0.0869565" calcext:value-type="float">
            <text:p>0.0869565</text:p>
          </table:table-cell>
          <table:table-cell office:value-type="float" office:value="0.130435" calcext:value-type="float">
            <text:p>0.130435</text:p>
          </table:table-cell>
          <table:table-cell office:value-type="float" office:value="0.26087" calcext:value-type="float">
            <text:p>0.26087</text:p>
          </table:table-cell>
          <table:table-cell office:value-type="float" office:value="0.304348" calcext:value-type="float">
            <text:p>0.304348</text:p>
          </table:table-cell>
          <table:table-cell office:value-type="float" office:value="0.217391" calcext:value-type="float">
            <text:p>0.217391</text:p>
          </table:table-cell>
          <table:table-cell office:value-type="float" office:value="0.173913" calcext:value-type="float">
            <text:p>0.173913</text:p>
          </table:table-cell>
          <table:table-cell office:value-type="float" office:value="0.0869565" calcext:value-type="float">
            <text:p>0.0869565</text:p>
          </table:table-cell>
          <table:table-cell table:number-columns-repeated="2" office:value-type="float" office:value="0.0434783" calcext:value-type="float">
            <text:p>0.0434783</text:p>
          </table:table-cell>
          <table:table-cell office:value-type="float" office:value="0.130435" calcext:value-type="float">
            <text:p>0.130435</text:p>
          </table:table-cell>
          <table:table-cell office:value-type="float" office:value="0" calcext:value-type="float">
            <text:p>0</text:p>
          </table:table-cell>
          <table:table-cell office:value-type="float" office:value="0.0434783" calcext:value-type="float">
            <text:p>0.0434783</text:p>
          </table:table-cell>
          <table:table-cell office:value-type="float" office:value="0.0869565" calcext:value-type="float">
            <text:p>0.0869565</text:p>
          </table:table-cell>
          <table:table-cell office:value-type="float" office:value="0.0434783" calcext:value-type="float">
            <text:p>0.04347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869565" calcext:value-type="float">
            <text:p>0.0869565</text:p>
          </table:table-cell>
          <table:table-cell table:number-columns-repeated="2" office:value-type="float" office:value="0.0434783" calcext:value-type="float">
            <text:p>0.0434783</text:p>
          </table:table-cell>
          <table:table-cell office:value-type="float" office:value="0" calcext:value-type="float">
            <text:p>0</text:p>
          </table:table-cell>
          <table:table-cell office:value-type="float" office:value="0.0869565" calcext:value-type="float">
            <text:p>0.0869565</text:p>
          </table:table-cell>
          <table:table-cell table:number-columns-repeated="3" office:value-type="float" office:value="0.0434783" calcext:value-type="float">
            <text:p>0.043478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434783" calcext:value-type="float">
            <text:p>0.043478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34783" calcext:value-type="float">
            <text:p>0.0434783</text:p>
          </table:table-cell>
          <table:table-cell table:number-columns-repeated="2" office:value-type="float" office:value="0.130435" calcext:value-type="float">
            <text:p>0.130435</text:p>
          </table:table-cell>
          <table:table-cell table:number-columns-repeated="4" office:value-type="float" office:value="0.0434783" calcext:value-type="float">
            <text:p>0.0434783</text:p>
          </table:table-cell>
          <table:table-cell table:number-columns-repeated="3" office:value-type="float" office:value="0.0869565" calcext:value-type="float">
            <text:p>0.0869565</text:p>
          </table:table-cell>
          <table:table-cell office:value-type="float" office:value="0.173913" calcext:value-type="float">
            <text:p>0.173913</text:p>
          </table:table-cell>
          <table:table-cell office:value-type="float" office:value="0.0869565" calcext:value-type="float">
            <text:p>0.0869565</text:p>
          </table:table-cell>
          <table:table-cell office:value-type="float" office:value="0.217391" calcext:value-type="float">
            <text:p>0.217391</text:p>
          </table:table-cell>
          <table:table-cell table:number-columns-repeated="2" office:value-type="float" office:value="0.0434783" calcext:value-type="float">
            <text:p>0.0434783</text:p>
          </table:table-cell>
          <table:table-cell table:formula="of:=SUM([.B127:.CC127])" office:value-type="float" office:value="4.7391323" calcext:value-type="float">
            <text:p>4.7391323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0.0833333" calcext:value-type="float">
            <text:p>0.08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833333" calcext:value-type="float">
            <text:p>0.0833333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0833333" calcext:value-type="float">
            <text:p>0.0833333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0833333" calcext:value-type="float">
            <text:p>0.08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833333" calcext:value-type="float">
            <text:p>0.0833333</text:p>
          </table:table-cell>
          <table:table-cell office:value-type="float" office:value="0" calcext:value-type="float">
            <text:p>0</text:p>
          </table:table-cell>
          <table:table-cell office:value-type="float" office:value="0.0833333" calcext:value-type="float">
            <text:p>0.083333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833333" calcext:value-type="float">
            <text:p>0.08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833333" calcext:value-type="float">
            <text:p>0.08333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833333" calcext:value-type="float">
            <text:p>0.08333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833333" calcext:value-type="float">
            <text:p>0.0833333</text:p>
          </table:table-cell>
          <table:table-cell office:value-type="float" office:value="0" calcext:value-type="float">
            <text:p>0</text:p>
          </table:table-cell>
          <table:table-cell office:value-type="float" office:value="0.0833333" calcext:value-type="float">
            <text:p>0.08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833333" calcext:value-type="float">
            <text:p>0.0833333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0833333" calcext:value-type="float">
            <text:p>0.0833333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66667" calcext:value-type="float">
            <text:p>0.166667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0833333" calcext:value-type="float">
            <text:p>0.0833333</text:p>
          </table:table-cell>
          <table:table-cell office:value-type="float" office:value="0.333333" calcext:value-type="float">
            <text:p>0.333333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8:.CC128])" office:value-type="float" office:value="5.3333336" calcext:value-type="float">
            <text:p>5.3333336</text:p>
          </table:table-cell>
        </table:table-row>
        <table:table-row table:style-name="ro1">
          <table:table-cell office:value-type="float" office:value="7.659375" calcext:value-type="float">
            <text:p>7.659375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13" office:value-type="float" office:value="0" calcext:value-type="float">
            <text:p>0</text:p>
          </table:table-cell>
          <table:table-cell table:formula="of:=SUM([.B129:.CC129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7.71875" calcext:value-type="float">
            <text:p>7.71875</text:p>
          </table:table-cell>
          <table:table-cell table:number-columns-repeated="80" office:value-type="string" calcext:value-type="string">
            <text:p>-nan</text:p>
          </table:table-cell>
          <table:table-cell/>
        </table:table-row>
        <table:table-row table:style-name="ro1">
          <table:table-cell office:value-type="float" office:value="7.778125" calcext:value-type="float">
            <text:p>7.778125</text:p>
          </table:table-cell>
          <table:table-cell table:number-columns-repeated="80" office:value-type="string" calcext:value-type="string">
            <text:p>-nan</text:p>
          </table:table-cell>
          <table:table-cell/>
        </table:table-row>
        <table:table-row table:style-name="ro1">
          <table:table-cell office:value-type="float" office:value="7.8375" calcext:value-type="float">
            <text:p>7.8375</text:p>
          </table:table-cell>
          <table:table-cell table:number-columns-repeated="80" office:value-type="string" calcext:value-type="string">
            <text:p>-nan</text:p>
          </table:table-cell>
          <table:table-cell/>
        </table:table-row>
        <table:table-row table:style-name="ro1">
          <table:table-cell office:value-type="float" office:value="7.896875" calcext:value-type="float">
            <text:p>7.896875</text:p>
          </table:table-cell>
          <table:table-cell table:number-columns-repeated="80" office:value-type="string" calcext:value-type="string">
            <text:p>-nan</text:p>
          </table:table-cell>
          <table:table-cell/>
        </table:table-row>
        <table:table-row table:style-name="ro1">
          <table:table-cell office:value-type="float" office:value="7.95625" calcext:value-type="float">
            <text:p>7.95625</text:p>
          </table:table-cell>
          <table:table-cell table:number-columns-repeated="80" office:value-type="string" calcext:value-type="string">
            <text:p>-nan</text:p>
          </table:table-cell>
          <table:table-cell/>
        </table:table-row>
        <table:table-row table:style-name="ro1">
          <table:table-cell office:value-type="float" office:value="8.015625" calcext:value-type="float">
            <text:p>8.015625</text:p>
          </table:table-cell>
          <table:table-cell table:number-columns-repeated="80" office:value-type="string" calcext:value-type="string">
            <text:p>-nan</text:p>
          </table:table-cell>
          <table:table-cell/>
        </table:table-row>
        <table:table-row table:style-name="ro1">
          <table:table-cell office:value-type="float" office:value="8.075" calcext:value-type="float">
            <text:p>8.075</text:p>
          </table:table-cell>
          <table:table-cell table:number-columns-repeated="80" office:value-type="string" calcext:value-type="string">
            <text:p>-nan</text:p>
          </table:table-cell>
          <table:table-cell/>
        </table:table-row>
        <table:table-row table:style-name="ro1">
          <table:table-cell office:value-type="float" office:value="8.134375" calcext:value-type="float">
            <text:p>8.134375</text:p>
          </table:table-cell>
          <table:table-cell table:number-columns-repeated="80" office:value-type="string" calcext:value-type="string">
            <text:p>-nan</text:p>
          </table:table-cell>
          <table:table-cell/>
        </table:table-row>
        <table:table-row table:style-name="ro1">
          <table:table-cell office:value-type="float" office:value="8.19375" calcext:value-type="float">
            <text:p>8.19375</text:p>
          </table:table-cell>
          <table:table-cell table:number-columns-repeated="80" office:value-type="string" calcext:value-type="string">
            <text:p>-nan</text:p>
          </table:table-cell>
          <table:table-cell/>
        </table:table-row>
        <table:table-row table:style-name="ro1">
          <table:table-cell office:value-type="float" office:value="8.253125" calcext:value-type="float">
            <text:p>8.253125</text:p>
          </table:table-cell>
          <table:table-cell table:number-columns-repeated="80" office:value-type="string" calcext:value-type="string">
            <text:p>-nan</text:p>
          </table:table-cell>
          <table:table-cell/>
        </table:table-row>
        <table:table-row table:style-name="ro1">
          <table:table-cell office:value-type="float" office:value="8.3125" calcext:value-type="float">
            <text:p>8.3125</text:p>
          </table:table-cell>
          <table:table-cell table:number-columns-repeated="80" office:value-type="string" calcext:value-type="string">
            <text:p>-nan</text:p>
          </table:table-cell>
          <table:table-cell/>
        </table:table-row>
        <table:table-row table:style-name="ro1">
          <table:table-cell office:value-type="float" office:value="8.371875" calcext:value-type="float">
            <text:p>8.371875</text:p>
          </table:table-cell>
          <table:table-cell table:number-columns-repeated="80" office:value-type="string" calcext:value-type="string">
            <text:p>-nan</text:p>
          </table:table-cell>
          <table:table-cell/>
        </table:table-row>
        <table:table-row table:style-name="ro1">
          <table:table-cell office:value-type="float" office:value="8.43125" calcext:value-type="float">
            <text:p>8.43125</text:p>
          </table:table-cell>
          <table:table-cell table:number-columns-repeated="80" office:value-type="string" calcext:value-type="string">
            <text:p>-nan</text:p>
          </table:table-cell>
          <table:table-cell/>
        </table:table-row>
        <table:table-row table:style-name="ro1">
          <table:table-cell office:value-type="float" office:value="8.490625" calcext:value-type="float">
            <text:p>8.490625</text:p>
          </table:table-cell>
          <table:table-cell table:number-columns-repeated="80" office:value-type="string" calcext:value-type="string">
            <text:p>-nan</text:p>
          </table:table-cell>
          <table:table-cell/>
        </table:table-row>
        <table:table-row table:style-name="ro1">
          <table:table-cell office:value-type="float" office:value="8.55" calcext:value-type="float">
            <text:p>8.55</text:p>
          </table:table-cell>
          <table:table-cell table:number-columns-repeated="80" office:value-type="string" calcext:value-type="string">
            <text:p>-nan</text:p>
          </table:table-cell>
          <table:table-cell/>
        </table:table-row>
        <table:table-row table:style-name="ro1">
          <table:table-cell office:value-type="float" office:value="8.609375" calcext:value-type="float">
            <text:p>8.609375</text:p>
          </table:table-cell>
          <table:table-cell table:number-columns-repeated="80" office:value-type="string" calcext:value-type="string">
            <text:p>-nan</text:p>
          </table:table-cell>
          <table:table-cell/>
        </table:table-row>
        <table:table-row table:style-name="ro1">
          <table:table-cell office:value-type="float" office:value="8.66875" calcext:value-type="float">
            <text:p>8.66875</text:p>
          </table:table-cell>
          <table:table-cell table:number-columns-repeated="80" office:value-type="string" calcext:value-type="string">
            <text:p>-nan</text:p>
          </table:table-cell>
          <table:table-cell/>
        </table:table-row>
        <table:table-row table:style-name="ro1">
          <table:table-cell office:value-type="float" office:value="8.728125" calcext:value-type="float">
            <text:p>8.728125</text:p>
          </table:table-cell>
          <table:table-cell table:number-columns-repeated="80" office:value-type="string" calcext:value-type="string">
            <text:p>-nan</text:p>
          </table:table-cell>
          <table:table-cell/>
        </table:table-row>
        <table:table-row table:style-name="ro1">
          <table:table-cell office:value-type="float" office:value="8.7875" calcext:value-type="float">
            <text:p>8.7875</text:p>
          </table:table-cell>
          <table:table-cell table:number-columns-repeated="80" office:value-type="string" calcext:value-type="string">
            <text:p>-nan</text:p>
          </table:table-cell>
          <table:table-cell/>
        </table:table-row>
        <table:table-row table:style-name="ro1">
          <table:table-cell office:value-type="float" office:value="8.846875" calcext:value-type="float">
            <text:p>8.846875</text:p>
          </table:table-cell>
          <table:table-cell table:number-columns-repeated="80" office:value-type="string" calcext:value-type="string">
            <text:p>-nan</text:p>
          </table:table-cell>
          <table:table-cell/>
        </table:table-row>
        <table:table-row table:style-name="ro1">
          <table:table-cell office:value-type="float" office:value="8.90625" calcext:value-type="float">
            <text:p>8.90625</text:p>
          </table:table-cell>
          <table:table-cell table:number-columns-repeated="80" office:value-type="string" calcext:value-type="string">
            <text:p>-nan</text:p>
          </table:table-cell>
          <table:table-cell/>
        </table:table-row>
        <table:table-row table:style-name="ro1">
          <table:table-cell office:value-type="float" office:value="8.965625" calcext:value-type="float">
            <text:p>8.965625</text:p>
          </table:table-cell>
          <table:table-cell table:number-columns-repeated="80" office:value-type="string" calcext:value-type="string">
            <text:p>-nan</text:p>
          </table:table-cell>
          <table:table-cell/>
        </table:table-row>
        <table:table-row table:style-name="ro1">
          <table:table-cell office:value-type="float" office:value="9.025" calcext:value-type="float">
            <text:p>9.025</text:p>
          </table:table-cell>
          <table:table-cell table:number-columns-repeated="80" office:value-type="string" calcext:value-type="string">
            <text:p>-nan</text:p>
          </table:table-cell>
          <table:table-cell/>
        </table:table-row>
        <table:table-row table:style-name="ro1">
          <table:table-cell office:value-type="float" office:value="9.084375" calcext:value-type="float">
            <text:p>9.084375</text:p>
          </table:table-cell>
          <table:table-cell table:number-columns-repeated="80" office:value-type="string" calcext:value-type="string">
            <text:p>-nan</text:p>
          </table:table-cell>
          <table:table-cell/>
        </table:table-row>
        <table:table-row table:style-name="ro1">
          <table:table-cell office:value-type="float" office:value="9.14375" calcext:value-type="float">
            <text:p>9.14375</text:p>
          </table:table-cell>
          <table:table-cell table:number-columns-repeated="80" office:value-type="string" calcext:value-type="string">
            <text:p>-nan</text:p>
          </table:table-cell>
          <table:table-cell/>
        </table:table-row>
        <table:table-row table:style-name="ro1">
          <table:table-cell office:value-type="float" office:value="9.203125" calcext:value-type="float">
            <text:p>9.203125</text:p>
          </table:table-cell>
          <table:table-cell table:number-columns-repeated="80" office:value-type="string" calcext:value-type="string">
            <text:p>-nan</text:p>
          </table:table-cell>
          <table:table-cell/>
        </table:table-row>
        <table:table-row table:style-name="ro1">
          <table:table-cell office:value-type="float" office:value="9.2625" calcext:value-type="float">
            <text:p>9.2625</text:p>
          </table:table-cell>
          <table:table-cell table:number-columns-repeated="80" office:value-type="string" calcext:value-type="string">
            <text:p>-nan</text:p>
          </table:table-cell>
          <table:table-cell/>
        </table:table-row>
        <table:table-row table:style-name="ro1">
          <table:table-cell office:value-type="float" office:value="9.321875" calcext:value-type="float">
            <text:p>9.321875</text:p>
          </table:table-cell>
          <table:table-cell table:number-columns-repeated="80" office:value-type="string" calcext:value-type="string">
            <text:p>-nan</text:p>
          </table:table-cell>
          <table:table-cell/>
        </table:table-row>
        <table:table-row table:style-name="ro1">
          <table:table-cell office:value-type="float" office:value="9.38125" calcext:value-type="float">
            <text:p>9.38125</text:p>
          </table:table-cell>
          <table:table-cell table:number-columns-repeated="80" office:value-type="string" calcext:value-type="string">
            <text:p>-nan</text:p>
          </table:table-cell>
          <table:table-cell/>
        </table:table-row>
        <table:table-row table:style-name="ro1">
          <table:table-cell office:value-type="float" office:value="9.440625" calcext:value-type="float">
            <text:p>9.440625</text:p>
          </table:table-cell>
          <table:table-cell table:number-columns-repeated="80" office:value-type="string" calcext:value-type="string">
            <text:p>-nan</text:p>
          </table:table-cell>
          <table:table-cell/>
        </table:table-row>
        <table:table-row table:style-name="ro1">
          <table:table-cell office:value-type="float" office:value="9.5" calcext:value-type="float">
            <text:p>9.5</text:p>
          </table:table-cell>
          <table:table-cell table:number-columns-repeated="80" office:value-type="string" calcext:value-type="string">
            <text:p>-nan</text:p>
          </table:table-cell>
          <table:table-cell/>
        </table:table-row>
      </table:table>
      <table:table table:name="Sheet2" table:style-name="ta1">
        <table:shapes>
          <draw:frame draw:z-index="0" draw:style-name="gr1" draw:text-style-name="P1" svg:width="298.74mm" svg:height="175.84mm" svg:x="1879.17mm" svg:y="5.58mm">
            <loext:p draw:notify-on-update-of-ranges="Sheet2.CD31:Sheet2.CD12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82" table:default-cell-style-name="Default"/>
        <table:table-row table:style-name="ro1">
          <table:table-cell office:value-type="float" office:value="0.059375" calcext:value-type="float">
            <text:p>0.059375</text:p>
          </table:table-cell>
          <table:table-cell table:number-columns-repeated="80" office:value-type="string" calcext:value-type="string">
            <text:p>-nan</text:p>
          </table:table-cell>
          <table:table-cell table:formula="of:=SUM([.P1:.CC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875" calcext:value-type="float">
            <text:p>0.11875</text:p>
          </table:table-cell>
          <table:table-cell table:number-columns-repeated="80" office:value-type="string" calcext:value-type="string">
            <text:p>-nan</text:p>
          </table:table-cell>
          <table:table-cell table:formula="of:=SUM([.P2:.CC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8125" calcext:value-type="float">
            <text:p>0.178125</text:p>
          </table:table-cell>
          <table:table-cell table:number-columns-repeated="80" office:value-type="string" calcext:value-type="string">
            <text:p>-nan</text:p>
          </table:table-cell>
          <table:table-cell table:formula="of:=SUM([.P3:.CC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375" calcext:value-type="float">
            <text:p>0.2375</text:p>
          </table:table-cell>
          <table:table-cell table:number-columns-repeated="80" office:value-type="string" calcext:value-type="string">
            <text:p>-nan</text:p>
          </table:table-cell>
          <table:table-cell table:formula="of:=SUM([.P4:.CC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96875" calcext:value-type="float">
            <text:p>0.296875</text:p>
          </table:table-cell>
          <table:table-cell table:number-columns-repeated="80" office:value-type="string" calcext:value-type="string">
            <text:p>-nan</text:p>
          </table:table-cell>
          <table:table-cell table:formula="of:=SUM([.P5:.CC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5625" calcext:value-type="float">
            <text:p>0.35625</text:p>
          </table:table-cell>
          <table:table-cell table:number-columns-repeated="80" office:value-type="string" calcext:value-type="string">
            <text:p>-nan</text:p>
          </table:table-cell>
          <table:table-cell table:formula="of:=SUM([.P6:.CC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5625" calcext:value-type="float">
            <text:p>0.415625</text:p>
          </table:table-cell>
          <table:table-cell table:number-columns-repeated="80" office:value-type="string" calcext:value-type="string">
            <text:p>-nan</text:p>
          </table:table-cell>
          <table:table-cell table:formula="of:=SUM([.P7:.CC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table:number-columns-repeated="80" office:value-type="string" calcext:value-type="string">
            <text:p>-nan</text:p>
          </table:table-cell>
          <table:table-cell table:formula="of:=SUM([.P8:.CC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34375" calcext:value-type="float">
            <text:p>0.534375</text:p>
          </table:table-cell>
          <table:table-cell table:number-columns-repeated="80" office:value-type="string" calcext:value-type="string">
            <text:p>-nan</text:p>
          </table:table-cell>
          <table:table-cell table:formula="of:=SUM([.P9:.CC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9375" calcext:value-type="float">
            <text:p>0.59375</text:p>
          </table:table-cell>
          <table:table-cell table:number-columns-repeated="80" office:value-type="string" calcext:value-type="string">
            <text:p>-nan</text:p>
          </table:table-cell>
          <table:table-cell table:formula="of:=SUM([.P10:.CC1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53125" calcext:value-type="float">
            <text:p>0.653125</text:p>
          </table:table-cell>
          <table:table-cell table:number-columns-repeated="80" office:value-type="string" calcext:value-type="string">
            <text:p>-nan</text:p>
          </table:table-cell>
          <table:table-cell table:formula="of:=SUM([.P11:.CC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125" calcext:value-type="float">
            <text:p>0.7125</text:p>
          </table:table-cell>
          <table:table-cell table:number-columns-repeated="80" office:value-type="string" calcext:value-type="string">
            <text:p>-nan</text:p>
          </table:table-cell>
          <table:table-cell table:formula="of:=SUM([.P12:.CC1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71875" calcext:value-type="float">
            <text:p>0.771875</text:p>
          </table:table-cell>
          <table:table-cell table:number-columns-repeated="80" office:value-type="string" calcext:value-type="string">
            <text:p>-nan</text:p>
          </table:table-cell>
          <table:table-cell table:formula="of:=SUM([.P13:.CC1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3125" calcext:value-type="float">
            <text:p>0.83125</text:p>
          </table:table-cell>
          <table:table-cell table:number-columns-repeated="80" office:value-type="string" calcext:value-type="string">
            <text:p>-nan</text:p>
          </table:table-cell>
          <table:table-cell table:formula="of:=SUM([.P14:.CC1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90625" calcext:value-type="float">
            <text:p>0.890625</text:p>
          </table:table-cell>
          <table:table-cell table:number-columns-repeated="80" office:value-type="string" calcext:value-type="string">
            <text:p>-nan</text:p>
          </table:table-cell>
          <table:table-cell table:formula="of:=SUM([.P15:.CC1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table:number-columns-repeated="80" office:value-type="string" calcext:value-type="string">
            <text:p>-nan</text:p>
          </table:table-cell>
          <table:table-cell table:formula="of:=SUM([.P16:.CC1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09375" calcext:value-type="float">
            <text:p>1.009375</text:p>
          </table:table-cell>
          <table:table-cell table:number-columns-repeated="80" office:value-type="string" calcext:value-type="string">
            <text:p>-nan</text:p>
          </table:table-cell>
          <table:table-cell table:formula="of:=SUM([.P17:.CC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6875" calcext:value-type="float">
            <text:p>1.06875</text:p>
          </table:table-cell>
          <table:table-cell table:number-columns-repeated="80" office:value-type="string" calcext:value-type="string">
            <text:p>-nan</text:p>
          </table:table-cell>
          <table:table-cell table:formula="of:=SUM([.P18:.CC1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28125" calcext:value-type="float">
            <text:p>1.128125</text:p>
          </table:table-cell>
          <table:table-cell table:number-columns-repeated="80" office:value-type="string" calcext:value-type="string">
            <text:p>-nan</text:p>
          </table:table-cell>
          <table:table-cell table:formula="of:=SUM([.P19:.CC1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875" calcext:value-type="float">
            <text:p>1.1875</text:p>
          </table:table-cell>
          <table:table-cell table:number-columns-repeated="80" office:value-type="string" calcext:value-type="string">
            <text:p>-nan</text:p>
          </table:table-cell>
          <table:table-cell table:formula="of:=SUM([.P20:.CC2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46875" calcext:value-type="float">
            <text:p>1.246875</text:p>
          </table:table-cell>
          <table:table-cell table:number-columns-repeated="80" office:value-type="string" calcext:value-type="string">
            <text:p>-nan</text:p>
          </table:table-cell>
          <table:table-cell table:formula="of:=SUM([.P21:.CC2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0625" calcext:value-type="float">
            <text:p>1.30625</text:p>
          </table:table-cell>
          <table:table-cell table:number-columns-repeated="80" office:value-type="string" calcext:value-type="string">
            <text:p>-nan</text:p>
          </table:table-cell>
          <table:table-cell table:formula="of:=SUM([.P22:.CC2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65625" calcext:value-type="float">
            <text:p>1.365625</text:p>
          </table:table-cell>
          <table:table-cell table:number-columns-repeated="80" office:value-type="string" calcext:value-type="string">
            <text:p>-nan</text:p>
          </table:table-cell>
          <table:table-cell table:formula="of:=SUM([.P23:.CC2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25" calcext:value-type="float">
            <text:p>1.425</text:p>
          </table:table-cell>
          <table:table-cell table:number-columns-repeated="80" office:value-type="string" calcext:value-type="string">
            <text:p>-nan</text:p>
          </table:table-cell>
          <table:table-cell table:formula="of:=SUM([.P24:.CC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84375" calcext:value-type="float">
            <text:p>1.484375</text:p>
          </table:table-cell>
          <table:table-cell table:number-columns-repeated="80" office:value-type="string" calcext:value-type="string">
            <text:p>-nan</text:p>
          </table:table-cell>
          <table:table-cell table:formula="of:=SUM([.P25:.CC2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4375" calcext:value-type="float">
            <text:p>1.54375</text:p>
          </table:table-cell>
          <table:table-cell table:number-columns-repeated="80" office:value-type="string" calcext:value-type="string">
            <text:p>-nan</text:p>
          </table:table-cell>
          <table:table-cell table:formula="of:=SUM([.P26:.CC2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03125" calcext:value-type="float">
            <text:p>1.603125</text:p>
          </table:table-cell>
          <table:table-cell table:number-columns-repeated="80" office:value-type="string" calcext:value-type="string">
            <text:p>-nan</text:p>
          </table:table-cell>
          <table:table-cell table:formula="of:=SUM([.P27:.CC2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625" calcext:value-type="float">
            <text:p>1.6625</text:p>
          </table:table-cell>
          <table:table-cell table:number-columns-repeated="80" office:value-type="string" calcext:value-type="string">
            <text:p>-nan</text:p>
          </table:table-cell>
          <table:table-cell table:formula="of:=SUM([.P28:.CC2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21875" calcext:value-type="float">
            <text:p>1.721875</text:p>
          </table:table-cell>
          <table:table-cell table:number-columns-repeated="80" office:value-type="string" calcext:value-type="string">
            <text:p>-nan</text:p>
          </table:table-cell>
          <table:table-cell table:formula="of:=SUM([.P29:.CC2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8125" calcext:value-type="float">
            <text:p>1.78125</text:p>
          </table:table-cell>
          <table:table-cell table:number-columns-repeated="80" office:value-type="string" calcext:value-type="string">
            <text:p>-nan</text:p>
          </table:table-cell>
          <table:table-cell table:formula="of:=SUM([.P30:.CC3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40625" calcext:value-type="float">
            <text:p>1.840625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4" office:value-type="float" office:value="0" calcext:value-type="float">
            <text:p>0</text:p>
          </table:table-cell>
          <table:table-cell table:formula="of:=SUM([.P31:.CC3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P32:.CC32])"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1.959375" calcext:value-type="float">
            <text:p>1.959375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0.037037" calcext:value-type="float">
            <text:p>0.037037</text:p>
          </table:table-cell>
          <table:table-cell office:value-type="float" office:value="0" calcext:value-type="float">
            <text:p>0</text:p>
          </table:table-cell>
          <table:table-cell office:value-type="float" office:value="0.0185185" calcext:value-type="float">
            <text:p>0.0185185</text:p>
          </table:table-cell>
          <table:table-cell office:value-type="float" office:value="0" calcext:value-type="float">
            <text:p>0</text:p>
          </table:table-cell>
          <table:table-cell office:value-type="float" office:value="0.0185185" calcext:value-type="float">
            <text:p>0.0185185</text:p>
          </table:table-cell>
          <table:table-cell office:value-type="float" office:value="0.111111" calcext:value-type="float">
            <text:p>0.111111</text:p>
          </table:table-cell>
          <table:table-cell office:value-type="float" office:value="0.0185185" calcext:value-type="float">
            <text:p>0.0185185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0925926" calcext:value-type="float">
            <text:p>0.0925926</text:p>
          </table:table-cell>
          <table:table-cell office:value-type="float" office:value="0.0740741" calcext:value-type="float">
            <text:p>0.0740741</text:p>
          </table:table-cell>
          <table:table-cell office:value-type="float" office:value="0.111111" calcext:value-type="float">
            <text:p>0.111111</text:p>
          </table:table-cell>
          <table:table-cell office:value-type="float" office:value="0.0555556" calcext:value-type="float">
            <text:p>0.0555556</text:p>
          </table:table-cell>
          <table:table-cell office:value-type="float" office:value="0.0925926" calcext:value-type="float">
            <text:p>0.0925926</text:p>
          </table:table-cell>
          <table:table-cell office:value-type="float" office:value="0.12963" calcext:value-type="float">
            <text:p>0.12963</text:p>
          </table:table-cell>
          <table:table-cell office:value-type="float" office:value="0.0740741" calcext:value-type="float">
            <text:p>0.0740741</text:p>
          </table:table-cell>
          <table:table-cell office:value-type="float" office:value="0.0185185" calcext:value-type="float">
            <text:p>0.0185185</text:p>
          </table:table-cell>
          <table:table-cell office:value-type="float" office:value="0.0925926" calcext:value-type="float">
            <text:p>0.0925926</text:p>
          </table:table-cell>
          <table:table-cell office:value-type="float" office:value="0.0740741" calcext:value-type="float">
            <text:p>0.0740741</text:p>
          </table:table-cell>
          <table:table-cell office:value-type="float" office:value="0.037037" calcext:value-type="float">
            <text:p>0.037037</text:p>
          </table:table-cell>
          <table:table-cell table:number-columns-repeated="2" office:value-type="float" office:value="0.0185185" calcext:value-type="float">
            <text:p>0.0185185</text:p>
          </table:table-cell>
          <table:table-cell office:value-type="float" office:value="0.037037" calcext:value-type="float">
            <text:p>0.037037</text:p>
          </table:table-cell>
          <table:table-cell office:value-type="float" office:value="0" calcext:value-type="float">
            <text:p>0</text:p>
          </table:table-cell>
          <table:table-cell office:value-type="float" office:value="0.0185185" calcext:value-type="float">
            <text:p>0.0185185</text:p>
          </table:table-cell>
          <table:table-cell office:value-type="float" office:value="0.0555556" calcext:value-type="float">
            <text:p>0.0555556</text:p>
          </table:table-cell>
          <table:table-cell office:value-type="float" office:value="0" calcext:value-type="float">
            <text:p>0</text:p>
          </table:table-cell>
          <table:table-cell office:value-type="float" office:value="0.0740741" calcext:value-type="float">
            <text:p>0.0740741</text:p>
          </table:table-cell>
          <table:table-cell office:value-type="float" office:value="0.037037" calcext:value-type="float">
            <text:p>0.037037</text:p>
          </table:table-cell>
          <table:table-cell table:number-columns-repeated="2" office:value-type="float" office:value="0.0185185" calcext:value-type="float">
            <text:p>0.01851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85185" calcext:value-type="float">
            <text:p>0.0185185</text:p>
          </table:table-cell>
          <table:table-cell office:value-type="float" office:value="0" calcext:value-type="float">
            <text:p>0</text:p>
          </table:table-cell>
          <table:table-cell office:value-type="float" office:value="0.0555556" calcext:value-type="float">
            <text:p>0.055555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0185185" calcext:value-type="float">
            <text:p>0.01851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37037" calcext:value-type="float">
            <text:p>0.03703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0.0185185" calcext:value-type="float">
            <text:p>0.0185185</text:p>
          </table:table-cell>
          <table:table-cell office:value-type="float" office:value="0.037037" calcext:value-type="float">
            <text:p>0.0370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37037" calcext:value-type="float">
            <text:p>0.037037</text:p>
          </table:table-cell>
          <table:table-cell table:formula="of:=SUM([.P33:.CC33])" office:value-type="float" office:value="1.888889" calcext:value-type="float">
            <text:p>1.888889</text:p>
          </table:table-cell>
        </table:table-row>
        <table:table-row table:style-name="ro1">
          <table:table-cell office:value-type="float" office:value="2.01875" calcext:value-type="float">
            <text:p>2.01875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office:value-type="float" office:value="0.00617284" calcext:value-type="float">
            <text:p>0.00617284</text:p>
          </table:table-cell>
          <table:table-cell office:value-type="float" office:value="0.0246914" calcext:value-type="float">
            <text:p>0.0246914</text:p>
          </table:table-cell>
          <table:table-cell office:value-type="float" office:value="0.0432099" calcext:value-type="float">
            <text:p>0.0432099</text:p>
          </table:table-cell>
          <table:table-cell office:value-type="float" office:value="0.0246914" calcext:value-type="float">
            <text:p>0.0246914</text:p>
          </table:table-cell>
          <table:table-cell table:number-columns-repeated="2" office:value-type="float" office:value="0.0925926" calcext:value-type="float">
            <text:p>0.0925926</text:p>
          </table:table-cell>
          <table:table-cell office:value-type="float" office:value="0.0802469" calcext:value-type="float">
            <text:p>0.0802469</text:p>
          </table:table-cell>
          <table:table-cell office:value-type="float" office:value="0.0740741" calcext:value-type="float">
            <text:p>0.0740741</text:p>
          </table:table-cell>
          <table:table-cell office:value-type="float" office:value="0.0679012" calcext:value-type="float">
            <text:p>0.0679012</text:p>
          </table:table-cell>
          <table:table-cell office:value-type="float" office:value="0.0802469" calcext:value-type="float">
            <text:p>0.0802469</text:p>
          </table:table-cell>
          <table:table-cell office:value-type="float" office:value="0.0864198" calcext:value-type="float">
            <text:p>0.0864198</text:p>
          </table:table-cell>
          <table:table-cell office:value-type="float" office:value="0.117284" calcext:value-type="float">
            <text:p>0.117284</text:p>
          </table:table-cell>
          <table:table-cell office:value-type="float" office:value="0.111111" calcext:value-type="float">
            <text:p>0.111111</text:p>
          </table:table-cell>
          <table:table-cell office:value-type="float" office:value="0.0740741" calcext:value-type="float">
            <text:p>0.0740741</text:p>
          </table:table-cell>
          <table:table-cell office:value-type="float" office:value="0.0864198" calcext:value-type="float">
            <text:p>0.0864198</text:p>
          </table:table-cell>
          <table:table-cell office:value-type="float" office:value="0.037037" calcext:value-type="float">
            <text:p>0.037037</text:p>
          </table:table-cell>
          <table:table-cell office:value-type="float" office:value="0.0740741" calcext:value-type="float">
            <text:p>0.0740741</text:p>
          </table:table-cell>
          <table:table-cell office:value-type="float" office:value="0.037037" calcext:value-type="float">
            <text:p>0.037037</text:p>
          </table:table-cell>
          <table:table-cell table:number-columns-repeated="2" office:value-type="float" office:value="0.0308642" calcext:value-type="float">
            <text:p>0.0308642</text:p>
          </table:table-cell>
          <table:table-cell office:value-type="float" office:value="0.037037" calcext:value-type="float">
            <text:p>0.037037</text:p>
          </table:table-cell>
          <table:table-cell office:value-type="float" office:value="0.0555556" calcext:value-type="float">
            <text:p>0.0555556</text:p>
          </table:table-cell>
          <table:table-cell office:value-type="float" office:value="0.0308642" calcext:value-type="float">
            <text:p>0.0308642</text:p>
          </table:table-cell>
          <table:table-cell table:number-columns-repeated="2" office:value-type="float" office:value="0.0123457" calcext:value-type="float">
            <text:p>0.0123457</text:p>
          </table:table-cell>
          <table:table-cell office:value-type="float" office:value="0.0246914" calcext:value-type="float">
            <text:p>0.0246914</text:p>
          </table:table-cell>
          <table:table-cell office:value-type="float" office:value="0.037037" calcext:value-type="float">
            <text:p>0.037037</text:p>
          </table:table-cell>
          <table:table-cell office:value-type="float" office:value="0.0308642" calcext:value-type="float">
            <text:p>0.0308642</text:p>
          </table:table-cell>
          <table:table-cell office:value-type="float" office:value="0.0246914" calcext:value-type="float">
            <text:p>0.0246914</text:p>
          </table:table-cell>
          <table:table-cell office:value-type="float" office:value="0.0123457" calcext:value-type="float">
            <text:p>0.0123457</text:p>
          </table:table-cell>
          <table:table-cell office:value-type="float" office:value="0.00617284" calcext:value-type="float">
            <text:p>0.00617284</text:p>
          </table:table-cell>
          <table:table-cell office:value-type="float" office:value="0.0123457" calcext:value-type="float">
            <text:p>0.0123457</text:p>
          </table:table-cell>
          <table:table-cell table:number-columns-repeated="2" office:value-type="float" office:value="0.00617284" calcext:value-type="float">
            <text:p>0.00617284</text:p>
          </table:table-cell>
          <table:table-cell office:value-type="float" office:value="0.0185185" calcext:value-type="float">
            <text:p>0.0185185</text:p>
          </table:table-cell>
          <table:table-cell office:value-type="float" office:value="0.00617284" calcext:value-type="float">
            <text:p>0.00617284</text:p>
          </table:table-cell>
          <table:table-cell office:value-type="float" office:value="0.0123457" calcext:value-type="float">
            <text:p>0.0123457</text:p>
          </table:table-cell>
          <table:table-cell table:number-columns-repeated="2" office:value-type="float" office:value="0.0185185" calcext:value-type="float">
            <text:p>0.0185185</text:p>
          </table:table-cell>
          <table:table-cell office:value-type="float" office:value="0.0123457" calcext:value-type="float">
            <text:p>0.0123457</text:p>
          </table:table-cell>
          <table:table-cell office:value-type="float" office:value="0" calcext:value-type="float">
            <text:p>0</text:p>
          </table:table-cell>
          <table:table-cell office:value-type="float" office:value="0.00617284" calcext:value-type="float">
            <text:p>0.00617284</text:p>
          </table:table-cell>
          <table:table-cell office:value-type="float" office:value="0.0246914" calcext:value-type="float">
            <text:p>0.0246914</text:p>
          </table:table-cell>
          <table:table-cell table:number-columns-repeated="2" office:value-type="float" office:value="0.0185185" calcext:value-type="float">
            <text:p>0.0185185</text:p>
          </table:table-cell>
          <table:table-cell office:value-type="float" office:value="0.00617284" calcext:value-type="float">
            <text:p>0.00617284</text:p>
          </table:table-cell>
          <table:table-cell office:value-type="float" office:value="0.0246914" calcext:value-type="float">
            <text:p>0.0246914</text:p>
          </table:table-cell>
          <table:table-cell office:value-type="float" office:value="0.00617284" calcext:value-type="float">
            <text:p>0.00617284</text:p>
          </table:table-cell>
          <table:table-cell office:value-type="float" office:value="0.0185185" calcext:value-type="float">
            <text:p>0.0185185</text:p>
          </table:table-cell>
          <table:table-cell office:value-type="float" office:value="0.0123457" calcext:value-type="float">
            <text:p>0.0123457</text:p>
          </table:table-cell>
          <table:table-cell office:value-type="float" office:value="0.0246914" calcext:value-type="float">
            <text:p>0.0246914</text:p>
          </table:table-cell>
          <table:table-cell office:value-type="float" office:value="0.0185185" calcext:value-type="float">
            <text:p>0.0185185</text:p>
          </table:table-cell>
          <table:table-cell office:value-type="float" office:value="0.00617284" calcext:value-type="float">
            <text:p>0.00617284</text:p>
          </table:table-cell>
          <table:table-cell office:value-type="float" office:value="0.0123457" calcext:value-type="float">
            <text:p>0.0123457</text:p>
          </table:table-cell>
          <table:table-cell office:value-type="float" office:value="0.00617284" calcext:value-type="float">
            <text:p>0.00617284</text:p>
          </table:table-cell>
          <table:table-cell office:value-type="float" office:value="0.0308642" calcext:value-type="float">
            <text:p>0.0308642</text:p>
          </table:table-cell>
          <table:table-cell office:value-type="float" office:value="0.0123457" calcext:value-type="float">
            <text:p>0.0123457</text:p>
          </table:table-cell>
          <table:table-cell office:value-type="float" office:value="0.0308642" calcext:value-type="float">
            <text:p>0.0308642</text:p>
          </table:table-cell>
          <table:table-cell table:number-columns-repeated="2" office:value-type="float" office:value="0.0185185" calcext:value-type="float">
            <text:p>0.0185185</text:p>
          </table:table-cell>
          <table:table-cell office:value-type="float" office:value="0.0246914" calcext:value-type="float">
            <text:p>0.0246914</text:p>
          </table:table-cell>
          <table:table-cell table:formula="of:=SUM([.P34:.CC34])" office:value-type="float" office:value="2.01234604" calcext:value-type="float">
            <text:p>2.01234604</text:p>
          </table:table-cell>
        </table:table-row>
        <table:table-row table:style-name="ro1">
          <table:table-cell office:value-type="float" office:value="2.078125" calcext:value-type="float">
            <text:p>2.078125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0.00205761" calcext:value-type="float">
            <text:p>0.00205761</text:p>
          </table:table-cell>
          <table:table-cell office:value-type="float" office:value="0.00617284" calcext:value-type="float">
            <text:p>0.00617284</text:p>
          </table:table-cell>
          <table:table-cell office:value-type="float" office:value="0.00411523" calcext:value-type="float">
            <text:p>0.00411523</text:p>
          </table:table-cell>
          <table:table-cell office:value-type="float" office:value="0.0226337" calcext:value-type="float">
            <text:p>0.0226337</text:p>
          </table:table-cell>
          <table:table-cell office:value-type="float" office:value="0.0308642" calcext:value-type="float">
            <text:p>0.0308642</text:p>
          </table:table-cell>
          <table:table-cell office:value-type="float" office:value="0.0514403" calcext:value-type="float">
            <text:p>0.0514403</text:p>
          </table:table-cell>
          <table:table-cell office:value-type="float" office:value="0.063786" calcext:value-type="float">
            <text:p>0.063786</text:p>
          </table:table-cell>
          <table:table-cell office:value-type="float" office:value="0.0823045" calcext:value-type="float">
            <text:p>0.0823045</text:p>
          </table:table-cell>
          <table:table-cell office:value-type="float" office:value="0.090535" calcext:value-type="float">
            <text:p>0.090535</text:p>
          </table:table-cell>
          <table:table-cell office:value-type="float" office:value="0.0843621" calcext:value-type="float">
            <text:p>0.0843621</text:p>
          </table:table-cell>
          <table:table-cell office:value-type="float" office:value="0.111111" calcext:value-type="float">
            <text:p>0.111111</text:p>
          </table:table-cell>
          <table:table-cell office:value-type="float" office:value="0.123457" calcext:value-type="float">
            <text:p>0.123457</text:p>
          </table:table-cell>
          <table:table-cell office:value-type="float" office:value="0.0843621" calcext:value-type="float">
            <text:p>0.0843621</text:p>
          </table:table-cell>
          <table:table-cell office:value-type="float" office:value="0.106996" calcext:value-type="float">
            <text:p>0.106996</text:p>
          </table:table-cell>
          <table:table-cell office:value-type="float" office:value="0.090535" calcext:value-type="float">
            <text:p>0.090535</text:p>
          </table:table-cell>
          <table:table-cell office:value-type="float" office:value="0.0823045" calcext:value-type="float">
            <text:p>0.0823045</text:p>
          </table:table-cell>
          <table:table-cell office:value-type="float" office:value="0.0781893" calcext:value-type="float">
            <text:p>0.0781893</text:p>
          </table:table-cell>
          <table:table-cell office:value-type="float" office:value="0.0720165" calcext:value-type="float">
            <text:p>0.0720165</text:p>
          </table:table-cell>
          <table:table-cell office:value-type="float" office:value="0.063786" calcext:value-type="float">
            <text:p>0.063786</text:p>
          </table:table-cell>
          <table:table-cell office:value-type="float" office:value="0.0226337" calcext:value-type="float">
            <text:p>0.0226337</text:p>
          </table:table-cell>
          <table:table-cell office:value-type="float" office:value="0.0452675" calcext:value-type="float">
            <text:p>0.0452675</text:p>
          </table:table-cell>
          <table:table-cell office:value-type="float" office:value="0.0226337" calcext:value-type="float">
            <text:p>0.0226337</text:p>
          </table:table-cell>
          <table:table-cell table:number-columns-repeated="2" office:value-type="float" office:value="0.0185185" calcext:value-type="float">
            <text:p>0.0185185</text:p>
          </table:table-cell>
          <table:table-cell office:value-type="float" office:value="0.0288066" calcext:value-type="float">
            <text:p>0.0288066</text:p>
          </table:table-cell>
          <table:table-cell office:value-type="float" office:value="0.0246914" calcext:value-type="float">
            <text:p>0.0246914</text:p>
          </table:table-cell>
          <table:table-cell office:value-type="float" office:value="0.0185185" calcext:value-type="float">
            <text:p>0.0185185</text:p>
          </table:table-cell>
          <table:table-cell office:value-type="float" office:value="0.0123457" calcext:value-type="float">
            <text:p>0.0123457</text:p>
          </table:table-cell>
          <table:table-cell office:value-type="float" office:value="0.00617284" calcext:value-type="float">
            <text:p>0.00617284</text:p>
          </table:table-cell>
          <table:table-cell office:value-type="float" office:value="0.0205761" calcext:value-type="float">
            <text:p>0.0205761</text:p>
          </table:table-cell>
          <table:table-cell office:value-type="float" office:value="0.00823045" calcext:value-type="float">
            <text:p>0.00823045</text:p>
          </table:table-cell>
          <table:table-cell office:value-type="float" office:value="0.0144033" calcext:value-type="float">
            <text:p>0.0144033</text:p>
          </table:table-cell>
          <table:table-cell office:value-type="float" office:value="0.0102881" calcext:value-type="float">
            <text:p>0.0102881</text:p>
          </table:table-cell>
          <table:table-cell office:value-type="float" office:value="0.0144033" calcext:value-type="float">
            <text:p>0.0144033</text:p>
          </table:table-cell>
          <table:table-cell office:value-type="float" office:value="0.0205761" calcext:value-type="float">
            <text:p>0.0205761</text:p>
          </table:table-cell>
          <table:table-cell office:value-type="float" office:value="0.0144033" calcext:value-type="float">
            <text:p>0.0144033</text:p>
          </table:table-cell>
          <table:table-cell table:number-columns-repeated="2" office:value-type="float" office:value="0.0164609" calcext:value-type="float">
            <text:p>0.0164609</text:p>
          </table:table-cell>
          <table:table-cell office:value-type="float" office:value="0.0123457" calcext:value-type="float">
            <text:p>0.0123457</text:p>
          </table:table-cell>
          <table:table-cell office:value-type="float" office:value="0.0102881" calcext:value-type="float">
            <text:p>0.0102881</text:p>
          </table:table-cell>
          <table:table-cell office:value-type="float" office:value="0.0144033" calcext:value-type="float">
            <text:p>0.0144033</text:p>
          </table:table-cell>
          <table:table-cell office:value-type="float" office:value="0.00617284" calcext:value-type="float">
            <text:p>0.00617284</text:p>
          </table:table-cell>
          <table:table-cell office:value-type="float" office:value="0.00411523" calcext:value-type="float">
            <text:p>0.00411523</text:p>
          </table:table-cell>
          <table:table-cell table:number-columns-repeated="2" office:value-type="float" office:value="0.0123457" calcext:value-type="float">
            <text:p>0.0123457</text:p>
          </table:table-cell>
          <table:table-cell office:value-type="float" office:value="0.0164609" calcext:value-type="float">
            <text:p>0.0164609</text:p>
          </table:table-cell>
          <table:table-cell office:value-type="float" office:value="0.0123457" calcext:value-type="float">
            <text:p>0.0123457</text:p>
          </table:table-cell>
          <table:table-cell office:value-type="float" office:value="0.0144033" calcext:value-type="float">
            <text:p>0.0144033</text:p>
          </table:table-cell>
          <table:table-cell office:value-type="float" office:value="0.0205761" calcext:value-type="float">
            <text:p>0.0205761</text:p>
          </table:table-cell>
          <table:table-cell office:value-type="float" office:value="0.026749" calcext:value-type="float">
            <text:p>0.026749</text:p>
          </table:table-cell>
          <table:table-cell office:value-type="float" office:value="0.0288066" calcext:value-type="float">
            <text:p>0.0288066</text:p>
          </table:table-cell>
          <table:table-cell office:value-type="float" office:value="0.0123457" calcext:value-type="float">
            <text:p>0.0123457</text:p>
          </table:table-cell>
          <table:table-cell office:value-type="float" office:value="0.0144033" calcext:value-type="float">
            <text:p>0.0144033</text:p>
          </table:table-cell>
          <table:table-cell table:number-columns-repeated="2" office:value-type="float" office:value="0.026749" calcext:value-type="float">
            <text:p>0.026749</text:p>
          </table:table-cell>
          <table:table-cell office:value-type="float" office:value="0.037037" calcext:value-type="float">
            <text:p>0.037037</text:p>
          </table:table-cell>
          <table:table-cell office:value-type="float" office:value="0.0246914" calcext:value-type="float">
            <text:p>0.0246914</text:p>
          </table:table-cell>
          <table:table-cell office:value-type="float" office:value="0.0514403" calcext:value-type="float">
            <text:p>0.0514403</text:p>
          </table:table-cell>
          <table:table-cell office:value-type="float" office:value="0.0390947" calcext:value-type="float">
            <text:p>0.0390947</text:p>
          </table:table-cell>
          <table:table-cell table:number-columns-repeated="2" office:value-type="float" office:value="0.0246914" calcext:value-type="float">
            <text:p>0.0246914</text:p>
          </table:table-cell>
          <table:table-cell office:value-type="float" office:value="0.0411523" calcext:value-type="float">
            <text:p>0.0411523</text:p>
          </table:table-cell>
          <table:table-cell office:value-type="float" office:value="0.0288066" calcext:value-type="float">
            <text:p>0.0288066</text:p>
          </table:table-cell>
          <table:table-cell table:formula="of:=SUM([.P35:.CC35])" office:value-type="float" office:value="2.15020615" calcext:value-type="float">
            <text:p>2.15020615</text:p>
          </table:table-cell>
        </table:table-row>
        <table:table-row table:style-name="ro1">
          <table:table-cell office:value-type="float" office:value="2.1375" calcext:value-type="float">
            <text:p>2.1375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0.000814996" calcext:value-type="float">
            <text:p>0.000814996</text:p>
          </table:table-cell>
          <table:table-cell office:value-type="float" office:value="0.00488998" calcext:value-type="float">
            <text:p>0.00488998</text:p>
          </table:table-cell>
          <table:table-cell office:value-type="float" office:value="0.00325998" calcext:value-type="float">
            <text:p>0.00325998</text:p>
          </table:table-cell>
          <table:table-cell office:value-type="float" office:value="0.0203749" calcext:value-type="float">
            <text:p>0.0203749</text:p>
          </table:table-cell>
          <table:table-cell office:value-type="float" office:value="0.0317848" calcext:value-type="float">
            <text:p>0.0317848</text:p>
          </table:table-cell>
          <table:table-cell office:value-type="float" office:value="0.0472698" calcext:value-type="float">
            <text:p>0.0472698</text:p>
          </table:table-cell>
          <table:table-cell office:value-type="float" office:value="0.0676447" calcext:value-type="float">
            <text:p>0.0676447</text:p>
          </table:table-cell>
          <table:table-cell office:value-type="float" office:value="0.0798696" calcext:value-type="float">
            <text:p>0.0798696</text:p>
          </table:table-cell>
          <table:table-cell office:value-type="float" office:value="0.101874" calcext:value-type="float">
            <text:p>0.101874</text:p>
          </table:table-cell>
          <table:table-cell office:value-type="float" office:value="0.101059" calcext:value-type="float">
            <text:p>0.101059</text:p>
          </table:table-cell>
          <table:table-cell office:value-type="float" office:value="0.108394" calcext:value-type="float">
            <text:p>0.108394</text:p>
          </table:table-cell>
          <table:table-cell office:value-type="float" office:value="0.0855746" calcext:value-type="float">
            <text:p>0.0855746</text:p>
          </table:table-cell>
          <table:table-cell office:value-type="float" office:value="0.0969845" calcext:value-type="float">
            <text:p>0.0969845</text:p>
          </table:table-cell>
          <table:table-cell office:value-type="float" office:value="0.0839446" calcext:value-type="float">
            <text:p>0.0839446</text:p>
          </table:table-cell>
          <table:table-cell office:value-type="float" office:value="0.0733496" calcext:value-type="float">
            <text:p>0.0733496</text:p>
          </table:table-cell>
          <table:table-cell office:value-type="float" office:value="0.0872046" calcext:value-type="float">
            <text:p>0.0872046</text:p>
          </table:table-cell>
          <table:table-cell office:value-type="float" office:value="0.0749796" calcext:value-type="float">
            <text:p>0.0749796</text:p>
          </table:table-cell>
          <table:table-cell office:value-type="float" office:value="0.0725346" calcext:value-type="float">
            <text:p>0.0725346</text:p>
          </table:table-cell>
          <table:table-cell office:value-type="float" office:value="0.0456398" calcext:value-type="float">
            <text:p>0.0456398</text:p>
          </table:table-cell>
          <table:table-cell office:value-type="float" office:value="0.0440098" calcext:value-type="float">
            <text:p>0.0440098</text:p>
          </table:table-cell>
          <table:table-cell office:value-type="float" office:value="0.0350448" calcext:value-type="float">
            <text:p>0.0350448</text:p>
          </table:table-cell>
          <table:table-cell office:value-type="float" office:value="0.0431948" calcext:value-type="float">
            <text:p>0.0431948</text:p>
          </table:table-cell>
          <table:table-cell office:value-type="float" office:value="0.0309698" calcext:value-type="float">
            <text:p>0.0309698</text:p>
          </table:table-cell>
          <table:table-cell office:value-type="float" office:value="0.0301548" calcext:value-type="float">
            <text:p>0.0301548</text:p>
          </table:table-cell>
          <table:table-cell office:value-type="float" office:value="0.0317848" calcext:value-type="float">
            <text:p>0.0317848</text:p>
          </table:table-cell>
          <table:table-cell office:value-type="float" office:value="0.0252649" calcext:value-type="float">
            <text:p>0.0252649</text:p>
          </table:table-cell>
          <table:table-cell office:value-type="float" office:value="0.0268949" calcext:value-type="float">
            <text:p>0.0268949</text:p>
          </table:table-cell>
          <table:table-cell office:value-type="float" office:value="0.0146699" calcext:value-type="float">
            <text:p>0.0146699</text:p>
          </table:table-cell>
          <table:table-cell office:value-type="float" office:value="0.0220049" calcext:value-type="float">
            <text:p>0.0220049</text:p>
          </table:table-cell>
          <table:table-cell office:value-type="float" office:value="0.0195599" calcext:value-type="float">
            <text:p>0.0195599</text:p>
          </table:table-cell>
          <table:table-cell office:value-type="float" office:value="0.0187449" calcext:value-type="float">
            <text:p>0.0187449</text:p>
          </table:table-cell>
          <table:table-cell office:value-type="float" office:value="0.0171149" calcext:value-type="float">
            <text:p>0.0171149</text:p>
          </table:table-cell>
          <table:table-cell office:value-type="float" office:value="0.0122249" calcext:value-type="float">
            <text:p>0.0122249</text:p>
          </table:table-cell>
          <table:table-cell office:value-type="float" office:value="0.0162999" calcext:value-type="float">
            <text:p>0.0162999</text:p>
          </table:table-cell>
          <table:table-cell table:number-columns-repeated="2" office:value-type="float" office:value="0.0130399" calcext:value-type="float">
            <text:p>0.0130399</text:p>
          </table:table-cell>
          <table:table-cell office:value-type="float" office:value="0.0154849" calcext:value-type="float">
            <text:p>0.0154849</text:p>
          </table:table-cell>
          <table:table-cell office:value-type="float" office:value="0.0146699" calcext:value-type="float">
            <text:p>0.0146699</text:p>
          </table:table-cell>
          <table:table-cell office:value-type="float" office:value="0.0114099" calcext:value-type="float">
            <text:p>0.0114099</text:p>
          </table:table-cell>
          <table:table-cell office:value-type="float" office:value="0.0162999" calcext:value-type="float">
            <text:p>0.0162999</text:p>
          </table:table-cell>
          <table:table-cell office:value-type="float" office:value="0.0179299" calcext:value-type="float">
            <text:p>0.0179299</text:p>
          </table:table-cell>
          <table:table-cell office:value-type="float" office:value="0.0130399" calcext:value-type="float">
            <text:p>0.0130399</text:p>
          </table:table-cell>
          <table:table-cell office:value-type="float" office:value="0.0122249" calcext:value-type="float">
            <text:p>0.0122249</text:p>
          </table:table-cell>
          <table:table-cell office:value-type="float" office:value="0.0146699" calcext:value-type="float">
            <text:p>0.0146699</text:p>
          </table:table-cell>
          <table:table-cell office:value-type="float" office:value="0.0203749" calcext:value-type="float">
            <text:p>0.0203749</text:p>
          </table:table-cell>
          <table:table-cell table:number-columns-repeated="2" office:value-type="float" office:value="0.0179299" calcext:value-type="float">
            <text:p>0.0179299</text:p>
          </table:table-cell>
          <table:table-cell office:value-type="float" office:value="0.0114099" calcext:value-type="float">
            <text:p>0.0114099</text:p>
          </table:table-cell>
          <table:table-cell office:value-type="float" office:value="0.0187449" calcext:value-type="float">
            <text:p>0.0187449</text:p>
          </table:table-cell>
          <table:table-cell office:value-type="float" office:value="0.0211899" calcext:value-type="float">
            <text:p>0.0211899</text:p>
          </table:table-cell>
          <table:table-cell office:value-type="float" office:value="0.0203749" calcext:value-type="float">
            <text:p>0.0203749</text:p>
          </table:table-cell>
          <table:table-cell office:value-type="float" office:value="0.0195599" calcext:value-type="float">
            <text:p>0.0195599</text:p>
          </table:table-cell>
          <table:table-cell office:value-type="float" office:value="0.0220049" calcext:value-type="float">
            <text:p>0.0220049</text:p>
          </table:table-cell>
          <table:table-cell office:value-type="float" office:value="0.0203749" calcext:value-type="float">
            <text:p>0.0203749</text:p>
          </table:table-cell>
          <table:table-cell office:value-type="float" office:value="0.0195599" calcext:value-type="float">
            <text:p>0.0195599</text:p>
          </table:table-cell>
          <table:table-cell office:value-type="float" office:value="0.0236349" calcext:value-type="float">
            <text:p>0.0236349</text:p>
          </table:table-cell>
          <table:table-cell office:value-type="float" office:value="0.0203749" calcext:value-type="float">
            <text:p>0.0203749</text:p>
          </table:table-cell>
          <table:table-cell office:value-type="float" office:value="0.0309698" calcext:value-type="float">
            <text:p>0.0309698</text:p>
          </table:table-cell>
          <table:table-cell office:value-type="float" office:value="0.0277099" calcext:value-type="float">
            <text:p>0.0277099</text:p>
          </table:table-cell>
          <table:table-cell office:value-type="float" office:value="0.0203749" calcext:value-type="float">
            <text:p>0.0203749</text:p>
          </table:table-cell>
          <table:table-cell office:value-type="float" office:value="0.0407498" calcext:value-type="float">
            <text:p>0.0407498</text:p>
          </table:table-cell>
          <table:table-cell office:value-type="float" office:value="0.0383048" calcext:value-type="float">
            <text:p>0.0383048</text:p>
          </table:table-cell>
          <table:table-cell office:value-type="float" office:value="0.0366748" calcext:value-type="float">
            <text:p>0.0366748</text:p>
          </table:table-cell>
          <table:table-cell table:formula="of:=SUM([.P36:.CC36])" office:value-type="float" office:value="2.166257252" calcext:value-type="float">
            <text:p>2.166257252</text:p>
          </table:table-cell>
        </table:table-row>
        <table:table-row table:style-name="ro1">
          <table:table-cell office:value-type="float" office:value="2.196875" calcext:value-type="float">
            <text:p>2.19687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000354359" calcext:value-type="float">
            <text:p>0.000354359</text:p>
          </table:table-cell>
          <table:table-cell office:value-type="float" office:value="0.000708717" calcext:value-type="float">
            <text:p>0.000708717</text:p>
          </table:table-cell>
          <table:table-cell office:value-type="float" office:value="0.00318923" calcext:value-type="float">
            <text:p>0.00318923</text:p>
          </table:table-cell>
          <table:table-cell office:value-type="float" office:value="0.00531538" calcext:value-type="float">
            <text:p>0.00531538</text:p>
          </table:table-cell>
          <table:table-cell office:value-type="float" office:value="0.0141743" calcext:value-type="float">
            <text:p>0.0141743</text:p>
          </table:table-cell>
          <table:table-cell office:value-type="float" office:value="0.018781" calcext:value-type="float">
            <text:p>0.018781</text:p>
          </table:table-cell>
          <table:table-cell office:value-type="float" office:value="0.0350815" calcext:value-type="float">
            <text:p>0.0350815</text:p>
          </table:table-cell>
          <table:table-cell office:value-type="float" office:value="0.0435861" calcext:value-type="float">
            <text:p>0.0435861</text:p>
          </table:table-cell>
          <table:table-cell office:value-type="float" office:value="0.0698086" calcext:value-type="float">
            <text:p>0.0698086</text:p>
          </table:table-cell>
          <table:table-cell office:value-type="float" office:value="0.075124" calcext:value-type="float">
            <text:p>0.075124</text:p>
          </table:table-cell>
          <table:table-cell office:value-type="float" office:value="0.0903614" calcext:value-type="float">
            <text:p>0.0903614</text:p>
          </table:table-cell>
          <table:table-cell office:value-type="float" office:value="0.0910702" calcext:value-type="float">
            <text:p>0.0910702</text:p>
          </table:table-cell>
          <table:table-cell office:value-type="float" office:value="0.107016" calcext:value-type="float">
            <text:p>0.107016</text:p>
          </table:table-cell>
          <table:table-cell office:value-type="float" office:value="0.0942594" calcext:value-type="float">
            <text:p>0.0942594</text:p>
          </table:table-cell>
          <table:table-cell office:value-type="float" office:value="0.103118" calcext:value-type="float">
            <text:p>0.103118</text:p>
          </table:table-cell>
          <table:table-cell office:value-type="float" office:value="0.083983" calcext:value-type="float">
            <text:p>0.083983</text:p>
          </table:table-cell>
          <table:table-cell office:value-type="float" office:value="0.0786676" calcext:value-type="float">
            <text:p>0.0786676</text:p>
          </table:table-cell>
          <table:table-cell office:value-type="float" office:value="0.0783133" calcext:value-type="float">
            <text:p>0.0783133</text:p>
          </table:table-cell>
          <table:table-cell office:value-type="float" office:value="0.0722892" calcext:value-type="float">
            <text:p>0.0722892</text:p>
          </table:table-cell>
          <table:table-cell office:value-type="float" office:value="0.0676825" calcext:value-type="float">
            <text:p>0.0676825</text:p>
          </table:table-cell>
          <table:table-cell office:value-type="float" office:value="0.0535082" calcext:value-type="float">
            <text:p>0.0535082</text:p>
          </table:table-cell>
          <table:table-cell office:value-type="float" office:value="0.0503189" calcext:value-type="float">
            <text:p>0.0503189</text:p>
          </table:table-cell>
          <table:table-cell office:value-type="float" office:value="0.0471297" calcext:value-type="float">
            <text:p>0.0471297</text:p>
          </table:table-cell>
          <table:table-cell office:value-type="float" office:value="0.0432318" calcext:value-type="float">
            <text:p>0.0432318</text:p>
          </table:table-cell>
          <table:table-cell office:value-type="float" office:value="0.02764" calcext:value-type="float">
            <text:p>0.02764</text:p>
          </table:table-cell>
          <table:table-cell office:value-type="float" office:value="0.0269313" calcext:value-type="float">
            <text:p>0.0269313</text:p>
          </table:table-cell>
          <table:table-cell office:value-type="float" office:value="0.0322466" calcext:value-type="float">
            <text:p>0.0322466</text:p>
          </table:table-cell>
          <table:table-cell office:value-type="float" office:value="0.0248051" calcext:value-type="float">
            <text:p>0.0248051</text:p>
          </table:table-cell>
          <table:table-cell office:value-type="float" office:value="0.0255138" calcext:value-type="float">
            <text:p>0.0255138</text:p>
          </table:table-cell>
          <table:table-cell office:value-type="float" office:value="0.0219702" calcext:value-type="float">
            <text:p>0.0219702</text:p>
          </table:table-cell>
          <table:table-cell office:value-type="float" office:value="0.0216159" calcext:value-type="float">
            <text:p>0.0216159</text:p>
          </table:table-cell>
          <table:table-cell office:value-type="float" office:value="0.0180723" calcext:value-type="float">
            <text:p>0.0180723</text:p>
          </table:table-cell>
          <table:table-cell office:value-type="float" office:value="0.0219702" calcext:value-type="float">
            <text:p>0.0219702</text:p>
          </table:table-cell>
          <table:table-cell office:value-type="float" office:value="0.0201984" calcext:value-type="float">
            <text:p>0.0201984</text:p>
          </table:table-cell>
          <table:table-cell office:value-type="float" office:value="0.0180723" calcext:value-type="float">
            <text:p>0.0180723</text:p>
          </table:table-cell>
          <table:table-cell table:number-columns-repeated="2" office:value-type="float" office:value="0.0145287" calcext:value-type="float">
            <text:p>0.0145287</text:p>
          </table:table-cell>
          <table:table-cell table:number-columns-repeated="3" office:value-type="float" office:value="0.01382" calcext:value-type="float">
            <text:p>0.01382</text:p>
          </table:table-cell>
          <table:table-cell office:value-type="float" office:value="0.0141743" calcext:value-type="float">
            <text:p>0.0141743</text:p>
          </table:table-cell>
          <table:table-cell office:value-type="float" office:value="0.0173636" calcext:value-type="float">
            <text:p>0.0173636</text:p>
          </table:table-cell>
          <table:table-cell office:value-type="float" office:value="0.0177179" calcext:value-type="float">
            <text:p>0.0177179</text:p>
          </table:table-cell>
          <table:table-cell office:value-type="float" office:value="0.0116938" calcext:value-type="float">
            <text:p>0.0116938</text:p>
          </table:table-cell>
          <table:table-cell table:number-columns-repeated="2" office:value-type="float" office:value="0.0177179" calcext:value-type="float">
            <text:p>0.0177179</text:p>
          </table:table-cell>
          <table:table-cell office:value-type="float" office:value="0.0166549" calcext:value-type="float">
            <text:p>0.0166549</text:p>
          </table:table-cell>
          <table:table-cell office:value-type="float" office:value="0.0152374" calcext:value-type="float">
            <text:p>0.0152374</text:p>
          </table:table-cell>
          <table:table-cell office:value-type="float" office:value="0.0191354" calcext:value-type="float">
            <text:p>0.0191354</text:p>
          </table:table-cell>
          <table:table-cell office:value-type="float" office:value="0.0170092" calcext:value-type="float">
            <text:p>0.0170092</text:p>
          </table:table-cell>
          <table:table-cell office:value-type="float" office:value="0.0212615" calcext:value-type="float">
            <text:p>0.0212615</text:p>
          </table:table-cell>
          <table:table-cell office:value-type="float" office:value="0.0205528" calcext:value-type="float">
            <text:p>0.0205528</text:p>
          </table:table-cell>
          <table:table-cell office:value-type="float" office:value="0.0198441" calcext:value-type="float">
            <text:p>0.0198441</text:p>
          </table:table-cell>
          <table:table-cell office:value-type="float" office:value="0.0265769" calcext:value-type="float">
            <text:p>0.0265769</text:p>
          </table:table-cell>
          <table:table-cell office:value-type="float" office:value="0.0230333" calcext:value-type="float">
            <text:p>0.0230333</text:p>
          </table:table-cell>
          <table:table-cell office:value-type="float" office:value="0.0212615" calcext:value-type="float">
            <text:p>0.0212615</text:p>
          </table:table-cell>
          <table:table-cell office:value-type="float" office:value="0.023742" calcext:value-type="float">
            <text:p>0.023742</text:p>
          </table:table-cell>
          <table:table-cell office:value-type="float" office:value="0.0223246" calcext:value-type="float">
            <text:p>0.0223246</text:p>
          </table:table-cell>
          <table:table-cell office:value-type="float" office:value="0.0230333" calcext:value-type="float">
            <text:p>0.0230333</text:p>
          </table:table-cell>
          <table:table-cell office:value-type="float" office:value="0.0279943" calcext:value-type="float">
            <text:p>0.0279943</text:p>
          </table:table-cell>
          <table:table-cell office:value-type="float" office:value="0.028703" calcext:value-type="float">
            <text:p>0.028703</text:p>
          </table:table-cell>
          <table:table-cell office:value-type="float" office:value="0.0318923" calcext:value-type="float">
            <text:p>0.0318923</text:p>
          </table:table-cell>
          <table:table-cell office:value-type="float" office:value="0.0297661" calcext:value-type="float">
            <text:p>0.0297661</text:p>
          </table:table-cell>
          <table:table-cell office:value-type="float" office:value="0.0368533" calcext:value-type="float">
            <text:p>0.0368533</text:p>
          </table:table-cell>
          <table:table-cell office:value-type="float" office:value="0.0283487" calcext:value-type="float">
            <text:p>0.0283487</text:p>
          </table:table-cell>
          <table:table-cell table:formula="of:=SUM([.P37:.CC37])" office:value-type="float" office:value="2.206235886" calcext:value-type="float">
            <text:p>2.206235886</text:p>
          </table:table-cell>
        </table:table-row>
        <table:table-row table:style-name="ro1">
          <table:table-cell office:value-type="float" office:value="2.25625" calcext:value-type="float">
            <text:p>2.2562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0.000371333" calcext:value-type="float">
            <text:p>0.000371333</text:p>
          </table:table-cell>
          <table:table-cell office:value-type="float" office:value="0.00259933" calcext:value-type="float">
            <text:p>0.00259933</text:p>
          </table:table-cell>
          <table:table-cell office:value-type="float" office:value="0.00631266" calcext:value-type="float">
            <text:p>0.00631266</text:p>
          </table:table-cell>
          <table:table-cell office:value-type="float" office:value="0.00928333" calcext:value-type="float">
            <text:p>0.00928333</text:p>
          </table:table-cell>
          <table:table-cell office:value-type="float" office:value="0.0176383" calcext:value-type="float">
            <text:p>0.0176383</text:p>
          </table:table-cell>
          <table:table-cell office:value-type="float" office:value="0.035091" calcext:value-type="float">
            <text:p>0.035091</text:p>
          </table:table-cell>
          <table:table-cell office:value-type="float" office:value="0.0519866" calcext:value-type="float">
            <text:p>0.0519866</text:p>
          </table:table-cell>
          <table:table-cell office:value-type="float" office:value="0.0638693" calcext:value-type="float">
            <text:p>0.0638693</text:p>
          </table:table-cell>
          <table:table-cell office:value-type="float" office:value="0.0777943" calcext:value-type="float">
            <text:p>0.0777943</text:p>
          </table:table-cell>
          <table:table-cell office:value-type="float" office:value="0.0842926" calcext:value-type="float">
            <text:p>0.0842926</text:p>
          </table:table-cell>
          <table:table-cell office:value-type="float" office:value="0.102674" calcext:value-type="float">
            <text:p>0.102674</text:p>
          </table:table-cell>
          <table:table-cell office:value-type="float" office:value="0.104159" calcext:value-type="float">
            <text:p>0.104159</text:p>
          </table:table-cell>
          <table:table-cell office:value-type="float" office:value="0.100817" calcext:value-type="float">
            <text:p>0.100817</text:p>
          </table:table-cell>
          <table:table-cell office:value-type="float" office:value="0.0997029" calcext:value-type="float">
            <text:p>0.0997029</text:p>
          </table:table-cell>
          <table:table-cell office:value-type="float" office:value="0.0885629" calcext:value-type="float">
            <text:p>0.0885629</text:p>
          </table:table-cell>
          <table:table-cell office:value-type="float" office:value="0.0748236" calcext:value-type="float">
            <text:p>0.0748236</text:p>
          </table:table-cell>
          <table:table-cell office:value-type="float" office:value="0.0761233" calcext:value-type="float">
            <text:p>0.0761233</text:p>
          </table:table-cell>
          <table:table-cell office:value-type="float" office:value="0.0694393" calcext:value-type="float">
            <text:p>0.0694393</text:p>
          </table:table-cell>
          <table:table-cell office:value-type="float" office:value="0.0644263" calcext:value-type="float">
            <text:p>0.0644263</text:p>
          </table:table-cell>
          <table:table-cell office:value-type="float" office:value="0.0521723" calcext:value-type="float">
            <text:p>0.0521723</text:p>
          </table:table-cell>
          <table:table-cell office:value-type="float" office:value="0.045674" calcext:value-type="float">
            <text:p>0.045674</text:p>
          </table:table-cell>
          <table:table-cell office:value-type="float" office:value="0.0404753" calcext:value-type="float">
            <text:p>0.0404753</text:p>
          </table:table-cell>
          <table:table-cell office:value-type="float" office:value="0.0386186" calcext:value-type="float">
            <text:p>0.0386186</text:p>
          </table:table-cell>
          <table:table-cell office:value-type="float" office:value="0.0343483" calcext:value-type="float">
            <text:p>0.0343483</text:p>
          </table:table-cell>
          <table:table-cell office:value-type="float" office:value="0.031749" calcext:value-type="float">
            <text:p>0.031749</text:p>
          </table:table-cell>
          <table:table-cell office:value-type="float" office:value="0.02785" calcext:value-type="float">
            <text:p>0.02785</text:p>
          </table:table-cell>
          <table:table-cell office:value-type="float" office:value="0.021723" calcext:value-type="float">
            <text:p>0.021723</text:p>
          </table:table-cell>
          <table:table-cell office:value-type="float" office:value="0.0213517" calcext:value-type="float">
            <text:p>0.0213517</text:p>
          </table:table-cell>
          <table:table-cell office:value-type="float" office:value="0.0241367" calcext:value-type="float">
            <text:p>0.0241367</text:p>
          </table:table-cell>
          <table:table-cell office:value-type="float" office:value="0.018938" calcext:value-type="float">
            <text:p>0.018938</text:p>
          </table:table-cell>
          <table:table-cell office:value-type="float" office:value="0.0226513" calcext:value-type="float">
            <text:p>0.0226513</text:p>
          </table:table-cell>
          <table:table-cell office:value-type="float" office:value="0.017267" calcext:value-type="float">
            <text:p>0.017267</text:p>
          </table:table-cell>
          <table:table-cell table:number-columns-repeated="2" office:value-type="float" office:value="0.0165243" calcext:value-type="float">
            <text:p>0.0165243</text:p>
          </table:table-cell>
          <table:table-cell office:value-type="float" office:value="0.0226513" calcext:value-type="float">
            <text:p>0.0226513</text:p>
          </table:table-cell>
          <table:table-cell office:value-type="float" office:value="0.0163387" calcext:value-type="float">
            <text:p>0.0163387</text:p>
          </table:table-cell>
          <table:table-cell office:value-type="float" office:value="0.0165243" calcext:value-type="float">
            <text:p>0.0165243</text:p>
          </table:table-cell>
          <table:table-cell office:value-type="float" office:value="0.013925" calcext:value-type="float">
            <text:p>0.013925</text:p>
          </table:table-cell>
          <table:table-cell office:value-type="float" office:value="0.017824" calcext:value-type="float">
            <text:p>0.017824</text:p>
          </table:table-cell>
          <table:table-cell office:value-type="float" office:value="0.0146677" calcext:value-type="float">
            <text:p>0.0146677</text:p>
          </table:table-cell>
          <table:table-cell office:value-type="float" office:value="0.0157817" calcext:value-type="float">
            <text:p>0.0157817</text:p>
          </table:table-cell>
          <table:table-cell office:value-type="float" office:value="0.0168957" calcext:value-type="float">
            <text:p>0.0168957</text:p>
          </table:table-cell>
          <table:table-cell office:value-type="float" office:value="0.016153" calcext:value-type="float">
            <text:p>0.016153</text:p>
          </table:table-cell>
          <table:table-cell office:value-type="float" office:value="0.014482" calcext:value-type="float">
            <text:p>0.014482</text:p>
          </table:table-cell>
          <table:table-cell office:value-type="float" office:value="0.018938" calcext:value-type="float">
            <text:p>0.018938</text:p>
          </table:table-cell>
          <table:table-cell office:value-type="float" office:value="0.0185667" calcext:value-type="float">
            <text:p>0.0185667</text:p>
          </table:table-cell>
          <table:table-cell office:value-type="float" office:value="0.0180097" calcext:value-type="float">
            <text:p>0.0180097</text:p>
          </table:table-cell>
          <table:table-cell office:value-type="float" office:value="0.0191237" calcext:value-type="float">
            <text:p>0.0191237</text:p>
          </table:table-cell>
          <table:table-cell office:value-type="float" office:value="0.0187523" calcext:value-type="float">
            <text:p>0.0187523</text:p>
          </table:table-cell>
          <table:table-cell office:value-type="float" office:value="0.0196807" calcext:value-type="float">
            <text:p>0.0196807</text:p>
          </table:table-cell>
          <table:table-cell office:value-type="float" office:value="0.02228" calcext:value-type="float">
            <text:p>0.02228</text:p>
          </table:table-cell>
          <table:table-cell office:value-type="float" office:value="0.0232083" calcext:value-type="float">
            <text:p>0.0232083</text:p>
          </table:table-cell>
          <table:table-cell office:value-type="float" office:value="0.021723" calcext:value-type="float">
            <text:p>0.021723</text:p>
          </table:table-cell>
          <table:table-cell office:value-type="float" office:value="0.0241367" calcext:value-type="float">
            <text:p>0.0241367</text:p>
          </table:table-cell>
          <table:table-cell office:value-type="float" office:value="0.02228" calcext:value-type="float">
            <text:p>0.02228</text:p>
          </table:table-cell>
          <table:table-cell office:value-type="float" office:value="0.0252506" calcext:value-type="float">
            <text:p>0.0252506</text:p>
          </table:table-cell>
          <table:table-cell office:value-type="float" office:value="0.0241367" calcext:value-type="float">
            <text:p>0.0241367</text:p>
          </table:table-cell>
          <table:table-cell office:value-type="float" office:value="0.0298923" calcext:value-type="float">
            <text:p>0.0298923</text:p>
          </table:table-cell>
          <table:table-cell table:number-columns-repeated="2" office:value-type="float" office:value="0.0285926" calcext:value-type="float">
            <text:p>0.0285926</text:p>
          </table:table-cell>
          <table:table-cell office:value-type="float" office:value="0.0304493" calcext:value-type="float">
            <text:p>0.0304493</text:p>
          </table:table-cell>
          <table:table-cell office:value-type="float" office:value="0.0313776" calcext:value-type="float">
            <text:p>0.0313776</text:p>
          </table:table-cell>
          <table:table-cell office:value-type="float" office:value="0.028407" calcext:value-type="float">
            <text:p>0.028407</text:p>
          </table:table-cell>
          <table:table-cell office:value-type="float" office:value="0.0380616" calcext:value-type="float">
            <text:p>0.0380616</text:p>
          </table:table-cell>
          <table:table-cell table:formula="of:=SUM([.P38:.CC38])" office:value-type="float" office:value="2.216673653" calcext:value-type="float">
            <text:p>2.216673653</text:p>
          </table:table-cell>
        </table:table-row>
        <table:table-row table:style-name="ro1">
          <table:table-cell office:value-type="float" office:value="2.315625" calcext:value-type="float">
            <text:p>2.31562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000206505" calcext:value-type="float">
            <text:p>0.000206505</text:p>
          </table:table-cell>
          <table:table-cell office:value-type="float" office:value="0.000516262" calcext:value-type="float">
            <text:p>0.000516262</text:p>
          </table:table-cell>
          <table:table-cell office:value-type="float" office:value="0.00175529" calcext:value-type="float">
            <text:p>0.00175529</text:p>
          </table:table-cell>
          <table:table-cell office:value-type="float" office:value="0.00485287" calcext:value-type="float">
            <text:p>0.00485287</text:p>
          </table:table-cell>
          <table:table-cell office:value-type="float" office:value="0.0100155" calcext:value-type="float">
            <text:p>0.0100155</text:p>
          </table:table-cell>
          <table:table-cell office:value-type="float" office:value="0.0189985" calcext:value-type="float">
            <text:p>0.0189985</text:p>
          </table:table-cell>
          <table:table-cell office:value-type="float" office:value="0.0318018" calcext:value-type="float">
            <text:p>0.0318018</text:p>
          </table:table-cell>
          <table:table-cell office:value-type="float" office:value="0.044192" calcext:value-type="float">
            <text:p>0.044192</text:p>
          </table:table-cell>
          <table:table-cell office:value-type="float" office:value="0.0605059" calcext:value-type="float">
            <text:p>0.0605059</text:p>
          </table:table-cell>
          <table:table-cell office:value-type="float" office:value="0.0788849" calcext:value-type="float">
            <text:p>0.0788849</text:p>
          </table:table-cell>
          <table:table-cell office:value-type="float" office:value="0.0876613" calcext:value-type="float">
            <text:p>0.0876613</text:p>
          </table:table-cell>
          <table:table-cell office:value-type="float" office:value="0.0979866" calcext:value-type="float">
            <text:p>0.0979866</text:p>
          </table:table-cell>
          <table:table-cell office:value-type="float" office:value="0.103149" calcext:value-type="float">
            <text:p>0.103149</text:p>
          </table:table-cell>
          <table:table-cell office:value-type="float" office:value="0.100258" calcext:value-type="float">
            <text:p>0.100258</text:p>
          </table:table-cell>
          <table:table-cell office:value-type="float" office:value="0.102426" calcext:value-type="float">
            <text:p>0.102426</text:p>
          </table:table-cell>
          <table:table-cell office:value-type="float" office:value="0.0912752" calcext:value-type="float">
            <text:p>0.0912752</text:p>
          </table:table-cell>
          <table:table-cell office:value-type="float" office:value="0.084667" calcext:value-type="float">
            <text:p>0.084667</text:p>
          </table:table-cell>
          <table:table-cell office:value-type="float" office:value="0.0791946" calcext:value-type="float">
            <text:p>0.0791946</text:p>
          </table:table-cell>
          <table:table-cell office:value-type="float" office:value="0.0683531" calcext:value-type="float">
            <text:p>0.0683531</text:p>
          </table:table-cell>
          <table:table-cell office:value-type="float" office:value="0.0610222" calcext:value-type="float">
            <text:p>0.0610222</text:p>
          </table:table-cell>
          <table:table-cell office:value-type="float" office:value="0.0536913" calcext:value-type="float">
            <text:p>0.0536913</text:p>
          </table:table-cell>
          <table:table-cell office:value-type="float" office:value="0.0494579" calcext:value-type="float">
            <text:p>0.0494579</text:p>
          </table:table-cell>
          <table:table-cell office:value-type="float" office:value="0.0473929" calcext:value-type="float">
            <text:p>0.0473929</text:p>
          </table:table-cell>
          <table:table-cell office:value-type="float" office:value="0.0390294" calcext:value-type="float">
            <text:p>0.0390294</text:p>
          </table:table-cell>
          <table:table-cell office:value-type="float" office:value="0.0337636" calcext:value-type="float">
            <text:p>0.0337636</text:p>
          </table:table-cell>
          <table:table-cell office:value-type="float" office:value="0.0311822" calcext:value-type="float">
            <text:p>0.0311822</text:p>
          </table:table-cell>
          <table:table-cell office:value-type="float" office:value="0.0286009" calcext:value-type="float">
            <text:p>0.0286009</text:p>
          </table:table-cell>
          <table:table-cell office:value-type="float" office:value="0.0290139" calcext:value-type="float">
            <text:p>0.0290139</text:p>
          </table:table-cell>
          <table:table-cell office:value-type="float" office:value="0.0226123" calcext:value-type="float">
            <text:p>0.0226123</text:p>
          </table:table-cell>
          <table:table-cell office:value-type="float" office:value="0.0251936" calcext:value-type="float">
            <text:p>0.0251936</text:p>
          </table:table-cell>
          <table:table-cell office:value-type="float" office:value="0.0217863" calcext:value-type="float">
            <text:p>0.0217863</text:p>
          </table:table-cell>
          <table:table-cell office:value-type="float" office:value="0.0201342" calcext:value-type="float">
            <text:p>0.0201342</text:p>
          </table:table-cell>
          <table:table-cell office:value-type="float" office:value="0.022509" calcext:value-type="float">
            <text:p>0.022509</text:p>
          </table:table-cell>
          <table:table-cell office:value-type="float" office:value="0.0176562" calcext:value-type="float">
            <text:p>0.0176562</text:p>
          </table:table-cell>
          <table:table-cell office:value-type="float" office:value="0.0171399" calcext:value-type="float">
            <text:p>0.0171399</text:p>
          </table:table-cell>
          <table:table-cell office:value-type="float" office:value="0.0155911" calcext:value-type="float">
            <text:p>0.0155911</text:p>
          </table:table-cell>
          <table:table-cell office:value-type="float" office:value="0.0157976" calcext:value-type="float">
            <text:p>0.0157976</text:p>
          </table:table-cell>
          <table:table-cell office:value-type="float" office:value="0.0146618" calcext:value-type="float">
            <text:p>0.0146618</text:p>
          </table:table-cell>
          <table:table-cell office:value-type="float" office:value="0.0159009" calcext:value-type="float">
            <text:p>0.0159009</text:p>
          </table:table-cell>
          <table:table-cell office:value-type="float" office:value="0.0156944" calcext:value-type="float">
            <text:p>0.0156944</text:p>
          </table:table-cell>
          <table:table-cell office:value-type="float" office:value="0.0161074" calcext:value-type="float">
            <text:p>0.0161074</text:p>
          </table:table-cell>
          <table:table-cell office:value-type="float" office:value="0.0164171" calcext:value-type="float">
            <text:p>0.0164171</text:p>
          </table:table-cell>
          <table:table-cell office:value-type="float" office:value="0.0165204" calcext:value-type="float">
            <text:p>0.0165204</text:p>
          </table:table-cell>
          <table:table-cell office:value-type="float" office:value="0.0166236" calcext:value-type="float">
            <text:p>0.0166236</text:p>
          </table:table-cell>
          <table:table-cell office:value-type="float" office:value="0.0185854" calcext:value-type="float">
            <text:p>0.0185854</text:p>
          </table:table-cell>
          <table:table-cell office:value-type="float" office:value="0.0176562" calcext:value-type="float">
            <text:p>0.0176562</text:p>
          </table:table-cell>
          <table:table-cell office:value-type="float" office:value="0.019618" calcext:value-type="float">
            <text:p>0.019618</text:p>
          </table:table-cell>
          <table:table-cell office:value-type="float" office:value="0.0183789" calcext:value-type="float">
            <text:p>0.0183789</text:p>
          </table:table-cell>
          <table:table-cell office:value-type="float" office:value="0.0211668" calcext:value-type="float">
            <text:p>0.0211668</text:p>
          </table:table-cell>
          <table:table-cell office:value-type="float" office:value="0.0186887" calcext:value-type="float">
            <text:p>0.0186887</text:p>
          </table:table-cell>
          <table:table-cell office:value-type="float" office:value="0.0203407" calcext:value-type="float">
            <text:p>0.0203407</text:p>
          </table:table-cell>
          <table:table-cell office:value-type="float" office:value="0.0221993" calcext:value-type="float">
            <text:p>0.0221993</text:p>
          </table:table-cell>
          <table:table-cell office:value-type="float" office:value="0.02127" calcext:value-type="float">
            <text:p>0.02127</text:p>
          </table:table-cell>
          <table:table-cell office:value-type="float" office:value="0.0242643" calcext:value-type="float">
            <text:p>0.0242643</text:p>
          </table:table-cell>
          <table:table-cell office:value-type="float" office:value="0.0232318" calcext:value-type="float">
            <text:p>0.0232318</text:p>
          </table:table-cell>
          <table:table-cell office:value-type="float" office:value="0.0254001" calcext:value-type="float">
            <text:p>0.0254001</text:p>
          </table:table-cell>
          <table:table-cell office:value-type="float" office:value="0.0264326" calcext:value-type="float">
            <text:p>0.0264326</text:p>
          </table:table-cell>
          <table:table-cell office:value-type="float" office:value="0.0265359" calcext:value-type="float">
            <text:p>0.0265359</text:p>
          </table:table-cell>
          <table:table-cell office:value-type="float" office:value="0.0264326" calcext:value-type="float">
            <text:p>0.0264326</text:p>
          </table:table-cell>
          <table:table-cell office:value-type="float" office:value="0.0259164" calcext:value-type="float">
            <text:p>0.0259164</text:p>
          </table:table-cell>
          <table:table-cell office:value-type="float" office:value="0.0316985" calcext:value-type="float">
            <text:p>0.0316985</text:p>
          </table:table-cell>
          <table:table-cell office:value-type="float" office:value="0.0326278" calcext:value-type="float">
            <text:p>0.0326278</text:p>
          </table:table-cell>
          <table:table-cell office:value-type="float" office:value="0.032731" calcext:value-type="float">
            <text:p>0.032731</text:p>
          </table:table-cell>
          <table:table-cell office:value-type="float" office:value="0.0346928" calcext:value-type="float">
            <text:p>0.0346928</text:p>
          </table:table-cell>
          <table:table-cell office:value-type="float" office:value="0.0294269" calcext:value-type="float">
            <text:p>0.0294269</text:p>
          </table:table-cell>
          <table:table-cell table:formula="of:=SUM([.P39:.CC39])" office:value-type="float" office:value="2.247495127" calcext:value-type="float">
            <text:p>2.247495127</text:p>
          </table:table-cell>
        </table:table-row>
        <table:table-row table:style-name="ro1">
          <table:table-cell office:value-type="float" office:value="2.375" calcext:value-type="float">
            <text:p>2.37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000184207" calcext:value-type="float">
            <text:p>0.000184207</text:p>
          </table:table-cell>
          <table:table-cell office:value-type="float" office:value="0.000614024" calcext:value-type="float">
            <text:p>0.000614024</text:p>
          </table:table-cell>
          <table:table-cell office:value-type="float" office:value="0.00178067" calcext:value-type="float">
            <text:p>0.00178067</text:p>
          </table:table-cell>
          <table:table-cell office:value-type="float" office:value="0.00564902" calcext:value-type="float">
            <text:p>0.00564902</text:p>
          </table:table-cell>
          <table:table-cell office:value-type="float" office:value="0.00939457" calcext:value-type="float">
            <text:p>0.00939457</text:p>
          </table:table-cell>
          <table:table-cell office:value-type="float" office:value="0.0195874" calcext:value-type="float">
            <text:p>0.0195874</text:p>
          </table:table-cell>
          <table:table-cell office:value-type="float" office:value="0.0323591" calcext:value-type="float">
            <text:p>0.0323591</text:p>
          </table:table-cell>
          <table:table-cell office:value-type="float" office:value="0.0505342" calcext:value-type="float">
            <text:p>0.0505342</text:p>
          </table:table-cell>
          <table:table-cell office:value-type="float" office:value="0.0656392" calcext:value-type="float">
            <text:p>0.0656392</text:p>
          </table:table-cell>
          <table:table-cell office:value-type="float" office:value="0.0795776" calcext:value-type="float">
            <text:p>0.0795776</text:p>
          </table:table-cell>
          <table:table-cell office:value-type="float" office:value="0.0864546" calcext:value-type="float">
            <text:p>0.0864546</text:p>
          </table:table-cell>
          <table:table-cell office:value-type="float" office:value="0.096586" calcext:value-type="float">
            <text:p>0.096586</text:p>
          </table:table-cell>
          <table:table-cell office:value-type="float" office:value="0.104016" calcext:value-type="float">
            <text:p>0.104016</text:p>
          </table:table-cell>
          <table:table-cell office:value-type="float" office:value="0.0984281" calcext:value-type="float">
            <text:p>0.0984281</text:p>
          </table:table-cell>
          <table:table-cell office:value-type="float" office:value="0.100025" calcext:value-type="float">
            <text:p>0.100025</text:p>
          </table:table-cell>
          <table:table-cell office:value-type="float" office:value="0.0906914" calcext:value-type="float">
            <text:p>0.0906914</text:p>
          </table:table-cell>
          <table:table-cell office:value-type="float" office:value="0.0801916" calcext:value-type="float">
            <text:p>0.0801916</text:p>
          </table:table-cell>
          <table:table-cell office:value-type="float" office:value="0.0768758" calcext:value-type="float">
            <text:p>0.0768758</text:p>
          </table:table-cell>
          <table:table-cell office:value-type="float" office:value="0.0694462" calcext:value-type="float">
            <text:p>0.0694462</text:p>
          </table:table-cell>
          <table:table-cell office:value-type="float" office:value="0.0649638" calcext:value-type="float">
            <text:p>0.0649638</text:p>
          </table:table-cell>
          <table:table-cell office:value-type="float" office:value="0.055385" calcext:value-type="float">
            <text:p>0.055385</text:p>
          </table:table-cell>
          <table:table-cell office:value-type="float" office:value="0.0504728" calcext:value-type="float">
            <text:p>0.0504728</text:p>
          </table:table-cell>
          <table:table-cell office:value-type="float" office:value="0.0429817" calcext:value-type="float">
            <text:p>0.0429817</text:p>
          </table:table-cell>
          <table:table-cell office:value-type="float" office:value="0.041201" calcext:value-type="float">
            <text:p>0.041201</text:p>
          </table:table-cell>
          <table:table-cell office:value-type="float" office:value="0.0364116" calcext:value-type="float">
            <text:p>0.0364116</text:p>
          </table:table-cell>
          <table:table-cell office:value-type="float" office:value="0.0303328" calcext:value-type="float">
            <text:p>0.0303328</text:p>
          </table:table-cell>
          <table:table-cell office:value-type="float" office:value="0.0281837" calcext:value-type="float">
            <text:p>0.0281837</text:p>
          </table:table-cell>
          <table:table-cell office:value-type="float" office:value="0.0279381" calcext:value-type="float">
            <text:p>0.0279381</text:p>
          </table:table-cell>
          <table:table-cell office:value-type="float" office:value="0.0252364" calcext:value-type="float">
            <text:p>0.0252364</text:p>
          </table:table-cell>
          <table:table-cell office:value-type="float" office:value="0.0247452" calcext:value-type="float">
            <text:p>0.0247452</text:p>
          </table:table-cell>
          <table:table-cell office:value-type="float" office:value="0.0208768" calcext:value-type="float">
            <text:p>0.0208768</text:p>
          </table:table-cell>
          <table:table-cell office:value-type="float" office:value="0.02014" calcext:value-type="float">
            <text:p>0.02014</text:p>
          </table:table-cell>
          <table:table-cell table:number-columns-repeated="2" office:value-type="float" office:value="0.0190962" calcext:value-type="float">
            <text:p>0.0190962</text:p>
          </table:table-cell>
          <table:table-cell office:value-type="float" office:value="0.0181137" calcext:value-type="float">
            <text:p>0.0181137</text:p>
          </table:table-cell>
          <table:table-cell office:value-type="float" office:value="0.0169471" calcext:value-type="float">
            <text:p>0.0169471</text:p>
          </table:table-cell>
          <table:table-cell office:value-type="float" office:value="0.0138769" calcext:value-type="float">
            <text:p>0.0138769</text:p>
          </table:table-cell>
          <table:table-cell office:value-type="float" office:value="0.0159032" calcext:value-type="float">
            <text:p>0.0159032</text:p>
          </table:table-cell>
          <table:table-cell office:value-type="float" office:value="0.0148594" calcext:value-type="float">
            <text:p>0.0148594</text:p>
          </table:table-cell>
          <table:table-cell office:value-type="float" office:value="0.0152278" calcext:value-type="float">
            <text:p>0.0152278</text:p>
          </table:table-cell>
          <table:table-cell office:value-type="float" office:value="0.0172541" calcext:value-type="float">
            <text:p>0.0172541</text:p>
          </table:table-cell>
          <table:table-cell office:value-type="float" office:value="0.0159032" calcext:value-type="float">
            <text:p>0.0159032</text:p>
          </table:table-cell>
          <table:table-cell office:value-type="float" office:value="0.0171927" calcext:value-type="float">
            <text:p>0.0171927</text:p>
          </table:table-cell>
          <table:table-cell office:value-type="float" office:value="0.0166401" calcext:value-type="float">
            <text:p>0.0166401</text:p>
          </table:table-cell>
          <table:table-cell office:value-type="float" office:value="0.0167629" calcext:value-type="float">
            <text:p>0.0167629</text:p>
          </table:table-cell>
          <table:table-cell office:value-type="float" office:value="0.0170699" calcext:value-type="float">
            <text:p>0.0170699</text:p>
          </table:table-cell>
          <table:table-cell office:value-type="float" office:value="0.0167629" calcext:value-type="float">
            <text:p>0.0167629</text:p>
          </table:table-cell>
          <table:table-cell office:value-type="float" office:value="0.0191576" calcext:value-type="float">
            <text:p>0.0191576</text:p>
          </table:table-cell>
          <table:table-cell office:value-type="float" office:value="0.0180523" calcext:value-type="float">
            <text:p>0.0180523</text:p>
          </table:table-cell>
          <table:table-cell office:value-type="float" office:value="0.0189119" calcext:value-type="float">
            <text:p>0.0189119</text:p>
          </table:table-cell>
          <table:table-cell office:value-type="float" office:value="0.0221663" calcext:value-type="float">
            <text:p>0.0221663</text:p>
          </table:table-cell>
          <table:table-cell office:value-type="float" office:value="0.0200786" calcext:value-type="float">
            <text:p>0.0200786</text:p>
          </table:table-cell>
          <table:table-cell office:value-type="float" office:value="0.0222891" calcext:value-type="float">
            <text:p>0.0222891</text:p>
          </table:table-cell>
          <table:table-cell table:number-columns-repeated="2" office:value-type="float" office:value="0.0233943" calcext:value-type="float">
            <text:p>0.0233943</text:p>
          </table:table-cell>
          <table:table-cell office:value-type="float" office:value="0.0223505" calcext:value-type="float">
            <text:p>0.0223505</text:p>
          </table:table-cell>
          <table:table-cell office:value-type="float" office:value="0.0258504" calcext:value-type="float">
            <text:p>0.0258504</text:p>
          </table:table-cell>
          <table:table-cell office:value-type="float" office:value="0.0276925" calcext:value-type="float">
            <text:p>0.0276925</text:p>
          </table:table-cell>
          <table:table-cell office:value-type="float" office:value="0.0279995" calcext:value-type="float">
            <text:p>0.0279995</text:p>
          </table:table-cell>
          <table:table-cell office:value-type="float" office:value="0.0281837" calcext:value-type="float">
            <text:p>0.0281837</text:p>
          </table:table-cell>
          <table:table-cell office:value-type="float" office:value="0.0326047" calcext:value-type="float">
            <text:p>0.0326047</text:p>
          </table:table-cell>
          <table:table-cell office:value-type="float" office:value="0.0330345" calcext:value-type="float">
            <text:p>0.0330345</text:p>
          </table:table-cell>
          <table:table-cell office:value-type="float" office:value="0.0319293" calcext:value-type="float">
            <text:p>0.0319293</text:p>
          </table:table-cell>
          <table:table-cell office:value-type="float" office:value="0.0328503" calcext:value-type="float">
            <text:p>0.0328503</text:p>
          </table:table-cell>
          <table:table-cell office:value-type="float" office:value="0.035552" calcext:value-type="float">
            <text:p>0.035552</text:p>
          </table:table-cell>
          <table:table-cell table:formula="of:=SUM([.P40:.CC40])" office:value-type="float" office:value="2.253101691" calcext:value-type="float">
            <text:p>2.253101691</text:p>
          </table:table-cell>
        </table:table-row>
        <table:table-row table:style-name="ro1">
          <table:table-cell office:value-type="float" office:value="2.434375" calcext:value-type="float">
            <text:p>2.434375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1" office:value-type="float" office:value="0.0000401059" calcext:value-type="float">
            <text:p>4.01E-05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401059" calcext:value-type="float">
            <text:p>4.01E-05</text:p>
          </table:table-cell>
          <table:table-cell office:value-type="float" office:value="0.000120318" calcext:value-type="float">
            <text:p>0.000120318</text:p>
          </table:table-cell>
          <table:table-cell office:value-type="float" office:value="0.000842223" calcext:value-type="float">
            <text:p>0.000842223</text:p>
          </table:table-cell>
          <table:table-cell office:value-type="float" office:value="0.00172455" calcext:value-type="float">
            <text:p>0.00172455</text:p>
          </table:table-cell>
          <table:table-cell office:value-type="float" office:value="0.00485281" calcext:value-type="float">
            <text:p>0.00485281</text:p>
          </table:table-cell>
          <table:table-cell office:value-type="float" office:value="0.0110291" calcext:value-type="float">
            <text:p>0.0110291</text:p>
          </table:table-cell>
          <table:table-cell office:value-type="float" office:value="0.020454" calcext:value-type="float">
            <text:p>0.020454</text:p>
          </table:table-cell>
          <table:table-cell office:value-type="float" office:value="0.0327264" calcext:value-type="float">
            <text:p>0.0327264</text:p>
          </table:table-cell>
          <table:table-cell office:value-type="float" office:value="0.0460415" calcext:value-type="float">
            <text:p>0.0460415</text:p>
          </table:table-cell>
          <table:table-cell office:value-type="float" office:value="0.0626454" calcext:value-type="float">
            <text:p>0.0626454</text:p>
          </table:table-cell>
          <table:table-cell office:value-type="float" office:value="0.0777653" calcext:value-type="float">
            <text:p>0.0777653</text:p>
          </table:table-cell>
          <table:table-cell office:value-type="float" office:value="0.0898372" calcext:value-type="float">
            <text:p>0.0898372</text:p>
          </table:table-cell>
          <table:table-cell office:value-type="float" office:value="0.0961739" calcext:value-type="float">
            <text:p>0.0961739</text:p>
          </table:table-cell>
          <table:table-cell office:value-type="float" office:value="0.103914" calcext:value-type="float">
            <text:p>0.103914</text:p>
          </table:table-cell>
          <table:table-cell office:value-type="float" office:value="0.102591" calcext:value-type="float">
            <text:p>0.102591</text:p>
          </table:table-cell>
          <table:table-cell office:value-type="float" office:value="0.0972969" calcext:value-type="float">
            <text:p>0.0972969</text:p>
          </table:table-cell>
          <table:table-cell office:value-type="float" office:value="0.0887944" calcext:value-type="float">
            <text:p>0.0887944</text:p>
          </table:table-cell>
          <table:table-cell office:value-type="float" office:value="0.0851448" calcext:value-type="float">
            <text:p>0.0851448</text:p>
          </table:table-cell>
          <table:table-cell office:value-type="float" office:value="0.0752386" calcext:value-type="float">
            <text:p>0.0752386</text:p>
          </table:table-cell>
          <table:table-cell office:value-type="float" office:value="0.0695436" calcext:value-type="float">
            <text:p>0.0695436</text:p>
          </table:table-cell>
          <table:table-cell office:value-type="float" office:value="0.0637282" calcext:value-type="float">
            <text:p>0.0637282</text:p>
          </table:table-cell>
          <table:table-cell office:value-type="float" office:value="0.0573514" calcext:value-type="float">
            <text:p>0.0573514</text:p>
          </table:table-cell>
          <table:table-cell office:value-type="float" office:value="0.0520574" calcext:value-type="float">
            <text:p>0.0520574</text:p>
          </table:table-cell>
          <table:table-cell office:value-type="float" office:value="0.0464827" calcext:value-type="float">
            <text:p>0.0464827</text:p>
          </table:table-cell>
          <table:table-cell office:value-type="float" office:value="0.0396647" calcext:value-type="float">
            <text:p>0.0396647</text:p>
          </table:table-cell>
          <table:table-cell office:value-type="float" office:value="0.0346114" calcext:value-type="float">
            <text:p>0.0346114</text:p>
          </table:table-cell>
          <table:table-cell office:value-type="float" office:value="0.0311222" calcext:value-type="float">
            <text:p>0.0311222</text:p>
          </table:table-cell>
          <table:table-cell office:value-type="float" office:value="0.0297586" calcext:value-type="float">
            <text:p>0.0297586</text:p>
          </table:table-cell>
          <table:table-cell office:value-type="float" office:value="0.0271116" calcext:value-type="float">
            <text:p>0.0271116</text:p>
          </table:table-cell>
          <table:table-cell office:value-type="float" office:value="0.0261089" calcext:value-type="float">
            <text:p>0.0261089</text:p>
          </table:table-cell>
          <table:table-cell office:value-type="float" office:value="0.0235823" calcext:value-type="float">
            <text:p>0.0235823</text:p>
          </table:table-cell>
          <table:table-cell office:value-type="float" office:value="0.0237828" calcext:value-type="float">
            <text:p>0.0237828</text:p>
          </table:table-cell>
          <table:table-cell office:value-type="float" office:value="0.0203337" calcext:value-type="float">
            <text:p>0.0203337</text:p>
          </table:table-cell>
          <table:table-cell office:value-type="float" office:value="0.0207748" calcext:value-type="float">
            <text:p>0.0207748</text:p>
          </table:table-cell>
          <table:table-cell office:value-type="float" office:value="0.0182883" calcext:value-type="float">
            <text:p>0.0182883</text:p>
          </table:table-cell>
          <table:table-cell office:value-type="float" office:value="0.0176867" calcext:value-type="float">
            <text:p>0.0176867</text:p>
          </table:table-cell>
          <table:table-cell office:value-type="float" office:value="0.0179674" calcext:value-type="float">
            <text:p>0.0179674</text:p>
          </table:table-cell>
          <table:table-cell office:value-type="float" office:value="0.016684" calcext:value-type="float">
            <text:p>0.016684</text:p>
          </table:table-cell>
          <table:table-cell office:value-type="float" office:value="0.0164835" calcext:value-type="float">
            <text:p>0.0164835</text:p>
          </table:table-cell>
          <table:table-cell office:value-type="float" office:value="0.0164033" calcext:value-type="float">
            <text:p>0.0164033</text:p>
          </table:table-cell>
          <table:table-cell office:value-type="float" office:value="0.0159621" calcext:value-type="float">
            <text:p>0.0159621</text:p>
          </table:table-cell>
          <table:table-cell office:value-type="float" office:value="0.0172054" calcext:value-type="float">
            <text:p>0.0172054</text:p>
          </table:table-cell>
          <table:table-cell office:value-type="float" office:value="0.0186893" calcext:value-type="float">
            <text:p>0.0186893</text:p>
          </table:table-cell>
          <table:table-cell office:value-type="float" office:value="0.0182081" calcext:value-type="float">
            <text:p>0.0182081</text:p>
          </table:table-cell>
          <table:table-cell office:value-type="float" office:value="0.0189701" calcext:value-type="float">
            <text:p>0.0189701</text:p>
          </table:table-cell>
          <table:table-cell table:number-columns-repeated="2" office:value-type="float" office:value="0.0196519" calcext:value-type="float">
            <text:p>0.0196519</text:p>
          </table:table-cell>
          <table:table-cell office:value-type="float" office:value="0.0186893" calcext:value-type="float">
            <text:p>0.0186893</text:p>
          </table:table-cell>
          <table:table-cell office:value-type="float" office:value="0.0190904" calcext:value-type="float">
            <text:p>0.0190904</text:p>
          </table:table-cell>
          <table:table-cell office:value-type="float" office:value="0.0196519" calcext:value-type="float">
            <text:p>0.0196519</text:p>
          </table:table-cell>
          <table:table-cell office:value-type="float" office:value="0.0213363" calcext:value-type="float">
            <text:p>0.0213363</text:p>
          </table:table-cell>
          <table:table-cell office:value-type="float" office:value="0.020093" calcext:value-type="float">
            <text:p>0.020093</text:p>
          </table:table-cell>
          <table:table-cell office:value-type="float" office:value="0.0222187" calcext:value-type="float">
            <text:p>0.0222187</text:p>
          </table:table-cell>
          <table:table-cell office:value-type="float" office:value="0.0231411" calcext:value-type="float">
            <text:p>0.0231411</text:p>
          </table:table-cell>
          <table:table-cell office:value-type="float" office:value="0.0243042" calcext:value-type="float">
            <text:p>0.0243042</text:p>
          </table:table-cell>
          <table:table-cell office:value-type="float" office:value="0.0236224" calcext:value-type="float">
            <text:p>0.0236224</text:p>
          </table:table-cell>
          <table:table-cell office:value-type="float" office:value="0.026911" calcext:value-type="float">
            <text:p>0.026911</text:p>
          </table:table-cell>
          <table:table-cell office:value-type="float" office:value="0.0264699" calcext:value-type="float">
            <text:p>0.0264699</text:p>
          </table:table-cell>
          <table:table-cell office:value-type="float" office:value="0.0269512" calcext:value-type="float">
            <text:p>0.0269512</text:p>
          </table:table-cell>
          <table:table-cell office:value-type="float" office:value="0.0286356" calcext:value-type="float">
            <text:p>0.0286356</text:p>
          </table:table-cell>
          <table:table-cell office:value-type="float" office:value="0.0308013" calcext:value-type="float">
            <text:p>0.0308013</text:p>
          </table:table-cell>
          <table:table-cell office:value-type="float" office:value="0.0293174" calcext:value-type="float">
            <text:p>0.0293174</text:p>
          </table:table-cell>
          <table:table-cell office:value-type="float" office:value="0.0307211" calcext:value-type="float">
            <text:p>0.0307211</text:p>
          </table:table-cell>
          <table:table-cell office:value-type="float" office:value="0.0326061" calcext:value-type="float">
            <text:p>0.0326061</text:p>
          </table:table-cell>
          <table:table-cell office:value-type="float" office:value="0.0347718" calcext:value-type="float">
            <text:p>0.0347718</text:p>
          </table:table-cell>
          <table:table-cell office:value-type="float" office:value="0.032967" calcext:value-type="float">
            <text:p>0.032967</text:p>
          </table:table-cell>
          <table:table-cell table:formula="of:=SUM([.P41:.CC41])" office:value-type="float" office:value="2.2873985069" calcext:value-type="float">
            <text:p>2.2873985069</text:p>
          </table:table-cell>
        </table:table-row>
        <table:table-row table:style-name="ro1">
          <table:table-cell office:value-type="float" office:value="2.49375" calcext:value-type="float">
            <text:p>2.49375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table:style-name="ce1" office:value-type="float" office:value="0.0000264529" calcext:value-type="float">
            <text:p>2.65E-05</text:p>
          </table:table-cell>
          <table:table-cell office:value-type="float" office:value="0.000158718" calcext:value-type="float">
            <text:p>0.000158718</text:p>
          </table:table-cell>
          <table:table-cell office:value-type="float" office:value="0.000502606" calcext:value-type="float">
            <text:p>0.000502606</text:p>
          </table:table-cell>
          <table:table-cell office:value-type="float" office:value="0.00145491" calcext:value-type="float">
            <text:p>0.00145491</text:p>
          </table:table-cell>
          <table:table-cell office:value-type="float" office:value="0.00497315" calcext:value-type="float">
            <text:p>0.00497315</text:p>
          </table:table-cell>
          <table:table-cell office:value-type="float" office:value="0.0104225" calcext:value-type="float">
            <text:p>0.0104225</text:p>
          </table:table-cell>
          <table:table-cell office:value-type="float" office:value="0.0203688" calcext:value-type="float">
            <text:p>0.0203688</text:p>
          </table:table-cell>
          <table:table-cell office:value-type="float" office:value="0.0321403" calcext:value-type="float">
            <text:p>0.0321403</text:p>
          </table:table-cell>
          <table:table-cell office:value-type="float" office:value="0.0466894" calcext:value-type="float">
            <text:p>0.0466894</text:p>
          </table:table-cell>
          <table:table-cell office:value-type="float" office:value="0.0656562" calcext:value-type="float">
            <text:p>0.0656562</text:p>
          </table:table-cell>
          <table:table-cell office:value-type="float" office:value="0.0771367" calcext:value-type="float">
            <text:p>0.0771367</text:p>
          </table:table-cell>
          <table:table-cell office:value-type="float" office:value="0.0914478" calcext:value-type="float">
            <text:p>0.0914478</text:p>
          </table:table-cell>
          <table:table-cell office:value-type="float" office:value="0.0973997" calcext:value-type="float">
            <text:p>0.0973997</text:p>
          </table:table-cell>
          <table:table-cell office:value-type="float" office:value="0.102955" calcext:value-type="float">
            <text:p>0.102955</text:p>
          </table:table-cell>
          <table:table-cell office:value-type="float" office:value="0.101024" calcext:value-type="float">
            <text:p>0.101024</text:p>
          </table:table-cell>
          <table:table-cell office:value-type="float" office:value="0.0988546" calcext:value-type="float">
            <text:p>0.0988546</text:p>
          </table:table-cell>
          <table:table-cell office:value-type="float" office:value="0.0931672" calcext:value-type="float">
            <text:p>0.0931672</text:p>
          </table:table-cell>
          <table:table-cell office:value-type="float" office:value="0.0844906" calcext:value-type="float">
            <text:p>0.0844906</text:p>
          </table:table-cell>
          <table:table-cell office:value-type="float" office:value="0.0790149" calcext:value-type="float">
            <text:p>0.0790149</text:p>
          </table:table-cell>
          <table:table-cell office:value-type="float" office:value="0.0720313" calcext:value-type="float">
            <text:p>0.0720313</text:p>
          </table:table-cell>
          <table:table-cell office:value-type="float" office:value="0.0632225" calcext:value-type="float">
            <text:p>0.0632225</text:p>
          </table:table-cell>
          <table:table-cell office:value-type="float" office:value="0.0574293" calcext:value-type="float">
            <text:p>0.0574293</text:p>
          </table:table-cell>
          <table:table-cell office:value-type="float" office:value="0.0509748" calcext:value-type="float">
            <text:p>0.0509748</text:p>
          </table:table-cell>
          <table:table-cell office:value-type="float" office:value="0.0441764" calcext:value-type="float">
            <text:p>0.0441764</text:p>
          </table:table-cell>
          <table:table-cell office:value-type="float" office:value="0.0386213" calcext:value-type="float">
            <text:p>0.0386213</text:p>
          </table:table-cell>
          <table:table-cell office:value-type="float" office:value="0.0375367" calcext:value-type="float">
            <text:p>0.0375367</text:p>
          </table:table-cell>
          <table:table-cell office:value-type="float" office:value="0.0321932" calcext:value-type="float">
            <text:p>0.0321932</text:p>
          </table:table-cell>
          <table:table-cell office:value-type="float" office:value="0.029495" calcext:value-type="float">
            <text:p>0.029495</text:p>
          </table:table-cell>
          <table:table-cell office:value-type="float" office:value="0.0268233" calcext:value-type="float">
            <text:p>0.0268233</text:p>
          </table:table-cell>
          <table:table-cell office:value-type="float" office:value="0.0260561" calcext:value-type="float">
            <text:p>0.0260561</text:p>
          </table:table-cell>
          <table:table-cell office:value-type="float" office:value="0.0237812" calcext:value-type="float">
            <text:p>0.0237812</text:p>
          </table:table-cell>
          <table:table-cell office:value-type="float" office:value="0.0224585" calcext:value-type="float">
            <text:p>0.0224585</text:p>
          </table:table-cell>
          <table:table-cell office:value-type="float" office:value="0.0210301" calcext:value-type="float">
            <text:p>0.0210301</text:p>
          </table:table-cell>
          <table:table-cell office:value-type="float" office:value="0.0212152" calcext:value-type="float">
            <text:p>0.0212152</text:p>
          </table:table-cell>
          <table:table-cell office:value-type="float" office:value="0.0184377" calcext:value-type="float">
            <text:p>0.0184377</text:p>
          </table:table-cell>
          <table:table-cell office:value-type="float" office:value="0.0181996" calcext:value-type="float">
            <text:p>0.0181996</text:p>
          </table:table-cell>
          <table:table-cell office:value-type="float" office:value="0.0193106" calcext:value-type="float">
            <text:p>0.0193106</text:p>
          </table:table-cell>
          <table:table-cell office:value-type="float" office:value="0.0160834" calcext:value-type="float">
            <text:p>0.0160834</text:p>
          </table:table-cell>
          <table:table-cell office:value-type="float" office:value="0.017697" calcext:value-type="float">
            <text:p>0.017697</text:p>
          </table:table-cell>
          <table:table-cell office:value-type="float" office:value="0.0170092" calcext:value-type="float">
            <text:p>0.0170092</text:p>
          </table:table-cell>
          <table:table-cell office:value-type="float" office:value="0.0169828" calcext:value-type="float">
            <text:p>0.0169828</text:p>
          </table:table-cell>
          <table:table-cell office:value-type="float" office:value="0.0170886" calcext:value-type="float">
            <text:p>0.0170886</text:p>
          </table:table-cell>
          <table:table-cell office:value-type="float" office:value="0.0191784" calcext:value-type="float">
            <text:p>0.0191784</text:p>
          </table:table-cell>
          <table:table-cell office:value-type="float" office:value="0.0174325" calcext:value-type="float">
            <text:p>0.0174325</text:p>
          </table:table-cell>
          <table:table-cell office:value-type="float" office:value="0.0183054" calcext:value-type="float">
            <text:p>0.0183054</text:p>
          </table:table-cell>
          <table:table-cell office:value-type="float" office:value="0.0194164" calcext:value-type="float">
            <text:p>0.0194164</text:p>
          </table:table-cell>
          <table:table-cell office:value-type="float" office:value="0.0197603" calcext:value-type="float">
            <text:p>0.0197603</text:p>
          </table:table-cell>
          <table:table-cell office:value-type="float" office:value="0.0192313" calcext:value-type="float">
            <text:p>0.0192313</text:p>
          </table:table-cell>
          <table:table-cell office:value-type="float" office:value="0.0197868" calcext:value-type="float">
            <text:p>0.0197868</text:p>
          </table:table-cell>
          <table:table-cell office:value-type="float" office:value="0.0211094" calcext:value-type="float">
            <text:p>0.0211094</text:p>
          </table:table-cell>
          <table:table-cell office:value-type="float" office:value="0.0212152" calcext:value-type="float">
            <text:p>0.0212152</text:p>
          </table:table-cell>
          <table:table-cell office:value-type="float" office:value="0.0215856" calcext:value-type="float">
            <text:p>0.0215856</text:p>
          </table:table-cell>
          <table:table-cell office:value-type="float" office:value="0.0221146" calcext:value-type="float">
            <text:p>0.0221146</text:p>
          </table:table-cell>
          <table:table-cell office:value-type="float" office:value="0.0231463" calcext:value-type="float">
            <text:p>0.0231463</text:p>
          </table:table-cell>
          <table:table-cell office:value-type="float" office:value="0.0236489" calcext:value-type="float">
            <text:p>0.0236489</text:p>
          </table:table-cell>
          <table:table-cell office:value-type="float" office:value="0.0253684" calcext:value-type="float">
            <text:p>0.0253684</text:p>
          </table:table-cell>
          <table:table-cell office:value-type="float" office:value="0.0247864" calcext:value-type="float">
            <text:p>0.0247864</text:p>
          </table:table-cell>
          <table:table-cell office:value-type="float" office:value="0.0258974" calcext:value-type="float">
            <text:p>0.0258974</text:p>
          </table:table-cell>
          <table:table-cell office:value-type="float" office:value="0.0265852" calcext:value-type="float">
            <text:p>0.0265852</text:p>
          </table:table-cell>
          <table:table-cell office:value-type="float" office:value="0.0299712" calcext:value-type="float">
            <text:p>0.0299712</text:p>
          </table:table-cell>
          <table:table-cell office:value-type="float" office:value="0.0301563" calcext:value-type="float">
            <text:p>0.0301563</text:p>
          </table:table-cell>
          <table:table-cell office:value-type="float" office:value="0.0304209" calcext:value-type="float">
            <text:p>0.0304209</text:p>
          </table:table-cell>
          <table:table-cell office:value-type="float" office:value="0.0329339" calcext:value-type="float">
            <text:p>0.0329339</text:p>
          </table:table-cell>
          <table:table-cell office:value-type="float" office:value="0.0335423" calcext:value-type="float">
            <text:p>0.0335423</text:p>
          </table:table-cell>
          <table:table-cell office:value-type="float" office:value="0.0333571" calcext:value-type="float">
            <text:p>0.0333571</text:p>
          </table:table-cell>
          <table:table-cell office:value-type="float" office:value="0.0353147" calcext:value-type="float">
            <text:p>0.0353147</text:p>
          </table:table-cell>
          <table:table-cell table:formula="of:=SUM([.P42:.CC42])" office:value-type="float" office:value="2.3100022369" calcext:value-type="float">
            <text:p>2.3100022369</text:p>
          </table:table-cell>
        </table:table-row>
        <table:table-row table:style-name="ro1">
          <table:table-cell office:value-type="float" office:value="2.553125" calcext:value-type="float">
            <text:p>2.553125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1" office:value-type="float" office:value="0.0000184512" calcext:value-type="float">
            <text:p>1.85E-05</text:p>
          </table:table-cell>
          <table:table-cell table:style-name="ce1" office:value-type="float" office:value="0.0000738048" calcext:value-type="float">
            <text:p>7.38E-05</text:p>
          </table:table-cell>
          <table:table-cell office:value-type="float" office:value="0.000590439" calcext:value-type="float">
            <text:p>0.000590439</text:p>
          </table:table-cell>
          <table:table-cell office:value-type="float" office:value="0.00199273" calcext:value-type="float">
            <text:p>0.00199273</text:p>
          </table:table-cell>
          <table:table-cell office:value-type="float" office:value="0.00433603" calcext:value-type="float">
            <text:p>0.00433603</text:p>
          </table:table-cell>
          <table:table-cell office:value-type="float" office:value="0.0105172" calcext:value-type="float">
            <text:p>0.0105172</text:p>
          </table:table-cell>
          <table:table-cell office:value-type="float" office:value="0.0193184" calcext:value-type="float">
            <text:p>0.0193184</text:p>
          </table:table-cell>
          <table:table-cell office:value-type="float" office:value="0.0318099" calcext:value-type="float">
            <text:p>0.0318099</text:p>
          </table:table-cell>
          <table:table-cell office:value-type="float" office:value="0.0476041" calcext:value-type="float">
            <text:p>0.0476041</text:p>
          </table:table-cell>
          <table:table-cell office:value-type="float" office:value="0.0616086" calcext:value-type="float">
            <text:p>0.0616086</text:p>
          </table:table-cell>
          <table:table-cell office:value-type="float" office:value="0.078639" calcext:value-type="float">
            <text:p>0.078639</text:p>
          </table:table-cell>
          <table:table-cell office:value-type="float" office:value="0.0884551" calcext:value-type="float">
            <text:p>0.0884551</text:p>
          </table:table-cell>
          <table:table-cell office:value-type="float" office:value="0.0991199" calcext:value-type="float">
            <text:p>0.0991199</text:p>
          </table:table-cell>
          <table:table-cell office:value-type="float" office:value="0.103401" calcext:value-type="float">
            <text:p>0.103401</text:p>
          </table:table-cell>
          <table:table-cell office:value-type="float" office:value="0.101408" calcext:value-type="float">
            <text:p>0.101408</text:p>
          </table:table-cell>
          <table:table-cell office:value-type="float" office:value="0.100947" calcext:value-type="float">
            <text:p>0.100947</text:p>
          </table:table-cell>
          <table:table-cell office:value-type="float" office:value="0.0928834" calcext:value-type="float">
            <text:p>0.0928834</text:p>
          </table:table-cell>
          <table:table-cell office:value-type="float" office:value="0.0860933" calcext:value-type="float">
            <text:p>0.0860933</text:p>
          </table:table-cell>
          <table:table-cell office:value-type="float" office:value="0.0801705" calcext:value-type="float">
            <text:p>0.0801705</text:p>
          </table:table-cell>
          <table:table-cell office:value-type="float" office:value="0.0733435" calcext:value-type="float">
            <text:p>0.0733435</text:p>
          </table:table-cell>
          <table:table-cell office:value-type="float" office:value="0.0642102" calcext:value-type="float">
            <text:p>0.0642102</text:p>
          </table:table-cell>
          <table:table-cell office:value-type="float" office:value="0.0588224" calcext:value-type="float">
            <text:p>0.0588224</text:p>
          </table:table-cell>
          <table:table-cell office:value-type="float" office:value="0.0503718" calcext:value-type="float">
            <text:p>0.0503718</text:p>
          </table:table-cell>
          <table:table-cell office:value-type="float" office:value="0.0475303" calcext:value-type="float">
            <text:p>0.0475303</text:p>
          </table:table-cell>
          <table:table-cell office:value-type="float" office:value="0.0429913" calcext:value-type="float">
            <text:p>0.0429913</text:p>
          </table:table-cell>
          <table:table-cell office:value-type="float" office:value="0.0367917" calcext:value-type="float">
            <text:p>0.0367917</text:p>
          </table:table-cell>
          <table:table-cell office:value-type="float" office:value="0.0336919" calcext:value-type="float">
            <text:p>0.0336919</text:p>
          </table:table-cell>
          <table:table-cell office:value-type="float" office:value="0.029485" calcext:value-type="float">
            <text:p>0.029485</text:p>
          </table:table-cell>
          <table:table-cell office:value-type="float" office:value="0.0283411" calcext:value-type="float">
            <text:p>0.0283411</text:p>
          </table:table-cell>
          <table:table-cell office:value-type="float" office:value="0.0238021" calcext:value-type="float">
            <text:p>0.0238021</text:p>
          </table:table-cell>
          <table:table-cell office:value-type="float" office:value="0.0235253" calcext:value-type="float">
            <text:p>0.0235253</text:p>
          </table:table-cell>
          <table:table-cell office:value-type="float" office:value="0.0235991" calcext:value-type="float">
            <text:p>0.0235991</text:p>
          </table:table-cell>
          <table:table-cell office:value-type="float" office:value="0.0216064" calcext:value-type="float">
            <text:p>0.0216064</text:p>
          </table:table-cell>
          <table:table-cell office:value-type="float" office:value="0.0204439" calcext:value-type="float">
            <text:p>0.0204439</text:p>
          </table:table-cell>
          <table:table-cell office:value-type="float" office:value="0.0192631" calcext:value-type="float">
            <text:p>0.0192631</text:p>
          </table:table-cell>
          <table:table-cell office:value-type="float" office:value="0.0198719" calcext:value-type="float">
            <text:p>0.0198719</text:p>
          </table:table-cell>
          <table:table-cell office:value-type="float" office:value="0.0187464" calcext:value-type="float">
            <text:p>0.0187464</text:p>
          </table:table-cell>
          <table:table-cell office:value-type="float" office:value="0.0175655" calcext:value-type="float">
            <text:p>0.0175655</text:p>
          </table:table-cell>
          <table:table-cell office:value-type="float" office:value="0.018156" calcext:value-type="float">
            <text:p>0.018156</text:p>
          </table:table-cell>
          <table:table-cell office:value-type="float" office:value="0.0171596" calcext:value-type="float">
            <text:p>0.0171596</text:p>
          </table:table-cell>
          <table:table-cell office:value-type="float" office:value="0.017953" calcext:value-type="float">
            <text:p>0.017953</text:p>
          </table:table-cell>
          <table:table-cell office:value-type="float" office:value="0.0171043" calcext:value-type="float">
            <text:p>0.0171043</text:p>
          </table:table-cell>
          <table:table-cell office:value-type="float" office:value="0.0184881" calcext:value-type="float">
            <text:p>0.0184881</text:p>
          </table:table-cell>
          <table:table-cell office:value-type="float" office:value="0.018322" calcext:value-type="float">
            <text:p>0.018322</text:p>
          </table:table-cell>
          <table:table-cell office:value-type="float" office:value="0.0181375" calcext:value-type="float">
            <text:p>0.0181375</text:p>
          </table:table-cell>
          <table:table-cell office:value-type="float" office:value="0.018322" calcext:value-type="float">
            <text:p>0.018322</text:p>
          </table:table-cell>
          <table:table-cell office:value-type="float" office:value="0.0183959" calcext:value-type="float">
            <text:p>0.0183959</text:p>
          </table:table-cell>
          <table:table-cell office:value-type="float" office:value="0.0205546" calcext:value-type="float">
            <text:p>0.0205546</text:p>
          </table:table-cell>
          <table:table-cell office:value-type="float" office:value="0.0200196" calcext:value-type="float">
            <text:p>0.0200196</text:p>
          </table:table-cell>
          <table:table-cell office:value-type="float" office:value="0.0191524" calcext:value-type="float">
            <text:p>0.0191524</text:p>
          </table:table-cell>
          <table:table-cell office:value-type="float" office:value="0.0208868" calcext:value-type="float">
            <text:p>0.0208868</text:p>
          </table:table-cell>
          <table:table-cell office:value-type="float" office:value="0.0214957" calcext:value-type="float">
            <text:p>0.0214957</text:p>
          </table:table-cell>
          <table:table-cell office:value-type="float" office:value="0.0226396" calcext:value-type="float">
            <text:p>0.0226396</text:p>
          </table:table-cell>
          <table:table-cell office:value-type="float" office:value="0.0233408" calcext:value-type="float">
            <text:p>0.0233408</text:p>
          </table:table-cell>
          <table:table-cell office:value-type="float" office:value="0.0234699" calcext:value-type="float">
            <text:p>0.0234699</text:p>
          </table:table-cell>
          <table:table-cell office:value-type="float" office:value="0.0249829" calcext:value-type="float">
            <text:p>0.0249829</text:p>
          </table:table-cell>
          <table:table-cell office:value-type="float" office:value="0.025887" calcext:value-type="float">
            <text:p>0.025887</text:p>
          </table:table-cell>
          <table:table-cell office:value-type="float" office:value="0.0252966" calcext:value-type="float">
            <text:p>0.0252966</text:p>
          </table:table-cell>
          <table:table-cell office:value-type="float" office:value="0.0300201" calcext:value-type="float">
            <text:p>0.0300201</text:p>
          </table:table-cell>
          <table:table-cell office:value-type="float" office:value="0.027806" calcext:value-type="float">
            <text:p>0.027806</text:p>
          </table:table-cell>
          <table:table-cell office:value-type="float" office:value="0.0293928" calcext:value-type="float">
            <text:p>0.0293928</text:p>
          </table:table-cell>
          <table:table-cell office:value-type="float" office:value="0.0298171" calcext:value-type="float">
            <text:p>0.0298171</text:p>
          </table:table-cell>
          <table:table-cell office:value-type="float" office:value="0.0326217" calcext:value-type="float">
            <text:p>0.0326217</text:p>
          </table:table-cell>
          <table:table-cell office:value-type="float" office:value="0.0324188" calcext:value-type="float">
            <text:p>0.0324188</text:p>
          </table:table-cell>
          <table:table-cell office:value-type="float" office:value="0.0328985" calcext:value-type="float">
            <text:p>0.0328985</text:p>
          </table:table-cell>
          <table:table-cell office:value-type="float" office:value="0.0352418" calcext:value-type="float">
            <text:p>0.0352418</text:p>
          </table:table-cell>
          <table:table-cell table:formula="of:=SUM([.P43:.CC43])" office:value-type="float" office:value="2.322970855" calcext:value-type="float">
            <text:p>2.322970855</text:p>
          </table:table-cell>
        </table:table-row>
        <table:table-row table:style-name="ro1">
          <table:table-cell office:value-type="float" office:value="2.6125" calcext:value-type="float">
            <text:p>2.6125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1" office:value-type="float" office:value="0.0000268929" calcext:value-type="float">
            <text:p>2.69E-05</text:p>
          </table:table-cell>
          <table:table-cell office:value-type="float" office:value="0.000147911" calcext:value-type="float">
            <text:p>0.000147911</text:p>
          </table:table-cell>
          <table:table-cell office:value-type="float" office:value="0.000537859" calcext:value-type="float">
            <text:p>0.000537859</text:p>
          </table:table-cell>
          <table:table-cell office:value-type="float" office:value="0.0017077" calcext:value-type="float">
            <text:p>0.0017077</text:p>
          </table:table-cell>
          <table:table-cell office:value-type="float" office:value="0.00502898" calcext:value-type="float">
            <text:p>0.00502898</text:p>
          </table:table-cell>
          <table:table-cell office:value-type="float" office:value="0.0105958" calcext:value-type="float">
            <text:p>0.0105958</text:p>
          </table:table-cell>
          <table:table-cell office:value-type="float" office:value="0.0198201" calcext:value-type="float">
            <text:p>0.0198201</text:p>
          </table:table-cell>
          <table:table-cell office:value-type="float" office:value="0.0329438" calcext:value-type="float">
            <text:p>0.0329438</text:p>
          </table:table-cell>
          <table:table-cell office:value-type="float" office:value="0.0469416" calcext:value-type="float">
            <text:p>0.0469416</text:p>
          </table:table-cell>
          <table:table-cell office:value-type="float" office:value="0.0619882" calcext:value-type="float">
            <text:p>0.0619882</text:p>
          </table:table-cell>
          <table:table-cell office:value-type="float" office:value="0.0766045" calcext:value-type="float">
            <text:p>0.0766045</text:p>
          </table:table-cell>
          <table:table-cell office:value-type="float" office:value="0.0898896" calcext:value-type="float">
            <text:p>0.0898896</text:p>
          </table:table-cell>
          <table:table-cell office:value-type="float" office:value="0.0961825" calcext:value-type="float">
            <text:p>0.0961825</text:p>
          </table:table-cell>
          <table:table-cell office:value-type="float" office:value="0.102865" calcext:value-type="float">
            <text:p>0.102865</text:p>
          </table:table-cell>
          <table:table-cell office:value-type="float" office:value="0.10335" calcext:value-type="float">
            <text:p>0.10335</text:p>
          </table:table-cell>
          <table:table-cell office:value-type="float" office:value="0.101413" calcext:value-type="float">
            <text:p>0.101413</text:p>
          </table:table-cell>
          <table:table-cell office:value-type="float" office:value="0.0955371" calcext:value-type="float">
            <text:p>0.0955371</text:p>
          </table:table-cell>
          <table:table-cell office:value-type="float" office:value="0.0869852" calcext:value-type="float">
            <text:p>0.0869852</text:p>
          </table:table-cell>
          <table:table-cell office:value-type="float" office:value="0.0790383" calcext:value-type="float">
            <text:p>0.0790383</text:p>
          </table:table-cell>
          <table:table-cell office:value-type="float" office:value="0.0735253" calcext:value-type="float">
            <text:p>0.0735253</text:p>
          </table:table-cell>
          <table:table-cell office:value-type="float" office:value="0.0660894" calcext:value-type="float">
            <text:p>0.0660894</text:p>
          </table:table-cell>
          <table:table-cell office:value-type="float" office:value="0.0584114" calcext:value-type="float">
            <text:p>0.0584114</text:p>
          </table:table-cell>
          <table:table-cell office:value-type="float" office:value="0.0535842" calcext:value-type="float">
            <text:p>0.0535842</text:p>
          </table:table-cell>
          <table:table-cell office:value-type="float" office:value="0.0480442" calcext:value-type="float">
            <text:p>0.0480442</text:p>
          </table:table-cell>
          <table:table-cell office:value-type="float" office:value="0.0409848" calcext:value-type="float">
            <text:p>0.0409848</text:p>
          </table:table-cell>
          <table:table-cell office:value-type="float" office:value="0.039062" calcext:value-type="float">
            <text:p>0.039062</text:p>
          </table:table-cell>
          <table:table-cell office:value-type="float" office:value="0.0328766" calcext:value-type="float">
            <text:p>0.0328766</text:p>
          </table:table-cell>
          <table:table-cell office:value-type="float" office:value="0.0318278" calcext:value-type="float">
            <text:p>0.0318278</text:p>
          </table:table-cell>
          <table:table-cell office:value-type="float" office:value="0.0287889" calcext:value-type="float">
            <text:p>0.0287889</text:p>
          </table:table-cell>
          <table:table-cell office:value-type="float" office:value="0.0253062" calcext:value-type="float">
            <text:p>0.0253062</text:p>
          </table:table-cell>
          <table:table-cell office:value-type="float" office:value="0.024365" calcext:value-type="float">
            <text:p>0.024365</text:p>
          </table:table-cell>
          <table:table-cell office:value-type="float" office:value="0.0230472" calcext:value-type="float">
            <text:p>0.0230472</text:p>
          </table:table-cell>
          <table:table-cell office:value-type="float" office:value="0.0224959" calcext:value-type="float">
            <text:p>0.0224959</text:p>
          </table:table-cell>
          <table:table-cell office:value-type="float" office:value="0.0207344" calcext:value-type="float">
            <text:p>0.0207344</text:p>
          </table:table-cell>
          <table:table-cell office:value-type="float" office:value="0.0193898" calcext:value-type="float">
            <text:p>0.0193898</text:p>
          </table:table-cell>
          <table:table-cell office:value-type="float" office:value="0.0194301" calcext:value-type="float">
            <text:p>0.0194301</text:p>
          </table:table-cell>
          <table:table-cell office:value-type="float" office:value="0.0177493" calcext:value-type="float">
            <text:p>0.0177493</text:p>
          </table:table-cell>
          <table:table-cell office:value-type="float" office:value="0.0180048" calcext:value-type="float">
            <text:p>0.0180048</text:p>
          </table:table-cell>
          <table:table-cell office:value-type="float" office:value="0.0182334" calcext:value-type="float">
            <text:p>0.0182334</text:p>
          </table:table-cell>
          <table:table-cell office:value-type="float" office:value="0.0178972" calcext:value-type="float">
            <text:p>0.0178972</text:p>
          </table:table-cell>
          <table:table-cell office:value-type="float" office:value="0.0177359" calcext:value-type="float">
            <text:p>0.0177359</text:p>
          </table:table-cell>
          <table:table-cell office:value-type="float" office:value="0.0178703" calcext:value-type="float">
            <text:p>0.0178703</text:p>
          </table:table-cell>
          <table:table-cell office:value-type="float" office:value="0.0176687" calcext:value-type="float">
            <text:p>0.0176687</text:p>
          </table:table-cell>
          <table:table-cell office:value-type="float" office:value="0.0182603" calcext:value-type="float">
            <text:p>0.0182603</text:p>
          </table:table-cell>
          <table:table-cell office:value-type="float" office:value="0.0176283" calcext:value-type="float">
            <text:p>0.0176283</text:p>
          </table:table-cell>
          <table:table-cell office:value-type="float" office:value="0.018341" calcext:value-type="float">
            <text:p>0.018341</text:p>
          </table:table-cell>
          <table:table-cell office:value-type="float" office:value="0.0193226" calcext:value-type="float">
            <text:p>0.0193226</text:p>
          </table:table-cell>
          <table:table-cell table:number-columns-repeated="2" office:value-type="float" office:value="0.019578" calcext:value-type="float">
            <text:p>0.019578</text:p>
          </table:table-cell>
          <table:table-cell office:value-type="float" office:value="0.0208017" calcext:value-type="float">
            <text:p>0.0208017</text:p>
          </table:table-cell>
          <table:table-cell office:value-type="float" office:value="0.0226976" calcext:value-type="float">
            <text:p>0.0226976</text:p>
          </table:table-cell>
          <table:table-cell office:value-type="float" office:value="0.0222404" calcext:value-type="float">
            <text:p>0.0222404</text:p>
          </table:table-cell>
          <table:table-cell office:value-type="float" office:value="0.0221194" calcext:value-type="float">
            <text:p>0.0221194</text:p>
          </table:table-cell>
          <table:table-cell office:value-type="float" office:value="0.0233834" calcext:value-type="float">
            <text:p>0.0233834</text:p>
          </table:table-cell>
          <table:table-cell office:value-type="float" office:value="0.0240826" calcext:value-type="float">
            <text:p>0.0240826</text:p>
          </table:table-cell>
          <table:table-cell office:value-type="float" office:value="0.025629" calcext:value-type="float">
            <text:p>0.025629</text:p>
          </table:table-cell>
          <table:table-cell office:value-type="float" office:value="0.0263416" calcext:value-type="float">
            <text:p>0.0263416</text:p>
          </table:table-cell>
          <table:table-cell office:value-type="float" office:value="0.0271484" calcext:value-type="float">
            <text:p>0.0271484</text:p>
          </table:table-cell>
          <table:table-cell office:value-type="float" office:value="0.0280224" calcext:value-type="float">
            <text:p>0.0280224</text:p>
          </table:table-cell>
          <table:table-cell office:value-type="float" office:value="0.0281972" calcext:value-type="float">
            <text:p>0.0281972</text:p>
          </table:table-cell>
          <table:table-cell office:value-type="float" office:value="0.0297436" calcext:value-type="float">
            <text:p>0.0297436</text:p>
          </table:table-cell>
          <table:table-cell office:value-type="float" office:value="0.0316799" calcext:value-type="float">
            <text:p>0.0316799</text:p>
          </table:table-cell>
          <table:table-cell office:value-type="float" office:value="0.0317337" calcext:value-type="float">
            <text:p>0.0317337</text:p>
          </table:table-cell>
          <table:table-cell office:value-type="float" office:value="0.0317471" calcext:value-type="float">
            <text:p>0.0317471</text:p>
          </table:table-cell>
          <table:table-cell office:value-type="float" office:value="0.0347726" calcext:value-type="float">
            <text:p>0.0347726</text:p>
          </table:table-cell>
          <table:table-cell office:value-type="float" office:value="0.0339927" calcext:value-type="float">
            <text:p>0.0339927</text:p>
          </table:table-cell>
          <table:table-cell table:formula="of:=SUM([.P44:.CC44])" office:value-type="float" office:value="2.3417683429" calcext:value-type="float">
            <text:p>2.3417683429</text:p>
          </table:table-cell>
        </table:table-row>
        <table:table-row table:style-name="ro1">
          <table:table-cell office:value-type="float" office:value="2.671875" calcext:value-type="float">
            <text:p>2.671875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1" office:value-type="float" office:value="0.0000101196" calcext:value-type="float">
            <text:p>1.01E-05</text:p>
          </table:table-cell>
          <table:table-cell table:style-name="ce1" office:value-type="float" office:value="0.0000303588" calcext:value-type="float">
            <text:p>3.04E-05</text:p>
          </table:table-cell>
          <table:table-cell table:style-name="ce1" office:value-type="float" office:value="0.0000910765" calcext:value-type="float">
            <text:p>9.11E-05</text:p>
          </table:table-cell>
          <table:table-cell office:value-type="float" office:value="0.000394665" calcext:value-type="float">
            <text:p>0.000394665</text:p>
          </table:table-cell>
          <table:table-cell office:value-type="float" office:value="0.00168998" calcext:value-type="float">
            <text:p>0.00168998</text:p>
          </table:table-cell>
          <table:table-cell office:value-type="float" office:value="0.00525208" calcext:value-type="float">
            <text:p>0.00525208</text:p>
          </table:table-cell>
          <table:table-cell office:value-type="float" office:value="0.0105345" calcext:value-type="float">
            <text:p>0.0105345</text:p>
          </table:table-cell>
          <table:table-cell office:value-type="float" office:value="0.0193588" calcext:value-type="float">
            <text:p>0.0193588</text:p>
          </table:table-cell>
          <table:table-cell office:value-type="float" office:value="0.0326762" calcext:value-type="float">
            <text:p>0.0326762</text:p>
          </table:table-cell>
          <table:table-cell office:value-type="float" office:value="0.0486855" calcext:value-type="float">
            <text:p>0.0486855</text:p>
          </table:table-cell>
          <table:table-cell office:value-type="float" office:value="0.0638143" calcext:value-type="float">
            <text:p>0.0638143</text:p>
          </table:table-cell>
          <table:table-cell office:value-type="float" office:value="0.0780728" calcext:value-type="float">
            <text:p>0.0780728</text:p>
          </table:table-cell>
          <table:table-cell office:value-type="float" office:value="0.0890931" calcext:value-type="float">
            <text:p>0.0890931</text:p>
          </table:table-cell>
          <table:table-cell office:value-type="float" office:value="0.0991014" calcext:value-type="float">
            <text:p>0.0991014</text:p>
          </table:table-cell>
          <table:table-cell office:value-type="float" office:value="0.10235" calcext:value-type="float">
            <text:p>0.10235</text:p>
          </table:table-cell>
          <table:table-cell office:value-type="float" office:value="0.103159" calcext:value-type="float">
            <text:p>0.103159</text:p>
          </table:table-cell>
          <table:table-cell office:value-type="float" office:value="0.0986156" calcext:value-type="float">
            <text:p>0.0986156</text:p>
          </table:table-cell>
          <table:table-cell office:value-type="float" office:value="0.0947499" calcext:value-type="float">
            <text:p>0.0947499</text:p>
          </table:table-cell>
          <table:table-cell office:value-type="float" office:value="0.0884657" calcext:value-type="float">
            <text:p>0.0884657</text:p>
          </table:table-cell>
          <table:table-cell office:value-type="float" office:value="0.081048" calcext:value-type="float">
            <text:p>0.081048</text:p>
          </table:table-cell>
          <table:table-cell office:value-type="float" office:value="0.0740655" calcext:value-type="float">
            <text:p>0.0740655</text:p>
          </table:table-cell>
          <table:table-cell office:value-type="float" office:value="0.0653929" calcext:value-type="float">
            <text:p>0.0653929</text:p>
          </table:table-cell>
          <table:table-cell office:value-type="float" office:value="0.0619422" calcext:value-type="float">
            <text:p>0.0619422</text:p>
          </table:table-cell>
          <table:table-cell office:value-type="float" office:value="0.0525512" calcext:value-type="float">
            <text:p>0.0525512</text:p>
          </table:table-cell>
          <table:table-cell office:value-type="float" office:value="0.0473497" calcext:value-type="float">
            <text:p>0.0473497</text:p>
          </table:table-cell>
          <table:table-cell office:value-type="float" office:value="0.0435852" calcext:value-type="float">
            <text:p>0.0435852</text:p>
          </table:table-cell>
          <table:table-cell office:value-type="float" office:value="0.0386164" calcext:value-type="float">
            <text:p>0.0386164</text:p>
          </table:table-cell>
          <table:table-cell office:value-type="float" office:value="0.0356615" calcext:value-type="float">
            <text:p>0.0356615</text:p>
          </table:table-cell>
          <table:table-cell office:value-type="float" office:value="0.0310773" calcext:value-type="float">
            <text:p>0.0310773</text:p>
          </table:table-cell>
          <table:table-cell office:value-type="float" office:value="0.0279909" calcext:value-type="float">
            <text:p>0.0279909</text:p>
          </table:table-cell>
          <table:table-cell office:value-type="float" office:value="0.0266449" calcext:value-type="float">
            <text:p>0.0266449</text:p>
          </table:table-cell>
          <table:table-cell office:value-type="float" office:value="0.023771" calcext:value-type="float">
            <text:p>0.023771</text:p>
          </table:table-cell>
          <table:table-cell office:value-type="float" office:value="0.0228197" calcext:value-type="float">
            <text:p>0.0228197</text:p>
          </table:table-cell>
          <table:table-cell office:value-type="float" office:value="0.0219596" calcext:value-type="float">
            <text:p>0.0219596</text:p>
          </table:table-cell>
          <table:table-cell office:value-type="float" office:value="0.0207654" calcext:value-type="float">
            <text:p>0.0207654</text:p>
          </table:table-cell>
          <table:table-cell office:value-type="float" office:value="0.0193791" calcext:value-type="float">
            <text:p>0.0193791</text:p>
          </table:table-cell>
          <table:table-cell office:value-type="float" office:value="0.0186909" calcext:value-type="float">
            <text:p>0.0186909</text:p>
          </table:table-cell>
          <table:table-cell office:value-type="float" office:value="0.0186707" calcext:value-type="float">
            <text:p>0.0186707</text:p>
          </table:table-cell>
          <table:table-cell office:value-type="float" office:value="0.0179016" calcext:value-type="float">
            <text:p>0.0179016</text:p>
          </table:table-cell>
          <table:table-cell office:value-type="float" office:value="0.017426" calcext:value-type="float">
            <text:p>0.017426</text:p>
          </table:table-cell>
          <table:table-cell office:value-type="float" office:value="0.0171224" calcext:value-type="float">
            <text:p>0.0171224</text:p>
          </table:table-cell>
          <table:table-cell office:value-type="float" office:value="0.0178308" calcext:value-type="float">
            <text:p>0.0178308</text:p>
          </table:table-cell>
          <table:table-cell office:value-type="float" office:value="0.0173754" calcext:value-type="float">
            <text:p>0.0173754</text:p>
          </table:table-cell>
          <table:table-cell office:value-type="float" office:value="0.0174159" calcext:value-type="float">
            <text:p>0.0174159</text:p>
          </table:table-cell>
          <table:table-cell office:value-type="float" office:value="0.0184582" calcext:value-type="float">
            <text:p>0.0184582</text:p>
          </table:table-cell>
          <table:table-cell office:value-type="float" office:value="0.0192981" calcext:value-type="float">
            <text:p>0.0192981</text:p>
          </table:table-cell>
          <table:table-cell office:value-type="float" office:value="0.0190451" calcext:value-type="float">
            <text:p>0.0190451</text:p>
          </table:table-cell>
          <table:table-cell office:value-type="float" office:value="0.0191463" calcext:value-type="float">
            <text:p>0.0191463</text:p>
          </table:table-cell>
          <table:table-cell office:value-type="float" office:value="0.0198142" calcext:value-type="float">
            <text:p>0.0198142</text:p>
          </table:table-cell>
          <table:table-cell office:value-type="float" office:value="0.0207756" calcext:value-type="float">
            <text:p>0.0207756</text:p>
          </table:table-cell>
          <table:table-cell office:value-type="float" office:value="0.0215345" calcext:value-type="float">
            <text:p>0.0215345</text:p>
          </table:table-cell>
          <table:table-cell office:value-type="float" office:value="0.0216357" calcext:value-type="float">
            <text:p>0.0216357</text:p>
          </table:table-cell>
          <table:table-cell office:value-type="float" office:value="0.0223745" calcext:value-type="float">
            <text:p>0.0223745</text:p>
          </table:table-cell>
          <table:table-cell office:value-type="float" office:value="0.022931" calcext:value-type="float">
            <text:p>0.022931</text:p>
          </table:table-cell>
          <table:table-cell office:value-type="float" office:value="0.0233763" calcext:value-type="float">
            <text:p>0.0233763</text:p>
          </table:table-cell>
          <table:table-cell office:value-type="float" office:value="0.0242264" calcext:value-type="float">
            <text:p>0.0242264</text:p>
          </table:table-cell>
          <table:table-cell office:value-type="float" office:value="0.0253496" calcext:value-type="float">
            <text:p>0.0253496</text:p>
          </table:table-cell>
          <table:table-cell office:value-type="float" office:value="0.0266955" calcext:value-type="float">
            <text:p>0.0266955</text:p>
          </table:table-cell>
          <table:table-cell office:value-type="float" office:value="0.0273128" calcext:value-type="float">
            <text:p>0.0273128</text:p>
          </table:table-cell>
          <table:table-cell office:value-type="float" office:value="0.028507" calcext:value-type="float">
            <text:p>0.028507</text:p>
          </table:table-cell>
          <table:table-cell office:value-type="float" office:value="0.029357" calcext:value-type="float">
            <text:p>0.029357</text:p>
          </table:table-cell>
          <table:table-cell office:value-type="float" office:value="0.0293874" calcext:value-type="float">
            <text:p>0.0293874</text:p>
          </table:table-cell>
          <table:table-cell office:value-type="float" office:value="0.0306321" calcext:value-type="float">
            <text:p>0.0306321</text:p>
          </table:table-cell>
          <table:table-cell office:value-type="float" office:value="0.0321804" calcext:value-type="float">
            <text:p>0.0321804</text:p>
          </table:table-cell>
          <table:table-cell office:value-type="float" office:value="0.0329798" calcext:value-type="float">
            <text:p>0.0329798</text:p>
          </table:table-cell>
          <table:table-cell office:value-type="float" office:value="0.0339817" calcext:value-type="float">
            <text:p>0.0339817</text:p>
          </table:table-cell>
          <table:table-cell office:value-type="float" office:value="0.0340525" calcext:value-type="float">
            <text:p>0.0340525</text:p>
          </table:table-cell>
          <table:table-cell table:formula="of:=SUM([.P45:.CC45])" office:value-type="float" office:value="2.3562408603" calcext:value-type="float">
            <text:p>2.3562408603</text:p>
          </table:table-cell>
        </table:table-row>
        <table:table-row table:style-name="ro1">
          <table:table-cell office:value-type="float" office:value="2.73125" calcext:value-type="float">
            <text:p>2.73125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1" office:value-type="float" office:value="0.00000793588" calcext:value-type="float">
            <text:p>7.94E-06</text:p>
          </table:table-cell>
          <table:table-cell table:style-name="ce1" office:value-type="float" office:value="0.0000555511" calcext:value-type="float">
            <text:p>5.56E-05</text:p>
          </table:table-cell>
          <table:table-cell office:value-type="float" office:value="0.000111102" calcext:value-type="float">
            <text:p>0.000111102</text:p>
          </table:table-cell>
          <table:table-cell office:value-type="float" office:value="0.000476153" calcext:value-type="float">
            <text:p>0.000476153</text:p>
          </table:table-cell>
          <table:table-cell office:value-type="float" office:value="0.00165066" calcext:value-type="float">
            <text:p>0.00165066</text:p>
          </table:table-cell>
          <table:table-cell office:value-type="float" office:value="0.00474566" calcext:value-type="float">
            <text:p>0.00474566</text:p>
          </table:table-cell>
          <table:table-cell office:value-type="float" office:value="0.0103246" calcext:value-type="float">
            <text:p>0.0103246</text:p>
          </table:table-cell>
          <table:table-cell office:value-type="float" office:value="0.0194985" calcext:value-type="float">
            <text:p>0.0194985</text:p>
          </table:table-cell>
          <table:table-cell office:value-type="float" office:value="0.0324974" calcext:value-type="float">
            <text:p>0.0324974</text:p>
          </table:table-cell>
          <table:table-cell office:value-type="float" office:value="0.0471153" calcext:value-type="float">
            <text:p>0.0471153</text:p>
          </table:table-cell>
          <table:table-cell office:value-type="float" office:value="0.0630267" calcext:value-type="float">
            <text:p>0.0630267</text:p>
          </table:table-cell>
          <table:table-cell office:value-type="float" office:value="0.0780732" calcext:value-type="float">
            <text:p>0.0780732</text:p>
          </table:table-cell>
          <table:table-cell office:value-type="float" office:value="0.0890564" calcext:value-type="float">
            <text:p>0.0890564</text:p>
          </table:table-cell>
          <table:table-cell office:value-type="float" office:value="0.0981589" calcext:value-type="float">
            <text:p>0.0981589</text:p>
          </table:table-cell>
          <table:table-cell office:value-type="float" office:value="0.102738" calcext:value-type="float">
            <text:p>0.102738</text:p>
          </table:table-cell>
          <table:table-cell office:value-type="float" office:value="0.103389" calcext:value-type="float">
            <text:p>0.103389</text:p>
          </table:table-cell>
          <table:table-cell office:value-type="float" office:value="0.101175" calcext:value-type="float">
            <text:p>0.101175</text:p>
          </table:table-cell>
          <table:table-cell office:value-type="float" office:value="0.0957464" calcext:value-type="float">
            <text:p>0.0957464</text:p>
          </table:table-cell>
          <table:table-cell office:value-type="float" office:value="0.0893183" calcext:value-type="float">
            <text:p>0.0893183</text:p>
          </table:table-cell>
          <table:table-cell office:value-type="float" office:value="0.082184" calcext:value-type="float">
            <text:p>0.082184</text:p>
          </table:table-cell>
          <table:table-cell office:value-type="float" office:value="0.0747242" calcext:value-type="float">
            <text:p>0.0747242</text:p>
          </table:table-cell>
          <table:table-cell office:value-type="float" office:value="0.0666534" calcext:value-type="float">
            <text:p>0.0666534</text:p>
          </table:table-cell>
          <table:table-cell office:value-type="float" office:value="0.0604158" calcext:value-type="float">
            <text:p>0.0604158</text:p>
          </table:table-cell>
          <table:table-cell office:value-type="float" office:value="0.05421" calcext:value-type="float">
            <text:p>0.05421</text:p>
          </table:table-cell>
          <table:table-cell office:value-type="float" office:value="0.0472899" calcext:value-type="float">
            <text:p>0.0472899</text:p>
          </table:table-cell>
          <table:table-cell office:value-type="float" office:value="0.0437822" calcext:value-type="float">
            <text:p>0.0437822</text:p>
          </table:table-cell>
          <table:table-cell office:value-type="float" office:value="0.0385446" calcext:value-type="float">
            <text:p>0.0385446</text:p>
          </table:table-cell>
          <table:table-cell office:value-type="float" office:value="0.0351242" calcext:value-type="float">
            <text:p>0.0351242</text:p>
          </table:table-cell>
          <table:table-cell office:value-type="float" office:value="0.0322117" calcext:value-type="float">
            <text:p>0.0322117</text:p>
          </table:table-cell>
          <table:table-cell office:value-type="float" office:value="0.0283231" calcext:value-type="float">
            <text:p>0.0283231</text:p>
          </table:table-cell>
          <table:table-cell office:value-type="float" office:value="0.0266249" calcext:value-type="float">
            <text:p>0.0266249</text:p>
          </table:table-cell>
          <table:table-cell office:value-type="float" office:value="0.0246647" calcext:value-type="float">
            <text:p>0.0246647</text:p>
          </table:table-cell>
          <table:table-cell office:value-type="float" office:value="0.02376" calcext:value-type="float">
            <text:p>0.02376</text:p>
          </table:table-cell>
          <table:table-cell office:value-type="float" office:value="0.0219268" calcext:value-type="float">
            <text:p>0.0219268</text:p>
          </table:table-cell>
          <table:table-cell office:value-type="float" office:value="0.0203238" calcext:value-type="float">
            <text:p>0.0203238</text:p>
          </table:table-cell>
          <table:table-cell office:value-type="float" office:value="0.0199032" calcext:value-type="float">
            <text:p>0.0199032</text:p>
          </table:table-cell>
          <table:table-cell office:value-type="float" office:value="0.0201413" calcext:value-type="float">
            <text:p>0.0201413</text:p>
          </table:table-cell>
          <table:table-cell office:value-type="float" office:value="0.0187445" calcext:value-type="float">
            <text:p>0.0187445</text:p>
          </table:table-cell>
          <table:table-cell office:value-type="float" office:value="0.018316" calcext:value-type="float">
            <text:p>0.018316</text:p>
          </table:table-cell>
          <table:table-cell office:value-type="float" office:value="0.0184747" calcext:value-type="float">
            <text:p>0.0184747</text:p>
          </table:table-cell>
          <table:table-cell office:value-type="float" office:value="0.0179827" calcext:value-type="float">
            <text:p>0.0179827</text:p>
          </table:table-cell>
          <table:table-cell office:value-type="float" office:value="0.0184747" calcext:value-type="float">
            <text:p>0.0184747</text:p>
          </table:table-cell>
          <table:table-cell office:value-type="float" office:value="0.0172447" calcext:value-type="float">
            <text:p>0.0172447</text:p>
          </table:table-cell>
          <table:table-cell office:value-type="float" office:value="0.0176256" calcext:value-type="float">
            <text:p>0.0176256</text:p>
          </table:table-cell>
          <table:table-cell office:value-type="float" office:value="0.0175304" calcext:value-type="float">
            <text:p>0.0175304</text:p>
          </table:table-cell>
          <table:table-cell office:value-type="float" office:value="0.0184192" calcext:value-type="float">
            <text:p>0.0184192</text:p>
          </table:table-cell>
          <table:table-cell office:value-type="float" office:value="0.0191175" calcext:value-type="float">
            <text:p>0.0191175</text:p>
          </table:table-cell>
          <table:table-cell office:value-type="float" office:value="0.0195461" calcext:value-type="float">
            <text:p>0.0195461</text:p>
          </table:table-cell>
          <table:table-cell office:value-type="float" office:value="0.0201809" calcext:value-type="float">
            <text:p>0.0201809</text:p>
          </table:table-cell>
          <table:table-cell office:value-type="float" office:value="0.0205539" calcext:value-type="float">
            <text:p>0.0205539</text:p>
          </table:table-cell>
          <table:table-cell office:value-type="float" office:value="0.0215142" calcext:value-type="float">
            <text:p>0.0215142</text:p>
          </table:table-cell>
          <table:table-cell office:value-type="float" office:value="0.0214427" calcext:value-type="float">
            <text:p>0.0214427</text:p>
          </table:table-cell>
          <table:table-cell office:value-type="float" office:value="0.0232363" calcext:value-type="float">
            <text:p>0.0232363</text:p>
          </table:table-cell>
          <table:table-cell office:value-type="float" office:value="0.0228077" calcext:value-type="float">
            <text:p>0.0228077</text:p>
          </table:table-cell>
          <table:table-cell office:value-type="float" office:value="0.023887" calcext:value-type="float">
            <text:p>0.023887</text:p>
          </table:table-cell>
          <table:table-cell office:value-type="float" office:value="0.0251885" calcext:value-type="float">
            <text:p>0.0251885</text:p>
          </table:table-cell>
          <table:table-cell office:value-type="float" office:value="0.0255059" calcext:value-type="float">
            <text:p>0.0255059</text:p>
          </table:table-cell>
          <table:table-cell office:value-type="float" office:value="0.025863" calcext:value-type="float">
            <text:p>0.025863</text:p>
          </table:table-cell>
          <table:table-cell office:value-type="float" office:value="0.0278867" calcext:value-type="float">
            <text:p>0.0278867</text:p>
          </table:table-cell>
          <table:table-cell office:value-type="float" office:value="0.0289104" calcext:value-type="float">
            <text:p>0.0289104</text:p>
          </table:table-cell>
          <table:table-cell office:value-type="float" office:value="0.0288231" calcext:value-type="float">
            <text:p>0.0288231</text:p>
          </table:table-cell>
          <table:table-cell office:value-type="float" office:value="0.0306801" calcext:value-type="float">
            <text:p>0.0306801</text:p>
          </table:table-cell>
          <table:table-cell office:value-type="float" office:value="0.0306007" calcext:value-type="float">
            <text:p>0.0306007</text:p>
          </table:table-cell>
          <table:table-cell office:value-type="float" office:value="0.0325609" calcext:value-type="float">
            <text:p>0.0325609</text:p>
          </table:table-cell>
          <table:table-cell office:value-type="float" office:value="0.0326006" calcext:value-type="float">
            <text:p>0.0326006</text:p>
          </table:table-cell>
          <table:table-cell office:value-type="float" office:value="0.034029" calcext:value-type="float">
            <text:p>0.034029</text:p>
          </table:table-cell>
          <table:table-cell office:value-type="float" office:value="0.0355924" calcext:value-type="float">
            <text:p>0.0355924</text:p>
          </table:table-cell>
          <table:table-cell table:formula="of:=SUM([.P46:.CC46])" office:value-type="float" office:value="2.3713047261" calcext:value-type="float">
            <text:p>2.3713047261</text:p>
          </table:table-cell>
        </table:table-row>
        <table:table-row table:style-name="ro1">
          <table:table-cell office:value-type="float" office:value="2.790625" calcext:value-type="float">
            <text:p>2.790625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1" office:value-type="float" office:value="0.000012947" calcext:value-type="float">
            <text:p>1.29E-05</text:p>
          </table:table-cell>
          <table:table-cell table:style-name="ce1" office:value-type="float" office:value="0.000077682" calcext:value-type="float">
            <text:p>7.77E-05</text:p>
          </table:table-cell>
          <table:table-cell office:value-type="float" office:value="0.000498459" calcext:value-type="float">
            <text:p>0.000498459</text:p>
          </table:table-cell>
          <table:table-cell office:value-type="float" office:value="0.00176726" calcext:value-type="float">
            <text:p>0.00176726</text:p>
          </table:table-cell>
          <table:table-cell office:value-type="float" office:value="0.00457029" calcext:value-type="float">
            <text:p>0.00457029</text:p>
          </table:table-cell>
          <table:table-cell office:value-type="float" office:value="0.0104547" calcext:value-type="float">
            <text:p>0.0104547</text:p>
          </table:table-cell>
          <table:table-cell office:value-type="float" office:value="0.0198283" calcext:value-type="float">
            <text:p>0.0198283</text:p>
          </table:table-cell>
          <table:table-cell office:value-type="float" office:value="0.0315259" calcext:value-type="float">
            <text:p>0.0315259</text:p>
          </table:table-cell>
          <table:table-cell office:value-type="float" office:value="0.046661" calcext:value-type="float">
            <text:p>0.046661</text:p>
          </table:table-cell>
          <table:table-cell office:value-type="float" office:value="0.0628577" calcext:value-type="float">
            <text:p>0.0628577</text:p>
          </table:table-cell>
          <table:table-cell office:value-type="float" office:value="0.0776431" calcext:value-type="float">
            <text:p>0.0776431</text:p>
          </table:table-cell>
          <table:table-cell office:value-type="float" office:value="0.0892695" calcext:value-type="float">
            <text:p>0.0892695</text:p>
          </table:table-cell>
          <table:table-cell office:value-type="float" office:value="0.0975232" calcext:value-type="float">
            <text:p>0.0975232</text:p>
          </table:table-cell>
          <table:table-cell office:value-type="float" office:value="0.104372" calcext:value-type="float">
            <text:p>0.104372</text:p>
          </table:table-cell>
          <table:table-cell office:value-type="float" office:value="0.104469" calcext:value-type="float">
            <text:p>0.104469</text:p>
          </table:table-cell>
          <table:table-cell office:value-type="float" office:value="0.102009" calcext:value-type="float">
            <text:p>0.102009</text:p>
          </table:table-cell>
          <table:table-cell office:value-type="float" office:value="0.0957366" calcext:value-type="float">
            <text:p>0.0957366</text:p>
          </table:table-cell>
          <table:table-cell office:value-type="float" office:value="0.0884733" calcext:value-type="float">
            <text:p>0.0884733</text:p>
          </table:table-cell>
          <table:table-cell office:value-type="float" office:value="0.0823299" calcext:value-type="float">
            <text:p>0.0823299</text:p>
          </table:table-cell>
          <table:table-cell office:value-type="float" office:value="0.0747883" calcext:value-type="float">
            <text:p>0.0747883</text:p>
          </table:table-cell>
          <table:table-cell office:value-type="float" office:value="0.0672467" calcext:value-type="float">
            <text:p>0.0672467</text:p>
          </table:table-cell>
          <table:table-cell office:value-type="float" office:value="0.0617119" calcext:value-type="float">
            <text:p>0.0617119</text:p>
          </table:table-cell>
          <table:table-cell office:value-type="float" office:value="0.0544486" calcext:value-type="float">
            <text:p>0.0544486</text:p>
          </table:table-cell>
          <table:table-cell office:value-type="float" office:value="0.0497229" calcext:value-type="float">
            <text:p>0.0497229</text:p>
          </table:table-cell>
          <table:table-cell office:value-type="float" office:value="0.0442464" calcext:value-type="float">
            <text:p>0.0442464</text:p>
          </table:table-cell>
          <table:table-cell office:value-type="float" office:value="0.0393589" calcext:value-type="float">
            <text:p>0.0393589</text:p>
          </table:table-cell>
          <table:table-cell office:value-type="float" office:value="0.0355978" calcext:value-type="float">
            <text:p>0.0355978</text:p>
          </table:table-cell>
          <table:table-cell office:value-type="float" office:value="0.033099" calcext:value-type="float">
            <text:p>0.033099</text:p>
          </table:table-cell>
          <table:table-cell office:value-type="float" office:value="0.0304319" calcext:value-type="float">
            <text:p>0.0304319</text:p>
          </table:table-cell>
          <table:table-cell office:value-type="float" office:value="0.0274282" calcext:value-type="float">
            <text:p>0.0274282</text:p>
          </table:table-cell>
          <table:table-cell office:value-type="float" office:value="0.0256998" calcext:value-type="float">
            <text:p>0.0256998</text:p>
          </table:table-cell>
          <table:table-cell office:value-type="float" office:value="0.0237577" calcext:value-type="float">
            <text:p>0.0237577</text:p>
          </table:table-cell>
          <table:table-cell office:value-type="float" office:value="0.0221523" calcext:value-type="float">
            <text:p>0.0221523</text:p>
          </table:table-cell>
          <table:table-cell office:value-type="float" office:value="0.021505" calcext:value-type="float">
            <text:p>0.021505</text:p>
          </table:table-cell>
          <table:table-cell office:value-type="float" office:value="0.0204433" calcext:value-type="float">
            <text:p>0.0204433</text:p>
          </table:table-cell>
          <table:table-cell office:value-type="float" office:value="0.0201067" calcext:value-type="float">
            <text:p>0.0201067</text:p>
          </table:table-cell>
          <table:table-cell office:value-type="float" office:value="0.0195176" calcext:value-type="float">
            <text:p>0.0195176</text:p>
          </table:table-cell>
          <table:table-cell office:value-type="float" office:value="0.0190321" calcext:value-type="float">
            <text:p>0.0190321</text:p>
          </table:table-cell>
          <table:table-cell office:value-type="float" office:value="0.0178086" calcext:value-type="float">
            <text:p>0.0178086</text:p>
          </table:table-cell>
          <table:table-cell office:value-type="float" office:value="0.0181387" calcext:value-type="float">
            <text:p>0.0181387</text:p>
          </table:table-cell>
          <table:table-cell office:value-type="float" office:value="0.0180222" calcext:value-type="float">
            <text:p>0.0180222</text:p>
          </table:table-cell>
          <table:table-cell office:value-type="float" office:value="0.0176985" calcext:value-type="float">
            <text:p>0.0176985</text:p>
          </table:table-cell>
          <table:table-cell office:value-type="float" office:value="0.017841" calcext:value-type="float">
            <text:p>0.017841</text:p>
          </table:table-cell>
          <table:table-cell office:value-type="float" office:value="0.0185077" calcext:value-type="float">
            <text:p>0.0185077</text:p>
          </table:table-cell>
          <table:table-cell office:value-type="float" office:value="0.0187343" calcext:value-type="float">
            <text:p>0.0187343</text:p>
          </table:table-cell>
          <table:table-cell office:value-type="float" office:value="0.0194593" calcext:value-type="float">
            <text:p>0.0194593</text:p>
          </table:table-cell>
          <table:table-cell office:value-type="float" office:value="0.0191551" calcext:value-type="float">
            <text:p>0.0191551</text:p>
          </table:table-cell>
          <table:table-cell office:value-type="float" office:value="0.0196147" calcext:value-type="float">
            <text:p>0.0196147</text:p>
          </table:table-cell>
          <table:table-cell office:value-type="float" office:value="0.0209677" calcext:value-type="float">
            <text:p>0.0209677</text:p>
          </table:table-cell>
          <table:table-cell office:value-type="float" office:value="0.0214338" calcext:value-type="float">
            <text:p>0.0214338</text:p>
          </table:table-cell>
          <table:table-cell office:value-type="float" office:value="0.0222429" calcext:value-type="float">
            <text:p>0.0222429</text:p>
          </table:table-cell>
          <table:table-cell office:value-type="float" office:value="0.0226896" calcext:value-type="float">
            <text:p>0.0226896</text:p>
          </table:table-cell>
          <table:table-cell office:value-type="float" office:value="0.0228061" calcext:value-type="float">
            <text:p>0.0228061</text:p>
          </table:table-cell>
          <table:table-cell office:value-type="float" office:value="0.0236606" calcext:value-type="float">
            <text:p>0.0236606</text:p>
          </table:table-cell>
          <table:table-cell office:value-type="float" office:value="0.0248582" calcext:value-type="float">
            <text:p>0.0248582</text:p>
          </table:table-cell>
          <table:table-cell office:value-type="float" office:value="0.0259911" calcext:value-type="float">
            <text:p>0.0259911</text:p>
          </table:table-cell>
          <table:table-cell office:value-type="float" office:value="0.0272793" calcext:value-type="float">
            <text:p>0.0272793</text:p>
          </table:table-cell>
          <table:table-cell office:value-type="float" office:value="0.0262953" calcext:value-type="float">
            <text:p>0.0262953</text:p>
          </table:table-cell>
          <table:table-cell office:value-type="float" office:value="0.0286905" calcext:value-type="float">
            <text:p>0.0286905</text:p>
          </table:table-cell>
          <table:table-cell office:value-type="float" office:value="0.0290854" calcext:value-type="float">
            <text:p>0.0290854</text:p>
          </table:table-cell>
          <table:table-cell office:value-type="float" office:value="0.0310598" calcext:value-type="float">
            <text:p>0.0310598</text:p>
          </table:table-cell>
          <table:table-cell office:value-type="float" office:value="0.0320179" calcext:value-type="float">
            <text:p>0.0320179</text:p>
          </table:table-cell>
          <table:table-cell office:value-type="float" office:value="0.0327753" calcext:value-type="float">
            <text:p>0.0327753</text:p>
          </table:table-cell>
          <table:table-cell office:value-type="float" office:value="0.0336687" calcext:value-type="float">
            <text:p>0.0336687</text:p>
          </table:table-cell>
          <table:table-cell office:value-type="float" office:value="0.0343095" calcext:value-type="float">
            <text:p>0.0343095</text:p>
          </table:table-cell>
          <table:table-cell office:value-type="float" office:value="0.0355007" calcext:value-type="float">
            <text:p>0.0355007</text:p>
          </table:table-cell>
          <table:table-cell table:formula="of:=SUM([.P47:.CC47])" office:value-type="float" office:value="2.390687438" calcext:value-type="float">
            <text:p>2.390687438</text:p>
          </table:table-cell>
        </table:table-row>
        <table:table-row table:style-name="ro1">
          <table:table-cell office:value-type="float" office:value="2.85" calcext:value-type="float">
            <text:p>2.85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1" office:value-type="float" office:value="0.00000625" calcext:value-type="float">
            <text:p>6.25E-06</text:p>
          </table:table-cell>
          <table:table-cell table:style-name="ce1" office:value-type="float" office:value="0.000025" calcext:value-type="float">
            <text:p>2.50E-05</text:p>
          </table:table-cell>
          <table:table-cell table:style-name="ce1" office:value-type="float" office:value="0.000075" calcext:value-type="float">
            <text:p>7.50E-05</text:p>
          </table:table-cell>
          <table:table-cell office:value-type="float" office:value="0.000475" calcext:value-type="float">
            <text:p>0.000475</text:p>
          </table:table-cell>
          <table:table-cell office:value-type="float" office:value="0.00155625" calcext:value-type="float">
            <text:p>0.00155625</text:p>
          </table:table-cell>
          <table:table-cell office:value-type="float" office:value="0.00464375" calcext:value-type="float">
            <text:p>0.00464375</text:p>
          </table:table-cell>
          <table:table-cell office:value-type="float" office:value="0.0104625" calcext:value-type="float">
            <text:p>0.0104625</text:p>
          </table:table-cell>
          <table:table-cell office:value-type="float" office:value="0.01925" calcext:value-type="float">
            <text:p>0.01925</text:p>
          </table:table-cell>
          <table:table-cell office:value-type="float" office:value="0.0320937" calcext:value-type="float">
            <text:p>0.0320937</text:p>
          </table:table-cell>
          <table:table-cell office:value-type="float" office:value="0.0475" calcext:value-type="float">
            <text:p>0.0475</text:p>
          </table:table-cell>
          <table:table-cell office:value-type="float" office:value="0.0633187" calcext:value-type="float">
            <text:p>0.0633187</text:p>
          </table:table-cell>
          <table:table-cell office:value-type="float" office:value="0.0774062" calcext:value-type="float">
            <text:p>0.0774062</text:p>
          </table:table-cell>
          <table:table-cell office:value-type="float" office:value="0.0891125" calcext:value-type="float">
            <text:p>0.0891125</text:p>
          </table:table-cell>
          <table:table-cell office:value-type="float" office:value="0.0982563" calcext:value-type="float">
            <text:p>0.0982563</text:p>
          </table:table-cell>
          <table:table-cell office:value-type="float" office:value="0.102381" calcext:value-type="float">
            <text:p>0.102381</text:p>
          </table:table-cell>
          <table:table-cell office:value-type="float" office:value="0.104462" calcext:value-type="float">
            <text:p>0.104462</text:p>
          </table:table-cell>
          <table:table-cell office:value-type="float" office:value="0.101425" calcext:value-type="float">
            <text:p>0.101425</text:p>
          </table:table-cell>
          <table:table-cell office:value-type="float" office:value="0.0978375" calcext:value-type="float">
            <text:p>0.0978375</text:p>
          </table:table-cell>
          <table:table-cell office:value-type="float" office:value="0.0905688" calcext:value-type="float">
            <text:p>0.0905688</text:p>
          </table:table-cell>
          <table:table-cell office:value-type="float" office:value="0.0834375" calcext:value-type="float">
            <text:p>0.0834375</text:p>
          </table:table-cell>
          <table:table-cell office:value-type="float" office:value="0.0759187" calcext:value-type="float">
            <text:p>0.0759187</text:p>
          </table:table-cell>
          <table:table-cell office:value-type="float" office:value="0.0687938" calcext:value-type="float">
            <text:p>0.0687938</text:p>
          </table:table-cell>
          <table:table-cell office:value-type="float" office:value="0.0616688" calcext:value-type="float">
            <text:p>0.0616688</text:p>
          </table:table-cell>
          <table:table-cell office:value-type="float" office:value="0.0554625" calcext:value-type="float">
            <text:p>0.0554625</text:p>
          </table:table-cell>
          <table:table-cell office:value-type="float" office:value="0.049075" calcext:value-type="float">
            <text:p>0.049075</text:p>
          </table:table-cell>
          <table:table-cell office:value-type="float" office:value="0.0444375" calcext:value-type="float">
            <text:p>0.0444375</text:p>
          </table:table-cell>
          <table:table-cell office:value-type="float" office:value="0.0403688" calcext:value-type="float">
            <text:p>0.0403688</text:p>
          </table:table-cell>
          <table:table-cell office:value-type="float" office:value="0.037025" calcext:value-type="float">
            <text:p>0.037025</text:p>
          </table:table-cell>
          <table:table-cell office:value-type="float" office:value="0.033175" calcext:value-type="float">
            <text:p>0.033175</text:p>
          </table:table-cell>
          <table:table-cell office:value-type="float" office:value="0.03025" calcext:value-type="float">
            <text:p>0.03025</text:p>
          </table:table-cell>
          <table:table-cell office:value-type="float" office:value="0.0278438" calcext:value-type="float">
            <text:p>0.0278438</text:p>
          </table:table-cell>
          <table:table-cell office:value-type="float" office:value="0.0259312" calcext:value-type="float">
            <text:p>0.0259312</text:p>
          </table:table-cell>
          <table:table-cell office:value-type="float" office:value="0.0242625" calcext:value-type="float">
            <text:p>0.0242625</text:p>
          </table:table-cell>
          <table:table-cell office:value-type="float" office:value="0.0222938" calcext:value-type="float">
            <text:p>0.0222938</text:p>
          </table:table-cell>
          <table:table-cell office:value-type="float" office:value="0.02135" calcext:value-type="float">
            <text:p>0.02135</text:p>
          </table:table-cell>
          <table:table-cell office:value-type="float" office:value="0.0199375" calcext:value-type="float">
            <text:p>0.0199375</text:p>
          </table:table-cell>
          <table:table-cell office:value-type="float" office:value="0.0199688" calcext:value-type="float">
            <text:p>0.0199688</text:p>
          </table:table-cell>
          <table:table-cell office:value-type="float" office:value="0.0192812" calcext:value-type="float">
            <text:p>0.0192812</text:p>
          </table:table-cell>
          <table:table-cell office:value-type="float" office:value="0.0183875" calcext:value-type="float">
            <text:p>0.0183875</text:p>
          </table:table-cell>
          <table:table-cell office:value-type="float" office:value="0.0187562" calcext:value-type="float">
            <text:p>0.0187562</text:p>
          </table:table-cell>
          <table:table-cell office:value-type="float" office:value="0.0181875" calcext:value-type="float">
            <text:p>0.0181875</text:p>
          </table:table-cell>
          <table:table-cell office:value-type="float" office:value="0.0179813" calcext:value-type="float">
            <text:p>0.0179813</text:p>
          </table:table-cell>
          <table:table-cell office:value-type="float" office:value="0.018075" calcext:value-type="float">
            <text:p>0.018075</text:p>
          </table:table-cell>
          <table:table-cell office:value-type="float" office:value="0.0181938" calcext:value-type="float">
            <text:p>0.0181938</text:p>
          </table:table-cell>
          <table:table-cell office:value-type="float" office:value="0.0180312" calcext:value-type="float">
            <text:p>0.0180312</text:p>
          </table:table-cell>
          <table:table-cell office:value-type="float" office:value="0.0189687" calcext:value-type="float">
            <text:p>0.0189687</text:p>
          </table:table-cell>
          <table:table-cell office:value-type="float" office:value="0.0191813" calcext:value-type="float">
            <text:p>0.0191813</text:p>
          </table:table-cell>
          <table:table-cell office:value-type="float" office:value="0.0199" calcext:value-type="float">
            <text:p>0.0199</text:p>
          </table:table-cell>
          <table:table-cell office:value-type="float" office:value="0.0202438" calcext:value-type="float">
            <text:p>0.0202438</text:p>
          </table:table-cell>
          <table:table-cell office:value-type="float" office:value="0.0205187" calcext:value-type="float">
            <text:p>0.0205187</text:p>
          </table:table-cell>
          <table:table-cell office:value-type="float" office:value="0.0211063" calcext:value-type="float">
            <text:p>0.0211063</text:p>
          </table:table-cell>
          <table:table-cell office:value-type="float" office:value="0.0221875" calcext:value-type="float">
            <text:p>0.0221875</text:p>
          </table:table-cell>
          <table:table-cell office:value-type="float" office:value="0.0225125" calcext:value-type="float">
            <text:p>0.0225125</text:p>
          </table:table-cell>
          <table:table-cell office:value-type="float" office:value="0.0233812" calcext:value-type="float">
            <text:p>0.0233812</text:p>
          </table:table-cell>
          <table:table-cell office:value-type="float" office:value="0.0250125" calcext:value-type="float">
            <text:p>0.0250125</text:p>
          </table:table-cell>
          <table:table-cell office:value-type="float" office:value="0.024825" calcext:value-type="float">
            <text:p>0.024825</text:p>
          </table:table-cell>
          <table:table-cell office:value-type="float" office:value="0.0265" calcext:value-type="float">
            <text:p>0.0265</text:p>
          </table:table-cell>
          <table:table-cell office:value-type="float" office:value="0.02725" calcext:value-type="float">
            <text:p>0.02725</text:p>
          </table:table-cell>
          <table:table-cell office:value-type="float" office:value="0.0280313" calcext:value-type="float">
            <text:p>0.0280313</text:p>
          </table:table-cell>
          <table:table-cell office:value-type="float" office:value="0.0293875" calcext:value-type="float">
            <text:p>0.0293875</text:p>
          </table:table-cell>
          <table:table-cell office:value-type="float" office:value="0.0300063" calcext:value-type="float">
            <text:p>0.0300063</text:p>
          </table:table-cell>
          <table:table-cell office:value-type="float" office:value="0.0315875" calcext:value-type="float">
            <text:p>0.0315875</text:p>
          </table:table-cell>
          <table:table-cell office:value-type="float" office:value="0.0314062" calcext:value-type="float">
            <text:p>0.0314062</text:p>
          </table:table-cell>
          <table:table-cell office:value-type="float" office:value="0.0327875" calcext:value-type="float">
            <text:p>0.0327875</text:p>
          </table:table-cell>
          <table:table-cell office:value-type="float" office:value="0.0338313" calcext:value-type="float">
            <text:p>0.0338313</text:p>
          </table:table-cell>
          <table:table-cell office:value-type="float" office:value="0.0352125" calcext:value-type="float">
            <text:p>0.0352125</text:p>
          </table:table-cell>
          <table:table-cell office:value-type="float" office:value="0.0350375" calcext:value-type="float">
            <text:p>0.0350375</text:p>
          </table:table-cell>
          <table:table-cell table:formula="of:=SUM([.P48:.CC48])" office:value-type="float" office:value="2.4078182" calcext:value-type="float">
            <text:p>2.4078182</text:p>
          </table:table-cell>
        </table:table-row>
        <table:table-row table:style-name="ro1">
          <table:table-cell office:value-type="float" office:value="2.909375" calcext:value-type="float">
            <text:p>2.909375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1" office:value-type="float" office:value="0.00003125" calcext:value-type="float">
            <text:p>3.13E-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50625" calcext:value-type="float">
            <text:p>0.00050625</text:p>
          </table:table-cell>
          <table:table-cell office:value-type="float" office:value="0.00173125" calcext:value-type="float">
            <text:p>0.00173125</text:p>
          </table:table-cell>
          <table:table-cell office:value-type="float" office:value="0.004575" calcext:value-type="float">
            <text:p>0.004575</text:p>
          </table:table-cell>
          <table:table-cell office:value-type="float" office:value="0.0104875" calcext:value-type="float">
            <text:p>0.0104875</text:p>
          </table:table-cell>
          <table:table-cell office:value-type="float" office:value="0.0185562" calcext:value-type="float">
            <text:p>0.0185562</text:p>
          </table:table-cell>
          <table:table-cell office:value-type="float" office:value="0.0324562" calcext:value-type="float">
            <text:p>0.0324562</text:p>
          </table:table-cell>
          <table:table-cell office:value-type="float" office:value="0.0474375" calcext:value-type="float">
            <text:p>0.0474375</text:p>
          </table:table-cell>
          <table:table-cell office:value-type="float" office:value="0.0626625" calcext:value-type="float">
            <text:p>0.0626625</text:p>
          </table:table-cell>
          <table:table-cell office:value-type="float" office:value="0.0778625" calcext:value-type="float">
            <text:p>0.0778625</text:p>
          </table:table-cell>
          <table:table-cell office:value-type="float" office:value="0.0905813" calcext:value-type="float">
            <text:p>0.0905813</text:p>
          </table:table-cell>
          <table:table-cell office:value-type="float" office:value="0.0988125" calcext:value-type="float">
            <text:p>0.0988125</text:p>
          </table:table-cell>
          <table:table-cell office:value-type="float" office:value="0.102981" calcext:value-type="float">
            <text:p>0.102981</text:p>
          </table:table-cell>
          <table:table-cell office:value-type="float" office:value="0.105531" calcext:value-type="float">
            <text:p>0.105531</text:p>
          </table:table-cell>
          <table:table-cell office:value-type="float" office:value="0.103025" calcext:value-type="float">
            <text:p>0.103025</text:p>
          </table:table-cell>
          <table:table-cell office:value-type="float" office:value="0.0975375" calcext:value-type="float">
            <text:p>0.0975375</text:p>
          </table:table-cell>
          <table:table-cell office:value-type="float" office:value="0.0910813" calcext:value-type="float">
            <text:p>0.0910813</text:p>
          </table:table-cell>
          <table:table-cell office:value-type="float" office:value="0.083025" calcext:value-type="float">
            <text:p>0.083025</text:p>
          </table:table-cell>
          <table:table-cell office:value-type="float" office:value="0.0785625" calcext:value-type="float">
            <text:p>0.0785625</text:p>
          </table:table-cell>
          <table:table-cell office:value-type="float" office:value="0.0690625" calcext:value-type="float">
            <text:p>0.0690625</text:p>
          </table:table-cell>
          <table:table-cell office:value-type="float" office:value="0.0623563" calcext:value-type="float">
            <text:p>0.0623563</text:p>
          </table:table-cell>
          <table:table-cell office:value-type="float" office:value="0.0565812" calcext:value-type="float">
            <text:p>0.0565812</text:p>
          </table:table-cell>
          <table:table-cell office:value-type="float" office:value="0.0501187" calcext:value-type="float">
            <text:p>0.0501187</text:p>
          </table:table-cell>
          <table:table-cell office:value-type="float" office:value="0.0444312" calcext:value-type="float">
            <text:p>0.0444312</text:p>
          </table:table-cell>
          <table:table-cell office:value-type="float" office:value="0.0410937" calcext:value-type="float">
            <text:p>0.0410937</text:p>
          </table:table-cell>
          <table:table-cell office:value-type="float" office:value="0.0371312" calcext:value-type="float">
            <text:p>0.0371312</text:p>
          </table:table-cell>
          <table:table-cell office:value-type="float" office:value="0.033725" calcext:value-type="float">
            <text:p>0.033725</text:p>
          </table:table-cell>
          <table:table-cell office:value-type="float" office:value="0.030475" calcext:value-type="float">
            <text:p>0.030475</text:p>
          </table:table-cell>
          <table:table-cell office:value-type="float" office:value="0.0278812" calcext:value-type="float">
            <text:p>0.0278812</text:p>
          </table:table-cell>
          <table:table-cell office:value-type="float" office:value="0.026" calcext:value-type="float">
            <text:p>0.026</text:p>
          </table:table-cell>
          <table:table-cell office:value-type="float" office:value="0.0244125" calcext:value-type="float">
            <text:p>0.0244125</text:p>
          </table:table-cell>
          <table:table-cell office:value-type="float" office:value="0.0230625" calcext:value-type="float">
            <text:p>0.0230625</text:p>
          </table:table-cell>
          <table:table-cell office:value-type="float" office:value="0.02155" calcext:value-type="float">
            <text:p>0.02155</text:p>
          </table:table-cell>
          <table:table-cell office:value-type="float" office:value="0.0204187" calcext:value-type="float">
            <text:p>0.0204187</text:p>
          </table:table-cell>
          <table:table-cell office:value-type="float" office:value="0.0194313" calcext:value-type="float">
            <text:p>0.0194313</text:p>
          </table:table-cell>
          <table:table-cell office:value-type="float" office:value="0.0192375" calcext:value-type="float">
            <text:p>0.0192375</text:p>
          </table:table-cell>
          <table:table-cell office:value-type="float" office:value="0.0191875" calcext:value-type="float">
            <text:p>0.0191875</text:p>
          </table:table-cell>
          <table:table-cell office:value-type="float" office:value="0.018425" calcext:value-type="float">
            <text:p>0.018425</text:p>
          </table:table-cell>
          <table:table-cell office:value-type="float" office:value="0.0175937" calcext:value-type="float">
            <text:p>0.0175937</text:p>
          </table:table-cell>
          <table:table-cell office:value-type="float" office:value="0.0182375" calcext:value-type="float">
            <text:p>0.0182375</text:p>
          </table:table-cell>
          <table:table-cell office:value-type="float" office:value="0.0181" calcext:value-type="float">
            <text:p>0.0181</text:p>
          </table:table-cell>
          <table:table-cell office:value-type="float" office:value="0.0179312" calcext:value-type="float">
            <text:p>0.0179312</text:p>
          </table:table-cell>
          <table:table-cell office:value-type="float" office:value="0.01865" calcext:value-type="float">
            <text:p>0.01865</text:p>
          </table:table-cell>
          <table:table-cell office:value-type="float" office:value="0.0186438" calcext:value-type="float">
            <text:p>0.0186438</text:p>
          </table:table-cell>
          <table:table-cell office:value-type="float" office:value="0.0190312" calcext:value-type="float">
            <text:p>0.0190312</text:p>
          </table:table-cell>
          <table:table-cell office:value-type="float" office:value="0.020075" calcext:value-type="float">
            <text:p>0.020075</text:p>
          </table:table-cell>
          <table:table-cell office:value-type="float" office:value="0.020025" calcext:value-type="float">
            <text:p>0.020025</text:p>
          </table:table-cell>
          <table:table-cell office:value-type="float" office:value="0.0205187" calcext:value-type="float">
            <text:p>0.0205187</text:p>
          </table:table-cell>
          <table:table-cell office:value-type="float" office:value="0.0206125" calcext:value-type="float">
            <text:p>0.0206125</text:p>
          </table:table-cell>
          <table:table-cell office:value-type="float" office:value="0.0227125" calcext:value-type="float">
            <text:p>0.0227125</text:p>
          </table:table-cell>
          <table:table-cell office:value-type="float" office:value="0.022825" calcext:value-type="float">
            <text:p>0.022825</text:p>
          </table:table-cell>
          <table:table-cell office:value-type="float" office:value="0.0237813" calcext:value-type="float">
            <text:p>0.0237813</text:p>
          </table:table-cell>
          <table:table-cell office:value-type="float" office:value="0.0244562" calcext:value-type="float">
            <text:p>0.0244562</text:p>
          </table:table-cell>
          <table:table-cell office:value-type="float" office:value="0.0252875" calcext:value-type="float">
            <text:p>0.0252875</text:p>
          </table:table-cell>
          <table:table-cell office:value-type="float" office:value="0.026025" calcext:value-type="float">
            <text:p>0.026025</text:p>
          </table:table-cell>
          <table:table-cell office:value-type="float" office:value="0.0266937" calcext:value-type="float">
            <text:p>0.0266937</text:p>
          </table:table-cell>
          <table:table-cell office:value-type="float" office:value="0.0277063" calcext:value-type="float">
            <text:p>0.0277063</text:p>
          </table:table-cell>
          <table:table-cell office:value-type="float" office:value="0.0285187" calcext:value-type="float">
            <text:p>0.0285187</text:p>
          </table:table-cell>
          <table:table-cell office:value-type="float" office:value="0.0298" calcext:value-type="float">
            <text:p>0.0298</text:p>
          </table:table-cell>
          <table:table-cell office:value-type="float" office:value="0.0310437" calcext:value-type="float">
            <text:p>0.0310437</text:p>
          </table:table-cell>
          <table:table-cell office:value-type="float" office:value="0.0313625" calcext:value-type="float">
            <text:p>0.0313625</text:p>
          </table:table-cell>
          <table:table-cell office:value-type="float" office:value="0.0320937" calcext:value-type="float">
            <text:p>0.0320937</text:p>
          </table:table-cell>
          <table:table-cell office:value-type="float" office:value="0.032925" calcext:value-type="float">
            <text:p>0.032925</text:p>
          </table:table-cell>
          <table:table-cell office:value-type="float" office:value="0.0350625" calcext:value-type="float">
            <text:p>0.0350625</text:p>
          </table:table-cell>
          <table:table-cell office:value-type="float" office:value="0.035325" calcext:value-type="float">
            <text:p>0.035325</text:p>
          </table:table-cell>
          <table:table-cell table:formula="of:=SUM([.P49:.CC49])" office:value-type="float" office:value="2.41716145" calcext:value-type="float">
            <text:p>2.41716145</text:p>
          </table:table-cell>
        </table:table-row>
        <table:table-row table:style-name="ro1">
          <table:table-cell office:value-type="float" office:value="2.96875" calcext:value-type="float">
            <text:p>2.96875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1" office:value-type="float" office:value="0.0000125" calcext:value-type="float">
            <text:p>1.25E-05</text:p>
          </table:table-cell>
          <table:table-cell office:value-type="float" office:value="0.00013125" calcext:value-type="float">
            <text:p>0.00013125</text:p>
          </table:table-cell>
          <table:table-cell office:value-type="float" office:value="0.0005125" calcext:value-type="float">
            <text:p>0.0005125</text:p>
          </table:table-cell>
          <table:table-cell office:value-type="float" office:value="0.00158125" calcext:value-type="float">
            <text:p>0.00158125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104625" calcext:value-type="float">
            <text:p>0.0104625</text:p>
          </table:table-cell>
          <table:table-cell office:value-type="float" office:value="0.0188563" calcext:value-type="float">
            <text:p>0.0188563</text:p>
          </table:table-cell>
          <table:table-cell office:value-type="float" office:value="0.0326688" calcext:value-type="float">
            <text:p>0.0326688</text:p>
          </table:table-cell>
          <table:table-cell office:value-type="float" office:value="0.047325" calcext:value-type="float">
            <text:p>0.047325</text:p>
          </table:table-cell>
          <table:table-cell office:value-type="float" office:value="0.0633313" calcext:value-type="float">
            <text:p>0.0633313</text:p>
          </table:table-cell>
          <table:table-cell office:value-type="float" office:value="0.0783812" calcext:value-type="float">
            <text:p>0.0783812</text:p>
          </table:table-cell>
          <table:table-cell office:value-type="float" office:value="0.0905688" calcext:value-type="float">
            <text:p>0.0905688</text:p>
          </table:table-cell>
          <table:table-cell office:value-type="float" office:value="0.100506" calcext:value-type="float">
            <text:p>0.100506</text:p>
          </table:table-cell>
          <table:table-cell office:value-type="float" office:value="0.103556" calcext:value-type="float">
            <text:p>0.103556</text:p>
          </table:table-cell>
          <table:table-cell office:value-type="float" office:value="0.105725" calcext:value-type="float">
            <text:p>0.105725</text:p>
          </table:table-cell>
          <table:table-cell office:value-type="float" office:value="0.104419" calcext:value-type="float">
            <text:p>0.104419</text:p>
          </table:table-cell>
          <table:table-cell office:value-type="float" office:value="0.0986687" calcext:value-type="float">
            <text:p>0.0986687</text:p>
          </table:table-cell>
          <table:table-cell office:value-type="float" office:value="0.0914563" calcext:value-type="float">
            <text:p>0.0914563</text:p>
          </table:table-cell>
          <table:table-cell office:value-type="float" office:value="0.08445" calcext:value-type="float">
            <text:p>0.08445</text:p>
          </table:table-cell>
          <table:table-cell office:value-type="float" office:value="0.078325" calcext:value-type="float">
            <text:p>0.078325</text:p>
          </table:table-cell>
          <table:table-cell office:value-type="float" office:value="0.06965" calcext:value-type="float">
            <text:p>0.06965</text:p>
          </table:table-cell>
          <table:table-cell office:value-type="float" office:value="0.0636625" calcext:value-type="float">
            <text:p>0.0636625</text:p>
          </table:table-cell>
          <table:table-cell office:value-type="float" office:value="0.0571125" calcext:value-type="float">
            <text:p>0.0571125</text:p>
          </table:table-cell>
          <table:table-cell office:value-type="float" office:value="0.0520687" calcext:value-type="float">
            <text:p>0.0520687</text:p>
          </table:table-cell>
          <table:table-cell office:value-type="float" office:value="0.04525" calcext:value-type="float">
            <text:p>0.04525</text:p>
          </table:table-cell>
          <table:table-cell office:value-type="float" office:value="0.0417187" calcext:value-type="float">
            <text:p>0.0417187</text:p>
          </table:table-cell>
          <table:table-cell office:value-type="float" office:value="0.03785" calcext:value-type="float">
            <text:p>0.03785</text:p>
          </table:table-cell>
          <table:table-cell office:value-type="float" office:value="0.0337438" calcext:value-type="float">
            <text:p>0.0337438</text:p>
          </table:table-cell>
          <table:table-cell office:value-type="float" office:value="0.0309187" calcext:value-type="float">
            <text:p>0.0309187</text:p>
          </table:table-cell>
          <table:table-cell office:value-type="float" office:value="0.0273375" calcext:value-type="float">
            <text:p>0.0273375</text:p>
          </table:table-cell>
          <table:table-cell office:value-type="float" office:value="0.026375" calcext:value-type="float">
            <text:p>0.026375</text:p>
          </table:table-cell>
          <table:table-cell office:value-type="float" office:value="0.0249063" calcext:value-type="float">
            <text:p>0.0249063</text:p>
          </table:table-cell>
          <table:table-cell office:value-type="float" office:value="0.022825" calcext:value-type="float">
            <text:p>0.022825</text:p>
          </table:table-cell>
          <table:table-cell office:value-type="float" office:value="0.0220625" calcext:value-type="float">
            <text:p>0.0220625</text:p>
          </table:table-cell>
          <table:table-cell office:value-type="float" office:value="0.0213125" calcext:value-type="float">
            <text:p>0.0213125</text:p>
          </table:table-cell>
          <table:table-cell office:value-type="float" office:value="0.0199875" calcext:value-type="float">
            <text:p>0.0199875</text:p>
          </table:table-cell>
          <table:table-cell office:value-type="float" office:value="0.01875" calcext:value-type="float">
            <text:p>0.01875</text:p>
          </table:table-cell>
          <table:table-cell office:value-type="float" office:value="0.0196125" calcext:value-type="float">
            <text:p>0.0196125</text:p>
          </table:table-cell>
          <table:table-cell office:value-type="float" office:value="0.0188063" calcext:value-type="float">
            <text:p>0.0188063</text:p>
          </table:table-cell>
          <table:table-cell office:value-type="float" office:value="0.0192125" calcext:value-type="float">
            <text:p>0.0192125</text:p>
          </table:table-cell>
          <table:table-cell office:value-type="float" office:value="0.018225" calcext:value-type="float">
            <text:p>0.018225</text:p>
          </table:table-cell>
          <table:table-cell office:value-type="float" office:value="0.0187187" calcext:value-type="float">
            <text:p>0.0187187</text:p>
          </table:table-cell>
          <table:table-cell office:value-type="float" office:value="0.0184875" calcext:value-type="float">
            <text:p>0.0184875</text:p>
          </table:table-cell>
          <table:table-cell office:value-type="float" office:value="0.0187688" calcext:value-type="float">
            <text:p>0.0187688</text:p>
          </table:table-cell>
          <table:table-cell office:value-type="float" office:value="0.01945" calcext:value-type="float">
            <text:p>0.01945</text:p>
          </table:table-cell>
          <table:table-cell office:value-type="float" office:value="0.0186187" calcext:value-type="float">
            <text:p>0.0186187</text:p>
          </table:table-cell>
          <table:table-cell office:value-type="float" office:value="0.019575" calcext:value-type="float">
            <text:p>0.019575</text:p>
          </table:table-cell>
          <table:table-cell office:value-type="float" office:value="0.0197562" calcext:value-type="float">
            <text:p>0.0197562</text:p>
          </table:table-cell>
          <table:table-cell office:value-type="float" office:value="0.020525" calcext:value-type="float">
            <text:p>0.020525</text:p>
          </table:table-cell>
          <table:table-cell office:value-type="float" office:value="0.0215812" calcext:value-type="float">
            <text:p>0.0215812</text:p>
          </table:table-cell>
          <table:table-cell office:value-type="float" office:value="0.0212437" calcext:value-type="float">
            <text:p>0.0212437</text:p>
          </table:table-cell>
          <table:table-cell office:value-type="float" office:value="0.0214125" calcext:value-type="float">
            <text:p>0.0214125</text:p>
          </table:table-cell>
          <table:table-cell office:value-type="float" office:value="0.0234062" calcext:value-type="float">
            <text:p>0.0234062</text:p>
          </table:table-cell>
          <table:table-cell office:value-type="float" office:value="0.0244688" calcext:value-type="float">
            <text:p>0.0244688</text:p>
          </table:table-cell>
          <table:table-cell office:value-type="float" office:value="0.0251125" calcext:value-type="float">
            <text:p>0.0251125</text:p>
          </table:table-cell>
          <table:table-cell office:value-type="float" office:value="0.0259875" calcext:value-type="float">
            <text:p>0.0259875</text:p>
          </table:table-cell>
          <table:table-cell office:value-type="float" office:value="0.0264312" calcext:value-type="float">
            <text:p>0.0264312</text:p>
          </table:table-cell>
          <table:table-cell office:value-type="float" office:value="0.0273938" calcext:value-type="float">
            <text:p>0.0273938</text:p>
          </table:table-cell>
          <table:table-cell office:value-type="float" office:value="0.02875" calcext:value-type="float">
            <text:p>0.02875</text:p>
          </table:table-cell>
          <table:table-cell office:value-type="float" office:value="0.0292125" calcext:value-type="float">
            <text:p>0.0292125</text:p>
          </table:table-cell>
          <table:table-cell office:value-type="float" office:value="0.031225" calcext:value-type="float">
            <text:p>0.031225</text:p>
          </table:table-cell>
          <table:table-cell office:value-type="float" office:value="0.0322313" calcext:value-type="float">
            <text:p>0.0322313</text:p>
          </table:table-cell>
          <table:table-cell office:value-type="float" office:value="0.0325688" calcext:value-type="float">
            <text:p>0.0325688</text:p>
          </table:table-cell>
          <table:table-cell office:value-type="float" office:value="0.0332687" calcext:value-type="float">
            <text:p>0.0332687</text:p>
          </table:table-cell>
          <table:table-cell office:value-type="float" office:value="0.0351375" calcext:value-type="float">
            <text:p>0.0351375</text:p>
          </table:table-cell>
          <table:table-cell office:value-type="float" office:value="0.034875" calcext:value-type="float">
            <text:p>0.034875</text:p>
          </table:table-cell>
          <table:table-cell table:formula="of:=SUM([.P50:.CC50])" office:value-type="float" office:value="2.435231" calcext:value-type="float">
            <text:p>2.435231</text:p>
          </table:table-cell>
        </table:table-row>
        <table:table-row table:style-name="ro1">
          <table:table-cell office:value-type="float" office:value="3.028125" calcext:value-type="float">
            <text:p>3.028125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1" office:value-type="float" office:value="0.00003125" calcext:value-type="float">
            <text:p>3.13E-05</text:p>
          </table:table-cell>
          <table:table-cell table:style-name="ce1" office:value-type="float" office:value="0.0000875" calcext:value-type="float">
            <text:p>8.75E-0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55" calcext:value-type="float">
            <text:p>0.00155</text:p>
          </table:table-cell>
          <table:table-cell office:value-type="float" office:value="0.00465" calcext:value-type="float">
            <text:p>0.00465</text:p>
          </table:table-cell>
          <table:table-cell office:value-type="float" office:value="0.009775" calcext:value-type="float">
            <text:p>0.009775</text:p>
          </table:table-cell>
          <table:table-cell office:value-type="float" office:value="0.0191562" calcext:value-type="float">
            <text:p>0.0191562</text:p>
          </table:table-cell>
          <table:table-cell office:value-type="float" office:value="0.0315875" calcext:value-type="float">
            <text:p>0.0315875</text:p>
          </table:table-cell>
          <table:table-cell office:value-type="float" office:value="0.04715" calcext:value-type="float">
            <text:p>0.04715</text:p>
          </table:table-cell>
          <table:table-cell office:value-type="float" office:value="0.0641125" calcext:value-type="float">
            <text:p>0.0641125</text:p>
          </table:table-cell>
          <table:table-cell office:value-type="float" office:value="0.0789813" calcext:value-type="float">
            <text:p>0.0789813</text:p>
          </table:table-cell>
          <table:table-cell office:value-type="float" office:value="0.092325" calcext:value-type="float">
            <text:p>0.092325</text:p>
          </table:table-cell>
          <table:table-cell office:value-type="float" office:value="0.099875" calcext:value-type="float">
            <text:p>0.099875</text:p>
          </table:table-cell>
          <table:table-cell office:value-type="float" office:value="0.104525" calcext:value-type="float">
            <text:p>0.104525</text:p>
          </table:table-cell>
          <table:table-cell office:value-type="float" office:value="0.10565" calcext:value-type="float">
            <text:p>0.10565</text:p>
          </table:table-cell>
          <table:table-cell office:value-type="float" office:value="0.105156" calcext:value-type="float">
            <text:p>0.105156</text:p>
          </table:table-cell>
          <table:table-cell office:value-type="float" office:value="0.0997312" calcext:value-type="float">
            <text:p>0.0997312</text:p>
          </table:table-cell>
          <table:table-cell office:value-type="float" office:value="0.0933438" calcext:value-type="float">
            <text:p>0.0933438</text:p>
          </table:table-cell>
          <table:table-cell office:value-type="float" office:value="0.086" calcext:value-type="float">
            <text:p>0.086</text:p>
          </table:table-cell>
          <table:table-cell office:value-type="float" office:value="0.0787313" calcext:value-type="float">
            <text:p>0.0787313</text:p>
          </table:table-cell>
          <table:table-cell office:value-type="float" office:value="0.0720875" calcext:value-type="float">
            <text:p>0.0720875</text:p>
          </table:table-cell>
          <table:table-cell office:value-type="float" office:value="0.0656" calcext:value-type="float">
            <text:p>0.0656</text:p>
          </table:table-cell>
          <table:table-cell office:value-type="float" office:value="0.0597688" calcext:value-type="float">
            <text:p>0.0597688</text:p>
          </table:table-cell>
          <table:table-cell office:value-type="float" office:value="0.0522437" calcext:value-type="float">
            <text:p>0.0522437</text:p>
          </table:table-cell>
          <table:table-cell office:value-type="float" office:value="0.0476312" calcext:value-type="float">
            <text:p>0.0476312</text:p>
          </table:table-cell>
          <table:table-cell office:value-type="float" office:value="0.0422563" calcext:value-type="float">
            <text:p>0.0422563</text:p>
          </table:table-cell>
          <table:table-cell office:value-type="float" office:value="0.0377562" calcext:value-type="float">
            <text:p>0.0377562</text:p>
          </table:table-cell>
          <table:table-cell office:value-type="float" office:value="0.0340188" calcext:value-type="float">
            <text:p>0.0340188</text:p>
          </table:table-cell>
          <table:table-cell office:value-type="float" office:value="0.0311562" calcext:value-type="float">
            <text:p>0.0311562</text:p>
          </table:table-cell>
          <table:table-cell office:value-type="float" office:value="0.0286062" calcext:value-type="float">
            <text:p>0.0286062</text:p>
          </table:table-cell>
          <table:table-cell office:value-type="float" office:value="0.02645" calcext:value-type="float">
            <text:p>0.02645</text:p>
          </table:table-cell>
          <table:table-cell office:value-type="float" office:value="0.0248" calcext:value-type="float">
            <text:p>0.0248</text:p>
          </table:table-cell>
          <table:table-cell office:value-type="float" office:value="0.024125" calcext:value-type="float">
            <text:p>0.024125</text:p>
          </table:table-cell>
          <table:table-cell office:value-type="float" office:value="0.0218875" calcext:value-type="float">
            <text:p>0.0218875</text:p>
          </table:table-cell>
          <table:table-cell office:value-type="float" office:value="0.0210437" calcext:value-type="float">
            <text:p>0.0210437</text:p>
          </table:table-cell>
          <table:table-cell office:value-type="float" office:value="0.020225" calcext:value-type="float">
            <text:p>0.020225</text:p>
          </table:table-cell>
          <table:table-cell office:value-type="float" office:value="0.0194812" calcext:value-type="float">
            <text:p>0.0194812</text:p>
          </table:table-cell>
          <table:table-cell office:value-type="float" office:value="0.01905" calcext:value-type="float">
            <text:p>0.01905</text:p>
          </table:table-cell>
          <table:table-cell office:value-type="float" office:value="0.0181875" calcext:value-type="float">
            <text:p>0.0181875</text:p>
          </table:table-cell>
          <table:table-cell office:value-type="float" office:value="0.01785" calcext:value-type="float">
            <text:p>0.01785</text:p>
          </table:table-cell>
          <table:table-cell office:value-type="float" office:value="0.0186812" calcext:value-type="float">
            <text:p>0.0186812</text:p>
          </table:table-cell>
          <table:table-cell office:value-type="float" office:value="0.018575" calcext:value-type="float">
            <text:p>0.018575</text:p>
          </table:table-cell>
          <table:table-cell office:value-type="float" office:value="0.018275" calcext:value-type="float">
            <text:p>0.018275</text:p>
          </table:table-cell>
          <table:table-cell office:value-type="float" office:value="0.018325" calcext:value-type="float">
            <text:p>0.018325</text:p>
          </table:table-cell>
          <table:table-cell office:value-type="float" office:value="0.0189188" calcext:value-type="float">
            <text:p>0.0189188</text:p>
          </table:table-cell>
          <table:table-cell office:value-type="float" office:value="0.0189563" calcext:value-type="float">
            <text:p>0.0189563</text:p>
          </table:table-cell>
          <table:table-cell office:value-type="float" office:value="0.0193313" calcext:value-type="float">
            <text:p>0.0193313</text:p>
          </table:table-cell>
          <table:table-cell office:value-type="float" office:value="0.0204625" calcext:value-type="float">
            <text:p>0.0204625</text:p>
          </table:table-cell>
          <table:table-cell office:value-type="float" office:value="0.0205938" calcext:value-type="float">
            <text:p>0.0205938</text:p>
          </table:table-cell>
          <table:table-cell office:value-type="float" office:value="0.021925" calcext:value-type="float">
            <text:p>0.021925</text:p>
          </table:table-cell>
          <table:table-cell office:value-type="float" office:value="0.021525" calcext:value-type="float">
            <text:p>0.021525</text:p>
          </table:table-cell>
          <table:table-cell office:value-type="float" office:value="0.022825" calcext:value-type="float">
            <text:p>0.022825</text:p>
          </table:table-cell>
          <table:table-cell office:value-type="float" office:value="0.0228063" calcext:value-type="float">
            <text:p>0.0228063</text:p>
          </table:table-cell>
          <table:table-cell office:value-type="float" office:value="0.0235563" calcext:value-type="float">
            <text:p>0.0235563</text:p>
          </table:table-cell>
          <table:table-cell office:value-type="float" office:value="0.0248438" calcext:value-type="float">
            <text:p>0.0248438</text:p>
          </table:table-cell>
          <table:table-cell office:value-type="float" office:value="0.0253" calcext:value-type="float">
            <text:p>0.0253</text:p>
          </table:table-cell>
          <table:table-cell office:value-type="float" office:value="0.0263062" calcext:value-type="float">
            <text:p>0.0263062</text:p>
          </table:table-cell>
          <table:table-cell office:value-type="float" office:value="0.02775" calcext:value-type="float">
            <text:p>0.02775</text:p>
          </table:table-cell>
          <table:table-cell office:value-type="float" office:value="0.0283875" calcext:value-type="float">
            <text:p>0.0283875</text:p>
          </table:table-cell>
          <table:table-cell office:value-type="float" office:value="0.0293062" calcext:value-type="float">
            <text:p>0.0293062</text:p>
          </table:table-cell>
          <table:table-cell office:value-type="float" office:value="0.0304687" calcext:value-type="float">
            <text:p>0.0304687</text:p>
          </table:table-cell>
          <table:table-cell office:value-type="float" office:value="0.0327187" calcext:value-type="float">
            <text:p>0.0327187</text:p>
          </table:table-cell>
          <table:table-cell office:value-type="float" office:value="0.0330312" calcext:value-type="float">
            <text:p>0.0330312</text:p>
          </table:table-cell>
          <table:table-cell office:value-type="float" office:value="0.03345" calcext:value-type="float">
            <text:p>0.03345</text:p>
          </table:table-cell>
          <table:table-cell office:value-type="float" office:value="0.0346438" calcext:value-type="float">
            <text:p>0.0346438</text:p>
          </table:table-cell>
          <table:table-cell office:value-type="float" office:value="0.036275" calcext:value-type="float">
            <text:p>0.036275</text:p>
          </table:table-cell>
          <table:table-cell table:formula="of:=SUM([.P51:.CC51])" office:value-type="float" office:value="2.45438095" calcext:value-type="float">
            <text:p>2.45438095</text:p>
          </table:table-cell>
        </table:table-row>
        <table:table-row table:style-name="ro1">
          <table:table-cell office:value-type="float" office:value="3.0875" calcext:value-type="float">
            <text:p>3.0875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1" office:value-type="float" office:value="0.0000125" calcext:value-type="float">
            <text:p>1.25E-05</text:p>
          </table:table-cell>
          <table:table-cell office:value-type="float" office:value="0.00013125" calcext:value-type="float">
            <text:p>0.00013125</text:p>
          </table:table-cell>
          <table:table-cell office:value-type="float" office:value="0.0005125" calcext:value-type="float">
            <text:p>0.0005125</text:p>
          </table:table-cell>
          <table:table-cell office:value-type="float" office:value="0.00164375" calcext:value-type="float">
            <text:p>0.00164375</text:p>
          </table:table-cell>
          <table:table-cell office:value-type="float" office:value="0.00418125" calcext:value-type="float">
            <text:p>0.00418125</text:p>
          </table:table-cell>
          <table:table-cell office:value-type="float" office:value="0.0102938" calcext:value-type="float">
            <text:p>0.0102938</text:p>
          </table:table-cell>
          <table:table-cell office:value-type="float" office:value="0.0183812" calcext:value-type="float">
            <text:p>0.0183812</text:p>
          </table:table-cell>
          <table:table-cell office:value-type="float" office:value="0.031675" calcext:value-type="float">
            <text:p>0.031675</text:p>
          </table:table-cell>
          <table:table-cell office:value-type="float" office:value="0.0469687" calcext:value-type="float">
            <text:p>0.0469687</text:p>
          </table:table-cell>
          <table:table-cell office:value-type="float" office:value="0.0639187" calcext:value-type="float">
            <text:p>0.0639187</text:p>
          </table:table-cell>
          <table:table-cell office:value-type="float" office:value="0.0795187" calcext:value-type="float">
            <text:p>0.0795187</text:p>
          </table:table-cell>
          <table:table-cell office:value-type="float" office:value="0.0930562" calcext:value-type="float">
            <text:p>0.0930562</text:p>
          </table:table-cell>
          <table:table-cell office:value-type="float" office:value="0.101425" calcext:value-type="float">
            <text:p>0.101425</text:p>
          </table:table-cell>
          <table:table-cell office:value-type="float" office:value="0.106994" calcext:value-type="float">
            <text:p>0.106994</text:p>
          </table:table-cell>
          <table:table-cell office:value-type="float" office:value="0.107206" calcext:value-type="float">
            <text:p>0.107206</text:p>
          </table:table-cell>
          <table:table-cell office:value-type="float" office:value="0.106381" calcext:value-type="float">
            <text:p>0.106381</text:p>
          </table:table-cell>
          <table:table-cell office:value-type="float" office:value="0.0994562" calcext:value-type="float">
            <text:p>0.0994562</text:p>
          </table:table-cell>
          <table:table-cell office:value-type="float" office:value="0.0963625" calcext:value-type="float">
            <text:p>0.0963625</text:p>
          </table:table-cell>
          <table:table-cell office:value-type="float" office:value="0.0893375" calcext:value-type="float">
            <text:p>0.0893375</text:p>
          </table:table-cell>
          <table:table-cell office:value-type="float" office:value="0.0811937" calcext:value-type="float">
            <text:p>0.0811937</text:p>
          </table:table-cell>
          <table:table-cell office:value-type="float" office:value="0.0737" calcext:value-type="float">
            <text:p>0.0737</text:p>
          </table:table-cell>
          <table:table-cell office:value-type="float" office:value="0.0658938" calcext:value-type="float">
            <text:p>0.0658938</text:p>
          </table:table-cell>
          <table:table-cell office:value-type="float" office:value="0.0590125" calcext:value-type="float">
            <text:p>0.0590125</text:p>
          </table:table-cell>
          <table:table-cell office:value-type="float" office:value="0.0530687" calcext:value-type="float">
            <text:p>0.0530687</text:p>
          </table:table-cell>
          <table:table-cell office:value-type="float" office:value="0.0475812" calcext:value-type="float">
            <text:p>0.0475812</text:p>
          </table:table-cell>
          <table:table-cell office:value-type="float" office:value="0.0420563" calcext:value-type="float">
            <text:p>0.0420563</text:p>
          </table:table-cell>
          <table:table-cell office:value-type="float" office:value="0.0380187" calcext:value-type="float">
            <text:p>0.0380187</text:p>
          </table:table-cell>
          <table:table-cell office:value-type="float" office:value="0.0343688" calcext:value-type="float">
            <text:p>0.0343688</text:p>
          </table:table-cell>
          <table:table-cell office:value-type="float" office:value="0.0312687" calcext:value-type="float">
            <text:p>0.0312687</text:p>
          </table:table-cell>
          <table:table-cell office:value-type="float" office:value="0.028725" calcext:value-type="float">
            <text:p>0.028725</text:p>
          </table:table-cell>
          <table:table-cell office:value-type="float" office:value="0.0259438" calcext:value-type="float">
            <text:p>0.0259438</text:p>
          </table:table-cell>
          <table:table-cell office:value-type="float" office:value="0.025175" calcext:value-type="float">
            <text:p>0.025175</text:p>
          </table:table-cell>
          <table:table-cell office:value-type="float" office:value="0.0226937" calcext:value-type="float">
            <text:p>0.0226937</text:p>
          </table:table-cell>
          <table:table-cell office:value-type="float" office:value="0.02175" calcext:value-type="float">
            <text:p>0.02175</text:p>
          </table:table-cell>
          <table:table-cell office:value-type="float" office:value="0.0203937" calcext:value-type="float">
            <text:p>0.0203937</text:p>
          </table:table-cell>
          <table:table-cell office:value-type="float" office:value="0.0195563" calcext:value-type="float">
            <text:p>0.0195563</text:p>
          </table:table-cell>
          <table:table-cell office:value-type="float" office:value="0.0196875" calcext:value-type="float">
            <text:p>0.0196875</text:p>
          </table:table-cell>
          <table:table-cell office:value-type="float" office:value="0.01815" calcext:value-type="float">
            <text:p>0.01815</text:p>
          </table:table-cell>
          <table:table-cell office:value-type="float" office:value="0.0185188" calcext:value-type="float">
            <text:p>0.0185188</text:p>
          </table:table-cell>
          <table:table-cell office:value-type="float" office:value="0.0186438" calcext:value-type="float">
            <text:p>0.0186438</text:p>
          </table:table-cell>
          <table:table-cell office:value-type="float" office:value="0.0176938" calcext:value-type="float">
            <text:p>0.0176938</text:p>
          </table:table-cell>
          <table:table-cell office:value-type="float" office:value="0.01815" calcext:value-type="float">
            <text:p>0.01815</text:p>
          </table:table-cell>
          <table:table-cell office:value-type="float" office:value="0.0177187" calcext:value-type="float">
            <text:p>0.0177187</text:p>
          </table:table-cell>
          <table:table-cell office:value-type="float" office:value="0.0182812" calcext:value-type="float">
            <text:p>0.0182812</text:p>
          </table:table-cell>
          <table:table-cell office:value-type="float" office:value="0.01865" calcext:value-type="float">
            <text:p>0.01865</text:p>
          </table:table-cell>
          <table:table-cell office:value-type="float" office:value="0.018525" calcext:value-type="float">
            <text:p>0.018525</text:p>
          </table:table-cell>
          <table:table-cell office:value-type="float" office:value="0.019525" calcext:value-type="float">
            <text:p>0.019525</text:p>
          </table:table-cell>
          <table:table-cell office:value-type="float" office:value="0.0201875" calcext:value-type="float">
            <text:p>0.0201875</text:p>
          </table:table-cell>
          <table:table-cell office:value-type="float" office:value="0.021375" calcext:value-type="float">
            <text:p>0.021375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0215187" calcext:value-type="float">
            <text:p>0.0215187</text:p>
          </table:table-cell>
          <table:table-cell office:value-type="float" office:value="0.0231438" calcext:value-type="float">
            <text:p>0.0231438</text:p>
          </table:table-cell>
          <table:table-cell office:value-type="float" office:value="0.0235313" calcext:value-type="float">
            <text:p>0.0235313</text:p>
          </table:table-cell>
          <table:table-cell office:value-type="float" office:value="0.0244" calcext:value-type="float">
            <text:p>0.0244</text:p>
          </table:table-cell>
          <table:table-cell office:value-type="float" office:value="0.0249438" calcext:value-type="float">
            <text:p>0.0249438</text:p>
          </table:table-cell>
          <table:table-cell office:value-type="float" office:value="0.0254438" calcext:value-type="float">
            <text:p>0.0254438</text:p>
          </table:table-cell>
          <table:table-cell office:value-type="float" office:value="0.0265125" calcext:value-type="float">
            <text:p>0.0265125</text:p>
          </table:table-cell>
          <table:table-cell office:value-type="float" office:value="0.0275437" calcext:value-type="float">
            <text:p>0.0275437</text:p>
          </table:table-cell>
          <table:table-cell office:value-type="float" office:value="0.0281687" calcext:value-type="float">
            <text:p>0.0281687</text:p>
          </table:table-cell>
          <table:table-cell office:value-type="float" office:value="0.029825" calcext:value-type="float">
            <text:p>0.029825</text:p>
          </table:table-cell>
          <table:table-cell office:value-type="float" office:value="0.0312375" calcext:value-type="float">
            <text:p>0.0312375</text:p>
          </table:table-cell>
          <table:table-cell office:value-type="float" office:value="0.0325875" calcext:value-type="float">
            <text:p>0.0325875</text:p>
          </table:table-cell>
          <table:table-cell office:value-type="float" office:value="0.033075" calcext:value-type="float">
            <text:p>0.033075</text:p>
          </table:table-cell>
          <table:table-cell office:value-type="float" office:value="0.034025" calcext:value-type="float">
            <text:p>0.034025</text:p>
          </table:table-cell>
          <table:table-cell office:value-type="float" office:value="0.0351812" calcext:value-type="float">
            <text:p>0.0351812</text:p>
          </table:table-cell>
          <table:table-cell office:value-type="float" office:value="0.0358125" calcext:value-type="float">
            <text:p>0.0358125</text:p>
          </table:table-cell>
          <table:table-cell table:formula="of:=SUM([.P52:.CC52])" office:value-type="float" office:value="2.47081195" calcext:value-type="float">
            <text:p>2.47081195</text:p>
          </table:table-cell>
        </table:table-row>
        <table:table-row table:style-name="ro1">
          <table:table-cell office:value-type="float" office:value="3.146875" calcext:value-type="float">
            <text:p>3.146875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table:style-name="ce1" office:value-type="float" office:value="0.00000625" calcext:value-type="float">
            <text:p>6.25E-06</text:p>
          </table:table-cell>
          <table:table-cell table:style-name="ce1" office:value-type="float" office:value="0.00009375" calcext:value-type="float">
            <text:p>9.38E-05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141875" calcext:value-type="float">
            <text:p>0.00141875</text:p>
          </table:table-cell>
          <table:table-cell office:value-type="float" office:value="0.00421875" calcext:value-type="float">
            <text:p>0.00421875</text:p>
          </table:table-cell>
          <table:table-cell office:value-type="float" office:value="0.0098125" calcext:value-type="float">
            <text:p>0.0098125</text:p>
          </table:table-cell>
          <table:table-cell office:value-type="float" office:value="0.0190125" calcext:value-type="float">
            <text:p>0.0190125</text:p>
          </table:table-cell>
          <table:table-cell office:value-type="float" office:value="0.03205" calcext:value-type="float">
            <text:p>0.03205</text:p>
          </table:table-cell>
          <table:table-cell office:value-type="float" office:value="0.0478312" calcext:value-type="float">
            <text:p>0.0478312</text:p>
          </table:table-cell>
          <table:table-cell office:value-type="float" office:value="0.0627625" calcext:value-type="float">
            <text:p>0.0627625</text:p>
          </table:table-cell>
          <table:table-cell office:value-type="float" office:value="0.0798062" calcext:value-type="float">
            <text:p>0.0798062</text:p>
          </table:table-cell>
          <table:table-cell office:value-type="float" office:value="0.0937188" calcext:value-type="float">
            <text:p>0.0937188</text:p>
          </table:table-cell>
          <table:table-cell office:value-type="float" office:value="0.104031" calcext:value-type="float">
            <text:p>0.104031</text:p>
          </table:table-cell>
          <table:table-cell office:value-type="float" office:value="0.108456" calcext:value-type="float">
            <text:p>0.108456</text:p>
          </table:table-cell>
          <table:table-cell office:value-type="float" office:value="0.109369" calcext:value-type="float">
            <text:p>0.109369</text:p>
          </table:table-cell>
          <table:table-cell office:value-type="float" office:value="0.108275" calcext:value-type="float">
            <text:p>0.108275</text:p>
          </table:table-cell>
          <table:table-cell office:value-type="float" office:value="0.103063" calcext:value-type="float">
            <text:p>0.103063</text:p>
          </table:table-cell>
          <table:table-cell office:value-type="float" office:value="0.0976687" calcext:value-type="float">
            <text:p>0.0976687</text:p>
          </table:table-cell>
          <table:table-cell office:value-type="float" office:value="0.0899188" calcext:value-type="float">
            <text:p>0.0899188</text:p>
          </table:table-cell>
          <table:table-cell office:value-type="float" office:value="0.0810687" calcext:value-type="float">
            <text:p>0.0810687</text:p>
          </table:table-cell>
          <table:table-cell office:value-type="float" office:value="0.0733188" calcext:value-type="float">
            <text:p>0.0733188</text:p>
          </table:table-cell>
          <table:table-cell office:value-type="float" office:value="0.0676063" calcext:value-type="float">
            <text:p>0.0676063</text:p>
          </table:table-cell>
          <table:table-cell office:value-type="float" office:value="0.061125" calcext:value-type="float">
            <text:p>0.061125</text:p>
          </table:table-cell>
          <table:table-cell office:value-type="float" office:value="0.053675" calcext:value-type="float">
            <text:p>0.053675</text:p>
          </table:table-cell>
          <table:table-cell office:value-type="float" office:value="0.0480563" calcext:value-type="float">
            <text:p>0.0480563</text:p>
          </table:table-cell>
          <table:table-cell office:value-type="float" office:value="0.0420688" calcext:value-type="float">
            <text:p>0.0420688</text:p>
          </table:table-cell>
          <table:table-cell office:value-type="float" office:value="0.0390875" calcext:value-type="float">
            <text:p>0.0390875</text:p>
          </table:table-cell>
          <table:table-cell office:value-type="float" office:value="0.0349875" calcext:value-type="float">
            <text:p>0.0349875</text:p>
          </table:table-cell>
          <table:table-cell office:value-type="float" office:value="0.0302875" calcext:value-type="float">
            <text:p>0.0302875</text:p>
          </table:table-cell>
          <table:table-cell office:value-type="float" office:value="0.0292062" calcext:value-type="float">
            <text:p>0.0292062</text:p>
          </table:table-cell>
          <table:table-cell office:value-type="float" office:value="0.026075" calcext:value-type="float">
            <text:p>0.026075</text:p>
          </table:table-cell>
          <table:table-cell office:value-type="float" office:value="0.0248125" calcext:value-type="float">
            <text:p>0.0248125</text:p>
          </table:table-cell>
          <table:table-cell office:value-type="float" office:value="0.0233437" calcext:value-type="float">
            <text:p>0.0233437</text:p>
          </table:table-cell>
          <table:table-cell office:value-type="float" office:value="0.0216125" calcext:value-type="float">
            <text:p>0.0216125</text:p>
          </table:table-cell>
          <table:table-cell office:value-type="float" office:value="0.0201687" calcext:value-type="float">
            <text:p>0.0201687</text:p>
          </table:table-cell>
          <table:table-cell office:value-type="float" office:value="0.0196563" calcext:value-type="float">
            <text:p>0.0196563</text:p>
          </table:table-cell>
          <table:table-cell office:value-type="float" office:value="0.018925" calcext:value-type="float">
            <text:p>0.018925</text:p>
          </table:table-cell>
          <table:table-cell office:value-type="float" office:value="0.0185813" calcext:value-type="float">
            <text:p>0.0185813</text:p>
          </table:table-cell>
          <table:table-cell office:value-type="float" office:value="0.017875" calcext:value-type="float">
            <text:p>0.017875</text:p>
          </table:table-cell>
          <table:table-cell office:value-type="float" office:value="0.0178312" calcext:value-type="float">
            <text:p>0.0178312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175937" calcext:value-type="float">
            <text:p>0.0175937</text:p>
          </table:table-cell>
          <table:table-cell office:value-type="float" office:value="0.0181438" calcext:value-type="float">
            <text:p>0.0181438</text:p>
          </table:table-cell>
          <table:table-cell office:value-type="float" office:value="0.0185375" calcext:value-type="float">
            <text:p>0.0185375</text:p>
          </table:table-cell>
          <table:table-cell office:value-type="float" office:value="0.0185312" calcext:value-type="float">
            <text:p>0.0185312</text:p>
          </table:table-cell>
          <table:table-cell office:value-type="float" office:value="0.0188625" calcext:value-type="float">
            <text:p>0.0188625</text:p>
          </table:table-cell>
          <table:table-cell office:value-type="float" office:value="0.0198313" calcext:value-type="float">
            <text:p>0.0198313</text:p>
          </table:table-cell>
          <table:table-cell office:value-type="float" office:value="0.0196937" calcext:value-type="float">
            <text:p>0.0196937</text:p>
          </table:table-cell>
          <table:table-cell office:value-type="float" office:value="0.0202312" calcext:value-type="float">
            <text:p>0.0202312</text:p>
          </table:table-cell>
          <table:table-cell office:value-type="float" office:value="0.0205875" calcext:value-type="float">
            <text:p>0.0205875</text:p>
          </table:table-cell>
          <table:table-cell office:value-type="float" office:value="0.0211187" calcext:value-type="float">
            <text:p>0.0211187</text:p>
          </table:table-cell>
          <table:table-cell office:value-type="float" office:value="0.0231188" calcext:value-type="float">
            <text:p>0.0231188</text:p>
          </table:table-cell>
          <table:table-cell office:value-type="float" office:value="0.0232562" calcext:value-type="float">
            <text:p>0.0232562</text:p>
          </table:table-cell>
          <table:table-cell office:value-type="float" office:value="0.0237188" calcext:value-type="float">
            <text:p>0.0237188</text:p>
          </table:table-cell>
          <table:table-cell office:value-type="float" office:value="0.0253875" calcext:value-type="float">
            <text:p>0.0253875</text:p>
          </table:table-cell>
          <table:table-cell office:value-type="float" office:value="0.0261" calcext:value-type="float">
            <text:p>0.0261</text:p>
          </table:table-cell>
          <table:table-cell office:value-type="float" office:value="0.026225" calcext:value-type="float">
            <text:p>0.026225</text:p>
          </table:table-cell>
          <table:table-cell office:value-type="float" office:value="0.0276438" calcext:value-type="float">
            <text:p>0.0276438</text:p>
          </table:table-cell>
          <table:table-cell office:value-type="float" office:value="0.0290875" calcext:value-type="float">
            <text:p>0.0290875</text:p>
          </table:table-cell>
          <table:table-cell office:value-type="float" office:value="0.0296125" calcext:value-type="float">
            <text:p>0.0296125</text:p>
          </table:table-cell>
          <table:table-cell office:value-type="float" office:value="0.03105" calcext:value-type="float">
            <text:p>0.03105</text:p>
          </table:table-cell>
          <table:table-cell office:value-type="float" office:value="0.0315937" calcext:value-type="float">
            <text:p>0.0315937</text:p>
          </table:table-cell>
          <table:table-cell office:value-type="float" office:value="0.0333312" calcext:value-type="float">
            <text:p>0.0333312</text:p>
          </table:table-cell>
          <table:table-cell office:value-type="float" office:value="0.033725" calcext:value-type="float">
            <text:p>0.033725</text:p>
          </table:table-cell>
          <table:table-cell office:value-type="float" office:value="0.03485" calcext:value-type="float">
            <text:p>0.03485</text:p>
          </table:table-cell>
          <table:table-cell office:value-type="float" office:value="0.0358188" calcext:value-type="float">
            <text:p>0.0358188</text:p>
          </table:table-cell>
          <table:table-cell table:formula="of:=SUM([.P53:.CC53])" office:value-type="float" office:value="2.4868814" calcext:value-type="float">
            <text:p>2.4868814</text:p>
          </table:table-cell>
        </table:table-row>
        <table:table-row table:style-name="ro1">
          <table:table-cell office:value-type="float" office:value="3.20625" calcext:value-type="float">
            <text:p>3.20625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1" office:value-type="float" office:value="0.00001875" calcext:value-type="float">
            <text:p>1.88E-05</text:p>
          </table:table-cell>
          <table:table-cell table:style-name="ce1" office:value-type="float" office:value="0.000075" calcext:value-type="float">
            <text:p>7.50E-05</text:p>
          </table:table-cell>
          <table:table-cell office:value-type="float" office:value="0.00046875" calcext:value-type="float">
            <text:p>0.00046875</text:p>
          </table:table-cell>
          <table:table-cell office:value-type="float" office:value="0.00166875" calcext:value-type="float">
            <text:p>0.00166875</text:p>
          </table:table-cell>
          <table:table-cell office:value-type="float" office:value="0.0040875" calcext:value-type="float">
            <text:p>0.0040875</text:p>
          </table:table-cell>
          <table:table-cell office:value-type="float" office:value="0.0097" calcext:value-type="float">
            <text:p>0.0097</text:p>
          </table:table-cell>
          <table:table-cell office:value-type="float" office:value="0.0190062" calcext:value-type="float">
            <text:p>0.0190062</text:p>
          </table:table-cell>
          <table:table-cell office:value-type="float" office:value="0.0317313" calcext:value-type="float">
            <text:p>0.0317313</text:p>
          </table:table-cell>
          <table:table-cell office:value-type="float" office:value="0.0470875" calcext:value-type="float">
            <text:p>0.0470875</text:p>
          </table:table-cell>
          <table:table-cell office:value-type="float" office:value="0.0642875" calcext:value-type="float">
            <text:p>0.0642875</text:p>
          </table:table-cell>
          <table:table-cell office:value-type="float" office:value="0.0797625" calcext:value-type="float">
            <text:p>0.0797625</text:p>
          </table:table-cell>
          <table:table-cell office:value-type="float" office:value="0.0947438" calcext:value-type="float">
            <text:p>0.0947438</text:p>
          </table:table-cell>
          <table:table-cell office:value-type="float" office:value="0.104544" calcext:value-type="float">
            <text:p>0.104544</text:p>
          </table:table-cell>
          <table:table-cell office:value-type="float" office:value="0.10905" calcext:value-type="float">
            <text:p>0.10905</text:p>
          </table:table-cell>
          <table:table-cell office:value-type="float" office:value="0.110825" calcext:value-type="float">
            <text:p>0.110825</text:p>
          </table:table-cell>
          <table:table-cell office:value-type="float" office:value="0.110794" calcext:value-type="float">
            <text:p>0.110794</text:p>
          </table:table-cell>
          <table:table-cell office:value-type="float" office:value="0.104887" calcext:value-type="float">
            <text:p>0.104887</text:p>
          </table:table-cell>
          <table:table-cell office:value-type="float" office:value="0.100444" calcext:value-type="float">
            <text:p>0.100444</text:p>
          </table:table-cell>
          <table:table-cell office:value-type="float" office:value="0.0925625" calcext:value-type="float">
            <text:p>0.0925625</text:p>
          </table:table-cell>
          <table:table-cell office:value-type="float" office:value="0.0829" calcext:value-type="float">
            <text:p>0.0829</text:p>
          </table:table-cell>
          <table:table-cell office:value-type="float" office:value="0.0758438" calcext:value-type="float">
            <text:p>0.0758438</text:p>
          </table:table-cell>
          <table:table-cell office:value-type="float" office:value="0.06815" calcext:value-type="float">
            <text:p>0.06815</text:p>
          </table:table-cell>
          <table:table-cell office:value-type="float" office:value="0.0614063" calcext:value-type="float">
            <text:p>0.0614063</text:p>
          </table:table-cell>
          <table:table-cell office:value-type="float" office:value="0.0540875" calcext:value-type="float">
            <text:p>0.0540875</text:p>
          </table:table-cell>
          <table:table-cell office:value-type="float" office:value="0.0483813" calcext:value-type="float">
            <text:p>0.0483813</text:p>
          </table:table-cell>
          <table:table-cell office:value-type="float" office:value="0.043775" calcext:value-type="float">
            <text:p>0.043775</text:p>
          </table:table-cell>
          <table:table-cell office:value-type="float" office:value="0.03885" calcext:value-type="float">
            <text:p>0.03885</text:p>
          </table:table-cell>
          <table:table-cell office:value-type="float" office:value="0.0356125" calcext:value-type="float">
            <text:p>0.0356125</text:p>
          </table:table-cell>
          <table:table-cell office:value-type="float" office:value="0.030975" calcext:value-type="float">
            <text:p>0.030975</text:p>
          </table:table-cell>
          <table:table-cell office:value-type="float" office:value="0.0283625" calcext:value-type="float">
            <text:p>0.0283625</text:p>
          </table:table-cell>
          <table:table-cell office:value-type="float" office:value="0.0269563" calcext:value-type="float">
            <text:p>0.0269563</text:p>
          </table:table-cell>
          <table:table-cell office:value-type="float" office:value="0.0251812" calcext:value-type="float">
            <text:p>0.0251812</text:p>
          </table:table-cell>
          <table:table-cell office:value-type="float" office:value="0.0226813" calcext:value-type="float">
            <text:p>0.0226813</text:p>
          </table:table-cell>
          <table:table-cell office:value-type="float" office:value="0.0212313" calcext:value-type="float">
            <text:p>0.0212313</text:p>
          </table:table-cell>
          <table:table-cell office:value-type="float" office:value="0.020125" calcext:value-type="float">
            <text:p>0.020125</text:p>
          </table:table-cell>
          <table:table-cell office:value-type="float" office:value="0.0197312" calcext:value-type="float">
            <text:p>0.0197312</text:p>
          </table:table-cell>
          <table:table-cell office:value-type="float" office:value="0.0191188" calcext:value-type="float">
            <text:p>0.0191188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88563" calcext:value-type="float">
            <text:p>0.0188563</text:p>
          </table:table-cell>
          <table:table-cell office:value-type="float" office:value="0.017575" calcext:value-type="float">
            <text:p>0.017575</text:p>
          </table:table-cell>
          <table:table-cell office:value-type="float" office:value="0.0179562" calcext:value-type="float">
            <text:p>0.0179562</text:p>
          </table:table-cell>
          <table:table-cell office:value-type="float" office:value="0.0179438" calcext:value-type="float">
            <text:p>0.0179438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178563" calcext:value-type="float">
            <text:p>0.0178563</text:p>
          </table:table-cell>
          <table:table-cell office:value-type="float" office:value="0.0183875" calcext:value-type="float">
            <text:p>0.0183875</text:p>
          </table:table-cell>
          <table:table-cell office:value-type="float" office:value="0.0185125" calcext:value-type="float">
            <text:p>0.0185125</text:p>
          </table:table-cell>
          <table:table-cell office:value-type="float" office:value="0.0190188" calcext:value-type="float">
            <text:p>0.0190188</text:p>
          </table:table-cell>
          <table:table-cell office:value-type="float" office:value="0.019275" calcext:value-type="float">
            <text:p>0.019275</text:p>
          </table:table-cell>
          <table:table-cell office:value-type="float" office:value="0.02005" calcext:value-type="float">
            <text:p>0.02005</text:p>
          </table:table-cell>
          <table:table-cell office:value-type="float" office:value="0.0208687" calcext:value-type="float">
            <text:p>0.0208687</text:p>
          </table:table-cell>
          <table:table-cell office:value-type="float" office:value="0.0217812" calcext:value-type="float">
            <text:p>0.0217812</text:p>
          </table:table-cell>
          <table:table-cell office:value-type="float" office:value="0.0232625" calcext:value-type="float">
            <text:p>0.0232625</text:p>
          </table:table-cell>
          <table:table-cell office:value-type="float" office:value="0.0228688" calcext:value-type="float">
            <text:p>0.0228688</text:p>
          </table:table-cell>
          <table:table-cell office:value-type="float" office:value="0.0238875" calcext:value-type="float">
            <text:p>0.0238875</text:p>
          </table:table-cell>
          <table:table-cell office:value-type="float" office:value="0.0242188" calcext:value-type="float">
            <text:p>0.0242188</text:p>
          </table:table-cell>
          <table:table-cell office:value-type="float" office:value="0.0255688" calcext:value-type="float">
            <text:p>0.0255688</text:p>
          </table:table-cell>
          <table:table-cell office:value-type="float" office:value="0.0269687" calcext:value-type="float">
            <text:p>0.0269687</text:p>
          </table:table-cell>
          <table:table-cell office:value-type="float" office:value="0.0273562" calcext:value-type="float">
            <text:p>0.0273562</text:p>
          </table:table-cell>
          <table:table-cell office:value-type="float" office:value="0.0289875" calcext:value-type="float">
            <text:p>0.0289875</text:p>
          </table:table-cell>
          <table:table-cell office:value-type="float" office:value="0.0298375" calcext:value-type="float">
            <text:p>0.0298375</text:p>
          </table:table-cell>
          <table:table-cell office:value-type="float" office:value="0.0301063" calcext:value-type="float">
            <text:p>0.0301063</text:p>
          </table:table-cell>
          <table:table-cell office:value-type="float" office:value="0.0329375" calcext:value-type="float">
            <text:p>0.0329375</text:p>
          </table:table-cell>
          <table:table-cell office:value-type="float" office:value="0.0324125" calcext:value-type="float">
            <text:p>0.0324125</text:p>
          </table:table-cell>
          <table:table-cell office:value-type="float" office:value="0.0341" calcext:value-type="float">
            <text:p>0.0341</text:p>
          </table:table-cell>
          <table:table-cell office:value-type="float" office:value="0.0352688" calcext:value-type="float">
            <text:p>0.0352688</text:p>
          </table:table-cell>
          <table:table-cell office:value-type="float" office:value="0.0361" calcext:value-type="float">
            <text:p>0.0361</text:p>
          </table:table-cell>
          <table:table-cell table:formula="of:=SUM([.P54:.CC54])" office:value-type="float" office:value="2.50777575" calcext:value-type="float">
            <text:p>2.50777575</text:p>
          </table:table-cell>
        </table:table-row>
        <table:table-row table:style-name="ro1">
          <table:table-cell office:value-type="float" office:value="3.265625" calcext:value-type="float">
            <text:p>3.265625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1" office:value-type="float" office:value="0.0000125" calcext:value-type="float">
            <text:p>1.25E-05</text:p>
          </table:table-cell>
          <table:table-cell office:value-type="float" office:value="0.00010625" calcext:value-type="float">
            <text:p>0.00010625</text:p>
          </table:table-cell>
          <table:table-cell office:value-type="float" office:value="0.0004875" calcext:value-type="float">
            <text:p>0.0004875</text:p>
          </table:table-cell>
          <table:table-cell office:value-type="float" office:value="0.0016375" calcext:value-type="float">
            <text:p>0.0016375</text:p>
          </table:table-cell>
          <table:table-cell office:value-type="float" office:value="0.00454375" calcext:value-type="float">
            <text:p>0.00454375</text:p>
          </table:table-cell>
          <table:table-cell office:value-type="float" office:value="0.0096" calcext:value-type="float">
            <text:p>0.0096</text:p>
          </table:table-cell>
          <table:table-cell office:value-type="float" office:value="0.0193375" calcext:value-type="float">
            <text:p>0.0193375</text:p>
          </table:table-cell>
          <table:table-cell office:value-type="float" office:value="0.0318125" calcext:value-type="float">
            <text:p>0.0318125</text:p>
          </table:table-cell>
          <table:table-cell office:value-type="float" office:value="0.0465313" calcext:value-type="float">
            <text:p>0.0465313</text:p>
          </table:table-cell>
          <table:table-cell office:value-type="float" office:value="0.0650875" calcext:value-type="float">
            <text:p>0.0650875</text:p>
          </table:table-cell>
          <table:table-cell office:value-type="float" office:value="0.0821313" calcext:value-type="float">
            <text:p>0.0821313</text:p>
          </table:table-cell>
          <table:table-cell office:value-type="float" office:value="0.09665" calcext:value-type="float">
            <text:p>0.09665</text:p>
          </table:table-cell>
          <table:table-cell office:value-type="float" office:value="0.106163" calcext:value-type="float">
            <text:p>0.106163</text:p>
          </table:table-cell>
          <table:table-cell office:value-type="float" office:value="0.112269" calcext:value-type="float">
            <text:p>0.112269</text:p>
          </table:table-cell>
          <table:table-cell office:value-type="float" office:value="0.113925" calcext:value-type="float">
            <text:p>0.113925</text:p>
          </table:table-cell>
          <table:table-cell office:value-type="float" office:value="0.111956" calcext:value-type="float">
            <text:p>0.111956</text:p>
          </table:table-cell>
          <table:table-cell office:value-type="float" office:value="0.105887" calcext:value-type="float">
            <text:p>0.105887</text:p>
          </table:table-cell>
          <table:table-cell office:value-type="float" office:value="0.1006" calcext:value-type="float">
            <text:p>0.1006</text:p>
          </table:table-cell>
          <table:table-cell office:value-type="float" office:value="0.0929813" calcext:value-type="float">
            <text:p>0.0929813</text:p>
          </table:table-cell>
          <table:table-cell office:value-type="float" office:value="0.0841625" calcext:value-type="float">
            <text:p>0.0841625</text:p>
          </table:table-cell>
          <table:table-cell office:value-type="float" office:value="0.0769813" calcext:value-type="float">
            <text:p>0.0769813</text:p>
          </table:table-cell>
          <table:table-cell office:value-type="float" office:value="0.0693" calcext:value-type="float">
            <text:p>0.0693</text:p>
          </table:table-cell>
          <table:table-cell office:value-type="float" office:value="0.0615" calcext:value-type="float">
            <text:p>0.0615</text:p>
          </table:table-cell>
          <table:table-cell office:value-type="float" office:value="0.0539063" calcext:value-type="float">
            <text:p>0.0539063</text:p>
          </table:table-cell>
          <table:table-cell office:value-type="float" office:value="0.0485437" calcext:value-type="float">
            <text:p>0.0485437</text:p>
          </table:table-cell>
          <table:table-cell office:value-type="float" office:value="0.0445938" calcext:value-type="float">
            <text:p>0.0445938</text:p>
          </table:table-cell>
          <table:table-cell office:value-type="float" office:value="0.0381937" calcext:value-type="float">
            <text:p>0.0381937</text:p>
          </table:table-cell>
          <table:table-cell office:value-type="float" office:value="0.0365625" calcext:value-type="float">
            <text:p>0.0365625</text:p>
          </table:table-cell>
          <table:table-cell office:value-type="float" office:value="0.0318437" calcext:value-type="float">
            <text:p>0.0318437</text:p>
          </table:table-cell>
          <table:table-cell office:value-type="float" office:value="0.02935" calcext:value-type="float">
            <text:p>0.02935</text:p>
          </table:table-cell>
          <table:table-cell office:value-type="float" office:value="0.0266813" calcext:value-type="float">
            <text:p>0.0266813</text:p>
          </table:table-cell>
          <table:table-cell office:value-type="float" office:value="0.0241188" calcext:value-type="float">
            <text:p>0.0241188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21575" calcext:value-type="float">
            <text:p>0.021575</text:p>
          </table:table-cell>
          <table:table-cell office:value-type="float" office:value="0.019425" calcext:value-type="float">
            <text:p>0.019425</text:p>
          </table:table-cell>
          <table:table-cell office:value-type="float" office:value="0.0190062" calcext:value-type="float">
            <text:p>0.0190062</text:p>
          </table:table-cell>
          <table:table-cell office:value-type="float" office:value="0.0180312" calcext:value-type="float">
            <text:p>0.0180312</text:p>
          </table:table-cell>
          <table:table-cell office:value-type="float" office:value="0.017575" calcext:value-type="float">
            <text:p>0.017575</text:p>
          </table:table-cell>
          <table:table-cell office:value-type="float" office:value="0.0175125" calcext:value-type="float">
            <text:p>0.0175125</text:p>
          </table:table-cell>
          <table:table-cell office:value-type="float" office:value="0.01775" calcext:value-type="float">
            <text:p>0.01775</text:p>
          </table:table-cell>
          <table:table-cell office:value-type="float" office:value="0.0170313" calcext:value-type="float">
            <text:p>0.0170313</text:p>
          </table:table-cell>
          <table:table-cell office:value-type="float" office:value="0.0171625" calcext:value-type="float">
            <text:p>0.0171625</text:p>
          </table:table-cell>
          <table:table-cell office:value-type="float" office:value="0.0174438" calcext:value-type="float">
            <text:p>0.0174438</text:p>
          </table:table-cell>
          <table:table-cell office:value-type="float" office:value="0.01785" calcext:value-type="float">
            <text:p>0.01785</text:p>
          </table:table-cell>
          <table:table-cell office:value-type="float" office:value="0.018775" calcext:value-type="float">
            <text:p>0.018775</text:p>
          </table:table-cell>
          <table:table-cell office:value-type="float" office:value="0.0185937" calcext:value-type="float">
            <text:p>0.0185937</text:p>
          </table:table-cell>
          <table:table-cell office:value-type="float" office:value="0.0193938" calcext:value-type="float">
            <text:p>0.0193938</text:p>
          </table:table-cell>
          <table:table-cell office:value-type="float" office:value="0.0190062" calcext:value-type="float">
            <text:p>0.0190062</text:p>
          </table:table-cell>
          <table:table-cell office:value-type="float" office:value="0.0204063" calcext:value-type="float">
            <text:p>0.0204063</text:p>
          </table:table-cell>
          <table:table-cell office:value-type="float" office:value="0.0207687" calcext:value-type="float">
            <text:p>0.0207687</text:p>
          </table:table-cell>
          <table:table-cell office:value-type="float" office:value="0.0212375" calcext:value-type="float">
            <text:p>0.0212375</text:p>
          </table:table-cell>
          <table:table-cell office:value-type="float" office:value="0.0217687" calcext:value-type="float">
            <text:p>0.0217687</text:p>
          </table:table-cell>
          <table:table-cell office:value-type="float" office:value="0.0232375" calcext:value-type="float">
            <text:p>0.0232375</text:p>
          </table:table-cell>
          <table:table-cell office:value-type="float" office:value="0.0240313" calcext:value-type="float">
            <text:p>0.0240313</text:p>
          </table:table-cell>
          <table:table-cell office:value-type="float" office:value="0.024775" calcext:value-type="float">
            <text:p>0.024775</text:p>
          </table:table-cell>
          <table:table-cell office:value-type="float" office:value="0.0254188" calcext:value-type="float">
            <text:p>0.0254188</text:p>
          </table:table-cell>
          <table:table-cell office:value-type="float" office:value="0.026275" calcext:value-type="float">
            <text:p>0.026275</text:p>
          </table:table-cell>
          <table:table-cell office:value-type="float" office:value="0.028425" calcext:value-type="float">
            <text:p>0.028425</text:p>
          </table:table-cell>
          <table:table-cell office:value-type="float" office:value="0.02925" calcext:value-type="float">
            <text:p>0.02925</text:p>
          </table:table-cell>
          <table:table-cell office:value-type="float" office:value="0.0305563" calcext:value-type="float">
            <text:p>0.0305563</text:p>
          </table:table-cell>
          <table:table-cell office:value-type="float" office:value="0.0311438" calcext:value-type="float">
            <text:p>0.0311438</text:p>
          </table:table-cell>
          <table:table-cell office:value-type="float" office:value="0.0320187" calcext:value-type="float">
            <text:p>0.0320187</text:p>
          </table:table-cell>
          <table:table-cell office:value-type="float" office:value="0.0323312" calcext:value-type="float">
            <text:p>0.0323312</text:p>
          </table:table-cell>
          <table:table-cell office:value-type="float" office:value="0.0330563" calcext:value-type="float">
            <text:p>0.0330563</text:p>
          </table:table-cell>
          <table:table-cell office:value-type="float" office:value="0.0346562" calcext:value-type="float">
            <text:p>0.0346562</text:p>
          </table:table-cell>
          <table:table-cell office:value-type="float" office:value="0.035875" calcext:value-type="float">
            <text:p>0.035875</text:p>
          </table:table-cell>
          <table:table-cell table:formula="of:=SUM([.P55:.CC55])" office:value-type="float" office:value="2.521019" calcext:value-type="float">
            <text:p>2.521019</text:p>
          </table:table-cell>
        </table:table-row>
        <table:table-row table:style-name="ro1">
          <table:table-cell office:value-type="float" office:value="3.325" calcext:value-type="float">
            <text:p>3.325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1" office:value-type="float" office:value="0.0000125" calcext:value-type="float">
            <text:p>1.25E-05</text:p>
          </table:table-cell>
          <table:table-cell table:style-name="ce1" office:value-type="float" office:value="0.00000625" calcext:value-type="float">
            <text:p>6.25E-06</text:p>
          </table:table-cell>
          <table:table-cell table:style-name="ce1" office:value-type="float" office:value="0.00006875" calcext:value-type="float">
            <text:p>6.88E-05</text:p>
          </table:table-cell>
          <table:table-cell office:value-type="float" office:value="0.00049375" calcext:value-type="float">
            <text:p>0.00049375</text:p>
          </table:table-cell>
          <table:table-cell office:value-type="float" office:value="0.00148125" calcext:value-type="float">
            <text:p>0.00148125</text:p>
          </table:table-cell>
          <table:table-cell office:value-type="float" office:value="0.004625" calcext:value-type="float">
            <text:p>0.004625</text:p>
          </table:table-cell>
          <table:table-cell office:value-type="float" office:value="0.00969375" calcext:value-type="float">
            <text:p>0.00969375</text:p>
          </table:table-cell>
          <table:table-cell office:value-type="float" office:value="0.0196062" calcext:value-type="float">
            <text:p>0.0196062</text:p>
          </table:table-cell>
          <table:table-cell office:value-type="float" office:value="0.0322625" calcext:value-type="float">
            <text:p>0.0322625</text:p>
          </table:table-cell>
          <table:table-cell office:value-type="float" office:value="0.0480125" calcext:value-type="float">
            <text:p>0.0480125</text:p>
          </table:table-cell>
          <table:table-cell office:value-type="float" office:value="0.06555" calcext:value-type="float">
            <text:p>0.06555</text:p>
          </table:table-cell>
          <table:table-cell office:value-type="float" office:value="0.082325" calcext:value-type="float">
            <text:p>0.082325</text:p>
          </table:table-cell>
          <table:table-cell office:value-type="float" office:value="0.0974062" calcext:value-type="float">
            <text:p>0.0974062</text:p>
          </table:table-cell>
          <table:table-cell office:value-type="float" office:value="0.108431" calcext:value-type="float">
            <text:p>0.108431</text:p>
          </table:table-cell>
          <table:table-cell office:value-type="float" office:value="0.11205" calcext:value-type="float">
            <text:p>0.11205</text:p>
          </table:table-cell>
          <table:table-cell office:value-type="float" office:value="0.116263" calcext:value-type="float">
            <text:p>0.116263</text:p>
          </table:table-cell>
          <table:table-cell office:value-type="float" office:value="0.1133" calcext:value-type="float">
            <text:p>0.1133</text:p>
          </table:table-cell>
          <table:table-cell office:value-type="float" office:value="0.109512" calcext:value-type="float">
            <text:p>0.109512</text:p>
          </table:table-cell>
          <table:table-cell office:value-type="float" office:value="0.101175" calcext:value-type="float">
            <text:p>0.101175</text:p>
          </table:table-cell>
          <table:table-cell office:value-type="float" office:value="0.0941312" calcext:value-type="float">
            <text:p>0.0941312</text:p>
          </table:table-cell>
          <table:table-cell office:value-type="float" office:value="0.0855063" calcext:value-type="float">
            <text:p>0.0855063</text:p>
          </table:table-cell>
          <table:table-cell office:value-type="float" office:value="0.0769563" calcext:value-type="float">
            <text:p>0.0769563</text:p>
          </table:table-cell>
          <table:table-cell office:value-type="float" office:value="0.0692" calcext:value-type="float">
            <text:p>0.0692</text:p>
          </table:table-cell>
          <table:table-cell office:value-type="float" office:value="0.0617188" calcext:value-type="float">
            <text:p>0.0617188</text:p>
          </table:table-cell>
          <table:table-cell office:value-type="float" office:value="0.0550687" calcext:value-type="float">
            <text:p>0.0550687</text:p>
          </table:table-cell>
          <table:table-cell office:value-type="float" office:value="0.0485812" calcext:value-type="float">
            <text:p>0.0485812</text:p>
          </table:table-cell>
          <table:table-cell office:value-type="float" office:value="0.0433188" calcext:value-type="float">
            <text:p>0.0433188</text:p>
          </table:table-cell>
          <table:table-cell office:value-type="float" office:value="0.0387" calcext:value-type="float">
            <text:p>0.0387</text:p>
          </table:table-cell>
          <table:table-cell office:value-type="float" office:value="0.0355625" calcext:value-type="float">
            <text:p>0.0355625</text:p>
          </table:table-cell>
          <table:table-cell office:value-type="float" office:value="0.0310937" calcext:value-type="float">
            <text:p>0.0310937</text:p>
          </table:table-cell>
          <table:table-cell office:value-type="float" office:value="0.02895" calcext:value-type="float">
            <text:p>0.02895</text:p>
          </table:table-cell>
          <table:table-cell office:value-type="float" office:value="0.0261313" calcext:value-type="float">
            <text:p>0.0261313</text:p>
          </table:table-cell>
          <table:table-cell office:value-type="float" office:value="0.0233812" calcext:value-type="float">
            <text:p>0.0233812</text:p>
          </table:table-cell>
          <table:table-cell office:value-type="float" office:value="0.0226375" calcext:value-type="float">
            <text:p>0.0226375</text:p>
          </table:table-cell>
          <table:table-cell office:value-type="float" office:value="0.021025" calcext:value-type="float">
            <text:p>0.021025</text:p>
          </table:table-cell>
          <table:table-cell office:value-type="float" office:value="0.0196625" calcext:value-type="float">
            <text:p>0.0196625</text:p>
          </table:table-cell>
          <table:table-cell office:value-type="float" office:value="0.0195813" calcext:value-type="float">
            <text:p>0.0195813</text:p>
          </table:table-cell>
          <table:table-cell office:value-type="float" office:value="0.0190125" calcext:value-type="float">
            <text:p>0.0190125</text:p>
          </table:table-cell>
          <table:table-cell office:value-type="float" office:value="0.0179375" calcext:value-type="float">
            <text:p>0.0179375</text:p>
          </table:table-cell>
          <table:table-cell office:value-type="float" office:value="0.0172687" calcext:value-type="float">
            <text:p>0.0172687</text:p>
          </table:table-cell>
          <table:table-cell office:value-type="float" office:value="0.0176625" calcext:value-type="float">
            <text:p>0.0176625</text:p>
          </table:table-cell>
          <table:table-cell office:value-type="float" office:value="0.0173438" calcext:value-type="float">
            <text:p>0.0173438</text:p>
          </table:table-cell>
          <table:table-cell office:value-type="float" office:value="0.017825" calcext:value-type="float">
            <text:p>0.017825</text:p>
          </table:table-cell>
          <table:table-cell office:value-type="float" office:value="0.0180125" calcext:value-type="float">
            <text:p>0.0180125</text:p>
          </table:table-cell>
          <table:table-cell office:value-type="float" office:value="0.0177313" calcext:value-type="float">
            <text:p>0.0177313</text:p>
          </table:table-cell>
          <table:table-cell office:value-type="float" office:value="0.0181375" calcext:value-type="float">
            <text:p>0.0181375</text:p>
          </table:table-cell>
          <table:table-cell office:value-type="float" office:value="0.019575" calcext:value-type="float">
            <text:p>0.019575</text:p>
          </table:table-cell>
          <table:table-cell office:value-type="float" office:value="0.0193063" calcext:value-type="float">
            <text:p>0.0193063</text:p>
          </table:table-cell>
          <table:table-cell office:value-type="float" office:value="0.01975" calcext:value-type="float">
            <text:p>0.01975</text:p>
          </table:table-cell>
          <table:table-cell office:value-type="float" office:value="0.0202875" calcext:value-type="float">
            <text:p>0.0202875</text:p>
          </table:table-cell>
          <table:table-cell office:value-type="float" office:value="0.0210875" calcext:value-type="float">
            <text:p>0.0210875</text:p>
          </table:table-cell>
          <table:table-cell office:value-type="float" office:value="0.0218" calcext:value-type="float">
            <text:p>0.0218</text:p>
          </table:table-cell>
          <table:table-cell office:value-type="float" office:value="0.0236438" calcext:value-type="float">
            <text:p>0.0236438</text:p>
          </table:table-cell>
          <table:table-cell office:value-type="float" office:value="0.0235188" calcext:value-type="float">
            <text:p>0.0235188</text:p>
          </table:table-cell>
          <table:table-cell office:value-type="float" office:value="0.0243188" calcext:value-type="float">
            <text:p>0.0243188</text:p>
          </table:table-cell>
          <table:table-cell office:value-type="float" office:value="0.0252125" calcext:value-type="float">
            <text:p>0.0252125</text:p>
          </table:table-cell>
          <table:table-cell office:value-type="float" office:value="0.0262812" calcext:value-type="float">
            <text:p>0.0262812</text:p>
          </table:table-cell>
          <table:table-cell office:value-type="float" office:value="0.0271438" calcext:value-type="float">
            <text:p>0.0271438</text:p>
          </table:table-cell>
          <table:table-cell office:value-type="float" office:value="0.02835" calcext:value-type="float">
            <text:p>0.02835</text:p>
          </table:table-cell>
          <table:table-cell office:value-type="float" office:value="0.0289063" calcext:value-type="float">
            <text:p>0.0289063</text:p>
          </table:table-cell>
          <table:table-cell office:value-type="float" office:value="0.0303625" calcext:value-type="float">
            <text:p>0.0303625</text:p>
          </table:table-cell>
          <table:table-cell office:value-type="float" office:value="0.0310563" calcext:value-type="float">
            <text:p>0.0310563</text:p>
          </table:table-cell>
          <table:table-cell office:value-type="float" office:value="0.0318937" calcext:value-type="float">
            <text:p>0.0318937</text:p>
          </table:table-cell>
          <table:table-cell office:value-type="float" office:value="0.0339438" calcext:value-type="float">
            <text:p>0.0339438</text:p>
          </table:table-cell>
          <table:table-cell office:value-type="float" office:value="0.0336375" calcext:value-type="float">
            <text:p>0.0336375</text:p>
          </table:table-cell>
          <table:table-cell office:value-type="float" office:value="0.0344" calcext:value-type="float">
            <text:p>0.0344</text:p>
          </table:table-cell>
          <table:table-cell office:value-type="float" office:value="0.0363812" calcext:value-type="float">
            <text:p>0.0363812</text:p>
          </table:table-cell>
          <table:table-cell table:formula="of:=SUM([.P56:.CC56])" office:value-type="float" office:value="2.54525625" calcext:value-type="float">
            <text:p>2.54525625</text:p>
          </table:table-cell>
        </table:table-row>
        <table:table-row table:style-name="ro1">
          <table:table-cell office:value-type="float" office:value="3.384375" calcext:value-type="float">
            <text:p>3.38437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0001375" calcext:value-type="float">
            <text:p>0.0001375</text:p>
          </table:table-cell>
          <table:table-cell office:value-type="float" office:value="0.00043125" calcext:value-type="float">
            <text:p>0.00043125</text:p>
          </table:table-cell>
          <table:table-cell office:value-type="float" office:value="0.00160625" calcext:value-type="float">
            <text:p>0.00160625</text:p>
          </table:table-cell>
          <table:table-cell office:value-type="float" office:value="0.00435" calcext:value-type="float">
            <text:p>0.00435</text:p>
          </table:table-cell>
          <table:table-cell office:value-type="float" office:value="0.0102063" calcext:value-type="float">
            <text:p>0.0102063</text:p>
          </table:table-cell>
          <table:table-cell office:value-type="float" office:value="0.0194062" calcext:value-type="float">
            <text:p>0.0194062</text:p>
          </table:table-cell>
          <table:table-cell office:value-type="float" office:value="0.0320312" calcext:value-type="float">
            <text:p>0.0320312</text:p>
          </table:table-cell>
          <table:table-cell office:value-type="float" office:value="0.0486188" calcext:value-type="float">
            <text:p>0.0486188</text:p>
          </table:table-cell>
          <table:table-cell office:value-type="float" office:value="0.066625" calcext:value-type="float">
            <text:p>0.066625</text:p>
          </table:table-cell>
          <table:table-cell office:value-type="float" office:value="0.0859188" calcext:value-type="float">
            <text:p>0.0859188</text:p>
          </table:table-cell>
          <table:table-cell office:value-type="float" office:value="0.100594" calcext:value-type="float">
            <text:p>0.100594</text:p>
          </table:table-cell>
          <table:table-cell office:value-type="float" office:value="0.109213" calcext:value-type="float">
            <text:p>0.109213</text:p>
          </table:table-cell>
          <table:table-cell office:value-type="float" office:value="0.115731" calcext:value-type="float">
            <text:p>0.115731</text:p>
          </table:table-cell>
          <table:table-cell office:value-type="float" office:value="0.117306" calcext:value-type="float">
            <text:p>0.117306</text:p>
          </table:table-cell>
          <table:table-cell office:value-type="float" office:value="0.116081" calcext:value-type="float">
            <text:p>0.116081</text:p>
          </table:table-cell>
          <table:table-cell office:value-type="float" office:value="0.109806" calcext:value-type="float">
            <text:p>0.109806</text:p>
          </table:table-cell>
          <table:table-cell office:value-type="float" office:value="0.103069" calcext:value-type="float">
            <text:p>0.103069</text:p>
          </table:table-cell>
          <table:table-cell office:value-type="float" office:value="0.0954938" calcext:value-type="float">
            <text:p>0.0954938</text:p>
          </table:table-cell>
          <table:table-cell office:value-type="float" office:value="0.0845812" calcext:value-type="float">
            <text:p>0.0845812</text:p>
          </table:table-cell>
          <table:table-cell office:value-type="float" office:value="0.0768188" calcext:value-type="float">
            <text:p>0.0768188</text:p>
          </table:table-cell>
          <table:table-cell office:value-type="float" office:value="0.0695375" calcext:value-type="float">
            <text:p>0.0695375</text:p>
          </table:table-cell>
          <table:table-cell office:value-type="float" office:value="0.061925" calcext:value-type="float">
            <text:p>0.061925</text:p>
          </table:table-cell>
          <table:table-cell office:value-type="float" office:value="0.0546875" calcext:value-type="float">
            <text:p>0.0546875</text:p>
          </table:table-cell>
          <table:table-cell office:value-type="float" office:value="0.0475625" calcext:value-type="float">
            <text:p>0.0475625</text:p>
          </table:table-cell>
          <table:table-cell office:value-type="float" office:value="0.0433562" calcext:value-type="float">
            <text:p>0.0433562</text:p>
          </table:table-cell>
          <table:table-cell office:value-type="float" office:value="0.0382188" calcext:value-type="float">
            <text:p>0.0382188</text:p>
          </table:table-cell>
          <table:table-cell office:value-type="float" office:value="0.035225" calcext:value-type="float">
            <text:p>0.035225</text:p>
          </table:table-cell>
          <table:table-cell office:value-type="float" office:value="0.031625" calcext:value-type="float">
            <text:p>0.031625</text:p>
          </table:table-cell>
          <table:table-cell office:value-type="float" office:value="0.0284125" calcext:value-type="float">
            <text:p>0.0284125</text:p>
          </table:table-cell>
          <table:table-cell office:value-type="float" office:value="0.0253625" calcext:value-type="float">
            <text:p>0.0253625</text:p>
          </table:table-cell>
          <table:table-cell office:value-type="float" office:value="0.0237375" calcext:value-type="float">
            <text:p>0.0237375</text:p>
          </table:table-cell>
          <table:table-cell office:value-type="float" office:value="0.0217812" calcext:value-type="float">
            <text:p>0.0217812</text:p>
          </table:table-cell>
          <table:table-cell office:value-type="float" office:value="0.0201062" calcext:value-type="float">
            <text:p>0.0201062</text:p>
          </table:table-cell>
          <table:table-cell office:value-type="float" office:value="0.0199187" calcext:value-type="float">
            <text:p>0.0199187</text:p>
          </table:table-cell>
          <table:table-cell office:value-type="float" office:value="0.0186063" calcext:value-type="float">
            <text:p>0.0186063</text:p>
          </table:table-cell>
          <table:table-cell office:value-type="float" office:value="0.0181812" calcext:value-type="float">
            <text:p>0.0181812</text:p>
          </table:table-cell>
          <table:table-cell office:value-type="float" office:value="0.01755" calcext:value-type="float">
            <text:p>0.01755</text:p>
          </table:table-cell>
          <table:table-cell office:value-type="float" office:value="0.0176625" calcext:value-type="float">
            <text:p>0.0176625</text:p>
          </table:table-cell>
          <table:table-cell office:value-type="float" office:value="0.0172375" calcext:value-type="float">
            <text:p>0.0172375</text:p>
          </table:table-cell>
          <table:table-cell office:value-type="float" office:value="0.0175875" calcext:value-type="float">
            <text:p>0.0175875</text:p>
          </table:table-cell>
          <table:table-cell office:value-type="float" office:value="0.017225" calcext:value-type="float">
            <text:p>0.017225</text:p>
          </table:table-cell>
          <table:table-cell office:value-type="float" office:value="0.017675" calcext:value-type="float">
            <text:p>0.017675</text:p>
          </table:table-cell>
          <table:table-cell office:value-type="float" office:value="0.0182063" calcext:value-type="float">
            <text:p>0.0182063</text:p>
          </table:table-cell>
          <table:table-cell office:value-type="float" office:value="0.018175" calcext:value-type="float">
            <text:p>0.018175</text:p>
          </table:table-cell>
          <table:table-cell office:value-type="float" office:value="0.018975" calcext:value-type="float">
            <text:p>0.018975</text:p>
          </table:table-cell>
          <table:table-cell office:value-type="float" office:value="0.01905" calcext:value-type="float">
            <text:p>0.01905</text:p>
          </table:table-cell>
          <table:table-cell office:value-type="float" office:value="0.019875" calcext:value-type="float">
            <text:p>0.019875</text:p>
          </table:table-cell>
          <table:table-cell office:value-type="float" office:value="0.0203063" calcext:value-type="float">
            <text:p>0.0203063</text:p>
          </table:table-cell>
          <table:table-cell office:value-type="float" office:value="0.0210187" calcext:value-type="float">
            <text:p>0.0210187</text:p>
          </table:table-cell>
          <table:table-cell office:value-type="float" office:value="0.0220562" calcext:value-type="float">
            <text:p>0.0220562</text:p>
          </table:table-cell>
          <table:table-cell office:value-type="float" office:value="0.0230563" calcext:value-type="float">
            <text:p>0.0230563</text:p>
          </table:table-cell>
          <table:table-cell office:value-type="float" office:value="0.0240563" calcext:value-type="float">
            <text:p>0.0240563</text:p>
          </table:table-cell>
          <table:table-cell office:value-type="float" office:value="0.0248875" calcext:value-type="float">
            <text:p>0.0248875</text:p>
          </table:table-cell>
          <table:table-cell office:value-type="float" office:value="0.0247937" calcext:value-type="float">
            <text:p>0.0247937</text:p>
          </table:table-cell>
          <table:table-cell office:value-type="float" office:value="0.0260562" calcext:value-type="float">
            <text:p>0.0260562</text:p>
          </table:table-cell>
          <table:table-cell office:value-type="float" office:value="0.02695" calcext:value-type="float">
            <text:p>0.02695</text:p>
          </table:table-cell>
          <table:table-cell office:value-type="float" office:value="0.0270312" calcext:value-type="float">
            <text:p>0.0270312</text:p>
          </table:table-cell>
          <table:table-cell office:value-type="float" office:value="0.0286375" calcext:value-type="float">
            <text:p>0.0286375</text:p>
          </table:table-cell>
          <table:table-cell office:value-type="float" office:value="0.0304" calcext:value-type="float">
            <text:p>0.0304</text:p>
          </table:table-cell>
          <table:table-cell office:value-type="float" office:value="0.0316437" calcext:value-type="float">
            <text:p>0.0316437</text:p>
          </table:table-cell>
          <table:table-cell office:value-type="float" office:value="0.0321063" calcext:value-type="float">
            <text:p>0.0321063</text:p>
          </table:table-cell>
          <table:table-cell office:value-type="float" office:value="0.0325937" calcext:value-type="float">
            <text:p>0.0325937</text:p>
          </table:table-cell>
          <table:table-cell office:value-type="float" office:value="0.0338188" calcext:value-type="float">
            <text:p>0.0338188</text:p>
          </table:table-cell>
          <table:table-cell office:value-type="float" office:value="0.0341687" calcext:value-type="float">
            <text:p>0.0341687</text:p>
          </table:table-cell>
          <table:table-cell office:value-type="float" office:value="0.035625" calcext:value-type="float">
            <text:p>0.035625</text:p>
          </table:table-cell>
          <table:table-cell table:formula="of:=SUM([.P57:.CC57])" office:value-type="float" office:value="2.5546936" calcext:value-type="float">
            <text:p>2.5546936</text:p>
          </table:table-cell>
        </table:table-row>
        <table:table-row table:style-name="ro1">
          <table:table-cell office:value-type="float" office:value="3.44375" calcext:value-type="float">
            <text:p>3.44375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1" office:value-type="float" office:value="0.0000125" calcext:value-type="float">
            <text:p>1.25E-05</text:p>
          </table:table-cell>
          <table:table-cell office:value-type="float" office:value="0.0001125" calcext:value-type="float">
            <text:p>0.0001125</text:p>
          </table:table-cell>
          <table:table-cell office:value-type="float" office:value="0.000375" calcext:value-type="float">
            <text:p>0.000375</text:p>
          </table:table-cell>
          <table:table-cell office:value-type="float" office:value="0.0017625" calcext:value-type="float">
            <text:p>0.0017625</text:p>
          </table:table-cell>
          <table:table-cell office:value-type="float" office:value="0.00480625" calcext:value-type="float">
            <text:p>0.00480625</text:p>
          </table:table-cell>
          <table:table-cell office:value-type="float" office:value="0.0103938" calcext:value-type="float">
            <text:p>0.0103938</text:p>
          </table:table-cell>
          <table:table-cell office:value-type="float" office:value="0.0197312" calcext:value-type="float">
            <text:p>0.0197312</text:p>
          </table:table-cell>
          <table:table-cell office:value-type="float" office:value="0.0342" calcext:value-type="float">
            <text:p>0.0342</text:p>
          </table:table-cell>
          <table:table-cell office:value-type="float" office:value="0.0504125" calcext:value-type="float">
            <text:p>0.0504125</text:p>
          </table:table-cell>
          <table:table-cell office:value-type="float" office:value="0.0682938" calcext:value-type="float">
            <text:p>0.0682938</text:p>
          </table:table-cell>
          <table:table-cell office:value-type="float" office:value="0.0872062" calcext:value-type="float">
            <text:p>0.0872062</text:p>
          </table:table-cell>
          <table:table-cell office:value-type="float" office:value="0.100456" calcext:value-type="float">
            <text:p>0.100456</text:p>
          </table:table-cell>
          <table:table-cell office:value-type="float" office:value="0.1116" calcext:value-type="float">
            <text:p>0.1116</text:p>
          </table:table-cell>
          <table:table-cell office:value-type="float" office:value="0.117444" calcext:value-type="float">
            <text:p>0.117444</text:p>
          </table:table-cell>
          <table:table-cell office:value-type="float" office:value="0.119137" calcext:value-type="float">
            <text:p>0.119137</text:p>
          </table:table-cell>
          <table:table-cell office:value-type="float" office:value="0.116081" calcext:value-type="float">
            <text:p>0.116081</text:p>
          </table:table-cell>
          <table:table-cell office:value-type="float" office:value="0.109812" calcext:value-type="float">
            <text:p>0.109812</text:p>
          </table:table-cell>
          <table:table-cell office:value-type="float" office:value="0.102531" calcext:value-type="float">
            <text:p>0.102531</text:p>
          </table:table-cell>
          <table:table-cell office:value-type="float" office:value="0.0962125" calcext:value-type="float">
            <text:p>0.0962125</text:p>
          </table:table-cell>
          <table:table-cell office:value-type="float" office:value="0.0876625" calcext:value-type="float">
            <text:p>0.0876625</text:p>
          </table:table-cell>
          <table:table-cell office:value-type="float" office:value="0.0766938" calcext:value-type="float">
            <text:p>0.0766938</text:p>
          </table:table-cell>
          <table:table-cell office:value-type="float" office:value="0.0676438" calcext:value-type="float">
            <text:p>0.0676438</text:p>
          </table:table-cell>
          <table:table-cell office:value-type="float" office:value="0.0610938" calcext:value-type="float">
            <text:p>0.0610938</text:p>
          </table:table-cell>
          <table:table-cell office:value-type="float" office:value="0.0531937" calcext:value-type="float">
            <text:p>0.0531937</text:p>
          </table:table-cell>
          <table:table-cell office:value-type="float" office:value="0.0482625" calcext:value-type="float">
            <text:p>0.0482625</text:p>
          </table:table-cell>
          <table:table-cell office:value-type="float" office:value="0.0425" calcext:value-type="float">
            <text:p>0.0425</text:p>
          </table:table-cell>
          <table:table-cell office:value-type="float" office:value="0.037675" calcext:value-type="float">
            <text:p>0.037675</text:p>
          </table:table-cell>
          <table:table-cell office:value-type="float" office:value="0.0341625" calcext:value-type="float">
            <text:p>0.0341625</text:p>
          </table:table-cell>
          <table:table-cell office:value-type="float" office:value="0.030675" calcext:value-type="float">
            <text:p>0.030675</text:p>
          </table:table-cell>
          <table:table-cell office:value-type="float" office:value="0.0276625" calcext:value-type="float">
            <text:p>0.0276625</text:p>
          </table:table-cell>
          <table:table-cell office:value-type="float" office:value="0.0252125" calcext:value-type="float">
            <text:p>0.0252125</text:p>
          </table:table-cell>
          <table:table-cell office:value-type="float" office:value="0.0229625" calcext:value-type="float">
            <text:p>0.0229625</text:p>
          </table:table-cell>
          <table:table-cell office:value-type="float" office:value="0.0214562" calcext:value-type="float">
            <text:p>0.0214562</text:p>
          </table:table-cell>
          <table:table-cell office:value-type="float" office:value="0.0206938" calcext:value-type="float">
            <text:p>0.0206938</text:p>
          </table:table-cell>
          <table:table-cell office:value-type="float" office:value="0.0193938" calcext:value-type="float">
            <text:p>0.0193938</text:p>
          </table:table-cell>
          <table:table-cell office:value-type="float" office:value="0.0184687" calcext:value-type="float">
            <text:p>0.0184687</text:p>
          </table:table-cell>
          <table:table-cell office:value-type="float" office:value="0.0181812" calcext:value-type="float">
            <text:p>0.0181812</text:p>
          </table:table-cell>
          <table:table-cell office:value-type="float" office:value="0.0172125" calcext:value-type="float">
            <text:p>0.0172125</text:p>
          </table:table-cell>
          <table:table-cell office:value-type="float" office:value="0.0176063" calcext:value-type="float">
            <text:p>0.0176063</text:p>
          </table:table-cell>
          <table:table-cell office:value-type="float" office:value="0.01695" calcext:value-type="float">
            <text:p>0.01695</text:p>
          </table:table-cell>
          <table:table-cell office:value-type="float" office:value="0.017325" calcext:value-type="float">
            <text:p>0.017325</text:p>
          </table:table-cell>
          <table:table-cell office:value-type="float" office:value="0.0180438" calcext:value-type="float">
            <text:p>0.0180438</text:p>
          </table:table-cell>
          <table:table-cell office:value-type="float" office:value="0.0175125" calcext:value-type="float">
            <text:p>0.0175125</text:p>
          </table:table-cell>
          <table:table-cell office:value-type="float" office:value="0.0180312" calcext:value-type="float">
            <text:p>0.0180312</text:p>
          </table:table-cell>
          <table:table-cell office:value-type="float" office:value="0.0187562" calcext:value-type="float">
            <text:p>0.0187562</text:p>
          </table:table-cell>
          <table:table-cell office:value-type="float" office:value="0.0184687" calcext:value-type="float">
            <text:p>0.0184687</text:p>
          </table:table-cell>
          <table:table-cell office:value-type="float" office:value="0.0191188" calcext:value-type="float">
            <text:p>0.0191188</text:p>
          </table:table-cell>
          <table:table-cell office:value-type="float" office:value="0.0197188" calcext:value-type="float">
            <text:p>0.0197188</text:p>
          </table:table-cell>
          <table:table-cell office:value-type="float" office:value="0.0212437" calcext:value-type="float">
            <text:p>0.0212437</text:p>
          </table:table-cell>
          <table:table-cell office:value-type="float" office:value="0.0217875" calcext:value-type="float">
            <text:p>0.0217875</text:p>
          </table:table-cell>
          <table:table-cell office:value-type="float" office:value="0.0226875" calcext:value-type="float">
            <text:p>0.0226875</text:p>
          </table:table-cell>
          <table:table-cell office:value-type="float" office:value="0.0235188" calcext:value-type="float">
            <text:p>0.0235188</text:p>
          </table:table-cell>
          <table:table-cell office:value-type="float" office:value="0.0236813" calcext:value-type="float">
            <text:p>0.0236813</text:p>
          </table:table-cell>
          <table:table-cell office:value-type="float" office:value="0.0239125" calcext:value-type="float">
            <text:p>0.0239125</text:p>
          </table:table-cell>
          <table:table-cell office:value-type="float" office:value="0.0259813" calcext:value-type="float">
            <text:p>0.0259813</text:p>
          </table:table-cell>
          <table:table-cell office:value-type="float" office:value="0.0263062" calcext:value-type="float">
            <text:p>0.0263062</text:p>
          </table:table-cell>
          <table:table-cell office:value-type="float" office:value="0.0271562" calcext:value-type="float">
            <text:p>0.0271562</text:p>
          </table:table-cell>
          <table:table-cell office:value-type="float" office:value="0.0268688" calcext:value-type="float">
            <text:p>0.0268688</text:p>
          </table:table-cell>
          <table:table-cell office:value-type="float" office:value="0.0295562" calcext:value-type="float">
            <text:p>0.0295562</text:p>
          </table:table-cell>
          <table:table-cell office:value-type="float" office:value="0.0297313" calcext:value-type="float">
            <text:p>0.0297313</text:p>
          </table:table-cell>
          <table:table-cell office:value-type="float" office:value="0.0308313" calcext:value-type="float">
            <text:p>0.0308313</text:p>
          </table:table-cell>
          <table:table-cell office:value-type="float" office:value="0.0315375" calcext:value-type="float">
            <text:p>0.0315375</text:p>
          </table:table-cell>
          <table:table-cell office:value-type="float" office:value="0.0326688" calcext:value-type="float">
            <text:p>0.0326688</text:p>
          </table:table-cell>
          <table:table-cell office:value-type="float" office:value="0.0328813" calcext:value-type="float">
            <text:p>0.0328813</text:p>
          </table:table-cell>
          <table:table-cell office:value-type="float" office:value="0.034425" calcext:value-type="float">
            <text:p>0.034425</text:p>
          </table:table-cell>
          <table:table-cell office:value-type="float" office:value="0.0355813" calcext:value-type="float">
            <text:p>0.0355813</text:p>
          </table:table-cell>
          <table:table-cell table:formula="of:=SUM([.P58:.CC58])" office:value-type="float" office:value="2.56327385" calcext:value-type="float">
            <text:p>2.56327385</text:p>
          </table:table-cell>
        </table:table-row>
        <table:table-row table:style-name="ro1">
          <table:table-cell office:value-type="float" office:value="3.503125" calcext:value-type="float">
            <text:p>3.503125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1" office:value-type="float" office:value="0.0000375" calcext:value-type="float">
            <text:p>3.75E-05</text:p>
          </table:table-cell>
          <table:table-cell office:value-type="float" office:value="0.0001125" calcext:value-type="float">
            <text:p>0.0001125</text:p>
          </table:table-cell>
          <table:table-cell office:value-type="float" office:value="0.00051875" calcext:value-type="float">
            <text:p>0.00051875</text:p>
          </table:table-cell>
          <table:table-cell office:value-type="float" office:value="0.001775" calcext:value-type="float">
            <text:p>0.001775</text:p>
          </table:table-cell>
          <table:table-cell office:value-type="float" office:value="0.0046375" calcext:value-type="float">
            <text:p>0.0046375</text:p>
          </table:table-cell>
          <table:table-cell office:value-type="float" office:value="0.0103812" calcext:value-type="float">
            <text:p>0.0103812</text:p>
          </table:table-cell>
          <table:table-cell office:value-type="float" office:value="0.0199437" calcext:value-type="float">
            <text:p>0.0199437</text:p>
          </table:table-cell>
          <table:table-cell office:value-type="float" office:value="0.0341062" calcext:value-type="float">
            <text:p>0.0341062</text:p>
          </table:table-cell>
          <table:table-cell office:value-type="float" office:value="0.050925" calcext:value-type="float">
            <text:p>0.050925</text:p>
          </table:table-cell>
          <table:table-cell office:value-type="float" office:value="0.0694188" calcext:value-type="float">
            <text:p>0.0694188</text:p>
          </table:table-cell>
          <table:table-cell office:value-type="float" office:value="0.0873938" calcext:value-type="float">
            <text:p>0.0873938</text:p>
          </table:table-cell>
          <table:table-cell office:value-type="float" office:value="0.101994" calcext:value-type="float">
            <text:p>0.101994</text:p>
          </table:table-cell>
          <table:table-cell office:value-type="float" office:value="0.113888" calcext:value-type="float">
            <text:p>0.113888</text:p>
          </table:table-cell>
          <table:table-cell office:value-type="float" office:value="0.120494" calcext:value-type="float">
            <text:p>0.120494</text:p>
          </table:table-cell>
          <table:table-cell office:value-type="float" office:value="0.120944" calcext:value-type="float">
            <text:p>0.120944</text:p>
          </table:table-cell>
          <table:table-cell office:value-type="float" office:value="0.117087" calcext:value-type="float">
            <text:p>0.117087</text:p>
          </table:table-cell>
          <table:table-cell office:value-type="float" office:value="0.112069" calcext:value-type="float">
            <text:p>0.112069</text:p>
          </table:table-cell>
          <table:table-cell office:value-type="float" office:value="0.104838" calcext:value-type="float">
            <text:p>0.104838</text:p>
          </table:table-cell>
          <table:table-cell office:value-type="float" office:value="0.0964187" calcext:value-type="float">
            <text:p>0.0964187</text:p>
          </table:table-cell>
          <table:table-cell office:value-type="float" office:value="0.0858813" calcext:value-type="float">
            <text:p>0.0858813</text:p>
          </table:table-cell>
          <table:table-cell office:value-type="float" office:value="0.0780062" calcext:value-type="float">
            <text:p>0.0780062</text:p>
          </table:table-cell>
          <table:table-cell office:value-type="float" office:value="0.069325" calcext:value-type="float">
            <text:p>0.069325</text:p>
          </table:table-cell>
          <table:table-cell office:value-type="float" office:value="0.0599688" calcext:value-type="float">
            <text:p>0.0599688</text:p>
          </table:table-cell>
          <table:table-cell office:value-type="float" office:value="0.0530125" calcext:value-type="float">
            <text:p>0.0530125</text:p>
          </table:table-cell>
          <table:table-cell office:value-type="float" office:value="0.0475375" calcext:value-type="float">
            <text:p>0.0475375</text:p>
          </table:table-cell>
          <table:table-cell office:value-type="float" office:value="0.0423062" calcext:value-type="float">
            <text:p>0.0423062</text:p>
          </table:table-cell>
          <table:table-cell office:value-type="float" office:value="0.0378875" calcext:value-type="float">
            <text:p>0.0378875</text:p>
          </table:table-cell>
          <table:table-cell office:value-type="float" office:value="0.0333125" calcext:value-type="float">
            <text:p>0.0333125</text:p>
          </table:table-cell>
          <table:table-cell office:value-type="float" office:value="0.030725" calcext:value-type="float">
            <text:p>0.030725</text:p>
          </table:table-cell>
          <table:table-cell office:value-type="float" office:value="0.0280812" calcext:value-type="float">
            <text:p>0.0280812</text:p>
          </table:table-cell>
          <table:table-cell office:value-type="float" office:value="0.025275" calcext:value-type="float">
            <text:p>0.025275</text:p>
          </table:table-cell>
          <table:table-cell office:value-type="float" office:value="0.0234875" calcext:value-type="float">
            <text:p>0.0234875</text:p>
          </table:table-cell>
          <table:table-cell office:value-type="float" office:value="0.0214438" calcext:value-type="float">
            <text:p>0.0214438</text:p>
          </table:table-cell>
          <table:table-cell office:value-type="float" office:value="0.0210125" calcext:value-type="float">
            <text:p>0.0210125</text:p>
          </table:table-cell>
          <table:table-cell office:value-type="float" office:value="0.0193187" calcext:value-type="float">
            <text:p>0.0193187</text:p>
          </table:table-cell>
          <table:table-cell office:value-type="float" office:value="0.01875" calcext:value-type="float">
            <text:p>0.01875</text:p>
          </table:table-cell>
          <table:table-cell office:value-type="float" office:value="0.0180625" calcext:value-type="float">
            <text:p>0.0180625</text:p>
          </table:table-cell>
          <table:table-cell office:value-type="float" office:value="0.0178188" calcext:value-type="float">
            <text:p>0.0178188</text:p>
          </table:table-cell>
          <table:table-cell office:value-type="float" office:value="0.0176187" calcext:value-type="float">
            <text:p>0.0176187</text:p>
          </table:table-cell>
          <table:table-cell office:value-type="float" office:value="0.0169063" calcext:value-type="float">
            <text:p>0.0169063</text:p>
          </table:table-cell>
          <table:table-cell office:value-type="float" office:value="0.0170562" calcext:value-type="float">
            <text:p>0.0170562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173875" calcext:value-type="float">
            <text:p>0.0173875</text:p>
          </table:table-cell>
          <table:table-cell office:value-type="float" office:value="0.0181438" calcext:value-type="float">
            <text:p>0.0181438</text:p>
          </table:table-cell>
          <table:table-cell office:value-type="float" office:value="0.0183313" calcext:value-type="float">
            <text:p>0.0183313</text:p>
          </table:table-cell>
          <table:table-cell office:value-type="float" office:value="0.0185687" calcext:value-type="float">
            <text:p>0.0185687</text:p>
          </table:table-cell>
          <table:table-cell office:value-type="float" office:value="0.0198" calcext:value-type="float">
            <text:p>0.0198</text:p>
          </table:table-cell>
          <table:table-cell office:value-type="float" office:value="0.0201062" calcext:value-type="float">
            <text:p>0.0201062</text:p>
          </table:table-cell>
          <table:table-cell office:value-type="float" office:value="0.021125" calcext:value-type="float">
            <text:p>0.021125</text:p>
          </table:table-cell>
          <table:table-cell office:value-type="float" office:value="0.0213125" calcext:value-type="float">
            <text:p>0.0213125</text:p>
          </table:table-cell>
          <table:table-cell office:value-type="float" office:value="0.0225125" calcext:value-type="float">
            <text:p>0.0225125</text:p>
          </table:table-cell>
          <table:table-cell office:value-type="float" office:value="0.0238187" calcext:value-type="float">
            <text:p>0.0238187</text:p>
          </table:table-cell>
          <table:table-cell office:value-type="float" office:value="0.0239688" calcext:value-type="float">
            <text:p>0.0239688</text:p>
          </table:table-cell>
          <table:table-cell office:value-type="float" office:value="0.024375" calcext:value-type="float">
            <text:p>0.024375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68437" calcext:value-type="float">
            <text:p>0.0268437</text:p>
          </table:table-cell>
          <table:table-cell office:value-type="float" office:value="0.0268375" calcext:value-type="float">
            <text:p>0.0268375</text:p>
          </table:table-cell>
          <table:table-cell office:value-type="float" office:value="0.0282" calcext:value-type="float">
            <text:p>0.0282</text:p>
          </table:table-cell>
          <table:table-cell office:value-type="float" office:value="0.0289438" calcext:value-type="float">
            <text:p>0.0289438</text:p>
          </table:table-cell>
          <table:table-cell office:value-type="float" office:value="0.0296625" calcext:value-type="float">
            <text:p>0.0296625</text:p>
          </table:table-cell>
          <table:table-cell office:value-type="float" office:value="0.0303375" calcext:value-type="float">
            <text:p>0.0303375</text:p>
          </table:table-cell>
          <table:table-cell office:value-type="float" office:value="0.03225" calcext:value-type="float">
            <text:p>0.03225</text:p>
          </table:table-cell>
          <table:table-cell office:value-type="float" office:value="0.0325" calcext:value-type="float">
            <text:p>0.0325</text:p>
          </table:table-cell>
          <table:table-cell office:value-type="float" office:value="0.0329438" calcext:value-type="float">
            <text:p>0.0329438</text:p>
          </table:table-cell>
          <table:table-cell office:value-type="float" office:value="0.0340937" calcext:value-type="float">
            <text:p>0.0340937</text:p>
          </table:table-cell>
          <table:table-cell office:value-type="float" office:value="0.0352" calcext:value-type="float">
            <text:p>0.0352</text:p>
          </table:table-cell>
          <table:table-cell table:formula="of:=SUM([.P59:.CC59])" office:value-type="float" office:value="2.57973885" calcext:value-type="float">
            <text:p>2.57973885</text:p>
          </table:table-cell>
        </table:table-row>
        <table:table-row table:style-name="ro1">
          <table:table-cell office:value-type="float" office:value="3.5625" calcext:value-type="float">
            <text:p>3.5625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1" office:value-type="float" office:value="0.00000625" calcext:value-type="float">
            <text:p>6.25E-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5875" calcext:value-type="float">
            <text:p>0.0005875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010525" calcext:value-type="float">
            <text:p>0.010525</text:p>
          </table:table-cell>
          <table:table-cell office:value-type="float" office:value="0.0203688" calcext:value-type="float">
            <text:p>0.0203688</text:p>
          </table:table-cell>
          <table:table-cell office:value-type="float" office:value="0.03485" calcext:value-type="float">
            <text:p>0.03485</text:p>
          </table:table-cell>
          <table:table-cell office:value-type="float" office:value="0.0523062" calcext:value-type="float">
            <text:p>0.0523062</text:p>
          </table:table-cell>
          <table:table-cell office:value-type="float" office:value="0.070825" calcext:value-type="float">
            <text:p>0.070825</text:p>
          </table:table-cell>
          <table:table-cell office:value-type="float" office:value="0.089175" calcext:value-type="float">
            <text:p>0.089175</text:p>
          </table:table-cell>
          <table:table-cell office:value-type="float" office:value="0.10365" calcext:value-type="float">
            <text:p>0.10365</text:p>
          </table:table-cell>
          <table:table-cell office:value-type="float" office:value="0.114738" calcext:value-type="float">
            <text:p>0.114738</text:p>
          </table:table-cell>
          <table:table-cell office:value-type="float" office:value="0.119688" calcext:value-type="float">
            <text:p>0.119688</text:p>
          </table:table-cell>
          <table:table-cell office:value-type="float" office:value="0.120981" calcext:value-type="float">
            <text:p>0.120981</text:p>
          </table:table-cell>
          <table:table-cell office:value-type="float" office:value="0.117625" calcext:value-type="float">
            <text:p>0.117625</text:p>
          </table:table-cell>
          <table:table-cell office:value-type="float" office:value="0.113019" calcext:value-type="float">
            <text:p>0.113019</text:p>
          </table:table-cell>
          <table:table-cell office:value-type="float" office:value="0.104994" calcext:value-type="float">
            <text:p>0.104994</text:p>
          </table:table-cell>
          <table:table-cell office:value-type="float" office:value="0.0945938" calcext:value-type="float">
            <text:p>0.0945938</text:p>
          </table:table-cell>
          <table:table-cell office:value-type="float" office:value="0.0858063" calcext:value-type="float">
            <text:p>0.0858063</text:p>
          </table:table-cell>
          <table:table-cell office:value-type="float" office:value="0.0768063" calcext:value-type="float">
            <text:p>0.0768063</text:p>
          </table:table-cell>
          <table:table-cell office:value-type="float" office:value="0.0687375" calcext:value-type="float">
            <text:p>0.0687375</text:p>
          </table:table-cell>
          <table:table-cell office:value-type="float" office:value="0.0607125" calcext:value-type="float">
            <text:p>0.0607125</text:p>
          </table:table-cell>
          <table:table-cell office:value-type="float" office:value="0.0544375" calcext:value-type="float">
            <text:p>0.0544375</text:p>
          </table:table-cell>
          <table:table-cell office:value-type="float" office:value="0.0468625" calcext:value-type="float">
            <text:p>0.0468625</text:p>
          </table:table-cell>
          <table:table-cell office:value-type="float" office:value="0.0418813" calcext:value-type="float">
            <text:p>0.0418813</text:p>
          </table:table-cell>
          <table:table-cell office:value-type="float" office:value="0.0370375" calcext:value-type="float">
            <text:p>0.0370375</text:p>
          </table:table-cell>
          <table:table-cell office:value-type="float" office:value="0.0334938" calcext:value-type="float">
            <text:p>0.0334938</text:p>
          </table:table-cell>
          <table:table-cell office:value-type="float" office:value="0.0302375" calcext:value-type="float">
            <text:p>0.0302375</text:p>
          </table:table-cell>
          <table:table-cell office:value-type="float" office:value="0.0279437" calcext:value-type="float">
            <text:p>0.0279437</text:p>
          </table:table-cell>
          <table:table-cell office:value-type="float" office:value="0.0255125" calcext:value-type="float">
            <text:p>0.0255125</text:p>
          </table:table-cell>
          <table:table-cell office:value-type="float" office:value="0.0227562" calcext:value-type="float">
            <text:p>0.0227562</text:p>
          </table:table-cell>
          <table:table-cell office:value-type="float" office:value="0.0214937" calcext:value-type="float">
            <text:p>0.0214937</text:p>
          </table:table-cell>
          <table:table-cell office:value-type="float" office:value="0.0197562" calcext:value-type="float">
            <text:p>0.0197562</text:p>
          </table:table-cell>
          <table:table-cell office:value-type="float" office:value="0.0206813" calcext:value-type="float">
            <text:p>0.0206813</text:p>
          </table:table-cell>
          <table:table-cell office:value-type="float" office:value="0.0188437" calcext:value-type="float">
            <text:p>0.0188437</text:p>
          </table:table-cell>
          <table:table-cell office:value-type="float" office:value="0.0184937" calcext:value-type="float">
            <text:p>0.0184937</text:p>
          </table:table-cell>
          <table:table-cell office:value-type="float" office:value="0.0182313" calcext:value-type="float">
            <text:p>0.0182313</text:p>
          </table:table-cell>
          <table:table-cell office:value-type="float" office:value="0.017375" calcext:value-type="float">
            <text:p>0.017375</text:p>
          </table:table-cell>
          <table:table-cell office:value-type="float" office:value="0.017125" calcext:value-type="float">
            <text:p>0.017125</text:p>
          </table:table-cell>
          <table:table-cell office:value-type="float" office:value="0.0181562" calcext:value-type="float">
            <text:p>0.0181562</text:p>
          </table:table-cell>
          <table:table-cell office:value-type="float" office:value="0.0177625" calcext:value-type="float">
            <text:p>0.0177625</text:p>
          </table:table-cell>
          <table:table-cell office:value-type="float" office:value="0.0176625" calcext:value-type="float">
            <text:p>0.0176625</text:p>
          </table:table-cell>
          <table:table-cell office:value-type="float" office:value="0.0180188" calcext:value-type="float">
            <text:p>0.0180188</text:p>
          </table:table-cell>
          <table:table-cell office:value-type="float" office:value="0.0190813" calcext:value-type="float">
            <text:p>0.0190813</text:p>
          </table:table-cell>
          <table:table-cell office:value-type="float" office:value="0.0187313" calcext:value-type="float">
            <text:p>0.0187313</text:p>
          </table:table-cell>
          <table:table-cell office:value-type="float" office:value="0.0196687" calcext:value-type="float">
            <text:p>0.0196687</text:p>
          </table:table-cell>
          <table:table-cell office:value-type="float" office:value="0.0204438" calcext:value-type="float">
            <text:p>0.0204438</text:p>
          </table:table-cell>
          <table:table-cell office:value-type="float" office:value="0.0204688" calcext:value-type="float">
            <text:p>0.0204688</text:p>
          </table:table-cell>
          <table:table-cell office:value-type="float" office:value="0.021175" calcext:value-type="float">
            <text:p>0.021175</text:p>
          </table:table-cell>
          <table:table-cell office:value-type="float" office:value="0.02235" calcext:value-type="float">
            <text:p>0.02235</text:p>
          </table:table-cell>
          <table:table-cell office:value-type="float" office:value="0.0231125" calcext:value-type="float">
            <text:p>0.0231125</text:p>
          </table:table-cell>
          <table:table-cell office:value-type="float" office:value="0.0237375" calcext:value-type="float">
            <text:p>0.0237375</text:p>
          </table:table-cell>
          <table:table-cell office:value-type="float" office:value="0.0244375" calcext:value-type="float">
            <text:p>0.0244375</text:p>
          </table:table-cell>
          <table:table-cell office:value-type="float" office:value="0.025675" calcext:value-type="float">
            <text:p>0.025675</text:p>
          </table:table-cell>
          <table:table-cell office:value-type="float" office:value="0.0266" calcext:value-type="float">
            <text:p>0.0266</text:p>
          </table:table-cell>
          <table:table-cell office:value-type="float" office:value="0.0268375" calcext:value-type="float">
            <text:p>0.0268375</text:p>
          </table:table-cell>
          <table:table-cell office:value-type="float" office:value="0.0282875" calcext:value-type="float">
            <text:p>0.0282875</text:p>
          </table:table-cell>
          <table:table-cell office:value-type="float" office:value="0.0292437" calcext:value-type="float">
            <text:p>0.0292437</text:p>
          </table:table-cell>
          <table:table-cell office:value-type="float" office:value="0.0292813" calcext:value-type="float">
            <text:p>0.0292813</text:p>
          </table:table-cell>
          <table:table-cell office:value-type="float" office:value="0.029675" calcext:value-type="float">
            <text:p>0.029675</text:p>
          </table:table-cell>
          <table:table-cell office:value-type="float" office:value="0.031625" calcext:value-type="float">
            <text:p>0.031625</text:p>
          </table:table-cell>
          <table:table-cell office:value-type="float" office:value="0.0313312" calcext:value-type="float">
            <text:p>0.0313312</text:p>
          </table:table-cell>
          <table:table-cell office:value-type="float" office:value="0.0333375" calcext:value-type="float">
            <text:p>0.0333375</text:p>
          </table:table-cell>
          <table:table-cell office:value-type="float" office:value="0.0333" calcext:value-type="float">
            <text:p>0.0333</text:p>
          </table:table-cell>
          <table:table-cell office:value-type="float" office:value="0.0355625" calcext:value-type="float">
            <text:p>0.0355625</text:p>
          </table:table-cell>
          <table:table-cell table:formula="of:=SUM([.P60:.CC60])" office:value-type="float" office:value="2.58462015" calcext:value-type="float">
            <text:p>2.58462015</text:p>
          </table:table-cell>
        </table:table-row>
        <table:table-row table:style-name="ro1">
          <table:table-cell office:value-type="float" office:value="3.621875" calcext:value-type="float">
            <text:p>3.621875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1" office:value-type="float" office:value="0.0000125" calcext:value-type="float">
            <text:p>1.25E-05</text:p>
          </table:table-cell>
          <table:table-cell office:value-type="float" office:value="0.00010625" calcext:value-type="float">
            <text:p>0.00010625</text:p>
          </table:table-cell>
          <table:table-cell office:value-type="float" office:value="0.00043125" calcext:value-type="float">
            <text:p>0.00043125</text:p>
          </table:table-cell>
          <table:table-cell office:value-type="float" office:value="0.00178125" calcext:value-type="float">
            <text:p>0.00178125</text:p>
          </table:table-cell>
          <table:table-cell office:value-type="float" office:value="0.004625" calcext:value-type="float">
            <text:p>0.004625</text:p>
          </table:table-cell>
          <table:table-cell office:value-type="float" office:value="0.010975" calcext:value-type="float">
            <text:p>0.010975</text:p>
          </table:table-cell>
          <table:table-cell office:value-type="float" office:value="0.0209375" calcext:value-type="float">
            <text:p>0.0209375</text:p>
          </table:table-cell>
          <table:table-cell office:value-type="float" office:value="0.0349438" calcext:value-type="float">
            <text:p>0.0349438</text:p>
          </table:table-cell>
          <table:table-cell office:value-type="float" office:value="0.0530875" calcext:value-type="float">
            <text:p>0.0530875</text:p>
          </table:table-cell>
          <table:table-cell office:value-type="float" office:value="0.0716125" calcext:value-type="float">
            <text:p>0.0716125</text:p>
          </table:table-cell>
          <table:table-cell office:value-type="float" office:value="0.089875" calcext:value-type="float">
            <text:p>0.089875</text:p>
          </table:table-cell>
          <table:table-cell office:value-type="float" office:value="0.105519" calcext:value-type="float">
            <text:p>0.105519</text:p>
          </table:table-cell>
          <table:table-cell office:value-type="float" office:value="0.11575" calcext:value-type="float">
            <text:p>0.11575</text:p>
          </table:table-cell>
          <table:table-cell office:value-type="float" office:value="0.121994" calcext:value-type="float">
            <text:p>0.121994</text:p>
          </table:table-cell>
          <table:table-cell office:value-type="float" office:value="0.121375" calcext:value-type="float">
            <text:p>0.121375</text:p>
          </table:table-cell>
          <table:table-cell office:value-type="float" office:value="0.119056" calcext:value-type="float">
            <text:p>0.119056</text:p>
          </table:table-cell>
          <table:table-cell office:value-type="float" office:value="0.111575" calcext:value-type="float">
            <text:p>0.111575</text:p>
          </table:table-cell>
          <table:table-cell office:value-type="float" office:value="0.104431" calcext:value-type="float">
            <text:p>0.104431</text:p>
          </table:table-cell>
          <table:table-cell office:value-type="float" office:value="0.0949187" calcext:value-type="float">
            <text:p>0.0949187</text:p>
          </table:table-cell>
          <table:table-cell office:value-type="float" office:value="0.0862187" calcext:value-type="float">
            <text:p>0.0862187</text:p>
          </table:table-cell>
          <table:table-cell office:value-type="float" office:value="0.0768563" calcext:value-type="float">
            <text:p>0.0768563</text:p>
          </table:table-cell>
          <table:table-cell office:value-type="float" office:value="0.0678312" calcext:value-type="float">
            <text:p>0.0678312</text:p>
          </table:table-cell>
          <table:table-cell office:value-type="float" office:value="0.0595125" calcext:value-type="float">
            <text:p>0.0595125</text:p>
          </table:table-cell>
          <table:table-cell office:value-type="float" office:value="0.0535562" calcext:value-type="float">
            <text:p>0.0535562</text:p>
          </table:table-cell>
          <table:table-cell office:value-type="float" office:value="0.0475125" calcext:value-type="float">
            <text:p>0.0475125</text:p>
          </table:table-cell>
          <table:table-cell office:value-type="float" office:value="0.0412812" calcext:value-type="float">
            <text:p>0.0412812</text:p>
          </table:table-cell>
          <table:table-cell office:value-type="float" office:value="0.037125" calcext:value-type="float">
            <text:p>0.037125</text:p>
          </table:table-cell>
          <table:table-cell office:value-type="float" office:value="0.0332625" calcext:value-type="float">
            <text:p>0.0332625</text:p>
          </table:table-cell>
          <table:table-cell office:value-type="float" office:value="0.0317812" calcext:value-type="float">
            <text:p>0.0317812</text:p>
          </table:table-cell>
          <table:table-cell office:value-type="float" office:value="0.0269938" calcext:value-type="float">
            <text:p>0.0269938</text:p>
          </table:table-cell>
          <table:table-cell office:value-type="float" office:value="0.0255688" calcext:value-type="float">
            <text:p>0.0255688</text:p>
          </table:table-cell>
          <table:table-cell office:value-type="float" office:value="0.0242813" calcext:value-type="float">
            <text:p>0.0242813</text:p>
          </table:table-cell>
          <table:table-cell office:value-type="float" office:value="0.0226688" calcext:value-type="float">
            <text:p>0.0226688</text:p>
          </table:table-cell>
          <table:table-cell office:value-type="float" office:value="0.0202188" calcext:value-type="float">
            <text:p>0.0202188</text:p>
          </table:table-cell>
          <table:table-cell office:value-type="float" office:value="0.01935" calcext:value-type="float">
            <text:p>0.01935</text:p>
          </table:table-cell>
          <table:table-cell office:value-type="float" office:value="0.0194125" calcext:value-type="float">
            <text:p>0.0194125</text:p>
          </table:table-cell>
          <table:table-cell office:value-type="float" office:value="0.01945" calcext:value-type="float">
            <text:p>0.01945</text:p>
          </table:table-cell>
          <table:table-cell office:value-type="float" office:value="0.018175" calcext:value-type="float">
            <text:p>0.018175</text:p>
          </table:table-cell>
          <table:table-cell office:value-type="float" office:value="0.0179625" calcext:value-type="float">
            <text:p>0.0179625</text:p>
          </table:table-cell>
          <table:table-cell office:value-type="float" office:value="0.0177687" calcext:value-type="float">
            <text:p>0.0177687</text:p>
          </table:table-cell>
          <table:table-cell office:value-type="float" office:value="0.01775" calcext:value-type="float">
            <text:p>0.01775</text:p>
          </table:table-cell>
          <table:table-cell office:value-type="float" office:value="0.0181438" calcext:value-type="float">
            <text:p>0.0181438</text:p>
          </table:table-cell>
          <table:table-cell office:value-type="float" office:value="0.0186688" calcext:value-type="float">
            <text:p>0.0186688</text:p>
          </table:table-cell>
          <table:table-cell office:value-type="float" office:value="0.0186125" calcext:value-type="float">
            <text:p>0.0186125</text:p>
          </table:table-cell>
          <table:table-cell office:value-type="float" office:value="0.0192875" calcext:value-type="float">
            <text:p>0.0192875</text:p>
          </table:table-cell>
          <table:table-cell office:value-type="float" office:value="0.0192" calcext:value-type="float">
            <text:p>0.0192</text:p>
          </table:table-cell>
          <table:table-cell office:value-type="float" office:value="0.02035" calcext:value-type="float">
            <text:p>0.02035</text:p>
          </table:table-cell>
          <table:table-cell office:value-type="float" office:value="0.0200313" calcext:value-type="float">
            <text:p>0.0200313</text:p>
          </table:table-cell>
          <table:table-cell office:value-type="float" office:value="0.0207" calcext:value-type="float">
            <text:p>0.0207</text:p>
          </table:table-cell>
          <table:table-cell office:value-type="float" office:value="0.021775" calcext:value-type="float">
            <text:p>0.021775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0225312" calcext:value-type="float">
            <text:p>0.0225312</text:p>
          </table:table-cell>
          <table:table-cell office:value-type="float" office:value="0.0235062" calcext:value-type="float">
            <text:p>0.0235062</text:p>
          </table:table-cell>
          <table:table-cell office:value-type="float" office:value="0.024825" calcext:value-type="float">
            <text:p>0.024825</text:p>
          </table:table-cell>
          <table:table-cell office:value-type="float" office:value="0.024775" calcext:value-type="float">
            <text:p>0.024775</text:p>
          </table:table-cell>
          <table:table-cell office:value-type="float" office:value="0.02645" calcext:value-type="float">
            <text:p>0.02645</text:p>
          </table:table-cell>
          <table:table-cell office:value-type="float" office:value="0.0269687" calcext:value-type="float">
            <text:p>0.0269687</text:p>
          </table:table-cell>
          <table:table-cell office:value-type="float" office:value="0.0289375" calcext:value-type="float">
            <text:p>0.0289375</text:p>
          </table:table-cell>
          <table:table-cell office:value-type="float" office:value="0.0282375" calcext:value-type="float">
            <text:p>0.0282375</text:p>
          </table:table-cell>
          <table:table-cell office:value-type="float" office:value="0.0294438" calcext:value-type="float">
            <text:p>0.0294438</text:p>
          </table:table-cell>
          <table:table-cell office:value-type="float" office:value="0.0304125" calcext:value-type="float">
            <text:p>0.0304125</text:p>
          </table:table-cell>
          <table:table-cell office:value-type="float" office:value="0.0326437" calcext:value-type="float">
            <text:p>0.0326437</text:p>
          </table:table-cell>
          <table:table-cell office:value-type="float" office:value="0.0321938" calcext:value-type="float">
            <text:p>0.0321938</text:p>
          </table:table-cell>
          <table:table-cell office:value-type="float" office:value="0.0326125" calcext:value-type="float">
            <text:p>0.0326125</text:p>
          </table:table-cell>
          <table:table-cell office:value-type="float" office:value="0.033625" calcext:value-type="float">
            <text:p>0.033625</text:p>
          </table:table-cell>
          <table:table-cell office:value-type="float" office:value="0.03485" calcext:value-type="float">
            <text:p>0.03485</text:p>
          </table:table-cell>
          <table:table-cell table:formula="of:=SUM([.P61:.CC61])" office:value-type="float" office:value="2.59792505" calcext:value-type="float">
            <text:p>2.59792505</text:p>
          </table:table-cell>
        </table:table-row>
        <table:table-row table:style-name="ro1">
          <table:table-cell office:value-type="float" office:value="3.68125" calcext:value-type="float">
            <text:p>3.68125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1" office:value-type="float" office:value="0.00000625" calcext:value-type="float">
            <text:p>6.25E-06</text:p>
          </table:table-cell>
          <table:table-cell office:value-type="float" office:value="0" calcext:value-type="float">
            <text:p>0</text:p>
          </table:table-cell>
          <table:table-cell office:value-type="float" office:value="0.00010625" calcext:value-type="float">
            <text:p>0.00010625</text:p>
          </table:table-cell>
          <table:table-cell office:value-type="float" office:value="0.0005625" calcext:value-type="float">
            <text:p>0.0005625</text:p>
          </table:table-cell>
          <table:table-cell office:value-type="float" office:value="0.0017625" calcext:value-type="float">
            <text:p>0.0017625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0111625" calcext:value-type="float">
            <text:p>0.0111625</text:p>
          </table:table-cell>
          <table:table-cell office:value-type="float" office:value="0.0214937" calcext:value-type="float">
            <text:p>0.0214937</text:p>
          </table:table-cell>
          <table:table-cell office:value-type="float" office:value="0.0361812" calcext:value-type="float">
            <text:p>0.0361812</text:p>
          </table:table-cell>
          <table:table-cell office:value-type="float" office:value="0.0534188" calcext:value-type="float">
            <text:p>0.0534188</text:p>
          </table:table-cell>
          <table:table-cell office:value-type="float" office:value="0.073875" calcext:value-type="float">
            <text:p>0.073875</text:p>
          </table:table-cell>
          <table:table-cell office:value-type="float" office:value="0.0919438" calcext:value-type="float">
            <text:p>0.0919438</text:p>
          </table:table-cell>
          <table:table-cell office:value-type="float" office:value="0.106787" calcext:value-type="float">
            <text:p>0.106787</text:p>
          </table:table-cell>
          <table:table-cell office:value-type="float" office:value="0.115031" calcext:value-type="float">
            <text:p>0.115031</text:p>
          </table:table-cell>
          <table:table-cell office:value-type="float" office:value="0.121681" calcext:value-type="float">
            <text:p>0.121681</text:p>
          </table:table-cell>
          <table:table-cell office:value-type="float" office:value="0.12125" calcext:value-type="float">
            <text:p>0.12125</text:p>
          </table:table-cell>
          <table:table-cell office:value-type="float" office:value="0.117006" calcext:value-type="float">
            <text:p>0.117006</text:p>
          </table:table-cell>
          <table:table-cell office:value-type="float" office:value="0.111738" calcext:value-type="float">
            <text:p>0.111738</text:p>
          </table:table-cell>
          <table:table-cell office:value-type="float" office:value="0.102431" calcext:value-type="float">
            <text:p>0.102431</text:p>
          </table:table-cell>
          <table:table-cell office:value-type="float" office:value="0.09535" calcext:value-type="float">
            <text:p>0.09535</text:p>
          </table:table-cell>
          <table:table-cell office:value-type="float" office:value="0.0865875" calcext:value-type="float">
            <text:p>0.0865875</text:p>
          </table:table-cell>
          <table:table-cell office:value-type="float" office:value="0.0764937" calcext:value-type="float">
            <text:p>0.0764937</text:p>
          </table:table-cell>
          <table:table-cell office:value-type="float" office:value="0.0689188" calcext:value-type="float">
            <text:p>0.0689188</text:p>
          </table:table-cell>
          <table:table-cell office:value-type="float" office:value="0.0616875" calcext:value-type="float">
            <text:p>0.0616875</text:p>
          </table:table-cell>
          <table:table-cell office:value-type="float" office:value="0.054175" calcext:value-type="float">
            <text:p>0.054175</text:p>
          </table:table-cell>
          <table:table-cell office:value-type="float" office:value="0.0481125" calcext:value-type="float">
            <text:p>0.0481125</text:p>
          </table:table-cell>
          <table:table-cell office:value-type="float" office:value="0.0422437" calcext:value-type="float">
            <text:p>0.0422437</text:p>
          </table:table-cell>
          <table:table-cell office:value-type="float" office:value="0.0381688" calcext:value-type="float">
            <text:p>0.0381688</text:p>
          </table:table-cell>
          <table:table-cell office:value-type="float" office:value="0.0339812" calcext:value-type="float">
            <text:p>0.0339812</text:p>
          </table:table-cell>
          <table:table-cell office:value-type="float" office:value="0.0308938" calcext:value-type="float">
            <text:p>0.0308938</text:p>
          </table:table-cell>
          <table:table-cell office:value-type="float" office:value="0.0281938" calcext:value-type="float">
            <text:p>0.0281938</text:p>
          </table:table-cell>
          <table:table-cell office:value-type="float" office:value="0.0252687" calcext:value-type="float">
            <text:p>0.0252687</text:p>
          </table:table-cell>
          <table:table-cell office:value-type="float" office:value="0.0234563" calcext:value-type="float">
            <text:p>0.0234563</text:p>
          </table:table-cell>
          <table:table-cell office:value-type="float" office:value="0.0222063" calcext:value-type="float">
            <text:p>0.0222063</text:p>
          </table:table-cell>
          <table:table-cell office:value-type="float" office:value="0.0211625" calcext:value-type="float">
            <text:p>0.0211625</text:p>
          </table:table-cell>
          <table:table-cell office:value-type="float" office:value="0.019625" calcext:value-type="float">
            <text:p>0.019625</text:p>
          </table:table-cell>
          <table:table-cell office:value-type="float" office:value="0.0192688" calcext:value-type="float">
            <text:p>0.0192688</text:p>
          </table:table-cell>
          <table:table-cell office:value-type="float" office:value="0.0187313" calcext:value-type="float">
            <text:p>0.0187313</text:p>
          </table:table-cell>
          <table:table-cell office:value-type="float" office:value="0.017475" calcext:value-type="float">
            <text:p>0.017475</text:p>
          </table:table-cell>
          <table:table-cell office:value-type="float" office:value="0.0185125" calcext:value-type="float">
            <text:p>0.0185125</text:p>
          </table:table-cell>
          <table:table-cell office:value-type="float" office:value="0.0176" calcext:value-type="float">
            <text:p>0.0176</text:p>
          </table:table-cell>
          <table:table-cell office:value-type="float" office:value="0.01765" calcext:value-type="float">
            <text:p>0.01765</text:p>
          </table:table-cell>
          <table:table-cell office:value-type="float" office:value="0.0177563" calcext:value-type="float">
            <text:p>0.0177563</text:p>
          </table:table-cell>
          <table:table-cell office:value-type="float" office:value="0.017525" calcext:value-type="float">
            <text:p>0.017525</text:p>
          </table:table-cell>
          <table:table-cell office:value-type="float" office:value="0.019675" calcext:value-type="float">
            <text:p>0.019675</text:p>
          </table:table-cell>
          <table:table-cell office:value-type="float" office:value="0.0190563" calcext:value-type="float">
            <text:p>0.0190563</text:p>
          </table:table-cell>
          <table:table-cell office:value-type="float" office:value="0.0191375" calcext:value-type="float">
            <text:p>0.0191375</text:p>
          </table:table-cell>
          <table:table-cell office:value-type="float" office:value="0.0193938" calcext:value-type="float">
            <text:p>0.0193938</text:p>
          </table:table-cell>
          <table:table-cell office:value-type="float" office:value="0.0208062" calcext:value-type="float">
            <text:p>0.0208062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14937" calcext:value-type="float">
            <text:p>0.0214937</text:p>
          </table:table-cell>
          <table:table-cell office:value-type="float" office:value="0.0227375" calcext:value-type="float">
            <text:p>0.0227375</text:p>
          </table:table-cell>
          <table:table-cell office:value-type="float" office:value="0.0237" calcext:value-type="float">
            <text:p>0.0237</text:p>
          </table:table-cell>
          <table:table-cell office:value-type="float" office:value="0.0239375" calcext:value-type="float">
            <text:p>0.0239375</text:p>
          </table:table-cell>
          <table:table-cell office:value-type="float" office:value="0.0244063" calcext:value-type="float">
            <text:p>0.0244063</text:p>
          </table:table-cell>
          <table:table-cell office:value-type="float" office:value="0.0256875" calcext:value-type="float">
            <text:p>0.0256875</text:p>
          </table:table-cell>
          <table:table-cell office:value-type="float" office:value="0.0260125" calcext:value-type="float">
            <text:p>0.0260125</text:p>
          </table:table-cell>
          <table:table-cell office:value-type="float" office:value="0.0271937" calcext:value-type="float">
            <text:p>0.0271937</text:p>
          </table:table-cell>
          <table:table-cell office:value-type="float" office:value="0.0283" calcext:value-type="float">
            <text:p>0.0283</text:p>
          </table:table-cell>
          <table:table-cell office:value-type="float" office:value="0.0283375" calcext:value-type="float">
            <text:p>0.0283375</text:p>
          </table:table-cell>
          <table:table-cell office:value-type="float" office:value="0.0296187" calcext:value-type="float">
            <text:p>0.0296187</text:p>
          </table:table-cell>
          <table:table-cell office:value-type="float" office:value="0.0305375" calcext:value-type="float">
            <text:p>0.0305375</text:p>
          </table:table-cell>
          <table:table-cell office:value-type="float" office:value="0.0315125" calcext:value-type="float">
            <text:p>0.0315125</text:p>
          </table:table-cell>
          <table:table-cell office:value-type="float" office:value="0.031875" calcext:value-type="float">
            <text:p>0.031875</text:p>
          </table:table-cell>
          <table:table-cell office:value-type="float" office:value="0.0328125" calcext:value-type="float">
            <text:p>0.0328125</text:p>
          </table:table-cell>
          <table:table-cell office:value-type="float" office:value="0.0326063" calcext:value-type="float">
            <text:p>0.0326063</text:p>
          </table:table-cell>
          <table:table-cell office:value-type="float" office:value="0.034" calcext:value-type="float">
            <text:p>0.034</text:p>
          </table:table-cell>
          <table:table-cell table:formula="of:=SUM([.P62:.CC62])" office:value-type="float" office:value="2.60651175" calcext:value-type="float">
            <text:p>2.60651175</text:p>
          </table:table-cell>
        </table:table-row>
        <table:table-row table:style-name="ro1">
          <table:table-cell office:value-type="float" office:value="3.740625" calcext:value-type="float">
            <text:p>3.740625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1" office:value-type="float" office:value="0.0000125" calcext:value-type="float">
            <text:p>1.25E-05</text:p>
          </table:table-cell>
          <table:table-cell office:value-type="float" office:value="0.00015625" calcext:value-type="float">
            <text:p>0.00015625</text:p>
          </table:table-cell>
          <table:table-cell office:value-type="float" office:value="0.00043125" calcext:value-type="float">
            <text:p>0.00043125</text:p>
          </table:table-cell>
          <table:table-cell office:value-type="float" office:value="0.00206875" calcext:value-type="float">
            <text:p>0.00206875</text:p>
          </table:table-cell>
          <table:table-cell office:value-type="float" office:value="0.00516875" calcext:value-type="float">
            <text:p>0.00516875</text:p>
          </table:table-cell>
          <table:table-cell office:value-type="float" office:value="0.0114687" calcext:value-type="float">
            <text:p>0.0114687</text:p>
          </table:table-cell>
          <table:table-cell office:value-type="float" office:value="0.022075" calcext:value-type="float">
            <text:p>0.022075</text:p>
          </table:table-cell>
          <table:table-cell office:value-type="float" office:value="0.0367375" calcext:value-type="float">
            <text:p>0.0367375</text:p>
          </table:table-cell>
          <table:table-cell office:value-type="float" office:value="0.054175" calcext:value-type="float">
            <text:p>0.054175</text:p>
          </table:table-cell>
          <table:table-cell office:value-type="float" office:value="0.0738313" calcext:value-type="float">
            <text:p>0.0738313</text:p>
          </table:table-cell>
          <table:table-cell office:value-type="float" office:value="0.0926938" calcext:value-type="float">
            <text:p>0.0926938</text:p>
          </table:table-cell>
          <table:table-cell office:value-type="float" office:value="0.106581" calcext:value-type="float">
            <text:p>0.106581</text:p>
          </table:table-cell>
          <table:table-cell office:value-type="float" office:value="0.11665" calcext:value-type="float">
            <text:p>0.11665</text:p>
          </table:table-cell>
          <table:table-cell office:value-type="float" office:value="0.121856" calcext:value-type="float">
            <text:p>0.121856</text:p>
          </table:table-cell>
          <table:table-cell office:value-type="float" office:value="0.122594" calcext:value-type="float">
            <text:p>0.122594</text:p>
          </table:table-cell>
          <table:table-cell office:value-type="float" office:value="0.117706" calcext:value-type="float">
            <text:p>0.117706</text:p>
          </table:table-cell>
          <table:table-cell office:value-type="float" office:value="0.112975" calcext:value-type="float">
            <text:p>0.112975</text:p>
          </table:table-cell>
          <table:table-cell office:value-type="float" office:value="0.103913" calcext:value-type="float">
            <text:p>0.103913</text:p>
          </table:table-cell>
          <table:table-cell office:value-type="float" office:value="0.0951313" calcext:value-type="float">
            <text:p>0.0951313</text:p>
          </table:table-cell>
          <table:table-cell office:value-type="float" office:value="0.0851937" calcext:value-type="float">
            <text:p>0.0851937</text:p>
          </table:table-cell>
          <table:table-cell office:value-type="float" office:value="0.0756312" calcext:value-type="float">
            <text:p>0.0756312</text:p>
          </table:table-cell>
          <table:table-cell office:value-type="float" office:value="0.0668312" calcext:value-type="float">
            <text:p>0.0668312</text:p>
          </table:table-cell>
          <table:table-cell office:value-type="float" office:value="0.0598125" calcext:value-type="float">
            <text:p>0.0598125</text:p>
          </table:table-cell>
          <table:table-cell office:value-type="float" office:value="0.053225" calcext:value-type="float">
            <text:p>0.053225</text:p>
          </table:table-cell>
          <table:table-cell office:value-type="float" office:value="0.04715" calcext:value-type="float">
            <text:p>0.04715</text:p>
          </table:table-cell>
          <table:table-cell office:value-type="float" office:value="0.0417937" calcext:value-type="float">
            <text:p>0.0417937</text:p>
          </table:table-cell>
          <table:table-cell office:value-type="float" office:value="0.0368" calcext:value-type="float">
            <text:p>0.0368</text:p>
          </table:table-cell>
          <table:table-cell office:value-type="float" office:value="0.0342625" calcext:value-type="float">
            <text:p>0.0342625</text:p>
          </table:table-cell>
          <table:table-cell office:value-type="float" office:value="0.029875" calcext:value-type="float">
            <text:p>0.029875</text:p>
          </table:table-cell>
          <table:table-cell office:value-type="float" office:value="0.0280625" calcext:value-type="float">
            <text:p>0.0280625</text:p>
          </table:table-cell>
          <table:table-cell office:value-type="float" office:value="0.0262313" calcext:value-type="float">
            <text:p>0.0262313</text:p>
          </table:table-cell>
          <table:table-cell office:value-type="float" office:value="0.0242625" calcext:value-type="float">
            <text:p>0.0242625</text:p>
          </table:table-cell>
          <table:table-cell office:value-type="float" office:value="0.0220625" calcext:value-type="float">
            <text:p>0.0220625</text:p>
          </table:table-cell>
          <table:table-cell office:value-type="float" office:value="0.0210125" calcext:value-type="float">
            <text:p>0.0210125</text:p>
          </table:table-cell>
          <table:table-cell office:value-type="float" office:value="0.0203625" calcext:value-type="float">
            <text:p>0.0203625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0186625" calcext:value-type="float">
            <text:p>0.0186625</text:p>
          </table:table-cell>
          <table:table-cell office:value-type="float" office:value="0.018725" calcext:value-type="float">
            <text:p>0.018725</text:p>
          </table:table-cell>
          <table:table-cell office:value-type="float" office:value="0.017925" calcext:value-type="float">
            <text:p>0.017925</text:p>
          </table:table-cell>
          <table:table-cell office:value-type="float" office:value="0.0187375" calcext:value-type="float">
            <text:p>0.0187375</text:p>
          </table:table-cell>
          <table:table-cell office:value-type="float" office:value="0.018375" calcext:value-type="float">
            <text:p>0.018375</text:p>
          </table:table-cell>
          <table:table-cell office:value-type="float" office:value="0.0176313" calcext:value-type="float">
            <text:p>0.0176313</text:p>
          </table:table-cell>
          <table:table-cell office:value-type="float" office:value="0.0186063" calcext:value-type="float">
            <text:p>0.0186063</text:p>
          </table:table-cell>
          <table:table-cell office:value-type="float" office:value="0.0187125" calcext:value-type="float">
            <text:p>0.0187125</text:p>
          </table:table-cell>
          <table:table-cell office:value-type="float" office:value="0.0191937" calcext:value-type="float">
            <text:p>0.0191937</text:p>
          </table:table-cell>
          <table:table-cell office:value-type="float" office:value="0.0201875" calcext:value-type="float">
            <text:p>0.0201875</text:p>
          </table:table-cell>
          <table:table-cell office:value-type="float" office:value="0.0199938" calcext:value-type="float">
            <text:p>0.0199938</text:p>
          </table:table-cell>
          <table:table-cell office:value-type="float" office:value="0.0203813" calcext:value-type="float">
            <text:p>0.0203813</text:p>
          </table:table-cell>
          <table:table-cell office:value-type="float" office:value="0.0205938" calcext:value-type="float">
            <text:p>0.0205938</text:p>
          </table:table-cell>
          <table:table-cell office:value-type="float" office:value="0.021875" calcext:value-type="float">
            <text:p>0.021875</text:p>
          </table:table-cell>
          <table:table-cell office:value-type="float" office:value="0.0224125" calcext:value-type="float">
            <text:p>0.0224125</text:p>
          </table:table-cell>
          <table:table-cell office:value-type="float" office:value="0.0233688" calcext:value-type="float">
            <text:p>0.0233688</text:p>
          </table:table-cell>
          <table:table-cell office:value-type="float" office:value="0.0244875" calcext:value-type="float">
            <text:p>0.0244875</text:p>
          </table:table-cell>
          <table:table-cell office:value-type="float" office:value="0.0249187" calcext:value-type="float">
            <text:p>0.0249187</text:p>
          </table:table-cell>
          <table:table-cell office:value-type="float" office:value="0.0255375" calcext:value-type="float">
            <text:p>0.0255375</text:p>
          </table:table-cell>
          <table:table-cell office:value-type="float" office:value="0.0261625" calcext:value-type="float">
            <text:p>0.0261625</text:p>
          </table:table-cell>
          <table:table-cell office:value-type="float" office:value="0.0270625" calcext:value-type="float">
            <text:p>0.0270625</text:p>
          </table:table-cell>
          <table:table-cell office:value-type="float" office:value="0.0274625" calcext:value-type="float">
            <text:p>0.0274625</text:p>
          </table:table-cell>
          <table:table-cell office:value-type="float" office:value="0.0287625" calcext:value-type="float">
            <text:p>0.0287625</text:p>
          </table:table-cell>
          <table:table-cell office:value-type="float" office:value="0.0293687" calcext:value-type="float">
            <text:p>0.0293687</text:p>
          </table:table-cell>
          <table:table-cell office:value-type="float" office:value="0.03055" calcext:value-type="float">
            <text:p>0.03055</text:p>
          </table:table-cell>
          <table:table-cell office:value-type="float" office:value="0.0305125" calcext:value-type="float">
            <text:p>0.0305125</text:p>
          </table:table-cell>
          <table:table-cell office:value-type="float" office:value="0.0310687" calcext:value-type="float">
            <text:p>0.0310687</text:p>
          </table:table-cell>
          <table:table-cell office:value-type="float" office:value="0.0323188" calcext:value-type="float">
            <text:p>0.0323188</text:p>
          </table:table-cell>
          <table:table-cell office:value-type="float" office:value="0.03355" calcext:value-type="float">
            <text:p>0.03355</text:p>
          </table:table-cell>
          <table:table-cell office:value-type="float" office:value="0.0340688" calcext:value-type="float">
            <text:p>0.0340688</text:p>
          </table:table-cell>
          <table:table-cell table:formula="of:=SUM([.P63:.CC63])" office:value-type="float" office:value="2.6102064" calcext:value-type="float">
            <text:p>2.6102064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1" office:value-type="float" office:value="0.00001875" calcext:value-type="float">
            <text:p>1.88E-05</text:p>
          </table:table-cell>
          <table:table-cell table:style-name="ce1" office:value-type="float" office:value="0.00006875" calcext:value-type="float">
            <text:p>6.88E-05</text:p>
          </table:table-cell>
          <table:table-cell office:value-type="float" office:value="0.00054375" calcext:value-type="float">
            <text:p>0.00054375</text:p>
          </table:table-cell>
          <table:table-cell office:value-type="float" office:value="0.00201875" calcext:value-type="float">
            <text:p>0.00201875</text:p>
          </table:table-cell>
          <table:table-cell office:value-type="float" office:value="0.0051375" calcext:value-type="float">
            <text:p>0.0051375</text:p>
          </table:table-cell>
          <table:table-cell office:value-type="float" office:value="0.0122875" calcext:value-type="float">
            <text:p>0.0122875</text:p>
          </table:table-cell>
          <table:table-cell office:value-type="float" office:value="0.0230438" calcext:value-type="float">
            <text:p>0.0230438</text:p>
          </table:table-cell>
          <table:table-cell office:value-type="float" office:value="0.0378125" calcext:value-type="float">
            <text:p>0.0378125</text:p>
          </table:table-cell>
          <table:table-cell office:value-type="float" office:value="0.0566625" calcext:value-type="float">
            <text:p>0.0566625</text:p>
          </table:table-cell>
          <table:table-cell office:value-type="float" office:value="0.0752625" calcext:value-type="float">
            <text:p>0.0752625</text:p>
          </table:table-cell>
          <table:table-cell office:value-type="float" office:value="0.0922" calcext:value-type="float">
            <text:p>0.0922</text:p>
          </table:table-cell>
          <table:table-cell office:value-type="float" office:value="0.10735" calcext:value-type="float">
            <text:p>0.10735</text:p>
          </table:table-cell>
          <table:table-cell office:value-type="float" office:value="0.1165" calcext:value-type="float">
            <text:p>0.1165</text:p>
          </table:table-cell>
          <table:table-cell office:value-type="float" office:value="0.122844" calcext:value-type="float">
            <text:p>0.122844</text:p>
          </table:table-cell>
          <table:table-cell office:value-type="float" office:value="0.12325" calcext:value-type="float">
            <text:p>0.12325</text:p>
          </table:table-cell>
          <table:table-cell office:value-type="float" office:value="0.118256" calcext:value-type="float">
            <text:p>0.118256</text:p>
          </table:table-cell>
          <table:table-cell office:value-type="float" office:value="0.110562" calcext:value-type="float">
            <text:p>0.110562</text:p>
          </table:table-cell>
          <table:table-cell office:value-type="float" office:value="0.102319" calcext:value-type="float">
            <text:p>0.102319</text:p>
          </table:table-cell>
          <table:table-cell office:value-type="float" office:value="0.0944125" calcext:value-type="float">
            <text:p>0.0944125</text:p>
          </table:table-cell>
          <table:table-cell office:value-type="float" office:value="0.0845937" calcext:value-type="float">
            <text:p>0.0845937</text:p>
          </table:table-cell>
          <table:table-cell office:value-type="float" office:value="0.0746562" calcext:value-type="float">
            <text:p>0.0746562</text:p>
          </table:table-cell>
          <table:table-cell office:value-type="float" office:value="0.06705" calcext:value-type="float">
            <text:p>0.06705</text:p>
          </table:table-cell>
          <table:table-cell office:value-type="float" office:value="0.0596625" calcext:value-type="float">
            <text:p>0.0596625</text:p>
          </table:table-cell>
          <table:table-cell office:value-type="float" office:value="0.05285" calcext:value-type="float">
            <text:p>0.05285</text:p>
          </table:table-cell>
          <table:table-cell office:value-type="float" office:value="0.0471312" calcext:value-type="float">
            <text:p>0.0471312</text:p>
          </table:table-cell>
          <table:table-cell office:value-type="float" office:value="0.0421" calcext:value-type="float">
            <text:p>0.0421</text:p>
          </table:table-cell>
          <table:table-cell office:value-type="float" office:value="0.0371688" calcext:value-type="float">
            <text:p>0.0371688</text:p>
          </table:table-cell>
          <table:table-cell office:value-type="float" office:value="0.0338813" calcext:value-type="float">
            <text:p>0.0338813</text:p>
          </table:table-cell>
          <table:table-cell office:value-type="float" office:value="0.0305188" calcext:value-type="float">
            <text:p>0.0305188</text:p>
          </table:table-cell>
          <table:table-cell office:value-type="float" office:value="0.028625" calcext:value-type="float">
            <text:p>0.028625</text:p>
          </table:table-cell>
          <table:table-cell office:value-type="float" office:value="0.0261" calcext:value-type="float">
            <text:p>0.0261</text:p>
          </table:table-cell>
          <table:table-cell office:value-type="float" office:value="0.0238312" calcext:value-type="float">
            <text:p>0.0238312</text:p>
          </table:table-cell>
          <table:table-cell office:value-type="float" office:value="0.0222625" calcext:value-type="float">
            <text:p>0.0222625</text:p>
          </table:table-cell>
          <table:table-cell office:value-type="float" office:value="0.0212437" calcext:value-type="float">
            <text:p>0.0212437</text:p>
          </table:table-cell>
          <table:table-cell office:value-type="float" office:value="0.0198375" calcext:value-type="float">
            <text:p>0.0198375</text:p>
          </table:table-cell>
          <table:table-cell office:value-type="float" office:value="0.0191875" calcext:value-type="float">
            <text:p>0.0191875</text:p>
          </table:table-cell>
          <table:table-cell office:value-type="float" office:value="0.0190438" calcext:value-type="float">
            <text:p>0.0190438</text:p>
          </table:table-cell>
          <table:table-cell office:value-type="float" office:value="0.0185125" calcext:value-type="float">
            <text:p>0.0185125</text:p>
          </table:table-cell>
          <table:table-cell office:value-type="float" office:value="0.0183062" calcext:value-type="float">
            <text:p>0.0183062</text:p>
          </table:table-cell>
          <table:table-cell office:value-type="float" office:value="0.018725" calcext:value-type="float">
            <text:p>0.018725</text:p>
          </table:table-cell>
          <table:table-cell office:value-type="float" office:value="0.018475" calcext:value-type="float">
            <text:p>0.018475</text:p>
          </table:table-cell>
          <table:table-cell office:value-type="float" office:value="0.0189437" calcext:value-type="float">
            <text:p>0.0189437</text:p>
          </table:table-cell>
          <table:table-cell office:value-type="float" office:value="0.0184" calcext:value-type="float">
            <text:p>0.0184</text:p>
          </table:table-cell>
          <table:table-cell office:value-type="float" office:value="0.0186688" calcext:value-type="float">
            <text:p>0.0186688</text:p>
          </table:table-cell>
          <table:table-cell office:value-type="float" office:value="0.0192187" calcext:value-type="float">
            <text:p>0.0192187</text:p>
          </table:table-cell>
          <table:table-cell office:value-type="float" office:value="0.0195687" calcext:value-type="float">
            <text:p>0.0195687</text:p>
          </table:table-cell>
          <table:table-cell office:value-type="float" office:value="0.0198938" calcext:value-type="float">
            <text:p>0.0198938</text:p>
          </table:table-cell>
          <table:table-cell office:value-type="float" office:value="0.0203813" calcext:value-type="float">
            <text:p>0.0203813</text:p>
          </table:table-cell>
          <table:table-cell office:value-type="float" office:value="0.0215812" calcext:value-type="float">
            <text:p>0.0215812</text:p>
          </table:table-cell>
          <table:table-cell office:value-type="float" office:value="0.0218625" calcext:value-type="float">
            <text:p>0.0218625</text:p>
          </table:table-cell>
          <table:table-cell office:value-type="float" office:value="0.0228" calcext:value-type="float">
            <text:p>0.0228</text:p>
          </table:table-cell>
          <table:table-cell office:value-type="float" office:value="0.0234688" calcext:value-type="float">
            <text:p>0.0234688</text:p>
          </table:table-cell>
          <table:table-cell office:value-type="float" office:value="0.0235563" calcext:value-type="float">
            <text:p>0.0235563</text:p>
          </table:table-cell>
          <table:table-cell office:value-type="float" office:value="0.0251063" calcext:value-type="float">
            <text:p>0.0251063</text:p>
          </table:table-cell>
          <table:table-cell office:value-type="float" office:value="0.0253438" calcext:value-type="float">
            <text:p>0.0253438</text:p>
          </table:table-cell>
          <table:table-cell office:value-type="float" office:value="0.0259687" calcext:value-type="float">
            <text:p>0.0259687</text:p>
          </table:table-cell>
          <table:table-cell office:value-type="float" office:value="0.0271937" calcext:value-type="float">
            <text:p>0.0271937</text:p>
          </table:table-cell>
          <table:table-cell office:value-type="float" office:value="0.0278688" calcext:value-type="float">
            <text:p>0.0278688</text:p>
          </table:table-cell>
          <table:table-cell office:value-type="float" office:value="0.0278125" calcext:value-type="float">
            <text:p>0.0278125</text:p>
          </table:table-cell>
          <table:table-cell office:value-type="float" office:value="0.0295875" calcext:value-type="float">
            <text:p>0.0295875</text:p>
          </table:table-cell>
          <table:table-cell office:value-type="float" office:value="0.0301" calcext:value-type="float">
            <text:p>0.0301</text:p>
          </table:table-cell>
          <table:table-cell office:value-type="float" office:value="0.030625" calcext:value-type="float">
            <text:p>0.030625</text:p>
          </table:table-cell>
          <table:table-cell office:value-type="float" office:value="0.0323125" calcext:value-type="float">
            <text:p>0.0323125</text:p>
          </table:table-cell>
          <table:table-cell office:value-type="float" office:value="0.0322" calcext:value-type="float">
            <text:p>0.0322</text:p>
          </table:table-cell>
          <table:table-cell office:value-type="float" office:value="0.0325312" calcext:value-type="float">
            <text:p>0.0325312</text:p>
          </table:table-cell>
          <table:table-cell office:value-type="float" office:value="0.0332187" calcext:value-type="float">
            <text:p>0.0332187</text:p>
          </table:table-cell>
          <table:table-cell table:formula="of:=SUM([.P64:.CC64])" office:value-type="float" office:value="2.6125247" calcext:value-type="float">
            <text:p>2.6125247</text:p>
          </table:table-cell>
        </table:table-row>
        <table:table-row table:style-name="ro1">
          <table:table-cell office:value-type="float" office:value="3.859375" calcext:value-type="float">
            <text:p>3.859375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1" office:value-type="float" office:value="0.0000150411" calcext:value-type="float">
            <text:p>1.50E-05</text:p>
          </table:table-cell>
          <table:table-cell table:style-name="ce1" office:value-type="float" office:value="0.00000752055" calcext:value-type="float">
            <text:p>7.52E-06</text:p>
          </table:table-cell>
          <table:table-cell office:value-type="float" office:value="0.000157932" calcext:value-type="float">
            <text:p>0.000157932</text:p>
          </table:table-cell>
          <table:table-cell office:value-type="float" office:value="0.000654288" calcext:value-type="float">
            <text:p>0.000654288</text:p>
          </table:table-cell>
          <table:table-cell office:value-type="float" office:value="0.00203055" calcext:value-type="float">
            <text:p>0.00203055</text:p>
          </table:table-cell>
          <table:table-cell office:value-type="float" office:value="0.00567049" calcext:value-type="float">
            <text:p>0.00567049</text:p>
          </table:table-cell>
          <table:table-cell office:value-type="float" office:value="0.012266" calcext:value-type="float">
            <text:p>0.012266</text:p>
          </table:table-cell>
          <table:table-cell office:value-type="float" office:value="0.0223887" calcext:value-type="float">
            <text:p>0.0223887</text:p>
          </table:table-cell>
          <table:table-cell office:value-type="float" office:value="0.0378961" calcext:value-type="float">
            <text:p>0.0378961</text:p>
          </table:table-cell>
          <table:table-cell office:value-type="float" office:value="0.0563816" calcext:value-type="float">
            <text:p>0.0563816</text:p>
          </table:table-cell>
          <table:table-cell office:value-type="float" office:value="0.0743482" calcext:value-type="float">
            <text:p>0.0743482</text:p>
          </table:table-cell>
          <table:table-cell office:value-type="float" office:value="0.0930894" calcext:value-type="float">
            <text:p>0.0930894</text:p>
          </table:table-cell>
          <table:table-cell office:value-type="float" office:value="0.109191" calcext:value-type="float">
            <text:p>0.109191</text:p>
          </table:table-cell>
          <table:table-cell office:value-type="float" office:value="0.116313" calcext:value-type="float">
            <text:p>0.116313</text:p>
          </table:table-cell>
          <table:table-cell office:value-type="float" office:value="0.120915" calcext:value-type="float">
            <text:p>0.120915</text:p>
          </table:table-cell>
          <table:table-cell office:value-type="float" office:value="0.123352" calcext:value-type="float">
            <text:p>0.123352</text:p>
          </table:table-cell>
          <table:table-cell office:value-type="float" office:value="0.118396" calcext:value-type="float">
            <text:p>0.118396</text:p>
          </table:table-cell>
          <table:table-cell office:value-type="float" office:value="0.109311" calcext:value-type="float">
            <text:p>0.109311</text:p>
          </table:table-cell>
          <table:table-cell office:value-type="float" office:value="0.102543" calcext:value-type="float">
            <text:p>0.102543</text:p>
          </table:table-cell>
          <table:table-cell office:value-type="float" office:value="0.0940595" calcext:value-type="float">
            <text:p>0.0940595</text:p>
          </table:table-cell>
          <table:table-cell office:value-type="float" office:value="0.0840346" calcext:value-type="float">
            <text:p>0.0840346</text:p>
          </table:table-cell>
          <table:table-cell office:value-type="float" office:value="0.0756643" calcext:value-type="float">
            <text:p>0.0756643</text:p>
          </table:table-cell>
          <table:table-cell office:value-type="float" office:value="0.068264" calcext:value-type="float">
            <text:p>0.068264</text:p>
          </table:table-cell>
          <table:table-cell office:value-type="float" office:value="0.0596981" calcext:value-type="float">
            <text:p>0.0596981</text:p>
          </table:table-cell>
          <table:table-cell office:value-type="float" office:value="0.052877" calcext:value-type="float">
            <text:p>0.052877</text:p>
          </table:table-cell>
          <table:table-cell office:value-type="float" office:value="0.0471162" calcext:value-type="float">
            <text:p>0.0471162</text:p>
          </table:table-cell>
          <table:table-cell office:value-type="float" office:value="0.0424535" calcext:value-type="float">
            <text:p>0.0424535</text:p>
          </table:table-cell>
          <table:table-cell office:value-type="float" office:value="0.0384451" calcext:value-type="float">
            <text:p>0.0384451</text:p>
          </table:table-cell>
          <table:table-cell office:value-type="float" office:value="0.034384" calcext:value-type="float">
            <text:p>0.034384</text:p>
          </table:table-cell>
          <table:table-cell office:value-type="float" office:value="0.0310373" calcext:value-type="float">
            <text:p>0.0310373</text:p>
          </table:table-cell>
          <table:table-cell office:value-type="float" office:value="0.0280592" calcext:value-type="float">
            <text:p>0.0280592</text:p>
          </table:table-cell>
          <table:table-cell office:value-type="float" office:value="0.0259309" calcext:value-type="float">
            <text:p>0.0259309</text:p>
          </table:table-cell>
          <table:table-cell office:value-type="float" office:value="0.0244568" calcext:value-type="float">
            <text:p>0.0244568</text:p>
          </table:table-cell>
          <table:table-cell office:value-type="float" office:value="0.0229151" calcext:value-type="float">
            <text:p>0.0229151</text:p>
          </table:table-cell>
          <table:table-cell office:value-type="float" office:value="0.0216592" calcext:value-type="float">
            <text:p>0.0216592</text:p>
          </table:table-cell>
          <table:table-cell office:value-type="float" office:value="0.020328" calcext:value-type="float">
            <text:p>0.020328</text:p>
          </table:table-cell>
          <table:table-cell office:value-type="float" office:value="0.0193053" calcext:value-type="float">
            <text:p>0.0193053</text:p>
          </table:table-cell>
          <table:table-cell office:value-type="float" office:value="0.0196362" calcext:value-type="float">
            <text:p>0.0196362</text:p>
          </table:table-cell>
          <table:table-cell office:value-type="float" office:value="0.0190872" calcext:value-type="float">
            <text:p>0.0190872</text:p>
          </table:table-cell>
          <table:table-cell office:value-type="float" office:value="0.0183577" calcext:value-type="float">
            <text:p>0.0183577</text:p>
          </table:table-cell>
          <table:table-cell office:value-type="float" office:value="0.0183125" calcext:value-type="float">
            <text:p>0.0183125</text:p>
          </table:table-cell>
          <table:table-cell office:value-type="float" office:value="0.0186284" calcext:value-type="float">
            <text:p>0.0186284</text:p>
          </table:table-cell>
          <table:table-cell office:value-type="float" office:value="0.0188315" calcext:value-type="float">
            <text:p>0.0188315</text:p>
          </table:table-cell>
          <table:table-cell office:value-type="float" office:value="0.0191924" calcext:value-type="float">
            <text:p>0.0191924</text:p>
          </table:table-cell>
          <table:table-cell office:value-type="float" office:value="0.0188014" calcext:value-type="float">
            <text:p>0.0188014</text:p>
          </table:table-cell>
          <table:table-cell office:value-type="float" office:value="0.0193729" calcext:value-type="float">
            <text:p>0.0193729</text:p>
          </table:table-cell>
          <table:table-cell office:value-type="float" office:value="0.0200423" calcext:value-type="float">
            <text:p>0.0200423</text:p>
          </table:table-cell>
          <table:table-cell office:value-type="float" office:value="0.0209071" calcext:value-type="float">
            <text:p>0.0209071</text:p>
          </table:table-cell>
          <table:table-cell office:value-type="float" office:value="0.0205837" calcext:value-type="float">
            <text:p>0.0205837</text:p>
          </table:table-cell>
          <table:table-cell office:value-type="float" office:value="0.0213057" calcext:value-type="float">
            <text:p>0.0213057</text:p>
          </table:table-cell>
          <table:table-cell office:value-type="float" office:value="0.0215389" calcext:value-type="float">
            <text:p>0.0215389</text:p>
          </table:table-cell>
          <table:table-cell office:value-type="float" office:value="0.0225692" calcext:value-type="float">
            <text:p>0.0225692</text:p>
          </table:table-cell>
          <table:table-cell office:value-type="float" office:value="0.0232235" calcext:value-type="float">
            <text:p>0.0232235</text:p>
          </table:table-cell>
          <table:table-cell office:value-type="float" office:value="0.0242914" calcext:value-type="float">
            <text:p>0.0242914</text:p>
          </table:table-cell>
          <table:table-cell office:value-type="float" office:value="0.0244418" calcext:value-type="float">
            <text:p>0.0244418</text:p>
          </table:table-cell>
          <table:table-cell office:value-type="float" office:value="0.0250585" calcext:value-type="float">
            <text:p>0.0250585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0261715" calcext:value-type="float">
            <text:p>0.0261715</text:p>
          </table:table-cell>
          <table:table-cell office:value-type="float" office:value="0.027465" calcext:value-type="float">
            <text:p>0.027465</text:p>
          </table:table-cell>
          <table:table-cell office:value-type="float" office:value="0.0274801" calcext:value-type="float">
            <text:p>0.0274801</text:p>
          </table:table-cell>
          <table:table-cell office:value-type="float" office:value="0.0292775" calcext:value-type="float">
            <text:p>0.0292775</text:p>
          </table:table-cell>
          <table:table-cell office:value-type="float" office:value="0.0293301" calcext:value-type="float">
            <text:p>0.0293301</text:p>
          </table:table-cell>
          <table:table-cell office:value-type="float" office:value="0.0307816" calcext:value-type="float">
            <text:p>0.0307816</text:p>
          </table:table-cell>
          <table:table-cell office:value-type="float" office:value="0.031857" calcext:value-type="float">
            <text:p>0.031857</text:p>
          </table:table-cell>
          <table:table-cell office:value-type="float" office:value="0.0321052" calcext:value-type="float">
            <text:p>0.0321052</text:p>
          </table:table-cell>
          <table:table-cell office:value-type="float" office:value="0.0331355" calcext:value-type="float">
            <text:p>0.0331355</text:p>
          </table:table-cell>
          <table:table-cell office:value-type="float" office:value="0.0331807" calcext:value-type="float">
            <text:p>0.0331807</text:p>
          </table:table-cell>
          <table:table-cell table:formula="of:=SUM([.P65:.CC65])" office:value-type="float" office:value="2.61616638055" calcext:value-type="float">
            <text:p>2.6161663806</text:p>
          </table:table-cell>
        </table:table-row>
        <table:table-row table:style-name="ro1">
          <table:table-cell office:value-type="float" office:value="3.91875" calcext:value-type="float">
            <text:p>3.91875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1" office:value-type="float" office:value="0.0000184609" calcext:value-type="float">
            <text:p>1.85E-05</text:p>
          </table:table-cell>
          <table:table-cell office:value-type="float" office:value="0" calcext:value-type="float">
            <text:p>0</text:p>
          </table:table-cell>
          <table:table-cell office:value-type="float" office:value="0.000212301" calcext:value-type="float">
            <text:p>0.000212301</text:p>
          </table:table-cell>
          <table:table-cell office:value-type="float" office:value="0.000535366" calcext:value-type="float">
            <text:p>0.000535366</text:p>
          </table:table-cell>
          <table:table-cell office:value-type="float" office:value="0.00198455" calcext:value-type="float">
            <text:p>0.00198455</text:p>
          </table:table-cell>
          <table:table-cell office:value-type="float" office:value="0.00526136" calcext:value-type="float">
            <text:p>0.00526136</text:p>
          </table:table-cell>
          <table:table-cell office:value-type="float" office:value="0.0123042" calcext:value-type="float">
            <text:p>0.0123042</text:p>
          </table:table-cell>
          <table:table-cell office:value-type="float" office:value="0.02399" calcext:value-type="float">
            <text:p>0.02399</text:p>
          </table:table-cell>
          <table:table-cell office:value-type="float" office:value="0.0386295" calcext:value-type="float">
            <text:p>0.0386295</text:p>
          </table:table-cell>
          <table:table-cell office:value-type="float" office:value="0.0567304" calcext:value-type="float">
            <text:p>0.0567304</text:p>
          </table:table-cell>
          <table:table-cell office:value-type="float" office:value="0.0755605" calcext:value-type="float">
            <text:p>0.0755605</text:p>
          </table:table-cell>
          <table:table-cell office:value-type="float" office:value="0.0931722" calcext:value-type="float">
            <text:p>0.0931722</text:p>
          </table:table-cell>
          <table:table-cell office:value-type="float" office:value="0.107498" calcext:value-type="float">
            <text:p>0.107498</text:p>
          </table:table-cell>
          <table:table-cell office:value-type="float" office:value="0.117818" calcext:value-type="float">
            <text:p>0.117818</text:p>
          </table:table-cell>
          <table:table-cell office:value-type="float" office:value="0.120937" calcext:value-type="float">
            <text:p>0.120937</text:p>
          </table:table-cell>
          <table:table-cell office:value-type="float" office:value="0.121611" calcext:value-type="float">
            <text:p>0.121611</text:p>
          </table:table-cell>
          <table:table-cell office:value-type="float" office:value="0.116728" calcext:value-type="float">
            <text:p>0.116728</text:p>
          </table:table-cell>
          <table:table-cell office:value-type="float" office:value="0.111615" calcext:value-type="float">
            <text:p>0.111615</text:p>
          </table:table-cell>
          <table:table-cell office:value-type="float" office:value="0.102993" calcext:value-type="float">
            <text:p>0.102993</text:p>
          </table:table-cell>
          <table:table-cell office:value-type="float" office:value="0.0951106" calcext:value-type="float">
            <text:p>0.0951106</text:p>
          </table:table-cell>
          <table:table-cell office:value-type="float" office:value="0.0845971" calcext:value-type="float">
            <text:p>0.0845971</text:p>
          </table:table-cell>
          <table:table-cell office:value-type="float" office:value="0.0769451" calcext:value-type="float">
            <text:p>0.0769451</text:p>
          </table:table-cell>
          <table:table-cell office:value-type="float" office:value="0.0684346" calcext:value-type="float">
            <text:p>0.0684346</text:p>
          </table:table-cell>
          <table:table-cell office:value-type="float" office:value="0.0601641" calcext:value-type="float">
            <text:p>0.0601641</text:p>
          </table:table-cell>
          <table:table-cell office:value-type="float" office:value="0.053149" calcext:value-type="float">
            <text:p>0.053149</text:p>
          </table:table-cell>
          <table:table-cell office:value-type="float" office:value="0.0487645" calcext:value-type="float">
            <text:p>0.0487645</text:p>
          </table:table-cell>
          <table:table-cell office:value-type="float" office:value="0.042257" calcext:value-type="float">
            <text:p>0.042257</text:p>
          </table:table-cell>
          <table:table-cell office:value-type="float" office:value="0.0376049" calcext:value-type="float">
            <text:p>0.0376049</text:p>
          </table:table-cell>
          <table:table-cell office:value-type="float" office:value="0.0339127" calcext:value-type="float">
            <text:p>0.0339127</text:p>
          </table:table-cell>
          <table:table-cell office:value-type="float" office:value="0.0314574" calcext:value-type="float">
            <text:p>0.0314574</text:p>
          </table:table-cell>
          <table:table-cell office:value-type="float" office:value="0.0285683" calcext:value-type="float">
            <text:p>0.0285683</text:p>
          </table:table-cell>
          <table:table-cell office:value-type="float" office:value="0.0268883" calcext:value-type="float">
            <text:p>0.0268883</text:p>
          </table:table-cell>
          <table:table-cell office:value-type="float" office:value="0.0232977" calcext:value-type="float">
            <text:p>0.0232977</text:p>
          </table:table-cell>
          <table:table-cell office:value-type="float" office:value="0.0231961" calcext:value-type="float">
            <text:p>0.0231961</text:p>
          </table:table-cell>
          <table:table-cell office:value-type="float" office:value="0.0209439" calcext:value-type="float">
            <text:p>0.0209439</text:p>
          </table:table-cell>
          <table:table-cell office:value-type="float" office:value="0.0209624" calcext:value-type="float">
            <text:p>0.0209624</text:p>
          </table:table-cell>
          <table:table-cell office:value-type="float" office:value="0.0188855" calcext:value-type="float">
            <text:p>0.0188855</text:p>
          </table:table-cell>
          <table:table-cell office:value-type="float" office:value="0.0195686" calcext:value-type="float">
            <text:p>0.0195686</text:p>
          </table:table-cell>
          <table:table-cell office:value-type="float" office:value="0.0191532" calcext:value-type="float">
            <text:p>0.0191532</text:p>
          </table:table-cell>
          <table:table-cell office:value-type="float" office:value="0.0178425" calcext:value-type="float">
            <text:p>0.0178425</text:p>
          </table:table-cell>
          <table:table-cell office:value-type="float" office:value="0.0184609" calcext:value-type="float">
            <text:p>0.0184609</text:p>
          </table:table-cell>
          <table:table-cell office:value-type="float" office:value="0.0182763" calcext:value-type="float">
            <text:p>0.0182763</text:p>
          </table:table-cell>
          <table:table-cell office:value-type="float" office:value="0.0194578" calcext:value-type="float">
            <text:p>0.0194578</text:p>
          </table:table-cell>
          <table:table-cell office:value-type="float" office:value="0.0187932" calcext:value-type="float">
            <text:p>0.0187932</text:p>
          </table:table-cell>
          <table:table-cell office:value-type="float" office:value="0.0194578" calcext:value-type="float">
            <text:p>0.0194578</text:p>
          </table:table-cell>
          <table:table-cell office:value-type="float" office:value="0.0196424" calcext:value-type="float">
            <text:p>0.0196424</text:p>
          </table:table-cell>
          <table:table-cell office:value-type="float" office:value="0.019947" calcext:value-type="float">
            <text:p>0.019947</text:p>
          </table:table-cell>
          <table:table-cell office:value-type="float" office:value="0.0199193" calcext:value-type="float">
            <text:p>0.0199193</text:p>
          </table:table-cell>
          <table:table-cell office:value-type="float" office:value="0.0209901" calcext:value-type="float">
            <text:p>0.0209901</text:p>
          </table:table-cell>
          <table:table-cell office:value-type="float" office:value="0.0210085" calcext:value-type="float">
            <text:p>0.0210085</text:p>
          </table:table-cell>
          <table:table-cell office:value-type="float" office:value="0.021747" calcext:value-type="float">
            <text:p>0.021747</text:p>
          </table:table-cell>
          <table:table-cell office:value-type="float" office:value="0.0221992" calcext:value-type="float">
            <text:p>0.0221992</text:p>
          </table:table-cell>
          <table:table-cell office:value-type="float" office:value="0.02339" calcext:value-type="float">
            <text:p>0.02339</text:p>
          </table:table-cell>
          <table:table-cell office:value-type="float" office:value="0.0238515" calcext:value-type="float">
            <text:p>0.0238515</text:p>
          </table:table-cell>
          <table:table-cell office:value-type="float" office:value="0.024073" calcext:value-type="float">
            <text:p>0.024073</text:p>
          </table:table-cell>
          <table:table-cell office:value-type="float" office:value="0.0255961" calcext:value-type="float">
            <text:p>0.0255961</text:p>
          </table:table-cell>
          <table:table-cell office:value-type="float" office:value="0.0253468" calcext:value-type="float">
            <text:p>0.0253468</text:p>
          </table:table-cell>
          <table:table-cell office:value-type="float" office:value="0.0268052" calcext:value-type="float">
            <text:p>0.0268052</text:p>
          </table:table-cell>
          <table:table-cell office:value-type="float" office:value="0.0267499" calcext:value-type="float">
            <text:p>0.0267499</text:p>
          </table:table-cell>
          <table:table-cell office:value-type="float" office:value="0.028439" calcext:value-type="float">
            <text:p>0.028439</text:p>
          </table:table-cell>
          <table:table-cell office:value-type="float" office:value="0.0292144" calcext:value-type="float">
            <text:p>0.0292144</text:p>
          </table:table-cell>
          <table:table-cell office:value-type="float" office:value="0.0304051" calcext:value-type="float">
            <text:p>0.0304051</text:p>
          </table:table-cell>
          <table:table-cell office:value-type="float" office:value="0.0299067" calcext:value-type="float">
            <text:p>0.0299067</text:p>
          </table:table-cell>
          <table:table-cell office:value-type="float" office:value="0.0318266" calcext:value-type="float">
            <text:p>0.0318266</text:p>
          </table:table-cell>
          <table:table-cell office:value-type="float" office:value="0.0317251" calcext:value-type="float">
            <text:p>0.0317251</text:p>
          </table:table-cell>
          <table:table-cell office:value-type="float" office:value="0.0337189" calcext:value-type="float">
            <text:p>0.0337189</text:p>
          </table:table-cell>
          <table:table-cell office:value-type="float" office:value="0.0342911" calcext:value-type="float">
            <text:p>0.0342911</text:p>
          </table:table-cell>
          <table:table-cell table:formula="of:=SUM([.P66:.CC66])" office:value-type="float" office:value="2.624522777" calcext:value-type="float">
            <text:p>2.624522777</text:p>
          </table:table-cell>
        </table:table-row>
        <table:table-row table:style-name="ro1">
          <table:table-cell office:value-type="float" office:value="3.978125" calcext:value-type="float">
            <text:p>3.97812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000123131" calcext:value-type="float">
            <text:p>0.000123131</text:p>
          </table:table-cell>
          <table:table-cell office:value-type="float" office:value="0.000828333" calcext:value-type="float">
            <text:p>0.000828333</text:p>
          </table:table-cell>
          <table:table-cell office:value-type="float" office:value="0.00180219" calcext:value-type="float">
            <text:p>0.00180219</text:p>
          </table:table-cell>
          <table:table-cell office:value-type="float" office:value="0.00570878" calcext:value-type="float">
            <text:p>0.00570878</text:p>
          </table:table-cell>
          <table:table-cell office:value-type="float" office:value="0.012078" calcext:value-type="float">
            <text:p>0.012078</text:p>
          </table:table-cell>
          <table:table-cell office:value-type="float" office:value="0.0229919" calcext:value-type="float">
            <text:p>0.0229919</text:p>
          </table:table-cell>
          <table:table-cell office:value-type="float" office:value="0.0383608" calcext:value-type="float">
            <text:p>0.0383608</text:p>
          </table:table-cell>
          <table:table-cell office:value-type="float" office:value="0.0584983" calcext:value-type="float">
            <text:p>0.0584983</text:p>
          </table:table-cell>
          <table:table-cell office:value-type="float" office:value="0.0743933" calcext:value-type="float">
            <text:p>0.0743933</text:p>
          </table:table-cell>
          <table:table-cell office:value-type="float" office:value="0.0947099" calcext:value-type="float">
            <text:p>0.0947099</text:p>
          </table:table-cell>
          <table:table-cell office:value-type="float" office:value="0.10765" calcext:value-type="float">
            <text:p>0.10765</text:p>
          </table:table-cell>
          <table:table-cell office:value-type="float" office:value="0.116168" calcext:value-type="float">
            <text:p>0.116168</text:p>
          </table:table-cell>
          <table:table-cell office:value-type="float" office:value="0.119985" calcext:value-type="float">
            <text:p>0.119985</text:p>
          </table:table-cell>
          <table:table-cell office:value-type="float" office:value="0.122616" calcext:value-type="float">
            <text:p>0.122616</text:p>
          </table:table-cell>
          <table:table-cell office:value-type="float" office:value="0.117657" calcext:value-type="float">
            <text:p>0.117657</text:p>
          </table:table-cell>
          <table:table-cell office:value-type="float" office:value="0.11009" calcext:value-type="float">
            <text:p>0.11009</text:p>
          </table:table-cell>
          <table:table-cell office:value-type="float" office:value="0.103933" calcext:value-type="float">
            <text:p>0.103933</text:p>
          </table:table-cell>
          <table:table-cell office:value-type="float" office:value="0.0962322" calcext:value-type="float">
            <text:p>0.0962322</text:p>
          </table:table-cell>
          <table:table-cell office:value-type="float" office:value="0.0849378" calcext:value-type="float">
            <text:p>0.0849378</text:p>
          </table:table-cell>
          <table:table-cell office:value-type="float" office:value="0.0766992" calcext:value-type="float">
            <text:p>0.0766992</text:p>
          </table:table-cell>
          <table:table-cell office:value-type="float" office:value="0.0681696" calcext:value-type="float">
            <text:p>0.0681696</text:p>
          </table:table-cell>
          <table:table-cell office:value-type="float" office:value="0.0601549" calcext:value-type="float">
            <text:p>0.0601549</text:p>
          </table:table-cell>
          <table:table-cell office:value-type="float" office:value="0.0544685" calcext:value-type="float">
            <text:p>0.0544685</text:p>
          </table:table-cell>
          <table:table-cell office:value-type="float" office:value="0.0471926" calcext:value-type="float">
            <text:p>0.0471926</text:p>
          </table:table-cell>
          <table:table-cell office:value-type="float" office:value="0.0431629" calcext:value-type="float">
            <text:p>0.0431629</text:p>
          </table:table-cell>
          <table:table-cell office:value-type="float" office:value="0.0388309" calcext:value-type="float">
            <text:p>0.0388309</text:p>
          </table:table-cell>
          <table:table-cell office:value-type="float" office:value="0.0352601" calcext:value-type="float">
            <text:p>0.0352601</text:p>
          </table:table-cell>
          <table:table-cell office:value-type="float" office:value="0.0303237" calcext:value-type="float">
            <text:p>0.0303237</text:p>
          </table:table-cell>
          <table:table-cell office:value-type="float" office:value="0.0289693" calcext:value-type="float">
            <text:p>0.0289693</text:p>
          </table:table-cell>
          <table:table-cell office:value-type="float" office:value="0.0260589" calcext:value-type="float">
            <text:p>0.0260589</text:p>
          </table:table-cell>
          <table:table-cell office:value-type="float" office:value="0.0248052" calcext:value-type="float">
            <text:p>0.0248052</text:p>
          </table:table-cell>
          <table:table-cell office:value-type="float" office:value="0.0232493" calcext:value-type="float">
            <text:p>0.0232493</text:p>
          </table:table-cell>
          <table:table-cell office:value-type="float" office:value="0.0215814" calcext:value-type="float">
            <text:p>0.0215814</text:p>
          </table:table-cell>
          <table:table-cell office:value-type="float" office:value="0.0201039" calcext:value-type="float">
            <text:p>0.0201039</text:p>
          </table:table-cell>
          <table:table-cell office:value-type="float" office:value="0.0200815" calcext:value-type="float">
            <text:p>0.0200815</text:p>
          </table:table-cell>
          <table:table-cell office:value-type="float" office:value="0.0187159" calcext:value-type="float">
            <text:p>0.0187159</text:p>
          </table:table-cell>
          <table:table-cell office:value-type="float" office:value="0.019186" calcext:value-type="float">
            <text:p>0.019186</text:p>
          </table:table-cell>
          <table:table-cell office:value-type="float" office:value="0.0191524" calcext:value-type="float">
            <text:p>0.0191524</text:p>
          </table:table-cell>
          <table:table-cell office:value-type="float" office:value="0.0183912" calcext:value-type="float">
            <text:p>0.0183912</text:p>
          </table:table-cell>
          <table:table-cell office:value-type="float" office:value="0.0176637" calcext:value-type="float">
            <text:p>0.0176637</text:p>
          </table:table-cell>
          <table:table-cell office:value-type="float" office:value="0.0190853" calcext:value-type="float">
            <text:p>0.0190853</text:p>
          </table:table-cell>
          <table:table-cell office:value-type="float" office:value="0.0187942" calcext:value-type="float">
            <text:p>0.0187942</text:p>
          </table:table-cell>
          <table:table-cell office:value-type="float" office:value="0.0184024" calcext:value-type="float">
            <text:p>0.0184024</text:p>
          </table:table-cell>
          <table:table-cell office:value-type="float" office:value="0.0194882" calcext:value-type="float">
            <text:p>0.0194882</text:p>
          </table:table-cell>
          <table:table-cell office:value-type="float" office:value="0.018783" calcext:value-type="float">
            <text:p>0.018783</text:p>
          </table:table-cell>
          <table:table-cell office:value-type="float" office:value="0.0206859" calcext:value-type="float">
            <text:p>0.0206859</text:p>
          </table:table-cell>
          <table:table-cell office:value-type="float" office:value="0.020921" calcext:value-type="float">
            <text:p>0.020921</text:p>
          </table:table-cell>
          <table:table-cell office:value-type="float" office:value="0.0221075" calcext:value-type="float">
            <text:p>0.0221075</text:p>
          </table:table-cell>
          <table:table-cell office:value-type="float" office:value="0.021615" calcext:value-type="float">
            <text:p>0.021615</text:p>
          </table:table-cell>
          <table:table-cell office:value-type="float" office:value="0.0230814" calcext:value-type="float">
            <text:p>0.0230814</text:p>
          </table:table-cell>
          <table:table-cell office:value-type="float" office:value="0.0225665" calcext:value-type="float">
            <text:p>0.0225665</text:p>
          </table:table-cell>
          <table:table-cell office:value-type="float" office:value="0.024212" calcext:value-type="float">
            <text:p>0.024212</text:p>
          </table:table-cell>
          <table:table-cell office:value-type="float" office:value="0.0245478" calcext:value-type="float">
            <text:p>0.0245478</text:p>
          </table:table-cell>
          <table:table-cell office:value-type="float" office:value="0.0238314" calcext:value-type="float">
            <text:p>0.0238314</text:p>
          </table:table-cell>
          <table:table-cell office:value-type="float" office:value="0.0259806" calcext:value-type="float">
            <text:p>0.0259806</text:p>
          </table:table-cell>
          <table:table-cell office:value-type="float" office:value="0.0260925" calcext:value-type="float">
            <text:p>0.0260925</text:p>
          </table:table-cell>
          <table:table-cell office:value-type="float" office:value="0.0274469" calcext:value-type="float">
            <text:p>0.0274469</text:p>
          </table:table-cell>
          <table:table-cell office:value-type="float" office:value="0.0279059" calcext:value-type="float">
            <text:p>0.0279059</text:p>
          </table:table-cell>
          <table:table-cell office:value-type="float" office:value="0.0299991" calcext:value-type="float">
            <text:p>0.0299991</text:p>
          </table:table-cell>
          <table:table-cell office:value-type="float" office:value="0.0301782" calcext:value-type="float">
            <text:p>0.0301782</text:p>
          </table:table-cell>
          <table:table-cell office:value-type="float" office:value="0.0313088" calcext:value-type="float">
            <text:p>0.0313088</text:p>
          </table:table-cell>
          <table:table-cell office:value-type="float" office:value="0.0314543" calcext:value-type="float">
            <text:p>0.0314543</text:p>
          </table:table-cell>
          <table:table-cell office:value-type="float" office:value="0.0322043" calcext:value-type="float">
            <text:p>0.0322043</text:p>
          </table:table-cell>
          <table:table-cell office:value-type="float" office:value="0.0330886" calcext:value-type="float">
            <text:p>0.0330886</text:p>
          </table:table-cell>
          <table:table-cell office:value-type="float" office:value="0.0345214" calcext:value-type="float">
            <text:p>0.0345214</text:p>
          </table:table-cell>
          <table:table-cell table:formula="of:=SUM([.P67:.CC67])" office:value-type="float" office:value="2.629286934" calcext:value-type="float">
            <text:p>2.629286934</text:p>
          </table:table-cell>
        </table:table-row>
        <table:table-row table:style-name="ro1">
          <table:table-cell office:value-type="float" office:value="4.0375" calcext:value-type="float">
            <text:p>4.0375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1" office:value-type="float" office:value="0.0000136151" calcext:value-type="float">
            <text:p>1.36E-05</text:p>
          </table:table-cell>
          <table:table-cell table:style-name="ce1" office:value-type="float" office:value="0.0000816904" calcext:value-type="float">
            <text:p>8.17E-05</text:p>
          </table:table-cell>
          <table:table-cell office:value-type="float" office:value="0.000571833" calcext:value-type="float">
            <text:p>0.000571833</text:p>
          </table:table-cell>
          <table:table-cell office:value-type="float" office:value="0.00191973" calcext:value-type="float">
            <text:p>0.00191973</text:p>
          </table:table-cell>
          <table:table-cell office:value-type="float" office:value="0.00556857" calcext:value-type="float">
            <text:p>0.00556857</text:p>
          </table:table-cell>
          <table:table-cell office:value-type="float" office:value="0.0125531" calcext:value-type="float">
            <text:p>0.0125531</text:p>
          </table:table-cell>
          <table:table-cell office:value-type="float" office:value="0.0230095" calcext:value-type="float">
            <text:p>0.0230095</text:p>
          </table:table-cell>
          <table:table-cell office:value-type="float" office:value="0.0384762" calcext:value-type="float">
            <text:p>0.0384762</text:p>
          </table:table-cell>
          <table:table-cell office:value-type="float" office:value="0.0584495" calcext:value-type="float">
            <text:p>0.0584495</text:p>
          </table:table-cell>
          <table:table-cell office:value-type="float" office:value="0.0761083" calcext:value-type="float">
            <text:p>0.0761083</text:p>
          </table:table-cell>
          <table:table-cell office:value-type="float" office:value="0.0927731" calcext:value-type="float">
            <text:p>0.0927731</text:p>
          </table:table-cell>
          <table:table-cell office:value-type="float" office:value="0.106878" calcext:value-type="float">
            <text:p>0.106878</text:p>
          </table:table-cell>
          <table:table-cell office:value-type="float" office:value="0.118764" calcext:value-type="float">
            <text:p>0.118764</text:p>
          </table:table-cell>
          <table:table-cell office:value-type="float" office:value="0.122331" calcext:value-type="float">
            <text:p>0.122331</text:p>
          </table:table-cell>
          <table:table-cell office:value-type="float" office:value="0.119323" calcext:value-type="float">
            <text:p>0.119323</text:p>
          </table:table-cell>
          <table:table-cell office:value-type="float" office:value="0.116722" calcext:value-type="float">
            <text:p>0.116722</text:p>
          </table:table-cell>
          <table:table-cell office:value-type="float" office:value="0.110772" calcext:value-type="float">
            <text:p>0.110772</text:p>
          </table:table-cell>
          <table:table-cell office:value-type="float" office:value="0.104455" calcext:value-type="float">
            <text:p>0.104455</text:p>
          </table:table-cell>
          <table:table-cell office:value-type="float" office:value="0.0944069" calcext:value-type="float">
            <text:p>0.0944069</text:p>
          </table:table-cell>
          <table:table-cell office:value-type="float" office:value="0.0863468" calcext:value-type="float">
            <text:p>0.0863468</text:p>
          </table:table-cell>
          <table:table-cell office:value-type="float" office:value="0.0775515" calcext:value-type="float">
            <text:p>0.0775515</text:p>
          </table:table-cell>
          <table:table-cell office:value-type="float" office:value="0.0680209" calcext:value-type="float">
            <text:p>0.0680209</text:p>
          </table:table-cell>
          <table:table-cell office:value-type="float" office:value="0.0609275" calcext:value-type="float">
            <text:p>0.0609275</text:p>
          </table:table-cell>
          <table:table-cell office:value-type="float" office:value="0.0545556" calcext:value-type="float">
            <text:p>0.0545556</text:p>
          </table:table-cell>
          <table:table-cell office:value-type="float" office:value="0.0473668" calcext:value-type="float">
            <text:p>0.0473668</text:p>
          </table:table-cell>
          <table:table-cell office:value-type="float" office:value="0.0428058" calcext:value-type="float">
            <text:p>0.0428058</text:p>
          </table:table-cell>
          <table:table-cell office:value-type="float" office:value="0.0398105" calcext:value-type="float">
            <text:p>0.0398105</text:p>
          </table:table-cell>
          <table:table-cell office:value-type="float" office:value="0.0344053" calcext:value-type="float">
            <text:p>0.0344053</text:p>
          </table:table-cell>
          <table:table-cell office:value-type="float" office:value="0.031056" calcext:value-type="float">
            <text:p>0.031056</text:p>
          </table:table-cell>
          <table:table-cell office:value-type="float" office:value="0.0285917" calcext:value-type="float">
            <text:p>0.0285917</text:p>
          </table:table-cell>
          <table:table-cell office:value-type="float" office:value="0.025147" calcext:value-type="float">
            <text:p>0.025147</text:p>
          </table:table-cell>
          <table:table-cell office:value-type="float" office:value="0.0241395" calcext:value-type="float">
            <text:p>0.0241395</text:p>
          </table:table-cell>
          <table:table-cell office:value-type="float" office:value="0.0219747" calcext:value-type="float">
            <text:p>0.0219747</text:p>
          </table:table-cell>
          <table:table-cell office:value-type="float" office:value="0.0215799" calcext:value-type="float">
            <text:p>0.0215799</text:p>
          </table:table-cell>
          <table:table-cell office:value-type="float" office:value="0.0201639" calcext:value-type="float">
            <text:p>0.0201639</text:p>
          </table:table-cell>
          <table:table-cell office:value-type="float" office:value="0.020232" calcext:value-type="float">
            <text:p>0.020232</text:p>
          </table:table-cell>
          <table:table-cell office:value-type="float" office:value="0.0187616" calcext:value-type="float">
            <text:p>0.0187616</text:p>
          </table:table-cell>
          <table:table-cell office:value-type="float" office:value="0.0188841" calcext:value-type="float">
            <text:p>0.0188841</text:p>
          </table:table-cell>
          <table:table-cell office:value-type="float" office:value="0.0188024" calcext:value-type="float">
            <text:p>0.0188024</text:p>
          </table:table-cell>
          <table:table-cell office:value-type="float" office:value="0.0174818" calcext:value-type="float">
            <text:p>0.0174818</text:p>
          </table:table-cell>
          <table:table-cell office:value-type="float" office:value="0.0174137" calcext:value-type="float">
            <text:p>0.0174137</text:p>
          </table:table-cell>
          <table:table-cell office:value-type="float" office:value="0.0182578" calcext:value-type="float">
            <text:p>0.0182578</text:p>
          </table:table-cell>
          <table:table-cell office:value-type="float" office:value="0.0188433" calcext:value-type="float">
            <text:p>0.0188433</text:p>
          </table:table-cell>
          <table:table-cell office:value-type="float" office:value="0.0194015" calcext:value-type="float">
            <text:p>0.0194015</text:p>
          </table:table-cell>
          <table:table-cell office:value-type="float" office:value="0.0195104" calcext:value-type="float">
            <text:p>0.0195104</text:p>
          </table:table-cell>
          <table:table-cell office:value-type="float" office:value="0.0197555" calcext:value-type="float">
            <text:p>0.0197555</text:p>
          </table:table-cell>
          <table:table-cell office:value-type="float" office:value="0.0207494" calcext:value-type="float">
            <text:p>0.0207494</text:p>
          </table:table-cell>
          <table:table-cell office:value-type="float" office:value="0.0206268" calcext:value-type="float">
            <text:p>0.0206268</text:p>
          </table:table-cell>
          <table:table-cell office:value-type="float" office:value="0.0214437" calcext:value-type="float">
            <text:p>0.0214437</text:p>
          </table:table-cell>
          <table:table-cell office:value-type="float" office:value="0.0217024" calcext:value-type="float">
            <text:p>0.0217024</text:p>
          </table:table-cell>
          <table:table-cell office:value-type="float" office:value="0.0221653" calcext:value-type="float">
            <text:p>0.0221653</text:p>
          </table:table-cell>
          <table:table-cell office:value-type="float" office:value="0.0237447" calcext:value-type="float">
            <text:p>0.0237447</text:p>
          </table:table-cell>
          <table:table-cell office:value-type="float" office:value="0.0241123" calcext:value-type="float">
            <text:p>0.0241123</text:p>
          </table:table-cell>
          <table:table-cell office:value-type="float" office:value="0.0242484" calcext:value-type="float">
            <text:p>0.0242484</text:p>
          </table:table-cell>
          <table:table-cell office:value-type="float" office:value="0.0250517" calcext:value-type="float">
            <text:p>0.0250517</text:p>
          </table:table-cell>
          <table:table-cell office:value-type="float" office:value="0.025678" calcext:value-type="float">
            <text:p>0.025678</text:p>
          </table:table-cell>
          <table:table-cell office:value-type="float" office:value="0.0266311" calcext:value-type="float">
            <text:p>0.0266311</text:p>
          </table:table-cell>
          <table:table-cell office:value-type="float" office:value="0.0270259" calcext:value-type="float">
            <text:p>0.0270259</text:p>
          </table:table-cell>
          <table:table-cell office:value-type="float" office:value="0.028932" calcext:value-type="float">
            <text:p>0.028932</text:p>
          </table:table-cell>
          <table:table-cell office:value-type="float" office:value="0.0297081" calcext:value-type="float">
            <text:p>0.0297081</text:p>
          </table:table-cell>
          <table:table-cell office:value-type="float" office:value="0.0289593" calcext:value-type="float">
            <text:p>0.0289593</text:p>
          </table:table-cell>
          <table:table-cell office:value-type="float" office:value="0.0303072" calcext:value-type="float">
            <text:p>0.0303072</text:p>
          </table:table-cell>
          <table:table-cell office:value-type="float" office:value="0.0316414" calcext:value-type="float">
            <text:p>0.0316414</text:p>
          </table:table-cell>
          <table:table-cell office:value-type="float" office:value="0.0329485" calcext:value-type="float">
            <text:p>0.0329485</text:p>
          </table:table-cell>
          <table:table-cell office:value-type="float" office:value="0.0332889" calcext:value-type="float">
            <text:p>0.0332889</text:p>
          </table:table-cell>
          <table:table-cell office:value-type="float" office:value="0.0335748" calcext:value-type="float">
            <text:p>0.0335748</text:p>
          </table:table-cell>
          <table:table-cell table:formula="of:=SUM([.P68:.CC68])" office:value-type="float" office:value="2.6275044385" calcext:value-type="float">
            <text:p>2.6275044385</text:p>
          </table:table-cell>
        </table:table-row>
        <table:table-row table:style-name="ro1">
          <table:table-cell office:value-type="float" office:value="4.096875" calcext:value-type="float">
            <text:p>4.096875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1" office:value-type="float" office:value="0.0000484567" calcext:value-type="float">
            <text:p>4.85E-05</text:p>
          </table:table-cell>
          <table:table-cell office:value-type="float" office:value="0.000193827" calcext:value-type="float">
            <text:p>0.000193827</text:p>
          </table:table-cell>
          <table:table-cell office:value-type="float" office:value="0.000646089" calcext:value-type="float">
            <text:p>0.000646089</text:p>
          </table:table-cell>
          <table:table-cell office:value-type="float" office:value="0.00195442" calcext:value-type="float">
            <text:p>0.00195442</text:p>
          </table:table-cell>
          <table:table-cell office:value-type="float" office:value="0.00552406" calcext:value-type="float">
            <text:p>0.00552406</text:p>
          </table:table-cell>
          <table:table-cell office:value-type="float" office:value="0.0128249" calcext:value-type="float">
            <text:p>0.0128249</text:p>
          </table:table-cell>
          <table:table-cell office:value-type="float" office:value="0.0226131" calcext:value-type="float">
            <text:p>0.0226131</text:p>
          </table:table-cell>
          <table:table-cell office:value-type="float" office:value="0.0384261" calcext:value-type="float">
            <text:p>0.0384261</text:p>
          </table:table-cell>
          <table:table-cell office:value-type="float" office:value="0.0575988" calcext:value-type="float">
            <text:p>0.0575988</text:p>
          </table:table-cell>
          <table:table-cell office:value-type="float" office:value="0.0763677" calcext:value-type="float">
            <text:p>0.0763677</text:p>
          </table:table-cell>
          <table:table-cell office:value-type="float" office:value="0.0931175" calcext:value-type="float">
            <text:p>0.0931175</text:p>
          </table:table-cell>
          <table:table-cell office:value-type="float" office:value="0.107655" calcext:value-type="float">
            <text:p>0.107655</text:p>
          </table:table-cell>
          <table:table-cell office:value-type="float" office:value="0.117879" calcext:value-type="float">
            <text:p>0.117879</text:p>
          </table:table-cell>
          <table:table-cell office:value-type="float" office:value="0.122369" calcext:value-type="float">
            <text:p>0.122369</text:p>
          </table:table-cell>
          <table:table-cell office:value-type="float" office:value="0.122789" calcext:value-type="float">
            <text:p>0.122789</text:p>
          </table:table-cell>
          <table:table-cell office:value-type="float" office:value="0.11804" calcext:value-type="float">
            <text:p>0.11804</text:p>
          </table:table-cell>
          <table:table-cell office:value-type="float" office:value="0.11145" calcext:value-type="float">
            <text:p>0.11145</text:p>
          </table:table-cell>
          <table:table-cell office:value-type="float" office:value="0.103439" calcext:value-type="float">
            <text:p>0.103439</text:p>
          </table:table-cell>
          <table:table-cell office:value-type="float" office:value="0.0951527" calcext:value-type="float">
            <text:p>0.0951527</text:p>
          </table:table-cell>
          <table:table-cell office:value-type="float" office:value="0.085203" calcext:value-type="float">
            <text:p>0.085203</text:p>
          </table:table-cell>
          <table:table-cell office:value-type="float" office:value="0.075657" calcext:value-type="float">
            <text:p>0.075657</text:p>
          </table:table-cell>
          <table:table-cell office:value-type="float" office:value="0.0671448" calcext:value-type="float">
            <text:p>0.0671448</text:p>
          </table:table-cell>
          <table:table-cell office:value-type="float" office:value="0.0610069" calcext:value-type="float">
            <text:p>0.0610069</text:p>
          </table:table-cell>
          <table:table-cell office:value-type="float" office:value="0.0534638" calcext:value-type="float">
            <text:p>0.0534638</text:p>
          </table:table-cell>
          <table:table-cell office:value-type="float" office:value="0.0502011" calcext:value-type="float">
            <text:p>0.0502011</text:p>
          </table:table-cell>
          <table:table-cell office:value-type="float" office:value="0.0424642" calcext:value-type="float">
            <text:p>0.0424642</text:p>
          </table:table-cell>
          <table:table-cell office:value-type="float" office:value="0.0388784" calcext:value-type="float">
            <text:p>0.0388784</text:p>
          </table:table-cell>
          <table:table-cell office:value-type="float" office:value="0.0326921" calcext:value-type="float">
            <text:p>0.0326921</text:p>
          </table:table-cell>
          <table:table-cell office:value-type="float" office:value="0.0315453" calcext:value-type="float">
            <text:p>0.0315453</text:p>
          </table:table-cell>
          <table:table-cell office:value-type="float" office:value="0.0281533" calcext:value-type="float">
            <text:p>0.0281533</text:p>
          </table:table-cell>
          <table:table-cell office:value-type="float" office:value="0.0260051" calcext:value-type="float">
            <text:p>0.0260051</text:p>
          </table:table-cell>
          <table:table-cell office:value-type="float" office:value="0.0240991" calcext:value-type="float">
            <text:p>0.0240991</text:p>
          </table:table-cell>
          <table:table-cell office:value-type="float" office:value="0.0235338" calcext:value-type="float">
            <text:p>0.0235338</text:p>
          </table:table-cell>
          <table:table-cell office:value-type="float" office:value="0.0211433" calcext:value-type="float">
            <text:p>0.0211433</text:p>
          </table:table-cell>
          <table:table-cell office:value-type="float" office:value="0.0214501" calcext:value-type="float">
            <text:p>0.0214501</text:p>
          </table:table-cell>
          <table:table-cell office:value-type="float" office:value="0.0193181" calcext:value-type="float">
            <text:p>0.0193181</text:p>
          </table:table-cell>
          <table:table-cell office:value-type="float" office:value="0.0196896" calcext:value-type="float">
            <text:p>0.0196896</text:p>
          </table:table-cell>
          <table:table-cell office:value-type="float" office:value="0.0188496" calcext:value-type="float">
            <text:p>0.0188496</text:p>
          </table:table-cell>
          <table:table-cell office:value-type="float" office:value="0.0187366" calcext:value-type="float">
            <text:p>0.0187366</text:p>
          </table:table-cell>
          <table:table-cell office:value-type="float" office:value="0.0183651" calcext:value-type="float">
            <text:p>0.0183651</text:p>
          </table:table-cell>
          <table:table-cell table:number-columns-repeated="2" office:value-type="float" office:value="0.0183974" calcext:value-type="float">
            <text:p>0.0183974</text:p>
          </table:table-cell>
          <table:table-cell office:value-type="float" office:value="0.0190435" calcext:value-type="float">
            <text:p>0.0190435</text:p>
          </table:table-cell>
          <table:table-cell office:value-type="float" office:value="0.0184135" calcext:value-type="float">
            <text:p>0.0184135</text:p>
          </table:table-cell>
          <table:table-cell office:value-type="float" office:value="0.0184458" calcext:value-type="float">
            <text:p>0.0184458</text:p>
          </table:table-cell>
          <table:table-cell office:value-type="float" office:value="0.0185751" calcext:value-type="float">
            <text:p>0.0185751</text:p>
          </table:table-cell>
          <table:table-cell office:value-type="float" office:value="0.0203356" calcext:value-type="float">
            <text:p>0.0203356</text:p>
          </table:table-cell>
          <table:table-cell office:value-type="float" office:value="0.0213371" calcext:value-type="float">
            <text:p>0.0213371</text:p>
          </table:table-cell>
          <table:table-cell office:value-type="float" office:value="0.021434" calcext:value-type="float">
            <text:p>0.021434</text:p>
          </table:table-cell>
          <table:table-cell office:value-type="float" office:value="0.0210625" calcext:value-type="float">
            <text:p>0.0210625</text:p>
          </table:table-cell>
          <table:table-cell office:value-type="float" office:value="0.0235015" calcext:value-type="float">
            <text:p>0.0235015</text:p>
          </table:table-cell>
          <table:table-cell office:value-type="float" office:value="0.0228069" calcext:value-type="float">
            <text:p>0.0228069</text:p>
          </table:table-cell>
          <table:table-cell office:value-type="float" office:value="0.0235661" calcext:value-type="float">
            <text:p>0.0235661</text:p>
          </table:table-cell>
          <table:table-cell office:value-type="float" office:value="0.0247452" calcext:value-type="float">
            <text:p>0.0247452</text:p>
          </table:table-cell>
          <table:table-cell office:value-type="float" office:value="0.0250198" calcext:value-type="float">
            <text:p>0.0250198</text:p>
          </table:table-cell>
          <table:table-cell office:value-type="float" office:value="0.0255205" calcext:value-type="float">
            <text:p>0.0255205</text:p>
          </table:table-cell>
          <table:table-cell office:value-type="float" office:value="0.0257628" calcext:value-type="float">
            <text:p>0.0257628</text:p>
          </table:table-cell>
          <table:table-cell office:value-type="float" office:value="0.0269742" calcext:value-type="float">
            <text:p>0.0269742</text:p>
          </table:table-cell>
          <table:table-cell office:value-type="float" office:value="0.027911" calcext:value-type="float">
            <text:p>0.027911</text:p>
          </table:table-cell>
          <table:table-cell office:value-type="float" office:value="0.0301885" calcext:value-type="float">
            <text:p>0.0301885</text:p>
          </table:table-cell>
          <table:table-cell office:value-type="float" office:value="0.0297847" calcext:value-type="float">
            <text:p>0.0297847</text:p>
          </table:table-cell>
          <table:table-cell office:value-type="float" office:value="0.03014" calcext:value-type="float">
            <text:p>0.03014</text:p>
          </table:table-cell>
          <table:table-cell office:value-type="float" office:value="0.0310284" calcext:value-type="float">
            <text:p>0.0310284</text:p>
          </table:table-cell>
          <table:table-cell office:value-type="float" office:value="0.0326436" calcext:value-type="float">
            <text:p>0.0326436</text:p>
          </table:table-cell>
          <table:table-cell office:value-type="float" office:value="0.0335966" calcext:value-type="float">
            <text:p>0.0335966</text:p>
          </table:table-cell>
          <table:table-cell office:value-type="float" office:value="0.0345173" calcext:value-type="float">
            <text:p>0.0345173</text:p>
          </table:table-cell>
          <table:table-cell table:formula="of:=SUM([.P69:.CC69])" office:value-type="float" office:value="2.6288379527" calcext:value-type="float">
            <text:p>2.6288379527</text:p>
          </table:table-cell>
        </table:table-row>
        <table:table-row table:style-name="ro1">
          <table:table-cell office:value-type="float" office:value="4.15625" calcext:value-type="float">
            <text:p>4.15625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1" office:value-type="float" office:value="0.0000187252" calcext:value-type="float">
            <text:p>1.87E-05</text:p>
          </table:table-cell>
          <table:table-cell office:value-type="float" office:value="0" calcext:value-type="float">
            <text:p>0</text:p>
          </table:table-cell>
          <table:table-cell office:value-type="float" office:value="0.000224702" calcext:value-type="float">
            <text:p>0.000224702</text:p>
          </table:table-cell>
          <table:table-cell office:value-type="float" office:value="0.000767733" calcext:value-type="float">
            <text:p>0.000767733</text:p>
          </table:table-cell>
          <table:table-cell office:value-type="float" office:value="0.00189124" calcext:value-type="float">
            <text:p>0.00189124</text:p>
          </table:table-cell>
          <table:table-cell office:value-type="float" office:value="0.00554266" calcext:value-type="float">
            <text:p>0.00554266</text:p>
          </table:table-cell>
          <table:table-cell office:value-type="float" office:value="0.0120028" calcext:value-type="float">
            <text:p>0.0120028</text:p>
          </table:table-cell>
          <table:table-cell office:value-type="float" office:value="0.0222268" calcext:value-type="float">
            <text:p>0.0222268</text:p>
          </table:table-cell>
          <table:table-cell office:value-type="float" office:value="0.0386113" calcext:value-type="float">
            <text:p>0.0386113</text:p>
          </table:table-cell>
          <table:table-cell office:value-type="float" office:value="0.0590031" calcext:value-type="float">
            <text:p>0.0590031</text:p>
          </table:table-cell>
          <table:table-cell office:value-type="float" office:value="0.0772976" calcext:value-type="float">
            <text:p>0.0772976</text:p>
          </table:table-cell>
          <table:table-cell office:value-type="float" office:value="0.0933825" calcext:value-type="float">
            <text:p>0.0933825</text:p>
          </table:table-cell>
          <table:table-cell office:value-type="float" office:value="0.107071" calcext:value-type="float">
            <text:p>0.107071</text:p>
          </table:table-cell>
          <table:table-cell office:value-type="float" office:value="0.117332" calcext:value-type="float">
            <text:p>0.117332</text:p>
          </table:table-cell>
          <table:table-cell office:value-type="float" office:value="0.121358" calcext:value-type="float">
            <text:p>0.121358</text:p>
          </table:table-cell>
          <table:table-cell office:value-type="float" office:value="0.125066" calcext:value-type="float">
            <text:p>0.125066</text:p>
          </table:table-cell>
          <table:table-cell office:value-type="float" office:value="0.118774" calcext:value-type="float">
            <text:p>0.118774</text:p>
          </table:table-cell>
          <table:table-cell office:value-type="float" office:value="0.114785" calcext:value-type="float">
            <text:p>0.114785</text:p>
          </table:table-cell>
          <table:table-cell office:value-type="float" office:value="0.10531" calcext:value-type="float">
            <text:p>0.10531</text:p>
          </table:table-cell>
          <table:table-cell office:value-type="float" office:value="0.0942439" calcext:value-type="float">
            <text:p>0.0942439</text:p>
          </table:table-cell>
          <table:table-cell office:value-type="float" office:value="0.0838139" calcext:value-type="float">
            <text:p>0.0838139</text:p>
          </table:table-cell>
          <table:table-cell office:value-type="float" office:value="0.0755936" calcext:value-type="float">
            <text:p>0.0755936</text:p>
          </table:table-cell>
          <table:table-cell office:value-type="float" office:value="0.0695079" calcext:value-type="float">
            <text:p>0.0695079</text:p>
          </table:table-cell>
          <table:table-cell office:value-type="float" office:value="0.0604075" calcext:value-type="float">
            <text:p>0.0604075</text:p>
          </table:table-cell>
          <table:table-cell office:value-type="float" office:value="0.0540409" calcext:value-type="float">
            <text:p>0.0540409</text:p>
          </table:table-cell>
          <table:table-cell office:value-type="float" office:value="0.0469066" calcext:value-type="float">
            <text:p>0.0469066</text:p>
          </table:table-cell>
          <table:table-cell office:value-type="float" office:value="0.0438169" calcext:value-type="float">
            <text:p>0.0438169</text:p>
          </table:table-cell>
          <table:table-cell office:value-type="float" office:value="0.0369261" calcext:value-type="float">
            <text:p>0.0369261</text:p>
          </table:table-cell>
          <table:table-cell office:value-type="float" office:value="0.03393" calcext:value-type="float">
            <text:p>0.03393</text:p>
          </table:table-cell>
          <table:table-cell office:value-type="float" office:value="0.030391" calcext:value-type="float">
            <text:p>0.030391</text:p>
          </table:table-cell>
          <table:table-cell office:value-type="float" office:value="0.028144" calcext:value-type="float">
            <text:p>0.028144</text:p>
          </table:table-cell>
          <table:table-cell office:value-type="float" office:value="0.0256722" calcext:value-type="float">
            <text:p>0.0256722</text:p>
          </table:table-cell>
          <table:table-cell office:value-type="float" office:value="0.0246423" calcext:value-type="float">
            <text:p>0.0246423</text:p>
          </table:table-cell>
          <table:table-cell office:value-type="float" office:value="0.0235001" calcext:value-type="float">
            <text:p>0.0235001</text:p>
          </table:table-cell>
          <table:table-cell office:value-type="float" office:value="0.0210471" calcext:value-type="float">
            <text:p>0.0210471</text:p>
          </table:table-cell>
          <table:table-cell office:value-type="float" office:value="0.0207475" calcext:value-type="float">
            <text:p>0.0207475</text:p>
          </table:table-cell>
          <table:table-cell office:value-type="float" office:value="0.0202794" calcext:value-type="float">
            <text:p>0.0202794</text:p>
          </table:table-cell>
          <table:table-cell office:value-type="float" office:value="0.0199236" calcext:value-type="float">
            <text:p>0.0199236</text:p>
          </table:table-cell>
          <table:table-cell office:value-type="float" office:value="0.0185754" calcext:value-type="float">
            <text:p>0.0185754</text:p>
          </table:table-cell>
          <table:table-cell office:value-type="float" office:value="0.0185192" calcext:value-type="float">
            <text:p>0.0185192</text:p>
          </table:table-cell>
          <table:table-cell office:value-type="float" office:value="0.0191371" calcext:value-type="float">
            <text:p>0.0191371</text:p>
          </table:table-cell>
          <table:table-cell office:value-type="float" office:value="0.0184443" calcext:value-type="float">
            <text:p>0.0184443</text:p>
          </table:table-cell>
          <table:table-cell office:value-type="float" office:value="0.0184818" calcext:value-type="float">
            <text:p>0.0184818</text:p>
          </table:table-cell>
          <table:table-cell office:value-type="float" office:value="0.0185379" calcext:value-type="float">
            <text:p>0.0185379</text:p>
          </table:table-cell>
          <table:table-cell office:value-type="float" office:value="0.0185754" calcext:value-type="float">
            <text:p>0.0185754</text:p>
          </table:table-cell>
          <table:table-cell office:value-type="float" office:value="0.0199236" calcext:value-type="float">
            <text:p>0.0199236</text:p>
          </table:table-cell>
          <table:table-cell office:value-type="float" office:value="0.0202045" calcext:value-type="float">
            <text:p>0.0202045</text:p>
          </table:table-cell>
          <table:table-cell office:value-type="float" office:value="0.0204666" calcext:value-type="float">
            <text:p>0.0204666</text:p>
          </table:table-cell>
          <table:table-cell office:value-type="float" office:value="0.0203356" calcext:value-type="float">
            <text:p>0.0203356</text:p>
          </table:table-cell>
          <table:table-cell office:value-type="float" office:value="0.0219646" calcext:value-type="float">
            <text:p>0.0219646</text:p>
          </table:table-cell>
          <table:table-cell office:value-type="float" office:value="0.0217025" calcext:value-type="float">
            <text:p>0.0217025</text:p>
          </table:table-cell>
          <table:table-cell office:value-type="float" office:value="0.0225826" calcext:value-type="float">
            <text:p>0.0225826</text:p>
          </table:table-cell>
          <table:table-cell office:value-type="float" office:value="0.0237997" calcext:value-type="float">
            <text:p>0.0237997</text:p>
          </table:table-cell>
          <table:table-cell office:value-type="float" office:value="0.0237061" calcext:value-type="float">
            <text:p>0.0237061</text:p>
          </table:table-cell>
          <table:table-cell office:value-type="float" office:value="0.0248483" calcext:value-type="float">
            <text:p>0.0248483</text:p>
          </table:table-cell>
          <table:table-cell office:value-type="float" office:value="0.0246611" calcext:value-type="float">
            <text:p>0.0246611</text:p>
          </table:table-cell>
          <table:table-cell office:value-type="float" office:value="0.0264212" calcext:value-type="float">
            <text:p>0.0264212</text:p>
          </table:table-cell>
          <table:table-cell office:value-type="float" office:value="0.026571" calcext:value-type="float">
            <text:p>0.026571</text:p>
          </table:table-cell>
          <table:table-cell office:value-type="float" office:value="0.0276946" calcext:value-type="float">
            <text:p>0.0276946</text:p>
          </table:table-cell>
          <table:table-cell office:value-type="float" office:value="0.0278818" calcext:value-type="float">
            <text:p>0.0278818</text:p>
          </table:table-cell>
          <table:table-cell office:value-type="float" office:value="0.0294922" calcext:value-type="float">
            <text:p>0.0294922</text:p>
          </table:table-cell>
          <table:table-cell office:value-type="float" office:value="0.0283499" calcext:value-type="float">
            <text:p>0.0283499</text:p>
          </table:table-cell>
          <table:table-cell office:value-type="float" office:value="0.0305782" calcext:value-type="float">
            <text:p>0.0305782</text:p>
          </table:table-cell>
          <table:table-cell office:value-type="float" office:value="0.0314396" calcext:value-type="float">
            <text:p>0.0314396</text:p>
          </table:table-cell>
          <table:table-cell office:value-type="float" office:value="0.0315145" calcext:value-type="float">
            <text:p>0.0315145</text:p>
          </table:table-cell>
          <table:table-cell office:value-type="float" office:value="0.0333496" calcext:value-type="float">
            <text:p>0.0333496</text:p>
          </table:table-cell>
          <table:table-cell office:value-type="float" office:value="0.0345667" calcext:value-type="float">
            <text:p>0.0345667</text:p>
          </table:table-cell>
          <table:table-cell table:formula="of:=SUM([.P70:.CC70])" office:value-type="float" office:value="2.636506535" calcext:value-type="float">
            <text:p>2.636506535</text:p>
          </table:table-cell>
        </table:table-row>
        <table:table-row table:style-name="ro1">
          <table:table-cell office:value-type="float" office:value="4.215625" calcext:value-type="float">
            <text:p>4.215625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1" office:value-type="float" office:value="0.0000218771" calcext:value-type="float">
            <text:p>2.19E-05</text:p>
          </table:table-cell>
          <table:table-cell office:value-type="float" office:value="0.000175016" calcext:value-type="float">
            <text:p>0.000175016</text:p>
          </table:table-cell>
          <table:table-cell office:value-type="float" office:value="0.000393787" calcext:value-type="float">
            <text:p>0.000393787</text:p>
          </table:table-cell>
          <table:table-cell office:value-type="float" office:value="0.00240648" calcext:value-type="float">
            <text:p>0.00240648</text:p>
          </table:table-cell>
          <table:table-cell office:value-type="float" office:value="0.00468169" calcext:value-type="float">
            <text:p>0.00468169</text:p>
          </table:table-cell>
          <table:table-cell office:value-type="float" office:value="0.0118136" calcext:value-type="float">
            <text:p>0.0118136</text:p>
          </table:table-cell>
          <table:table-cell office:value-type="float" office:value="0.0233428" calcext:value-type="float">
            <text:p>0.0233428</text:p>
          </table:table-cell>
          <table:table-cell office:value-type="float" office:value="0.0375848" calcext:value-type="float">
            <text:p>0.0375848</text:p>
          </table:table-cell>
          <table:table-cell office:value-type="float" office:value="0.0573616" calcext:value-type="float">
            <text:p>0.0573616</text:p>
          </table:table-cell>
          <table:table-cell office:value-type="float" office:value="0.0778823" calcext:value-type="float">
            <text:p>0.0778823</text:p>
          </table:table-cell>
          <table:table-cell office:value-type="float" office:value="0.0919711" calcext:value-type="float">
            <text:p>0.0919711</text:p>
          </table:table-cell>
          <table:table-cell office:value-type="float" office:value="0.11037" calcext:value-type="float">
            <text:p>0.11037</text:p>
          </table:table-cell>
          <table:table-cell office:value-type="float" office:value="0.118092" calcext:value-type="float">
            <text:p>0.118092</text:p>
          </table:table-cell>
          <table:table-cell office:value-type="float" office:value="0.124065" calcext:value-type="float">
            <text:p>0.124065</text:p>
          </table:table-cell>
          <table:table-cell office:value-type="float" office:value="0.123365" calcext:value-type="float">
            <text:p>0.123365</text:p>
          </table:table-cell>
          <table:table-cell office:value-type="float" office:value="0.119405" calcext:value-type="float">
            <text:p>0.119405</text:p>
          </table:table-cell>
          <table:table-cell office:value-type="float" office:value="0.113564" calcext:value-type="float">
            <text:p>0.113564</text:p>
          </table:table-cell>
          <table:table-cell office:value-type="float" office:value="0.10431" calcext:value-type="float">
            <text:p>0.10431</text:p>
          </table:table-cell>
          <table:table-cell office:value-type="float" office:value="0.093065" calcext:value-type="float">
            <text:p>0.093065</text:p>
          </table:table-cell>
          <table:table-cell office:value-type="float" office:value="0.0846861" calcext:value-type="float">
            <text:p>0.0846861</text:p>
          </table:table-cell>
          <table:table-cell office:value-type="float" office:value="0.0775541" calcext:value-type="float">
            <text:p>0.0775541</text:p>
          </table:table-cell>
          <table:table-cell office:value-type="float" office:value="0.0675782" calcext:value-type="float">
            <text:p>0.0675782</text:p>
          </table:table-cell>
          <table:table-cell office:value-type="float" office:value="0.0629622" calcext:value-type="float">
            <text:p>0.0629622</text:p>
          </table:table-cell>
          <table:table-cell office:value-type="float" office:value="0.0539488" calcext:value-type="float">
            <text:p>0.0539488</text:p>
          </table:table-cell>
          <table:table-cell office:value-type="float" office:value="0.0487202" calcext:value-type="float">
            <text:p>0.0487202</text:p>
          </table:table-cell>
          <table:table-cell office:value-type="float" office:value="0.0415226" calcext:value-type="float">
            <text:p>0.0415226</text:p>
          </table:table-cell>
          <table:table-cell office:value-type="float" office:value="0.0377598" calcext:value-type="float">
            <text:p>0.0377598</text:p>
          </table:table-cell>
          <table:table-cell office:value-type="float" office:value="0.0331875" calcext:value-type="float">
            <text:p>0.0331875</text:p>
          </table:table-cell>
          <table:table-cell office:value-type="float" office:value="0.0310217" calcext:value-type="float">
            <text:p>0.0310217</text:p>
          </table:table-cell>
          <table:table-cell office:value-type="float" office:value="0.028287" calcext:value-type="float">
            <text:p>0.028287</text:p>
          </table:table-cell>
          <table:table-cell office:value-type="float" office:value="0.0267119" calcext:value-type="float">
            <text:p>0.0267119</text:p>
          </table:table-cell>
          <table:table-cell office:value-type="float" office:value="0.0242616" calcext:value-type="float">
            <text:p>0.0242616</text:p>
          </table:table-cell>
          <table:table-cell office:value-type="float" office:value="0.0223802" calcext:value-type="float">
            <text:p>0.0223802</text:p>
          </table:table-cell>
          <table:table-cell office:value-type="float" office:value="0.0229709" calcext:value-type="float">
            <text:p>0.0229709</text:p>
          </table:table-cell>
          <table:table-cell office:value-type="float" office:value="0.0205426" calcext:value-type="float">
            <text:p>0.0205426</text:p>
          </table:table-cell>
          <table:table-cell office:value-type="float" office:value="0.0195362" calcext:value-type="float">
            <text:p>0.0195362</text:p>
          </table:table-cell>
          <table:table-cell office:value-type="float" office:value="0.0194706" calcext:value-type="float">
            <text:p>0.0194706</text:p>
          </table:table-cell>
          <table:table-cell office:value-type="float" office:value="0.0189893" calcext:value-type="float">
            <text:p>0.0189893</text:p>
          </table:table-cell>
          <table:table-cell office:value-type="float" office:value="0.0195143" calcext:value-type="float">
            <text:p>0.0195143</text:p>
          </table:table-cell>
          <table:table-cell office:value-type="float" office:value="0.0185955" calcext:value-type="float">
            <text:p>0.0185955</text:p>
          </table:table-cell>
          <table:table-cell office:value-type="float" office:value="0.0191643" calcext:value-type="float">
            <text:p>0.0191643</text:p>
          </table:table-cell>
          <table:table-cell office:value-type="float" office:value="0.0176985" calcext:value-type="float">
            <text:p>0.0176985</text:p>
          </table:table-cell>
          <table:table-cell office:value-type="float" office:value="0.0196237" calcext:value-type="float">
            <text:p>0.0196237</text:p>
          </table:table-cell>
          <table:table-cell office:value-type="float" office:value="0.0203238" calcext:value-type="float">
            <text:p>0.0203238</text:p>
          </table:table-cell>
          <table:table-cell office:value-type="float" office:value="0.0196237" calcext:value-type="float">
            <text:p>0.0196237</text:p>
          </table:table-cell>
          <table:table-cell office:value-type="float" office:value="0.0194049" calcext:value-type="float">
            <text:p>0.0194049</text:p>
          </table:table-cell>
          <table:table-cell office:value-type="float" office:value="0.0196237" calcext:value-type="float">
            <text:p>0.0196237</text:p>
          </table:table-cell>
          <table:table-cell office:value-type="float" office:value="0.0206082" calcext:value-type="float">
            <text:p>0.0206082</text:p>
          </table:table-cell>
          <table:table-cell office:value-type="float" office:value="0.0206519" calcext:value-type="float">
            <text:p>0.0206519</text:p>
          </table:table-cell>
          <table:table-cell office:value-type="float" office:value="0.0214176" calcext:value-type="float">
            <text:p>0.0214176</text:p>
          </table:table-cell>
          <table:table-cell office:value-type="float" office:value="0.0226209" calcext:value-type="float">
            <text:p>0.0226209</text:p>
          </table:table-cell>
          <table:table-cell office:value-type="float" office:value="0.0225334" calcext:value-type="float">
            <text:p>0.0225334</text:p>
          </table:table-cell>
          <table:table-cell office:value-type="float" office:value="0.0239554" calcext:value-type="float">
            <text:p>0.0239554</text:p>
          </table:table-cell>
          <table:table-cell office:value-type="float" office:value="0.0238679" calcext:value-type="float">
            <text:p>0.0238679</text:p>
          </table:table-cell>
          <table:table-cell office:value-type="float" office:value="0.026515" calcext:value-type="float">
            <text:p>0.026515</text:p>
          </table:table-cell>
          <table:table-cell office:value-type="float" office:value="0.0260118" calcext:value-type="float">
            <text:p>0.0260118</text:p>
          </table:table-cell>
          <table:table-cell office:value-type="float" office:value="0.0268869" calcext:value-type="float">
            <text:p>0.0268869</text:p>
          </table:table-cell>
          <table:table-cell office:value-type="float" office:value="0.0284183" calcext:value-type="float">
            <text:p>0.0284183</text:p>
          </table:table-cell>
          <table:table-cell office:value-type="float" office:value="0.0286371" calcext:value-type="float">
            <text:p>0.0286371</text:p>
          </table:table-cell>
          <table:table-cell office:value-type="float" office:value="0.0276963" calcext:value-type="float">
            <text:p>0.0276963</text:p>
          </table:table-cell>
          <table:table-cell office:value-type="float" office:value="0.0301903" calcext:value-type="float">
            <text:p>0.0301903</text:p>
          </table:table-cell>
          <table:table-cell office:value-type="float" office:value="0.0300809" calcext:value-type="float">
            <text:p>0.0300809</text:p>
          </table:table-cell>
          <table:table-cell office:value-type="float" office:value="0.0306497" calcext:value-type="float">
            <text:p>0.0306497</text:p>
          </table:table-cell>
          <table:table-cell office:value-type="float" office:value="0.0325968" calcext:value-type="float">
            <text:p>0.0325968</text:p>
          </table:table-cell>
          <table:table-cell office:value-type="float" office:value="0.0343688" calcext:value-type="float">
            <text:p>0.0343688</text:p>
          </table:table-cell>
          <table:table-cell office:value-type="float" office:value="0.0353971" calcext:value-type="float">
            <text:p>0.0353971</text:p>
          </table:table-cell>
          <table:table-cell table:formula="of:=SUM([.P71:.CC71])" office:value-type="float" office:value="2.6426392501" calcext:value-type="float">
            <text:p>2.6426392501</text:p>
          </table:table-cell>
        </table:table-row>
        <table:table-row table:style-name="ro1">
          <table:table-cell office:value-type="float" office:value="4.275" calcext:value-type="float">
            <text:p>4.275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1" office:value-type="float" office:value="0.0000492308" calcext:value-type="float">
            <text:p>4.92E-05</text:p>
          </table:table-cell>
          <table:table-cell office:value-type="float" office:value="0.000123077" calcext:value-type="float">
            <text:p>0.000123077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0.00196923" calcext:value-type="float">
            <text:p>0.00196923</text:p>
          </table:table-cell>
          <table:table-cell office:value-type="float" office:value="0.00566154" calcext:value-type="float">
            <text:p>0.00566154</text:p>
          </table:table-cell>
          <table:table-cell office:value-type="float" office:value="0.0122092" calcext:value-type="float">
            <text:p>0.0122092</text:p>
          </table:table-cell>
          <table:table-cell office:value-type="float" office:value="0.0235323" calcext:value-type="float">
            <text:p>0.0235323</text:p>
          </table:table-cell>
          <table:table-cell office:value-type="float" office:value="0.03808" calcext:value-type="float">
            <text:p>0.03808</text:p>
          </table:table-cell>
          <table:table-cell office:value-type="float" office:value="0.0566892" calcext:value-type="float">
            <text:p>0.0566892</text:p>
          </table:table-cell>
          <table:table-cell office:value-type="float" office:value="0.0762831" calcext:value-type="float">
            <text:p>0.0762831</text:p>
          </table:table-cell>
          <table:table-cell office:value-type="float" office:value="0.0960246" calcext:value-type="float">
            <text:p>0.0960246</text:p>
          </table:table-cell>
          <table:table-cell office:value-type="float" office:value="0.109145" calcext:value-type="float">
            <text:p>0.109145</text:p>
          </table:table-cell>
          <table:table-cell office:value-type="float" office:value="0.11616" calcext:value-type="float">
            <text:p>0.11616</text:p>
          </table:table-cell>
          <table:table-cell office:value-type="float" office:value="0.123003" calcext:value-type="float">
            <text:p>0.123003</text:p>
          </table:table-cell>
          <table:table-cell office:value-type="float" office:value="0.1248" calcext:value-type="float">
            <text:p>0.1248</text:p>
          </table:table-cell>
          <table:table-cell office:value-type="float" office:value="0.120025" calcext:value-type="float">
            <text:p>0.120025</text:p>
          </table:table-cell>
          <table:table-cell office:value-type="float" office:value="0.112492" calcext:value-type="float">
            <text:p>0.112492</text:p>
          </table:table-cell>
          <table:table-cell office:value-type="float" office:value="0.103877" calcext:value-type="float">
            <text:p>0.103877</text:p>
          </table:table-cell>
          <table:table-cell office:value-type="float" office:value="0.0925292" calcext:value-type="float">
            <text:p>0.0925292</text:p>
          </table:table-cell>
          <table:table-cell office:value-type="float" office:value="0.0852677" calcext:value-type="float">
            <text:p>0.0852677</text:p>
          </table:table-cell>
          <table:table-cell office:value-type="float" office:value="0.0739692" calcext:value-type="float">
            <text:p>0.0739692</text:p>
          </table:table-cell>
          <table:table-cell office:value-type="float" office:value="0.0699323" calcext:value-type="float">
            <text:p>0.0699323</text:p>
          </table:table-cell>
          <table:table-cell office:value-type="float" office:value="0.0591262" calcext:value-type="float">
            <text:p>0.0591262</text:p>
          </table:table-cell>
          <table:table-cell office:value-type="float" office:value="0.0555323" calcext:value-type="float">
            <text:p>0.0555323</text:p>
          </table:table-cell>
          <table:table-cell office:value-type="float" office:value="0.0475815" calcext:value-type="float">
            <text:p>0.0475815</text:p>
          </table:table-cell>
          <table:table-cell office:value-type="float" office:value="0.0417231" calcext:value-type="float">
            <text:p>0.0417231</text:p>
          </table:table-cell>
          <table:table-cell office:value-type="float" office:value="0.03776" calcext:value-type="float">
            <text:p>0.03776</text:p>
          </table:table-cell>
          <table:table-cell office:value-type="float" office:value="0.0353477" calcext:value-type="float">
            <text:p>0.0353477</text:p>
          </table:table-cell>
          <table:table-cell office:value-type="float" office:value="0.0308431" calcext:value-type="float">
            <text:p>0.0308431</text:p>
          </table:table-cell>
          <table:table-cell office:value-type="float" office:value="0.0277415" calcext:value-type="float">
            <text:p>0.0277415</text:p>
          </table:table-cell>
          <table:table-cell office:value-type="float" office:value="0.0286769" calcext:value-type="float">
            <text:p>0.0286769</text:p>
          </table:table-cell>
          <table:table-cell office:value-type="float" office:value="0.0244431" calcext:value-type="float">
            <text:p>0.0244431</text:p>
          </table:table-cell>
          <table:table-cell office:value-type="float" office:value="0.0216369" calcext:value-type="float">
            <text:p>0.0216369</text:p>
          </table:table-cell>
          <table:table-cell office:value-type="float" office:value="0.0230646" calcext:value-type="float">
            <text:p>0.0230646</text:p>
          </table:table-cell>
          <table:table-cell office:value-type="float" office:value="0.0209477" calcext:value-type="float">
            <text:p>0.0209477</text:p>
          </table:table-cell>
          <table:table-cell office:value-type="float" office:value="0.0210462" calcext:value-type="float">
            <text:p>0.0210462</text:p>
          </table:table-cell>
          <table:table-cell office:value-type="float" office:value="0.0196431" calcext:value-type="float">
            <text:p>0.0196431</text:p>
          </table:table-cell>
          <table:table-cell office:value-type="float" office:value="0.0190277" calcext:value-type="float">
            <text:p>0.0190277</text:p>
          </table:table-cell>
          <table:table-cell office:value-type="float" office:value="0.0194462" calcext:value-type="float">
            <text:p>0.0194462</text:p>
          </table:table-cell>
          <table:table-cell office:value-type="float" office:value="0.0187077" calcext:value-type="float">
            <text:p>0.0187077</text:p>
          </table:table-cell>
          <table:table-cell office:value-type="float" office:value="0.0192492" calcext:value-type="float">
            <text:p>0.0192492</text:p>
          </table:table-cell>
          <table:table-cell office:value-type="float" office:value="0.0184123" calcext:value-type="float">
            <text:p>0.0184123</text:p>
          </table:table-cell>
          <table:table-cell office:value-type="float" office:value="0.0200369" calcext:value-type="float">
            <text:p>0.0200369</text:p>
          </table:table-cell>
          <table:table-cell office:value-type="float" office:value="0.0194708" calcext:value-type="float">
            <text:p>0.0194708</text:p>
          </table:table-cell>
          <table:table-cell office:value-type="float" office:value="0.0179938" calcext:value-type="float">
            <text:p>0.0179938</text:p>
          </table:table-cell>
          <table:table-cell office:value-type="float" office:value="0.0193231" calcext:value-type="float">
            <text:p>0.0193231</text:p>
          </table:table-cell>
          <table:table-cell office:value-type="float" office:value="0.0219077" calcext:value-type="float">
            <text:p>0.0219077</text:p>
          </table:table-cell>
          <table:table-cell office:value-type="float" office:value="0.0200862" calcext:value-type="float">
            <text:p>0.0200862</text:p>
          </table:table-cell>
          <table:table-cell office:value-type="float" office:value="0.0209477" calcext:value-type="float">
            <text:p>0.0209477</text:p>
          </table:table-cell>
          <table:table-cell office:value-type="float" office:value="0.0204554" calcext:value-type="float">
            <text:p>0.0204554</text:p>
          </table:table-cell>
          <table:table-cell office:value-type="float" office:value="0.0229908" calcext:value-type="float">
            <text:p>0.0229908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50585" calcext:value-type="float">
            <text:p>0.0250585</text:p>
          </table:table-cell>
          <table:table-cell office:value-type="float" office:value="0.0245908" calcext:value-type="float">
            <text:p>0.0245908</text:p>
          </table:table-cell>
          <table:table-cell office:value-type="float" office:value="0.0282831" calcext:value-type="float">
            <text:p>0.0282831</text:p>
          </table:table-cell>
          <table:table-cell office:value-type="float" office:value="0.0256738" calcext:value-type="float">
            <text:p>0.0256738</text:p>
          </table:table-cell>
          <table:table-cell office:value-type="float" office:value="0.0264862" calcext:value-type="float">
            <text:p>0.0264862</text:p>
          </table:table-cell>
          <table:table-cell office:value-type="float" office:value="0.0277169" calcext:value-type="float">
            <text:p>0.0277169</text:p>
          </table:table-cell>
          <table:table-cell office:value-type="float" office:value="0.0283077" calcext:value-type="float">
            <text:p>0.0283077</text:p>
          </table:table-cell>
          <table:table-cell office:value-type="float" office:value="0.0288492" calcext:value-type="float">
            <text:p>0.0288492</text:p>
          </table:table-cell>
          <table:table-cell office:value-type="float" office:value="0.0312862" calcext:value-type="float">
            <text:p>0.0312862</text:p>
          </table:table-cell>
          <table:table-cell office:value-type="float" office:value="0.0294646" calcext:value-type="float">
            <text:p>0.0294646</text:p>
          </table:table-cell>
          <table:table-cell office:value-type="float" office:value="0.03232" calcext:value-type="float">
            <text:p>0.03232</text:p>
          </table:table-cell>
          <table:table-cell office:value-type="float" office:value="0.0322215" calcext:value-type="float">
            <text:p>0.0322215</text:p>
          </table:table-cell>
          <table:table-cell office:value-type="float" office:value="0.0332062" calcext:value-type="float">
            <text:p>0.0332062</text:p>
          </table:table-cell>
          <table:table-cell office:value-type="float" office:value="0.0331077" calcext:value-type="float">
            <text:p>0.0331077</text:p>
          </table:table-cell>
          <table:table-cell table:formula="of:=SUM([.P72:.CC72])" office:value-type="float" office:value="2.6462036778" calcext:value-type="float">
            <text:p>2.6462036778</text:p>
          </table:table-cell>
        </table:table-row>
        <table:table-row table:style-name="ro1">
          <table:table-cell office:value-type="float" office:value="4.334375" calcext:value-type="float">
            <text:p>4.334375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1" office:value-type="float" office:value="0.0000556297" calcext:value-type="float">
            <text:p>5.56E-05</text:p>
          </table:table-cell>
          <table:table-cell office:value-type="float" office:value="0.000723186" calcext:value-type="float">
            <text:p>0.000723186</text:p>
          </table:table-cell>
          <table:table-cell office:value-type="float" office:value="0.00228082" calcext:value-type="float">
            <text:p>0.00228082</text:p>
          </table:table-cell>
          <table:table-cell office:value-type="float" office:value="0.00506231" calcext:value-type="float">
            <text:p>0.00506231</text:p>
          </table:table-cell>
          <table:table-cell office:value-type="float" office:value="0.0124889" calcext:value-type="float">
            <text:p>0.0124889</text:p>
          </table:table-cell>
          <table:table-cell office:value-type="float" office:value="0.0230863" calcext:value-type="float">
            <text:p>0.0230863</text:p>
          </table:table-cell>
          <table:table-cell office:value-type="float" office:value="0.0402759" calcext:value-type="float">
            <text:p>0.0402759</text:p>
          </table:table-cell>
          <table:table-cell office:value-type="float" office:value="0.0538774" calcext:value-type="float">
            <text:p>0.0538774</text:p>
          </table:table-cell>
          <table:table-cell office:value-type="float" office:value="0.0746551" calcext:value-type="float">
            <text:p>0.0746551</text:p>
          </table:table-cell>
          <table:table-cell office:value-type="float" office:value="0.0952659" calcext:value-type="float">
            <text:p>0.0952659</text:p>
          </table:table-cell>
          <table:table-cell office:value-type="float" office:value="0.109229" calcext:value-type="float">
            <text:p>0.109229</text:p>
          </table:table-cell>
          <table:table-cell office:value-type="float" office:value="0.117685" calcext:value-type="float">
            <text:p>0.117685</text:p>
          </table:table-cell>
          <table:table-cell office:value-type="float" office:value="0.123415" calcext:value-type="float">
            <text:p>0.123415</text:p>
          </table:table-cell>
          <table:table-cell office:value-type="float" office:value="0.124221" calcext:value-type="float">
            <text:p>0.124221</text:p>
          </table:table-cell>
          <table:table-cell office:value-type="float" office:value="0.117156" calcext:value-type="float">
            <text:p>0.117156</text:p>
          </table:table-cell>
          <table:table-cell office:value-type="float" office:value="0.112455" calcext:value-type="float">
            <text:p>0.112455</text:p>
          </table:table-cell>
          <table:table-cell office:value-type="float" office:value="0.102943" calcext:value-type="float">
            <text:p>0.102943</text:p>
          </table:table-cell>
          <table:table-cell office:value-type="float" office:value="0.0968235" calcext:value-type="float">
            <text:p>0.0968235</text:p>
          </table:table-cell>
          <table:table-cell office:value-type="float" office:value="0.0862539" calcext:value-type="float">
            <text:p>0.0862539</text:p>
          </table:table-cell>
          <table:table-cell office:value-type="float" office:value="0.0750723" calcext:value-type="float">
            <text:p>0.0750723</text:p>
          </table:table-cell>
          <table:table-cell office:value-type="float" office:value="0.0678683" calcext:value-type="float">
            <text:p>0.0678683</text:p>
          </table:table-cell>
          <table:table-cell office:value-type="float" office:value="0.0626947" calcext:value-type="float">
            <text:p>0.0626947</text:p>
          </table:table-cell>
          <table:table-cell office:value-type="float" office:value="0.0521529" calcext:value-type="float">
            <text:p>0.0521529</text:p>
          </table:table-cell>
          <table:table-cell office:value-type="float" office:value="0.0475356" calcext:value-type="float">
            <text:p>0.0475356</text:p>
          </table:table-cell>
          <table:table-cell office:value-type="float" office:value="0.0417501" calcext:value-type="float">
            <text:p>0.0417501</text:p>
          </table:table-cell>
          <table:table-cell office:value-type="float" office:value="0.0394971" calcext:value-type="float">
            <text:p>0.0394971</text:p>
          </table:table-cell>
          <table:table-cell office:value-type="float" office:value="0.036354" calcext:value-type="float">
            <text:p>0.036354</text:p>
          </table:table-cell>
          <table:table-cell office:value-type="float" office:value="0.0308745" calcext:value-type="float">
            <text:p>0.0308745</text:p>
          </table:table-cell>
          <table:table-cell office:value-type="float" office:value="0.0293169" calcext:value-type="float">
            <text:p>0.0293169</text:p>
          </table:table-cell>
          <table:table-cell office:value-type="float" office:value="0.0260625" calcext:value-type="float">
            <text:p>0.0260625</text:p>
          </table:table-cell>
          <table:table-cell office:value-type="float" office:value="0.0252003" calcext:value-type="float">
            <text:p>0.0252003</text:p>
          </table:table-cell>
          <table:table-cell office:value-type="float" office:value="0.0222519" calcext:value-type="float">
            <text:p>0.0222519</text:p>
          </table:table-cell>
          <table:table-cell office:value-type="float" office:value="0.0216121" calcext:value-type="float">
            <text:p>0.0216121</text:p>
          </table:table-cell>
          <table:table-cell office:value-type="float" office:value="0.0211393" calcext:value-type="float">
            <text:p>0.0211393</text:p>
          </table:table-cell>
          <table:table-cell office:value-type="float" office:value="0.0198598" calcext:value-type="float">
            <text:p>0.0198598</text:p>
          </table:table-cell>
          <table:table-cell office:value-type="float" office:value="0.0194148" calcext:value-type="float">
            <text:p>0.0194148</text:p>
          </table:table-cell>
          <table:table-cell office:value-type="float" office:value="0.0189419" calcext:value-type="float">
            <text:p>0.0189419</text:p>
          </table:table-cell>
          <table:table-cell office:value-type="float" office:value="0.018775" calcext:value-type="float">
            <text:p>0.018775</text:p>
          </table:table-cell>
          <table:table-cell office:value-type="float" office:value="0.0200267" calcext:value-type="float">
            <text:p>0.0200267</text:p>
          </table:table-cell>
          <table:table-cell office:value-type="float" office:value="0.0194704" calcext:value-type="float">
            <text:p>0.0194704</text:p>
          </table:table-cell>
          <table:table-cell office:value-type="float" office:value="0.0191366" calcext:value-type="float">
            <text:p>0.0191366</text:p>
          </table:table-cell>
          <table:table-cell office:value-type="float" office:value="0.0196929" calcext:value-type="float">
            <text:p>0.0196929</text:p>
          </table:table-cell>
          <table:table-cell office:value-type="float" office:value="0.0194426" calcext:value-type="float">
            <text:p>0.0194426</text:p>
          </table:table-cell>
          <table:table-cell office:value-type="float" office:value="0.019387" calcext:value-type="float">
            <text:p>0.019387</text:p>
          </table:table-cell>
          <table:table-cell office:value-type="float" office:value="0.0207499" calcext:value-type="float">
            <text:p>0.0207499</text:p>
          </table:table-cell>
          <table:table-cell office:value-type="float" office:value="0.0198876" calcext:value-type="float">
            <text:p>0.0198876</text:p>
          </table:table-cell>
          <table:table-cell office:value-type="float" office:value="0.021028" calcext:value-type="float">
            <text:p>0.021028</text:p>
          </table:table-cell>
          <table:table-cell office:value-type="float" office:value="0.0222797" calcext:value-type="float">
            <text:p>0.0222797</text:p>
          </table:table-cell>
          <table:table-cell office:value-type="float" office:value="0.0219459" calcext:value-type="float">
            <text:p>0.0219459</text:p>
          </table:table-cell>
          <table:table-cell office:value-type="float" office:value="0.0225857" calcext:value-type="float">
            <text:p>0.0225857</text:p>
          </table:table-cell>
          <table:table-cell office:value-type="float" office:value="0.0236426" calcext:value-type="float">
            <text:p>0.0236426</text:p>
          </table:table-cell>
          <table:table-cell office:value-type="float" office:value="0.0230307" calcext:value-type="float">
            <text:p>0.0230307</text:p>
          </table:table-cell>
          <table:table-cell office:value-type="float" office:value="0.024783" calcext:value-type="float">
            <text:p>0.024783</text:p>
          </table:table-cell>
          <table:table-cell office:value-type="float" office:value="0.0264798" calcext:value-type="float">
            <text:p>0.0264798</text:p>
          </table:table-cell>
          <table:table-cell office:value-type="float" office:value="0.0265354" calcext:value-type="float">
            <text:p>0.0265354</text:p>
          </table:table-cell>
          <table:table-cell office:value-type="float" office:value="0.0268413" calcext:value-type="float">
            <text:p>0.0268413</text:p>
          </table:table-cell>
          <table:table-cell office:value-type="float" office:value="0.0276202" calcext:value-type="float">
            <text:p>0.0276202</text:p>
          </table:table-cell>
          <table:table-cell office:value-type="float" office:value="0.0287049" calcext:value-type="float">
            <text:p>0.0287049</text:p>
          </table:table-cell>
          <table:table-cell office:value-type="float" office:value="0.0282043" calcext:value-type="float">
            <text:p>0.0282043</text:p>
          </table:table-cell>
          <table:table-cell office:value-type="float" office:value="0.0298732" calcext:value-type="float">
            <text:p>0.0298732</text:p>
          </table:table-cell>
          <table:table-cell office:value-type="float" office:value="0.029595" calcext:value-type="float">
            <text:p>0.029595</text:p>
          </table:table-cell>
          <table:table-cell office:value-type="float" office:value="0.0297897" calcext:value-type="float">
            <text:p>0.0297897</text:p>
          </table:table-cell>
          <table:table-cell office:value-type="float" office:value="0.0311248" calcext:value-type="float">
            <text:p>0.0311248</text:p>
          </table:table-cell>
          <table:table-cell office:value-type="float" office:value="0.0338785" calcext:value-type="float">
            <text:p>0.0338785</text:p>
          </table:table-cell>
          <table:table-cell office:value-type="float" office:value="0.0355474" calcext:value-type="float">
            <text:p>0.0355474</text:p>
          </table:table-cell>
          <table:table-cell table:formula="of:=SUM([.P73:.CC73])" office:value-type="float" office:value="2.6456106457" calcext:value-type="float">
            <text:p>2.6456106457</text:p>
          </table:table-cell>
        </table:table-row>
        <table:table-row table:style-name="ro1">
          <table:table-cell office:value-type="float" office:value="4.39375" calcext:value-type="float">
            <text:p>4.3937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000209543" calcext:value-type="float">
            <text:p>0.000209543</text:p>
          </table:table-cell>
          <table:table-cell office:value-type="float" office:value="0.000658564" calcext:value-type="float">
            <text:p>0.000658564</text:p>
          </table:table-cell>
          <table:table-cell office:value-type="float" office:value="0.00224511" calcext:value-type="float">
            <text:p>0.00224511</text:p>
          </table:table-cell>
          <table:table-cell office:value-type="float" office:value="0.00496917" calcext:value-type="float">
            <text:p>0.00496917</text:p>
          </table:table-cell>
          <table:table-cell office:value-type="float" office:value="0.0118242" calcext:value-type="float">
            <text:p>0.0118242</text:p>
          </table:table-cell>
          <table:table-cell office:value-type="float" office:value="0.0233192" calcext:value-type="float">
            <text:p>0.0233192</text:p>
          </table:table-cell>
          <table:table-cell office:value-type="float" office:value="0.0389451" calcext:value-type="float">
            <text:p>0.0389451</text:p>
          </table:table-cell>
          <table:table-cell office:value-type="float" office:value="0.0568161" calcext:value-type="float">
            <text:p>0.0568161</text:p>
          </table:table-cell>
          <table:table-cell office:value-type="float" office:value="0.0763336" calcext:value-type="float">
            <text:p>0.0763336</text:p>
          </table:table-cell>
          <table:table-cell office:value-type="float" office:value="0.0955517" calcext:value-type="float">
            <text:p>0.0955517</text:p>
          </table:table-cell>
          <table:table-cell office:value-type="float" office:value="0.110968" calcext:value-type="float">
            <text:p>0.110968</text:p>
          </table:table-cell>
          <table:table-cell office:value-type="float" office:value="0.118122" calcext:value-type="float">
            <text:p>0.118122</text:p>
          </table:table-cell>
          <table:table-cell office:value-type="float" office:value="0.122343" calcext:value-type="float">
            <text:p>0.122343</text:p>
          </table:table-cell>
          <table:table-cell office:value-type="float" office:value="0.120966" calcext:value-type="float">
            <text:p>0.120966</text:p>
          </table:table-cell>
          <table:table-cell office:value-type="float" office:value="0.11908" calcext:value-type="float">
            <text:p>0.11908</text:p>
          </table:table-cell>
          <table:table-cell office:value-type="float" office:value="0.111477" calcext:value-type="float">
            <text:p>0.111477</text:p>
          </table:table-cell>
          <table:table-cell office:value-type="float" office:value="0.104173" calcext:value-type="float">
            <text:p>0.104173</text:p>
          </table:table-cell>
          <table:table-cell office:value-type="float" office:value="0.0964497" calcext:value-type="float">
            <text:p>0.0964497</text:p>
          </table:table-cell>
          <table:table-cell office:value-type="float" office:value="0.0855236" calcext:value-type="float">
            <text:p>0.0855236</text:p>
          </table:table-cell>
          <table:table-cell office:value-type="float" office:value="0.0746273" calcext:value-type="float">
            <text:p>0.0746273</text:p>
          </table:table-cell>
          <table:table-cell office:value-type="float" office:value="0.0679519" calcext:value-type="float">
            <text:p>0.0679519</text:p>
          </table:table-cell>
          <table:table-cell office:value-type="float" office:value="0.0602886" calcext:value-type="float">
            <text:p>0.0602886</text:p>
          </table:table-cell>
          <table:table-cell office:value-type="float" office:value="0.052775" calcext:value-type="float">
            <text:p>0.052775</text:p>
          </table:table-cell>
          <table:table-cell office:value-type="float" office:value="0.0464887" calcext:value-type="float">
            <text:p>0.0464887</text:p>
          </table:table-cell>
          <table:table-cell office:value-type="float" office:value="0.0429264" calcext:value-type="float">
            <text:p>0.0429264</text:p>
          </table:table-cell>
          <table:table-cell office:value-type="float" office:value="0.0390349" calcext:value-type="float">
            <text:p>0.0390349</text:p>
          </table:table-cell>
          <table:table-cell office:value-type="float" office:value="0.035323" calcext:value-type="float">
            <text:p>0.035323</text:p>
          </table:table-cell>
          <table:table-cell office:value-type="float" office:value="0.0337963" calcext:value-type="float">
            <text:p>0.0337963</text:p>
          </table:table-cell>
          <table:table-cell office:value-type="float" office:value="0.0290068" calcext:value-type="float">
            <text:p>0.0290068</text:p>
          </table:table-cell>
          <table:table-cell office:value-type="float" office:value="0.0270311" calcext:value-type="float">
            <text:p>0.0270311</text:p>
          </table:table-cell>
          <table:table-cell office:value-type="float" office:value="0.0246363" calcext:value-type="float">
            <text:p>0.0246363</text:p>
          </table:table-cell>
          <table:table-cell office:value-type="float" office:value="0.0239777" calcext:value-type="float">
            <text:p>0.0239777</text:p>
          </table:table-cell>
          <table:table-cell office:value-type="float" office:value="0.0209543" calcext:value-type="float">
            <text:p>0.0209543</text:p>
          </table:table-cell>
          <table:table-cell office:value-type="float" office:value="0.0196372" calcext:value-type="float">
            <text:p>0.0196372</text:p>
          </table:table-cell>
          <table:table-cell office:value-type="float" office:value="0.0198168" calcext:value-type="float">
            <text:p>0.0198168</text:p>
          </table:table-cell>
          <table:table-cell office:value-type="float" office:value="0.0194276" calcext:value-type="float">
            <text:p>0.0194276</text:p>
          </table:table-cell>
          <table:table-cell office:value-type="float" office:value="0.0202658" calcext:value-type="float">
            <text:p>0.0202658</text:p>
          </table:table-cell>
          <table:table-cell office:value-type="float" office:value="0.0188888" calcext:value-type="float">
            <text:p>0.0188888</text:p>
          </table:table-cell>
          <table:table-cell office:value-type="float" office:value="0.0178411" calcext:value-type="float">
            <text:p>0.0178411</text:p>
          </table:table-cell>
          <table:table-cell office:value-type="float" office:value="0.0181105" calcext:value-type="float">
            <text:p>0.0181105</text:p>
          </table:table-cell>
          <table:table-cell office:value-type="float" office:value="0.0182602" calcext:value-type="float">
            <text:p>0.0182602</text:p>
          </table:table-cell>
          <table:table-cell office:value-type="float" office:value="0.0190385" calcext:value-type="float">
            <text:p>0.0190385</text:p>
          </table:table-cell>
          <table:table-cell office:value-type="float" office:value="0.0202958" calcext:value-type="float">
            <text:p>0.0202958</text:p>
          </table:table-cell>
          <table:table-cell office:value-type="float" office:value="0.0188888" calcext:value-type="float">
            <text:p>0.0188888</text:p>
          </table:table-cell>
          <table:table-cell office:value-type="float" office:value="0.0200862" calcext:value-type="float">
            <text:p>0.0200862</text:p>
          </table:table-cell>
          <table:table-cell office:value-type="float" office:value="0.0203556" calcext:value-type="float">
            <text:p>0.0203556</text:p>
          </table:table-cell>
          <table:table-cell office:value-type="float" office:value="0.0202658" calcext:value-type="float">
            <text:p>0.0202658</text:p>
          </table:table-cell>
          <table:table-cell office:value-type="float" office:value="0.0210741" calcext:value-type="float">
            <text:p>0.0210741</text:p>
          </table:table-cell>
          <table:table-cell office:value-type="float" office:value="0.0212237" calcext:value-type="float">
            <text:p>0.0212237</text:p>
          </table:table-cell>
          <table:table-cell office:value-type="float" office:value="0.023409" calcext:value-type="float">
            <text:p>0.023409</text:p>
          </table:table-cell>
          <table:table-cell office:value-type="float" office:value="0.0225708" calcext:value-type="float">
            <text:p>0.0225708</text:p>
          </table:table-cell>
          <table:table-cell office:value-type="float" office:value="0.0240675" calcext:value-type="float">
            <text:p>0.0240675</text:p>
          </table:table-cell>
          <table:table-cell office:value-type="float" office:value="0.0250554" calcext:value-type="float">
            <text:p>0.0250554</text:p>
          </table:table-cell>
          <table:table-cell office:value-type="float" office:value="0.0264623" calcext:value-type="float">
            <text:p>0.0264623</text:p>
          </table:table-cell>
          <table:table-cell office:value-type="float" office:value="0.0253847" calcext:value-type="float">
            <text:p>0.0253847</text:p>
          </table:table-cell>
          <table:table-cell office:value-type="float" office:value="0.0284679" calcext:value-type="float">
            <text:p>0.0284679</text:p>
          </table:table-cell>
          <table:table-cell office:value-type="float" office:value="0.0276896" calcext:value-type="float">
            <text:p>0.0276896</text:p>
          </table:table-cell>
          <table:table-cell office:value-type="float" office:value="0.0287074" calcext:value-type="float">
            <text:p>0.0287074</text:p>
          </table:table-cell>
          <table:table-cell office:value-type="float" office:value="0.0276896" calcext:value-type="float">
            <text:p>0.0276896</text:p>
          </table:table-cell>
          <table:table-cell office:value-type="float" office:value="0.0300545" calcext:value-type="float">
            <text:p>0.0300545</text:p>
          </table:table-cell>
          <table:table-cell office:value-type="float" office:value="0.0301144" calcext:value-type="float">
            <text:p>0.0301144</text:p>
          </table:table-cell>
          <table:table-cell office:value-type="float" office:value="0.033018" calcext:value-type="float">
            <text:p>0.033018</text:p>
          </table:table-cell>
          <table:table-cell office:value-type="float" office:value="0.0326289" calcext:value-type="float">
            <text:p>0.0326289</text:p>
          </table:table-cell>
          <table:table-cell office:value-type="float" office:value="0.0340059" calcext:value-type="float">
            <text:p>0.0340059</text:p>
          </table:table-cell>
          <table:table-cell office:value-type="float" office:value="0.0340358" calcext:value-type="float">
            <text:p>0.0340358</text:p>
          </table:table-cell>
          <table:table-cell table:formula="of:=SUM([.P74:.CC74])" office:value-type="float" office:value="2.645631087" calcext:value-type="float">
            <text:p>2.645631087</text:p>
          </table:table-cell>
        </table:table-row>
        <table:table-row table:style-name="ro1">
          <table:table-cell office:value-type="float" office:value="4.453125" calcext:value-type="float">
            <text:p>4.453125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1" office:value-type="float" office:value="0.0000956968" calcext:value-type="float">
            <text:p>9.57E-05</text:p>
          </table:table-cell>
          <table:table-cell office:value-type="float" office:value="0.000861271" calcext:value-type="float">
            <text:p>0.000861271</text:p>
          </table:table-cell>
          <table:table-cell office:value-type="float" office:value="0.00239242" calcext:value-type="float">
            <text:p>0.00239242</text:p>
          </table:table-cell>
          <table:table-cell office:value-type="float" office:value="0.00516763" calcext:value-type="float">
            <text:p>0.00516763</text:p>
          </table:table-cell>
          <table:table-cell office:value-type="float" office:value="0.0125682" calcext:value-type="float">
            <text:p>0.0125682</text:p>
          </table:table-cell>
          <table:table-cell office:value-type="float" office:value="0.0234457" calcext:value-type="float">
            <text:p>0.0234457</text:p>
          </table:table-cell>
          <table:table-cell office:value-type="float" office:value="0.0386296" calcext:value-type="float">
            <text:p>0.0386296</text:p>
          </table:table-cell>
          <table:table-cell office:value-type="float" office:value="0.0552809" calcext:value-type="float">
            <text:p>0.0552809</text:p>
          </table:table-cell>
          <table:table-cell office:value-type="float" office:value="0.0777058" calcext:value-type="float">
            <text:p>0.0777058</text:p>
          </table:table-cell>
          <table:table-cell office:value-type="float" office:value="0.0967495" calcext:value-type="float">
            <text:p>0.0967495</text:p>
          </table:table-cell>
          <table:table-cell office:value-type="float" office:value="0.107946" calcext:value-type="float">
            <text:p>0.107946</text:p>
          </table:table-cell>
          <table:table-cell office:value-type="float" office:value="0.121663" calcext:value-type="float">
            <text:p>0.121663</text:p>
          </table:table-cell>
          <table:table-cell office:value-type="float" office:value="0.122811" calcext:value-type="float">
            <text:p>0.122811</text:p>
          </table:table-cell>
          <table:table-cell office:value-type="float" office:value="0.122651" calcext:value-type="float">
            <text:p>0.122651</text:p>
          </table:table-cell>
          <table:table-cell office:value-type="float" office:value="0.118473" calcext:value-type="float">
            <text:p>0.118473</text:p>
          </table:table-cell>
          <table:table-cell office:value-type="float" office:value="0.110657" calcext:value-type="float">
            <text:p>0.110657</text:p>
          </table:table-cell>
          <table:table-cell office:value-type="float" office:value="0.105968" calcext:value-type="float">
            <text:p>0.105968</text:p>
          </table:table-cell>
          <table:table-cell office:value-type="float" office:value="0.0926983" calcext:value-type="float">
            <text:p>0.0926983</text:p>
          </table:table-cell>
          <table:table-cell office:value-type="float" office:value="0.0891575" calcext:value-type="float">
            <text:p>0.0891575</text:p>
          </table:table-cell>
          <table:table-cell office:value-type="float" office:value="0.0757919" calcext:value-type="float">
            <text:p>0.0757919</text:p>
          </table:table-cell>
          <table:table-cell office:value-type="float" office:value="0.0667007" calcext:value-type="float">
            <text:p>0.0667007</text:p>
          </table:table-cell>
          <table:table-cell office:value-type="float" office:value="0.0593639" calcext:value-type="float">
            <text:p>0.0593639</text:p>
          </table:table-cell>
          <table:table-cell office:value-type="float" office:value="0.0550576" calcext:value-type="float">
            <text:p>0.0550576</text:p>
          </table:table-cell>
          <table:table-cell office:value-type="float" office:value="0.0476889" calcext:value-type="float">
            <text:p>0.0476889</text:p>
          </table:table-cell>
          <table:table-cell office:value-type="float" office:value="0.0435421" calcext:value-type="float">
            <text:p>0.0435421</text:p>
          </table:table-cell>
          <table:table-cell office:value-type="float" office:value="0.0370666" calcext:value-type="float">
            <text:p>0.0370666</text:p>
          </table:table-cell>
          <table:table-cell office:value-type="float" office:value="0.0353121" calcext:value-type="float">
            <text:p>0.0353121</text:p>
          </table:table-cell>
          <table:table-cell office:value-type="float" office:value="0.0311334" calcext:value-type="float">
            <text:p>0.0311334</text:p>
          </table:table-cell>
          <table:table-cell office:value-type="float" office:value="0.0283263" calcext:value-type="float">
            <text:p>0.0283263</text:p>
          </table:table-cell>
          <table:table-cell office:value-type="float" office:value="0.0252959" calcext:value-type="float">
            <text:p>0.0252959</text:p>
          </table:table-cell>
          <table:table-cell office:value-type="float" office:value="0.0254554" calcext:value-type="float">
            <text:p>0.0254554</text:p>
          </table:table-cell>
          <table:table-cell office:value-type="float" office:value="0.0234776" calcext:value-type="float">
            <text:p>0.0234776</text:p>
          </table:table-cell>
          <table:table-cell office:value-type="float" office:value="0.0237009" calcext:value-type="float">
            <text:p>0.0237009</text:p>
          </table:table-cell>
          <table:table-cell office:value-type="float" office:value="0.0217551" calcext:value-type="float">
            <text:p>0.0217551</text:p>
          </table:table-cell>
          <table:table-cell office:value-type="float" office:value="0.0197135" calcext:value-type="float">
            <text:p>0.0197135</text:p>
          </table:table-cell>
          <table:table-cell office:value-type="float" office:value="0.0205429" calcext:value-type="float">
            <text:p>0.0205429</text:p>
          </table:table-cell>
          <table:table-cell office:value-type="float" office:value="0.0198092" calcext:value-type="float">
            <text:p>0.0198092</text:p>
          </table:table-cell>
          <table:table-cell office:value-type="float" office:value="0.0187247" calcext:value-type="float">
            <text:p>0.0187247</text:p>
          </table:table-cell>
          <table:table-cell office:value-type="float" office:value="0.0174806" calcext:value-type="float">
            <text:p>0.0174806</text:p>
          </table:table-cell>
          <table:table-cell office:value-type="float" office:value="0.0207343" calcext:value-type="float">
            <text:p>0.0207343</text:p>
          </table:table-cell>
          <table:table-cell office:value-type="float" office:value="0.0175763" calcext:value-type="float">
            <text:p>0.0175763</text:p>
          </table:table-cell>
          <table:table-cell office:value-type="float" office:value="0.019873" calcext:value-type="float">
            <text:p>0.019873</text:p>
          </table:table-cell>
          <table:table-cell office:value-type="float" office:value="0.0207981" calcext:value-type="float">
            <text:p>0.0207981</text:p>
          </table:table-cell>
          <table:table-cell office:value-type="float" office:value="0.0192351" calcext:value-type="float">
            <text:p>0.0192351</text:p>
          </table:table-cell>
          <table:table-cell office:value-type="float" office:value="0.0203196" calcext:value-type="float">
            <text:p>0.0203196</text:p>
          </table:table-cell>
          <table:table-cell office:value-type="float" office:value="0.0180229" calcext:value-type="float">
            <text:p>0.0180229</text:p>
          </table:table-cell>
          <table:table-cell office:value-type="float" office:value="0.0214042" calcext:value-type="float">
            <text:p>0.0214042</text:p>
          </table:table-cell>
          <table:table-cell office:value-type="float" office:value="0.0218189" calcext:value-type="float">
            <text:p>0.0218189</text:p>
          </table:table-cell>
          <table:table-cell office:value-type="float" office:value="0.0217551" calcext:value-type="float">
            <text:p>0.0217551</text:p>
          </table:table-cell>
          <table:table-cell office:value-type="float" office:value="0.0227758" calcext:value-type="float">
            <text:p>0.0227758</text:p>
          </table:table-cell>
          <table:table-cell office:value-type="float" office:value="0.0240518" calcext:value-type="float">
            <text:p>0.0240518</text:p>
          </table:table-cell>
          <table:table-cell office:value-type="float" office:value="0.0240199" calcext:value-type="float">
            <text:p>0.0240199</text:p>
          </table:table-cell>
          <table:table-cell office:value-type="float" office:value="0.0242751" calcext:value-type="float">
            <text:p>0.0242751</text:p>
          </table:table-cell>
          <table:table-cell office:value-type="float" office:value="0.0247536" calcext:value-type="float">
            <text:p>0.0247536</text:p>
          </table:table-cell>
          <table:table-cell office:value-type="float" office:value="0.0252002" calcext:value-type="float">
            <text:p>0.0252002</text:p>
          </table:table-cell>
          <table:table-cell office:value-type="float" office:value="0.0289323" calcext:value-type="float">
            <text:p>0.0289323</text:p>
          </table:table-cell>
          <table:table-cell office:value-type="float" office:value="0.0281349" calcext:value-type="float">
            <text:p>0.0281349</text:p>
          </table:table-cell>
          <table:table-cell office:value-type="float" office:value="0.0284858" calcext:value-type="float">
            <text:p>0.0284858</text:p>
          </table:table-cell>
          <table:table-cell office:value-type="float" office:value="0.0299212" calcext:value-type="float">
            <text:p>0.0299212</text:p>
          </table:table-cell>
          <table:table-cell office:value-type="float" office:value="0.0304954" calcext:value-type="float">
            <text:p>0.0304954</text:p>
          </table:table-cell>
          <table:table-cell office:value-type="float" office:value="0.0304635" calcext:value-type="float">
            <text:p>0.0304635</text:p>
          </table:table-cell>
          <table:table-cell office:value-type="float" office:value="0.0306549" calcext:value-type="float">
            <text:p>0.0306549</text:p>
          </table:table-cell>
          <table:table-cell office:value-type="float" office:value="0.032505" calcext:value-type="float">
            <text:p>0.032505</text:p>
          </table:table-cell>
          <table:table-cell office:value-type="float" office:value="0.0323455" calcext:value-type="float">
            <text:p>0.0323455</text:p>
          </table:table-cell>
          <table:table-cell office:value-type="float" office:value="0.0329835" calcext:value-type="float">
            <text:p>0.0329835</text:p>
          </table:table-cell>
          <table:table-cell table:formula="of:=SUM([.P75:.CC75])" office:value-type="float" office:value="2.6523967178" calcext:value-type="float">
            <text:p>2.6523967178</text:p>
          </table:table-cell>
        </table:table-row>
        <table:table-row table:style-name="ro1">
          <table:table-cell office:value-type="float" office:value="4.5125" calcext:value-type="float">
            <text:p>4.512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00016952" calcext:value-type="float">
            <text:p>0.00016952</text:p>
          </table:table-cell>
          <table:table-cell office:value-type="float" office:value="0.000508561" calcext:value-type="float">
            <text:p>0.000508561</text:p>
          </table:table-cell>
          <table:table-cell office:value-type="float" office:value="0.00203424" calcext:value-type="float">
            <text:p>0.00203424</text:p>
          </table:table-cell>
          <table:table-cell office:value-type="float" office:value="0.00525513" calcext:value-type="float">
            <text:p>0.00525513</text:p>
          </table:table-cell>
          <table:table-cell office:value-type="float" office:value="0.0124089" calcext:value-type="float">
            <text:p>0.0124089</text:p>
          </table:table-cell>
          <table:table-cell office:value-type="float" office:value="0.0244448" calcext:value-type="float">
            <text:p>0.0244448</text:p>
          </table:table-cell>
          <table:table-cell office:value-type="float" office:value="0.0371588" calcext:value-type="float">
            <text:p>0.0371588</text:p>
          </table:table-cell>
          <table:table-cell office:value-type="float" office:value="0.0553653" calcext:value-type="float">
            <text:p>0.0553653</text:p>
          </table:table-cell>
          <table:table-cell office:value-type="float" office:value="0.0762502" calcext:value-type="float">
            <text:p>0.0762502</text:p>
          </table:table-cell>
          <table:table-cell office:value-type="float" office:value="0.0920495" calcext:value-type="float">
            <text:p>0.0920495</text:p>
          </table:table-cell>
          <table:table-cell office:value-type="float" office:value="0.107578" calcext:value-type="float">
            <text:p>0.107578</text:p>
          </table:table-cell>
          <table:table-cell office:value-type="float" office:value="0.115782" calcext:value-type="float">
            <text:p>0.115782</text:p>
          </table:table-cell>
          <table:table-cell office:value-type="float" office:value="0.122224" calcext:value-type="float">
            <text:p>0.122224</text:p>
          </table:table-cell>
          <table:table-cell office:value-type="float" office:value="0.123445" calcext:value-type="float">
            <text:p>0.123445</text:p>
          </table:table-cell>
          <table:table-cell office:value-type="float" office:value="0.121749" calcext:value-type="float">
            <text:p>0.121749</text:p>
          </table:table-cell>
          <table:table-cell office:value-type="float" office:value="0.112392" calcext:value-type="float">
            <text:p>0.112392</text:p>
          </table:table-cell>
          <table:table-cell office:value-type="float" office:value="0.105543" calcext:value-type="float">
            <text:p>0.105543</text:p>
          </table:table-cell>
          <table:table-cell office:value-type="float" office:value="0.0934057" calcext:value-type="float">
            <text:p>0.0934057</text:p>
          </table:table-cell>
          <table:table-cell office:value-type="float" office:value="0.0874046" calcext:value-type="float">
            <text:p>0.0874046</text:p>
          </table:table-cell>
          <table:table-cell office:value-type="float" office:value="0.0770978" calcext:value-type="float">
            <text:p>0.0770978</text:p>
          </table:table-cell>
          <table:table-cell office:value-type="float" office:value="0.0719444" calcext:value-type="float">
            <text:p>0.0719444</text:p>
          </table:table-cell>
          <table:table-cell office:value-type="float" office:value="0.0620105" calcext:value-type="float">
            <text:p>0.0620105</text:p>
          </table:table-cell>
          <table:table-cell office:value-type="float" office:value="0.0563824" calcext:value-type="float">
            <text:p>0.0563824</text:p>
          </table:table-cell>
          <table:table-cell office:value-type="float" office:value="0.0481438" calcext:value-type="float">
            <text:p>0.0481438</text:p>
          </table:table-cell>
          <table:table-cell office:value-type="float" office:value="0.0419732" calcext:value-type="float">
            <text:p>0.0419732</text:p>
          </table:table-cell>
          <table:table-cell office:value-type="float" office:value="0.0378708" calcext:value-type="float">
            <text:p>0.0378708</text:p>
          </table:table-cell>
          <table:table-cell office:value-type="float" office:value="0.0355654" calcext:value-type="float">
            <text:p>0.0355654</text:p>
          </table:table-cell>
          <table:table-cell office:value-type="float" office:value="0.0313952" calcext:value-type="float">
            <text:p>0.0313952</text:p>
          </table:table-cell>
          <table:table-cell office:value-type="float" office:value="0.027903" calcext:value-type="float">
            <text:p>0.027903</text:p>
          </table:table-cell>
          <table:table-cell office:value-type="float" office:value="0.0262417" calcext:value-type="float">
            <text:p>0.0262417</text:p>
          </table:table-cell>
          <table:table-cell office:value-type="float" office:value="0.0260383" calcext:value-type="float">
            <text:p>0.0260383</text:p>
          </table:table-cell>
          <table:table-cell office:value-type="float" office:value="0.0239363" calcext:value-type="float">
            <text:p>0.0239363</text:p>
          </table:table-cell>
          <table:table-cell office:value-type="float" office:value="0.0214274" calcext:value-type="float">
            <text:p>0.0214274</text:p>
          </table:table-cell>
          <table:table-cell office:value-type="float" office:value="0.0203424" calcext:value-type="float">
            <text:p>0.0203424</text:p>
          </table:table-cell>
          <table:table-cell office:value-type="float" office:value="0.0200373" calcext:value-type="float">
            <text:p>0.0200373</text:p>
          </table:table-cell>
          <table:table-cell office:value-type="float" office:value="0.0201051" calcext:value-type="float">
            <text:p>0.0201051</text:p>
          </table:table-cell>
          <table:table-cell office:value-type="float" office:value="0.0186811" calcext:value-type="float">
            <text:p>0.0186811</text:p>
          </table:table-cell>
          <table:table-cell office:value-type="float" office:value="0.0167825" calcext:value-type="float">
            <text:p>0.0167825</text:p>
          </table:table-cell>
          <table:table-cell office:value-type="float" office:value="0.0195965" calcext:value-type="float">
            <text:p>0.0195965</text:p>
          </table:table-cell>
          <table:table-cell office:value-type="float" office:value="0.019088" calcext:value-type="float">
            <text:p>0.019088</text:p>
          </table:table-cell>
          <table:table-cell office:value-type="float" office:value="0.0195626" calcext:value-type="float">
            <text:p>0.0195626</text:p>
          </table:table-cell>
          <table:table-cell office:value-type="float" office:value="0.0190202" calcext:value-type="float">
            <text:p>0.0190202</text:p>
          </table:table-cell>
          <table:table-cell office:value-type="float" office:value="0.0196983" calcext:value-type="float">
            <text:p>0.0196983</text:p>
          </table:table-cell>
          <table:table-cell office:value-type="float" office:value="0.0197322" calcext:value-type="float">
            <text:p>0.0197322</text:p>
          </table:table-cell>
          <table:table-cell office:value-type="float" office:value="0.0188167" calcext:value-type="float">
            <text:p>0.0188167</text:p>
          </table:table-cell>
          <table:table-cell office:value-type="float" office:value="0.0209866" calcext:value-type="float">
            <text:p>0.0209866</text:p>
          </table:table-cell>
          <table:table-cell office:value-type="float" office:value="0.020512" calcext:value-type="float">
            <text:p>0.020512</text:p>
          </table:table-cell>
          <table:table-cell office:value-type="float" office:value="0.0203763" calcext:value-type="float">
            <text:p>0.0203763</text:p>
          </table:table-cell>
          <table:table-cell office:value-type="float" office:value="0.0215969" calcext:value-type="float">
            <text:p>0.0215969</text:p>
          </table:table-cell>
          <table:table-cell office:value-type="float" office:value="0.0211222" calcext:value-type="float">
            <text:p>0.0211222</text:p>
          </table:table-cell>
          <table:table-cell office:value-type="float" office:value="0.0232243" calcext:value-type="float">
            <text:p>0.0232243</text:p>
          </table:table-cell>
          <table:table-cell office:value-type="float" office:value="0.0246143" calcext:value-type="float">
            <text:p>0.0246143</text:p>
          </table:table-cell>
          <table:table-cell office:value-type="float" office:value="0.0256315" calcext:value-type="float">
            <text:p>0.0256315</text:p>
          </table:table-cell>
          <table:table-cell office:value-type="float" office:value="0.0258688" calcext:value-type="float">
            <text:p>0.0258688</text:p>
          </table:table-cell>
          <table:table-cell office:value-type="float" office:value="0.0251568" calcext:value-type="float">
            <text:p>0.0251568</text:p>
          </table:table-cell>
          <table:table-cell office:value-type="float" office:value="0.0276657" calcext:value-type="float">
            <text:p>0.0276657</text:p>
          </table:table-cell>
          <table:table-cell table:number-columns-repeated="2" office:value-type="float" office:value="0.0278013" calcext:value-type="float">
            <text:p>0.0278013</text:p>
          </table:table-cell>
          <table:table-cell office:value-type="float" office:value="0.0302424" calcext:value-type="float">
            <text:p>0.0302424</text:p>
          </table:table-cell>
          <table:table-cell office:value-type="float" office:value="0.0308866" calcext:value-type="float">
            <text:p>0.0308866</text:p>
          </table:table-cell>
          <table:table-cell office:value-type="float" office:value="0.0301746" calcext:value-type="float">
            <text:p>0.0301746</text:p>
          </table:table-cell>
          <table:table-cell office:value-type="float" office:value="0.031463" calcext:value-type="float">
            <text:p>0.031463</text:p>
          </table:table-cell>
          <table:table-cell office:value-type="float" office:value="0.031802" calcext:value-type="float">
            <text:p>0.031802</text:p>
          </table:table-cell>
          <table:table-cell office:value-type="float" office:value="0.0326496" calcext:value-type="float">
            <text:p>0.0326496</text:p>
          </table:table-cell>
          <table:table-cell office:value-type="float" office:value="0.0347177" calcext:value-type="float">
            <text:p>0.0347177</text:p>
          </table:table-cell>
          <table:table-cell table:formula="of:=SUM([.P76:.CC76])" office:value-type="float" office:value="2.648855251" calcext:value-type="float">
            <text:p>2.648855251</text:p>
          </table:table-cell>
        </table:table-row>
        <table:table-row table:style-name="ro1">
          <table:table-cell office:value-type="float" office:value="4.571875" calcext:value-type="float">
            <text:p>4.571875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table:style-name="ce1" office:value-type="float" office:value="0.0000706489" calcext:value-type="float">
            <text:p>7.06E-05</text:p>
          </table:table-cell>
          <table:table-cell office:value-type="float" office:value="0.000812462" calcext:value-type="float">
            <text:p>0.000812462</text:p>
          </table:table-cell>
          <table:table-cell office:value-type="float" office:value="0.00166025" calcext:value-type="float">
            <text:p>0.00166025</text:p>
          </table:table-cell>
          <table:table-cell office:value-type="float" office:value="0.00487477" calcext:value-type="float">
            <text:p>0.00487477</text:p>
          </table:table-cell>
          <table:table-cell office:value-type="float" office:value="0.0116924" calcext:value-type="float">
            <text:p>0.0116924</text:p>
          </table:table-cell>
          <table:table-cell office:value-type="float" office:value="0.0242326" calcext:value-type="float">
            <text:p>0.0242326</text:p>
          </table:table-cell>
          <table:table-cell office:value-type="float" office:value="0.0380444" calcext:value-type="float">
            <text:p>0.0380444</text:p>
          </table:table-cell>
          <table:table-cell office:value-type="float" office:value="0.0569783" calcext:value-type="float">
            <text:p>0.0569783</text:p>
          </table:table-cell>
          <table:table-cell office:value-type="float" office:value="0.0787382" calcext:value-type="float">
            <text:p>0.0787382</text:p>
          </table:table-cell>
          <table:table-cell office:value-type="float" office:value="0.0911724" calcext:value-type="float">
            <text:p>0.0911724</text:p>
          </table:table-cell>
          <table:table-cell office:value-type="float" office:value="0.107351" calcext:value-type="float">
            <text:p>0.107351</text:p>
          </table:table-cell>
          <table:table-cell office:value-type="float" office:value="0.119397" calcext:value-type="float">
            <text:p>0.119397</text:p>
          </table:table-cell>
          <table:table-cell office:value-type="float" office:value="0.121022" calcext:value-type="float">
            <text:p>0.121022</text:p>
          </table:table-cell>
          <table:table-cell office:value-type="float" office:value="0.123954" calcext:value-type="float">
            <text:p>0.123954</text:p>
          </table:table-cell>
          <table:table-cell office:value-type="float" office:value="0.121128" calcext:value-type="float">
            <text:p>0.121128</text:p>
          </table:table-cell>
          <table:table-cell office:value-type="float" office:value="0.113497" calcext:value-type="float">
            <text:p>0.113497</text:p>
          </table:table-cell>
          <table:table-cell office:value-type="float" office:value="0.108269" calcext:value-type="float">
            <text:p>0.108269</text:p>
          </table:table-cell>
          <table:table-cell office:value-type="float" office:value="0.0957646" calcext:value-type="float">
            <text:p>0.0957646</text:p>
          </table:table-cell>
          <table:table-cell office:value-type="float" office:value="0.0856618" calcext:value-type="float">
            <text:p>0.0856618</text:p>
          </table:table-cell>
          <table:table-cell office:value-type="float" office:value="0.0791268" calcext:value-type="float">
            <text:p>0.0791268</text:p>
          </table:table-cell>
          <table:table-cell office:value-type="float" office:value="0.070331" calcext:value-type="float">
            <text:p>0.070331</text:p>
          </table:table-cell>
          <table:table-cell office:value-type="float" office:value="0.0617118" calcext:value-type="float">
            <text:p>0.0617118</text:p>
          </table:table-cell>
          <table:table-cell office:value-type="float" office:value="0.0533046" calcext:value-type="float">
            <text:p>0.0533046</text:p>
          </table:table-cell>
          <table:table-cell office:value-type="float" office:value="0.0469462" calcext:value-type="float">
            <text:p>0.0469462</text:p>
          </table:table-cell>
          <table:table-cell office:value-type="float" office:value="0.0426013" calcext:value-type="float">
            <text:p>0.0426013</text:p>
          </table:table-cell>
          <table:table-cell office:value-type="float" office:value="0.0387509" calcext:value-type="float">
            <text:p>0.0387509</text:p>
          </table:table-cell>
          <table:table-cell office:value-type="float" office:value="0.0346533" calcext:value-type="float">
            <text:p>0.0346533</text:p>
          </table:table-cell>
          <table:table-cell office:value-type="float" office:value="0.0330637" calcext:value-type="float">
            <text:p>0.0330637</text:p>
          </table:table-cell>
          <table:table-cell office:value-type="float" office:value="0.0296725" calcext:value-type="float">
            <text:p>0.0296725</text:p>
          </table:table-cell>
          <table:table-cell office:value-type="float" office:value="0.0268113" calcext:value-type="float">
            <text:p>0.0268113</text:p>
          </table:table-cell>
          <table:table-cell office:value-type="float" office:value="0.0260341" calcext:value-type="float">
            <text:p>0.0260341</text:p>
          </table:table-cell>
          <table:table-cell office:value-type="float" office:value="0.022431" calcext:value-type="float">
            <text:p>0.022431</text:p>
          </table:table-cell>
          <table:table-cell office:value-type="float" office:value="0.0227136" calcext:value-type="float">
            <text:p>0.0227136</text:p>
          </table:table-cell>
          <table:table-cell office:value-type="float" office:value="0.0212653" calcext:value-type="float">
            <text:p>0.0212653</text:p>
          </table:table-cell>
          <table:table-cell office:value-type="float" office:value="0.0203469" calcext:value-type="float">
            <text:p>0.0203469</text:p>
          </table:table-cell>
          <table:table-cell office:value-type="float" office:value="0.0183687" calcext:value-type="float">
            <text:p>0.0183687</text:p>
          </table:table-cell>
          <table:table-cell office:value-type="float" office:value="0.0194991" calcext:value-type="float">
            <text:p>0.0194991</text:p>
          </table:table-cell>
          <table:table-cell office:value-type="float" office:value="0.0187573" calcext:value-type="float">
            <text:p>0.0187573</text:p>
          </table:table-cell>
          <table:table-cell office:value-type="float" office:value="0.0190752" calcext:value-type="float">
            <text:p>0.0190752</text:p>
          </table:table-cell>
          <table:table-cell office:value-type="float" office:value="0.0177329" calcext:value-type="float">
            <text:p>0.0177329</text:p>
          </table:table-cell>
          <table:table-cell office:value-type="float" office:value="0.0200996" calcext:value-type="float">
            <text:p>0.0200996</text:p>
          </table:table-cell>
          <table:table-cell office:value-type="float" office:value="0.0191459" calcext:value-type="float">
            <text:p>0.0191459</text:p>
          </table:table-cell>
          <table:table-cell office:value-type="float" office:value="0.018722" calcext:value-type="float">
            <text:p>0.018722</text:p>
          </table:table-cell>
          <table:table-cell office:value-type="float" office:value="0.0207355" calcext:value-type="float">
            <text:p>0.0207355</text:p>
          </table:table-cell>
          <table:table-cell office:value-type="float" office:value="0.0180508" calcext:value-type="float">
            <text:p>0.0180508</text:p>
          </table:table-cell>
          <table:table-cell office:value-type="float" office:value="0.0204882" calcext:value-type="float">
            <text:p>0.0204882</text:p>
          </table:table-cell>
          <table:table-cell office:value-type="float" office:value="0.0214419" calcext:value-type="float">
            <text:p>0.0214419</text:p>
          </table:table-cell>
          <table:table-cell office:value-type="float" office:value="0.0222544" calcext:value-type="float">
            <text:p>0.0222544</text:p>
          </table:table-cell>
          <table:table-cell office:value-type="float" office:value="0.0208768" calcext:value-type="float">
            <text:p>0.0208768</text:p>
          </table:table-cell>
          <table:table-cell office:value-type="float" office:value="0.0216892" calcext:value-type="float">
            <text:p>0.0216892</text:p>
          </table:table-cell>
          <table:table-cell office:value-type="float" office:value="0.0229256" calcext:value-type="float">
            <text:p>0.0229256</text:p>
          </table:table-cell>
          <table:table-cell office:value-type="float" office:value="0.0242679" calcext:value-type="float">
            <text:p>0.0242679</text:p>
          </table:table-cell>
          <table:table-cell office:value-type="float" office:value="0.0240206" calcext:value-type="float">
            <text:p>0.0240206</text:p>
          </table:table-cell>
          <table:table-cell office:value-type="float" office:value="0.025363" calcext:value-type="float">
            <text:p>0.025363</text:p>
          </table:table-cell>
          <table:table-cell office:value-type="float" office:value="0.0254689" calcext:value-type="float">
            <text:p>0.0254689</text:p>
          </table:table-cell>
          <table:table-cell office:value-type="float" office:value="0.0275531" calcext:value-type="float">
            <text:p>0.0275531</text:p>
          </table:table-cell>
          <table:table-cell office:value-type="float" office:value="0.0265993" calcext:value-type="float">
            <text:p>0.0265993</text:p>
          </table:table-cell>
          <table:table-cell office:value-type="float" office:value="0.0295666" calcext:value-type="float">
            <text:p>0.0295666</text:p>
          </table:table-cell>
          <table:table-cell office:value-type="float" office:value="0.0300964" calcext:value-type="float">
            <text:p>0.0300964</text:p>
          </table:table-cell>
          <table:table-cell office:value-type="float" office:value="0.0298138" calcext:value-type="float">
            <text:p>0.0298138</text:p>
          </table:table-cell>
          <table:table-cell office:value-type="float" office:value="0.031792" calcext:value-type="float">
            <text:p>0.031792</text:p>
          </table:table-cell>
          <table:table-cell office:value-type="float" office:value="0.0331343" calcext:value-type="float">
            <text:p>0.0331343</text:p>
          </table:table-cell>
          <table:table-cell office:value-type="float" office:value="0.0334876" calcext:value-type="float">
            <text:p>0.0334876</text:p>
          </table:table-cell>
          <table:table-cell office:value-type="float" office:value="0.0343" calcext:value-type="float">
            <text:p>0.0343</text:p>
          </table:table-cell>
          <table:table-cell office:value-type="float" office:value="0.0337349" calcext:value-type="float">
            <text:p>0.0337349</text:p>
          </table:table-cell>
          <table:table-cell table:formula="of:=SUM([.P77:.CC77])" office:value-type="float" office:value="2.6632172798" calcext:value-type="float">
            <text:p>2.6632172798</text:p>
          </table:table-cell>
        </table:table-row>
        <table:table-row table:style-name="ro1">
          <table:table-cell office:value-type="float" office:value="4.63125" calcext:value-type="float">
            <text:p>4.6312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000146558" calcext:value-type="float">
            <text:p>0.000146558</text:p>
          </table:table-cell>
          <table:table-cell table:style-name="ce1" office:value-type="float" office:value="0.0000732789" calcext:value-type="float">
            <text:p>7.33E-05</text:p>
          </table:table-cell>
          <table:table-cell office:value-type="float" office:value="0.000476313" calcext:value-type="float">
            <text:p>0.000476313</text:p>
          </table:table-cell>
          <table:table-cell office:value-type="float" office:value="0.00194189" calcext:value-type="float">
            <text:p>0.00194189</text:p>
          </table:table-cell>
          <table:table-cell office:value-type="float" office:value="0.00505624" calcext:value-type="float">
            <text:p>0.00505624</text:p>
          </table:table-cell>
          <table:table-cell office:value-type="float" office:value="0.0124574" calcext:value-type="float">
            <text:p>0.0124574</text:p>
          </table:table-cell>
          <table:table-cell office:value-type="float" office:value="0.0216539" calcext:value-type="float">
            <text:p>0.0216539</text:p>
          </table:table-cell>
          <table:table-cell office:value-type="float" office:value="0.0387645" calcext:value-type="float">
            <text:p>0.0387645</text:p>
          </table:table-cell>
          <table:table-cell office:value-type="float" office:value="0.0576705" calcext:value-type="float">
            <text:p>0.0576705</text:p>
          </table:table-cell>
          <table:table-cell office:value-type="float" office:value="0.078958" calcext:value-type="float">
            <text:p>0.078958</text:p>
          </table:table-cell>
          <table:table-cell office:value-type="float" office:value="0.0940901" calcext:value-type="float">
            <text:p>0.0940901</text:p>
          </table:table-cell>
          <table:table-cell office:value-type="float" office:value="0.109589" calcext:value-type="float">
            <text:p>0.109589</text:p>
          </table:table-cell>
          <table:table-cell office:value-type="float" office:value="0.123438" calcext:value-type="float">
            <text:p>0.123438</text:p>
          </table:table-cell>
          <table:table-cell office:value-type="float" office:value="0.122962" calcext:value-type="float">
            <text:p>0.122962</text:p>
          </table:table-cell>
          <table:table-cell office:value-type="float" office:value="0.125124" calcext:value-type="float">
            <text:p>0.125124</text:p>
          </table:table-cell>
          <table:table-cell office:value-type="float" office:value="0.12058" calcext:value-type="float">
            <text:p>0.12058</text:p>
          </table:table-cell>
          <table:table-cell office:value-type="float" office:value="0.110175" calcext:value-type="float">
            <text:p>0.110175</text:p>
          </table:table-cell>
          <table:table-cell office:value-type="float" office:value="0.108563" calcext:value-type="float">
            <text:p>0.108563</text:p>
          </table:table-cell>
          <table:table-cell office:value-type="float" office:value="0.0968747" calcext:value-type="float">
            <text:p>0.0968747</text:p>
          </table:table-cell>
          <table:table-cell office:value-type="float" office:value="0.0840509" calcext:value-type="float">
            <text:p>0.0840509</text:p>
          </table:table-cell>
          <table:table-cell office:value-type="float" office:value="0.0758803" calcext:value-type="float">
            <text:p>0.0758803</text:p>
          </table:table-cell>
          <table:table-cell office:value-type="float" office:value="0.067673" calcext:value-type="float">
            <text:p>0.067673</text:p>
          </table:table-cell>
          <table:table-cell office:value-type="float" office:value="0.0571209" calcext:value-type="float">
            <text:p>0.0571209</text:p>
          </table:table-cell>
          <table:table-cell office:value-type="float" office:value="0.0509288" calcext:value-type="float">
            <text:p>0.0509288</text:p>
          </table:table-cell>
          <table:table-cell office:value-type="float" office:value="0.0491335" calcext:value-type="float">
            <text:p>0.0491335</text:p>
          </table:table-cell>
          <table:table-cell office:value-type="float" office:value="0.0431246" calcext:value-type="float">
            <text:p>0.0431246</text:p>
          </table:table-cell>
          <table:table-cell office:value-type="float" office:value="0.0378485" calcext:value-type="float">
            <text:p>0.0378485</text:p>
          </table:table-cell>
          <table:table-cell office:value-type="float" office:value="0.0340747" calcext:value-type="float">
            <text:p>0.0340747</text:p>
          </table:table-cell>
          <table:table-cell office:value-type="float" office:value="0.0305573" calcext:value-type="float">
            <text:p>0.0305573</text:p>
          </table:table-cell>
          <table:table-cell office:value-type="float" office:value="0.0304107" calcext:value-type="float">
            <text:p>0.0304107</text:p>
          </table:table-cell>
          <table:table-cell office:value-type="float" office:value="0.0272597" calcext:value-type="float">
            <text:p>0.0272597</text:p>
          </table:table-cell>
          <table:table-cell office:value-type="float" office:value="0.0252079" calcext:value-type="float">
            <text:p>0.0252079</text:p>
          </table:table-cell>
          <table:table-cell office:value-type="float" office:value="0.0235592" calcext:value-type="float">
            <text:p>0.0235592</text:p>
          </table:table-cell>
          <table:table-cell office:value-type="float" office:value="0.0226798" calcext:value-type="float">
            <text:p>0.0226798</text:p>
          </table:table-cell>
          <table:table-cell office:value-type="float" office:value="0.0207746" calcext:value-type="float">
            <text:p>0.0207746</text:p>
          </table:table-cell>
          <table:table-cell office:value-type="float" office:value="0.020628" calcext:value-type="float">
            <text:p>0.020628</text:p>
          </table:table-cell>
          <table:table-cell office:value-type="float" office:value="0.019712" calcext:value-type="float">
            <text:p>0.019712</text:p>
          </table:table-cell>
          <table:table-cell office:value-type="float" office:value="0.0190891" calcext:value-type="float">
            <text:p>0.0190891</text:p>
          </table:table-cell>
          <table:table-cell office:value-type="float" office:value="0.0196387" calcext:value-type="float">
            <text:p>0.0196387</text:p>
          </table:table-cell>
          <table:table-cell office:value-type="float" office:value="0.0183564" calcext:value-type="float">
            <text:p>0.0183564</text:p>
          </table:table-cell>
          <table:table-cell office:value-type="float" office:value="0.0193823" calcext:value-type="float">
            <text:p>0.0193823</text:p>
          </table:table-cell>
          <table:table-cell office:value-type="float" office:value="0.0175869" calcext:value-type="float">
            <text:p>0.0175869</text:p>
          </table:table-cell>
          <table:table-cell office:value-type="float" office:value="0.0196754" calcext:value-type="float">
            <text:p>0.0196754</text:p>
          </table:table-cell>
          <table:table-cell office:value-type="float" office:value="0.0184663" calcext:value-type="float">
            <text:p>0.0184663</text:p>
          </table:table-cell>
          <table:table-cell office:value-type="float" office:value="0.0189059" calcext:value-type="float">
            <text:p>0.0189059</text:p>
          </table:table-cell>
          <table:table-cell office:value-type="float" office:value="0.019309" calcext:value-type="float">
            <text:p>0.019309</text:p>
          </table:table-cell>
          <table:table-cell office:value-type="float" office:value="0.0205547" calcext:value-type="float">
            <text:p>0.0205547</text:p>
          </table:table-cell>
          <table:table-cell office:value-type="float" office:value="0.0200784" calcext:value-type="float">
            <text:p>0.0200784</text:p>
          </table:table-cell>
          <table:table-cell office:value-type="float" office:value="0.0227897" calcext:value-type="float">
            <text:p>0.0227897</text:p>
          </table:table-cell>
          <table:table-cell office:value-type="float" office:value="0.0231928" calcext:value-type="float">
            <text:p>0.0231928</text:p>
          </table:table-cell>
          <table:table-cell office:value-type="float" office:value="0.0230462" calcext:value-type="float">
            <text:p>0.0230462</text:p>
          </table:table-cell>
          <table:table-cell office:value-type="float" office:value="0.0235225" calcext:value-type="float">
            <text:p>0.0235225</text:p>
          </table:table-cell>
          <table:table-cell office:value-type="float" office:value="0.0242919" calcext:value-type="float">
            <text:p>0.0242919</text:p>
          </table:table-cell>
          <table:table-cell office:value-type="float" office:value="0.0242553" calcext:value-type="float">
            <text:p>0.0242553</text:p>
          </table:table-cell>
          <table:table-cell office:value-type="float" office:value="0.0248049" calcext:value-type="float">
            <text:p>0.0248049</text:p>
          </table:table-cell>
          <table:table-cell office:value-type="float" office:value="0.0263071" calcext:value-type="float">
            <text:p>0.0263071</text:p>
          </table:table-cell>
          <table:table-cell office:value-type="float" office:value="0.0265269" calcext:value-type="float">
            <text:p>0.0265269</text:p>
          </table:table-cell>
          <table:table-cell office:value-type="float" office:value="0.0272964" calcext:value-type="float">
            <text:p>0.0272964</text:p>
          </table:table-cell>
          <table:table-cell office:value-type="float" office:value="0.0280658" calcext:value-type="float">
            <text:p>0.0280658</text:p>
          </table:table-cell>
          <table:table-cell office:value-type="float" office:value="0.0275529" calcext:value-type="float">
            <text:p>0.0275529</text:p>
          </table:table-cell>
          <table:table-cell office:value-type="float" office:value="0.030997" calcext:value-type="float">
            <text:p>0.030997</text:p>
          </table:table-cell>
          <table:table-cell office:value-type="float" office:value="0.0311802" calcext:value-type="float">
            <text:p>0.0311802</text:p>
          </table:table-cell>
          <table:table-cell office:value-type="float" office:value="0.0315832" calcext:value-type="float">
            <text:p>0.0315832</text:p>
          </table:table-cell>
          <table:table-cell office:value-type="float" office:value="0.0303374" calcext:value-type="float">
            <text:p>0.0303374</text:p>
          </table:table-cell>
          <table:table-cell office:value-type="float" office:value="0.0342945" calcext:value-type="float">
            <text:p>0.0342945</text:p>
          </table:table-cell>
          <table:table-cell office:value-type="float" office:value="0.0328289" calcext:value-type="float">
            <text:p>0.0328289</text:p>
          </table:table-cell>
          <table:table-cell table:formula="of:=SUM([.P78:.CC78])" office:value-type="float" office:value="2.6531354799" calcext:value-type="float">
            <text:p>2.6531354799</text:p>
          </table:table-cell>
        </table:table-row>
        <table:table-row table:style-name="ro1">
          <table:table-cell office:value-type="float" office:value="4.690625" calcext:value-type="float">
            <text:p>4.690625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1" office:value-type="float" office:value="0.0000367701" calcext:value-type="float">
            <text:p>3.68E-05</text:p>
          </table:table-cell>
          <table:table-cell office:value-type="float" office:value="0.000220621" calcext:value-type="float">
            <text:p>0.000220621</text:p>
          </table:table-cell>
          <table:table-cell office:value-type="float" office:value="0.000588322" calcext:value-type="float">
            <text:p>0.000588322</text:p>
          </table:table-cell>
          <table:table-cell office:value-type="float" office:value="0.00198559" calcext:value-type="float">
            <text:p>0.00198559</text:p>
          </table:table-cell>
          <table:table-cell office:value-type="float" office:value="0.00525813" calcext:value-type="float">
            <text:p>0.00525813</text:p>
          </table:table-cell>
          <table:table-cell office:value-type="float" office:value="0.0116929" calcext:value-type="float">
            <text:p>0.0116929</text:p>
          </table:table-cell>
          <table:table-cell office:value-type="float" office:value="0.0227607" calcext:value-type="float">
            <text:p>0.0227607</text:p>
          </table:table-cell>
          <table:table-cell office:value-type="float" office:value="0.0384615" calcext:value-type="float">
            <text:p>0.0384615</text:p>
          </table:table-cell>
          <table:table-cell office:value-type="float" office:value="0.0553758" calcext:value-type="float">
            <text:p>0.0553758</text:p>
          </table:table-cell>
          <table:table-cell office:value-type="float" office:value="0.0758935" calcext:value-type="float">
            <text:p>0.0758935</text:p>
          </table:table-cell>
          <table:table-cell office:value-type="float" office:value="0.0942418" calcext:value-type="float">
            <text:p>0.0942418</text:p>
          </table:table-cell>
          <table:table-cell office:value-type="float" office:value="0.110053" calcext:value-type="float">
            <text:p>0.110053</text:p>
          </table:table-cell>
          <table:table-cell office:value-type="float" office:value="0.120643" calcext:value-type="float">
            <text:p>0.120643</text:p>
          </table:table-cell>
          <table:table-cell office:value-type="float" office:value="0.121819" calcext:value-type="float">
            <text:p>0.121819</text:p>
          </table:table-cell>
          <table:table-cell office:value-type="float" office:value="0.122003" calcext:value-type="float">
            <text:p>0.122003</text:p>
          </table:table-cell>
          <table:table-cell office:value-type="float" office:value="0.11862" calcext:value-type="float">
            <text:p>0.11862</text:p>
          </table:table-cell>
          <table:table-cell office:value-type="float" office:value="0.112664" calcext:value-type="float">
            <text:p>0.112664</text:p>
          </table:table-cell>
          <table:table-cell office:value-type="float" office:value="0.102552" calcext:value-type="float">
            <text:p>0.102552</text:p>
          </table:table-cell>
          <table:table-cell office:value-type="float" office:value="0.0973305" calcext:value-type="float">
            <text:p>0.0973305</text:p>
          </table:table-cell>
          <table:table-cell office:value-type="float" office:value="0.0861524" calcext:value-type="float">
            <text:p>0.0861524</text:p>
          </table:table-cell>
          <table:table-cell office:value-type="float" office:value="0.0823283" calcext:value-type="float">
            <text:p>0.0823283</text:p>
          </table:table-cell>
          <table:table-cell office:value-type="float" office:value="0.0693484" calcext:value-type="float">
            <text:p>0.0693484</text:p>
          </table:table-cell>
          <table:table-cell office:value-type="float" office:value="0.0623253" calcext:value-type="float">
            <text:p>0.0623253</text:p>
          </table:table-cell>
          <table:table-cell office:value-type="float" office:value="0.0568466" calcext:value-type="float">
            <text:p>0.0568466</text:p>
          </table:table-cell>
          <table:table-cell office:value-type="float" office:value="0.0476541" calcext:value-type="float">
            <text:p>0.0476541</text:p>
          </table:table-cell>
          <table:table-cell office:value-type="float" office:value="0.0412193" calcext:value-type="float">
            <text:p>0.0412193</text:p>
          </table:table-cell>
          <table:table-cell office:value-type="float" office:value="0.0386454" calcext:value-type="float">
            <text:p>0.0386454</text:p>
          </table:table-cell>
          <table:table-cell office:value-type="float" office:value="0.0338285" calcext:value-type="float">
            <text:p>0.0338285</text:p>
          </table:table-cell>
          <table:table-cell office:value-type="float" office:value="0.0341227" calcext:value-type="float">
            <text:p>0.0341227</text:p>
          </table:table-cell>
          <table:table-cell office:value-type="float" office:value="0.0311075" calcext:value-type="float">
            <text:p>0.0311075</text:p>
          </table:table-cell>
          <table:table-cell office:value-type="float" office:value="0.0276879" calcext:value-type="float">
            <text:p>0.0276879</text:p>
          </table:table-cell>
          <table:table-cell office:value-type="float" office:value="0.0256288" calcext:value-type="float">
            <text:p>0.0256288</text:p>
          </table:table-cell>
          <table:table-cell office:value-type="float" office:value="0.0243418" calcext:value-type="float">
            <text:p>0.0243418</text:p>
          </table:table-cell>
          <table:table-cell office:value-type="float" office:value="0.0225401" calcext:value-type="float">
            <text:p>0.0225401</text:p>
          </table:table-cell>
          <table:table-cell office:value-type="float" office:value="0.0211796" calcext:value-type="float">
            <text:p>0.0211796</text:p>
          </table:table-cell>
          <table:table-cell office:value-type="float" office:value="0.0190101" calcext:value-type="float">
            <text:p>0.0190101</text:p>
          </table:table-cell>
          <table:table-cell office:value-type="float" office:value="0.020959" calcext:value-type="float">
            <text:p>0.020959</text:p>
          </table:table-cell>
          <table:table-cell office:value-type="float" office:value="0.017429" calcext:value-type="float">
            <text:p>0.017429</text:p>
          </table:table-cell>
          <table:table-cell office:value-type="float" office:value="0.0187895" calcext:value-type="float">
            <text:p>0.0187895</text:p>
          </table:table-cell>
          <table:table-cell office:value-type="float" office:value="0.0194514" calcext:value-type="float">
            <text:p>0.0194514</text:p>
          </table:table-cell>
          <table:table-cell office:value-type="float" office:value="0.0197088" calcext:value-type="float">
            <text:p>0.0197088</text:p>
          </table:table-cell>
          <table:table-cell office:value-type="float" office:value="0.0195249" calcext:value-type="float">
            <text:p>0.0195249</text:p>
          </table:table-cell>
          <table:table-cell office:value-type="float" office:value="0.0176864" calcext:value-type="float">
            <text:p>0.0176864</text:p>
          </table:table-cell>
          <table:table-cell office:value-type="float" office:value="0.0189734" calcext:value-type="float">
            <text:p>0.0189734</text:p>
          </table:table-cell>
          <table:table-cell office:value-type="float" office:value="0.0176129" calcext:value-type="float">
            <text:p>0.0176129</text:p>
          </table:table-cell>
          <table:table-cell office:value-type="float" office:value="0.0202236" calcext:value-type="float">
            <text:p>0.0202236</text:p>
          </table:table-cell>
          <table:table-cell office:value-type="float" office:value="0.0210693" calcext:value-type="float">
            <text:p>0.0210693</text:p>
          </table:table-cell>
          <table:table-cell office:value-type="float" office:value="0.0212164" calcext:value-type="float">
            <text:p>0.0212164</text:p>
          </table:table-cell>
          <table:table-cell office:value-type="float" office:value="0.0207016" calcext:value-type="float">
            <text:p>0.0207016</text:p>
          </table:table-cell>
          <table:table-cell office:value-type="float" office:value="0.0213267" calcext:value-type="float">
            <text:p>0.0213267</text:p>
          </table:table-cell>
          <table:table-cell office:value-type="float" office:value="0.0231652" calcext:value-type="float">
            <text:p>0.0231652</text:p>
          </table:table-cell>
          <table:table-cell office:value-type="float" office:value="0.0228342" calcext:value-type="float">
            <text:p>0.0228342</text:p>
          </table:table-cell>
          <table:table-cell office:value-type="float" office:value="0.0246727" calcext:value-type="float">
            <text:p>0.0246727</text:p>
          </table:table-cell>
          <table:table-cell office:value-type="float" office:value="0.0236432" calcext:value-type="float">
            <text:p>0.0236432</text:p>
          </table:table-cell>
          <table:table-cell office:value-type="float" office:value="0.02607" calcext:value-type="float">
            <text:p>0.02607</text:p>
          </table:table-cell>
          <table:table-cell office:value-type="float" office:value="0.0255185" calcext:value-type="float">
            <text:p>0.0255185</text:p>
          </table:table-cell>
          <table:table-cell office:value-type="float" office:value="0.0265848" calcext:value-type="float">
            <text:p>0.0265848</text:p>
          </table:table-cell>
          <table:table-cell office:value-type="float" office:value="0.0274673" calcext:value-type="float">
            <text:p>0.0274673</text:p>
          </table:table-cell>
          <table:table-cell office:value-type="float" office:value="0.0272834" calcext:value-type="float">
            <text:p>0.0272834</text:p>
          </table:table-cell>
          <table:table-cell office:value-type="float" office:value="0.0281659" calcext:value-type="float">
            <text:p>0.0281659</text:p>
          </table:table-cell>
          <table:table-cell office:value-type="float" office:value="0.0314017" calcext:value-type="float">
            <text:p>0.0314017</text:p>
          </table:table-cell>
          <table:table-cell office:value-type="float" office:value="0.0295264" calcext:value-type="float">
            <text:p>0.0295264</text:p>
          </table:table-cell>
          <table:table-cell office:value-type="float" office:value="0.0311443" calcext:value-type="float">
            <text:p>0.0311443</text:p>
          </table:table-cell>
          <table:table-cell office:value-type="float" office:value="0.0322474" calcext:value-type="float">
            <text:p>0.0322474</text:p>
          </table:table-cell>
          <table:table-cell office:value-type="float" office:value="0.0326519" calcext:value-type="float">
            <text:p>0.0326519</text:p>
          </table:table-cell>
          <table:table-cell office:value-type="float" office:value="0.0340124" calcext:value-type="float">
            <text:p>0.0340124</text:p>
          </table:table-cell>
          <table:table-cell table:formula="of:=SUM([.P79:.CC79])" office:value-type="float" office:value="2.6572291331" calcext:value-type="float">
            <text:p>2.6572291331</text:p>
          </table:table-cell>
        </table:table-row>
        <table:table-row table:style-name="ro1">
          <table:table-cell office:value-type="float" office:value="4.75" calcext:value-type="float">
            <text:p>4.7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000250089" calcext:value-type="float">
            <text:p>0.000250089</text:p>
          </table:table-cell>
          <table:table-cell office:value-type="float" office:value="0.000571633" calcext:value-type="float">
            <text:p>0.000571633</text:p>
          </table:table-cell>
          <table:table-cell office:value-type="float" office:value="0.0017149" calcext:value-type="float">
            <text:p>0.0017149</text:p>
          </table:table-cell>
          <table:table-cell office:value-type="float" office:value="0.00539478" calcext:value-type="float">
            <text:p>0.00539478</text:p>
          </table:table-cell>
          <table:table-cell office:value-type="float" office:value="0.0121829" calcext:value-type="float">
            <text:p>0.0121829</text:p>
          </table:table-cell>
          <table:table-cell office:value-type="float" office:value="0.0247231" calcext:value-type="float">
            <text:p>0.0247231</text:p>
          </table:table-cell>
          <table:table-cell office:value-type="float" office:value="0.0379421" calcext:value-type="float">
            <text:p>0.0379421</text:p>
          </table:table-cell>
          <table:table-cell office:value-type="float" office:value="0.0578421" calcext:value-type="float">
            <text:p>0.0578421</text:p>
          </table:table-cell>
          <table:table-cell office:value-type="float" office:value="0.0756699" calcext:value-type="float">
            <text:p>0.0756699</text:p>
          </table:table-cell>
          <table:table-cell office:value-type="float" office:value="0.0925688" calcext:value-type="float">
            <text:p>0.0925688</text:p>
          </table:table-cell>
          <table:table-cell office:value-type="float" office:value="0.107538" calcext:value-type="float">
            <text:p>0.107538</text:p>
          </table:table-cell>
          <table:table-cell office:value-type="float" office:value="0.122186" calcext:value-type="float">
            <text:p>0.122186</text:p>
          </table:table-cell>
          <table:table-cell office:value-type="float" office:value="0.122401" calcext:value-type="float">
            <text:p>0.122401</text:p>
          </table:table-cell>
          <table:table-cell office:value-type="float" office:value="0.119007" calcext:value-type="float">
            <text:p>0.119007</text:p>
          </table:table-cell>
          <table:table-cell office:value-type="float" office:value="0.119721" calcext:value-type="float">
            <text:p>0.119721</text:p>
          </table:table-cell>
          <table:table-cell office:value-type="float" office:value="0.112897" calcext:value-type="float">
            <text:p>0.112897</text:p>
          </table:table-cell>
          <table:table-cell office:value-type="float" office:value="0.103608" calcext:value-type="float">
            <text:p>0.103608</text:p>
          </table:table-cell>
          <table:table-cell office:value-type="float" office:value="0.0952483" calcext:value-type="float">
            <text:p>0.0952483</text:p>
          </table:table-cell>
          <table:table-cell office:value-type="float" office:value="0.0905681" calcext:value-type="float">
            <text:p>0.0905681</text:p>
          </table:table-cell>
          <table:table-cell office:value-type="float" office:value="0.0774562" calcext:value-type="float">
            <text:p>0.0774562</text:p>
          </table:table-cell>
          <table:table-cell office:value-type="float" office:value="0.0682744" calcext:value-type="float">
            <text:p>0.0682744</text:p>
          </table:table-cell>
          <table:table-cell office:value-type="float" office:value="0.0625223" calcext:value-type="float">
            <text:p>0.0625223</text:p>
          </table:table-cell>
          <table:table-cell office:value-type="float" office:value="0.0544837" calcext:value-type="float">
            <text:p>0.0544837</text:p>
          </table:table-cell>
          <table:table-cell office:value-type="float" office:value="0.0498392" calcext:value-type="float">
            <text:p>0.0498392</text:p>
          </table:table-cell>
          <table:table-cell office:value-type="float" office:value="0.042801" calcext:value-type="float">
            <text:p>0.042801</text:p>
          </table:table-cell>
          <table:table-cell office:value-type="float" office:value="0.0409789" calcext:value-type="float">
            <text:p>0.0409789</text:p>
          </table:table-cell>
          <table:table-cell office:value-type="float" office:value="0.0346195" calcext:value-type="float">
            <text:p>0.0346195</text:p>
          </table:table-cell>
          <table:table-cell office:value-type="float" office:value="0.0307967" calcext:value-type="float">
            <text:p>0.0307967</text:p>
          </table:table-cell>
          <table:table-cell office:value-type="float" office:value="0.0290461" calcext:value-type="float">
            <text:p>0.0290461</text:p>
          </table:table-cell>
          <table:table-cell office:value-type="float" office:value="0.0265809" calcext:value-type="float">
            <text:p>0.0265809</text:p>
          </table:table-cell>
          <table:table-cell office:value-type="float" office:value="0.0245802" calcext:value-type="float">
            <text:p>0.0245802</text:p>
          </table:table-cell>
          <table:table-cell office:value-type="float" office:value="0.0217578" calcext:value-type="float">
            <text:p>0.0217578</text:p>
          </table:table-cell>
          <table:table-cell office:value-type="float" office:value="0.021472" calcext:value-type="float">
            <text:p>0.021472</text:p>
          </table:table-cell>
          <table:table-cell office:value-type="float" office:value="0.0207931" calcext:value-type="float">
            <text:p>0.0207931</text:p>
          </table:table-cell>
          <table:table-cell office:value-type="float" office:value="0.0206145" calcext:value-type="float">
            <text:p>0.0206145</text:p>
          </table:table-cell>
          <table:table-cell office:value-type="float" office:value="0.0184709" calcext:value-type="float">
            <text:p>0.0184709</text:p>
          </table:table-cell>
          <table:table-cell office:value-type="float" office:value="0.0190782" calcext:value-type="float">
            <text:p>0.0190782</text:p>
          </table:table-cell>
          <table:table-cell office:value-type="float" office:value="0.0197928" calcext:value-type="float">
            <text:p>0.0197928</text:p>
          </table:table-cell>
          <table:table-cell office:value-type="float" office:value="0.0185781" calcext:value-type="float">
            <text:p>0.0185781</text:p>
          </table:table-cell>
          <table:table-cell office:value-type="float" office:value="0.0195784" calcext:value-type="float">
            <text:p>0.0195784</text:p>
          </table:table-cell>
          <table:table-cell office:value-type="float" office:value="0.0184709" calcext:value-type="float">
            <text:p>0.0184709</text:p>
          </table:table-cell>
          <table:table-cell office:value-type="float" office:value="0.0171847" calcext:value-type="float">
            <text:p>0.0171847</text:p>
          </table:table-cell>
          <table:table-cell office:value-type="float" office:value="0.0193641" calcext:value-type="float">
            <text:p>0.0193641</text:p>
          </table:table-cell>
          <table:table-cell table:number-columns-repeated="2" office:value-type="float" office:value="0.0192926" calcext:value-type="float">
            <text:p>0.0192926</text:p>
          </table:table-cell>
          <table:table-cell office:value-type="float" office:value="0.0204001" calcext:value-type="float">
            <text:p>0.0204001</text:p>
          </table:table-cell>
          <table:table-cell office:value-type="float" office:value="0.0197213" calcext:value-type="float">
            <text:p>0.0197213</text:p>
          </table:table-cell>
          <table:table-cell office:value-type="float" office:value="0.0209003" calcext:value-type="float">
            <text:p>0.0209003</text:p>
          </table:table-cell>
          <table:table-cell office:value-type="float" office:value="0.0220079" calcext:value-type="float">
            <text:p>0.0220079</text:p>
          </table:table-cell>
          <table:table-cell office:value-type="float" office:value="0.0239728" calcext:value-type="float">
            <text:p>0.0239728</text:p>
          </table:table-cell>
          <table:table-cell office:value-type="float" office:value="0.0235084" calcext:value-type="float">
            <text:p>0.0235084</text:p>
          </table:table-cell>
          <table:table-cell office:value-type="float" office:value="0.0241515" calcext:value-type="float">
            <text:p>0.0241515</text:p>
          </table:table-cell>
          <table:table-cell office:value-type="float" office:value="0.0231154" calcext:value-type="float">
            <text:p>0.0231154</text:p>
          </table:table-cell>
          <table:table-cell office:value-type="float" office:value="0.0253662" calcext:value-type="float">
            <text:p>0.0253662</text:p>
          </table:table-cell>
          <table:table-cell office:value-type="float" office:value="0.0256877" calcext:value-type="float">
            <text:p>0.0256877</text:p>
          </table:table-cell>
          <table:table-cell office:value-type="float" office:value="0.0253662" calcext:value-type="float">
            <text:p>0.0253662</text:p>
          </table:table-cell>
          <table:table-cell table:number-columns-repeated="2" office:value-type="float" office:value="0.0284387" calcext:value-type="float">
            <text:p>0.0284387</text:p>
          </table:table-cell>
          <table:table-cell office:value-type="float" office:value="0.0300464" calcext:value-type="float">
            <text:p>0.0300464</text:p>
          </table:table-cell>
          <table:table-cell office:value-type="float" office:value="0.0309396" calcext:value-type="float">
            <text:p>0.0309396</text:p>
          </table:table-cell>
          <table:table-cell office:value-type="float" office:value="0.0309753" calcext:value-type="float">
            <text:p>0.0309753</text:p>
          </table:table-cell>
          <table:table-cell office:value-type="float" office:value="0.0334048" calcext:value-type="float">
            <text:p>0.0334048</text:p>
          </table:table-cell>
          <table:table-cell office:value-type="float" office:value="0.0324044" calcext:value-type="float">
            <text:p>0.0324044</text:p>
          </table:table-cell>
          <table:table-cell office:value-type="float" office:value="0.033119" calcext:value-type="float">
            <text:p>0.033119</text:p>
          </table:table-cell>
          <table:table-cell office:value-type="float" office:value="0.0345838" calcext:value-type="float">
            <text:p>0.0345838</text:p>
          </table:table-cell>
          <table:table-cell table:formula="of:=SUM([.P80:.CC80])" office:value-type="float" office:value="2.654303002" calcext:value-type="float">
            <text:p>2.654303002</text:p>
          </table:table-cell>
        </table:table-row>
        <table:table-row table:style-name="ro1">
          <table:table-cell office:value-type="float" office:value="4.809375" calcext:value-type="float">
            <text:p>4.809375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1" office:value-type="float" office:value="0.0000706215" calcext:value-type="float">
            <text:p>7.06E-05</text:p>
          </table:table-cell>
          <table:table-cell office:value-type="float" office:value="0.000529661" calcext:value-type="float">
            <text:p>0.000529661</text:p>
          </table:table-cell>
          <table:table-cell office:value-type="float" office:value="0.00222458" calcext:value-type="float">
            <text:p>0.00222458</text:p>
          </table:table-cell>
          <table:table-cell office:value-type="float" office:value="0.00529661" calcext:value-type="float">
            <text:p>0.00529661</text:p>
          </table:table-cell>
          <table:table-cell office:value-type="float" office:value="0.0130297" calcext:value-type="float">
            <text:p>0.0130297</text:p>
          </table:table-cell>
          <table:table-cell office:value-type="float" office:value="0.0241172" calcext:value-type="float">
            <text:p>0.0241172</text:p>
          </table:table-cell>
          <table:table-cell office:value-type="float" office:value="0.0379944" calcext:value-type="float">
            <text:p>0.0379944</text:p>
          </table:table-cell>
          <table:table-cell office:value-type="float" office:value="0.0585452" calcext:value-type="float">
            <text:p>0.0585452</text:p>
          </table:table-cell>
          <table:table-cell office:value-type="float" office:value="0.0777189" calcext:value-type="float">
            <text:p>0.0777189</text:p>
          </table:table-cell>
          <table:table-cell office:value-type="float" office:value="0.0946328" calcext:value-type="float">
            <text:p>0.0946328</text:p>
          </table:table-cell>
          <table:table-cell office:value-type="float" office:value="0.110946" calcext:value-type="float">
            <text:p>0.110946</text:p>
          </table:table-cell>
          <table:table-cell office:value-type="float" office:value="0.118044" calcext:value-type="float">
            <text:p>0.118044</text:p>
          </table:table-cell>
          <table:table-cell office:value-type="float" office:value="0.120233" calcext:value-type="float">
            <text:p>0.120233</text:p>
          </table:table-cell>
          <table:table-cell office:value-type="float" office:value="0.125777" calcext:value-type="float">
            <text:p>0.125777</text:p>
          </table:table-cell>
          <table:table-cell office:value-type="float" office:value="0.120551" calcext:value-type="float">
            <text:p>0.120551</text:p>
          </table:table-cell>
          <table:table-cell office:value-type="float" office:value="0.110099" calcext:value-type="float">
            <text:p>0.110099</text:p>
          </table:table-cell>
          <table:table-cell office:value-type="float" office:value="0.105685" calcext:value-type="float">
            <text:p>0.105685</text:p>
          </table:table-cell>
          <table:table-cell office:value-type="float" office:value="0.0973164" calcext:value-type="float">
            <text:p>0.0973164</text:p>
          </table:table-cell>
          <table:table-cell office:value-type="float" office:value="0.087041" calcext:value-type="float">
            <text:p>0.087041</text:p>
          </table:table-cell>
          <table:table-cell office:value-type="float" office:value="0.0789195" calcext:value-type="float">
            <text:p>0.0789195</text:p>
          </table:table-cell>
          <table:table-cell office:value-type="float" office:value="0.0666667" calcext:value-type="float">
            <text:p>0.0666667</text:p>
          </table:table-cell>
          <table:table-cell office:value-type="float" office:value="0.062959" calcext:value-type="float">
            <text:p>0.062959</text:p>
          </table:table-cell>
          <table:table-cell office:value-type="float" office:value="0.0545198" calcext:value-type="float">
            <text:p>0.0545198</text:p>
          </table:table-cell>
          <table:table-cell office:value-type="float" office:value="0.0490113" calcext:value-type="float">
            <text:p>0.0490113</text:p>
          </table:table-cell>
          <table:table-cell office:value-type="float" office:value="0.0443856" calcext:value-type="float">
            <text:p>0.0443856</text:p>
          </table:table-cell>
          <table:table-cell office:value-type="float" office:value="0.0367232" calcext:value-type="float">
            <text:p>0.0367232</text:p>
          </table:table-cell>
          <table:table-cell office:value-type="float" office:value="0.0336511" calcext:value-type="float">
            <text:p>0.0336511</text:p>
          </table:table-cell>
          <table:table-cell office:value-type="float" office:value="0.0316031" calcext:value-type="float">
            <text:p>0.0316031</text:p>
          </table:table-cell>
          <table:table-cell office:value-type="float" office:value="0.0280367" calcext:value-type="float">
            <text:p>0.0280367</text:p>
          </table:table-cell>
          <table:table-cell office:value-type="float" office:value="0.0256709" calcext:value-type="float">
            <text:p>0.0256709</text:p>
          </table:table-cell>
          <table:table-cell office:value-type="float" office:value="0.0245056" calcext:value-type="float">
            <text:p>0.0245056</text:p>
          </table:table-cell>
          <table:table-cell office:value-type="float" office:value="0.0259181" calcext:value-type="float">
            <text:p>0.0259181</text:p>
          </table:table-cell>
          <table:table-cell office:value-type="float" office:value="0.0210452" calcext:value-type="float">
            <text:p>0.0210452</text:p>
          </table:table-cell>
          <table:table-cell office:value-type="float" office:value="0.0206568" calcext:value-type="float">
            <text:p>0.0206568</text:p>
          </table:table-cell>
          <table:table-cell office:value-type="float" office:value="0.0209746" calcext:value-type="float">
            <text:p>0.0209746</text:p>
          </table:table-cell>
          <table:table-cell office:value-type="float" office:value="0.0202684" calcext:value-type="float">
            <text:p>0.0202684</text:p>
          </table:table-cell>
          <table:table-cell office:value-type="float" office:value="0.0186088" calcext:value-type="float">
            <text:p>0.0186088</text:p>
          </table:table-cell>
          <table:table-cell office:value-type="float" office:value="0.0182203" calcext:value-type="float">
            <text:p>0.0182203</text:p>
          </table:table-cell>
          <table:table-cell office:value-type="float" office:value="0.0185734" calcext:value-type="float">
            <text:p>0.0185734</text:p>
          </table:table-cell>
          <table:table-cell office:value-type="float" office:value="0.0183969" calcext:value-type="float">
            <text:p>0.0183969</text:p>
          </table:table-cell>
          <table:table-cell office:value-type="float" office:value="0.0194915" calcext:value-type="float">
            <text:p>0.0194915</text:p>
          </table:table-cell>
          <table:table-cell office:value-type="float" office:value="0.0194209" calcext:value-type="float">
            <text:p>0.0194209</text:p>
          </table:table-cell>
          <table:table-cell office:value-type="float" office:value="0.0174788" calcext:value-type="float">
            <text:p>0.0174788</text:p>
          </table:table-cell>
          <table:table-cell office:value-type="float" office:value="0.0180438" calcext:value-type="float">
            <text:p>0.0180438</text:p>
          </table:table-cell>
          <table:table-cell office:value-type="float" office:value="0.0190325" calcext:value-type="float">
            <text:p>0.0190325</text:p>
          </table:table-cell>
          <table:table-cell office:value-type="float" office:value="0.0202331" calcext:value-type="float">
            <text:p>0.0202331</text:p>
          </table:table-cell>
          <table:table-cell office:value-type="float" office:value="0.0198093" calcext:value-type="float">
            <text:p>0.0198093</text:p>
          </table:table-cell>
          <table:table-cell office:value-type="float" office:value="0.0211511" calcext:value-type="float">
            <text:p>0.0211511</text:p>
          </table:table-cell>
          <table:table-cell office:value-type="float" office:value="0.0229873" calcext:value-type="float">
            <text:p>0.0229873</text:p>
          </table:table-cell>
          <table:table-cell office:value-type="float" office:value="0.0250706" calcext:value-type="float">
            <text:p>0.0250706</text:p>
          </table:table-cell>
          <table:table-cell office:value-type="float" office:value="0.0239054" calcext:value-type="float">
            <text:p>0.0239054</text:p>
          </table:table-cell>
          <table:table-cell office:value-type="float" office:value="0.0233404" calcext:value-type="float">
            <text:p>0.0233404</text:p>
          </table:table-cell>
          <table:table-cell office:value-type="float" office:value="0.0246469" calcext:value-type="float">
            <text:p>0.0246469</text:p>
          </table:table-cell>
          <table:table-cell office:value-type="float" office:value="0.0260593" calcext:value-type="float">
            <text:p>0.0260593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69421" calcext:value-type="float">
            <text:p>0.0269421</text:p>
          </table:table-cell>
          <table:table-cell office:value-type="float" office:value="0.0256709" calcext:value-type="float">
            <text:p>0.0256709</text:p>
          </table:table-cell>
          <table:table-cell office:value-type="float" office:value="0.0284251" calcext:value-type="float">
            <text:p>0.0284251</text:p>
          </table:table-cell>
          <table:table-cell office:value-type="float" office:value="0.0280367" calcext:value-type="float">
            <text:p>0.0280367</text:p>
          </table:table-cell>
          <table:table-cell office:value-type="float" office:value="0.0301907" calcext:value-type="float">
            <text:p>0.0301907</text:p>
          </table:table-cell>
          <table:table-cell office:value-type="float" office:value="0.0309675" calcext:value-type="float">
            <text:p>0.0309675</text:p>
          </table:table-cell>
          <table:table-cell office:value-type="float" office:value="0.0311794" calcext:value-type="float">
            <text:p>0.0311794</text:p>
          </table:table-cell>
          <table:table-cell office:value-type="float" office:value="0.0318503" calcext:value-type="float">
            <text:p>0.0318503</text:p>
          </table:table-cell>
          <table:table-cell office:value-type="float" office:value="0.0326271" calcext:value-type="float">
            <text:p>0.0326271</text:p>
          </table:table-cell>
          <table:table-cell office:value-type="float" office:value="0.0346751" calcext:value-type="float">
            <text:p>0.0346751</text:p>
          </table:table-cell>
          <table:table-cell table:formula="of:=SUM([.P81:.CC81])" office:value-type="float" office:value="2.6554028725" calcext:value-type="float">
            <text:p>2.6554028725</text:p>
          </table:table-cell>
        </table:table-row>
        <table:table-row table:style-name="ro1">
          <table:table-cell office:value-type="float" office:value="4.86875" calcext:value-type="float">
            <text:p>4.86875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1" office:value-type="float" office:value="0.0000331016" calcext:value-type="float">
            <text:p>3.31E-05</text:p>
          </table:table-cell>
          <table:table-cell office:value-type="float" office:value="0.000297915" calcext:value-type="float">
            <text:p>0.000297915</text:p>
          </table:table-cell>
          <table:table-cell office:value-type="float" office:value="0.000562728" calcext:value-type="float">
            <text:p>0.000562728</text:p>
          </table:table-cell>
          <table:table-cell office:value-type="float" office:value="0.00182059" calcext:value-type="float">
            <text:p>0.00182059</text:p>
          </table:table-cell>
          <table:table-cell office:value-type="float" office:value="0.00506455" calcext:value-type="float">
            <text:p>0.00506455</text:p>
          </table:table-cell>
          <table:table-cell office:value-type="float" office:value="0.0127441" calcext:value-type="float">
            <text:p>0.0127441</text:p>
          </table:table-cell>
          <table:table-cell office:value-type="float" office:value="0.0233035" calcext:value-type="float">
            <text:p>0.0233035</text:p>
          </table:table-cell>
          <table:table-cell office:value-type="float" office:value="0.0392585" calcext:value-type="float">
            <text:p>0.0392585</text:p>
          </table:table-cell>
          <table:table-cell office:value-type="float" office:value="0.0584244" calcext:value-type="float">
            <text:p>0.0584244</text:p>
          </table:table-cell>
          <table:table-cell office:value-type="float" office:value="0.0783515" calcext:value-type="float">
            <text:p>0.0783515</text:p>
          </table:table-cell>
          <table:table-cell office:value-type="float" office:value="0.0947037" calcext:value-type="float">
            <text:p>0.0947037</text:p>
          </table:table-cell>
          <table:table-cell office:value-type="float" office:value="0.108904" calcext:value-type="float">
            <text:p>0.108904</text:p>
          </table:table-cell>
          <table:table-cell office:value-type="float" office:value="0.122939" calcext:value-type="float">
            <text:p>0.122939</text:p>
          </table:table-cell>
          <table:table-cell office:value-type="float" office:value="0.124363" calcext:value-type="float">
            <text:p>0.124363</text:p>
          </table:table-cell>
          <table:table-cell office:value-type="float" office:value="0.124297" calcext:value-type="float">
            <text:p>0.124297</text:p>
          </table:table-cell>
          <table:table-cell office:value-type="float" office:value="0.120424" calcext:value-type="float">
            <text:p>0.120424</text:p>
          </table:table-cell>
          <table:table-cell office:value-type="float" office:value="0.110791" calcext:value-type="float">
            <text:p>0.110791</text:p>
          </table:table-cell>
          <table:table-cell office:value-type="float" office:value="0.104601" calcext:value-type="float">
            <text:p>0.104601</text:p>
          </table:table-cell>
          <table:table-cell office:value-type="float" office:value="0.090235" calcext:value-type="float">
            <text:p>0.090235</text:p>
          </table:table-cell>
          <table:table-cell office:value-type="float" office:value="0.0836147" calcext:value-type="float">
            <text:p>0.0836147</text:p>
          </table:table-cell>
          <table:table-cell office:value-type="float" office:value="0.0778219" calcext:value-type="float">
            <text:p>0.0778219</text:p>
          </table:table-cell>
          <table:table-cell office:value-type="float" office:value="0.0688514" calcext:value-type="float">
            <text:p>0.0688514</text:p>
          </table:table-cell>
          <table:table-cell office:value-type="float" office:value="0.0615359" calcext:value-type="float">
            <text:p>0.0615359</text:p>
          </table:table-cell>
          <table:table-cell office:value-type="float" office:value="0.0535253" calcext:value-type="float">
            <text:p>0.0535253</text:p>
          </table:table-cell>
          <table:table-cell office:value-type="float" office:value="0.0513406" calcext:value-type="float">
            <text:p>0.0513406</text:p>
          </table:table-cell>
          <table:table-cell office:value-type="float" office:value="0.0451506" calcext:value-type="float">
            <text:p>0.0451506</text:p>
          </table:table-cell>
          <table:table-cell office:value-type="float" office:value="0.0378021" calcext:value-type="float">
            <text:p>0.0378021</text:p>
          </table:table-cell>
          <table:table-cell office:value-type="float" office:value="0.0364449" calcext:value-type="float">
            <text:p>0.0364449</text:p>
          </table:table-cell>
          <table:table-cell office:value-type="float" office:value="0.0317445" calcext:value-type="float">
            <text:p>0.0317445</text:p>
          </table:table-cell>
          <table:table-cell office:value-type="float" office:value="0.0310162" calcext:value-type="float">
            <text:p>0.0310162</text:p>
          </table:table-cell>
          <table:table-cell office:value-type="float" office:value="0.0278054" calcext:value-type="float">
            <text:p>0.0278054</text:p>
          </table:table-cell>
          <table:table-cell office:value-type="float" office:value="0.0238663" calcext:value-type="float">
            <text:p>0.0238663</text:p>
          </table:table-cell>
          <table:table-cell office:value-type="float" office:value="0.0221119" calcext:value-type="float">
            <text:p>0.0221119</text:p>
          </table:table-cell>
          <table:table-cell office:value-type="float" office:value="0.0223105" calcext:value-type="float">
            <text:p>0.0223105</text:p>
          </table:table-cell>
          <table:table-cell office:value-type="float" office:value="0.0217478" calcext:value-type="float">
            <text:p>0.0217478</text:p>
          </table:table-cell>
          <table:table-cell office:value-type="float" office:value="0.0212512" calcext:value-type="float">
            <text:p>0.0212512</text:p>
          </table:table-cell>
          <table:table-cell office:value-type="float" office:value="0.0203906" calcext:value-type="float">
            <text:p>0.0203906</text:p>
          </table:table-cell>
          <table:table-cell office:value-type="float" office:value="0.0180735" calcext:value-type="float">
            <text:p>0.0180735</text:p>
          </table:table-cell>
          <table:table-cell office:value-type="float" office:value="0.0199603" calcext:value-type="float">
            <text:p>0.0199603</text:p>
          </table:table-cell>
          <table:table-cell office:value-type="float" office:value="0.0192651" calcext:value-type="float">
            <text:p>0.0192651</text:p>
          </table:table-cell>
          <table:table-cell office:value-type="float" office:value="0.019232" calcext:value-type="float">
            <text:p>0.019232</text:p>
          </table:table-cell>
          <table:table-cell office:value-type="float" office:value="0.0188348" calcext:value-type="float">
            <text:p>0.0188348</text:p>
          </table:table-cell>
          <table:table-cell office:value-type="float" office:value="0.017908" calcext:value-type="float">
            <text:p>0.017908</text:p>
          </table:table-cell>
          <table:table-cell office:value-type="float" office:value="0.0191327" calcext:value-type="float">
            <text:p>0.0191327</text:p>
          </table:table-cell>
          <table:table-cell office:value-type="float" office:value="0.021483" calcext:value-type="float">
            <text:p>0.021483</text:p>
          </table:table-cell>
          <table:table-cell office:value-type="float" office:value="0.020192" calcext:value-type="float">
            <text:p>0.020192</text:p>
          </table:table-cell>
          <table:table-cell office:value-type="float" office:value="0.0206885" calcext:value-type="float">
            <text:p>0.0206885</text:p>
          </table:table-cell>
          <table:table-cell office:value-type="float" office:value="0.020523" calcext:value-type="float">
            <text:p>0.020523</text:p>
          </table:table-cell>
          <table:table-cell office:value-type="float" office:value="0.0212843" calcext:value-type="float">
            <text:p>0.0212843</text:p>
          </table:table-cell>
          <table:table-cell office:value-type="float" office:value="0.0231711" calcext:value-type="float">
            <text:p>0.0231711</text:p>
          </table:table-cell>
          <table:table-cell office:value-type="float" office:value="0.0242966" calcext:value-type="float">
            <text:p>0.0242966</text:p>
          </table:table-cell>
          <table:table-cell office:value-type="float" office:value="0.0245614" calcext:value-type="float">
            <text:p>0.0245614</text:p>
          </table:table-cell>
          <table:table-cell office:value-type="float" office:value="0.0233366" calcext:value-type="float">
            <text:p>0.0233366</text:p>
          </table:table-cell>
          <table:table-cell office:value-type="float" office:value="0.0239656" calcext:value-type="float">
            <text:p>0.0239656</text:p>
          </table:table-cell>
          <table:table-cell office:value-type="float" office:value="0.0258855" calcext:value-type="float">
            <text:p>0.0258855</text:p>
          </table:table-cell>
          <table:table-cell office:value-type="float" office:value="0.026382" calcext:value-type="float">
            <text:p>0.026382</text:p>
          </table:table-cell>
          <table:table-cell office:value-type="float" office:value="0.0266468" calcext:value-type="float">
            <text:p>0.0266468</text:p>
          </table:table-cell>
          <table:table-cell office:value-type="float" office:value="0.0284012" calcext:value-type="float">
            <text:p>0.0284012</text:p>
          </table:table-cell>
          <table:table-cell office:value-type="float" office:value="0.0294935" calcext:value-type="float">
            <text:p>0.0294935</text:p>
          </table:table-cell>
          <table:table-cell office:value-type="float" office:value="0.0306852" calcext:value-type="float">
            <text:p>0.0306852</text:p>
          </table:table-cell>
          <table:table-cell office:value-type="float" office:value="0.0286991" calcext:value-type="float">
            <text:p>0.0286991</text:p>
          </table:table-cell>
          <table:table-cell office:value-type="float" office:value="0.0298908" calcext:value-type="float">
            <text:p>0.0298908</text:p>
          </table:table-cell>
          <table:table-cell office:value-type="float" office:value="0.0317776" calcext:value-type="float">
            <text:p>0.0317776</text:p>
          </table:table-cell>
          <table:table-cell office:value-type="float" office:value="0.03191" calcext:value-type="float">
            <text:p>0.03191</text:p>
          </table:table-cell>
          <table:table-cell office:value-type="float" office:value="0.034194" calcext:value-type="float">
            <text:p>0.034194</text:p>
          </table:table-cell>
          <table:table-cell office:value-type="float" office:value="0.0353194" calcext:value-type="float">
            <text:p>0.0353194</text:p>
          </table:table-cell>
          <table:table-cell table:formula="of:=SUM([.P82:.CC82])" office:value-type="float" office:value="2.6746439846" calcext:value-type="float">
            <text:p>2.6746439846</text:p>
          </table:table-cell>
        </table:table-row>
        <table:table-row table:style-name="ro1">
          <table:table-cell office:value-type="float" office:value="4.928125" calcext:value-type="float">
            <text:p>4.928125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1" office:value-type="float" office:value="0.0000627313" calcext:value-type="float">
            <text:p>6.27E-05</text:p>
          </table:table-cell>
          <table:table-cell office:value-type="float" office:value="0.000815507" calcext:value-type="float">
            <text:p>0.000815507</text:p>
          </table:table-cell>
          <table:table-cell office:value-type="float" office:value="0.00166238" calcext:value-type="float">
            <text:p>0.00166238</text:p>
          </table:table-cell>
          <table:table-cell office:value-type="float" office:value="0.00577128" calcext:value-type="float">
            <text:p>0.00577128</text:p>
          </table:table-cell>
          <table:table-cell office:value-type="float" office:value="0.012264" calcext:value-type="float">
            <text:p>0.012264</text:p>
          </table:table-cell>
          <table:table-cell office:value-type="float" office:value="0.0239947" calcext:value-type="float">
            <text:p>0.0239947</text:p>
          </table:table-cell>
          <table:table-cell office:value-type="float" office:value="0.0408381" calcext:value-type="float">
            <text:p>0.0408381</text:p>
          </table:table-cell>
          <table:table-cell office:value-type="float" office:value="0.0563327" calcext:value-type="float">
            <text:p>0.0563327</text:p>
          </table:table-cell>
          <table:table-cell office:value-type="float" office:value="0.0770654" calcext:value-type="float">
            <text:p>0.0770654</text:p>
          </table:table-cell>
          <table:table-cell office:value-type="float" office:value="0.0940656" calcext:value-type="float">
            <text:p>0.0940656</text:p>
          </table:table-cell>
          <table:table-cell office:value-type="float" office:value="0.110093" calcext:value-type="float">
            <text:p>0.110093</text:p>
          </table:table-cell>
          <table:table-cell office:value-type="float" office:value="0.120381" calcext:value-type="float">
            <text:p>0.120381</text:p>
          </table:table-cell>
          <table:table-cell office:value-type="float" office:value="0.119535" calcext:value-type="float">
            <text:p>0.119535</text:p>
          </table:table-cell>
          <table:table-cell office:value-type="float" office:value="0.125086" calcext:value-type="float">
            <text:p>0.125086</text:p>
          </table:table-cell>
          <table:table-cell office:value-type="float" office:value="0.114924" calcext:value-type="float">
            <text:p>0.114924</text:p>
          </table:table-cell>
          <table:table-cell office:value-type="float" office:value="0.115426" calcext:value-type="float">
            <text:p>0.115426</text:p>
          </table:table-cell>
          <table:table-cell office:value-type="float" office:value="0.103444" calcext:value-type="float">
            <text:p>0.103444</text:p>
          </table:table-cell>
          <table:table-cell office:value-type="float" office:value="0.093501" calcext:value-type="float">
            <text:p>0.093501</text:p>
          </table:table-cell>
          <table:table-cell office:value-type="float" office:value="0.0903645" calcext:value-type="float">
            <text:p>0.0903645</text:p>
          </table:table-cell>
          <table:table-cell office:value-type="float" office:value="0.0759676" calcext:value-type="float">
            <text:p>0.0759676</text:p>
          </table:table-cell>
          <table:table-cell office:value-type="float" office:value="0.0716392" calcext:value-type="float">
            <text:p>0.0716392</text:p>
          </table:table-cell>
          <table:table-cell office:value-type="float" office:value="0.0616022" calcext:value-type="float">
            <text:p>0.0616022</text:p>
          </table:table-cell>
          <table:table-cell office:value-type="float" office:value="0.0531962" calcext:value-type="float">
            <text:p>0.0531962</text:p>
          </table:table-cell>
          <table:table-cell office:value-type="float" office:value="0.0470171" calcext:value-type="float">
            <text:p>0.0470171</text:p>
          </table:table-cell>
          <table:table-cell office:value-type="float" office:value="0.0447274" calcext:value-type="float">
            <text:p>0.0447274</text:p>
          </table:table-cell>
          <table:table-cell office:value-type="float" office:value="0.0398971" calcext:value-type="float">
            <text:p>0.0398971</text:p>
          </table:table-cell>
          <table:table-cell office:value-type="float" office:value="0.0354432" calcext:value-type="float">
            <text:p>0.0354432</text:p>
          </table:table-cell>
          <table:table-cell office:value-type="float" office:value="0.0319302" calcext:value-type="float">
            <text:p>0.0319302</text:p>
          </table:table-cell>
          <table:table-cell office:value-type="float" office:value="0.0299542" calcext:value-type="float">
            <text:p>0.0299542</text:p>
          </table:table-cell>
          <table:table-cell office:value-type="float" office:value="0.0269745" calcext:value-type="float">
            <text:p>0.0269745</text:p>
          </table:table-cell>
          <table:table-cell office:value-type="float" office:value="0.0247789" calcext:value-type="float">
            <text:p>0.0247789</text:p>
          </table:table-cell>
          <table:table-cell office:value-type="float" office:value="0.0238065" calcext:value-type="float">
            <text:p>0.0238065</text:p>
          </table:table-cell>
          <table:table-cell office:value-type="float" office:value="0.0197917" calcext:value-type="float">
            <text:p>0.0197917</text:p>
          </table:table-cell>
          <table:table-cell office:value-type="float" office:value="0.0208895" calcext:value-type="float">
            <text:p>0.0208895</text:p>
          </table:table-cell>
          <table:table-cell office:value-type="float" office:value="0.0196976" calcext:value-type="float">
            <text:p>0.0196976</text:p>
          </table:table-cell>
          <table:table-cell office:value-type="float" office:value="0.0215796" calcext:value-type="float">
            <text:p>0.0215796</text:p>
          </table:table-cell>
          <table:table-cell office:value-type="float" office:value="0.0205445" calcext:value-type="float">
            <text:p>0.0205445</text:p>
          </table:table-cell>
          <table:table-cell office:value-type="float" office:value="0.0189449" calcext:value-type="float">
            <text:p>0.0189449</text:p>
          </table:table-cell>
          <table:table-cell office:value-type="float" office:value="0.0179412" calcext:value-type="float">
            <text:p>0.0179412</text:p>
          </table:table-cell>
          <table:table-cell office:value-type="float" office:value="0.0190076" calcext:value-type="float">
            <text:p>0.0190076</text:p>
          </table:table-cell>
          <table:table-cell office:value-type="float" office:value="0.0201681" calcext:value-type="float">
            <text:p>0.0201681</text:p>
          </table:table-cell>
          <table:table-cell office:value-type="float" office:value="0.0185371" calcext:value-type="float">
            <text:p>0.0185371</text:p>
          </table:table-cell>
          <table:table-cell office:value-type="float" office:value="0.0193526" calcext:value-type="float">
            <text:p>0.0193526</text:p>
          </table:table-cell>
          <table:table-cell office:value-type="float" office:value="0.0187567" calcext:value-type="float">
            <text:p>0.0187567</text:p>
          </table:table-cell>
          <table:table-cell office:value-type="float" office:value="0.0193212" calcext:value-type="float">
            <text:p>0.0193212</text:p>
          </table:table-cell>
          <table:table-cell office:value-type="float" office:value="0.02136" calcext:value-type="float">
            <text:p>0.02136</text:p>
          </table:table-cell>
          <table:table-cell office:value-type="float" office:value="0.0219246" calcext:value-type="float">
            <text:p>0.0219246</text:p>
          </table:table-cell>
          <table:table-cell office:value-type="float" office:value="0.0215482" calcext:value-type="float">
            <text:p>0.0215482</text:p>
          </table:table-cell>
          <table:table-cell office:value-type="float" office:value="0.0232733" calcext:value-type="float">
            <text:p>0.0232733</text:p>
          </table:table-cell>
          <table:table-cell office:value-type="float" office:value="0.0233674" calcext:value-type="float">
            <text:p>0.0233674</text:p>
          </table:table-cell>
          <table:table-cell office:value-type="float" office:value="0.0222069" calcext:value-type="float">
            <text:p>0.0222069</text:p>
          </table:table-cell>
          <table:table-cell office:value-type="float" office:value="0.0240261" calcext:value-type="float">
            <text:p>0.0240261</text:p>
          </table:table-cell>
          <table:table-cell office:value-type="float" office:value="0.0245279" calcext:value-type="float">
            <text:p>0.0245279</text:p>
          </table:table-cell>
          <table:table-cell office:value-type="float" office:value="0.0259708" calcext:value-type="float">
            <text:p>0.0259708</text:p>
          </table:table-cell>
          <table:table-cell office:value-type="float" office:value="0.0248102" calcext:value-type="float">
            <text:p>0.0248102</text:p>
          </table:table-cell>
          <table:table-cell office:value-type="float" office:value="0.0265667" calcext:value-type="float">
            <text:p>0.0265667</text:p>
          </table:table-cell>
          <table:table-cell office:value-type="float" office:value="0.0289505" calcext:value-type="float">
            <text:p>0.0289505</text:p>
          </table:table-cell>
          <table:table-cell office:value-type="float" office:value="0.0286996" calcext:value-type="float">
            <text:p>0.0286996</text:p>
          </table:table-cell>
          <table:table-cell office:value-type="float" office:value="0.0296405" calcext:value-type="float">
            <text:p>0.0296405</text:p>
          </table:table-cell>
          <table:table-cell office:value-type="float" office:value="0.0302992" calcext:value-type="float">
            <text:p>0.0302992</text:p>
          </table:table-cell>
          <table:table-cell office:value-type="float" office:value="0.0304561" calcext:value-type="float">
            <text:p>0.0304561</text:p>
          </table:table-cell>
          <table:table-cell office:value-type="float" office:value="0.0308638" calcext:value-type="float">
            <text:p>0.0308638</text:p>
          </table:table-cell>
          <table:table-cell office:value-type="float" office:value="0.0341572" calcext:value-type="float">
            <text:p>0.0341572</text:p>
          </table:table-cell>
          <table:table-cell office:value-type="float" office:value="0.0348786" calcext:value-type="float">
            <text:p>0.0348786</text:p>
          </table:table-cell>
          <table:table-cell office:value-type="float" office:value="0.0337808" calcext:value-type="float">
            <text:p>0.0337808</text:p>
          </table:table-cell>
          <table:table-cell table:formula="of:=SUM([.P83:.CC83])" office:value-type="float" office:value="2.6684018983" calcext:value-type="float">
            <text:p>2.6684018983</text:p>
          </table:table-cell>
        </table:table-row>
        <table:table-row table:style-name="ro1">
          <table:table-cell office:value-type="float" office:value="4.9875" calcext:value-type="float">
            <text:p>4.987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000256009" calcext:value-type="float">
            <text:p>0.000256009</text:p>
          </table:table-cell>
          <table:table-cell office:value-type="float" office:value="0.000568909" calcext:value-type="float">
            <text:p>0.000568909</text:p>
          </table:table-cell>
          <table:table-cell office:value-type="float" office:value="0.00216185" calcext:value-type="float">
            <text:p>0.00216185</text:p>
          </table:table-cell>
          <table:table-cell office:value-type="float" office:value="0.00583132" calcext:value-type="float">
            <text:p>0.00583132</text:p>
          </table:table-cell>
          <table:table-cell office:value-type="float" office:value="0.0127436" calcext:value-type="float">
            <text:p>0.0127436</text:p>
          </table:table-cell>
          <table:table-cell office:value-type="float" office:value="0.0233822" calcext:value-type="float">
            <text:p>0.0233822</text:p>
          </table:table-cell>
          <table:table-cell office:value-type="float" office:value="0.0379178" calcext:value-type="float">
            <text:p>0.0379178</text:p>
          </table:table-cell>
          <table:table-cell office:value-type="float" office:value="0.0559522" calcext:value-type="float">
            <text:p>0.0559522</text:p>
          </table:table-cell>
          <table:table-cell office:value-type="float" office:value="0.0777414" calcext:value-type="float">
            <text:p>0.0777414</text:p>
          </table:table-cell>
          <table:table-cell office:value-type="float" office:value="0.0960603" calcext:value-type="float">
            <text:p>0.0960603</text:p>
          </table:table-cell>
          <table:table-cell office:value-type="float" office:value="0.109629" calcext:value-type="float">
            <text:p>0.109629</text:p>
          </table:table-cell>
          <table:table-cell office:value-type="float" office:value="0.116683" calcext:value-type="float">
            <text:p>0.116683</text:p>
          </table:table-cell>
          <table:table-cell office:value-type="float" office:value="0.121747" calcext:value-type="float">
            <text:p>0.121747</text:p>
          </table:table-cell>
          <table:table-cell office:value-type="float" office:value="0.124051" calcext:value-type="float">
            <text:p>0.124051</text:p>
          </table:table-cell>
          <table:table-cell office:value-type="float" office:value="0.120808" calcext:value-type="float">
            <text:p>0.120808</text:p>
          </table:table-cell>
          <table:table-cell office:value-type="float" office:value="0.111193" calcext:value-type="float">
            <text:p>0.111193</text:p>
          </table:table-cell>
          <table:table-cell office:value-type="float" office:value="0.100583" calcext:value-type="float">
            <text:p>0.100583</text:p>
          </table:table-cell>
          <table:table-cell office:value-type="float" office:value="0.0958896" calcext:value-type="float">
            <text:p>0.0958896</text:p>
          </table:table-cell>
          <table:table-cell office:value-type="float" office:value="0.0907979" calcext:value-type="float">
            <text:p>0.0907979</text:p>
          </table:table-cell>
          <table:table-cell office:value-type="float" office:value="0.07612" calcext:value-type="float">
            <text:p>0.07612</text:p>
          </table:table-cell>
          <table:table-cell office:value-type="float" office:value="0.0671597" calcext:value-type="float">
            <text:p>0.0671597</text:p>
          </table:table-cell>
          <table:table-cell office:value-type="float" office:value="0.06258" calcext:value-type="float">
            <text:p>0.06258</text:p>
          </table:table-cell>
          <table:table-cell office:value-type="float" office:value="0.0559807" calcext:value-type="float">
            <text:p>0.0559807</text:p>
          </table:table-cell>
          <table:table-cell office:value-type="float" office:value="0.0468212" calcext:value-type="float">
            <text:p>0.0468212</text:p>
          </table:table-cell>
          <table:table-cell office:value-type="float" office:value="0.0448869" calcext:value-type="float">
            <text:p>0.0448869</text:p>
          </table:table-cell>
          <table:table-cell office:value-type="float" office:value="0.0386574" calcext:value-type="float">
            <text:p>0.0386574</text:p>
          </table:table-cell>
          <table:table-cell office:value-type="float" office:value="0.0336794" calcext:value-type="float">
            <text:p>0.0336794</text:p>
          </table:table-cell>
          <table:table-cell office:value-type="float" office:value="0.0311478" calcext:value-type="float">
            <text:p>0.0311478</text:p>
          </table:table-cell>
          <table:table-cell office:value-type="float" office:value="0.0295548" calcext:value-type="float">
            <text:p>0.0295548</text:p>
          </table:table-cell>
          <table:table-cell office:value-type="float" office:value="0.0276774" calcext:value-type="float">
            <text:p>0.0276774</text:p>
          </table:table-cell>
          <table:table-cell office:value-type="float" office:value="0.0244631" calcext:value-type="float">
            <text:p>0.0244631</text:p>
          </table:table-cell>
          <table:table-cell office:value-type="float" office:value="0.0233822" calcext:value-type="float">
            <text:p>0.0233822</text:p>
          </table:table-cell>
          <table:table-cell office:value-type="float" office:value="0.0239795" calcext:value-type="float">
            <text:p>0.0239795</text:p>
          </table:table-cell>
          <table:table-cell office:value-type="float" office:value="0.0211634" calcext:value-type="float">
            <text:p>0.0211634</text:p>
          </table:table-cell>
          <table:table-cell office:value-type="float" office:value="0.0212488" calcext:value-type="float">
            <text:p>0.0212488</text:p>
          </table:table-cell>
          <table:table-cell office:value-type="float" office:value="0.0201678" calcext:value-type="float">
            <text:p>0.0201678</text:p>
          </table:table-cell>
          <table:table-cell office:value-type="float" office:value="0.0191722" calcext:value-type="float">
            <text:p>0.0191722</text:p>
          </table:table-cell>
          <table:table-cell office:value-type="float" office:value="0.0195136" calcext:value-type="float">
            <text:p>0.0195136</text:p>
          </table:table-cell>
          <table:table-cell office:value-type="float" office:value="0.0178069" calcext:value-type="float">
            <text:p>0.0178069</text:p>
          </table:table-cell>
          <table:table-cell office:value-type="float" office:value="0.0212772" calcext:value-type="float">
            <text:p>0.0212772</text:p>
          </table:table-cell>
          <table:table-cell office:value-type="float" office:value="0.019286" calcext:value-type="float">
            <text:p>0.019286</text:p>
          </table:table-cell>
          <table:table-cell office:value-type="float" office:value="0.0180344" calcext:value-type="float">
            <text:p>0.0180344</text:p>
          </table:table-cell>
          <table:table-cell office:value-type="float" office:value="0.0206798" calcext:value-type="float">
            <text:p>0.0206798</text:p>
          </table:table-cell>
          <table:table-cell office:value-type="float" office:value="0.0182904" calcext:value-type="float">
            <text:p>0.0182904</text:p>
          </table:table-cell>
          <table:table-cell office:value-type="float" office:value="0.0204238" calcext:value-type="float">
            <text:p>0.0204238</text:p>
          </table:table-cell>
          <table:table-cell office:value-type="float" office:value="0.0207367" calcext:value-type="float">
            <text:p>0.0207367</text:p>
          </table:table-cell>
          <table:table-cell office:value-type="float" office:value="0.0223581" calcext:value-type="float">
            <text:p>0.0223581</text:p>
          </table:table-cell>
          <table:table-cell office:value-type="float" office:value="0.0213341" calcext:value-type="float">
            <text:p>0.0213341</text:p>
          </table:table-cell>
          <table:table-cell office:value-type="float" office:value="0.021647" calcext:value-type="float">
            <text:p>0.021647</text:p>
          </table:table-cell>
          <table:table-cell office:value-type="float" office:value="0.0234675" calcext:value-type="float">
            <text:p>0.0234675</text:p>
          </table:table-cell>
          <table:table-cell office:value-type="float" office:value="0.025032" calcext:value-type="float">
            <text:p>0.025032</text:p>
          </table:table-cell>
          <table:table-cell office:value-type="float" office:value="0.0223866" calcext:value-type="float">
            <text:p>0.0223866</text:p>
          </table:table-cell>
          <table:table-cell office:value-type="float" office:value="0.0232968" calcext:value-type="float">
            <text:p>0.0232968</text:p>
          </table:table-cell>
          <table:table-cell office:value-type="float" office:value="0.0256862" calcext:value-type="float">
            <text:p>0.0256862</text:p>
          </table:table-cell>
          <table:table-cell office:value-type="float" office:value="0.0270516" calcext:value-type="float">
            <text:p>0.0270516</text:p>
          </table:table-cell>
          <table:table-cell office:value-type="float" office:value="0.0269663" calcext:value-type="float">
            <text:p>0.0269663</text:p>
          </table:table-cell>
          <table:table-cell office:value-type="float" office:value="0.0279619" calcext:value-type="float">
            <text:p>0.0279619</text:p>
          </table:table-cell>
          <table:table-cell office:value-type="float" office:value="0.0290997" calcext:value-type="float">
            <text:p>0.0290997</text:p>
          </table:table-cell>
          <table:table-cell office:value-type="float" office:value="0.0303797" calcext:value-type="float">
            <text:p>0.0303797</text:p>
          </table:table-cell>
          <table:table-cell office:value-type="float" office:value="0.0296971" calcext:value-type="float">
            <text:p>0.0296971</text:p>
          </table:table-cell>
          <table:table-cell office:value-type="float" office:value="0.0311762" calcext:value-type="float">
            <text:p>0.0311762</text:p>
          </table:table-cell>
          <table:table-cell office:value-type="float" office:value="0.031034" calcext:value-type="float">
            <text:p>0.031034</text:p>
          </table:table-cell>
          <table:table-cell office:value-type="float" office:value="0.0337079" calcext:value-type="float">
            <text:p>0.0337079</text:p>
          </table:table-cell>
          <table:table-cell office:value-type="float" office:value="0.0323994" calcext:value-type="float">
            <text:p>0.0323994</text:p>
          </table:table-cell>
          <table:table-cell office:value-type="float" office:value="0.0342768" calcext:value-type="float">
            <text:p>0.0342768</text:p>
          </table:table-cell>
          <table:table-cell table:formula="of:=SUM([.P84:.CC84])" office:value-type="float" office:value="2.666847088" calcext:value-type="float">
            <text:p>2.666847088</text:p>
          </table:table-cell>
        </table:table-row>
        <table:table-row table:style-name="ro1">
          <table:table-cell office:value-type="float" office:value="5.046875" calcext:value-type="float">
            <text:p>5.046875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1" office:value-type="float" office:value="0.0000251902" calcext:value-type="float">
            <text:p>2.52E-05</text:p>
          </table:table-cell>
          <table:table-cell office:value-type="float" office:value="0.000226712" calcext:value-type="float">
            <text:p>0.000226712</text:p>
          </table:table-cell>
          <table:table-cell office:value-type="float" office:value="0.000680135" calcext:value-type="float">
            <text:p>0.000680135</text:p>
          </table:table-cell>
          <table:table-cell office:value-type="float" office:value="0.00201521" calcext:value-type="float">
            <text:p>0.00201521</text:p>
          </table:table-cell>
          <table:table-cell office:value-type="float" office:value="0.0043579" calcext:value-type="float">
            <text:p>0.0043579</text:p>
          </table:table-cell>
          <table:table-cell office:value-type="float" office:value="0.0132248" calcext:value-type="float">
            <text:p>0.0132248</text:p>
          </table:table-cell>
          <table:table-cell office:value-type="float" office:value="0.0256184" calcext:value-type="float">
            <text:p>0.0256184</text:p>
          </table:table-cell>
          <table:table-cell office:value-type="float" office:value="0.0386921" calcext:value-type="float">
            <text:p>0.0386921</text:p>
          </table:table-cell>
          <table:table-cell office:value-type="float" office:value="0.0578619" calcext:value-type="float">
            <text:p>0.0578619</text:p>
          </table:table-cell>
          <table:table-cell office:value-type="float" office:value="0.0774346" calcext:value-type="float">
            <text:p>0.0774346</text:p>
          </table:table-cell>
          <table:table-cell office:value-type="float" office:value="0.0934556" calcext:value-type="float">
            <text:p>0.0934556</text:p>
          </table:table-cell>
          <table:table-cell office:value-type="float" office:value="0.110232" calcext:value-type="float">
            <text:p>0.110232</text:p>
          </table:table-cell>
          <table:table-cell office:value-type="float" office:value="0.118218" calcext:value-type="float">
            <text:p>0.118218</text:p>
          </table:table-cell>
          <table:table-cell office:value-type="float" office:value="0.124339" calcext:value-type="float">
            <text:p>0.124339</text:p>
          </table:table-cell>
          <table:table-cell office:value-type="float" office:value="0.122172" calcext:value-type="float">
            <text:p>0.122172</text:p>
          </table:table-cell>
          <table:table-cell office:value-type="float" office:value="0.122978" calcext:value-type="float">
            <text:p>0.122978</text:p>
          </table:table-cell>
          <table:table-cell office:value-type="float" office:value="0.11129" calcext:value-type="float">
            <text:p>0.11129</text:p>
          </table:table-cell>
          <table:table-cell office:value-type="float" office:value="0.104413" calcext:value-type="float">
            <text:p>0.104413</text:p>
          </table:table-cell>
          <table:table-cell office:value-type="float" office:value="0.0946143" calcext:value-type="float">
            <text:p>0.0946143</text:p>
          </table:table-cell>
          <table:table-cell office:value-type="float" office:value="0.0847902" calcext:value-type="float">
            <text:p>0.0847902</text:p>
          </table:table-cell>
          <table:table-cell office:value-type="float" office:value="0.0750164" calcext:value-type="float">
            <text:p>0.0750164</text:p>
          </table:table-cell>
          <table:table-cell office:value-type="float" office:value="0.0685677" calcext:value-type="float">
            <text:p>0.0685677</text:p>
          </table:table-cell>
          <table:table-cell office:value-type="float" office:value="0.0591214" calcext:value-type="float">
            <text:p>0.0591214</text:p>
          </table:table-cell>
          <table:table-cell office:value-type="float" office:value="0.0532772" calcext:value-type="float">
            <text:p>0.0532772</text:p>
          </table:table-cell>
          <table:table-cell office:value-type="float" office:value="0.0503804" calcext:value-type="float">
            <text:p>0.0503804</text:p>
          </table:table-cell>
          <table:table-cell office:value-type="float" office:value="0.0449897" calcext:value-type="float">
            <text:p>0.0449897</text:p>
          </table:table-cell>
          <table:table-cell office:value-type="float" office:value="0.037886" calcext:value-type="float">
            <text:p>0.037886</text:p>
          </table:table-cell>
          <table:table-cell office:value-type="float" office:value="0.0375838" calcext:value-type="float">
            <text:p>0.0375838</text:p>
          </table:table-cell>
          <table:table-cell office:value-type="float" office:value="0.0312358" calcext:value-type="float">
            <text:p>0.0312358</text:p>
          </table:table-cell>
          <table:table-cell office:value-type="float" office:value="0.0274825" calcext:value-type="float">
            <text:p>0.0274825</text:p>
          </table:table-cell>
          <table:table-cell office:value-type="float" office:value="0.027281" calcext:value-type="float">
            <text:p>0.027281</text:p>
          </table:table-cell>
          <table:table-cell office:value-type="float" office:value="0.0238047" calcext:value-type="float">
            <text:p>0.0238047</text:p>
          </table:table-cell>
          <table:table-cell office:value-type="float" office:value="0.0234269" calcext:value-type="float">
            <text:p>0.0234269</text:p>
          </table:table-cell>
          <table:table-cell office:value-type="float" office:value="0.0216132" calcext:value-type="float">
            <text:p>0.0216132</text:p>
          </table:table-cell>
          <table:table-cell office:value-type="float" office:value="0.0214872" calcext:value-type="float">
            <text:p>0.0214872</text:p>
          </table:table-cell>
          <table:table-cell office:value-type="float" office:value="0.022117" calcext:value-type="float">
            <text:p>0.022117</text:p>
          </table:table-cell>
          <table:table-cell office:value-type="float" office:value="0.0207567" calcext:value-type="float">
            <text:p>0.0207567</text:p>
          </table:table-cell>
          <table:table-cell office:value-type="float" office:value="0.0193964" calcext:value-type="float">
            <text:p>0.0193964</text:p>
          </table:table-cell>
          <table:table-cell office:value-type="float" office:value="0.0200262" calcext:value-type="float">
            <text:p>0.0200262</text:p>
          </table:table-cell>
          <table:table-cell office:value-type="float" office:value="0.0193209" calcext:value-type="float">
            <text:p>0.0193209</text:p>
          </table:table-cell>
          <table:table-cell office:value-type="float" office:value="0.0183385" calcext:value-type="float">
            <text:p>0.0183385</text:p>
          </table:table-cell>
          <table:table-cell office:value-type="float" office:value="0.0189934" calcext:value-type="float">
            <text:p>0.0189934</text:p>
          </table:table-cell>
          <table:table-cell office:value-type="float" office:value="0.0188674" calcext:value-type="float">
            <text:p>0.0188674</text:p>
          </table:table-cell>
          <table:table-cell office:value-type="float" office:value="0.0181621" calcext:value-type="float">
            <text:p>0.0181621</text:p>
          </table:table-cell>
          <table:table-cell office:value-type="float" office:value="0.0190186" calcext:value-type="float">
            <text:p>0.0190186</text:p>
          </table:table-cell>
          <table:table-cell office:value-type="float" office:value="0.0207819" calcext:value-type="float">
            <text:p>0.0207819</text:p>
          </table:table-cell>
          <table:table-cell office:value-type="float" office:value="0.0200766" calcext:value-type="float">
            <text:p>0.0200766</text:p>
          </table:table-cell>
          <table:table-cell office:value-type="float" office:value="0.02053" calcext:value-type="float">
            <text:p>0.02053</text:p>
          </table:table-cell>
          <table:table-cell office:value-type="float" office:value="0.0216384" calcext:value-type="float">
            <text:p>0.0216384</text:p>
          </table:table-cell>
          <table:table-cell office:value-type="float" office:value="0.0207063" calcext:value-type="float">
            <text:p>0.0207063</text:p>
          </table:table-cell>
          <table:table-cell office:value-type="float" office:value="0.0233261" calcext:value-type="float">
            <text:p>0.0233261</text:p>
          </table:table-cell>
          <table:table-cell office:value-type="float" office:value="0.0243841" calcext:value-type="float">
            <text:p>0.0243841</text:p>
          </table:table-cell>
          <table:table-cell office:value-type="float" office:value="0.0243589" calcext:value-type="float">
            <text:p>0.0243589</text:p>
          </table:table-cell>
          <table:table-cell office:value-type="float" office:value="0.0254421" calcext:value-type="float">
            <text:p>0.0254421</text:p>
          </table:table-cell>
          <table:table-cell office:value-type="float" office:value="0.0243589" calcext:value-type="float">
            <text:p>0.0243589</text:p>
          </table:table-cell>
          <table:table-cell office:value-type="float" office:value="0.0268527" calcext:value-type="float">
            <text:p>0.0268527</text:p>
          </table:table-cell>
          <table:table-cell office:value-type="float" office:value="0.026223" calcext:value-type="float">
            <text:p>0.026223</text:p>
          </table:table-cell>
          <table:table-cell office:value-type="float" office:value="0.0275833" calcext:value-type="float">
            <text:p>0.0275833</text:p>
          </table:table-cell>
          <table:table-cell office:value-type="float" office:value="0.0278855" calcext:value-type="float">
            <text:p>0.0278855</text:p>
          </table:table-cell>
          <table:table-cell office:value-type="float" office:value="0.028339" calcext:value-type="float">
            <text:p>0.028339</text:p>
          </table:table-cell>
          <table:table-cell office:value-type="float" office:value="0.0304046" calcext:value-type="float">
            <text:p>0.0304046</text:p>
          </table:table-cell>
          <table:table-cell office:value-type="float" office:value="0.0292206" calcext:value-type="float">
            <text:p>0.0292206</text:p>
          </table:table-cell>
          <table:table-cell office:value-type="float" office:value="0.0305053" calcext:value-type="float">
            <text:p>0.0305053</text:p>
          </table:table-cell>
          <table:table-cell office:value-type="float" office:value="0.0335785" calcext:value-type="float">
            <text:p>0.0335785</text:p>
          </table:table-cell>
          <table:table-cell office:value-type="float" office:value="0.033251" calcext:value-type="float">
            <text:p>0.033251</text:p>
          </table:table-cell>
          <table:table-cell office:value-type="float" office:value="0.0350647" calcext:value-type="float">
            <text:p>0.0350647</text:p>
          </table:table-cell>
          <table:table-cell table:formula="of:=SUM([.P85:.CC85])" office:value-type="float" office:value="2.6593016472" calcext:value-type="float">
            <text:p>2.6593016472</text:p>
          </table:table-cell>
        </table:table-row>
        <table:table-row table:style-name="ro1">
          <table:table-cell office:value-type="float" office:value="5.10625" calcext:value-type="float">
            <text:p>5.10625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1" office:value-type="float" office:value="0.0000218031" calcext:value-type="float">
            <text:p>2.18E-05</text:p>
          </table:table-cell>
          <table:table-cell table:style-name="ce1" office:value-type="float" office:value="0.0000872125" calcext:value-type="float">
            <text:p>8.72E-05</text:p>
          </table:table-cell>
          <table:table-cell office:value-type="float" office:value="0.000566881" calcext:value-type="float">
            <text:p>0.000566881</text:p>
          </table:table-cell>
          <table:table-cell office:value-type="float" office:value="0.00180966" calcext:value-type="float">
            <text:p>0.00180966</text:p>
          </table:table-cell>
          <table:table-cell office:value-type="float" office:value="0.00551619" calcext:value-type="float">
            <text:p>0.00551619</text:p>
          </table:table-cell>
          <table:table-cell office:value-type="float" office:value="0.0125586" calcext:value-type="float">
            <text:p>0.0125586</text:p>
          </table:table-cell>
          <table:table-cell office:value-type="float" office:value="0.0245503" calcext:value-type="float">
            <text:p>0.0245503</text:p>
          </table:table-cell>
          <table:table-cell office:value-type="float" office:value="0.0386133" calcext:value-type="float">
            <text:p>0.0386133</text:p>
          </table:table-cell>
          <table:table-cell office:value-type="float" office:value="0.0612232" calcext:value-type="float">
            <text:p>0.0612232</text:p>
          </table:table-cell>
          <table:table-cell office:value-type="float" office:value="0.0765944" calcext:value-type="float">
            <text:p>0.0765944</text:p>
          </table:table-cell>
          <table:table-cell office:value-type="float" office:value="0.0933828" calcext:value-type="float">
            <text:p>0.0933828</text:p>
          </table:table-cell>
          <table:table-cell office:value-type="float" office:value="0.107097" calcext:value-type="float">
            <text:p>0.107097</text:p>
          </table:table-cell>
          <table:table-cell office:value-type="float" office:value="0.117541" calcext:value-type="float">
            <text:p>0.117541</text:p>
          </table:table-cell>
          <table:table-cell office:value-type="float" office:value="0.12334" calcext:value-type="float">
            <text:p>0.12334</text:p>
          </table:table-cell>
          <table:table-cell office:value-type="float" office:value="0.124888" calcext:value-type="float">
            <text:p>0.124888</text:p>
          </table:table-cell>
          <table:table-cell office:value-type="float" office:value="0.118304" calcext:value-type="float">
            <text:p>0.118304</text:p>
          </table:table-cell>
          <table:table-cell office:value-type="float" office:value="0.11137" calcext:value-type="float">
            <text:p>0.11137</text:p>
          </table:table-cell>
          <table:table-cell office:value-type="float" office:value="0.106181" calcext:value-type="float">
            <text:p>0.106181</text:p>
          </table:table-cell>
          <table:table-cell office:value-type="float" office:value="0.0954759" calcext:value-type="float">
            <text:p>0.0954759</text:p>
          </table:table-cell>
          <table:table-cell office:value-type="float" office:value="0.085599" calcext:value-type="float">
            <text:p>0.085599</text:p>
          </table:table-cell>
          <table:table-cell office:value-type="float" office:value="0.0761583" calcext:value-type="float">
            <text:p>0.0761583</text:p>
          </table:table-cell>
          <table:table-cell office:value-type="float" office:value="0.0678295" calcext:value-type="float">
            <text:p>0.0678295</text:p>
          </table:table-cell>
          <table:table-cell office:value-type="float" office:value="0.0595661" calcext:value-type="float">
            <text:p>0.0595661</text:p>
          </table:table-cell>
          <table:table-cell office:value-type="float" office:value="0.0544424" calcext:value-type="float">
            <text:p>0.0544424</text:p>
          </table:table-cell>
          <table:table-cell office:value-type="float" office:value="0.049166" calcext:value-type="float">
            <text:p>0.049166</text:p>
          </table:table-cell>
          <table:table-cell office:value-type="float" office:value="0.0439769" calcext:value-type="float">
            <text:p>0.0439769</text:p>
          </table:table-cell>
          <table:table-cell office:value-type="float" office:value="0.0398997" calcext:value-type="float">
            <text:p>0.0398997</text:p>
          </table:table-cell>
          <table:table-cell office:value-type="float" office:value="0.0363458" calcext:value-type="float">
            <text:p>0.0363458</text:p>
          </table:table-cell>
          <table:table-cell office:value-type="float" office:value="0.0323776" calcext:value-type="float">
            <text:p>0.0323776</text:p>
          </table:table-cell>
          <table:table-cell office:value-type="float" office:value="0.0295214" calcext:value-type="float">
            <text:p>0.0295214</text:p>
          </table:table-cell>
          <table:table-cell office:value-type="float" office:value="0.0278208" calcext:value-type="float">
            <text:p>0.0278208</text:p>
          </table:table-cell>
          <table:table-cell office:value-type="float" office:value="0.0240488" calcext:value-type="float">
            <text:p>0.0240488</text:p>
          </table:table-cell>
          <table:table-cell office:value-type="float" office:value="0.023482" calcext:value-type="float">
            <text:p>0.023482</text:p>
          </table:table-cell>
          <table:table-cell office:value-type="float" office:value="0.0218031" calcext:value-type="float">
            <text:p>0.0218031</text:p>
          </table:table-cell>
          <table:table-cell office:value-type="float" office:value="0.0204513" calcext:value-type="float">
            <text:p>0.0204513</text:p>
          </table:table-cell>
          <table:table-cell office:value-type="float" office:value="0.0202551" calcext:value-type="float">
            <text:p>0.0202551</text:p>
          </table:table-cell>
          <table:table-cell office:value-type="float" office:value="0.0186417" calcext:value-type="float">
            <text:p>0.0186417</text:p>
          </table:table-cell>
          <table:table-cell office:value-type="float" office:value="0.0185545" calcext:value-type="float">
            <text:p>0.0185545</text:p>
          </table:table-cell>
          <table:table-cell office:value-type="float" office:value="0.0192522" calcext:value-type="float">
            <text:p>0.0192522</text:p>
          </table:table-cell>
          <table:table-cell office:value-type="float" office:value="0.0195792" calcext:value-type="float">
            <text:p>0.0195792</text:p>
          </table:table-cell>
          <table:table-cell office:value-type="float" office:value="0.0182928" calcext:value-type="float">
            <text:p>0.0182928</text:p>
          </table:table-cell>
          <table:table-cell office:value-type="float" office:value="0.0192522" calcext:value-type="float">
            <text:p>0.0192522</text:p>
          </table:table-cell>
          <table:table-cell office:value-type="float" office:value="0.0187289" calcext:value-type="float">
            <text:p>0.0187289</text:p>
          </table:table-cell>
          <table:table-cell office:value-type="float" office:value="0.0188597" calcext:value-type="float">
            <text:p>0.0188597</text:p>
          </table:table-cell>
          <table:table-cell office:value-type="float" office:value="0.0190341" calcext:value-type="float">
            <text:p>0.0190341</text:p>
          </table:table-cell>
          <table:table-cell office:value-type="float" office:value="0.0209746" calcext:value-type="float">
            <text:p>0.0209746</text:p>
          </table:table-cell>
          <table:table-cell office:value-type="float" office:value="0.0203859" calcext:value-type="float">
            <text:p>0.0203859</text:p>
          </table:table-cell>
          <table:table-cell office:value-type="float" office:value="0.02104" calcext:value-type="float">
            <text:p>0.02104</text:p>
          </table:table-cell>
          <table:table-cell office:value-type="float" office:value="0.0209528" calcext:value-type="float">
            <text:p>0.0209528</text:p>
          </table:table-cell>
          <table:table-cell office:value-type="float" office:value="0.0227843" calcext:value-type="float">
            <text:p>0.0227843</text:p>
          </table:table-cell>
          <table:table-cell office:value-type="float" office:value="0.0232857" calcext:value-type="float">
            <text:p>0.0232857</text:p>
          </table:table-cell>
          <table:table-cell office:value-type="float" office:value="0.0243759" calcext:value-type="float">
            <text:p>0.0243759</text:p>
          </table:table-cell>
          <table:table-cell office:value-type="float" office:value="0.0244413" calcext:value-type="float">
            <text:p>0.0244413</text:p>
          </table:table-cell>
          <table:table-cell office:value-type="float" office:value="0.0248556" calcext:value-type="float">
            <text:p>0.0248556</text:p>
          </table:table-cell>
          <table:table-cell office:value-type="float" office:value="0.0262946" calcext:value-type="float">
            <text:p>0.0262946</text:p>
          </table:table-cell>
          <table:table-cell office:value-type="float" office:value="0.0252044" calcext:value-type="float">
            <text:p>0.0252044</text:p>
          </table:table-cell>
          <table:table-cell office:value-type="float" office:value="0.0270141" calcext:value-type="float">
            <text:p>0.0270141</text:p>
          </table:table-cell>
          <table:table-cell office:value-type="float" office:value="0.0281042" calcext:value-type="float">
            <text:p>0.0281042</text:p>
          </table:table-cell>
          <table:table-cell office:value-type="float" office:value="0.0286057" calcext:value-type="float">
            <text:p>0.0286057</text:p>
          </table:table-cell>
          <table:table-cell office:value-type="float" office:value="0.0296086" calcext:value-type="float">
            <text:p>0.0296086</text:p>
          </table:table-cell>
          <table:table-cell office:value-type="float" office:value="0.0322904" calcext:value-type="float">
            <text:p>0.0322904</text:p>
          </table:table-cell>
          <table:table-cell office:value-type="float" office:value="0.0316799" calcext:value-type="float">
            <text:p>0.0316799</text:p>
          </table:table-cell>
          <table:table-cell office:value-type="float" office:value="0.0313311" calcext:value-type="float">
            <text:p>0.0313311</text:p>
          </table:table-cell>
          <table:table-cell office:value-type="float" office:value="0.0332498" calcext:value-type="float">
            <text:p>0.0332498</text:p>
          </table:table-cell>
          <table:table-cell office:value-type="float" office:value="0.0336204" calcext:value-type="float">
            <text:p>0.0336204</text:p>
          </table:table-cell>
          <table:table-cell office:value-type="float" office:value="0.0353211" calcext:value-type="float">
            <text:p>0.0353211</text:p>
          </table:table-cell>
          <table:table-cell table:formula="of:=SUM([.P86:.CC86])" office:value-type="float" office:value="2.6674807466" calcext:value-type="float">
            <text:p>2.6674807466</text:p>
          </table:table-cell>
        </table:table-row>
        <table:table-row table:style-name="ro1">
          <table:table-cell office:value-type="float" office:value="5.165625" calcext:value-type="float">
            <text:p>5.165625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1" office:value-type="float" office:value="0.0000945698" calcext:value-type="float">
            <text:p>9.46E-05</text:p>
          </table:table-cell>
          <table:table-cell office:value-type="float" office:value="0.000661989" calcext:value-type="float">
            <text:p>0.000661989</text:p>
          </table:table-cell>
          <table:table-cell office:value-type="float" office:value="0.00234533" calcext:value-type="float">
            <text:p>0.00234533</text:p>
          </table:table-cell>
          <table:table-cell office:value-type="float" office:value="0.00567419" calcext:value-type="float">
            <text:p>0.00567419</text:p>
          </table:table-cell>
          <table:table-cell office:value-type="float" office:value="0.0122184" calcext:value-type="float">
            <text:p>0.0122184</text:p>
          </table:table-cell>
          <table:table-cell office:value-type="float" office:value="0.0239262" calcext:value-type="float">
            <text:p>0.0239262</text:p>
          </table:table-cell>
          <table:table-cell office:value-type="float" office:value="0.0390006" calcext:value-type="float">
            <text:p>0.0390006</text:p>
          </table:table-cell>
          <table:table-cell office:value-type="float" office:value="0.0593709" calcext:value-type="float">
            <text:p>0.0593709</text:p>
          </table:table-cell>
          <table:table-cell office:value-type="float" office:value="0.0792117" calcext:value-type="float">
            <text:p>0.0792117</text:p>
          </table:table-cell>
          <table:table-cell office:value-type="float" office:value="0.0923569" calcext:value-type="float">
            <text:p>0.0923569</text:p>
          </table:table-cell>
          <table:table-cell office:value-type="float" office:value="0.110628" calcext:value-type="float">
            <text:p>0.110628</text:p>
          </table:table-cell>
          <table:table-cell office:value-type="float" office:value="0.119915" calcext:value-type="float">
            <text:p>0.119915</text:p>
          </table:table-cell>
          <table:table-cell office:value-type="float" office:value="0.123868" calcext:value-type="float">
            <text:p>0.123868</text:p>
          </table:table-cell>
          <table:table-cell office:value-type="float" office:value="0.125816" calcext:value-type="float">
            <text:p>0.125816</text:p>
          </table:table-cell>
          <table:table-cell office:value-type="float" office:value="0.118685" calcext:value-type="float">
            <text:p>0.118685</text:p>
          </table:table-cell>
          <table:table-cell office:value-type="float" office:value="0.112614" calcext:value-type="float">
            <text:p>0.112614</text:p>
          </table:table-cell>
          <table:table-cell office:value-type="float" office:value="0.103176" calcext:value-type="float">
            <text:p>0.103176</text:p>
          </table:table-cell>
          <table:table-cell office:value-type="float" office:value="0.0933782" calcext:value-type="float">
            <text:p>0.0933782</text:p>
          </table:table-cell>
          <table:table-cell office:value-type="float" office:value="0.0859639" calcext:value-type="float">
            <text:p>0.0859639</text:p>
          </table:table-cell>
          <table:table-cell office:value-type="float" office:value="0.0764881" calcext:value-type="float">
            <text:p>0.0764881</text:p>
          </table:table-cell>
          <table:table-cell office:value-type="float" office:value="0.0696412" calcext:value-type="float">
            <text:p>0.0696412</text:p>
          </table:table-cell>
          <table:table-cell office:value-type="float" office:value="0.0593898" calcext:value-type="float">
            <text:p>0.0593898</text:p>
          </table:table-cell>
          <table:table-cell office:value-type="float" office:value="0.0530158" calcext:value-type="float">
            <text:p>0.0530158</text:p>
          </table:table-cell>
          <table:table-cell office:value-type="float" office:value="0.0470579" calcext:value-type="float">
            <text:p>0.0470579</text:p>
          </table:table-cell>
          <table:table-cell office:value-type="float" office:value="0.0426699" calcext:value-type="float">
            <text:p>0.0426699</text:p>
          </table:table-cell>
          <table:table-cell office:value-type="float" office:value="0.0398517" calcext:value-type="float">
            <text:p>0.0398517</text:p>
          </table:table-cell>
          <table:table-cell office:value-type="float" office:value="0.0346315" calcext:value-type="float">
            <text:p>0.0346315</text:p>
          </table:table-cell>
          <table:table-cell office:value-type="float" office:value="0.0330049" calcext:value-type="float">
            <text:p>0.0330049</text:p>
          </table:table-cell>
          <table:table-cell office:value-type="float" office:value="0.0285033" calcext:value-type="float">
            <text:p>0.0285033</text:p>
          </table:table-cell>
          <table:table-cell office:value-type="float" office:value="0.0271415" calcext:value-type="float">
            <text:p>0.0271415</text:p>
          </table:table-cell>
          <table:table-cell office:value-type="float" office:value="0.0254204" calcext:value-type="float">
            <text:p>0.0254204</text:p>
          </table:table-cell>
          <table:table-cell office:value-type="float" office:value="0.0217511" calcext:value-type="float">
            <text:p>0.0217511</text:p>
          </table:table-cell>
          <table:table-cell office:value-type="float" office:value="0.0222617" calcext:value-type="float">
            <text:p>0.0222617</text:p>
          </table:table-cell>
          <table:table-cell office:value-type="float" office:value="0.0216565" calcext:value-type="float">
            <text:p>0.0216565</text:p>
          </table:table-cell>
          <table:table-cell office:value-type="float" office:value="0.0193112" calcext:value-type="float">
            <text:p>0.0193112</text:p>
          </table:table-cell>
          <table:table-cell office:value-type="float" office:value="0.0192922" calcext:value-type="float">
            <text:p>0.0192922</text:p>
          </table:table-cell>
          <table:table-cell office:value-type="float" office:value="0.0198597" calcext:value-type="float">
            <text:p>0.0198597</text:p>
          </table:table-cell>
          <table:table-cell office:value-type="float" office:value="0.0191031" calcext:value-type="float">
            <text:p>0.0191031</text:p>
          </table:table-cell>
          <table:table-cell office:value-type="float" office:value="0.0185546" calcext:value-type="float">
            <text:p>0.0185546</text:p>
          </table:table-cell>
          <table:table-cell office:value-type="float" office:value="0.0177035" calcext:value-type="float">
            <text:p>0.0177035</text:p>
          </table:table-cell>
          <table:table-cell office:value-type="float" office:value="0.0172117" calcext:value-type="float">
            <text:p>0.0172117</text:p>
          </table:table-cell>
          <table:table-cell office:value-type="float" office:value="0.0181196" calcext:value-type="float">
            <text:p>0.0181196</text:p>
          </table:table-cell>
          <table:table-cell office:value-type="float" office:value="0.0197083" calcext:value-type="float">
            <text:p>0.0197083</text:p>
          </table:table-cell>
          <table:table-cell office:value-type="float" office:value="0.0202001" calcext:value-type="float">
            <text:p>0.0202001</text:p>
          </table:table-cell>
          <table:table-cell office:value-type="float" office:value="0.0198029" calcext:value-type="float">
            <text:p>0.0198029</text:p>
          </table:table-cell>
          <table:table-cell office:value-type="float" office:value="0.0204838" calcext:value-type="float">
            <text:p>0.0204838</text:p>
          </table:table-cell>
          <table:table-cell office:value-type="float" office:value="0.0203325" calcext:value-type="float">
            <text:p>0.0203325</text:p>
          </table:table-cell>
          <table:table-cell office:value-type="float" office:value="0.0205595" calcext:value-type="float">
            <text:p>0.0205595</text:p>
          </table:table-cell>
          <table:table-cell office:value-type="float" office:value="0.02177" calcext:value-type="float">
            <text:p>0.02177</text:p>
          </table:table-cell>
          <table:table-cell office:value-type="float" office:value="0.022432" calcext:value-type="float">
            <text:p>0.022432</text:p>
          </table:table-cell>
          <table:table-cell office:value-type="float" office:value="0.023529" calcext:value-type="float">
            <text:p>0.023529</text:p>
          </table:table-cell>
          <table:table-cell office:value-type="float" office:value="0.0251556" calcext:value-type="float">
            <text:p>0.0251556</text:p>
          </table:table-cell>
          <table:table-cell office:value-type="float" office:value="0.0243801" calcext:value-type="float">
            <text:p>0.0243801</text:p>
          </table:table-cell>
          <table:table-cell office:value-type="float" office:value="0.0261202" calcext:value-type="float">
            <text:p>0.0261202</text:p>
          </table:table-cell>
          <table:table-cell office:value-type="float" office:value="0.0264228" calcext:value-type="float">
            <text:p>0.0264228</text:p>
          </table:table-cell>
          <table:table-cell office:value-type="float" office:value="0.0256284" calcext:value-type="float">
            <text:p>0.0256284</text:p>
          </table:table-cell>
          <table:table-cell office:value-type="float" office:value="0.0283899" calcext:value-type="float">
            <text:p>0.0283899</text:p>
          </table:table-cell>
          <table:table-cell office:value-type="float" office:value="0.0283331" calcext:value-type="float">
            <text:p>0.0283331</text:p>
          </table:table-cell>
          <table:table-cell office:value-type="float" office:value="0.0285979" calcext:value-type="float">
            <text:p>0.0285979</text:p>
          </table:table-cell>
          <table:table-cell office:value-type="float" office:value="0.0309432" calcext:value-type="float">
            <text:p>0.0309432</text:p>
          </table:table-cell>
          <table:table-cell office:value-type="float" office:value="0.0317187" calcext:value-type="float">
            <text:p>0.0317187</text:p>
          </table:table-cell>
          <table:table-cell office:value-type="float" office:value="0.0324374" calcext:value-type="float">
            <text:p>0.0324374</text:p>
          </table:table-cell>
          <table:table-cell office:value-type="float" office:value="0.0341964" calcext:value-type="float">
            <text:p>0.0341964</text:p>
          </table:table-cell>
          <table:table-cell office:value-type="float" office:value="0.0337614" calcext:value-type="float">
            <text:p>0.0337614</text:p>
          </table:table-cell>
          <table:table-cell office:value-type="float" office:value="0.0348206" calcext:value-type="float">
            <text:p>0.0348206</text:p>
          </table:table-cell>
          <table:table-cell table:formula="of:=SUM([.P87:.CC87])" office:value-type="float" office:value="2.6602695788" calcext:value-type="float">
            <text:p>2.6602695788</text:p>
          </table:table-cell>
        </table:table-row>
        <table:table-row table:style-name="ro1">
          <table:table-cell office:value-type="float" office:value="5.225" calcext:value-type="float">
            <text:p>5.22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000176144" calcext:value-type="float">
            <text:p>0.000176144</text:p>
          </table:table-cell>
          <table:table-cell office:value-type="float" office:value="0.000608497" calcext:value-type="float">
            <text:p>0.000608497</text:p>
          </table:table-cell>
          <table:table-cell office:value-type="float" office:value="0.00225784" calcext:value-type="float">
            <text:p>0.00225784</text:p>
          </table:table-cell>
          <table:table-cell office:value-type="float" office:value="0.00554052" calcext:value-type="float">
            <text:p>0.00554052</text:p>
          </table:table-cell>
          <table:table-cell office:value-type="float" office:value="0.0125542" calcext:value-type="float">
            <text:p>0.0125542</text:p>
          </table:table-cell>
          <table:table-cell office:value-type="float" office:value="0.0249484" calcext:value-type="float">
            <text:p>0.0249484</text:p>
          </table:table-cell>
          <table:table-cell office:value-type="float" office:value="0.0383353" calcext:value-type="float">
            <text:p>0.0383353</text:p>
          </table:table-cell>
          <table:table-cell office:value-type="float" office:value="0.0575029" calcext:value-type="float">
            <text:p>0.0575029</text:p>
          </table:table-cell>
          <table:table-cell office:value-type="float" office:value="0.0759019" calcext:value-type="float">
            <text:p>0.0759019</text:p>
          </table:table-cell>
          <table:table-cell office:value-type="float" office:value="0.0939807" calcext:value-type="float">
            <text:p>0.0939807</text:p>
          </table:table-cell>
          <table:table-cell office:value-type="float" office:value="0.110971" calcext:value-type="float">
            <text:p>0.110971</text:p>
          </table:table-cell>
          <table:table-cell office:value-type="float" office:value="0.12045" calcext:value-type="float">
            <text:p>0.12045</text:p>
          </table:table-cell>
          <table:table-cell office:value-type="float" office:value="0.123509" calcext:value-type="float">
            <text:p>0.123509</text:p>
          </table:table-cell>
          <table:table-cell office:value-type="float" office:value="0.123365" calcext:value-type="float">
            <text:p>0.123365</text:p>
          </table:table-cell>
          <table:table-cell office:value-type="float" office:value="0.117504" calcext:value-type="float">
            <text:p>0.117504</text:p>
          </table:table-cell>
          <table:table-cell office:value-type="float" office:value="0.112796" calcext:value-type="float">
            <text:p>0.112796</text:p>
          </table:table-cell>
          <table:table-cell office:value-type="float" office:value="0.104181" calcext:value-type="float">
            <text:p>0.104181</text:p>
          </table:table-cell>
          <table:table-cell office:value-type="float" office:value="0.0948934" calcext:value-type="float">
            <text:p>0.0948934</text:p>
          </table:table-cell>
          <table:table-cell office:value-type="float" office:value="0.0867908" calcext:value-type="float">
            <text:p>0.0867908</text:p>
          </table:table-cell>
          <table:table-cell office:value-type="float" office:value="0.0767827" calcext:value-type="float">
            <text:p>0.0767827</text:p>
          </table:table-cell>
          <table:table-cell office:value-type="float" office:value="0.0677353" calcext:value-type="float">
            <text:p>0.0677353</text:p>
          </table:table-cell>
          <table:table-cell office:value-type="float" office:value="0.0606255" calcext:value-type="float">
            <text:p>0.0606255</text:p>
          </table:table-cell>
          <table:table-cell office:value-type="float" office:value="0.0536758" calcext:value-type="float">
            <text:p>0.0536758</text:p>
          </table:table-cell>
          <table:table-cell office:value-type="float" office:value="0.0481193" calcext:value-type="float">
            <text:p>0.0481193</text:p>
          </table:table-cell>
          <table:table-cell office:value-type="float" office:value="0.0423385" calcext:value-type="float">
            <text:p>0.0423385</text:p>
          </table:table-cell>
          <table:table-cell office:value-type="float" office:value="0.0397124" calcext:value-type="float">
            <text:p>0.0397124</text:p>
          </table:table-cell>
          <table:table-cell office:value-type="float" office:value="0.0353889" calcext:value-type="float">
            <text:p>0.0353889</text:p>
          </table:table-cell>
          <table:table-cell office:value-type="float" office:value="0.0316578" calcext:value-type="float">
            <text:p>0.0316578</text:p>
          </table:table-cell>
          <table:table-cell office:value-type="float" office:value="0.0281189" calcext:value-type="float">
            <text:p>0.0281189</text:p>
          </table:table-cell>
          <table:table-cell office:value-type="float" office:value="0.0258131" calcext:value-type="float">
            <text:p>0.0258131</text:p>
          </table:table-cell>
          <table:table-cell office:value-type="float" office:value="0.0247242" calcext:value-type="float">
            <text:p>0.0247242</text:p>
          </table:table-cell>
          <table:table-cell office:value-type="float" office:value="0.0234431" calcext:value-type="float">
            <text:p>0.0234431</text:p>
          </table:table-cell>
          <table:table-cell office:value-type="float" office:value="0.0222421" calcext:value-type="float">
            <text:p>0.0222421</text:p>
          </table:table-cell>
          <table:table-cell office:value-type="float" office:value="0.0206569" calcext:value-type="float">
            <text:p>0.0206569</text:p>
          </table:table-cell>
          <table:table-cell office:value-type="float" office:value="0.0210732" calcext:value-type="float">
            <text:p>0.0210732</text:p>
          </table:table-cell>
          <table:table-cell office:value-type="float" office:value="0.0201925" calcext:value-type="float">
            <text:p>0.0201925</text:p>
          </table:table-cell>
          <table:table-cell office:value-type="float" office:value="0.0195359" calcext:value-type="float">
            <text:p>0.0195359</text:p>
          </table:table-cell>
          <table:table-cell office:value-type="float" office:value="0.0193918" calcext:value-type="float">
            <text:p>0.0193918</text:p>
          </table:table-cell>
          <table:table-cell office:value-type="float" office:value="0.0192637" calcext:value-type="float">
            <text:p>0.0192637</text:p>
          </table:table-cell>
          <table:table-cell office:value-type="float" office:value="0.0185271" calcext:value-type="float">
            <text:p>0.0185271</text:p>
          </table:table-cell>
          <table:table-cell office:value-type="float" office:value="0.0191997" calcext:value-type="float">
            <text:p>0.0191997</text:p>
          </table:table-cell>
          <table:table-cell office:value-type="float" office:value="0.0187673" calcext:value-type="float">
            <text:p>0.0187673</text:p>
          </table:table-cell>
          <table:table-cell office:value-type="float" office:value="0.0195359" calcext:value-type="float">
            <text:p>0.0195359</text:p>
          </table:table-cell>
          <table:table-cell office:value-type="float" office:value="0.0203526" calcext:value-type="float">
            <text:p>0.0203526</text:p>
          </table:table-cell>
          <table:table-cell office:value-type="float" office:value="0.0201765" calcext:value-type="float">
            <text:p>0.0201765</text:p>
          </table:table-cell>
          <table:table-cell office:value-type="float" office:value="0.0196961" calcext:value-type="float">
            <text:p>0.0196961</text:p>
          </table:table-cell>
          <table:table-cell office:value-type="float" office:value="0.020881" calcext:value-type="float">
            <text:p>0.020881</text:p>
          </table:table-cell>
          <table:table-cell office:value-type="float" office:value="0.0222261" calcext:value-type="float">
            <text:p>0.0222261</text:p>
          </table:table-cell>
          <table:table-cell office:value-type="float" office:value="0.0217457" calcext:value-type="float">
            <text:p>0.0217457</text:p>
          </table:table-cell>
          <table:table-cell office:value-type="float" office:value="0.0228026" calcext:value-type="float">
            <text:p>0.0228026</text:p>
          </table:table-cell>
          <table:table-cell office:value-type="float" office:value="0.023315" calcext:value-type="float">
            <text:p>0.023315</text:p>
          </table:table-cell>
          <table:table-cell office:value-type="float" office:value="0.0248523" calcext:value-type="float">
            <text:p>0.0248523</text:p>
          </table:table-cell>
          <table:table-cell office:value-type="float" office:value="0.0248042" calcext:value-type="float">
            <text:p>0.0248042</text:p>
          </table:table-cell>
          <table:table-cell office:value-type="float" office:value="0.0254608" calcext:value-type="float">
            <text:p>0.0254608</text:p>
          </table:table-cell>
          <table:table-cell office:value-type="float" office:value="0.0272703" calcext:value-type="float">
            <text:p>0.0272703</text:p>
          </table:table-cell>
          <table:table-cell office:value-type="float" office:value="0.0265337" calcext:value-type="float">
            <text:p>0.0265337</text:p>
          </table:table-cell>
          <table:table-cell office:value-type="float" office:value="0.0285353" calcext:value-type="float">
            <text:p>0.0285353</text:p>
          </table:table-cell>
          <table:table-cell office:value-type="float" office:value="0.0289837" calcext:value-type="float">
            <text:p>0.0289837</text:p>
          </table:table-cell>
          <table:table-cell office:value-type="float" office:value="0.0296082" calcext:value-type="float">
            <text:p>0.0296082</text:p>
          </table:table-cell>
          <table:table-cell office:value-type="float" office:value="0.029384" calcext:value-type="float">
            <text:p>0.029384</text:p>
          </table:table-cell>
          <table:table-cell office:value-type="float" office:value="0.0298323" calcext:value-type="float">
            <text:p>0.0298323</text:p>
          </table:table-cell>
          <table:table-cell office:value-type="float" office:value="0.031898" calcext:value-type="float">
            <text:p>0.031898</text:p>
          </table:table-cell>
          <table:table-cell office:value-type="float" office:value="0.0335794" calcext:value-type="float">
            <text:p>0.0335794</text:p>
          </table:table-cell>
          <table:table-cell office:value-type="float" office:value="0.033051" calcext:value-type="float">
            <text:p>0.033051</text:p>
          </table:table-cell>
          <table:table-cell office:value-type="float" office:value="0.0342039" calcext:value-type="float">
            <text:p>0.0342039</text:p>
          </table:table-cell>
          <table:table-cell table:formula="of:=SUM([.P88:.CC88])" office:value-type="float" office:value="2.661980901" calcext:value-type="float">
            <text:p>2.661980901</text:p>
          </table:table-cell>
        </table:table-row>
        <table:table-row table:style-name="ro1">
          <table:table-cell office:value-type="float" office:value="5.284375" calcext:value-type="float">
            <text:p>5.28437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000147574" calcext:value-type="float">
            <text:p>0.000147574</text:p>
          </table:table-cell>
          <table:table-cell office:value-type="float" office:value="0.000697621" calcext:value-type="float">
            <text:p>0.000697621</text:p>
          </table:table-cell>
          <table:table-cell office:value-type="float" office:value="0.00197212" calcext:value-type="float">
            <text:p>0.00197212</text:p>
          </table:table-cell>
          <table:table-cell office:value-type="float" office:value="0.00559439" calcext:value-type="float">
            <text:p>0.00559439</text:p>
          </table:table-cell>
          <table:table-cell office:value-type="float" office:value="0.0122486" calcext:value-type="float">
            <text:p>0.0122486</text:p>
          </table:table-cell>
          <table:table-cell office:value-type="float" office:value="0.0236118" calcext:value-type="float">
            <text:p>0.0236118</text:p>
          </table:table-cell>
          <table:table-cell office:value-type="float" office:value="0.0376984" calcext:value-type="float">
            <text:p>0.0376984</text:p>
          </table:table-cell>
          <table:table-cell office:value-type="float" office:value="0.057755" calcext:value-type="float">
            <text:p>0.057755</text:p>
          </table:table-cell>
          <table:table-cell office:value-type="float" office:value="0.0760139" calcext:value-type="float">
            <text:p>0.0760139</text:p>
          </table:table-cell>
          <table:table-cell office:value-type="float" office:value="0.0941655" calcext:value-type="float">
            <text:p>0.0941655</text:p>
          </table:table-cell>
          <table:table-cell office:value-type="float" office:value="0.110332" calcext:value-type="float">
            <text:p>0.110332</text:p>
          </table:table-cell>
          <table:table-cell office:value-type="float" office:value="0.119052" calcext:value-type="float">
            <text:p>0.119052</text:p>
          </table:table-cell>
          <table:table-cell office:value-type="float" office:value="0.124485" calcext:value-type="float">
            <text:p>0.124485</text:p>
          </table:table-cell>
          <table:table-cell office:value-type="float" office:value="0.124713" calcext:value-type="float">
            <text:p>0.124713</text:p>
          </table:table-cell>
          <table:table-cell office:value-type="float" office:value="0.11936" calcext:value-type="float">
            <text:p>0.11936</text:p>
          </table:table-cell>
          <table:table-cell office:value-type="float" office:value="0.112867" calcext:value-type="float">
            <text:p>0.112867</text:p>
          </table:table-cell>
          <table:table-cell office:value-type="float" office:value="0.104925" calcext:value-type="float">
            <text:p>0.104925</text:p>
          </table:table-cell>
          <table:table-cell office:value-type="float" office:value="0.0974926" calcext:value-type="float">
            <text:p>0.0974926</text:p>
          </table:table-cell>
          <table:table-cell office:value-type="float" office:value="0.0846671" calcext:value-type="float">
            <text:p>0.0846671</text:p>
          </table:table-cell>
          <table:table-cell office:value-type="float" office:value="0.0768457" calcext:value-type="float">
            <text:p>0.0768457</text:p>
          </table:table-cell>
          <table:table-cell office:value-type="float" office:value="0.0679242" calcext:value-type="float">
            <text:p>0.0679242</text:p>
          </table:table-cell>
          <table:table-cell office:value-type="float" office:value="0.0602772" calcext:value-type="float">
            <text:p>0.0602772</text:p>
          </table:table-cell>
          <table:table-cell office:value-type="float" office:value="0.0529253" calcext:value-type="float">
            <text:p>0.0529253</text:p>
          </table:table-cell>
          <table:table-cell office:value-type="float" office:value="0.0480285" calcext:value-type="float">
            <text:p>0.0480285</text:p>
          </table:table-cell>
          <table:table-cell office:value-type="float" office:value="0.0430915" calcext:value-type="float">
            <text:p>0.0430915</text:p>
          </table:table-cell>
          <table:table-cell office:value-type="float" office:value="0.0381277" calcext:value-type="float">
            <text:p>0.0381277</text:p>
          </table:table-cell>
          <table:table-cell office:value-type="float" office:value="0.0345591" calcext:value-type="float">
            <text:p>0.0345591</text:p>
          </table:table-cell>
          <table:table-cell office:value-type="float" office:value="0.0315405" calcext:value-type="float">
            <text:p>0.0315405</text:p>
          </table:table-cell>
          <table:table-cell office:value-type="float" office:value="0.0279183" calcext:value-type="float">
            <text:p>0.0279183</text:p>
          </table:table-cell>
          <table:table-cell office:value-type="float" office:value="0.0258522" calcext:value-type="float">
            <text:p>0.0258522</text:p>
          </table:table-cell>
          <table:table-cell office:value-type="float" office:value="0.0245777" calcext:value-type="float">
            <text:p>0.0245777</text:p>
          </table:table-cell>
          <table:table-cell office:value-type="float" office:value="0.0225788" calcext:value-type="float">
            <text:p>0.0225788</text:p>
          </table:table-cell>
          <table:table-cell office:value-type="float" office:value="0.0221629" calcext:value-type="float">
            <text:p>0.0221629</text:p>
          </table:table-cell>
          <table:table-cell office:value-type="float" office:value="0.0209018" calcext:value-type="float">
            <text:p>0.0209018</text:p>
          </table:table-cell>
          <table:table-cell office:value-type="float" office:value="0.0208884" calcext:value-type="float">
            <text:p>0.0208884</text:p>
          </table:table-cell>
          <table:table-cell office:value-type="float" office:value="0.0200566" calcext:value-type="float">
            <text:p>0.0200566</text:p>
          </table:table-cell>
          <table:table-cell office:value-type="float" office:value="0.0187016" calcext:value-type="float">
            <text:p>0.0187016</text:p>
          </table:table-cell>
          <table:table-cell office:value-type="float" office:value="0.0183662" calcext:value-type="float">
            <text:p>0.0183662</text:p>
          </table:table-cell>
          <table:table-cell office:value-type="float" office:value="0.0197078" calcext:value-type="float">
            <text:p>0.0197078</text:p>
          </table:table-cell>
          <table:table-cell office:value-type="float" office:value="0.0183796" calcext:value-type="float">
            <text:p>0.0183796</text:p>
          </table:table-cell>
          <table:table-cell office:value-type="float" office:value="0.0196005" calcext:value-type="float">
            <text:p>0.0196005</text:p>
          </table:table-cell>
          <table:table-cell office:value-type="float" office:value="0.0198151" calcext:value-type="float">
            <text:p>0.0198151</text:p>
          </table:table-cell>
          <table:table-cell office:value-type="float" office:value="0.0196005" calcext:value-type="float">
            <text:p>0.0196005</text:p>
          </table:table-cell>
          <table:table-cell office:value-type="float" office:value="0.0198688" calcext:value-type="float">
            <text:p>0.0198688</text:p>
          </table:table-cell>
          <table:table-cell office:value-type="float" office:value="0.0192919" calcext:value-type="float">
            <text:p>0.0192919</text:p>
          </table:table-cell>
          <table:table-cell office:value-type="float" office:value="0.0210226" calcext:value-type="float">
            <text:p>0.0210226</text:p>
          </table:table-cell>
          <table:table-cell office:value-type="float" office:value="0.0203115" calcext:value-type="float">
            <text:p>0.0203115</text:p>
          </table:table-cell>
          <table:table-cell office:value-type="float" office:value="0.0205396" calcext:value-type="float">
            <text:p>0.0205396</text:p>
          </table:table-cell>
          <table:table-cell office:value-type="float" office:value="0.0214519" calcext:value-type="float">
            <text:p>0.0214519</text:p>
          </table:table-cell>
          <table:table-cell office:value-type="float" office:value="0.0222434" calcext:value-type="float">
            <text:p>0.0222434</text:p>
          </table:table-cell>
          <table:table-cell office:value-type="float" office:value="0.024135" calcext:value-type="float">
            <text:p>0.024135</text:p>
          </table:table-cell>
          <table:table-cell office:value-type="float" office:value="0.0236118" calcext:value-type="float">
            <text:p>0.0236118</text:p>
          </table:table-cell>
          <table:table-cell office:value-type="float" office:value="0.0247656" calcext:value-type="float">
            <text:p>0.0247656</text:p>
          </table:table-cell>
          <table:table-cell office:value-type="float" office:value="0.0258791" calcext:value-type="float">
            <text:p>0.0258791</text:p>
          </table:table-cell>
          <table:table-cell office:value-type="float" office:value="0.0261071" calcext:value-type="float">
            <text:p>0.0261071</text:p>
          </table:table-cell>
          <table:table-cell office:value-type="float" office:value="0.027878" calcext:value-type="float">
            <text:p>0.027878</text:p>
          </table:table-cell>
          <table:table-cell office:value-type="float" office:value="0.0281732" calcext:value-type="float">
            <text:p>0.0281732</text:p>
          </table:table-cell>
          <table:table-cell office:value-type="float" office:value="0.0284147" calcext:value-type="float">
            <text:p>0.0284147</text:p>
          </table:table-cell>
          <table:table-cell office:value-type="float" office:value="0.0303734" calcext:value-type="float">
            <text:p>0.0303734</text:p>
          </table:table-cell>
          <table:table-cell office:value-type="float" office:value="0.0315271" calcext:value-type="float">
            <text:p>0.0315271</text:p>
          </table:table-cell>
          <table:table-cell office:value-type="float" office:value="0.03091" calcext:value-type="float">
            <text:p>0.03091</text:p>
          </table:table-cell>
          <table:table-cell office:value-type="float" office:value="0.0316747" calcext:value-type="float">
            <text:p>0.0316747</text:p>
          </table:table-cell>
          <table:table-cell office:value-type="float" office:value="0.0326272" calcext:value-type="float">
            <text:p>0.0326272</text:p>
          </table:table-cell>
          <table:table-cell office:value-type="float" office:value="0.0343981" calcext:value-type="float">
            <text:p>0.0343981</text:p>
          </table:table-cell>
          <table:table-cell office:value-type="float" office:value="0.0347603" calcext:value-type="float">
            <text:p>0.0347603</text:p>
          </table:table-cell>
          <table:table-cell table:formula="of:=SUM([.P89:.CC89])" office:value-type="float" office:value="2.660191305" calcext:value-type="float">
            <text:p>2.660191305</text:p>
          </table:table-cell>
        </table:table-row>
        <table:table-row table:style-name="ro1">
          <table:table-cell office:value-type="float" office:value="5.34375" calcext:value-type="float">
            <text:p>5.34375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1" office:value-type="float" office:value="0.0000222188" calcext:value-type="float">
            <text:p>2.22E-05</text:p>
          </table:table-cell>
          <table:table-cell office:value-type="float" office:value="0.000111094" calcext:value-type="float">
            <text:p>0.000111094</text:p>
          </table:table-cell>
          <table:table-cell office:value-type="float" office:value="0.000588797" calcext:value-type="float">
            <text:p>0.000588797</text:p>
          </table:table-cell>
          <table:table-cell office:value-type="float" office:value="0.00185527" calcext:value-type="float">
            <text:p>0.00185527</text:p>
          </table:table-cell>
          <table:table-cell office:value-type="float" office:value="0.00534361" calcext:value-type="float">
            <text:p>0.00534361</text:p>
          </table:table-cell>
          <table:table-cell office:value-type="float" office:value="0.0121314" calcext:value-type="float">
            <text:p>0.0121314</text:p>
          </table:table-cell>
          <table:table-cell office:value-type="float" office:value="0.0229075" calcext:value-type="float">
            <text:p>0.0229075</text:p>
          </table:table-cell>
          <table:table-cell office:value-type="float" office:value="0.0390384" calcext:value-type="float">
            <text:p>0.0390384</text:p>
          </table:table-cell>
          <table:table-cell office:value-type="float" office:value="0.05738" calcext:value-type="float">
            <text:p>0.05738</text:p>
          </table:table-cell>
          <table:table-cell office:value-type="float" office:value="0.0750439" calcext:value-type="float">
            <text:p>0.0750439</text:p>
          </table:table-cell>
          <table:table-cell office:value-type="float" office:value="0.0945631" calcext:value-type="float">
            <text:p>0.0945631</text:p>
          </table:table-cell>
          <table:table-cell office:value-type="float" office:value="0.108372" calcext:value-type="float">
            <text:p>0.108372</text:p>
          </table:table-cell>
          <table:table-cell office:value-type="float" office:value="0.119904" calcext:value-type="float">
            <text:p>0.119904</text:p>
          </table:table-cell>
          <table:table-cell office:value-type="float" office:value="0.123747" calcext:value-type="float">
            <text:p>0.123747</text:p>
          </table:table-cell>
          <table:table-cell office:value-type="float" office:value="0.124347" calcext:value-type="float">
            <text:p>0.124347</text:p>
          </table:table-cell>
          <table:table-cell office:value-type="float" office:value="0.120692" calcext:value-type="float">
            <text:p>0.120692</text:p>
          </table:table-cell>
          <table:table-cell office:value-type="float" office:value="0.11306" calcext:value-type="float">
            <text:p>0.11306</text:p>
          </table:table-cell>
          <table:table-cell office:value-type="float" office:value="0.101718" calcext:value-type="float">
            <text:p>0.101718</text:p>
          </table:table-cell>
          <table:table-cell office:value-type="float" office:value="0.0953963" calcext:value-type="float">
            <text:p>0.0953963</text:p>
          </table:table-cell>
          <table:table-cell office:value-type="float" office:value="0.0858977" calcext:value-type="float">
            <text:p>0.0858977</text:p>
          </table:table-cell>
          <table:table-cell office:value-type="float" office:value="0.0773102" calcext:value-type="float">
            <text:p>0.0773102</text:p>
          </table:table-cell>
          <table:table-cell office:value-type="float" office:value="0.0676673" calcext:value-type="float">
            <text:p>0.0676673</text:p>
          </table:table-cell>
          <table:table-cell office:value-type="float" office:value="0.0587464" calcext:value-type="float">
            <text:p>0.0587464</text:p>
          </table:table-cell>
          <table:table-cell office:value-type="float" office:value="0.053525" calcext:value-type="float">
            <text:p>0.053525</text:p>
          </table:table-cell>
          <table:table-cell office:value-type="float" office:value="0.0477148" calcext:value-type="float">
            <text:p>0.0477148</text:p>
          </table:table-cell>
          <table:table-cell office:value-type="float" office:value="0.0428822" calcext:value-type="float">
            <text:p>0.0428822</text:p>
          </table:table-cell>
          <table:table-cell office:value-type="float" office:value="0.0388606" calcext:value-type="float">
            <text:p>0.0388606</text:p>
          </table:table-cell>
          <table:table-cell office:value-type="float" office:value="0.0340058" calcext:value-type="float">
            <text:p>0.0340058</text:p>
          </table:table-cell>
          <table:table-cell office:value-type="float" office:value="0.0312396" calcext:value-type="float">
            <text:p>0.0312396</text:p>
          </table:table-cell>
          <table:table-cell office:value-type="float" office:value="0.0285178" calcext:value-type="float">
            <text:p>0.0285178</text:p>
          </table:table-cell>
          <table:table-cell office:value-type="float" office:value="0.0253294" calcext:value-type="float">
            <text:p>0.0253294</text:p>
          </table:table-cell>
          <table:table-cell office:value-type="float" office:value="0.0242296" calcext:value-type="float">
            <text:p>0.0242296</text:p>
          </table:table-cell>
          <table:table-cell office:value-type="float" office:value="0.0229298" calcext:value-type="float">
            <text:p>0.0229298</text:p>
          </table:table-cell>
          <table:table-cell office:value-type="float" office:value="0.0218299" calcext:value-type="float">
            <text:p>0.0218299</text:p>
          </table:table-cell>
          <table:table-cell office:value-type="float" office:value="0.0211078" calcext:value-type="float">
            <text:p>0.0211078</text:p>
          </table:table-cell>
          <table:table-cell office:value-type="float" office:value="0.0206857" calcext:value-type="float">
            <text:p>0.0206857</text:p>
          </table:table-cell>
          <table:table-cell office:value-type="float" office:value="0.0195081" calcext:value-type="float">
            <text:p>0.0195081</text:p>
          </table:table-cell>
          <table:table-cell office:value-type="float" office:value="0.0183971" calcext:value-type="float">
            <text:p>0.0183971</text:p>
          </table:table-cell>
          <table:table-cell office:value-type="float" office:value="0.019808" calcext:value-type="float">
            <text:p>0.019808</text:p>
          </table:table-cell>
          <table:table-cell office:value-type="float" office:value="0.0188526" calcext:value-type="float">
            <text:p>0.0188526</text:p>
          </table:table-cell>
          <table:table-cell office:value-type="float" office:value="0.0191859" calcext:value-type="float">
            <text:p>0.0191859</text:p>
          </table:table-cell>
          <table:table-cell office:value-type="float" office:value="0.0185749" calcext:value-type="float">
            <text:p>0.0185749</text:p>
          </table:table-cell>
          <table:table-cell office:value-type="float" office:value="0.0183305" calcext:value-type="float">
            <text:p>0.0183305</text:p>
          </table:table-cell>
          <table:table-cell office:value-type="float" office:value="0.0195303" calcext:value-type="float">
            <text:p>0.0195303</text:p>
          </table:table-cell>
          <table:table-cell office:value-type="float" office:value="0.0192526" calcext:value-type="float">
            <text:p>0.0192526</text:p>
          </table:table-cell>
          <table:table-cell office:value-type="float" office:value="0.0201191" calcext:value-type="float">
            <text:p>0.0201191</text:p>
          </table:table-cell>
          <table:table-cell office:value-type="float" office:value="0.0198636" calcext:value-type="float">
            <text:p>0.0198636</text:p>
          </table:table-cell>
          <table:table-cell office:value-type="float" office:value="0.0207523" calcext:value-type="float">
            <text:p>0.0207523</text:p>
          </table:table-cell>
          <table:table-cell office:value-type="float" office:value="0.0216077" calcext:value-type="float">
            <text:p>0.0216077</text:p>
          </table:table-cell>
          <table:table-cell office:value-type="float" office:value="0.0226298" calcext:value-type="float">
            <text:p>0.0226298</text:p>
          </table:table-cell>
          <table:table-cell office:value-type="float" office:value="0.0223076" calcext:value-type="float">
            <text:p>0.0223076</text:p>
          </table:table-cell>
          <table:table-cell office:value-type="float" office:value="0.0218077" calcext:value-type="float">
            <text:p>0.0218077</text:p>
          </table:table-cell>
          <table:table-cell office:value-type="float" office:value="0.0231075" calcext:value-type="float">
            <text:p>0.0231075</text:p>
          </table:table-cell>
          <table:table-cell office:value-type="float" office:value="0.0242629" calcext:value-type="float">
            <text:p>0.0242629</text:p>
          </table:table-cell>
          <table:table-cell office:value-type="float" office:value="0.0260182" calcext:value-type="float">
            <text:p>0.0260182</text:p>
          </table:table-cell>
          <table:table-cell office:value-type="float" office:value="0.0262404" calcext:value-type="float">
            <text:p>0.0262404</text:p>
          </table:table-cell>
          <table:table-cell office:value-type="float" office:value="0.0281956" calcext:value-type="float">
            <text:p>0.0281956</text:p>
          </table:table-cell>
          <table:table-cell office:value-type="float" office:value="0.0277512" calcext:value-type="float">
            <text:p>0.0277512</text:p>
          </table:table-cell>
          <table:table-cell office:value-type="float" office:value="0.029051" calcext:value-type="float">
            <text:p>0.029051</text:p>
          </table:table-cell>
          <table:table-cell office:value-type="float" office:value="0.029551" calcext:value-type="float">
            <text:p>0.029551</text:p>
          </table:table-cell>
          <table:table-cell office:value-type="float" office:value="0.0306619" calcext:value-type="float">
            <text:p>0.0306619</text:p>
          </table:table-cell>
          <table:table-cell office:value-type="float" office:value="0.0314507" calcext:value-type="float">
            <text:p>0.0314507</text:p>
          </table:table-cell>
          <table:table-cell office:value-type="float" office:value="0.0318617" calcext:value-type="float">
            <text:p>0.0318617</text:p>
          </table:table-cell>
          <table:table-cell office:value-type="float" office:value="0.0343058" calcext:value-type="float">
            <text:p>0.0343058</text:p>
          </table:table-cell>
          <table:table-cell office:value-type="float" office:value="0.0337836" calcext:value-type="float">
            <text:p>0.0337836</text:p>
          </table:table-cell>
          <table:table-cell office:value-type="float" office:value="0.0344946" calcext:value-type="float">
            <text:p>0.0344946</text:p>
          </table:table-cell>
          <table:table-cell table:formula="of:=SUM([.P90:.CC90])" office:value-type="float" office:value="2.6499650898" calcext:value-type="float">
            <text:p>2.6499650898</text:p>
          </table:table-cell>
        </table:table-row>
        <table:table-row table:style-name="ro1">
          <table:table-cell office:value-type="float" office:value="5.403125" calcext:value-type="float">
            <text:p>5.403125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1" office:value-type="float" office:value="0.0000276093" calcext:value-type="float">
            <text:p>2.76E-05</text:p>
          </table:table-cell>
          <table:table-cell office:value-type="float" office:value="0.000128843" calcext:value-type="float">
            <text:p>0.000128843</text:p>
          </table:table-cell>
          <table:table-cell office:value-type="float" office:value="0.000708639" calcext:value-type="float">
            <text:p>0.000708639</text:p>
          </table:table-cell>
          <table:table-cell office:value-type="float" office:value="0.0020799" calcext:value-type="float">
            <text:p>0.0020799</text:p>
          </table:table-cell>
          <table:table-cell office:value-type="float" office:value="0.00565071" calcext:value-type="float">
            <text:p>0.00565071</text:p>
          </table:table-cell>
          <table:table-cell office:value-type="float" office:value="0.0122493" calcext:value-type="float">
            <text:p>0.0122493</text:p>
          </table:table-cell>
          <table:table-cell office:value-type="float" office:value="0.023063" calcext:value-type="float">
            <text:p>0.023063</text:p>
          </table:table-cell>
          <table:table-cell office:value-type="float" office:value="0.0376039" calcext:value-type="float">
            <text:p>0.0376039</text:p>
          </table:table-cell>
          <table:table-cell office:value-type="float" office:value="0.0561205" calcext:value-type="float">
            <text:p>0.0561205</text:p>
          </table:table-cell>
          <table:table-cell office:value-type="float" office:value="0.0771036" calcext:value-type="float">
            <text:p>0.0771036</text:p>
          </table:table-cell>
          <table:table-cell office:value-type="float" office:value="0.0948748" calcext:value-type="float">
            <text:p>0.0948748</text:p>
          </table:table-cell>
          <table:table-cell office:value-type="float" office:value="0.109232" calcext:value-type="float">
            <text:p>0.109232</text:p>
          </table:table-cell>
          <table:table-cell office:value-type="float" office:value="0.119889" calcext:value-type="float">
            <text:p>0.119889</text:p>
          </table:table-cell>
          <table:table-cell office:value-type="float" office:value="0.123644" calcext:value-type="float">
            <text:p>0.123644</text:p>
          </table:table-cell>
          <table:table-cell office:value-type="float" office:value="0.122779" calcext:value-type="float">
            <text:p>0.122779</text:p>
          </table:table-cell>
          <table:table-cell office:value-type="float" office:value="0.120855" calcext:value-type="float">
            <text:p>0.120855</text:p>
          </table:table-cell>
          <table:table-cell office:value-type="float" office:value="0.113318" calcext:value-type="float">
            <text:p>0.113318</text:p>
          </table:table-cell>
          <table:table-cell office:value-type="float" office:value="0.105587" calcext:value-type="float">
            <text:p>0.105587</text:p>
          </table:table-cell>
          <table:table-cell office:value-type="float" office:value="0.0952429" calcext:value-type="float">
            <text:p>0.0952429</text:p>
          </table:table-cell>
          <table:table-cell office:value-type="float" office:value="0.0840796" calcext:value-type="float">
            <text:p>0.0840796</text:p>
          </table:table-cell>
          <table:table-cell office:value-type="float" office:value="0.0757415" calcext:value-type="float">
            <text:p>0.0757415</text:p>
          </table:table-cell>
          <table:table-cell office:value-type="float" office:value="0.0668974" calcext:value-type="float">
            <text:p>0.0668974</text:p>
          </table:table-cell>
          <table:table-cell office:value-type="float" office:value="0.0597097" calcext:value-type="float">
            <text:p>0.0597097</text:p>
          </table:table-cell>
          <table:table-cell office:value-type="float" office:value="0.0530743" calcext:value-type="float">
            <text:p>0.0530743</text:p>
          </table:table-cell>
          <table:table-cell office:value-type="float" office:value="0.0466137" calcext:value-type="float">
            <text:p>0.0466137</text:p>
          </table:table-cell>
          <table:table-cell office:value-type="float" office:value="0.0419293" calcext:value-type="float">
            <text:p>0.0419293</text:p>
          </table:table-cell>
          <table:table-cell office:value-type="float" office:value="0.0374658" calcext:value-type="float">
            <text:p>0.0374658</text:p>
          </table:table-cell>
          <table:table-cell office:value-type="float" office:value="0.0340883" calcext:value-type="float">
            <text:p>0.0340883</text:p>
          </table:table-cell>
          <table:table-cell office:value-type="float" office:value="0.0309961" calcext:value-type="float">
            <text:p>0.0309961</text:p>
          </table:table-cell>
          <table:table-cell office:value-type="float" office:value="0.0291922" calcext:value-type="float">
            <text:p>0.0291922</text:p>
          </table:table-cell>
          <table:table-cell office:value-type="float" office:value="0.0261828" calcext:value-type="float">
            <text:p>0.0261828</text:p>
          </table:table-cell>
          <table:table-cell office:value-type="float" office:value="0.0246919" calcext:value-type="float">
            <text:p>0.0246919</text:p>
          </table:table-cell>
          <table:table-cell office:value-type="float" office:value="0.0223727" calcext:value-type="float">
            <text:p>0.0223727</text:p>
          </table:table-cell>
          <table:table-cell office:value-type="float" office:value="0.0217653" calcext:value-type="float">
            <text:p>0.0217653</text:p>
          </table:table-cell>
          <table:table-cell office:value-type="float" office:value="0.0205689" calcext:value-type="float">
            <text:p>0.0205689</text:p>
          </table:table-cell>
          <table:table-cell office:value-type="float" office:value="0.0196762" calcext:value-type="float">
            <text:p>0.0196762</text:p>
          </table:table-cell>
          <table:table-cell office:value-type="float" office:value="0.0196578" calcext:value-type="float">
            <text:p>0.0196578</text:p>
          </table:table-cell>
          <table:table-cell office:value-type="float" office:value="0.0187191" calcext:value-type="float">
            <text:p>0.0187191</text:p>
          </table:table-cell>
          <table:table-cell office:value-type="float" office:value="0.01894" calcext:value-type="float">
            <text:p>0.01894</text:p>
          </table:table-cell>
          <table:table-cell office:value-type="float" office:value="0.0189216" calcext:value-type="float">
            <text:p>0.0189216</text:p>
          </table:table-cell>
          <table:table-cell office:value-type="float" office:value="0.0189584" calcext:value-type="float">
            <text:p>0.0189584</text:p>
          </table:table-cell>
          <table:table-cell office:value-type="float" office:value="0.0188019" calcext:value-type="float">
            <text:p>0.0188019</text:p>
          </table:table-cell>
          <table:table-cell office:value-type="float" office:value="0.0181117" calcext:value-type="float">
            <text:p>0.0181117</text:p>
          </table:table-cell>
          <table:table-cell office:value-type="float" office:value="0.0195198" calcext:value-type="float">
            <text:p>0.0195198</text:p>
          </table:table-cell>
          <table:table-cell office:value-type="float" office:value="0.0199431" calcext:value-type="float">
            <text:p>0.0199431</text:p>
          </table:table-cell>
          <table:table-cell office:value-type="float" office:value="0.0199063" calcext:value-type="float">
            <text:p>0.0199063</text:p>
          </table:table-cell>
          <table:table-cell office:value-type="float" office:value="0.0196946" calcext:value-type="float">
            <text:p>0.0196946</text:p>
          </table:table-cell>
          <table:table-cell office:value-type="float" office:value="0.0222439" calcext:value-type="float">
            <text:p>0.0222439</text:p>
          </table:table-cell>
          <table:table-cell office:value-type="float" office:value="0.0210935" calcext:value-type="float">
            <text:p>0.0210935</text:p>
          </table:table-cell>
          <table:table-cell office:value-type="float" office:value="0.0223912" calcext:value-type="float">
            <text:p>0.0223912</text:p>
          </table:table-cell>
          <table:table-cell office:value-type="float" office:value="0.0222715" calcext:value-type="float">
            <text:p>0.0222715</text:p>
          </table:table-cell>
          <table:table-cell office:value-type="float" office:value="0.0239649" calcext:value-type="float">
            <text:p>0.0239649</text:p>
          </table:table-cell>
          <table:table-cell office:value-type="float" office:value="0.0236244" calcext:value-type="float">
            <text:p>0.0236244</text:p>
          </table:table-cell>
          <table:table-cell office:value-type="float" office:value="0.0249772" calcext:value-type="float">
            <text:p>0.0249772</text:p>
          </table:table-cell>
          <table:table-cell office:value-type="float" office:value="0.0257963" calcext:value-type="float">
            <text:p>0.0257963</text:p>
          </table:table-cell>
          <table:table-cell office:value-type="float" office:value="0.0267902" calcext:value-type="float">
            <text:p>0.0267902</text:p>
          </table:table-cell>
          <table:table-cell office:value-type="float" office:value="0.0276737" calcext:value-type="float">
            <text:p>0.0276737</text:p>
          </table:table-cell>
          <table:table-cell office:value-type="float" office:value="0.0283456" calcext:value-type="float">
            <text:p>0.0283456</text:p>
          </table:table-cell>
          <table:table-cell office:value-type="float" office:value="0.0294315" calcext:value-type="float">
            <text:p>0.0294315</text:p>
          </table:table-cell>
          <table:table-cell office:value-type="float" office:value="0.0296524" calcext:value-type="float">
            <text:p>0.0296524</text:p>
          </table:table-cell>
          <table:table-cell office:value-type="float" office:value="0.0307936" calcext:value-type="float">
            <text:p>0.0307936</text:p>
          </table:table-cell>
          <table:table-cell office:value-type="float" office:value="0.031447" calcext:value-type="float">
            <text:p>0.031447</text:p>
          </table:table-cell>
          <table:table-cell office:value-type="float" office:value="0.0319072" calcext:value-type="float">
            <text:p>0.0319072</text:p>
          </table:table-cell>
          <table:table-cell office:value-type="float" office:value="0.0324593" calcext:value-type="float">
            <text:p>0.0324593</text:p>
          </table:table-cell>
          <table:table-cell office:value-type="float" office:value="0.0342908" calcext:value-type="float">
            <text:p>0.0342908</text:p>
          </table:table-cell>
          <table:table-cell office:value-type="float" office:value="0.0348153" calcext:value-type="float">
            <text:p>0.0348153</text:p>
          </table:table-cell>
          <table:table-cell table:formula="of:=SUM([.P91:.CC91])" office:value-type="float" office:value="2.6503472013" calcext:value-type="float">
            <text:p>2.6503472013</text:p>
          </table:table-cell>
        </table:table-row>
        <table:table-row table:style-name="ro1">
          <table:table-cell office:value-type="float" office:value="5.4625" calcext:value-type="float">
            <text:p>5.4625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1" office:value-type="float" office:value="0.0000991541" calcext:value-type="float">
            <text:p>9.92E-05</text:p>
          </table:table-cell>
          <table:table-cell office:value-type="float" office:value="0.000511025" calcext:value-type="float">
            <text:p>0.000511025</text:p>
          </table:table-cell>
          <table:table-cell office:value-type="float" office:value="0.00200596" calcext:value-type="float">
            <text:p>0.00200596</text:p>
          </table:table-cell>
          <table:table-cell office:value-type="float" office:value="0.00530093" calcext:value-type="float">
            <text:p>0.00530093</text:p>
          </table:table-cell>
          <table:table-cell office:value-type="float" office:value="0.0122188" calcext:value-type="float">
            <text:p>0.0122188</text:p>
          </table:table-cell>
          <table:table-cell office:value-type="float" office:value="0.0225614" calcext:value-type="float">
            <text:p>0.0225614</text:p>
          </table:table-cell>
          <table:table-cell office:value-type="float" office:value="0.0374726" calcext:value-type="float">
            <text:p>0.0374726</text:p>
          </table:table-cell>
          <table:table-cell office:value-type="float" office:value="0.0569907" calcext:value-type="float">
            <text:p>0.0569907</text:p>
          </table:table-cell>
          <table:table-cell office:value-type="float" office:value="0.0758529" calcext:value-type="float">
            <text:p>0.0758529</text:p>
          </table:table-cell>
          <table:table-cell office:value-type="float" office:value="0.0938227" calcext:value-type="float">
            <text:p>0.0938227</text:p>
          </table:table-cell>
          <table:table-cell office:value-type="float" office:value="0.109733" calcext:value-type="float">
            <text:p>0.109733</text:p>
          </table:table-cell>
          <table:table-cell office:value-type="float" office:value="0.118291" calcext:value-type="float">
            <text:p>0.118291</text:p>
          </table:table-cell>
          <table:table-cell office:value-type="float" office:value="0.12466" calcext:value-type="float">
            <text:p>0.12466</text:p>
          </table:table-cell>
          <table:table-cell office:value-type="float" office:value="0.122143" calcext:value-type="float">
            <text:p>0.122143</text:p>
          </table:table-cell>
          <table:table-cell office:value-type="float" office:value="0.119557" calcext:value-type="float">
            <text:p>0.119557</text:p>
          </table:table-cell>
          <table:table-cell office:value-type="float" office:value="0.113997" calcext:value-type="float">
            <text:p>0.113997</text:p>
          </table:table-cell>
          <table:table-cell office:value-type="float" office:value="0.103708" calcext:value-type="float">
            <text:p>0.103708</text:p>
          </table:table-cell>
          <table:table-cell office:value-type="float" office:value="0.0946998" calcext:value-type="float">
            <text:p>0.0946998</text:p>
          </table:table-cell>
          <table:table-cell office:value-type="float" office:value="0.085181" calcext:value-type="float">
            <text:p>0.085181</text:p>
          </table:table-cell>
          <table:table-cell office:value-type="float" office:value="0.0762038" calcext:value-type="float">
            <text:p>0.0762038</text:p>
          </table:table-cell>
          <table:table-cell office:value-type="float" office:value="0.0674401" calcext:value-type="float">
            <text:p>0.0674401</text:p>
          </table:table-cell>
          <table:table-cell office:value-type="float" office:value="0.0599959" calcext:value-type="float">
            <text:p>0.0599959</text:p>
          </table:table-cell>
          <table:table-cell office:value-type="float" office:value="0.0528949" calcext:value-type="float">
            <text:p>0.0528949</text:p>
          </table:table-cell>
          <table:table-cell office:value-type="float" office:value="0.0476016" calcext:value-type="float">
            <text:p>0.0476016</text:p>
          </table:table-cell>
          <table:table-cell office:value-type="float" office:value="0.0423312" calcext:value-type="float">
            <text:p>0.0423312</text:p>
          </table:table-cell>
          <table:table-cell office:value-type="float" office:value="0.0379532" calcext:value-type="float">
            <text:p>0.0379532</text:p>
          </table:table-cell>
          <table:table-cell office:value-type="float" office:value="0.034559" calcext:value-type="float">
            <text:p>0.034559</text:p>
          </table:table-cell>
          <table:table-cell office:value-type="float" office:value="0.0305852" calcext:value-type="float">
            <text:p>0.0305852</text:p>
          </table:table-cell>
          <table:table-cell office:value-type="float" office:value="0.0278318" calcext:value-type="float">
            <text:p>0.0278318</text:p>
          </table:table-cell>
          <table:table-cell office:value-type="float" office:value="0.025986" calcext:value-type="float">
            <text:p>0.025986</text:p>
          </table:table-cell>
          <table:table-cell office:value-type="float" office:value="0.0240945" calcext:value-type="float">
            <text:p>0.0240945</text:p>
          </table:table-cell>
          <table:table-cell office:value-type="float" office:value="0.0228055" calcext:value-type="float">
            <text:p>0.0228055</text:p>
          </table:table-cell>
          <table:table-cell office:value-type="float" office:value="0.0207156" calcext:value-type="float">
            <text:p>0.0207156</text:p>
          </table:table-cell>
          <table:table-cell office:value-type="float" office:value="0.0204181" calcext:value-type="float">
            <text:p>0.0204181</text:p>
          </table:table-cell>
          <table:table-cell office:value-type="float" office:value="0.019663" calcext:value-type="float">
            <text:p>0.019663</text:p>
          </table:table-cell>
          <table:table-cell office:value-type="float" office:value="0.0184656" calcext:value-type="float">
            <text:p>0.0184656</text:p>
          </table:table-cell>
          <table:table-cell office:value-type="float" office:value="0.0188698" calcext:value-type="float">
            <text:p>0.0188698</text:p>
          </table:table-cell>
          <table:table-cell office:value-type="float" office:value="0.0186486" calcext:value-type="float">
            <text:p>0.0186486</text:p>
          </table:table-cell>
          <table:table-cell office:value-type="float" office:value="0.0193122" calcext:value-type="float">
            <text:p>0.0193122</text:p>
          </table:table-cell>
          <table:table-cell office:value-type="float" office:value="0.0186944" calcext:value-type="float">
            <text:p>0.0186944</text:p>
          </table:table-cell>
          <table:table-cell office:value-type="float" office:value="0.0189766" calcext:value-type="float">
            <text:p>0.0189766</text:p>
          </table:table-cell>
          <table:table-cell office:value-type="float" office:value="0.0189995" calcext:value-type="float">
            <text:p>0.0189995</text:p>
          </table:table-cell>
          <table:table-cell office:value-type="float" office:value="0.0189918" calcext:value-type="float">
            <text:p>0.0189918</text:p>
          </table:table-cell>
          <table:table-cell office:value-type="float" office:value="0.0193274" calcext:value-type="float">
            <text:p>0.0193274</text:p>
          </table:table-cell>
          <table:table-cell office:value-type="float" office:value="0.0197012" calcext:value-type="float">
            <text:p>0.0197012</text:p>
          </table:table-cell>
          <table:table-cell office:value-type="float" office:value="0.0211046" calcext:value-type="float">
            <text:p>0.0211046</text:p>
          </table:table-cell>
          <table:table-cell office:value-type="float" office:value="0.0207842" calcext:value-type="float">
            <text:p>0.0207842</text:p>
          </table:table-cell>
          <table:table-cell office:value-type="float" office:value="0.0216614" calcext:value-type="float">
            <text:p>0.0216614</text:p>
          </table:table-cell>
          <table:table-cell office:value-type="float" office:value="0.0225461" calcext:value-type="float">
            <text:p>0.0225461</text:p>
          </table:table-cell>
          <table:table-cell office:value-type="float" office:value="0.0224165" calcext:value-type="float">
            <text:p>0.0224165</text:p>
          </table:table-cell>
          <table:table-cell office:value-type="float" office:value="0.0231944" calcext:value-type="float">
            <text:p>0.0231944</text:p>
          </table:table-cell>
          <table:table-cell office:value-type="float" office:value="0.02398" calcext:value-type="float">
            <text:p>0.02398</text:p>
          </table:table-cell>
          <table:table-cell office:value-type="float" office:value="0.0248038" calcext:value-type="float">
            <text:p>0.0248038</text:p>
          </table:table-cell>
          <table:table-cell office:value-type="float" office:value="0.0251699" calcext:value-type="float">
            <text:p>0.0251699</text:p>
          </table:table-cell>
          <table:table-cell office:value-type="float" office:value="0.0257877" calcext:value-type="float">
            <text:p>0.0257877</text:p>
          </table:table-cell>
          <table:table-cell office:value-type="float" office:value="0.0268937" calcext:value-type="float">
            <text:p>0.0268937</text:p>
          </table:table-cell>
          <table:table-cell office:value-type="float" office:value="0.0277555" calcext:value-type="float">
            <text:p>0.0277555</text:p>
          </table:table-cell>
          <table:table-cell office:value-type="float" office:value="0.0282818" calcext:value-type="float">
            <text:p>0.0282818</text:p>
          </table:table-cell>
          <table:table-cell office:value-type="float" office:value="0.0297081" calcext:value-type="float">
            <text:p>0.0297081</text:p>
          </table:table-cell>
          <table:table-cell office:value-type="float" office:value="0.0302573" calcext:value-type="float">
            <text:p>0.0302573</text:p>
          </table:table-cell>
          <table:table-cell office:value-type="float" office:value="0.0317293" calcext:value-type="float">
            <text:p>0.0317293</text:p>
          </table:table-cell>
          <table:table-cell office:value-type="float" office:value="0.0321946" calcext:value-type="float">
            <text:p>0.0321946</text:p>
          </table:table-cell>
          <table:table-cell office:value-type="float" office:value="0.0333005" calcext:value-type="float">
            <text:p>0.0333005</text:p>
          </table:table-cell>
          <table:table-cell office:value-type="float" office:value="0.0340556" calcext:value-type="float">
            <text:p>0.0340556</text:p>
          </table:table-cell>
          <table:table-cell office:value-type="float" office:value="0.0349328" calcext:value-type="float">
            <text:p>0.0349328</text:p>
          </table:table-cell>
          <table:table-cell table:formula="of:=SUM([.P92:.CC92])" office:value-type="float" office:value="2.6404302691" calcext:value-type="float">
            <text:p>2.6404302691</text:p>
          </table:table-cell>
        </table:table-row>
        <table:table-row table:style-name="ro1">
          <table:table-cell office:value-type="float" office:value="5.521875" calcext:value-type="float">
            <text:p>5.521875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1" office:value-type="float" office:value="0.00000632087" calcext:value-type="float">
            <text:p>6.32E-06</text:p>
          </table:table-cell>
          <table:table-cell table:style-name="ce1" office:value-type="float" office:value="0.0000252835" calcext:value-type="float">
            <text:p>2.53E-05</text:p>
          </table:table-cell>
          <table:table-cell office:value-type="float" office:value="0.000126417" calcext:value-type="float">
            <text:p>0.000126417</text:p>
          </table:table-cell>
          <table:table-cell office:value-type="float" office:value="0.000606804" calcext:value-type="float">
            <text:p>0.000606804</text:p>
          </table:table-cell>
          <table:table-cell office:value-type="float" office:value="0.0017572" calcext:value-type="float">
            <text:p>0.0017572</text:p>
          </table:table-cell>
          <table:table-cell office:value-type="float" office:value="0.00489236" calcext:value-type="float">
            <text:p>0.00489236</text:p>
          </table:table-cell>
          <table:table-cell office:value-type="float" office:value="0.0116747" calcext:value-type="float">
            <text:p>0.0116747</text:p>
          </table:table-cell>
          <table:table-cell office:value-type="float" office:value="0.0222811" calcext:value-type="float">
            <text:p>0.0222811</text:p>
          </table:table-cell>
          <table:table-cell office:value-type="float" office:value="0.0375333" calcext:value-type="float">
            <text:p>0.0375333</text:p>
          </table:table-cell>
          <table:table-cell office:value-type="float" office:value="0.0560977" calcext:value-type="float">
            <text:p>0.0560977</text:p>
          </table:table-cell>
          <table:table-cell office:value-type="float" office:value="0.0744156" calcext:value-type="float">
            <text:p>0.0744156</text:p>
          </table:table-cell>
          <table:table-cell office:value-type="float" office:value="0.0928473" calcext:value-type="float">
            <text:p>0.0928473</text:p>
          </table:table-cell>
          <table:table-cell office:value-type="float" office:value="0.107784" calcext:value-type="float">
            <text:p>0.107784</text:p>
          </table:table-cell>
          <table:table-cell office:value-type="float" office:value="0.119553" calcext:value-type="float">
            <text:p>0.119553</text:p>
          </table:table-cell>
          <table:table-cell office:value-type="float" office:value="0.123959" calcext:value-type="float">
            <text:p>0.123959</text:p>
          </table:table-cell>
          <table:table-cell office:value-type="float" office:value="0.124079" calcext:value-type="float">
            <text:p>0.124079</text:p>
          </table:table-cell>
          <table:table-cell office:value-type="float" office:value="0.118725" calcext:value-type="float">
            <text:p>0.118725</text:p>
          </table:table-cell>
          <table:table-cell office:value-type="float" office:value="0.111254" calcext:value-type="float">
            <text:p>0.111254</text:p>
          </table:table-cell>
          <table:table-cell office:value-type="float" office:value="0.104939" calcext:value-type="float">
            <text:p>0.104939</text:p>
          </table:table-cell>
          <table:table-cell office:value-type="float" office:value="0.0949269" calcext:value-type="float">
            <text:p>0.0949269</text:p>
          </table:table-cell>
          <table:table-cell office:value-type="float" office:value="0.0857616" calcext:value-type="float">
            <text:p>0.0857616</text:p>
          </table:table-cell>
          <table:table-cell office:value-type="float" office:value="0.0757809" calcext:value-type="float">
            <text:p>0.0757809</text:p>
          </table:table-cell>
          <table:table-cell office:value-type="float" office:value="0.0687395" calcext:value-type="float">
            <text:p>0.0687395</text:p>
          </table:table-cell>
          <table:table-cell office:value-type="float" office:value="0.0597575" calcext:value-type="float">
            <text:p>0.0597575</text:p>
          </table:table-cell>
          <table:table-cell office:value-type="float" office:value="0.0542331" calcext:value-type="float">
            <text:p>0.0542331</text:p>
          </table:table-cell>
          <table:table-cell office:value-type="float" office:value="0.047356" calcext:value-type="float">
            <text:p>0.047356</text:p>
          </table:table-cell>
          <table:table-cell office:value-type="float" office:value="0.042786" calcext:value-type="float">
            <text:p>0.042786</text:p>
          </table:table-cell>
          <table:table-cell office:value-type="float" office:value="0.0377166" calcext:value-type="float">
            <text:p>0.0377166</text:p>
          </table:table-cell>
          <table:table-cell office:value-type="float" office:value="0.0335891" calcext:value-type="float">
            <text:p>0.0335891</text:p>
          </table:table-cell>
          <table:table-cell office:value-type="float" office:value="0.0313199" calcext:value-type="float">
            <text:p>0.0313199</text:p>
          </table:table-cell>
          <table:table-cell office:value-type="float" office:value="0.0282859" calcext:value-type="float">
            <text:p>0.0282859</text:p>
          </table:table-cell>
          <table:table-cell office:value-type="float" office:value="0.0257386" calcext:value-type="float">
            <text:p>0.0257386</text:p>
          </table:table-cell>
          <table:table-cell office:value-type="float" office:value="0.0241773" calcext:value-type="float">
            <text:p>0.0241773</text:p>
          </table:table-cell>
          <table:table-cell office:value-type="float" office:value="0.0227615" calcext:value-type="float">
            <text:p>0.0227615</text:p>
          </table:table-cell>
          <table:table-cell office:value-type="float" office:value="0.0212824" calcext:value-type="float">
            <text:p>0.0212824</text:p>
          </table:table-cell>
          <table:table-cell office:value-type="float" office:value="0.0199044" calcext:value-type="float">
            <text:p>0.0199044</text:p>
          </table:table-cell>
          <table:table-cell office:value-type="float" office:value="0.0195125" calcext:value-type="float">
            <text:p>0.0195125</text:p>
          </table:table-cell>
          <table:table-cell office:value-type="float" office:value="0.0190321" calcext:value-type="float">
            <text:p>0.0190321</text:p>
          </table:table-cell>
          <table:table-cell office:value-type="float" office:value="0.0188994" calcext:value-type="float">
            <text:p>0.0188994</text:p>
          </table:table-cell>
          <table:table-cell office:value-type="float" office:value="0.0184506" calcext:value-type="float">
            <text:p>0.0184506</text:p>
          </table:table-cell>
          <table:table-cell office:value-type="float" office:value="0.0185454" calcext:value-type="float">
            <text:p>0.0185454</text:p>
          </table:table-cell>
          <table:table-cell office:value-type="float" office:value="0.0183242" calcext:value-type="float">
            <text:p>0.0183242</text:p>
          </table:table-cell>
          <table:table-cell office:value-type="float" office:value="0.0182294" calcext:value-type="float">
            <text:p>0.0182294</text:p>
          </table:table-cell>
          <table:table-cell office:value-type="float" office:value="0.0181915" calcext:value-type="float">
            <text:p>0.0181915</text:p>
          </table:table-cell>
          <table:table-cell office:value-type="float" office:value="0.0188931" calcext:value-type="float">
            <text:p>0.0188931</text:p>
          </table:table-cell>
          <table:table-cell office:value-type="float" office:value="0.0196579" calcext:value-type="float">
            <text:p>0.0196579</text:p>
          </table:table-cell>
          <table:table-cell office:value-type="float" office:value="0.0199866" calcext:value-type="float">
            <text:p>0.0199866</text:p>
          </table:table-cell>
          <table:table-cell office:value-type="float" office:value="0.0205239" calcext:value-type="float">
            <text:p>0.0205239</text:p>
          </table:table-cell>
          <table:table-cell office:value-type="float" office:value="0.020625" calcext:value-type="float">
            <text:p>0.020625</text:p>
          </table:table-cell>
          <table:table-cell office:value-type="float" office:value="0.0214594" calcext:value-type="float">
            <text:p>0.0214594</text:p>
          </table:table-cell>
          <table:table-cell office:value-type="float" office:value="0.0223127" calcext:value-type="float">
            <text:p>0.0223127</text:p>
          </table:table-cell>
          <table:table-cell office:value-type="float" office:value="0.0227299" calcext:value-type="float">
            <text:p>0.0227299</text:p>
          </table:table-cell>
          <table:table-cell office:value-type="float" office:value="0.0233872" calcext:value-type="float">
            <text:p>0.0233872</text:p>
          </table:table-cell>
          <table:table-cell office:value-type="float" office:value="0.0241205" calcext:value-type="float">
            <text:p>0.0241205</text:p>
          </table:table-cell>
          <table:table-cell office:value-type="float" office:value="0.0249169" calcext:value-type="float">
            <text:p>0.0249169</text:p>
          </table:table-cell>
          <table:table-cell office:value-type="float" office:value="0.0254162" calcext:value-type="float">
            <text:p>0.0254162</text:p>
          </table:table-cell>
          <table:table-cell office:value-type="float" office:value="0.0254605" calcext:value-type="float">
            <text:p>0.0254605</text:p>
          </table:table-cell>
          <table:table-cell office:value-type="float" office:value="0.0276412" calcext:value-type="float">
            <text:p>0.0276412</text:p>
          </table:table-cell>
          <table:table-cell office:value-type="float" office:value="0.0286525" calcext:value-type="float">
            <text:p>0.0286525</text:p>
          </table:table-cell>
          <table:table-cell office:value-type="float" office:value="0.0282922" calcext:value-type="float">
            <text:p>0.0282922</text:p>
          </table:table-cell>
          <table:table-cell office:value-type="float" office:value="0.0294679" calcext:value-type="float">
            <text:p>0.0294679</text:p>
          </table:table-cell>
          <table:table-cell office:value-type="float" office:value="0.0312504" calcext:value-type="float">
            <text:p>0.0312504</text:p>
          </table:table-cell>
          <table:table-cell office:value-type="float" office:value="0.0316296" calcext:value-type="float">
            <text:p>0.0316296</text:p>
          </table:table-cell>
          <table:table-cell office:value-type="float" office:value="0.0323818" calcext:value-type="float">
            <text:p>0.0323818</text:p>
          </table:table-cell>
          <table:table-cell office:value-type="float" office:value="0.033665" calcext:value-type="float">
            <text:p>0.033665</text:p>
          </table:table-cell>
          <table:table-cell office:value-type="float" office:value="0.0345246" calcext:value-type="float">
            <text:p>0.0345246</text:p>
          </table:table-cell>
          <table:table-cell office:value-type="float" office:value="0.034474" calcext:value-type="float">
            <text:p>0.034474</text:p>
          </table:table-cell>
          <table:table-cell table:formula="of:=SUM([.P93:.CC93])" office:value-type="float" office:value="2.6373220645" calcext:value-type="float">
            <text:p>2.6373220645</text:p>
          </table:table-cell>
        </table:table-row>
        <table:table-row table:style-name="ro1">
          <table:table-cell office:value-type="float" office:value="5.58125" calcext:value-type="float">
            <text:p>5.58125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1" office:value-type="float" office:value="0.00001875" calcext:value-type="float">
            <text:p>1.88E-05</text:p>
          </table:table-cell>
          <table:table-cell office:value-type="float" office:value="0.0001375" calcext:value-type="float">
            <text:p>0.0001375</text:p>
          </table:table-cell>
          <table:table-cell office:value-type="float" office:value="0.0005125" calcext:value-type="float">
            <text:p>0.0005125</text:p>
          </table:table-cell>
          <table:table-cell office:value-type="float" office:value="0.00199375" calcext:value-type="float">
            <text:p>0.00199375</text:p>
          </table:table-cell>
          <table:table-cell office:value-type="float" office:value="0.005075" calcext:value-type="float">
            <text:p>0.005075</text:p>
          </table:table-cell>
          <table:table-cell office:value-type="float" office:value="0.0116813" calcext:value-type="float">
            <text:p>0.0116813</text:p>
          </table:table-cell>
          <table:table-cell office:value-type="float" office:value="0.0222375" calcext:value-type="float">
            <text:p>0.0222375</text:p>
          </table:table-cell>
          <table:table-cell office:value-type="float" office:value="0.0377" calcext:value-type="float">
            <text:p>0.0377</text:p>
          </table:table-cell>
          <table:table-cell office:value-type="float" office:value="0.0547938" calcext:value-type="float">
            <text:p>0.0547938</text:p>
          </table:table-cell>
          <table:table-cell office:value-type="float" office:value="0.0755" calcext:value-type="float">
            <text:p>0.0755</text:p>
          </table:table-cell>
          <table:table-cell office:value-type="float" office:value="0.092025" calcext:value-type="float">
            <text:p>0.092025</text:p>
          </table:table-cell>
          <table:table-cell office:value-type="float" office:value="0.10805" calcext:value-type="float">
            <text:p>0.10805</text:p>
          </table:table-cell>
          <table:table-cell office:value-type="float" office:value="0.117731" calcext:value-type="float">
            <text:p>0.117731</text:p>
          </table:table-cell>
          <table:table-cell office:value-type="float" office:value="0.122831" calcext:value-type="float">
            <text:p>0.122831</text:p>
          </table:table-cell>
          <table:table-cell office:value-type="float" office:value="0.122556" calcext:value-type="float">
            <text:p>0.122556</text:p>
          </table:table-cell>
          <table:table-cell office:value-type="float" office:value="0.119394" calcext:value-type="float">
            <text:p>0.119394</text:p>
          </table:table-cell>
          <table:table-cell office:value-type="float" office:value="0.1123" calcext:value-type="float">
            <text:p>0.1123</text:p>
          </table:table-cell>
          <table:table-cell office:value-type="float" office:value="0.105931" calcext:value-type="float">
            <text:p>0.105931</text:p>
          </table:table-cell>
          <table:table-cell office:value-type="float" office:value="0.0951313" calcext:value-type="float">
            <text:p>0.0951313</text:p>
          </table:table-cell>
          <table:table-cell office:value-type="float" office:value="0.085725" calcext:value-type="float">
            <text:p>0.085725</text:p>
          </table:table-cell>
          <table:table-cell office:value-type="float" office:value="0.0759625" calcext:value-type="float">
            <text:p>0.0759625</text:p>
          </table:table-cell>
          <table:table-cell office:value-type="float" office:value="0.0676875" calcext:value-type="float">
            <text:p>0.0676875</text:p>
          </table:table-cell>
          <table:table-cell office:value-type="float" office:value="0.0607938" calcext:value-type="float">
            <text:p>0.0607938</text:p>
          </table:table-cell>
          <table:table-cell office:value-type="float" office:value="0.0544063" calcext:value-type="float">
            <text:p>0.0544063</text:p>
          </table:table-cell>
          <table:table-cell office:value-type="float" office:value="0.0471562" calcext:value-type="float">
            <text:p>0.0471562</text:p>
          </table:table-cell>
          <table:table-cell office:value-type="float" office:value="0.0422688" calcext:value-type="float">
            <text:p>0.0422688</text:p>
          </table:table-cell>
          <table:table-cell office:value-type="float" office:value="0.0378187" calcext:value-type="float">
            <text:p>0.0378187</text:p>
          </table:table-cell>
          <table:table-cell office:value-type="float" office:value="0.0335312" calcext:value-type="float">
            <text:p>0.0335312</text:p>
          </table:table-cell>
          <table:table-cell office:value-type="float" office:value="0.03095" calcext:value-type="float">
            <text:p>0.03095</text:p>
          </table:table-cell>
          <table:table-cell office:value-type="float" office:value="0.0281375" calcext:value-type="float">
            <text:p>0.0281375</text:p>
          </table:table-cell>
          <table:table-cell office:value-type="float" office:value="0.0254375" calcext:value-type="float">
            <text:p>0.0254375</text:p>
          </table:table-cell>
          <table:table-cell office:value-type="float" office:value="0.0242813" calcext:value-type="float">
            <text:p>0.0242813</text:p>
          </table:table-cell>
          <table:table-cell office:value-type="float" office:value="0.0222187" calcext:value-type="float">
            <text:p>0.0222187</text:p>
          </table:table-cell>
          <table:table-cell office:value-type="float" office:value="0.0210688" calcext:value-type="float">
            <text:p>0.0210688</text:p>
          </table:table-cell>
          <table:table-cell office:value-type="float" office:value="0.0204438" calcext:value-type="float">
            <text:p>0.0204438</text:p>
          </table:table-cell>
          <table:table-cell office:value-type="float" office:value="0.019875" calcext:value-type="float">
            <text:p>0.019875</text:p>
          </table:table-cell>
          <table:table-cell office:value-type="float" office:value="0.0186562" calcext:value-type="float">
            <text:p>0.0186562</text:p>
          </table:table-cell>
          <table:table-cell office:value-type="float" office:value="0.0183687" calcext:value-type="float">
            <text:p>0.0183687</text:p>
          </table:table-cell>
          <table:table-cell office:value-type="float" office:value="0.0181313" calcext:value-type="float">
            <text:p>0.0181313</text:p>
          </table:table-cell>
          <table:table-cell office:value-type="float" office:value="0.0182375" calcext:value-type="float">
            <text:p>0.0182375</text:p>
          </table:table-cell>
          <table:table-cell office:value-type="float" office:value="0.018325" calcext:value-type="float">
            <text:p>0.018325</text:p>
          </table:table-cell>
          <table:table-cell office:value-type="float" office:value="0.01785" calcext:value-type="float">
            <text:p>0.01785</text:p>
          </table:table-cell>
          <table:table-cell office:value-type="float" office:value="0.0185062" calcext:value-type="float">
            <text:p>0.0185062</text:p>
          </table:table-cell>
          <table:table-cell office:value-type="float" office:value="0.0193625" calcext:value-type="float">
            <text:p>0.0193625</text:p>
          </table:table-cell>
          <table:table-cell office:value-type="float" office:value="0.019225" calcext:value-type="float">
            <text:p>0.019225</text:p>
          </table:table-cell>
          <table:table-cell office:value-type="float" office:value="0.0198125" calcext:value-type="float">
            <text:p>0.0198125</text:p>
          </table:table-cell>
          <table:table-cell office:value-type="float" office:value="0.0198187" calcext:value-type="float">
            <text:p>0.0198187</text:p>
          </table:table-cell>
          <table:table-cell office:value-type="float" office:value="0.0214625" calcext:value-type="float">
            <text:p>0.0214625</text:p>
          </table:table-cell>
          <table:table-cell office:value-type="float" office:value="0.0211063" calcext:value-type="float">
            <text:p>0.0211063</text:p>
          </table:table-cell>
          <table:table-cell office:value-type="float" office:value="0.0220063" calcext:value-type="float">
            <text:p>0.0220063</text:p>
          </table:table-cell>
          <table:table-cell office:value-type="float" office:value="0.0229125" calcext:value-type="float">
            <text:p>0.0229125</text:p>
          </table:table-cell>
          <table:table-cell office:value-type="float" office:value="0.02305" calcext:value-type="float">
            <text:p>0.02305</text:p>
          </table:table-cell>
          <table:table-cell office:value-type="float" office:value="0.024325" calcext:value-type="float">
            <text:p>0.024325</text:p>
          </table:table-cell>
          <table:table-cell office:value-type="float" office:value="0.0249" calcext:value-type="float">
            <text:p>0.0249</text:p>
          </table:table-cell>
          <table:table-cell office:value-type="float" office:value="0.025975" calcext:value-type="float">
            <text:p>0.025975</text:p>
          </table:table-cell>
          <table:table-cell office:value-type="float" office:value="0.0263687" calcext:value-type="float">
            <text:p>0.0263687</text:p>
          </table:table-cell>
          <table:table-cell office:value-type="float" office:value="0.0277687" calcext:value-type="float">
            <text:p>0.0277687</text:p>
          </table:table-cell>
          <table:table-cell office:value-type="float" office:value="0.0278562" calcext:value-type="float">
            <text:p>0.0278562</text:p>
          </table:table-cell>
          <table:table-cell office:value-type="float" office:value="0.02895" calcext:value-type="float">
            <text:p>0.02895</text:p>
          </table:table-cell>
          <table:table-cell office:value-type="float" office:value="0.0298313" calcext:value-type="float">
            <text:p>0.0298313</text:p>
          </table:table-cell>
          <table:table-cell office:value-type="float" office:value="0.0311" calcext:value-type="float">
            <text:p>0.0311</text:p>
          </table:table-cell>
          <table:table-cell office:value-type="float" office:value="0.03185" calcext:value-type="float">
            <text:p>0.03185</text:p>
          </table:table-cell>
          <table:table-cell office:value-type="float" office:value="0.0324687" calcext:value-type="float">
            <text:p>0.0324687</text:p>
          </table:table-cell>
          <table:table-cell office:value-type="float" office:value="0.0339687" calcext:value-type="float">
            <text:p>0.0339687</text:p>
          </table:table-cell>
          <table:table-cell office:value-type="float" office:value="0.034575" calcext:value-type="float">
            <text:p>0.034575</text:p>
          </table:table-cell>
          <table:table-cell office:value-type="float" office:value="0.0351812" calcext:value-type="float">
            <text:p>0.0351812</text:p>
          </table:table-cell>
          <table:table-cell table:formula="of:=SUM([.P94:.CC94])" office:value-type="float" office:value="2.6353117" calcext:value-type="float">
            <text:p>2.6353117</text:p>
          </table:table-cell>
        </table:table-row>
        <table:table-row table:style-name="ro1">
          <table:table-cell office:value-type="float" office:value="5.640625" calcext:value-type="float">
            <text:p>5.640625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1" office:value-type="float" office:value="0.00000625" calcext:value-type="float">
            <text:p>6.25E-06</text:p>
          </table:table-cell>
          <table:table-cell table:style-name="ce1" office:value-type="float" office:value="0.00004375" calcext:value-type="float">
            <text:p>4.38E-05</text:p>
          </table:table-cell>
          <table:table-cell office:value-type="float" office:value="0.000175" calcext:value-type="float">
            <text:p>0.000175</text:p>
          </table:table-cell>
          <table:table-cell office:value-type="float" office:value="0.00065625" calcext:value-type="float">
            <text:p>0.00065625</text:p>
          </table:table-cell>
          <table:table-cell office:value-type="float" office:value="0.00216875" calcext:value-type="float">
            <text:p>0.00216875</text:p>
          </table:table-cell>
          <table:table-cell office:value-type="float" office:value="0.00501875" calcext:value-type="float">
            <text:p>0.00501875</text:p>
          </table:table-cell>
          <table:table-cell office:value-type="float" office:value="0.0113813" calcext:value-type="float">
            <text:p>0.0113813</text:p>
          </table:table-cell>
          <table:table-cell office:value-type="float" office:value="0.0211313" calcext:value-type="float">
            <text:p>0.0211313</text:p>
          </table:table-cell>
          <table:table-cell office:value-type="float" office:value="0.0370813" calcext:value-type="float">
            <text:p>0.0370813</text:p>
          </table:table-cell>
          <table:table-cell office:value-type="float" office:value="0.0543438" calcext:value-type="float">
            <text:p>0.0543438</text:p>
          </table:table-cell>
          <table:table-cell office:value-type="float" office:value="0.0746062" calcext:value-type="float">
            <text:p>0.0746062</text:p>
          </table:table-cell>
          <table:table-cell office:value-type="float" office:value="0.0926437" calcext:value-type="float">
            <text:p>0.0926437</text:p>
          </table:table-cell>
          <table:table-cell office:value-type="float" office:value="0.106963" calcext:value-type="float">
            <text:p>0.106963</text:p>
          </table:table-cell>
          <table:table-cell office:value-type="float" office:value="0.1171" calcext:value-type="float">
            <text:p>0.1171</text:p>
          </table:table-cell>
          <table:table-cell office:value-type="float" office:value="0.123088" calcext:value-type="float">
            <text:p>0.123088</text:p>
          </table:table-cell>
          <table:table-cell office:value-type="float" office:value="0.123131" calcext:value-type="float">
            <text:p>0.123131</text:p>
          </table:table-cell>
          <table:table-cell office:value-type="float" office:value="0.117419" calcext:value-type="float">
            <text:p>0.117419</text:p>
          </table:table-cell>
          <table:table-cell office:value-type="float" office:value="0.112662" calcext:value-type="float">
            <text:p>0.112662</text:p>
          </table:table-cell>
          <table:table-cell office:value-type="float" office:value="0.104475" calcext:value-type="float">
            <text:p>0.104475</text:p>
          </table:table-cell>
          <table:table-cell office:value-type="float" office:value="0.0956875" calcext:value-type="float">
            <text:p>0.0956875</text:p>
          </table:table-cell>
          <table:table-cell office:value-type="float" office:value="0.0838437" calcext:value-type="float">
            <text:p>0.0838437</text:p>
          </table:table-cell>
          <table:table-cell office:value-type="float" office:value="0.0766625" calcext:value-type="float">
            <text:p>0.0766625</text:p>
          </table:table-cell>
          <table:table-cell office:value-type="float" office:value="0.06685" calcext:value-type="float">
            <text:p>0.06685</text:p>
          </table:table-cell>
          <table:table-cell office:value-type="float" office:value="0.0605562" calcext:value-type="float">
            <text:p>0.0605562</text:p>
          </table:table-cell>
          <table:table-cell office:value-type="float" office:value="0.0535438" calcext:value-type="float">
            <text:p>0.0535438</text:p>
          </table:table-cell>
          <table:table-cell office:value-type="float" office:value="0.0475187" calcext:value-type="float">
            <text:p>0.0475187</text:p>
          </table:table-cell>
          <table:table-cell office:value-type="float" office:value="0.0410937" calcext:value-type="float">
            <text:p>0.0410937</text:p>
          </table:table-cell>
          <table:table-cell office:value-type="float" office:value="0.03765" calcext:value-type="float">
            <text:p>0.03765</text:p>
          </table:table-cell>
          <table:table-cell office:value-type="float" office:value="0.0333437" calcext:value-type="float">
            <text:p>0.0333437</text:p>
          </table:table-cell>
          <table:table-cell office:value-type="float" office:value="0.0307187" calcext:value-type="float">
            <text:p>0.0307187</text:p>
          </table:table-cell>
          <table:table-cell office:value-type="float" office:value="0.0276188" calcext:value-type="float">
            <text:p>0.0276188</text:p>
          </table:table-cell>
          <table:table-cell office:value-type="float" office:value="0.0259438" calcext:value-type="float">
            <text:p>0.0259438</text:p>
          </table:table-cell>
          <table:table-cell office:value-type="float" office:value="0.023425" calcext:value-type="float">
            <text:p>0.023425</text:p>
          </table:table-cell>
          <table:table-cell office:value-type="float" office:value="0.0227063" calcext:value-type="float">
            <text:p>0.0227063</text:p>
          </table:table-cell>
          <table:table-cell office:value-type="float" office:value="0.0207375" calcext:value-type="float">
            <text:p>0.0207375</text:p>
          </table:table-cell>
          <table:table-cell office:value-type="float" office:value="0.0204063" calcext:value-type="float">
            <text:p>0.0204063</text:p>
          </table:table-cell>
          <table:table-cell office:value-type="float" office:value="0.02005" calcext:value-type="float">
            <text:p>0.02005</text:p>
          </table:table-cell>
          <table:table-cell office:value-type="float" office:value="0.018925" calcext:value-type="float">
            <text:p>0.018925</text:p>
          </table:table-cell>
          <table:table-cell office:value-type="float" office:value="0.0183563" calcext:value-type="float">
            <text:p>0.0183563</text:p>
          </table:table-cell>
          <table:table-cell office:value-type="float" office:value="0.0186438" calcext:value-type="float">
            <text:p>0.0186438</text:p>
          </table:table-cell>
          <table:table-cell office:value-type="float" office:value="0.018025" calcext:value-type="float">
            <text:p>0.018025</text:p>
          </table:table-cell>
          <table:table-cell office:value-type="float" office:value="0.0180188" calcext:value-type="float">
            <text:p>0.0180188</text:p>
          </table:table-cell>
          <table:table-cell office:value-type="float" office:value="0.0185312" calcext:value-type="float">
            <text:p>0.0185312</text:p>
          </table:table-cell>
          <table:table-cell office:value-type="float" office:value="0.0188875" calcext:value-type="float">
            <text:p>0.0188875</text:p>
          </table:table-cell>
          <table:table-cell office:value-type="float" office:value="0.019075" calcext:value-type="float">
            <text:p>0.019075</text:p>
          </table:table-cell>
          <table:table-cell office:value-type="float" office:value="0.0188688" calcext:value-type="float">
            <text:p>0.0188688</text:p>
          </table:table-cell>
          <table:table-cell office:value-type="float" office:value="0.0195437" calcext:value-type="float">
            <text:p>0.0195437</text:p>
          </table:table-cell>
          <table:table-cell office:value-type="float" office:value="0.0201937" calcext:value-type="float">
            <text:p>0.0201937</text:p>
          </table:table-cell>
          <table:table-cell office:value-type="float" office:value="0.02045" calcext:value-type="float">
            <text:p>0.02045</text:p>
          </table:table-cell>
          <table:table-cell office:value-type="float" office:value="0.0218437" calcext:value-type="float">
            <text:p>0.0218437</text:p>
          </table:table-cell>
          <table:table-cell office:value-type="float" office:value="0.0221562" calcext:value-type="float">
            <text:p>0.0221562</text:p>
          </table:table-cell>
          <table:table-cell office:value-type="float" office:value="0.0224813" calcext:value-type="float">
            <text:p>0.0224813</text:p>
          </table:table-cell>
          <table:table-cell office:value-type="float" office:value="0.0233375" calcext:value-type="float">
            <text:p>0.0233375</text:p>
          </table:table-cell>
          <table:table-cell office:value-type="float" office:value="0.0253875" calcext:value-type="float">
            <text:p>0.0253875</text:p>
          </table:table-cell>
          <table:table-cell office:value-type="float" office:value="0.0261125" calcext:value-type="float">
            <text:p>0.0261125</text:p>
          </table:table-cell>
          <table:table-cell office:value-type="float" office:value="0.0265312" calcext:value-type="float">
            <text:p>0.0265312</text:p>
          </table:table-cell>
          <table:table-cell office:value-type="float" office:value="0.0267" calcext:value-type="float">
            <text:p>0.0267</text:p>
          </table:table-cell>
          <table:table-cell office:value-type="float" office:value="0.0276875" calcext:value-type="float">
            <text:p>0.0276875</text:p>
          </table:table-cell>
          <table:table-cell office:value-type="float" office:value="0.0283937" calcext:value-type="float">
            <text:p>0.0283937</text:p>
          </table:table-cell>
          <table:table-cell office:value-type="float" office:value="0.0291563" calcext:value-type="float">
            <text:p>0.0291563</text:p>
          </table:table-cell>
          <table:table-cell office:value-type="float" office:value="0.0302313" calcext:value-type="float">
            <text:p>0.0302313</text:p>
          </table:table-cell>
          <table:table-cell office:value-type="float" office:value="0.0314938" calcext:value-type="float">
            <text:p>0.0314938</text:p>
          </table:table-cell>
          <table:table-cell office:value-type="float" office:value="0.0319813" calcext:value-type="float">
            <text:p>0.0319813</text:p>
          </table:table-cell>
          <table:table-cell office:value-type="float" office:value="0.0328688" calcext:value-type="float">
            <text:p>0.0328688</text:p>
          </table:table-cell>
          <table:table-cell office:value-type="float" office:value="0.0333063" calcext:value-type="float">
            <text:p>0.0333063</text:p>
          </table:table-cell>
          <table:table-cell office:value-type="float" office:value="0.034075" calcext:value-type="float">
            <text:p>0.034075</text:p>
          </table:table-cell>
          <table:table-cell office:value-type="float" office:value="0.0358562" calcext:value-type="float">
            <text:p>0.0358562</text:p>
          </table:table-cell>
          <table:table-cell table:formula="of:=SUM([.P95:.CC95])" office:value-type="float" office:value="2.6295632" calcext:value-type="float">
            <text:p>2.6295632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1" office:value-type="float" office:value="0.0000125" calcext:value-type="float">
            <text:p>1.25E-05</text:p>
          </table:table-cell>
          <table:table-cell table:style-name="ce1" office:value-type="float" office:value="0.00009375" calcext:value-type="float">
            <text:p>9.38E-05</text:p>
          </table:table-cell>
          <table:table-cell office:value-type="float" office:value="0.00050625" calcext:value-type="float">
            <text:p>0.00050625</text:p>
          </table:table-cell>
          <table:table-cell office:value-type="float" office:value="0.001825" calcext:value-type="float">
            <text:p>0.001825</text:p>
          </table:table-cell>
          <table:table-cell office:value-type="float" office:value="0.00475" calcext:value-type="float">
            <text:p>0.00475</text:p>
          </table:table-cell>
          <table:table-cell office:value-type="float" office:value="0.0113375" calcext:value-type="float">
            <text:p>0.0113375</text:p>
          </table:table-cell>
          <table:table-cell office:value-type="float" office:value="0.0220063" calcext:value-type="float">
            <text:p>0.0220063</text:p>
          </table:table-cell>
          <table:table-cell office:value-type="float" office:value="0.0359125" calcext:value-type="float">
            <text:p>0.0359125</text:p>
          </table:table-cell>
          <table:table-cell office:value-type="float" office:value="0.0546563" calcext:value-type="float">
            <text:p>0.0546563</text:p>
          </table:table-cell>
          <table:table-cell office:value-type="float" office:value="0.0743438" calcext:value-type="float">
            <text:p>0.0743438</text:p>
          </table:table-cell>
          <table:table-cell office:value-type="float" office:value="0.0902" calcext:value-type="float">
            <text:p>0.0902</text:p>
          </table:table-cell>
          <table:table-cell office:value-type="float" office:value="0.106644" calcext:value-type="float">
            <text:p>0.106644</text:p>
          </table:table-cell>
          <table:table-cell office:value-type="float" office:value="0.115319" calcext:value-type="float">
            <text:p>0.115319</text:p>
          </table:table-cell>
          <table:table-cell office:value-type="float" office:value="0.121381" calcext:value-type="float">
            <text:p>0.121381</text:p>
          </table:table-cell>
          <table:table-cell office:value-type="float" office:value="0.1212" calcext:value-type="float">
            <text:p>0.1212</text:p>
          </table:table-cell>
          <table:table-cell office:value-type="float" office:value="0.119819" calcext:value-type="float">
            <text:p>0.119819</text:p>
          </table:table-cell>
          <table:table-cell office:value-type="float" office:value="0.11095" calcext:value-type="float">
            <text:p>0.11095</text:p>
          </table:table-cell>
          <table:table-cell office:value-type="float" office:value="0.104906" calcext:value-type="float">
            <text:p>0.104906</text:p>
          </table:table-cell>
          <table:table-cell office:value-type="float" office:value="0.0952438" calcext:value-type="float">
            <text:p>0.0952438</text:p>
          </table:table-cell>
          <table:table-cell office:value-type="float" office:value="0.08555" calcext:value-type="float">
            <text:p>0.08555</text:p>
          </table:table-cell>
          <table:table-cell office:value-type="float" office:value="0.0780625" calcext:value-type="float">
            <text:p>0.0780625</text:p>
          </table:table-cell>
          <table:table-cell office:value-type="float" office:value="0.0681937" calcext:value-type="float">
            <text:p>0.0681937</text:p>
          </table:table-cell>
          <table:table-cell office:value-type="float" office:value="0.0618812" calcext:value-type="float">
            <text:p>0.0618812</text:p>
          </table:table-cell>
          <table:table-cell office:value-type="float" office:value="0.05395" calcext:value-type="float">
            <text:p>0.05395</text:p>
          </table:table-cell>
          <table:table-cell office:value-type="float" office:value="0.0474125" calcext:value-type="float">
            <text:p>0.0474125</text:p>
          </table:table-cell>
          <table:table-cell office:value-type="float" office:value="0.0420625" calcext:value-type="float">
            <text:p>0.0420625</text:p>
          </table:table-cell>
          <table:table-cell office:value-type="float" office:value="0.0381187" calcext:value-type="float">
            <text:p>0.0381187</text:p>
          </table:table-cell>
          <table:table-cell office:value-type="float" office:value="0.0341438" calcext:value-type="float">
            <text:p>0.0341438</text:p>
          </table:table-cell>
          <table:table-cell office:value-type="float" office:value="0.0308063" calcext:value-type="float">
            <text:p>0.0308063</text:p>
          </table:table-cell>
          <table:table-cell office:value-type="float" office:value="0.0274437" calcext:value-type="float">
            <text:p>0.0274437</text:p>
          </table:table-cell>
          <table:table-cell office:value-type="float" office:value="0.0246687" calcext:value-type="float">
            <text:p>0.0246687</text:p>
          </table:table-cell>
          <table:table-cell office:value-type="float" office:value="0.02355" calcext:value-type="float">
            <text:p>0.02355</text:p>
          </table:table-cell>
          <table:table-cell office:value-type="float" office:value="0.0215375" calcext:value-type="float">
            <text:p>0.0215375</text:p>
          </table:table-cell>
          <table:table-cell office:value-type="float" office:value="0.0206188" calcext:value-type="float">
            <text:p>0.0206188</text:p>
          </table:table-cell>
          <table:table-cell office:value-type="float" office:value="0.0194812" calcext:value-type="float">
            <text:p>0.0194812</text:p>
          </table:table-cell>
          <table:table-cell office:value-type="float" office:value="0.01965" calcext:value-type="float">
            <text:p>0.01965</text:p>
          </table:table-cell>
          <table:table-cell office:value-type="float" office:value="0.0187688" calcext:value-type="float">
            <text:p>0.0187688</text:p>
          </table:table-cell>
          <table:table-cell office:value-type="float" office:value="0.0180312" calcext:value-type="float">
            <text:p>0.0180312</text:p>
          </table:table-cell>
          <table:table-cell office:value-type="float" office:value="0.0177625" calcext:value-type="float">
            <text:p>0.0177625</text:p>
          </table:table-cell>
          <table:table-cell office:value-type="float" office:value="0.0181187" calcext:value-type="float">
            <text:p>0.0181187</text:p>
          </table:table-cell>
          <table:table-cell office:value-type="float" office:value="0.0183125" calcext:value-type="float">
            <text:p>0.0183125</text:p>
          </table:table-cell>
          <table:table-cell office:value-type="float" office:value="0.0180937" calcext:value-type="float">
            <text:p>0.0180937</text:p>
          </table:table-cell>
          <table:table-cell office:value-type="float" office:value="0.0182688" calcext:value-type="float">
            <text:p>0.0182688</text:p>
          </table:table-cell>
          <table:table-cell office:value-type="float" office:value="0.0188563" calcext:value-type="float">
            <text:p>0.0188563</text:p>
          </table:table-cell>
          <table:table-cell office:value-type="float" office:value="0.0188625" calcext:value-type="float">
            <text:p>0.0188625</text:p>
          </table:table-cell>
          <table:table-cell office:value-type="float" office:value="0.0195375" calcext:value-type="float">
            <text:p>0.0195375</text:p>
          </table:table-cell>
          <table:table-cell office:value-type="float" office:value="0.0200563" calcext:value-type="float">
            <text:p>0.0200563</text:p>
          </table:table-cell>
          <table:table-cell office:value-type="float" office:value="0.0207062" calcext:value-type="float">
            <text:p>0.0207062</text:p>
          </table:table-cell>
          <table:table-cell office:value-type="float" office:value="0.0209625" calcext:value-type="float">
            <text:p>0.0209625</text:p>
          </table:table-cell>
          <table:table-cell office:value-type="float" office:value="0.0213625" calcext:value-type="float">
            <text:p>0.0213625</text:p>
          </table:table-cell>
          <table:table-cell office:value-type="float" office:value="0.0227812" calcext:value-type="float">
            <text:p>0.0227812</text:p>
          </table:table-cell>
          <table:table-cell office:value-type="float" office:value="0.0235687" calcext:value-type="float">
            <text:p>0.0235687</text:p>
          </table:table-cell>
          <table:table-cell office:value-type="float" office:value="0.0242937" calcext:value-type="float">
            <text:p>0.0242937</text:p>
          </table:table-cell>
          <table:table-cell office:value-type="float" office:value="0.0251063" calcext:value-type="float">
            <text:p>0.0251063</text:p>
          </table:table-cell>
          <table:table-cell office:value-type="float" office:value="0.0259813" calcext:value-type="float">
            <text:p>0.0259813</text:p>
          </table:table-cell>
          <table:table-cell office:value-type="float" office:value="0.0270062" calcext:value-type="float">
            <text:p>0.0270062</text:p>
          </table:table-cell>
          <table:table-cell office:value-type="float" office:value="0.0274625" calcext:value-type="float">
            <text:p>0.0274625</text:p>
          </table:table-cell>
          <table:table-cell office:value-type="float" office:value="0.0279812" calcext:value-type="float">
            <text:p>0.0279812</text:p>
          </table:table-cell>
          <table:table-cell office:value-type="float" office:value="0.0291313" calcext:value-type="float">
            <text:p>0.0291313</text:p>
          </table:table-cell>
          <table:table-cell office:value-type="float" office:value="0.030475" calcext:value-type="float">
            <text:p>0.030475</text:p>
          </table:table-cell>
          <table:table-cell office:value-type="float" office:value="0.0316562" calcext:value-type="float">
            <text:p>0.0316562</text:p>
          </table:table-cell>
          <table:table-cell office:value-type="float" office:value="0.0318875" calcext:value-type="float">
            <text:p>0.0318875</text:p>
          </table:table-cell>
          <table:table-cell office:value-type="float" office:value="0.0323125" calcext:value-type="float">
            <text:p>0.0323125</text:p>
          </table:table-cell>
          <table:table-cell office:value-type="float" office:value="0.0338562" calcext:value-type="float">
            <text:p>0.0338562</text:p>
          </table:table-cell>
          <table:table-cell office:value-type="float" office:value="0.0343688" calcext:value-type="float">
            <text:p>0.0343688</text:p>
          </table:table-cell>
          <table:table-cell office:value-type="float" office:value="0.0359437" calcext:value-type="float">
            <text:p>0.0359437</text:p>
          </table:table-cell>
          <table:table-cell table:formula="of:=SUM([.P96:.CC96])" office:value-type="float" office:value="2.6197501" calcext:value-type="float">
            <text:p>2.6197501</text:p>
          </table:table-cell>
        </table:table-row>
        <table:table-row table:style-name="ro1">
          <table:table-cell office:value-type="float" office:value="5.759375" calcext:value-type="float">
            <text:p>5.759375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1" office:value-type="float" office:value="0.000025" calcext:value-type="float">
            <text:p>2.50E-05</text:p>
          </table:table-cell>
          <table:table-cell table:style-name="ce1" office:value-type="float" office:value="0.00008125" calcext:value-type="float">
            <text:p>8.13E-05</text:p>
          </table:table-cell>
          <table:table-cell office:value-type="float" office:value="0.0004625" calcext:value-type="float">
            <text:p>0.0004625</text:p>
          </table:table-cell>
          <table:table-cell office:value-type="float" office:value="0.00195625" calcext:value-type="float">
            <text:p>0.00195625</text:p>
          </table:table-cell>
          <table:table-cell office:value-type="float" office:value="0.0044875" calcext:value-type="float">
            <text:p>0.0044875</text:p>
          </table:table-cell>
          <table:table-cell office:value-type="float" office:value="0.011" calcext:value-type="float">
            <text:p>0.011</text:p>
          </table:table-cell>
          <table:table-cell office:value-type="float" office:value="0.0217125" calcext:value-type="float">
            <text:p>0.0217125</text:p>
          </table:table-cell>
          <table:table-cell office:value-type="float" office:value="0.0355375" calcext:value-type="float">
            <text:p>0.0355375</text:p>
          </table:table-cell>
          <table:table-cell office:value-type="float" office:value="0.0525687" calcext:value-type="float">
            <text:p>0.0525687</text:p>
          </table:table-cell>
          <table:table-cell office:value-type="float" office:value="0.07245" calcext:value-type="float">
            <text:p>0.07245</text:p>
          </table:table-cell>
          <table:table-cell office:value-type="float" office:value="0.0919125" calcext:value-type="float">
            <text:p>0.0919125</text:p>
          </table:table-cell>
          <table:table-cell office:value-type="float" office:value="0.105575" calcext:value-type="float">
            <text:p>0.105575</text:p>
          </table:table-cell>
          <table:table-cell office:value-type="float" office:value="0.115231" calcext:value-type="float">
            <text:p>0.115231</text:p>
          </table:table-cell>
          <table:table-cell office:value-type="float" office:value="0.121669" calcext:value-type="float">
            <text:p>0.121669</text:p>
          </table:table-cell>
          <table:table-cell office:value-type="float" office:value="0.122313" calcext:value-type="float">
            <text:p>0.122313</text:p>
          </table:table-cell>
          <table:table-cell office:value-type="float" office:value="0.116538" calcext:value-type="float">
            <text:p>0.116538</text:p>
          </table:table-cell>
          <table:table-cell office:value-type="float" office:value="0.1126" calcext:value-type="float">
            <text:p>0.1126</text:p>
          </table:table-cell>
          <table:table-cell office:value-type="float" office:value="0.103519" calcext:value-type="float">
            <text:p>0.103519</text:p>
          </table:table-cell>
          <table:table-cell office:value-type="float" office:value="0.0965125" calcext:value-type="float">
            <text:p>0.0965125</text:p>
          </table:table-cell>
          <table:table-cell office:value-type="float" office:value="0.0852187" calcext:value-type="float">
            <text:p>0.0852187</text:p>
          </table:table-cell>
          <table:table-cell office:value-type="float" office:value="0.075375" calcext:value-type="float">
            <text:p>0.075375</text:p>
          </table:table-cell>
          <table:table-cell office:value-type="float" office:value="0.0688437" calcext:value-type="float">
            <text:p>0.0688437</text:p>
          </table:table-cell>
          <table:table-cell office:value-type="float" office:value="0.061225" calcext:value-type="float">
            <text:p>0.061225</text:p>
          </table:table-cell>
          <table:table-cell office:value-type="float" office:value="0.053625" calcext:value-type="float">
            <text:p>0.053625</text:p>
          </table:table-cell>
          <table:table-cell office:value-type="float" office:value="0.046525" calcext:value-type="float">
            <text:p>0.046525</text:p>
          </table:table-cell>
          <table:table-cell office:value-type="float" office:value="0.0431812" calcext:value-type="float">
            <text:p>0.0431812</text:p>
          </table:table-cell>
          <table:table-cell office:value-type="float" office:value="0.0377375" calcext:value-type="float">
            <text:p>0.0377375</text:p>
          </table:table-cell>
          <table:table-cell office:value-type="float" office:value="0.0350375" calcext:value-type="float">
            <text:p>0.0350375</text:p>
          </table:table-cell>
          <table:table-cell office:value-type="float" office:value="0.0307938" calcext:value-type="float">
            <text:p>0.0307938</text:p>
          </table:table-cell>
          <table:table-cell office:value-type="float" office:value="0.0278562" calcext:value-type="float">
            <text:p>0.0278562</text:p>
          </table:table-cell>
          <table:table-cell office:value-type="float" office:value="0.0254438" calcext:value-type="float">
            <text:p>0.0254438</text:p>
          </table:table-cell>
          <table:table-cell office:value-type="float" office:value="0.0233" calcext:value-type="float">
            <text:p>0.0233</text:p>
          </table:table-cell>
          <table:table-cell office:value-type="float" office:value="0.0219875" calcext:value-type="float">
            <text:p>0.0219875</text:p>
          </table:table-cell>
          <table:table-cell office:value-type="float" office:value="0.0205375" calcext:value-type="float">
            <text:p>0.0205375</text:p>
          </table:table-cell>
          <table:table-cell office:value-type="float" office:value="0.01995" calcext:value-type="float">
            <text:p>0.01995</text:p>
          </table:table-cell>
          <table:table-cell office:value-type="float" office:value="0.01925" calcext:value-type="float">
            <text:p>0.01925</text:p>
          </table:table-cell>
          <table:table-cell office:value-type="float" office:value="0.0185188" calcext:value-type="float">
            <text:p>0.0185188</text:p>
          </table:table-cell>
          <table:table-cell office:value-type="float" office:value="0.0180125" calcext:value-type="float">
            <text:p>0.0180125</text:p>
          </table:table-cell>
          <table:table-cell office:value-type="float" office:value="0.0179188" calcext:value-type="float">
            <text:p>0.0179188</text:p>
          </table:table-cell>
          <table:table-cell office:value-type="float" office:value="0.0176437" calcext:value-type="float">
            <text:p>0.0176437</text:p>
          </table:table-cell>
          <table:table-cell office:value-type="float" office:value="0.0176313" calcext:value-type="float">
            <text:p>0.0176313</text:p>
          </table:table-cell>
          <table:table-cell office:value-type="float" office:value="0.017925" calcext:value-type="float">
            <text:p>0.01792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85312" calcext:value-type="float">
            <text:p>0.0185312</text:p>
          </table:table-cell>
          <table:table-cell office:value-type="float" office:value="0.018975" calcext:value-type="float">
            <text:p>0.018975</text:p>
          </table:table-cell>
          <table:table-cell office:value-type="float" office:value="0.0192875" calcext:value-type="float">
            <text:p>0.0192875</text:p>
          </table:table-cell>
          <table:table-cell office:value-type="float" office:value="0.0196" calcext:value-type="float">
            <text:p>0.0196</text:p>
          </table:table-cell>
          <table:table-cell office:value-type="float" office:value="0.0210938" calcext:value-type="float">
            <text:p>0.0210938</text:p>
          </table:table-cell>
          <table:table-cell office:value-type="float" office:value="0.0212313" calcext:value-type="float">
            <text:p>0.0212313</text:p>
          </table:table-cell>
          <table:table-cell office:value-type="float" office:value="0.0217812" calcext:value-type="float">
            <text:p>0.0217812</text:p>
          </table:table-cell>
          <table:table-cell office:value-type="float" office:value="0.0228125" calcext:value-type="float">
            <text:p>0.0228125</text:p>
          </table:table-cell>
          <table:table-cell office:value-type="float" office:value="0.0233437" calcext:value-type="float">
            <text:p>0.0233437</text:p>
          </table:table-cell>
          <table:table-cell office:value-type="float" office:value="0.0245063" calcext:value-type="float">
            <text:p>0.0245063</text:p>
          </table:table-cell>
          <table:table-cell office:value-type="float" office:value="0.0247125" calcext:value-type="float">
            <text:p>0.0247125</text:p>
          </table:table-cell>
          <table:table-cell office:value-type="float" office:value="0.0255812" calcext:value-type="float">
            <text:p>0.0255812</text:p>
          </table:table-cell>
          <table:table-cell office:value-type="float" office:value="0.0270687" calcext:value-type="float">
            <text:p>0.0270687</text:p>
          </table:table-cell>
          <table:table-cell office:value-type="float" office:value="0.0274313" calcext:value-type="float">
            <text:p>0.0274313</text:p>
          </table:table-cell>
          <table:table-cell office:value-type="float" office:value="0.0274063" calcext:value-type="float">
            <text:p>0.0274063</text:p>
          </table:table-cell>
          <table:table-cell office:value-type="float" office:value="0.0290313" calcext:value-type="float">
            <text:p>0.0290313</text:p>
          </table:table-cell>
          <table:table-cell office:value-type="float" office:value="0.030075" calcext:value-type="float">
            <text:p>0.030075</text:p>
          </table:table-cell>
          <table:table-cell office:value-type="float" office:value="0.0309563" calcext:value-type="float">
            <text:p>0.0309563</text:p>
          </table:table-cell>
          <table:table-cell office:value-type="float" office:value="0.0316375" calcext:value-type="float">
            <text:p>0.0316375</text:p>
          </table:table-cell>
          <table:table-cell office:value-type="float" office:value="0.0326063" calcext:value-type="float">
            <text:p>0.0326063</text:p>
          </table:table-cell>
          <table:table-cell office:value-type="float" office:value="0.0339" calcext:value-type="float">
            <text:p>0.0339</text:p>
          </table:table-cell>
          <table:table-cell office:value-type="float" office:value="0.035175" calcext:value-type="float">
            <text:p>0.035175</text:p>
          </table:table-cell>
          <table:table-cell office:value-type="float" office:value="0.0356187" calcext:value-type="float">
            <text:p>0.0356187</text:p>
          </table:table-cell>
          <table:table-cell table:formula="of:=SUM([.P97:.CC97])" office:value-type="float" office:value="2.6100513" calcext:value-type="float">
            <text:p>2.6100513</text:p>
          </table:table-cell>
        </table:table-row>
        <table:table-row table:style-name="ro1">
          <table:table-cell office:value-type="float" office:value="5.81875" calcext:value-type="float">
            <text:p>5.81875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table:style-name="ce1" office:value-type="float" office:value="0.00000625" calcext:value-type="float">
            <text:p>6.25E-06</text:p>
          </table:table-cell>
          <table:table-cell office:value-type="float" office:value="0.0001375" calcext:value-type="float">
            <text:p>0.0001375</text:p>
          </table:table-cell>
          <table:table-cell office:value-type="float" office:value="0.0004625" calcext:value-type="float">
            <text:p>0.0004625</text:p>
          </table:table-cell>
          <table:table-cell office:value-type="float" office:value="0.00153125" calcext:value-type="float">
            <text:p>0.00153125</text:p>
          </table:table-cell>
          <table:table-cell office:value-type="float" office:value="0.004425" calcext:value-type="float">
            <text:p>0.004425</text:p>
          </table:table-cell>
          <table:table-cell office:value-type="float" office:value="0.0107437" calcext:value-type="float">
            <text:p>0.0107437</text:p>
          </table:table-cell>
          <table:table-cell office:value-type="float" office:value="0.0211375" calcext:value-type="float">
            <text:p>0.0211375</text:p>
          </table:table-cell>
          <table:table-cell office:value-type="float" office:value="0.03465" calcext:value-type="float">
            <text:p>0.03465</text:p>
          </table:table-cell>
          <table:table-cell office:value-type="float" office:value="0.0517" calcext:value-type="float">
            <text:p>0.0517</text:p>
          </table:table-cell>
          <table:table-cell office:value-type="float" office:value="0.0709188" calcext:value-type="float">
            <text:p>0.0709188</text:p>
          </table:table-cell>
          <table:table-cell office:value-type="float" office:value="0.0901" calcext:value-type="float">
            <text:p>0.0901</text:p>
          </table:table-cell>
          <table:table-cell office:value-type="float" office:value="0.106306" calcext:value-type="float">
            <text:p>0.106306</text:p>
          </table:table-cell>
          <table:table-cell office:value-type="float" office:value="0.115306" calcext:value-type="float">
            <text:p>0.115306</text:p>
          </table:table-cell>
          <table:table-cell office:value-type="float" office:value="0.122706" calcext:value-type="float">
            <text:p>0.122706</text:p>
          </table:table-cell>
          <table:table-cell office:value-type="float" office:value="0.121075" calcext:value-type="float">
            <text:p>0.121075</text:p>
          </table:table-cell>
          <table:table-cell office:value-type="float" office:value="0.118313" calcext:value-type="float">
            <text:p>0.118313</text:p>
          </table:table-cell>
          <table:table-cell office:value-type="float" office:value="0.108994" calcext:value-type="float">
            <text:p>0.108994</text:p>
          </table:table-cell>
          <table:table-cell office:value-type="float" office:value="0.104069" calcext:value-type="float">
            <text:p>0.104069</text:p>
          </table:table-cell>
          <table:table-cell office:value-type="float" office:value="0.0962062" calcext:value-type="float">
            <text:p>0.0962062</text:p>
          </table:table-cell>
          <table:table-cell office:value-type="float" office:value="0.0864063" calcext:value-type="float">
            <text:p>0.0864063</text:p>
          </table:table-cell>
          <table:table-cell office:value-type="float" office:value="0.077325" calcext:value-type="float">
            <text:p>0.077325</text:p>
          </table:table-cell>
          <table:table-cell office:value-type="float" office:value="0.0703562" calcext:value-type="float">
            <text:p>0.0703562</text:p>
          </table:table-cell>
          <table:table-cell office:value-type="float" office:value="0.0608812" calcext:value-type="float">
            <text:p>0.0608812</text:p>
          </table:table-cell>
          <table:table-cell office:value-type="float" office:value="0.0538875" calcext:value-type="float">
            <text:p>0.0538875</text:p>
          </table:table-cell>
          <table:table-cell office:value-type="float" office:value="0.0478625" calcext:value-type="float">
            <text:p>0.0478625</text:p>
          </table:table-cell>
          <table:table-cell office:value-type="float" office:value="0.0427063" calcext:value-type="float">
            <text:p>0.0427063</text:p>
          </table:table-cell>
          <table:table-cell office:value-type="float" office:value="0.0365437" calcext:value-type="float">
            <text:p>0.0365437</text:p>
          </table:table-cell>
          <table:table-cell office:value-type="float" office:value="0.0332937" calcext:value-type="float">
            <text:p>0.0332937</text:p>
          </table:table-cell>
          <table:table-cell office:value-type="float" office:value="0.0292375" calcext:value-type="float">
            <text:p>0.0292375</text:p>
          </table:table-cell>
          <table:table-cell office:value-type="float" office:value="0.0276813" calcext:value-type="float">
            <text:p>0.0276813</text:p>
          </table:table-cell>
          <table:table-cell office:value-type="float" office:value="0.0258875" calcext:value-type="float">
            <text:p>0.0258875</text:p>
          </table:table-cell>
          <table:table-cell office:value-type="float" office:value="0.0232937" calcext:value-type="float">
            <text:p>0.0232937</text:p>
          </table:table-cell>
          <table:table-cell office:value-type="float" office:value="0.0217062" calcext:value-type="float">
            <text:p>0.0217062</text:p>
          </table:table-cell>
          <table:table-cell office:value-type="float" office:value="0.0203562" calcext:value-type="float">
            <text:p>0.0203562</text:p>
          </table:table-cell>
          <table:table-cell office:value-type="float" office:value="0.020375" calcext:value-type="float">
            <text:p>0.020375</text:p>
          </table:table-cell>
          <table:table-cell office:value-type="float" office:value="0.018625" calcext:value-type="float">
            <text:p>0.018625</text:p>
          </table:table-cell>
          <table:table-cell office:value-type="float" office:value="0.017825" calcext:value-type="float">
            <text:p>0.017825</text:p>
          </table:table-cell>
          <table:table-cell office:value-type="float" office:value="0.0180063" calcext:value-type="float">
            <text:p>0.0180063</text:p>
          </table:table-cell>
          <table:table-cell office:value-type="float" office:value="0.01785" calcext:value-type="float">
            <text:p>0.01785</text:p>
          </table:table-cell>
          <table:table-cell office:value-type="float" office:value="0.0176437" calcext:value-type="float">
            <text:p>0.0176437</text:p>
          </table:table-cell>
          <table:table-cell office:value-type="float" office:value="0.018475" calcext:value-type="float">
            <text:p>0.018475</text:p>
          </table:table-cell>
          <table:table-cell office:value-type="float" office:value="0.0180125" calcext:value-type="float">
            <text:p>0.0180125</text:p>
          </table:table-cell>
          <table:table-cell office:value-type="float" office:value="0.0185625" calcext:value-type="float">
            <text:p>0.0185625</text:p>
          </table:table-cell>
          <table:table-cell office:value-type="float" office:value="0.0189875" calcext:value-type="float">
            <text:p>0.0189875</text:p>
          </table:table-cell>
          <table:table-cell office:value-type="float" office:value="0.0191937" calcext:value-type="float">
            <text:p>0.0191937</text:p>
          </table:table-cell>
          <table:table-cell office:value-type="float" office:value="0.0196062" calcext:value-type="float">
            <text:p>0.0196062</text:p>
          </table:table-cell>
          <table:table-cell office:value-type="float" office:value="0.0193562" calcext:value-type="float">
            <text:p>0.0193562</text:p>
          </table:table-cell>
          <table:table-cell office:value-type="float" office:value="0.02125" calcext:value-type="float">
            <text:p>0.02125</text:p>
          </table:table-cell>
          <table:table-cell office:value-type="float" office:value="0.0212875" calcext:value-type="float">
            <text:p>0.0212875</text:p>
          </table:table-cell>
          <table:table-cell office:value-type="float" office:value="0.0216125" calcext:value-type="float">
            <text:p>0.0216125</text:p>
          </table:table-cell>
          <table:table-cell office:value-type="float" office:value="0.0229313" calcext:value-type="float">
            <text:p>0.0229313</text:p>
          </table:table-cell>
          <table:table-cell office:value-type="float" office:value="0.022875" calcext:value-type="float">
            <text:p>0.022875</text:p>
          </table:table-cell>
          <table:table-cell office:value-type="float" office:value="0.0239625" calcext:value-type="float">
            <text:p>0.0239625</text:p>
          </table:table-cell>
          <table:table-cell office:value-type="float" office:value="0.02445" calcext:value-type="float">
            <text:p>0.02445</text:p>
          </table:table-cell>
          <table:table-cell office:value-type="float" office:value="0.0258313" calcext:value-type="float">
            <text:p>0.0258313</text:p>
          </table:table-cell>
          <table:table-cell office:value-type="float" office:value="0.0260937" calcext:value-type="float">
            <text:p>0.0260937</text:p>
          </table:table-cell>
          <table:table-cell office:value-type="float" office:value="0.0273812" calcext:value-type="float">
            <text:p>0.0273812</text:p>
          </table:table-cell>
          <table:table-cell office:value-type="float" office:value="0.0279063" calcext:value-type="float">
            <text:p>0.0279063</text:p>
          </table:table-cell>
          <table:table-cell office:value-type="float" office:value="0.0289375" calcext:value-type="float">
            <text:p>0.0289375</text:p>
          </table:table-cell>
          <table:table-cell office:value-type="float" office:value="0.0298813" calcext:value-type="float">
            <text:p>0.0298813</text:p>
          </table:table-cell>
          <table:table-cell office:value-type="float" office:value="0.0303" calcext:value-type="float">
            <text:p>0.0303</text:p>
          </table:table-cell>
          <table:table-cell office:value-type="float" office:value="0.0322" calcext:value-type="float">
            <text:p>0.0322</text:p>
          </table:table-cell>
          <table:table-cell office:value-type="float" office:value="0.0335187" calcext:value-type="float">
            <text:p>0.0335187</text:p>
          </table:table-cell>
          <table:table-cell office:value-type="float" office:value="0.0338625" calcext:value-type="float">
            <text:p>0.0338625</text:p>
          </table:table-cell>
          <table:table-cell office:value-type="float" office:value="0.0352625" calcext:value-type="float">
            <text:p>0.0352625</text:p>
          </table:table-cell>
          <table:table-cell office:value-type="float" office:value="0.0355437" calcext:value-type="float">
            <text:p>0.0355437</text:p>
          </table:table-cell>
          <table:table-cell table:formula="of:=SUM([.P98:.CC98])" office:value-type="float" office:value="2.6038186" calcext:value-type="float">
            <text:p>2.6038186</text:p>
          </table:table-cell>
        </table:table-row>
        <table:table-row table:style-name="ro1">
          <table:table-cell office:value-type="float" office:value="5.878125" calcext:value-type="float">
            <text:p>5.878125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1" office:value-type="float" office:value="0.0000125" calcext:value-type="float">
            <text:p>1.25E-05</text:p>
          </table:table-cell>
          <table:table-cell table:style-name="ce1" office:value-type="float" office:value="0.0000875" calcext:value-type="float">
            <text:p>8.75E-05</text:p>
          </table:table-cell>
          <table:table-cell office:value-type="float" office:value="0.00045625" calcext:value-type="float">
            <text:p>0.00045625</text:p>
          </table:table-cell>
          <table:table-cell office:value-type="float" office:value="0.00154375" calcext:value-type="float">
            <text:p>0.00154375</text:p>
          </table:table-cell>
          <table:table-cell office:value-type="float" office:value="0.0043375" calcext:value-type="float">
            <text:p>0.0043375</text:p>
          </table:table-cell>
          <table:table-cell office:value-type="float" office:value="0.0106438" calcext:value-type="float">
            <text:p>0.0106438</text:p>
          </table:table-cell>
          <table:table-cell office:value-type="float" office:value="0.0210938" calcext:value-type="float">
            <text:p>0.0210938</text:p>
          </table:table-cell>
          <table:table-cell office:value-type="float" office:value="0.03455" calcext:value-type="float">
            <text:p>0.03455</text:p>
          </table:table-cell>
          <table:table-cell office:value-type="float" office:value="0.051625" calcext:value-type="float">
            <text:p>0.051625</text:p>
          </table:table-cell>
          <table:table-cell office:value-type="float" office:value="0.069875" calcext:value-type="float">
            <text:p>0.069875</text:p>
          </table:table-cell>
          <table:table-cell office:value-type="float" office:value="0.0893562" calcext:value-type="float">
            <text:p>0.0893562</text:p>
          </table:table-cell>
          <table:table-cell office:value-type="float" office:value="0.103456" calcext:value-type="float">
            <text:p>0.103456</text:p>
          </table:table-cell>
          <table:table-cell office:value-type="float" office:value="0.115331" calcext:value-type="float">
            <text:p>0.115331</text:p>
          </table:table-cell>
          <table:table-cell office:value-type="float" office:value="0.121325" calcext:value-type="float">
            <text:p>0.121325</text:p>
          </table:table-cell>
          <table:table-cell office:value-type="float" office:value="0.120512" calcext:value-type="float">
            <text:p>0.120512</text:p>
          </table:table-cell>
          <table:table-cell office:value-type="float" office:value="0.118013" calcext:value-type="float">
            <text:p>0.118013</text:p>
          </table:table-cell>
          <table:table-cell office:value-type="float" office:value="0.112081" calcext:value-type="float">
            <text:p>0.112081</text:p>
          </table:table-cell>
          <table:table-cell office:value-type="float" office:value="0.103487" calcext:value-type="float">
            <text:p>0.103487</text:p>
          </table:table-cell>
          <table:table-cell office:value-type="float" office:value="0.096325" calcext:value-type="float">
            <text:p>0.096325</text:p>
          </table:table-cell>
          <table:table-cell office:value-type="float" office:value="0.0869125" calcext:value-type="float">
            <text:p>0.0869125</text:p>
          </table:table-cell>
          <table:table-cell office:value-type="float" office:value="0.0771437" calcext:value-type="float">
            <text:p>0.0771437</text:p>
          </table:table-cell>
          <table:table-cell office:value-type="float" office:value="0.0678563" calcext:value-type="float">
            <text:p>0.0678563</text:p>
          </table:table-cell>
          <table:table-cell office:value-type="float" office:value="0.0611375" calcext:value-type="float">
            <text:p>0.0611375</text:p>
          </table:table-cell>
          <table:table-cell office:value-type="float" office:value="0.0539437" calcext:value-type="float">
            <text:p>0.0539437</text:p>
          </table:table-cell>
          <table:table-cell office:value-type="float" office:value="0.04815" calcext:value-type="float">
            <text:p>0.04815</text:p>
          </table:table-cell>
          <table:table-cell office:value-type="float" office:value="0.0422563" calcext:value-type="float">
            <text:p>0.0422563</text:p>
          </table:table-cell>
          <table:table-cell office:value-type="float" office:value="0.0388438" calcext:value-type="float">
            <text:p>0.0388438</text:p>
          </table:table-cell>
          <table:table-cell office:value-type="float" office:value="0.0345375" calcext:value-type="float">
            <text:p>0.0345375</text:p>
          </table:table-cell>
          <table:table-cell office:value-type="float" office:value="0.0301312" calcext:value-type="float">
            <text:p>0.0301312</text:p>
          </table:table-cell>
          <table:table-cell office:value-type="float" office:value="0.0281188" calcext:value-type="float">
            <text:p>0.0281188</text:p>
          </table:table-cell>
          <table:table-cell office:value-type="float" office:value="0.025325" calcext:value-type="float">
            <text:p>0.025325</text:p>
          </table:table-cell>
          <table:table-cell office:value-type="float" office:value="0.0227875" calcext:value-type="float">
            <text:p>0.0227875</text:p>
          </table:table-cell>
          <table:table-cell office:value-type="float" office:value="0.0216063" calcext:value-type="float">
            <text:p>0.0216063</text:p>
          </table:table-cell>
          <table:table-cell office:value-type="float" office:value="0.0208312" calcext:value-type="float">
            <text:p>0.0208312</text:p>
          </table:table-cell>
          <table:table-cell office:value-type="float" office:value="0.0196937" calcext:value-type="float">
            <text:p>0.0196937</text:p>
          </table:table-cell>
          <table:table-cell office:value-type="float" office:value="0.0185562" calcext:value-type="float">
            <text:p>0.0185562</text:p>
          </table:table-cell>
          <table:table-cell office:value-type="float" office:value="0.0180562" calcext:value-type="float">
            <text:p>0.0180562</text:p>
          </table:table-cell>
          <table:table-cell office:value-type="float" office:value="0.017775" calcext:value-type="float">
            <text:p>0.017775</text:p>
          </table:table-cell>
          <table:table-cell office:value-type="float" office:value="0.0175562" calcext:value-type="float">
            <text:p>0.0175562</text:p>
          </table:table-cell>
          <table:table-cell office:value-type="float" office:value="0.0172875" calcext:value-type="float">
            <text:p>0.0172875</text:p>
          </table:table-cell>
          <table:table-cell office:value-type="float" office:value="0.0180625" calcext:value-type="float">
            <text:p>0.0180625</text:p>
          </table:table-cell>
          <table:table-cell office:value-type="float" office:value="0.017825" calcext:value-type="float">
            <text:p>0.017825</text:p>
          </table:table-cell>
          <table:table-cell office:value-type="float" office:value="0.0184813" calcext:value-type="float">
            <text:p>0.0184813</text:p>
          </table:table-cell>
          <table:table-cell office:value-type="float" office:value="0.0182187" calcext:value-type="float">
            <text:p>0.0182187</text:p>
          </table:table-cell>
          <table:table-cell office:value-type="float" office:value="0.0183875" calcext:value-type="float">
            <text:p>0.0183875</text:p>
          </table:table-cell>
          <table:table-cell office:value-type="float" office:value="0.0189813" calcext:value-type="float">
            <text:p>0.0189813</text:p>
          </table:table-cell>
          <table:table-cell office:value-type="float" office:value="0.0194563" calcext:value-type="float">
            <text:p>0.0194563</text:p>
          </table:table-cell>
          <table:table-cell office:value-type="float" office:value="0.01985" calcext:value-type="float">
            <text:p>0.01985</text:p>
          </table:table-cell>
          <table:table-cell office:value-type="float" office:value="0.0213188" calcext:value-type="float">
            <text:p>0.0213188</text:p>
          </table:table-cell>
          <table:table-cell office:value-type="float" office:value="0.0209125" calcext:value-type="float">
            <text:p>0.0209125</text:p>
          </table:table-cell>
          <table:table-cell office:value-type="float" office:value="0.0220688" calcext:value-type="float">
            <text:p>0.0220688</text:p>
          </table:table-cell>
          <table:table-cell office:value-type="float" office:value="0.0227375" calcext:value-type="float">
            <text:p>0.0227375</text:p>
          </table:table-cell>
          <table:table-cell office:value-type="float" office:value="0.023325" calcext:value-type="float">
            <text:p>0.023325</text:p>
          </table:table-cell>
          <table:table-cell office:value-type="float" office:value="0.0253937" calcext:value-type="float">
            <text:p>0.0253937</text:p>
          </table:table-cell>
          <table:table-cell office:value-type="float" office:value="0.0258062" calcext:value-type="float">
            <text:p>0.0258062</text:p>
          </table:table-cell>
          <table:table-cell office:value-type="float" office:value="0.026275" calcext:value-type="float">
            <text:p>0.026275</text:p>
          </table:table-cell>
          <table:table-cell office:value-type="float" office:value="0.0266125" calcext:value-type="float">
            <text:p>0.0266125</text:p>
          </table:table-cell>
          <table:table-cell office:value-type="float" office:value="0.0279625" calcext:value-type="float">
            <text:p>0.0279625</text:p>
          </table:table-cell>
          <table:table-cell office:value-type="float" office:value="0.0290063" calcext:value-type="float">
            <text:p>0.0290063</text:p>
          </table:table-cell>
          <table:table-cell office:value-type="float" office:value="0.0295187" calcext:value-type="float">
            <text:p>0.0295187</text:p>
          </table:table-cell>
          <table:table-cell office:value-type="float" office:value="0.0311438" calcext:value-type="float">
            <text:p>0.0311438</text:p>
          </table:table-cell>
          <table:table-cell office:value-type="float" office:value="0.0308125" calcext:value-type="float">
            <text:p>0.0308125</text:p>
          </table:table-cell>
          <table:table-cell office:value-type="float" office:value="0.0325375" calcext:value-type="float">
            <text:p>0.0325375</text:p>
          </table:table-cell>
          <table:table-cell office:value-type="float" office:value="0.0337063" calcext:value-type="float">
            <text:p>0.0337063</text:p>
          </table:table-cell>
          <table:table-cell office:value-type="float" office:value="0.0353938" calcext:value-type="float">
            <text:p>0.0353938</text:p>
          </table:table-cell>
          <table:table-cell office:value-type="float" office:value="0.036225" calcext:value-type="float">
            <text:p>0.036225</text:p>
          </table:table-cell>
          <table:table-cell table:formula="of:=SUM([.P99:.CC99])" office:value-type="float" office:value="2.5926364" calcext:value-type="float">
            <text:p>2.5926364</text:p>
          </table:table-cell>
        </table:table-row>
        <table:table-row table:style-name="ro1">
          <table:table-cell office:value-type="float" office:value="5.9375" calcext:value-type="float">
            <text:p>5.9375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1" office:value-type="float" office:value="0.00000625" calcext:value-type="float">
            <text:p>6.25E-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4875" calcext:value-type="float">
            <text:p>0.0004875</text:p>
          </table:table-cell>
          <table:table-cell office:value-type="float" office:value="0.00163125" calcext:value-type="float">
            <text:p>0.00163125</text:p>
          </table:table-cell>
          <table:table-cell office:value-type="float" office:value="0.00453125" calcext:value-type="float">
            <text:p>0.00453125</text:p>
          </table:table-cell>
          <table:table-cell office:value-type="float" office:value="0.0105375" calcext:value-type="float">
            <text:p>0.0105375</text:p>
          </table:table-cell>
          <table:table-cell office:value-type="float" office:value="0.0206563" calcext:value-type="float">
            <text:p>0.0206563</text:p>
          </table:table-cell>
          <table:table-cell office:value-type="float" office:value="0.0340188" calcext:value-type="float">
            <text:p>0.0340188</text:p>
          </table:table-cell>
          <table:table-cell office:value-type="float" office:value="0.0505063" calcext:value-type="float">
            <text:p>0.0505063</text:p>
          </table:table-cell>
          <table:table-cell office:value-type="float" office:value="0.0692187" calcext:value-type="float">
            <text:p>0.0692187</text:p>
          </table:table-cell>
          <table:table-cell office:value-type="float" office:value="0.0858" calcext:value-type="float">
            <text:p>0.0858</text:p>
          </table:table-cell>
          <table:table-cell office:value-type="float" office:value="0.102944" calcext:value-type="float">
            <text:p>0.102944</text:p>
          </table:table-cell>
          <table:table-cell office:value-type="float" office:value="0.113331" calcext:value-type="float">
            <text:p>0.113331</text:p>
          </table:table-cell>
          <table:table-cell office:value-type="float" office:value="0.116644" calcext:value-type="float">
            <text:p>0.116644</text:p>
          </table:table-cell>
          <table:table-cell office:value-type="float" office:value="0.1194" calcext:value-type="float">
            <text:p>0.1194</text:p>
          </table:table-cell>
          <table:table-cell office:value-type="float" office:value="0.118837" calcext:value-type="float">
            <text:p>0.118837</text:p>
          </table:table-cell>
          <table:table-cell office:value-type="float" office:value="0.1121" calcext:value-type="float">
            <text:p>0.1121</text:p>
          </table:table-cell>
          <table:table-cell office:value-type="float" office:value="0.103819" calcext:value-type="float">
            <text:p>0.103819</text:p>
          </table:table-cell>
          <table:table-cell office:value-type="float" office:value="0.0969125" calcext:value-type="float">
            <text:p>0.0969125</text:p>
          </table:table-cell>
          <table:table-cell office:value-type="float" office:value="0.0854562" calcext:value-type="float">
            <text:p>0.0854562</text:p>
          </table:table-cell>
          <table:table-cell office:value-type="float" office:value="0.0776125" calcext:value-type="float">
            <text:p>0.0776125</text:p>
          </table:table-cell>
          <table:table-cell office:value-type="float" office:value="0.0704812" calcext:value-type="float">
            <text:p>0.0704812</text:p>
          </table:table-cell>
          <table:table-cell office:value-type="float" office:value="0.0617188" calcext:value-type="float">
            <text:p>0.0617188</text:p>
          </table:table-cell>
          <table:table-cell office:value-type="float" office:value="0.0552875" calcext:value-type="float">
            <text:p>0.0552875</text:p>
          </table:table-cell>
          <table:table-cell office:value-type="float" office:value="0.0478" calcext:value-type="float">
            <text:p>0.0478</text:p>
          </table:table-cell>
          <table:table-cell office:value-type="float" office:value="0.0417125" calcext:value-type="float">
            <text:p>0.0417125</text:p>
          </table:table-cell>
          <table:table-cell office:value-type="float" office:value="0.0382687" calcext:value-type="float">
            <text:p>0.0382687</text:p>
          </table:table-cell>
          <table:table-cell office:value-type="float" office:value="0.0338125" calcext:value-type="float">
            <text:p>0.0338125</text:p>
          </table:table-cell>
          <table:table-cell office:value-type="float" office:value="0.0301375" calcext:value-type="float">
            <text:p>0.0301375</text:p>
          </table:table-cell>
          <table:table-cell office:value-type="float" office:value="0.0279562" calcext:value-type="float">
            <text:p>0.0279562</text:p>
          </table:table-cell>
          <table:table-cell office:value-type="float" office:value="0.0253563" calcext:value-type="float">
            <text:p>0.0253563</text:p>
          </table:table-cell>
          <table:table-cell office:value-type="float" office:value="0.0231687" calcext:value-type="float">
            <text:p>0.0231687</text:p>
          </table:table-cell>
          <table:table-cell office:value-type="float" office:value="0.0219875" calcext:value-type="float">
            <text:p>0.0219875</text:p>
          </table:table-cell>
          <table:table-cell office:value-type="float" office:value="0.0210437" calcext:value-type="float">
            <text:p>0.0210437</text:p>
          </table:table-cell>
          <table:table-cell office:value-type="float" office:value="0.0203312" calcext:value-type="float">
            <text:p>0.0203312</text:p>
          </table:table-cell>
          <table:table-cell office:value-type="float" office:value="0.0182437" calcext:value-type="float">
            <text:p>0.0182437</text:p>
          </table:table-cell>
          <table:table-cell office:value-type="float" office:value="0.0177563" calcext:value-type="float">
            <text:p>0.0177563</text:p>
          </table:table-cell>
          <table:table-cell office:value-type="float" office:value="0.017675" calcext:value-type="float">
            <text:p>0.017675</text:p>
          </table:table-cell>
          <table:table-cell office:value-type="float" office:value="0.0171812" calcext:value-type="float">
            <text:p>0.0171812</text:p>
          </table:table-cell>
          <table:table-cell office:value-type="float" office:value="0.0175937" calcext:value-type="float">
            <text:p>0.0175937</text:p>
          </table:table-cell>
          <table:table-cell office:value-type="float" office:value="0.0170875" calcext:value-type="float">
            <text:p>0.0170875</text:p>
          </table:table-cell>
          <table:table-cell office:value-type="float" office:value="0.017875" calcext:value-type="float">
            <text:p>0.017875</text:p>
          </table:table-cell>
          <table:table-cell office:value-type="float" office:value="0.01795" calcext:value-type="float">
            <text:p>0.01795</text:p>
          </table:table-cell>
          <table:table-cell office:value-type="float" office:value="0.0181438" calcext:value-type="float">
            <text:p>0.0181438</text:p>
          </table:table-cell>
          <table:table-cell office:value-type="float" office:value="0.0181375" calcext:value-type="float">
            <text:p>0.0181375</text:p>
          </table:table-cell>
          <table:table-cell office:value-type="float" office:value="0.0192375" calcext:value-type="float">
            <text:p>0.0192375</text:p>
          </table:table-cell>
          <table:table-cell office:value-type="float" office:value="0.0199375" calcext:value-type="float">
            <text:p>0.0199375</text:p>
          </table:table-cell>
          <table:table-cell office:value-type="float" office:value="0.0195875" calcext:value-type="float">
            <text:p>0.0195875</text:p>
          </table:table-cell>
          <table:table-cell office:value-type="float" office:value="0.0203" calcext:value-type="float">
            <text:p>0.0203</text:p>
          </table:table-cell>
          <table:table-cell office:value-type="float" office:value="0.0216562" calcext:value-type="float">
            <text:p>0.0216562</text:p>
          </table:table-cell>
          <table:table-cell office:value-type="float" office:value="0.0219" calcext:value-type="float">
            <text:p>0.0219</text:p>
          </table:table-cell>
          <table:table-cell office:value-type="float" office:value="0.0232937" calcext:value-type="float">
            <text:p>0.0232937</text:p>
          </table:table-cell>
          <table:table-cell office:value-type="float" office:value="0.0235125" calcext:value-type="float">
            <text:p>0.0235125</text:p>
          </table:table-cell>
          <table:table-cell office:value-type="float" office:value="0.024375" calcext:value-type="float">
            <text:p>0.024375</text:p>
          </table:table-cell>
          <table:table-cell office:value-type="float" office:value="0.0247437" calcext:value-type="float">
            <text:p>0.0247437</text:p>
          </table:table-cell>
          <table:table-cell office:value-type="float" office:value="0.0254312" calcext:value-type="float">
            <text:p>0.0254312</text:p>
          </table:table-cell>
          <table:table-cell office:value-type="float" office:value="0.0269437" calcext:value-type="float">
            <text:p>0.0269437</text:p>
          </table:table-cell>
          <table:table-cell office:value-type="float" office:value="0.0275813" calcext:value-type="float">
            <text:p>0.0275813</text:p>
          </table:table-cell>
          <table:table-cell office:value-type="float" office:value="0.0290875" calcext:value-type="float">
            <text:p>0.0290875</text:p>
          </table:table-cell>
          <table:table-cell office:value-type="float" office:value="0.029925" calcext:value-type="float">
            <text:p>0.029925</text:p>
          </table:table-cell>
          <table:table-cell office:value-type="float" office:value="0.031575" calcext:value-type="float">
            <text:p>0.031575</text:p>
          </table:table-cell>
          <table:table-cell office:value-type="float" office:value="0.0318688" calcext:value-type="float">
            <text:p>0.0318688</text:p>
          </table:table-cell>
          <table:table-cell office:value-type="float" office:value="0.032725" calcext:value-type="float">
            <text:p>0.032725</text:p>
          </table:table-cell>
          <table:table-cell office:value-type="float" office:value="0.0339687" calcext:value-type="float">
            <text:p>0.0339687</text:p>
          </table:table-cell>
          <table:table-cell office:value-type="float" office:value="0.0354438" calcext:value-type="float">
            <text:p>0.0354438</text:p>
          </table:table-cell>
          <table:table-cell office:value-type="float" office:value="0.0359312" calcext:value-type="float">
            <text:p>0.0359312</text:p>
          </table:table-cell>
          <table:table-cell table:formula="of:=SUM([.P100:.CC100])" office:value-type="float" office:value="2.58028085" calcext:value-type="float">
            <text:p>2.58028085</text:p>
          </table:table-cell>
        </table:table-row>
        <table:table-row table:style-name="ro1">
          <table:table-cell office:value-type="float" office:value="5.996875" calcext:value-type="float">
            <text:p>5.996875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1" office:value-type="float" office:value="0.00001875" calcext:value-type="float">
            <text:p>1.88E-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40625" calcext:value-type="float">
            <text:p>0.00040625</text:p>
          </table:table-cell>
          <table:table-cell office:value-type="float" office:value="0.00178125" calcext:value-type="float">
            <text:p>0.00178125</text:p>
          </table:table-cell>
          <table:table-cell office:value-type="float" office:value="0.0042875" calcext:value-type="float">
            <text:p>0.0042875</text:p>
          </table:table-cell>
          <table:table-cell office:value-type="float" office:value="0.00974375" calcext:value-type="float">
            <text:p>0.00974375</text:p>
          </table:table-cell>
          <table:table-cell office:value-type="float" office:value="0.0193" calcext:value-type="float">
            <text:p>0.0193</text:p>
          </table:table-cell>
          <table:table-cell office:value-type="float" office:value="0.0329062" calcext:value-type="float">
            <text:p>0.0329062</text:p>
          </table:table-cell>
          <table:table-cell office:value-type="float" office:value="0.0488125" calcext:value-type="float">
            <text:p>0.0488125</text:p>
          </table:table-cell>
          <table:table-cell office:value-type="float" office:value="0.0697125" calcext:value-type="float">
            <text:p>0.0697125</text:p>
          </table:table-cell>
          <table:table-cell office:value-type="float" office:value="0.0849875" calcext:value-type="float">
            <text:p>0.0849875</text:p>
          </table:table-cell>
          <table:table-cell office:value-type="float" office:value="0.0997813" calcext:value-type="float">
            <text:p>0.0997813</text:p>
          </table:table-cell>
          <table:table-cell office:value-type="float" office:value="0.1107" calcext:value-type="float">
            <text:p>0.1107</text:p>
          </table:table-cell>
          <table:table-cell office:value-type="float" office:value="0.116256" calcext:value-type="float">
            <text:p>0.116256</text:p>
          </table:table-cell>
          <table:table-cell office:value-type="float" office:value="0.118781" calcext:value-type="float">
            <text:p>0.118781</text:p>
          </table:table-cell>
          <table:table-cell office:value-type="float" office:value="0.115744" calcext:value-type="float">
            <text:p>0.115744</text:p>
          </table:table-cell>
          <table:table-cell office:value-type="float" office:value="0.110994" calcext:value-type="float">
            <text:p>0.110994</text:p>
          </table:table-cell>
          <table:table-cell office:value-type="float" office:value="0.1049" calcext:value-type="float">
            <text:p>0.1049</text:p>
          </table:table-cell>
          <table:table-cell office:value-type="float" office:value="0.0955" calcext:value-type="float">
            <text:p>0.0955</text:p>
          </table:table-cell>
          <table:table-cell office:value-type="float" office:value="0.0857938" calcext:value-type="float">
            <text:p>0.0857938</text:p>
          </table:table-cell>
          <table:table-cell office:value-type="float" office:value="0.0774938" calcext:value-type="float">
            <text:p>0.0774938</text:p>
          </table:table-cell>
          <table:table-cell office:value-type="float" office:value="0.0690875" calcext:value-type="float">
            <text:p>0.0690875</text:p>
          </table:table-cell>
          <table:table-cell office:value-type="float" office:value="0.0617375" calcext:value-type="float">
            <text:p>0.0617375</text:p>
          </table:table-cell>
          <table:table-cell office:value-type="float" office:value="0.0549375" calcext:value-type="float">
            <text:p>0.0549375</text:p>
          </table:table-cell>
          <table:table-cell office:value-type="float" office:value="0.0484438" calcext:value-type="float">
            <text:p>0.0484438</text:p>
          </table:table-cell>
          <table:table-cell office:value-type="float" office:value="0.0430375" calcext:value-type="float">
            <text:p>0.0430375</text:p>
          </table:table-cell>
          <table:table-cell office:value-type="float" office:value="0.0383937" calcext:value-type="float">
            <text:p>0.0383937</text:p>
          </table:table-cell>
          <table:table-cell office:value-type="float" office:value="0.033475" calcext:value-type="float">
            <text:p>0.033475</text:p>
          </table:table-cell>
          <table:table-cell office:value-type="float" office:value="0.0305563" calcext:value-type="float">
            <text:p>0.0305563</text:p>
          </table:table-cell>
          <table:table-cell office:value-type="float" office:value="0.0273438" calcext:value-type="float">
            <text:p>0.0273438</text:p>
          </table:table-cell>
          <table:table-cell office:value-type="float" office:value="0.025475" calcext:value-type="float">
            <text:p>0.025475</text:p>
          </table:table-cell>
          <table:table-cell office:value-type="float" office:value="0.0238875" calcext:value-type="float">
            <text:p>0.0238875</text:p>
          </table:table-cell>
          <table:table-cell office:value-type="float" office:value="0.0217875" calcext:value-type="float">
            <text:p>0.0217875</text:p>
          </table:table-cell>
          <table:table-cell office:value-type="float" office:value="0.0212125" calcext:value-type="float">
            <text:p>0.0212125</text:p>
          </table:table-cell>
          <table:table-cell office:value-type="float" office:value="0.0195813" calcext:value-type="float">
            <text:p>0.0195813</text:p>
          </table:table-cell>
          <table:table-cell office:value-type="float" office:value="0.018625" calcext:value-type="float">
            <text:p>0.018625</text:p>
          </table:table-cell>
          <table:table-cell office:value-type="float" office:value="0.0177563" calcext:value-type="float">
            <text:p>0.0177563</text:p>
          </table:table-cell>
          <table:table-cell office:value-type="float" office:value="0.018375" calcext:value-type="float">
            <text:p>0.018375</text:p>
          </table:table-cell>
          <table:table-cell office:value-type="float" office:value="0.017125" calcext:value-type="float">
            <text:p>0.017125</text:p>
          </table:table-cell>
          <table:table-cell office:value-type="float" office:value="0.0174188" calcext:value-type="float">
            <text:p>0.0174188</text:p>
          </table:table-cell>
          <table:table-cell office:value-type="float" office:value="0.01695" calcext:value-type="float">
            <text:p>0.01695</text:p>
          </table:table-cell>
          <table:table-cell office:value-type="float" office:value="0.017925" calcext:value-type="float">
            <text:p>0.017925</text:p>
          </table:table-cell>
          <table:table-cell office:value-type="float" office:value="0.0177062" calcext:value-type="float">
            <text:p>0.0177062</text:p>
          </table:table-cell>
          <table:table-cell office:value-type="float" office:value="0.0176063" calcext:value-type="float">
            <text:p>0.0176063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190312" calcext:value-type="float">
            <text:p>0.0190312</text:p>
          </table:table-cell>
          <table:table-cell office:value-type="float" office:value="0.0195437" calcext:value-type="float">
            <text:p>0.0195437</text:p>
          </table:table-cell>
          <table:table-cell office:value-type="float" office:value="0.0198187" calcext:value-type="float">
            <text:p>0.0198187</text:p>
          </table:table-cell>
          <table:table-cell office:value-type="float" office:value="0.0206687" calcext:value-type="float">
            <text:p>0.0206687</text:p>
          </table:table-cell>
          <table:table-cell office:value-type="float" office:value="0.02085" calcext:value-type="float">
            <text:p>0.02085</text:p>
          </table:table-cell>
          <table:table-cell office:value-type="float" office:value="0.0218813" calcext:value-type="float">
            <text:p>0.0218813</text:p>
          </table:table-cell>
          <table:table-cell office:value-type="float" office:value="0.0233375" calcext:value-type="float">
            <text:p>0.0233375</text:p>
          </table:table-cell>
          <table:table-cell office:value-type="float" office:value="0.0234062" calcext:value-type="float">
            <text:p>0.0234062</text:p>
          </table:table-cell>
          <table:table-cell office:value-type="float" office:value="0.023625" calcext:value-type="float">
            <text:p>0.023625</text:p>
          </table:table-cell>
          <table:table-cell office:value-type="float" office:value="0.0252375" calcext:value-type="float">
            <text:p>0.0252375</text:p>
          </table:table-cell>
          <table:table-cell office:value-type="float" office:value="0.0258813" calcext:value-type="float">
            <text:p>0.0258813</text:p>
          </table:table-cell>
          <table:table-cell office:value-type="float" office:value="0.0269062" calcext:value-type="float">
            <text:p>0.0269062</text:p>
          </table:table-cell>
          <table:table-cell office:value-type="float" office:value="0.0279812" calcext:value-type="float">
            <text:p>0.0279812</text:p>
          </table:table-cell>
          <table:table-cell office:value-type="float" office:value="0.0290375" calcext:value-type="float">
            <text:p>0.0290375</text:p>
          </table:table-cell>
          <table:table-cell office:value-type="float" office:value="0.0296812" calcext:value-type="float">
            <text:p>0.0296812</text:p>
          </table:table-cell>
          <table:table-cell office:value-type="float" office:value="0.0315312" calcext:value-type="float">
            <text:p>0.0315312</text:p>
          </table:table-cell>
          <table:table-cell office:value-type="float" office:value="0.03245" calcext:value-type="float">
            <text:p>0.03245</text:p>
          </table:table-cell>
          <table:table-cell office:value-type="float" office:value="0.0332062" calcext:value-type="float">
            <text:p>0.0332062</text:p>
          </table:table-cell>
          <table:table-cell office:value-type="float" office:value="0.034025" calcext:value-type="float">
            <text:p>0.034025</text:p>
          </table:table-cell>
          <table:table-cell office:value-type="float" office:value="0.0346625" calcext:value-type="float">
            <text:p>0.0346625</text:p>
          </table:table-cell>
          <table:table-cell office:value-type="float" office:value="0.0359187" calcext:value-type="float">
            <text:p>0.0359187</text:p>
          </table:table-cell>
          <table:table-cell table:formula="of:=SUM([.P101:.CC101])" office:value-type="float" office:value="2.5633249" calcext:value-type="float">
            <text:p>2.5633249</text:p>
          </table:table-cell>
        </table:table-row>
        <table:table-row table:style-name="ro1">
          <table:table-cell office:value-type="float" office:value="6.05625" calcext:value-type="float">
            <text:p>6.05625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1" office:value-type="float" office:value="0.000025" calcext:value-type="float">
            <text:p>2.50E-05</text:p>
          </table:table-cell>
          <table:table-cell table:style-name="ce1" office:value-type="float" office:value="0.00008125" calcext:value-type="float">
            <text:p>8.13E-05</text:p>
          </table:table-cell>
          <table:table-cell office:value-type="float" office:value="0.00056875" calcext:value-type="float">
            <text:p>0.00056875</text:p>
          </table:table-cell>
          <table:table-cell office:value-type="float" office:value="0.00151875" calcext:value-type="float">
            <text:p>0.00151875</text:p>
          </table:table-cell>
          <table:table-cell office:value-type="float" office:value="0.0042875" calcext:value-type="float">
            <text:p>0.0042875</text:p>
          </table:table-cell>
          <table:table-cell office:value-type="float" office:value="0.00966875" calcext:value-type="float">
            <text:p>0.00966875</text:p>
          </table:table-cell>
          <table:table-cell office:value-type="float" office:value="0.0186688" calcext:value-type="float">
            <text:p>0.0186688</text:p>
          </table:table-cell>
          <table:table-cell office:value-type="float" office:value="0.0329875" calcext:value-type="float">
            <text:p>0.0329875</text:p>
          </table:table-cell>
          <table:table-cell office:value-type="float" office:value="0.0488375" calcext:value-type="float">
            <text:p>0.0488375</text:p>
          </table:table-cell>
          <table:table-cell office:value-type="float" office:value="0.0671" calcext:value-type="float">
            <text:p>0.0671</text:p>
          </table:table-cell>
          <table:table-cell office:value-type="float" office:value="0.0832062" calcext:value-type="float">
            <text:p>0.0832062</text:p>
          </table:table-cell>
          <table:table-cell office:value-type="float" office:value="0.0972" calcext:value-type="float">
            <text:p>0.0972</text:p>
          </table:table-cell>
          <table:table-cell office:value-type="float" office:value="0.108412" calcext:value-type="float">
            <text:p>0.108412</text:p>
          </table:table-cell>
          <table:table-cell office:value-type="float" office:value="0.114856" calcext:value-type="float">
            <text:p>0.114856</text:p>
          </table:table-cell>
          <table:table-cell office:value-type="float" office:value="0.116344" calcext:value-type="float">
            <text:p>0.116344</text:p>
          </table:table-cell>
          <table:table-cell office:value-type="float" office:value="0.113531" calcext:value-type="float">
            <text:p>0.113531</text:p>
          </table:table-cell>
          <table:table-cell office:value-type="float" office:value="0.110387" calcext:value-type="float">
            <text:p>0.110387</text:p>
          </table:table-cell>
          <table:table-cell office:value-type="float" office:value="0.102256" calcext:value-type="float">
            <text:p>0.102256</text:p>
          </table:table-cell>
          <table:table-cell office:value-type="float" office:value="0.0965812" calcext:value-type="float">
            <text:p>0.0965812</text:p>
          </table:table-cell>
          <table:table-cell office:value-type="float" office:value="0.086175" calcext:value-type="float">
            <text:p>0.086175</text:p>
          </table:table-cell>
          <table:table-cell office:value-type="float" office:value="0.077725" calcext:value-type="float">
            <text:p>0.077725</text:p>
          </table:table-cell>
          <table:table-cell office:value-type="float" office:value="0.0688625" calcext:value-type="float">
            <text:p>0.0688625</text:p>
          </table:table-cell>
          <table:table-cell office:value-type="float" office:value="0.061375" calcext:value-type="float">
            <text:p>0.061375</text:p>
          </table:table-cell>
          <table:table-cell office:value-type="float" office:value="0.0543563" calcext:value-type="float">
            <text:p>0.0543563</text:p>
          </table:table-cell>
          <table:table-cell office:value-type="float" office:value="0.0490812" calcext:value-type="float">
            <text:p>0.0490812</text:p>
          </table:table-cell>
          <table:table-cell office:value-type="float" office:value="0.0426375" calcext:value-type="float">
            <text:p>0.0426375</text:p>
          </table:table-cell>
          <table:table-cell office:value-type="float" office:value="0.0376625" calcext:value-type="float">
            <text:p>0.0376625</text:p>
          </table:table-cell>
          <table:table-cell office:value-type="float" office:value="0.0341125" calcext:value-type="float">
            <text:p>0.0341125</text:p>
          </table:table-cell>
          <table:table-cell office:value-type="float" office:value="0.0306688" calcext:value-type="float">
            <text:p>0.0306688</text:p>
          </table:table-cell>
          <table:table-cell office:value-type="float" office:value="0.0285875" calcext:value-type="float">
            <text:p>0.0285875</text:p>
          </table:table-cell>
          <table:table-cell office:value-type="float" office:value="0.0257875" calcext:value-type="float">
            <text:p>0.0257875</text:p>
          </table:table-cell>
          <table:table-cell office:value-type="float" office:value="0.0237625" calcext:value-type="float">
            <text:p>0.0237625</text:p>
          </table:table-cell>
          <table:table-cell office:value-type="float" office:value="0.0221187" calcext:value-type="float">
            <text:p>0.0221187</text:p>
          </table:table-cell>
          <table:table-cell office:value-type="float" office:value="0.02155" calcext:value-type="float">
            <text:p>0.02155</text:p>
          </table:table-cell>
          <table:table-cell office:value-type="float" office:value="0.0198063" calcext:value-type="float">
            <text:p>0.0198063</text:p>
          </table:table-cell>
          <table:table-cell office:value-type="float" office:value="0.0189375" calcext:value-type="float">
            <text:p>0.0189375</text:p>
          </table:table-cell>
          <table:table-cell office:value-type="float" office:value="0.018675" calcext:value-type="float">
            <text:p>0.018675</text:p>
          </table:table-cell>
          <table:table-cell office:value-type="float" office:value="0.0178312" calcext:value-type="float">
            <text:p>0.0178312</text:p>
          </table:table-cell>
          <table:table-cell office:value-type="float" office:value="0.0175812" calcext:value-type="float">
            <text:p>0.0175812</text:p>
          </table:table-cell>
          <table:table-cell office:value-type="float" office:value="0.0177687" calcext:value-type="float">
            <text:p>0.0177687</text:p>
          </table:table-cell>
          <table:table-cell office:value-type="float" office:value="0.017175" calcext:value-type="float">
            <text:p>0.017175</text:p>
          </table:table-cell>
          <table:table-cell office:value-type="float" office:value="0.0177812" calcext:value-type="float">
            <text:p>0.0177812</text:p>
          </table:table-cell>
          <table:table-cell office:value-type="float" office:value="0.0183125" calcext:value-type="float">
            <text:p>0.0183125</text:p>
          </table:table-cell>
          <table:table-cell office:value-type="float" office:value="0.0181562" calcext:value-type="float">
            <text:p>0.0181562</text:p>
          </table:table-cell>
          <table:table-cell office:value-type="float" office:value="0.0186375" calcext:value-type="float">
            <text:p>0.0186375</text:p>
          </table:table-cell>
          <table:table-cell office:value-type="float" office:value="0.0183687" calcext:value-type="float">
            <text:p>0.0183687</text:p>
          </table:table-cell>
          <table:table-cell office:value-type="float" office:value="0.01985" calcext:value-type="float">
            <text:p>0.01985</text:p>
          </table:table-cell>
          <table:table-cell office:value-type="float" office:value="0.0198375" calcext:value-type="float">
            <text:p>0.0198375</text:p>
          </table:table-cell>
          <table:table-cell office:value-type="float" office:value="0.0208687" calcext:value-type="float">
            <text:p>0.0208687</text:p>
          </table:table-cell>
          <table:table-cell office:value-type="float" office:value="0.0207687" calcext:value-type="float">
            <text:p>0.0207687</text:p>
          </table:table-cell>
          <table:table-cell office:value-type="float" office:value="0.0221" calcext:value-type="float">
            <text:p>0.0221</text:p>
          </table:table-cell>
          <table:table-cell office:value-type="float" office:value="0.0229625" calcext:value-type="float">
            <text:p>0.0229625</text:p>
          </table:table-cell>
          <table:table-cell office:value-type="float" office:value="0.0236563" calcext:value-type="float">
            <text:p>0.0236563</text:p>
          </table:table-cell>
          <table:table-cell office:value-type="float" office:value="0.024425" calcext:value-type="float">
            <text:p>0.024425</text:p>
          </table:table-cell>
          <table:table-cell office:value-type="float" office:value="0.0251812" calcext:value-type="float">
            <text:p>0.0251812</text:p>
          </table:table-cell>
          <table:table-cell office:value-type="float" office:value="0.0258563" calcext:value-type="float">
            <text:p>0.0258563</text:p>
          </table:table-cell>
          <table:table-cell office:value-type="float" office:value="0.0273812" calcext:value-type="float">
            <text:p>0.0273812</text:p>
          </table:table-cell>
          <table:table-cell office:value-type="float" office:value="0.0285313" calcext:value-type="float">
            <text:p>0.0285313</text:p>
          </table:table-cell>
          <table:table-cell office:value-type="float" office:value="0.0286375" calcext:value-type="float">
            <text:p>0.0286375</text:p>
          </table:table-cell>
          <table:table-cell office:value-type="float" office:value="0.0301688" calcext:value-type="float">
            <text:p>0.0301688</text:p>
          </table:table-cell>
          <table:table-cell office:value-type="float" office:value="0.030575" calcext:value-type="float">
            <text:p>0.030575</text:p>
          </table:table-cell>
          <table:table-cell office:value-type="float" office:value="0.032125" calcext:value-type="float">
            <text:p>0.032125</text:p>
          </table:table-cell>
          <table:table-cell office:value-type="float" office:value="0.0319437" calcext:value-type="float">
            <text:p>0.0319437</text:p>
          </table:table-cell>
          <table:table-cell office:value-type="float" office:value="0.0335937" calcext:value-type="float">
            <text:p>0.0335937</text:p>
          </table:table-cell>
          <table:table-cell office:value-type="float" office:value="0.0352437" calcext:value-type="float">
            <text:p>0.0352437</text:p>
          </table:table-cell>
          <table:table-cell office:value-type="float" office:value="0.03585" calcext:value-type="float">
            <text:p>0.03585</text:p>
          </table:table-cell>
          <table:table-cell table:formula="of:=SUM([.P102:.CC102])" office:value-type="float" office:value="2.5495668" calcext:value-type="float">
            <text:p>2.5495668</text:p>
          </table:table-cell>
        </table:table-row>
        <table:table-row table:style-name="ro1">
          <table:table-cell office:value-type="float" office:value="6.115625" calcext:value-type="float">
            <text:p>6.115625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1" office:value-type="float" office:value="0.00000625" calcext:value-type="float">
            <text:p>6.25E-06</text:p>
          </table:table-cell>
          <table:table-cell office:value-type="float" office:value="0.0001125" calcext:value-type="float">
            <text:p>0.0001125</text:p>
          </table:table-cell>
          <table:table-cell office:value-type="float" office:value="0.00049375" calcext:value-type="float">
            <text:p>0.00049375</text:p>
          </table:table-cell>
          <table:table-cell office:value-type="float" office:value="0.00145625" calcext:value-type="float">
            <text:p>0.00145625</text:p>
          </table:table-cell>
          <table:table-cell office:value-type="float" office:value="0.00438125" calcext:value-type="float">
            <text:p>0.00438125</text:p>
          </table:table-cell>
          <table:table-cell office:value-type="float" office:value="0.00965" calcext:value-type="float">
            <text:p>0.00965</text:p>
          </table:table-cell>
          <table:table-cell office:value-type="float" office:value="0.0191562" calcext:value-type="float">
            <text:p>0.0191562</text:p>
          </table:table-cell>
          <table:table-cell office:value-type="float" office:value="0.0319375" calcext:value-type="float">
            <text:p>0.0319375</text:p>
          </table:table-cell>
          <table:table-cell office:value-type="float" office:value="0.0469625" calcext:value-type="float">
            <text:p>0.0469625</text:p>
          </table:table-cell>
          <table:table-cell office:value-type="float" office:value="0.0655188" calcext:value-type="float">
            <text:p>0.0655188</text:p>
          </table:table-cell>
          <table:table-cell office:value-type="float" office:value="0.0821063" calcext:value-type="float">
            <text:p>0.0821063</text:p>
          </table:table-cell>
          <table:table-cell office:value-type="float" office:value="0.0951375" calcext:value-type="float">
            <text:p>0.0951375</text:p>
          </table:table-cell>
          <table:table-cell office:value-type="float" office:value="0.10755" calcext:value-type="float">
            <text:p>0.10755</text:p>
          </table:table-cell>
          <table:table-cell office:value-type="float" office:value="0.111575" calcext:value-type="float">
            <text:p>0.111575</text:p>
          </table:table-cell>
          <table:table-cell office:value-type="float" office:value="0.113263" calcext:value-type="float">
            <text:p>0.113263</text:p>
          </table:table-cell>
          <table:table-cell office:value-type="float" office:value="0.113962" calcext:value-type="float">
            <text:p>0.113962</text:p>
          </table:table-cell>
          <table:table-cell office:value-type="float" office:value="0.107463" calcext:value-type="float">
            <text:p>0.107463</text:p>
          </table:table-cell>
          <table:table-cell office:value-type="float" office:value="0.101769" calcext:value-type="float">
            <text:p>0.101769</text:p>
          </table:table-cell>
          <table:table-cell office:value-type="float" office:value="0.0946812" calcext:value-type="float">
            <text:p>0.0946812</text:p>
          </table:table-cell>
          <table:table-cell office:value-type="float" office:value="0.0864437" calcext:value-type="float">
            <text:p>0.0864437</text:p>
          </table:table-cell>
          <table:table-cell office:value-type="float" office:value="0.0758188" calcext:value-type="float">
            <text:p>0.0758188</text:p>
          </table:table-cell>
          <table:table-cell office:value-type="float" office:value="0.0691875" calcext:value-type="float">
            <text:p>0.0691875</text:p>
          </table:table-cell>
          <table:table-cell office:value-type="float" office:value="0.0621688" calcext:value-type="float">
            <text:p>0.0621688</text:p>
          </table:table-cell>
          <table:table-cell office:value-type="float" office:value="0.054575" calcext:value-type="float">
            <text:p>0.054575</text:p>
          </table:table-cell>
          <table:table-cell office:value-type="float" office:value="0.0479562" calcext:value-type="float">
            <text:p>0.0479562</text:p>
          </table:table-cell>
          <table:table-cell office:value-type="float" office:value="0.0433375" calcext:value-type="float">
            <text:p>0.0433375</text:p>
          </table:table-cell>
          <table:table-cell office:value-type="float" office:value="0.0384313" calcext:value-type="float">
            <text:p>0.0384313</text:p>
          </table:table-cell>
          <table:table-cell office:value-type="float" office:value="0.0341875" calcext:value-type="float">
            <text:p>0.0341875</text:p>
          </table:table-cell>
          <table:table-cell office:value-type="float" office:value="0.031175" calcext:value-type="float">
            <text:p>0.031175</text:p>
          </table:table-cell>
          <table:table-cell office:value-type="float" office:value="0.0285375" calcext:value-type="float">
            <text:p>0.0285375</text:p>
          </table:table-cell>
          <table:table-cell office:value-type="float" office:value="0.0263563" calcext:value-type="float">
            <text:p>0.0263563</text:p>
          </table:table-cell>
          <table:table-cell office:value-type="float" office:value="0.0252188" calcext:value-type="float">
            <text:p>0.0252188</text:p>
          </table:table-cell>
          <table:table-cell office:value-type="float" office:value="0.021975" calcext:value-type="float">
            <text:p>0.021975</text:p>
          </table:table-cell>
          <table:table-cell office:value-type="float" office:value="0.0213438" calcext:value-type="float">
            <text:p>0.0213438</text:p>
          </table:table-cell>
          <table:table-cell office:value-type="float" office:value="0.0200625" calcext:value-type="float">
            <text:p>0.0200625</text:p>
          </table:table-cell>
          <table:table-cell office:value-type="float" office:value="0.0191937" calcext:value-type="float">
            <text:p>0.0191937</text:p>
          </table:table-cell>
          <table:table-cell office:value-type="float" office:value="0.0186" calcext:value-type="float">
            <text:p>0.0186</text:p>
          </table:table-cell>
          <table:table-cell office:value-type="float" office:value="0.0174625" calcext:value-type="float">
            <text:p>0.0174625</text:p>
          </table:table-cell>
          <table:table-cell office:value-type="float" office:value="0.01775" calcext:value-type="float">
            <text:p>0.01775</text:p>
          </table:table-cell>
          <table:table-cell office:value-type="float" office:value="0.0171687" calcext:value-type="float">
            <text:p>0.0171687</text:p>
          </table:table-cell>
          <table:table-cell office:value-type="float" office:value="0.017075" calcext:value-type="float">
            <text:p>0.017075</text:p>
          </table:table-cell>
          <table:table-cell office:value-type="float" office:value="0.017475" calcext:value-type="float">
            <text:p>0.017475</text:p>
          </table:table-cell>
          <table:table-cell office:value-type="float" office:value="0.0177812" calcext:value-type="float">
            <text:p>0.0177812</text:p>
          </table:table-cell>
          <table:table-cell office:value-type="float" office:value="0.0177187" calcext:value-type="float">
            <text:p>0.0177187</text:p>
          </table:table-cell>
          <table:table-cell office:value-type="float" office:value="0.0179625" calcext:value-type="float">
            <text:p>0.0179625</text:p>
          </table:table-cell>
          <table:table-cell office:value-type="float" office:value="0.0189875" calcext:value-type="float">
            <text:p>0.0189875</text:p>
          </table:table-cell>
          <table:table-cell office:value-type="float" office:value="0.019075" calcext:value-type="float">
            <text:p>0.019075</text:p>
          </table:table-cell>
          <table:table-cell office:value-type="float" office:value="0.0199625" calcext:value-type="float">
            <text:p>0.0199625</text:p>
          </table:table-cell>
          <table:table-cell office:value-type="float" office:value="0.0202188" calcext:value-type="float">
            <text:p>0.0202188</text:p>
          </table:table-cell>
          <table:table-cell office:value-type="float" office:value="0.0205375" calcext:value-type="float">
            <text:p>0.0205375</text:p>
          </table:table-cell>
          <table:table-cell office:value-type="float" office:value="0.0217125" calcext:value-type="float">
            <text:p>0.0217125</text:p>
          </table:table-cell>
          <table:table-cell office:value-type="float" office:value="0.0230312" calcext:value-type="float">
            <text:p>0.0230312</text:p>
          </table:table-cell>
          <table:table-cell office:value-type="float" office:value="0.0230937" calcext:value-type="float">
            <text:p>0.0230937</text:p>
          </table:table-cell>
          <table:table-cell office:value-type="float" office:value="0.0241937" calcext:value-type="float">
            <text:p>0.0241937</text:p>
          </table:table-cell>
          <table:table-cell office:value-type="float" office:value="0.0256688" calcext:value-type="float">
            <text:p>0.0256688</text:p>
          </table:table-cell>
          <table:table-cell office:value-type="float" office:value="0.0255375" calcext:value-type="float">
            <text:p>0.0255375</text:p>
          </table:table-cell>
          <table:table-cell office:value-type="float" office:value="0.0266625" calcext:value-type="float">
            <text:p>0.0266625</text:p>
          </table:table-cell>
          <table:table-cell office:value-type="float" office:value="0.0280062" calcext:value-type="float">
            <text:p>0.0280062</text:p>
          </table:table-cell>
          <table:table-cell office:value-type="float" office:value="0.0283375" calcext:value-type="float">
            <text:p>0.0283375</text:p>
          </table:table-cell>
          <table:table-cell office:value-type="float" office:value="0.0302063" calcext:value-type="float">
            <text:p>0.0302063</text:p>
          </table:table-cell>
          <table:table-cell office:value-type="float" office:value="0.0309812" calcext:value-type="float">
            <text:p>0.0309812</text:p>
          </table:table-cell>
          <table:table-cell office:value-type="float" office:value="0.032075" calcext:value-type="float">
            <text:p>0.032075</text:p>
          </table:table-cell>
          <table:table-cell office:value-type="float" office:value="0.032675" calcext:value-type="float">
            <text:p>0.032675</text:p>
          </table:table-cell>
          <table:table-cell office:value-type="float" office:value="0.0336625" calcext:value-type="float">
            <text:p>0.0336625</text:p>
          </table:table-cell>
          <table:table-cell office:value-type="float" office:value="0.0353938" calcext:value-type="float">
            <text:p>0.0353938</text:p>
          </table:table-cell>
          <table:table-cell office:value-type="float" office:value="0.0352937" calcext:value-type="float">
            <text:p>0.0352937</text:p>
          </table:table-cell>
          <table:table-cell table:formula="of:=SUM([.P103:.CC103])" office:value-type="float" office:value="2.5274569" calcext:value-type="float">
            <text:p>2.5274569</text:p>
          </table:table-cell>
        </table:table-row>
        <table:table-row table:style-name="ro1">
          <table:table-cell office:value-type="float" office:value="6.175" calcext:value-type="float">
            <text:p>6.175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1" office:value-type="float" office:value="0.00000625" calcext:value-type="float">
            <text:p>6.25E-06</text:p>
          </table:table-cell>
          <table:table-cell table:style-name="ce1" office:value-type="float" office:value="0.0000125" calcext:value-type="float">
            <text:p>1.25E-05</text:p>
          </table:table-cell>
          <table:table-cell office:value-type="float" office:value="0.00010625" calcext:value-type="float">
            <text:p>0.00010625</text:p>
          </table:table-cell>
          <table:table-cell office:value-type="float" office:value="0.00040625" calcext:value-type="float">
            <text:p>0.00040625</text:p>
          </table:table-cell>
          <table:table-cell office:value-type="float" office:value="0.00174375" calcext:value-type="float">
            <text:p>0.00174375</text:p>
          </table:table-cell>
          <table:table-cell office:value-type="float" office:value="0.00429375" calcext:value-type="float">
            <text:p>0.00429375</text:p>
          </table:table-cell>
          <table:table-cell office:value-type="float" office:value="0.0102875" calcext:value-type="float">
            <text:p>0.0102875</text:p>
          </table:table-cell>
          <table:table-cell office:value-type="float" office:value="0.0188437" calcext:value-type="float">
            <text:p>0.0188437</text:p>
          </table:table-cell>
          <table:table-cell office:value-type="float" office:value="0.0316813" calcext:value-type="float">
            <text:p>0.0316813</text:p>
          </table:table-cell>
          <table:table-cell office:value-type="float" office:value="0.0475937" calcext:value-type="float">
            <text:p>0.0475937</text:p>
          </table:table-cell>
          <table:table-cell office:value-type="float" office:value="0.0642125" calcext:value-type="float">
            <text:p>0.0642125</text:p>
          </table:table-cell>
          <table:table-cell office:value-type="float" office:value="0.0806313" calcext:value-type="float">
            <text:p>0.0806313</text:p>
          </table:table-cell>
          <table:table-cell office:value-type="float" office:value="0.0940688" calcext:value-type="float">
            <text:p>0.0940688</text:p>
          </table:table-cell>
          <table:table-cell office:value-type="float" office:value="0.103987" calcext:value-type="float">
            <text:p>0.103987</text:p>
          </table:table-cell>
          <table:table-cell office:value-type="float" office:value="0.1111" calcext:value-type="float">
            <text:p>0.1111</text:p>
          </table:table-cell>
          <table:table-cell office:value-type="float" office:value="0.111687" calcext:value-type="float">
            <text:p>0.111687</text:p>
          </table:table-cell>
          <table:table-cell office:value-type="float" office:value="0.108975" calcext:value-type="float">
            <text:p>0.108975</text:p>
          </table:table-cell>
          <table:table-cell office:value-type="float" office:value="0.106387" calcext:value-type="float">
            <text:p>0.106387</text:p>
          </table:table-cell>
          <table:table-cell office:value-type="float" office:value="0.0989187" calcext:value-type="float">
            <text:p>0.0989187</text:p>
          </table:table-cell>
          <table:table-cell office:value-type="float" office:value="0.0927625" calcext:value-type="float">
            <text:p>0.0927625</text:p>
          </table:table-cell>
          <table:table-cell office:value-type="float" office:value="0.0831812" calcext:value-type="float">
            <text:p>0.0831812</text:p>
          </table:table-cell>
          <table:table-cell office:value-type="float" office:value="0.0759125" calcext:value-type="float">
            <text:p>0.0759125</text:p>
          </table:table-cell>
          <table:table-cell office:value-type="float" office:value="0.0698437" calcext:value-type="float">
            <text:p>0.0698437</text:p>
          </table:table-cell>
          <table:table-cell office:value-type="float" office:value="0.0613875" calcext:value-type="float">
            <text:p>0.0613875</text:p>
          </table:table-cell>
          <table:table-cell office:value-type="float" office:value="0.054125" calcext:value-type="float">
            <text:p>0.054125</text:p>
          </table:table-cell>
          <table:table-cell office:value-type="float" office:value="0.048175" calcext:value-type="float">
            <text:p>0.048175</text:p>
          </table:table-cell>
          <table:table-cell office:value-type="float" office:value="0.0431687" calcext:value-type="float">
            <text:p>0.0431687</text:p>
          </table:table-cell>
          <table:table-cell office:value-type="float" office:value="0.0388438" calcext:value-type="float">
            <text:p>0.0388438</text:p>
          </table:table-cell>
          <table:table-cell office:value-type="float" office:value="0.0350125" calcext:value-type="float">
            <text:p>0.0350125</text:p>
          </table:table-cell>
          <table:table-cell office:value-type="float" office:value="0.0321437" calcext:value-type="float">
            <text:p>0.0321437</text:p>
          </table:table-cell>
          <table:table-cell office:value-type="float" office:value="0.0281375" calcext:value-type="float">
            <text:p>0.0281375</text:p>
          </table:table-cell>
          <table:table-cell office:value-type="float" office:value="0.0267313" calcext:value-type="float">
            <text:p>0.0267313</text:p>
          </table:table-cell>
          <table:table-cell office:value-type="float" office:value="0.0243125" calcext:value-type="float">
            <text:p>0.0243125</text:p>
          </table:table-cell>
          <table:table-cell office:value-type="float" office:value="0.0222625" calcext:value-type="float">
            <text:p>0.0222625</text:p>
          </table:table-cell>
          <table:table-cell office:value-type="float" office:value="0.0215063" calcext:value-type="float">
            <text:p>0.0215063</text:p>
          </table:table-cell>
          <table:table-cell office:value-type="float" office:value="0.0202312" calcext:value-type="float">
            <text:p>0.0202312</text:p>
          </table:table-cell>
          <table:table-cell office:value-type="float" office:value="0.01905" calcext:value-type="float">
            <text:p>0.01905</text:p>
          </table:table-cell>
          <table:table-cell office:value-type="float" office:value="0.0193313" calcext:value-type="float">
            <text:p>0.0193313</text:p>
          </table:table-cell>
          <table:table-cell office:value-type="float" office:value="0.01815" calcext:value-type="float">
            <text:p>0.01815</text:p>
          </table:table-cell>
          <table:table-cell office:value-type="float" office:value="0.0176875" calcext:value-type="float">
            <text:p>0.0176875</text:p>
          </table:table-cell>
          <table:table-cell office:value-type="float" office:value="0.0174688" calcext:value-type="float">
            <text:p>0.0174688</text:p>
          </table:table-cell>
          <table:table-cell office:value-type="float" office:value="0.0171687" calcext:value-type="float">
            <text:p>0.0171687</text:p>
          </table:table-cell>
          <table:table-cell office:value-type="float" office:value="0.0174438" calcext:value-type="float">
            <text:p>0.0174438</text:p>
          </table:table-cell>
          <table:table-cell office:value-type="float" office:value="0.0177875" calcext:value-type="float">
            <text:p>0.0177875</text:p>
          </table:table-cell>
          <table:table-cell office:value-type="float" office:value="0.0177687" calcext:value-type="float">
            <text:p>0.0177687</text:p>
          </table:table-cell>
          <table:table-cell office:value-type="float" office:value="0.0184937" calcext:value-type="float">
            <text:p>0.0184937</text:p>
          </table:table-cell>
          <table:table-cell office:value-type="float" office:value="0.0183938" calcext:value-type="float">
            <text:p>0.0183938</text:p>
          </table:table-cell>
          <table:table-cell office:value-type="float" office:value="0.019075" calcext:value-type="float">
            <text:p>0.019075</text:p>
          </table:table-cell>
          <table:table-cell office:value-type="float" office:value="0.02" calcext:value-type="float">
            <text:p>0.02</text:p>
          </table:table-cell>
          <table:table-cell office:value-type="float" office:value="0.020475" calcext:value-type="float">
            <text:p>0.020475</text:p>
          </table:table-cell>
          <table:table-cell office:value-type="float" office:value="0.0212938" calcext:value-type="float">
            <text:p>0.0212938</text:p>
          </table:table-cell>
          <table:table-cell office:value-type="float" office:value="0.0221875" calcext:value-type="float">
            <text:p>0.0221875</text:p>
          </table:table-cell>
          <table:table-cell office:value-type="float" office:value="0.022175" calcext:value-type="float">
            <text:p>0.022175</text:p>
          </table:table-cell>
          <table:table-cell office:value-type="float" office:value="0.0234812" calcext:value-type="float">
            <text:p>0.0234812</text:p>
          </table:table-cell>
          <table:table-cell office:value-type="float" office:value="0.0239688" calcext:value-type="float">
            <text:p>0.0239688</text:p>
          </table:table-cell>
          <table:table-cell office:value-type="float" office:value="0.025525" calcext:value-type="float">
            <text:p>0.025525</text:p>
          </table:table-cell>
          <table:table-cell office:value-type="float" office:value="0.0261" calcext:value-type="float">
            <text:p>0.0261</text:p>
          </table:table-cell>
          <table:table-cell office:value-type="float" office:value="0.0262938" calcext:value-type="float">
            <text:p>0.0262938</text:p>
          </table:table-cell>
          <table:table-cell office:value-type="float" office:value="0.02725" calcext:value-type="float">
            <text:p>0.02725</text:p>
          </table:table-cell>
          <table:table-cell office:value-type="float" office:value="0.0287875" calcext:value-type="float">
            <text:p>0.0287875</text:p>
          </table:table-cell>
          <table:table-cell office:value-type="float" office:value="0.0291938" calcext:value-type="float">
            <text:p>0.0291938</text:p>
          </table:table-cell>
          <table:table-cell office:value-type="float" office:value="0.031" calcext:value-type="float">
            <text:p>0.031</text:p>
          </table:table-cell>
          <table:table-cell office:value-type="float" office:value="0.031975" calcext:value-type="float">
            <text:p>0.031975</text:p>
          </table:table-cell>
          <table:table-cell office:value-type="float" office:value="0.0332062" calcext:value-type="float">
            <text:p>0.0332062</text:p>
          </table:table-cell>
          <table:table-cell office:value-type="float" office:value="0.0333688" calcext:value-type="float">
            <text:p>0.0333688</text:p>
          </table:table-cell>
          <table:table-cell office:value-type="float" office:value="0.0343562" calcext:value-type="float">
            <text:p>0.0343562</text:p>
          </table:table-cell>
          <table:table-cell office:value-type="float" office:value="0.0362688" calcext:value-type="float">
            <text:p>0.0362688</text:p>
          </table:table-cell>
          <table:table-cell table:formula="of:=SUM([.P104:.CC104])" office:value-type="float" office:value="2.5073986" calcext:value-type="float">
            <text:p>2.5073986</text:p>
          </table:table-cell>
        </table:table-row>
        <table:table-row table:style-name="ro1">
          <table:table-cell office:value-type="float" office:value="6.234375" calcext:value-type="float">
            <text:p>6.234375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1" office:value-type="float" office:value="0.000025" calcext:value-type="float">
            <text:p>2.50E-05</text:p>
          </table:table-cell>
          <table:table-cell office:value-type="float" office:value="0.00014375" calcext:value-type="float">
            <text:p>0.00014375</text:p>
          </table:table-cell>
          <table:table-cell office:value-type="float" office:value="0.00056875" calcext:value-type="float">
            <text:p>0.00056875</text:p>
          </table:table-cell>
          <table:table-cell office:value-type="float" office:value="0.0016125" calcext:value-type="float">
            <text:p>0.0016125</text:p>
          </table:table-cell>
          <table:table-cell office:value-type="float" office:value="0.0044625" calcext:value-type="float">
            <text:p>0.0044625</text:p>
          </table:table-cell>
          <table:table-cell office:value-type="float" office:value="0.0100562" calcext:value-type="float">
            <text:p>0.0100562</text:p>
          </table:table-cell>
          <table:table-cell office:value-type="float" office:value="0.0194625" calcext:value-type="float">
            <text:p>0.0194625</text:p>
          </table:table-cell>
          <table:table-cell office:value-type="float" office:value="0.0306" calcext:value-type="float">
            <text:p>0.0306</text:p>
          </table:table-cell>
          <table:table-cell office:value-type="float" office:value="0.0473187" calcext:value-type="float">
            <text:p>0.0473187</text:p>
          </table:table-cell>
          <table:table-cell office:value-type="float" office:value="0.0633563" calcext:value-type="float">
            <text:p>0.0633563</text:p>
          </table:table-cell>
          <table:table-cell office:value-type="float" office:value="0.0802625" calcext:value-type="float">
            <text:p>0.0802625</text:p>
          </table:table-cell>
          <table:table-cell office:value-type="float" office:value="0.0930125" calcext:value-type="float">
            <text:p>0.0930125</text:p>
          </table:table-cell>
          <table:table-cell office:value-type="float" office:value="0.103275" calcext:value-type="float">
            <text:p>0.103275</text:p>
          </table:table-cell>
          <table:table-cell office:value-type="float" office:value="0.109531" calcext:value-type="float">
            <text:p>0.109531</text:p>
          </table:table-cell>
          <table:table-cell office:value-type="float" office:value="0.110006" calcext:value-type="float">
            <text:p>0.110006</text:p>
          </table:table-cell>
          <table:table-cell office:value-type="float" office:value="0.107025" calcext:value-type="float">
            <text:p>0.107025</text:p>
          </table:table-cell>
          <table:table-cell office:value-type="float" office:value="0.103519" calcext:value-type="float">
            <text:p>0.103519</text:p>
          </table:table-cell>
          <table:table-cell office:value-type="float" office:value="0.097875" calcext:value-type="float">
            <text:p>0.097875</text:p>
          </table:table-cell>
          <table:table-cell office:value-type="float" office:value="0.090975" calcext:value-type="float">
            <text:p>0.090975</text:p>
          </table:table-cell>
          <table:table-cell office:value-type="float" office:value="0.0812812" calcext:value-type="float">
            <text:p>0.0812812</text:p>
          </table:table-cell>
          <table:table-cell office:value-type="float" office:value="0.0744188" calcext:value-type="float">
            <text:p>0.0744188</text:p>
          </table:table-cell>
          <table:table-cell office:value-type="float" office:value="0.0668125" calcext:value-type="float">
            <text:p>0.0668125</text:p>
          </table:table-cell>
          <table:table-cell office:value-type="float" office:value="0.0593375" calcext:value-type="float">
            <text:p>0.0593375</text:p>
          </table:table-cell>
          <table:table-cell office:value-type="float" office:value="0.05335" calcext:value-type="float">
            <text:p>0.05335</text:p>
          </table:table-cell>
          <table:table-cell office:value-type="float" office:value="0.0486625" calcext:value-type="float">
            <text:p>0.0486625</text:p>
          </table:table-cell>
          <table:table-cell office:value-type="float" office:value="0.04355" calcext:value-type="float">
            <text:p>0.04355</text:p>
          </table:table-cell>
          <table:table-cell office:value-type="float" office:value="0.0387562" calcext:value-type="float">
            <text:p>0.0387562</text:p>
          </table:table-cell>
          <table:table-cell office:value-type="float" office:value="0.0349062" calcext:value-type="float">
            <text:p>0.0349062</text:p>
          </table:table-cell>
          <table:table-cell office:value-type="float" office:value="0.0315875" calcext:value-type="float">
            <text:p>0.0315875</text:p>
          </table:table-cell>
          <table:table-cell office:value-type="float" office:value="0.029175" calcext:value-type="float">
            <text:p>0.029175</text:p>
          </table:table-cell>
          <table:table-cell office:value-type="float" office:value="0.0261125" calcext:value-type="float">
            <text:p>0.0261125</text:p>
          </table:table-cell>
          <table:table-cell office:value-type="float" office:value="0.0249562" calcext:value-type="float">
            <text:p>0.0249562</text:p>
          </table:table-cell>
          <table:table-cell office:value-type="float" office:value="0.0227562" calcext:value-type="float">
            <text:p>0.0227562</text:p>
          </table:table-cell>
          <table:table-cell office:value-type="float" office:value="0.0214625" calcext:value-type="float">
            <text:p>0.0214625</text:p>
          </table:table-cell>
          <table:table-cell office:value-type="float" office:value="0.0204688" calcext:value-type="float">
            <text:p>0.0204688</text:p>
          </table:table-cell>
          <table:table-cell office:value-type="float" office:value="0.0189375" calcext:value-type="float">
            <text:p>0.0189375</text:p>
          </table:table-cell>
          <table:table-cell office:value-type="float" office:value="0.0186312" calcext:value-type="float">
            <text:p>0.0186312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16975" calcext:value-type="float">
            <text:p>0.016975</text:p>
          </table:table-cell>
          <table:table-cell office:value-type="float" office:value="0.0168125" calcext:value-type="float">
            <text:p>0.0168125</text:p>
          </table:table-cell>
          <table:table-cell office:value-type="float" office:value="0.0172437" calcext:value-type="float">
            <text:p>0.0172437</text:p>
          </table:table-cell>
          <table:table-cell office:value-type="float" office:value="0.0171875" calcext:value-type="float">
            <text:p>0.0171875</text:p>
          </table:table-cell>
          <table:table-cell office:value-type="float" office:value="0.0178125" calcext:value-type="float">
            <text:p>0.0178125</text:p>
          </table:table-cell>
          <table:table-cell office:value-type="float" office:value="0.0186937" calcext:value-type="float">
            <text:p>0.0186937</text:p>
          </table:table-cell>
          <table:table-cell office:value-type="float" office:value="0.0182812" calcext:value-type="float">
            <text:p>0.0182812</text:p>
          </table:table-cell>
          <table:table-cell office:value-type="float" office:value="0.0190062" calcext:value-type="float">
            <text:p>0.0190062</text:p>
          </table:table-cell>
          <table:table-cell office:value-type="float" office:value="0.0192812" calcext:value-type="float">
            <text:p>0.0192812</text:p>
          </table:table-cell>
          <table:table-cell office:value-type="float" office:value="0.0190875" calcext:value-type="float">
            <text:p>0.0190875</text:p>
          </table:table-cell>
          <table:table-cell office:value-type="float" office:value="0.0196625" calcext:value-type="float">
            <text:p>0.0196625</text:p>
          </table:table-cell>
          <table:table-cell office:value-type="float" office:value="0.0207062" calcext:value-type="float">
            <text:p>0.0207062</text:p>
          </table:table-cell>
          <table:table-cell office:value-type="float" office:value="0.0219625" calcext:value-type="float">
            <text:p>0.0219625</text:p>
          </table:table-cell>
          <table:table-cell office:value-type="float" office:value="0.0227063" calcext:value-type="float">
            <text:p>0.0227063</text:p>
          </table:table-cell>
          <table:table-cell office:value-type="float" office:value="0.0237375" calcext:value-type="float">
            <text:p>0.0237375</text:p>
          </table:table-cell>
          <table:table-cell office:value-type="float" office:value="0.0245875" calcext:value-type="float">
            <text:p>0.0245875</text:p>
          </table:table-cell>
          <table:table-cell office:value-type="float" office:value="0.0252" calcext:value-type="float">
            <text:p>0.0252</text:p>
          </table:table-cell>
          <table:table-cell office:value-type="float" office:value="0.0262" calcext:value-type="float">
            <text:p>0.0262</text:p>
          </table:table-cell>
          <table:table-cell office:value-type="float" office:value="0.027075" calcext:value-type="float">
            <text:p>0.027075</text:p>
          </table:table-cell>
          <table:table-cell office:value-type="float" office:value="0.0279313" calcext:value-type="float">
            <text:p>0.0279313</text:p>
          </table:table-cell>
          <table:table-cell office:value-type="float" office:value="0.0289688" calcext:value-type="float">
            <text:p>0.0289688</text:p>
          </table:table-cell>
          <table:table-cell office:value-type="float" office:value="0.029475" calcext:value-type="float">
            <text:p>0.029475</text:p>
          </table:table-cell>
          <table:table-cell office:value-type="float" office:value="0.0311" calcext:value-type="float">
            <text:p>0.0311</text:p>
          </table:table-cell>
          <table:table-cell office:value-type="float" office:value="0.0329375" calcext:value-type="float">
            <text:p>0.0329375</text:p>
          </table:table-cell>
          <table:table-cell office:value-type="float" office:value="0.0333188" calcext:value-type="float">
            <text:p>0.0333188</text:p>
          </table:table-cell>
          <table:table-cell office:value-type="float" office:value="0.0342375" calcext:value-type="float">
            <text:p>0.0342375</text:p>
          </table:table-cell>
          <table:table-cell office:value-type="float" office:value="0.0349125" calcext:value-type="float">
            <text:p>0.0349125</text:p>
          </table:table-cell>
          <table:table-cell office:value-type="float" office:value="0.0364812" calcext:value-type="float">
            <text:p>0.0364812</text:p>
          </table:table-cell>
          <table:table-cell table:formula="of:=SUM([.P105:.CC105])" office:value-type="float" office:value="2.4880306" calcext:value-type="float">
            <text:p>2.4880306</text:p>
          </table:table-cell>
        </table:table-row>
        <table:table-row table:style-name="ro1">
          <table:table-cell office:value-type="float" office:value="6.29375" calcext:value-type="float">
            <text:p>6.29375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1" office:value-type="float" office:value="0.00000625" calcext:value-type="float">
            <text:p>6.25E-06</text:p>
          </table:table-cell>
          <table:table-cell table:style-name="ce1" office:value-type="float" office:value="0.000025" calcext:value-type="float">
            <text:p>2.50E-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43125" calcext:value-type="float">
            <text:p>0.00043125</text:p>
          </table:table-cell>
          <table:table-cell office:value-type="float" office:value="0.001625" calcext:value-type="float">
            <text:p>0.001625</text:p>
          </table:table-cell>
          <table:table-cell office:value-type="float" office:value="0.00464375" calcext:value-type="float">
            <text:p>0.00464375</text:p>
          </table:table-cell>
          <table:table-cell office:value-type="float" office:value="0.00946875" calcext:value-type="float">
            <text:p>0.00946875</text:p>
          </table:table-cell>
          <table:table-cell office:value-type="float" office:value="0.018525" calcext:value-type="float">
            <text:p>0.018525</text:p>
          </table:table-cell>
          <table:table-cell office:value-type="float" office:value="0.031125" calcext:value-type="float">
            <text:p>0.031125</text:p>
          </table:table-cell>
          <table:table-cell office:value-type="float" office:value="0.04655" calcext:value-type="float">
            <text:p>0.04655</text:p>
          </table:table-cell>
          <table:table-cell office:value-type="float" office:value="0.0632375" calcext:value-type="float">
            <text:p>0.0632375</text:p>
          </table:table-cell>
          <table:table-cell office:value-type="float" office:value="0.0787125" calcext:value-type="float">
            <text:p>0.0787125</text:p>
          </table:table-cell>
          <table:table-cell office:value-type="float" office:value="0.0914187" calcext:value-type="float">
            <text:p>0.0914187</text:p>
          </table:table-cell>
          <table:table-cell office:value-type="float" office:value="0.10075" calcext:value-type="float">
            <text:p>0.10075</text:p>
          </table:table-cell>
          <table:table-cell office:value-type="float" office:value="0.106438" calcext:value-type="float">
            <text:p>0.106438</text:p>
          </table:table-cell>
          <table:table-cell office:value-type="float" office:value="0.109394" calcext:value-type="float">
            <text:p>0.109394</text:p>
          </table:table-cell>
          <table:table-cell office:value-type="float" office:value="0.1057" calcext:value-type="float">
            <text:p>0.1057</text:p>
          </table:table-cell>
          <table:table-cell office:value-type="float" office:value="0.101075" calcext:value-type="float">
            <text:p>0.101075</text:p>
          </table:table-cell>
          <table:table-cell office:value-type="float" office:value="0.0953438" calcext:value-type="float">
            <text:p>0.0953438</text:p>
          </table:table-cell>
          <table:table-cell office:value-type="float" office:value="0.0878562" calcext:value-type="float">
            <text:p>0.0878562</text:p>
          </table:table-cell>
          <table:table-cell office:value-type="float" office:value="0.0829437" calcext:value-type="float">
            <text:p>0.0829437</text:p>
          </table:table-cell>
          <table:table-cell office:value-type="float" office:value="0.0730438" calcext:value-type="float">
            <text:p>0.0730438</text:p>
          </table:table-cell>
          <table:table-cell office:value-type="float" office:value="0.0637438" calcext:value-type="float">
            <text:p>0.0637438</text:p>
          </table:table-cell>
          <table:table-cell office:value-type="float" office:value="0.057675" calcext:value-type="float">
            <text:p>0.057675</text:p>
          </table:table-cell>
          <table:table-cell office:value-type="float" office:value="0.0526812" calcext:value-type="float">
            <text:p>0.0526812</text:p>
          </table:table-cell>
          <table:table-cell office:value-type="float" office:value="0.0479938" calcext:value-type="float">
            <text:p>0.0479938</text:p>
          </table:table-cell>
          <table:table-cell office:value-type="float" office:value="0.0425" calcext:value-type="float">
            <text:p>0.0425</text:p>
          </table:table-cell>
          <table:table-cell office:value-type="float" office:value="0.0390062" calcext:value-type="float">
            <text:p>0.0390062</text:p>
          </table:table-cell>
          <table:table-cell office:value-type="float" office:value="0.0352625" calcext:value-type="float">
            <text:p>0.0352625</text:p>
          </table:table-cell>
          <table:table-cell office:value-type="float" office:value="0.0316688" calcext:value-type="float">
            <text:p>0.0316688</text:p>
          </table:table-cell>
          <table:table-cell office:value-type="float" office:value="0.0295688" calcext:value-type="float">
            <text:p>0.0295688</text:p>
          </table:table-cell>
          <table:table-cell office:value-type="float" office:value="0.026725" calcext:value-type="float">
            <text:p>0.026725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34313" calcext:value-type="float">
            <text:p>0.0234313</text:p>
          </table:table-cell>
          <table:table-cell office:value-type="float" office:value="0.0217875" calcext:value-type="float">
            <text:p>0.0217875</text:p>
          </table:table-cell>
          <table:table-cell office:value-type="float" office:value="0.020575" calcext:value-type="float">
            <text:p>0.020575</text:p>
          </table:table-cell>
          <table:table-cell office:value-type="float" office:value="0.0196438" calcext:value-type="float">
            <text:p>0.0196438</text:p>
          </table:table-cell>
          <table:table-cell office:value-type="float" office:value="0.0194375" calcext:value-type="float">
            <text:p>0.0194375</text:p>
          </table:table-cell>
          <table:table-cell office:value-type="float" office:value="0.0177687" calcext:value-type="float">
            <text:p>0.0177687</text:p>
          </table:table-cell>
          <table:table-cell office:value-type="float" office:value="0.0179062" calcext:value-type="float">
            <text:p>0.0179062</text:p>
          </table:table-cell>
          <table:table-cell office:value-type="float" office:value="0.01765" calcext:value-type="float">
            <text:p>0.01765</text:p>
          </table:table-cell>
          <table:table-cell office:value-type="float" office:value="0.017525" calcext:value-type="float">
            <text:p>0.017525</text:p>
          </table:table-cell>
          <table:table-cell office:value-type="float" office:value="0.0173687" calcext:value-type="float">
            <text:p>0.0173687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176187" calcext:value-type="float">
            <text:p>0.0176187</text:p>
          </table:table-cell>
          <table:table-cell office:value-type="float" office:value="0.0185687" calcext:value-type="float">
            <text:p>0.0185687</text:p>
          </table:table-cell>
          <table:table-cell office:value-type="float" office:value="0.0190375" calcext:value-type="float">
            <text:p>0.0190375</text:p>
          </table:table-cell>
          <table:table-cell office:value-type="float" office:value="0.0191188" calcext:value-type="float">
            <text:p>0.0191188</text:p>
          </table:table-cell>
          <table:table-cell office:value-type="float" office:value="0.019775" calcext:value-type="float">
            <text:p>0.019775</text:p>
          </table:table-cell>
          <table:table-cell office:value-type="float" office:value="0.01985" calcext:value-type="float">
            <text:p>0.01985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0216625" calcext:value-type="float">
            <text:p>0.0216625</text:p>
          </table:table-cell>
          <table:table-cell office:value-type="float" office:value="0.0224312" calcext:value-type="float">
            <text:p>0.0224312</text:p>
          </table:table-cell>
          <table:table-cell office:value-type="float" office:value="0.022775" calcext:value-type="float">
            <text:p>0.022775</text:p>
          </table:table-cell>
          <table:table-cell office:value-type="float" office:value="0.023825" calcext:value-type="float">
            <text:p>0.023825</text:p>
          </table:table-cell>
          <table:table-cell office:value-type="float" office:value="0.0250313" calcext:value-type="float">
            <text:p>0.0250313</text:p>
          </table:table-cell>
          <table:table-cell office:value-type="float" office:value="0.0259188" calcext:value-type="float">
            <text:p>0.0259188</text:p>
          </table:table-cell>
          <table:table-cell office:value-type="float" office:value="0.0267438" calcext:value-type="float">
            <text:p>0.0267438</text:p>
          </table:table-cell>
          <table:table-cell office:value-type="float" office:value="0.026925" calcext:value-type="float">
            <text:p>0.026925</text:p>
          </table:table-cell>
          <table:table-cell office:value-type="float" office:value="0.0287875" calcext:value-type="float">
            <text:p>0.0287875</text:p>
          </table:table-cell>
          <table:table-cell office:value-type="float" office:value="0.029325" calcext:value-type="float">
            <text:p>0.029325</text:p>
          </table:table-cell>
          <table:table-cell office:value-type="float" office:value="0.0308563" calcext:value-type="float">
            <text:p>0.0308563</text:p>
          </table:table-cell>
          <table:table-cell office:value-type="float" office:value="0.03185" calcext:value-type="float">
            <text:p>0.03185</text:p>
          </table:table-cell>
          <table:table-cell office:value-type="float" office:value="0.032925" calcext:value-type="float">
            <text:p>0.032925</text:p>
          </table:table-cell>
          <table:table-cell office:value-type="float" office:value="0.0331562" calcext:value-type="float">
            <text:p>0.0331562</text:p>
          </table:table-cell>
          <table:table-cell office:value-type="float" office:value="0.0340375" calcext:value-type="float">
            <text:p>0.0340375</text:p>
          </table:table-cell>
          <table:table-cell office:value-type="float" office:value="0.035525" calcext:value-type="float">
            <text:p>0.035525</text:p>
          </table:table-cell>
          <table:table-cell table:formula="of:=SUM([.P106:.CC106])" office:value-type="float" office:value="2.45756955" calcext:value-type="float">
            <text:p>2.45756955</text:p>
          </table:table-cell>
        </table:table-row>
        <table:table-row table:style-name="ro1">
          <table:table-cell office:value-type="float" office:value="6.353125" calcext:value-type="float">
            <text:p>6.353125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1" office:value-type="float" office:value="0.00001875" calcext:value-type="float">
            <text:p>1.88E-05</text:p>
          </table:table-cell>
          <table:table-cell table:style-name="ce1" office:value-type="float" office:value="0.00006875" calcext:value-type="float">
            <text:p>6.88E-05</text:p>
          </table:table-cell>
          <table:table-cell office:value-type="float" office:value="0.0005375" calcext:value-type="float">
            <text:p>0.0005375</text:p>
          </table:table-cell>
          <table:table-cell office:value-type="float" office:value="0.00163125" calcext:value-type="float">
            <text:p>0.00163125</text:p>
          </table:table-cell>
          <table:table-cell office:value-type="float" office:value="0.00459375" calcext:value-type="float">
            <text:p>0.00459375</text:p>
          </table:table-cell>
          <table:table-cell office:value-type="float" office:value="0.0101812" calcext:value-type="float">
            <text:p>0.0101812</text:p>
          </table:table-cell>
          <table:table-cell office:value-type="float" office:value="0.0185625" calcext:value-type="float">
            <text:p>0.0185625</text:p>
          </table:table-cell>
          <table:table-cell office:value-type="float" office:value="0.0318812" calcext:value-type="float">
            <text:p>0.0318812</text:p>
          </table:table-cell>
          <table:table-cell office:value-type="float" office:value="0.0467625" calcext:value-type="float">
            <text:p>0.0467625</text:p>
          </table:table-cell>
          <table:table-cell office:value-type="float" office:value="0.061975" calcext:value-type="float">
            <text:p>0.061975</text:p>
          </table:table-cell>
          <table:table-cell office:value-type="float" office:value="0.0778062" calcext:value-type="float">
            <text:p>0.0778062</text:p>
          </table:table-cell>
          <table:table-cell office:value-type="float" office:value="0.089875" calcext:value-type="float">
            <text:p>0.089875</text:p>
          </table:table-cell>
          <table:table-cell office:value-type="float" office:value="0.0997563" calcext:value-type="float">
            <text:p>0.0997563</text:p>
          </table:table-cell>
          <table:table-cell office:value-type="float" office:value="0.104806" calcext:value-type="float">
            <text:p>0.104806</text:p>
          </table:table-cell>
          <table:table-cell office:value-type="float" office:value="0.105887" calcext:value-type="float">
            <text:p>0.105887</text:p>
          </table:table-cell>
          <table:table-cell office:value-type="float" office:value="0.103156" calcext:value-type="float">
            <text:p>0.103156</text:p>
          </table:table-cell>
          <table:table-cell office:value-type="float" office:value="0.097775" calcext:value-type="float">
            <text:p>0.097775</text:p>
          </table:table-cell>
          <table:table-cell office:value-type="float" office:value="0.0925875" calcext:value-type="float">
            <text:p>0.0925875</text:p>
          </table:table-cell>
          <table:table-cell office:value-type="float" office:value="0.0855313" calcext:value-type="float">
            <text:p>0.0855313</text:p>
          </table:table-cell>
          <table:table-cell office:value-type="float" office:value="0.079675" calcext:value-type="float">
            <text:p>0.079675</text:p>
          </table:table-cell>
          <table:table-cell office:value-type="float" office:value="0.0703687" calcext:value-type="float">
            <text:p>0.0703687</text:p>
          </table:table-cell>
          <table:table-cell office:value-type="float" office:value="0.0639312" calcext:value-type="float">
            <text:p>0.0639312</text:p>
          </table:table-cell>
          <table:table-cell office:value-type="float" office:value="0.0563" calcext:value-type="float">
            <text:p>0.0563</text:p>
          </table:table-cell>
          <table:table-cell office:value-type="float" office:value="0.0509875" calcext:value-type="float">
            <text:p>0.0509875</text:p>
          </table:table-cell>
          <table:table-cell office:value-type="float" office:value="0.0465563" calcext:value-type="float">
            <text:p>0.0465563</text:p>
          </table:table-cell>
          <table:table-cell office:value-type="float" office:value="0.042725" calcext:value-type="float">
            <text:p>0.042725</text:p>
          </table:table-cell>
          <table:table-cell office:value-type="float" office:value="0.0376937" calcext:value-type="float">
            <text:p>0.0376937</text:p>
          </table:table-cell>
          <table:table-cell office:value-type="float" office:value="0.0333875" calcext:value-type="float">
            <text:p>0.0333875</text:p>
          </table:table-cell>
          <table:table-cell office:value-type="float" office:value="0.0315937" calcext:value-type="float">
            <text:p>0.0315937</text:p>
          </table:table-cell>
          <table:table-cell office:value-type="float" office:value="0.0291" calcext:value-type="float">
            <text:p>0.0291</text:p>
          </table:table-cell>
          <table:table-cell office:value-type="float" office:value="0.026775" calcext:value-type="float">
            <text:p>0.026775</text:p>
          </table:table-cell>
          <table:table-cell office:value-type="float" office:value="0.0252437" calcext:value-type="float">
            <text:p>0.0252437</text:p>
          </table:table-cell>
          <table:table-cell office:value-type="float" office:value="0.0226063" calcext:value-type="float">
            <text:p>0.0226063</text:p>
          </table:table-cell>
          <table:table-cell office:value-type="float" office:value="0.0220063" calcext:value-type="float">
            <text:p>0.0220063</text:p>
          </table:table-cell>
          <table:table-cell office:value-type="float" office:value="0.0208813" calcext:value-type="float">
            <text:p>0.0208813</text:p>
          </table:table-cell>
          <table:table-cell office:value-type="float" office:value="0.0199938" calcext:value-type="float">
            <text:p>0.0199938</text:p>
          </table:table-cell>
          <table:table-cell office:value-type="float" office:value="0.0199437" calcext:value-type="float">
            <text:p>0.0199437</text:p>
          </table:table-cell>
          <table:table-cell office:value-type="float" office:value="0.01905" calcext:value-type="float">
            <text:p>0.01905</text:p>
          </table:table-cell>
          <table:table-cell office:value-type="float" office:value="0.0182187" calcext:value-type="float">
            <text:p>0.0182187</text:p>
          </table:table-cell>
          <table:table-cell office:value-type="float" office:value="0.0183313" calcext:value-type="float">
            <text:p>0.0183313</text:p>
          </table:table-cell>
          <table:table-cell office:value-type="float" office:value="0.0177812" calcext:value-type="float">
            <text:p>0.0177812</text:p>
          </table:table-cell>
          <table:table-cell office:value-type="float" office:value="0.01805" calcext:value-type="float">
            <text:p>0.01805</text:p>
          </table:table-cell>
          <table:table-cell office:value-type="float" office:value="0.017875" calcext:value-type="float">
            <text:p>0.017875</text:p>
          </table:table-cell>
          <table:table-cell office:value-type="float" office:value="0.0182875" calcext:value-type="float">
            <text:p>0.0182875</text:p>
          </table:table-cell>
          <table:table-cell office:value-type="float" office:value="0.018725" calcext:value-type="float">
            <text:p>0.018725</text:p>
          </table:table-cell>
          <table:table-cell office:value-type="float" office:value="0.018525" calcext:value-type="float">
            <text:p>0.018525</text:p>
          </table:table-cell>
          <table:table-cell office:value-type="float" office:value="0.0191" calcext:value-type="float">
            <text:p>0.0191</text:p>
          </table:table-cell>
          <table:table-cell office:value-type="float" office:value="0.0194938" calcext:value-type="float">
            <text:p>0.0194938</text:p>
          </table:table-cell>
          <table:table-cell office:value-type="float" office:value="0.02045" calcext:value-type="float">
            <text:p>0.02045</text:p>
          </table:table-cell>
          <table:table-cell office:value-type="float" office:value="0.0211688" calcext:value-type="float">
            <text:p>0.0211688</text:p>
          </table:table-cell>
          <table:table-cell office:value-type="float" office:value="0.0217938" calcext:value-type="float">
            <text:p>0.0217938</text:p>
          </table:table-cell>
          <table:table-cell office:value-type="float" office:value="0.022225" calcext:value-type="float">
            <text:p>0.022225</text:p>
          </table:table-cell>
          <table:table-cell office:value-type="float" office:value="0.0234563" calcext:value-type="float">
            <text:p>0.0234563</text:p>
          </table:table-cell>
          <table:table-cell office:value-type="float" office:value="0.0239562" calcext:value-type="float">
            <text:p>0.0239562</text:p>
          </table:table-cell>
          <table:table-cell office:value-type="float" office:value="0.0248625" calcext:value-type="float">
            <text:p>0.0248625</text:p>
          </table:table-cell>
          <table:table-cell office:value-type="float" office:value="0.0260063" calcext:value-type="float">
            <text:p>0.0260063</text:p>
          </table:table-cell>
          <table:table-cell office:value-type="float" office:value="0.0259813" calcext:value-type="float">
            <text:p>0.0259813</text:p>
          </table:table-cell>
          <table:table-cell office:value-type="float" office:value="0.0274313" calcext:value-type="float">
            <text:p>0.0274313</text:p>
          </table:table-cell>
          <table:table-cell office:value-type="float" office:value="0.0283125" calcext:value-type="float">
            <text:p>0.0283125</text:p>
          </table:table-cell>
          <table:table-cell office:value-type="float" office:value="0.0293875" calcext:value-type="float">
            <text:p>0.0293875</text:p>
          </table:table-cell>
          <table:table-cell office:value-type="float" office:value="0.0301187" calcext:value-type="float">
            <text:p>0.0301187</text:p>
          </table:table-cell>
          <table:table-cell office:value-type="float" office:value="0.0310437" calcext:value-type="float">
            <text:p>0.0310437</text:p>
          </table:table-cell>
          <table:table-cell office:value-type="float" office:value="0.0323375" calcext:value-type="float">
            <text:p>0.0323375</text:p>
          </table:table-cell>
          <table:table-cell office:value-type="float" office:value="0.0324687" calcext:value-type="float">
            <text:p>0.0324687</text:p>
          </table:table-cell>
          <table:table-cell office:value-type="float" office:value="0.033125" calcext:value-type="float">
            <text:p>0.033125</text:p>
          </table:table-cell>
          <table:table-cell office:value-type="float" office:value="0.0348938" calcext:value-type="float">
            <text:p>0.0348938</text:p>
          </table:table-cell>
          <table:table-cell table:formula="of:=SUM([.P107:.CC107])" office:value-type="float" office:value="2.4256178" calcext:value-type="float">
            <text:p>2.4256178</text:p>
          </table:table-cell>
        </table:table-row>
        <table:table-row table:style-name="ro1">
          <table:table-cell office:value-type="float" office:value="6.4125" calcext:value-type="float">
            <text:p>6.4125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1" office:value-type="float" office:value="0.00001875" calcext:value-type="float">
            <text:p>1.88E-05</text:p>
          </table:table-cell>
          <table:table-cell office:value-type="float" office:value="0.0001375" calcext:value-type="float">
            <text:p>0.0001375</text:p>
          </table:table-cell>
          <table:table-cell office:value-type="float" office:value="0.00053125" calcext:value-type="float">
            <text:p>0.00053125</text:p>
          </table:table-cell>
          <table:table-cell office:value-type="float" office:value="0.001575" calcext:value-type="float">
            <text:p>0.001575</text:p>
          </table:table-cell>
          <table:table-cell office:value-type="float" office:value="0.00455625" calcext:value-type="float">
            <text:p>0.00455625</text:p>
          </table:table-cell>
          <table:table-cell office:value-type="float" office:value="0.0099125" calcext:value-type="float">
            <text:p>0.0099125</text:p>
          </table:table-cell>
          <table:table-cell office:value-type="float" office:value="0.0193313" calcext:value-type="float">
            <text:p>0.0193313</text:p>
          </table:table-cell>
          <table:table-cell office:value-type="float" office:value="0.031925" calcext:value-type="float">
            <text:p>0.031925</text:p>
          </table:table-cell>
          <table:table-cell office:value-type="float" office:value="0.0465938" calcext:value-type="float">
            <text:p>0.0465938</text:p>
          </table:table-cell>
          <table:table-cell office:value-type="float" office:value="0.0618312" calcext:value-type="float">
            <text:p>0.0618312</text:p>
          </table:table-cell>
          <table:table-cell office:value-type="float" office:value="0.0788188" calcext:value-type="float">
            <text:p>0.0788188</text:p>
          </table:table-cell>
          <table:table-cell office:value-type="float" office:value="0.090025" calcext:value-type="float">
            <text:p>0.090025</text:p>
          </table:table-cell>
          <table:table-cell office:value-type="float" office:value="0.0991937" calcext:value-type="float">
            <text:p>0.0991937</text:p>
          </table:table-cell>
          <table:table-cell office:value-type="float" office:value="0.102462" calcext:value-type="float">
            <text:p>0.102462</text:p>
          </table:table-cell>
          <table:table-cell office:value-type="float" office:value="0.103612" calcext:value-type="float">
            <text:p>0.103612</text:p>
          </table:table-cell>
          <table:table-cell office:value-type="float" office:value="0.100925" calcext:value-type="float">
            <text:p>0.100925</text:p>
          </table:table-cell>
          <table:table-cell office:value-type="float" office:value="0.0961375" calcext:value-type="float">
            <text:p>0.0961375</text:p>
          </table:table-cell>
          <table:table-cell office:value-type="float" office:value="0.090875" calcext:value-type="float">
            <text:p>0.090875</text:p>
          </table:table-cell>
          <table:table-cell office:value-type="float" office:value="0.0836125" calcext:value-type="float">
            <text:p>0.0836125</text:p>
          </table:table-cell>
          <table:table-cell office:value-type="float" office:value="0.0760312" calcext:value-type="float">
            <text:p>0.0760312</text:p>
          </table:table-cell>
          <table:table-cell office:value-type="float" office:value="0.06905" calcext:value-type="float">
            <text:p>0.06905</text:p>
          </table:table-cell>
          <table:table-cell office:value-type="float" office:value="0.0627063" calcext:value-type="float">
            <text:p>0.0627063</text:p>
          </table:table-cell>
          <table:table-cell office:value-type="float" office:value="0.0560312" calcext:value-type="float">
            <text:p>0.0560312</text:p>
          </table:table-cell>
          <table:table-cell office:value-type="float" office:value="0.0509563" calcext:value-type="float">
            <text:p>0.0509563</text:p>
          </table:table-cell>
          <table:table-cell office:value-type="float" office:value="0.0444375" calcext:value-type="float">
            <text:p>0.0444375</text:p>
          </table:table-cell>
          <table:table-cell office:value-type="float" office:value="0.0411813" calcext:value-type="float">
            <text:p>0.0411813</text:p>
          </table:table-cell>
          <table:table-cell office:value-type="float" office:value="0.037125" calcext:value-type="float">
            <text:p>0.037125</text:p>
          </table:table-cell>
          <table:table-cell office:value-type="float" office:value="0.033225" calcext:value-type="float">
            <text:p>0.033225</text:p>
          </table:table-cell>
          <table:table-cell office:value-type="float" office:value="0.03085" calcext:value-type="float">
            <text:p>0.03085</text:p>
          </table:table-cell>
          <table:table-cell office:value-type="float" office:value="0.0286938" calcext:value-type="float">
            <text:p>0.0286938</text:p>
          </table:table-cell>
          <table:table-cell office:value-type="float" office:value="0.0260562" calcext:value-type="float">
            <text:p>0.0260562</text:p>
          </table:table-cell>
          <table:table-cell office:value-type="float" office:value="0.0244875" calcext:value-type="float">
            <text:p>0.0244875</text:p>
          </table:table-cell>
          <table:table-cell office:value-type="float" office:value="0.0226937" calcext:value-type="float">
            <text:p>0.0226937</text:p>
          </table:table-cell>
          <table:table-cell office:value-type="float" office:value="0.021225" calcext:value-type="float">
            <text:p>0.021225</text:p>
          </table:table-cell>
          <table:table-cell office:value-type="float" office:value="0.0204625" calcext:value-type="float">
            <text:p>0.0204625</text:p>
          </table:table-cell>
          <table:table-cell office:value-type="float" office:value="0.0207625" calcext:value-type="float">
            <text:p>0.0207625</text:p>
          </table:table-cell>
          <table:table-cell office:value-type="float" office:value="0.0188688" calcext:value-type="float">
            <text:p>0.0188688</text:p>
          </table:table-cell>
          <table:table-cell office:value-type="float" office:value="0.0187063" calcext:value-type="float">
            <text:p>0.0187063</text:p>
          </table:table-cell>
          <table:table-cell office:value-type="float" office:value="0.0199063" calcext:value-type="float">
            <text:p>0.0199063</text:p>
          </table:table-cell>
          <table:table-cell office:value-type="float" office:value="0.0183563" calcext:value-type="float">
            <text:p>0.0183563</text:p>
          </table:table-cell>
          <table:table-cell office:value-type="float" office:value="0.0184062" calcext:value-type="float">
            <text:p>0.0184062</text:p>
          </table:table-cell>
          <table:table-cell office:value-type="float" office:value="0.0184625" calcext:value-type="float">
            <text:p>0.0184625</text:p>
          </table:table-cell>
          <table:table-cell office:value-type="float" office:value="0.0185" calcext:value-type="float">
            <text:p>0.0185</text:p>
          </table:table-cell>
          <table:table-cell office:value-type="float" office:value="0.0186312" calcext:value-type="float">
            <text:p>0.0186312</text:p>
          </table:table-cell>
          <table:table-cell office:value-type="float" office:value="0.0197875" calcext:value-type="float">
            <text:p>0.0197875</text:p>
          </table:table-cell>
          <table:table-cell office:value-type="float" office:value="0.0190312" calcext:value-type="float">
            <text:p>0.0190312</text:p>
          </table:table-cell>
          <table:table-cell office:value-type="float" office:value="0.0196937" calcext:value-type="float">
            <text:p>0.0196937</text:p>
          </table:table-cell>
          <table:table-cell office:value-type="float" office:value="0.0202438" calcext:value-type="float">
            <text:p>0.0202438</text:p>
          </table:table-cell>
          <table:table-cell office:value-type="float" office:value="0.0204812" calcext:value-type="float">
            <text:p>0.0204812</text:p>
          </table:table-cell>
          <table:table-cell office:value-type="float" office:value="0.0209562" calcext:value-type="float">
            <text:p>0.0209562</text:p>
          </table:table-cell>
          <table:table-cell office:value-type="float" office:value="0.0215063" calcext:value-type="float">
            <text:p>0.0215063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230312" calcext:value-type="float">
            <text:p>0.0230312</text:p>
          </table:table-cell>
          <table:table-cell office:value-type="float" office:value="0.0245875" calcext:value-type="float">
            <text:p>0.0245875</text:p>
          </table:table-cell>
          <table:table-cell office:value-type="float" office:value="0.0250313" calcext:value-type="float">
            <text:p>0.0250313</text:p>
          </table:table-cell>
          <table:table-cell office:value-type="float" office:value="0.026275" calcext:value-type="float">
            <text:p>0.026275</text:p>
          </table:table-cell>
          <table:table-cell office:value-type="float" office:value="0.0259687" calcext:value-type="float">
            <text:p>0.0259687</text:p>
          </table:table-cell>
          <table:table-cell office:value-type="float" office:value="0.0271125" calcext:value-type="float">
            <text:p>0.0271125</text:p>
          </table:table-cell>
          <table:table-cell office:value-type="float" office:value="0.0283" calcext:value-type="float">
            <text:p>0.0283</text:p>
          </table:table-cell>
          <table:table-cell office:value-type="float" office:value="0.0292563" calcext:value-type="float">
            <text:p>0.0292563</text:p>
          </table:table-cell>
          <table:table-cell office:value-type="float" office:value="0.0303563" calcext:value-type="float">
            <text:p>0.0303563</text:p>
          </table:table-cell>
          <table:table-cell office:value-type="float" office:value="0.0309437" calcext:value-type="float">
            <text:p>0.0309437</text:p>
          </table:table-cell>
          <table:table-cell office:value-type="float" office:value="0.03185" calcext:value-type="float">
            <text:p>0.03185</text:p>
          </table:table-cell>
          <table:table-cell office:value-type="float" office:value="0.03255" calcext:value-type="float">
            <text:p>0.03255</text:p>
          </table:table-cell>
          <table:table-cell office:value-type="float" office:value="0.0347312" calcext:value-type="float">
            <text:p>0.0347312</text:p>
          </table:table-cell>
          <table:table-cell office:value-type="float" office:value="0.0352063" calcext:value-type="float">
            <text:p>0.0352063</text:p>
          </table:table-cell>
          <table:table-cell table:formula="of:=SUM([.P108:.CC108])" office:value-type="float" office:value="2.40698655" calcext:value-type="float">
            <text:p>2.40698655</text:p>
          </table:table-cell>
        </table:table-row>
        <table:table-row table:style-name="ro1">
          <table:table-cell office:value-type="float" office:value="6.471875" calcext:value-type="float">
            <text:p>6.471875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1" office:value-type="float" office:value="0.00003125" calcext:value-type="float">
            <text:p>3.13E-05</text:p>
          </table:table-cell>
          <table:table-cell table:style-name="ce1" office:value-type="float" office:value="0.00008125" calcext:value-type="float">
            <text:p>8.13E-05</text:p>
          </table:table-cell>
          <table:table-cell office:value-type="float" office:value="0.000525" calcext:value-type="float">
            <text:p>0.000525</text:p>
          </table:table-cell>
          <table:table-cell office:value-type="float" office:value="0.00174375" calcext:value-type="float">
            <text:p>0.00174375</text:p>
          </table:table-cell>
          <table:table-cell office:value-type="float" office:value="0.0043375" calcext:value-type="float">
            <text:p>0.0043375</text:p>
          </table:table-cell>
          <table:table-cell office:value-type="float" office:value="0.0102875" calcext:value-type="float">
            <text:p>0.0102875</text:p>
          </table:table-cell>
          <table:table-cell office:value-type="float" office:value="0.019125" calcext:value-type="float">
            <text:p>0.019125</text:p>
          </table:table-cell>
          <table:table-cell office:value-type="float" office:value="0.0319687" calcext:value-type="float">
            <text:p>0.0319687</text:p>
          </table:table-cell>
          <table:table-cell office:value-type="float" office:value="0.0473937" calcext:value-type="float">
            <text:p>0.0473937</text:p>
          </table:table-cell>
          <table:table-cell office:value-type="float" office:value="0.062225" calcext:value-type="float">
            <text:p>0.062225</text:p>
          </table:table-cell>
          <table:table-cell office:value-type="float" office:value="0.0783125" calcext:value-type="float">
            <text:p>0.0783125</text:p>
          </table:table-cell>
          <table:table-cell office:value-type="float" office:value="0.0902687" calcext:value-type="float">
            <text:p>0.0902687</text:p>
          </table:table-cell>
          <table:table-cell office:value-type="float" office:value="0.098275" calcext:value-type="float">
            <text:p>0.098275</text:p>
          </table:table-cell>
          <table:table-cell office:value-type="float" office:value="0.101544" calcext:value-type="float">
            <text:p>0.101544</text:p>
          </table:table-cell>
          <table:table-cell office:value-type="float" office:value="0.1035" calcext:value-type="float">
            <text:p>0.1035</text:p>
          </table:table-cell>
          <table:table-cell office:value-type="float" office:value="0.0998625" calcext:value-type="float">
            <text:p>0.0998625</text:p>
          </table:table-cell>
          <table:table-cell office:value-type="float" office:value="0.0951812" calcext:value-type="float">
            <text:p>0.0951812</text:p>
          </table:table-cell>
          <table:table-cell office:value-type="float" office:value="0.08955" calcext:value-type="float">
            <text:p>0.08955</text:p>
          </table:table-cell>
          <table:table-cell office:value-type="float" office:value="0.0818187" calcext:value-type="float">
            <text:p>0.0818187</text:p>
          </table:table-cell>
          <table:table-cell office:value-type="float" office:value="0.0758188" calcext:value-type="float">
            <text:p>0.0758188</text:p>
          </table:table-cell>
          <table:table-cell office:value-type="float" office:value="0.0682125" calcext:value-type="float">
            <text:p>0.0682125</text:p>
          </table:table-cell>
          <table:table-cell office:value-type="float" office:value="0.06195" calcext:value-type="float">
            <text:p>0.06195</text:p>
          </table:table-cell>
          <table:table-cell office:value-type="float" office:value="0.0547" calcext:value-type="float">
            <text:p>0.0547</text:p>
          </table:table-cell>
          <table:table-cell office:value-type="float" office:value="0.0495375" calcext:value-type="float">
            <text:p>0.0495375</text:p>
          </table:table-cell>
          <table:table-cell office:value-type="float" office:value="0.0447375" calcext:value-type="float">
            <text:p>0.0447375</text:p>
          </table:table-cell>
          <table:table-cell office:value-type="float" office:value="0.0404313" calcext:value-type="float">
            <text:p>0.0404313</text:p>
          </table:table-cell>
          <table:table-cell office:value-type="float" office:value="0.036675" calcext:value-type="float">
            <text:p>0.036675</text:p>
          </table:table-cell>
          <table:table-cell office:value-type="float" office:value="0.0324813" calcext:value-type="float">
            <text:p>0.0324813</text:p>
          </table:table-cell>
          <table:table-cell office:value-type="float" office:value="0.0297688" calcext:value-type="float">
            <text:p>0.0297688</text:p>
          </table:table-cell>
          <table:table-cell office:value-type="float" office:value="0.0274187" calcext:value-type="float">
            <text:p>0.0274187</text:p>
          </table:table-cell>
          <table:table-cell office:value-type="float" office:value="0.0252062" calcext:value-type="float">
            <text:p>0.0252062</text:p>
          </table:table-cell>
          <table:table-cell office:value-type="float" office:value="0.02375" calcext:value-type="float">
            <text:p>0.02375</text:p>
          </table:table-cell>
          <table:table-cell office:value-type="float" office:value="0.0221063" calcext:value-type="float">
            <text:p>0.0221063</text:p>
          </table:table-cell>
          <table:table-cell office:value-type="float" office:value="0.0212188" calcext:value-type="float">
            <text:p>0.0212188</text:p>
          </table:table-cell>
          <table:table-cell office:value-type="float" office:value="0.020325" calcext:value-type="float">
            <text:p>0.020325</text:p>
          </table:table-cell>
          <table:table-cell office:value-type="float" office:value="0.0196687" calcext:value-type="float">
            <text:p>0.0196687</text:p>
          </table:table-cell>
          <table:table-cell office:value-type="float" office:value="0.0185937" calcext:value-type="float">
            <text:p>0.0185937</text:p>
          </table:table-cell>
          <table:table-cell office:value-type="float" office:value="0.0186562" calcext:value-type="float">
            <text:p>0.0186562</text:p>
          </table:table-cell>
          <table:table-cell office:value-type="float" office:value="0.0182563" calcext:value-type="float">
            <text:p>0.0182563</text:p>
          </table:table-cell>
          <table:table-cell office:value-type="float" office:value="0.0181063" calcext:value-type="float">
            <text:p>0.0181063</text:p>
          </table:table-cell>
          <table:table-cell office:value-type="float" office:value="0.0179312" calcext:value-type="float">
            <text:p>0.0179312</text:p>
          </table:table-cell>
          <table:table-cell office:value-type="float" office:value="0.0178625" calcext:value-type="float">
            <text:p>0.0178625</text:p>
          </table:table-cell>
          <table:table-cell office:value-type="float" office:value="0.0183563" calcext:value-type="float">
            <text:p>0.0183563</text:p>
          </table:table-cell>
          <table:table-cell office:value-type="float" office:value="0.0182313" calcext:value-type="float">
            <text:p>0.0182313</text:p>
          </table:table-cell>
          <table:table-cell office:value-type="float" office:value="0.0193375" calcext:value-type="float">
            <text:p>0.0193375</text:p>
          </table:table-cell>
          <table:table-cell office:value-type="float" office:value="0.0197438" calcext:value-type="float">
            <text:p>0.0197438</text:p>
          </table:table-cell>
          <table:table-cell office:value-type="float" office:value="0.0197813" calcext:value-type="float">
            <text:p>0.0197813</text:p>
          </table:table-cell>
          <table:table-cell office:value-type="float" office:value="0.019825" calcext:value-type="float">
            <text:p>0.019825</text:p>
          </table:table-cell>
          <table:table-cell office:value-type="float" office:value="0.0208125" calcext:value-type="float">
            <text:p>0.0208125</text:p>
          </table:table-cell>
          <table:table-cell office:value-type="float" office:value="0.0212563" calcext:value-type="float">
            <text:p>0.0212563</text:p>
          </table:table-cell>
          <table:table-cell office:value-type="float" office:value="0.0213687" calcext:value-type="float">
            <text:p>0.0213687</text:p>
          </table:table-cell>
          <table:table-cell office:value-type="float" office:value="0.0230937" calcext:value-type="float">
            <text:p>0.0230937</text:p>
          </table:table-cell>
          <table:table-cell office:value-type="float" office:value="0.023375" calcext:value-type="float">
            <text:p>0.023375</text:p>
          </table:table-cell>
          <table:table-cell office:value-type="float" office:value="0.0234688" calcext:value-type="float">
            <text:p>0.0234688</text:p>
          </table:table-cell>
          <table:table-cell office:value-type="float" office:value="0.0247062" calcext:value-type="float">
            <text:p>0.0247062</text:p>
          </table:table-cell>
          <table:table-cell office:value-type="float" office:value="0.0252625" calcext:value-type="float">
            <text:p>0.0252625</text:p>
          </table:table-cell>
          <table:table-cell office:value-type="float" office:value="0.0268688" calcext:value-type="float">
            <text:p>0.0268688</text:p>
          </table:table-cell>
          <table:table-cell office:value-type="float" office:value="0.0277375" calcext:value-type="float">
            <text:p>0.0277375</text:p>
          </table:table-cell>
          <table:table-cell office:value-type="float" office:value="0.0283375" calcext:value-type="float">
            <text:p>0.0283375</text:p>
          </table:table-cell>
          <table:table-cell office:value-type="float" office:value="0.028975" calcext:value-type="float">
            <text:p>0.028975</text:p>
          </table:table-cell>
          <table:table-cell office:value-type="float" office:value="0.0309062" calcext:value-type="float">
            <text:p>0.0309062</text:p>
          </table:table-cell>
          <table:table-cell office:value-type="float" office:value="0.030075" calcext:value-type="float">
            <text:p>0.030075</text:p>
          </table:table-cell>
          <table:table-cell office:value-type="float" office:value="0.03275" calcext:value-type="float">
            <text:p>0.03275</text:p>
          </table:table-cell>
          <table:table-cell office:value-type="float" office:value="0.0332187" calcext:value-type="float">
            <text:p>0.0332187</text:p>
          </table:table-cell>
          <table:table-cell office:value-type="float" office:value="0.0340437" calcext:value-type="float">
            <text:p>0.0340437</text:p>
          </table:table-cell>
          <table:table-cell office:value-type="float" office:value="0.035275" calcext:value-type="float">
            <text:p>0.035275</text:p>
          </table:table-cell>
          <table:table-cell table:formula="of:=SUM([.P109:.CC109])" office:value-type="float" office:value="2.38625015" calcext:value-type="float">
            <text:p>2.38625015</text:p>
          </table:table-cell>
        </table:table-row>
        <table:table-row table:style-name="ro1">
          <table:table-cell office:value-type="float" office:value="6.53125" calcext:value-type="float">
            <text:p>6.53125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1" office:value-type="float" office:value="0.00000780622" calcext:value-type="float">
            <text:p>7.81E-06</text:p>
          </table:table-cell>
          <table:table-cell office:value-type="float" office:value="0.000117093" calcext:value-type="float">
            <text:p>0.000117093</text:p>
          </table:table-cell>
          <table:table-cell office:value-type="float" office:value="0.000437148" calcext:value-type="float">
            <text:p>0.000437148</text:p>
          </table:table-cell>
          <table:table-cell office:value-type="float" office:value="0.00160808" calcext:value-type="float">
            <text:p>0.00160808</text:p>
          </table:table-cell>
          <table:table-cell office:value-type="float" office:value="0.00498037" calcext:value-type="float">
            <text:p>0.00498037</text:p>
          </table:table-cell>
          <table:table-cell office:value-type="float" office:value="0.0107804" calcext:value-type="float">
            <text:p>0.0107804</text:p>
          </table:table-cell>
          <table:table-cell office:value-type="float" office:value="0.0193126" calcext:value-type="float">
            <text:p>0.0193126</text:p>
          </table:table-cell>
          <table:table-cell office:value-type="float" office:value="0.0325597" calcext:value-type="float">
            <text:p>0.0325597</text:p>
          </table:table-cell>
          <table:table-cell office:value-type="float" office:value="0.0473291" calcext:value-type="float">
            <text:p>0.0473291</text:p>
          </table:table-cell>
          <table:table-cell office:value-type="float" office:value="0.061552" calcext:value-type="float">
            <text:p>0.061552</text:p>
          </table:table-cell>
          <table:table-cell office:value-type="float" office:value="0.0779295" calcext:value-type="float">
            <text:p>0.0779295</text:p>
          </table:table-cell>
          <table:table-cell office:value-type="float" office:value="0.0905521" calcext:value-type="float">
            <text:p>0.0905521</text:p>
          </table:table-cell>
          <table:table-cell office:value-type="float" office:value="0.0973435" calcext:value-type="float">
            <text:p>0.0973435</text:p>
          </table:table-cell>
          <table:table-cell office:value-type="float" office:value="0.102589" calcext:value-type="float">
            <text:p>0.102589</text:p>
          </table:table-cell>
          <table:table-cell office:value-type="float" office:value="0.101535" calcext:value-type="float">
            <text:p>0.101535</text:p>
          </table:table-cell>
          <table:table-cell office:value-type="float" office:value="0.0996464" calcext:value-type="float">
            <text:p>0.0996464</text:p>
          </table:table-cell>
          <table:table-cell office:value-type="float" office:value="0.0937761" calcext:value-type="float">
            <text:p>0.0937761</text:p>
          </table:table-cell>
          <table:table-cell office:value-type="float" office:value="0.0882649" calcext:value-type="float">
            <text:p>0.0882649</text:p>
          </table:table-cell>
          <table:table-cell office:value-type="float" office:value="0.0819575" calcext:value-type="float">
            <text:p>0.0819575</text:p>
          </table:table-cell>
          <table:table-cell office:value-type="float" office:value="0.0749709" calcext:value-type="float">
            <text:p>0.0749709</text:p>
          </table:table-cell>
          <table:table-cell office:value-type="float" office:value="0.067032" calcext:value-type="float">
            <text:p>0.067032</text:p>
          </table:table-cell>
          <table:table-cell office:value-type="float" office:value="0.0597878" calcext:value-type="float">
            <text:p>0.0597878</text:p>
          </table:table-cell>
          <table:table-cell office:value-type="float" office:value="0.0536599" calcext:value-type="float">
            <text:p>0.0536599</text:p>
          </table:table-cell>
          <table:table-cell office:value-type="float" office:value="0.0482268" calcext:value-type="float">
            <text:p>0.0482268</text:p>
          </table:table-cell>
          <table:table-cell office:value-type="float" office:value="0.0453932" calcext:value-type="float">
            <text:p>0.0453932</text:p>
          </table:table-cell>
          <table:table-cell office:value-type="float" office:value="0.0382661" calcext:value-type="float">
            <text:p>0.0382661</text:p>
          </table:table-cell>
          <table:table-cell office:value-type="float" office:value="0.0338946" calcext:value-type="float">
            <text:p>0.0338946</text:p>
          </table:table-cell>
          <table:table-cell office:value-type="float" office:value="0.0331218" calcext:value-type="float">
            <text:p>0.0331218</text:p>
          </table:table-cell>
          <table:table-cell office:value-type="float" office:value="0.0296792" calcext:value-type="float">
            <text:p>0.0296792</text:p>
          </table:table-cell>
          <table:table-cell office:value-type="float" office:value="0.027673" calcext:value-type="float">
            <text:p>0.027673</text:p>
          </table:table-cell>
          <table:table-cell office:value-type="float" office:value="0.0252765" calcext:value-type="float">
            <text:p>0.0252765</text:p>
          </table:table-cell>
          <table:table-cell office:value-type="float" office:value="0.0238792" calcext:value-type="float">
            <text:p>0.0238792</text:p>
          </table:table-cell>
          <table:table-cell office:value-type="float" office:value="0.0226302" calcext:value-type="float">
            <text:p>0.0226302</text:p>
          </table:table-cell>
          <table:table-cell office:value-type="float" office:value="0.0208036" calcext:value-type="float">
            <text:p>0.0208036</text:p>
          </table:table-cell>
          <table:table-cell office:value-type="float" office:value="0.0201088" calcext:value-type="float">
            <text:p>0.0201088</text:p>
          </table:table-cell>
          <table:table-cell office:value-type="float" office:value="0.0193126" calcext:value-type="float">
            <text:p>0.0193126</text:p>
          </table:table-cell>
          <table:table-cell office:value-type="float" office:value="0.0186881" calcext:value-type="float">
            <text:p>0.0186881</text:p>
          </table:table-cell>
          <table:table-cell office:value-type="float" office:value="0.0179309" calcext:value-type="float">
            <text:p>0.0179309</text:p>
          </table:table-cell>
          <table:table-cell office:value-type="float" office:value="0.0186803" calcext:value-type="float">
            <text:p>0.0186803</text:p>
          </table:table-cell>
          <table:table-cell office:value-type="float" office:value="0.0177513" calcext:value-type="float">
            <text:p>0.0177513</text:p>
          </table:table-cell>
          <table:table-cell office:value-type="float" office:value="0.01829" calcext:value-type="float">
            <text:p>0.01829</text:p>
          </table:table-cell>
          <table:table-cell office:value-type="float" office:value="0.0174001" calcext:value-type="float">
            <text:p>0.0174001</text:p>
          </table:table-cell>
          <table:table-cell office:value-type="float" office:value="0.0178216" calcext:value-type="float">
            <text:p>0.0178216</text:p>
          </table:table-cell>
          <table:table-cell office:value-type="float" office:value="0.0178762" calcext:value-type="float">
            <text:p>0.0178762</text:p>
          </table:table-cell>
          <table:table-cell office:value-type="float" office:value="0.018891" calcext:value-type="float">
            <text:p>0.018891</text:p>
          </table:table-cell>
          <table:table-cell office:value-type="float" office:value="0.0187661" calcext:value-type="float">
            <text:p>0.0187661</text:p>
          </table:table-cell>
          <table:table-cell office:value-type="float" office:value="0.0192736" calcext:value-type="float">
            <text:p>0.0192736</text:p>
          </table:table-cell>
          <table:table-cell office:value-type="float" office:value="0.0201635" calcext:value-type="float">
            <text:p>0.0201635</text:p>
          </table:table-cell>
          <table:table-cell office:value-type="float" office:value="0.0207411" calcext:value-type="float">
            <text:p>0.0207411</text:p>
          </table:table-cell>
          <table:table-cell office:value-type="float" office:value="0.0214437" calcext:value-type="float">
            <text:p>0.0214437</text:p>
          </table:table-cell>
          <table:table-cell office:value-type="float" office:value="0.0218652" calcext:value-type="float">
            <text:p>0.0218652</text:p>
          </table:table-cell>
          <table:table-cell office:value-type="float" office:value="0.0219042" calcext:value-type="float">
            <text:p>0.0219042</text:p>
          </table:table-cell>
          <table:table-cell office:value-type="float" office:value="0.0231767" calcext:value-type="float">
            <text:p>0.0231767</text:p>
          </table:table-cell>
          <table:table-cell office:value-type="float" office:value="0.0238948" calcext:value-type="float">
            <text:p>0.0238948</text:p>
          </table:table-cell>
          <table:table-cell office:value-type="float" office:value="0.0240119" calcext:value-type="float">
            <text:p>0.0240119</text:p>
          </table:table-cell>
          <table:table-cell office:value-type="float" office:value="0.0246364" calcext:value-type="float">
            <text:p>0.0246364</text:p>
          </table:table-cell>
          <table:table-cell office:value-type="float" office:value="0.0262445" calcext:value-type="float">
            <text:p>0.0262445</text:p>
          </table:table-cell>
          <table:table-cell office:value-type="float" office:value="0.0262055" calcext:value-type="float">
            <text:p>0.0262055</text:p>
          </table:table-cell>
          <table:table-cell office:value-type="float" office:value="0.0281414" calcext:value-type="float">
            <text:p>0.0281414</text:p>
          </table:table-cell>
          <table:table-cell office:value-type="float" office:value="0.0287659" calcext:value-type="float">
            <text:p>0.0287659</text:p>
          </table:table-cell>
          <table:table-cell office:value-type="float" office:value="0.0302257" calcext:value-type="float">
            <text:p>0.0302257</text:p>
          </table:table-cell>
          <table:table-cell office:value-type="float" office:value="0.0308424" calcext:value-type="float">
            <text:p>0.0308424</text:p>
          </table:table-cell>
          <table:table-cell office:value-type="float" office:value="0.0318103" calcext:value-type="float">
            <text:p>0.0318103</text:p>
          </table:table-cell>
          <table:table-cell office:value-type="float" office:value="0.0332701" calcext:value-type="float">
            <text:p>0.0332701</text:p>
          </table:table-cell>
          <table:table-cell office:value-type="float" office:value="0.0335824" calcext:value-type="float">
            <text:p>0.0335824</text:p>
          </table:table-cell>
          <table:table-cell office:value-type="float" office:value="0.0360335" calcext:value-type="float">
            <text:p>0.0360335</text:p>
          </table:table-cell>
          <table:table-cell table:formula="of:=SUM([.P110:.CC110])" office:value-type="float" office:value="2.36432289722" calcext:value-type="float">
            <text:p>2.3643228972</text:p>
          </table:table-cell>
        </table:table-row>
        <table:table-row table:style-name="ro1">
          <table:table-cell office:value-type="float" office:value="6.590625" calcext:value-type="float">
            <text:p>6.590625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1" office:value-type="float" office:value="0.0000105611" calcext:value-type="float">
            <text:p>1.06E-05</text:p>
          </table:table-cell>
          <table:table-cell office:value-type="float" office:value="0.000116172" calcext:value-type="float">
            <text:p>0.000116172</text:p>
          </table:table-cell>
          <table:table-cell office:value-type="float" office:value="0.000496372" calcext:value-type="float">
            <text:p>0.000496372</text:p>
          </table:table-cell>
          <table:table-cell office:value-type="float" office:value="0.00157361" calcext:value-type="float">
            <text:p>0.00157361</text:p>
          </table:table-cell>
          <table:table-cell office:value-type="float" office:value="0.00487923" calcext:value-type="float">
            <text:p>0.00487923</text:p>
          </table:table-cell>
          <table:table-cell office:value-type="float" office:value="0.0108568" calcext:value-type="float">
            <text:p>0.0108568</text:p>
          </table:table-cell>
          <table:table-cell office:value-type="float" office:value="0.0189783" calcext:value-type="float">
            <text:p>0.0189783</text:p>
          </table:table-cell>
          <table:table-cell office:value-type="float" office:value="0.0326444" calcext:value-type="float">
            <text:p>0.0326444</text:p>
          </table:table-cell>
          <table:table-cell office:value-type="float" office:value="0.0483276" calcext:value-type="float">
            <text:p>0.0483276</text:p>
          </table:table-cell>
          <table:table-cell office:value-type="float" office:value="0.063166" calcext:value-type="float">
            <text:p>0.063166</text:p>
          </table:table-cell>
          <table:table-cell office:value-type="float" office:value="0.0783318" calcext:value-type="float">
            <text:p>0.0783318</text:p>
          </table:table-cell>
          <table:table-cell office:value-type="float" office:value="0.0916282" calcext:value-type="float">
            <text:p>0.0916282</text:p>
          </table:table-cell>
          <table:table-cell office:value-type="float" office:value="0.0992322" calcext:value-type="float">
            <text:p>0.0992322</text:p>
          </table:table-cell>
          <table:table-cell office:value-type="float" office:value="0.102622" calcext:value-type="float">
            <text:p>0.102622</text:p>
          </table:table-cell>
          <table:table-cell office:value-type="float" office:value="0.100531" calcext:value-type="float">
            <text:p>0.100531</text:p>
          </table:table-cell>
          <table:table-cell office:value-type="float" office:value="0.0959266" calcext:value-type="float">
            <text:p>0.0959266</text:p>
          </table:table-cell>
          <table:table-cell office:value-type="float" office:value="0.0940573" calcext:value-type="float">
            <text:p>0.0940573</text:p>
          </table:table-cell>
          <table:table-cell office:value-type="float" office:value="0.0857034" calcext:value-type="float">
            <text:p>0.0857034</text:p>
          </table:table-cell>
          <table:table-cell office:value-type="float" office:value="0.0793668" calcext:value-type="float">
            <text:p>0.0793668</text:p>
          </table:table-cell>
          <table:table-cell office:value-type="float" office:value="0.073537" calcext:value-type="float">
            <text:p>0.073537</text:p>
          </table:table-cell>
          <table:table-cell office:value-type="float" office:value="0.0643277" calcext:value-type="float">
            <text:p>0.0643277</text:p>
          </table:table-cell>
          <table:table-cell office:value-type="float" office:value="0.0593323" calcext:value-type="float">
            <text:p>0.0593323</text:p>
          </table:table-cell>
          <table:table-cell office:value-type="float" office:value="0.0532597" calcext:value-type="float">
            <text:p>0.0532597</text:p>
          </table:table-cell>
          <table:table-cell office:value-type="float" office:value="0.0468068" calcext:value-type="float">
            <text:p>0.0468068</text:p>
          </table:table-cell>
          <table:table-cell office:value-type="float" office:value="0.0423923" calcext:value-type="float">
            <text:p>0.0423923</text:p>
          </table:table-cell>
          <table:table-cell office:value-type="float" office:value="0.0384741" calcext:value-type="float">
            <text:p>0.0384741</text:p>
          </table:table-cell>
          <table:table-cell office:value-type="float" office:value="0.0357494" calcext:value-type="float">
            <text:p>0.0357494</text:p>
          </table:table-cell>
          <table:table-cell office:value-type="float" office:value="0.0312503" calcext:value-type="float">
            <text:p>0.0312503</text:p>
          </table:table-cell>
          <table:table-cell office:value-type="float" office:value="0.028684" calcext:value-type="float">
            <text:p>0.028684</text:p>
          </table:table-cell>
          <table:table-cell office:value-type="float" office:value="0.0270576" calcext:value-type="float">
            <text:p>0.0270576</text:p>
          </table:table-cell>
          <table:table-cell office:value-type="float" office:value="0.0251143" calcext:value-type="float">
            <text:p>0.0251143</text:p>
          </table:table-cell>
          <table:table-cell office:value-type="float" office:value="0.0232344" calcext:value-type="float">
            <text:p>0.0232344</text:p>
          </table:table-cell>
          <table:table-cell office:value-type="float" office:value="0.0218404" calcext:value-type="float">
            <text:p>0.0218404</text:p>
          </table:table-cell>
          <table:table-cell office:value-type="float" office:value="0.020045" calcext:value-type="float">
            <text:p>0.020045</text:p>
          </table:table-cell>
          <table:table-cell office:value-type="float" office:value="0.0198126" calcext:value-type="float">
            <text:p>0.0198126</text:p>
          </table:table-cell>
          <table:table-cell office:value-type="float" office:value="0.0186615" calcext:value-type="float">
            <text:p>0.0186615</text:p>
          </table:table-cell>
          <table:table-cell office:value-type="float" office:value="0.0183658" calcext:value-type="float">
            <text:p>0.0183658</text:p>
          </table:table-cell>
          <table:table-cell office:value-type="float" office:value="0.0180701" calcext:value-type="float">
            <text:p>0.0180701</text:p>
          </table:table-cell>
          <table:table-cell office:value-type="float" office:value="0.0183235" calcext:value-type="float">
            <text:p>0.0183235</text:p>
          </table:table-cell>
          <table:table-cell office:value-type="float" office:value="0.0176687" calcext:value-type="float">
            <text:p>0.0176687</text:p>
          </table:table-cell>
          <table:table-cell office:value-type="float" office:value="0.017447" calcext:value-type="float">
            <text:p>0.017447</text:p>
          </table:table-cell>
          <table:table-cell office:value-type="float" office:value="0.0189361" calcext:value-type="float">
            <text:p>0.0189361</text:p>
          </table:table-cell>
          <table:table-cell office:value-type="float" office:value="0.0178483" calcext:value-type="float">
            <text:p>0.0178483</text:p>
          </table:table-cell>
          <table:table-cell office:value-type="float" office:value="0.0184608" calcext:value-type="float">
            <text:p>0.0184608</text:p>
          </table:table-cell>
          <table:table-cell office:value-type="float" office:value="0.0190522" calcext:value-type="float">
            <text:p>0.0190522</text:p>
          </table:table-cell>
          <table:table-cell office:value-type="float" office:value="0.0188305" calcext:value-type="float">
            <text:p>0.0188305</text:p>
          </table:table-cell>
          <table:table-cell office:value-type="float" office:value="0.0200133" calcext:value-type="float">
            <text:p>0.0200133</text:p>
          </table:table-cell>
          <table:table-cell office:value-type="float" office:value="0.0199816" calcext:value-type="float">
            <text:p>0.0199816</text:p>
          </table:table-cell>
          <table:table-cell office:value-type="float" office:value="0.0205625" calcext:value-type="float">
            <text:p>0.0205625</text:p>
          </table:table-cell>
          <table:table-cell office:value-type="float" office:value="0.0210061" calcext:value-type="float">
            <text:p>0.0210061</text:p>
          </table:table-cell>
          <table:table-cell office:value-type="float" office:value="0.0205414" calcext:value-type="float">
            <text:p>0.0205414</text:p>
          </table:table-cell>
          <table:table-cell office:value-type="float" office:value="0.0218615" calcext:value-type="float">
            <text:p>0.0218615</text:p>
          </table:table-cell>
          <table:table-cell office:value-type="float" office:value="0.0235302" calcext:value-type="float">
            <text:p>0.0235302</text:p>
          </table:table-cell>
          <table:table-cell office:value-type="float" office:value="0.0236569" calcext:value-type="float">
            <text:p>0.0236569</text:p>
          </table:table-cell>
          <table:table-cell office:value-type="float" office:value="0.0245335" calcext:value-type="float">
            <text:p>0.0245335</text:p>
          </table:table-cell>
          <table:table-cell office:value-type="float" office:value="0.0253044" calcext:value-type="float">
            <text:p>0.0253044</text:p>
          </table:table-cell>
          <table:table-cell office:value-type="float" office:value="0.0267513" calcext:value-type="float">
            <text:p>0.0267513</text:p>
          </table:table-cell>
          <table:table-cell office:value-type="float" office:value="0.0270576" calcext:value-type="float">
            <text:p>0.0270576</text:p>
          </table:table-cell>
          <table:table-cell office:value-type="float" office:value="0.0280609" calcext:value-type="float">
            <text:p>0.0280609</text:p>
          </table:table-cell>
          <table:table-cell office:value-type="float" office:value="0.0302893" calcext:value-type="float">
            <text:p>0.0302893</text:p>
          </table:table-cell>
          <table:table-cell office:value-type="float" office:value="0.0300569" calcext:value-type="float">
            <text:p>0.0300569</text:p>
          </table:table-cell>
          <table:table-cell office:value-type="float" office:value="0.031113" calcext:value-type="float">
            <text:p>0.031113</text:p>
          </table:table-cell>
          <table:table-cell office:value-type="float" office:value="0.0323487" calcext:value-type="float">
            <text:p>0.0323487</text:p>
          </table:table-cell>
          <table:table-cell office:value-type="float" office:value="0.0340596" calcext:value-type="float">
            <text:p>0.0340596</text:p>
          </table:table-cell>
          <table:table-cell office:value-type="float" office:value="0.0333203" calcext:value-type="float">
            <text:p>0.0333203</text:p>
          </table:table-cell>
          <table:table-cell office:value-type="float" office:value="0.0349256" calcext:value-type="float">
            <text:p>0.0349256</text:p>
          </table:table-cell>
          <table:table-cell table:formula="of:=SUM([.P111:.CC111])" office:value-type="float" office:value="2.3500053451" calcext:value-type="float">
            <text:p>2.3500053451</text:p>
          </table:table-cell>
        </table:table-row>
        <table:table-row table:style-name="ro1">
          <table:table-cell office:value-type="float" office:value="6.65" calcext:value-type="float">
            <text:p>6.65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1" office:value-type="float" office:value="0.0000290343" calcext:value-type="float">
            <text:p>2.90E-05</text:p>
          </table:table-cell>
          <table:table-cell office:value-type="float" office:value="0.000145172" calcext:value-type="float">
            <text:p>0.000145172</text:p>
          </table:table-cell>
          <table:table-cell office:value-type="float" office:value="0.000624238" calcext:value-type="float">
            <text:p>0.000624238</text:p>
          </table:table-cell>
          <table:table-cell office:value-type="float" office:value="0.00162592" calcext:value-type="float">
            <text:p>0.00162592</text:p>
          </table:table-cell>
          <table:table-cell office:value-type="float" office:value="0.00463097" calcext:value-type="float">
            <text:p>0.00463097</text:p>
          </table:table-cell>
          <table:table-cell office:value-type="float" office:value="0.0106846" calcext:value-type="float">
            <text:p>0.0106846</text:p>
          </table:table-cell>
          <table:table-cell office:value-type="float" office:value="0.0198595" calcext:value-type="float">
            <text:p>0.0198595</text:p>
          </table:table-cell>
          <table:table-cell office:value-type="float" office:value="0.0324604" calcext:value-type="float">
            <text:p>0.0324604</text:p>
          </table:table-cell>
          <table:table-cell office:value-type="float" office:value="0.047413" calcext:value-type="float">
            <text:p>0.047413</text:p>
          </table:table-cell>
          <table:table-cell office:value-type="float" office:value="0.064761" calcext:value-type="float">
            <text:p>0.064761</text:p>
          </table:table-cell>
          <table:table-cell office:value-type="float" office:value="0.0786975" calcext:value-type="float">
            <text:p>0.0786975</text:p>
          </table:table-cell>
          <table:table-cell office:value-type="float" office:value="0.0899048" calcext:value-type="float">
            <text:p>0.0899048</text:p>
          </table:table-cell>
          <table:table-cell office:value-type="float" office:value="0.0963649" calcext:value-type="float">
            <text:p>0.0963649</text:p>
          </table:table-cell>
          <table:table-cell office:value-type="float" office:value="0.101736" calcext:value-type="float">
            <text:p>0.101736</text:p>
          </table:table-cell>
          <table:table-cell office:value-type="float" office:value="0.101693" calcext:value-type="float">
            <text:p>0.101693</text:p>
          </table:table-cell>
          <table:table-cell office:value-type="float" office:value="0.0966843" calcext:value-type="float">
            <text:p>0.0966843</text:p>
          </table:table-cell>
          <table:table-cell office:value-type="float" office:value="0.093868" calcext:value-type="float">
            <text:p>0.093868</text:p>
          </table:table-cell>
          <table:table-cell office:value-type="float" office:value="0.0877707" calcext:value-type="float">
            <text:p>0.0877707</text:p>
          </table:table-cell>
          <table:table-cell office:value-type="float" office:value="0.0796557" calcext:value-type="float">
            <text:p>0.0796557</text:p>
          </table:table-cell>
          <table:table-cell office:value-type="float" office:value="0.0711921" calcext:value-type="float">
            <text:p>0.0711921</text:p>
          </table:table-cell>
          <table:table-cell office:value-type="float" office:value="0.0655595" calcext:value-type="float">
            <text:p>0.0655595</text:p>
          </table:table-cell>
          <table:table-cell office:value-type="float" office:value="0.0582864" calcext:value-type="float">
            <text:p>0.0582864</text:p>
          </table:table-cell>
          <table:table-cell office:value-type="float" office:value="0.0536699" calcext:value-type="float">
            <text:p>0.0536699</text:p>
          </table:table-cell>
          <table:table-cell office:value-type="float" office:value="0.047384" calcext:value-type="float">
            <text:p>0.047384</text:p>
          </table:table-cell>
          <table:table-cell office:value-type="float" office:value="0.0417949" calcext:value-type="float">
            <text:p>0.0417949</text:p>
          </table:table-cell>
          <table:table-cell office:value-type="float" office:value="0.038935" calcext:value-type="float">
            <text:p>0.038935</text:p>
          </table:table-cell>
          <table:table-cell office:value-type="float" office:value="0.0343331" calcext:value-type="float">
            <text:p>0.0343331</text:p>
          </table:table-cell>
          <table:table-cell office:value-type="float" office:value="0.0326346" calcext:value-type="float">
            <text:p>0.0326346</text:p>
          </table:table-cell>
          <table:table-cell office:value-type="float" office:value="0.0278875" calcext:value-type="float">
            <text:p>0.0278875</text:p>
          </table:table-cell>
          <table:table-cell office:value-type="float" office:value="0.0255212" calcext:value-type="float">
            <text:p>0.0255212</text:p>
          </table:table-cell>
          <table:table-cell office:value-type="float" office:value="0.0246792" calcext:value-type="float">
            <text:p>0.0246792</text:p>
          </table:table-cell>
          <table:table-cell office:value-type="float" office:value="0.0213693" calcext:value-type="float">
            <text:p>0.0213693</text:p>
          </table:table-cell>
          <table:table-cell office:value-type="float" office:value="0.0213983" calcext:value-type="float">
            <text:p>0.0213983</text:p>
          </table:table-cell>
          <table:table-cell office:value-type="float" office:value="0.0205418" calcext:value-type="float">
            <text:p>0.0205418</text:p>
          </table:table-cell>
          <table:table-cell office:value-type="float" office:value="0.0188723" calcext:value-type="float">
            <text:p>0.0188723</text:p>
          </table:table-cell>
          <table:table-cell office:value-type="float" office:value="0.0182045" calcext:value-type="float">
            <text:p>0.0182045</text:p>
          </table:table-cell>
          <table:table-cell office:value-type="float" office:value="0.0178997" calcext:value-type="float">
            <text:p>0.0178997</text:p>
          </table:table-cell>
          <table:table-cell office:value-type="float" office:value="0.0183061" calcext:value-type="float">
            <text:p>0.0183061</text:p>
          </table:table-cell>
          <table:table-cell office:value-type="float" office:value="0.0174787" calcext:value-type="float">
            <text:p>0.0174787</text:p>
          </table:table-cell>
          <table:table-cell office:value-type="float" office:value="0.0180013" calcext:value-type="float">
            <text:p>0.0180013</text:p>
          </table:table-cell>
          <table:table-cell office:value-type="float" office:value="0.0183497" calcext:value-type="float">
            <text:p>0.0183497</text:p>
          </table:table-cell>
          <table:table-cell office:value-type="float" office:value="0.0168689" calcext:value-type="float">
            <text:p>0.0168689</text:p>
          </table:table-cell>
          <table:table-cell office:value-type="float" office:value="0.017769" calcext:value-type="float">
            <text:p>0.017769</text:p>
          </table:table-cell>
          <table:table-cell office:value-type="float" office:value="0.0177255" calcext:value-type="float">
            <text:p>0.0177255</text:p>
          </table:table-cell>
          <table:table-cell office:value-type="float" office:value="0.0179432" calcext:value-type="float">
            <text:p>0.0179432</text:p>
          </table:table-cell>
          <table:table-cell office:value-type="float" office:value="0.0183642" calcext:value-type="float">
            <text:p>0.0183642</text:p>
          </table:table-cell>
          <table:table-cell office:value-type="float" office:value="0.0196708" calcext:value-type="float">
            <text:p>0.0196708</text:p>
          </table:table-cell>
          <table:table-cell office:value-type="float" office:value="0.0192643" calcext:value-type="float">
            <text:p>0.0192643</text:p>
          </table:table-cell>
          <table:table-cell office:value-type="float" office:value="0.0200772" calcext:value-type="float">
            <text:p>0.0200772</text:p>
          </table:table-cell>
          <table:table-cell office:value-type="float" office:value="0.0208902" calcext:value-type="float">
            <text:p>0.0208902</text:p>
          </table:table-cell>
          <table:table-cell office:value-type="float" office:value="0.0214999" calcext:value-type="float">
            <text:p>0.0214999</text:p>
          </table:table-cell>
          <table:table-cell office:value-type="float" office:value="0.022037" calcext:value-type="float">
            <text:p>0.022037</text:p>
          </table:table-cell>
          <table:table-cell office:value-type="float" office:value="0.0227919" calcext:value-type="float">
            <text:p>0.0227919</text:p>
          </table:table-cell>
          <table:table-cell office:value-type="float" office:value="0.0240985" calcext:value-type="float">
            <text:p>0.0240985</text:p>
          </table:table-cell>
          <table:table-cell office:value-type="float" office:value="0.025347" calcext:value-type="float">
            <text:p>0.025347</text:p>
          </table:table-cell>
          <table:table-cell office:value-type="float" office:value="0.0253324" calcext:value-type="float">
            <text:p>0.0253324</text:p>
          </table:table-cell>
          <table:table-cell office:value-type="float" office:value="0.0266825" calcext:value-type="float">
            <text:p>0.0266825</text:p>
          </table:table-cell>
          <table:table-cell office:value-type="float" office:value="0.0273358" calcext:value-type="float">
            <text:p>0.0273358</text:p>
          </table:table-cell>
          <table:table-cell office:value-type="float" office:value="0.0278584" calcext:value-type="float">
            <text:p>0.0278584</text:p>
          </table:table-cell>
          <table:table-cell office:value-type="float" office:value="0.0286714" calcext:value-type="float">
            <text:p>0.0286714</text:p>
          </table:table-cell>
          <table:table-cell office:value-type="float" office:value="0.0295424" calcext:value-type="float">
            <text:p>0.0295424</text:p>
          </table:table-cell>
          <table:table-cell office:value-type="float" office:value="0.0319232" calcext:value-type="float">
            <text:p>0.0319232</text:p>
          </table:table-cell>
          <table:table-cell office:value-type="float" office:value="0.0317345" calcext:value-type="float">
            <text:p>0.0317345</text:p>
          </table:table-cell>
          <table:table-cell office:value-type="float" office:value="0.0317781" calcext:value-type="float">
            <text:p>0.0317781</text:p>
          </table:table-cell>
          <table:table-cell office:value-type="float" office:value="0.0336508" calcext:value-type="float">
            <text:p>0.0336508</text:p>
          </table:table-cell>
          <table:table-cell office:value-type="float" office:value="0.0359009" calcext:value-type="float">
            <text:p>0.0359009</text:p>
          </table:table-cell>
          <table:table-cell table:formula="of:=SUM([.P112:.CC112])" office:value-type="float" office:value="2.3356658343" calcext:value-type="float">
            <text:p>2.3356658343</text:p>
          </table:table-cell>
        </table:table-row>
        <table:table-row table:style-name="ro1">
          <table:table-cell office:value-type="float" office:value="6.709375" calcext:value-type="float">
            <text:p>6.709375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table:style-name="ce1" office:value-type="float" office:value="0.0000201292" calcext:value-type="float">
            <text:p>2.01E-05</text:p>
          </table:table-cell>
          <table:table-cell table:style-name="ce1" office:value-type="float" office:value="0.0000805169" calcext:value-type="float">
            <text:p>8.05E-05</text:p>
          </table:table-cell>
          <table:table-cell office:value-type="float" office:value="0.000382455" calcext:value-type="float">
            <text:p>0.000382455</text:p>
          </table:table-cell>
          <table:table-cell office:value-type="float" office:value="0.00181163" calcext:value-type="float">
            <text:p>0.00181163</text:p>
          </table:table-cell>
          <table:table-cell office:value-type="float" office:value="0.00477063" calcext:value-type="float">
            <text:p>0.00477063</text:p>
          </table:table-cell>
          <table:table-cell office:value-type="float" office:value="0.0107691" calcext:value-type="float">
            <text:p>0.0107691</text:p>
          </table:table-cell>
          <table:table-cell office:value-type="float" office:value="0.0205922" calcext:value-type="float">
            <text:p>0.0205922</text:p>
          </table:table-cell>
          <table:table-cell office:value-type="float" office:value="0.0323275" calcext:value-type="float">
            <text:p>0.0323275</text:p>
          </table:table-cell>
          <table:table-cell office:value-type="float" office:value="0.0461362" calcext:value-type="float">
            <text:p>0.0461362</text:p>
          </table:table-cell>
          <table:table-cell office:value-type="float" office:value="0.0630447" calcext:value-type="float">
            <text:p>0.0630447</text:p>
          </table:table-cell>
          <table:table-cell office:value-type="float" office:value="0.0785845" calcext:value-type="float">
            <text:p>0.0785845</text:p>
          </table:table-cell>
          <table:table-cell office:value-type="float" office:value="0.0920308" calcext:value-type="float">
            <text:p>0.0920308</text:p>
          </table:table-cell>
          <table:table-cell office:value-type="float" office:value="0.0974255" calcext:value-type="float">
            <text:p>0.0974255</text:p>
          </table:table-cell>
          <table:table-cell office:value-type="float" office:value="0.10121" calcext:value-type="float">
            <text:p>0.10121</text:p>
          </table:table-cell>
          <table:table-cell office:value-type="float" office:value="0.10437" calcext:value-type="float">
            <text:p>0.10437</text:p>
          </table:table-cell>
          <table:table-cell office:value-type="float" office:value="0.0967813" calcext:value-type="float">
            <text:p>0.0967813</text:p>
          </table:table-cell>
          <table:table-cell office:value-type="float" office:value="0.0956944" calcext:value-type="float">
            <text:p>0.0956944</text:p>
          </table:table-cell>
          <table:table-cell office:value-type="float" office:value="0.0849453" calcext:value-type="float">
            <text:p>0.0849453</text:p>
          </table:table-cell>
          <table:table-cell office:value-type="float" office:value="0.0796312" calcext:value-type="float">
            <text:p>0.0796312</text:p>
          </table:table-cell>
          <table:table-cell office:value-type="float" office:value="0.0731496" calcext:value-type="float">
            <text:p>0.0731496</text:p>
          </table:table-cell>
          <table:table-cell office:value-type="float" office:value="0.0623805" calcext:value-type="float">
            <text:p>0.0623805</text:p>
          </table:table-cell>
          <table:table-cell office:value-type="float" office:value="0.0575092" calcext:value-type="float">
            <text:p>0.0575092</text:p>
          </table:table-cell>
          <table:table-cell office:value-type="float" office:value="0.0542684" calcext:value-type="float">
            <text:p>0.0542684</text:p>
          </table:table-cell>
          <table:table-cell office:value-type="float" office:value="0.0488335" calcext:value-type="float">
            <text:p>0.0488335</text:p>
          </table:table-cell>
          <table:table-cell office:value-type="float" office:value="0.0433584" calcext:value-type="float">
            <text:p>0.0433584</text:p>
          </table:table-cell>
          <table:table-cell office:value-type="float" office:value="0.0392923" calcext:value-type="float">
            <text:p>0.0392923</text:p>
          </table:table-cell>
          <table:table-cell office:value-type="float" office:value="0.0334548" calcext:value-type="float">
            <text:p>0.0334548</text:p>
          </table:table-cell>
          <table:table-cell office:value-type="float" office:value="0.0318847" calcext:value-type="float">
            <text:p>0.0318847</text:p>
          </table:table-cell>
          <table:table-cell office:value-type="float" office:value="0.0288854" calcext:value-type="float">
            <text:p>0.0288854</text:p>
          </table:table-cell>
          <table:table-cell office:value-type="float" office:value="0.0254836" calcext:value-type="float">
            <text:p>0.0254836</text:p>
          </table:table-cell>
          <table:table-cell office:value-type="float" office:value="0.023672" calcext:value-type="float">
            <text:p>0.023672</text:p>
          </table:table-cell>
          <table:table-cell office:value-type="float" office:value="0.0207935" calcext:value-type="float">
            <text:p>0.0207935</text:p>
          </table:table-cell>
          <table:table-cell office:value-type="float" office:value="0.0205721" calcext:value-type="float">
            <text:p>0.0205721</text:p>
          </table:table-cell>
          <table:table-cell office:value-type="float" office:value="0.0207532" calcext:value-type="float">
            <text:p>0.0207532</text:p>
          </table:table-cell>
          <table:table-cell office:value-type="float" office:value="0.0192234" calcext:value-type="float">
            <text:p>0.0192234</text:p>
          </table:table-cell>
          <table:table-cell office:value-type="float" office:value="0.0185793" calcext:value-type="float">
            <text:p>0.0185793</text:p>
          </table:table-cell>
          <table:table-cell office:value-type="float" office:value="0.0174319" calcext:value-type="float">
            <text:p>0.0174319</text:p>
          </table:table-cell>
          <table:table-cell office:value-type="float" office:value="0.017915" calcext:value-type="float">
            <text:p>0.017915</text:p>
          </table:table-cell>
          <table:table-cell office:value-type="float" office:value="0.0172507" calcext:value-type="float">
            <text:p>0.0172507</text:p>
          </table:table-cell>
          <table:table-cell office:value-type="float" office:value="0.0165462" calcext:value-type="float">
            <text:p>0.0165462</text:p>
          </table:table-cell>
          <table:table-cell office:value-type="float" office:value="0.0184786" calcext:value-type="float">
            <text:p>0.0184786</text:p>
          </table:table-cell>
          <table:table-cell office:value-type="float" office:value="0.0167676" calcext:value-type="float">
            <text:p>0.0167676</text:p>
          </table:table-cell>
          <table:table-cell office:value-type="float" office:value="0.0184384" calcext:value-type="float">
            <text:p>0.0184384</text:p>
          </table:table-cell>
          <table:table-cell office:value-type="float" office:value="0.0182572" calcext:value-type="float">
            <text:p>0.0182572</text:p>
          </table:table-cell>
          <table:table-cell office:value-type="float" office:value="0.0177942" calcext:value-type="float">
            <text:p>0.0177942</text:p>
          </table:table-cell>
          <table:table-cell office:value-type="float" office:value="0.0182371" calcext:value-type="float">
            <text:p>0.0182371</text:p>
          </table:table-cell>
          <table:table-cell office:value-type="float" office:value="0.0196864" calcext:value-type="float">
            <text:p>0.0196864</text:p>
          </table:table-cell>
          <table:table-cell office:value-type="float" office:value="0.0192234" calcext:value-type="float">
            <text:p>0.0192234</text:p>
          </table:table-cell>
          <table:table-cell office:value-type="float" office:value="0.019787" calcext:value-type="float">
            <text:p>0.019787</text:p>
          </table:table-cell>
          <table:table-cell office:value-type="float" office:value="0.0201494" calcext:value-type="float">
            <text:p>0.0201494</text:p>
          </table:table-cell>
          <table:table-cell office:value-type="float" office:value="0.0207532" calcext:value-type="float">
            <text:p>0.0207532</text:p>
          </table:table-cell>
          <table:table-cell office:value-type="float" office:value="0.0228869" calcext:value-type="float">
            <text:p>0.0228869</text:p>
          </table:table-cell>
          <table:table-cell office:value-type="float" office:value="0.0235311" calcext:value-type="float">
            <text:p>0.0235311</text:p>
          </table:table-cell>
          <table:table-cell office:value-type="float" office:value="0.0245577" calcext:value-type="float">
            <text:p>0.0245577</text:p>
          </table:table-cell>
          <table:table-cell office:value-type="float" office:value="0.0242759" calcext:value-type="float">
            <text:p>0.0242759</text:p>
          </table:table-cell>
          <table:table-cell office:value-type="float" office:value="0.0248395" calcext:value-type="float">
            <text:p>0.0248395</text:p>
          </table:table-cell>
          <table:table-cell office:value-type="float" office:value="0.0253024" calcext:value-type="float">
            <text:p>0.0253024</text:p>
          </table:table-cell>
          <table:table-cell office:value-type="float" office:value="0.0273355" calcext:value-type="float">
            <text:p>0.0273355</text:p>
          </table:table-cell>
          <table:table-cell office:value-type="float" office:value="0.0282413" calcext:value-type="float">
            <text:p>0.0282413</text:p>
          </table:table-cell>
          <table:table-cell office:value-type="float" office:value="0.0285231" calcext:value-type="float">
            <text:p>0.0285231</text:p>
          </table:table-cell>
          <table:table-cell office:value-type="float" office:value="0.030214" calcext:value-type="float">
            <text:p>0.030214</text:p>
          </table:table-cell>
          <table:table-cell office:value-type="float" office:value="0.0293685" calcext:value-type="float">
            <text:p>0.0293685</text:p>
          </table:table-cell>
          <table:table-cell office:value-type="float" office:value="0.0321464" calcext:value-type="float">
            <text:p>0.0321464</text:p>
          </table:table-cell>
          <table:table-cell office:value-type="float" office:value="0.0324886" calcext:value-type="float">
            <text:p>0.0324886</text:p>
          </table:table-cell>
          <table:table-cell office:value-type="float" office:value="0.0337567" calcext:value-type="float">
            <text:p>0.0337567</text:p>
          </table:table-cell>
          <table:table-cell office:value-type="float" office:value="0.0344612" calcext:value-type="float">
            <text:p>0.0344612</text:p>
          </table:table-cell>
          <table:table-cell table:formula="of:=SUM([.P113:.CC113])" office:value-type="float" office:value="2.3313470611" calcext:value-type="float">
            <text:p>2.3313470611</text:p>
          </table:table-cell>
        </table:table-row>
        <table:table-row table:style-name="ro1">
          <table:table-cell office:value-type="float" office:value="6.76875" calcext:value-type="float">
            <text:p>6.76875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1" office:value-type="float" office:value="0.0000273988" calcext:value-type="float">
            <text:p>2.74E-05</text:p>
          </table:table-cell>
          <table:table-cell office:value-type="float" office:value="0.000109595" calcext:value-type="float">
            <text:p>0.000109595</text:p>
          </table:table-cell>
          <table:table-cell office:value-type="float" office:value="0.000328785" calcext:value-type="float">
            <text:p>0.000328785</text:p>
          </table:table-cell>
          <table:table-cell office:value-type="float" office:value="0.00161653" calcext:value-type="float">
            <text:p>0.00161653</text:p>
          </table:table-cell>
          <table:table-cell office:value-type="float" office:value="0.00493178" calcext:value-type="float">
            <text:p>0.00493178</text:p>
          </table:table-cell>
          <table:table-cell office:value-type="float" office:value="0.0112061" calcext:value-type="float">
            <text:p>0.0112061</text:p>
          </table:table-cell>
          <table:table-cell office:value-type="float" office:value="0.0196723" calcext:value-type="float">
            <text:p>0.0196723</text:p>
          </table:table-cell>
          <table:table-cell office:value-type="float" office:value="0.0330155" calcext:value-type="float">
            <text:p>0.0330155</text:p>
          </table:table-cell>
          <table:table-cell office:value-type="float" office:value="0.0476464" calcext:value-type="float">
            <text:p>0.0476464</text:p>
          </table:table-cell>
          <table:table-cell office:value-type="float" office:value="0.0627432" calcext:value-type="float">
            <text:p>0.0627432</text:p>
          </table:table-cell>
          <table:table-cell office:value-type="float" office:value="0.079566" calcext:value-type="float">
            <text:p>0.079566</text:p>
          </table:table-cell>
          <table:table-cell office:value-type="float" office:value="0.0899775" calcext:value-type="float">
            <text:p>0.0899775</text:p>
          </table:table-cell>
          <table:table-cell office:value-type="float" office:value="0.097567" calcext:value-type="float">
            <text:p>0.097567</text:p>
          </table:table-cell>
          <table:table-cell office:value-type="float" office:value="0.103348" calcext:value-type="float">
            <text:p>0.103348</text:p>
          </table:table-cell>
          <table:table-cell office:value-type="float" office:value="0.10343" calcext:value-type="float">
            <text:p>0.10343</text:p>
          </table:table-cell>
          <table:table-cell office:value-type="float" office:value="0.0997315" calcext:value-type="float">
            <text:p>0.0997315</text:p>
          </table:table-cell>
          <table:table-cell office:value-type="float" office:value="0.0930736" calcext:value-type="float">
            <text:p>0.0930736</text:p>
          </table:table-cell>
          <table:table-cell office:value-type="float" office:value="0.0868541" calcext:value-type="float">
            <text:p>0.0868541</text:p>
          </table:table-cell>
          <table:table-cell office:value-type="float" office:value="0.0816757" calcext:value-type="float">
            <text:p>0.0816757</text:p>
          </table:table-cell>
          <table:table-cell office:value-type="float" office:value="0.0699216" calcext:value-type="float">
            <text:p>0.0699216</text:p>
          </table:table-cell>
          <table:table-cell office:value-type="float" office:value="0.0655926" calcext:value-type="float">
            <text:p>0.0655926</text:p>
          </table:table-cell>
          <table:table-cell office:value-type="float" office:value="0.0576196" calcext:value-type="float">
            <text:p>0.0576196</text:p>
          </table:table-cell>
          <table:table-cell office:value-type="float" office:value="0.0532632" calcext:value-type="float">
            <text:p>0.0532632</text:p>
          </table:table-cell>
          <table:table-cell office:value-type="float" office:value="0.0460573" calcext:value-type="float">
            <text:p>0.0460573</text:p>
          </table:table-cell>
          <table:table-cell office:value-type="float" office:value="0.0400296" calcext:value-type="float">
            <text:p>0.0400296</text:p>
          </table:table-cell>
          <table:table-cell office:value-type="float" office:value="0.0381665" calcext:value-type="float">
            <text:p>0.0381665</text:p>
          </table:table-cell>
          <table:table-cell office:value-type="float" office:value="0.0353444" calcext:value-type="float">
            <text:p>0.0353444</text:p>
          </table:table-cell>
          <table:table-cell office:value-type="float" office:value="0.0300838" calcext:value-type="float">
            <text:p>0.0300838</text:p>
          </table:table-cell>
          <table:table-cell office:value-type="float" office:value="0.0281659" calcext:value-type="float">
            <text:p>0.0281659</text:p>
          </table:table-cell>
          <table:table-cell office:value-type="float" office:value="0.0255082" calcext:value-type="float">
            <text:p>0.0255082</text:p>
          </table:table-cell>
          <table:table-cell office:value-type="float" office:value="0.0243027" calcext:value-type="float">
            <text:p>0.0243027</text:p>
          </table:table-cell>
          <table:table-cell office:value-type="float" office:value="0.0229602" calcext:value-type="float">
            <text:p>0.0229602</text:p>
          </table:table-cell>
          <table:table-cell office:value-type="float" office:value="0.0213984" calcext:value-type="float">
            <text:p>0.0213984</text:p>
          </table:table-cell>
          <table:table-cell office:value-type="float" office:value="0.0195079" calcext:value-type="float">
            <text:p>0.0195079</text:p>
          </table:table-cell>
          <table:table-cell office:value-type="float" office:value="0.0203299" calcext:value-type="float">
            <text:p>0.0203299</text:p>
          </table:table-cell>
          <table:table-cell office:value-type="float" office:value="0.0194531" calcext:value-type="float">
            <text:p>0.0194531</text:p>
          </table:table-cell>
          <table:table-cell office:value-type="float" office:value="0.0171516" calcext:value-type="float">
            <text:p>0.0171516</text:p>
          </table:table-cell>
          <table:table-cell office:value-type="float" office:value="0.0167406" calcext:value-type="float">
            <text:p>0.0167406</text:p>
          </table:table-cell>
          <table:table-cell office:value-type="float" office:value="0.0175078" calcext:value-type="float">
            <text:p>0.0175078</text:p>
          </table:table-cell>
          <table:table-cell office:value-type="float" office:value="0.0169598" calcext:value-type="float">
            <text:p>0.0169598</text:p>
          </table:table-cell>
          <table:table-cell office:value-type="float" office:value="0.0164941" calcext:value-type="float">
            <text:p>0.0164941</text:p>
          </table:table-cell>
          <table:table-cell office:value-type="float" office:value="0.0160557" calcext:value-type="float">
            <text:p>0.0160557</text:p>
          </table:table-cell>
          <table:table-cell office:value-type="float" office:value="0.0178366" calcext:value-type="float">
            <text:p>0.0178366</text:p>
          </table:table-cell>
          <table:table-cell office:value-type="float" office:value="0.0169598" calcext:value-type="float">
            <text:p>0.0169598</text:p>
          </table:table-cell>
          <table:table-cell office:value-type="float" office:value="0.0180558" calcext:value-type="float">
            <text:p>0.0180558</text:p>
          </table:table-cell>
          <table:table-cell office:value-type="float" office:value="0.0184394" calcext:value-type="float">
            <text:p>0.0184394</text:p>
          </table:table-cell>
          <table:table-cell office:value-type="float" office:value="0.018001" calcext:value-type="float">
            <text:p>0.018001</text:p>
          </table:table-cell>
          <table:table-cell office:value-type="float" office:value="0.0194531" calcext:value-type="float">
            <text:p>0.0194531</text:p>
          </table:table-cell>
          <table:table-cell office:value-type="float" office:value="0.0203025" calcext:value-type="float">
            <text:p>0.0203025</text:p>
          </table:table-cell>
          <table:table-cell office:value-type="float" office:value="0.0197819" calcext:value-type="float">
            <text:p>0.0197819</text:p>
          </table:table-cell>
          <table:table-cell office:value-type="float" office:value="0.0215628" calcext:value-type="float">
            <text:p>0.0215628</text:p>
          </table:table-cell>
          <table:table-cell office:value-type="float" office:value="0.0213162" calcext:value-type="float">
            <text:p>0.0213162</text:p>
          </table:table-cell>
          <table:table-cell office:value-type="float" office:value="0.021508" calcext:value-type="float">
            <text:p>0.021508</text:p>
          </table:table-cell>
          <table:table-cell office:value-type="float" office:value="0.0234807" calcext:value-type="float">
            <text:p>0.0234807</text:p>
          </table:table-cell>
          <table:table-cell office:value-type="float" office:value="0.0225766" calcext:value-type="float">
            <text:p>0.0225766</text:p>
          </table:table-cell>
          <table:table-cell office:value-type="float" office:value="0.0244671" calcext:value-type="float">
            <text:p>0.0244671</text:p>
          </table:table-cell>
          <table:table-cell office:value-type="float" office:value="0.0258096" calcext:value-type="float">
            <text:p>0.0258096</text:p>
          </table:table-cell>
          <table:table-cell office:value-type="float" office:value="0.0265494" calcext:value-type="float">
            <text:p>0.0265494</text:p>
          </table:table-cell>
          <table:table-cell office:value-type="float" office:value="0.0275632" calcext:value-type="float">
            <text:p>0.0275632</text:p>
          </table:table-cell>
          <table:table-cell office:value-type="float" office:value="0.0285769" calcext:value-type="float">
            <text:p>0.0285769</text:p>
          </table:table-cell>
          <table:table-cell office:value-type="float" office:value="0.0294537" calcext:value-type="float">
            <text:p>0.0294537</text:p>
          </table:table-cell>
          <table:table-cell office:value-type="float" office:value="0.0306866" calcext:value-type="float">
            <text:p>0.0306866</text:p>
          </table:table-cell>
          <table:table-cell office:value-type="float" office:value="0.0287139" calcext:value-type="float">
            <text:p>0.0287139</text:p>
          </table:table-cell>
          <table:table-cell office:value-type="float" office:value="0.0324949" calcext:value-type="float">
            <text:p>0.0324949</text:p>
          </table:table-cell>
          <table:table-cell office:value-type="float" office:value="0.0337279" calcext:value-type="float">
            <text:p>0.0337279</text:p>
          </table:table-cell>
          <table:table-cell office:value-type="float" office:value="0.0348786" calcext:value-type="float">
            <text:p>0.0348786</text:p>
          </table:table-cell>
          <table:table-cell table:formula="of:=SUM([.P114:.CC114])" office:value-type="float" office:value="2.3173316888" calcext:value-type="float">
            <text:p>2.3173316888</text:p>
          </table:table-cell>
        </table:table-row>
        <table:table-row table:style-name="ro1">
          <table:table-cell office:value-type="float" office:value="6.828125" calcext:value-type="float">
            <text:p>6.828125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1" office:value-type="float" office:value="0.0000730834" calcext:value-type="float">
            <text:p>7.31E-05</text:p>
          </table:table-cell>
          <table:table-cell office:value-type="float" office:value="0.000621209" calcext:value-type="float">
            <text:p>0.000621209</text:p>
          </table:table-cell>
          <table:table-cell office:value-type="float" office:value="0.00120588" calcext:value-type="float">
            <text:p>0.00120588</text:p>
          </table:table-cell>
          <table:table-cell office:value-type="float" office:value="0.00489659" calcext:value-type="float">
            <text:p>0.00489659</text:p>
          </table:table-cell>
          <table:table-cell office:value-type="float" office:value="0.010926" calcext:value-type="float">
            <text:p>0.010926</text:p>
          </table:table-cell>
          <table:table-cell office:value-type="float" office:value="0.0190748" calcext:value-type="float">
            <text:p>0.0190748</text:p>
          </table:table-cell>
          <table:table-cell office:value-type="float" office:value="0.0323029" calcext:value-type="float">
            <text:p>0.0323029</text:p>
          </table:table-cell>
          <table:table-cell office:value-type="float" office:value="0.0488928" calcext:value-type="float">
            <text:p>0.0488928</text:p>
          </table:table-cell>
          <table:table-cell office:value-type="float" office:value="0.0619747" calcext:value-type="float">
            <text:p>0.0619747</text:p>
          </table:table-cell>
          <table:table-cell office:value-type="float" office:value="0.0806841" calcext:value-type="float">
            <text:p>0.0806841</text:p>
          </table:table-cell>
          <table:table-cell office:value-type="float" office:value="0.0912081" calcext:value-type="float">
            <text:p>0.0912081</text:p>
          </table:table-cell>
          <table:table-cell office:value-type="float" office:value="0.0992107" calcext:value-type="float">
            <text:p>0.0992107</text:p>
          </table:table-cell>
          <table:table-cell office:value-type="float" office:value="0.105313" calcext:value-type="float">
            <text:p>0.105313</text:p>
          </table:table-cell>
          <table:table-cell office:value-type="float" office:value="0.099503" calcext:value-type="float">
            <text:p>0.099503</text:p>
          </table:table-cell>
          <table:table-cell office:value-type="float" office:value="0.100526" calcext:value-type="float">
            <text:p>0.100526</text:p>
          </table:table-cell>
          <table:table-cell office:value-type="float" office:value="0.0942776" calcext:value-type="float">
            <text:p>0.0942776</text:p>
          </table:table-cell>
          <table:table-cell office:value-type="float" office:value="0.0894906" calcext:value-type="float">
            <text:p>0.0894906</text:p>
          </table:table-cell>
          <table:table-cell office:value-type="float" office:value="0.0760067" calcext:value-type="float">
            <text:p>0.0760067</text:p>
          </table:table-cell>
          <table:table-cell office:value-type="float" office:value="0.0746547" calcext:value-type="float">
            <text:p>0.0746547</text:p>
          </table:table-cell>
          <table:table-cell office:value-type="float" office:value="0.0641672" calcext:value-type="float">
            <text:p>0.0641672</text:p>
          </table:table-cell>
          <table:table-cell office:value-type="float" office:value="0.0565665" calcext:value-type="float">
            <text:p>0.0565665</text:p>
          </table:table-cell>
          <table:table-cell office:value-type="float" office:value="0.0521085" calcext:value-type="float">
            <text:p>0.0521085</text:p>
          </table:table-cell>
          <table:table-cell office:value-type="float" office:value="0.0451655" calcext:value-type="float">
            <text:p>0.0451655</text:p>
          </table:table-cell>
          <table:table-cell office:value-type="float" office:value="0.0416575" calcext:value-type="float">
            <text:p>0.0416575</text:p>
          </table:table-cell>
          <table:table-cell office:value-type="float" office:value="0.0374552" calcext:value-type="float">
            <text:p>0.0374552</text:p>
          </table:table-cell>
          <table:table-cell office:value-type="float" office:value="0.0347146" calcext:value-type="float">
            <text:p>0.0347146</text:p>
          </table:table-cell>
          <table:table-cell office:value-type="float" office:value="0.0294891" calcext:value-type="float">
            <text:p>0.0294891</text:p>
          </table:table-cell>
          <table:table-cell office:value-type="float" office:value="0.0285756" calcext:value-type="float">
            <text:p>0.0285756</text:p>
          </table:table-cell>
          <table:table-cell office:value-type="float" office:value="0.025433" calcext:value-type="float">
            <text:p>0.025433</text:p>
          </table:table-cell>
          <table:table-cell office:value-type="float" office:value="0.0249214" calcext:value-type="float">
            <text:p>0.0249214</text:p>
          </table:table-cell>
          <table:table-cell office:value-type="float" office:value="0.0204999" calcext:value-type="float">
            <text:p>0.0204999</text:p>
          </table:table-cell>
          <table:table-cell office:value-type="float" office:value="0.0212307" calcext:value-type="float">
            <text:p>0.0212307</text:p>
          </table:table-cell>
          <table:table-cell office:value-type="float" office:value="0.0197325" calcext:value-type="float">
            <text:p>0.0197325</text:p>
          </table:table-cell>
          <table:table-cell office:value-type="float" office:value="0.0194402" calcext:value-type="float">
            <text:p>0.0194402</text:p>
          </table:table-cell>
          <table:table-cell office:value-type="float" office:value="0.0189651" calcext:value-type="float">
            <text:p>0.0189651</text:p>
          </table:table-cell>
          <table:table-cell office:value-type="float" office:value="0.0190748" calcext:value-type="float">
            <text:p>0.0190748</text:p>
          </table:table-cell>
          <table:table-cell office:value-type="float" office:value="0.0170284" calcext:value-type="float">
            <text:p>0.0170284</text:p>
          </table:table-cell>
          <table:table-cell office:value-type="float" office:value="0.0175035" calcext:value-type="float">
            <text:p>0.0175035</text:p>
          </table:table-cell>
          <table:table-cell office:value-type="float" office:value="0.0172111" calcext:value-type="float">
            <text:p>0.0172111</text:p>
          </table:table-cell>
          <table:table-cell office:value-type="float" office:value="0.0175035" calcext:value-type="float">
            <text:p>0.0175035</text:p>
          </table:table-cell>
          <table:table-cell office:value-type="float" office:value="0.0165899" calcext:value-type="float">
            <text:p>0.0165899</text:p>
          </table:table-cell>
          <table:table-cell office:value-type="float" office:value="0.0159322" calcext:value-type="float">
            <text:p>0.0159322</text:p>
          </table:table-cell>
          <table:table-cell office:value-type="float" office:value="0.0177958" calcext:value-type="float">
            <text:p>0.0177958</text:p>
          </table:table-cell>
          <table:table-cell office:value-type="float" office:value="0.0169553" calcext:value-type="float">
            <text:p>0.0169553</text:p>
          </table:table-cell>
          <table:table-cell office:value-type="float" office:value="0.0182708" calcext:value-type="float">
            <text:p>0.0182708</text:p>
          </table:table-cell>
          <table:table-cell office:value-type="float" office:value="0.0180516" calcext:value-type="float">
            <text:p>0.0180516</text:p>
          </table:table-cell>
          <table:table-cell office:value-type="float" office:value="0.0174304" calcext:value-type="float">
            <text:p>0.0174304</text:p>
          </table:table-cell>
          <table:table-cell office:value-type="float" office:value="0.0193306" calcext:value-type="float">
            <text:p>0.0193306</text:p>
          </table:table-cell>
          <table:table-cell office:value-type="float" office:value="0.0206461" calcext:value-type="float">
            <text:p>0.0206461</text:p>
          </table:table-cell>
          <table:table-cell office:value-type="float" office:value="0.020171" calcext:value-type="float">
            <text:p>0.020171</text:p>
          </table:table-cell>
          <table:table-cell office:value-type="float" office:value="0.0216327" calcext:value-type="float">
            <text:p>0.0216327</text:p>
          </table:table-cell>
          <table:table-cell office:value-type="float" office:value="0.0215596" calcext:value-type="float">
            <text:p>0.0215596</text:p>
          </table:table-cell>
          <table:table-cell office:value-type="float" office:value="0.0222173" calcext:value-type="float">
            <text:p>0.0222173</text:p>
          </table:table-cell>
          <table:table-cell office:value-type="float" office:value="0.0236059" calcext:value-type="float">
            <text:p>0.0236059</text:p>
          </table:table-cell>
          <table:table-cell office:value-type="float" office:value="0.0253234" calcext:value-type="float">
            <text:p>0.0253234</text:p>
          </table:table-cell>
          <table:table-cell office:value-type="float" office:value="0.0259081" calcext:value-type="float">
            <text:p>0.0259081</text:p>
          </table:table-cell>
          <table:table-cell office:value-type="float" office:value="0.025433" calcext:value-type="float">
            <text:p>0.025433</text:p>
          </table:table-cell>
          <table:table-cell office:value-type="float" office:value="0.0273697" calcext:value-type="float">
            <text:p>0.0273697</text:p>
          </table:table-cell>
          <table:table-cell office:value-type="float" office:value="0.0293064" calcext:value-type="float">
            <text:p>0.0293064</text:p>
          </table:table-cell>
          <table:table-cell office:value-type="float" office:value="0.0295622" calcext:value-type="float">
            <text:p>0.0295622</text:p>
          </table:table-cell>
          <table:table-cell office:value-type="float" office:value="0.031097" calcext:value-type="float">
            <text:p>0.031097</text:p>
          </table:table-cell>
          <table:table-cell office:value-type="float" office:value="0.0321567" calcext:value-type="float">
            <text:p>0.0321567</text:p>
          </table:table-cell>
          <table:table-cell office:value-type="float" office:value="0.0307681" calcext:value-type="float">
            <text:p>0.0307681</text:p>
          </table:table-cell>
          <table:table-cell office:value-type="float" office:value="0.0339838" calcext:value-type="float">
            <text:p>0.0339838</text:p>
          </table:table-cell>
          <table:table-cell office:value-type="float" office:value="0.0348608" calcext:value-type="float">
            <text:p>0.0348608</text:p>
          </table:table-cell>
          <table:table-cell table:formula="of:=SUM([.P115:.CC115])" office:value-type="float" office:value="2.3152446624" calcext:value-type="float">
            <text:p>2.3152446624</text:p>
          </table:table-cell>
        </table:table-row>
        <table:table-row table:style-name="ro1">
          <table:table-cell office:value-type="float" office:value="6.8875" calcext:value-type="float">
            <text:p>6.8875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1" office:value-type="float" office:value="0.0000956663" calcext:value-type="float">
            <text:p>9.57E-05</text:p>
          </table:table-cell>
          <table:table-cell office:value-type="float" office:value="0.000334832" calcext:value-type="float">
            <text:p>0.000334832</text:p>
          </table:table-cell>
          <table:table-cell office:value-type="float" office:value="0.00162633" calcext:value-type="float">
            <text:p>0.00162633</text:p>
          </table:table-cell>
          <table:table-cell office:value-type="float" office:value="0.00435282" calcext:value-type="float">
            <text:p>0.00435282</text:p>
          </table:table-cell>
          <table:table-cell office:value-type="float" office:value="0.0107146" calcext:value-type="float">
            <text:p>0.0107146</text:p>
          </table:table-cell>
          <table:table-cell office:value-type="float" office:value="0.0206639" calcext:value-type="float">
            <text:p>0.0206639</text:p>
          </table:table-cell>
          <table:table-cell office:value-type="float" office:value="0.0330527" calcext:value-type="float">
            <text:p>0.0330527</text:p>
          </table:table-cell>
          <table:table-cell office:value-type="float" office:value="0.0489812" calcext:value-type="float">
            <text:p>0.0489812</text:p>
          </table:table-cell>
          <table:table-cell office:value-type="float" office:value="0.0671578" calcext:value-type="float">
            <text:p>0.0671578</text:p>
          </table:table-cell>
          <table:table-cell office:value-type="float" office:value="0.0737587" calcext:value-type="float">
            <text:p>0.0737587</text:p>
          </table:table-cell>
          <table:table-cell office:value-type="float" office:value="0.088587" calcext:value-type="float">
            <text:p>0.088587</text:p>
          </table:table-cell>
          <table:table-cell office:value-type="float" office:value="0.0976753" calcext:value-type="float">
            <text:p>0.0976753</text:p>
          </table:table-cell>
          <table:table-cell office:value-type="float" office:value="0.103894" calcext:value-type="float">
            <text:p>0.103894</text:p>
          </table:table-cell>
          <table:table-cell office:value-type="float" office:value="0.102602" calcext:value-type="float">
            <text:p>0.102602</text:p>
          </table:table-cell>
          <table:table-cell office:value-type="float" office:value="0.0972448" calcext:value-type="float">
            <text:p>0.0972448</text:p>
          </table:table-cell>
          <table:table-cell office:value-type="float" office:value="0.096336" calcext:value-type="float">
            <text:p>0.096336</text:p>
          </table:table-cell>
          <table:table-cell office:value-type="float" office:value="0.0900698" calcext:value-type="float">
            <text:p>0.0900698</text:p>
          </table:table-cell>
          <table:table-cell office:value-type="float" office:value="0.0825122" calcext:value-type="float">
            <text:p>0.0825122</text:p>
          </table:table-cell>
          <table:table-cell office:value-type="float" office:value="0.0710322" calcext:value-type="float">
            <text:p>0.0710322</text:p>
          </table:table-cell>
          <table:table-cell office:value-type="float" office:value="0.0674448" calcext:value-type="float">
            <text:p>0.0674448</text:p>
          </table:table-cell>
          <table:table-cell office:value-type="float" office:value="0.0583086" calcext:value-type="float">
            <text:p>0.0583086</text:p>
          </table:table-cell>
          <table:table-cell office:value-type="float" office:value="0.0514206" calcext:value-type="float">
            <text:p>0.0514206</text:p>
          </table:table-cell>
          <table:table-cell office:value-type="float" office:value="0.0448675" calcext:value-type="float">
            <text:p>0.0448675</text:p>
          </table:table-cell>
          <table:table-cell office:value-type="float" office:value="0.0430498" calcext:value-type="float">
            <text:p>0.0430498</text:p>
          </table:table-cell>
          <table:table-cell office:value-type="float" office:value="0.036688" calcext:value-type="float">
            <text:p>0.036688</text:p>
          </table:table-cell>
          <table:table-cell office:value-type="float" office:value="0.0342485" calcext:value-type="float">
            <text:p>0.0342485</text:p>
          </table:table-cell>
          <table:table-cell office:value-type="float" office:value="0.0279824" calcext:value-type="float">
            <text:p>0.0279824</text:p>
          </table:table-cell>
          <table:table-cell office:value-type="float" office:value="0.0286042" calcext:value-type="float">
            <text:p>0.0286042</text:p>
          </table:table-cell>
          <table:table-cell office:value-type="float" office:value="0.0278867" calcext:value-type="float">
            <text:p>0.0278867</text:p>
          </table:table-cell>
          <table:table-cell office:value-type="float" office:value="0.0245384" calcext:value-type="float">
            <text:p>0.0245384</text:p>
          </table:table-cell>
          <table:table-cell office:value-type="float" office:value="0.0224338" calcext:value-type="float">
            <text:p>0.0224338</text:p>
          </table:table-cell>
          <table:table-cell office:value-type="float" office:value="0.0209031" calcext:value-type="float">
            <text:p>0.0209031</text:p>
          </table:table-cell>
          <table:table-cell office:value-type="float" office:value="0.0184636" calcext:value-type="float">
            <text:p>0.0184636</text:p>
          </table:table-cell>
          <table:table-cell office:value-type="float" office:value="0.0193246" calcext:value-type="float">
            <text:p>0.0193246</text:p>
          </table:table-cell>
          <table:table-cell office:value-type="float" office:value="0.0171243" calcext:value-type="float">
            <text:p>0.0171243</text:p>
          </table:table-cell>
          <table:table-cell office:value-type="float" office:value="0.0176983" calcext:value-type="float">
            <text:p>0.0176983</text:p>
          </table:table-cell>
          <table:table-cell office:value-type="float" office:value="0.0165981" calcext:value-type="float">
            <text:p>0.0165981</text:p>
          </table:table-cell>
          <table:table-cell office:value-type="float" office:value="0.0166938" calcext:value-type="float">
            <text:p>0.0166938</text:p>
          </table:table-cell>
          <table:table-cell office:value-type="float" office:value="0.0178418" calcext:value-type="float">
            <text:p>0.0178418</text:p>
          </table:table-cell>
          <table:table-cell office:value-type="float" office:value="0.0173156" calcext:value-type="float">
            <text:p>0.0173156</text:p>
          </table:table-cell>
          <table:table-cell office:value-type="float" office:value="0.0166938" calcext:value-type="float">
            <text:p>0.0166938</text:p>
          </table:table-cell>
          <table:table-cell office:value-type="float" office:value="0.0164546" calcext:value-type="float">
            <text:p>0.0164546</text:p>
          </table:table-cell>
          <table:table-cell office:value-type="float" office:value="0.0163111" calcext:value-type="float">
            <text:p>0.0163111</text:p>
          </table:table-cell>
          <table:table-cell office:value-type="float" office:value="0.0177939" calcext:value-type="float">
            <text:p>0.0177939</text:p>
          </table:table-cell>
          <table:table-cell office:value-type="float" office:value="0.0174591" calcext:value-type="float">
            <text:p>0.0174591</text:p>
          </table:table-cell>
          <table:table-cell office:value-type="float" office:value="0.0179853" calcext:value-type="float">
            <text:p>0.0179853</text:p>
          </table:table-cell>
          <table:table-cell office:value-type="float" office:value="0.0178896" calcext:value-type="float">
            <text:p>0.0178896</text:p>
          </table:table-cell>
          <table:table-cell office:value-type="float" office:value="0.0190854" calcext:value-type="float">
            <text:p>0.0190854</text:p>
          </table:table-cell>
          <table:table-cell office:value-type="float" office:value="0.0201378" calcext:value-type="float">
            <text:p>0.0201378</text:p>
          </table:table-cell>
          <table:table-cell office:value-type="float" office:value="0.0188941" calcext:value-type="float">
            <text:p>0.0188941</text:p>
          </table:table-cell>
          <table:table-cell office:value-type="float" office:value="0.0229121" calcext:value-type="float">
            <text:p>0.0229121</text:p>
          </table:table-cell>
          <table:table-cell office:value-type="float" office:value="0.0222424" calcext:value-type="float">
            <text:p>0.0222424</text:p>
          </table:table-cell>
          <table:table-cell office:value-type="float" office:value="0.0231512" calcext:value-type="float">
            <text:p>0.0231512</text:p>
          </table:table-cell>
          <table:table-cell office:value-type="float" office:value="0.0232947" calcext:value-type="float">
            <text:p>0.0232947</text:p>
          </table:table-cell>
          <table:table-cell office:value-type="float" office:value="0.0231034" calcext:value-type="float">
            <text:p>0.0231034</text:p>
          </table:table-cell>
          <table:table-cell office:value-type="float" office:value="0.0265952" calcext:value-type="float">
            <text:p>0.0265952</text:p>
          </table:table-cell>
          <table:table-cell office:value-type="float" office:value="0.0241557" calcext:value-type="float">
            <text:p>0.0241557</text:p>
          </table:table-cell>
          <table:table-cell office:value-type="float" office:value="0.0288434" calcext:value-type="float">
            <text:p>0.0288434</text:p>
          </table:table-cell>
          <table:table-cell office:value-type="float" office:value="0.0297522" calcext:value-type="float">
            <text:p>0.0297522</text:p>
          </table:table-cell>
          <table:table-cell office:value-type="float" office:value="0.0278867" calcext:value-type="float">
            <text:p>0.0278867</text:p>
          </table:table-cell>
          <table:table-cell office:value-type="float" office:value="0.0290347" calcext:value-type="float">
            <text:p>0.0290347</text:p>
          </table:table-cell>
          <table:table-cell office:value-type="float" office:value="0.0310437" calcext:value-type="float">
            <text:p>0.0310437</text:p>
          </table:table-cell>
          <table:table-cell office:value-type="float" office:value="0.0316177" calcext:value-type="float">
            <text:p>0.0316177</text:p>
          </table:table-cell>
          <table:table-cell office:value-type="float" office:value="0.0313786" calcext:value-type="float">
            <text:p>0.0313786</text:p>
          </table:table-cell>
          <table:table-cell office:value-type="float" office:value="0.0351095" calcext:value-type="float">
            <text:p>0.0351095</text:p>
          </table:table-cell>
          <table:table-cell table:formula="of:=SUM([.P116:.CC116])" office:value-type="float" office:value="2.3089542483" calcext:value-type="float">
            <text:p>2.3089542483</text:p>
          </table:table-cell>
        </table:table-row>
        <table:table-row table:style-name="ro1">
          <table:table-cell office:value-type="float" office:value="6.946875" calcext:value-type="float">
            <text:p>6.94687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000185644" calcext:value-type="float">
            <text:p>0.000185644</text:p>
          </table:table-cell>
          <table:table-cell office:value-type="float" office:value="0.000804455" calcext:value-type="float">
            <text:p>0.000804455</text:p>
          </table:table-cell>
          <table:table-cell office:value-type="float" office:value="0.00216584" calcext:value-type="float">
            <text:p>0.00216584</text:p>
          </table:table-cell>
          <table:table-cell office:value-type="float" office:value="0.00470297" calcext:value-type="float">
            <text:p>0.00470297</text:p>
          </table:table-cell>
          <table:table-cell office:value-type="float" office:value="0.0126238" calcext:value-type="float">
            <text:p>0.0126238</text:p>
          </table:table-cell>
          <table:table-cell office:value-type="float" office:value="0.0181312" calcext:value-type="float">
            <text:p>0.0181312</text:p>
          </table:table-cell>
          <table:table-cell office:value-type="float" office:value="0.0344678" calcext:value-type="float">
            <text:p>0.0344678</text:p>
          </table:table-cell>
          <table:table-cell office:value-type="float" office:value="0.0475248" calcext:value-type="float">
            <text:p>0.0475248</text:p>
          </table:table-cell>
          <table:table-cell office:value-type="float" office:value="0.0652847" calcext:value-type="float">
            <text:p>0.0652847</text:p>
          </table:table-cell>
          <table:table-cell office:value-type="float" office:value="0.0778465" calcext:value-type="float">
            <text:p>0.0778465</text:p>
          </table:table-cell>
          <table:table-cell office:value-type="float" office:value="0.0951733" calcext:value-type="float">
            <text:p>0.0951733</text:p>
          </table:table-cell>
          <table:table-cell office:value-type="float" office:value="0.094802" calcext:value-type="float">
            <text:p>0.094802</text:p>
          </table:table-cell>
          <table:table-cell office:value-type="float" office:value="0.10724" calcext:value-type="float">
            <text:p>0.10724</text:p>
          </table:table-cell>
          <table:table-cell office:value-type="float" office:value="0.100619" calcext:value-type="float">
            <text:p>0.100619</text:p>
          </table:table-cell>
          <table:table-cell office:value-type="float" office:value="0.0994431" calcext:value-type="float">
            <text:p>0.0994431</text:p>
          </table:table-cell>
          <table:table-cell office:value-type="float" office:value="0.0907797" calcext:value-type="float">
            <text:p>0.0907797</text:p>
          </table:table-cell>
          <table:table-cell office:value-type="float" office:value="0.0854579" calcext:value-type="float">
            <text:p>0.0854579</text:p>
          </table:table-cell>
          <table:table-cell office:value-type="float" office:value="0.0789604" calcext:value-type="float">
            <text:p>0.0789604</text:p>
          </table:table-cell>
          <table:table-cell office:value-type="float" office:value="0.0690594" calcext:value-type="float">
            <text:p>0.0690594</text:p>
          </table:table-cell>
          <table:table-cell office:value-type="float" office:value="0.0665223" calcext:value-type="float">
            <text:p>0.0665223</text:p>
          </table:table-cell>
          <table:table-cell office:value-type="float" office:value="0.0621906" calcext:value-type="float">
            <text:p>0.0621906</text:p>
          </table:table-cell>
          <table:table-cell office:value-type="float" office:value="0.0506188" calcext:value-type="float">
            <text:p>0.0506188</text:p>
          </table:table-cell>
          <table:table-cell office:value-type="float" office:value="0.0480817" calcext:value-type="float">
            <text:p>0.0480817</text:p>
          </table:table-cell>
          <table:table-cell office:value-type="float" office:value="0.0427599" calcext:value-type="float">
            <text:p>0.0427599</text:p>
          </table:table-cell>
          <table:table-cell office:value-type="float" office:value="0.0407178" calcext:value-type="float">
            <text:p>0.0407178</text:p>
          </table:table-cell>
          <table:table-cell office:value-type="float" office:value="0.0345297" calcext:value-type="float">
            <text:p>0.0345297</text:p>
          </table:table-cell>
          <table:table-cell office:value-type="float" office:value="0.0308168" calcext:value-type="float">
            <text:p>0.0308168</text:p>
          </table:table-cell>
          <table:table-cell office:value-type="float" office:value="0.027104" calcext:value-type="float">
            <text:p>0.027104</text:p>
          </table:table-cell>
          <table:table-cell office:value-type="float" office:value="0.0266708" calcext:value-type="float">
            <text:p>0.0266708</text:p>
          </table:table-cell>
          <table:table-cell office:value-type="float" office:value="0.0227723" calcext:value-type="float">
            <text:p>0.0227723</text:p>
          </table:table-cell>
          <table:table-cell office:value-type="float" office:value="0.020297" calcext:value-type="float">
            <text:p>0.020297</text:p>
          </table:table-cell>
          <table:table-cell office:value-type="float" office:value="0.0199257" calcext:value-type="float">
            <text:p>0.0199257</text:p>
          </table:table-cell>
          <table:table-cell office:value-type="float" office:value="0.018255" calcext:value-type="float">
            <text:p>0.018255</text:p>
          </table:table-cell>
          <table:table-cell office:value-type="float" office:value="0.0200495" calcext:value-type="float">
            <text:p>0.0200495</text:p>
          </table:table-cell>
          <table:table-cell office:value-type="float" office:value="0.0186881" calcext:value-type="float">
            <text:p>0.0186881</text:p>
          </table:table-cell>
          <table:table-cell office:value-type="float" office:value="0.0162129" calcext:value-type="float">
            <text:p>0.0162129</text:p>
          </table:table-cell>
          <table:table-cell office:value-type="float" office:value="0.0173267" calcext:value-type="float">
            <text:p>0.0173267</text:p>
          </table:table-cell>
          <table:table-cell office:value-type="float" office:value="0.016151" calcext:value-type="float">
            <text:p>0.016151</text:p>
          </table:table-cell>
          <table:table-cell office:value-type="float" office:value="0.0155322" calcext:value-type="float">
            <text:p>0.0155322</text:p>
          </table:table-cell>
          <table:table-cell office:value-type="float" office:value="0.0170173" calcext:value-type="float">
            <text:p>0.0170173</text:p>
          </table:table-cell>
          <table:table-cell office:value-type="float" office:value="0.0167698" calcext:value-type="float">
            <text:p>0.0167698</text:p>
          </table:table-cell>
          <table:table-cell office:value-type="float" office:value="0.0157178" calcext:value-type="float">
            <text:p>0.0157178</text:p>
          </table:table-cell>
          <table:table-cell office:value-type="float" office:value="0.0183787" calcext:value-type="float">
            <text:p>0.0183787</text:p>
          </table:table-cell>
          <table:table-cell office:value-type="float" office:value="0.0177599" calcext:value-type="float">
            <text:p>0.0177599</text:p>
          </table:table-cell>
          <table:table-cell office:value-type="float" office:value="0.0155322" calcext:value-type="float">
            <text:p>0.0155322</text:p>
          </table:table-cell>
          <table:table-cell office:value-type="float" office:value="0.0186262" calcext:value-type="float">
            <text:p>0.0186262</text:p>
          </table:table-cell>
          <table:table-cell office:value-type="float" office:value="0.0196782" calcext:value-type="float">
            <text:p>0.0196782</text:p>
          </table:table-cell>
          <table:table-cell office:value-type="float" office:value="0.0184406" calcext:value-type="float">
            <text:p>0.0184406</text:p>
          </table:table-cell>
          <table:table-cell office:value-type="float" office:value="0.0199257" calcext:value-type="float">
            <text:p>0.0199257</text:p>
          </table:table-cell>
          <table:table-cell office:value-type="float" office:value="0.0185644" calcext:value-type="float">
            <text:p>0.0185644</text:p>
          </table:table-cell>
          <table:table-cell office:value-type="float" office:value="0.0196163" calcext:value-type="float">
            <text:p>0.0196163</text:p>
          </table:table-cell>
          <table:table-cell office:value-type="float" office:value="0.0233911" calcext:value-type="float">
            <text:p>0.0233911</text:p>
          </table:table-cell>
          <table:table-cell office:value-type="float" office:value="0.0225866" calcext:value-type="float">
            <text:p>0.0225866</text:p>
          </table:table-cell>
          <table:table-cell office:value-type="float" office:value="0.0237624" calcext:value-type="float">
            <text:p>0.0237624</text:p>
          </table:table-cell>
          <table:table-cell office:value-type="float" office:value="0.0235767" calcext:value-type="float">
            <text:p>0.0235767</text:p>
          </table:table-cell>
          <table:table-cell office:value-type="float" office:value="0.0232054" calcext:value-type="float">
            <text:p>0.0232054</text:p>
          </table:table-cell>
          <table:table-cell office:value-type="float" office:value="0.0250619" calcext:value-type="float">
            <text:p>0.0250619</text:p>
          </table:table-cell>
          <table:table-cell office:value-type="float" office:value="0.0280941" calcext:value-type="float">
            <text:p>0.0280941</text:p>
          </table:table-cell>
          <table:table-cell office:value-type="float" office:value="0.0292698" calcext:value-type="float">
            <text:p>0.0292698</text:p>
          </table:table-cell>
          <table:table-cell office:value-type="float" office:value="0.0267946" calcext:value-type="float">
            <text:p>0.0267946</text:p>
          </table:table-cell>
          <table:table-cell office:value-type="float" office:value="0.0299505" calcext:value-type="float">
            <text:p>0.0299505</text:p>
          </table:table-cell>
          <table:table-cell office:value-type="float" office:value="0.0285891" calcext:value-type="float">
            <text:p>0.0285891</text:p>
          </table:table-cell>
          <table:table-cell office:value-type="float" office:value="0.0350866" calcext:value-type="float">
            <text:p>0.0350866</text:p>
          </table:table-cell>
          <table:table-cell office:value-type="float" office:value="0.0336634" calcext:value-type="float">
            <text:p>0.0336634</text:p>
          </table:table-cell>
          <table:table-cell office:value-type="float" office:value="0.0354579" calcext:value-type="float">
            <text:p>0.0354579</text:p>
          </table:table-cell>
          <table:table-cell table:formula="of:=SUM([.P117:.CC117])" office:value-type="float" office:value="2.305012509" calcext:value-type="float">
            <text:p>2.305012509</text:p>
          </table:table-cell>
        </table:table-row>
        <table:table-row table:style-name="ro1">
          <table:table-cell office:value-type="float" office:value="7.00625" calcext:value-type="float">
            <text:p>7.0062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000244101" calcext:value-type="float">
            <text:p>0.000244101</text:p>
          </table:table-cell>
          <table:table-cell office:value-type="float" office:value="0.000162734" calcext:value-type="float">
            <text:p>0.000162734</text:p>
          </table:table-cell>
          <table:table-cell office:value-type="float" office:value="0.000488202" calcext:value-type="float">
            <text:p>0.000488202</text:p>
          </table:table-cell>
          <table:table-cell office:value-type="float" office:value="0.00203417" calcext:value-type="float">
            <text:p>0.00203417</text:p>
          </table:table-cell>
          <table:table-cell office:value-type="float" office:value="0.00463792" calcext:value-type="float">
            <text:p>0.00463792</text:p>
          </table:table-cell>
          <table:table-cell office:value-type="float" office:value="0.0111473" calcext:value-type="float">
            <text:p>0.0111473</text:p>
          </table:table-cell>
          <table:table-cell office:value-type="float" office:value="0.0205045" calcext:value-type="float">
            <text:p>0.0205045</text:p>
          </table:table-cell>
          <table:table-cell office:value-type="float" office:value="0.033035" calcext:value-type="float">
            <text:p>0.033035</text:p>
          </table:table-cell>
          <table:table-cell office:value-type="float" office:value="0.0497966" calcext:value-type="float">
            <text:p>0.0497966</text:p>
          </table:table-cell>
          <table:table-cell office:value-type="float" office:value="0.0632221" calcext:value-type="float">
            <text:p>0.0632221</text:p>
          </table:table-cell>
          <table:table-cell office:value-type="float" office:value="0.0780309" calcext:value-type="float">
            <text:p>0.0780309</text:p>
          </table:table-cell>
          <table:table-cell office:value-type="float" office:value="0.096013" calcext:value-type="float">
            <text:p>0.096013</text:p>
          </table:table-cell>
          <table:table-cell office:value-type="float" office:value="0.0994304" calcext:value-type="float">
            <text:p>0.0994304</text:p>
          </table:table-cell>
          <table:table-cell office:value-type="float" office:value="0.100325" calcext:value-type="float">
            <text:p>0.100325</text:p>
          </table:table-cell>
          <table:table-cell office:value-type="float" office:value="0.105207" calcext:value-type="float">
            <text:p>0.105207</text:p>
          </table:table-cell>
          <table:table-cell office:value-type="float" office:value="0.101058" calcext:value-type="float">
            <text:p>0.101058</text:p>
          </table:table-cell>
          <table:table-cell office:value-type="float" office:value="0.0914565" calcext:value-type="float">
            <text:p>0.0914565</text:p>
          </table:table-cell>
          <table:table-cell office:value-type="float" office:value="0.0850285" calcext:value-type="float">
            <text:p>0.0850285</text:p>
          </table:table-cell>
          <table:table-cell office:value-type="float" office:value="0.0787632" calcext:value-type="float">
            <text:p>0.0787632</text:p>
          </table:table-cell>
          <table:table-cell office:value-type="float" office:value="0.0676973" calcext:value-type="float">
            <text:p>0.0676973</text:p>
          </table:table-cell>
          <table:table-cell office:value-type="float" office:value="0.0638731" calcext:value-type="float">
            <text:p>0.0638731</text:p>
          </table:table-cell>
          <table:table-cell office:value-type="float" office:value="0.0599675" calcext:value-type="float">
            <text:p>0.0599675</text:p>
          </table:table-cell>
          <table:table-cell office:value-type="float" office:value="0.0506916" calcext:value-type="float">
            <text:p>0.0506916</text:p>
          </table:table-cell>
          <table:table-cell office:value-type="float" office:value="0.0440195" calcext:value-type="float">
            <text:p>0.0440195</text:p>
          </table:table-cell>
          <table:table-cell office:value-type="float" office:value="0.0424736" calcext:value-type="float">
            <text:p>0.0424736</text:p>
          </table:table-cell>
          <table:table-cell office:value-type="float" office:value="0.0384866" calcext:value-type="float">
            <text:p>0.0384866</text:p>
          </table:table-cell>
          <table:table-cell office:value-type="float" office:value="0.0336859" calcext:value-type="float">
            <text:p>0.0336859</text:p>
          </table:table-cell>
          <table:table-cell office:value-type="float" office:value="0.0298617" calcext:value-type="float">
            <text:p>0.0298617</text:p>
          </table:table-cell>
          <table:table-cell office:value-type="float" office:value="0.0272579" calcext:value-type="float">
            <text:p>0.0272579</text:p>
          </table:table-cell>
          <table:table-cell office:value-type="float" office:value="0.0256306" calcext:value-type="float">
            <text:p>0.0256306</text:p>
          </table:table-cell>
          <table:table-cell office:value-type="float" office:value="0.0225386" calcext:value-type="float">
            <text:p>0.0225386</text:p>
          </table:table-cell>
          <table:table-cell office:value-type="float" office:value="0.0238405" calcext:value-type="float">
            <text:p>0.0238405</text:p>
          </table:table-cell>
          <table:table-cell office:value-type="float" office:value="0.0216436" calcext:value-type="float">
            <text:p>0.0216436</text:p>
          </table:table-cell>
          <table:table-cell office:value-type="float" office:value="0.0187958" calcext:value-type="float">
            <text:p>0.0187958</text:p>
          </table:table-cell>
          <table:table-cell office:value-type="float" office:value="0.0183889" calcext:value-type="float">
            <text:p>0.0183889</text:p>
          </table:table-cell>
          <table:table-cell office:value-type="float" office:value="0.0172498" calcext:value-type="float">
            <text:p>0.0172498</text:p>
          </table:table-cell>
          <table:table-cell office:value-type="float" office:value="0.0180635" calcext:value-type="float">
            <text:p>0.0180635</text:p>
          </table:table-cell>
          <table:table-cell office:value-type="float" office:value="0.0162734" calcext:value-type="float">
            <text:p>0.0162734</text:p>
          </table:table-cell>
          <table:table-cell office:value-type="float" office:value="0.0165989" calcext:value-type="float">
            <text:p>0.0165989</text:p>
          </table:table-cell>
          <table:table-cell office:value-type="float" office:value="0.0162734" calcext:value-type="float">
            <text:p>0.0162734</text:p>
          </table:table-cell>
          <table:table-cell office:value-type="float" office:value="0.0153784" calcext:value-type="float">
            <text:p>0.0153784</text:p>
          </table:table-cell>
          <table:table-cell office:value-type="float" office:value="0.0190399" calcext:value-type="float">
            <text:p>0.0190399</text:p>
          </table:table-cell>
          <table:table-cell office:value-type="float" office:value="0.0178194" calcext:value-type="float">
            <text:p>0.0178194</text:p>
          </table:table-cell>
          <table:table-cell office:value-type="float" office:value="0.0167616" calcext:value-type="float">
            <text:p>0.0167616</text:p>
          </table:table-cell>
          <table:table-cell office:value-type="float" office:value="0.0157852" calcext:value-type="float">
            <text:p>0.0157852</text:p>
          </table:table-cell>
          <table:table-cell office:value-type="float" office:value="0.0165175" calcext:value-type="float">
            <text:p>0.0165175</text:p>
          </table:table-cell>
          <table:table-cell office:value-type="float" office:value="0.018633" calcext:value-type="float">
            <text:p>0.018633</text:p>
          </table:table-cell>
          <table:table-cell office:value-type="float" office:value="0.0179007" calcext:value-type="float">
            <text:p>0.0179007</text:p>
          </table:table-cell>
          <table:table-cell office:value-type="float" office:value="0.0187958" calcext:value-type="float">
            <text:p>0.0187958</text:p>
          </table:table-cell>
          <table:table-cell office:value-type="float" office:value="0.0206672" calcext:value-type="float">
            <text:p>0.0206672</text:p>
          </table:table-cell>
          <table:table-cell office:value-type="float" office:value="0.0213181" calcext:value-type="float">
            <text:p>0.0213181</text:p>
          </table:table-cell>
          <table:table-cell office:value-type="float" office:value="0.0204231" calcext:value-type="float">
            <text:p>0.0204231</text:p>
          </table:table-cell>
          <table:table-cell office:value-type="float" office:value="0.0216436" calcext:value-type="float">
            <text:p>0.0216436</text:p>
          </table:table-cell>
          <table:table-cell office:value-type="float" office:value="0.020179" calcext:value-type="float">
            <text:p>0.020179</text:p>
          </table:table-cell>
          <table:table-cell office:value-type="float" office:value="0.024166" calcext:value-type="float">
            <text:p>0.024166</text:p>
          </table:table-cell>
          <table:table-cell office:value-type="float" office:value="0.0231082" calcext:value-type="float">
            <text:p>0.0231082</text:p>
          </table:table-cell>
          <table:table-cell office:value-type="float" office:value="0.0240033" calcext:value-type="float">
            <text:p>0.0240033</text:p>
          </table:table-cell>
          <table:table-cell office:value-type="float" office:value="0.0267697" calcext:value-type="float">
            <text:p>0.0267697</text:p>
          </table:table-cell>
          <table:table-cell office:value-type="float" office:value="0.0287225" calcext:value-type="float">
            <text:p>0.0287225</text:p>
          </table:table-cell>
          <table:table-cell office:value-type="float" office:value="0.027502" calcext:value-type="float">
            <text:p>0.027502</text:p>
          </table:table-cell>
          <table:table-cell office:value-type="float" office:value="0.0274207" calcext:value-type="float">
            <text:p>0.0274207</text:p>
          </table:table-cell>
          <table:table-cell office:value-type="float" office:value="0.0262815" calcext:value-type="float">
            <text:p>0.0262815</text:p>
          </table:table-cell>
          <table:table-cell office:value-type="float" office:value="0.0327909" calcext:value-type="float">
            <text:p>0.0327909</text:p>
          </table:table-cell>
          <table:table-cell office:value-type="float" office:value="0.0312449" calcext:value-type="float">
            <text:p>0.0312449</text:p>
          </table:table-cell>
          <table:table-cell office:value-type="float" office:value="0.0348251" calcext:value-type="float">
            <text:p>0.0348251</text:p>
          </table:table-cell>
          <table:table-cell office:value-type="float" office:value="0.0302685" calcext:value-type="float">
            <text:p>0.0302685</text:p>
          </table:table-cell>
          <table:table-cell table:formula="of:=SUM([.P118:.CC118])" office:value-type="float" office:value="2.291862627" calcext:value-type="float">
            <text:p>2.291862627</text:p>
          </table:table-cell>
        </table:table-row>
        <table:table-row table:style-name="ro1">
          <table:table-cell office:value-type="float" office:value="7.065625" calcext:value-type="float">
            <text:p>7.06562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000112145" calcext:value-type="float">
            <text:p>0.000112145</text:p>
          </table:table-cell>
          <table:table-cell office:value-type="float" office:value="0.000224291" calcext:value-type="float">
            <text:p>0.000224291</text:p>
          </table:table-cell>
          <table:table-cell office:value-type="float" office:value="0.00190647" calcext:value-type="float">
            <text:p>0.00190647</text:p>
          </table:table-cell>
          <table:table-cell office:value-type="float" office:value="0.00504654" calcext:value-type="float">
            <text:p>0.00504654</text:p>
          </table:table-cell>
          <table:table-cell office:value-type="float" office:value="0.0105417" calcext:value-type="float">
            <text:p>0.0105417</text:p>
          </table:table-cell>
          <table:table-cell office:value-type="float" office:value="0.0188404" calcext:value-type="float">
            <text:p>0.0188404</text:p>
          </table:table-cell>
          <table:table-cell office:value-type="float" office:value="0.0302792" calcext:value-type="float">
            <text:p>0.0302792</text:p>
          </table:table-cell>
          <table:table-cell office:value-type="float" office:value="0.047101" calcext:value-type="float">
            <text:p>0.047101</text:p>
          </table:table-cell>
          <table:table-cell office:value-type="float" office:value="0.0649322" calcext:value-type="float">
            <text:p>0.0649322</text:p>
          </table:table-cell>
          <table:table-cell office:value-type="float" office:value="0.075586" calcext:value-type="float">
            <text:p>0.075586</text:p>
          </table:table-cell>
          <table:table-cell office:value-type="float" office:value="0.0934171" calcext:value-type="float">
            <text:p>0.0934171</text:p>
          </table:table-cell>
          <table:table-cell office:value-type="float" office:value="0.0998094" calcext:value-type="float">
            <text:p>0.0998094</text:p>
          </table:table-cell>
          <table:table-cell office:value-type="float" office:value="0.102052" calcext:value-type="float">
            <text:p>0.102052</text:p>
          </table:table-cell>
          <table:table-cell office:value-type="float" office:value="0.109342" calcext:value-type="float">
            <text:p>0.109342</text:p>
          </table:table-cell>
          <table:table-cell office:value-type="float" office:value="0.0920713" calcext:value-type="float">
            <text:p>0.0920713</text:p>
          </table:table-cell>
          <table:table-cell office:value-type="float" office:value="0.0911742" calcext:value-type="float">
            <text:p>0.0911742</text:p>
          </table:table-cell>
          <table:table-cell office:value-type="float" office:value="0.091062" calcext:value-type="float">
            <text:p>0.091062</text:p>
          </table:table-cell>
          <table:table-cell office:value-type="float" office:value="0.0774924" calcext:value-type="float">
            <text:p>0.0774924</text:p>
          </table:table-cell>
          <table:table-cell office:value-type="float" office:value="0.0658293" calcext:value-type="float">
            <text:p>0.0658293</text:p>
          </table:table-cell>
          <table:table-cell office:value-type="float" office:value="0.0621285" calcext:value-type="float">
            <text:p>0.0621285</text:p>
          </table:table-cell>
          <table:table-cell office:value-type="float" office:value="0.0628014" calcext:value-type="float">
            <text:p>0.0628014</text:p>
          </table:table-cell>
          <table:table-cell office:value-type="float" office:value="0.0548391" calcext:value-type="float">
            <text:p>0.0548391</text:p>
          </table:table-cell>
          <table:table-cell office:value-type="float" office:value="0.0453067" calcext:value-type="float">
            <text:p>0.0453067</text:p>
          </table:table-cell>
          <table:table-cell office:value-type="float" office:value="0.0435124" calcext:value-type="float">
            <text:p>0.0435124</text:p>
          </table:table-cell>
          <table:table-cell office:value-type="float" office:value="0.0356622" calcext:value-type="float">
            <text:p>0.0356622</text:p>
          </table:table-cell>
          <table:table-cell office:value-type="float" office:value="0.0294942" calcext:value-type="float">
            <text:p>0.0294942</text:p>
          </table:table-cell>
          <table:table-cell office:value-type="float" office:value="0.0305035" calcext:value-type="float">
            <text:p>0.0305035</text:p>
          </table:table-cell>
          <table:table-cell office:value-type="float" office:value="0.0289335" calcext:value-type="float">
            <text:p>0.0289335</text:p>
          </table:table-cell>
          <table:table-cell office:value-type="float" office:value="0.0228776" calcext:value-type="float">
            <text:p>0.0228776</text:p>
          </table:table-cell>
          <table:table-cell office:value-type="float" office:value="0.0215319" calcext:value-type="float">
            <text:p>0.0215319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11955" calcext:value-type="float">
            <text:p>0.0211955</text:p>
          </table:table-cell>
          <table:table-cell office:value-type="float" office:value="0.0189526" calcext:value-type="float">
            <text:p>0.0189526</text:p>
          </table:table-cell>
          <table:table-cell office:value-type="float" office:value="0.0176068" calcext:value-type="float">
            <text:p>0.0176068</text:p>
          </table:table-cell>
          <table:table-cell office:value-type="float" office:value="0.0181675" calcext:value-type="float">
            <text:p>0.0181675</text:p>
          </table:table-cell>
          <table:table-cell office:value-type="float" office:value="0.0187283" calcext:value-type="float">
            <text:p>0.0187283</text:p>
          </table:table-cell>
          <table:table-cell office:value-type="float" office:value="0.0186161" calcext:value-type="float">
            <text:p>0.0186161</text:p>
          </table:table-cell>
          <table:table-cell office:value-type="float" office:value="0.0179433" calcext:value-type="float">
            <text:p>0.0179433</text:p>
          </table:table-cell>
          <table:table-cell office:value-type="float" office:value="0.0144667" calcext:value-type="float">
            <text:p>0.0144667</text:p>
          </table:table-cell>
          <table:table-cell office:value-type="float" office:value="0.0174947" calcext:value-type="float">
            <text:p>0.0174947</text:p>
          </table:table-cell>
          <table:table-cell office:value-type="float" office:value="0.014691" calcext:value-type="float">
            <text:p>0.014691</text:p>
          </table:table-cell>
          <table:table-cell office:value-type="float" office:value="0.0144667" calcext:value-type="float">
            <text:p>0.0144667</text:p>
          </table:table-cell>
          <table:table-cell office:value-type="float" office:value="0.0154761" calcext:value-type="float">
            <text:p>0.0154761</text:p>
          </table:table-cell>
          <table:table-cell office:value-type="float" office:value="0.0188404" calcext:value-type="float">
            <text:p>0.0188404</text:p>
          </table:table-cell>
          <table:table-cell office:value-type="float" office:value="0.0196254" calcext:value-type="float">
            <text:p>0.0196254</text:p>
          </table:table-cell>
          <table:table-cell office:value-type="float" office:value="0.0186161" calcext:value-type="float">
            <text:p>0.0186161</text:p>
          </table:table-cell>
          <table:table-cell office:value-type="float" office:value="0.017719" calcext:value-type="float">
            <text:p>0.017719</text:p>
          </table:table-cell>
          <table:table-cell office:value-type="float" office:value="0.0181675" calcext:value-type="float">
            <text:p>0.0181675</text:p>
          </table:table-cell>
          <table:table-cell office:value-type="float" office:value="0.0172704" calcext:value-type="float">
            <text:p>0.0172704</text:p>
          </table:table-cell>
          <table:table-cell office:value-type="float" office:value="0.0202983" calcext:value-type="float">
            <text:p>0.0202983</text:p>
          </table:table-cell>
          <table:table-cell office:value-type="float" office:value="0.0229898" calcext:value-type="float">
            <text:p>0.0229898</text:p>
          </table:table-cell>
          <table:table-cell office:value-type="float" office:value="0.020859" calcext:value-type="float">
            <text:p>0.020859</text:p>
          </table:table-cell>
          <table:table-cell office:value-type="float" office:value="0.0229898" calcext:value-type="float">
            <text:p>0.0229898</text:p>
          </table:table-cell>
          <table:table-cell office:value-type="float" office:value="0.0226534" calcext:value-type="float">
            <text:p>0.0226534</text:p>
          </table:table-cell>
          <table:table-cell office:value-type="float" office:value="0.0242234" calcext:value-type="float">
            <text:p>0.0242234</text:p>
          </table:table-cell>
          <table:table-cell office:value-type="float" office:value="0.0239991" calcext:value-type="float">
            <text:p>0.0239991</text:p>
          </table:table-cell>
          <table:table-cell office:value-type="float" office:value="0.0276999" calcext:value-type="float">
            <text:p>0.0276999</text:p>
          </table:table-cell>
          <table:table-cell office:value-type="float" office:value="0.0297185" calcext:value-type="float">
            <text:p>0.0297185</text:p>
          </table:table-cell>
          <table:table-cell office:value-type="float" office:value="0.0291578" calcext:value-type="float">
            <text:p>0.0291578</text:p>
          </table:table-cell>
          <table:table-cell office:value-type="float" office:value="0.0281485" calcext:value-type="float">
            <text:p>0.0281485</text:p>
          </table:table-cell>
          <table:table-cell office:value-type="float" office:value="0.0276999" calcext:value-type="float">
            <text:p>0.0276999</text:p>
          </table:table-cell>
          <table:table-cell office:value-type="float" office:value="0.0320736" calcext:value-type="float">
            <text:p>0.0320736</text:p>
          </table:table-cell>
          <table:table-cell office:value-type="float" office:value="0.0327464" calcext:value-type="float">
            <text:p>0.0327464</text:p>
          </table:table-cell>
          <table:table-cell office:value-type="float" office:value="0.0320736" calcext:value-type="float">
            <text:p>0.0320736</text:p>
          </table:table-cell>
          <table:table-cell office:value-type="float" office:value="0.03241" calcext:value-type="float">
            <text:p>0.03241</text:p>
          </table:table-cell>
          <table:table-cell table:formula="of:=SUM([.P119:.CC119])" office:value-type="float" office:value="2.282942646" calcext:value-type="float">
            <text:p>2.282942646</text:p>
          </table:table-cell>
        </table:table-row>
        <table:table-row table:style-name="ro1">
          <table:table-cell office:value-type="float" office:value="7.125" calcext:value-type="float">
            <text:p>7.12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000160617" calcext:value-type="float">
            <text:p>0.000160617</text:p>
          </table:table-cell>
          <table:table-cell office:value-type="float" office:value="0.00048185" calcext:value-type="float">
            <text:p>0.00048185</text:p>
          </table:table-cell>
          <table:table-cell office:value-type="float" office:value="0.000963701" calcext:value-type="float">
            <text:p>0.000963701</text:p>
          </table:table-cell>
          <table:table-cell office:value-type="float" office:value="0.0048185" calcext:value-type="float">
            <text:p>0.0048185</text:p>
          </table:table-cell>
          <table:table-cell office:value-type="float" office:value="0.0104401" calcext:value-type="float">
            <text:p>0.0104401</text:p>
          </table:table-cell>
          <table:table-cell office:value-type="float" office:value="0.0197559" calcext:value-type="float">
            <text:p>0.0197559</text:p>
          </table:table-cell>
          <table:table-cell office:value-type="float" office:value="0.0348538" calcext:value-type="float">
            <text:p>0.0348538</text:p>
          </table:table-cell>
          <table:table-cell office:value-type="float" office:value="0.0457758" calcext:value-type="float">
            <text:p>0.0457758</text:p>
          </table:table-cell>
          <table:table-cell office:value-type="float" office:value="0.0636042" calcext:value-type="float">
            <text:p>0.0636042</text:p>
          </table:table-cell>
          <table:table-cell office:value-type="float" office:value="0.0766142" calcext:value-type="float">
            <text:p>0.0766142</text:p>
          </table:table-cell>
          <table:table-cell office:value-type="float" office:value="0.0881786" calcext:value-type="float">
            <text:p>0.0881786</text:p>
          </table:table-cell>
          <table:table-cell office:value-type="float" office:value="0.10151" calcext:value-type="float">
            <text:p>0.10151</text:p>
          </table:table-cell>
          <table:table-cell office:value-type="float" office:value="0.105043" calcext:value-type="float">
            <text:p>0.105043</text:p>
          </table:table-cell>
          <table:table-cell office:value-type="float" office:value="0.103277" calcext:value-type="float">
            <text:p>0.103277</text:p>
          </table:table-cell>
          <table:table-cell office:value-type="float" office:value="0.094282" calcext:value-type="float">
            <text:p>0.094282</text:p>
          </table:table-cell>
          <table:table-cell office:value-type="float" office:value="0.0888211" calcext:value-type="float">
            <text:p>0.0888211</text:p>
          </table:table-cell>
          <table:table-cell office:value-type="float" office:value="0.0764536" calcext:value-type="float">
            <text:p>0.0764536</text:p>
          </table:table-cell>
          <table:table-cell office:value-type="float" office:value="0.0831995" calcext:value-type="float">
            <text:p>0.0831995</text:p>
          </table:table-cell>
          <table:table-cell office:value-type="float" office:value="0.0756505" calcext:value-type="float">
            <text:p>0.0756505</text:p>
          </table:table-cell>
          <table:table-cell office:value-type="float" office:value="0.0586251" calcext:value-type="float">
            <text:p>0.0586251</text:p>
          </table:table-cell>
          <table:table-cell office:value-type="float" office:value="0.0652104" calcext:value-type="float">
            <text:p>0.0652104</text:p>
          </table:table-cell>
          <table:table-cell office:value-type="float" office:value="0.0552522" calcext:value-type="float">
            <text:p>0.0552522</text:p>
          </table:table-cell>
          <table:table-cell office:value-type="float" office:value="0.051558" calcext:value-type="float">
            <text:p>0.051558</text:p>
          </table:table-cell>
          <table:table-cell office:value-type="float" office:value="0.0436878" calcext:value-type="float">
            <text:p>0.0436878</text:p>
          </table:table-cell>
          <table:table-cell office:value-type="float" office:value="0.0358175" calcext:value-type="float">
            <text:p>0.0358175</text:p>
          </table:table-cell>
          <table:table-cell office:value-type="float" office:value="0.0353357" calcext:value-type="float">
            <text:p>0.0353357</text:p>
          </table:table-cell>
          <table:table-cell office:value-type="float" office:value="0.0300353" calcext:value-type="float">
            <text:p>0.0300353</text:p>
          </table:table-cell>
          <table:table-cell office:value-type="float" office:value="0.0316415" calcext:value-type="float">
            <text:p>0.0316415</text:p>
          </table:table-cell>
          <table:table-cell office:value-type="float" office:value="0.024735" calcext:value-type="float">
            <text:p>0.024735</text:p>
          </table:table-cell>
          <table:table-cell office:value-type="float" office:value="0.0215226" calcext:value-type="float">
            <text:p>0.0215226</text:p>
          </table:table-cell>
          <table:table-cell office:value-type="float" office:value="0.0205589" calcext:value-type="float">
            <text:p>0.0205589</text:p>
          </table:table-cell>
          <table:table-cell office:value-type="float" office:value="0.019274" calcext:value-type="float">
            <text:p>0.019274</text:p>
          </table:table-cell>
          <table:table-cell office:value-type="float" office:value="0.0162223" calcext:value-type="float">
            <text:p>0.0162223</text:p>
          </table:table-cell>
          <table:table-cell office:value-type="float" office:value="0.0165435" calcext:value-type="float">
            <text:p>0.0165435</text:p>
          </table:table-cell>
          <table:table-cell office:value-type="float" office:value="0.0168648" calcext:value-type="float">
            <text:p>0.0168648</text:p>
          </table:table-cell>
          <table:table-cell office:value-type="float" office:value="0.017186" calcext:value-type="float">
            <text:p>0.017186</text:p>
          </table:table-cell>
          <table:table-cell office:value-type="float" office:value="0.0184709" calcext:value-type="float">
            <text:p>0.0184709</text:p>
          </table:table-cell>
          <table:table-cell office:value-type="float" office:value="0.0159011" calcext:value-type="float">
            <text:p>0.0159011</text:p>
          </table:table-cell>
          <table:table-cell office:value-type="float" office:value="0.0165435" calcext:value-type="float">
            <text:p>0.0165435</text:p>
          </table:table-cell>
          <table:table-cell office:value-type="float" office:value="0.0160617" calcext:value-type="float">
            <text:p>0.0160617</text:p>
          </table:table-cell>
          <table:table-cell office:value-type="float" office:value="0.0154192" calcext:value-type="float">
            <text:p>0.0154192</text:p>
          </table:table-cell>
          <table:table-cell office:value-type="float" office:value="0.0184709" calcext:value-type="float">
            <text:p>0.0184709</text:p>
          </table:table-cell>
          <table:table-cell table:number-columns-repeated="2" office:value-type="float" office:value="0.0142949" calcext:value-type="float">
            <text:p>0.0142949</text:p>
          </table:table-cell>
          <table:table-cell office:value-type="float" office:value="0.0165435" calcext:value-type="float">
            <text:p>0.0165435</text:p>
          </table:table-cell>
          <table:table-cell office:value-type="float" office:value="0.017186" calcext:value-type="float">
            <text:p>0.017186</text:p>
          </table:table-cell>
          <table:table-cell office:value-type="float" office:value="0.0179891" calcext:value-type="float">
            <text:p>0.0179891</text:p>
          </table:table-cell>
          <table:table-cell office:value-type="float" office:value="0.0157404" calcext:value-type="float">
            <text:p>0.0157404</text:p>
          </table:table-cell>
          <table:table-cell office:value-type="float" office:value="0.0197559" calcext:value-type="float">
            <text:p>0.0197559</text:p>
          </table:table-cell>
          <table:table-cell office:value-type="float" office:value="0.0232894" calcext:value-type="float">
            <text:p>0.0232894</text:p>
          </table:table-cell>
          <table:table-cell office:value-type="float" office:value="0.0168648" calcext:value-type="float">
            <text:p>0.0168648</text:p>
          </table:table-cell>
          <table:table-cell office:value-type="float" office:value="0.0191134" calcext:value-type="float">
            <text:p>0.0191134</text:p>
          </table:table-cell>
          <table:table-cell office:value-type="float" office:value="0.0221651" calcext:value-type="float">
            <text:p>0.0221651</text:p>
          </table:table-cell>
          <table:table-cell office:value-type="float" office:value="0.0236107" calcext:value-type="float">
            <text:p>0.0236107</text:p>
          </table:table-cell>
          <table:table-cell office:value-type="float" office:value="0.0248956" calcext:value-type="float">
            <text:p>0.0248956</text:p>
          </table:table-cell>
          <table:table-cell office:value-type="float" office:value="0.026823" calcext:value-type="float">
            <text:p>0.026823</text:p>
          </table:table-cell>
          <table:table-cell office:value-type="float" office:value="0.0276261" calcext:value-type="float">
            <text:p>0.0276261</text:p>
          </table:table-cell>
          <table:table-cell office:value-type="float" office:value="0.0279473" calcext:value-type="float">
            <text:p>0.0279473</text:p>
          </table:table-cell>
          <table:table-cell office:value-type="float" office:value="0.0306778" calcext:value-type="float">
            <text:p>0.0306778</text:p>
          </table:table-cell>
          <table:table-cell office:value-type="float" office:value="0.030196" calcext:value-type="float">
            <text:p>0.030196</text:p>
          </table:table-cell>
          <table:table-cell office:value-type="float" office:value="0.0321234" calcext:value-type="float">
            <text:p>0.0321234</text:p>
          </table:table-cell>
          <table:table-cell office:value-type="float" office:value="0.0258593" calcext:value-type="float">
            <text:p>0.0258593</text:p>
          </table:table-cell>
          <table:table-cell office:value-type="float" office:value="0.0300353" calcext:value-type="float">
            <text:p>0.0300353</text:p>
          </table:table-cell>
          <table:table-cell office:value-type="float" office:value="0.0358175" calcext:value-type="float">
            <text:p>0.0358175</text:p>
          </table:table-cell>
          <table:table-cell office:value-type="float" office:value="0.0287504" calcext:value-type="float">
            <text:p>0.0287504</text:p>
          </table:table-cell>
          <table:table-cell table:formula="of:=SUM([.P120:.CC120])" office:value-type="float" office:value="2.276421668" calcext:value-type="float">
            <text:p>2.276421668</text:p>
          </table:table-cell>
        </table:table-row>
        <table:table-row table:style-name="ro1">
          <table:table-cell office:value-type="float" office:value="7.184375" calcext:value-type="float">
            <text:p>7.18437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0.000703565" calcext:value-type="float">
            <text:p>0.000703565</text:p>
          </table:table-cell>
          <table:table-cell office:value-type="float" office:value="0.00140713" calcext:value-type="float">
            <text:p>0.00140713</text:p>
          </table:table-cell>
          <table:table-cell office:value-type="float" office:value="0.00515947" calcext:value-type="float">
            <text:p>0.00515947</text:p>
          </table:table-cell>
          <table:table-cell office:value-type="float" office:value="0.00984991" calcext:value-type="float">
            <text:p>0.00984991</text:p>
          </table:table-cell>
          <table:table-cell office:value-type="float" office:value="0.0189962" calcext:value-type="float">
            <text:p>0.0189962</text:p>
          </table:table-cell>
          <table:table-cell office:value-type="float" office:value="0.0330675" calcext:value-type="float">
            <text:p>0.0330675</text:p>
          </table:table-cell>
          <table:table-cell office:value-type="float" office:value="0.0462008" calcext:value-type="float">
            <text:p>0.0462008</text:p>
          </table:table-cell>
          <table:table-cell office:value-type="float" office:value="0.0654315" calcext:value-type="float">
            <text:p>0.0654315</text:p>
          </table:table-cell>
          <table:table-cell office:value-type="float" office:value="0.0790338" calcext:value-type="float">
            <text:p>0.0790338</text:p>
          </table:table-cell>
          <table:table-cell office:value-type="float" office:value="0.0914634" calcext:value-type="float">
            <text:p>0.0914634</text:p>
          </table:table-cell>
          <table:table-cell office:value-type="float" office:value="0.1053" calcext:value-type="float">
            <text:p>0.1053</text:p>
          </table:table-cell>
          <table:table-cell office:value-type="float" office:value="0.102955" calcext:value-type="float">
            <text:p>0.102955</text:p>
          </table:table-cell>
          <table:table-cell office:value-type="float" office:value="0.105066" calcext:value-type="float">
            <text:p>0.105066</text:p>
          </table:table-cell>
          <table:table-cell office:value-type="float" office:value="0.101548" calcext:value-type="float">
            <text:p>0.101548</text:p>
          </table:table-cell>
          <table:table-cell office:value-type="float" office:value="0.0924015" calcext:value-type="float">
            <text:p>0.0924015</text:p>
          </table:table-cell>
          <table:table-cell office:value-type="float" office:value="0.0816135" calcext:value-type="float">
            <text:p>0.0816135</text:p>
          </table:table-cell>
          <table:table-cell office:value-type="float" office:value="0.0874765" calcext:value-type="float">
            <text:p>0.0874765</text:p>
          </table:table-cell>
          <table:table-cell office:value-type="float" office:value="0.0750469" calcext:value-type="float">
            <text:p>0.0750469</text:p>
          </table:table-cell>
          <table:table-cell office:value-type="float" office:value="0.0659006" calcext:value-type="float">
            <text:p>0.0659006</text:p>
          </table:table-cell>
          <table:table-cell office:value-type="float" office:value="0.060272" calcext:value-type="float">
            <text:p>0.060272</text:p>
          </table:table-cell>
          <table:table-cell office:value-type="float" office:value="0.0476079" calcext:value-type="float">
            <text:p>0.0476079</text:p>
          </table:table-cell>
          <table:table-cell office:value-type="float" office:value="0.0464353" calcext:value-type="float">
            <text:p>0.0464353</text:p>
          </table:table-cell>
          <table:table-cell office:value-type="float" office:value="0.0365854" calcext:value-type="float">
            <text:p>0.0365854</text:p>
          </table:table-cell>
          <table:table-cell office:value-type="float" office:value="0.0386961" calcext:value-type="float">
            <text:p>0.0386961</text:p>
          </table:table-cell>
          <table:table-cell office:value-type="float" office:value="0.0358818" calcext:value-type="float">
            <text:p>0.0358818</text:p>
          </table:table-cell>
          <table:table-cell office:value-type="float" office:value="0.0333021" calcext:value-type="float">
            <text:p>0.0333021</text:p>
          </table:table-cell>
          <table:table-cell office:value-type="float" office:value="0.0246248" calcext:value-type="float">
            <text:p>0.0246248</text:p>
          </table:table-cell>
          <table:table-cell office:value-type="float" office:value="0.0201689" calcext:value-type="float">
            <text:p>0.0201689</text:p>
          </table:table-cell>
          <table:table-cell office:value-type="float" office:value="0.0204034" calcext:value-type="float">
            <text:p>0.0204034</text:p>
          </table:table-cell>
          <table:table-cell office:value-type="float" office:value="0.0222795" calcext:value-type="float">
            <text:p>0.0222795</text:p>
          </table:table-cell>
          <table:table-cell office:value-type="float" office:value="0.0180582" calcext:value-type="float">
            <text:p>0.0180582</text:p>
          </table:table-cell>
          <table:table-cell office:value-type="float" office:value="0.0196998" calcext:value-type="float">
            <text:p>0.0196998</text:p>
          </table:table-cell>
          <table:table-cell table:number-columns-repeated="2" office:value-type="float" office:value="0.0152439" calcext:value-type="float">
            <text:p>0.0152439</text:p>
          </table:table-cell>
          <table:table-cell office:value-type="float" office:value="0.0159475" calcext:value-type="float">
            <text:p>0.0159475</text:p>
          </table:table-cell>
          <table:table-cell office:value-type="float" office:value="0.016182" calcext:value-type="float">
            <text:p>0.016182</text:p>
          </table:table-cell>
          <table:table-cell office:value-type="float" office:value="0.0143058" calcext:value-type="float">
            <text:p>0.0143058</text:p>
          </table:table-cell>
          <table:table-cell office:value-type="float" office:value="0.010788" calcext:value-type="float">
            <text:p>0.010788</text:p>
          </table:table-cell>
          <table:table-cell office:value-type="float" office:value="0.0119606" calcext:value-type="float">
            <text:p>0.0119606</text:p>
          </table:table-cell>
          <table:table-cell office:value-type="float" office:value="0.00984991" calcext:value-type="float">
            <text:p>0.00984991</text:p>
          </table:table-cell>
          <table:table-cell office:value-type="float" office:value="0.0138368" calcext:value-type="float">
            <text:p>0.0138368</text:p>
          </table:table-cell>
          <table:table-cell office:value-type="float" office:value="0.0150094" calcext:value-type="float">
            <text:p>0.0150094</text:p>
          </table:table-cell>
          <table:table-cell office:value-type="float" office:value="0.016182" calcext:value-type="float">
            <text:p>0.016182</text:p>
          </table:table-cell>
          <table:table-cell office:value-type="float" office:value="0.0168856" calcext:value-type="float">
            <text:p>0.0168856</text:p>
          </table:table-cell>
          <table:table-cell office:value-type="float" office:value="0.0140713" calcext:value-type="float">
            <text:p>0.0140713</text:p>
          </table:table-cell>
          <table:table-cell office:value-type="float" office:value="0.0150094" calcext:value-type="float">
            <text:p>0.0150094</text:p>
          </table:table-cell>
          <table:table-cell office:value-type="float" office:value="0.022045" calcext:value-type="float">
            <text:p>0.022045</text:p>
          </table:table-cell>
          <table:table-cell office:value-type="float" office:value="0.0222795" calcext:value-type="float">
            <text:p>0.0222795</text:p>
          </table:table-cell>
          <table:table-cell office:value-type="float" office:value="0.0206379" calcext:value-type="float">
            <text:p>0.0206379</text:p>
          </table:table-cell>
          <table:table-cell office:value-type="float" office:value="0.021576" calcext:value-type="float">
            <text:p>0.021576</text:p>
          </table:table-cell>
          <table:table-cell office:value-type="float" office:value="0.0201689" calcext:value-type="float">
            <text:p>0.0201689</text:p>
          </table:table-cell>
          <table:table-cell table:number-columns-repeated="2" office:value-type="float" office:value="0.0250938" calcext:value-type="float">
            <text:p>0.0250938</text:p>
          </table:table-cell>
          <table:table-cell office:value-type="float" office:value="0.0246248" calcext:value-type="float">
            <text:p>0.0246248</text:p>
          </table:table-cell>
          <table:table-cell office:value-type="float" office:value="0.0206379" calcext:value-type="float">
            <text:p>0.0206379</text:p>
          </table:table-cell>
          <table:table-cell office:value-type="float" office:value="0.027439" calcext:value-type="float">
            <text:p>0.027439</text:p>
          </table:table-cell>
          <table:table-cell office:value-type="float" office:value="0.022045" calcext:value-type="float">
            <text:p>0.022045</text:p>
          </table:table-cell>
          <table:table-cell office:value-type="float" office:value="0.0279081" calcext:value-type="float">
            <text:p>0.0279081</text:p>
          </table:table-cell>
          <table:table-cell office:value-type="float" office:value="0.021576" calcext:value-type="float">
            <text:p>0.021576</text:p>
          </table:table-cell>
          <table:table-cell office:value-type="float" office:value="0.0311914" calcext:value-type="float">
            <text:p>0.0311914</text:p>
          </table:table-cell>
          <table:table-cell office:value-type="float" office:value="0.0318949" calcext:value-type="float">
            <text:p>0.0318949</text:p>
          </table:table-cell>
          <table:table-cell office:value-type="float" office:value="0.0307223" calcext:value-type="float">
            <text:p>0.0307223</text:p>
          </table:table-cell>
          <table:table-cell office:value-type="float" office:value="0.0335366" calcext:value-type="float">
            <text:p>0.0335366</text:p>
          </table:table-cell>
          <table:table-cell office:value-type="float" office:value="0.032364" calcext:value-type="float">
            <text:p>0.032364</text:p>
          </table:table-cell>
          <table:table-cell table:formula="of:=SUM([.P121:.CC121])" office:value-type="float" office:value="2.253987485" calcext:value-type="float">
            <text:p>2.253987485</text:p>
          </table:table-cell>
        </table:table-row>
        <table:table-row table:style-name="ro1">
          <table:table-cell office:value-type="float" office:value="7.24375" calcext:value-type="float">
            <text:p>7.2437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0.000378072" calcext:value-type="float">
            <text:p>0.000378072</text:p>
          </table:table-cell>
          <table:table-cell office:value-type="float" office:value="0.00113422" calcext:value-type="float">
            <text:p>0.00113422</text:p>
          </table:table-cell>
          <table:table-cell office:value-type="float" office:value="0.00567108" calcext:value-type="float">
            <text:p>0.00567108</text:p>
          </table:table-cell>
          <table:table-cell office:value-type="float" office:value="0.010586" calcext:value-type="float">
            <text:p>0.010586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0306238" calcext:value-type="float">
            <text:p>0.0306238</text:p>
          </table:table-cell>
          <table:table-cell office:value-type="float" office:value="0.0476371" calcext:value-type="float">
            <text:p>0.0476371</text:p>
          </table:table-cell>
          <table:table-cell office:value-type="float" office:value="0.057845" calcext:value-type="float">
            <text:p>0.057845</text:p>
          </table:table-cell>
          <table:table-cell office:value-type="float" office:value="0.073724" calcext:value-type="float">
            <text:p>0.073724</text:p>
          </table:table-cell>
          <table:table-cell office:value-type="float" office:value="0.0899811" calcext:value-type="float">
            <text:p>0.0899811</text:p>
          </table:table-cell>
          <table:table-cell office:value-type="float" office:value="0.0877127" calcext:value-type="float">
            <text:p>0.0877127</text:p>
          </table:table-cell>
          <table:table-cell office:value-type="float" office:value="0.1138" calcext:value-type="float">
            <text:p>0.1138</text:p>
          </table:table-cell>
          <table:table-cell office:value-type="float" office:value="0.103592" calcext:value-type="float">
            <text:p>0.103592</text:p>
          </table:table-cell>
          <table:table-cell office:value-type="float" office:value="0.101701" calcext:value-type="float">
            <text:p>0.101701</text:p>
          </table:table-cell>
          <table:table-cell office:value-type="float" office:value="0.0979206" calcext:value-type="float">
            <text:p>0.0979206</text:p>
          </table:table-cell>
          <table:table-cell office:value-type="float" office:value="0.0967864" calcext:value-type="float">
            <text:p>0.0967864</text:p>
          </table:table-cell>
          <table:table-cell office:value-type="float" office:value="0.0850662" calcext:value-type="float">
            <text:p>0.0850662</text:p>
          </table:table-cell>
          <table:table-cell office:value-type="float" office:value="0.0589792" calcext:value-type="float">
            <text:p>0.0589792</text:p>
          </table:table-cell>
          <table:table-cell office:value-type="float" office:value="0.0718336" calcext:value-type="float">
            <text:p>0.0718336</text:p>
          </table:table-cell>
          <table:table-cell office:value-type="float" office:value="0.0563327" calcext:value-type="float">
            <text:p>0.0563327</text:p>
          </table:table-cell>
          <table:table-cell office:value-type="float" office:value="0.0465028" calcext:value-type="float">
            <text:p>0.0465028</text:p>
          </table:table-cell>
          <table:table-cell office:value-type="float" office:value="0.0434783" calcext:value-type="float">
            <text:p>0.0434783</text:p>
          </table:table-cell>
          <table:table-cell office:value-type="float" office:value="0.0396975" calcext:value-type="float">
            <text:p>0.0396975</text:p>
          </table:table-cell>
          <table:table-cell office:value-type="float" office:value="0.0408318" calcext:value-type="float">
            <text:p>0.0408318</text:p>
          </table:table-cell>
          <table:table-cell office:value-type="float" office:value="0.0336484" calcext:value-type="float">
            <text:p>0.0336484</text:p>
          </table:table-cell>
          <table:table-cell office:value-type="float" office:value="0.031758" calcext:value-type="float">
            <text:p>0.031758</text:p>
          </table:table-cell>
          <table:table-cell office:value-type="float" office:value="0.0279773" calcext:value-type="float">
            <text:p>0.0279773</text:p>
          </table:table-cell>
          <table:table-cell office:value-type="float" office:value="0.0241966" calcext:value-type="float">
            <text:p>0.0241966</text:p>
          </table:table-cell>
          <table:table-cell office:value-type="float" office:value="0.0189036" calcext:value-type="float">
            <text:p>0.0189036</text:p>
          </table:table-cell>
          <table:table-cell table:number-columns-repeated="2" office:value-type="float" office:value="0.021172" calcext:value-type="float">
            <text:p>0.021172</text:p>
          </table:table-cell>
          <table:table-cell office:value-type="float" office:value="0.0223062" calcext:value-type="float">
            <text:p>0.0223062</text:p>
          </table:table-cell>
          <table:table-cell office:value-type="float" office:value="0.0192817" calcext:value-type="float">
            <text:p>0.0192817</text:p>
          </table:table-cell>
          <table:table-cell office:value-type="float" office:value="0.0139887" calcext:value-type="float">
            <text:p>0.0139887</text:p>
          </table:table-cell>
          <table:table-cell office:value-type="float" office:value="0.0155009" calcext:value-type="float">
            <text:p>0.0155009</text:p>
          </table:table-cell>
          <table:table-cell office:value-type="float" office:value="0.0151229" calcext:value-type="float">
            <text:p>0.0151229</text:p>
          </table:table-cell>
          <table:table-cell office:value-type="float" office:value="0.0147448" calcext:value-type="float">
            <text:p>0.0147448</text:p>
          </table:table-cell>
          <table:table-cell office:value-type="float" office:value="0.0128544" calcext:value-type="float">
            <text:p>0.0128544</text:p>
          </table:table-cell>
          <table:table-cell office:value-type="float" office:value="0.0113422" calcext:value-type="float">
            <text:p>0.0113422</text:p>
          </table:table-cell>
          <table:table-cell office:value-type="float" office:value="0.0147448" calcext:value-type="float">
            <text:p>0.0147448</text:p>
          </table:table-cell>
          <table:table-cell office:value-type="float" office:value="0.0139887" calcext:value-type="float">
            <text:p>0.0139887</text:p>
          </table:table-cell>
          <table:table-cell office:value-type="float" office:value="0.0151229" calcext:value-type="float">
            <text:p>0.0151229</text:p>
          </table:table-cell>
          <table:table-cell office:value-type="float" office:value="0.0124764" calcext:value-type="float">
            <text:p>0.0124764</text:p>
          </table:table-cell>
          <table:table-cell office:value-type="float" office:value="0.0132325" calcext:value-type="float">
            <text:p>0.0132325</text:p>
          </table:table-cell>
          <table:table-cell office:value-type="float" office:value="0.0170132" calcext:value-type="float">
            <text:p>0.0170132</text:p>
          </table:table-cell>
          <table:table-cell office:value-type="float" office:value="0.0162571" calcext:value-type="float">
            <text:p>0.0162571</text:p>
          </table:table-cell>
          <table:table-cell office:value-type="float" office:value="0.0192817" calcext:value-type="float">
            <text:p>0.0192817</text:p>
          </table:table-cell>
          <table:table-cell office:value-type="float" office:value="0.0139887" calcext:value-type="float">
            <text:p>0.0139887</text:p>
          </table:table-cell>
          <table:table-cell office:value-type="float" office:value="0.0226843" calcext:value-type="float">
            <text:p>0.0226843</text:p>
          </table:table-cell>
          <table:table-cell office:value-type="float" office:value="0.0181474" calcext:value-type="float">
            <text:p>0.0181474</text:p>
          </table:table-cell>
          <table:table-cell office:value-type="float" office:value="0.0196597" calcext:value-type="float">
            <text:p>0.0196597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020794" calcext:value-type="float">
            <text:p>0.020794</text:p>
          </table:table-cell>
          <table:table-cell office:value-type="float" office:value="0.0257089" calcext:value-type="float">
            <text:p>0.0257089</text:p>
          </table:table-cell>
          <table:table-cell office:value-type="float" office:value="0.0241966" calcext:value-type="float">
            <text:p>0.0241966</text:p>
          </table:table-cell>
          <table:table-cell table:number-columns-repeated="2" office:value-type="float" office:value="0.026087" calcext:value-type="float">
            <text:p>0.026087</text:p>
          </table:table-cell>
          <table:table-cell office:value-type="float" office:value="0.0249527" calcext:value-type="float">
            <text:p>0.0249527</text:p>
          </table:table-cell>
          <table:table-cell office:value-type="float" office:value="0.031758" calcext:value-type="float">
            <text:p>0.031758</text:p>
          </table:table-cell>
          <table:table-cell office:value-type="float" office:value="0.0302457" calcext:value-type="float">
            <text:p>0.0302457</text:p>
          </table:table-cell>
          <table:table-cell office:value-type="float" office:value="0.0306238" calcext:value-type="float">
            <text:p>0.0306238</text:p>
          </table:table-cell>
          <table:table-cell office:value-type="float" office:value="0.0328922" calcext:value-type="float">
            <text:p>0.0328922</text:p>
          </table:table-cell>
          <table:table-cell office:value-type="float" office:value="0.0306238" calcext:value-type="float">
            <text:p>0.0306238</text:p>
          </table:table-cell>
          <table:table-cell office:value-type="float" office:value="0.026465" calcext:value-type="float">
            <text:p>0.026465</text:p>
          </table:table-cell>
          <table:table-cell table:formula="of:=SUM([.P122:.CC122])" office:value-type="float" office:value="2.244990972" calcext:value-type="float">
            <text:p>2.244990972</text:p>
          </table:table-cell>
        </table:table-row>
        <table:table-row table:style-name="ro1">
          <table:table-cell office:value-type="float" office:value="7.303125" calcext:value-type="float">
            <text:p>7.303125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0.00068306" calcext:value-type="float">
            <text:p>0.00068306</text:p>
          </table:table-cell>
          <table:table-cell office:value-type="float" office:value="0.00409836" calcext:value-type="float">
            <text:p>0.00409836</text:p>
          </table:table-cell>
          <table:table-cell office:value-type="float" office:value="0.0102459" calcext:value-type="float">
            <text:p>0.0102459</text:p>
          </table:table-cell>
          <table:table-cell office:value-type="float" office:value="0.0184426" calcext:value-type="float">
            <text:p>0.0184426</text:p>
          </table:table-cell>
          <table:table-cell office:value-type="float" office:value="0.0362022" calcext:value-type="float">
            <text:p>0.0362022</text:p>
          </table:table-cell>
          <table:table-cell office:value-type="float" office:value="0.0539617" calcext:value-type="float">
            <text:p>0.0539617</text:p>
          </table:table-cell>
          <table:table-cell office:value-type="float" office:value="0.068306" calcext:value-type="float">
            <text:p>0.068306</text:p>
          </table:table-cell>
          <table:table-cell office:value-type="float" office:value="0.0710383" calcext:value-type="float">
            <text:p>0.0710383</text:p>
          </table:table-cell>
          <table:table-cell office:value-type="float" office:value="0.0969945" calcext:value-type="float">
            <text:p>0.0969945</text:p>
          </table:table-cell>
          <table:table-cell office:value-type="float" office:value="0.103142" calcext:value-type="float">
            <text:p>0.103142</text:p>
          </table:table-cell>
          <table:table-cell office:value-type="float" office:value="0.0922131" calcext:value-type="float">
            <text:p>0.0922131</text:p>
          </table:table-cell>
          <table:table-cell office:value-type="float" office:value="0.10724" calcext:value-type="float">
            <text:p>0.10724</text:p>
          </table:table-cell>
          <table:table-cell office:value-type="float" office:value="0.0949454" calcext:value-type="float">
            <text:p>0.0949454</text:p>
          </table:table-cell>
          <table:table-cell office:value-type="float" office:value="0.0915301" calcext:value-type="float">
            <text:p>0.0915301</text:p>
          </table:table-cell>
          <table:table-cell office:value-type="float" office:value="0.0819672" calcext:value-type="float">
            <text:p>0.0819672</text:p>
          </table:table-cell>
          <table:table-cell office:value-type="float" office:value="0.0826503" calcext:value-type="float">
            <text:p>0.0826503</text:p>
          </table:table-cell>
          <table:table-cell office:value-type="float" office:value="0.068306" calcext:value-type="float">
            <text:p>0.068306</text:p>
          </table:table-cell>
          <table:table-cell office:value-type="float" office:value="0.0614754" calcext:value-type="float">
            <text:p>0.0614754</text:p>
          </table:table-cell>
          <table:table-cell office:value-type="float" office:value="0.0607923" calcext:value-type="float">
            <text:p>0.0607923</text:p>
          </table:table-cell>
          <table:table-cell office:value-type="float" office:value="0.0491803" calcext:value-type="float">
            <text:p>0.0491803</text:p>
          </table:table-cell>
          <table:table-cell office:value-type="float" office:value="0.0580601" calcext:value-type="float">
            <text:p>0.0580601</text:p>
          </table:table-cell>
          <table:table-cell office:value-type="float" office:value="0.0409836" calcext:value-type="float">
            <text:p>0.0409836</text:p>
          </table:table-cell>
          <table:table-cell office:value-type="float" office:value="0.0368852" calcext:value-type="float">
            <text:p>0.0368852</text:p>
          </table:table-cell>
          <table:table-cell office:value-type="float" office:value="0.0348361" calcext:value-type="float">
            <text:p>0.0348361</text:p>
          </table:table-cell>
          <table:table-cell office:value-type="float" office:value="0.0362022" calcext:value-type="float">
            <text:p>0.0362022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0293716" calcext:value-type="float">
            <text:p>0.0293716</text:p>
          </table:table-cell>
          <table:table-cell office:value-type="float" office:value="0.0157104" calcext:value-type="float">
            <text:p>0.0157104</text:p>
          </table:table-cell>
          <table:table-cell office:value-type="float" office:value="0.0204918" calcext:value-type="float">
            <text:p>0.0204918</text:p>
          </table:table-cell>
          <table:table-cell office:value-type="float" office:value="0.0218579" calcext:value-type="float">
            <text:p>0.0218579</text:p>
          </table:table-cell>
          <table:table-cell office:value-type="float" office:value="0.0184426" calcext:value-type="float">
            <text:p>0.0184426</text:p>
          </table:table-cell>
          <table:table-cell office:value-type="float" office:value="0.011612" calcext:value-type="float">
            <text:p>0.011612</text:p>
          </table:table-cell>
          <table:table-cell office:value-type="float" office:value="0.0143443" calcext:value-type="float">
            <text:p>0.0143443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.0157104" calcext:value-type="float">
            <text:p>0.0157104</text:p>
          </table:table-cell>
          <table:table-cell office:value-type="float" office:value="0.0177596" calcext:value-type="float">
            <text:p>0.0177596</text:p>
          </table:table-cell>
          <table:table-cell office:value-type="float" office:value="0.0157104" calcext:value-type="float">
            <text:p>0.0157104</text:p>
          </table:table-cell>
          <table:table-cell office:value-type="float" office:value="0.010929" calcext:value-type="float">
            <text:p>0.010929</text:p>
          </table:table-cell>
          <table:table-cell office:value-type="float" office:value="0.0150273" calcext:value-type="float">
            <text:p>0.0150273</text:p>
          </table:table-cell>
          <table:table-cell office:value-type="float" office:value="0.0177596" calcext:value-type="float">
            <text:p>0.0177596</text:p>
          </table:table-cell>
          <table:table-cell office:value-type="float" office:value="0.0143443" calcext:value-type="float">
            <text:p>0.0143443</text:p>
          </table:table-cell>
          <table:table-cell office:value-type="float" office:value="0.0204918" calcext:value-type="float">
            <text:p>0.0204918</text:p>
          </table:table-cell>
          <table:table-cell office:value-type="float" office:value="0.0136612" calcext:value-type="float">
            <text:p>0.0136612</text:p>
          </table:table-cell>
          <table:table-cell office:value-type="float" office:value="0.011612" calcext:value-type="float">
            <text:p>0.011612</text:p>
          </table:table-cell>
          <table:table-cell office:value-type="float" office:value="0.0143443" calcext:value-type="float">
            <text:p>0.0143443</text:p>
          </table:table-cell>
          <table:table-cell office:value-type="float" office:value="0.0163934" calcext:value-type="float">
            <text:p>0.0163934</text:p>
          </table:table-cell>
          <table:table-cell table:number-columns-repeated="2" office:value-type="float" office:value="0.0204918" calcext:value-type="float">
            <text:p>0.0204918</text:p>
          </table:table-cell>
          <table:table-cell office:value-type="float" office:value="0.0198087" calcext:value-type="float">
            <text:p>0.0198087</text:p>
          </table:table-cell>
          <table:table-cell office:value-type="float" office:value="0.0184426" calcext:value-type="float">
            <text:p>0.0184426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0191257" calcext:value-type="float">
            <text:p>0.0191257</text:p>
          </table:table-cell>
          <table:table-cell office:value-type="float" office:value="0.0259563" calcext:value-type="float">
            <text:p>0.0259563</text:p>
          </table:table-cell>
          <table:table-cell office:value-type="float" office:value="0.0280055" calcext:value-type="float">
            <text:p>0.0280055</text:p>
          </table:table-cell>
          <table:table-cell office:value-type="float" office:value="0.0239071" calcext:value-type="float">
            <text:p>0.0239071</text:p>
          </table:table-cell>
          <table:table-cell office:value-type="float" office:value="0.022541" calcext:value-type="float">
            <text:p>0.022541</text:p>
          </table:table-cell>
          <table:table-cell office:value-type="float" office:value="0.0273224" calcext:value-type="float">
            <text:p>0.0273224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0259563" calcext:value-type="float">
            <text:p>0.0259563</text:p>
          </table:table-cell>
          <table:table-cell office:value-type="float" office:value="0.0321038" calcext:value-type="float">
            <text:p>0.0321038</text:p>
          </table:table-cell>
          <table:table-cell office:value-type="float" office:value="0.0266393" calcext:value-type="float">
            <text:p>0.0266393</text:p>
          </table:table-cell>
          <table:table-cell office:value-type="float" office:value="0.0348361" calcext:value-type="float">
            <text:p>0.0348361</text:p>
          </table:table-cell>
          <table:table-cell office:value-type="float" office:value="0.0389344" calcext:value-type="float">
            <text:p>0.0389344</text:p>
          </table:table-cell>
          <table:table-cell table:formula="of:=SUM([.P123:.CC123])" office:value-type="float" office:value="2.25546398" calcext:value-type="float">
            <text:p>2.25546398</text:p>
          </table:table-cell>
        </table:table-row>
        <table:table-row table:style-name="ro1">
          <table:table-cell office:value-type="float" office:value="7.3625" calcext:value-type="float">
            <text:p>7.3625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0.00134771" calcext:value-type="float">
            <text:p>0.00134771</text:p>
          </table:table-cell>
          <table:table-cell office:value-type="float" office:value="0.00269542" calcext:value-type="float">
            <text:p>0.00269542</text:p>
          </table:table-cell>
          <table:table-cell office:value-type="float" office:value="0.00943396" calcext:value-type="float">
            <text:p>0.00943396</text:p>
          </table:table-cell>
          <table:table-cell office:value-type="float" office:value="0.0175202" calcext:value-type="float">
            <text:p>0.0175202</text:p>
          </table:table-cell>
          <table:table-cell office:value-type="float" office:value="0.0471698" calcext:value-type="float">
            <text:p>0.0471698</text:p>
          </table:table-cell>
          <table:table-cell office:value-type="float" office:value="0.041779" calcext:value-type="float">
            <text:p>0.041779</text:p>
          </table:table-cell>
          <table:table-cell office:value-type="float" office:value="0.0458221" calcext:value-type="float">
            <text:p>0.0458221</text:p>
          </table:table-cell>
          <table:table-cell office:value-type="float" office:value="0.083558" calcext:value-type="float">
            <text:p>0.083558</text:p>
          </table:table-cell>
          <table:table-cell office:value-type="float" office:value="0.0929919" calcext:value-type="float">
            <text:p>0.0929919</text:p>
          </table:table-cell>
          <table:table-cell office:value-type="float" office:value="0.0849057" calcext:value-type="float">
            <text:p>0.0849057</text:p>
          </table:table-cell>
          <table:table-cell office:value-type="float" office:value="0.101078" calcext:value-type="float">
            <text:p>0.101078</text:p>
          </table:table-cell>
          <table:table-cell office:value-type="float" office:value="0.0929919" calcext:value-type="float">
            <text:p>0.0929919</text:p>
          </table:table-cell>
          <table:table-cell office:value-type="float" office:value="0.0943396" calcext:value-type="float">
            <text:p>0.0943396</text:p>
          </table:table-cell>
          <table:table-cell office:value-type="float" office:value="0.0956873" calcext:value-type="float">
            <text:p>0.0956873</text:p>
          </table:table-cell>
          <table:table-cell office:value-type="float" office:value="0.0849057" calcext:value-type="float">
            <text:p>0.0849057</text:p>
          </table:table-cell>
          <table:table-cell table:number-columns-repeated="2" office:value-type="float" office:value="0.083558" calcext:value-type="float">
            <text:p>0.083558</text:p>
          </table:table-cell>
          <table:table-cell office:value-type="float" office:value="0.06469" calcext:value-type="float">
            <text:p>0.06469</text:p>
          </table:table-cell>
          <table:table-cell office:value-type="float" office:value="0.0579515" calcext:value-type="float">
            <text:p>0.0579515</text:p>
          </table:table-cell>
          <table:table-cell office:value-type="float" office:value="0.0525606" calcext:value-type="float">
            <text:p>0.0525606</text:p>
          </table:table-cell>
          <table:table-cell table:number-columns-repeated="2" office:value-type="float" office:value="0.0431267" calcext:value-type="float">
            <text:p>0.0431267</text:p>
          </table:table-cell>
          <table:table-cell office:value-type="float" office:value="0.0444744" calcext:value-type="float">
            <text:p>0.0444744</text:p>
          </table:table-cell>
          <table:table-cell office:value-type="float" office:value="0.0229111" calcext:value-type="float">
            <text:p>0.0229111</text:p>
          </table:table-cell>
          <table:table-cell table:number-columns-repeated="2" office:value-type="float" office:value="0.0283019" calcext:value-type="float">
            <text:p>0.0283019</text:p>
          </table:table-cell>
          <table:table-cell office:value-type="float" office:value="0.0336927" calcext:value-type="float">
            <text:p>0.0336927</text:p>
          </table:table-cell>
          <table:table-cell office:value-type="float" office:value="0.0350404" calcext:value-type="float">
            <text:p>0.0350404</text:p>
          </table:table-cell>
          <table:table-cell office:value-type="float" office:value="0.0188679" calcext:value-type="float">
            <text:p>0.0188679</text:p>
          </table:table-cell>
          <table:table-cell office:value-type="float" office:value="0.0175202" calcext:value-type="float">
            <text:p>0.0175202</text:p>
          </table:table-cell>
          <table:table-cell office:value-type="float" office:value="0.0148248" calcext:value-type="float">
            <text:p>0.0148248</text:p>
          </table:table-cell>
          <table:table-cell office:value-type="float" office:value="0.0256065" calcext:value-type="float">
            <text:p>0.0256065</text:p>
          </table:table-cell>
          <table:table-cell office:value-type="float" office:value="0.0202156" calcext:value-type="float">
            <text:p>0.0202156</text:p>
          </table:table-cell>
          <table:table-cell office:value-type="float" office:value="0.0134771" calcext:value-type="float">
            <text:p>0.0134771</text:p>
          </table:table-cell>
          <table:table-cell office:value-type="float" office:value="0.0202156" calcext:value-type="float">
            <text:p>0.0202156</text:p>
          </table:table-cell>
          <table:table-cell office:value-type="float" office:value="0.00943396" calcext:value-type="float">
            <text:p>0.00943396</text:p>
          </table:table-cell>
          <table:table-cell office:value-type="float" office:value="0.0121294" calcext:value-type="float">
            <text:p>0.0121294</text:p>
          </table:table-cell>
          <table:table-cell office:value-type="float" office:value="0.00808625" calcext:value-type="float">
            <text:p>0.00808625</text:p>
          </table:table-cell>
          <table:table-cell office:value-type="float" office:value="0.00943396" calcext:value-type="float">
            <text:p>0.00943396</text:p>
          </table:table-cell>
          <table:table-cell office:value-type="float" office:value="0.00808625" calcext:value-type="float">
            <text:p>0.00808625</text:p>
          </table:table-cell>
          <table:table-cell office:value-type="float" office:value="0.0148248" calcext:value-type="float">
            <text:p>0.0148248</text:p>
          </table:table-cell>
          <table:table-cell office:value-type="float" office:value="0.00808625" calcext:value-type="float">
            <text:p>0.00808625</text:p>
          </table:table-cell>
          <table:table-cell office:value-type="float" office:value="0.0148248" calcext:value-type="float">
            <text:p>0.0148248</text:p>
          </table:table-cell>
          <table:table-cell table:number-columns-repeated="2" office:value-type="float" office:value="0.0134771" calcext:value-type="float">
            <text:p>0.0134771</text:p>
          </table:table-cell>
          <table:table-cell office:value-type="float" office:value="0.0148248" calcext:value-type="float">
            <text:p>0.0148248</text:p>
          </table:table-cell>
          <table:table-cell office:value-type="float" office:value="0.0161725" calcext:value-type="float">
            <text:p>0.0161725</text:p>
          </table:table-cell>
          <table:table-cell office:value-type="float" office:value="0.0121294" calcext:value-type="float">
            <text:p>0.0121294</text:p>
          </table:table-cell>
          <table:table-cell office:value-type="float" office:value="0.0229111" calcext:value-type="float">
            <text:p>0.0229111</text:p>
          </table:table-cell>
          <table:table-cell office:value-type="float" office:value="0.0256065" calcext:value-type="float">
            <text:p>0.0256065</text:p>
          </table:table-cell>
          <table:table-cell office:value-type="float" office:value="0.0175202" calcext:value-type="float">
            <text:p>0.0175202</text:p>
          </table:table-cell>
          <table:table-cell office:value-type="float" office:value="0.0283019" calcext:value-type="float">
            <text:p>0.0283019</text:p>
          </table:table-cell>
          <table:table-cell office:value-type="float" office:value="0.0350404" calcext:value-type="float">
            <text:p>0.0350404</text:p>
          </table:table-cell>
          <table:table-cell office:value-type="float" office:value="0.0148248" calcext:value-type="float">
            <text:p>0.0148248</text:p>
          </table:table-cell>
          <table:table-cell office:value-type="float" office:value="0.0202156" calcext:value-type="float">
            <text:p>0.0202156</text:p>
          </table:table-cell>
          <table:table-cell office:value-type="float" office:value="0.0283019" calcext:value-type="float">
            <text:p>0.0283019</text:p>
          </table:table-cell>
          <table:table-cell office:value-type="float" office:value="0.0296496" calcext:value-type="float">
            <text:p>0.0296496</text:p>
          </table:table-cell>
          <table:table-cell office:value-type="float" office:value="0.0256065" calcext:value-type="float">
            <text:p>0.0256065</text:p>
          </table:table-cell>
          <table:table-cell office:value-type="float" office:value="0.0309973" calcext:value-type="float">
            <text:p>0.0309973</text:p>
          </table:table-cell>
          <table:table-cell office:value-type="float" office:value="0.0256065" calcext:value-type="float">
            <text:p>0.0256065</text:p>
          </table:table-cell>
          <table:table-cell office:value-type="float" office:value="0.0363881" calcext:value-type="float">
            <text:p>0.0363881</text:p>
          </table:table-cell>
          <table:table-cell office:value-type="float" office:value="0.0336927" calcext:value-type="float">
            <text:p>0.0336927</text:p>
          </table:table-cell>
          <table:table-cell office:value-type="float" office:value="0.041779" calcext:value-type="float">
            <text:p>0.041779</text:p>
          </table:table-cell>
          <table:table-cell table:formula="of:=SUM([.P124:.CC124])" office:value-type="float" office:value="2.22102427" calcext:value-type="float">
            <text:p>2.22102427</text:p>
          </table:table-cell>
        </table:table-row>
        <table:table-row table:style-name="ro1">
          <table:table-cell office:value-type="float" office:value="7.421875" calcext:value-type="float">
            <text:p>7.421875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0.00952381" calcext:value-type="float">
            <text:p>0.00952381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.047619" calcext:value-type="float">
            <text:p>0.047619</text:p>
          </table:table-cell>
          <table:table-cell office:value-type="float" office:value="0.0634921" calcext:value-type="float">
            <text:p>0.0634921</text:p>
          </table:table-cell>
          <table:table-cell office:value-type="float" office:value="0.0793651" calcext:value-type="float">
            <text:p>0.0793651</text:p>
          </table:table-cell>
          <table:table-cell office:value-type="float" office:value="0.0825397" calcext:value-type="float">
            <text:p>0.0825397</text:p>
          </table:table-cell>
          <table:table-cell office:value-type="float" office:value="0.0984127" calcext:value-type="float">
            <text:p>0.0984127</text:p>
          </table:table-cell>
          <table:table-cell office:value-type="float" office:value="0.114286" calcext:value-type="float">
            <text:p>0.114286</text:p>
          </table:table-cell>
          <table:table-cell office:value-type="float" office:value="0.120635" calcext:value-type="float">
            <text:p>0.120635</text:p>
          </table:table-cell>
          <table:table-cell office:value-type="float" office:value="0.0793651" calcext:value-type="float">
            <text:p>0.0793651</text:p>
          </table:table-cell>
          <table:table-cell office:value-type="float" office:value="0.0730159" calcext:value-type="float">
            <text:p>0.0730159</text:p>
          </table:table-cell>
          <table:table-cell office:value-type="float" office:value="0.0920635" calcext:value-type="float">
            <text:p>0.0920635</text:p>
          </table:table-cell>
          <table:table-cell office:value-type="float" office:value="0.0730159" calcext:value-type="float">
            <text:p>0.0730159</text:p>
          </table:table-cell>
          <table:table-cell table:number-columns-repeated="2" office:value-type="float" office:value="0.0698413" calcext:value-type="float">
            <text:p>0.0698413</text:p>
          </table:table-cell>
          <table:table-cell office:value-type="float" office:value="0.0571429" calcext:value-type="float">
            <text:p>0.0571429</text:p>
          </table:table-cell>
          <table:table-cell office:value-type="float" office:value="0.0793651" calcext:value-type="float">
            <text:p>0.0793651</text:p>
          </table:table-cell>
          <table:table-cell office:value-type="float" office:value="0.0380952" calcext:value-type="float">
            <text:p>0.0380952</text:p>
          </table:table-cell>
          <table:table-cell office:value-type="float" office:value="0.0571429" calcext:value-type="float">
            <text:p>0.0571429</text:p>
          </table:table-cell>
          <table:table-cell office:value-type="float" office:value="0.031746" calcext:value-type="float">
            <text:p>0.031746</text:p>
          </table:table-cell>
          <table:table-cell office:value-type="float" office:value="0.0349206" calcext:value-type="float">
            <text:p>0.0349206</text:p>
          </table:table-cell>
          <table:table-cell office:value-type="float" office:value="0.0444444" calcext:value-type="float">
            <text:p>0.0444444</text:p>
          </table:table-cell>
          <table:table-cell office:value-type="float" office:value="0.0222222" calcext:value-type="float">
            <text:p>0.0222222</text:p>
          </table:table-cell>
          <table:table-cell office:value-type="float" office:value="0.0380952" calcext:value-type="float">
            <text:p>0.0380952</text:p>
          </table:table-cell>
          <table:table-cell office:value-type="float" office:value="0.0190476" calcext:value-type="float">
            <text:p>0.0190476</text:p>
          </table:table-cell>
          <table:table-cell table:number-columns-repeated="2" office:value-type="float" office:value="0.0412698" calcext:value-type="float">
            <text:p>0.0412698</text:p>
          </table:table-cell>
          <table:table-cell office:value-type="float" office:value="0.0222222" calcext:value-type="float">
            <text:p>0.0222222</text:p>
          </table:table-cell>
          <table:table-cell office:value-type="float" office:value="0.00952381" calcext:value-type="float">
            <text:p>0.00952381</text:p>
          </table:table-cell>
          <table:table-cell table:number-columns-repeated="2" office:value-type="float" office:value="0.0222222" calcext:value-type="float">
            <text:p>0.0222222</text:p>
          </table:table-cell>
          <table:table-cell office:value-type="float" office:value="0.0190476" calcext:value-type="float">
            <text:p>0.0190476</text:p>
          </table:table-cell>
          <table:table-cell office:value-type="float" office:value="0.00952381" calcext:value-type="float">
            <text:p>0.00952381</text:p>
          </table:table-cell>
          <table:table-cell office:value-type="float" office:value="0" calcext:value-type="float">
            <text:p>0</text:p>
          </table:table-cell>
          <table:table-cell office:value-type="float" office:value="0.0031746" calcext:value-type="float">
            <text:p>0.0031746</text:p>
          </table:table-cell>
          <table:table-cell office:value-type="float" office:value="0.0126984" calcext:value-type="float">
            <text:p>0.0126984</text:p>
          </table:table-cell>
          <table:table-cell table:number-columns-repeated="2" office:value-type="float" office:value="0.00952381" calcext:value-type="float">
            <text:p>0.00952381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.0126984" calcext:value-type="float">
            <text:p>0.0126984</text:p>
          </table:table-cell>
          <table:table-cell office:value-type="float" office:value="0.00634921" calcext:value-type="float">
            <text:p>0.00634921</text:p>
          </table:table-cell>
          <table:table-cell office:value-type="float" office:value="0.0190476" calcext:value-type="float">
            <text:p>0.0190476</text:p>
          </table:table-cell>
          <table:table-cell office:value-type="float" office:value="0.015873" calcext:value-type="float">
            <text:p>0.015873</text:p>
          </table:table-cell>
          <table:table-cell office:value-type="float" office:value="0.0126984" calcext:value-type="float">
            <text:p>0.0126984</text:p>
          </table:table-cell>
          <table:table-cell office:value-type="float" office:value="0.0190476" calcext:value-type="float">
            <text:p>0.0190476</text:p>
          </table:table-cell>
          <table:table-cell office:value-type="float" office:value="0.0349206" calcext:value-type="float">
            <text:p>0.0349206</text:p>
          </table:table-cell>
          <table:table-cell office:value-type="float" office:value="0.00952381" calcext:value-type="float">
            <text:p>0.00952381</text:p>
          </table:table-cell>
          <table:table-cell office:value-type="float" office:value="0.0190476" calcext:value-type="float">
            <text:p>0.0190476</text:p>
          </table:table-cell>
          <table:table-cell office:value-type="float" office:value="0.00952381" calcext:value-type="float">
            <text:p>0.00952381</text:p>
          </table:table-cell>
          <table:table-cell office:value-type="float" office:value="0.0190476" calcext:value-type="float">
            <text:p>0.0190476</text:p>
          </table:table-cell>
          <table:table-cell table:number-columns-repeated="2" office:value-type="float" office:value="0.00952381" calcext:value-type="float">
            <text:p>0.00952381</text:p>
          </table:table-cell>
          <table:table-cell office:value-type="float" office:value="0.0222222" calcext:value-type="float">
            <text:p>0.0222222</text:p>
          </table:table-cell>
          <table:table-cell table:number-columns-repeated="2" office:value-type="float" office:value="0.0190476" calcext:value-type="float">
            <text:p>0.0190476</text:p>
          </table:table-cell>
          <table:table-cell office:value-type="float" office:value="0.0222222" calcext:value-type="float">
            <text:p>0.0222222</text:p>
          </table:table-cell>
          <table:table-cell office:value-type="float" office:value="0.015873" calcext:value-type="float">
            <text:p>0.015873</text:p>
          </table:table-cell>
          <table:table-cell office:value-type="float" office:value="0.0349206" calcext:value-type="float">
            <text:p>0.0349206</text:p>
          </table:table-cell>
          <table:table-cell office:value-type="float" office:value="0.0253968" calcext:value-type="float">
            <text:p>0.0253968</text:p>
          </table:table-cell>
          <table:table-cell office:value-type="float" office:value="0.0190476" calcext:value-type="float">
            <text:p>0.0190476</text:p>
          </table:table-cell>
          <table:table-cell table:formula="of:=SUM([.P125:.CC125])" office:value-type="float" office:value="2.15873001" calcext:value-type="float">
            <text:p>2.15873001</text:p>
          </table:table-cell>
        </table:table-row>
        <table:table-row table:style-name="ro1">
          <table:table-cell office:value-type="float" office:value="7.48125" calcext:value-type="float">
            <text:p>7.4812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0.0102041" calcext:value-type="float">
            <text:p>0.01020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02041" calcext:value-type="float">
            <text:p>0.0102041</text:p>
          </table:table-cell>
          <table:table-cell office:value-type="float" office:value="0" calcext:value-type="float">
            <text:p>0</text:p>
          </table:table-cell>
          <table:table-cell office:value-type="float" office:value="0.0408163" calcext:value-type="float">
            <text:p>0.0408163</text:p>
          </table:table-cell>
          <table:table-cell office:value-type="float" office:value="0.0510204" calcext:value-type="float">
            <text:p>0.0510204</text:p>
          </table:table-cell>
          <table:table-cell office:value-type="float" office:value="0.122449" calcext:value-type="float">
            <text:p>0.122449</text:p>
          </table:table-cell>
          <table:table-cell office:value-type="float" office:value="0.132653" calcext:value-type="float">
            <text:p>0.132653</text:p>
          </table:table-cell>
          <table:table-cell office:value-type="float" office:value="0.102041" calcext:value-type="float">
            <text:p>0.102041</text:p>
          </table:table-cell>
          <table:table-cell office:value-type="float" office:value="0.0714286" calcext:value-type="float">
            <text:p>0.0714286</text:p>
          </table:table-cell>
          <table:table-cell office:value-type="float" office:value="0.0918367" calcext:value-type="float">
            <text:p>0.0918367</text:p>
          </table:table-cell>
          <table:table-cell office:value-type="float" office:value="0.122449" calcext:value-type="float">
            <text:p>0.122449</text:p>
          </table:table-cell>
          <table:table-cell office:value-type="float" office:value="0.0714286" calcext:value-type="float">
            <text:p>0.0714286</text:p>
          </table:table-cell>
          <table:table-cell office:value-type="float" office:value="0.102041" calcext:value-type="float">
            <text:p>0.102041</text:p>
          </table:table-cell>
          <table:table-cell table:number-columns-repeated="2" office:value-type="float" office:value="0.0918367" calcext:value-type="float">
            <text:p>0.0918367</text:p>
          </table:table-cell>
          <table:table-cell office:value-type="float" office:value="0.0612245" calcext:value-type="float">
            <text:p>0.0612245</text:p>
          </table:table-cell>
          <table:table-cell office:value-type="float" office:value="0.0714286" calcext:value-type="float">
            <text:p>0.0714286</text:p>
          </table:table-cell>
          <table:table-cell table:number-columns-repeated="2" office:value-type="float" office:value="0.0306122" calcext:value-type="float">
            <text:p>0.0306122</text:p>
          </table:table-cell>
          <table:table-cell office:value-type="float" office:value="0.0408163" calcext:value-type="float">
            <text:p>0.0408163</text:p>
          </table:table-cell>
          <table:table-cell office:value-type="float" office:value="0" calcext:value-type="float">
            <text:p>0</text:p>
          </table:table-cell>
          <table:table-cell office:value-type="float" office:value="0.0510204" calcext:value-type="float">
            <text:p>0.0510204</text:p>
          </table:table-cell>
          <table:table-cell office:value-type="float" office:value="0.0204082" calcext:value-type="float">
            <text:p>0.0204082</text:p>
          </table:table-cell>
          <table:table-cell office:value-type="float" office:value="0.0306122" calcext:value-type="float">
            <text:p>0.0306122</text:p>
          </table:table-cell>
          <table:table-cell office:value-type="float" office:value="0.0612245" calcext:value-type="float">
            <text:p>0.0612245</text:p>
          </table:table-cell>
          <table:table-cell office:value-type="float" office:value="0.0510204" calcext:value-type="float">
            <text:p>0.0510204</text:p>
          </table:table-cell>
          <table:table-cell office:value-type="float" office:value="0.0306122" calcext:value-type="float">
            <text:p>0.0306122</text:p>
          </table:table-cell>
          <table:table-cell office:value-type="float" office:value="0.0102041" calcext:value-type="float">
            <text:p>0.0102041</text:p>
          </table:table-cell>
          <table:table-cell office:value-type="float" office:value="0" calcext:value-type="float">
            <text:p>0</text:p>
          </table:table-cell>
          <table:table-cell office:value-type="float" office:value="0.0204082" calcext:value-type="float">
            <text:p>0.0204082</text:p>
          </table:table-cell>
          <table:table-cell office:value-type="float" office:value="0.0102041" calcext:value-type="float">
            <text:p>0.0102041</text:p>
          </table:table-cell>
          <table:table-cell office:value-type="float" office:value="0" calcext:value-type="float">
            <text:p>0</text:p>
          </table:table-cell>
          <table:table-cell office:value-type="float" office:value="0.0204082" calcext:value-type="float">
            <text:p>0.0204082</text:p>
          </table:table-cell>
          <table:table-cell office:value-type="float" office:value="0.0306122" calcext:value-type="float">
            <text:p>0.0306122</text:p>
          </table:table-cell>
          <table:table-cell office:value-type="float" office:value="0.0510204" calcext:value-type="float">
            <text:p>0.05102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02041" calcext:value-type="float">
            <text:p>0.0102041</text:p>
          </table:table-cell>
          <table:table-cell office:value-type="float" office:value="0.0204082" calcext:value-type="float">
            <text:p>0.0204082</text:p>
          </table:table-cell>
          <table:table-cell table:number-columns-repeated="2" office:value-type="float" office:value="0.0102041" calcext:value-type="float">
            <text:p>0.010204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02041" calcext:value-type="float">
            <text:p>0.0102041</text:p>
          </table:table-cell>
          <table:table-cell office:value-type="float" office:value="0.0408163" calcext:value-type="float">
            <text:p>0.0408163</text:p>
          </table:table-cell>
          <table:table-cell office:value-type="float" office:value="0.0204082" calcext:value-type="float">
            <text:p>0.0204082</text:p>
          </table:table-cell>
          <table:table-cell office:value-type="float" office:value="0" calcext:value-type="float">
            <text:p>0</text:p>
          </table:table-cell>
          <table:table-cell office:value-type="float" office:value="0.0306122" calcext:value-type="float">
            <text:p>0.0306122</text:p>
          </table:table-cell>
          <table:table-cell table:number-columns-repeated="2" office:value-type="float" office:value="0.0204082" calcext:value-type="float">
            <text:p>0.0204082</text:p>
          </table:table-cell>
          <table:table-cell office:value-type="float" office:value="0.0408163" calcext:value-type="float">
            <text:p>0.04081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06122" calcext:value-type="float">
            <text:p>0.0306122</text:p>
          </table:table-cell>
          <table:table-cell table:number-columns-repeated="2" office:value-type="float" office:value="0.0102041" calcext:value-type="float">
            <text:p>0.0102041</text:p>
          </table:table-cell>
          <table:table-cell office:value-type="float" office:value="0.0204082" calcext:value-type="float">
            <text:p>0.0204082</text:p>
          </table:table-cell>
          <table:table-cell office:value-type="float" office:value="0.0306122" calcext:value-type="float">
            <text:p>0.0306122</text:p>
          </table:table-cell>
          <table:table-cell office:value-type="float" office:value="0.0102041" calcext:value-type="float">
            <text:p>0.0102041</text:p>
          </table:table-cell>
          <table:table-cell table:formula="of:=SUM([.P126:.CC126])" office:value-type="float" office:value="2.1224494" calcext:value-type="float">
            <text:p>2.1224494</text:p>
          </table:table-cell>
        </table:table-row>
        <table:table-row table:style-name="ro1">
          <table:table-cell office:value-type="float" office:value="7.540625" calcext:value-type="float">
            <text:p>7.540625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0.0555556" calcext:value-type="float">
            <text:p>0.0555556</text:p>
          </table:table-cell>
          <table:table-cell office:value-type="float" office:value="0" calcext:value-type="float">
            <text:p>0</text:p>
          </table:table-cell>
          <table:table-cell office:value-type="float" office:value="0.0555556" calcext:value-type="float">
            <text:p>0.0555556</text:p>
          </table:table-cell>
          <table:table-cell office:value-type="float" office:value="0.111111" calcext:value-type="float">
            <text:p>0.111111</text:p>
          </table:table-cell>
          <table:table-cell table:number-columns-repeated="3" office:value-type="float" office:value="0.0555556" calcext:value-type="float">
            <text:p>0.0555556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111111" calcext:value-type="float">
            <text:p>0.111111</text:p>
          </table:table-cell>
          <table:table-cell office:value-type="float" office:value="0.0555556" calcext:value-type="float">
            <text:p>0.0555556</text:p>
          </table:table-cell>
          <table:table-cell office:value-type="float" office:value="0" calcext:value-type="float">
            <text:p>0</text:p>
          </table:table-cell>
          <table:table-cell office:value-type="float" office:value="0.111111" calcext:value-type="float">
            <text:p>0.111111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222222" calcext:value-type="float">
            <text:p>0.222222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111111" calcext:value-type="float">
            <text:p>0.111111</text:p>
          </table:table-cell>
          <table:table-cell office:value-type="float" office:value="0" calcext:value-type="float">
            <text:p>0</text:p>
          </table:table-cell>
          <table:table-cell office:value-type="float" office:value="0.0555556" calcext:value-type="float">
            <text:p>0.055555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555556" calcext:value-type="float">
            <text:p>0.0555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1111" calcext:value-type="float">
            <text:p>0.11111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0.0555556" calcext:value-type="float">
            <text:p>0.0555556</text:p>
          </table:table-cell>
          <table:table-cell office:value-type="float" office:value="0.111111" calcext:value-type="float">
            <text:p>0.111111</text:p>
          </table:table-cell>
          <table:table-cell office:value-type="float" office:value="0.0555556" calcext:value-type="float">
            <text:p>0.0555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55556" calcext:value-type="float">
            <text:p>0.055555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555556" calcext:value-type="float">
            <text:p>0.0555556</text:p>
          </table:table-cell>
          <table:table-cell office:value-type="float" office:value="0" calcext:value-type="float">
            <text:p>0</text:p>
          </table:table-cell>
          <table:table-cell office:value-type="float" office:value="0.0555556" calcext:value-type="float">
            <text:p>0.055555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P127:.CC127])" office:value-type="float" office:value="2.3333342" calcext:value-type="float">
            <text:p>2.3333342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0.0909091" calcext:value-type="float">
            <text:p>0.090909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909091" calcext:value-type="float">
            <text:p>0.0909091</text:p>
          </table:table-cell>
          <table:table-cell office:value-type="float" office:value="0.181818" calcext:value-type="float">
            <text:p>0.1818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09091" calcext:value-type="float">
            <text:p>0.0909091</text:p>
          </table:table-cell>
          <table:table-cell office:value-type="float" office:value="0.181818" calcext:value-type="float">
            <text:p>0.181818</text:p>
          </table:table-cell>
          <table:table-cell office:value-type="float" office:value="0.0909091" calcext:value-type="float">
            <text:p>0.0909091</text:p>
          </table:table-cell>
          <table:table-cell office:value-type="float" office:value="0.272727" calcext:value-type="float">
            <text:p>0.2727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09091" calcext:value-type="float">
            <text:p>0.09090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81818" calcext:value-type="float">
            <text:p>0.181818</text:p>
          </table:table-cell>
          <table:table-cell office:value-type="float" office:value="0" calcext:value-type="float">
            <text:p>0</text:p>
          </table:table-cell>
          <table:table-cell office:value-type="float" office:value="0.0909091" calcext:value-type="float">
            <text:p>0.090909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0909091" calcext:value-type="float">
            <text:p>0.0909091</text:p>
          </table:table-cell>
          <table:table-cell office:value-type="float" office:value="0" calcext:value-type="float">
            <text:p>0</text:p>
          </table:table-cell>
          <table:table-cell office:value-type="float" office:value="0.0909091" calcext:value-type="float">
            <text:p>0.09090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09091" calcext:value-type="float">
            <text:p>0.090909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0.0909091" calcext:value-type="float">
            <text:p>0.090909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P128:.CC128])" office:value-type="float" office:value="2.2727266" calcext:value-type="float">
            <text:p>2.2727266</text:p>
          </table:table-cell>
        </table:table-row>
        <table:table-row table:style-name="ro1">
          <table:table-cell office:value-type="float" office:value="7.659375" calcext:value-type="float">
            <text:p>7.659375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SUM([.P129:.CC129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7.71875" calcext:value-type="float">
            <text:p>7.71875</text:p>
          </table:table-cell>
          <table:table-cell table:number-columns-repeated="80" office:value-type="string" calcext:value-type="string">
            <text:p>-nan</text:p>
          </table:table-cell>
          <table:table-cell table:formula="of:=SUM([.P130:.CC13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.778125" calcext:value-type="float">
            <text:p>7.778125</text:p>
          </table:table-cell>
          <table:table-cell table:number-columns-repeated="80" office:value-type="string" calcext:value-type="string">
            <text:p>-nan</text:p>
          </table:table-cell>
          <table:table-cell table:formula="of:=SUM([.P131:.CC13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.8375" calcext:value-type="float">
            <text:p>7.8375</text:p>
          </table:table-cell>
          <table:table-cell table:number-columns-repeated="80" office:value-type="string" calcext:value-type="string">
            <text:p>-nan</text:p>
          </table:table-cell>
          <table:table-cell table:formula="of:=SUM([.P132:.CC13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.896875" calcext:value-type="float">
            <text:p>7.896875</text:p>
          </table:table-cell>
          <table:table-cell table:number-columns-repeated="80" office:value-type="string" calcext:value-type="string">
            <text:p>-nan</text:p>
          </table:table-cell>
          <table:table-cell table:formula="of:=SUM([.P133:.CC13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.95625" calcext:value-type="float">
            <text:p>7.95625</text:p>
          </table:table-cell>
          <table:table-cell table:number-columns-repeated="80" office:value-type="string" calcext:value-type="string">
            <text:p>-nan</text:p>
          </table:table-cell>
          <table:table-cell table:formula="of:=SUM([.P134:.CC13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015625" calcext:value-type="float">
            <text:p>8.015625</text:p>
          </table:table-cell>
          <table:table-cell table:number-columns-repeated="80" office:value-type="string" calcext:value-type="string">
            <text:p>-nan</text:p>
          </table:table-cell>
          <table:table-cell table:formula="of:=SUM([.P135:.CC13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075" calcext:value-type="float">
            <text:p>8.075</text:p>
          </table:table-cell>
          <table:table-cell table:number-columns-repeated="80" office:value-type="string" calcext:value-type="string">
            <text:p>-nan</text:p>
          </table:table-cell>
          <table:table-cell table:formula="of:=SUM([.P136:.CC13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134375" calcext:value-type="float">
            <text:p>8.134375</text:p>
          </table:table-cell>
          <table:table-cell table:number-columns-repeated="80" office:value-type="string" calcext:value-type="string">
            <text:p>-nan</text:p>
          </table:table-cell>
          <table:table-cell table:formula="of:=SUM([.P137:.CC13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19375" calcext:value-type="float">
            <text:p>8.19375</text:p>
          </table:table-cell>
          <table:table-cell table:number-columns-repeated="80" office:value-type="string" calcext:value-type="string">
            <text:p>-nan</text:p>
          </table:table-cell>
          <table:table-cell table:formula="of:=SUM([.P138:.CC13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253125" calcext:value-type="float">
            <text:p>8.253125</text:p>
          </table:table-cell>
          <table:table-cell table:number-columns-repeated="80" office:value-type="string" calcext:value-type="string">
            <text:p>-nan</text:p>
          </table:table-cell>
          <table:table-cell table:formula="of:=SUM([.P139:.CC13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3125" calcext:value-type="float">
            <text:p>8.3125</text:p>
          </table:table-cell>
          <table:table-cell table:number-columns-repeated="80" office:value-type="string" calcext:value-type="string">
            <text:p>-nan</text:p>
          </table:table-cell>
          <table:table-cell table:formula="of:=SUM([.P140:.CC14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371875" calcext:value-type="float">
            <text:p>8.371875</text:p>
          </table:table-cell>
          <table:table-cell table:number-columns-repeated="80" office:value-type="string" calcext:value-type="string">
            <text:p>-nan</text:p>
          </table:table-cell>
          <table:table-cell table:formula="of:=SUM([.P141:.CC14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3125" calcext:value-type="float">
            <text:p>8.43125</text:p>
          </table:table-cell>
          <table:table-cell table:number-columns-repeated="80" office:value-type="string" calcext:value-type="string">
            <text:p>-nan</text:p>
          </table:table-cell>
          <table:table-cell table:formula="of:=SUM([.P142:.CC14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90625" calcext:value-type="float">
            <text:p>8.490625</text:p>
          </table:table-cell>
          <table:table-cell table:number-columns-repeated="80" office:value-type="string" calcext:value-type="string">
            <text:p>-nan</text:p>
          </table:table-cell>
          <table:table-cell table:formula="of:=SUM([.P143:.CC14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55" calcext:value-type="float">
            <text:p>8.55</text:p>
          </table:table-cell>
          <table:table-cell table:number-columns-repeated="80" office:value-type="string" calcext:value-type="string">
            <text:p>-nan</text:p>
          </table:table-cell>
          <table:table-cell table:formula="of:=SUM([.P144:.CC14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609375" calcext:value-type="float">
            <text:p>8.609375</text:p>
          </table:table-cell>
          <table:table-cell table:number-columns-repeated="80" office:value-type="string" calcext:value-type="string">
            <text:p>-nan</text:p>
          </table:table-cell>
          <table:table-cell table:formula="of:=SUM([.P145:.CC14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66875" calcext:value-type="float">
            <text:p>8.66875</text:p>
          </table:table-cell>
          <table:table-cell table:number-columns-repeated="80" office:value-type="string" calcext:value-type="string">
            <text:p>-nan</text:p>
          </table:table-cell>
          <table:table-cell table:formula="of:=SUM([.P146:.CC14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728125" calcext:value-type="float">
            <text:p>8.728125</text:p>
          </table:table-cell>
          <table:table-cell table:number-columns-repeated="80" office:value-type="string" calcext:value-type="string">
            <text:p>-nan</text:p>
          </table:table-cell>
          <table:table-cell table:formula="of:=SUM([.P147:.CC14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7875" calcext:value-type="float">
            <text:p>8.7875</text:p>
          </table:table-cell>
          <table:table-cell table:number-columns-repeated="80" office:value-type="string" calcext:value-type="string">
            <text:p>-nan</text:p>
          </table:table-cell>
          <table:table-cell table:formula="of:=SUM([.P148:.CC14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46875" calcext:value-type="float">
            <text:p>8.846875</text:p>
          </table:table-cell>
          <table:table-cell table:number-columns-repeated="80" office:value-type="string" calcext:value-type="string">
            <text:p>-nan</text:p>
          </table:table-cell>
          <table:table-cell table:formula="of:=SUM([.P149:.CC14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90625" calcext:value-type="float">
            <text:p>8.90625</text:p>
          </table:table-cell>
          <table:table-cell table:number-columns-repeated="80" office:value-type="string" calcext:value-type="string">
            <text:p>-nan</text:p>
          </table:table-cell>
          <table:table-cell table:formula="of:=SUM([.P150:.CC15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965625" calcext:value-type="float">
            <text:p>8.965625</text:p>
          </table:table-cell>
          <table:table-cell table:number-columns-repeated="80" office:value-type="string" calcext:value-type="string">
            <text:p>-nan</text:p>
          </table:table-cell>
          <table:table-cell table:formula="of:=SUM([.P151:.CC15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.025" calcext:value-type="float">
            <text:p>9.025</text:p>
          </table:table-cell>
          <table:table-cell table:number-columns-repeated="80" office:value-type="string" calcext:value-type="string">
            <text:p>-nan</text:p>
          </table:table-cell>
          <table:table-cell table:formula="of:=SUM([.P152:.CC15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.084375" calcext:value-type="float">
            <text:p>9.084375</text:p>
          </table:table-cell>
          <table:table-cell table:number-columns-repeated="80" office:value-type="string" calcext:value-type="string">
            <text:p>-nan</text:p>
          </table:table-cell>
          <table:table-cell table:formula="of:=SUM([.P153:.CC15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.14375" calcext:value-type="float">
            <text:p>9.14375</text:p>
          </table:table-cell>
          <table:table-cell table:number-columns-repeated="80" office:value-type="string" calcext:value-type="string">
            <text:p>-nan</text:p>
          </table:table-cell>
          <table:table-cell table:formula="of:=SUM([.P154:.CC15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03125" calcext:value-type="float">
            <text:p>9.203125</text:p>
          </table:table-cell>
          <table:table-cell table:number-columns-repeated="80" office:value-type="string" calcext:value-type="string">
            <text:p>-nan</text:p>
          </table:table-cell>
          <table:table-cell table:formula="of:=SUM([.P155:.CC15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625" calcext:value-type="float">
            <text:p>9.2625</text:p>
          </table:table-cell>
          <table:table-cell table:number-columns-repeated="80" office:value-type="string" calcext:value-type="string">
            <text:p>-nan</text:p>
          </table:table-cell>
          <table:table-cell table:formula="of:=SUM([.P156:.CC15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.321875" calcext:value-type="float">
            <text:p>9.321875</text:p>
          </table:table-cell>
          <table:table-cell table:number-columns-repeated="80" office:value-type="string" calcext:value-type="string">
            <text:p>-nan</text:p>
          </table:table-cell>
          <table:table-cell table:formula="of:=SUM([.P157:.CC15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.38125" calcext:value-type="float">
            <text:p>9.38125</text:p>
          </table:table-cell>
          <table:table-cell table:number-columns-repeated="80" office:value-type="string" calcext:value-type="string">
            <text:p>-nan</text:p>
          </table:table-cell>
          <table:table-cell table:formula="of:=SUM([.P158:.CC15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.440625" calcext:value-type="float">
            <text:p>9.440625</text:p>
          </table:table-cell>
          <table:table-cell table:number-columns-repeated="80" office:value-type="string" calcext:value-type="string">
            <text:p>-nan</text:p>
          </table:table-cell>
          <table:table-cell table:formula="of:=SUM([.P159:.CC15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table:number-columns-repeated="80" office:value-type="string" calcext:value-type="string">
            <text:p>-nan</text:p>
          </table:table-cell>
          <table:table-cell table:formula="of:=SUM([.P160:.CC160])" office:value-type="float" office:value="0" calcext:value-type="float">
            <text:p>0</text:p>
          </table:table-cell>
        </table:table-row>
      </table:table>
      <table:table table:name="Sheet3" table:style-name="ta1">
        <table:shapes>
          <draw:frame draw:z-index="0" draw:style-name="gr1" draw:text-style-name="P1" svg:width="274.24mm" svg:height="194.43mm" svg:x="1257.47mm" svg:y="53.92mm">
            <loext:p draw:notify-on-update-of-ranges="Sheet3.A40:Sheet3.A120 Sheet3.BJ40:Sheet3.BJ12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62" table:default-cell-style-name="Default"/>
        <table:table-row table:style-name="ro1">
          <table:table-cell office:value-type="float" office:value="0.059375" calcext:value-type="float">
            <text:p>0.059375</text:p>
          </table:table-cell>
          <table:table-cell table:number-columns-repeated="60" office:value-type="string" calcext:value-type="string">
            <text:p>-nan</text:p>
          </table:table-cell>
          <table:table-cell table:formula="of:=SUM([.Q1:.BI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875" calcext:value-type="float">
            <text:p>0.11875</text:p>
          </table:table-cell>
          <table:table-cell table:number-columns-repeated="60" office:value-type="string" calcext:value-type="string">
            <text:p>-nan</text:p>
          </table:table-cell>
          <table:table-cell table:formula="of:=SUM([.Q2:.BI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8125" calcext:value-type="float">
            <text:p>0.178125</text:p>
          </table:table-cell>
          <table:table-cell table:number-columns-repeated="60" office:value-type="string" calcext:value-type="string">
            <text:p>-nan</text:p>
          </table:table-cell>
          <table:table-cell table:formula="of:=SUM([.Q3:.BI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375" calcext:value-type="float">
            <text:p>0.2375</text:p>
          </table:table-cell>
          <table:table-cell table:number-columns-repeated="60" office:value-type="string" calcext:value-type="string">
            <text:p>-nan</text:p>
          </table:table-cell>
          <table:table-cell table:formula="of:=SUM([.Q4:.BI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96875" calcext:value-type="float">
            <text:p>0.296875</text:p>
          </table:table-cell>
          <table:table-cell table:number-columns-repeated="60" office:value-type="string" calcext:value-type="string">
            <text:p>-nan</text:p>
          </table:table-cell>
          <table:table-cell table:formula="of:=SUM([.Q5:.BI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5625" calcext:value-type="float">
            <text:p>0.35625</text:p>
          </table:table-cell>
          <table:table-cell table:number-columns-repeated="60" office:value-type="string" calcext:value-type="string">
            <text:p>-nan</text:p>
          </table:table-cell>
          <table:table-cell table:formula="of:=SUM([.Q6:.BI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5625" calcext:value-type="float">
            <text:p>0.415625</text:p>
          </table:table-cell>
          <table:table-cell table:number-columns-repeated="60" office:value-type="string" calcext:value-type="string">
            <text:p>-nan</text:p>
          </table:table-cell>
          <table:table-cell table:formula="of:=SUM([.Q7:.BI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table:number-columns-repeated="60" office:value-type="string" calcext:value-type="string">
            <text:p>-nan</text:p>
          </table:table-cell>
          <table:table-cell table:formula="of:=SUM([.Q8:.BI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34375" calcext:value-type="float">
            <text:p>0.534375</text:p>
          </table:table-cell>
          <table:table-cell table:number-columns-repeated="60" office:value-type="string" calcext:value-type="string">
            <text:p>-nan</text:p>
          </table:table-cell>
          <table:table-cell table:formula="of:=SUM([.Q9:.BI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9375" calcext:value-type="float">
            <text:p>0.59375</text:p>
          </table:table-cell>
          <table:table-cell table:number-columns-repeated="60" office:value-type="string" calcext:value-type="string">
            <text:p>-nan</text:p>
          </table:table-cell>
          <table:table-cell table:formula="of:=SUM([.Q10:.BI1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53125" calcext:value-type="float">
            <text:p>0.653125</text:p>
          </table:table-cell>
          <table:table-cell table:number-columns-repeated="60" office:value-type="string" calcext:value-type="string">
            <text:p>-nan</text:p>
          </table:table-cell>
          <table:table-cell table:formula="of:=SUM([.Q11:.BI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125" calcext:value-type="float">
            <text:p>0.7125</text:p>
          </table:table-cell>
          <table:table-cell table:number-columns-repeated="60" office:value-type="string" calcext:value-type="string">
            <text:p>-nan</text:p>
          </table:table-cell>
          <table:table-cell table:formula="of:=SUM([.Q12:.BI1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71875" calcext:value-type="float">
            <text:p>0.771875</text:p>
          </table:table-cell>
          <table:table-cell table:number-columns-repeated="60" office:value-type="string" calcext:value-type="string">
            <text:p>-nan</text:p>
          </table:table-cell>
          <table:table-cell table:formula="of:=SUM([.Q13:.BI1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3125" calcext:value-type="float">
            <text:p>0.83125</text:p>
          </table:table-cell>
          <table:table-cell table:number-columns-repeated="60" office:value-type="string" calcext:value-type="string">
            <text:p>-nan</text:p>
          </table:table-cell>
          <table:table-cell table:formula="of:=SUM([.Q14:.BI1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90625" calcext:value-type="float">
            <text:p>0.890625</text:p>
          </table:table-cell>
          <table:table-cell table:number-columns-repeated="60" office:value-type="string" calcext:value-type="string">
            <text:p>-nan</text:p>
          </table:table-cell>
          <table:table-cell table:formula="of:=SUM([.Q15:.BI1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table:number-columns-repeated="60" office:value-type="string" calcext:value-type="string">
            <text:p>-nan</text:p>
          </table:table-cell>
          <table:table-cell table:formula="of:=SUM([.Q16:.BI1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09375" calcext:value-type="float">
            <text:p>1.009375</text:p>
          </table:table-cell>
          <table:table-cell table:number-columns-repeated="60" office:value-type="string" calcext:value-type="string">
            <text:p>-nan</text:p>
          </table:table-cell>
          <table:table-cell table:formula="of:=SUM([.Q17:.BI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6875" calcext:value-type="float">
            <text:p>1.06875</text:p>
          </table:table-cell>
          <table:table-cell table:number-columns-repeated="60" office:value-type="string" calcext:value-type="string">
            <text:p>-nan</text:p>
          </table:table-cell>
          <table:table-cell table:formula="of:=SUM([.Q18:.BI1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28125" calcext:value-type="float">
            <text:p>1.128125</text:p>
          </table:table-cell>
          <table:table-cell table:number-columns-repeated="60" office:value-type="string" calcext:value-type="string">
            <text:p>-nan</text:p>
          </table:table-cell>
          <table:table-cell table:formula="of:=SUM([.Q19:.BI1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875" calcext:value-type="float">
            <text:p>1.1875</text:p>
          </table:table-cell>
          <table:table-cell table:number-columns-repeated="60" office:value-type="string" calcext:value-type="string">
            <text:p>-nan</text:p>
          </table:table-cell>
          <table:table-cell table:formula="of:=SUM([.Q20:.BI2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46875" calcext:value-type="float">
            <text:p>1.246875</text:p>
          </table:table-cell>
          <table:table-cell table:number-columns-repeated="60" office:value-type="string" calcext:value-type="string">
            <text:p>-nan</text:p>
          </table:table-cell>
          <table:table-cell table:formula="of:=SUM([.Q21:.BI2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0625" calcext:value-type="float">
            <text:p>1.30625</text:p>
          </table:table-cell>
          <table:table-cell table:number-columns-repeated="60" office:value-type="string" calcext:value-type="string">
            <text:p>-nan</text:p>
          </table:table-cell>
          <table:table-cell table:formula="of:=SUM([.Q22:.BI2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65625" calcext:value-type="float">
            <text:p>1.365625</text:p>
          </table:table-cell>
          <table:table-cell table:number-columns-repeated="60" office:value-type="string" calcext:value-type="string">
            <text:p>-nan</text:p>
          </table:table-cell>
          <table:table-cell table:formula="of:=SUM([.Q23:.BI2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25" calcext:value-type="float">
            <text:p>1.425</text:p>
          </table:table-cell>
          <table:table-cell table:number-columns-repeated="60" office:value-type="string" calcext:value-type="string">
            <text:p>-nan</text:p>
          </table:table-cell>
          <table:table-cell table:formula="of:=SUM([.Q24:.BI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84375" calcext:value-type="float">
            <text:p>1.484375</text:p>
          </table:table-cell>
          <table:table-cell table:number-columns-repeated="60" office:value-type="string" calcext:value-type="string">
            <text:p>-nan</text:p>
          </table:table-cell>
          <table:table-cell table:formula="of:=SUM([.Q25:.BI2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4375" calcext:value-type="float">
            <text:p>1.54375</text:p>
          </table:table-cell>
          <table:table-cell table:number-columns-repeated="60" office:value-type="string" calcext:value-type="string">
            <text:p>-nan</text:p>
          </table:table-cell>
          <table:table-cell table:formula="of:=SUM([.Q26:.BI2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03125" calcext:value-type="float">
            <text:p>1.603125</text:p>
          </table:table-cell>
          <table:table-cell table:number-columns-repeated="60" office:value-type="string" calcext:value-type="string">
            <text:p>-nan</text:p>
          </table:table-cell>
          <table:table-cell table:formula="of:=SUM([.Q27:.BI2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625" calcext:value-type="float">
            <text:p>1.6625</text:p>
          </table:table-cell>
          <table:table-cell table:number-columns-repeated="60" office:value-type="string" calcext:value-type="string">
            <text:p>-nan</text:p>
          </table:table-cell>
          <table:table-cell table:formula="of:=SUM([.Q28:.BI2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21875" calcext:value-type="float">
            <text:p>1.721875</text:p>
          </table:table-cell>
          <table:table-cell table:number-columns-repeated="60" office:value-type="string" calcext:value-type="string">
            <text:p>-nan</text:p>
          </table:table-cell>
          <table:table-cell table:formula="of:=SUM([.Q29:.BI2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8125" calcext:value-type="float">
            <text:p>1.78125</text:p>
          </table:table-cell>
          <table:table-cell table:number-columns-repeated="60" office:value-type="string" calcext:value-type="string">
            <text:p>-nan</text:p>
          </table:table-cell>
          <table:table-cell table:formula="of:=SUM([.Q30:.BI3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40625" calcext:value-type="float">
            <text:p>1.840625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Q31:.BI3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1" calcext:value-type="float">
            <text:p>0.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1" calcext:value-type="float">
            <text:p>0.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Q32:.BI32])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1.959375" calcext:value-type="float">
            <text:p>1.959375</text:p>
          </table:table-cell>
          <table:table-cell table:number-columns-repeated="2" office:value-type="float" office:value="0.0185185" calcext:value-type="float">
            <text:p>0.0185185</text:p>
          </table:table-cell>
          <table:table-cell office:value-type="float" office:value="0.0555556" calcext:value-type="float">
            <text:p>0.0555556</text:p>
          </table:table-cell>
          <table:table-cell table:number-columns-repeated="2" office:value-type="float" office:value="0.037037" calcext:value-type="float">
            <text:p>0.037037</text:p>
          </table:table-cell>
          <table:table-cell table:number-columns-repeated="2" office:value-type="float" office:value="0.0185185" calcext:value-type="float">
            <text:p>0.0185185</text:p>
          </table:table-cell>
          <table:table-cell table:number-columns-repeated="2" office:value-type="float" office:value="0.0555556" calcext:value-type="float">
            <text:p>0.0555556</text:p>
          </table:table-cell>
          <table:table-cell office:value-type="float" office:value="0.0185185" calcext:value-type="float">
            <text:p>0.01851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37037" calcext:value-type="float">
            <text:p>0.037037</text:p>
          </table:table-cell>
          <table:table-cell office:value-type="float" office:value="0.0555556" calcext:value-type="float">
            <text:p>0.0555556</text:p>
          </table:table-cell>
          <table:table-cell office:value-type="float" office:value="0" calcext:value-type="float">
            <text:p>0</text:p>
          </table:table-cell>
          <table:table-cell office:value-type="float" office:value="0.0555556" calcext:value-type="float">
            <text:p>0.0555556</text:p>
          </table:table-cell>
          <table:table-cell office:value-type="float" office:value="0.0185185" calcext:value-type="float">
            <text:p>0.01851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85185" calcext:value-type="float">
            <text:p>0.0185185</text:p>
          </table:table-cell>
          <table:table-cell table:number-columns-repeated="3" office:value-type="float" office:value="0.037037" calcext:value-type="float">
            <text:p>0.03703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185185" calcext:value-type="float">
            <text:p>0.018518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85185" calcext:value-type="float">
            <text:p>0.0185185</text:p>
          </table:table-cell>
          <table:table-cell office:value-type="float" office:value="0.0740741" calcext:value-type="float">
            <text:p>0.0740741</text:p>
          </table:table-cell>
          <table:table-cell office:value-type="float" office:value="0" calcext:value-type="float">
            <text:p>0</text:p>
          </table:table-cell>
          <table:table-cell office:value-type="float" office:value="0.0740741" calcext:value-type="float">
            <text:p>0.0740741</text:p>
          </table:table-cell>
          <table:table-cell office:value-type="float" office:value="0.0185185" calcext:value-type="float">
            <text:p>0.0185185</text:p>
          </table:table-cell>
          <table:table-cell table:number-columns-repeated="2" office:value-type="float" office:value="0.0740741" calcext:value-type="float">
            <text:p>0.0740741</text:p>
          </table:table-cell>
          <table:table-cell office:value-type="float" office:value="0.0555556" calcext:value-type="float">
            <text:p>0.0555556</text:p>
          </table:table-cell>
          <table:table-cell office:value-type="float" office:value="0.037037" calcext:value-type="float">
            <text:p>0.037037</text:p>
          </table:table-cell>
          <table:table-cell office:value-type="float" office:value="0.0740741" calcext:value-type="float">
            <text:p>0.0740741</text:p>
          </table:table-cell>
          <table:table-cell office:value-type="float" office:value="0.0185185" calcext:value-type="float">
            <text:p>0.0185185</text:p>
          </table:table-cell>
          <table:table-cell table:number-columns-repeated="2" office:value-type="float" office:value="0.0555556" calcext:value-type="float">
            <text:p>0.0555556</text:p>
          </table:table-cell>
          <table:table-cell office:value-type="float" office:value="0.0925926" calcext:value-type="float">
            <text:p>0.0925926</text:p>
          </table:table-cell>
          <table:table-cell office:value-type="float" office:value="0.0555556" calcext:value-type="float">
            <text:p>0.0555556</text:p>
          </table:table-cell>
          <table:table-cell office:value-type="float" office:value="0.0740741" calcext:value-type="float">
            <text:p>0.0740741</text:p>
          </table:table-cell>
          <table:table-cell office:value-type="float" office:value="0.0185185" calcext:value-type="float">
            <text:p>0.01851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555556" calcext:value-type="float">
            <text:p>0.0555556</text:p>
          </table:table-cell>
          <table:table-cell office:value-type="float" office:value="0.0185185" calcext:value-type="float">
            <text:p>0.018518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Q33:.BI33])" office:value-type="float" office:value="1.388889" calcext:value-type="float">
            <text:p>1.388889</text:p>
          </table:table-cell>
        </table:table-row>
        <table:table-row table:style-name="ro1">
          <table:table-cell office:value-type="float" office:value="2.01875" calcext:value-type="float">
            <text:p>2.01875</text:p>
          </table:table-cell>
          <table:table-cell office:value-type="float" office:value="0.0555556" calcext:value-type="float">
            <text:p>0.0555556</text:p>
          </table:table-cell>
          <table:table-cell office:value-type="float" office:value="0.0308642" calcext:value-type="float">
            <text:p>0.0308642</text:p>
          </table:table-cell>
          <table:table-cell office:value-type="float" office:value="0.00617284" calcext:value-type="float">
            <text:p>0.00617284</text:p>
          </table:table-cell>
          <table:table-cell office:value-type="float" office:value="0.0308642" calcext:value-type="float">
            <text:p>0.0308642</text:p>
          </table:table-cell>
          <table:table-cell office:value-type="float" office:value="0.0123457" calcext:value-type="float">
            <text:p>0.0123457</text:p>
          </table:table-cell>
          <table:table-cell office:value-type="float" office:value="0.0308642" calcext:value-type="float">
            <text:p>0.0308642</text:p>
          </table:table-cell>
          <table:table-cell office:value-type="float" office:value="0.0123457" calcext:value-type="float">
            <text:p>0.0123457</text:p>
          </table:table-cell>
          <table:table-cell office:value-type="float" office:value="0.0617284" calcext:value-type="float">
            <text:p>0.0617284</text:p>
          </table:table-cell>
          <table:table-cell office:value-type="float" office:value="0.0493827" calcext:value-type="float">
            <text:p>0.0493827</text:p>
          </table:table-cell>
          <table:table-cell office:value-type="float" office:value="0.0432099" calcext:value-type="float">
            <text:p>0.0432099</text:p>
          </table:table-cell>
          <table:table-cell table:number-columns-repeated="2" office:value-type="float" office:value="0.0246914" calcext:value-type="float">
            <text:p>0.0246914</text:p>
          </table:table-cell>
          <table:table-cell office:value-type="float" office:value="0.00617284" calcext:value-type="float">
            <text:p>0.00617284</text:p>
          </table:table-cell>
          <table:table-cell table:number-columns-repeated="2" office:value-type="float" office:value="0.0308642" calcext:value-type="float">
            <text:p>0.0308642</text:p>
          </table:table-cell>
          <table:table-cell office:value-type="float" office:value="0.0123457" calcext:value-type="float">
            <text:p>0.0123457</text:p>
          </table:table-cell>
          <table:table-cell office:value-type="float" office:value="0.037037" calcext:value-type="float">
            <text:p>0.037037</text:p>
          </table:table-cell>
          <table:table-cell office:value-type="float" office:value="0.0308642" calcext:value-type="float">
            <text:p>0.0308642</text:p>
          </table:table-cell>
          <table:table-cell office:value-type="float" office:value="0.0185185" calcext:value-type="float">
            <text:p>0.0185185</text:p>
          </table:table-cell>
          <table:table-cell office:value-type="float" office:value="0.0308642" calcext:value-type="float">
            <text:p>0.0308642</text:p>
          </table:table-cell>
          <table:table-cell table:number-columns-repeated="2" office:value-type="float" office:value="0.0123457" calcext:value-type="float">
            <text:p>0.0123457</text:p>
          </table:table-cell>
          <table:table-cell office:value-type="float" office:value="0.0246914" calcext:value-type="float">
            <text:p>0.0246914</text:p>
          </table:table-cell>
          <table:table-cell office:value-type="float" office:value="0.0185185" calcext:value-type="float">
            <text:p>0.0185185</text:p>
          </table:table-cell>
          <table:table-cell office:value-type="float" office:value="0.0246914" calcext:value-type="float">
            <text:p>0.0246914</text:p>
          </table:table-cell>
          <table:table-cell table:number-columns-repeated="2" office:value-type="float" office:value="0.0185185" calcext:value-type="float">
            <text:p>0.0185185</text:p>
          </table:table-cell>
          <table:table-cell office:value-type="float" office:value="0.0493827" calcext:value-type="float">
            <text:p>0.0493827</text:p>
          </table:table-cell>
          <table:table-cell office:value-type="float" office:value="0.0123457" calcext:value-type="float">
            <text:p>0.0123457</text:p>
          </table:table-cell>
          <table:table-cell office:value-type="float" office:value="0.0308642" calcext:value-type="float">
            <text:p>0.0308642</text:p>
          </table:table-cell>
          <table:table-cell table:number-columns-repeated="2" office:value-type="float" office:value="0.037037" calcext:value-type="float">
            <text:p>0.037037</text:p>
          </table:table-cell>
          <table:table-cell office:value-type="float" office:value="0.0185185" calcext:value-type="float">
            <text:p>0.0185185</text:p>
          </table:table-cell>
          <table:table-cell office:value-type="float" office:value="0.00617284" calcext:value-type="float">
            <text:p>0.00617284</text:p>
          </table:table-cell>
          <table:table-cell office:value-type="float" office:value="0.0555556" calcext:value-type="float">
            <text:p>0.0555556</text:p>
          </table:table-cell>
          <table:table-cell office:value-type="float" office:value="0.0246914" calcext:value-type="float">
            <text:p>0.0246914</text:p>
          </table:table-cell>
          <table:table-cell office:value-type="float" office:value="0.0493827" calcext:value-type="float">
            <text:p>0.0493827</text:p>
          </table:table-cell>
          <table:table-cell office:value-type="float" office:value="0.0679012" calcext:value-type="float">
            <text:p>0.0679012</text:p>
          </table:table-cell>
          <table:table-cell office:value-type="float" office:value="0.0493827" calcext:value-type="float">
            <text:p>0.0493827</text:p>
          </table:table-cell>
          <table:table-cell office:value-type="float" office:value="0.0679012" calcext:value-type="float">
            <text:p>0.0679012</text:p>
          </table:table-cell>
          <table:table-cell table:number-columns-repeated="2" office:value-type="float" office:value="0.0493827" calcext:value-type="float">
            <text:p>0.0493827</text:p>
          </table:table-cell>
          <table:table-cell table:number-columns-repeated="2" office:value-type="float" office:value="0.0555556" calcext:value-type="float">
            <text:p>0.0555556</text:p>
          </table:table-cell>
          <table:table-cell office:value-type="float" office:value="0.037037" calcext:value-type="float">
            <text:p>0.037037</text:p>
          </table:table-cell>
          <table:table-cell office:value-type="float" office:value="0.0555556" calcext:value-type="float">
            <text:p>0.0555556</text:p>
          </table:table-cell>
          <table:table-cell office:value-type="float" office:value="0.037037" calcext:value-type="float">
            <text:p>0.037037</text:p>
          </table:table-cell>
          <table:table-cell office:value-type="float" office:value="0.0493827" calcext:value-type="float">
            <text:p>0.0493827</text:p>
          </table:table-cell>
          <table:table-cell office:value-type="float" office:value="0.0555556" calcext:value-type="float">
            <text:p>0.0555556</text:p>
          </table:table-cell>
          <table:table-cell office:value-type="float" office:value="0.0679012" calcext:value-type="float">
            <text:p>0.0679012</text:p>
          </table:table-cell>
          <table:table-cell office:value-type="float" office:value="0.0617284" calcext:value-type="float">
            <text:p>0.0617284</text:p>
          </table:table-cell>
          <table:table-cell office:value-type="float" office:value="0.0432099" calcext:value-type="float">
            <text:p>0.0432099</text:p>
          </table:table-cell>
          <table:table-cell office:value-type="float" office:value="0.0246914" calcext:value-type="float">
            <text:p>0.0246914</text:p>
          </table:table-cell>
          <table:table-cell office:value-type="float" office:value="0.037037" calcext:value-type="float">
            <text:p>0.037037</text:p>
          </table:table-cell>
          <table:table-cell office:value-type="float" office:value="0.0246914" calcext:value-type="float">
            <text:p>0.0246914</text:p>
          </table:table-cell>
          <table:table-cell office:value-type="float" office:value="0.0185185" calcext:value-type="float">
            <text:p>0.0185185</text:p>
          </table:table-cell>
          <table:table-cell office:value-type="float" office:value="0.0432099" calcext:value-type="float">
            <text:p>0.0432099</text:p>
          </table:table-cell>
          <table:table-cell table:number-columns-repeated="2" office:value-type="float" office:value="0.0123457" calcext:value-type="float">
            <text:p>0.0123457</text:p>
          </table:table-cell>
          <table:table-cell office:value-type="float" office:value="0.00617284" calcext:value-type="float">
            <text:p>0.00617284</text:p>
          </table:table-cell>
          <table:table-cell table:formula="of:=SUM([.Q34:.BI34])" office:value-type="float" office:value="1.56172848" calcext:value-type="float">
            <text:p>1.56172848</text:p>
          </table:table-cell>
        </table:table-row>
        <table:table-row table:style-name="ro1">
          <table:table-cell office:value-type="float" office:value="2.078125" calcext:value-type="float">
            <text:p>2.078125</text:p>
          </table:table-cell>
          <table:table-cell office:value-type="float" office:value="0.0452675" calcext:value-type="float">
            <text:p>0.0452675</text:p>
          </table:table-cell>
          <table:table-cell office:value-type="float" office:value="0.0308642" calcext:value-type="float">
            <text:p>0.0308642</text:p>
          </table:table-cell>
          <table:table-cell office:value-type="float" office:value="0.0432099" calcext:value-type="float">
            <text:p>0.0432099</text:p>
          </table:table-cell>
          <table:table-cell office:value-type="float" office:value="0.0390947" calcext:value-type="float">
            <text:p>0.0390947</text:p>
          </table:table-cell>
          <table:table-cell office:value-type="float" office:value="0.0411523" calcext:value-type="float">
            <text:p>0.0411523</text:p>
          </table:table-cell>
          <table:table-cell office:value-type="float" office:value="0.0349794" calcext:value-type="float">
            <text:p>0.0349794</text:p>
          </table:table-cell>
          <table:table-cell office:value-type="float" office:value="0.0514403" calcext:value-type="float">
            <text:p>0.0514403</text:p>
          </table:table-cell>
          <table:table-cell office:value-type="float" office:value="0.037037" calcext:value-type="float">
            <text:p>0.037037</text:p>
          </table:table-cell>
          <table:table-cell office:value-type="float" office:value="0.0555556" calcext:value-type="float">
            <text:p>0.0555556</text:p>
          </table:table-cell>
          <table:table-cell office:value-type="float" office:value="0.0452675" calcext:value-type="float">
            <text:p>0.0452675</text:p>
          </table:table-cell>
          <table:table-cell office:value-type="float" office:value="0.0288066" calcext:value-type="float">
            <text:p>0.0288066</text:p>
          </table:table-cell>
          <table:table-cell office:value-type="float" office:value="0.0308642" calcext:value-type="float">
            <text:p>0.0308642</text:p>
          </table:table-cell>
          <table:table-cell office:value-type="float" office:value="0.026749" calcext:value-type="float">
            <text:p>0.026749</text:p>
          </table:table-cell>
          <table:table-cell office:value-type="float" office:value="0.0288066" calcext:value-type="float">
            <text:p>0.0288066</text:p>
          </table:table-cell>
          <table:table-cell office:value-type="float" office:value="0.0349794" calcext:value-type="float">
            <text:p>0.0349794</text:p>
          </table:table-cell>
          <table:table-cell office:value-type="float" office:value="0.0329218" calcext:value-type="float">
            <text:p>0.0329218</text:p>
          </table:table-cell>
          <table:table-cell office:value-type="float" office:value="0.0226337" calcext:value-type="float">
            <text:p>0.0226337</text:p>
          </table:table-cell>
          <table:table-cell office:value-type="float" office:value="0.0164609" calcext:value-type="float">
            <text:p>0.0164609</text:p>
          </table:table-cell>
          <table:table-cell office:value-type="float" office:value="0.0123457" calcext:value-type="float">
            <text:p>0.0123457</text:p>
          </table:table-cell>
          <table:table-cell office:value-type="float" office:value="0.0164609" calcext:value-type="float">
            <text:p>0.0164609</text:p>
          </table:table-cell>
          <table:table-cell office:value-type="float" office:value="0.0144033" calcext:value-type="float">
            <text:p>0.0144033</text:p>
          </table:table-cell>
          <table:table-cell office:value-type="float" office:value="0.0226337" calcext:value-type="float">
            <text:p>0.0226337</text:p>
          </table:table-cell>
          <table:table-cell office:value-type="float" office:value="0.026749" calcext:value-type="float">
            <text:p>0.026749</text:p>
          </table:table-cell>
          <table:table-cell office:value-type="float" office:value="0.0288066" calcext:value-type="float">
            <text:p>0.0288066</text:p>
          </table:table-cell>
          <table:table-cell office:value-type="float" office:value="0.0329218" calcext:value-type="float">
            <text:p>0.0329218</text:p>
          </table:table-cell>
          <table:table-cell office:value-type="float" office:value="0.0349794" calcext:value-type="float">
            <text:p>0.0349794</text:p>
          </table:table-cell>
          <table:table-cell office:value-type="float" office:value="0.0390947" calcext:value-type="float">
            <text:p>0.0390947</text:p>
          </table:table-cell>
          <table:table-cell office:value-type="float" office:value="0.0349794" calcext:value-type="float">
            <text:p>0.0349794</text:p>
          </table:table-cell>
          <table:table-cell table:number-columns-repeated="2" office:value-type="float" office:value="0.0329218" calcext:value-type="float">
            <text:p>0.0329218</text:p>
          </table:table-cell>
          <table:table-cell office:value-type="float" office:value="0.0308642" calcext:value-type="float">
            <text:p>0.0308642</text:p>
          </table:table-cell>
          <table:table-cell office:value-type="float" office:value="0.0493827" calcext:value-type="float">
            <text:p>0.0493827</text:p>
          </table:table-cell>
          <table:table-cell office:value-type="float" office:value="0.0329218" calcext:value-type="float">
            <text:p>0.0329218</text:p>
          </table:table-cell>
          <table:table-cell office:value-type="float" office:value="0.0411523" calcext:value-type="float">
            <text:p>0.0411523</text:p>
          </table:table-cell>
          <table:table-cell office:value-type="float" office:value="0.0329218" calcext:value-type="float">
            <text:p>0.0329218</text:p>
          </table:table-cell>
          <table:table-cell office:value-type="float" office:value="0.0411523" calcext:value-type="float">
            <text:p>0.0411523</text:p>
          </table:table-cell>
          <table:table-cell office:value-type="float" office:value="0.0432099" calcext:value-type="float">
            <text:p>0.0432099</text:p>
          </table:table-cell>
          <table:table-cell office:value-type="float" office:value="0.0411523" calcext:value-type="float">
            <text:p>0.0411523</text:p>
          </table:table-cell>
          <table:table-cell office:value-type="float" office:value="0.0514403" calcext:value-type="float">
            <text:p>0.0514403</text:p>
          </table:table-cell>
          <table:table-cell office:value-type="float" office:value="0.0411523" calcext:value-type="float">
            <text:p>0.0411523</text:p>
          </table:table-cell>
          <table:table-cell office:value-type="float" office:value="0.0555556" calcext:value-type="float">
            <text:p>0.0555556</text:p>
          </table:table-cell>
          <table:table-cell office:value-type="float" office:value="0.0576132" calcext:value-type="float">
            <text:p>0.0576132</text:p>
          </table:table-cell>
          <table:table-cell office:value-type="float" office:value="0.0473251" calcext:value-type="float">
            <text:p>0.0473251</text:p>
          </table:table-cell>
          <table:table-cell office:value-type="float" office:value="0.0390947" calcext:value-type="float">
            <text:p>0.0390947</text:p>
          </table:table-cell>
          <table:table-cell office:value-type="float" office:value="0.0534979" calcext:value-type="float">
            <text:p>0.0534979</text:p>
          </table:table-cell>
          <table:table-cell office:value-type="float" office:value="0.0740741" calcext:value-type="float">
            <text:p>0.0740741</text:p>
          </table:table-cell>
          <table:table-cell office:value-type="float" office:value="0.0576132" calcext:value-type="float">
            <text:p>0.0576132</text:p>
          </table:table-cell>
          <table:table-cell office:value-type="float" office:value="0.0411523" calcext:value-type="float">
            <text:p>0.0411523</text:p>
          </table:table-cell>
          <table:table-cell office:value-type="float" office:value="0.0452675" calcext:value-type="float">
            <text:p>0.0452675</text:p>
          </table:table-cell>
          <table:table-cell office:value-type="float" office:value="0.0555556" calcext:value-type="float">
            <text:p>0.0555556</text:p>
          </table:table-cell>
          <table:table-cell table:number-columns-repeated="2" office:value-type="float" office:value="0.0534979" calcext:value-type="float">
            <text:p>0.0534979</text:p>
          </table:table-cell>
          <table:table-cell office:value-type="float" office:value="0.037037" calcext:value-type="float">
            <text:p>0.037037</text:p>
          </table:table-cell>
          <table:table-cell table:number-columns-repeated="2" office:value-type="float" office:value="0.0226337" calcext:value-type="float">
            <text:p>0.0226337</text:p>
          </table:table-cell>
          <table:table-cell office:value-type="float" office:value="0.0185185" calcext:value-type="float">
            <text:p>0.0185185</text:p>
          </table:table-cell>
          <table:table-cell office:value-type="float" office:value="0.0164609" calcext:value-type="float">
            <text:p>0.0164609</text:p>
          </table:table-cell>
          <table:table-cell office:value-type="float" office:value="0.0123457" calcext:value-type="float">
            <text:p>0.0123457</text:p>
          </table:table-cell>
          <table:table-cell office:value-type="float" office:value="0.00617284" calcext:value-type="float">
            <text:p>0.00617284</text:p>
          </table:table-cell>
          <table:table-cell office:value-type="float" office:value="0" calcext:value-type="float">
            <text:p>0</text:p>
          </table:table-cell>
          <table:table-cell table:formula="of:=SUM([.Q35:.BI35])" office:value-type="float" office:value="1.57613174" calcext:value-type="float">
            <text:p>1.57613174</text:p>
          </table:table-cell>
        </table:table-row>
        <table:table-row table:style-name="ro1">
          <table:table-cell office:value-type="float" office:value="2.1375" calcext:value-type="float">
            <text:p>2.1375</text:p>
          </table:table-cell>
          <table:table-cell office:value-type="float" office:value="0.0350448" calcext:value-type="float">
            <text:p>0.0350448</text:p>
          </table:table-cell>
          <table:table-cell office:value-type="float" office:value="0.0358598" calcext:value-type="float">
            <text:p>0.0358598</text:p>
          </table:table-cell>
          <table:table-cell office:value-type="float" office:value="0.0391198" calcext:value-type="float">
            <text:p>0.0391198</text:p>
          </table:table-cell>
          <table:table-cell office:value-type="float" office:value="0.0325998" calcext:value-type="float">
            <text:p>0.0325998</text:p>
          </table:table-cell>
          <table:table-cell office:value-type="float" office:value="0.0383048" calcext:value-type="float">
            <text:p>0.0383048</text:p>
          </table:table-cell>
          <table:table-cell office:value-type="float" office:value="0.0407498" calcext:value-type="float">
            <text:p>0.0407498</text:p>
          </table:table-cell>
          <table:table-cell office:value-type="float" office:value="0.0358598" calcext:value-type="float">
            <text:p>0.0358598</text:p>
          </table:table-cell>
          <table:table-cell table:number-columns-repeated="2" office:value-type="float" office:value="0.0325998" calcext:value-type="float">
            <text:p>0.0325998</text:p>
          </table:table-cell>
          <table:table-cell office:value-type="float" office:value="0.0252649" calcext:value-type="float">
            <text:p>0.0252649</text:p>
          </table:table-cell>
          <table:table-cell office:value-type="float" office:value="0.0423798" calcext:value-type="float">
            <text:p>0.0423798</text:p>
          </table:table-cell>
          <table:table-cell office:value-type="float" office:value="0.0358598" calcext:value-type="float">
            <text:p>0.0358598</text:p>
          </table:table-cell>
          <table:table-cell office:value-type="float" office:value="0.0268949" calcext:value-type="float">
            <text:p>0.0268949</text:p>
          </table:table-cell>
          <table:table-cell office:value-type="float" office:value="0.0293399" calcext:value-type="float">
            <text:p>0.0293399</text:p>
          </table:table-cell>
          <table:table-cell office:value-type="float" office:value="0.0211899" calcext:value-type="float">
            <text:p>0.0211899</text:p>
          </table:table-cell>
          <table:table-cell office:value-type="float" office:value="0.0285249" calcext:value-type="float">
            <text:p>0.0285249</text:p>
          </table:table-cell>
          <table:table-cell office:value-type="float" office:value="0.0260799" calcext:value-type="float">
            <text:p>0.0260799</text:p>
          </table:table-cell>
          <table:table-cell table:number-columns-repeated="2" office:value-type="float" office:value="0.0301548" calcext:value-type="float">
            <text:p>0.0301548</text:p>
          </table:table-cell>
          <table:table-cell office:value-type="float" office:value="0.0236349" calcext:value-type="float">
            <text:p>0.0236349</text:p>
          </table:table-cell>
          <table:table-cell office:value-type="float" office:value="0.0285249" calcext:value-type="float">
            <text:p>0.0285249</text:p>
          </table:table-cell>
          <table:table-cell office:value-type="float" office:value="0.0301548" calcext:value-type="float">
            <text:p>0.0301548</text:p>
          </table:table-cell>
          <table:table-cell office:value-type="float" office:value="0.0293399" calcext:value-type="float">
            <text:p>0.0293399</text:p>
          </table:table-cell>
          <table:table-cell office:value-type="float" office:value="0.0325998" calcext:value-type="float">
            <text:p>0.0325998</text:p>
          </table:table-cell>
          <table:table-cell office:value-type="float" office:value="0.0228199" calcext:value-type="float">
            <text:p>0.0228199</text:p>
          </table:table-cell>
          <table:table-cell office:value-type="float" office:value="0.0350448" calcext:value-type="float">
            <text:p>0.0350448</text:p>
          </table:table-cell>
          <table:table-cell office:value-type="float" office:value="0.0285249" calcext:value-type="float">
            <text:p>0.0285249</text:p>
          </table:table-cell>
          <table:table-cell office:value-type="float" office:value="0.0391198" calcext:value-type="float">
            <text:p>0.0391198</text:p>
          </table:table-cell>
          <table:table-cell office:value-type="float" office:value="0.0358598" calcext:value-type="float">
            <text:p>0.0358598</text:p>
          </table:table-cell>
          <table:table-cell office:value-type="float" office:value="0.0301548" calcext:value-type="float">
            <text:p>0.0301548</text:p>
          </table:table-cell>
          <table:table-cell office:value-type="float" office:value="0.0399348" calcext:value-type="float">
            <text:p>0.0399348</text:p>
          </table:table-cell>
          <table:table-cell table:number-columns-repeated="2" office:value-type="float" office:value="0.0431948" calcext:value-type="float">
            <text:p>0.0431948</text:p>
          </table:table-cell>
          <table:table-cell office:value-type="float" office:value="0.0334148" calcext:value-type="float">
            <text:p>0.0334148</text:p>
          </table:table-cell>
          <table:table-cell office:value-type="float" office:value="0.0431948" calcext:value-type="float">
            <text:p>0.0431948</text:p>
          </table:table-cell>
          <table:table-cell office:value-type="float" office:value="0.0537897" calcext:value-type="float">
            <text:p>0.0537897</text:p>
          </table:table-cell>
          <table:table-cell office:value-type="float" office:value="0.0464548" calcext:value-type="float">
            <text:p>0.0464548</text:p>
          </table:table-cell>
          <table:table-cell office:value-type="float" office:value="0.0562347" calcext:value-type="float">
            <text:p>0.0562347</text:p>
          </table:table-cell>
          <table:table-cell office:value-type="float" office:value="0.0570497" calcext:value-type="float">
            <text:p>0.0570497</text:p>
          </table:table-cell>
          <table:table-cell office:value-type="float" office:value="0.0383048" calcext:value-type="float">
            <text:p>0.0383048</text:p>
          </table:table-cell>
          <table:table-cell office:value-type="float" office:value="0.0603097" calcext:value-type="float">
            <text:p>0.0603097</text:p>
          </table:table-cell>
          <table:table-cell office:value-type="float" office:value="0.0578647" calcext:value-type="float">
            <text:p>0.0578647</text:p>
          </table:table-cell>
          <table:table-cell office:value-type="float" office:value="0.0456398" calcext:value-type="float">
            <text:p>0.0456398</text:p>
          </table:table-cell>
          <table:table-cell office:value-type="float" office:value="0.0505297" calcext:value-type="float">
            <text:p>0.0505297</text:p>
          </table:table-cell>
          <table:table-cell office:value-type="float" office:value="0.0488998" calcext:value-type="float">
            <text:p>0.0488998</text:p>
          </table:table-cell>
          <table:table-cell office:value-type="float" office:value="0.0546047" calcext:value-type="float">
            <text:p>0.0546047</text:p>
          </table:table-cell>
          <table:table-cell office:value-type="float" office:value="0.0464548" calcext:value-type="float">
            <text:p>0.0464548</text:p>
          </table:table-cell>
          <table:table-cell office:value-type="float" office:value="0.0440098" calcext:value-type="float">
            <text:p>0.0440098</text:p>
          </table:table-cell>
          <table:table-cell office:value-type="float" office:value="0.0594947" calcext:value-type="float">
            <text:p>0.0594947</text:p>
          </table:table-cell>
          <table:table-cell office:value-type="float" office:value="0.0407498" calcext:value-type="float">
            <text:p>0.0407498</text:p>
          </table:table-cell>
          <table:table-cell office:value-type="float" office:value="0.0448248" calcext:value-type="float">
            <text:p>0.0448248</text:p>
          </table:table-cell>
          <table:table-cell office:value-type="float" office:value="0.0423798" calcext:value-type="float">
            <text:p>0.0423798</text:p>
          </table:table-cell>
          <table:table-cell office:value-type="float" office:value="0.0325998" calcext:value-type="float">
            <text:p>0.0325998</text:p>
          </table:table-cell>
          <table:table-cell office:value-type="float" office:value="0.0301548" calcext:value-type="float">
            <text:p>0.0301548</text:p>
          </table:table-cell>
          <table:table-cell office:value-type="float" office:value="0.0293399" calcext:value-type="float">
            <text:p>0.0293399</text:p>
          </table:table-cell>
          <table:table-cell office:value-type="float" office:value="0.0203749" calcext:value-type="float">
            <text:p>0.0203749</text:p>
          </table:table-cell>
          <table:table-cell office:value-type="float" office:value="0.0146699" calcext:value-type="float">
            <text:p>0.0146699</text:p>
          </table:table-cell>
          <table:table-cell office:value-type="float" office:value="0.0203749" calcext:value-type="float">
            <text:p>0.0203749</text:p>
          </table:table-cell>
          <table:table-cell office:value-type="float" office:value="0.00896496" calcext:value-type="float">
            <text:p>0.00896496</text:p>
          </table:table-cell>
          <table:table-cell office:value-type="float" office:value="0.00488998" calcext:value-type="float">
            <text:p>0.00488998</text:p>
          </table:table-cell>
          <table:table-cell table:formula="of:=SUM([.Q36:.BI36])" office:value-type="float" office:value="1.66259164" calcext:value-type="float">
            <text:p>1.66259164</text:p>
          </table:table-cell>
        </table:table-row>
        <table:table-row table:style-name="ro1">
          <table:table-cell office:value-type="float" office:value="2.196875" calcext:value-type="float">
            <text:p>2.196875</text:p>
          </table:table-cell>
          <table:table-cell office:value-type="float" office:value="0.0432318" calcext:value-type="float">
            <text:p>0.0432318</text:p>
          </table:table-cell>
          <table:table-cell office:value-type="float" office:value="0.0357902" calcext:value-type="float">
            <text:p>0.0357902</text:p>
          </table:table-cell>
          <table:table-cell office:value-type="float" office:value="0.0368533" calcext:value-type="float">
            <text:p>0.0368533</text:p>
          </table:table-cell>
          <table:table-cell office:value-type="float" office:value="0.0361446" calcext:value-type="float">
            <text:p>0.0361446</text:p>
          </table:table-cell>
          <table:table-cell office:value-type="float" office:value="0.0386251" calcext:value-type="float">
            <text:p>0.0386251</text:p>
          </table:table-cell>
          <table:table-cell office:value-type="float" office:value="0.0343728" calcext:value-type="float">
            <text:p>0.0343728</text:p>
          </table:table-cell>
          <table:table-cell office:value-type="float" office:value="0.0442948" calcext:value-type="float">
            <text:p>0.0442948</text:p>
          </table:table-cell>
          <table:table-cell office:value-type="float" office:value="0.0333097" calcext:value-type="float">
            <text:p>0.0333097</text:p>
          </table:table-cell>
          <table:table-cell office:value-type="float" office:value="0.0318923" calcext:value-type="float">
            <text:p>0.0318923</text:p>
          </table:table-cell>
          <table:table-cell office:value-type="float" office:value="0.0357902" calcext:value-type="float">
            <text:p>0.0357902</text:p>
          </table:table-cell>
          <table:table-cell office:value-type="float" office:value="0.0396882" calcext:value-type="float">
            <text:p>0.0396882</text:p>
          </table:table-cell>
          <table:table-cell office:value-type="float" office:value="0.0283487" calcext:value-type="float">
            <text:p>0.0283487</text:p>
          </table:table-cell>
          <table:table-cell office:value-type="float" office:value="0.0272856" calcext:value-type="float">
            <text:p>0.0272856</text:p>
          </table:table-cell>
          <table:table-cell office:value-type="float" office:value="0.0315379" calcext:value-type="float">
            <text:p>0.0315379</text:p>
          </table:table-cell>
          <table:table-cell office:value-type="float" office:value="0.0301205" calcext:value-type="float">
            <text:p>0.0301205</text:p>
          </table:table-cell>
          <table:table-cell office:value-type="float" office:value="0.0343728" calcext:value-type="float">
            <text:p>0.0343728</text:p>
          </table:table-cell>
          <table:table-cell office:value-type="float" office:value="0.0308292" calcext:value-type="float">
            <text:p>0.0308292</text:p>
          </table:table-cell>
          <table:table-cell office:value-type="float" office:value="0.0258682" calcext:value-type="float">
            <text:p>0.0258682</text:p>
          </table:table-cell>
          <table:table-cell office:value-type="float" office:value="0.0262225" calcext:value-type="float">
            <text:p>0.0262225</text:p>
          </table:table-cell>
          <table:table-cell office:value-type="float" office:value="0.02764" calcext:value-type="float">
            <text:p>0.02764</text:p>
          </table:table-cell>
          <table:table-cell office:value-type="float" office:value="0.0251595" calcext:value-type="float">
            <text:p>0.0251595</text:p>
          </table:table-cell>
          <table:table-cell office:value-type="float" office:value="0.0230333" calcext:value-type="float">
            <text:p>0.0230333</text:p>
          </table:table-cell>
          <table:table-cell office:value-type="float" office:value="0.0340184" calcext:value-type="float">
            <text:p>0.0340184</text:p>
          </table:table-cell>
          <table:table-cell office:value-type="float" office:value="0.0233877" calcext:value-type="float">
            <text:p>0.0233877</text:p>
          </table:table-cell>
          <table:table-cell office:value-type="float" office:value="0.0251595" calcext:value-type="float">
            <text:p>0.0251595</text:p>
          </table:table-cell>
          <table:table-cell office:value-type="float" office:value="0.0315379" calcext:value-type="float">
            <text:p>0.0315379</text:p>
          </table:table-cell>
          <table:table-cell office:value-type="float" office:value="0.0350815" calcext:value-type="float">
            <text:p>0.0350815</text:p>
          </table:table-cell>
          <table:table-cell office:value-type="float" office:value="0.0343728" calcext:value-type="float">
            <text:p>0.0343728</text:p>
          </table:table-cell>
          <table:table-cell office:value-type="float" office:value="0.0357902" calcext:value-type="float">
            <text:p>0.0357902</text:p>
          </table:table-cell>
          <table:table-cell office:value-type="float" office:value="0.0361446" calcext:value-type="float">
            <text:p>0.0361446</text:p>
          </table:table-cell>
          <table:table-cell office:value-type="float" office:value="0.0347271" calcext:value-type="float">
            <text:p>0.0347271</text:p>
          </table:table-cell>
          <table:table-cell office:value-type="float" office:value="0.0357902" calcext:value-type="float">
            <text:p>0.0357902</text:p>
          </table:table-cell>
          <table:table-cell office:value-type="float" office:value="0.042523" calcext:value-type="float">
            <text:p>0.042523</text:p>
          </table:table-cell>
          <table:table-cell office:value-type="float" office:value="0.0503189" calcext:value-type="float">
            <text:p>0.0503189</text:p>
          </table:table-cell>
          <table:table-cell office:value-type="float" office:value="0.0389794" calcext:value-type="float">
            <text:p>0.0389794</text:p>
          </table:table-cell>
          <table:table-cell office:value-type="float" office:value="0.0418143" calcext:value-type="float">
            <text:p>0.0418143</text:p>
          </table:table-cell>
          <table:table-cell office:value-type="float" office:value="0.0510276" calcext:value-type="float">
            <text:p>0.0510276</text:p>
          </table:table-cell>
          <table:table-cell office:value-type="float" office:value="0.0517364" calcext:value-type="float">
            <text:p>0.0517364</text:p>
          </table:table-cell>
          <table:table-cell table:number-columns-repeated="2" office:value-type="float" office:value="0.056343" calcext:value-type="float">
            <text:p>0.056343</text:p>
          </table:table-cell>
          <table:table-cell office:value-type="float" office:value="0.0506733" calcext:value-type="float">
            <text:p>0.0506733</text:p>
          </table:table-cell>
          <table:table-cell office:value-type="float" office:value="0.0531538" calcext:value-type="float">
            <text:p>0.0531538</text:p>
          </table:table-cell>
          <table:table-cell office:value-type="float" office:value="0.0527994" calcext:value-type="float">
            <text:p>0.0527994</text:p>
          </table:table-cell>
          <table:table-cell office:value-type="float" office:value="0.0552799" calcext:value-type="float">
            <text:p>0.0552799</text:p>
          </table:table-cell>
          <table:table-cell office:value-type="float" office:value="0.0524451" calcext:value-type="float">
            <text:p>0.0524451</text:p>
          </table:table-cell>
          <table:table-cell office:value-type="float" office:value="0.056343" calcext:value-type="float">
            <text:p>0.056343</text:p>
          </table:table-cell>
          <table:table-cell office:value-type="float" office:value="0.0489015" calcext:value-type="float">
            <text:p>0.0489015</text:p>
          </table:table-cell>
          <table:table-cell office:value-type="float" office:value="0.0442948" calcext:value-type="float">
            <text:p>0.0442948</text:p>
          </table:table-cell>
          <table:table-cell office:value-type="float" office:value="0.0481928" calcext:value-type="float">
            <text:p>0.0481928</text:p>
          </table:table-cell>
          <table:table-cell office:value-type="float" office:value="0.0439405" calcext:value-type="float">
            <text:p>0.0439405</text:p>
          </table:table-cell>
          <table:table-cell office:value-type="float" office:value="0.0524451" calcext:value-type="float">
            <text:p>0.0524451</text:p>
          </table:table-cell>
          <table:table-cell office:value-type="float" office:value="0.0400425" calcext:value-type="float">
            <text:p>0.0400425</text:p>
          </table:table-cell>
          <table:table-cell office:value-type="float" office:value="0.0361446" calcext:value-type="float">
            <text:p>0.0361446</text:p>
          </table:table-cell>
          <table:table-cell office:value-type="float" office:value="0.0354359" calcext:value-type="float">
            <text:p>0.0354359</text:p>
          </table:table-cell>
          <table:table-cell office:value-type="float" office:value="0.0311836" calcext:value-type="float">
            <text:p>0.0311836</text:p>
          </table:table-cell>
          <table:table-cell office:value-type="float" office:value="0.0251595" calcext:value-type="float">
            <text:p>0.0251595</text:p>
          </table:table-cell>
          <table:table-cell office:value-type="float" office:value="0.0212615" calcext:value-type="float">
            <text:p>0.0212615</text:p>
          </table:table-cell>
          <table:table-cell office:value-type="float" office:value="0.0106308" calcext:value-type="float">
            <text:p>0.0106308</text:p>
          </table:table-cell>
          <table:table-cell office:value-type="float" office:value="0.00921332" calcext:value-type="float">
            <text:p>0.00921332</text:p>
          </table:table-cell>
          <table:table-cell office:value-type="float" office:value="0.00318923" calcext:value-type="float">
            <text:p>0.00318923</text:p>
          </table:table-cell>
          <table:table-cell table:formula="of:=SUM([.Q37:.BI37])" office:value-type="float" office:value="1.67895115" calcext:value-type="float">
            <text:p>1.67895115</text:p>
          </table:table-cell>
        </table:table-row>
        <table:table-row table:style-name="ro1">
          <table:table-cell office:value-type="float" office:value="2.25625" calcext:value-type="float">
            <text:p>2.25625</text:p>
          </table:table-cell>
          <table:table-cell office:value-type="float" office:value="0.0449313" calcext:value-type="float">
            <text:p>0.0449313</text:p>
          </table:table-cell>
          <table:table-cell office:value-type="float" office:value="0.043446" calcext:value-type="float">
            <text:p>0.043446</text:p>
          </table:table-cell>
          <table:table-cell office:value-type="float" office:value="0.0419606" calcext:value-type="float">
            <text:p>0.0419606</text:p>
          </table:table-cell>
          <table:table-cell office:value-type="float" office:value="0.0393613" calcext:value-type="float">
            <text:p>0.0393613</text:p>
          </table:table-cell>
          <table:table-cell office:value-type="float" office:value="0.036762" calcext:value-type="float">
            <text:p>0.036762</text:p>
          </table:table-cell>
          <table:table-cell office:value-type="float" office:value="0.0425176" calcext:value-type="float">
            <text:p>0.0425176</text:p>
          </table:table-cell>
          <table:table-cell office:value-type="float" office:value="0.03899" calcext:value-type="float">
            <text:p>0.03899</text:p>
          </table:table-cell>
          <table:table-cell office:value-type="float" office:value="0.0360193" calcext:value-type="float">
            <text:p>0.0360193</text:p>
          </table:table-cell>
          <table:table-cell office:value-type="float" office:value="0.035648" calcext:value-type="float">
            <text:p>0.035648</text:p>
          </table:table-cell>
          <table:table-cell office:value-type="float" office:value="0.0291496" calcext:value-type="float">
            <text:p>0.0291496</text:p>
          </table:table-cell>
          <table:table-cell office:value-type="float" office:value="0.0332343" calcext:value-type="float">
            <text:p>0.0332343</text:p>
          </table:table-cell>
          <table:table-cell office:value-type="float" office:value="0.0297066" calcext:value-type="float">
            <text:p>0.0297066</text:p>
          </table:table-cell>
          <table:table-cell office:value-type="float" office:value="0.0336056" calcext:value-type="float">
            <text:p>0.0336056</text:p>
          </table:table-cell>
          <table:table-cell office:value-type="float" office:value="0.0298923" calcext:value-type="float">
            <text:p>0.0298923</text:p>
          </table:table-cell>
          <table:table-cell office:value-type="float" office:value="0.028964" calcext:value-type="float">
            <text:p>0.028964</text:p>
          </table:table-cell>
          <table:table-cell office:value-type="float" office:value="0.029521" calcext:value-type="float">
            <text:p>0.029521</text:p>
          </table:table-cell>
          <table:table-cell office:value-type="float" office:value="0.025065" calcext:value-type="float">
            <text:p>0.025065</text:p>
          </table:table-cell>
          <table:table-cell office:value-type="float" office:value="0.0354623" calcext:value-type="float">
            <text:p>0.0354623</text:p>
          </table:table-cell>
          <table:table-cell office:value-type="float" office:value="0.0291496" calcext:value-type="float">
            <text:p>0.0291496</text:p>
          </table:table-cell>
          <table:table-cell office:value-type="float" office:value="0.0302636" calcext:value-type="float">
            <text:p>0.0302636</text:p>
          </table:table-cell>
          <table:table-cell office:value-type="float" office:value="0.0313776" calcext:value-type="float">
            <text:p>0.0313776</text:p>
          </table:table-cell>
          <table:table-cell office:value-type="float" office:value="0.0263646" calcext:value-type="float">
            <text:p>0.0263646</text:p>
          </table:table-cell>
          <table:table-cell office:value-type="float" office:value="0.0269216" calcext:value-type="float">
            <text:p>0.0269216</text:p>
          </table:table-cell>
          <table:table-cell office:value-type="float" office:value="0.032863" calcext:value-type="float">
            <text:p>0.032863</text:p>
          </table:table-cell>
          <table:table-cell office:value-type="float" office:value="0.032306" calcext:value-type="float">
            <text:p>0.032306</text:p>
          </table:table-cell>
          <table:table-cell office:value-type="float" office:value="0.02785" calcext:value-type="float">
            <text:p>0.02785</text:p>
          </table:table-cell>
          <table:table-cell office:value-type="float" office:value="0.0358336" calcext:value-type="float">
            <text:p>0.0358336</text:p>
          </table:table-cell>
          <table:table-cell office:value-type="float" office:value="0.03342" calcext:value-type="float">
            <text:p>0.03342</text:p>
          </table:table-cell>
          <table:table-cell office:value-type="float" office:value="0.0404753" calcext:value-type="float">
            <text:p>0.0404753</text:p>
          </table:table-cell>
          <table:table-cell office:value-type="float" office:value="0.0375046" calcext:value-type="float">
            <text:p>0.0375046</text:p>
          </table:table-cell>
          <table:table-cell office:value-type="float" office:value="0.0349053" calcext:value-type="float">
            <text:p>0.0349053</text:p>
          </table:table-cell>
          <table:table-cell office:value-type="float" office:value="0.035091" calcext:value-type="float">
            <text:p>0.035091</text:p>
          </table:table-cell>
          <table:table-cell office:value-type="float" office:value="0.0421463" calcext:value-type="float">
            <text:p>0.0421463</text:p>
          </table:table-cell>
          <table:table-cell office:value-type="float" office:value="0.0408466" calcext:value-type="float">
            <text:p>0.0408466</text:p>
          </table:table-cell>
          <table:table-cell office:value-type="float" office:value="0.0438173" calcext:value-type="float">
            <text:p>0.0438173</text:p>
          </table:table-cell>
          <table:table-cell office:value-type="float" office:value="0.0480876" calcext:value-type="float">
            <text:p>0.0480876</text:p>
          </table:table-cell>
          <table:table-cell office:value-type="float" office:value="0.0460453" calcext:value-type="float">
            <text:p>0.0460453</text:p>
          </table:table-cell>
          <table:table-cell office:value-type="float" office:value="0.0477163" calcext:value-type="float">
            <text:p>0.0477163</text:p>
          </table:table-cell>
          <table:table-cell office:value-type="float" office:value="0.0475306" calcext:value-type="float">
            <text:p>0.0475306</text:p>
          </table:table-cell>
          <table:table-cell office:value-type="float" office:value="0.0538433" calcext:value-type="float">
            <text:p>0.0538433</text:p>
          </table:table-cell>
          <table:table-cell office:value-type="float" office:value="0.0493873" calcext:value-type="float">
            <text:p>0.0493873</text:p>
          </table:table-cell>
          <table:table-cell office:value-type="float" office:value="0.055143" calcext:value-type="float">
            <text:p>0.055143</text:p>
          </table:table-cell>
          <table:table-cell office:value-type="float" office:value="0.052915" calcext:value-type="float">
            <text:p>0.052915</text:p>
          </table:table-cell>
          <table:table-cell office:value-type="float" office:value="0.0558856" calcext:value-type="float">
            <text:p>0.0558856</text:p>
          </table:table-cell>
          <table:table-cell office:value-type="float" office:value="0.0497586" calcext:value-type="float">
            <text:p>0.0497586</text:p>
          </table:table-cell>
          <table:table-cell office:value-type="float" office:value="0.0519866" calcext:value-type="float">
            <text:p>0.0519866</text:p>
          </table:table-cell>
          <table:table-cell office:value-type="float" office:value="0.054586" calcext:value-type="float">
            <text:p>0.054586</text:p>
          </table:table-cell>
          <table:table-cell office:value-type="float" office:value="0.051244" calcext:value-type="float">
            <text:p>0.051244</text:p>
          </table:table-cell>
          <table:table-cell office:value-type="float" office:value="0.0486446" calcext:value-type="float">
            <text:p>0.0486446</text:p>
          </table:table-cell>
          <table:table-cell office:value-type="float" office:value="0.0492016" calcext:value-type="float">
            <text:p>0.0492016</text:p>
          </table:table-cell>
          <table:table-cell office:value-type="float" office:value="0.04456" calcext:value-type="float">
            <text:p>0.04456</text:p>
          </table:table-cell>
          <table:table-cell office:value-type="float" office:value="0.0363906" calcext:value-type="float">
            <text:p>0.0363906</text:p>
          </table:table-cell>
          <table:table-cell office:value-type="float" office:value="0.0324916" calcext:value-type="float">
            <text:p>0.0324916</text:p>
          </table:table-cell>
          <table:table-cell office:value-type="float" office:value="0.0308206" calcext:value-type="float">
            <text:p>0.0308206</text:p>
          </table:table-cell>
          <table:table-cell office:value-type="float" office:value="0.0293353" calcext:value-type="float">
            <text:p>0.0293353</text:p>
          </table:table-cell>
          <table:table-cell office:value-type="float" office:value="0.0235797" calcext:value-type="float">
            <text:p>0.0235797</text:p>
          </table:table-cell>
          <table:table-cell office:value-type="float" office:value="0.0176383" calcext:value-type="float">
            <text:p>0.0176383</text:p>
          </table:table-cell>
          <table:table-cell office:value-type="float" office:value="0.012254" calcext:value-type="float">
            <text:p>0.012254</text:p>
          </table:table-cell>
          <table:table-cell office:value-type="float" office:value="0.00909766" calcext:value-type="float">
            <text:p>0.00909766</text:p>
          </table:table-cell>
          <table:table-cell office:value-type="float" office:value="0.00315633" calcext:value-type="float">
            <text:p>0.00315633</text:p>
          </table:table-cell>
          <table:table-cell table:formula="of:=SUM([.Q38:.BI38])" office:value-type="float" office:value="1.67248379" calcext:value-type="float">
            <text:p>1.67248379</text:p>
          </table:table-cell>
        </table:table-row>
        <table:table-row table:style-name="ro1">
          <table:table-cell office:value-type="float" office:value="2.315625" calcext:value-type="float">
            <text:p>2.315625</text:p>
          </table:table-cell>
          <table:table-cell office:value-type="float" office:value="0.0489417" calcext:value-type="float">
            <text:p>0.0489417</text:p>
          </table:table-cell>
          <table:table-cell office:value-type="float" office:value="0.0424368" calcext:value-type="float">
            <text:p>0.0424368</text:p>
          </table:table-cell>
          <table:table-cell office:value-type="float" office:value="0.0423335" calcext:value-type="float">
            <text:p>0.0423335</text:p>
          </table:table-cell>
          <table:table-cell office:value-type="float" office:value="0.0422303" calcext:value-type="float">
            <text:p>0.0422303</text:p>
          </table:table-cell>
          <table:table-cell office:value-type="float" office:value="0.0411977" calcext:value-type="float">
            <text:p>0.0411977</text:p>
          </table:table-cell>
          <table:table-cell office:value-type="float" office:value="0.0418172" calcext:value-type="float">
            <text:p>0.0418172</text:p>
          </table:table-cell>
          <table:table-cell office:value-type="float" office:value="0.0391327" calcext:value-type="float">
            <text:p>0.0391327</text:p>
          </table:table-cell>
          <table:table-cell office:value-type="float" office:value="0.0383067" calcext:value-type="float">
            <text:p>0.0383067</text:p>
          </table:table-cell>
          <table:table-cell office:value-type="float" office:value="0.0337636" calcext:value-type="float">
            <text:p>0.0337636</text:p>
          </table:table-cell>
          <table:table-cell office:value-type="float" office:value="0.0326278" calcext:value-type="float">
            <text:p>0.0326278</text:p>
          </table:table-cell>
          <table:table-cell office:value-type="float" office:value="0.0351058" calcext:value-type="float">
            <text:p>0.0351058</text:p>
          </table:table-cell>
          <table:table-cell office:value-type="float" office:value="0.0338668" calcext:value-type="float">
            <text:p>0.0338668</text:p>
          </table:table-cell>
          <table:table-cell office:value-type="float" office:value="0.0334538" calcext:value-type="float">
            <text:p>0.0334538</text:p>
          </table:table-cell>
          <table:table-cell office:value-type="float" office:value="0.0309757" calcext:value-type="float">
            <text:p>0.0309757</text:p>
          </table:table-cell>
          <table:table-cell office:value-type="float" office:value="0.0269489" calcext:value-type="float">
            <text:p>0.0269489</text:p>
          </table:table-cell>
          <table:table-cell office:value-type="float" office:value="0.0315953" calcext:value-type="float">
            <text:p>0.0315953</text:p>
          </table:table-cell>
          <table:table-cell office:value-type="float" office:value="0.0287042" calcext:value-type="float">
            <text:p>0.0287042</text:p>
          </table:table-cell>
          <table:table-cell office:value-type="float" office:value="0.02984" calcext:value-type="float">
            <text:p>0.02984</text:p>
          </table:table-cell>
          <table:table-cell office:value-type="float" office:value="0.0259164" calcext:value-type="float">
            <text:p>0.0259164</text:p>
          </table:table-cell>
          <table:table-cell office:value-type="float" office:value="0.0304595" calcext:value-type="float">
            <text:p>0.0304595</text:p>
          </table:table-cell>
          <table:table-cell office:value-type="float" office:value="0.0262261" calcext:value-type="float">
            <text:p>0.0262261</text:p>
          </table:table-cell>
          <table:table-cell office:value-type="float" office:value="0.0284977" calcext:value-type="float">
            <text:p>0.0284977</text:p>
          </table:table-cell>
          <table:table-cell office:value-type="float" office:value="0.0296335" calcext:value-type="float">
            <text:p>0.0296335</text:p>
          </table:table-cell>
          <table:table-cell office:value-type="float" office:value="0.0293237" calcext:value-type="float">
            <text:p>0.0293237</text:p>
          </table:table-cell>
          <table:table-cell office:value-type="float" office:value="0.0273619" calcext:value-type="float">
            <text:p>0.0273619</text:p>
          </table:table-cell>
          <table:table-cell office:value-type="float" office:value="0.031905" calcext:value-type="float">
            <text:p>0.031905</text:p>
          </table:table-cell>
          <table:table-cell office:value-type="float" office:value="0.0353123" calcext:value-type="float">
            <text:p>0.0353123</text:p>
          </table:table-cell>
          <table:table-cell office:value-type="float" office:value="0.0362416" calcext:value-type="float">
            <text:p>0.0362416</text:p>
          </table:table-cell>
          <table:table-cell office:value-type="float" office:value="0.0350026" calcext:value-type="float">
            <text:p>0.0350026</text:p>
          </table:table-cell>
          <table:table-cell office:value-type="float" office:value="0.0364481" calcext:value-type="float">
            <text:p>0.0364481</text:p>
          </table:table-cell>
          <table:table-cell office:value-type="float" office:value="0.0388229" calcext:value-type="float">
            <text:p>0.0388229</text:p>
          </table:table-cell>
          <table:table-cell office:value-type="float" office:value="0.0370676" calcext:value-type="float">
            <text:p>0.0370676</text:p>
          </table:table-cell>
          <table:table-cell office:value-type="float" office:value="0.040888" calcext:value-type="float">
            <text:p>0.040888</text:p>
          </table:table-cell>
          <table:table-cell table:number-columns-repeated="2" office:value-type="float" office:value="0.043366" calcext:value-type="float">
            <text:p>0.043366</text:p>
          </table:table-cell>
          <table:table-cell office:value-type="float" office:value="0.0467734" calcext:value-type="float">
            <text:p>0.0467734</text:p>
          </table:table-cell>
          <table:table-cell office:value-type="float" office:value="0.0465669" calcext:value-type="float">
            <text:p>0.0465669</text:p>
          </table:table-cell>
          <table:table-cell office:value-type="float" office:value="0.0489417" calcext:value-type="float">
            <text:p>0.0489417</text:p>
          </table:table-cell>
          <table:table-cell office:value-type="float" office:value="0.050697" calcext:value-type="float">
            <text:p>0.050697</text:p>
          </table:table-cell>
          <table:table-cell office:value-type="float" office:value="0.0568921" calcext:value-type="float">
            <text:p>0.0568921</text:p>
          </table:table-cell>
          <table:table-cell office:value-type="float" office:value="0.0553433" calcext:value-type="float">
            <text:p>0.0553433</text:p>
          </table:table-cell>
          <table:table-cell office:value-type="float" office:value="0.0537945" calcext:value-type="float">
            <text:p>0.0537945</text:p>
          </table:table-cell>
          <table:table-cell office:value-type="float" office:value="0.0534848" calcext:value-type="float">
            <text:p>0.0534848</text:p>
          </table:table-cell>
          <table:table-cell office:value-type="float" office:value="0.0545173" calcext:value-type="float">
            <text:p>0.0545173</text:p>
          </table:table-cell>
          <table:table-cell office:value-type="float" office:value="0.0532783" calcext:value-type="float">
            <text:p>0.0532783</text:p>
          </table:table-cell>
          <table:table-cell office:value-type="float" office:value="0.0508002" calcext:value-type="float">
            <text:p>0.0508002</text:p>
          </table:table-cell>
          <table:table-cell office:value-type="float" office:value="0.0534848" calcext:value-type="float">
            <text:p>0.0534848</text:p>
          </table:table-cell>
          <table:table-cell office:value-type="float" office:value="0.0486319" calcext:value-type="float">
            <text:p>0.0486319</text:p>
          </table:table-cell>
          <table:table-cell office:value-type="float" office:value="0.0453278" calcext:value-type="float">
            <text:p>0.0453278</text:p>
          </table:table-cell>
          <table:table-cell office:value-type="float" office:value="0.0463604" calcext:value-type="float">
            <text:p>0.0463604</text:p>
          </table:table-cell>
          <table:table-cell office:value-type="float" office:value="0.044192" calcext:value-type="float">
            <text:p>0.044192</text:p>
          </table:table-cell>
          <table:table-cell office:value-type="float" office:value="0.0394424" calcext:value-type="float">
            <text:p>0.0394424</text:p>
          </table:table-cell>
          <table:table-cell office:value-type="float" office:value="0.0376871" calcext:value-type="float">
            <text:p>0.0376871</text:p>
          </table:table-cell>
          <table:table-cell office:value-type="float" office:value="0.0334538" calcext:value-type="float">
            <text:p>0.0334538</text:p>
          </table:table-cell>
          <table:table-cell office:value-type="float" office:value="0.0312855" calcext:value-type="float">
            <text:p>0.0312855</text:p>
          </table:table-cell>
          <table:table-cell office:value-type="float" office:value="0.0249871" calcext:value-type="float">
            <text:p>0.0249871</text:p>
          </table:table-cell>
          <table:table-cell office:value-type="float" office:value="0.0181724" calcext:value-type="float">
            <text:p>0.0181724</text:p>
          </table:table-cell>
          <table:table-cell office:value-type="float" office:value="0.0123903" calcext:value-type="float">
            <text:p>0.0123903</text:p>
          </table:table-cell>
          <table:table-cell office:value-type="float" office:value="0.00939597" calcext:value-type="float">
            <text:p>0.00939597</text:p>
          </table:table-cell>
          <table:table-cell office:value-type="float" office:value="0.00247806" calcext:value-type="float">
            <text:p>0.00247806</text:p>
          </table:table-cell>
          <table:table-cell table:formula="of:=SUM([.Q39:.BI39])" office:value-type="float" office:value="1.68435743" calcext:value-type="float">
            <text:p>1.68435743</text:p>
          </table:table-cell>
        </table:table-row>
        <table:table-row table:style-name="ro1">
          <table:table-cell office:value-type="float" office:value="2.375" calcext:value-type="float">
            <text:p>2.375</text:p>
          </table:table-cell>
          <table:table-cell office:value-type="float" office:value="0.045929" calcext:value-type="float">
            <text:p>0.045929</text:p>
          </table:table-cell>
          <table:table-cell office:value-type="float" office:value="0.0466658" calcext:value-type="float">
            <text:p>0.0466658</text:p>
          </table:table-cell>
          <table:table-cell office:value-type="float" office:value="0.0431045" calcext:value-type="float">
            <text:p>0.0431045</text:p>
          </table:table-cell>
          <table:table-cell office:value-type="float" office:value="0.0417537" calcext:value-type="float">
            <text:p>0.0417537</text:p>
          </table:table-cell>
          <table:table-cell office:value-type="float" office:value="0.039973" calcext:value-type="float">
            <text:p>0.039973</text:p>
          </table:table-cell>
          <table:table-cell office:value-type="float" office:value="0.0416923" calcext:value-type="float">
            <text:p>0.0416923</text:p>
          </table:table-cell>
          <table:table-cell office:value-type="float" office:value="0.0378853" calcext:value-type="float">
            <text:p>0.0378853</text:p>
          </table:table-cell>
          <table:table-cell office:value-type="float" office:value="0.0377625" calcext:value-type="float">
            <text:p>0.0377625</text:p>
          </table:table-cell>
          <table:table-cell office:value-type="float" office:value="0.0351836" calcext:value-type="float">
            <text:p>0.0351836</text:p>
          </table:table-cell>
          <table:table-cell office:value-type="float" office:value="0.0345082" calcext:value-type="float">
            <text:p>0.0345082</text:p>
          </table:table-cell>
          <table:table-cell office:value-type="float" office:value="0.0354292" calcext:value-type="float">
            <text:p>0.0354292</text:p>
          </table:table-cell>
          <table:table-cell office:value-type="float" office:value="0.0354906" calcext:value-type="float">
            <text:p>0.0354906</text:p>
          </table:table-cell>
          <table:table-cell office:value-type="float" office:value="0.0305784" calcext:value-type="float">
            <text:p>0.0305784</text:p>
          </table:table-cell>
          <table:table-cell office:value-type="float" office:value="0.0334643" calcext:value-type="float">
            <text:p>0.0334643</text:p>
          </table:table-cell>
          <table:table-cell office:value-type="float" office:value="0.0302714" calcext:value-type="float">
            <text:p>0.0302714</text:p>
          </table:table-cell>
          <table:table-cell office:value-type="float" office:value="0.0311924" calcext:value-type="float">
            <text:p>0.0311924</text:p>
          </table:table-cell>
          <table:table-cell office:value-type="float" office:value="0.0313152" calcext:value-type="float">
            <text:p>0.0313152</text:p>
          </table:table-cell>
          <table:table-cell office:value-type="float" office:value="0.0283679" calcext:value-type="float">
            <text:p>0.0283679</text:p>
          </table:table-cell>
          <table:table-cell office:value-type="float" office:value="0.0277539" calcext:value-type="float">
            <text:p>0.0277539</text:p>
          </table:table-cell>
          <table:table-cell office:value-type="float" office:value="0.0264644" calcext:value-type="float">
            <text:p>0.0264644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0297802" calcext:value-type="float">
            <text:p>0.0297802</text:p>
          </table:table-cell>
          <table:table-cell office:value-type="float" office:value="0.0318065" calcext:value-type="float">
            <text:p>0.0318065</text:p>
          </table:table-cell>
          <table:table-cell office:value-type="float" office:value="0.0319293" calcext:value-type="float">
            <text:p>0.0319293</text:p>
          </table:table-cell>
          <table:table-cell office:value-type="float" office:value="0.0318065" calcext:value-type="float">
            <text:p>0.0318065</text:p>
          </table:table-cell>
          <table:table-cell office:value-type="float" office:value="0.0336485" calcext:value-type="float">
            <text:p>0.0336485</text:p>
          </table:table-cell>
          <table:table-cell office:value-type="float" office:value="0.0329117" calcext:value-type="float">
            <text:p>0.0329117</text:p>
          </table:table-cell>
          <table:table-cell office:value-type="float" office:value="0.0334643" calcext:value-type="float">
            <text:p>0.0334643</text:p>
          </table:table-cell>
          <table:table-cell office:value-type="float" office:value="0.0365344" calcext:value-type="float">
            <text:p>0.0365344</text:p>
          </table:table-cell>
          <table:table-cell office:value-type="float" office:value="0.0392362" calcext:value-type="float">
            <text:p>0.0392362</text:p>
          </table:table-cell>
          <table:table-cell office:value-type="float" office:value="0.0376397" calcext:value-type="float">
            <text:p>0.0376397</text:p>
          </table:table-cell>
          <table:table-cell office:value-type="float" office:value="0.0399116" calcext:value-type="float">
            <text:p>0.0399116</text:p>
          </table:table-cell>
          <table:table-cell office:value-type="float" office:value="0.0414466" calcext:value-type="float">
            <text:p>0.0414466</text:p>
          </table:table-cell>
          <table:table-cell office:value-type="float" office:value="0.0427975" calcext:value-type="float">
            <text:p>0.0427975</text:p>
          </table:table-cell>
          <table:table-cell office:value-type="float" office:value="0.0433501" calcext:value-type="float">
            <text:p>0.0433501</text:p>
          </table:table-cell>
          <table:table-cell office:value-type="float" office:value="0.0460518" calcext:value-type="float">
            <text:p>0.0460518</text:p>
          </table:table-cell>
          <table:table-cell office:value-type="float" office:value="0.0480167" calcext:value-type="float">
            <text:p>0.0480167</text:p>
          </table:table-cell>
          <table:table-cell office:value-type="float" office:value="0.0484465" calcext:value-type="float">
            <text:p>0.0484465</text:p>
          </table:table-cell>
          <table:table-cell office:value-type="float" office:value="0.0513324" calcext:value-type="float">
            <text:p>0.0513324</text:p>
          </table:table-cell>
          <table:table-cell office:value-type="float" office:value="0.0545868" calcext:value-type="float">
            <text:p>0.0545868</text:p>
          </table:table-cell>
          <table:table-cell office:value-type="float" office:value="0.0504728" calcext:value-type="float">
            <text:p>0.0504728</text:p>
          </table:table-cell>
          <table:table-cell office:value-type="float" office:value="0.0549552" calcext:value-type="float">
            <text:p>0.0549552</text:p>
          </table:table-cell>
          <table:table-cell office:value-type="float" office:value="0.049736" calcext:value-type="float">
            <text:p>0.049736</text:p>
          </table:table-cell>
          <table:table-cell office:value-type="float" office:value="0.0535429" calcext:value-type="float">
            <text:p>0.0535429</text:p>
          </table:table-cell>
          <table:table-cell office:value-type="float" office:value="0.0536043" calcext:value-type="float">
            <text:p>0.0536043</text:p>
          </table:table-cell>
          <table:table-cell office:value-type="float" office:value="0.0522535" calcext:value-type="float">
            <text:p>0.0522535</text:p>
          </table:table-cell>
          <table:table-cell office:value-type="float" office:value="0.0510254" calcext:value-type="float">
            <text:p>0.0510254</text:p>
          </table:table-cell>
          <table:table-cell office:value-type="float" office:value="0.0496132" calcext:value-type="float">
            <text:p>0.0496132</text:p>
          </table:table-cell>
          <table:table-cell office:value-type="float" office:value="0.0492448" calcext:value-type="float">
            <text:p>0.0492448</text:p>
          </table:table-cell>
          <table:table-cell office:value-type="float" office:value="0.0451308" calcext:value-type="float">
            <text:p>0.0451308</text:p>
          </table:table-cell>
          <table:table-cell office:value-type="float" office:value="0.0408326" calcext:value-type="float">
            <text:p>0.0408326</text:p>
          </table:table-cell>
          <table:table-cell office:value-type="float" office:value="0.0427361" calcext:value-type="float">
            <text:p>0.0427361</text:p>
          </table:table-cell>
          <table:table-cell office:value-type="float" office:value="0.0386221" calcext:value-type="float">
            <text:p>0.0386221</text:p>
          </table:table-cell>
          <table:table-cell office:value-type="float" office:value="0.0318065" calcext:value-type="float">
            <text:p>0.0318065</text:p>
          </table:table-cell>
          <table:table-cell office:value-type="float" office:value="0.029596" calcext:value-type="float">
            <text:p>0.029596</text:p>
          </table:table-cell>
          <table:table-cell office:value-type="float" office:value="0.0221663" calcext:value-type="float">
            <text:p>0.0221663</text:p>
          </table:table-cell>
          <table:table-cell office:value-type="float" office:value="0.0171313" calcext:value-type="float">
            <text:p>0.0171313</text:p>
          </table:table-cell>
          <table:table-cell office:value-type="float" office:value="0.0112366" calcext:value-type="float">
            <text:p>0.0112366</text:p>
          </table:table-cell>
          <table:table-cell office:value-type="float" office:value="0.00810512" calcext:value-type="float">
            <text:p>0.00810512</text:p>
          </table:table-cell>
          <table:table-cell office:value-type="float" office:value="0.00239469" calcext:value-type="float">
            <text:p>0.00239469</text:p>
          </table:table-cell>
          <table:table-cell table:formula="of:=SUM([.Q40:.BI40])" office:value-type="float" office:value="1.68340911" calcext:value-type="float">
            <text:p>1.68340911</text:p>
          </table:table-cell>
        </table:table-row>
        <table:table-row table:style-name="ro1">
          <table:table-cell office:value-type="float" office:value="2.434375" calcext:value-type="float">
            <text:p>2.434375</text:p>
          </table:table-cell>
          <table:table-cell office:value-type="float" office:value="0.047726" calcext:value-type="float">
            <text:p>0.047726</text:p>
          </table:table-cell>
          <table:table-cell office:value-type="float" office:value="0.0482474" calcext:value-type="float">
            <text:p>0.0482474</text:p>
          </table:table-cell>
          <table:table-cell office:value-type="float" office:value="0.0462421" calcext:value-type="float">
            <text:p>0.0462421</text:p>
          </table:table-cell>
          <table:table-cell office:value-type="float" office:value="0.0472046" calcext:value-type="float">
            <text:p>0.0472046</text:p>
          </table:table-cell>
          <table:table-cell office:value-type="float" office:value="0.0440764" calcext:value-type="float">
            <text:p>0.0440764</text:p>
          </table:table-cell>
          <table:table-cell office:value-type="float" office:value="0.0423919" calcext:value-type="float">
            <text:p>0.0423919</text:p>
          </table:table-cell>
          <table:table-cell office:value-type="float" office:value="0.0410283" calcext:value-type="float">
            <text:p>0.0410283</text:p>
          </table:table-cell>
          <table:table-cell office:value-type="float" office:value="0.0366969" calcext:value-type="float">
            <text:p>0.0366969</text:p>
          </table:table-cell>
          <table:table-cell office:value-type="float" office:value="0.0381407" calcext:value-type="float">
            <text:p>0.0381407</text:p>
          </table:table-cell>
          <table:table-cell office:value-type="float" office:value="0.0346515" calcext:value-type="float">
            <text:p>0.0346515</text:p>
          </table:table-cell>
          <table:table-cell office:value-type="float" office:value="0.0359349" calcext:value-type="float">
            <text:p>0.0359349</text:p>
          </table:table-cell>
          <table:table-cell office:value-type="float" office:value="0.0349322" calcext:value-type="float">
            <text:p>0.0349322</text:p>
          </table:table-cell>
          <table:table-cell office:value-type="float" office:value="0.0328066" calcext:value-type="float">
            <text:p>0.0328066</text:p>
          </table:table-cell>
          <table:table-cell office:value-type="float" office:value="0.0331275" calcext:value-type="float">
            <text:p>0.0331275</text:p>
          </table:table-cell>
          <table:table-cell office:value-type="float" office:value="0.0313227" calcext:value-type="float">
            <text:p>0.0313227</text:p>
          </table:table-cell>
          <table:table-cell office:value-type="float" office:value="0.0302799" calcext:value-type="float">
            <text:p>0.0302799</text:p>
          </table:table-cell>
          <table:table-cell office:value-type="float" office:value="0.0290768" calcext:value-type="float">
            <text:p>0.0290768</text:p>
          </table:table-cell>
          <table:table-cell office:value-type="float" office:value="0.0312425" calcext:value-type="float">
            <text:p>0.0312425</text:p>
          </table:table-cell>
          <table:table-cell office:value-type="float" office:value="0.0296784" calcext:value-type="float">
            <text:p>0.0296784</text:p>
          </table:table-cell>
          <table:table-cell office:value-type="float" office:value="0.0287158" calcext:value-type="float">
            <text:p>0.0287158</text:p>
          </table:table-cell>
          <table:table-cell office:value-type="float" office:value="0.0306008" calcext:value-type="float">
            <text:p>0.0306008</text:p>
          </table:table-cell>
          <table:table-cell office:value-type="float" office:value="0.0308414" calcext:value-type="float">
            <text:p>0.0308414</text:p>
          </table:table-cell>
          <table:table-cell office:value-type="float" office:value="0.0310821" calcext:value-type="float">
            <text:p>0.0310821</text:p>
          </table:table-cell>
          <table:table-cell office:value-type="float" office:value="0.0310018" calcext:value-type="float">
            <text:p>0.0310018</text:p>
          </table:table-cell>
          <table:table-cell office:value-type="float" office:value="0.0304805" calcext:value-type="float">
            <text:p>0.0304805</text:p>
          </table:table-cell>
          <table:table-cell office:value-type="float" office:value="0.0318441" calcext:value-type="float">
            <text:p>0.0318441</text:p>
          </table:table-cell>
          <table:table-cell office:value-type="float" office:value="0.0336488" calcext:value-type="float">
            <text:p>0.0336488</text:p>
          </table:table-cell>
          <table:table-cell office:value-type="float" office:value="0.0356942" calcext:value-type="float">
            <text:p>0.0356942</text:p>
          </table:table-cell>
          <table:table-cell office:value-type="float" office:value="0.0355338" calcext:value-type="float">
            <text:p>0.0355338</text:p>
          </table:table-cell>
          <table:table-cell office:value-type="float" office:value="0.0375391" calcext:value-type="float">
            <text:p>0.0375391</text:p>
          </table:table-cell>
          <table:table-cell office:value-type="float" office:value="0.0380605" calcext:value-type="float">
            <text:p>0.0380605</text:p>
          </table:table-cell>
          <table:table-cell office:value-type="float" office:value="0.0404267" calcext:value-type="float">
            <text:p>0.0404267</text:p>
          </table:table-cell>
          <table:table-cell office:value-type="float" office:value="0.0421112" calcext:value-type="float">
            <text:p>0.0421112</text:p>
          </table:table-cell>
          <table:table-cell office:value-type="float" office:value="0.0421914" calcext:value-type="float">
            <text:p>0.0421914</text:p>
          </table:table-cell>
          <table:table-cell office:value-type="float" office:value="0.0453597" calcext:value-type="float">
            <text:p>0.0453597</text:p>
          </table:table-cell>
          <table:table-cell office:value-type="float" office:value="0.0448785" calcext:value-type="float">
            <text:p>0.0448785</text:p>
          </table:table-cell>
          <table:table-cell office:value-type="float" office:value="0.0498115" calcext:value-type="float">
            <text:p>0.0498115</text:p>
          </table:table-cell>
          <table:table-cell office:value-type="float" office:value="0.0490495" calcext:value-type="float">
            <text:p>0.0490495</text:p>
          </table:table-cell>
          <table:table-cell office:value-type="float" office:value="0.049611" calcext:value-type="float">
            <text:p>0.049611</text:p>
          </table:table-cell>
          <table:table-cell office:value-type="float" office:value="0.0515762" calcext:value-type="float">
            <text:p>0.0515762</text:p>
          </table:table-cell>
          <table:table-cell office:value-type="float" office:value="0.0528595" calcext:value-type="float">
            <text:p>0.0528595</text:p>
          </table:table-cell>
          <table:table-cell office:value-type="float" office:value="0.0537018" calcext:value-type="float">
            <text:p>0.0537018</text:p>
          </table:table-cell>
          <table:table-cell office:value-type="float" office:value="0.0538622" calcext:value-type="float">
            <text:p>0.0538622</text:p>
          </table:table-cell>
          <table:table-cell office:value-type="float" office:value="0.0536617" calcext:value-type="float">
            <text:p>0.0536617</text:p>
          </table:table-cell>
          <table:table-cell office:value-type="float" office:value="0.0540627" calcext:value-type="float">
            <text:p>0.0540627</text:p>
          </table:table-cell>
          <table:table-cell office:value-type="float" office:value="0.0506136" calcext:value-type="float">
            <text:p>0.0506136</text:p>
          </table:table-cell>
          <table:table-cell office:value-type="float" office:value="0.0510548" calcext:value-type="float">
            <text:p>0.0510548</text:p>
          </table:table-cell>
          <table:table-cell office:value-type="float" office:value="0.0508944" calcext:value-type="float">
            <text:p>0.0508944</text:p>
          </table:table-cell>
          <table:table-cell office:value-type="float" office:value="0.0510949" calcext:value-type="float">
            <text:p>0.0510949</text:p>
          </table:table-cell>
          <table:table-cell office:value-type="float" office:value="0.0485281" calcext:value-type="float">
            <text:p>0.0485281</text:p>
          </table:table-cell>
          <table:table-cell office:value-type="float" office:value="0.0414695" calcext:value-type="float">
            <text:p>0.0414695</text:p>
          </table:table-cell>
          <table:table-cell office:value-type="float" office:value="0.0384214" calcext:value-type="float">
            <text:p>0.0384214</text:p>
          </table:table-cell>
          <table:table-cell office:value-type="float" office:value="0.0364964" calcext:value-type="float">
            <text:p>0.0364964</text:p>
          </table:table-cell>
          <table:table-cell office:value-type="float" office:value="0.0315232" calcext:value-type="float">
            <text:p>0.0315232</text:p>
          </table:table-cell>
          <table:table-cell office:value-type="float" office:value="0.0301195" calcext:value-type="float">
            <text:p>0.0301195</text:p>
          </table:table-cell>
          <table:table-cell office:value-type="float" office:value="0.0216572" calcext:value-type="float">
            <text:p>0.0216572</text:p>
          </table:table-cell>
          <table:table-cell office:value-type="float" office:value="0.0188498" calcext:value-type="float">
            <text:p>0.0188498</text:p>
          </table:table-cell>
          <table:table-cell office:value-type="float" office:value="0.0119114" calcext:value-type="float">
            <text:p>0.0119114</text:p>
          </table:table-cell>
          <table:table-cell office:value-type="float" office:value="0.00922435" calcext:value-type="float">
            <text:p>0.00922435</text:p>
          </table:table-cell>
          <table:table-cell office:value-type="float" office:value="0.00256678" calcext:value-type="float">
            <text:p>0.00256678</text:p>
          </table:table-cell>
          <table:table-cell table:formula="of:=SUM([.Q41:.BI41])" office:value-type="float" office:value="1.69290943" calcext:value-type="float">
            <text:p>1.69290943</text:p>
          </table:table-cell>
        </table:table-row>
        <table:table-row table:style-name="ro1">
          <table:table-cell office:value-type="float" office:value="2.49375" calcext:value-type="float">
            <text:p>2.49375</text:p>
          </table:table-cell>
          <table:table-cell office:value-type="float" office:value="0.0501283" calcext:value-type="float">
            <text:p>0.0501283</text:p>
          </table:table-cell>
          <table:table-cell office:value-type="float" office:value="0.048303" calcext:value-type="float">
            <text:p>0.048303</text:p>
          </table:table-cell>
          <table:table-cell office:value-type="float" office:value="0.0455784" calcext:value-type="float">
            <text:p>0.0455784</text:p>
          </table:table-cell>
          <table:table-cell office:value-type="float" office:value="0.0458694" calcext:value-type="float">
            <text:p>0.0458694</text:p>
          </table:table-cell>
          <table:table-cell office:value-type="float" office:value="0.0439119" calcext:value-type="float">
            <text:p>0.0439119</text:p>
          </table:table-cell>
          <table:table-cell office:value-type="float" office:value="0.0411343" calcext:value-type="float">
            <text:p>0.0411343</text:p>
          </table:table-cell>
          <table:table-cell office:value-type="float" office:value="0.0401026" calcext:value-type="float">
            <text:p>0.0401026</text:p>
          </table:table-cell>
          <table:table-cell office:value-type="float" office:value="0.0402614" calcext:value-type="float">
            <text:p>0.0402614</text:p>
          </table:table-cell>
          <table:table-cell office:value-type="float" office:value="0.0370341" calcext:value-type="float">
            <text:p>0.0370341</text:p>
          </table:table-cell>
          <table:table-cell office:value-type="float" office:value="0.0357115" calcext:value-type="float">
            <text:p>0.0357115</text:p>
          </table:table-cell>
          <table:table-cell office:value-type="float" office:value="0.0377748" calcext:value-type="float">
            <text:p>0.0377748</text:p>
          </table:table-cell>
          <table:table-cell office:value-type="float" office:value="0.0367167" calcext:value-type="float">
            <text:p>0.0367167</text:p>
          </table:table-cell>
          <table:table-cell office:value-type="float" office:value="0.0335952" calcext:value-type="float">
            <text:p>0.0335952</text:p>
          </table:table-cell>
          <table:table-cell office:value-type="float" office:value="0.0322461" calcext:value-type="float">
            <text:p>0.0322461</text:p>
          </table:table-cell>
          <table:table-cell office:value-type="float" office:value="0.0311351" calcext:value-type="float">
            <text:p>0.0311351</text:p>
          </table:table-cell>
          <table:table-cell office:value-type="float" office:value="0.0309764" calcext:value-type="float">
            <text:p>0.0309764</text:p>
          </table:table-cell>
          <table:table-cell office:value-type="float" office:value="0.0310028" calcext:value-type="float">
            <text:p>0.0310028</text:p>
          </table:table-cell>
          <table:table-cell office:value-type="float" office:value="0.0312674" calcext:value-type="float">
            <text:p>0.0312674</text:p>
          </table:table-cell>
          <table:table-cell office:value-type="float" office:value="0.0285427" calcext:value-type="float">
            <text:p>0.0285427</text:p>
          </table:table-cell>
          <table:table-cell office:value-type="float" office:value="0.0288072" calcext:value-type="float">
            <text:p>0.0288072</text:p>
          </table:table-cell>
          <table:table-cell office:value-type="float" office:value="0.0299712" calcext:value-type="float">
            <text:p>0.0299712</text:p>
          </table:table-cell>
          <table:table-cell office:value-type="float" office:value="0.0306325" calcext:value-type="float">
            <text:p>0.0306325</text:p>
          </table:table-cell>
          <table:table-cell office:value-type="float" office:value="0.0309764" calcext:value-type="float">
            <text:p>0.0309764</text:p>
          </table:table-cell>
          <table:table-cell office:value-type="float" office:value="0.0313467" calcext:value-type="float">
            <text:p>0.0313467</text:p>
          </table:table-cell>
          <table:table-cell office:value-type="float" office:value="0.0333042" calcext:value-type="float">
            <text:p>0.0333042</text:p>
          </table:table-cell>
          <table:table-cell office:value-type="float" office:value="0.0323519" calcext:value-type="float">
            <text:p>0.0323519</text:p>
          </table:table-cell>
          <table:table-cell office:value-type="float" office:value="0.0324313" calcext:value-type="float">
            <text:p>0.0324313</text:p>
          </table:table-cell>
          <table:table-cell office:value-type="float" office:value="0.0356321" calcext:value-type="float">
            <text:p>0.0356321</text:p>
          </table:table-cell>
          <table:table-cell office:value-type="float" office:value="0.0367431" calcext:value-type="float">
            <text:p>0.0367431</text:p>
          </table:table-cell>
          <table:table-cell office:value-type="float" office:value="0.038198" calcext:value-type="float">
            <text:p>0.038198</text:p>
          </table:table-cell>
          <table:table-cell office:value-type="float" office:value="0.0387271" calcext:value-type="float">
            <text:p>0.0387271</text:p>
          </table:table-cell>
          <table:table-cell office:value-type="float" office:value="0.0415046" calcext:value-type="float">
            <text:p>0.0415046</text:p>
          </table:table-cell>
          <table:table-cell office:value-type="float" office:value="0.0421395" calcext:value-type="float">
            <text:p>0.0421395</text:p>
          </table:table-cell>
          <table:table-cell office:value-type="float" office:value="0.0448906" calcext:value-type="float">
            <text:p>0.0448906</text:p>
          </table:table-cell>
          <table:table-cell office:value-type="float" office:value="0.0483295" calcext:value-type="float">
            <text:p>0.0483295</text:p>
          </table:table-cell>
          <table:table-cell office:value-type="float" office:value="0.0462133" calcext:value-type="float">
            <text:p>0.0462133</text:p>
          </table:table-cell>
          <table:table-cell office:value-type="float" office:value="0.0485676" calcext:value-type="float">
            <text:p>0.0485676</text:p>
          </table:table-cell>
          <table:table-cell office:value-type="float" office:value="0.050869" calcext:value-type="float">
            <text:p>0.050869</text:p>
          </table:table-cell>
          <table:table-cell office:value-type="float" office:value="0.0511335" calcext:value-type="float">
            <text:p>0.0511335</text:p>
          </table:table-cell>
          <table:table-cell office:value-type="float" office:value="0.0511864" calcext:value-type="float">
            <text:p>0.0511864</text:p>
          </table:table-cell>
          <table:table-cell office:value-type="float" office:value="0.0506044" calcext:value-type="float">
            <text:p>0.0506044</text:p>
          </table:table-cell>
          <table:table-cell office:value-type="float" office:value="0.053673" calcext:value-type="float">
            <text:p>0.053673</text:p>
          </table:table-cell>
          <table:table-cell office:value-type="float" office:value="0.0524032" calcext:value-type="float">
            <text:p>0.0524032</text:p>
          </table:table-cell>
          <table:table-cell office:value-type="float" office:value="0.0528529" calcext:value-type="float">
            <text:p>0.0528529</text:p>
          </table:table-cell>
          <table:table-cell office:value-type="float" office:value="0.0538317" calcext:value-type="float">
            <text:p>0.0538317</text:p>
          </table:table-cell>
          <table:table-cell office:value-type="float" office:value="0.0548369" calcext:value-type="float">
            <text:p>0.0548369</text:p>
          </table:table-cell>
          <table:table-cell office:value-type="float" office:value="0.0522445" calcext:value-type="float">
            <text:p>0.0522445</text:p>
          </table:table-cell>
          <table:table-cell office:value-type="float" office:value="0.0521387" calcext:value-type="float">
            <text:p>0.0521387</text:p>
          </table:table-cell>
          <table:table-cell office:value-type="float" office:value="0.0487263" calcext:value-type="float">
            <text:p>0.0487263</text:p>
          </table:table-cell>
          <table:table-cell office:value-type="float" office:value="0.0460545" calcext:value-type="float">
            <text:p>0.0460545</text:p>
          </table:table-cell>
          <table:table-cell office:value-type="float" office:value="0.0435151" calcext:value-type="float">
            <text:p>0.0435151</text:p>
          </table:table-cell>
          <table:table-cell office:value-type="float" office:value="0.0402878" calcext:value-type="float">
            <text:p>0.0402878</text:p>
          </table:table-cell>
          <table:table-cell office:value-type="float" office:value="0.0357644" calcext:value-type="float">
            <text:p>0.0357644</text:p>
          </table:table-cell>
          <table:table-cell office:value-type="float" office:value="0.0339127" calcext:value-type="float">
            <text:p>0.0339127</text:p>
          </table:table-cell>
          <table:table-cell office:value-type="float" office:value="0.0292569" calcext:value-type="float">
            <text:p>0.0292569</text:p>
          </table:table-cell>
          <table:table-cell office:value-type="float" office:value="0.0237812" calcext:value-type="float">
            <text:p>0.0237812</text:p>
          </table:table-cell>
          <table:table-cell office:value-type="float" office:value="0.017115" calcext:value-type="float">
            <text:p>0.017115</text:p>
          </table:table-cell>
          <table:table-cell office:value-type="float" office:value="0.0128032" calcext:value-type="float">
            <text:p>0.0128032</text:p>
          </table:table-cell>
          <table:table-cell office:value-type="float" office:value="0.00806814" calcext:value-type="float">
            <text:p>0.00806814</text:p>
          </table:table-cell>
          <table:table-cell office:value-type="float" office:value="0.00290982" calcext:value-type="float">
            <text:p>0.00290982</text:p>
          </table:table-cell>
          <table:table-cell table:formula="of:=SUM([.Q42:.BI42])" office:value-type="float" office:value="1.71052536" calcext:value-type="float">
            <text:p>1.71052536</text:p>
          </table:table-cell>
        </table:table-row>
        <table:table-row table:style-name="ro1">
          <table:table-cell office:value-type="float" office:value="2.553125" calcext:value-type="float">
            <text:p>2.553125</text:p>
          </table:table-cell>
          <table:table-cell office:value-type="float" office:value="0.0486927" calcext:value-type="float">
            <text:p>0.0486927</text:p>
          </table:table-cell>
          <table:table-cell office:value-type="float" office:value="0.0482684" calcext:value-type="float">
            <text:p>0.0482684</text:p>
          </table:table-cell>
          <table:table-cell office:value-type="float" office:value="0.0468476" calcext:value-type="float">
            <text:p>0.0468476</text:p>
          </table:table-cell>
          <table:table-cell office:value-type="float" office:value="0.0462387" calcext:value-type="float">
            <text:p>0.0462387</text:p>
          </table:table-cell>
          <table:table-cell office:value-type="float" office:value="0.0438954" calcext:value-type="float">
            <text:p>0.0438954</text:p>
          </table:table-cell>
          <table:table-cell office:value-type="float" office:value="0.0441168" calcext:value-type="float">
            <text:p>0.0441168</text:p>
          </table:table-cell>
          <table:table-cell office:value-type="float" office:value="0.0414599" calcext:value-type="float">
            <text:p>0.0414599</text:p>
          </table:table-cell>
          <table:table-cell office:value-type="float" office:value="0.0401498" calcext:value-type="float">
            <text:p>0.0401498</text:p>
          </table:table-cell>
          <table:table-cell office:value-type="float" office:value="0.0389689" calcext:value-type="float">
            <text:p>0.0389689</text:p>
          </table:table-cell>
          <table:table-cell office:value-type="float" office:value="0.0356293" calcext:value-type="float">
            <text:p>0.0356293</text:p>
          </table:table-cell>
          <table:table-cell office:value-type="float" office:value="0.0341716" calcext:value-type="float">
            <text:p>0.0341716</text:p>
          </table:table-cell>
          <table:table-cell office:value-type="float" office:value="0.0335074" calcext:value-type="float">
            <text:p>0.0335074</text:p>
          </table:table-cell>
          <table:table-cell office:value-type="float" office:value="0.0343746" calcext:value-type="float">
            <text:p>0.0343746</text:p>
          </table:table-cell>
          <table:table-cell office:value-type="float" office:value="0.0326586" calcext:value-type="float">
            <text:p>0.0326586</text:p>
          </table:table-cell>
          <table:table-cell office:value-type="float" office:value="0.0320682" calcext:value-type="float">
            <text:p>0.0320682</text:p>
          </table:table-cell>
          <table:table-cell table:number-columns-repeated="2" office:value-type="float" office:value="0.0300386" calcext:value-type="float">
            <text:p>0.0300386</text:p>
          </table:table-cell>
          <table:table-cell office:value-type="float" office:value="0.0295773" calcext:value-type="float">
            <text:p>0.0295773</text:p>
          </table:table-cell>
          <table:table-cell office:value-type="float" office:value="0.0309242" calcext:value-type="float">
            <text:p>0.0309242</text:p>
          </table:table-cell>
          <table:table-cell office:value-type="float" office:value="0.0297433" calcext:value-type="float">
            <text:p>0.0297433</text:p>
          </table:table-cell>
          <table:table-cell office:value-type="float" office:value="0.0309611" calcext:value-type="float">
            <text:p>0.0309611</text:p>
          </table:table-cell>
          <table:table-cell office:value-type="float" office:value="0.0319206" calcext:value-type="float">
            <text:p>0.0319206</text:p>
          </table:table-cell>
          <table:table-cell office:value-type="float" office:value="0.0320313" calcext:value-type="float">
            <text:p>0.0320313</text:p>
          </table:table-cell>
          <table:table-cell office:value-type="float" office:value="0.0307397" calcext:value-type="float">
            <text:p>0.0307397</text:p>
          </table:table-cell>
          <table:table-cell office:value-type="float" office:value="0.0317545" calcext:value-type="float">
            <text:p>0.0317545</text:p>
          </table:table-cell>
          <table:table-cell office:value-type="float" office:value="0.0324372" calcext:value-type="float">
            <text:p>0.0324372</text:p>
          </table:table-cell>
          <table:table-cell office:value-type="float" office:value="0.0336181" calcext:value-type="float">
            <text:p>0.0336181</text:p>
          </table:table-cell>
          <table:table-cell office:value-type="float" office:value="0.0346698" calcext:value-type="float">
            <text:p>0.0346698</text:p>
          </table:table-cell>
          <table:table-cell office:value-type="float" office:value="0.0379541" calcext:value-type="float">
            <text:p>0.0379541</text:p>
          </table:table-cell>
          <table:table-cell office:value-type="float" office:value="0.0398362" calcext:value-type="float">
            <text:p>0.0398362</text:p>
          </table:table-cell>
          <table:table-cell office:value-type="float" office:value="0.0390612" calcext:value-type="float">
            <text:p>0.0390612</text:p>
          </table:table-cell>
          <table:table-cell office:value-type="float" office:value="0.0412569" calcext:value-type="float">
            <text:p>0.0412569</text:p>
          </table:table-cell>
          <table:table-cell office:value-type="float" office:value="0.0433603" calcext:value-type="float">
            <text:p>0.0433603</text:p>
          </table:table-cell>
          <table:table-cell office:value-type="float" office:value="0.0442829" calcext:value-type="float">
            <text:p>0.0442829</text:p>
          </table:table-cell>
          <table:table-cell office:value-type="float" office:value="0.0447257" calcext:value-type="float">
            <text:p>0.0447257</text:p>
          </table:table-cell>
          <table:table-cell office:value-type="float" office:value="0.0468845" calcext:value-type="float">
            <text:p>0.0468845</text:p>
          </table:table-cell>
          <table:table-cell office:value-type="float" office:value="0.0491725" calcext:value-type="float">
            <text:p>0.0491725</text:p>
          </table:table-cell>
          <table:table-cell office:value-type="float" office:value="0.0496337" calcext:value-type="float">
            <text:p>0.0496337</text:p>
          </table:table-cell>
          <table:table-cell office:value-type="float" office:value="0.0521062" calcext:value-type="float">
            <text:p>0.0521062</text:p>
          </table:table-cell>
          <table:table-cell office:value-type="float" office:value="0.051977" calcext:value-type="float">
            <text:p>0.051977</text:p>
          </table:table-cell>
          <table:table-cell office:value-type="float" office:value="0.0537484" calcext:value-type="float">
            <text:p>0.0537484</text:p>
          </table:table-cell>
          <table:table-cell office:value-type="float" office:value="0.0528812" calcext:value-type="float">
            <text:p>0.0528812</text:p>
          </table:table-cell>
          <table:table-cell office:value-type="float" office:value="0.0547078" calcext:value-type="float">
            <text:p>0.0547078</text:p>
          </table:table-cell>
          <table:table-cell office:value-type="float" office:value="0.0561101" calcext:value-type="float">
            <text:p>0.0561101</text:p>
          </table:table-cell>
          <table:table-cell office:value-type="float" office:value="0.0551691" calcext:value-type="float">
            <text:p>0.0551691</text:p>
          </table:table-cell>
          <table:table-cell office:value-type="float" office:value="0.054837" calcext:value-type="float">
            <text:p>0.054837</text:p>
          </table:table-cell>
          <table:table-cell office:value-type="float" office:value="0.0513682" calcext:value-type="float">
            <text:p>0.0513682</text:p>
          </table:table-cell>
          <table:table-cell office:value-type="float" office:value="0.0503718" calcext:value-type="float">
            <text:p>0.0503718</text:p>
          </table:table-cell>
          <table:table-cell office:value-type="float" office:value="0.049726" calcext:value-type="float">
            <text:p>0.049726</text:p>
          </table:table-cell>
          <table:table-cell office:value-type="float" office:value="0.0453531" calcext:value-type="float">
            <text:p>0.0453531</text:p>
          </table:table-cell>
          <table:table-cell office:value-type="float" office:value="0.0440984" calcext:value-type="float">
            <text:p>0.0440984</text:p>
          </table:table-cell>
          <table:table-cell office:value-type="float" office:value="0.0413492" calcext:value-type="float">
            <text:p>0.0413492</text:p>
          </table:table-cell>
          <table:table-cell office:value-type="float" office:value="0.0360168" calcext:value-type="float">
            <text:p>0.0360168</text:p>
          </table:table-cell>
          <table:table-cell office:value-type="float" office:value="0.0324926" calcext:value-type="float">
            <text:p>0.0324926</text:p>
          </table:table-cell>
          <table:table-cell office:value-type="float" office:value="0.0285625" calcext:value-type="float">
            <text:p>0.0285625</text:p>
          </table:table-cell>
          <table:table-cell office:value-type="float" office:value="0.0228979" calcext:value-type="float">
            <text:p>0.0228979</text:p>
          </table:table-cell>
          <table:table-cell office:value-type="float" office:value="0.0185619" calcext:value-type="float">
            <text:p>0.0185619</text:p>
          </table:table-cell>
          <table:table-cell office:value-type="float" office:value="0.0139676" calcext:value-type="float">
            <text:p>0.0139676</text:p>
          </table:table-cell>
          <table:table-cell office:value-type="float" office:value="0.00832149" calcext:value-type="float">
            <text:p>0.00832149</text:p>
          </table:table-cell>
          <table:table-cell office:value-type="float" office:value="0.00267542" calcext:value-type="float">
            <text:p>0.00267542</text:p>
          </table:table-cell>
          <table:table-cell table:formula="of:=SUM([.Q43:.BI43])" office:value-type="float" office:value="1.72192201" calcext:value-type="float">
            <text:p>1.72192201</text:p>
          </table:table-cell>
        </table:table-row>
        <table:table-row table:style-name="ro1">
          <table:table-cell office:value-type="float" office:value="2.6125" calcext:value-type="float">
            <text:p>2.6125</text:p>
          </table:table-cell>
          <table:table-cell office:value-type="float" office:value="0.0508276" calcext:value-type="float">
            <text:p>0.0508276</text:p>
          </table:table-cell>
          <table:table-cell office:value-type="float" office:value="0.0489855" calcext:value-type="float">
            <text:p>0.0489855</text:p>
          </table:table-cell>
          <table:table-cell office:value-type="float" office:value="0.0469147" calcext:value-type="float">
            <text:p>0.0469147</text:p>
          </table:table-cell>
          <table:table-cell office:value-type="float" office:value="0.0459197" calcext:value-type="float">
            <text:p>0.0459197</text:p>
          </table:table-cell>
          <table:table-cell office:value-type="float" office:value="0.0441716" calcext:value-type="float">
            <text:p>0.0441716</text:p>
          </table:table-cell>
          <table:table-cell office:value-type="float" office:value="0.0418588" calcext:value-type="float">
            <text:p>0.0418588</text:p>
          </table:table-cell>
          <table:table-cell office:value-type="float" office:value="0.0422622" calcext:value-type="float">
            <text:p>0.0422622</text:p>
          </table:table-cell>
          <table:table-cell office:value-type="float" office:value="0.039183" calcext:value-type="float">
            <text:p>0.039183</text:p>
          </table:table-cell>
          <table:table-cell office:value-type="float" office:value="0.0368702" calcext:value-type="float">
            <text:p>0.0368702</text:p>
          </table:table-cell>
          <table:table-cell office:value-type="float" office:value="0.0382552" calcext:value-type="float">
            <text:p>0.0382552</text:p>
          </table:table-cell>
          <table:table-cell office:value-type="float" office:value="0.0349608" calcext:value-type="float">
            <text:p>0.0349608</text:p>
          </table:table-cell>
          <table:table-cell office:value-type="float" office:value="0.0340464" calcext:value-type="float">
            <text:p>0.0340464</text:p>
          </table:table-cell>
          <table:table-cell office:value-type="float" office:value="0.0327152" calcext:value-type="float">
            <text:p>0.0327152</text:p>
          </table:table-cell>
          <table:table-cell office:value-type="float" office:value="0.0321505" calcext:value-type="float">
            <text:p>0.0321505</text:p>
          </table:table-cell>
          <table:table-cell office:value-type="float" office:value="0.0326346" calcext:value-type="float">
            <text:p>0.0326346</text:p>
          </table:table-cell>
          <table:table-cell office:value-type="float" office:value="0.0313168" calcext:value-type="float">
            <text:p>0.0313168</text:p>
          </table:table-cell>
          <table:table-cell office:value-type="float" office:value="0.0304428" calcext:value-type="float">
            <text:p>0.0304428</text:p>
          </table:table-cell>
          <table:table-cell office:value-type="float" office:value="0.0306041" calcext:value-type="float">
            <text:p>0.0306041</text:p>
          </table:table-cell>
          <table:table-cell office:value-type="float" office:value="0.0300394" calcext:value-type="float">
            <text:p>0.0300394</text:p>
          </table:table-cell>
          <table:table-cell office:value-type="float" office:value="0.0302814" calcext:value-type="float">
            <text:p>0.0302814</text:p>
          </table:table-cell>
          <table:table-cell office:value-type="float" office:value="0.0312092" calcext:value-type="float">
            <text:p>0.0312092</text:p>
          </table:table-cell>
          <table:table-cell office:value-type="float" office:value="0.0305638" calcext:value-type="float">
            <text:p>0.0305638</text:p>
          </table:table-cell>
          <table:table-cell office:value-type="float" office:value="0.0324732" calcext:value-type="float">
            <text:p>0.0324732</text:p>
          </table:table-cell>
          <table:table-cell office:value-type="float" office:value="0.0320564" calcext:value-type="float">
            <text:p>0.0320564</text:p>
          </table:table-cell>
          <table:table-cell office:value-type="float" office:value="0.033038" calcext:value-type="float">
            <text:p>0.033038</text:p>
          </table:table-cell>
          <table:table-cell office:value-type="float" office:value="0.0331724" calcext:value-type="float">
            <text:p>0.0331724</text:p>
          </table:table-cell>
          <table:table-cell office:value-type="float" office:value="0.0352701" calcext:value-type="float">
            <text:p>0.0352701</text:p>
          </table:table-cell>
          <table:table-cell office:value-type="float" office:value="0.0355659" calcext:value-type="float">
            <text:p>0.0355659</text:p>
          </table:table-cell>
          <table:table-cell office:value-type="float" office:value="0.0388468" calcext:value-type="float">
            <text:p>0.0388468</text:p>
          </table:table-cell>
          <table:table-cell office:value-type="float" office:value="0.038309" calcext:value-type="float">
            <text:p>0.038309</text:p>
          </table:table-cell>
          <table:table-cell office:value-type="float" office:value="0.0405276" calcext:value-type="float">
            <text:p>0.0405276</text:p>
          </table:table-cell>
          <table:table-cell office:value-type="float" office:value="0.0410924" calcext:value-type="float">
            <text:p>0.0410924</text:p>
          </table:table-cell>
          <table:table-cell office:value-type="float" office:value="0.0427194" calcext:value-type="float">
            <text:p>0.0427194</text:p>
          </table:table-cell>
          <table:table-cell office:value-type="float" office:value="0.044575" calcext:value-type="float">
            <text:p>0.044575</text:p>
          </table:table-cell>
          <table:table-cell office:value-type="float" office:value="0.0467399" calcext:value-type="float">
            <text:p>0.0467399</text:p>
          </table:table-cell>
          <table:table-cell office:value-type="float" office:value="0.0471433" calcext:value-type="float">
            <text:p>0.0471433</text:p>
          </table:table-cell>
          <table:table-cell office:value-type="float" office:value="0.0489451" calcext:value-type="float">
            <text:p>0.0489451</text:p>
          </table:table-cell>
          <table:table-cell office:value-type="float" office:value="0.0508411" calcext:value-type="float">
            <text:p>0.0508411</text:p>
          </table:table-cell>
          <table:table-cell office:value-type="float" office:value="0.0524681" calcext:value-type="float">
            <text:p>0.0524681</text:p>
          </table:table-cell>
          <table:table-cell office:value-type="float" office:value="0.0540548" calcext:value-type="float">
            <text:p>0.0540548</text:p>
          </table:table-cell>
          <table:table-cell office:value-type="float" office:value="0.0527101" calcext:value-type="float">
            <text:p>0.0527101</text:p>
          </table:table-cell>
          <table:table-cell office:value-type="float" office:value="0.0561659" calcext:value-type="float">
            <text:p>0.0561659</text:p>
          </table:table-cell>
          <table:table-cell office:value-type="float" office:value="0.052495" calcext:value-type="float">
            <text:p>0.052495</text:p>
          </table:table-cell>
          <table:table-cell office:value-type="float" office:value="0.0561524" calcext:value-type="float">
            <text:p>0.0561524</text:p>
          </table:table-cell>
          <table:table-cell office:value-type="float" office:value="0.0539607" calcext:value-type="float">
            <text:p>0.0539607</text:p>
          </table:table-cell>
          <table:table-cell office:value-type="float" office:value="0.0544851" calcext:value-type="float">
            <text:p>0.0544851</text:p>
          </table:table-cell>
          <table:table-cell office:value-type="float" office:value="0.053006" calcext:value-type="float">
            <text:p>0.053006</text:p>
          </table:table-cell>
          <table:table-cell office:value-type="float" office:value="0.052495" calcext:value-type="float">
            <text:p>0.052495</text:p>
          </table:table-cell>
          <table:table-cell office:value-type="float" office:value="0.0478963" calcext:value-type="float">
            <text:p>0.0478963</text:p>
          </table:table-cell>
          <table:table-cell office:value-type="float" office:value="0.0465382" calcext:value-type="float">
            <text:p>0.0465382</text:p>
          </table:table-cell>
          <table:table-cell office:value-type="float" office:value="0.0443464" calcext:value-type="float">
            <text:p>0.0443464</text:p>
          </table:table-cell>
          <table:table-cell office:value-type="float" office:value="0.040178" calcext:value-type="float">
            <text:p>0.040178</text:p>
          </table:table-cell>
          <table:table-cell office:value-type="float" office:value="0.0386586" calcext:value-type="float">
            <text:p>0.0386586</text:p>
          </table:table-cell>
          <table:table-cell office:value-type="float" office:value="0.0323522" calcext:value-type="float">
            <text:p>0.0323522</text:p>
          </table:table-cell>
          <table:table-cell office:value-type="float" office:value="0.0288561" calcext:value-type="float">
            <text:p>0.0288561</text:p>
          </table:table-cell>
          <table:table-cell office:value-type="float" office:value="0.0236254" calcext:value-type="float">
            <text:p>0.0236254</text:p>
          </table:table-cell>
          <table:table-cell office:value-type="float" office:value="0.0192688" calcext:value-type="float">
            <text:p>0.0192688</text:p>
          </table:table-cell>
          <table:table-cell office:value-type="float" office:value="0.013554" calcext:value-type="float">
            <text:p>0.013554</text:p>
          </table:table-cell>
          <table:table-cell office:value-type="float" office:value="0.00820234" calcext:value-type="float">
            <text:p>0.00820234</text:p>
          </table:table-cell>
          <table:table-cell office:value-type="float" office:value="0.00276997" calcext:value-type="float">
            <text:p>0.00276997</text:p>
          </table:table-cell>
          <table:table-cell table:formula="of:=SUM([.Q44:.BI44])" office:value-type="float" office:value="1.74001251" calcext:value-type="float">
            <text:p>1.74001251</text:p>
          </table:table-cell>
        </table:table-row>
        <table:table-row table:style-name="ro1">
          <table:table-cell office:value-type="float" office:value="2.671875" calcext:value-type="float">
            <text:p>2.671875</text:p>
          </table:table-cell>
          <table:table-cell office:value-type="float" office:value="0.0507701" calcext:value-type="float">
            <text:p>0.0507701</text:p>
          </table:table-cell>
          <table:table-cell office:value-type="float" office:value="0.0490599" calcext:value-type="float">
            <text:p>0.0490599</text:p>
          </table:table-cell>
          <table:table-cell office:value-type="float" office:value="0.0482807" calcext:value-type="float">
            <text:p>0.0482807</text:p>
          </table:table-cell>
          <table:table-cell office:value-type="float" office:value="0.0474711" calcext:value-type="float">
            <text:p>0.0474711</text:p>
          </table:table-cell>
          <table:table-cell office:value-type="float" office:value="0.0449817" calcext:value-type="float">
            <text:p>0.0449817</text:p>
          </table:table-cell>
          <table:table-cell office:value-type="float" office:value="0.0428869" calcext:value-type="float">
            <text:p>0.0428869</text:p>
          </table:table-cell>
          <table:table-cell office:value-type="float" office:value="0.0422393" calcext:value-type="float">
            <text:p>0.0422393</text:p>
          </table:table-cell>
          <table:table-cell office:value-type="float" office:value="0.040863" calcext:value-type="float">
            <text:p>0.040863</text:p>
          </table:table-cell>
          <table:table-cell office:value-type="float" office:value="0.0392135" calcext:value-type="float">
            <text:p>0.0392135</text:p>
          </table:table-cell>
          <table:table-cell office:value-type="float" office:value="0.0379486" calcext:value-type="float">
            <text:p>0.0379486</text:p>
          </table:table-cell>
          <table:table-cell office:value-type="float" office:value="0.0364104" calcext:value-type="float">
            <text:p>0.0364104</text:p>
          </table:table-cell>
          <table:table-cell office:value-type="float" office:value="0.0346799" calcext:value-type="float">
            <text:p>0.0346799</text:p>
          </table:table-cell>
          <table:table-cell office:value-type="float" office:value="0.0343358" calcext:value-type="float">
            <text:p>0.0343358</text:p>
          </table:table-cell>
          <table:table-cell office:value-type="float" office:value="0.0320994" calcext:value-type="float">
            <text:p>0.0320994</text:p>
          </table:table-cell>
          <table:table-cell office:value-type="float" office:value="0.0312089" calcext:value-type="float">
            <text:p>0.0312089</text:p>
          </table:table-cell>
          <table:table-cell office:value-type="float" office:value="0.0320488" calcext:value-type="float">
            <text:p>0.0320488</text:p>
          </table:table-cell>
          <table:table-cell office:value-type="float" office:value="0.0307737" calcext:value-type="float">
            <text:p>0.0307737</text:p>
          </table:table-cell>
          <table:table-cell office:value-type="float" office:value="0.029863" calcext:value-type="float">
            <text:p>0.029863</text:p>
          </table:table-cell>
          <table:table-cell office:value-type="float" office:value="0.0306017" calcext:value-type="float">
            <text:p>0.0306017</text:p>
          </table:table-cell>
          <table:table-cell office:value-type="float" office:value="0.0308243" calcext:value-type="float">
            <text:p>0.0308243</text:p>
          </table:table-cell>
          <table:table-cell office:value-type="float" office:value="0.0306928" calcext:value-type="float">
            <text:p>0.0306928</text:p>
          </table:table-cell>
          <table:table-cell office:value-type="float" office:value="0.0309964" calcext:value-type="float">
            <text:p>0.0309964</text:p>
          </table:table-cell>
          <table:table-cell office:value-type="float" office:value="0.0317452" calcext:value-type="float">
            <text:p>0.0317452</text:p>
          </table:table-cell>
          <table:table-cell office:value-type="float" office:value="0.0326358" calcext:value-type="float">
            <text:p>0.0326358</text:p>
          </table:table-cell>
          <table:table-cell office:value-type="float" office:value="0.0340323" calcext:value-type="float">
            <text:p>0.0340323</text:p>
          </table:table-cell>
          <table:table-cell office:value-type="float" office:value="0.0341233" calcext:value-type="float">
            <text:p>0.0341233</text:p>
          </table:table-cell>
          <table:table-cell office:value-type="float" office:value="0.0359449" calcext:value-type="float">
            <text:p>0.0359449</text:p>
          </table:table-cell>
          <table:table-cell office:value-type="float" office:value="0.0357324" calcext:value-type="float">
            <text:p>0.0357324</text:p>
          </table:table-cell>
          <table:table-cell office:value-type="float" office:value="0.0381611" calcext:value-type="float">
            <text:p>0.0381611</text:p>
          </table:table-cell>
          <table:table-cell office:value-type="float" office:value="0.0399118" calcext:value-type="float">
            <text:p>0.0399118</text:p>
          </table:table-cell>
          <table:table-cell office:value-type="float" office:value="0.0406302" calcext:value-type="float">
            <text:p>0.0406302</text:p>
          </table:table-cell>
          <table:table-cell office:value-type="float" office:value="0.041966" calcext:value-type="float">
            <text:p>0.041966</text:p>
          </table:table-cell>
          <table:table-cell office:value-type="float" office:value="0.0426845" calcext:value-type="float">
            <text:p>0.0426845</text:p>
          </table:table-cell>
          <table:table-cell office:value-type="float" office:value="0.04484" calcext:value-type="float">
            <text:p>0.04484</text:p>
          </table:table-cell>
          <table:table-cell office:value-type="float" office:value="0.0471979" calcext:value-type="float">
            <text:p>0.0471979</text:p>
          </table:table-cell>
          <table:table-cell office:value-type="float" office:value="0.0480682" calcext:value-type="float">
            <text:p>0.0480682</text:p>
          </table:table-cell>
          <table:table-cell office:value-type="float" office:value="0.0501224" calcext:value-type="float">
            <text:p>0.0501224</text:p>
          </table:table-cell>
          <table:table-cell office:value-type="float" office:value="0.0511951" calcext:value-type="float">
            <text:p>0.0511951</text:p>
          </table:table-cell>
          <table:table-cell office:value-type="float" office:value="0.0517922" calcext:value-type="float">
            <text:p>0.0517922</text:p>
          </table:table-cell>
          <table:table-cell office:value-type="float" office:value="0.0520553" calcext:value-type="float">
            <text:p>0.0520553</text:p>
          </table:table-cell>
          <table:table-cell office:value-type="float" office:value="0.0535328" calcext:value-type="float">
            <text:p>0.0535328</text:p>
          </table:table-cell>
          <table:table-cell office:value-type="float" office:value="0.0548584" calcext:value-type="float">
            <text:p>0.0548584</text:p>
          </table:table-cell>
          <table:table-cell office:value-type="float" office:value="0.0555162" calcext:value-type="float">
            <text:p>0.0555162</text:p>
          </table:table-cell>
          <table:table-cell office:value-type="float" office:value="0.0552936" calcext:value-type="float">
            <text:p>0.0552936</text:p>
          </table:table-cell>
          <table:table-cell office:value-type="float" office:value="0.053725" calcext:value-type="float">
            <text:p>0.053725</text:p>
          </table:table-cell>
          <table:table-cell office:value-type="float" office:value="0.0532696" calcext:value-type="float">
            <text:p>0.0532696</text:p>
          </table:table-cell>
          <table:table-cell office:value-type="float" office:value="0.0531381" calcext:value-type="float">
            <text:p>0.0531381</text:p>
          </table:table-cell>
          <table:table-cell office:value-type="float" office:value="0.0507701" calcext:value-type="float">
            <text:p>0.0507701</text:p>
          </table:table-cell>
          <table:table-cell office:value-type="float" office:value="0.0489688" calcext:value-type="float">
            <text:p>0.0489688</text:p>
          </table:table-cell>
          <table:table-cell office:value-type="float" office:value="0.047461" calcext:value-type="float">
            <text:p>0.047461</text:p>
          </table:table-cell>
          <table:table-cell office:value-type="float" office:value="0.0445567" calcext:value-type="float">
            <text:p>0.0445567</text:p>
          </table:table-cell>
          <table:table-cell office:value-type="float" office:value="0.041288" calcext:value-type="float">
            <text:p>0.041288</text:p>
          </table:table-cell>
          <table:table-cell office:value-type="float" office:value="0.036633" calcext:value-type="float">
            <text:p>0.036633</text:p>
          </table:table-cell>
          <table:table-cell office:value-type="float" office:value="0.0332834" calcext:value-type="float">
            <text:p>0.0332834</text:p>
          </table:table-cell>
          <table:table-cell office:value-type="float" office:value="0.0285272" calcext:value-type="float">
            <text:p>0.0285272</text:p>
          </table:table-cell>
          <table:table-cell office:value-type="float" office:value="0.0237305" calcext:value-type="float">
            <text:p>0.0237305</text:p>
          </table:table-cell>
          <table:table-cell office:value-type="float" office:value="0.017426" calcext:value-type="float">
            <text:p>0.017426</text:p>
          </table:table-cell>
          <table:table-cell office:value-type="float" office:value="0.0127406" calcext:value-type="float">
            <text:p>0.0127406</text:p>
          </table:table-cell>
          <table:table-cell office:value-type="float" office:value="0.00791354" calcext:value-type="float">
            <text:p>0.00791354</text:p>
          </table:table-cell>
          <table:table-cell office:value-type="float" office:value="0.0025299" calcext:value-type="float">
            <text:p>0.0025299</text:p>
          </table:table-cell>
          <table:table-cell table:formula="of:=SUM([.Q45:.BI45])" office:value-type="float" office:value="1.74380174" calcext:value-type="float">
            <text:p>1.74380174</text:p>
          </table:table-cell>
        </table:table-row>
        <table:table-row table:style-name="ro1">
          <table:table-cell office:value-type="float" office:value="2.73125" calcext:value-type="float">
            <text:p>2.73125</text:p>
          </table:table-cell>
          <table:table-cell office:value-type="float" office:value="0.0530434" calcext:value-type="float">
            <text:p>0.0530434</text:p>
          </table:table-cell>
          <table:table-cell office:value-type="float" office:value="0.0508769" calcext:value-type="float">
            <text:p>0.0508769</text:p>
          </table:table-cell>
          <table:table-cell office:value-type="float" office:value="0.0489723" calcext:value-type="float">
            <text:p>0.0489723</text:p>
          </table:table-cell>
          <table:table-cell office:value-type="float" office:value="0.0471947" calcext:value-type="float">
            <text:p>0.0471947</text:p>
          </table:table-cell>
          <table:table-cell office:value-type="float" office:value="0.0447584" calcext:value-type="float">
            <text:p>0.0447584</text:p>
          </table:table-cell>
          <table:table-cell office:value-type="float" office:value="0.0438775" calcext:value-type="float">
            <text:p>0.0438775</text:p>
          </table:table-cell>
          <table:table-cell office:value-type="float" office:value="0.0408222" calcext:value-type="float">
            <text:p>0.0408222</text:p>
          </table:table-cell>
          <table:table-cell office:value-type="float" office:value="0.0409412" calcext:value-type="float">
            <text:p>0.0409412</text:p>
          </table:table-cell>
          <table:table-cell office:value-type="float" office:value="0.0390921" calcext:value-type="float">
            <text:p>0.0390921</text:p>
          </table:table-cell>
          <table:table-cell office:value-type="float" office:value="0.0377351" calcext:value-type="float">
            <text:p>0.0377351</text:p>
          </table:table-cell>
          <table:table-cell office:value-type="float" office:value="0.0369971" calcext:value-type="float">
            <text:p>0.0369971</text:p>
          </table:table-cell>
          <table:table-cell office:value-type="float" office:value="0.0351639" calcext:value-type="float">
            <text:p>0.0351639</text:p>
          </table:table-cell>
          <table:table-cell office:value-type="float" office:value="0.0347988" calcext:value-type="float">
            <text:p>0.0347988</text:p>
          </table:table-cell>
          <table:table-cell office:value-type="float" office:value="0.03391" calcext:value-type="float">
            <text:p>0.03391</text:p>
          </table:table-cell>
          <table:table-cell office:value-type="float" office:value="0.0321482" calcext:value-type="float">
            <text:p>0.0321482</text:p>
          </table:table-cell>
          <table:table-cell office:value-type="float" office:value="0.0322038" calcext:value-type="float">
            <text:p>0.0322038</text:p>
          </table:table-cell>
          <table:table-cell office:value-type="float" office:value="0.031807" calcext:value-type="float">
            <text:p>0.031807</text:p>
          </table:table-cell>
          <table:table-cell office:value-type="float" office:value="0.0309658" calcext:value-type="float">
            <text:p>0.0309658</text:p>
          </table:table-cell>
          <table:table-cell office:value-type="float" office:value="0.0303627" calcext:value-type="float">
            <text:p>0.0303627</text:p>
          </table:table-cell>
          <table:table-cell office:value-type="float" office:value="0.0316086" calcext:value-type="float">
            <text:p>0.0316086</text:p>
          </table:table-cell>
          <table:table-cell office:value-type="float" office:value="0.0311801" calcext:value-type="float">
            <text:p>0.0311801</text:p>
          </table:table-cell>
          <table:table-cell office:value-type="float" office:value="0.0314816" calcext:value-type="float">
            <text:p>0.0314816</text:p>
          </table:table-cell>
          <table:table-cell office:value-type="float" office:value="0.0314975" calcext:value-type="float">
            <text:p>0.0314975</text:p>
          </table:table-cell>
          <table:table-cell office:value-type="float" office:value="0.0323784" calcext:value-type="float">
            <text:p>0.0323784</text:p>
          </table:table-cell>
          <table:table-cell office:value-type="float" office:value="0.0329022" calcext:value-type="float">
            <text:p>0.0329022</text:p>
          </table:table-cell>
          <table:table-cell office:value-type="float" office:value="0.0344338" calcext:value-type="float">
            <text:p>0.0344338</text:p>
          </table:table-cell>
          <table:table-cell office:value-type="float" office:value="0.0349179" calcext:value-type="float">
            <text:p>0.0349179</text:p>
          </table:table-cell>
          <table:table-cell office:value-type="float" office:value="0.0361559" calcext:value-type="float">
            <text:p>0.0361559</text:p>
          </table:table-cell>
          <table:table-cell office:value-type="float" office:value="0.0379414" calcext:value-type="float">
            <text:p>0.0379414</text:p>
          </table:table-cell>
          <table:table-cell office:value-type="float" office:value="0.0392985" calcext:value-type="float">
            <text:p>0.0392985</text:p>
          </table:table-cell>
          <table:table-cell office:value-type="float" office:value="0.0408777" calcext:value-type="float">
            <text:p>0.0408777</text:p>
          </table:table-cell>
          <table:table-cell office:value-type="float" office:value="0.0427585" calcext:value-type="float">
            <text:p>0.0427585</text:p>
          </table:table-cell>
          <table:table-cell office:value-type="float" office:value="0.0434807" calcext:value-type="float">
            <text:p>0.0434807</text:p>
          </table:table-cell>
          <table:table-cell office:value-type="float" office:value="0.0457345" calcext:value-type="float">
            <text:p>0.0457345</text:p>
          </table:table-cell>
          <table:table-cell office:value-type="float" office:value="0.0465598" calcext:value-type="float">
            <text:p>0.0465598</text:p>
          </table:table-cell>
          <table:table-cell office:value-type="float" office:value="0.0490755" calcext:value-type="float">
            <text:p>0.0490755</text:p>
          </table:table-cell>
          <table:table-cell office:value-type="float" office:value="0.0499564" calcext:value-type="float">
            <text:p>0.0499564</text:p>
          </table:table-cell>
          <table:table-cell office:value-type="float" office:value="0.0512182" calcext:value-type="float">
            <text:p>0.0512182</text:p>
          </table:table-cell>
          <table:table-cell office:value-type="float" office:value="0.0521467" calcext:value-type="float">
            <text:p>0.0521467</text:p>
          </table:table-cell>
          <table:table-cell office:value-type="float" office:value="0.0527418" calcext:value-type="float">
            <text:p>0.0527418</text:p>
          </table:table-cell>
          <table:table-cell office:value-type="float" office:value="0.0546068" calcext:value-type="float">
            <text:p>0.0546068</text:p>
          </table:table-cell>
          <table:table-cell office:value-type="float" office:value="0.0542735" calcext:value-type="float">
            <text:p>0.0542735</text:p>
          </table:table-cell>
          <table:table-cell office:value-type="float" office:value="0.0551623" calcext:value-type="float">
            <text:p>0.0551623</text:p>
          </table:table-cell>
          <table:table-cell office:value-type="float" office:value="0.0548925" calcext:value-type="float">
            <text:p>0.0548925</text:p>
          </table:table-cell>
          <table:table-cell office:value-type="float" office:value="0.0548766" calcext:value-type="float">
            <text:p>0.0548766</text:p>
          </table:table-cell>
          <table:table-cell office:value-type="float" office:value="0.0548449" calcext:value-type="float">
            <text:p>0.0548449</text:p>
          </table:table-cell>
          <table:table-cell office:value-type="float" office:value="0.0532577" calcext:value-type="float">
            <text:p>0.0532577</text:p>
          </table:table-cell>
          <table:table-cell office:value-type="float" office:value="0.0508214" calcext:value-type="float">
            <text:p>0.0508214</text:p>
          </table:table-cell>
          <table:table-cell office:value-type="float" office:value="0.0485596" calcext:value-type="float">
            <text:p>0.0485596</text:p>
          </table:table-cell>
          <table:table-cell office:value-type="float" office:value="0.047528" calcext:value-type="float">
            <text:p>0.047528</text:p>
          </table:table-cell>
          <table:table-cell office:value-type="float" office:value="0.0432029" calcext:value-type="float">
            <text:p>0.0432029</text:p>
          </table:table-cell>
          <table:table-cell office:value-type="float" office:value="0.0400921" calcext:value-type="float">
            <text:p>0.0400921</text:p>
          </table:table-cell>
          <table:table-cell office:value-type="float" office:value="0.0364733" calcext:value-type="float">
            <text:p>0.0364733</text:p>
          </table:table-cell>
          <table:table-cell office:value-type="float" office:value="0.0327831" calcext:value-type="float">
            <text:p>0.0327831</text:p>
          </table:table-cell>
          <table:table-cell office:value-type="float" office:value="0.0284581" calcext:value-type="float">
            <text:p>0.0284581</text:p>
          </table:table-cell>
          <table:table-cell office:value-type="float" office:value="0.0237918" calcext:value-type="float">
            <text:p>0.0237918</text:p>
          </table:table-cell>
          <table:table-cell office:value-type="float" office:value="0.0185223" calcext:value-type="float">
            <text:p>0.0185223</text:p>
          </table:table-cell>
          <table:table-cell office:value-type="float" office:value="0.0135942" calcext:value-type="float">
            <text:p>0.0135942</text:p>
          </table:table-cell>
          <table:table-cell office:value-type="float" office:value="0.00880882" calcext:value-type="float">
            <text:p>0.00880882</text:p>
          </table:table-cell>
          <table:table-cell office:value-type="float" office:value="0.00274581" calcext:value-type="float">
            <text:p>0.00274581</text:p>
          </table:table-cell>
          <table:table-cell table:formula="of:=SUM([.Q46:.BI46])" office:value-type="float" office:value="1.75098073" calcext:value-type="float">
            <text:p>1.75098073</text:p>
          </table:table-cell>
        </table:table-row>
        <table:table-row table:style-name="ro1">
          <table:table-cell office:value-type="float" office:value="2.790625" calcext:value-type="float">
            <text:p>2.790625</text:p>
          </table:table-cell>
          <table:table-cell office:value-type="float" office:value="0.0537236" calcext:value-type="float">
            <text:p>0.0537236</text:p>
          </table:table-cell>
          <table:table-cell office:value-type="float" office:value="0.0518851" calcext:value-type="float">
            <text:p>0.0518851</text:p>
          </table:table-cell>
          <table:table-cell office:value-type="float" office:value="0.0509464" calcext:value-type="float">
            <text:p>0.0509464</text:p>
          </table:table-cell>
          <table:table-cell office:value-type="float" office:value="0.0481563" calcext:value-type="float">
            <text:p>0.0481563</text:p>
          </table:table-cell>
          <table:table-cell office:value-type="float" office:value="0.0467387" calcext:value-type="float">
            <text:p>0.0467387</text:p>
          </table:table-cell>
          <table:table-cell office:value-type="float" office:value="0.0446283" calcext:value-type="float">
            <text:p>0.0446283</text:p>
          </table:table-cell>
          <table:table-cell office:value-type="float" office:value="0.042628" calcext:value-type="float">
            <text:p>0.042628</text:p>
          </table:table-cell>
          <table:table-cell office:value-type="float" office:value="0.0416052" calcext:value-type="float">
            <text:p>0.0416052</text:p>
          </table:table-cell>
          <table:table-cell office:value-type="float" office:value="0.0401422" calcext:value-type="float">
            <text:p>0.0401422</text:p>
          </table:table-cell>
          <table:table-cell office:value-type="float" office:value="0.0388992" calcext:value-type="float">
            <text:p>0.0388992</text:p>
          </table:table-cell>
          <table:table-cell office:value-type="float" office:value="0.036627" calcext:value-type="float">
            <text:p>0.036627</text:p>
          </table:table-cell>
          <table:table-cell office:value-type="float" office:value="0.0357337" calcext:value-type="float">
            <text:p>0.0357337</text:p>
          </table:table-cell>
          <table:table-cell office:value-type="float" office:value="0.0344455" calcext:value-type="float">
            <text:p>0.0344455</text:p>
          </table:table-cell>
          <table:table-cell office:value-type="float" office:value="0.0332285" calcext:value-type="float">
            <text:p>0.0332285</text:p>
          </table:table-cell>
          <table:table-cell office:value-type="float" office:value="0.0331184" calcext:value-type="float">
            <text:p>0.0331184</text:p>
          </table:table-cell>
          <table:table-cell office:value-type="float" office:value="0.0314288" calcext:value-type="float">
            <text:p>0.0314288</text:p>
          </table:table-cell>
          <table:table-cell office:value-type="float" office:value="0.0318367" calcext:value-type="float">
            <text:p>0.0318367</text:p>
          </table:table-cell>
          <table:table-cell office:value-type="float" office:value="0.0315712" calcext:value-type="float">
            <text:p>0.0315712</text:p>
          </table:table-cell>
          <table:table-cell office:value-type="float" office:value="0.0308138" calcext:value-type="float">
            <text:p>0.0308138</text:p>
          </table:table-cell>
          <table:table-cell office:value-type="float" office:value="0.0307167" calcext:value-type="float">
            <text:p>0.0307167</text:p>
          </table:table-cell>
          <table:table-cell office:value-type="float" office:value="0.0313511" calcext:value-type="float">
            <text:p>0.0313511</text:p>
          </table:table-cell>
          <table:table-cell office:value-type="float" office:value="0.0320503" calcext:value-type="float">
            <text:p>0.0320503</text:p>
          </table:table-cell>
          <table:table-cell office:value-type="float" office:value="0.032374" calcext:value-type="float">
            <text:p>0.032374</text:p>
          </table:table-cell>
          <table:table-cell office:value-type="float" office:value="0.0325229" calcext:value-type="float">
            <text:p>0.0325229</text:p>
          </table:table-cell>
          <table:table-cell office:value-type="float" office:value="0.0328595" calcext:value-type="float">
            <text:p>0.0328595</text:p>
          </table:table-cell>
          <table:table-cell office:value-type="float" office:value="0.0346267" calcext:value-type="float">
            <text:p>0.0346267</text:p>
          </table:table-cell>
          <table:table-cell office:value-type="float" office:value="0.0360639" calcext:value-type="float">
            <text:p>0.0360639</text:p>
          </table:table-cell>
          <table:table-cell office:value-type="float" office:value="0.036627" calcext:value-type="float">
            <text:p>0.036627</text:p>
          </table:table-cell>
          <table:table-cell office:value-type="float" office:value="0.0374233" calcext:value-type="float">
            <text:p>0.0374233</text:p>
          </table:table-cell>
          <table:table-cell office:value-type="float" office:value="0.0396825" calcext:value-type="float">
            <text:p>0.0396825</text:p>
          </table:table-cell>
          <table:table-cell office:value-type="float" office:value="0.0402457" calcext:value-type="float">
            <text:p>0.0402457</text:p>
          </table:table-cell>
          <table:table-cell office:value-type="float" office:value="0.0422331" calcext:value-type="float">
            <text:p>0.0422331</text:p>
          </table:table-cell>
          <table:table-cell office:value-type="float" office:value="0.0425438" calcext:value-type="float">
            <text:p>0.0425438</text:p>
          </table:table-cell>
          <table:table-cell office:value-type="float" office:value="0.0456058" calcext:value-type="float">
            <text:p>0.0456058</text:p>
          </table:table-cell>
          <table:table-cell office:value-type="float" office:value="0.0480139" calcext:value-type="float">
            <text:p>0.0480139</text:p>
          </table:table-cell>
          <table:table-cell office:value-type="float" office:value="0.0490821" calcext:value-type="float">
            <text:p>0.0490821</text:p>
          </table:table-cell>
          <table:table-cell office:value-type="float" office:value="0.0500855" calcext:value-type="float">
            <text:p>0.0500855</text:p>
          </table:table-cell>
          <table:table-cell office:value-type="float" office:value="0.0519628" calcext:value-type="float">
            <text:p>0.0519628</text:p>
          </table:table-cell>
          <table:table-cell office:value-type="float" office:value="0.0533546" calcext:value-type="float">
            <text:p>0.0533546</text:p>
          </table:table-cell>
          <table:table-cell office:value-type="float" office:value="0.0540343" calcext:value-type="float">
            <text:p>0.0540343</text:p>
          </table:table-cell>
          <table:table-cell office:value-type="float" office:value="0.0544227" calcext:value-type="float">
            <text:p>0.0544227</text:p>
          </table:table-cell>
          <table:table-cell office:value-type="float" office:value="0.054947" calcext:value-type="float">
            <text:p>0.054947</text:p>
          </table:table-cell>
          <table:table-cell office:value-type="float" office:value="0.0554261" calcext:value-type="float">
            <text:p>0.0554261</text:p>
          </table:table-cell>
          <table:table-cell office:value-type="float" office:value="0.0558922" calcext:value-type="float">
            <text:p>0.0558922</text:p>
          </table:table-cell>
          <table:table-cell office:value-type="float" office:value="0.0550312" calcext:value-type="float">
            <text:p>0.0550312</text:p>
          </table:table-cell>
          <table:table-cell office:value-type="float" office:value="0.0525907" calcext:value-type="float">
            <text:p>0.0525907</text:p>
          </table:table-cell>
          <table:table-cell office:value-type="float" office:value="0.0534646" calcext:value-type="float">
            <text:p>0.0534646</text:p>
          </table:table-cell>
          <table:table-cell office:value-type="float" office:value="0.0502861" calcext:value-type="float">
            <text:p>0.0502861</text:p>
          </table:table-cell>
          <table:table-cell office:value-type="float" office:value="0.0483052" calcext:value-type="float">
            <text:p>0.0483052</text:p>
          </table:table-cell>
          <table:table-cell office:value-type="float" office:value="0.0471141" calcext:value-type="float">
            <text:p>0.0471141</text:p>
          </table:table-cell>
          <table:table-cell office:value-type="float" office:value="0.0442593" calcext:value-type="float">
            <text:p>0.0442593</text:p>
          </table:table-cell>
          <table:table-cell office:value-type="float" office:value="0.0405241" calcext:value-type="float">
            <text:p>0.0405241</text:p>
          </table:table-cell>
          <table:table-cell office:value-type="float" office:value="0.0376434" calcext:value-type="float">
            <text:p>0.0376434</text:p>
          </table:table-cell>
          <table:table-cell office:value-type="float" office:value="0.0338111" calcext:value-type="float">
            <text:p>0.0338111</text:p>
          </table:table-cell>
          <table:table-cell office:value-type="float" office:value="0.0284769" calcext:value-type="float">
            <text:p>0.0284769</text:p>
          </table:table-cell>
          <table:table-cell office:value-type="float" office:value="0.024172" calcext:value-type="float">
            <text:p>0.024172</text:p>
          </table:table-cell>
          <table:table-cell office:value-type="float" office:value="0.0187149" calcext:value-type="float">
            <text:p>0.0187149</text:p>
          </table:table-cell>
          <table:table-cell office:value-type="float" office:value="0.013316" calcext:value-type="float">
            <text:p>0.013316</text:p>
          </table:table-cell>
          <table:table-cell office:value-type="float" office:value="0.00791061" calcext:value-type="float">
            <text:p>0.00791061</text:p>
          </table:table-cell>
          <table:table-cell office:value-type="float" office:value="0.00276418" calcext:value-type="float">
            <text:p>0.00276418</text:p>
          </table:table-cell>
          <table:table-cell table:formula="of:=SUM([.Q47:.BI47])" office:value-type="float" office:value="1.75818239" calcext:value-type="float">
            <text:p>1.75818239</text:p>
          </table:table-cell>
        </table:table-row>
        <table:table-row table:style-name="ro1">
          <table:table-cell office:value-type="float" office:value="2.85" calcext:value-type="float">
            <text:p>2.85</text:p>
          </table:table-cell>
          <table:table-cell office:value-type="float" office:value="0.0555937" calcext:value-type="float">
            <text:p>0.0555937</text:p>
          </table:table-cell>
          <table:table-cell office:value-type="float" office:value="0.0528125" calcext:value-type="float">
            <text:p>0.0528125</text:p>
          </table:table-cell>
          <table:table-cell office:value-type="float" office:value="0.0519187" calcext:value-type="float">
            <text:p>0.0519187</text:p>
          </table:table-cell>
          <table:table-cell office:value-type="float" office:value="0.0489313" calcext:value-type="float">
            <text:p>0.0489313</text:p>
          </table:table-cell>
          <table:table-cell office:value-type="float" office:value="0.047" calcext:value-type="float">
            <text:p>0.047</text:p>
          </table:table-cell>
          <table:table-cell office:value-type="float" office:value="0.0454875" calcext:value-type="float">
            <text:p>0.0454875</text:p>
          </table:table-cell>
          <table:table-cell office:value-type="float" office:value="0.0431812" calcext:value-type="float">
            <text:p>0.0431812</text:p>
          </table:table-cell>
          <table:table-cell office:value-type="float" office:value="0.0421125" calcext:value-type="float">
            <text:p>0.0421125</text:p>
          </table:table-cell>
          <table:table-cell office:value-type="float" office:value="0.0404313" calcext:value-type="float">
            <text:p>0.0404313</text:p>
          </table:table-cell>
          <table:table-cell office:value-type="float" office:value="0.0389875" calcext:value-type="float">
            <text:p>0.0389875</text:p>
          </table:table-cell>
          <table:table-cell office:value-type="float" office:value="0.0371688" calcext:value-type="float">
            <text:p>0.0371688</text:p>
          </table:table-cell>
          <table:table-cell office:value-type="float" office:value="0.0360875" calcext:value-type="float">
            <text:p>0.0360875</text:p>
          </table:table-cell>
          <table:table-cell office:value-type="float" office:value="0.0348125" calcext:value-type="float">
            <text:p>0.0348125</text:p>
          </table:table-cell>
          <table:table-cell office:value-type="float" office:value="0.0339563" calcext:value-type="float">
            <text:p>0.0339563</text:p>
          </table:table-cell>
          <table:table-cell office:value-type="float" office:value="0.0329438" calcext:value-type="float">
            <text:p>0.0329438</text:p>
          </table:table-cell>
          <table:table-cell office:value-type="float" office:value="0.0325563" calcext:value-type="float">
            <text:p>0.0325563</text:p>
          </table:table-cell>
          <table:table-cell office:value-type="float" office:value="0.0316625" calcext:value-type="float">
            <text:p>0.0316625</text:p>
          </table:table-cell>
          <table:table-cell office:value-type="float" office:value="0.0319188" calcext:value-type="float">
            <text:p>0.0319188</text:p>
          </table:table-cell>
          <table:table-cell office:value-type="float" office:value="0.0316562" calcext:value-type="float">
            <text:p>0.0316562</text:p>
          </table:table-cell>
          <table:table-cell office:value-type="float" office:value="0.0308875" calcext:value-type="float">
            <text:p>0.0308875</text:p>
          </table:table-cell>
          <table:table-cell office:value-type="float" office:value="0.0316688" calcext:value-type="float">
            <text:p>0.0316688</text:p>
          </table:table-cell>
          <table:table-cell office:value-type="float" office:value="0.0316063" calcext:value-type="float">
            <text:p>0.0316063</text:p>
          </table:table-cell>
          <table:table-cell office:value-type="float" office:value="0.03205" calcext:value-type="float">
            <text:p>0.03205</text:p>
          </table:table-cell>
          <table:table-cell office:value-type="float" office:value="0.0324875" calcext:value-type="float">
            <text:p>0.0324875</text:p>
          </table:table-cell>
          <table:table-cell office:value-type="float" office:value="0.0347688" calcext:value-type="float">
            <text:p>0.0347688</text:p>
          </table:table-cell>
          <table:table-cell office:value-type="float" office:value="0.03435" calcext:value-type="float">
            <text:p>0.03435</text:p>
          </table:table-cell>
          <table:table-cell office:value-type="float" office:value="0.0368625" calcext:value-type="float">
            <text:p>0.0368625</text:p>
          </table:table-cell>
          <table:table-cell office:value-type="float" office:value="0.03755" calcext:value-type="float">
            <text:p>0.03755</text:p>
          </table:table-cell>
          <table:table-cell office:value-type="float" office:value="0.0381812" calcext:value-type="float">
            <text:p>0.0381812</text:p>
          </table:table-cell>
          <table:table-cell office:value-type="float" office:value="0.0397938" calcext:value-type="float">
            <text:p>0.0397938</text:p>
          </table:table-cell>
          <table:table-cell office:value-type="float" office:value="0.0413875" calcext:value-type="float">
            <text:p>0.0413875</text:p>
          </table:table-cell>
          <table:table-cell office:value-type="float" office:value="0.0427937" calcext:value-type="float">
            <text:p>0.0427937</text:p>
          </table:table-cell>
          <table:table-cell office:value-type="float" office:value="0.0440313" calcext:value-type="float">
            <text:p>0.0440313</text:p>
          </table:table-cell>
          <table:table-cell office:value-type="float" office:value="0.0460125" calcext:value-type="float">
            <text:p>0.0460125</text:p>
          </table:table-cell>
          <table:table-cell office:value-type="float" office:value="0.047" calcext:value-type="float">
            <text:p>0.047</text:p>
          </table:table-cell>
          <table:table-cell office:value-type="float" office:value="0.0488688" calcext:value-type="float">
            <text:p>0.0488688</text:p>
          </table:table-cell>
          <table:table-cell office:value-type="float" office:value="0.0496687" calcext:value-type="float">
            <text:p>0.0496687</text:p>
          </table:table-cell>
          <table:table-cell office:value-type="float" office:value="0.0508562" calcext:value-type="float">
            <text:p>0.0508562</text:p>
          </table:table-cell>
          <table:table-cell table:number-columns-repeated="2" office:value-type="float" office:value="0.0534688" calcext:value-type="float">
            <text:p>0.0534688</text:p>
          </table:table-cell>
          <table:table-cell office:value-type="float" office:value="0.0548437" calcext:value-type="float">
            <text:p>0.0548437</text:p>
          </table:table-cell>
          <table:table-cell office:value-type="float" office:value="0.0555312" calcext:value-type="float">
            <text:p>0.0555312</text:p>
          </table:table-cell>
          <table:table-cell office:value-type="float" office:value="0.0560125" calcext:value-type="float">
            <text:p>0.0560125</text:p>
          </table:table-cell>
          <table:table-cell office:value-type="float" office:value="0.0545812" calcext:value-type="float">
            <text:p>0.0545812</text:p>
          </table:table-cell>
          <table:table-cell office:value-type="float" office:value="0.05415" calcext:value-type="float">
            <text:p>0.05415</text:p>
          </table:table-cell>
          <table:table-cell office:value-type="float" office:value="0.05435" calcext:value-type="float">
            <text:p>0.05435</text:p>
          </table:table-cell>
          <table:table-cell office:value-type="float" office:value="0.0521438" calcext:value-type="float">
            <text:p>0.0521438</text:p>
          </table:table-cell>
          <table:table-cell office:value-type="float" office:value="0.0510688" calcext:value-type="float">
            <text:p>0.0510688</text:p>
          </table:table-cell>
          <table:table-cell office:value-type="float" office:value="0.0497" calcext:value-type="float">
            <text:p>0.0497</text:p>
          </table:table-cell>
          <table:table-cell office:value-type="float" office:value="0.0477938" calcext:value-type="float">
            <text:p>0.0477938</text:p>
          </table:table-cell>
          <table:table-cell office:value-type="float" office:value="0.044725" calcext:value-type="float">
            <text:p>0.044725</text:p>
          </table:table-cell>
          <table:table-cell office:value-type="float" office:value="0.0406813" calcext:value-type="float">
            <text:p>0.0406813</text:p>
          </table:table-cell>
          <table:table-cell office:value-type="float" office:value="0.036525" calcext:value-type="float">
            <text:p>0.036525</text:p>
          </table:table-cell>
          <table:table-cell office:value-type="float" office:value="0.0332125" calcext:value-type="float">
            <text:p>0.0332125</text:p>
          </table:table-cell>
          <table:table-cell office:value-type="float" office:value="0.0284438" calcext:value-type="float">
            <text:p>0.0284438</text:p>
          </table:table-cell>
          <table:table-cell office:value-type="float" office:value="0.0241312" calcext:value-type="float">
            <text:p>0.0241312</text:p>
          </table:table-cell>
          <table:table-cell office:value-type="float" office:value="0.0184813" calcext:value-type="float">
            <text:p>0.0184813</text:p>
          </table:table-cell>
          <table:table-cell office:value-type="float" office:value="0.013475" calcext:value-type="float">
            <text:p>0.013475</text:p>
          </table:table-cell>
          <table:table-cell office:value-type="float" office:value="0.008225" calcext:value-type="float">
            <text:p>0.008225</text:p>
          </table:table-cell>
          <table:table-cell office:value-type="float" office:value="0.00276875" calcext:value-type="float">
            <text:p>0.00276875</text:p>
          </table:table-cell>
          <table:table-cell table:formula="of:=SUM([.Q48:.BI48])" office:value-type="float" office:value="1.76640035" calcext:value-type="float">
            <text:p>1.76640035</text:p>
          </table:table-cell>
        </table:table-row>
        <table:table-row table:style-name="ro1">
          <table:table-cell office:value-type="float" office:value="2.909375" calcext:value-type="float">
            <text:p>2.909375</text:p>
          </table:table-cell>
          <table:table-cell office:value-type="float" office:value="0.0560625" calcext:value-type="float">
            <text:p>0.0560625</text:p>
          </table:table-cell>
          <table:table-cell office:value-type="float" office:value="0.053775" calcext:value-type="float">
            <text:p>0.053775</text:p>
          </table:table-cell>
          <table:table-cell office:value-type="float" office:value="0.0514563" calcext:value-type="float">
            <text:p>0.0514563</text:p>
          </table:table-cell>
          <table:table-cell office:value-type="float" office:value="0.0503813" calcext:value-type="float">
            <text:p>0.0503813</text:p>
          </table:table-cell>
          <table:table-cell office:value-type="float" office:value="0.04765" calcext:value-type="float">
            <text:p>0.04765</text:p>
          </table:table-cell>
          <table:table-cell office:value-type="float" office:value="0.0455875" calcext:value-type="float">
            <text:p>0.0455875</text:p>
          </table:table-cell>
          <table:table-cell office:value-type="float" office:value="0.0433375" calcext:value-type="float">
            <text:p>0.0433375</text:p>
          </table:table-cell>
          <table:table-cell office:value-type="float" office:value="0.0422688" calcext:value-type="float">
            <text:p>0.0422688</text:p>
          </table:table-cell>
          <table:table-cell office:value-type="float" office:value="0.0397062" calcext:value-type="float">
            <text:p>0.0397062</text:p>
          </table:table-cell>
          <table:table-cell office:value-type="float" office:value="0.0391562" calcext:value-type="float">
            <text:p>0.0391562</text:p>
          </table:table-cell>
          <table:table-cell office:value-type="float" office:value="0.036625" calcext:value-type="float">
            <text:p>0.036625</text:p>
          </table:table-cell>
          <table:table-cell office:value-type="float" office:value="0.0365813" calcext:value-type="float">
            <text:p>0.0365813</text:p>
          </table:table-cell>
          <table:table-cell office:value-type="float" office:value="0.0346187" calcext:value-type="float">
            <text:p>0.0346187</text:p>
          </table:table-cell>
          <table:table-cell office:value-type="float" office:value="0.0339875" calcext:value-type="float">
            <text:p>0.0339875</text:p>
          </table:table-cell>
          <table:table-cell office:value-type="float" office:value="0.033475" calcext:value-type="float">
            <text:p>0.033475</text:p>
          </table:table-cell>
          <table:table-cell office:value-type="float" office:value="0.0321063" calcext:value-type="float">
            <text:p>0.0321063</text:p>
          </table:table-cell>
          <table:table-cell office:value-type="float" office:value="0.0325563" calcext:value-type="float">
            <text:p>0.0325563</text:p>
          </table:table-cell>
          <table:table-cell office:value-type="float" office:value="0.0313875" calcext:value-type="float">
            <text:p>0.0313875</text:p>
          </table:table-cell>
          <table:table-cell office:value-type="float" office:value="0.0311312" calcext:value-type="float">
            <text:p>0.0311312</text:p>
          </table:table-cell>
          <table:table-cell office:value-type="float" office:value="0.0311625" calcext:value-type="float">
            <text:p>0.0311625</text:p>
          </table:table-cell>
          <table:table-cell office:value-type="float" office:value="0.03215" calcext:value-type="float">
            <text:p>0.03215</text:p>
          </table:table-cell>
          <table:table-cell office:value-type="float" office:value="0.032425" calcext:value-type="float">
            <text:p>0.032425</text:p>
          </table:table-cell>
          <table:table-cell office:value-type="float" office:value="0.0325812" calcext:value-type="float">
            <text:p>0.0325812</text:p>
          </table:table-cell>
          <table:table-cell office:value-type="float" office:value="0.0327938" calcext:value-type="float">
            <text:p>0.0327938</text:p>
          </table:table-cell>
          <table:table-cell office:value-type="float" office:value="0.0341188" calcext:value-type="float">
            <text:p>0.0341188</text:p>
          </table:table-cell>
          <table:table-cell office:value-type="float" office:value="0.0346438" calcext:value-type="float">
            <text:p>0.0346438</text:p>
          </table:table-cell>
          <table:table-cell office:value-type="float" office:value="0.0362" calcext:value-type="float">
            <text:p>0.0362</text:p>
          </table:table-cell>
          <table:table-cell office:value-type="float" office:value="0.0373062" calcext:value-type="float">
            <text:p>0.0373062</text:p>
          </table:table-cell>
          <table:table-cell office:value-type="float" office:value="0.0386625" calcext:value-type="float">
            <text:p>0.0386625</text:p>
          </table:table-cell>
          <table:table-cell office:value-type="float" office:value="0.0401562" calcext:value-type="float">
            <text:p>0.0401562</text:p>
          </table:table-cell>
          <table:table-cell office:value-type="float" office:value="0.0419187" calcext:value-type="float">
            <text:p>0.0419187</text:p>
          </table:table-cell>
          <table:table-cell office:value-type="float" office:value="0.0429062" calcext:value-type="float">
            <text:p>0.0429062</text:p>
          </table:table-cell>
          <table:table-cell office:value-type="float" office:value="0.0455938" calcext:value-type="float">
            <text:p>0.0455938</text:p>
          </table:table-cell>
          <table:table-cell office:value-type="float" office:value="0.0468125" calcext:value-type="float">
            <text:p>0.0468125</text:p>
          </table:table-cell>
          <table:table-cell office:value-type="float" office:value="0.0472313" calcext:value-type="float">
            <text:p>0.0472313</text:p>
          </table:table-cell>
          <table:table-cell office:value-type="float" office:value="0.0495937" calcext:value-type="float">
            <text:p>0.0495937</text:p>
          </table:table-cell>
          <table:table-cell office:value-type="float" office:value="0.0505312" calcext:value-type="float">
            <text:p>0.0505312</text:p>
          </table:table-cell>
          <table:table-cell office:value-type="float" office:value="0.0522937" calcext:value-type="float">
            <text:p>0.0522937</text:p>
          </table:table-cell>
          <table:table-cell office:value-type="float" office:value="0.0529" calcext:value-type="float">
            <text:p>0.0529</text:p>
          </table:table-cell>
          <table:table-cell office:value-type="float" office:value="0.054325" calcext:value-type="float">
            <text:p>0.054325</text:p>
          </table:table-cell>
          <table:table-cell office:value-type="float" office:value="0.0541437" calcext:value-type="float">
            <text:p>0.0541437</text:p>
          </table:table-cell>
          <table:table-cell office:value-type="float" office:value="0.0548875" calcext:value-type="float">
            <text:p>0.0548875</text:p>
          </table:table-cell>
          <table:table-cell office:value-type="float" office:value="0.0550125" calcext:value-type="float">
            <text:p>0.0550125</text:p>
          </table:table-cell>
          <table:table-cell office:value-type="float" office:value="0.055425" calcext:value-type="float">
            <text:p>0.055425</text:p>
          </table:table-cell>
          <table:table-cell office:value-type="float" office:value="0.0552625" calcext:value-type="float">
            <text:p>0.0552625</text:p>
          </table:table-cell>
          <table:table-cell office:value-type="float" office:value="0.0540687" calcext:value-type="float">
            <text:p>0.0540687</text:p>
          </table:table-cell>
          <table:table-cell office:value-type="float" office:value="0.0534813" calcext:value-type="float">
            <text:p>0.0534813</text:p>
          </table:table-cell>
          <table:table-cell office:value-type="float" office:value="0.0514563" calcext:value-type="float">
            <text:p>0.0514563</text:p>
          </table:table-cell>
          <table:table-cell office:value-type="float" office:value="0.0489562" calcext:value-type="float">
            <text:p>0.0489562</text:p>
          </table:table-cell>
          <table:table-cell office:value-type="float" office:value="0.0475125" calcext:value-type="float">
            <text:p>0.0475125</text:p>
          </table:table-cell>
          <table:table-cell office:value-type="float" office:value="0.0431625" calcext:value-type="float">
            <text:p>0.0431625</text:p>
          </table:table-cell>
          <table:table-cell office:value-type="float" office:value="0.0403688" calcext:value-type="float">
            <text:p>0.0403688</text:p>
          </table:table-cell>
          <table:table-cell office:value-type="float" office:value="0.0374437" calcext:value-type="float">
            <text:p>0.0374437</text:p>
          </table:table-cell>
          <table:table-cell office:value-type="float" office:value="0.0322313" calcext:value-type="float">
            <text:p>0.0322313</text:p>
          </table:table-cell>
          <table:table-cell office:value-type="float" office:value="0.0283937" calcext:value-type="float">
            <text:p>0.0283937</text:p>
          </table:table-cell>
          <table:table-cell office:value-type="float" office:value="0.0240313" calcext:value-type="float">
            <text:p>0.0240313</text:p>
          </table:table-cell>
          <table:table-cell office:value-type="float" office:value="0.0188187" calcext:value-type="float">
            <text:p>0.0188187</text:p>
          </table:table-cell>
          <table:table-cell office:value-type="float" office:value="0.0134125" calcext:value-type="float">
            <text:p>0.0134125</text:p>
          </table:table-cell>
          <table:table-cell office:value-type="float" office:value="0.00836875" calcext:value-type="float">
            <text:p>0.00836875</text:p>
          </table:table-cell>
          <table:table-cell office:value-type="float" office:value="0.00256875" calcext:value-type="float">
            <text:p>0.00256875</text:p>
          </table:table-cell>
          <table:table-cell table:formula="of:=SUM([.Q49:.BI49])" office:value-type="float" office:value="1.7724936" calcext:value-type="float">
            <text:p>1.7724936</text:p>
          </table:table-cell>
        </table:table-row>
        <table:table-row table:style-name="ro1">
          <table:table-cell office:value-type="float" office:value="2.96875" calcext:value-type="float">
            <text:p>2.96875</text:p>
          </table:table-cell>
          <table:table-cell office:value-type="float" office:value="0.0565312" calcext:value-type="float">
            <text:p>0.0565312</text:p>
          </table:table-cell>
          <table:table-cell office:value-type="float" office:value="0.0534437" calcext:value-type="float">
            <text:p>0.0534437</text:p>
          </table:table-cell>
          <table:table-cell office:value-type="float" office:value="0.0526937" calcext:value-type="float">
            <text:p>0.0526937</text:p>
          </table:table-cell>
          <table:table-cell office:value-type="float" office:value="0.049675" calcext:value-type="float">
            <text:p>0.049675</text:p>
          </table:table-cell>
          <table:table-cell office:value-type="float" office:value="0.0489812" calcext:value-type="float">
            <text:p>0.0489812</text:p>
          </table:table-cell>
          <table:table-cell office:value-type="float" office:value="0.0465062" calcext:value-type="float">
            <text:p>0.0465062</text:p>
          </table:table-cell>
          <table:table-cell office:value-type="float" office:value="0.044275" calcext:value-type="float">
            <text:p>0.044275</text:p>
          </table:table-cell>
          <table:table-cell office:value-type="float" office:value="0.0429812" calcext:value-type="float">
            <text:p>0.0429812</text:p>
          </table:table-cell>
          <table:table-cell office:value-type="float" office:value="0.0404625" calcext:value-type="float">
            <text:p>0.0404625</text:p>
          </table:table-cell>
          <table:table-cell office:value-type="float" office:value="0.0394125" calcext:value-type="float">
            <text:p>0.0394125</text:p>
          </table:table-cell>
          <table:table-cell office:value-type="float" office:value="0.0378937" calcext:value-type="float">
            <text:p>0.0378937</text:p>
          </table:table-cell>
          <table:table-cell office:value-type="float" office:value="0.0364" calcext:value-type="float">
            <text:p>0.0364</text:p>
          </table:table-cell>
          <table:table-cell office:value-type="float" office:value="0.0348562" calcext:value-type="float">
            <text:p>0.0348562</text:p>
          </table:table-cell>
          <table:table-cell office:value-type="float" office:value="0.0336438" calcext:value-type="float">
            <text:p>0.0336438</text:p>
          </table:table-cell>
          <table:table-cell office:value-type="float" office:value="0.0329625" calcext:value-type="float">
            <text:p>0.0329625</text:p>
          </table:table-cell>
          <table:table-cell office:value-type="float" office:value="0.03245" calcext:value-type="float">
            <text:p>0.03245</text:p>
          </table:table-cell>
          <table:table-cell office:value-type="float" office:value="0.0323188" calcext:value-type="float">
            <text:p>0.0323188</text:p>
          </table:table-cell>
          <table:table-cell office:value-type="float" office:value="0.0313875" calcext:value-type="float">
            <text:p>0.0313875</text:p>
          </table:table-cell>
          <table:table-cell office:value-type="float" office:value="0.031975" calcext:value-type="float">
            <text:p>0.031975</text:p>
          </table:table-cell>
          <table:table-cell office:value-type="float" office:value="0.031875" calcext:value-type="float">
            <text:p>0.031875</text:p>
          </table:table-cell>
          <table:table-cell office:value-type="float" office:value="0.0318563" calcext:value-type="float">
            <text:p>0.0318563</text:p>
          </table:table-cell>
          <table:table-cell office:value-type="float" office:value="0.0319813" calcext:value-type="float">
            <text:p>0.0319813</text:p>
          </table:table-cell>
          <table:table-cell office:value-type="float" office:value="0.0327812" calcext:value-type="float">
            <text:p>0.0327812</text:p>
          </table:table-cell>
          <table:table-cell office:value-type="float" office:value="0.033" calcext:value-type="float">
            <text:p>0.033</text:p>
          </table:table-cell>
          <table:table-cell office:value-type="float" office:value="0.0348687" calcext:value-type="float">
            <text:p>0.0348687</text:p>
          </table:table-cell>
          <table:table-cell office:value-type="float" office:value="0.0343437" calcext:value-type="float">
            <text:p>0.0343437</text:p>
          </table:table-cell>
          <table:table-cell office:value-type="float" office:value="0.0366875" calcext:value-type="float">
            <text:p>0.0366875</text:p>
          </table:table-cell>
          <table:table-cell office:value-type="float" office:value="0.0378812" calcext:value-type="float">
            <text:p>0.0378812</text:p>
          </table:table-cell>
          <table:table-cell office:value-type="float" office:value="0.0384437" calcext:value-type="float">
            <text:p>0.0384437</text:p>
          </table:table-cell>
          <table:table-cell office:value-type="float" office:value="0.0404625" calcext:value-type="float">
            <text:p>0.0404625</text:p>
          </table:table-cell>
          <table:table-cell office:value-type="float" office:value="0.0424937" calcext:value-type="float">
            <text:p>0.0424937</text:p>
          </table:table-cell>
          <table:table-cell office:value-type="float" office:value="0.0438438" calcext:value-type="float">
            <text:p>0.0438438</text:p>
          </table:table-cell>
          <table:table-cell office:value-type="float" office:value="0.0453875" calcext:value-type="float">
            <text:p>0.0453875</text:p>
          </table:table-cell>
          <table:table-cell office:value-type="float" office:value="0.0468937" calcext:value-type="float">
            <text:p>0.0468937</text:p>
          </table:table-cell>
          <table:table-cell office:value-type="float" office:value="0.048025" calcext:value-type="float">
            <text:p>0.048025</text:p>
          </table:table-cell>
          <table:table-cell office:value-type="float" office:value="0.0502937" calcext:value-type="float">
            <text:p>0.0502937</text:p>
          </table:table-cell>
          <table:table-cell office:value-type="float" office:value="0.0513375" calcext:value-type="float">
            <text:p>0.0513375</text:p>
          </table:table-cell>
          <table:table-cell office:value-type="float" office:value="0.0527375" calcext:value-type="float">
            <text:p>0.0527375</text:p>
          </table:table-cell>
          <table:table-cell office:value-type="float" office:value="0.0529937" calcext:value-type="float">
            <text:p>0.0529937</text:p>
          </table:table-cell>
          <table:table-cell office:value-type="float" office:value="0.0537625" calcext:value-type="float">
            <text:p>0.0537625</text:p>
          </table:table-cell>
          <table:table-cell office:value-type="float" office:value="0.0554687" calcext:value-type="float">
            <text:p>0.0554687</text:p>
          </table:table-cell>
          <table:table-cell office:value-type="float" office:value="0.0559125" calcext:value-type="float">
            <text:p>0.0559125</text:p>
          </table:table-cell>
          <table:table-cell office:value-type="float" office:value="0.0563625" calcext:value-type="float">
            <text:p>0.0563625</text:p>
          </table:table-cell>
          <table:table-cell office:value-type="float" office:value="0.0572812" calcext:value-type="float">
            <text:p>0.0572812</text:p>
          </table:table-cell>
          <table:table-cell office:value-type="float" office:value="0.0551437" calcext:value-type="float">
            <text:p>0.0551437</text:p>
          </table:table-cell>
          <table:table-cell office:value-type="float" office:value="0.05455" calcext:value-type="float">
            <text:p>0.05455</text:p>
          </table:table-cell>
          <table:table-cell office:value-type="float" office:value="0.0527813" calcext:value-type="float">
            <text:p>0.0527813</text:p>
          </table:table-cell>
          <table:table-cell office:value-type="float" office:value="0.0517813" calcext:value-type="float">
            <text:p>0.0517813</text:p>
          </table:table-cell>
          <table:table-cell office:value-type="float" office:value="0.049425" calcext:value-type="float">
            <text:p>0.049425</text:p>
          </table:table-cell>
          <table:table-cell office:value-type="float" office:value="0.0460125" calcext:value-type="float">
            <text:p>0.0460125</text:p>
          </table:table-cell>
          <table:table-cell office:value-type="float" office:value="0.04425" calcext:value-type="float">
            <text:p>0.04425</text:p>
          </table:table-cell>
          <table:table-cell office:value-type="float" office:value="0.0403" calcext:value-type="float">
            <text:p>0.0403</text:p>
          </table:table-cell>
          <table:table-cell office:value-type="float" office:value="0.0373438" calcext:value-type="float">
            <text:p>0.0373438</text:p>
          </table:table-cell>
          <table:table-cell office:value-type="float" office:value="0.0326437" calcext:value-type="float">
            <text:p>0.0326437</text:p>
          </table:table-cell>
          <table:table-cell office:value-type="float" office:value="0.028625" calcext:value-type="float">
            <text:p>0.028625</text:p>
          </table:table-cell>
          <table:table-cell office:value-type="float" office:value="0.0238438" calcext:value-type="float">
            <text:p>0.0238438</text:p>
          </table:table-cell>
          <table:table-cell office:value-type="float" office:value="0.0186187" calcext:value-type="float">
            <text:p>0.0186187</text:p>
          </table:table-cell>
          <table:table-cell office:value-type="float" office:value="0.0132875" calcext:value-type="float">
            <text:p>0.0132875</text:p>
          </table:table-cell>
          <table:table-cell office:value-type="float" office:value="0.00818125" calcext:value-type="float">
            <text:p>0.00818125</text:p>
          </table:table-cell>
          <table:table-cell office:value-type="float" office:value="0.00261875" calcext:value-type="float">
            <text:p>0.00261875</text:p>
          </table:table-cell>
          <table:table-cell table:formula="of:=SUM([.Q50:.BI50])" office:value-type="float" office:value="1.7845122" calcext:value-type="float">
            <text:p>1.7845122</text:p>
          </table:table-cell>
        </table:table-row>
        <table:table-row table:style-name="ro1">
          <table:table-cell office:value-type="float" office:value="3.028125" calcext:value-type="float">
            <text:p>3.028125</text:p>
          </table:table-cell>
          <table:table-cell office:value-type="float" office:value="0.0570312" calcext:value-type="float">
            <text:p>0.0570312</text:p>
          </table:table-cell>
          <table:table-cell office:value-type="float" office:value="0.055425" calcext:value-type="float">
            <text:p>0.055425</text:p>
          </table:table-cell>
          <table:table-cell office:value-type="float" office:value="0.0532562" calcext:value-type="float">
            <text:p>0.0532562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0487563" calcext:value-type="float">
            <text:p>0.0487563</text:p>
          </table:table-cell>
          <table:table-cell office:value-type="float" office:value="0.0458875" calcext:value-type="float">
            <text:p>0.0458875</text:p>
          </table:table-cell>
          <table:table-cell office:value-type="float" office:value="0.0449813" calcext:value-type="float">
            <text:p>0.0449813</text:p>
          </table:table-cell>
          <table:table-cell office:value-type="float" office:value="0.0423062" calcext:value-type="float">
            <text:p>0.0423062</text:p>
          </table:table-cell>
          <table:table-cell office:value-type="float" office:value="0.04065" calcext:value-type="float">
            <text:p>0.04065</text:p>
          </table:table-cell>
          <table:table-cell office:value-type="float" office:value="0.0402687" calcext:value-type="float">
            <text:p>0.0402687</text:p>
          </table:table-cell>
          <table:table-cell office:value-type="float" office:value="0.0381625" calcext:value-type="float">
            <text:p>0.0381625</text:p>
          </table:table-cell>
          <table:table-cell office:value-type="float" office:value="0.0364125" calcext:value-type="float">
            <text:p>0.0364125</text:p>
          </table:table-cell>
          <table:table-cell office:value-type="float" office:value="0.0357875" calcext:value-type="float">
            <text:p>0.0357875</text:p>
          </table:table-cell>
          <table:table-cell office:value-type="float" office:value="0.0343938" calcext:value-type="float">
            <text:p>0.0343938</text:p>
          </table:table-cell>
          <table:table-cell office:value-type="float" office:value="0.0338437" calcext:value-type="float">
            <text:p>0.0338437</text:p>
          </table:table-cell>
          <table:table-cell office:value-type="float" office:value="0.0328937" calcext:value-type="float">
            <text:p>0.0328937</text:p>
          </table:table-cell>
          <table:table-cell office:value-type="float" office:value="0.0321938" calcext:value-type="float">
            <text:p>0.0321938</text:p>
          </table:table-cell>
          <table:table-cell office:value-type="float" office:value="0.0319188" calcext:value-type="float">
            <text:p>0.0319188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317" calcext:value-type="float">
            <text:p>0.0317</text:p>
          </table:table-cell>
          <table:table-cell office:value-type="float" office:value="0.032125" calcext:value-type="float">
            <text:p>0.032125</text:p>
          </table:table-cell>
          <table:table-cell office:value-type="float" office:value="0.0334125" calcext:value-type="float">
            <text:p>0.0334125</text:p>
          </table:table-cell>
          <table:table-cell office:value-type="float" office:value="0.0327062" calcext:value-type="float">
            <text:p>0.0327062</text:p>
          </table:table-cell>
          <table:table-cell office:value-type="float" office:value="0.033325" calcext:value-type="float">
            <text:p>0.033325</text:p>
          </table:table-cell>
          <table:table-cell office:value-type="float" office:value="0.0353438" calcext:value-type="float">
            <text:p>0.0353438</text:p>
          </table:table-cell>
          <table:table-cell office:value-type="float" office:value="0.0351062" calcext:value-type="float">
            <text:p>0.0351062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037825" calcext:value-type="float">
            <text:p>0.037825</text:p>
          </table:table-cell>
          <table:table-cell office:value-type="float" office:value="0.03915" calcext:value-type="float">
            <text:p>0.03915</text:p>
          </table:table-cell>
          <table:table-cell office:value-type="float" office:value="0.0401813" calcext:value-type="float">
            <text:p>0.0401813</text:p>
          </table:table-cell>
          <table:table-cell office:value-type="float" office:value="0.043075" calcext:value-type="float">
            <text:p>0.043075</text:p>
          </table:table-cell>
          <table:table-cell office:value-type="float" office:value="0.0437937" calcext:value-type="float">
            <text:p>0.0437937</text:p>
          </table:table-cell>
          <table:table-cell office:value-type="float" office:value="0.0454625" calcext:value-type="float">
            <text:p>0.0454625</text:p>
          </table:table-cell>
          <table:table-cell office:value-type="float" office:value="0.04755" calcext:value-type="float">
            <text:p>0.04755</text:p>
          </table:table-cell>
          <table:table-cell office:value-type="float" office:value="0.0478688" calcext:value-type="float">
            <text:p>0.0478688</text:p>
          </table:table-cell>
          <table:table-cell office:value-type="float" office:value="0.0504312" calcext:value-type="float">
            <text:p>0.0504312</text:p>
          </table:table-cell>
          <table:table-cell office:value-type="float" office:value="0.0517188" calcext:value-type="float">
            <text:p>0.0517188</text:p>
          </table:table-cell>
          <table:table-cell office:value-type="float" office:value="0.0525687" calcext:value-type="float">
            <text:p>0.0525687</text:p>
          </table:table-cell>
          <table:table-cell office:value-type="float" office:value="0.052925" calcext:value-type="float">
            <text:p>0.052925</text:p>
          </table:table-cell>
          <table:table-cell office:value-type="float" office:value="0.0549437" calcext:value-type="float">
            <text:p>0.0549437</text:p>
          </table:table-cell>
          <table:table-cell office:value-type="float" office:value="0.0554813" calcext:value-type="float">
            <text:p>0.0554813</text:p>
          </table:table-cell>
          <table:table-cell office:value-type="float" office:value="0.0560688" calcext:value-type="float">
            <text:p>0.0560688</text:p>
          </table:table-cell>
          <table:table-cell office:value-type="float" office:value="0.0571938" calcext:value-type="float">
            <text:p>0.0571938</text:p>
          </table:table-cell>
          <table:table-cell office:value-type="float" office:value="0.0552875" calcext:value-type="float">
            <text:p>0.0552875</text:p>
          </table:table-cell>
          <table:table-cell office:value-type="float" office:value="0.0569875" calcext:value-type="float">
            <text:p>0.0569875</text:p>
          </table:table-cell>
          <table:table-cell office:value-type="float" office:value="0.0547438" calcext:value-type="float">
            <text:p>0.0547438</text:p>
          </table:table-cell>
          <table:table-cell office:value-type="float" office:value="0.0536063" calcext:value-type="float">
            <text:p>0.0536063</text:p>
          </table:table-cell>
          <table:table-cell office:value-type="float" office:value="0.0521563" calcext:value-type="float">
            <text:p>0.0521563</text:p>
          </table:table-cell>
          <table:table-cell office:value-type="float" office:value="0.0498063" calcext:value-type="float">
            <text:p>0.0498063</text:p>
          </table:table-cell>
          <table:table-cell office:value-type="float" office:value="0.0472375" calcext:value-type="float">
            <text:p>0.0472375</text:p>
          </table:table-cell>
          <table:table-cell office:value-type="float" office:value="0.0438125" calcext:value-type="float">
            <text:p>0.0438125</text:p>
          </table:table-cell>
          <table:table-cell office:value-type="float" office:value="0.0409625" calcext:value-type="float">
            <text:p>0.0409625</text:p>
          </table:table-cell>
          <table:table-cell office:value-type="float" office:value="0.0374688" calcext:value-type="float">
            <text:p>0.0374688</text:p>
          </table:table-cell>
          <table:table-cell office:value-type="float" office:value="0.0333688" calcext:value-type="float">
            <text:p>0.0333688</text:p>
          </table:table-cell>
          <table:table-cell office:value-type="float" office:value="0.0282813" calcext:value-type="float">
            <text:p>0.0282813</text:p>
          </table:table-cell>
          <table:table-cell office:value-type="float" office:value="0.0233" calcext:value-type="float">
            <text:p>0.0233</text:p>
          </table:table-cell>
          <table:table-cell office:value-type="float" office:value="0.0189062" calcext:value-type="float">
            <text:p>0.0189062</text:p>
          </table:table-cell>
          <table:table-cell office:value-type="float" office:value="0.0138312" calcext:value-type="float">
            <text:p>0.0138312</text:p>
          </table:table-cell>
          <table:table-cell office:value-type="float" office:value="0.00826875" calcext:value-type="float">
            <text:p>0.00826875</text:p>
          </table:table-cell>
          <table:table-cell office:value-type="float" office:value="0.00268125" calcext:value-type="float">
            <text:p>0.00268125</text:p>
          </table:table-cell>
          <table:table-cell table:formula="of:=SUM([.Q51:.BI51])" office:value-type="float" office:value="1.7961191" calcext:value-type="float">
            <text:p>1.7961191</text:p>
          </table:table-cell>
        </table:table-row>
        <table:table-row table:style-name="ro1">
          <table:table-cell office:value-type="float" office:value="3.0875" calcext:value-type="float">
            <text:p>3.0875</text:p>
          </table:table-cell>
          <table:table-cell office:value-type="float" office:value="0.0576062" calcext:value-type="float">
            <text:p>0.0576062</text:p>
          </table:table-cell>
          <table:table-cell office:value-type="float" office:value="0.0564687" calcext:value-type="float">
            <text:p>0.0564687</text:p>
          </table:table-cell>
          <table:table-cell office:value-type="float" office:value="0.0544688" calcext:value-type="float">
            <text:p>0.0544688</text:p>
          </table:table-cell>
          <table:table-cell office:value-type="float" office:value="0.0512375" calcext:value-type="float">
            <text:p>0.0512375</text:p>
          </table:table-cell>
          <table:table-cell office:value-type="float" office:value="0.0495563" calcext:value-type="float">
            <text:p>0.0495563</text:p>
          </table:table-cell>
          <table:table-cell office:value-type="float" office:value="0.0472625" calcext:value-type="float">
            <text:p>0.0472625</text:p>
          </table:table-cell>
          <table:table-cell office:value-type="float" office:value="0.0451875" calcext:value-type="float">
            <text:p>0.0451875</text:p>
          </table:table-cell>
          <table:table-cell office:value-type="float" office:value="0.0432688" calcext:value-type="float">
            <text:p>0.0432688</text:p>
          </table:table-cell>
          <table:table-cell office:value-type="float" office:value="0.0416438" calcext:value-type="float">
            <text:p>0.0416438</text:p>
          </table:table-cell>
          <table:table-cell office:value-type="float" office:value="0.0390625" calcext:value-type="float">
            <text:p>0.0390625</text:p>
          </table:table-cell>
          <table:table-cell office:value-type="float" office:value="0.0366563" calcext:value-type="float">
            <text:p>0.0366563</text:p>
          </table:table-cell>
          <table:table-cell office:value-type="float" office:value="0.0369375" calcext:value-type="float">
            <text:p>0.0369375</text:p>
          </table:table-cell>
          <table:table-cell office:value-type="float" office:value="0.0346875" calcext:value-type="float">
            <text:p>0.0346875</text:p>
          </table:table-cell>
          <table:table-cell office:value-type="float" office:value="0.0346562" calcext:value-type="float">
            <text:p>0.0346562</text:p>
          </table:table-cell>
          <table:table-cell office:value-type="float" office:value="0.0334125" calcext:value-type="float">
            <text:p>0.0334125</text:p>
          </table:table-cell>
          <table:table-cell office:value-type="float" office:value="0.032625" calcext:value-type="float">
            <text:p>0.032625</text:p>
          </table:table-cell>
          <table:table-cell office:value-type="float" office:value="0.0319313" calcext:value-type="float">
            <text:p>0.0319313</text:p>
          </table:table-cell>
          <table:table-cell office:value-type="float" office:value="0.0322687" calcext:value-type="float">
            <text:p>0.0322687</text:p>
          </table:table-cell>
          <table:table-cell office:value-type="float" office:value="0.032225" calcext:value-type="float">
            <text:p>0.032225</text:p>
          </table:table-cell>
          <table:table-cell office:value-type="float" office:value="0.0321813" calcext:value-type="float">
            <text:p>0.0321813</text:p>
          </table:table-cell>
          <table:table-cell office:value-type="float" office:value="0.031775" calcext:value-type="float">
            <text:p>0.031775</text:p>
          </table:table-cell>
          <table:table-cell office:value-type="float" office:value="0.033175" calcext:value-type="float">
            <text:p>0.033175</text:p>
          </table:table-cell>
          <table:table-cell office:value-type="float" office:value="0.033875" calcext:value-type="float">
            <text:p>0.033875</text:p>
          </table:table-cell>
          <table:table-cell office:value-type="float" office:value="0.0339563" calcext:value-type="float">
            <text:p>0.0339563</text:p>
          </table:table-cell>
          <table:table-cell office:value-type="float" office:value="0.0349937" calcext:value-type="float">
            <text:p>0.0349937</text:p>
          </table:table-cell>
          <table:table-cell office:value-type="float" office:value="0.0352437" calcext:value-type="float">
            <text:p>0.0352437</text:p>
          </table:table-cell>
          <table:table-cell office:value-type="float" office:value="0.0370813" calcext:value-type="float">
            <text:p>0.0370813</text:p>
          </table:table-cell>
          <table:table-cell office:value-type="float" office:value="0.0382875" calcext:value-type="float">
            <text:p>0.0382875</text:p>
          </table:table-cell>
          <table:table-cell office:value-type="float" office:value="0.0411938" calcext:value-type="float">
            <text:p>0.0411938</text:p>
          </table:table-cell>
          <table:table-cell office:value-type="float" office:value="0.0405063" calcext:value-type="float">
            <text:p>0.0405063</text:p>
          </table:table-cell>
          <table:table-cell office:value-type="float" office:value="0.0434563" calcext:value-type="float">
            <text:p>0.0434563</text:p>
          </table:table-cell>
          <table:table-cell office:value-type="float" office:value="0.0442937" calcext:value-type="float">
            <text:p>0.0442937</text:p>
          </table:table-cell>
          <table:table-cell office:value-type="float" office:value="0.0458937" calcext:value-type="float">
            <text:p>0.0458937</text:p>
          </table:table-cell>
          <table:table-cell office:value-type="float" office:value="0.0482187" calcext:value-type="float">
            <text:p>0.0482187</text:p>
          </table:table-cell>
          <table:table-cell office:value-type="float" office:value="0.0495188" calcext:value-type="float">
            <text:p>0.0495188</text:p>
          </table:table-cell>
          <table:table-cell office:value-type="float" office:value="0.0507688" calcext:value-type="float">
            <text:p>0.0507688</text:p>
          </table:table-cell>
          <table:table-cell office:value-type="float" office:value="0.0526563" calcext:value-type="float">
            <text:p>0.0526563</text:p>
          </table:table-cell>
          <table:table-cell office:value-type="float" office:value="0.0523313" calcext:value-type="float">
            <text:p>0.0523313</text:p>
          </table:table-cell>
          <table:table-cell office:value-type="float" office:value="0.0555625" calcext:value-type="float">
            <text:p>0.0555625</text:p>
          </table:table-cell>
          <table:table-cell office:value-type="float" office:value="0.055225" calcext:value-type="float">
            <text:p>0.055225</text:p>
          </table:table-cell>
          <table:table-cell office:value-type="float" office:value="0.0548312" calcext:value-type="float">
            <text:p>0.0548312</text:p>
          </table:table-cell>
          <table:table-cell office:value-type="float" office:value="0.0558688" calcext:value-type="float">
            <text:p>0.0558688</text:p>
          </table:table-cell>
          <table:table-cell office:value-type="float" office:value="0.0561125" calcext:value-type="float">
            <text:p>0.0561125</text:p>
          </table:table-cell>
          <table:table-cell office:value-type="float" office:value="0.0560063" calcext:value-type="float">
            <text:p>0.0560063</text:p>
          </table:table-cell>
          <table:table-cell office:value-type="float" office:value="0.0563625" calcext:value-type="float">
            <text:p>0.0563625</text:p>
          </table:table-cell>
          <table:table-cell office:value-type="float" office:value="0.05495" calcext:value-type="float">
            <text:p>0.05495</text:p>
          </table:table-cell>
          <table:table-cell office:value-type="float" office:value="0.05395" calcext:value-type="float">
            <text:p>0.05395</text:p>
          </table:table-cell>
          <table:table-cell office:value-type="float" office:value="0.0512" calcext:value-type="float">
            <text:p>0.0512</text:p>
          </table:table-cell>
          <table:table-cell office:value-type="float" office:value="0.0504" calcext:value-type="float">
            <text:p>0.0504</text:p>
          </table:table-cell>
          <table:table-cell office:value-type="float" office:value="0.047925" calcext:value-type="float">
            <text:p>0.047925</text:p>
          </table:table-cell>
          <table:table-cell office:value-type="float" office:value="0.0439563" calcext:value-type="float">
            <text:p>0.0439563</text:p>
          </table:table-cell>
          <table:table-cell office:value-type="float" office:value="0.0412312" calcext:value-type="float">
            <text:p>0.0412312</text:p>
          </table:table-cell>
          <table:table-cell office:value-type="float" office:value="0.0377437" calcext:value-type="float">
            <text:p>0.0377437</text:p>
          </table:table-cell>
          <table:table-cell office:value-type="float" office:value="0.03305" calcext:value-type="float">
            <text:p>0.03305</text:p>
          </table:table-cell>
          <table:table-cell office:value-type="float" office:value="0.0285875" calcext:value-type="float">
            <text:p>0.0285875</text:p>
          </table:table-cell>
          <table:table-cell office:value-type="float" office:value="0.0238125" calcext:value-type="float">
            <text:p>0.0238125</text:p>
          </table:table-cell>
          <table:table-cell office:value-type="float" office:value="0.019575" calcext:value-type="float">
            <text:p>0.019575</text:p>
          </table:table-cell>
          <table:table-cell office:value-type="float" office:value="0.0129438" calcext:value-type="float">
            <text:p>0.0129438</text:p>
          </table:table-cell>
          <table:table-cell office:value-type="float" office:value="0.008425" calcext:value-type="float">
            <text:p>0.008425</text:p>
          </table:table-cell>
          <table:table-cell office:value-type="float" office:value="0.002525" calcext:value-type="float">
            <text:p>0.002525</text:p>
          </table:table-cell>
          <table:table-cell table:formula="of:=SUM([.Q52:.BI52])" office:value-type="float" office:value="1.8087003" calcext:value-type="float">
            <text:p>1.8087003</text:p>
          </table:table-cell>
        </table:table-row>
        <table:table-row table:style-name="ro1">
          <table:table-cell office:value-type="float" office:value="3.146875" calcext:value-type="float">
            <text:p>3.146875</text:p>
          </table:table-cell>
          <table:table-cell office:value-type="float" office:value="0.0587625" calcext:value-type="float">
            <text:p>0.0587625</text:p>
          </table:table-cell>
          <table:table-cell office:value-type="float" office:value="0.05715" calcext:value-type="float">
            <text:p>0.05715</text:p>
          </table:table-cell>
          <table:table-cell office:value-type="float" office:value="0.0556063" calcext:value-type="float">
            <text:p>0.0556063</text:p>
          </table:table-cell>
          <table:table-cell office:value-type="float" office:value="0.0520062" calcext:value-type="float">
            <text:p>0.0520062</text:p>
          </table:table-cell>
          <table:table-cell office:value-type="float" office:value="0.0496313" calcext:value-type="float">
            <text:p>0.0496313</text:p>
          </table:table-cell>
          <table:table-cell office:value-type="float" office:value="0.0480625" calcext:value-type="float">
            <text:p>0.0480625</text:p>
          </table:table-cell>
          <table:table-cell office:value-type="float" office:value="0.0455187" calcext:value-type="float">
            <text:p>0.0455187</text:p>
          </table:table-cell>
          <table:table-cell office:value-type="float" office:value="0.0433813" calcext:value-type="float">
            <text:p>0.0433813</text:p>
          </table:table-cell>
          <table:table-cell office:value-type="float" office:value="0.0409625" calcext:value-type="float">
            <text:p>0.0409625</text:p>
          </table:table-cell>
          <table:table-cell office:value-type="float" office:value="0.03975" calcext:value-type="float">
            <text:p>0.03975</text:p>
          </table:table-cell>
          <table:table-cell office:value-type="float" office:value="0.0385687" calcext:value-type="float">
            <text:p>0.0385687</text:p>
          </table:table-cell>
          <table:table-cell office:value-type="float" office:value="0.035675" calcext:value-type="float">
            <text:p>0.035675</text:p>
          </table:table-cell>
          <table:table-cell office:value-type="float" office:value="0.0348625" calcext:value-type="float">
            <text:p>0.0348625</text:p>
          </table:table-cell>
          <table:table-cell office:value-type="float" office:value="0.0346187" calcext:value-type="float">
            <text:p>0.0346187</text:p>
          </table:table-cell>
          <table:table-cell office:value-type="float" office:value="0.033525" calcext:value-type="float">
            <text:p>0.033525</text:p>
          </table:table-cell>
          <table:table-cell office:value-type="float" office:value="0.0328937" calcext:value-type="float">
            <text:p>0.0328937</text:p>
          </table:table-cell>
          <table:table-cell office:value-type="float" office:value="0.0318875" calcext:value-type="float">
            <text:p>0.0318875</text:p>
          </table:table-cell>
          <table:table-cell office:value-type="float" office:value="0.0321188" calcext:value-type="float">
            <text:p>0.0321188</text:p>
          </table:table-cell>
          <table:table-cell office:value-type="float" office:value="0.0322938" calcext:value-type="float">
            <text:p>0.0322938</text:p>
          </table:table-cell>
          <table:table-cell office:value-type="float" office:value="0.032" calcext:value-type="float">
            <text:p>0.032</text:p>
          </table:table-cell>
          <table:table-cell office:value-type="float" office:value="0.031975" calcext:value-type="float">
            <text:p>0.031975</text:p>
          </table:table-cell>
          <table:table-cell office:value-type="float" office:value="0.0316875" calcext:value-type="float">
            <text:p>0.0316875</text:p>
          </table:table-cell>
          <table:table-cell office:value-type="float" office:value="0.0335625" calcext:value-type="float">
            <text:p>0.0335625</text:p>
          </table:table-cell>
          <table:table-cell office:value-type="float" office:value="0.0344" calcext:value-type="float">
            <text:p>0.0344</text:p>
          </table:table-cell>
          <table:table-cell office:value-type="float" office:value="0.0352437" calcext:value-type="float">
            <text:p>0.0352437</text:p>
          </table:table-cell>
          <table:table-cell office:value-type="float" office:value="0.0358938" calcext:value-type="float">
            <text:p>0.0358938</text:p>
          </table:table-cell>
          <table:table-cell office:value-type="float" office:value="0.0367938" calcext:value-type="float">
            <text:p>0.0367938</text:p>
          </table:table-cell>
          <table:table-cell office:value-type="float" office:value="0.03875" calcext:value-type="float">
            <text:p>0.03875</text:p>
          </table:table-cell>
          <table:table-cell office:value-type="float" office:value="0.0400063" calcext:value-type="float">
            <text:p>0.0400063</text:p>
          </table:table-cell>
          <table:table-cell office:value-type="float" office:value="0.0418688" calcext:value-type="float">
            <text:p>0.0418688</text:p>
          </table:table-cell>
          <table:table-cell office:value-type="float" office:value="0.0432625" calcext:value-type="float">
            <text:p>0.0432625</text:p>
          </table:table-cell>
          <table:table-cell office:value-type="float" office:value="0.0452875" calcext:value-type="float">
            <text:p>0.0452875</text:p>
          </table:table-cell>
          <table:table-cell office:value-type="float" office:value="0.0470438" calcext:value-type="float">
            <text:p>0.0470438</text:p>
          </table:table-cell>
          <table:table-cell office:value-type="float" office:value="0.0483688" calcext:value-type="float">
            <text:p>0.0483688</text:p>
          </table:table-cell>
          <table:table-cell office:value-type="float" office:value="0.0495563" calcext:value-type="float">
            <text:p>0.0495563</text:p>
          </table:table-cell>
          <table:table-cell office:value-type="float" office:value="0.0508375" calcext:value-type="float">
            <text:p>0.0508375</text:p>
          </table:table-cell>
          <table:table-cell office:value-type="float" office:value="0.0523187" calcext:value-type="float">
            <text:p>0.0523187</text:p>
          </table:table-cell>
          <table:table-cell office:value-type="float" office:value="0.0532188" calcext:value-type="float">
            <text:p>0.0532188</text:p>
          </table:table-cell>
          <table:table-cell office:value-type="float" office:value="0.0540938" calcext:value-type="float">
            <text:p>0.0540938</text:p>
          </table:table-cell>
          <table:table-cell office:value-type="float" office:value="0.055675" calcext:value-type="float">
            <text:p>0.055675</text:p>
          </table:table-cell>
          <table:table-cell office:value-type="float" office:value="0.057075" calcext:value-type="float">
            <text:p>0.057075</text:p>
          </table:table-cell>
          <table:table-cell office:value-type="float" office:value="0.0568625" calcext:value-type="float">
            <text:p>0.0568625</text:p>
          </table:table-cell>
          <table:table-cell office:value-type="float" office:value="0.0564687" calcext:value-type="float">
            <text:p>0.0564687</text:p>
          </table:table-cell>
          <table:table-cell office:value-type="float" office:value="0.0564125" calcext:value-type="float">
            <text:p>0.0564125</text:p>
          </table:table-cell>
          <table:table-cell office:value-type="float" office:value="0.056575" calcext:value-type="float">
            <text:p>0.056575</text:p>
          </table:table-cell>
          <table:table-cell office:value-type="float" office:value="0.0557875" calcext:value-type="float">
            <text:p>0.0557875</text:p>
          </table:table-cell>
          <table:table-cell office:value-type="float" office:value="0.0538687" calcext:value-type="float">
            <text:p>0.0538687</text:p>
          </table:table-cell>
          <table:table-cell office:value-type="float" office:value="0.0527813" calcext:value-type="float">
            <text:p>0.0527813</text:p>
          </table:table-cell>
          <table:table-cell office:value-type="float" office:value="0.0501375" calcext:value-type="float">
            <text:p>0.0501375</text:p>
          </table:table-cell>
          <table:table-cell office:value-type="float" office:value="0.0476562" calcext:value-type="float">
            <text:p>0.0476562</text:p>
          </table:table-cell>
          <table:table-cell office:value-type="float" office:value="0.0445125" calcext:value-type="float">
            <text:p>0.0445125</text:p>
          </table:table-cell>
          <table:table-cell office:value-type="float" office:value="0.0407812" calcext:value-type="float">
            <text:p>0.0407812</text:p>
          </table:table-cell>
          <table:table-cell office:value-type="float" office:value="0.0380438" calcext:value-type="float">
            <text:p>0.0380438</text:p>
          </table:table-cell>
          <table:table-cell office:value-type="float" office:value="0.0336188" calcext:value-type="float">
            <text:p>0.0336188</text:p>
          </table:table-cell>
          <table:table-cell office:value-type="float" office:value="0.0291187" calcext:value-type="float">
            <text:p>0.0291187</text:p>
          </table:table-cell>
          <table:table-cell office:value-type="float" office:value="0.02425" calcext:value-type="float">
            <text:p>0.02425</text:p>
          </table:table-cell>
          <table:table-cell office:value-type="float" office:value="0.0189125" calcext:value-type="float">
            <text:p>0.0189125</text:p>
          </table:table-cell>
          <table:table-cell office:value-type="float" office:value="0.013775" calcext:value-type="float">
            <text:p>0.013775</text:p>
          </table:table-cell>
          <table:table-cell office:value-type="float" office:value="0.0084375" calcext:value-type="float">
            <text:p>0.0084375</text:p>
          </table:table-cell>
          <table:table-cell office:value-type="float" office:value="0.00269375" calcext:value-type="float">
            <text:p>0.00269375</text:p>
          </table:table-cell>
          <table:table-cell table:formula="of:=SUM([.Q53:.BI53])" office:value-type="float" office:value="1.81880655" calcext:value-type="float">
            <text:p>1.81880655</text:p>
          </table:table-cell>
        </table:table-row>
        <table:table-row table:style-name="ro1">
          <table:table-cell office:value-type="float" office:value="3.20625" calcext:value-type="float">
            <text:p>3.20625</text:p>
          </table:table-cell>
          <table:table-cell office:value-type="float" office:value="0.0597688" calcext:value-type="float">
            <text:p>0.0597688</text:p>
          </table:table-cell>
          <table:table-cell office:value-type="float" office:value="0.058025" calcext:value-type="float">
            <text:p>0.058025</text:p>
          </table:table-cell>
          <table:table-cell office:value-type="float" office:value="0.0551875" calcext:value-type="float">
            <text:p>0.0551875</text:p>
          </table:table-cell>
          <table:table-cell office:value-type="float" office:value="0.052875" calcext:value-type="float">
            <text:p>0.052875</text:p>
          </table:table-cell>
          <table:table-cell office:value-type="float" office:value="0.0493125" calcext:value-type="float">
            <text:p>0.0493125</text:p>
          </table:table-cell>
          <table:table-cell office:value-type="float" office:value="0.0480375" calcext:value-type="float">
            <text:p>0.0480375</text:p>
          </table:table-cell>
          <table:table-cell office:value-type="float" office:value="0.0458812" calcext:value-type="float">
            <text:p>0.0458812</text:p>
          </table:table-cell>
          <table:table-cell office:value-type="float" office:value="0.0442375" calcext:value-type="float">
            <text:p>0.0442375</text:p>
          </table:table-cell>
          <table:table-cell office:value-type="float" office:value="0.0417625" calcext:value-type="float">
            <text:p>0.0417625</text:p>
          </table:table-cell>
          <table:table-cell office:value-type="float" office:value="0.0404062" calcext:value-type="float">
            <text:p>0.0404062</text:p>
          </table:table-cell>
          <table:table-cell office:value-type="float" office:value="0.0382062" calcext:value-type="float">
            <text:p>0.0382062</text:p>
          </table:table-cell>
          <table:table-cell office:value-type="float" office:value="0.0364063" calcext:value-type="float">
            <text:p>0.0364063</text:p>
          </table:table-cell>
          <table:table-cell office:value-type="float" office:value="0.0349875" calcext:value-type="float">
            <text:p>0.0349875</text:p>
          </table:table-cell>
          <table:table-cell office:value-type="float" office:value="0.034925" calcext:value-type="float">
            <text:p>0.034925</text:p>
          </table:table-cell>
          <table:table-cell office:value-type="float" office:value="0.0340188" calcext:value-type="float">
            <text:p>0.0340188</text:p>
          </table:table-cell>
          <table:table-cell office:value-type="float" office:value="0.0329562" calcext:value-type="float">
            <text:p>0.0329562</text:p>
          </table:table-cell>
          <table:table-cell office:value-type="float" office:value="0.0331687" calcext:value-type="float">
            <text:p>0.0331687</text:p>
          </table:table-cell>
          <table:table-cell office:value-type="float" office:value="0.0319687" calcext:value-type="float">
            <text:p>0.0319687</text:p>
          </table:table-cell>
          <table:table-cell office:value-type="float" office:value="0.0314938" calcext:value-type="float">
            <text:p>0.0314938</text:p>
          </table:table-cell>
          <table:table-cell office:value-type="float" office:value="0.0319437" calcext:value-type="float">
            <text:p>0.0319437</text:p>
          </table:table-cell>
          <table:table-cell office:value-type="float" office:value="0.0334562" calcext:value-type="float">
            <text:p>0.0334562</text:p>
          </table:table-cell>
          <table:table-cell office:value-type="float" office:value="0.0326375" calcext:value-type="float">
            <text:p>0.0326375</text:p>
          </table:table-cell>
          <table:table-cell office:value-type="float" office:value="0.0334062" calcext:value-type="float">
            <text:p>0.0334062</text:p>
          </table:table-cell>
          <table:table-cell office:value-type="float" office:value="0.0340312" calcext:value-type="float">
            <text:p>0.0340312</text:p>
          </table:table-cell>
          <table:table-cell office:value-type="float" office:value="0.0347812" calcext:value-type="float">
            <text:p>0.0347812</text:p>
          </table:table-cell>
          <table:table-cell office:value-type="float" office:value="0.036525" calcext:value-type="float">
            <text:p>0.036525</text:p>
          </table:table-cell>
          <table:table-cell office:value-type="float" office:value="0.0379125" calcext:value-type="float">
            <text:p>0.0379125</text:p>
          </table:table-cell>
          <table:table-cell office:value-type="float" office:value="0.03875" calcext:value-type="float">
            <text:p>0.03875</text:p>
          </table:table-cell>
          <table:table-cell office:value-type="float" office:value="0.0399625" calcext:value-type="float">
            <text:p>0.0399625</text:p>
          </table:table-cell>
          <table:table-cell office:value-type="float" office:value="0.0420688" calcext:value-type="float">
            <text:p>0.0420688</text:p>
          </table:table-cell>
          <table:table-cell office:value-type="float" office:value="0.0441937" calcext:value-type="float">
            <text:p>0.0441937</text:p>
          </table:table-cell>
          <table:table-cell office:value-type="float" office:value="0.044975" calcext:value-type="float">
            <text:p>0.044975</text:p>
          </table:table-cell>
          <table:table-cell office:value-type="float" office:value="0.047375" calcext:value-type="float">
            <text:p>0.047375</text:p>
          </table:table-cell>
          <table:table-cell office:value-type="float" office:value="0.048675" calcext:value-type="float">
            <text:p>0.048675</text:p>
          </table:table-cell>
          <table:table-cell office:value-type="float" office:value="0.0504" calcext:value-type="float">
            <text:p>0.0504</text:p>
          </table:table-cell>
          <table:table-cell office:value-type="float" office:value="0.0514187" calcext:value-type="float">
            <text:p>0.0514187</text:p>
          </table:table-cell>
          <table:table-cell office:value-type="float" office:value="0.0531375" calcext:value-type="float">
            <text:p>0.0531375</text:p>
          </table:table-cell>
          <table:table-cell office:value-type="float" office:value="0.053375" calcext:value-type="float">
            <text:p>0.053375</text:p>
          </table:table-cell>
          <table:table-cell office:value-type="float" office:value="0.0553437" calcext:value-type="float">
            <text:p>0.0553437</text:p>
          </table:table-cell>
          <table:table-cell office:value-type="float" office:value="0.0563562" calcext:value-type="float">
            <text:p>0.0563562</text:p>
          </table:table-cell>
          <table:table-cell office:value-type="float" office:value="0.0575875" calcext:value-type="float">
            <text:p>0.0575875</text:p>
          </table:table-cell>
          <table:table-cell office:value-type="float" office:value="0.057625" calcext:value-type="float">
            <text:p>0.057625</text:p>
          </table:table-cell>
          <table:table-cell office:value-type="float" office:value="0.0580125" calcext:value-type="float">
            <text:p>0.0580125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745" calcext:value-type="float">
            <text:p>0.05745</text:p>
          </table:table-cell>
          <table:table-cell office:value-type="float" office:value="0.055575" calcext:value-type="float">
            <text:p>0.055575</text:p>
          </table:table-cell>
          <table:table-cell office:value-type="float" office:value="0.0537687" calcext:value-type="float">
            <text:p>0.0537687</text:p>
          </table:table-cell>
          <table:table-cell office:value-type="float" office:value="0.05145" calcext:value-type="float">
            <text:p>0.05145</text:p>
          </table:table-cell>
          <table:table-cell office:value-type="float" office:value="0.0496938" calcext:value-type="float">
            <text:p>0.0496938</text:p>
          </table:table-cell>
          <table:table-cell office:value-type="float" office:value="0.0478125" calcext:value-type="float">
            <text:p>0.0478125</text:p>
          </table:table-cell>
          <table:table-cell office:value-type="float" office:value="0.0446937" calcext:value-type="float">
            <text:p>0.0446937</text:p>
          </table:table-cell>
          <table:table-cell office:value-type="float" office:value="0.0415625" calcext:value-type="float">
            <text:p>0.0415625</text:p>
          </table:table-cell>
          <table:table-cell office:value-type="float" office:value="0.0382" calcext:value-type="float">
            <text:p>0.0382</text:p>
          </table:table-cell>
          <table:table-cell office:value-type="float" office:value="0.0342812" calcext:value-type="float">
            <text:p>0.0342812</text:p>
          </table:table-cell>
          <table:table-cell office:value-type="float" office:value="0.029375" calcext:value-type="float">
            <text:p>0.029375</text:p>
          </table:table-cell>
          <table:table-cell office:value-type="float" office:value="0.0247813" calcext:value-type="float">
            <text:p>0.0247813</text:p>
          </table:table-cell>
          <table:table-cell office:value-type="float" office:value="0.0193375" calcext:value-type="float">
            <text:p>0.0193375</text:p>
          </table:table-cell>
          <table:table-cell office:value-type="float" office:value="0.0141438" calcext:value-type="float">
            <text:p>0.0141438</text:p>
          </table:table-cell>
          <table:table-cell office:value-type="float" office:value="0.0083" calcext:value-type="float">
            <text:p>0.0083</text:p>
          </table:table-cell>
          <table:table-cell office:value-type="float" office:value="0.002775" calcext:value-type="float">
            <text:p>0.002775</text:p>
          </table:table-cell>
          <table:table-cell table:formula="of:=SUM([.Q54:.BI54])" office:value-type="float" office:value="1.833737" calcext:value-type="float">
            <text:p>1.833737</text:p>
          </table:table-cell>
        </table:table-row>
        <table:table-row table:style-name="ro1">
          <table:table-cell office:value-type="float" office:value="3.265625" calcext:value-type="float">
            <text:p>3.265625</text:p>
          </table:table-cell>
          <table:table-cell office:value-type="float" office:value="0.0613625" calcext:value-type="float">
            <text:p>0.0613625</text:p>
          </table:table-cell>
          <table:table-cell office:value-type="float" office:value="0.0577563" calcext:value-type="float">
            <text:p>0.0577563</text:p>
          </table:table-cell>
          <table:table-cell office:value-type="float" office:value="0.0543312" calcext:value-type="float">
            <text:p>0.0543312</text:p>
          </table:table-cell>
          <table:table-cell office:value-type="float" office:value="0.05295" calcext:value-type="float">
            <text:p>0.05295</text:p>
          </table:table-cell>
          <table:table-cell office:value-type="float" office:value="0.0497937" calcext:value-type="float">
            <text:p>0.0497937</text:p>
          </table:table-cell>
          <table:table-cell office:value-type="float" office:value="0.0484188" calcext:value-type="float">
            <text:p>0.0484188</text:p>
          </table:table-cell>
          <table:table-cell office:value-type="float" office:value="0.0466188" calcext:value-type="float">
            <text:p>0.0466188</text:p>
          </table:table-cell>
          <table:table-cell office:value-type="float" office:value="0.0439125" calcext:value-type="float">
            <text:p>0.0439125</text:p>
          </table:table-cell>
          <table:table-cell office:value-type="float" office:value="0.0426625" calcext:value-type="float">
            <text:p>0.0426625</text:p>
          </table:table-cell>
          <table:table-cell office:value-type="float" office:value="0.0408375" calcext:value-type="float">
            <text:p>0.0408375</text:p>
          </table:table-cell>
          <table:table-cell office:value-type="float" office:value="0.0378062" calcext:value-type="float">
            <text:p>0.0378062</text:p>
          </table:table-cell>
          <table:table-cell office:value-type="float" office:value="0.0369688" calcext:value-type="float">
            <text:p>0.0369688</text:p>
          </table:table-cell>
          <table:table-cell office:value-type="float" office:value="0.0359125" calcext:value-type="float">
            <text:p>0.0359125</text:p>
          </table:table-cell>
          <table:table-cell office:value-type="float" office:value="0.034" calcext:value-type="float">
            <text:p>0.034</text:p>
          </table:table-cell>
          <table:table-cell office:value-type="float" office:value="0.0342063" calcext:value-type="float">
            <text:p>0.0342063</text:p>
          </table:table-cell>
          <table:table-cell office:value-type="float" office:value="0.0328625" calcext:value-type="float">
            <text:p>0.0328625</text:p>
          </table:table-cell>
          <table:table-cell office:value-type="float" office:value="0.0328688" calcext:value-type="float">
            <text:p>0.0328688</text:p>
          </table:table-cell>
          <table:table-cell office:value-type="float" office:value="0.0311312" calcext:value-type="float">
            <text:p>0.0311312</text:p>
          </table:table-cell>
          <table:table-cell office:value-type="float" office:value="0.0315375" calcext:value-type="float">
            <text:p>0.0315375</text:p>
          </table:table-cell>
          <table:table-cell office:value-type="float" office:value="0.0328875" calcext:value-type="float">
            <text:p>0.0328875</text:p>
          </table:table-cell>
          <table:table-cell office:value-type="float" office:value="0.0333375" calcext:value-type="float">
            <text:p>0.0333375</text:p>
          </table:table-cell>
          <table:table-cell office:value-type="float" office:value="0.0330625" calcext:value-type="float">
            <text:p>0.0330625</text:p>
          </table:table-cell>
          <table:table-cell office:value-type="float" office:value="0.0336313" calcext:value-type="float">
            <text:p>0.0336313</text:p>
          </table:table-cell>
          <table:table-cell office:value-type="float" office:value="0.0345188" calcext:value-type="float">
            <text:p>0.0345188</text:p>
          </table:table-cell>
          <table:table-cell office:value-type="float" office:value="0.035425" calcext:value-type="float">
            <text:p>0.035425</text:p>
          </table:table-cell>
          <table:table-cell office:value-type="float" office:value="0.0363687" calcext:value-type="float">
            <text:p>0.0363687</text:p>
          </table:table-cell>
          <table:table-cell office:value-type="float" office:value="0.0371063" calcext:value-type="float">
            <text:p>0.0371063</text:p>
          </table:table-cell>
          <table:table-cell office:value-type="float" office:value="0.038925" calcext:value-type="float">
            <text:p>0.038925</text:p>
          </table:table-cell>
          <table:table-cell office:value-type="float" office:value="0.0408688" calcext:value-type="float">
            <text:p>0.0408688</text:p>
          </table:table-cell>
          <table:table-cell office:value-type="float" office:value="0.0419187" calcext:value-type="float">
            <text:p>0.0419187</text:p>
          </table:table-cell>
          <table:table-cell office:value-type="float" office:value="0.0434937" calcext:value-type="float">
            <text:p>0.0434937</text:p>
          </table:table-cell>
          <table:table-cell office:value-type="float" office:value="0.0466" calcext:value-type="float">
            <text:p>0.0466</text:p>
          </table:table-cell>
          <table:table-cell office:value-type="float" office:value="0.0474313" calcext:value-type="float">
            <text:p>0.0474313</text:p>
          </table:table-cell>
          <table:table-cell office:value-type="float" office:value="0.0480625" calcext:value-type="float">
            <text:p>0.0480625</text:p>
          </table:table-cell>
          <table:table-cell office:value-type="float" office:value="0.050775" calcext:value-type="float">
            <text:p>0.050775</text:p>
          </table:table-cell>
          <table:table-cell office:value-type="float" office:value="0.0515938" calcext:value-type="float">
            <text:p>0.0515938</text:p>
          </table:table-cell>
          <table:table-cell office:value-type="float" office:value="0.0542625" calcext:value-type="float">
            <text:p>0.0542625</text:p>
          </table:table-cell>
          <table:table-cell office:value-type="float" office:value="0.0550812" calcext:value-type="float">
            <text:p>0.0550812</text:p>
          </table:table-cell>
          <table:table-cell office:value-type="float" office:value="0.05515" calcext:value-type="float">
            <text:p>0.05515</text:p>
          </table:table-cell>
          <table:table-cell office:value-type="float" office:value="0.0569" calcext:value-type="float">
            <text:p>0.0569</text:p>
          </table:table-cell>
          <table:table-cell office:value-type="float" office:value="0.0572063" calcext:value-type="float">
            <text:p>0.0572063</text:p>
          </table:table-cell>
          <table:table-cell office:value-type="float" office:value="0.0572" calcext:value-type="float">
            <text:p>0.0572</text:p>
          </table:table-cell>
          <table:table-cell office:value-type="float" office:value="0.058125" calcext:value-type="float">
            <text:p>0.058125</text:p>
          </table:table-cell>
          <table:table-cell office:value-type="float" office:value="0.0569375" calcext:value-type="float">
            <text:p>0.0569375</text:p>
          </table:table-cell>
          <table:table-cell office:value-type="float" office:value="0.0574375" calcext:value-type="float">
            <text:p>0.0574375</text:p>
          </table:table-cell>
          <table:table-cell office:value-type="float" office:value="0.0561125" calcext:value-type="float">
            <text:p>0.0561125</text:p>
          </table:table-cell>
          <table:table-cell office:value-type="float" office:value="0.0550375" calcext:value-type="float">
            <text:p>0.0550375</text:p>
          </table:table-cell>
          <table:table-cell office:value-type="float" office:value="0.052975" calcext:value-type="float">
            <text:p>0.052975</text:p>
          </table:table-cell>
          <table:table-cell office:value-type="float" office:value="0.0509312" calcext:value-type="float">
            <text:p>0.0509312</text:p>
          </table:table-cell>
          <table:table-cell office:value-type="float" office:value="0.048575" calcext:value-type="float">
            <text:p>0.048575</text:p>
          </table:table-cell>
          <table:table-cell office:value-type="float" office:value="0.0449563" calcext:value-type="float">
            <text:p>0.0449563</text:p>
          </table:table-cell>
          <table:table-cell office:value-type="float" office:value="0.0419875" calcext:value-type="float">
            <text:p>0.0419875</text:p>
          </table:table-cell>
          <table:table-cell office:value-type="float" office:value="0.0384" calcext:value-type="float">
            <text:p>0.0384</text:p>
          </table:table-cell>
          <table:table-cell office:value-type="float" office:value="0.033775" calcext:value-type="float">
            <text:p>0.033775</text:p>
          </table:table-cell>
          <table:table-cell office:value-type="float" office:value="0.0296063" calcext:value-type="float">
            <text:p>0.0296063</text:p>
          </table:table-cell>
          <table:table-cell office:value-type="float" office:value="0.024825" calcext:value-type="float">
            <text:p>0.024825</text:p>
          </table:table-cell>
          <table:table-cell office:value-type="float" office:value="0.0190375" calcext:value-type="float">
            <text:p>0.0190375</text:p>
          </table:table-cell>
          <table:table-cell office:value-type="float" office:value="0.0136188" calcext:value-type="float">
            <text:p>0.0136188</text:p>
          </table:table-cell>
          <table:table-cell office:value-type="float" office:value="0.00825625" calcext:value-type="float">
            <text:p>0.00825625</text:p>
          </table:table-cell>
          <table:table-cell office:value-type="float" office:value="0.00268125" calcext:value-type="float">
            <text:p>0.00268125</text:p>
          </table:table-cell>
          <table:table-cell table:formula="of:=SUM([.Q55:.BI55])" office:value-type="float" office:value="1.8434815" calcext:value-type="float">
            <text:p>1.8434815</text:p>
          </table:table-cell>
        </table:table-row>
        <table:table-row table:style-name="ro1">
          <table:table-cell office:value-type="float" office:value="3.325" calcext:value-type="float">
            <text:p>3.325</text:p>
          </table:table-cell>
          <table:table-cell office:value-type="float" office:value="0.0622687" calcext:value-type="float">
            <text:p>0.0622687</text:p>
          </table:table-cell>
          <table:table-cell office:value-type="float" office:value="0.060225" calcext:value-type="float">
            <text:p>0.060225</text:p>
          </table:table-cell>
          <table:table-cell office:value-type="float" office:value="0.057125" calcext:value-type="float">
            <text:p>0.057125</text:p>
          </table:table-cell>
          <table:table-cell office:value-type="float" office:value="0.0535687" calcext:value-type="float">
            <text:p>0.0535687</text:p>
          </table:table-cell>
          <table:table-cell office:value-type="float" office:value="0.0515625" calcext:value-type="float">
            <text:p>0.0515625</text:p>
          </table:table-cell>
          <table:table-cell office:value-type="float" office:value="0.0483188" calcext:value-type="float">
            <text:p>0.0483188</text:p>
          </table:table-cell>
          <table:table-cell office:value-type="float" office:value="0.0474" calcext:value-type="float">
            <text:p>0.0474</text:p>
          </table:table-cell>
          <table:table-cell office:value-type="float" office:value="0.0444375" calcext:value-type="float">
            <text:p>0.0444375</text:p>
          </table:table-cell>
          <table:table-cell office:value-type="float" office:value="0.042825" calcext:value-type="float">
            <text:p>0.042825</text:p>
          </table:table-cell>
          <table:table-cell office:value-type="float" office:value="0.04105" calcext:value-type="float">
            <text:p>0.04105</text:p>
          </table:table-cell>
          <table:table-cell office:value-type="float" office:value="0.0381063" calcext:value-type="float">
            <text:p>0.0381063</text:p>
          </table:table-cell>
          <table:table-cell office:value-type="float" office:value="0.0378312" calcext:value-type="float">
            <text:p>0.0378312</text:p>
          </table:table-cell>
          <table:table-cell office:value-type="float" office:value="0.03665" calcext:value-type="float">
            <text:p>0.03665</text:p>
          </table:table-cell>
          <table:table-cell office:value-type="float" office:value="0.0349687" calcext:value-type="float">
            <text:p>0.0349687</text:p>
          </table:table-cell>
          <table:table-cell office:value-type="float" office:value="0.0341562" calcext:value-type="float">
            <text:p>0.0341562</text:p>
          </table:table-cell>
          <table:table-cell office:value-type="float" office:value="0.0330625" calcext:value-type="float">
            <text:p>0.0330625</text:p>
          </table:table-cell>
          <table:table-cell office:value-type="float" office:value="0.0322" calcext:value-type="float">
            <text:p>0.0322</text:p>
          </table:table-cell>
          <table:table-cell office:value-type="float" office:value="0.031875" calcext:value-type="float">
            <text:p>0.031875</text:p>
          </table:table-cell>
          <table:table-cell office:value-type="float" office:value="0.0326313" calcext:value-type="float">
            <text:p>0.0326313</text:p>
          </table:table-cell>
          <table:table-cell office:value-type="float" office:value="0.032325" calcext:value-type="float">
            <text:p>0.032325</text:p>
          </table:table-cell>
          <table:table-cell office:value-type="float" office:value="0.0328" calcext:value-type="float">
            <text:p>0.0328</text:p>
          </table:table-cell>
          <table:table-cell office:value-type="float" office:value="0.0334812" calcext:value-type="float">
            <text:p>0.0334812</text:p>
          </table:table-cell>
          <table:table-cell office:value-type="float" office:value="0.0346" calcext:value-type="float">
            <text:p>0.0346</text:p>
          </table:table-cell>
          <table:table-cell office:value-type="float" office:value="0.034975" calcext:value-type="float">
            <text:p>0.034975</text:p>
          </table:table-cell>
          <table:table-cell office:value-type="float" office:value="0.0361" calcext:value-type="float">
            <text:p>0.0361</text:p>
          </table:table-cell>
          <table:table-cell office:value-type="float" office:value="0.0370562" calcext:value-type="float">
            <text:p>0.0370562</text:p>
          </table:table-cell>
          <table:table-cell office:value-type="float" office:value="0.0378375" calcext:value-type="float">
            <text:p>0.0378375</text:p>
          </table:table-cell>
          <table:table-cell office:value-type="float" office:value="0.0395125" calcext:value-type="float">
            <text:p>0.0395125</text:p>
          </table:table-cell>
          <table:table-cell office:value-type="float" office:value="0.0407687" calcext:value-type="float">
            <text:p>0.0407687</text:p>
          </table:table-cell>
          <table:table-cell office:value-type="float" office:value="0.0424187" calcext:value-type="float">
            <text:p>0.0424187</text:p>
          </table:table-cell>
          <table:table-cell office:value-type="float" office:value="0.0441375" calcext:value-type="float">
            <text:p>0.0441375</text:p>
          </table:table-cell>
          <table:table-cell office:value-type="float" office:value="0.0451875" calcext:value-type="float">
            <text:p>0.0451875</text:p>
          </table:table-cell>
          <table:table-cell office:value-type="float" office:value="0.0468937" calcext:value-type="float">
            <text:p>0.0468937</text:p>
          </table:table-cell>
          <table:table-cell office:value-type="float" office:value="0.0492438" calcext:value-type="float">
            <text:p>0.0492438</text:p>
          </table:table-cell>
          <table:table-cell office:value-type="float" office:value="0.0507437" calcext:value-type="float">
            <text:p>0.0507437</text:p>
          </table:table-cell>
          <table:table-cell office:value-type="float" office:value="0.0524125" calcext:value-type="float">
            <text:p>0.0524125</text:p>
          </table:table-cell>
          <table:table-cell office:value-type="float" office:value="0.0538937" calcext:value-type="float">
            <text:p>0.0538937</text:p>
          </table:table-cell>
          <table:table-cell office:value-type="float" office:value="0.0545187" calcext:value-type="float">
            <text:p>0.0545187</text:p>
          </table:table-cell>
          <table:table-cell office:value-type="float" office:value="0.056125" calcext:value-type="float">
            <text:p>0.056125</text:p>
          </table:table-cell>
          <table:table-cell office:value-type="float" office:value="0.05695" calcext:value-type="float">
            <text:p>0.05695</text:p>
          </table:table-cell>
          <table:table-cell office:value-type="float" office:value="0.0582688" calcext:value-type="float">
            <text:p>0.0582688</text:p>
          </table:table-cell>
          <table:table-cell office:value-type="float" office:value="0.0585125" calcext:value-type="float">
            <text:p>0.0585125</text:p>
          </table:table-cell>
          <table:table-cell office:value-type="float" office:value="0.0578562" calcext:value-type="float">
            <text:p>0.0578562</text:p>
          </table:table-cell>
          <table:table-cell office:value-type="float" office:value="0.0581875" calcext:value-type="float">
            <text:p>0.0581875</text:p>
          </table:table-cell>
          <table:table-cell office:value-type="float" office:value="0.0578063" calcext:value-type="float">
            <text:p>0.0578063</text:p>
          </table:table-cell>
          <table:table-cell office:value-type="float" office:value="0.057125" calcext:value-type="float">
            <text:p>0.057125</text:p>
          </table:table-cell>
          <table:table-cell office:value-type="float" office:value="0.05465" calcext:value-type="float">
            <text:p>0.05465</text:p>
          </table:table-cell>
          <table:table-cell office:value-type="float" office:value="0.0525875" calcext:value-type="float">
            <text:p>0.0525875</text:p>
          </table:table-cell>
          <table:table-cell office:value-type="float" office:value="0.051575" calcext:value-type="float">
            <text:p>0.051575</text:p>
          </table:table-cell>
          <table:table-cell office:value-type="float" office:value="0.0482062" calcext:value-type="float">
            <text:p>0.0482062</text:p>
          </table:table-cell>
          <table:table-cell office:value-type="float" office:value="0.0457313" calcext:value-type="float">
            <text:p>0.0457313</text:p>
          </table:table-cell>
          <table:table-cell office:value-type="float" office:value="0.0412187" calcext:value-type="float">
            <text:p>0.0412187</text:p>
          </table:table-cell>
          <table:table-cell office:value-type="float" office:value="0.0384" calcext:value-type="float">
            <text:p>0.0384</text:p>
          </table:table-cell>
          <table:table-cell office:value-type="float" office:value="0.0338" calcext:value-type="float">
            <text:p>0.0338</text:p>
          </table:table-cell>
          <table:table-cell office:value-type="float" office:value="0.030225" calcext:value-type="float">
            <text:p>0.030225</text:p>
          </table:table-cell>
          <table:table-cell office:value-type="float" office:value="0.0245375" calcext:value-type="float">
            <text:p>0.0245375</text:p>
          </table:table-cell>
          <table:table-cell office:value-type="float" office:value="0.0189375" calcext:value-type="float">
            <text:p>0.0189375</text:p>
          </table:table-cell>
          <table:table-cell office:value-type="float" office:value="0.0141312" calcext:value-type="float">
            <text:p>0.0141312</text:p>
          </table:table-cell>
          <table:table-cell office:value-type="float" office:value="0.0083875" calcext:value-type="float">
            <text:p>0.0083875</text:p>
          </table:table-cell>
          <table:table-cell office:value-type="float" office:value="0.00288125" calcext:value-type="float">
            <text:p>0.00288125</text:p>
          </table:table-cell>
          <table:table-cell table:formula="of:=SUM([.Q56:.BI56])" office:value-type="float" office:value="1.85477465" calcext:value-type="float">
            <text:p>1.85477465</text:p>
          </table:table-cell>
        </table:table-row>
        <table:table-row table:style-name="ro1">
          <table:table-cell office:value-type="float" office:value="3.384375" calcext:value-type="float">
            <text:p>3.384375</text:p>
          </table:table-cell>
          <table:table-cell office:value-type="float" office:value="0.0621625" calcext:value-type="float">
            <text:p>0.0621625</text:p>
          </table:table-cell>
          <table:table-cell office:value-type="float" office:value="0.0600375" calcext:value-type="float">
            <text:p>0.0600375</text:p>
          </table:table-cell>
          <table:table-cell office:value-type="float" office:value="0.05695" calcext:value-type="float">
            <text:p>0.05695</text:p>
          </table:table-cell>
          <table:table-cell office:value-type="float" office:value="0.054725" calcext:value-type="float">
            <text:p>0.054725</text:p>
          </table:table-cell>
          <table:table-cell office:value-type="float" office:value="0.0516375" calcext:value-type="float">
            <text:p>0.0516375</text:p>
          </table:table-cell>
          <table:table-cell office:value-type="float" office:value="0.0480438" calcext:value-type="float">
            <text:p>0.0480438</text:p>
          </table:table-cell>
          <table:table-cell office:value-type="float" office:value="0.0478625" calcext:value-type="float">
            <text:p>0.0478625</text:p>
          </table:table-cell>
          <table:table-cell office:value-type="float" office:value="0.044275" calcext:value-type="float">
            <text:p>0.044275</text:p>
          </table:table-cell>
          <table:table-cell office:value-type="float" office:value="0.0423062" calcext:value-type="float">
            <text:p>0.0423062</text:p>
          </table:table-cell>
          <table:table-cell office:value-type="float" office:value="0.0403" calcext:value-type="float">
            <text:p>0.0403</text:p>
          </table:table-cell>
          <table:table-cell office:value-type="float" office:value="0.0388875" calcext:value-type="float">
            <text:p>0.0388875</text:p>
          </table:table-cell>
          <table:table-cell office:value-type="float" office:value="0.0372688" calcext:value-type="float">
            <text:p>0.0372688</text:p>
          </table:table-cell>
          <table:table-cell office:value-type="float" office:value="0.0350875" calcext:value-type="float">
            <text:p>0.0350875</text:p>
          </table:table-cell>
          <table:table-cell office:value-type="float" office:value="0.0344625" calcext:value-type="float">
            <text:p>0.0344625</text:p>
          </table:table-cell>
          <table:table-cell office:value-type="float" office:value="0.034325" calcext:value-type="float">
            <text:p>0.034325</text:p>
          </table:table-cell>
          <table:table-cell office:value-type="float" office:value="0.033125" calcext:value-type="float">
            <text:p>0.033125</text:p>
          </table:table-cell>
          <table:table-cell office:value-type="float" office:value="0.0335437" calcext:value-type="float">
            <text:p>0.0335437</text:p>
          </table:table-cell>
          <table:table-cell office:value-type="float" office:value="0.0323937" calcext:value-type="float">
            <text:p>0.0323937</text:p>
          </table:table-cell>
          <table:table-cell office:value-type="float" office:value="0.0328625" calcext:value-type="float">
            <text:p>0.0328625</text:p>
          </table:table-cell>
          <table:table-cell office:value-type="float" office:value="0.0324562" calcext:value-type="float">
            <text:p>0.0324562</text:p>
          </table:table-cell>
          <table:table-cell office:value-type="float" office:value="0.0324813" calcext:value-type="float">
            <text:p>0.0324813</text:p>
          </table:table-cell>
          <table:table-cell office:value-type="float" office:value="0.0327687" calcext:value-type="float">
            <text:p>0.0327687</text:p>
          </table:table-cell>
          <table:table-cell office:value-type="float" office:value="0.0333625" calcext:value-type="float">
            <text:p>0.0333625</text:p>
          </table:table-cell>
          <table:table-cell office:value-type="float" office:value="0.0351187" calcext:value-type="float">
            <text:p>0.0351187</text:p>
          </table:table-cell>
          <table:table-cell office:value-type="float" office:value="0.0359875" calcext:value-type="float">
            <text:p>0.0359875</text:p>
          </table:table-cell>
          <table:table-cell office:value-type="float" office:value="0.0367188" calcext:value-type="float">
            <text:p>0.0367188</text:p>
          </table:table-cell>
          <table:table-cell office:value-type="float" office:value="0.0383438" calcext:value-type="float">
            <text:p>0.0383438</text:p>
          </table:table-cell>
          <table:table-cell office:value-type="float" office:value="0.0399125" calcext:value-type="float">
            <text:p>0.0399125</text:p>
          </table:table-cell>
          <table:table-cell office:value-type="float" office:value="0.0401813" calcext:value-type="float">
            <text:p>0.0401813</text:p>
          </table:table-cell>
          <table:table-cell office:value-type="float" office:value="0.0434563" calcext:value-type="float">
            <text:p>0.0434563</text:p>
          </table:table-cell>
          <table:table-cell office:value-type="float" office:value="0.043425" calcext:value-type="float">
            <text:p>0.043425</text:p>
          </table:table-cell>
          <table:table-cell office:value-type="float" office:value="0.0451812" calcext:value-type="float">
            <text:p>0.0451812</text:p>
          </table:table-cell>
          <table:table-cell office:value-type="float" office:value="0.0470625" calcext:value-type="float">
            <text:p>0.0470625</text:p>
          </table:table-cell>
          <table:table-cell office:value-type="float" office:value="0.0506438" calcext:value-type="float">
            <text:p>0.0506438</text:p>
          </table:table-cell>
          <table:table-cell office:value-type="float" office:value="0.0512625" calcext:value-type="float">
            <text:p>0.0512625</text:p>
          </table:table-cell>
          <table:table-cell office:value-type="float" office:value="0.053375" calcext:value-type="float">
            <text:p>0.053375</text:p>
          </table:table-cell>
          <table:table-cell office:value-type="float" office:value="0.0539063" calcext:value-type="float">
            <text:p>0.0539063</text:p>
          </table:table-cell>
          <table:table-cell office:value-type="float" office:value="0.0554625" calcext:value-type="float">
            <text:p>0.0554625</text:p>
          </table:table-cell>
          <table:table-cell office:value-type="float" office:value="0.0558" calcext:value-type="float">
            <text:p>0.0558</text:p>
          </table:table-cell>
          <table:table-cell office:value-type="float" office:value="0.0568188" calcext:value-type="float">
            <text:p>0.0568188</text:p>
          </table:table-cell>
          <table:table-cell office:value-type="float" office:value="0.05755" calcext:value-type="float">
            <text:p>0.05755</text:p>
          </table:table-cell>
          <table:table-cell office:value-type="float" office:value="0.0592063" calcext:value-type="float">
            <text:p>0.0592063</text:p>
          </table:table-cell>
          <table:table-cell office:value-type="float" office:value="0.0597562" calcext:value-type="float">
            <text:p>0.0597562</text:p>
          </table:table-cell>
          <table:table-cell office:value-type="float" office:value="0.058375" calcext:value-type="float">
            <text:p>0.058375</text:p>
          </table:table-cell>
          <table:table-cell office:value-type="float" office:value="0.0585688" calcext:value-type="float">
            <text:p>0.0585688</text:p>
          </table:table-cell>
          <table:table-cell office:value-type="float" office:value="0.0575688" calcext:value-type="float">
            <text:p>0.0575688</text:p>
          </table:table-cell>
          <table:table-cell office:value-type="float" office:value="0.0552625" calcext:value-type="float">
            <text:p>0.0552625</text:p>
          </table:table-cell>
          <table:table-cell office:value-type="float" office:value="0.0532125" calcext:value-type="float">
            <text:p>0.0532125</text:p>
          </table:table-cell>
          <table:table-cell office:value-type="float" office:value="0.0520625" calcext:value-type="float">
            <text:p>0.0520625</text:p>
          </table:table-cell>
          <table:table-cell office:value-type="float" office:value="0.0489687" calcext:value-type="float">
            <text:p>0.0489687</text:p>
          </table:table-cell>
          <table:table-cell office:value-type="float" office:value="0.0460812" calcext:value-type="float">
            <text:p>0.0460812</text:p>
          </table:table-cell>
          <table:table-cell office:value-type="float" office:value="0.0426125" calcext:value-type="float">
            <text:p>0.0426125</text:p>
          </table:table-cell>
          <table:table-cell office:value-type="float" office:value="0.0385563" calcext:value-type="float">
            <text:p>0.0385563</text:p>
          </table:table-cell>
          <table:table-cell office:value-type="float" office:value="0.0341125" calcext:value-type="float">
            <text:p>0.0341125</text:p>
          </table:table-cell>
          <table:table-cell office:value-type="float" office:value="0.0290187" calcext:value-type="float">
            <text:p>0.0290187</text:p>
          </table:table-cell>
          <table:table-cell office:value-type="float" office:value="0.0253375" calcext:value-type="float">
            <text:p>0.0253375</text:p>
          </table:table-cell>
          <table:table-cell office:value-type="float" office:value="0.0193437" calcext:value-type="float">
            <text:p>0.0193437</text:p>
          </table:table-cell>
          <table:table-cell office:value-type="float" office:value="0.0140562" calcext:value-type="float">
            <text:p>0.0140562</text:p>
          </table:table-cell>
          <table:table-cell office:value-type="float" office:value="0.00830625" calcext:value-type="float">
            <text:p>0.00830625</text:p>
          </table:table-cell>
          <table:table-cell office:value-type="float" office:value="0.00275625" calcext:value-type="float">
            <text:p>0.00275625</text:p>
          </table:table-cell>
          <table:table-cell table:formula="of:=SUM([.Q57:.BI57])" office:value-type="float" office:value="1.8663625" calcext:value-type="float">
            <text:p>1.8663625</text:p>
          </table:table-cell>
        </table:table-row>
        <table:table-row table:style-name="ro1">
          <table:table-cell office:value-type="float" office:value="3.44375" calcext:value-type="float">
            <text:p>3.44375</text:p>
          </table:table-cell>
          <table:table-cell office:value-type="float" office:value="0.0639625" calcext:value-type="float">
            <text:p>0.0639625</text:p>
          </table:table-cell>
          <table:table-cell office:value-type="float" office:value="0.0596187" calcext:value-type="float">
            <text:p>0.0596187</text:p>
          </table:table-cell>
          <table:table-cell office:value-type="float" office:value="0.05715" calcext:value-type="float">
            <text:p>0.05715</text:p>
          </table:table-cell>
          <table:table-cell office:value-type="float" office:value="0.0555812" calcext:value-type="float">
            <text:p>0.0555812</text:p>
          </table:table-cell>
          <table:table-cell office:value-type="float" office:value="0.0528438" calcext:value-type="float">
            <text:p>0.0528438</text:p>
          </table:table-cell>
          <table:table-cell office:value-type="float" office:value="0.0498375" calcext:value-type="float">
            <text:p>0.0498375</text:p>
          </table:table-cell>
          <table:table-cell office:value-type="float" office:value="0.0468438" calcext:value-type="float">
            <text:p>0.0468438</text:p>
          </table:table-cell>
          <table:table-cell office:value-type="float" office:value="0.0457062" calcext:value-type="float">
            <text:p>0.0457062</text:p>
          </table:table-cell>
          <table:table-cell office:value-type="float" office:value="0.0413813" calcext:value-type="float">
            <text:p>0.0413813</text:p>
          </table:table-cell>
          <table:table-cell office:value-type="float" office:value="0.0411687" calcext:value-type="float">
            <text:p>0.0411687</text:p>
          </table:table-cell>
          <table:table-cell office:value-type="float" office:value="0.038325" calcext:value-type="float">
            <text:p>0.038325</text:p>
          </table:table-cell>
          <table:table-cell office:value-type="float" office:value="0.03715" calcext:value-type="float">
            <text:p>0.03715</text:p>
          </table:table-cell>
          <table:table-cell office:value-type="float" office:value="0.036775" calcext:value-type="float">
            <text:p>0.036775</text:p>
          </table:table-cell>
          <table:table-cell office:value-type="float" office:value="0.0355063" calcext:value-type="float">
            <text:p>0.0355063</text:p>
          </table:table-cell>
          <table:table-cell office:value-type="float" office:value="0.0339938" calcext:value-type="float">
            <text:p>0.0339938</text:p>
          </table:table-cell>
          <table:table-cell office:value-type="float" office:value="0.0332812" calcext:value-type="float">
            <text:p>0.0332812</text:p>
          </table:table-cell>
          <table:table-cell office:value-type="float" office:value="0.0327875" calcext:value-type="float">
            <text:p>0.0327875</text:p>
          </table:table-cell>
          <table:table-cell office:value-type="float" office:value="0.0323375" calcext:value-type="float">
            <text:p>0.0323375</text:p>
          </table:table-cell>
          <table:table-cell office:value-type="float" office:value="0.0316875" calcext:value-type="float">
            <text:p>0.0316875</text:p>
          </table:table-cell>
          <table:table-cell office:value-type="float" office:value="0.0319938" calcext:value-type="float">
            <text:p>0.0319938</text:p>
          </table:table-cell>
          <table:table-cell office:value-type="float" office:value="0.0334375" calcext:value-type="float">
            <text:p>0.0334375</text:p>
          </table:table-cell>
          <table:table-cell office:value-type="float" office:value="0.0328437" calcext:value-type="float">
            <text:p>0.0328437</text:p>
          </table:table-cell>
          <table:table-cell office:value-type="float" office:value="0.033475" calcext:value-type="float">
            <text:p>0.033475</text:p>
          </table:table-cell>
          <table:table-cell office:value-type="float" office:value="0.0351125" calcext:value-type="float">
            <text:p>0.0351125</text:p>
          </table:table-cell>
          <table:table-cell office:value-type="float" office:value="0.03555" calcext:value-type="float">
            <text:p>0.03555</text:p>
          </table:table-cell>
          <table:table-cell office:value-type="float" office:value="0.0371312" calcext:value-type="float">
            <text:p>0.0371312</text:p>
          </table:table-cell>
          <table:table-cell office:value-type="float" office:value="0.03935" calcext:value-type="float">
            <text:p>0.03935</text:p>
          </table:table-cell>
          <table:table-cell office:value-type="float" office:value="0.0389375" calcext:value-type="float">
            <text:p>0.0389375</text:p>
          </table:table-cell>
          <table:table-cell office:value-type="float" office:value="0.0408125" calcext:value-type="float">
            <text:p>0.0408125</text:p>
          </table:table-cell>
          <table:table-cell office:value-type="float" office:value="0.04235" calcext:value-type="float">
            <text:p>0.04235</text:p>
          </table:table-cell>
          <table:table-cell office:value-type="float" office:value="0.0438313" calcext:value-type="float">
            <text:p>0.0438313</text:p>
          </table:table-cell>
          <table:table-cell office:value-type="float" office:value="0.0459813" calcext:value-type="float">
            <text:p>0.0459813</text:p>
          </table:table-cell>
          <table:table-cell office:value-type="float" office:value="0.0480438" calcext:value-type="float">
            <text:p>0.0480438</text:p>
          </table:table-cell>
          <table:table-cell office:value-type="float" office:value="0.0486125" calcext:value-type="float">
            <text:p>0.0486125</text:p>
          </table:table-cell>
          <table:table-cell office:value-type="float" office:value="0.0498125" calcext:value-type="float">
            <text:p>0.0498125</text:p>
          </table:table-cell>
          <table:table-cell office:value-type="float" office:value="0.0522437" calcext:value-type="float">
            <text:p>0.0522437</text:p>
          </table:table-cell>
          <table:table-cell office:value-type="float" office:value="0.0533125" calcext:value-type="float">
            <text:p>0.0533125</text:p>
          </table:table-cell>
          <table:table-cell office:value-type="float" office:value="0.05605" calcext:value-type="float">
            <text:p>0.05605</text:p>
          </table:table-cell>
          <table:table-cell office:value-type="float" office:value="0.0576375" calcext:value-type="float">
            <text:p>0.0576375</text:p>
          </table:table-cell>
          <table:table-cell office:value-type="float" office:value="0.0574375" calcext:value-type="float">
            <text:p>0.0574375</text:p>
          </table:table-cell>
          <table:table-cell office:value-type="float" office:value="0.060425" calcext:value-type="float">
            <text:p>0.060425</text:p>
          </table:table-cell>
          <table:table-cell office:value-type="float" office:value="0.0587937" calcext:value-type="float">
            <text:p>0.0587937</text:p>
          </table:table-cell>
          <table:table-cell office:value-type="float" office:value="0.0584625" calcext:value-type="float">
            <text:p>0.0584625</text:p>
          </table:table-cell>
          <table:table-cell office:value-type="float" office:value="0.0594625" calcext:value-type="float">
            <text:p>0.0594625</text:p>
          </table:table-cell>
          <table:table-cell office:value-type="float" office:value="0.05715" calcext:value-type="float">
            <text:p>0.05715</text:p>
          </table:table-cell>
          <table:table-cell office:value-type="float" office:value="0.0575312" calcext:value-type="float">
            <text:p>0.0575312</text:p>
          </table:table-cell>
          <table:table-cell office:value-type="float" office:value="0.0561375" calcext:value-type="float">
            <text:p>0.0561375</text:p>
          </table:table-cell>
          <table:table-cell office:value-type="float" office:value="0.0522" calcext:value-type="float">
            <text:p>0.0522</text:p>
          </table:table-cell>
          <table:table-cell office:value-type="float" office:value="0.0520375" calcext:value-type="float">
            <text:p>0.0520375</text:p>
          </table:table-cell>
          <table:table-cell office:value-type="float" office:value="0.0486125" calcext:value-type="float">
            <text:p>0.0486125</text:p>
          </table:table-cell>
          <table:table-cell office:value-type="float" office:value="0.0463937" calcext:value-type="float">
            <text:p>0.0463937</text:p>
          </table:table-cell>
          <table:table-cell office:value-type="float" office:value="0.0429187" calcext:value-type="float">
            <text:p>0.0429187</text:p>
          </table:table-cell>
          <table:table-cell office:value-type="float" office:value="0.0395062" calcext:value-type="float">
            <text:p>0.0395062</text:p>
          </table:table-cell>
          <table:table-cell office:value-type="float" office:value="0.0338625" calcext:value-type="float">
            <text:p>0.0338625</text:p>
          </table:table-cell>
          <table:table-cell office:value-type="float" office:value="0.0302812" calcext:value-type="float">
            <text:p>0.0302812</text:p>
          </table:table-cell>
          <table:table-cell office:value-type="float" office:value="0.0245437" calcext:value-type="float">
            <text:p>0.0245437</text:p>
          </table:table-cell>
          <table:table-cell office:value-type="float" office:value="0.0196375" calcext:value-type="float">
            <text:p>0.0196375</text:p>
          </table:table-cell>
          <table:table-cell office:value-type="float" office:value="0.0143062" calcext:value-type="float">
            <text:p>0.0143062</text:p>
          </table:table-cell>
          <table:table-cell office:value-type="float" office:value="0.00846875" calcext:value-type="float">
            <text:p>0.00846875</text:p>
          </table:table-cell>
          <table:table-cell office:value-type="float" office:value="0.00265" calcext:value-type="float">
            <text:p>0.00265</text:p>
          </table:table-cell>
          <table:table-cell table:formula="of:=SUM([.Q58:.BI58])" office:value-type="float" office:value="1.86743085" calcext:value-type="float">
            <text:p>1.86743085</text:p>
          </table:table-cell>
        </table:table-row>
        <table:table-row table:style-name="ro1">
          <table:table-cell office:value-type="float" office:value="3.503125" calcext:value-type="float">
            <text:p>3.503125</text:p>
          </table:table-cell>
          <table:table-cell office:value-type="float" office:value="0.0645125" calcext:value-type="float">
            <text:p>0.0645125</text:p>
          </table:table-cell>
          <table:table-cell office:value-type="float" office:value="0.0607813" calcext:value-type="float">
            <text:p>0.0607813</text:p>
          </table:table-cell>
          <table:table-cell office:value-type="float" office:value="0.057075" calcext:value-type="float">
            <text:p>0.057075</text:p>
          </table:table-cell>
          <table:table-cell office:value-type="float" office:value="0.055825" calcext:value-type="float">
            <text:p>0.055825</text:p>
          </table:table-cell>
          <table:table-cell office:value-type="float" office:value="0.0529312" calcext:value-type="float">
            <text:p>0.0529312</text:p>
          </table:table-cell>
          <table:table-cell office:value-type="float" office:value="0.04905" calcext:value-type="float">
            <text:p>0.04905</text:p>
          </table:table-cell>
          <table:table-cell office:value-type="float" office:value="0.0468875" calcext:value-type="float">
            <text:p>0.0468875</text:p>
          </table:table-cell>
          <table:table-cell office:value-type="float" office:value="0.0452" calcext:value-type="float">
            <text:p>0.0452</text:p>
          </table:table-cell>
          <table:table-cell office:value-type="float" office:value="0.0424625" calcext:value-type="float">
            <text:p>0.0424625</text:p>
          </table:table-cell>
          <table:table-cell office:value-type="float" office:value="0.0419875" calcext:value-type="float">
            <text:p>0.0419875</text:p>
          </table:table-cell>
          <table:table-cell office:value-type="float" office:value="0.0388187" calcext:value-type="float">
            <text:p>0.0388187</text:p>
          </table:table-cell>
          <table:table-cell office:value-type="float" office:value="0.03705" calcext:value-type="float">
            <text:p>0.03705</text:p>
          </table:table-cell>
          <table:table-cell office:value-type="float" office:value="0.0359875" calcext:value-type="float">
            <text:p>0.0359875</text:p>
          </table:table-cell>
          <table:table-cell office:value-type="float" office:value="0.0346875" calcext:value-type="float">
            <text:p>0.0346875</text:p>
          </table:table-cell>
          <table:table-cell office:value-type="float" office:value="0.0344" calcext:value-type="float">
            <text:p>0.0344</text:p>
          </table:table-cell>
          <table:table-cell office:value-type="float" office:value="0.033825" calcext:value-type="float">
            <text:p>0.033825</text:p>
          </table:table-cell>
          <table:table-cell office:value-type="float" office:value="0.0324562" calcext:value-type="float">
            <text:p>0.0324562</text:p>
          </table:table-cell>
          <table:table-cell office:value-type="float" office:value="0.0325063" calcext:value-type="float">
            <text:p>0.0325063</text:p>
          </table:table-cell>
          <table:table-cell office:value-type="float" office:value="0.0329438" calcext:value-type="float">
            <text:p>0.0329438</text:p>
          </table:table-cell>
          <table:table-cell office:value-type="float" office:value="0.0324438" calcext:value-type="float">
            <text:p>0.0324438</text:p>
          </table:table-cell>
          <table:table-cell office:value-type="float" office:value="0.033025" calcext:value-type="float">
            <text:p>0.033025</text:p>
          </table:table-cell>
          <table:table-cell office:value-type="float" office:value="0.03385" calcext:value-type="float">
            <text:p>0.03385</text:p>
          </table:table-cell>
          <table:table-cell office:value-type="float" office:value="0.033525" calcext:value-type="float">
            <text:p>0.033525</text:p>
          </table:table-cell>
          <table:table-cell office:value-type="float" office:value="0.034725" calcext:value-type="float">
            <text:p>0.034725</text:p>
          </table:table-cell>
          <table:table-cell office:value-type="float" office:value="0.0359063" calcext:value-type="float">
            <text:p>0.0359063</text:p>
          </table:table-cell>
          <table:table-cell office:value-type="float" office:value="0.0369063" calcext:value-type="float">
            <text:p>0.0369063</text:p>
          </table:table-cell>
          <table:table-cell office:value-type="float" office:value="0.0375625" calcext:value-type="float">
            <text:p>0.0375625</text:p>
          </table:table-cell>
          <table:table-cell office:value-type="float" office:value="0.0401562" calcext:value-type="float">
            <text:p>0.0401562</text:p>
          </table:table-cell>
          <table:table-cell office:value-type="float" office:value="0.0404438" calcext:value-type="float">
            <text:p>0.0404438</text:p>
          </table:table-cell>
          <table:table-cell office:value-type="float" office:value="0.0429812" calcext:value-type="float">
            <text:p>0.0429812</text:p>
          </table:table-cell>
          <table:table-cell office:value-type="float" office:value="0.0436875" calcext:value-type="float">
            <text:p>0.0436875</text:p>
          </table:table-cell>
          <table:table-cell office:value-type="float" office:value="0.0458438" calcext:value-type="float">
            <text:p>0.0458438</text:p>
          </table:table-cell>
          <table:table-cell office:value-type="float" office:value="0.0466125" calcext:value-type="float">
            <text:p>0.0466125</text:p>
          </table:table-cell>
          <table:table-cell office:value-type="float" office:value="0.0495188" calcext:value-type="float">
            <text:p>0.0495188</text:p>
          </table:table-cell>
          <table:table-cell office:value-type="float" office:value="0.0517875" calcext:value-type="float">
            <text:p>0.0517875</text:p>
          </table:table-cell>
          <table:table-cell office:value-type="float" office:value="0.0531375" calcext:value-type="float">
            <text:p>0.0531375</text:p>
          </table:table-cell>
          <table:table-cell office:value-type="float" office:value="0.0537062" calcext:value-type="float">
            <text:p>0.0537062</text:p>
          </table:table-cell>
          <table:table-cell office:value-type="float" office:value="0.0561562" calcext:value-type="float">
            <text:p>0.0561562</text:p>
          </table:table-cell>
          <table:table-cell office:value-type="float" office:value="0.0568" calcext:value-type="float">
            <text:p>0.0568</text:p>
          </table:table-cell>
          <table:table-cell office:value-type="float" office:value="0.0582437" calcext:value-type="float">
            <text:p>0.0582437</text:p>
          </table:table-cell>
          <table:table-cell office:value-type="float" office:value="0.058675" calcext:value-type="float">
            <text:p>0.058675</text:p>
          </table:table-cell>
          <table:table-cell office:value-type="float" office:value="0.0599063" calcext:value-type="float">
            <text:p>0.0599063</text:p>
          </table:table-cell>
          <table:table-cell office:value-type="float" office:value="0.0592875" calcext:value-type="float">
            <text:p>0.0592875</text:p>
          </table:table-cell>
          <table:table-cell office:value-type="float" office:value="0.0601625" calcext:value-type="float">
            <text:p>0.0601625</text:p>
          </table:table-cell>
          <table:table-cell office:value-type="float" office:value="0.0586938" calcext:value-type="float">
            <text:p>0.0586938</text:p>
          </table:table-cell>
          <table:table-cell office:value-type="float" office:value="0.0584062" calcext:value-type="float">
            <text:p>0.0584062</text:p>
          </table:table-cell>
          <table:table-cell office:value-type="float" office:value="0.0561063" calcext:value-type="float">
            <text:p>0.0561063</text:p>
          </table:table-cell>
          <table:table-cell office:value-type="float" office:value="0.0549437" calcext:value-type="float">
            <text:p>0.0549437</text:p>
          </table:table-cell>
          <table:table-cell office:value-type="float" office:value="0.0521" calcext:value-type="float">
            <text:p>0.0521</text:p>
          </table:table-cell>
          <table:table-cell office:value-type="float" office:value="0.04985" calcext:value-type="float">
            <text:p>0.04985</text:p>
          </table:table-cell>
          <table:table-cell office:value-type="float" office:value="0.0465375" calcext:value-type="float">
            <text:p>0.0465375</text:p>
          </table:table-cell>
          <table:table-cell office:value-type="float" office:value="0.0431812" calcext:value-type="float">
            <text:p>0.0431812</text:p>
          </table:table-cell>
          <table:table-cell office:value-type="float" office:value="0.0402375" calcext:value-type="float">
            <text:p>0.0402375</text:p>
          </table:table-cell>
          <table:table-cell office:value-type="float" office:value="0.0344187" calcext:value-type="float">
            <text:p>0.0344187</text:p>
          </table:table-cell>
          <table:table-cell office:value-type="float" office:value="0.030025" calcext:value-type="float">
            <text:p>0.030025</text:p>
          </table:table-cell>
          <table:table-cell office:value-type="float" office:value="0.0252" calcext:value-type="float">
            <text:p>0.0252</text:p>
          </table:table-cell>
          <table:table-cell office:value-type="float" office:value="0.0198688" calcext:value-type="float">
            <text:p>0.0198688</text:p>
          </table:table-cell>
          <table:table-cell office:value-type="float" office:value="0.01405" calcext:value-type="float">
            <text:p>0.01405</text:p>
          </table:table-cell>
          <table:table-cell office:value-type="float" office:value="0.00866875" calcext:value-type="float">
            <text:p>0.00866875</text:p>
          </table:table-cell>
          <table:table-cell office:value-type="float" office:value="0.0030125" calcext:value-type="float">
            <text:p>0.0030125</text:p>
          </table:table-cell>
          <table:table-cell table:formula="of:=SUM([.Q59:.BI59])" office:value-type="float" office:value="1.88208135" calcext:value-type="float">
            <text:p>1.88208135</text:p>
          </table:table-cell>
        </table:table-row>
        <table:table-row table:style-name="ro1">
          <table:table-cell office:value-type="float" office:value="3.5625" calcext:value-type="float">
            <text:p>3.5625</text:p>
          </table:table-cell>
          <table:table-cell office:value-type="float" office:value="0.0643313" calcext:value-type="float">
            <text:p>0.0643313</text:p>
          </table:table-cell>
          <table:table-cell office:value-type="float" office:value="0.06085" calcext:value-type="float">
            <text:p>0.06085</text:p>
          </table:table-cell>
          <table:table-cell office:value-type="float" office:value="0.0581313" calcext:value-type="float">
            <text:p>0.0581313</text:p>
          </table:table-cell>
          <table:table-cell office:value-type="float" office:value="0.0556813" calcext:value-type="float">
            <text:p>0.0556813</text:p>
          </table:table-cell>
          <table:table-cell office:value-type="float" office:value="0.0532125" calcext:value-type="float">
            <text:p>0.0532125</text:p>
          </table:table-cell>
          <table:table-cell office:value-type="float" office:value="0.0492438" calcext:value-type="float">
            <text:p>0.0492438</text:p>
          </table:table-cell>
          <table:table-cell office:value-type="float" office:value="0.0475687" calcext:value-type="float">
            <text:p>0.0475687</text:p>
          </table:table-cell>
          <table:table-cell office:value-type="float" office:value="0.0457813" calcext:value-type="float">
            <text:p>0.0457813</text:p>
          </table:table-cell>
          <table:table-cell office:value-type="float" office:value="0.0427625" calcext:value-type="float">
            <text:p>0.0427625</text:p>
          </table:table-cell>
          <table:table-cell office:value-type="float" office:value="0.040925" calcext:value-type="float">
            <text:p>0.040925</text:p>
          </table:table-cell>
          <table:table-cell office:value-type="float" office:value="0.0382813" calcext:value-type="float">
            <text:p>0.0382813</text:p>
          </table:table-cell>
          <table:table-cell office:value-type="float" office:value="0.03755" calcext:value-type="float">
            <text:p>0.03755</text:p>
          </table:table-cell>
          <table:table-cell office:value-type="float" office:value="0.0358938" calcext:value-type="float">
            <text:p>0.0358938</text:p>
          </table:table-cell>
          <table:table-cell office:value-type="float" office:value="0.035025" calcext:value-type="float">
            <text:p>0.035025</text:p>
          </table:table-cell>
          <table:table-cell office:value-type="float" office:value="0.0341188" calcext:value-type="float">
            <text:p>0.0341188</text:p>
          </table:table-cell>
          <table:table-cell office:value-type="float" office:value="0.0331188" calcext:value-type="float">
            <text:p>0.0331188</text:p>
          </table:table-cell>
          <table:table-cell office:value-type="float" office:value="0.0321188" calcext:value-type="float">
            <text:p>0.0321188</text:p>
          </table:table-cell>
          <table:table-cell office:value-type="float" office:value="0.0322187" calcext:value-type="float">
            <text:p>0.0322187</text:p>
          </table:table-cell>
          <table:table-cell office:value-type="float" office:value="0.0326313" calcext:value-type="float">
            <text:p>0.0326313</text:p>
          </table:table-cell>
          <table:table-cell office:value-type="float" office:value="0.0331562" calcext:value-type="float">
            <text:p>0.0331562</text:p>
          </table:table-cell>
          <table:table-cell office:value-type="float" office:value="0.0321375" calcext:value-type="float">
            <text:p>0.0321375</text:p>
          </table:table-cell>
          <table:table-cell office:value-type="float" office:value="0.0336813" calcext:value-type="float">
            <text:p>0.0336813</text:p>
          </table:table-cell>
          <table:table-cell office:value-type="float" office:value="0.0338938" calcext:value-type="float">
            <text:p>0.0338938</text:p>
          </table:table-cell>
          <table:table-cell office:value-type="float" office:value="0.0336375" calcext:value-type="float">
            <text:p>0.0336375</text:p>
          </table:table-cell>
          <table:table-cell office:value-type="float" office:value="0.0361875" calcext:value-type="float">
            <text:p>0.0361875</text:p>
          </table:table-cell>
          <table:table-cell office:value-type="float" office:value="0.0365875" calcext:value-type="float">
            <text:p>0.0365875</text:p>
          </table:table-cell>
          <table:table-cell office:value-type="float" office:value="0.0380938" calcext:value-type="float">
            <text:p>0.0380938</text:p>
          </table:table-cell>
          <table:table-cell office:value-type="float" office:value="0.0399062" calcext:value-type="float">
            <text:p>0.0399062</text:p>
          </table:table-cell>
          <table:table-cell office:value-type="float" office:value="0.0409313" calcext:value-type="float">
            <text:p>0.0409313</text:p>
          </table:table-cell>
          <table:table-cell office:value-type="float" office:value="0.0426125" calcext:value-type="float">
            <text:p>0.0426125</text:p>
          </table:table-cell>
          <table:table-cell office:value-type="float" office:value="0.0443062" calcext:value-type="float">
            <text:p>0.0443062</text:p>
          </table:table-cell>
          <table:table-cell office:value-type="float" office:value="0.045425" calcext:value-type="float">
            <text:p>0.045425</text:p>
          </table:table-cell>
          <table:table-cell office:value-type="float" office:value="0.0468" calcext:value-type="float">
            <text:p>0.0468</text:p>
          </table:table-cell>
          <table:table-cell office:value-type="float" office:value="0.050575" calcext:value-type="float">
            <text:p>0.050575</text:p>
          </table:table-cell>
          <table:table-cell office:value-type="float" office:value="0.0517063" calcext:value-type="float">
            <text:p>0.0517063</text:p>
          </table:table-cell>
          <table:table-cell office:value-type="float" office:value="0.053525" calcext:value-type="float">
            <text:p>0.053525</text:p>
          </table:table-cell>
          <table:table-cell office:value-type="float" office:value="0.0534813" calcext:value-type="float">
            <text:p>0.0534813</text:p>
          </table:table-cell>
          <table:table-cell office:value-type="float" office:value="0.0555375" calcext:value-type="float">
            <text:p>0.0555375</text:p>
          </table:table-cell>
          <table:table-cell office:value-type="float" office:value="0.057575" calcext:value-type="float">
            <text:p>0.057575</text:p>
          </table:table-cell>
          <table:table-cell office:value-type="float" office:value="0.057375" calcext:value-type="float">
            <text:p>0.057375</text:p>
          </table:table-cell>
          <table:table-cell office:value-type="float" office:value="0.0590063" calcext:value-type="float">
            <text:p>0.0590063</text:p>
          </table:table-cell>
          <table:table-cell office:value-type="float" office:value="0.05965" calcext:value-type="float">
            <text:p>0.05965</text:p>
          </table:table-cell>
          <table:table-cell office:value-type="float" office:value="0.0596563" calcext:value-type="float">
            <text:p>0.0596563</text:p>
          </table:table-cell>
          <table:table-cell office:value-type="float" office:value="0.0596625" calcext:value-type="float">
            <text:p>0.0596625</text:p>
          </table:table-cell>
          <table:table-cell office:value-type="float" office:value="0.059475" calcext:value-type="float">
            <text:p>0.059475</text:p>
          </table:table-cell>
          <table:table-cell office:value-type="float" office:value="0.0579438" calcext:value-type="float">
            <text:p>0.0579438</text:p>
          </table:table-cell>
          <table:table-cell office:value-type="float" office:value="0.0571687" calcext:value-type="float">
            <text:p>0.0571687</text:p>
          </table:table-cell>
          <table:table-cell office:value-type="float" office:value="0.053975" calcext:value-type="float">
            <text:p>0.053975</text:p>
          </table:table-cell>
          <table:table-cell office:value-type="float" office:value="0.0526187" calcext:value-type="float">
            <text:p>0.0526187</text:p>
          </table:table-cell>
          <table:table-cell office:value-type="float" office:value="0.0506687" calcext:value-type="float">
            <text:p>0.0506687</text:p>
          </table:table-cell>
          <table:table-cell office:value-type="float" office:value="0.046675" calcext:value-type="float">
            <text:p>0.046675</text:p>
          </table:table-cell>
          <table:table-cell office:value-type="float" office:value="0.043625" calcext:value-type="float">
            <text:p>0.043625</text:p>
          </table:table-cell>
          <table:table-cell office:value-type="float" office:value="0.0396875" calcext:value-type="float">
            <text:p>0.0396875</text:p>
          </table:table-cell>
          <table:table-cell office:value-type="float" office:value="0.0352437" calcext:value-type="float">
            <text:p>0.0352437</text:p>
          </table:table-cell>
          <table:table-cell office:value-type="float" office:value="0.0308812" calcext:value-type="float">
            <text:p>0.0308812</text:p>
          </table:table-cell>
          <table:table-cell office:value-type="float" office:value="0.0253687" calcext:value-type="float">
            <text:p>0.0253687</text:p>
          </table:table-cell>
          <table:table-cell office:value-type="float" office:value="0.0199375" calcext:value-type="float">
            <text:p>0.0199375</text:p>
          </table:table-cell>
          <table:table-cell office:value-type="float" office:value="0.0150437" calcext:value-type="float">
            <text:p>0.0150437</text:p>
          </table:table-cell>
          <table:table-cell office:value-type="float" office:value="0.00886875" calcext:value-type="float">
            <text:p>0.00886875</text:p>
          </table:table-cell>
          <table:table-cell office:value-type="float" office:value="0.0028875" calcext:value-type="float">
            <text:p>0.0028875</text:p>
          </table:table-cell>
          <table:table-cell table:formula="of:=SUM([.Q60:.BI60])" office:value-type="float" office:value="1.88526255" calcext:value-type="float">
            <text:p>1.88526255</text:p>
          </table:table-cell>
        </table:table-row>
        <table:table-row table:style-name="ro1">
          <table:table-cell office:value-type="float" office:value="3.621875" calcext:value-type="float">
            <text:p>3.621875</text:p>
          </table:table-cell>
          <table:table-cell office:value-type="float" office:value="0.0633688" calcext:value-type="float">
            <text:p>0.0633688</text:p>
          </table:table-cell>
          <table:table-cell office:value-type="float" office:value="0.0622687" calcext:value-type="float">
            <text:p>0.0622687</text:p>
          </table:table-cell>
          <table:table-cell office:value-type="float" office:value="0.0588062" calcext:value-type="float">
            <text:p>0.0588062</text:p>
          </table:table-cell>
          <table:table-cell office:value-type="float" office:value="0.0559875" calcext:value-type="float">
            <text:p>0.0559875</text:p>
          </table:table-cell>
          <table:table-cell office:value-type="float" office:value="0.0534125" calcext:value-type="float">
            <text:p>0.0534125</text:p>
          </table:table-cell>
          <table:table-cell office:value-type="float" office:value="0.050525" calcext:value-type="float">
            <text:p>0.050525</text:p>
          </table:table-cell>
          <table:table-cell office:value-type="float" office:value="0.047225" calcext:value-type="float">
            <text:p>0.047225</text:p>
          </table:table-cell>
          <table:table-cell office:value-type="float" office:value="0.0444812" calcext:value-type="float">
            <text:p>0.0444812</text:p>
          </table:table-cell>
          <table:table-cell office:value-type="float" office:value="0.0432" calcext:value-type="float">
            <text:p>0.0432</text:p>
          </table:table-cell>
          <table:table-cell office:value-type="float" office:value="0.0402687" calcext:value-type="float">
            <text:p>0.0402687</text:p>
          </table:table-cell>
          <table:table-cell office:value-type="float" office:value="0.039375" calcext:value-type="float">
            <text:p>0.039375</text:p>
          </table:table-cell>
          <table:table-cell office:value-type="float" office:value="0.03725" calcext:value-type="float">
            <text:p>0.03725</text:p>
          </table:table-cell>
          <table:table-cell office:value-type="float" office:value="0.0360313" calcext:value-type="float">
            <text:p>0.0360313</text:p>
          </table:table-cell>
          <table:table-cell office:value-type="float" office:value="0.0350125" calcext:value-type="float">
            <text:p>0.0350125</text:p>
          </table:table-cell>
          <table:table-cell office:value-type="float" office:value="0.0347" calcext:value-type="float">
            <text:p>0.0347</text:p>
          </table:table-cell>
          <table:table-cell office:value-type="float" office:value="0.0337812" calcext:value-type="float">
            <text:p>0.0337812</text:p>
          </table:table-cell>
          <table:table-cell office:value-type="float" office:value="0.0317062" calcext:value-type="float">
            <text:p>0.0317062</text:p>
          </table:table-cell>
          <table:table-cell office:value-type="float" office:value="0.0322125" calcext:value-type="float">
            <text:p>0.0322125</text:p>
          </table:table-cell>
          <table:table-cell office:value-type="float" office:value="0.0314875" calcext:value-type="float">
            <text:p>0.0314875</text:p>
          </table:table-cell>
          <table:table-cell office:value-type="float" office:value="0.0326188" calcext:value-type="float">
            <text:p>0.0326188</text:p>
          </table:table-cell>
          <table:table-cell office:value-type="float" office:value="0.0326125" calcext:value-type="float">
            <text:p>0.0326125</text:p>
          </table:table-cell>
          <table:table-cell office:value-type="float" office:value="0.03305" calcext:value-type="float">
            <text:p>0.03305</text:p>
          </table:table-cell>
          <table:table-cell office:value-type="float" office:value="0.0341438" calcext:value-type="float">
            <text:p>0.0341438</text:p>
          </table:table-cell>
          <table:table-cell office:value-type="float" office:value="0.035225" calcext:value-type="float">
            <text:p>0.035225</text:p>
          </table:table-cell>
          <table:table-cell office:value-type="float" office:value="0.03535" calcext:value-type="float">
            <text:p>0.03535</text:p>
          </table:table-cell>
          <table:table-cell office:value-type="float" office:value="0.0364312" calcext:value-type="float">
            <text:p>0.0364312</text:p>
          </table:table-cell>
          <table:table-cell office:value-type="float" office:value="0.0379688" calcext:value-type="float">
            <text:p>0.0379688</text:p>
          </table:table-cell>
          <table:table-cell office:value-type="float" office:value="0.04045" calcext:value-type="float">
            <text:p>0.04045</text:p>
          </table:table-cell>
          <table:table-cell office:value-type="float" office:value="0.0412625" calcext:value-type="float">
            <text:p>0.0412625</text:p>
          </table:table-cell>
          <table:table-cell office:value-type="float" office:value="0.0420688" calcext:value-type="float">
            <text:p>0.0420688</text:p>
          </table:table-cell>
          <table:table-cell office:value-type="float" office:value="0.0435562" calcext:value-type="float">
            <text:p>0.0435562</text:p>
          </table:table-cell>
          <table:table-cell office:value-type="float" office:value="0.0454688" calcext:value-type="float">
            <text:p>0.0454688</text:p>
          </table:table-cell>
          <table:table-cell office:value-type="float" office:value="0.0471437" calcext:value-type="float">
            <text:p>0.0471437</text:p>
          </table:table-cell>
          <table:table-cell office:value-type="float" office:value="0.049875" calcext:value-type="float">
            <text:p>0.049875</text:p>
          </table:table-cell>
          <table:table-cell office:value-type="float" office:value="0.0514125" calcext:value-type="float">
            <text:p>0.0514125</text:p>
          </table:table-cell>
          <table:table-cell office:value-type="float" office:value="0.0529813" calcext:value-type="float">
            <text:p>0.0529813</text:p>
          </table:table-cell>
          <table:table-cell office:value-type="float" office:value="0.0547375" calcext:value-type="float">
            <text:p>0.0547375</text:p>
          </table:table-cell>
          <table:table-cell office:value-type="float" office:value="0.0560187" calcext:value-type="float">
            <text:p>0.0560187</text:p>
          </table:table-cell>
          <table:table-cell office:value-type="float" office:value="0.0578437" calcext:value-type="float">
            <text:p>0.0578437</text:p>
          </table:table-cell>
          <table:table-cell office:value-type="float" office:value="0.0593313" calcext:value-type="float">
            <text:p>0.0593313</text:p>
          </table:table-cell>
          <table:table-cell office:value-type="float" office:value="0.0592625" calcext:value-type="float">
            <text:p>0.0592625</text:p>
          </table:table-cell>
          <table:table-cell office:value-type="float" office:value="0.0599625" calcext:value-type="float">
            <text:p>0.0599625</text:p>
          </table:table-cell>
          <table:table-cell office:value-type="float" office:value="0.0604375" calcext:value-type="float">
            <text:p>0.0604375</text:p>
          </table:table-cell>
          <table:table-cell office:value-type="float" office:value="0.0599437" calcext:value-type="float">
            <text:p>0.0599437</text:p>
          </table:table-cell>
          <table:table-cell office:value-type="float" office:value="0.0600188" calcext:value-type="float">
            <text:p>0.0600188</text:p>
          </table:table-cell>
          <table:table-cell office:value-type="float" office:value="0.0579625" calcext:value-type="float">
            <text:p>0.0579625</text:p>
          </table:table-cell>
          <table:table-cell office:value-type="float" office:value="0.0573813" calcext:value-type="float">
            <text:p>0.0573813</text:p>
          </table:table-cell>
          <table:table-cell office:value-type="float" office:value="0.0559438" calcext:value-type="float">
            <text:p>0.0559438</text:p>
          </table:table-cell>
          <table:table-cell office:value-type="float" office:value="0.0535875" calcext:value-type="float">
            <text:p>0.0535875</text:p>
          </table:table-cell>
          <table:table-cell office:value-type="float" office:value="0.0515313" calcext:value-type="float">
            <text:p>0.0515313</text:p>
          </table:table-cell>
          <table:table-cell office:value-type="float" office:value="0.0487563" calcext:value-type="float">
            <text:p>0.0487563</text:p>
          </table:table-cell>
          <table:table-cell office:value-type="float" office:value="0.0451438" calcext:value-type="float">
            <text:p>0.0451438</text:p>
          </table:table-cell>
          <table:table-cell office:value-type="float" office:value="0.0399" calcext:value-type="float">
            <text:p>0.0399</text:p>
          </table:table-cell>
          <table:table-cell office:value-type="float" office:value="0.0350625" calcext:value-type="float">
            <text:p>0.0350625</text:p>
          </table:table-cell>
          <table:table-cell office:value-type="float" office:value="0.031075" calcext:value-type="float">
            <text:p>0.031075</text:p>
          </table:table-cell>
          <table:table-cell office:value-type="float" office:value="0.025075" calcext:value-type="float">
            <text:p>0.025075</text:p>
          </table:table-cell>
          <table:table-cell office:value-type="float" office:value="0.0196937" calcext:value-type="float">
            <text:p>0.0196937</text:p>
          </table:table-cell>
          <table:table-cell office:value-type="float" office:value="0.0144937" calcext:value-type="float">
            <text:p>0.0144937</text:p>
          </table:table-cell>
          <table:table-cell office:value-type="float" office:value="0.00904375" calcext:value-type="float">
            <text:p>0.00904375</text:p>
          </table:table-cell>
          <table:table-cell office:value-type="float" office:value="0.003" calcext:value-type="float">
            <text:p>0.003</text:p>
          </table:table-cell>
          <table:table-cell table:formula="of:=SUM([.Q61:.BI61])" office:value-type="float" office:value="1.89601265" calcext:value-type="float">
            <text:p>1.89601265</text:p>
          </table:table-cell>
        </table:table-row>
        <table:table-row table:style-name="ro1">
          <table:table-cell office:value-type="float" office:value="3.68125" calcext:value-type="float">
            <text:p>3.68125</text:p>
          </table:table-cell>
          <table:table-cell office:value-type="float" office:value="0.066125" calcext:value-type="float">
            <text:p>0.066125</text:p>
          </table:table-cell>
          <table:table-cell office:value-type="float" office:value="0.0616812" calcext:value-type="float">
            <text:p>0.0616812</text:p>
          </table:table-cell>
          <table:table-cell office:value-type="float" office:value="0.0591563" calcext:value-type="float">
            <text:p>0.0591563</text:p>
          </table:table-cell>
          <table:table-cell office:value-type="float" office:value="0.0578562" calcext:value-type="float">
            <text:p>0.0578562</text:p>
          </table:table-cell>
          <table:table-cell office:value-type="float" office:value="0.0535812" calcext:value-type="float">
            <text:p>0.0535812</text:p>
          </table:table-cell>
          <table:table-cell office:value-type="float" office:value="0.0499875" calcext:value-type="float">
            <text:p>0.0499875</text:p>
          </table:table-cell>
          <table:table-cell office:value-type="float" office:value="0.0481" calcext:value-type="float">
            <text:p>0.0481</text:p>
          </table:table-cell>
          <table:table-cell office:value-type="float" office:value="0.0456688" calcext:value-type="float">
            <text:p>0.0456688</text:p>
          </table:table-cell>
          <table:table-cell office:value-type="float" office:value="0.0436687" calcext:value-type="float">
            <text:p>0.0436687</text:p>
          </table:table-cell>
          <table:table-cell office:value-type="float" office:value="0.0402563" calcext:value-type="float">
            <text:p>0.0402563</text:p>
          </table:table-cell>
          <table:table-cell office:value-type="float" office:value="0.0387375" calcext:value-type="float">
            <text:p>0.0387375</text:p>
          </table:table-cell>
          <table:table-cell office:value-type="float" office:value="0.0374437" calcext:value-type="float">
            <text:p>0.0374437</text:p>
          </table:table-cell>
          <table:table-cell office:value-type="float" office:value="0.034975" calcext:value-type="float">
            <text:p>0.034975</text:p>
          </table:table-cell>
          <table:table-cell office:value-type="float" office:value="0.034775" calcext:value-type="float">
            <text:p>0.034775</text:p>
          </table:table-cell>
          <table:table-cell office:value-type="float" office:value="0.0338938" calcext:value-type="float">
            <text:p>0.0338938</text:p>
          </table:table-cell>
          <table:table-cell office:value-type="float" office:value="0.0324813" calcext:value-type="float">
            <text:p>0.0324813</text:p>
          </table:table-cell>
          <table:table-cell office:value-type="float" office:value="0.0329812" calcext:value-type="float">
            <text:p>0.0329812</text:p>
          </table:table-cell>
          <table:table-cell office:value-type="float" office:value="0.0332062" calcext:value-type="float">
            <text:p>0.0332062</text:p>
          </table:table-cell>
          <table:table-cell office:value-type="float" office:value="0.032625" calcext:value-type="float">
            <text:p>0.032625</text:p>
          </table:table-cell>
          <table:table-cell office:value-type="float" office:value="0.0323688" calcext:value-type="float">
            <text:p>0.0323688</text:p>
          </table:table-cell>
          <table:table-cell office:value-type="float" office:value="0.0319813" calcext:value-type="float">
            <text:p>0.0319813</text:p>
          </table:table-cell>
          <table:table-cell office:value-type="float" office:value="0.0325563" calcext:value-type="float">
            <text:p>0.0325563</text:p>
          </table:table-cell>
          <table:table-cell office:value-type="float" office:value="0.0331625" calcext:value-type="float">
            <text:p>0.0331625</text:p>
          </table:table-cell>
          <table:table-cell office:value-type="float" office:value="0.0341625" calcext:value-type="float">
            <text:p>0.0341625</text:p>
          </table:table-cell>
          <table:table-cell office:value-type="float" office:value="0.035825" calcext:value-type="float">
            <text:p>0.035825</text:p>
          </table:table-cell>
          <table:table-cell office:value-type="float" office:value="0.0364063" calcext:value-type="float">
            <text:p>0.0364063</text:p>
          </table:table-cell>
          <table:table-cell office:value-type="float" office:value="0.0377062" calcext:value-type="float">
            <text:p>0.0377062</text:p>
          </table:table-cell>
          <table:table-cell office:value-type="float" office:value="0.039975" calcext:value-type="float">
            <text:p>0.039975</text:p>
          </table:table-cell>
          <table:table-cell office:value-type="float" office:value="0.0402313" calcext:value-type="float">
            <text:p>0.0402313</text:p>
          </table:table-cell>
          <table:table-cell office:value-type="float" office:value="0.04285" calcext:value-type="float">
            <text:p>0.04285</text:p>
          </table:table-cell>
          <table:table-cell office:value-type="float" office:value="0.0440125" calcext:value-type="float">
            <text:p>0.0440125</text:p>
          </table:table-cell>
          <table:table-cell office:value-type="float" office:value="0.0453312" calcext:value-type="float">
            <text:p>0.0453312</text:p>
          </table:table-cell>
          <table:table-cell office:value-type="float" office:value="0.0480438" calcext:value-type="float">
            <text:p>0.0480438</text:p>
          </table:table-cell>
          <table:table-cell office:value-type="float" office:value="0.0502875" calcext:value-type="float">
            <text:p>0.0502875</text:p>
          </table:table-cell>
          <table:table-cell office:value-type="float" office:value="0.0511438" calcext:value-type="float">
            <text:p>0.0511438</text:p>
          </table:table-cell>
          <table:table-cell office:value-type="float" office:value="0.0523875" calcext:value-type="float">
            <text:p>0.0523875</text:p>
          </table:table-cell>
          <table:table-cell office:value-type="float" office:value="0.0552125" calcext:value-type="float">
            <text:p>0.0552125</text:p>
          </table:table-cell>
          <table:table-cell office:value-type="float" office:value="0.0568" calcext:value-type="float">
            <text:p>0.0568</text:p>
          </table:table-cell>
          <table:table-cell office:value-type="float" office:value="0.0581875" calcext:value-type="float">
            <text:p>0.0581875</text:p>
          </table:table-cell>
          <table:table-cell office:value-type="float" office:value="0.0583625" calcext:value-type="float">
            <text:p>0.0583625</text:p>
          </table:table-cell>
          <table:table-cell office:value-type="float" office:value="0.0606063" calcext:value-type="float">
            <text:p>0.0606063</text:p>
          </table:table-cell>
          <table:table-cell office:value-type="float" office:value="0.0605188" calcext:value-type="float">
            <text:p>0.0605188</text:p>
          </table:table-cell>
          <table:table-cell office:value-type="float" office:value="0.0595125" calcext:value-type="float">
            <text:p>0.0595125</text:p>
          </table:table-cell>
          <table:table-cell office:value-type="float" office:value="0.0594563" calcext:value-type="float">
            <text:p>0.0594563</text:p>
          </table:table-cell>
          <table:table-cell office:value-type="float" office:value="0.0597063" calcext:value-type="float">
            <text:p>0.0597063</text:p>
          </table:table-cell>
          <table:table-cell office:value-type="float" office:value="0.05865" calcext:value-type="float">
            <text:p>0.05865</text:p>
          </table:table-cell>
          <table:table-cell office:value-type="float" office:value="0.057575" calcext:value-type="float">
            <text:p>0.057575</text:p>
          </table:table-cell>
          <table:table-cell office:value-type="float" office:value="0.055475" calcext:value-type="float">
            <text:p>0.055475</text:p>
          </table:table-cell>
          <table:table-cell office:value-type="float" office:value="0.0547375" calcext:value-type="float">
            <text:p>0.0547375</text:p>
          </table:table-cell>
          <table:table-cell office:value-type="float" office:value="0.0510375" calcext:value-type="float">
            <text:p>0.0510375</text:p>
          </table:table-cell>
          <table:table-cell office:value-type="float" office:value="0.0485125" calcext:value-type="float">
            <text:p>0.0485125</text:p>
          </table:table-cell>
          <table:table-cell office:value-type="float" office:value="0.0445438" calcext:value-type="float">
            <text:p>0.0445438</text:p>
          </table:table-cell>
          <table:table-cell office:value-type="float" office:value="0.0406188" calcext:value-type="float">
            <text:p>0.0406188</text:p>
          </table:table-cell>
          <table:table-cell office:value-type="float" office:value="0.0361875" calcext:value-type="float">
            <text:p>0.0361875</text:p>
          </table:table-cell>
          <table:table-cell office:value-type="float" office:value="0.0314375" calcext:value-type="float">
            <text:p>0.0314375</text:p>
          </table:table-cell>
          <table:table-cell office:value-type="float" office:value="0.0263812" calcext:value-type="float">
            <text:p>0.0263812</text:p>
          </table:table-cell>
          <table:table-cell office:value-type="float" office:value="0.0207188" calcext:value-type="float">
            <text:p>0.0207188</text:p>
          </table:table-cell>
          <table:table-cell office:value-type="float" office:value="0.0144688" calcext:value-type="float">
            <text:p>0.0144688</text:p>
          </table:table-cell>
          <table:table-cell office:value-type="float" office:value="0.00906875" calcext:value-type="float">
            <text:p>0.00906875</text:p>
          </table:table-cell>
          <table:table-cell office:value-type="float" office:value="0.0031125" calcext:value-type="float">
            <text:p>0.0031125</text:p>
          </table:table-cell>
          <table:table-cell table:formula="of:=SUM([.Q62:.BI62])" office:value-type="float" office:value="1.90061305" calcext:value-type="float">
            <text:p>1.90061305</text:p>
          </table:table-cell>
        </table:table-row>
        <table:table-row table:style-name="ro1">
          <table:table-cell office:value-type="float" office:value="3.740625" calcext:value-type="float">
            <text:p>3.740625</text:p>
          </table:table-cell>
          <table:table-cell office:value-type="float" office:value="0.0654" calcext:value-type="float">
            <text:p>0.0654</text:p>
          </table:table-cell>
          <table:table-cell office:value-type="float" office:value="0.06225" calcext:value-type="float">
            <text:p>0.06225</text:p>
          </table:table-cell>
          <table:table-cell office:value-type="float" office:value="0.0592875" calcext:value-type="float">
            <text:p>0.0592875</text:p>
          </table:table-cell>
          <table:table-cell office:value-type="float" office:value="0.0566687" calcext:value-type="float">
            <text:p>0.0566687</text:p>
          </table:table-cell>
          <table:table-cell office:value-type="float" office:value="0.0537125" calcext:value-type="float">
            <text:p>0.0537125</text:p>
          </table:table-cell>
          <table:table-cell office:value-type="float" office:value="0.0512875" calcext:value-type="float">
            <text:p>0.0512875</text:p>
          </table:table-cell>
          <table:table-cell office:value-type="float" office:value="0.0478312" calcext:value-type="float">
            <text:p>0.0478312</text:p>
          </table:table-cell>
          <table:table-cell office:value-type="float" office:value="0.0450687" calcext:value-type="float">
            <text:p>0.0450687</text:p>
          </table:table-cell>
          <table:table-cell office:value-type="float" office:value="0.0428188" calcext:value-type="float">
            <text:p>0.0428188</text:p>
          </table:table-cell>
          <table:table-cell office:value-type="float" office:value="0.0403937" calcext:value-type="float">
            <text:p>0.0403937</text:p>
          </table:table-cell>
          <table:table-cell office:value-type="float" office:value="0.0392938" calcext:value-type="float">
            <text:p>0.0392938</text:p>
          </table:table-cell>
          <table:table-cell office:value-type="float" office:value="0.0376437" calcext:value-type="float">
            <text:p>0.0376437</text:p>
          </table:table-cell>
          <table:table-cell office:value-type="float" office:value="0.0362" calcext:value-type="float">
            <text:p>0.0362</text:p>
          </table:table-cell>
          <table:table-cell office:value-type="float" office:value="0.0352375" calcext:value-type="float">
            <text:p>0.0352375</text:p>
          </table:table-cell>
          <table:table-cell office:value-type="float" office:value="0.0327687" calcext:value-type="float">
            <text:p>0.0327687</text:p>
          </table:table-cell>
          <table:table-cell office:value-type="float" office:value="0.033025" calcext:value-type="float">
            <text:p>0.033025</text:p>
          </table:table-cell>
          <table:table-cell office:value-type="float" office:value="0.0320438" calcext:value-type="float">
            <text:p>0.0320438</text:p>
          </table:table-cell>
          <table:table-cell office:value-type="float" office:value="0.0323688" calcext:value-type="float">
            <text:p>0.0323688</text:p>
          </table:table-cell>
          <table:table-cell office:value-type="float" office:value="0.0322" calcext:value-type="float">
            <text:p>0.0322</text:p>
          </table:table-cell>
          <table:table-cell office:value-type="float" office:value="0.0325312" calcext:value-type="float">
            <text:p>0.0325312</text:p>
          </table:table-cell>
          <table:table-cell office:value-type="float" office:value="0.0329125" calcext:value-type="float">
            <text:p>0.0329125</text:p>
          </table:table-cell>
          <table:table-cell office:value-type="float" office:value="0.0324625" calcext:value-type="float">
            <text:p>0.0324625</text:p>
          </table:table-cell>
          <table:table-cell office:value-type="float" office:value="0.0332375" calcext:value-type="float">
            <text:p>0.0332375</text:p>
          </table:table-cell>
          <table:table-cell office:value-type="float" office:value="0.0344812" calcext:value-type="float">
            <text:p>0.0344812</text:p>
          </table:table-cell>
          <table:table-cell office:value-type="float" office:value="0.034975" calcext:value-type="float">
            <text:p>0.034975</text:p>
          </table:table-cell>
          <table:table-cell office:value-type="float" office:value="0.0372313" calcext:value-type="float">
            <text:p>0.0372313</text:p>
          </table:table-cell>
          <table:table-cell office:value-type="float" office:value="0.037975" calcext:value-type="float">
            <text:p>0.037975</text:p>
          </table:table-cell>
          <table:table-cell office:value-type="float" office:value="0.0393063" calcext:value-type="float">
            <text:p>0.0393063</text:p>
          </table:table-cell>
          <table:table-cell office:value-type="float" office:value="0.0405875" calcext:value-type="float">
            <text:p>0.0405875</text:p>
          </table:table-cell>
          <table:table-cell office:value-type="float" office:value="0.0422" calcext:value-type="float">
            <text:p>0.0422</text:p>
          </table:table-cell>
          <table:table-cell office:value-type="float" office:value="0.0429125" calcext:value-type="float">
            <text:p>0.0429125</text:p>
          </table:table-cell>
          <table:table-cell office:value-type="float" office:value="0.0448062" calcext:value-type="float">
            <text:p>0.0448062</text:p>
          </table:table-cell>
          <table:table-cell office:value-type="float" office:value="0.0470125" calcext:value-type="float">
            <text:p>0.0470125</text:p>
          </table:table-cell>
          <table:table-cell office:value-type="float" office:value="0.048425" calcext:value-type="float">
            <text:p>0.048425</text:p>
          </table:table-cell>
          <table:table-cell office:value-type="float" office:value="0.0507688" calcext:value-type="float">
            <text:p>0.0507688</text:p>
          </table:table-cell>
          <table:table-cell office:value-type="float" office:value="0.0519437" calcext:value-type="float">
            <text:p>0.0519437</text:p>
          </table:table-cell>
          <table:table-cell office:value-type="float" office:value="0.0539813" calcext:value-type="float">
            <text:p>0.0539813</text:p>
          </table:table-cell>
          <table:table-cell office:value-type="float" office:value="0.05625" calcext:value-type="float">
            <text:p>0.05625</text:p>
          </table:table-cell>
          <table:table-cell office:value-type="float" office:value="0.0576562" calcext:value-type="float">
            <text:p>0.0576562</text:p>
          </table:table-cell>
          <table:table-cell office:value-type="float" office:value="0.0595375" calcext:value-type="float">
            <text:p>0.0595375</text:p>
          </table:table-cell>
          <table:table-cell office:value-type="float" office:value="0.0604688" calcext:value-type="float">
            <text:p>0.0604688</text:p>
          </table:table-cell>
          <table:table-cell office:value-type="float" office:value="0.0612" calcext:value-type="float">
            <text:p>0.0612</text:p>
          </table:table-cell>
          <table:table-cell office:value-type="float" office:value="0.0608062" calcext:value-type="float">
            <text:p>0.0608062</text:p>
          </table:table-cell>
          <table:table-cell office:value-type="float" office:value="0.062375" calcext:value-type="float">
            <text:p>0.062375</text:p>
          </table:table-cell>
          <table:table-cell office:value-type="float" office:value="0.0601062" calcext:value-type="float">
            <text:p>0.0601062</text:p>
          </table:table-cell>
          <table:table-cell office:value-type="float" office:value="0.059525" calcext:value-type="float">
            <text:p>0.059525</text:p>
          </table:table-cell>
          <table:table-cell office:value-type="float" office:value="0.0583687" calcext:value-type="float">
            <text:p>0.0583687</text:p>
          </table:table-cell>
          <table:table-cell office:value-type="float" office:value="0.0563375" calcext:value-type="float">
            <text:p>0.0563375</text:p>
          </table:table-cell>
          <table:table-cell office:value-type="float" office:value="0.054875" calcext:value-type="float">
            <text:p>0.054875</text:p>
          </table:table-cell>
          <table:table-cell office:value-type="float" office:value="0.051775" calcext:value-type="float">
            <text:p>0.051775</text:p>
          </table:table-cell>
          <table:table-cell office:value-type="float" office:value="0.0475312" calcext:value-type="float">
            <text:p>0.0475312</text:p>
          </table:table-cell>
          <table:table-cell office:value-type="float" office:value="0.0451375" calcext:value-type="float">
            <text:p>0.0451375</text:p>
          </table:table-cell>
          <table:table-cell office:value-type="float" office:value="0.0417375" calcext:value-type="float">
            <text:p>0.0417375</text:p>
          </table:table-cell>
          <table:table-cell office:value-type="float" office:value="0.036825" calcext:value-type="float">
            <text:p>0.036825</text:p>
          </table:table-cell>
          <table:table-cell office:value-type="float" office:value="0.0314437" calcext:value-type="float">
            <text:p>0.0314437</text:p>
          </table:table-cell>
          <table:table-cell office:value-type="float" office:value="0.0260562" calcext:value-type="float">
            <text:p>0.0260562</text:p>
          </table:table-cell>
          <table:table-cell office:value-type="float" office:value="0.0211125" calcext:value-type="float">
            <text:p>0.0211125</text:p>
          </table:table-cell>
          <table:table-cell office:value-type="float" office:value="0.01575" calcext:value-type="float">
            <text:p>0.01575</text:p>
          </table:table-cell>
          <table:table-cell office:value-type="float" office:value="0.00896875" calcext:value-type="float">
            <text:p>0.00896875</text:p>
          </table:table-cell>
          <table:table-cell office:value-type="float" office:value="0.0031125" calcext:value-type="float">
            <text:p>0.0031125</text:p>
          </table:table-cell>
          <table:table-cell table:formula="of:=SUM([.Q63:.BI63])" office:value-type="float" office:value="1.90434355" calcext:value-type="float">
            <text:p>1.90434355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0.0649062" calcext:value-type="float">
            <text:p>0.0649062</text:p>
          </table:table-cell>
          <table:table-cell office:value-type="float" office:value="0.0632313" calcext:value-type="float">
            <text:p>0.0632313</text:p>
          </table:table-cell>
          <table:table-cell office:value-type="float" office:value="0.0589063" calcext:value-type="float">
            <text:p>0.0589063</text:p>
          </table:table-cell>
          <table:table-cell office:value-type="float" office:value="0.0557625" calcext:value-type="float">
            <text:p>0.0557625</text:p>
          </table:table-cell>
          <table:table-cell office:value-type="float" office:value="0.0534312" calcext:value-type="float">
            <text:p>0.0534312</text:p>
          </table:table-cell>
          <table:table-cell office:value-type="float" office:value="0.050425" calcext:value-type="float">
            <text:p>0.050425</text:p>
          </table:table-cell>
          <table:table-cell office:value-type="float" office:value="0.0470312" calcext:value-type="float">
            <text:p>0.0470312</text:p>
          </table:table-cell>
          <table:table-cell office:value-type="float" office:value="0.045425" calcext:value-type="float">
            <text:p>0.045425</text:p>
          </table:table-cell>
          <table:table-cell office:value-type="float" office:value="0.0436438" calcext:value-type="float">
            <text:p>0.0436438</text:p>
          </table:table-cell>
          <table:table-cell office:value-type="float" office:value="0.040825" calcext:value-type="float">
            <text:p>0.040825</text:p>
          </table:table-cell>
          <table:table-cell office:value-type="float" office:value="0.039475" calcext:value-type="float">
            <text:p>0.039475</text:p>
          </table:table-cell>
          <table:table-cell office:value-type="float" office:value="0.0375313" calcext:value-type="float">
            <text:p>0.0375313</text:p>
          </table:table-cell>
          <table:table-cell office:value-type="float" office:value="0.0360875" calcext:value-type="float">
            <text:p>0.0360875</text:p>
          </table:table-cell>
          <table:table-cell office:value-type="float" office:value="0.0351313" calcext:value-type="float">
            <text:p>0.0351313</text:p>
          </table:table-cell>
          <table:table-cell office:value-type="float" office:value="0.0341062" calcext:value-type="float">
            <text:p>0.0341062</text:p>
          </table:table-cell>
          <table:table-cell office:value-type="float" office:value="0.0322625" calcext:value-type="float">
            <text:p>0.0322625</text:p>
          </table:table-cell>
          <table:table-cell office:value-type="float" office:value="0.0322938" calcext:value-type="float">
            <text:p>0.0322938</text:p>
          </table:table-cell>
          <table:table-cell office:value-type="float" office:value="0.0321875" calcext:value-type="float">
            <text:p>0.0321875</text:p>
          </table:table-cell>
          <table:table-cell office:value-type="float" office:value="0.0311188" calcext:value-type="float">
            <text:p>0.0311188</text:p>
          </table:table-cell>
          <table:table-cell office:value-type="float" office:value="0.0316125" calcext:value-type="float">
            <text:p>0.0316125</text:p>
          </table:table-cell>
          <table:table-cell office:value-type="float" office:value="0.0321625" calcext:value-type="float">
            <text:p>0.0321625</text:p>
          </table:table-cell>
          <table:table-cell office:value-type="float" office:value="0.0317438" calcext:value-type="float">
            <text:p>0.0317438</text:p>
          </table:table-cell>
          <table:table-cell office:value-type="float" office:value="0.0325" calcext:value-type="float">
            <text:p>0.0325</text:p>
          </table:table-cell>
          <table:table-cell office:value-type="float" office:value="0.034775" calcext:value-type="float">
            <text:p>0.034775</text:p>
          </table:table-cell>
          <table:table-cell office:value-type="float" office:value="0.0345375" calcext:value-type="float">
            <text:p>0.0345375</text:p>
          </table:table-cell>
          <table:table-cell office:value-type="float" office:value="0.0358375" calcext:value-type="float">
            <text:p>0.0358375</text:p>
          </table:table-cell>
          <table:table-cell office:value-type="float" office:value="0.0382125" calcext:value-type="float">
            <text:p>0.0382125</text:p>
          </table:table-cell>
          <table:table-cell office:value-type="float" office:value="0.0391937" calcext:value-type="float">
            <text:p>0.0391937</text:p>
          </table:table-cell>
          <table:table-cell office:value-type="float" office:value="0.0400875" calcext:value-type="float">
            <text:p>0.0400875</text:p>
          </table:table-cell>
          <table:table-cell office:value-type="float" office:value="0.0427437" calcext:value-type="float">
            <text:p>0.0427437</text:p>
          </table:table-cell>
          <table:table-cell office:value-type="float" office:value="0.043725" calcext:value-type="float">
            <text:p>0.043725</text:p>
          </table:table-cell>
          <table:table-cell office:value-type="float" office:value="0.0433687" calcext:value-type="float">
            <text:p>0.0433687</text:p>
          </table:table-cell>
          <table:table-cell office:value-type="float" office:value="0.0472562" calcext:value-type="float">
            <text:p>0.0472562</text:p>
          </table:table-cell>
          <table:table-cell office:value-type="float" office:value="0.0483063" calcext:value-type="float">
            <text:p>0.0483063</text:p>
          </table:table-cell>
          <table:table-cell office:value-type="float" office:value="0.0504687" calcext:value-type="float">
            <text:p>0.0504687</text:p>
          </table:table-cell>
          <table:table-cell office:value-type="float" office:value="0.0532313" calcext:value-type="float">
            <text:p>0.0532313</text:p>
          </table:table-cell>
          <table:table-cell office:value-type="float" office:value="0.0539938" calcext:value-type="float">
            <text:p>0.0539938</text:p>
          </table:table-cell>
          <table:table-cell office:value-type="float" office:value="0.0553437" calcext:value-type="float">
            <text:p>0.0553437</text:p>
          </table:table-cell>
          <table:table-cell office:value-type="float" office:value="0.0585312" calcext:value-type="float">
            <text:p>0.0585312</text:p>
          </table:table-cell>
          <table:table-cell office:value-type="float" office:value="0.0590938" calcext:value-type="float">
            <text:p>0.0590938</text:p>
          </table:table-cell>
          <table:table-cell office:value-type="float" office:value="0.0590875" calcext:value-type="float">
            <text:p>0.0590875</text:p>
          </table:table-cell>
          <table:table-cell office:value-type="float" office:value="0.0605313" calcext:value-type="float">
            <text:p>0.0605313</text:p>
          </table:table-cell>
          <table:table-cell office:value-type="float" office:value="0.0618625" calcext:value-type="float">
            <text:p>0.0618625</text:p>
          </table:table-cell>
          <table:table-cell office:value-type="float" office:value="0.0611563" calcext:value-type="float">
            <text:p>0.0611563</text:p>
          </table:table-cell>
          <table:table-cell office:value-type="float" office:value="0.061" calcext:value-type="float">
            <text:p>0.061</text:p>
          </table:table-cell>
          <table:table-cell office:value-type="float" office:value="0.0601812" calcext:value-type="float">
            <text:p>0.0601812</text:p>
          </table:table-cell>
          <table:table-cell office:value-type="float" office:value="0.0583938" calcext:value-type="float">
            <text:p>0.0583938</text:p>
          </table:table-cell>
          <table:table-cell office:value-type="float" office:value="0.05705" calcext:value-type="float">
            <text:p>0.05705</text:p>
          </table:table-cell>
          <table:table-cell office:value-type="float" office:value="0.0551312" calcext:value-type="float">
            <text:p>0.0551312</text:p>
          </table:table-cell>
          <table:table-cell office:value-type="float" office:value="0.0525813" calcext:value-type="float">
            <text:p>0.0525813</text:p>
          </table:table-cell>
          <table:table-cell office:value-type="float" office:value="0.049575" calcext:value-type="float">
            <text:p>0.049575</text:p>
          </table:table-cell>
          <table:table-cell office:value-type="float" office:value="0.0463625" calcext:value-type="float">
            <text:p>0.0463625</text:p>
          </table:table-cell>
          <table:table-cell office:value-type="float" office:value="0.0418688" calcext:value-type="float">
            <text:p>0.0418688</text:p>
          </table:table-cell>
          <table:table-cell office:value-type="float" office:value="0.0369625" calcext:value-type="float">
            <text:p>0.0369625</text:p>
          </table:table-cell>
          <table:table-cell office:value-type="float" office:value="0.0327125" calcext:value-type="float">
            <text:p>0.0327125</text:p>
          </table:table-cell>
          <table:table-cell office:value-type="float" office:value="0.0277063" calcext:value-type="float">
            <text:p>0.0277063</text:p>
          </table:table-cell>
          <table:table-cell office:value-type="float" office:value="0.0219875" calcext:value-type="float">
            <text:p>0.0219875</text:p>
          </table:table-cell>
          <table:table-cell office:value-type="float" office:value="0.01575" calcext:value-type="float">
            <text:p>0.01575</text:p>
          </table:table-cell>
          <table:table-cell office:value-type="float" office:value="0.0091" calcext:value-type="float">
            <text:p>0.0091</text:p>
          </table:table-cell>
          <table:table-cell office:value-type="float" office:value="0.00301875" calcext:value-type="float">
            <text:p>0.00301875</text:p>
          </table:table-cell>
          <table:table-cell table:formula="of:=SUM([.Q64:.BI64])" office:value-type="float" office:value="1.90660645" calcext:value-type="float">
            <text:p>1.90660645</text:p>
          </table:table-cell>
        </table:table-row>
        <table:table-row table:style-name="ro1">
          <table:table-cell office:value-type="float" office:value="3.859375" calcext:value-type="float">
            <text:p>3.859375</text:p>
          </table:table-cell>
          <table:table-cell office:value-type="float" office:value="0.0658199" calcext:value-type="float">
            <text:p>0.0658199</text:p>
          </table:table-cell>
          <table:table-cell office:value-type="float" office:value="0.0628192" calcext:value-type="float">
            <text:p>0.0628192</text:p>
          </table:table-cell>
          <table:table-cell office:value-type="float" office:value="0.0596831" calcext:value-type="float">
            <text:p>0.0596831</text:p>
          </table:table-cell>
          <table:table-cell office:value-type="float" office:value="0.0560732" calcext:value-type="float">
            <text:p>0.0560732</text:p>
          </table:table-cell>
          <table:table-cell office:value-type="float" office:value="0.0535839" calcext:value-type="float">
            <text:p>0.0535839</text:p>
          </table:table-cell>
          <table:table-cell office:value-type="float" office:value="0.0508991" calcext:value-type="float">
            <text:p>0.0508991</text:p>
          </table:table-cell>
          <table:table-cell office:value-type="float" office:value="0.0483947" calcext:value-type="float">
            <text:p>0.0483947</text:p>
          </table:table-cell>
          <table:table-cell office:value-type="float" office:value="0.0451534" calcext:value-type="float">
            <text:p>0.0451534</text:p>
          </table:table-cell>
          <table:table-cell office:value-type="float" office:value="0.0424309" calcext:value-type="float">
            <text:p>0.0424309</text:p>
          </table:table-cell>
          <table:table-cell office:value-type="float" office:value="0.0409043" calcext:value-type="float">
            <text:p>0.0409043</text:p>
          </table:table-cell>
          <table:table-cell office:value-type="float" office:value="0.0393701" calcext:value-type="float">
            <text:p>0.0393701</text:p>
          </table:table-cell>
          <table:table-cell office:value-type="float" office:value="0.0373019" calcext:value-type="float">
            <text:p>0.0373019</text:p>
          </table:table-cell>
          <table:table-cell office:value-type="float" office:value="0.0355346" calcext:value-type="float">
            <text:p>0.0355346</text:p>
          </table:table-cell>
          <table:table-cell office:value-type="float" office:value="0.0351736" calcext:value-type="float">
            <text:p>0.0351736</text:p>
          </table:table-cell>
          <table:table-cell office:value-type="float" office:value="0.0336018" calcext:value-type="float">
            <text:p>0.0336018</text:p>
          </table:table-cell>
          <table:table-cell office:value-type="float" office:value="0.0330829" calcext:value-type="float">
            <text:p>0.0330829</text:p>
          </table:table-cell>
          <table:table-cell office:value-type="float" office:value="0.0316615" calcext:value-type="float">
            <text:p>0.0316615</text:p>
          </table:table-cell>
          <table:table-cell office:value-type="float" office:value="0.0322105" calcext:value-type="float">
            <text:p>0.0322105</text:p>
          </table:table-cell>
          <table:table-cell office:value-type="float" office:value="0.0315261" calcext:value-type="float">
            <text:p>0.0315261</text:p>
          </table:table-cell>
          <table:table-cell office:value-type="float" office:value="0.0314058" calcext:value-type="float">
            <text:p>0.0314058</text:p>
          </table:table-cell>
          <table:table-cell office:value-type="float" office:value="0.0311276" calcext:value-type="float">
            <text:p>0.0311276</text:p>
          </table:table-cell>
          <table:table-cell office:value-type="float" office:value="0.0315337" calcext:value-type="float">
            <text:p>0.0315337</text:p>
          </table:table-cell>
          <table:table-cell office:value-type="float" office:value="0.0329626" calcext:value-type="float">
            <text:p>0.0329626</text:p>
          </table:table-cell>
          <table:table-cell office:value-type="float" office:value="0.0341358" calcext:value-type="float">
            <text:p>0.0341358</text:p>
          </table:table-cell>
          <table:table-cell office:value-type="float" office:value="0.0343915" calcext:value-type="float">
            <text:p>0.0343915</text:p>
          </table:table-cell>
          <table:table-cell office:value-type="float" office:value="0.0361212" calcext:value-type="float">
            <text:p>0.0361212</text:p>
          </table:table-cell>
          <table:table-cell office:value-type="float" office:value="0.0373997" calcext:value-type="float">
            <text:p>0.0373997</text:p>
          </table:table-cell>
          <table:table-cell office:value-type="float" office:value="0.0370086" calcext:value-type="float">
            <text:p>0.0370086</text:p>
          </table:table-cell>
          <table:table-cell office:value-type="float" office:value="0.0402951" calcext:value-type="float">
            <text:p>0.0402951</text:p>
          </table:table-cell>
          <table:table-cell office:value-type="float" office:value="0.0419421" calcext:value-type="float">
            <text:p>0.0419421</text:p>
          </table:table-cell>
          <table:table-cell office:value-type="float" office:value="0.0432281" calcext:value-type="float">
            <text:p>0.0432281</text:p>
          </table:table-cell>
          <table:table-cell office:value-type="float" office:value="0.0445141" calcext:value-type="float">
            <text:p>0.0445141</text:p>
          </table:table-cell>
          <table:table-cell office:value-type="float" office:value="0.0466951" calcext:value-type="float">
            <text:p>0.0466951</text:p>
          </table:table-cell>
          <table:table-cell office:value-type="float" office:value="0.0492521" calcext:value-type="float">
            <text:p>0.0492521</text:p>
          </table:table-cell>
          <table:table-cell office:value-type="float" office:value="0.0504178" calcext:value-type="float">
            <text:p>0.0504178</text:p>
          </table:table-cell>
          <table:table-cell office:value-type="float" office:value="0.0529071" calcext:value-type="float">
            <text:p>0.0529071</text:p>
          </table:table-cell>
          <table:table-cell office:value-type="float" office:value="0.053238" calcext:value-type="float">
            <text:p>0.053238</text:p>
          </table:table-cell>
          <table:table-cell office:value-type="float" office:value="0.055622" calcext:value-type="float">
            <text:p>0.055622</text:p>
          </table:table-cell>
          <table:table-cell office:value-type="float" office:value="0.0576826" calcext:value-type="float">
            <text:p>0.0576826</text:p>
          </table:table-cell>
          <table:table-cell office:value-type="float" office:value="0.0590062" calcext:value-type="float">
            <text:p>0.0590062</text:p>
          </table:table-cell>
          <table:table-cell office:value-type="float" office:value="0.0598185" calcext:value-type="float">
            <text:p>0.0598185</text:p>
          </table:table-cell>
          <table:table-cell office:value-type="float" office:value="0.0598786" calcext:value-type="float">
            <text:p>0.0598786</text:p>
          </table:table-cell>
          <table:table-cell office:value-type="float" office:value="0.0610368" calcext:value-type="float">
            <text:p>0.0610368</text:p>
          </table:table-cell>
          <table:table-cell office:value-type="float" office:value="0.0622326" calcext:value-type="float">
            <text:p>0.0622326</text:p>
          </table:table-cell>
          <table:table-cell office:value-type="float" office:value="0.0606908" calcext:value-type="float">
            <text:p>0.0606908</text:p>
          </table:table-cell>
          <table:table-cell office:value-type="float" office:value="0.0612474" calcext:value-type="float">
            <text:p>0.0612474</text:p>
          </table:table-cell>
          <table:table-cell office:value-type="float" office:value="0.060187" calcext:value-type="float">
            <text:p>0.060187</text:p>
          </table:table-cell>
          <table:table-cell office:value-type="float" office:value="0.0579383" calcext:value-type="float">
            <text:p>0.0579383</text:p>
          </table:table-cell>
          <table:table-cell office:value-type="float" office:value="0.0564342" calcext:value-type="float">
            <text:p>0.0564342</text:p>
          </table:table-cell>
          <table:table-cell office:value-type="float" office:value="0.0534636" calcext:value-type="float">
            <text:p>0.0534636</text:p>
          </table:table-cell>
          <table:table-cell office:value-type="float" office:value="0.050147" calcext:value-type="float">
            <text:p>0.050147</text:p>
          </table:table-cell>
          <table:table-cell office:value-type="float" office:value="0.047041" calcext:value-type="float">
            <text:p>0.047041</text:p>
          </table:table-cell>
          <table:table-cell office:value-type="float" office:value="0.0421752" calcext:value-type="float">
            <text:p>0.0421752</text:p>
          </table:table-cell>
          <table:table-cell office:value-type="float" office:value="0.0370688" calcext:value-type="float">
            <text:p>0.0370688</text:p>
          </table:table-cell>
          <table:table-cell office:value-type="float" office:value="0.032737" calcext:value-type="float">
            <text:p>0.032737</text:p>
          </table:table-cell>
          <table:table-cell office:value-type="float" office:value="0.0280366" calcext:value-type="float">
            <text:p>0.0280366</text:p>
          </table:table-cell>
          <table:table-cell office:value-type="float" office:value="0.02196" calcext:value-type="float">
            <text:p>0.02196</text:p>
          </table:table-cell>
          <table:table-cell office:value-type="float" office:value="0.0154923" calcext:value-type="float">
            <text:p>0.0154923</text:p>
          </table:table-cell>
          <table:table-cell office:value-type="float" office:value="0.00940821" calcext:value-type="float">
            <text:p>0.00940821</text:p>
          </table:table-cell>
          <table:table-cell office:value-type="float" office:value="0.0030759" calcext:value-type="float">
            <text:p>0.0030759</text:p>
          </table:table-cell>
          <table:table-cell table:formula="of:=SUM([.Q65:.BI65])" office:value-type="float" office:value="1.90943761" calcext:value-type="float">
            <text:p>1.90943761</text:p>
          </table:table-cell>
        </table:table-row>
        <table:table-row table:style-name="ro1">
          <table:table-cell office:value-type="float" office:value="3.91875" calcext:value-type="float">
            <text:p>3.91875</text:p>
          </table:table-cell>
          <table:table-cell office:value-type="float" office:value="0.0656839" calcext:value-type="float">
            <text:p>0.0656839</text:p>
          </table:table-cell>
          <table:table-cell office:value-type="float" office:value="0.062564" calcext:value-type="float">
            <text:p>0.062564</text:p>
          </table:table-cell>
          <table:table-cell office:value-type="float" office:value="0.0609487" calcext:value-type="float">
            <text:p>0.0609487</text:p>
          </table:table-cell>
          <table:table-cell office:value-type="float" office:value="0.0563889" calcext:value-type="float">
            <text:p>0.0563889</text:p>
          </table:table-cell>
          <table:table-cell office:value-type="float" office:value="0.0534536" calcext:value-type="float">
            <text:p>0.0534536</text:p>
          </table:table-cell>
          <table:table-cell office:value-type="float" office:value="0.0496875" calcext:value-type="float">
            <text:p>0.0496875</text:p>
          </table:table-cell>
          <table:table-cell office:value-type="float" office:value="0.0472784" calcext:value-type="float">
            <text:p>0.0472784</text:p>
          </table:table-cell>
          <table:table-cell office:value-type="float" office:value="0.04618" calcext:value-type="float">
            <text:p>0.04618</text:p>
          </table:table-cell>
          <table:table-cell office:value-type="float" office:value="0.0430232" calcext:value-type="float">
            <text:p>0.0430232</text:p>
          </table:table-cell>
          <table:table-cell office:value-type="float" office:value="0.0414909" calcext:value-type="float">
            <text:p>0.0414909</text:p>
          </table:table-cell>
          <table:table-cell office:value-type="float" office:value="0.0382418" calcext:value-type="float">
            <text:p>0.0382418</text:p>
          </table:table-cell>
          <table:table-cell office:value-type="float" office:value="0.0371434" calcext:value-type="float">
            <text:p>0.0371434</text:p>
          </table:table-cell>
          <table:table-cell office:value-type="float" office:value="0.0362295" calcext:value-type="float">
            <text:p>0.0362295</text:p>
          </table:table-cell>
          <table:table-cell office:value-type="float" office:value="0.0338758" calcext:value-type="float">
            <text:p>0.0338758</text:p>
          </table:table-cell>
          <table:table-cell office:value-type="float" office:value="0.0341342" calcext:value-type="float">
            <text:p>0.0341342</text:p>
          </table:table-cell>
          <table:table-cell office:value-type="float" office:value="0.0325651" calcext:value-type="float">
            <text:p>0.0325651</text:p>
          </table:table-cell>
          <table:table-cell office:value-type="float" office:value="0.0329158" calcext:value-type="float">
            <text:p>0.0329158</text:p>
          </table:table-cell>
          <table:table-cell office:value-type="float" office:value="0.0328973" calcext:value-type="float">
            <text:p>0.0328973</text:p>
          </table:table-cell>
          <table:table-cell office:value-type="float" office:value="0.0310974" calcext:value-type="float">
            <text:p>0.0310974</text:p>
          </table:table-cell>
          <table:table-cell office:value-type="float" office:value="0.0321681" calcext:value-type="float">
            <text:p>0.0321681</text:p>
          </table:table-cell>
          <table:table-cell office:value-type="float" office:value="0.0316512" calcext:value-type="float">
            <text:p>0.0316512</text:p>
          </table:table-cell>
          <table:table-cell office:value-type="float" office:value="0.0324543" calcext:value-type="float">
            <text:p>0.0324543</text:p>
          </table:table-cell>
          <table:table-cell office:value-type="float" office:value="0.0316235" calcext:value-type="float">
            <text:p>0.0316235</text:p>
          </table:table-cell>
          <table:table-cell office:value-type="float" office:value="0.032482" calcext:value-type="float">
            <text:p>0.032482</text:p>
          </table:table-cell>
          <table:table-cell office:value-type="float" office:value="0.0352419" calcext:value-type="float">
            <text:p>0.0352419</text:p>
          </table:table-cell>
          <table:table-cell office:value-type="float" office:value="0.0359619" calcext:value-type="float">
            <text:p>0.0359619</text:p>
          </table:table-cell>
          <table:table-cell office:value-type="float" office:value="0.0368572" calcext:value-type="float">
            <text:p>0.0368572</text:p>
          </table:table-cell>
          <table:table-cell office:value-type="float" office:value="0.0385095" calcext:value-type="float">
            <text:p>0.0385095</text:p>
          </table:table-cell>
          <table:table-cell office:value-type="float" office:value="0.0405586" calcext:value-type="float">
            <text:p>0.0405586</text:p>
          </table:table-cell>
          <table:table-cell office:value-type="float" office:value="0.0405494" calcext:value-type="float">
            <text:p>0.0405494</text:p>
          </table:table-cell>
          <table:table-cell office:value-type="float" office:value="0.0429955" calcext:value-type="float">
            <text:p>0.0429955</text:p>
          </table:table-cell>
          <table:table-cell office:value-type="float" office:value="0.0449154" calcext:value-type="float">
            <text:p>0.0449154</text:p>
          </table:table-cell>
          <table:table-cell office:value-type="float" office:value="0.0463" calcext:value-type="float">
            <text:p>0.0463</text:p>
          </table:table-cell>
          <table:table-cell office:value-type="float" office:value="0.0493553" calcext:value-type="float">
            <text:p>0.0493553</text:p>
          </table:table-cell>
          <table:table-cell office:value-type="float" office:value="0.0500106" calcext:value-type="float">
            <text:p>0.0500106</text:p>
          </table:table-cell>
          <table:table-cell office:value-type="float" office:value="0.0518198" calcext:value-type="float">
            <text:p>0.0518198</text:p>
          </table:table-cell>
          <table:table-cell office:value-type="float" office:value="0.0541089" calcext:value-type="float">
            <text:p>0.0541089</text:p>
          </table:table-cell>
          <table:table-cell office:value-type="float" office:value="0.056675" calcext:value-type="float">
            <text:p>0.056675</text:p>
          </table:table-cell>
          <table:table-cell office:value-type="float" office:value="0.0580411" calcext:value-type="float">
            <text:p>0.0580411</text:p>
          </table:table-cell>
          <table:table-cell office:value-type="float" office:value="0.0587888" calcext:value-type="float">
            <text:p>0.0587888</text:p>
          </table:table-cell>
          <table:table-cell office:value-type="float" office:value="0.060561" calcext:value-type="float">
            <text:p>0.060561</text:p>
          </table:table-cell>
          <table:table-cell office:value-type="float" office:value="0.0608102" calcext:value-type="float">
            <text:p>0.0608102</text:p>
          </table:table-cell>
          <table:table-cell office:value-type="float" office:value="0.062241" calcext:value-type="float">
            <text:p>0.062241</text:p>
          </table:table-cell>
          <table:table-cell office:value-type="float" office:value="0.0622964" calcext:value-type="float">
            <text:p>0.0622964</text:p>
          </table:table-cell>
          <table:table-cell office:value-type="float" office:value="0.0621487" calcext:value-type="float">
            <text:p>0.0621487</text:p>
          </table:table-cell>
          <table:table-cell office:value-type="float" office:value="0.0605149" calcext:value-type="float">
            <text:p>0.0605149</text:p>
          </table:table-cell>
          <table:table-cell office:value-type="float" office:value="0.0598318" calcext:value-type="float">
            <text:p>0.0598318</text:p>
          </table:table-cell>
          <table:table-cell office:value-type="float" office:value="0.0590011" calcext:value-type="float">
            <text:p>0.0590011</text:p>
          </table:table-cell>
          <table:table-cell office:value-type="float" office:value="0.0561673" calcext:value-type="float">
            <text:p>0.0561673</text:p>
          </table:table-cell>
          <table:table-cell office:value-type="float" office:value="0.0534628" calcext:value-type="float">
            <text:p>0.0534628</text:p>
          </table:table-cell>
          <table:table-cell office:value-type="float" office:value="0.0504629" calcext:value-type="float">
            <text:p>0.0504629</text:p>
          </table:table-cell>
          <table:table-cell office:value-type="float" office:value="0.0471215" calcext:value-type="float">
            <text:p>0.0471215</text:p>
          </table:table-cell>
          <table:table-cell office:value-type="float" office:value="0.0442693" calcext:value-type="float">
            <text:p>0.0442693</text:p>
          </table:table-cell>
          <table:table-cell office:value-type="float" office:value="0.037328" calcext:value-type="float">
            <text:p>0.037328</text:p>
          </table:table-cell>
          <table:table-cell office:value-type="float" office:value="0.0328512" calcext:value-type="float">
            <text:p>0.0328512</text:p>
          </table:table-cell>
          <table:table-cell office:value-type="float" office:value="0.0274975" calcext:value-type="float">
            <text:p>0.0274975</text:p>
          </table:table-cell>
          <table:table-cell office:value-type="float" office:value="0.0214793" calcext:value-type="float">
            <text:p>0.0214793</text:p>
          </table:table-cell>
          <table:table-cell office:value-type="float" office:value="0.0157749" calcext:value-type="float">
            <text:p>0.0157749</text:p>
          </table:table-cell>
          <table:table-cell office:value-type="float" office:value="0.0103473" calcext:value-type="float">
            <text:p>0.0103473</text:p>
          </table:table-cell>
          <table:table-cell office:value-type="float" office:value="0.00350757" calcext:value-type="float">
            <text:p>0.00350757</text:p>
          </table:table-cell>
          <table:table-cell table:formula="of:=SUM([.Q66:.BI66])" office:value-type="float" office:value="1.91821827" calcext:value-type="float">
            <text:p>1.91821827</text:p>
          </table:table-cell>
        </table:table-row>
        <table:table-row table:style-name="ro1">
          <table:table-cell office:value-type="float" office:value="3.978125" calcext:value-type="float">
            <text:p>3.978125</text:p>
          </table:table-cell>
          <table:table-cell office:value-type="float" office:value="0.0667592" calcext:value-type="float">
            <text:p>0.0667592</text:p>
          </table:table-cell>
          <table:table-cell office:value-type="float" office:value="0.062069" calcext:value-type="float">
            <text:p>0.062069</text:p>
          </table:table-cell>
          <table:table-cell office:value-type="float" office:value="0.061778" calcext:value-type="float">
            <text:p>0.061778</text:p>
          </table:table-cell>
          <table:table-cell office:value-type="float" office:value="0.0562707" calcext:value-type="float">
            <text:p>0.0562707</text:p>
          </table:table-cell>
          <table:table-cell office:value-type="float" office:value="0.0537745" calcext:value-type="float">
            <text:p>0.0537745</text:p>
          </table:table-cell>
          <table:table-cell office:value-type="float" office:value="0.0504724" calcext:value-type="float">
            <text:p>0.0504724</text:p>
          </table:table-cell>
          <table:table-cell office:value-type="float" office:value="0.0478195" calcext:value-type="float">
            <text:p>0.0478195</text:p>
          </table:table-cell>
          <table:table-cell office:value-type="float" office:value="0.0448308" calcext:value-type="float">
            <text:p>0.0448308</text:p>
          </table:table-cell>
          <table:table-cell office:value-type="float" office:value="0.0434987" calcext:value-type="float">
            <text:p>0.0434987</text:p>
          </table:table-cell>
          <table:table-cell office:value-type="float" office:value="0.0416517" calcext:value-type="float">
            <text:p>0.0416517</text:p>
          </table:table-cell>
          <table:table-cell office:value-type="float" office:value="0.0387078" calcext:value-type="float">
            <text:p>0.0387078</text:p>
          </table:table-cell>
          <table:table-cell office:value-type="float" office:value="0.0371967" calcext:value-type="float">
            <text:p>0.0371967</text:p>
          </table:table-cell>
          <table:table-cell office:value-type="float" office:value="0.0349131" calcext:value-type="float">
            <text:p>0.0349131</text:p>
          </table:table-cell>
          <table:table-cell office:value-type="float" office:value="0.0348907" calcext:value-type="float">
            <text:p>0.0348907</text:p>
          </table:table-cell>
          <table:table-cell office:value-type="float" office:value="0.0330438" calcext:value-type="float">
            <text:p>0.0330438</text:p>
          </table:table-cell>
          <table:table-cell office:value-type="float" office:value="0.0333796" calcext:value-type="float">
            <text:p>0.0333796</text:p>
          </table:table-cell>
          <table:table-cell office:value-type="float" office:value="0.031902" calcext:value-type="float">
            <text:p>0.031902</text:p>
          </table:table-cell>
          <table:table-cell office:value-type="float" office:value="0.0307715" calcext:value-type="float">
            <text:p>0.0307715</text:p>
          </table:table-cell>
          <table:table-cell office:value-type="float" office:value="0.031958" calcext:value-type="float">
            <text:p>0.031958</text:p>
          </table:table-cell>
          <table:table-cell office:value-type="float" office:value="0.0318573" calcext:value-type="float">
            <text:p>0.0318573</text:p>
          </table:table-cell>
          <table:table-cell office:value-type="float" office:value="0.032652" calcext:value-type="float">
            <text:p>0.032652</text:p>
          </table:table-cell>
          <table:table-cell office:value-type="float" office:value="0.0304357" calcext:value-type="float">
            <text:p>0.0304357</text:p>
          </table:table-cell>
          <table:table-cell office:value-type="float" office:value="0.0326184" calcext:value-type="float">
            <text:p>0.0326184</text:p>
          </table:table-cell>
          <table:table-cell office:value-type="float" office:value="0.0328535" calcext:value-type="float">
            <text:p>0.0328535</text:p>
          </table:table-cell>
          <table:table-cell office:value-type="float" office:value="0.0339281" calcext:value-type="float">
            <text:p>0.0339281</text:p>
          </table:table-cell>
          <table:table-cell office:value-type="float" office:value="0.0359653" calcext:value-type="float">
            <text:p>0.0359653</text:p>
          </table:table-cell>
          <table:table-cell office:value-type="float" office:value="0.0377339" calcext:value-type="float">
            <text:p>0.0377339</text:p>
          </table:table-cell>
          <table:table-cell office:value-type="float" office:value="0.0389429" calcext:value-type="float">
            <text:p>0.0389429</text:p>
          </table:table-cell>
          <table:table-cell office:value-type="float" office:value="0.0402413" calcext:value-type="float">
            <text:p>0.0402413</text:p>
          </table:table-cell>
          <table:table-cell office:value-type="float" office:value="0.0402637" calcext:value-type="float">
            <text:p>0.0402637</text:p>
          </table:table-cell>
          <table:table-cell office:value-type="float" office:value="0.0431629" calcext:value-type="float">
            <text:p>0.0431629</text:p>
          </table:table-cell>
          <table:table-cell office:value-type="float" office:value="0.0447972" calcext:value-type="float">
            <text:p>0.0447972</text:p>
          </table:table-cell>
          <table:table-cell office:value-type="float" office:value="0.046812" calcext:value-type="float">
            <text:p>0.046812</text:p>
          </table:table-cell>
          <table:table-cell office:value-type="float" office:value="0.048256" calcext:value-type="float">
            <text:p>0.048256</text:p>
          </table:table-cell>
          <table:table-cell office:value-type="float" office:value="0.049353" calcext:value-type="float">
            <text:p>0.049353</text:p>
          </table:table-cell>
          <table:table-cell office:value-type="float" office:value="0.0518604" calcext:value-type="float">
            <text:p>0.0518604</text:p>
          </table:table-cell>
          <table:table-cell office:value-type="float" office:value="0.0537969" calcext:value-type="float">
            <text:p>0.0537969</text:p>
          </table:table-cell>
          <table:table-cell office:value-type="float" office:value="0.0544685" calcext:value-type="float">
            <text:p>0.0544685</text:p>
          </table:table-cell>
          <table:table-cell office:value-type="float" office:value="0.057614" calcext:value-type="float">
            <text:p>0.057614</text:p>
          </table:table-cell>
          <table:table-cell office:value-type="float" office:value="0.0592258" calcext:value-type="float">
            <text:p>0.0592258</text:p>
          </table:table-cell>
          <table:table-cell office:value-type="float" office:value="0.0608042" calcext:value-type="float">
            <text:p>0.0608042</text:p>
          </table:table-cell>
          <table:table-cell office:value-type="float" office:value="0.0613974" calcext:value-type="float">
            <text:p>0.0613974</text:p>
          </table:table-cell>
          <table:table-cell office:value-type="float" office:value="0.0614982" calcext:value-type="float">
            <text:p>0.0614982</text:p>
          </table:table-cell>
          <table:table-cell office:value-type="float" office:value="0.0614758" calcext:value-type="float">
            <text:p>0.0614758</text:p>
          </table:table-cell>
          <table:table-cell office:value-type="float" office:value="0.0628414" calcext:value-type="float">
            <text:p>0.0628414</text:p>
          </table:table-cell>
          <table:table-cell office:value-type="float" office:value="0.063222" calcext:value-type="float">
            <text:p>0.063222</text:p>
          </table:table-cell>
          <table:table-cell office:value-type="float" office:value="0.0599758" calcext:value-type="float">
            <text:p>0.0599758</text:p>
          </table:table-cell>
          <table:table-cell office:value-type="float" office:value="0.0596064" calcext:value-type="float">
            <text:p>0.0596064</text:p>
          </table:table-cell>
          <table:table-cell office:value-type="float" office:value="0.057502" calcext:value-type="float">
            <text:p>0.057502</text:p>
          </table:table-cell>
          <table:table-cell office:value-type="float" office:value="0.0536066" calcext:value-type="float">
            <text:p>0.0536066</text:p>
          </table:table-cell>
          <table:table-cell office:value-type="float" office:value="0.0515358" calcext:value-type="float">
            <text:p>0.0515358</text:p>
          </table:table-cell>
          <table:table-cell office:value-type="float" office:value="0.047159" calcext:value-type="float">
            <text:p>0.047159</text:p>
          </table:table-cell>
          <table:table-cell office:value-type="float" office:value="0.0418868" calcext:value-type="float">
            <text:p>0.0418868</text:p>
          </table:table-cell>
          <table:table-cell office:value-type="float" office:value="0.0389988" calcext:value-type="float">
            <text:p>0.0389988</text:p>
          </table:table-cell>
          <table:table-cell office:value-type="float" office:value="0.0342639" calcext:value-type="float">
            <text:p>0.0342639</text:p>
          </table:table-cell>
          <table:table-cell office:value-type="float" office:value="0.0282081" calcext:value-type="float">
            <text:p>0.0282081</text:p>
          </table:table-cell>
          <table:table-cell office:value-type="float" office:value="0.0228911" calcext:value-type="float">
            <text:p>0.0228911</text:p>
          </table:table-cell>
          <table:table-cell office:value-type="float" office:value="0.0162756" calcext:value-type="float">
            <text:p>0.0162756</text:p>
          </table:table-cell>
          <table:table-cell office:value-type="float" office:value="0.0101415" calcext:value-type="float">
            <text:p>0.0101415</text:p>
          </table:table-cell>
          <table:table-cell office:value-type="float" office:value="0.00347005" calcext:value-type="float">
            <text:p>0.00347005</text:p>
          </table:table-cell>
          <table:table-cell table:formula="of:=SUM([.Q67:.BI67])" office:value-type="float" office:value="1.92161035" calcext:value-type="float">
            <text:p>1.92161035</text:p>
          </table:table-cell>
        </table:table-row>
        <table:table-row table:style-name="ro1">
          <table:table-cell office:value-type="float" office:value="4.0375" calcext:value-type="float">
            <text:p>4.0375</text:p>
          </table:table-cell>
          <table:table-cell office:value-type="float" office:value="0.0667411" calcext:value-type="float">
            <text:p>0.0667411</text:p>
          </table:table-cell>
          <table:table-cell office:value-type="float" office:value="0.0636096" calcext:value-type="float">
            <text:p>0.0636096</text:p>
          </table:table-cell>
          <table:table-cell office:value-type="float" office:value="0.0582861" calcext:value-type="float">
            <text:p>0.0582861</text:p>
          </table:table-cell>
          <table:table-cell office:value-type="float" office:value="0.05525" calcext:value-type="float">
            <text:p>0.05525</text:p>
          </table:table-cell>
          <table:table-cell office:value-type="float" office:value="0.0535072" calcext:value-type="float">
            <text:p>0.0535072</text:p>
          </table:table-cell>
          <table:table-cell office:value-type="float" office:value="0.0494227" calcext:value-type="float">
            <text:p>0.0494227</text:p>
          </table:table-cell>
          <table:table-cell office:value-type="float" office:value="0.0483471" calcext:value-type="float">
            <text:p>0.0483471</text:p>
          </table:table-cell>
          <table:table-cell office:value-type="float" office:value="0.0451204" calcext:value-type="float">
            <text:p>0.0451204</text:p>
          </table:table-cell>
          <table:table-cell office:value-type="float" office:value="0.0435274" calcext:value-type="float">
            <text:p>0.0435274</text:p>
          </table:table-cell>
          <table:table-cell office:value-type="float" office:value="0.0411039" calcext:value-type="float">
            <text:p>0.0411039</text:p>
          </table:table-cell>
          <table:table-cell office:value-type="float" office:value="0.0386668" calcext:value-type="float">
            <text:p>0.0386668</text:p>
          </table:table-cell>
          <table:table-cell office:value-type="float" office:value="0.0367471" calcext:value-type="float">
            <text:p>0.0367471</text:p>
          </table:table-cell>
          <table:table-cell office:value-type="float" office:value="0.03544" calcext:value-type="float">
            <text:p>0.03544</text:p>
          </table:table-cell>
          <table:table-cell office:value-type="float" office:value="0.03431" calcext:value-type="float">
            <text:p>0.03431</text:p>
          </table:table-cell>
          <table:table-cell office:value-type="float" office:value="0.0339968" calcext:value-type="float">
            <text:p>0.0339968</text:p>
          </table:table-cell>
          <table:table-cell office:value-type="float" office:value="0.0326898" calcext:value-type="float">
            <text:p>0.0326898</text:p>
          </table:table-cell>
          <table:table-cell office:value-type="float" office:value="0.0324583" calcext:value-type="float">
            <text:p>0.0324583</text:p>
          </table:table-cell>
          <table:table-cell office:value-type="float" office:value="0.0304978" calcext:value-type="float">
            <text:p>0.0304978</text:p>
          </table:table-cell>
          <table:table-cell office:value-type="float" office:value="0.0315734" calcext:value-type="float">
            <text:p>0.0315734</text:p>
          </table:table-cell>
          <table:table-cell office:value-type="float" office:value="0.0309743" calcext:value-type="float">
            <text:p>0.0309743</text:p>
          </table:table-cell>
          <table:table-cell office:value-type="float" office:value="0.032295" calcext:value-type="float">
            <text:p>0.032295</text:p>
          </table:table-cell>
          <table:table-cell office:value-type="float" office:value="0.03141" calcext:value-type="float">
            <text:p>0.03141</text:p>
          </table:table-cell>
          <table:table-cell office:value-type="float" office:value="0.0336837" calcext:value-type="float">
            <text:p>0.0336837</text:p>
          </table:table-cell>
          <table:table-cell office:value-type="float" office:value="0.0344461" calcext:value-type="float">
            <text:p>0.0344461</text:p>
          </table:table-cell>
          <table:table-cell office:value-type="float" office:value="0.0334522" calcext:value-type="float">
            <text:p>0.0334522</text:p>
          </table:table-cell>
          <table:table-cell office:value-type="float" office:value="0.0359438" calcext:value-type="float">
            <text:p>0.0359438</text:p>
          </table:table-cell>
          <table:table-cell office:value-type="float" office:value="0.0352494" calcext:value-type="float">
            <text:p>0.0352494</text:p>
          </table:table-cell>
          <table:table-cell office:value-type="float" office:value="0.0380541" calcext:value-type="float">
            <text:p>0.0380541</text:p>
          </table:table-cell>
          <table:table-cell office:value-type="float" office:value="0.0396199" calcext:value-type="float">
            <text:p>0.0396199</text:p>
          </table:table-cell>
          <table:table-cell office:value-type="float" office:value="0.0406955" calcext:value-type="float">
            <text:p>0.0406955</text:p>
          </table:table-cell>
          <table:table-cell office:value-type="float" office:value="0.0424246" calcext:value-type="float">
            <text:p>0.0424246</text:p>
          </table:table-cell>
          <table:table-cell office:value-type="float" office:value="0.0428739" calcext:value-type="float">
            <text:p>0.0428739</text:p>
          </table:table-cell>
          <table:table-cell office:value-type="float" office:value="0.0477617" calcext:value-type="float">
            <text:p>0.0477617</text:p>
          </table:table-cell>
          <table:table-cell office:value-type="float" office:value="0.0480612" calcext:value-type="float">
            <text:p>0.0480612</text:p>
          </table:table-cell>
          <table:table-cell office:value-type="float" office:value="0.050757" calcext:value-type="float">
            <text:p>0.050757</text:p>
          </table:table-cell>
          <table:table-cell office:value-type="float" office:value="0.0515603" calcext:value-type="float">
            <text:p>0.0515603</text:p>
          </table:table-cell>
          <table:table-cell office:value-type="float" office:value="0.0537659" calcext:value-type="float">
            <text:p>0.0537659</text:p>
          </table:table-cell>
          <table:table-cell office:value-type="float" office:value="0.054719" calcext:value-type="float">
            <text:p>0.054719</text:p>
          </table:table-cell>
          <table:table-cell office:value-type="float" office:value="0.0591439" calcext:value-type="float">
            <text:p>0.0591439</text:p>
          </table:table-cell>
          <table:table-cell office:value-type="float" office:value="0.0594162" calcext:value-type="float">
            <text:p>0.0594162</text:p>
          </table:table-cell>
          <table:table-cell office:value-type="float" office:value="0.0613223" calcext:value-type="float">
            <text:p>0.0613223</text:p>
          </table:table-cell>
          <table:table-cell office:value-type="float" office:value="0.0609547" calcext:value-type="float">
            <text:p>0.0609547</text:p>
          </table:table-cell>
          <table:table-cell office:value-type="float" office:value="0.0621937" calcext:value-type="float">
            <text:p>0.0621937</text:p>
          </table:table-cell>
          <table:table-cell office:value-type="float" office:value="0.0614857" calcext:value-type="float">
            <text:p>0.0614857</text:p>
          </table:table-cell>
          <table:table-cell office:value-type="float" office:value="0.0611317" calcext:value-type="float">
            <text:p>0.0611317</text:p>
          </table:table-cell>
          <table:table-cell office:value-type="float" office:value="0.0622617" calcext:value-type="float">
            <text:p>0.0622617</text:p>
          </table:table-cell>
          <table:table-cell office:value-type="float" office:value="0.0606007" calcext:value-type="float">
            <text:p>0.0606007</text:p>
          </table:table-cell>
          <table:table-cell office:value-type="float" office:value="0.0601922" calcext:value-type="float">
            <text:p>0.0601922</text:p>
          </table:table-cell>
          <table:table-cell office:value-type="float" office:value="0.0579458" calcext:value-type="float">
            <text:p>0.0579458</text:p>
          </table:table-cell>
          <table:table-cell office:value-type="float" office:value="0.0542697" calcext:value-type="float">
            <text:p>0.0542697</text:p>
          </table:table-cell>
          <table:table-cell office:value-type="float" office:value="0.0511927" calcext:value-type="float">
            <text:p>0.0511927</text:p>
          </table:table-cell>
          <table:table-cell office:value-type="float" office:value="0.0476528" calcext:value-type="float">
            <text:p>0.0476528</text:p>
          </table:table-cell>
          <table:table-cell office:value-type="float" office:value="0.0436091" calcext:value-type="float">
            <text:p>0.0436091</text:p>
          </table:table-cell>
          <table:table-cell office:value-type="float" office:value="0.0402598" calcext:value-type="float">
            <text:p>0.0402598</text:p>
          </table:table-cell>
          <table:table-cell office:value-type="float" office:value="0.0342011" calcext:value-type="float">
            <text:p>0.0342011</text:p>
          </table:table-cell>
          <table:table-cell office:value-type="float" office:value="0.0279517" calcext:value-type="float">
            <text:p>0.0279517</text:p>
          </table:table-cell>
          <table:table-cell office:value-type="float" office:value="0.0234588" calcext:value-type="float">
            <text:p>0.0234588</text:p>
          </table:table-cell>
          <table:table-cell office:value-type="float" office:value="0.0165015" calcext:value-type="float">
            <text:p>0.0165015</text:p>
          </table:table-cell>
          <table:table-cell office:value-type="float" office:value="0.0093944" calcext:value-type="float">
            <text:p>0.0093944</text:p>
          </table:table-cell>
          <table:table-cell office:value-type="float" office:value="0.00332208" calcext:value-type="float">
            <text:p>0.00332208</text:p>
          </table:table-cell>
          <table:table-cell table:formula="of:=SUM([.Q68:.BI68])" office:value-type="float" office:value="1.92342918" calcext:value-type="float">
            <text:p>1.92342918</text:p>
          </table:table-cell>
        </table:table-row>
        <table:table-row table:style-name="ro1">
          <table:table-cell office:value-type="float" office:value="4.096875" calcext:value-type="float">
            <text:p>4.096875</text:p>
          </table:table-cell>
          <table:table-cell office:value-type="float" office:value="0.0631552" calcext:value-type="float">
            <text:p>0.0631552</text:p>
          </table:table-cell>
          <table:table-cell office:value-type="float" office:value="0.0613946" calcext:value-type="float">
            <text:p>0.0613946</text:p>
          </table:table-cell>
          <table:table-cell office:value-type="float" office:value="0.0588264" calcext:value-type="float">
            <text:p>0.0588264</text:p>
          </table:table-cell>
          <table:table-cell office:value-type="float" office:value="0.0547722" calcext:value-type="float">
            <text:p>0.0547722</text:p>
          </table:table-cell>
          <table:table-cell office:value-type="float" office:value="0.0541261" calcext:value-type="float">
            <text:p>0.0541261</text:p>
          </table:table-cell>
          <table:table-cell office:value-type="float" office:value="0.0496035" calcext:value-type="float">
            <text:p>0.0496035</text:p>
          </table:table-cell>
          <table:table-cell office:value-type="float" office:value="0.0468253" calcext:value-type="float">
            <text:p>0.0468253</text:p>
          </table:table-cell>
          <table:table-cell office:value-type="float" office:value="0.0446609" calcext:value-type="float">
            <text:p>0.0446609</text:p>
          </table:table-cell>
          <table:table-cell office:value-type="float" office:value="0.0418019" calcext:value-type="float">
            <text:p>0.0418019</text:p>
          </table:table-cell>
          <table:table-cell office:value-type="float" office:value="0.0408005" calcext:value-type="float">
            <text:p>0.0408005</text:p>
          </table:table-cell>
          <table:table-cell office:value-type="float" office:value="0.0367301" calcext:value-type="float">
            <text:p>0.0367301</text:p>
          </table:table-cell>
          <table:table-cell office:value-type="float" office:value="0.0372955" calcext:value-type="float">
            <text:p>0.0372955</text:p>
          </table:table-cell>
          <table:table-cell office:value-type="float" office:value="0.0347273" calcext:value-type="float">
            <text:p>0.0347273</text:p>
          </table:table-cell>
          <table:table-cell office:value-type="float" office:value="0.0353249" calcext:value-type="float">
            <text:p>0.0353249</text:p>
          </table:table-cell>
          <table:table-cell office:value-type="float" office:value="0.0336935" calcext:value-type="float">
            <text:p>0.0336935</text:p>
          </table:table-cell>
          <table:table-cell office:value-type="float" office:value="0.0320137" calcext:value-type="float">
            <text:p>0.0320137</text:p>
          </table:table-cell>
          <table:table-cell office:value-type="float" office:value="0.0326275" calcext:value-type="float">
            <text:p>0.0326275</text:p>
          </table:table-cell>
          <table:table-cell office:value-type="float" office:value="0.0316745" calcext:value-type="float">
            <text:p>0.0316745</text:p>
          </table:table-cell>
          <table:table-cell office:value-type="float" office:value="0.0318037" calcext:value-type="float">
            <text:p>0.0318037</text:p>
          </table:table-cell>
          <table:table-cell office:value-type="float" office:value="0.031093" calcext:value-type="float">
            <text:p>0.031093</text:p>
          </table:table-cell>
          <table:table-cell office:value-type="float" office:value="0.0323206" calcext:value-type="float">
            <text:p>0.0323206</text:p>
          </table:table-cell>
          <table:table-cell office:value-type="float" office:value="0.0320945" calcext:value-type="float">
            <text:p>0.0320945</text:p>
          </table:table-cell>
          <table:table-cell office:value-type="float" office:value="0.0328213" calcext:value-type="float">
            <text:p>0.0328213</text:p>
          </table:table-cell>
          <table:table-cell office:value-type="float" office:value="0.0333382" calcext:value-type="float">
            <text:p>0.0333382</text:p>
          </table:table-cell>
          <table:table-cell office:value-type="float" office:value="0.0340166" calcext:value-type="float">
            <text:p>0.0340166</text:p>
          </table:table-cell>
          <table:table-cell office:value-type="float" office:value="0.0360194" calcext:value-type="float">
            <text:p>0.0360194</text:p>
          </table:table-cell>
          <table:table-cell office:value-type="float" office:value="0.0364071" calcext:value-type="float">
            <text:p>0.0364071</text:p>
          </table:table-cell>
          <table:table-cell office:value-type="float" office:value="0.03841" calcext:value-type="float">
            <text:p>0.03841</text:p>
          </table:table-cell>
          <table:table-cell office:value-type="float" office:value="0.0379254" calcext:value-type="float">
            <text:p>0.0379254</text:p>
          </table:table-cell>
          <table:table-cell office:value-type="float" office:value="0.0417373" calcext:value-type="float">
            <text:p>0.0417373</text:p>
          </table:table-cell>
          <table:table-cell office:value-type="float" office:value="0.043401" calcext:value-type="float">
            <text:p>0.043401</text:p>
          </table:table-cell>
          <table:table-cell office:value-type="float" office:value="0.0447739" calcext:value-type="float">
            <text:p>0.0447739</text:p>
          </table:table-cell>
          <table:table-cell office:value-type="float" office:value="0.0458723" calcext:value-type="float">
            <text:p>0.0458723</text:p>
          </table:table-cell>
          <table:table-cell office:value-type="float" office:value="0.0479559" calcext:value-type="float">
            <text:p>0.0479559</text:p>
          </table:table-cell>
          <table:table-cell office:value-type="float" office:value="0.0494904" calcext:value-type="float">
            <text:p>0.0494904</text:p>
          </table:table-cell>
          <table:table-cell office:value-type="float" office:value="0.0524786" calcext:value-type="float">
            <text:p>0.0524786</text:p>
          </table:table-cell>
          <table:table-cell office:value-type="float" office:value="0.0531246" calcext:value-type="float">
            <text:p>0.0531246</text:p>
          </table:table-cell>
          <table:table-cell office:value-type="float" office:value="0.0567427" calcext:value-type="float">
            <text:p>0.0567427</text:p>
          </table:table-cell>
          <table:table-cell office:value-type="float" office:value="0.0581803" calcext:value-type="float">
            <text:p>0.0581803</text:p>
          </table:table-cell>
          <table:table-cell office:value-type="float" office:value="0.0596663" calcext:value-type="float">
            <text:p>0.0596663</text:p>
          </table:table-cell>
          <table:table-cell office:value-type="float" office:value="0.0609585" calcext:value-type="float">
            <text:p>0.0609585</text:p>
          </table:table-cell>
          <table:table-cell office:value-type="float" office:value="0.0611038" calcext:value-type="float">
            <text:p>0.0611038</text:p>
          </table:table-cell>
          <table:table-cell office:value-type="float" office:value="0.0618468" calcext:value-type="float">
            <text:p>0.0618468</text:p>
          </table:table-cell>
          <table:table-cell office:value-type="float" office:value="0.0614753" calcext:value-type="float">
            <text:p>0.0614753</text:p>
          </table:table-cell>
          <table:table-cell office:value-type="float" office:value="0.0618953" calcext:value-type="float">
            <text:p>0.0618953</text:p>
          </table:table-cell>
          <table:table-cell office:value-type="float" office:value="0.0636074" calcext:value-type="float">
            <text:p>0.0636074</text:p>
          </table:table-cell>
          <table:table-cell office:value-type="float" office:value="0.0614107" calcext:value-type="float">
            <text:p>0.0614107</text:p>
          </table:table-cell>
          <table:table-cell office:value-type="float" office:value="0.0602801" calcext:value-type="float">
            <text:p>0.0602801</text:p>
          </table:table-cell>
          <table:table-cell office:value-type="float" office:value="0.0573404" calcext:value-type="float">
            <text:p>0.0573404</text:p>
          </table:table-cell>
          <table:table-cell office:value-type="float" office:value="0.0563228" calcext:value-type="float">
            <text:p>0.0563228</text:p>
          </table:table-cell>
          <table:table-cell office:value-type="float" office:value="0.0524301" calcext:value-type="float">
            <text:p>0.0524301</text:p>
          </table:table-cell>
          <table:table-cell office:value-type="float" office:value="0.0481659" calcext:value-type="float">
            <text:p>0.0481659</text:p>
          </table:table-cell>
          <table:table-cell office:value-type="float" office:value="0.0453877" calcext:value-type="float">
            <text:p>0.0453877</text:p>
          </table:table-cell>
          <table:table-cell office:value-type="float" office:value="0.0387169" calcext:value-type="float">
            <text:p>0.0387169</text:p>
          </table:table-cell>
          <table:table-cell office:value-type="float" office:value="0.0350503" calcext:value-type="float">
            <text:p>0.0350503</text:p>
          </table:table-cell>
          <table:table-cell office:value-type="float" office:value="0.0299785" calcext:value-type="float">
            <text:p>0.0299785</text:p>
          </table:table-cell>
          <table:table-cell office:value-type="float" office:value="0.0242283" calcext:value-type="float">
            <text:p>0.0242283</text:p>
          </table:table-cell>
          <table:table-cell office:value-type="float" office:value="0.0153285" calcext:value-type="float">
            <text:p>0.0153285</text:p>
          </table:table-cell>
          <table:table-cell office:value-type="float" office:value="0.00999822" calcext:value-type="float">
            <text:p>0.00999822</text:p>
          </table:table-cell>
          <table:table-cell office:value-type="float" office:value="0.00358579" calcext:value-type="float">
            <text:p>0.00358579</text:p>
          </table:table-cell>
          <table:table-cell table:formula="of:=SUM([.Q69:.BI69])" office:value-type="float" office:value="1.93510011" calcext:value-type="float">
            <text:p>1.93510011</text:p>
          </table:table-cell>
        </table:table-row>
        <table:table-row table:style-name="ro1">
          <table:table-cell office:value-type="float" office:value="4.15625" calcext:value-type="float">
            <text:p>4.15625</text:p>
          </table:table-cell>
          <table:table-cell office:value-type="float" office:value="0.0669426" calcext:value-type="float">
            <text:p>0.0669426</text:p>
          </table:table-cell>
          <table:table-cell office:value-type="float" office:value="0.0627294" calcext:value-type="float">
            <text:p>0.0627294</text:p>
          </table:table-cell>
          <table:table-cell office:value-type="float" office:value="0.0580106" calcext:value-type="float">
            <text:p>0.0580106</text:p>
          </table:table-cell>
          <table:table-cell office:value-type="float" office:value="0.0548648" calcext:value-type="float">
            <text:p>0.0548648</text:p>
          </table:table-cell>
          <table:table-cell office:value-type="float" office:value="0.0534042" calcext:value-type="float">
            <text:p>0.0534042</text:p>
          </table:table-cell>
          <table:table-cell office:value-type="float" office:value="0.0487791" calcext:value-type="float">
            <text:p>0.0487791</text:p>
          </table:table-cell>
          <table:table-cell office:value-type="float" office:value="0.0470002" calcext:value-type="float">
            <text:p>0.0470002</text:p>
          </table:table-cell>
          <table:table-cell office:value-type="float" office:value="0.0436297" calcext:value-type="float">
            <text:p>0.0436297</text:p>
          </table:table-cell>
          <table:table-cell office:value-type="float" office:value="0.0418882" calcext:value-type="float">
            <text:p>0.0418882</text:p>
          </table:table-cell>
          <table:table-cell office:value-type="float" office:value="0.0410269" calcext:value-type="float">
            <text:p>0.0410269</text:p>
          </table:table-cell>
          <table:table-cell office:value-type="float" office:value="0.038499" calcext:value-type="float">
            <text:p>0.038499</text:p>
          </table:table-cell>
          <table:table-cell office:value-type="float" office:value="0.0362332" calcext:value-type="float">
            <text:p>0.0362332</text:p>
          </table:table-cell>
          <table:table-cell office:value-type="float" office:value="0.0346416" calcext:value-type="float">
            <text:p>0.0346416</text:p>
          </table:table-cell>
          <table:table-cell office:value-type="float" office:value="0.0336304" calcext:value-type="float">
            <text:p>0.0336304</text:p>
          </table:table-cell>
          <table:table-cell office:value-type="float" office:value="0.0309902" calcext:value-type="float">
            <text:p>0.0309902</text:p>
          </table:table-cell>
          <table:table-cell office:value-type="float" office:value="0.0325631" calcext:value-type="float">
            <text:p>0.0325631</text:p>
          </table:table-cell>
          <table:table-cell office:value-type="float" office:value="0.0310464" calcext:value-type="float">
            <text:p>0.0310464</text:p>
          </table:table-cell>
          <table:table-cell office:value-type="float" office:value="0.0303348" calcext:value-type="float">
            <text:p>0.0303348</text:p>
          </table:table-cell>
          <table:table-cell office:value-type="float" office:value="0.0314958" calcext:value-type="float">
            <text:p>0.0314958</text:p>
          </table:table-cell>
          <table:table-cell office:value-type="float" office:value="0.0295483" calcext:value-type="float">
            <text:p>0.0295483</text:p>
          </table:table-cell>
          <table:table-cell office:value-type="float" office:value="0.0325257" calcext:value-type="float">
            <text:p>0.0325257</text:p>
          </table:table-cell>
          <table:table-cell office:value-type="float" office:value="0.0314958" calcext:value-type="float">
            <text:p>0.0314958</text:p>
          </table:table-cell>
          <table:table-cell office:value-type="float" office:value="0.0325069" calcext:value-type="float">
            <text:p>0.0325069</text:p>
          </table:table-cell>
          <table:table-cell office:value-type="float" office:value="0.0342484" calcext:value-type="float">
            <text:p>0.0342484</text:p>
          </table:table-cell>
          <table:table-cell office:value-type="float" office:value="0.0339488" calcext:value-type="float">
            <text:p>0.0339488</text:p>
          </table:table-cell>
          <table:table-cell office:value-type="float" office:value="0.0346791" calcext:value-type="float">
            <text:p>0.0346791</text:p>
          </table:table-cell>
          <table:table-cell office:value-type="float" office:value="0.036589" calcext:value-type="float">
            <text:p>0.036589</text:p>
          </table:table-cell>
          <table:table-cell office:value-type="float" office:value="0.0376189" calcext:value-type="float">
            <text:p>0.0376189</text:p>
          </table:table-cell>
          <table:table-cell office:value-type="float" office:value="0.0386862" calcext:value-type="float">
            <text:p>0.0386862</text:p>
          </table:table-cell>
          <table:table-cell office:value-type="float" office:value="0.0401655" calcext:value-type="float">
            <text:p>0.0401655</text:p>
          </table:table-cell>
          <table:table-cell office:value-type="float" office:value="0.0438731" calcext:value-type="float">
            <text:p>0.0438731</text:p>
          </table:table-cell>
          <table:table-cell office:value-type="float" office:value="0.0446783" calcext:value-type="float">
            <text:p>0.0446783</text:p>
          </table:table-cell>
          <table:table-cell office:value-type="float" office:value="0.0443038" calcext:value-type="float">
            <text:p>0.0443038</text:p>
          </table:table-cell>
          <table:table-cell office:value-type="float" office:value="0.0486106" calcext:value-type="float">
            <text:p>0.0486106</text:p>
          </table:table-cell>
          <table:table-cell office:value-type="float" office:value="0.0517002" calcext:value-type="float">
            <text:p>0.0517002</text:p>
          </table:table-cell>
          <table:table-cell office:value-type="float" office:value="0.0517564" calcext:value-type="float">
            <text:p>0.0517564</text:p>
          </table:table-cell>
          <table:table-cell office:value-type="float" office:value="0.0543592" calcext:value-type="float">
            <text:p>0.0543592</text:p>
          </table:table-cell>
          <table:table-cell office:value-type="float" office:value="0.0562692" calcext:value-type="float">
            <text:p>0.0562692</text:p>
          </table:table-cell>
          <table:table-cell office:value-type="float" office:value="0.057374" calcext:value-type="float">
            <text:p>0.057374</text:p>
          </table:table-cell>
          <table:table-cell office:value-type="float" office:value="0.0589843" calcext:value-type="float">
            <text:p>0.0589843</text:p>
          </table:table-cell>
          <table:table-cell office:value-type="float" office:value="0.0612501" calcext:value-type="float">
            <text:p>0.0612501</text:p>
          </table:table-cell>
          <table:table-cell office:value-type="float" office:value="0.0653884" calcext:value-type="float">
            <text:p>0.0653884</text:p>
          </table:table-cell>
          <table:table-cell office:value-type="float" office:value="0.0648828" calcext:value-type="float">
            <text:p>0.0648828</text:p>
          </table:table-cell>
          <table:table-cell office:value-type="float" office:value="0.0640214" calcext:value-type="float">
            <text:p>0.0640214</text:p>
          </table:table-cell>
          <table:table-cell office:value-type="float" office:value="0.0631788" calcext:value-type="float">
            <text:p>0.0631788</text:p>
          </table:table-cell>
          <table:table-cell office:value-type="float" office:value="0.0640589" calcext:value-type="float">
            <text:p>0.0640589</text:p>
          </table:table-cell>
          <table:table-cell office:value-type="float" office:value="0.0630103" calcext:value-type="float">
            <text:p>0.0630103</text:p>
          </table:table-cell>
          <table:table-cell office:value-type="float" office:value="0.0599206" calcext:value-type="float">
            <text:p>0.0599206</text:p>
          </table:table-cell>
          <table:table-cell office:value-type="float" office:value="0.0591341" calcext:value-type="float">
            <text:p>0.0591341</text:p>
          </table:table-cell>
          <table:table-cell office:value-type="float" office:value="0.0562879" calcext:value-type="float">
            <text:p>0.0562879</text:p>
          </table:table-cell>
          <table:table-cell office:value-type="float" office:value="0.0538349" calcext:value-type="float">
            <text:p>0.0538349</text:p>
          </table:table-cell>
          <table:table-cell office:value-type="float" office:value="0.0488353" calcext:value-type="float">
            <text:p>0.0488353</text:p>
          </table:table-cell>
          <table:table-cell office:value-type="float" office:value="0.0448656" calcext:value-type="float">
            <text:p>0.0448656</text:p>
          </table:table-cell>
          <table:table-cell office:value-type="float" office:value="0.0410082" calcext:value-type="float">
            <text:p>0.0410082</text:p>
          </table:table-cell>
          <table:table-cell office:value-type="float" office:value="0.0347352" calcext:value-type="float">
            <text:p>0.0347352</text:p>
          </table:table-cell>
          <table:table-cell office:value-type="float" office:value="0.0282376" calcext:value-type="float">
            <text:p>0.0282376</text:p>
          </table:table-cell>
          <table:table-cell office:value-type="float" office:value="0.0235937" calcext:value-type="float">
            <text:p>0.0235937</text:p>
          </table:table-cell>
          <table:table-cell office:value-type="float" office:value="0.0155794" calcext:value-type="float">
            <text:p>0.0155794</text:p>
          </table:table-cell>
          <table:table-cell office:value-type="float" office:value="0.0095124" calcext:value-type="float">
            <text:p>0.0095124</text:p>
          </table:table-cell>
          <table:table-cell office:value-type="float" office:value="0.00355779" calcext:value-type="float">
            <text:p>0.00355779</text:p>
          </table:table-cell>
          <table:table-cell table:formula="of:=SUM([.Q70:.BI70])" office:value-type="float" office:value="1.94425519" calcext:value-type="float">
            <text:p>1.94425519</text:p>
          </table:table-cell>
        </table:table-row>
        <table:table-row table:style-name="ro1">
          <table:table-cell office:value-type="float" office:value="4.215625" calcext:value-type="float">
            <text:p>4.215625</text:p>
          </table:table-cell>
          <table:table-cell office:value-type="float" office:value="0.0624371" calcext:value-type="float">
            <text:p>0.0624371</text:p>
          </table:table-cell>
          <table:table-cell office:value-type="float" office:value="0.061387" calcext:value-type="float">
            <text:p>0.061387</text:p>
          </table:table-cell>
          <table:table-cell office:value-type="float" office:value="0.0604244" calcext:value-type="float">
            <text:p>0.0604244</text:p>
          </table:table-cell>
          <table:table-cell office:value-type="float" office:value="0.0538613" calcext:value-type="float">
            <text:p>0.0538613</text:p>
          </table:table-cell>
          <table:table-cell office:value-type="float" office:value="0.0534675" calcext:value-type="float">
            <text:p>0.0534675</text:p>
          </table:table-cell>
          <table:table-cell office:value-type="float" office:value="0.0496172" calcext:value-type="float">
            <text:p>0.0496172</text:p>
          </table:table-cell>
          <table:table-cell office:value-type="float" office:value="0.0463793" calcext:value-type="float">
            <text:p>0.0463793</text:p>
          </table:table-cell>
          <table:table-cell office:value-type="float" office:value="0.0420914" calcext:value-type="float">
            <text:p>0.0420914</text:p>
          </table:table-cell>
          <table:table-cell office:value-type="float" office:value="0.0415445" calcext:value-type="float">
            <text:p>0.0415445</text:p>
          </table:table-cell>
          <table:table-cell office:value-type="float" office:value="0.0401663" calcext:value-type="float">
            <text:p>0.0401663</text:p>
          </table:table-cell>
          <table:table-cell office:value-type="float" office:value="0.0364472" calcext:value-type="float">
            <text:p>0.0364472</text:p>
          </table:table-cell>
          <table:table-cell office:value-type="float" office:value="0.0367316" calcext:value-type="float">
            <text:p>0.0367316</text:p>
          </table:table-cell>
          <table:table-cell office:value-type="float" office:value="0.0360534" calcext:value-type="float">
            <text:p>0.0360534</text:p>
          </table:table-cell>
          <table:table-cell office:value-type="float" office:value="0.0342157" calcext:value-type="float">
            <text:p>0.0342157</text:p>
          </table:table-cell>
          <table:table-cell office:value-type="float" office:value="0.0333187" calcext:value-type="float">
            <text:p>0.0333187</text:p>
          </table:table-cell>
          <table:table-cell office:value-type="float" office:value="0.0316561" calcext:value-type="float">
            <text:p>0.0316561</text:p>
          </table:table-cell>
          <table:table-cell office:value-type="float" office:value="0.0309779" calcext:value-type="float">
            <text:p>0.0309779</text:p>
          </table:table-cell>
          <table:table-cell office:value-type="float" office:value="0.0313936" calcext:value-type="float">
            <text:p>0.0313936</text:p>
          </table:table-cell>
          <table:table-cell office:value-type="float" office:value="0.0324655" calcext:value-type="float">
            <text:p>0.0324655</text:p>
          </table:table-cell>
          <table:table-cell office:value-type="float" office:value="0.0303872" calcext:value-type="float">
            <text:p>0.0303872</text:p>
          </table:table-cell>
          <table:table-cell office:value-type="float" office:value="0.0322905" calcext:value-type="float">
            <text:p>0.0322905</text:p>
          </table:table-cell>
          <table:table-cell office:value-type="float" office:value="0.0317655" calcext:value-type="float">
            <text:p>0.0317655</text:p>
          </table:table-cell>
          <table:table-cell office:value-type="float" office:value="0.033625" calcext:value-type="float">
            <text:p>0.033625</text:p>
          </table:table-cell>
          <table:table-cell office:value-type="float" office:value="0.0332312" calcext:value-type="float">
            <text:p>0.0332312</text:p>
          </table:table-cell>
          <table:table-cell office:value-type="float" office:value="0.0331437" calcext:value-type="float">
            <text:p>0.0331437</text:p>
          </table:table-cell>
          <table:table-cell office:value-type="float" office:value="0.0355721" calcext:value-type="float">
            <text:p>0.0355721</text:p>
          </table:table-cell>
          <table:table-cell office:value-type="float" office:value="0.0379786" calcext:value-type="float">
            <text:p>0.0379786</text:p>
          </table:table-cell>
          <table:table-cell office:value-type="float" office:value="0.0373004" calcext:value-type="float">
            <text:p>0.0373004</text:p>
          </table:table-cell>
          <table:table-cell office:value-type="float" office:value="0.0390068" calcext:value-type="float">
            <text:p>0.0390068</text:p>
          </table:table-cell>
          <table:table-cell office:value-type="float" office:value="0.0403194" calcext:value-type="float">
            <text:p>0.0403194</text:p>
          </table:table-cell>
          <table:table-cell office:value-type="float" office:value="0.0427696" calcext:value-type="float">
            <text:p>0.0427696</text:p>
          </table:table-cell>
          <table:table-cell office:value-type="float" office:value="0.0437979" calcext:value-type="float">
            <text:p>0.0437979</text:p>
          </table:table-cell>
          <table:table-cell office:value-type="float" office:value="0.0446948" calcext:value-type="float">
            <text:p>0.0446948</text:p>
          </table:table-cell>
          <table:table-cell office:value-type="float" office:value="0.0490046" calcext:value-type="float">
            <text:p>0.0490046</text:p>
          </table:table-cell>
          <table:table-cell office:value-type="float" office:value="0.0538832" calcext:value-type="float">
            <text:p>0.0538832</text:p>
          </table:table-cell>
          <table:table-cell office:value-type="float" office:value="0.0528987" calcext:value-type="float">
            <text:p>0.0528987</text:p>
          </table:table-cell>
          <table:table-cell office:value-type="float" office:value="0.0557427" calcext:value-type="float">
            <text:p>0.0557427</text:p>
          </table:table-cell>
          <table:table-cell office:value-type="float" office:value="0.0576023" calcext:value-type="float">
            <text:p>0.0576023</text:p>
          </table:table-cell>
          <table:table-cell office:value-type="float" office:value="0.0567491" calcext:value-type="float">
            <text:p>0.0567491</text:p>
          </table:table-cell>
          <table:table-cell office:value-type="float" office:value="0.062459" calcext:value-type="float">
            <text:p>0.062459</text:p>
          </table:table-cell>
          <table:table-cell office:value-type="float" office:value="0.0621527" calcext:value-type="float">
            <text:p>0.0621527</text:p>
          </table:table-cell>
          <table:table-cell office:value-type="float" office:value="0.0630934" calcext:value-type="float">
            <text:p>0.0630934</text:p>
          </table:table-cell>
          <table:table-cell office:value-type="float" office:value="0.0635528" calcext:value-type="float">
            <text:p>0.0635528</text:p>
          </table:table-cell>
          <table:table-cell office:value-type="float" office:value="0.0651717" calcext:value-type="float">
            <text:p>0.0651717</text:p>
          </table:table-cell>
          <table:table-cell office:value-type="float" office:value="0.0650623" calcext:value-type="float">
            <text:p>0.0650623</text:p>
          </table:table-cell>
          <table:table-cell office:value-type="float" office:value="0.062634" calcext:value-type="float">
            <text:p>0.062634</text:p>
          </table:table-cell>
          <table:table-cell office:value-type="float" office:value="0.062459" calcext:value-type="float">
            <text:p>0.062459</text:p>
          </table:table-cell>
          <table:table-cell office:value-type="float" office:value="0.0595056" calcext:value-type="float">
            <text:p>0.0595056</text:p>
          </table:table-cell>
          <table:table-cell office:value-type="float" office:value="0.0565741" calcext:value-type="float">
            <text:p>0.0565741</text:p>
          </table:table-cell>
          <table:table-cell office:value-type="float" office:value="0.0553708" calcext:value-type="float">
            <text:p>0.0553708</text:p>
          </table:table-cell>
          <table:table-cell office:value-type="float" office:value="0.0534894" calcext:value-type="float">
            <text:p>0.0534894</text:p>
          </table:table-cell>
          <table:table-cell office:value-type="float" office:value="0.0502516" calcext:value-type="float">
            <text:p>0.0502516</text:p>
          </table:table-cell>
          <table:table-cell office:value-type="float" office:value="0.0450011" calcext:value-type="float">
            <text:p>0.0450011</text:p>
          </table:table-cell>
          <table:table-cell office:value-type="float" office:value="0.0393568" calcext:value-type="float">
            <text:p>0.0393568</text:p>
          </table:table-cell>
          <table:table-cell office:value-type="float" office:value="0.0359659" calcext:value-type="float">
            <text:p>0.0359659</text:p>
          </table:table-cell>
          <table:table-cell office:value-type="float" office:value="0.0295121" calcext:value-type="float">
            <text:p>0.0295121</text:p>
          </table:table-cell>
          <table:table-cell office:value-type="float" office:value="0.0223146" calcext:value-type="float">
            <text:p>0.0223146</text:p>
          </table:table-cell>
          <table:table-cell office:value-type="float" office:value="0.0177642" calcext:value-type="float">
            <text:p>0.0177642</text:p>
          </table:table-cell>
          <table:table-cell office:value-type="float" office:value="0.010851" calcext:value-type="float">
            <text:p>0.010851</text:p>
          </table:table-cell>
          <table:table-cell office:value-type="float" office:value="0.00369722" calcext:value-type="float">
            <text:p>0.00369722</text:p>
          </table:table-cell>
          <table:table-cell table:formula="of:=SUM([.Q71:.BI71])" office:value-type="float" office:value="1.95449572" calcext:value-type="float">
            <text:p>1.95449572</text:p>
          </table:table-cell>
        </table:table-row>
        <table:table-row table:style-name="ro1">
          <table:table-cell office:value-type="float" office:value="4.275" calcext:value-type="float">
            <text:p>4.275</text:p>
          </table:table-cell>
          <table:table-cell office:value-type="float" office:value="0.0640985" calcext:value-type="float">
            <text:p>0.0640985</text:p>
          </table:table-cell>
          <table:table-cell office:value-type="float" office:value="0.0624246" calcext:value-type="float">
            <text:p>0.0624246</text:p>
          </table:table-cell>
          <table:table-cell office:value-type="float" office:value="0.0581415" calcext:value-type="float">
            <text:p>0.0581415</text:p>
          </table:table-cell>
          <table:table-cell office:value-type="float" office:value="0.0571815" calcext:value-type="float">
            <text:p>0.0571815</text:p>
          </table:table-cell>
          <table:table-cell office:value-type="float" office:value="0.0531446" calcext:value-type="float">
            <text:p>0.0531446</text:p>
          </table:table-cell>
          <table:table-cell office:value-type="float" office:value="0.0490585" calcext:value-type="float">
            <text:p>0.0490585</text:p>
          </table:table-cell>
          <table:table-cell office:value-type="float" office:value="0.0471877" calcext:value-type="float">
            <text:p>0.0471877</text:p>
          </table:table-cell>
          <table:table-cell office:value-type="float" office:value="0.0413538" calcext:value-type="float">
            <text:p>0.0413538</text:p>
          </table:table-cell>
          <table:table-cell office:value-type="float" office:value="0.0427323" calcext:value-type="float">
            <text:p>0.0427323</text:p>
          </table:table-cell>
          <table:table-cell office:value-type="float" office:value="0.0390646" calcext:value-type="float">
            <text:p>0.0390646</text:p>
          </table:table-cell>
          <table:table-cell office:value-type="float" office:value="0.0373908" calcext:value-type="float">
            <text:p>0.0373908</text:p>
          </table:table-cell>
          <table:table-cell office:value-type="float" office:value="0.0376862" calcext:value-type="float">
            <text:p>0.0376862</text:p>
          </table:table-cell>
          <table:table-cell office:value-type="float" office:value="0.0363569" calcext:value-type="float">
            <text:p>0.0363569</text:p>
          </table:table-cell>
          <table:table-cell office:value-type="float" office:value="0.0343138" calcext:value-type="float">
            <text:p>0.0343138</text:p>
          </table:table-cell>
          <table:table-cell office:value-type="float" office:value="0.0324431" calcext:value-type="float">
            <text:p>0.0324431</text:p>
          </table:table-cell>
          <table:table-cell office:value-type="float" office:value="0.0328615" calcext:value-type="float">
            <text:p>0.0328615</text:p>
          </table:table-cell>
          <table:table-cell office:value-type="float" office:value="0.0315569" calcext:value-type="float">
            <text:p>0.0315569</text:p>
          </table:table-cell>
          <table:table-cell office:value-type="float" office:value="0.0298338" calcext:value-type="float">
            <text:p>0.0298338</text:p>
          </table:table-cell>
          <table:table-cell office:value-type="float" office:value="0.0322954" calcext:value-type="float">
            <text:p>0.0322954</text:p>
          </table:table-cell>
          <table:table-cell office:value-type="float" office:value="0.0312615" calcext:value-type="float">
            <text:p>0.0312615</text:p>
          </table:table-cell>
          <table:table-cell office:value-type="float" office:value="0.0313108" calcext:value-type="float">
            <text:p>0.0313108</text:p>
          </table:table-cell>
          <table:table-cell office:value-type="float" office:value="0.0311385" calcext:value-type="float">
            <text:p>0.0311385</text:p>
          </table:table-cell>
          <table:table-cell office:value-type="float" office:value="0.0318523" calcext:value-type="float">
            <text:p>0.0318523</text:p>
          </table:table-cell>
          <table:table-cell office:value-type="float" office:value="0.03168" calcext:value-type="float">
            <text:p>0.03168</text:p>
          </table:table-cell>
          <table:table-cell office:value-type="float" office:value="0.0347569" calcext:value-type="float">
            <text:p>0.0347569</text:p>
          </table:table-cell>
          <table:table-cell office:value-type="float" office:value="0.0338708" calcext:value-type="float">
            <text:p>0.0338708</text:p>
          </table:table-cell>
          <table:table-cell office:value-type="float" office:value="0.0352" calcext:value-type="float">
            <text:p>0.0352</text:p>
          </table:table-cell>
          <table:table-cell office:value-type="float" office:value="0.0387446" calcext:value-type="float">
            <text:p>0.0387446</text:p>
          </table:table-cell>
          <table:table-cell office:value-type="float" office:value="0.0385969" calcext:value-type="float">
            <text:p>0.0385969</text:p>
          </table:table-cell>
          <table:table-cell office:value-type="float" office:value="0.0415754" calcext:value-type="float">
            <text:p>0.0415754</text:p>
          </table:table-cell>
          <table:table-cell office:value-type="float" office:value="0.0402954" calcext:value-type="float">
            <text:p>0.0402954</text:p>
          </table:table-cell>
          <table:table-cell office:value-type="float" office:value="0.0445046" calcext:value-type="float">
            <text:p>0.0445046</text:p>
          </table:table-cell>
          <table:table-cell office:value-type="float" office:value="0.0462523" calcext:value-type="float">
            <text:p>0.0462523</text:p>
          </table:table-cell>
          <table:table-cell office:value-type="float" office:value="0.0492554" calcext:value-type="float">
            <text:p>0.0492554</text:p>
          </table:table-cell>
          <table:table-cell office:value-type="float" office:value="0.0505354" calcext:value-type="float">
            <text:p>0.0505354</text:p>
          </table:table-cell>
          <table:table-cell office:value-type="float" office:value="0.0529231" calcext:value-type="float">
            <text:p>0.0529231</text:p>
          </table:table-cell>
          <table:table-cell office:value-type="float" office:value="0.0559508" calcext:value-type="float">
            <text:p>0.0559508</text:p>
          </table:table-cell>
          <table:table-cell office:value-type="float" office:value="0.0575262" calcext:value-type="float">
            <text:p>0.0575262</text:p>
          </table:table-cell>
          <table:table-cell office:value-type="float" office:value="0.05888" calcext:value-type="float">
            <text:p>0.05888</text:p>
          </table:table-cell>
          <table:table-cell office:value-type="float" office:value="0.0603323" calcext:value-type="float">
            <text:p>0.0603323</text:p>
          </table:table-cell>
          <table:table-cell table:number-columns-repeated="2" office:value-type="float" office:value="0.0625231" calcext:value-type="float">
            <text:p>0.0625231</text:p>
          </table:table-cell>
          <table:table-cell office:value-type="float" office:value="0.0610462" calcext:value-type="float">
            <text:p>0.0610462</text:p>
          </table:table-cell>
          <table:table-cell office:value-type="float" office:value="0.06528" calcext:value-type="float">
            <text:p>0.06528</text:p>
          </table:table-cell>
          <table:table-cell office:value-type="float" office:value="0.0633846" calcext:value-type="float">
            <text:p>0.0633846</text:p>
          </table:table-cell>
          <table:table-cell office:value-type="float" office:value="0.0638523" calcext:value-type="float">
            <text:p>0.0638523</text:p>
          </table:table-cell>
          <table:table-cell office:value-type="float" office:value="0.0646646" calcext:value-type="float">
            <text:p>0.0646646</text:p>
          </table:table-cell>
          <table:table-cell office:value-type="float" office:value="0.0608738" calcext:value-type="float">
            <text:p>0.0608738</text:p>
          </table:table-cell>
          <table:table-cell office:value-type="float" office:value="0.0617354" calcext:value-type="float">
            <text:p>0.0617354</text:p>
          </table:table-cell>
          <table:table-cell office:value-type="float" office:value="0.0587815" calcext:value-type="float">
            <text:p>0.0587815</text:p>
          </table:table-cell>
          <table:table-cell office:value-type="float" office:value="0.0540554" calcext:value-type="float">
            <text:p>0.0540554</text:p>
          </table:table-cell>
          <table:table-cell office:value-type="float" office:value="0.0477538" calcext:value-type="float">
            <text:p>0.0477538</text:p>
          </table:table-cell>
          <table:table-cell office:value-type="float" office:value="0.0443569" calcext:value-type="float">
            <text:p>0.0443569</text:p>
          </table:table-cell>
          <table:table-cell office:value-type="float" office:value="0.0406646" calcext:value-type="float">
            <text:p>0.0406646</text:p>
          </table:table-cell>
          <table:table-cell office:value-type="float" office:value="0.0373908" calcext:value-type="float">
            <text:p>0.0373908</text:p>
          </table:table-cell>
          <table:table-cell office:value-type="float" office:value="0.0295877" calcext:value-type="float">
            <text:p>0.0295877</text:p>
          </table:table-cell>
          <table:table-cell office:value-type="float" office:value="0.0224985" calcext:value-type="float">
            <text:p>0.0224985</text:p>
          </table:table-cell>
          <table:table-cell office:value-type="float" office:value="0.0160985" calcext:value-type="float">
            <text:p>0.0160985</text:p>
          </table:table-cell>
          <table:table-cell office:value-type="float" office:value="0.0103877" calcext:value-type="float">
            <text:p>0.0103877</text:p>
          </table:table-cell>
          <table:table-cell office:value-type="float" office:value="0.00317538" calcext:value-type="float">
            <text:p>0.00317538</text:p>
          </table:table-cell>
          <table:table-cell table:formula="of:=SUM([.Q72:.BI72])" office:value-type="float" office:value="1.95362468" calcext:value-type="float">
            <text:p>1.95362468</text:p>
          </table:table-cell>
        </table:table-row>
        <table:table-row table:style-name="ro1">
          <table:table-cell office:value-type="float" office:value="4.334375" calcext:value-type="float">
            <text:p>4.334375</text:p>
          </table:table-cell>
          <table:table-cell office:value-type="float" office:value="0.0645583" calcext:value-type="float">
            <text:p>0.0645583</text:p>
          </table:table-cell>
          <table:table-cell office:value-type="float" office:value="0.0587728" calcext:value-type="float">
            <text:p>0.0587728</text:p>
          </table:table-cell>
          <table:table-cell office:value-type="float" office:value="0.0571874" calcext:value-type="float">
            <text:p>0.0571874</text:p>
          </table:table-cell>
          <table:table-cell office:value-type="float" office:value="0.0555463" calcext:value-type="float">
            <text:p>0.0555463</text:p>
          </table:table-cell>
          <table:table-cell office:value-type="float" office:value="0.0524032" calcext:value-type="float">
            <text:p>0.0524032</text:p>
          </table:table-cell>
          <table:table-cell office:value-type="float" office:value="0.050178" calcext:value-type="float">
            <text:p>0.050178</text:p>
          </table:table-cell>
          <table:table-cell office:value-type="float" office:value="0.0481197" calcext:value-type="float">
            <text:p>0.0481197</text:p>
          </table:table-cell>
          <table:table-cell office:value-type="float" office:value="0.043725" calcext:value-type="float">
            <text:p>0.043725</text:p>
          </table:table-cell>
          <table:table-cell office:value-type="float" office:value="0.0428349" calcext:value-type="float">
            <text:p>0.0428349</text:p>
          </table:table-cell>
          <table:table-cell office:value-type="float" office:value="0.0417223" calcext:value-type="float">
            <text:p>0.0417223</text:p>
          </table:table-cell>
          <table:table-cell office:value-type="float" office:value="0.0376057" calcext:value-type="float">
            <text:p>0.0376057</text:p>
          </table:table-cell>
          <table:table-cell office:value-type="float" office:value="0.0367434" calcext:value-type="float">
            <text:p>0.0367434</text:p>
          </table:table-cell>
          <table:table-cell office:value-type="float" office:value="0.0347686" calcext:value-type="float">
            <text:p>0.0347686</text:p>
          </table:table-cell>
          <table:table-cell office:value-type="float" office:value="0.034713" calcext:value-type="float">
            <text:p>0.034713</text:p>
          </table:table-cell>
          <table:table-cell office:value-type="float" office:value="0.0316811" calcext:value-type="float">
            <text:p>0.0316811</text:p>
          </table:table-cell>
          <table:table-cell office:value-type="float" office:value="0.0304295" calcext:value-type="float">
            <text:p>0.0304295</text:p>
          </table:table-cell>
          <table:table-cell office:value-type="float" office:value="0.032154" calcext:value-type="float">
            <text:p>0.032154</text:p>
          </table:table-cell>
          <table:table-cell office:value-type="float" office:value="0.0311526" calcext:value-type="float">
            <text:p>0.0311526</text:p>
          </table:table-cell>
          <table:table-cell office:value-type="float" office:value="0.0325156" calcext:value-type="float">
            <text:p>0.0325156</text:p>
          </table:table-cell>
          <table:table-cell office:value-type="float" office:value="0.0302348" calcext:value-type="float">
            <text:p>0.0302348</text:p>
          </table:table-cell>
          <table:table-cell office:value-type="float" office:value="0.0305129" calcext:value-type="float">
            <text:p>0.0305129</text:p>
          </table:table-cell>
          <table:table-cell office:value-type="float" office:value="0.0307632" calcext:value-type="float">
            <text:p>0.0307632</text:p>
          </table:table-cell>
          <table:table-cell office:value-type="float" office:value="0.0324599" calcext:value-type="float">
            <text:p>0.0324599</text:p>
          </table:table-cell>
          <table:table-cell office:value-type="float" office:value="0.0339341" calcext:value-type="float">
            <text:p>0.0339341</text:p>
          </table:table-cell>
          <table:table-cell office:value-type="float" office:value="0.0342957" calcext:value-type="float">
            <text:p>0.0342957</text:p>
          </table:table-cell>
          <table:table-cell office:value-type="float" office:value="0.0333222" calcext:value-type="float">
            <text:p>0.0333222</text:p>
          </table:table-cell>
          <table:table-cell office:value-type="float" office:value="0.0364931" calcext:value-type="float">
            <text:p>0.0364931</text:p>
          </table:table-cell>
          <table:table-cell office:value-type="float" office:value="0.0371885" calcext:value-type="float">
            <text:p>0.0371885</text:p>
          </table:table-cell>
          <table:table-cell office:value-type="float" office:value="0.0387461" calcext:value-type="float">
            <text:p>0.0387461</text:p>
          </table:table-cell>
          <table:table-cell office:value-type="float" office:value="0.0395527" calcext:value-type="float">
            <text:p>0.0395527</text:p>
          </table:table-cell>
          <table:table-cell office:value-type="float" office:value="0.0425567" calcext:value-type="float">
            <text:p>0.0425567</text:p>
          </table:table-cell>
          <table:table-cell office:value-type="float" office:value="0.0443925" calcext:value-type="float">
            <text:p>0.0443925</text:p>
          </table:table-cell>
          <table:table-cell office:value-type="float" office:value="0.0471462" calcext:value-type="float">
            <text:p>0.0471462</text:p>
          </table:table-cell>
          <table:table-cell office:value-type="float" office:value="0.0485091" calcext:value-type="float">
            <text:p>0.0485091</text:p>
          </table:table-cell>
          <table:table-cell office:value-type="float" office:value="0.0502336" calcext:value-type="float">
            <text:p>0.0502336</text:p>
          </table:table-cell>
          <table:table-cell office:value-type="float" office:value="0.0526535" calcext:value-type="float">
            <text:p>0.0526535</text:p>
          </table:table-cell>
          <table:table-cell office:value-type="float" office:value="0.0547397" calcext:value-type="float">
            <text:p>0.0547397</text:p>
          </table:table-cell>
          <table:table-cell office:value-type="float" office:value="0.0586059" calcext:value-type="float">
            <text:p>0.0586059</text:p>
          </table:table-cell>
          <table:table-cell office:value-type="float" office:value="0.0585503" calcext:value-type="float">
            <text:p>0.0585503</text:p>
          </table:table-cell>
          <table:table-cell office:value-type="float" office:value="0.0590231" calcext:value-type="float">
            <text:p>0.0590231</text:p>
          </table:table-cell>
          <table:table-cell office:value-type="float" office:value="0.0598854" calcext:value-type="float">
            <text:p>0.0598854</text:p>
          </table:table-cell>
          <table:table-cell office:value-type="float" office:value="0.0625556" calcext:value-type="float">
            <text:p>0.0625556</text:p>
          </table:table-cell>
          <table:table-cell office:value-type="float" office:value="0.0633344" calcext:value-type="float">
            <text:p>0.0633344</text:p>
          </table:table-cell>
          <table:table-cell office:value-type="float" office:value="0.0644192" calcext:value-type="float">
            <text:p>0.0644192</text:p>
          </table:table-cell>
          <table:table-cell office:value-type="float" office:value="0.0638907" calcext:value-type="float">
            <text:p>0.0638907</text:p>
          </table:table-cell>
          <table:table-cell office:value-type="float" office:value="0.0645305" calcext:value-type="float">
            <text:p>0.0645305</text:p>
          </table:table-cell>
          <table:table-cell office:value-type="float" office:value="0.0647252" calcext:value-type="float">
            <text:p>0.0647252</text:p>
          </table:table-cell>
          <table:table-cell office:value-type="float" office:value="0.0632232" calcext:value-type="float">
            <text:p>0.0632232</text:p>
          </table:table-cell>
          <table:table-cell office:value-type="float" office:value="0.0611093" calcext:value-type="float">
            <text:p>0.0611093</text:p>
          </table:table-cell>
          <table:table-cell office:value-type="float" office:value="0.0578549" calcext:value-type="float">
            <text:p>0.0578549</text:p>
          </table:table-cell>
          <table:table-cell office:value-type="float" office:value="0.0529039" calcext:value-type="float">
            <text:p>0.0529039</text:p>
          </table:table-cell>
          <table:table-cell office:value-type="float" office:value="0.0508178" calcext:value-type="float">
            <text:p>0.0508178</text:p>
          </table:table-cell>
          <table:table-cell office:value-type="float" office:value="0.0457833" calcext:value-type="float">
            <text:p>0.0457833</text:p>
          </table:table-cell>
          <table:table-cell office:value-type="float" office:value="0.0411938" calcext:value-type="float">
            <text:p>0.0411938</text:p>
          </table:table-cell>
          <table:table-cell office:value-type="float" office:value="0.0351302" calcext:value-type="float">
            <text:p>0.0351302</text:p>
          </table:table-cell>
          <table:table-cell office:value-type="float" office:value="0.0297341" calcext:value-type="float">
            <text:p>0.0297341</text:p>
          </table:table-cell>
          <table:table-cell office:value-type="float" office:value="0.0239764" calcext:value-type="float">
            <text:p>0.0239764</text:p>
          </table:table-cell>
          <table:table-cell office:value-type="float" office:value="0.0163273" calcext:value-type="float">
            <text:p>0.0163273</text:p>
          </table:table-cell>
          <table:table-cell office:value-type="float" office:value="0.00990209" calcext:value-type="float">
            <text:p>0.00990209</text:p>
          </table:table-cell>
          <table:table-cell office:value-type="float" office:value="0.00358812" calcext:value-type="float">
            <text:p>0.00358812</text:p>
          </table:table-cell>
          <table:table-cell table:formula="of:=SUM([.Q73:.BI73])" office:value-type="float" office:value="1.95505091" calcext:value-type="float">
            <text:p>1.95505091</text:p>
          </table:table-cell>
        </table:table-row>
        <table:table-row table:style-name="ro1">
          <table:table-cell office:value-type="float" office:value="4.39375" calcext:value-type="float">
            <text:p>4.39375</text:p>
          </table:table-cell>
          <table:table-cell office:value-type="float" office:value="0.066066" calcext:value-type="float">
            <text:p>0.066066</text:p>
          </table:table-cell>
          <table:table-cell office:value-type="float" office:value="0.0595402" calcext:value-type="float">
            <text:p>0.0595402</text:p>
          </table:table-cell>
          <table:table-cell office:value-type="float" office:value="0.0585524" calcext:value-type="float">
            <text:p>0.0585524</text:p>
          </table:table-cell>
          <table:table-cell office:value-type="float" office:value="0.0551099" calcext:value-type="float">
            <text:p>0.0551099</text:p>
          </table:table-cell>
          <table:table-cell office:value-type="float" office:value="0.053673" calcext:value-type="float">
            <text:p>0.053673</text:p>
          </table:table-cell>
          <table:table-cell office:value-type="float" office:value="0.0503502" calcext:value-type="float">
            <text:p>0.0503502</text:p>
          </table:table-cell>
          <table:table-cell office:value-type="float" office:value="0.0453511" calcext:value-type="float">
            <text:p>0.0453511</text:p>
          </table:table-cell>
          <table:table-cell office:value-type="float" office:value="0.0447524" calcext:value-type="float">
            <text:p>0.0447524</text:p>
          </table:table-cell>
          <table:table-cell office:value-type="float" office:value="0.0408909" calcext:value-type="float">
            <text:p>0.0408909</text:p>
          </table:table-cell>
          <table:table-cell office:value-type="float" office:value="0.0397234" calcext:value-type="float">
            <text:p>0.0397234</text:p>
          </table:table-cell>
          <table:table-cell office:value-type="float" office:value="0.0399928" calcext:value-type="float">
            <text:p>0.0399928</text:p>
          </table:table-cell>
          <table:table-cell office:value-type="float" office:value="0.034425" calcext:value-type="float">
            <text:p>0.034425</text:p>
          </table:table-cell>
          <table:table-cell office:value-type="float" office:value="0.0352332" calcext:value-type="float">
            <text:p>0.0352332</text:p>
          </table:table-cell>
          <table:table-cell office:value-type="float" office:value="0.0345746" calcext:value-type="float">
            <text:p>0.0345746</text:p>
          </table:table-cell>
          <table:table-cell office:value-type="float" office:value="0.0339161" calcext:value-type="float">
            <text:p>0.0339161</text:p>
          </table:table-cell>
          <table:table-cell office:value-type="float" office:value="0.0335868" calcext:value-type="float">
            <text:p>0.0335868</text:p>
          </table:table-cell>
          <table:table-cell office:value-type="float" office:value="0.0333174" calcext:value-type="float">
            <text:p>0.0333174</text:p>
          </table:table-cell>
          <table:table-cell office:value-type="float" office:value="0.0299347" calcext:value-type="float">
            <text:p>0.0299347</text:p>
          </table:table-cell>
          <table:table-cell office:value-type="float" office:value="0.0319104" calcext:value-type="float">
            <text:p>0.0319104</text:p>
          </table:table-cell>
          <table:table-cell office:value-type="float" office:value="0.0301742" calcext:value-type="float">
            <text:p>0.0301742</text:p>
          </table:table-cell>
          <table:table-cell office:value-type="float" office:value="0.0305334" calcext:value-type="float">
            <text:p>0.0305334</text:p>
          </table:table-cell>
          <table:table-cell office:value-type="float" office:value="0.0324493" calcext:value-type="float">
            <text:p>0.0324493</text:p>
          </table:table-cell>
          <table:table-cell office:value-type="float" office:value="0.0307729" calcext:value-type="float">
            <text:p>0.0307729</text:p>
          </table:table-cell>
          <table:table-cell office:value-type="float" office:value="0.0298749" calcext:value-type="float">
            <text:p>0.0298749</text:p>
          </table:table-cell>
          <table:table-cell office:value-type="float" office:value="0.0333772" calcext:value-type="float">
            <text:p>0.0333772</text:p>
          </table:table-cell>
          <table:table-cell office:value-type="float" office:value="0.034425" calcext:value-type="float">
            <text:p>0.034425</text:p>
          </table:table-cell>
          <table:table-cell office:value-type="float" office:value="0.036251" calcext:value-type="float">
            <text:p>0.036251</text:p>
          </table:table-cell>
          <table:table-cell office:value-type="float" office:value="0.0354427" calcext:value-type="float">
            <text:p>0.0354427</text:p>
          </table:table-cell>
          <table:table-cell office:value-type="float" office:value="0.0385859" calcext:value-type="float">
            <text:p>0.0385859</text:p>
          </table:table-cell>
          <table:table-cell office:value-type="float" office:value="0.039903" calcext:value-type="float">
            <text:p>0.039903</text:p>
          </table:table-cell>
          <table:table-cell office:value-type="float" office:value="0.0434652" calcext:value-type="float">
            <text:p>0.0434652</text:p>
          </table:table-cell>
          <table:table-cell office:value-type="float" office:value="0.0460396" calcext:value-type="float">
            <text:p>0.0460396</text:p>
          </table:table-cell>
          <table:table-cell office:value-type="float" office:value="0.0451416" calcext:value-type="float">
            <text:p>0.0451416</text:p>
          </table:table-cell>
          <table:table-cell office:value-type="float" office:value="0.0497815" calcext:value-type="float">
            <text:p>0.0497815</text:p>
          </table:table-cell>
          <table:table-cell office:value-type="float" office:value="0.0490331" calcext:value-type="float">
            <text:p>0.0490331</text:p>
          </table:table-cell>
          <table:table-cell office:value-type="float" office:value="0.0523559" calcext:value-type="float">
            <text:p>0.0523559</text:p>
          </table:table-cell>
          <table:table-cell office:value-type="float" office:value="0.0561276" calcext:value-type="float">
            <text:p>0.0561276</text:p>
          </table:table-cell>
          <table:table-cell office:value-type="float" office:value="0.0569059" calcext:value-type="float">
            <text:p>0.0569059</text:p>
          </table:table-cell>
          <table:table-cell office:value-type="float" office:value="0.058253" calcext:value-type="float">
            <text:p>0.058253</text:p>
          </table:table-cell>
          <table:table-cell office:value-type="float" office:value="0.0595701" calcext:value-type="float">
            <text:p>0.0595701</text:p>
          </table:table-cell>
          <table:table-cell office:value-type="float" office:value="0.0620248" calcext:value-type="float">
            <text:p>0.0620248</text:p>
          </table:table-cell>
          <table:table-cell office:value-type="float" office:value="0.0645692" calcext:value-type="float">
            <text:p>0.0645692</text:p>
          </table:table-cell>
          <table:table-cell office:value-type="float" office:value="0.0630725" calcext:value-type="float">
            <text:p>0.0630725</text:p>
          </table:table-cell>
          <table:table-cell office:value-type="float" office:value="0.0626235" calcext:value-type="float">
            <text:p>0.0626235</text:p>
          </table:table-cell>
          <table:table-cell office:value-type="float" office:value="0.0630725" calcext:value-type="float">
            <text:p>0.0630725</text:p>
          </table:table-cell>
          <table:table-cell office:value-type="float" office:value="0.0673831" calcext:value-type="float">
            <text:p>0.0673831</text:p>
          </table:table-cell>
          <table:table-cell office:value-type="float" office:value="0.0619949" calcext:value-type="float">
            <text:p>0.0619949</text:p>
          </table:table-cell>
          <table:table-cell office:value-type="float" office:value="0.0625935" calcext:value-type="float">
            <text:p>0.0625935</text:p>
          </table:table-cell>
          <table:table-cell office:value-type="float" office:value="0.0616955" calcext:value-type="float">
            <text:p>0.0616955</text:p>
          </table:table-cell>
          <table:table-cell office:value-type="float" office:value="0.0569957" calcext:value-type="float">
            <text:p>0.0569957</text:p>
          </table:table-cell>
          <table:table-cell office:value-type="float" office:value="0.0518769" calcext:value-type="float">
            <text:p>0.0518769</text:p>
          </table:table-cell>
          <table:table-cell office:value-type="float" office:value="0.0504101" calcext:value-type="float">
            <text:p>0.0504101</text:p>
          </table:table-cell>
          <table:table-cell office:value-type="float" office:value="0.0471772" calcext:value-type="float">
            <text:p>0.0471772</text:p>
          </table:table-cell>
          <table:table-cell office:value-type="float" office:value="0.0410106" calcext:value-type="float">
            <text:p>0.0410106</text:p>
          </table:table-cell>
          <table:table-cell office:value-type="float" office:value="0.0353529" calcext:value-type="float">
            <text:p>0.0353529</text:p>
          </table:table-cell>
          <table:table-cell office:value-type="float" office:value="0.0292163" calcext:value-type="float">
            <text:p>0.0292163</text:p>
          </table:table-cell>
          <table:table-cell office:value-type="float" office:value="0.023858" calcext:value-type="float">
            <text:p>0.023858</text:p>
          </table:table-cell>
          <table:table-cell office:value-type="float" office:value="0.0170029" calcext:value-type="float">
            <text:p>0.0170029</text:p>
          </table:table-cell>
          <table:table-cell office:value-type="float" office:value="0.010088" calcext:value-type="float">
            <text:p>0.010088</text:p>
          </table:table-cell>
          <table:table-cell office:value-type="float" office:value="0.00425073" calcext:value-type="float">
            <text:p>0.00425073</text:p>
          </table:table-cell>
          <table:table-cell table:formula="of:=SUM([.Q74:.BI74])" office:value-type="float" office:value="1.95348113" calcext:value-type="float">
            <text:p>1.95348113</text:p>
          </table:table-cell>
        </table:table-row>
        <table:table-row table:style-name="ro1">
          <table:table-cell office:value-type="float" office:value="4.453125" calcext:value-type="float">
            <text:p>4.453125</text:p>
          </table:table-cell>
          <table:table-cell office:value-type="float" office:value="0.0636703" calcext:value-type="float">
            <text:p>0.0636703</text:p>
          </table:table-cell>
          <table:table-cell office:value-type="float" office:value="0.0619796" calcext:value-type="float">
            <text:p>0.0619796</text:p>
          </table:table-cell>
          <table:table-cell office:value-type="float" office:value="0.0588536" calcext:value-type="float">
            <text:p>0.0588536</text:p>
          </table:table-cell>
          <table:table-cell office:value-type="float" office:value="0.0541325" calcext:value-type="float">
            <text:p>0.0541325</text:p>
          </table:table-cell>
          <table:table-cell office:value-type="float" office:value="0.053973" calcext:value-type="float">
            <text:p>0.053973</text:p>
          </table:table-cell>
          <table:table-cell office:value-type="float" office:value="0.0499856" calcext:value-type="float">
            <text:p>0.0499856</text:p>
          </table:table-cell>
          <table:table-cell office:value-type="float" office:value="0.0460302" calcext:value-type="float">
            <text:p>0.0460302</text:p>
          </table:table-cell>
          <table:table-cell office:value-type="float" office:value="0.0444671" calcext:value-type="float">
            <text:p>0.0444671</text:p>
          </table:table-cell>
          <table:table-cell office:value-type="float" office:value="0.0409901" calcext:value-type="float">
            <text:p>0.0409901</text:p>
          </table:table-cell>
          <table:table-cell office:value-type="float" office:value="0.0418514" calcext:value-type="float">
            <text:p>0.0418514</text:p>
          </table:table-cell>
          <table:table-cell office:value-type="float" office:value="0.0410858" calcext:value-type="float">
            <text:p>0.0410858</text:p>
          </table:table-cell>
          <table:table-cell office:value-type="float" office:value="0.0371623" calcext:value-type="float">
            <text:p>0.0371623</text:p>
          </table:table-cell>
          <table:table-cell office:value-type="float" office:value="0.0346423" calcext:value-type="float">
            <text:p>0.0346423</text:p>
          </table:table-cell>
          <table:table-cell office:value-type="float" office:value="0.033781" calcext:value-type="float">
            <text:p>0.033781</text:p>
          </table:table-cell>
          <table:table-cell office:value-type="float" office:value="0.0330154" calcext:value-type="float">
            <text:p>0.0330154</text:p>
          </table:table-cell>
          <table:table-cell office:value-type="float" office:value="0.0322498" calcext:value-type="float">
            <text:p>0.0322498</text:p>
          </table:table-cell>
          <table:table-cell office:value-type="float" office:value="0.0295384" calcext:value-type="float">
            <text:p>0.0295384</text:p>
          </table:table-cell>
          <table:table-cell office:value-type="float" office:value="0.0303997" calcext:value-type="float">
            <text:p>0.0303997</text:p>
          </table:table-cell>
          <table:table-cell office:value-type="float" office:value="0.0299212" calcext:value-type="float">
            <text:p>0.0299212</text:p>
          </table:table-cell>
          <table:table-cell office:value-type="float" office:value="0.0317713" calcext:value-type="float">
            <text:p>0.0317713</text:p>
          </table:table-cell>
          <table:table-cell office:value-type="float" office:value="0.0319627" calcext:value-type="float">
            <text:p>0.0319627</text:p>
          </table:table-cell>
          <table:table-cell office:value-type="float" office:value="0.0318351" calcext:value-type="float">
            <text:p>0.0318351</text:p>
          </table:table-cell>
          <table:table-cell office:value-type="float" office:value="0.0311653" calcext:value-type="float">
            <text:p>0.0311653</text:p>
          </table:table-cell>
          <table:table-cell office:value-type="float" office:value="0.0325688" calcext:value-type="float">
            <text:p>0.0325688</text:p>
          </table:table-cell>
          <table:table-cell office:value-type="float" office:value="0.0330154" calcext:value-type="float">
            <text:p>0.0330154</text:p>
          </table:table-cell>
          <table:table-cell office:value-type="float" office:value="0.035344" calcext:value-type="float">
            <text:p>0.035344</text:p>
          </table:table-cell>
          <table:table-cell office:value-type="float" office:value="0.0353121" calcext:value-type="float">
            <text:p>0.0353121</text:p>
          </table:table-cell>
          <table:table-cell office:value-type="float" office:value="0.037258" calcext:value-type="float">
            <text:p>0.037258</text:p>
          </table:table-cell>
          <table:table-cell office:value-type="float" office:value="0.0392357" calcext:value-type="float">
            <text:p>0.0392357</text:p>
          </table:table-cell>
          <table:table-cell office:value-type="float" office:value="0.0385339" calcext:value-type="float">
            <text:p>0.0385339</text:p>
          </table:table-cell>
          <table:table-cell office:value-type="float" office:value="0.045137" calcext:value-type="float">
            <text:p>0.045137</text:p>
          </table:table-cell>
          <table:table-cell office:value-type="float" office:value="0.0456793" calcext:value-type="float">
            <text:p>0.0456793</text:p>
          </table:table-cell>
          <table:table-cell office:value-type="float" office:value="0.0471785" calcext:value-type="float">
            <text:p>0.0471785</text:p>
          </table:table-cell>
          <table:table-cell office:value-type="float" office:value="0.048295" calcext:value-type="float">
            <text:p>0.048295</text:p>
          </table:table-cell>
          <table:table-cell office:value-type="float" office:value="0.0489011" calcext:value-type="float">
            <text:p>0.0489011</text:p>
          </table:table-cell>
          <table:table-cell office:value-type="float" office:value="0.0544196" calcext:value-type="float">
            <text:p>0.0544196</text:p>
          </table:table-cell>
          <table:table-cell office:value-type="float" office:value="0.0540687" calcext:value-type="float">
            <text:p>0.0540687</text:p>
          </table:table-cell>
          <table:table-cell office:value-type="float" office:value="0.0549938" calcext:value-type="float">
            <text:p>0.0549938</text:p>
          </table:table-cell>
          <table:table-cell office:value-type="float" office:value="0.0611822" calcext:value-type="float">
            <text:p>0.0611822</text:p>
          </table:table-cell>
          <table:table-cell office:value-type="float" office:value="0.0584389" calcext:value-type="float">
            <text:p>0.0584389</text:p>
          </table:table-cell>
          <table:table-cell office:value-type="float" office:value="0.0621072" calcext:value-type="float">
            <text:p>0.0621072</text:p>
          </table:table-cell>
          <table:table-cell office:value-type="float" office:value="0.0627771" calcext:value-type="float">
            <text:p>0.0627771</text:p>
          </table:table-cell>
          <table:table-cell office:value-type="float" office:value="0.0654885" calcext:value-type="float">
            <text:p>0.0654885</text:p>
          </table:table-cell>
          <table:table-cell office:value-type="float" office:value="0.0664774" calcext:value-type="float">
            <text:p>0.0664774</text:p>
          </table:table-cell>
          <table:table-cell office:value-type="float" office:value="0.0643721" calcext:value-type="float">
            <text:p>0.0643721</text:p>
          </table:table-cell>
          <table:table-cell office:value-type="float" office:value="0.0655842" calcext:value-type="float">
            <text:p>0.0655842</text:p>
          </table:table-cell>
          <table:table-cell office:value-type="float" office:value="0.0611184" calcext:value-type="float">
            <text:p>0.0611184</text:p>
          </table:table-cell>
          <table:table-cell office:value-type="float" office:value="0.064404" calcext:value-type="float">
            <text:p>0.064404</text:p>
          </table:table-cell>
          <table:table-cell office:value-type="float" office:value="0.0570672" calcext:value-type="float">
            <text:p>0.0570672</text:p>
          </table:table-cell>
          <table:table-cell office:value-type="float" office:value="0.0587898" calcext:value-type="float">
            <text:p>0.0587898</text:p>
          </table:table-cell>
          <table:table-cell office:value-type="float" office:value="0.0543877" calcext:value-type="float">
            <text:p>0.0543877</text:p>
          </table:table-cell>
          <table:table-cell office:value-type="float" office:value="0.0518358" calcext:value-type="float">
            <text:p>0.0518358</text:p>
          </table:table-cell>
          <table:table-cell office:value-type="float" office:value="0.0451051" calcext:value-type="float">
            <text:p>0.0451051</text:p>
          </table:table-cell>
          <table:table-cell office:value-type="float" office:value="0.0400332" calcext:value-type="float">
            <text:p>0.0400332</text:p>
          </table:table-cell>
          <table:table-cell office:value-type="float" office:value="0.0355354" calcext:value-type="float">
            <text:p>0.0355354</text:p>
          </table:table-cell>
          <table:table-cell office:value-type="float" office:value="0.0289004" calcext:value-type="float">
            <text:p>0.0289004</text:p>
          </table:table-cell>
          <table:table-cell office:value-type="float" office:value="0.0226483" calcext:value-type="float">
            <text:p>0.0226483</text:p>
          </table:table-cell>
          <table:table-cell office:value-type="float" office:value="0.0179591" calcext:value-type="float">
            <text:p>0.0179591</text:p>
          </table:table-cell>
          <table:table-cell office:value-type="float" office:value="0.010112" calcext:value-type="float">
            <text:p>0.010112</text:p>
          </table:table-cell>
          <table:table-cell office:value-type="float" office:value="0.00366838" calcext:value-type="float">
            <text:p>0.00366838</text:p>
          </table:table-cell>
          <table:table-cell table:formula="of:=SUM([.Q75:.BI75])" office:value-type="float" office:value="1.95677678" calcext:value-type="float">
            <text:p>1.95677678</text:p>
          </table:table-cell>
        </table:table-row>
        <table:table-row table:style-name="ro1">
          <table:table-cell office:value-type="float" office:value="4.5125" calcext:value-type="float">
            <text:p>4.5125</text:p>
          </table:table-cell>
          <table:table-cell office:value-type="float" office:value="0.0654009" calcext:value-type="float">
            <text:p>0.0654009</text:p>
          </table:table-cell>
          <table:table-cell office:value-type="float" office:value="0.0608578" calcext:value-type="float">
            <text:p>0.0608578</text:p>
          </table:table-cell>
          <table:table-cell office:value-type="float" office:value="0.0552975" calcext:value-type="float">
            <text:p>0.0552975</text:p>
          </table:table-cell>
          <table:table-cell office:value-type="float" office:value="0.0554331" calcext:value-type="float">
            <text:p>0.0554331</text:p>
          </table:table-cell>
          <table:table-cell office:value-type="float" office:value="0.0535006" calcext:value-type="float">
            <text:p>0.0535006</text:p>
          </table:table-cell>
          <table:table-cell office:value-type="float" office:value="0.0480081" calcext:value-type="float">
            <text:p>0.0480081</text:p>
          </table:table-cell>
          <table:table-cell office:value-type="float" office:value="0.0465842" calcext:value-type="float">
            <text:p>0.0465842</text:p>
          </table:table-cell>
          <table:table-cell office:value-type="float" office:value="0.0415664" calcext:value-type="float">
            <text:p>0.0415664</text:p>
          </table:table-cell>
          <table:table-cell office:value-type="float" office:value="0.0407188" calcext:value-type="float">
            <text:p>0.0407188</text:p>
          </table:table-cell>
          <table:table-cell office:value-type="float" office:value="0.0406171" calcext:value-type="float">
            <text:p>0.0406171</text:p>
          </table:table-cell>
          <table:table-cell office:value-type="float" office:value="0.0399051" calcext:value-type="float">
            <text:p>0.0399051</text:p>
          </table:table-cell>
          <table:table-cell office:value-type="float" office:value="0.0372945" calcext:value-type="float">
            <text:p>0.0372945</text:p>
          </table:table-cell>
          <table:table-cell office:value-type="float" office:value="0.0354636" calcext:value-type="float">
            <text:p>0.0354636</text:p>
          </table:table-cell>
          <table:table-cell office:value-type="float" office:value="0.0341075" calcext:value-type="float">
            <text:p>0.0341075</text:p>
          </table:table-cell>
          <table:table-cell office:value-type="float" office:value="0.0339041" calcext:value-type="float">
            <text:p>0.0339041</text:p>
          </table:table-cell>
          <table:table-cell office:value-type="float" office:value="0.0308866" calcext:value-type="float">
            <text:p>0.0308866</text:p>
          </table:table-cell>
          <table:table-cell office:value-type="float" office:value="0.0318698" calcext:value-type="float">
            <text:p>0.0318698</text:p>
          </table:table-cell>
          <table:table-cell office:value-type="float" office:value="0.0315647" calcext:value-type="float">
            <text:p>0.0315647</text:p>
          </table:table-cell>
          <table:table-cell office:value-type="float" office:value="0.0298695" calcext:value-type="float">
            <text:p>0.0298695</text:p>
          </table:table-cell>
          <table:table-cell office:value-type="float" office:value="0.0297678" calcext:value-type="float">
            <text:p>0.0297678</text:p>
          </table:table-cell>
          <table:table-cell office:value-type="float" office:value="0.031463" calcext:value-type="float">
            <text:p>0.031463</text:p>
          </table:table-cell>
          <table:table-cell office:value-type="float" office:value="0.0305815" calcext:value-type="float">
            <text:p>0.0305815</text:p>
          </table:table-cell>
          <table:table-cell office:value-type="float" office:value="0.0314969" calcext:value-type="float">
            <text:p>0.0314969</text:p>
          </table:table-cell>
          <table:table-cell office:value-type="float" office:value="0.032853" calcext:value-type="float">
            <text:p>0.032853</text:p>
          </table:table-cell>
          <table:table-cell office:value-type="float" office:value="0.0337006" calcext:value-type="float">
            <text:p>0.0337006</text:p>
          </table:table-cell>
          <table:table-cell office:value-type="float" office:value="0.0341075" calcext:value-type="float">
            <text:p>0.0341075</text:p>
          </table:table-cell>
          <table:table-cell office:value-type="float" office:value="0.0369554" calcext:value-type="float">
            <text:p>0.0369554</text:p>
          </table:table-cell>
          <table:table-cell office:value-type="float" office:value="0.0394643" calcext:value-type="float">
            <text:p>0.0394643</text:p>
          </table:table-cell>
          <table:table-cell office:value-type="float" office:value="0.0395999" calcext:value-type="float">
            <text:p>0.0395999</text:p>
          </table:table-cell>
          <table:table-cell office:value-type="float" office:value="0.0414986" calcext:value-type="float">
            <text:p>0.0414986</text:p>
          </table:table-cell>
          <table:table-cell office:value-type="float" office:value="0.0433294" calcext:value-type="float">
            <text:p>0.0433294</text:p>
          </table:table-cell>
          <table:table-cell office:value-type="float" office:value="0.0438718" calcext:value-type="float">
            <text:p>0.0438718</text:p>
          </table:table-cell>
          <table:table-cell office:value-type="float" office:value="0.0464486" calcext:value-type="float">
            <text:p>0.0464486</text:p>
          </table:table-cell>
          <table:table-cell office:value-type="float" office:value="0.0485506" calcext:value-type="float">
            <text:p>0.0485506</text:p>
          </table:table-cell>
          <table:table-cell office:value-type="float" office:value="0.0502797" calcext:value-type="float">
            <text:p>0.0502797</text:p>
          </table:table-cell>
          <table:table-cell office:value-type="float" office:value="0.0535684" calcext:value-type="float">
            <text:p>0.0535684</text:p>
          </table:table-cell>
          <table:table-cell office:value-type="float" office:value="0.056179" calcext:value-type="float">
            <text:p>0.056179</text:p>
          </table:table-cell>
          <table:table-cell office:value-type="float" office:value="0.0560095" calcext:value-type="float">
            <text:p>0.0560095</text:p>
          </table:table-cell>
          <table:table-cell office:value-type="float" office:value="0.0589591" calcext:value-type="float">
            <text:p>0.0589591</text:p>
          </table:table-cell>
          <table:table-cell office:value-type="float" office:value="0.0595355" calcext:value-type="float">
            <text:p>0.0595355</text:p>
          </table:table-cell>
          <table:table-cell office:value-type="float" office:value="0.0606204" calcext:value-type="float">
            <text:p>0.0606204</text:p>
          </table:table-cell>
          <table:table-cell office:value-type="float" office:value="0.0595694" calcext:value-type="float">
            <text:p>0.0595694</text:p>
          </table:table-cell>
          <table:table-cell office:value-type="float" office:value="0.0649602" calcext:value-type="float">
            <text:p>0.0649602</text:p>
          </table:table-cell>
          <table:table-cell office:value-type="float" office:value="0.0662485" calcext:value-type="float">
            <text:p>0.0662485</text:p>
          </table:table-cell>
          <table:table-cell office:value-type="float" office:value="0.0641465" calcext:value-type="float">
            <text:p>0.0641465</text:p>
          </table:table-cell>
          <table:table-cell office:value-type="float" office:value="0.0641804" calcext:value-type="float">
            <text:p>0.0641804</text:p>
          </table:table-cell>
          <table:table-cell office:value-type="float" office:value="0.063943" calcext:value-type="float">
            <text:p>0.063943</text:p>
          </table:table-cell>
          <table:table-cell office:value-type="float" office:value="0.0629598" calcext:value-type="float">
            <text:p>0.0629598</text:p>
          </table:table-cell>
          <table:table-cell office:value-type="float" office:value="0.0618071" calcext:value-type="float">
            <text:p>0.0618071</text:p>
          </table:table-cell>
          <table:table-cell office:value-type="float" office:value="0.0569588" calcext:value-type="float">
            <text:p>0.0569588</text:p>
          </table:table-cell>
          <table:table-cell office:value-type="float" office:value="0.0538057" calcext:value-type="float">
            <text:p>0.0538057</text:p>
          </table:table-cell>
          <table:table-cell office:value-type="float" office:value="0.0485167" calcext:value-type="float">
            <text:p>0.0485167</text:p>
          </table:table-cell>
          <table:table-cell office:value-type="float" office:value="0.0460078" calcext:value-type="float">
            <text:p>0.0460078</text:p>
          </table:table-cell>
          <table:table-cell office:value-type="float" office:value="0.0419732" calcext:value-type="float">
            <text:p>0.0419732</text:p>
          </table:table-cell>
          <table:table-cell office:value-type="float" office:value="0.0354636" calcext:value-type="float">
            <text:p>0.0354636</text:p>
          </table:table-cell>
          <table:table-cell office:value-type="float" office:value="0.0292592" calcext:value-type="float">
            <text:p>0.0292592</text:p>
          </table:table-cell>
          <table:table-cell office:value-type="float" office:value="0.0247839" calcext:value-type="float">
            <text:p>0.0247839</text:p>
          </table:table-cell>
          <table:table-cell office:value-type="float" office:value="0.0174945" calcext:value-type="float">
            <text:p>0.0174945</text:p>
          </table:table-cell>
          <table:table-cell office:value-type="float" office:value="0.0117308" calcext:value-type="float">
            <text:p>0.0117308</text:p>
          </table:table-cell>
          <table:table-cell office:value-type="float" office:value="0.0033565" calcext:value-type="float">
            <text:p>0.0033565</text:p>
          </table:table-cell>
          <table:table-cell table:formula="of:=SUM([.Q76:.BI76])" office:value-type="float" office:value="1.9601967" calcext:value-type="float">
            <text:p>1.9601967</text:p>
          </table:table-cell>
        </table:table-row>
        <table:table-row table:style-name="ro1">
          <table:table-cell office:value-type="float" office:value="4.571875" calcext:value-type="float">
            <text:p>4.571875</text:p>
          </table:table-cell>
          <table:table-cell office:value-type="float" office:value="0.0652089" calcext:value-type="float">
            <text:p>0.0652089</text:p>
          </table:table-cell>
          <table:table-cell office:value-type="float" office:value="0.062277" calcext:value-type="float">
            <text:p>0.062277</text:p>
          </table:table-cell>
          <table:table-cell office:value-type="float" office:value="0.0588859" calcext:value-type="float">
            <text:p>0.0588859</text:p>
          </table:table-cell>
          <table:table-cell office:value-type="float" office:value="0.0580734" calcext:value-type="float">
            <text:p>0.0580734</text:p>
          </table:table-cell>
          <table:table-cell office:value-type="float" office:value="0.0525275" calcext:value-type="float">
            <text:p>0.0525275</text:p>
          </table:table-cell>
          <table:table-cell office:value-type="float" office:value="0.0487477" calcext:value-type="float">
            <text:p>0.0487477</text:p>
          </table:table-cell>
          <table:table-cell office:value-type="float" office:value="0.0470522" calcext:value-type="float">
            <text:p>0.0470522</text:p>
          </table:table-cell>
          <table:table-cell office:value-type="float" office:value="0.0440496" calcext:value-type="float">
            <text:p>0.0440496</text:p>
          </table:table-cell>
          <table:table-cell office:value-type="float" office:value="0.0412236" calcext:value-type="float">
            <text:p>0.0412236</text:p>
          </table:table-cell>
          <table:table-cell office:value-type="float" office:value="0.0411177" calcext:value-type="float">
            <text:p>0.0411177</text:p>
          </table:table-cell>
          <table:table-cell office:value-type="float" office:value="0.0379738" calcext:value-type="float">
            <text:p>0.0379738</text:p>
          </table:table-cell>
          <table:table-cell office:value-type="float" office:value="0.0381151" calcext:value-type="float">
            <text:p>0.0381151</text:p>
          </table:table-cell>
          <table:table-cell office:value-type="float" office:value="0.0343707" calcext:value-type="float">
            <text:p>0.0343707</text:p>
          </table:table-cell>
          <table:table-cell office:value-type="float" office:value="0.0330637" calcext:value-type="float">
            <text:p>0.0330637</text:p>
          </table:table-cell>
          <table:table-cell office:value-type="float" office:value="0.033099" calcext:value-type="float">
            <text:p>0.033099</text:p>
          </table:table-cell>
          <table:table-cell office:value-type="float" office:value="0.0316507" calcext:value-type="float">
            <text:p>0.0316507</text:p>
          </table:table-cell>
          <table:table-cell office:value-type="float" office:value="0.0328517" calcext:value-type="float">
            <text:p>0.0328517</text:p>
          </table:table-cell>
          <table:table-cell office:value-type="float" office:value="0.0300611" calcext:value-type="float">
            <text:p>0.0300611</text:p>
          </table:table-cell>
          <table:table-cell office:value-type="float" office:value="0.0304497" calcext:value-type="float">
            <text:p>0.0304497</text:p>
          </table:table-cell>
          <table:table-cell office:value-type="float" office:value="0.0308029" calcext:value-type="float">
            <text:p>0.0308029</text:p>
          </table:table-cell>
          <table:table-cell office:value-type="float" office:value="0.0297079" calcext:value-type="float">
            <text:p>0.0297079</text:p>
          </table:table-cell>
          <table:table-cell office:value-type="float" office:value="0.0310502" calcext:value-type="float">
            <text:p>0.0310502</text:p>
          </table:table-cell>
          <table:table-cell office:value-type="float" office:value="0.0315801" calcext:value-type="float">
            <text:p>0.0315801</text:p>
          </table:table-cell>
          <table:table-cell office:value-type="float" office:value="0.0316507" calcext:value-type="float">
            <text:p>0.0316507</text:p>
          </table:table-cell>
          <table:table-cell office:value-type="float" office:value="0.0347239" calcext:value-type="float">
            <text:p>0.0347239</text:p>
          </table:table-cell>
          <table:table-cell office:value-type="float" office:value="0.0333816" calcext:value-type="float">
            <text:p>0.0333816</text:p>
          </table:table-cell>
          <table:table-cell office:value-type="float" office:value="0.0347593" calcext:value-type="float">
            <text:p>0.0347593</text:p>
          </table:table-cell>
          <table:table-cell office:value-type="float" office:value="0.0374439" calcext:value-type="float">
            <text:p>0.0374439</text:p>
          </table:table-cell>
          <table:table-cell office:value-type="float" office:value="0.0406231" calcext:value-type="float">
            <text:p>0.0406231</text:p>
          </table:table-cell>
          <table:table-cell office:value-type="float" office:value="0.0403759" calcext:value-type="float">
            <text:p>0.0403759</text:p>
          </table:table-cell>
          <table:table-cell office:value-type="float" office:value="0.0439083" calcext:value-type="float">
            <text:p>0.0439083</text:p>
          </table:table-cell>
          <table:table-cell office:value-type="float" office:value="0.044968" calcext:value-type="float">
            <text:p>0.044968</text:p>
          </table:table-cell>
          <table:table-cell office:value-type="float" office:value="0.0466989" calcext:value-type="float">
            <text:p>0.0466989</text:p>
          </table:table-cell>
          <table:table-cell office:value-type="float" office:value="0.0473348" calcext:value-type="float">
            <text:p>0.0473348</text:p>
          </table:table-cell>
          <table:table-cell office:value-type="float" office:value="0.0498428" calcext:value-type="float">
            <text:p>0.0498428</text:p>
          </table:table-cell>
          <table:table-cell office:value-type="float" office:value="0.0529867" calcext:value-type="float">
            <text:p>0.0529867</text:p>
          </table:table-cell>
          <table:table-cell office:value-type="float" office:value="0.0546116" calcext:value-type="float">
            <text:p>0.0546116</text:p>
          </table:table-cell>
          <table:table-cell office:value-type="float" office:value="0.0587446" calcext:value-type="float">
            <text:p>0.0587446</text:p>
          </table:table-cell>
          <table:table-cell office:value-type="float" office:value="0.0594157" calcext:value-type="float">
            <text:p>0.0594157</text:p>
          </table:table-cell>
          <table:table-cell office:value-type="float" office:value="0.0608994" calcext:value-type="float">
            <text:p>0.0608994</text:p>
          </table:table-cell>
          <table:table-cell office:value-type="float" office:value="0.0622064" calcext:value-type="float">
            <text:p>0.0622064</text:p>
          </table:table-cell>
          <table:table-cell office:value-type="float" office:value="0.0606521" calcext:value-type="float">
            <text:p>0.0606521</text:p>
          </table:table-cell>
          <table:table-cell office:value-type="float" office:value="0.0643965" calcext:value-type="float">
            <text:p>0.0643965</text:p>
          </table:table-cell>
          <table:table-cell office:value-type="float" office:value="0.0667279" calcext:value-type="float">
            <text:p>0.0667279</text:p>
          </table:table-cell>
          <table:table-cell office:value-type="float" office:value="0.0680349" calcext:value-type="float">
            <text:p>0.0680349</text:p>
          </table:table-cell>
          <table:table-cell office:value-type="float" office:value="0.0672931" calcext:value-type="float">
            <text:p>0.0672931</text:p>
          </table:table-cell>
          <table:table-cell office:value-type="float" office:value="0.0641492" calcext:value-type="float">
            <text:p>0.0641492</text:p>
          </table:table-cell>
          <table:table-cell office:value-type="float" office:value="0.0613939" calcext:value-type="float">
            <text:p>0.0613939</text:p>
          </table:table-cell>
          <table:table-cell office:value-type="float" office:value="0.0596277" calcext:value-type="float">
            <text:p>0.0596277</text:p>
          </table:table-cell>
          <table:table-cell office:value-type="float" office:value="0.0577908" calcext:value-type="float">
            <text:p>0.0577908</text:p>
          </table:table-cell>
          <table:table-cell office:value-type="float" office:value="0.0547529" calcext:value-type="float">
            <text:p>0.0547529</text:p>
          </table:table-cell>
          <table:table-cell office:value-type="float" office:value="0.0502667" calcext:value-type="float">
            <text:p>0.0502667</text:p>
          </table:table-cell>
          <table:table-cell office:value-type="float" office:value="0.0469815" calcext:value-type="float">
            <text:p>0.0469815</text:p>
          </table:table-cell>
          <table:table-cell office:value-type="float" office:value="0.042566" calcext:value-type="float">
            <text:p>0.042566</text:p>
          </table:table-cell>
          <table:table-cell office:value-type="float" office:value="0.0370554" calcext:value-type="float">
            <text:p>0.0370554</text:p>
          </table:table-cell>
          <table:table-cell office:value-type="float" office:value="0.0293193" calcext:value-type="float">
            <text:p>0.0293193</text:p>
          </table:table-cell>
          <table:table-cell office:value-type="float" office:value="0.0231022" calcext:value-type="float">
            <text:p>0.0231022</text:p>
          </table:table-cell>
          <table:table-cell office:value-type="float" office:value="0.0176976" calcext:value-type="float">
            <text:p>0.0176976</text:p>
          </table:table-cell>
          <table:table-cell office:value-type="float" office:value="0.00971423" calcext:value-type="float">
            <text:p>0.00971423</text:p>
          </table:table-cell>
          <table:table-cell office:value-type="float" office:value="0.0031792" calcext:value-type="float">
            <text:p>0.0031792</text:p>
          </table:table-cell>
          <table:table-cell table:formula="of:=SUM([.Q77:.BI77])" office:value-type="float" office:value="1.96743103" calcext:value-type="float">
            <text:p>1.96743103</text:p>
          </table:table-cell>
        </table:table-row>
        <table:table-row table:style-name="ro1">
          <table:table-cell office:value-type="float" office:value="4.63125" calcext:value-type="float">
            <text:p>4.63125</text:p>
          </table:table-cell>
          <table:table-cell office:value-type="float" office:value="0.0643388" calcext:value-type="float">
            <text:p>0.0643388</text:p>
          </table:table-cell>
          <table:table-cell office:value-type="float" office:value="0.0633129" calcext:value-type="float">
            <text:p>0.0633129</text:p>
          </table:table-cell>
          <table:table-cell office:value-type="float" office:value="0.0582567" calcext:value-type="float">
            <text:p>0.0582567</text:p>
          </table:table-cell>
          <table:table-cell office:value-type="float" office:value="0.0522478" calcext:value-type="float">
            <text:p>0.0522478</text:p>
          </table:table-cell>
          <table:table-cell office:value-type="float" office:value="0.0500861" calcext:value-type="float">
            <text:p>0.0500861</text:p>
          </table:table-cell>
          <table:table-cell office:value-type="float" office:value="0.0476679" calcext:value-type="float">
            <text:p>0.0476679</text:p>
          </table:table-cell>
          <table:table-cell office:value-type="float" office:value="0.0469718" calcext:value-type="float">
            <text:p>0.0469718</text:p>
          </table:table-cell>
          <table:table-cell office:value-type="float" office:value="0.0463855" calcext:value-type="float">
            <text:p>0.0463855</text:p>
          </table:table-cell>
          <table:table-cell office:value-type="float" office:value="0.0429414" calcext:value-type="float">
            <text:p>0.0429414</text:p>
          </table:table-cell>
          <table:table-cell office:value-type="float" office:value="0.0414026" calcext:value-type="float">
            <text:p>0.0414026</text:p>
          </table:table-cell>
          <table:table-cell office:value-type="float" office:value="0.0386912" calcext:value-type="float">
            <text:p>0.0386912</text:p>
          </table:table-cell>
          <table:table-cell office:value-type="float" office:value="0.0360898" calcext:value-type="float">
            <text:p>0.0360898</text:p>
          </table:table-cell>
          <table:table-cell office:value-type="float" office:value="0.0365295" calcext:value-type="float">
            <text:p>0.0365295</text:p>
          </table:table-cell>
          <table:table-cell office:value-type="float" office:value="0.0341113" calcext:value-type="float">
            <text:p>0.0341113</text:p>
          </table:table-cell>
          <table:table-cell office:value-type="float" office:value="0.0311802" calcext:value-type="float">
            <text:p>0.0311802</text:p>
          </table:table-cell>
          <table:table-cell office:value-type="float" office:value="0.0302642" calcext:value-type="float">
            <text:p>0.0302642</text:p>
          </table:table-cell>
          <table:table-cell office:value-type="float" office:value="0.0304474" calcext:value-type="float">
            <text:p>0.0304474</text:p>
          </table:table-cell>
          <table:table-cell office:value-type="float" office:value="0.0289452" calcext:value-type="float">
            <text:p>0.0289452</text:p>
          </table:table-cell>
          <table:table-cell office:value-type="float" office:value="0.0317297" calcext:value-type="float">
            <text:p>0.0317297</text:p>
          </table:table-cell>
          <table:table-cell office:value-type="float" office:value="0.0307771" calcext:value-type="float">
            <text:p>0.0307771</text:p>
          </table:table-cell>
          <table:table-cell office:value-type="float" office:value="0.0285421" calcext:value-type="float">
            <text:p>0.0285421</text:p>
          </table:table-cell>
          <table:table-cell office:value-type="float" office:value="0.0311069" calcext:value-type="float">
            <text:p>0.0311069</text:p>
          </table:table-cell>
          <table:table-cell office:value-type="float" office:value="0.0319862" calcext:value-type="float">
            <text:p>0.0319862</text:p>
          </table:table-cell>
          <table:table-cell office:value-type="float" office:value="0.0315466" calcext:value-type="float">
            <text:p>0.0315466</text:p>
          </table:table-cell>
          <table:table-cell office:value-type="float" office:value="0.0350639" calcext:value-type="float">
            <text:p>0.0350639</text:p>
          </table:table-cell>
          <table:table-cell office:value-type="float" office:value="0.0334518" calcext:value-type="float">
            <text:p>0.0334518</text:p>
          </table:table-cell>
          <table:table-cell office:value-type="float" office:value="0.0376653" calcext:value-type="float">
            <text:p>0.0376653</text:p>
          </table:table-cell>
          <table:table-cell office:value-type="float" office:value="0.0365295" calcext:value-type="float">
            <text:p>0.0365295</text:p>
          </table:table-cell>
          <table:table-cell office:value-type="float" office:value="0.0385813" calcext:value-type="float">
            <text:p>0.0385813</text:p>
          </table:table-cell>
          <table:table-cell office:value-type="float" office:value="0.0397904" calcext:value-type="float">
            <text:p>0.0397904</text:p>
          </table:table-cell>
          <table:table-cell office:value-type="float" office:value="0.0425384" calcext:value-type="float">
            <text:p>0.0425384</text:p>
          </table:table-cell>
          <table:table-cell office:value-type="float" office:value="0.044407" calcext:value-type="float">
            <text:p>0.044407</text:p>
          </table:table-cell>
          <table:table-cell office:value-type="float" office:value="0.0475213" calcext:value-type="float">
            <text:p>0.0475213</text:p>
          </table:table-cell>
          <table:table-cell office:value-type="float" office:value="0.0485472" calcext:value-type="float">
            <text:p>0.0485472</text:p>
          </table:table-cell>
          <table:table-cell office:value-type="float" office:value="0.0497563" calcext:value-type="float">
            <text:p>0.0497563</text:p>
          </table:table-cell>
          <table:table-cell office:value-type="float" office:value="0.0546294" calcext:value-type="float">
            <text:p>0.0546294</text:p>
          </table:table-cell>
          <table:table-cell office:value-type="float" office:value="0.0542996" calcext:value-type="float">
            <text:p>0.0542996</text:p>
          </table:table-cell>
          <table:table-cell office:value-type="float" office:value="0.0566446" calcext:value-type="float">
            <text:p>0.0566446</text:p>
          </table:table-cell>
          <table:table-cell office:value-type="float" office:value="0.0590628" calcext:value-type="float">
            <text:p>0.0590628</text:p>
          </table:table-cell>
          <table:table-cell office:value-type="float" office:value="0.0607482" calcext:value-type="float">
            <text:p>0.0607482</text:p>
          </table:table-cell>
          <table:table-cell office:value-type="float" office:value="0.0633129" calcext:value-type="float">
            <text:p>0.0633129</text:p>
          </table:table-cell>
          <table:table-cell office:value-type="float" office:value="0.0644488" calcext:value-type="float">
            <text:p>0.0644488</text:p>
          </table:table-cell>
          <table:table-cell office:value-type="float" office:value="0.0650716" calcext:value-type="float">
            <text:p>0.0650716</text:p>
          </table:table-cell>
          <table:table-cell office:value-type="float" office:value="0.065951" calcext:value-type="float">
            <text:p>0.065951</text:p>
          </table:table-cell>
          <table:table-cell office:value-type="float" office:value="0.0635328" calcext:value-type="float">
            <text:p>0.0635328</text:p>
          </table:table-cell>
          <table:table-cell office:value-type="float" office:value="0.0620306" calcext:value-type="float">
            <text:p>0.0620306</text:p>
          </table:table-cell>
          <table:table-cell office:value-type="float" office:value="0.063203" calcext:value-type="float">
            <text:p>0.063203</text:p>
          </table:table-cell>
          <table:table-cell office:value-type="float" office:value="0.0601986" calcext:value-type="float">
            <text:p>0.0601986</text:p>
          </table:table-cell>
          <table:table-cell office:value-type="float" office:value="0.0636427" calcext:value-type="float">
            <text:p>0.0636427</text:p>
          </table:table-cell>
          <table:table-cell office:value-type="float" office:value="0.0592093" calcext:value-type="float">
            <text:p>0.0592093</text:p>
          </table:table-cell>
          <table:table-cell office:value-type="float" office:value="0.054666" calcext:value-type="float">
            <text:p>0.054666</text:p>
          </table:table-cell>
          <table:table-cell office:value-type="float" office:value="0.0531638" calcext:value-type="float">
            <text:p>0.0531638</text:p>
          </table:table-cell>
          <table:table-cell office:value-type="float" office:value="0.0457626" calcext:value-type="float">
            <text:p>0.0457626</text:p>
          </table:table-cell>
          <table:table-cell office:value-type="float" office:value="0.044004" calcext:value-type="float">
            <text:p>0.044004</text:p>
          </table:table-cell>
          <table:table-cell office:value-type="float" office:value="0.0367493" calcext:value-type="float">
            <text:p>0.0367493</text:p>
          </table:table-cell>
          <table:table-cell office:value-type="float" office:value="0.0303741" calcext:value-type="float">
            <text:p>0.0303741</text:p>
          </table:table-cell>
          <table:table-cell office:value-type="float" office:value="0.023266" calcext:value-type="float">
            <text:p>0.023266</text:p>
          </table:table-cell>
          <table:table-cell office:value-type="float" office:value="0.0163045" calcext:value-type="float">
            <text:p>0.0163045</text:p>
          </table:table-cell>
          <table:table-cell office:value-type="float" office:value="0.0101858" calcext:value-type="float">
            <text:p>0.0101858</text:p>
          </table:table-cell>
          <table:table-cell office:value-type="float" office:value="0.00326091" calcext:value-type="float">
            <text:p>0.00326091</text:p>
          </table:table-cell>
          <table:table-cell table:formula="of:=SUM([.Q78:.BI78])" office:value-type="float" office:value="1.96292071" calcext:value-type="float">
            <text:p>1.96292071</text:p>
          </table:table-cell>
        </table:table-row>
        <table:table-row table:style-name="ro1">
          <table:table-cell office:value-type="float" office:value="4.690625" calcext:value-type="float">
            <text:p>4.690625</text:p>
          </table:table-cell>
          <table:table-cell office:value-type="float" office:value="0.0644212" calcext:value-type="float">
            <text:p>0.0644212</text:p>
          </table:table-cell>
          <table:table-cell office:value-type="float" office:value="0.061259" calcext:value-type="float">
            <text:p>0.061259</text:p>
          </table:table-cell>
          <table:table-cell office:value-type="float" office:value="0.0605604" calcext:value-type="float">
            <text:p>0.0605604</text:p>
          </table:table-cell>
          <table:table-cell office:value-type="float" office:value="0.0532064" calcext:value-type="float">
            <text:p>0.0532064</text:p>
          </table:table-cell>
          <table:table-cell office:value-type="float" office:value="0.0505221" calcext:value-type="float">
            <text:p>0.0505221</text:p>
          </table:table-cell>
          <table:table-cell office:value-type="float" office:value="0.0504854" calcext:value-type="float">
            <text:p>0.0504854</text:p>
          </table:table-cell>
          <table:table-cell office:value-type="float" office:value="0.0475805" calcext:value-type="float">
            <text:p>0.0475805</text:p>
          </table:table-cell>
          <table:table-cell office:value-type="float" office:value="0.0441977" calcext:value-type="float">
            <text:p>0.0441977</text:p>
          </table:table-cell>
          <table:table-cell office:value-type="float" office:value="0.0444551" calcext:value-type="float">
            <text:p>0.0444551</text:p>
          </table:table-cell>
          <table:table-cell office:value-type="float" office:value="0.0400427" calcext:value-type="float">
            <text:p>0.0400427</text:p>
          </table:table-cell>
          <table:table-cell office:value-type="float" office:value="0.0387189" calcext:value-type="float">
            <text:p>0.0387189</text:p>
          </table:table-cell>
          <table:table-cell office:value-type="float" office:value="0.0370643" calcext:value-type="float">
            <text:p>0.0370643</text:p>
          </table:table-cell>
          <table:table-cell office:value-type="float" office:value="0.0344904" calcext:value-type="float">
            <text:p>0.0344904</text:p>
          </table:table-cell>
          <table:table-cell office:value-type="float" office:value="0.0354464" calcext:value-type="float">
            <text:p>0.0354464</text:p>
          </table:table-cell>
          <table:table-cell office:value-type="float" office:value="0.0322842" calcext:value-type="float">
            <text:p>0.0322842</text:p>
          </table:table-cell>
          <table:table-cell office:value-type="float" office:value="0.0299676" calcext:value-type="float">
            <text:p>0.0299676</text:p>
          </table:table-cell>
          <table:table-cell office:value-type="float" office:value="0.0317326" calcext:value-type="float">
            <text:p>0.0317326</text:p>
          </table:table-cell>
          <table:table-cell office:value-type="float" office:value="0.0303353" calcext:value-type="float">
            <text:p>0.0303353</text:p>
          </table:table-cell>
          <table:table-cell office:value-type="float" office:value="0.0301147" calcext:value-type="float">
            <text:p>0.0301147</text:p>
          </table:table-cell>
          <table:table-cell office:value-type="float" office:value="0.0309604" calcext:value-type="float">
            <text:p>0.0309604</text:p>
          </table:table-cell>
          <table:table-cell office:value-type="float" office:value="0.0303353" calcext:value-type="float">
            <text:p>0.0303353</text:p>
          </table:table-cell>
          <table:table-cell office:value-type="float" office:value="0.0302986" calcext:value-type="float">
            <text:p>0.0302986</text:p>
          </table:table-cell>
          <table:table-cell office:value-type="float" office:value="0.0323209" calcext:value-type="float">
            <text:p>0.0323209</text:p>
          </table:table-cell>
          <table:table-cell office:value-type="float" office:value="0.032946" calcext:value-type="float">
            <text:p>0.032946</text:p>
          </table:table-cell>
          <table:table-cell office:value-type="float" office:value="0.0312546" calcext:value-type="float">
            <text:p>0.0312546</text:p>
          </table:table-cell>
          <table:table-cell office:value-type="float" office:value="0.0335343" calcext:value-type="float">
            <text:p>0.0335343</text:p>
          </table:table-cell>
          <table:table-cell office:value-type="float" office:value="0.0352258" calcext:value-type="float">
            <text:p>0.0352258</text:p>
          </table:table-cell>
          <table:table-cell office:value-type="float" office:value="0.0348581" calcext:value-type="float">
            <text:p>0.0348581</text:p>
          </table:table-cell>
          <table:table-cell office:value-type="float" office:value="0.0399323" calcext:value-type="float">
            <text:p>0.0399323</text:p>
          </table:table-cell>
          <table:table-cell office:value-type="float" office:value="0.0410722" calcext:value-type="float">
            <text:p>0.0410722</text:p>
          </table:table-cell>
          <table:table-cell office:value-type="float" office:value="0.0428372" calcext:value-type="float">
            <text:p>0.0428372</text:p>
          </table:table-cell>
          <table:table-cell office:value-type="float" office:value="0.0449331" calcext:value-type="float">
            <text:p>0.0449331</text:p>
          </table:table-cell>
          <table:table-cell office:value-type="float" office:value="0.0491616" calcext:value-type="float">
            <text:p>0.0491616</text:p>
          </table:table-cell>
          <table:table-cell office:value-type="float" office:value="0.0489043" calcext:value-type="float">
            <text:p>0.0489043</text:p>
          </table:table-cell>
          <table:table-cell office:value-type="float" office:value="0.0498235" calcext:value-type="float">
            <text:p>0.0498235</text:p>
          </table:table-cell>
          <table:table-cell office:value-type="float" office:value="0.0538314" calcext:value-type="float">
            <text:p>0.0538314</text:p>
          </table:table-cell>
          <table:table-cell office:value-type="float" office:value="0.0531328" calcext:value-type="float">
            <text:p>0.0531328</text:p>
          </table:table-cell>
          <table:table-cell office:value-type="float" office:value="0.0558538" calcext:value-type="float">
            <text:p>0.0558538</text:p>
          </table:table-cell>
          <table:table-cell office:value-type="float" office:value="0.0603398" calcext:value-type="float">
            <text:p>0.0603398</text:p>
          </table:table-cell>
          <table:table-cell office:value-type="float" office:value="0.0633549" calcext:value-type="float">
            <text:p>0.0633549</text:p>
          </table:table-cell>
          <table:table-cell office:value-type="float" office:value="0.0632446" calcext:value-type="float">
            <text:p>0.0632446</text:p>
          </table:table-cell>
          <table:table-cell office:value-type="float" office:value="0.064936" calcext:value-type="float">
            <text:p>0.064936</text:p>
          </table:table-cell>
          <table:table-cell office:value-type="float" office:value="0.0611119" calcext:value-type="float">
            <text:p>0.0611119</text:p>
          </table:table-cell>
          <table:table-cell office:value-type="float" office:value="0.0648257" calcext:value-type="float">
            <text:p>0.0648257</text:p>
          </table:table-cell>
          <table:table-cell office:value-type="float" office:value="0.0664436" calcext:value-type="float">
            <text:p>0.0664436</text:p>
          </table:table-cell>
          <table:table-cell office:value-type="float" office:value="0.0643109" calcext:value-type="float">
            <text:p>0.0643109</text:p>
          </table:table-cell>
          <table:table-cell office:value-type="float" office:value="0.0641638" calcext:value-type="float">
            <text:p>0.0641638</text:p>
          </table:table-cell>
          <table:table-cell office:value-type="float" office:value="0.0636858" calcext:value-type="float">
            <text:p>0.0636858</text:p>
          </table:table-cell>
          <table:table-cell office:value-type="float" office:value="0.0590528" calcext:value-type="float">
            <text:p>0.0590528</text:p>
          </table:table-cell>
          <table:table-cell office:value-type="float" office:value="0.0605604" calcext:value-type="float">
            <text:p>0.0605604</text:p>
          </table:table-cell>
          <table:table-cell office:value-type="float" office:value="0.0541624" calcext:value-type="float">
            <text:p>0.0541624</text:p>
          </table:table-cell>
          <table:table-cell office:value-type="float" office:value="0.05214" calcext:value-type="float">
            <text:p>0.05214</text:p>
          </table:table-cell>
          <table:table-cell office:value-type="float" office:value="0.0456685" calcext:value-type="float">
            <text:p>0.0456685</text:p>
          </table:table-cell>
          <table:table-cell office:value-type="float" office:value="0.0418812" calcext:value-type="float">
            <text:p>0.0418812</text:p>
          </table:table-cell>
          <table:table-cell office:value-type="float" office:value="0.0351522" calcext:value-type="float">
            <text:p>0.0351522</text:p>
          </table:table-cell>
          <table:table-cell office:value-type="float" office:value="0.0294896" calcext:value-type="float">
            <text:p>0.0294896</text:p>
          </table:table-cell>
          <table:table-cell office:value-type="float" office:value="0.0241212" calcext:value-type="float">
            <text:p>0.0241212</text:p>
          </table:table-cell>
          <table:table-cell office:value-type="float" office:value="0.0167304" calcext:value-type="float">
            <text:p>0.0167304</text:p>
          </table:table-cell>
          <table:table-cell office:value-type="float" office:value="0.0107001" calcext:value-type="float">
            <text:p>0.0107001</text:p>
          </table:table-cell>
          <table:table-cell office:value-type="float" office:value="0.00305192" calcext:value-type="float">
            <text:p>0.00305192</text:p>
          </table:table-cell>
          <table:table-cell table:formula="of:=SUM([.Q79:.BI79])" office:value-type="float" office:value="1.96249412" calcext:value-type="float">
            <text:p>1.96249412</text:p>
          </table:table-cell>
        </table:table-row>
        <table:table-row table:style-name="ro1">
          <table:table-cell office:value-type="float" office:value="4.75" calcext:value-type="float">
            <text:p>4.75</text:p>
          </table:table-cell>
          <table:table-cell office:value-type="float" office:value="0.0621293" calcext:value-type="float">
            <text:p>0.0621293</text:p>
          </table:table-cell>
          <table:table-cell office:value-type="float" office:value="0.0619507" calcext:value-type="float">
            <text:p>0.0619507</text:p>
          </table:table-cell>
          <table:table-cell office:value-type="float" office:value="0.0589496" calcext:value-type="float">
            <text:p>0.0589496</text:p>
          </table:table-cell>
          <table:table-cell office:value-type="float" office:value="0.0537692" calcext:value-type="float">
            <text:p>0.0537692</text:p>
          </table:table-cell>
          <table:table-cell office:value-type="float" office:value="0.050268" calcext:value-type="float">
            <text:p>0.050268</text:p>
          </table:table-cell>
          <table:table-cell office:value-type="float" office:value="0.0500179" calcext:value-type="float">
            <text:p>0.0500179</text:p>
          </table:table-cell>
          <table:table-cell office:value-type="float" office:value="0.0463023" calcext:value-type="float">
            <text:p>0.0463023</text:p>
          </table:table-cell>
          <table:table-cell office:value-type="float" office:value="0.0450518" calcext:value-type="float">
            <text:p>0.0450518</text:p>
          </table:table-cell>
          <table:table-cell office:value-type="float" office:value="0.0425866" calcext:value-type="float">
            <text:p>0.0425866</text:p>
          </table:table-cell>
          <table:table-cell office:value-type="float" office:value="0.0406931" calcext:value-type="float">
            <text:p>0.0406931</text:p>
          </table:table-cell>
          <table:table-cell office:value-type="float" office:value="0.0388353" calcext:value-type="float">
            <text:p>0.0388353</text:p>
          </table:table-cell>
          <table:table-cell office:value-type="float" office:value="0.0366917" calcext:value-type="float">
            <text:p>0.0366917</text:p>
          </table:table-cell>
          <table:table-cell office:value-type="float" office:value="0.0347267" calcext:value-type="float">
            <text:p>0.0347267</text:p>
          </table:table-cell>
          <table:table-cell office:value-type="float" office:value="0.0323687" calcext:value-type="float">
            <text:p>0.0323687</text:p>
          </table:table-cell>
          <table:table-cell office:value-type="float" office:value="0.0324759" calcext:value-type="float">
            <text:p>0.0324759</text:p>
          </table:table-cell>
          <table:table-cell office:value-type="float" office:value="0.0310468" calcext:value-type="float">
            <text:p>0.0310468</text:p>
          </table:table-cell>
          <table:table-cell office:value-type="float" office:value="0.0296892" calcext:value-type="float">
            <text:p>0.0296892</text:p>
          </table:table-cell>
          <table:table-cell office:value-type="float" office:value="0.0306538" calcext:value-type="float">
            <text:p>0.0306538</text:p>
          </table:table-cell>
          <table:table-cell office:value-type="float" office:value="0.031154" calcext:value-type="float">
            <text:p>0.031154</text:p>
          </table:table-cell>
          <table:table-cell office:value-type="float" office:value="0.0316184" calcext:value-type="float">
            <text:p>0.0316184</text:p>
          </table:table-cell>
          <table:table-cell office:value-type="float" office:value="0.0306538" calcext:value-type="float">
            <text:p>0.0306538</text:p>
          </table:table-cell>
          <table:table-cell office:value-type="float" office:value="0.0334048" calcext:value-type="float">
            <text:p>0.0334048</text:p>
          </table:table-cell>
          <table:table-cell office:value-type="float" office:value="0.0324044" calcext:value-type="float">
            <text:p>0.0324044</text:p>
          </table:table-cell>
          <table:table-cell office:value-type="float" office:value="0.0331904" calcext:value-type="float">
            <text:p>0.0331904</text:p>
          </table:table-cell>
          <table:table-cell office:value-type="float" office:value="0.0357985" calcext:value-type="float">
            <text:p>0.0357985</text:p>
          </table:table-cell>
          <table:table-cell office:value-type="float" office:value="0.03612" calcext:value-type="float">
            <text:p>0.03612</text:p>
          </table:table-cell>
          <table:table-cell office:value-type="float" office:value="0.0373348" calcext:value-type="float">
            <text:p>0.0373348</text:p>
          </table:table-cell>
          <table:table-cell office:value-type="float" office:value="0.0393712" calcext:value-type="float">
            <text:p>0.0393712</text:p>
          </table:table-cell>
          <table:table-cell office:value-type="float" office:value="0.0382279" calcext:value-type="float">
            <text:p>0.0382279</text:p>
          </table:table-cell>
          <table:table-cell office:value-type="float" office:value="0.0414434" calcext:value-type="float">
            <text:p>0.0414434</text:p>
          </table:table-cell>
          <table:table-cell office:value-type="float" office:value="0.0393355" calcext:value-type="float">
            <text:p>0.0393355</text:p>
          </table:table-cell>
          <table:table-cell office:value-type="float" office:value="0.0457306" calcext:value-type="float">
            <text:p>0.0457306</text:p>
          </table:table-cell>
          <table:table-cell office:value-type="float" office:value="0.0484816" calcext:value-type="float">
            <text:p>0.0484816</text:p>
          </table:table-cell>
          <table:table-cell office:value-type="float" office:value="0.0463023" calcext:value-type="float">
            <text:p>0.0463023</text:p>
          </table:table-cell>
          <table:table-cell office:value-type="float" office:value="0.0506967" calcext:value-type="float">
            <text:p>0.0506967</text:p>
          </table:table-cell>
          <table:table-cell office:value-type="float" office:value="0.0544123" calcext:value-type="float">
            <text:p>0.0544123</text:p>
          </table:table-cell>
          <table:table-cell office:value-type="float" office:value="0.055234" calcext:value-type="float">
            <text:p>0.055234</text:p>
          </table:table-cell>
          <table:table-cell office:value-type="float" office:value="0.0551268" calcext:value-type="float">
            <text:p>0.0551268</text:p>
          </table:table-cell>
          <table:table-cell office:value-type="float" office:value="0.0561272" calcext:value-type="float">
            <text:p>0.0561272</text:p>
          </table:table-cell>
          <table:table-cell office:value-type="float" office:value="0.0598071" calcext:value-type="float">
            <text:p>0.0598071</text:p>
          </table:table-cell>
          <table:table-cell office:value-type="float" office:value="0.061129" calcext:value-type="float">
            <text:p>0.061129</text:p>
          </table:table-cell>
          <table:table-cell office:value-type="float" office:value="0.0624509" calcext:value-type="float">
            <text:p>0.0624509</text:p>
          </table:table-cell>
          <table:table-cell office:value-type="float" office:value="0.0656663" calcext:value-type="float">
            <text:p>0.0656663</text:p>
          </table:table-cell>
          <table:table-cell office:value-type="float" office:value="0.0672383" calcext:value-type="float">
            <text:p>0.0672383</text:p>
          </table:table-cell>
          <table:table-cell office:value-type="float" office:value="0.0650232" calcext:value-type="float">
            <text:p>0.0650232</text:p>
          </table:table-cell>
          <table:table-cell office:value-type="float" office:value="0.0669168" calcext:value-type="float">
            <text:p>0.0669168</text:p>
          </table:table-cell>
          <table:table-cell office:value-type="float" office:value="0.0625581" calcext:value-type="float">
            <text:p>0.0625581</text:p>
          </table:table-cell>
          <table:table-cell office:value-type="float" office:value="0.0628439" calcext:value-type="float">
            <text:p>0.0628439</text:p>
          </table:table-cell>
          <table:table-cell office:value-type="float" office:value="0.0595213" calcext:value-type="float">
            <text:p>0.0595213</text:p>
          </table:table-cell>
          <table:table-cell office:value-type="float" office:value="0.056413" calcext:value-type="float">
            <text:p>0.056413</text:p>
          </table:table-cell>
          <table:table-cell office:value-type="float" office:value="0.0535548" calcext:value-type="float">
            <text:p>0.0535548</text:p>
          </table:table-cell>
          <table:table-cell office:value-type="float" office:value="0.0527331" calcext:value-type="float">
            <text:p>0.0527331</text:p>
          </table:table-cell>
          <table:table-cell office:value-type="float" office:value="0.0460879" calcext:value-type="float">
            <text:p>0.0460879</text:p>
          </table:table-cell>
          <table:table-cell office:value-type="float" office:value="0.0427295" calcext:value-type="float">
            <text:p>0.0427295</text:p>
          </table:table-cell>
          <table:table-cell office:value-type="float" office:value="0.03587" calcext:value-type="float">
            <text:p>0.03587</text:p>
          </table:table-cell>
          <table:table-cell office:value-type="float" office:value="0.0281529" calcext:value-type="float">
            <text:p>0.0281529</text:p>
          </table:table-cell>
          <table:table-cell office:value-type="float" office:value="0.0242229" calcext:value-type="float">
            <text:p>0.0242229</text:p>
          </table:table-cell>
          <table:table-cell office:value-type="float" office:value="0.0169346" calcext:value-type="float">
            <text:p>0.0169346</text:p>
          </table:table-cell>
          <table:table-cell office:value-type="float" office:value="0.0107181" calcext:value-type="float">
            <text:p>0.0107181</text:p>
          </table:table-cell>
          <table:table-cell office:value-type="float" office:value="0.00335834" calcext:value-type="float">
            <text:p>0.00335834</text:p>
          </table:table-cell>
          <table:table-cell table:formula="of:=SUM([.Q80:.BI80])" office:value-type="float" office:value="1.96748844" calcext:value-type="float">
            <text:p>1.96748844</text:p>
          </table:table-cell>
        </table:table-row>
        <table:table-row table:style-name="ro1">
          <table:table-cell office:value-type="float" office:value="4.809375" calcext:value-type="float">
            <text:p>4.809375</text:p>
          </table:table-cell>
          <table:table-cell office:value-type="float" office:value="0.0652189" calcext:value-type="float">
            <text:p>0.0652189</text:p>
          </table:table-cell>
          <table:table-cell office:value-type="float" office:value="0.0573093" calcext:value-type="float">
            <text:p>0.0573093</text:p>
          </table:table-cell>
          <table:table-cell office:value-type="float" office:value="0.0581921" calcext:value-type="float">
            <text:p>0.0581921</text:p>
          </table:table-cell>
          <table:table-cell office:value-type="float" office:value="0.0525424" calcext:value-type="float">
            <text:p>0.0525424</text:p>
          </table:table-cell>
          <table:table-cell office:value-type="float" office:value="0.0502472" calcext:value-type="float">
            <text:p>0.0502472</text:p>
          </table:table-cell>
          <table:table-cell office:value-type="float" office:value="0.0491172" calcext:value-type="float">
            <text:p>0.0491172</text:p>
          </table:table-cell>
          <table:table-cell office:value-type="float" office:value="0.0487288" calcext:value-type="float">
            <text:p>0.0487288</text:p>
          </table:table-cell>
          <table:table-cell office:value-type="float" office:value="0.0447387" calcext:value-type="float">
            <text:p>0.0447387</text:p>
          </table:table-cell>
          <table:table-cell office:value-type="float" office:value="0.041596" calcext:value-type="float">
            <text:p>0.041596</text:p>
          </table:table-cell>
          <table:table-cell office:value-type="float" office:value="0.0377472" calcext:value-type="float">
            <text:p>0.0377472</text:p>
          </table:table-cell>
          <table:table-cell office:value-type="float" office:value="0.0381709" calcext:value-type="float">
            <text:p>0.0381709</text:p>
          </table:table-cell>
          <table:table-cell office:value-type="float" office:value="0.0366172" calcext:value-type="float">
            <text:p>0.0366172</text:p>
          </table:table-cell>
          <table:table-cell office:value-type="float" office:value="0.0349223" calcext:value-type="float">
            <text:p>0.0349223</text:p>
          </table:table-cell>
          <table:table-cell office:value-type="float" office:value="0.032274" calcext:value-type="float">
            <text:p>0.032274</text:p>
          </table:table-cell>
          <table:table-cell office:value-type="float" office:value="0.0315678" calcext:value-type="float">
            <text:p>0.0315678</text:p>
          </table:table-cell>
          <table:table-cell office:value-type="float" office:value="0.0329802" calcext:value-type="float">
            <text:p>0.0329802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303319" calcext:value-type="float">
            <text:p>0.0303319</text:p>
          </table:table-cell>
          <table:table-cell office:value-type="float" office:value="0.031815" calcext:value-type="float">
            <text:p>0.031815</text:p>
          </table:table-cell>
          <table:table-cell office:value-type="float" office:value="0.0321328" calcext:value-type="float">
            <text:p>0.0321328</text:p>
          </table:table-cell>
          <table:table-cell office:value-type="float" office:value="0.029661" calcext:value-type="float">
            <text:p>0.029661</text:p>
          </table:table-cell>
          <table:table-cell office:value-type="float" office:value="0.0318856" calcext:value-type="float">
            <text:p>0.0318856</text:p>
          </table:table-cell>
          <table:table-cell office:value-type="float" office:value="0.0315678" calcext:value-type="float">
            <text:p>0.0315678</text:p>
          </table:table-cell>
          <table:table-cell office:value-type="float" office:value="0.0326624" calcext:value-type="float">
            <text:p>0.0326624</text:p>
          </table:table-cell>
          <table:table-cell office:value-type="float" office:value="0.0355932" calcext:value-type="float">
            <text:p>0.0355932</text:p>
          </table:table-cell>
          <table:table-cell office:value-type="float" office:value="0.0336158" calcext:value-type="float">
            <text:p>0.0336158</text:p>
          </table:table-cell>
          <table:table-cell office:value-type="float" office:value="0.0373588" calcext:value-type="float">
            <text:p>0.0373588</text:p>
          </table:table-cell>
          <table:table-cell office:value-type="float" office:value="0.0355579" calcext:value-type="float">
            <text:p>0.0355579</text:p>
          </table:table-cell>
          <table:table-cell office:value-type="float" office:value="0.0391243" calcext:value-type="float">
            <text:p>0.0391243</text:p>
          </table:table-cell>
          <table:table-cell office:value-type="float" office:value="0.0414901" calcext:value-type="float">
            <text:p>0.0414901</text:p>
          </table:table-cell>
          <table:table-cell office:value-type="float" office:value="0.0412429" calcext:value-type="float">
            <text:p>0.0412429</text:p>
          </table:table-cell>
          <table:table-cell office:value-type="float" office:value="0.0458333" calcext:value-type="float">
            <text:p>0.0458333</text:p>
          </table:table-cell>
          <table:table-cell office:value-type="float" office:value="0.0445268" calcext:value-type="float">
            <text:p>0.0445268</text:p>
          </table:table-cell>
          <table:table-cell office:value-type="float" office:value="0.049541" calcext:value-type="float">
            <text:p>0.049541</text:p>
          </table:table-cell>
          <table:table-cell office:value-type="float" office:value="0.0518362" calcext:value-type="float">
            <text:p>0.0518362</text:p>
          </table:table-cell>
          <table:table-cell office:value-type="float" office:value="0.0538489" calcext:value-type="float">
            <text:p>0.0538489</text:p>
          </table:table-cell>
          <table:table-cell office:value-type="float" office:value="0.0539548" calcext:value-type="float">
            <text:p>0.0539548</text:p>
          </table:table-cell>
          <table:table-cell office:value-type="float" office:value="0.058863" calcext:value-type="float">
            <text:p>0.058863</text:p>
          </table:table-cell>
          <table:table-cell office:value-type="float" office:value="0.0607345" calcext:value-type="float">
            <text:p>0.0607345</text:p>
          </table:table-cell>
          <table:table-cell office:value-type="float" office:value="0.0609816" calcext:value-type="float">
            <text:p>0.0609816</text:p>
          </table:table-cell>
          <table:table-cell office:value-type="float" office:value="0.0626059" calcext:value-type="float">
            <text:p>0.0626059</text:p>
          </table:table-cell>
          <table:table-cell office:value-type="float" office:value="0.0618291" calcext:value-type="float">
            <text:p>0.0618291</text:p>
          </table:table-cell>
          <table:table-cell office:value-type="float" office:value="0.0623588" calcext:value-type="float">
            <text:p>0.0623588</text:p>
          </table:table-cell>
          <table:table-cell office:value-type="float" office:value="0.0641243" calcext:value-type="float">
            <text:p>0.0641243</text:p>
          </table:table-cell>
          <table:table-cell office:value-type="float" office:value="0.0651483" calcext:value-type="float">
            <text:p>0.0651483</text:p>
          </table:table-cell>
          <table:table-cell office:value-type="float" office:value="0.0643008" calcext:value-type="float">
            <text:p>0.0643008</text:p>
          </table:table-cell>
          <table:table-cell office:value-type="float" office:value="0.0665254" calcext:value-type="float">
            <text:p>0.0665254</text:p>
          </table:table-cell>
          <table:table-cell office:value-type="float" office:value="0.064654" calcext:value-type="float">
            <text:p>0.064654</text:p>
          </table:table-cell>
          <table:table-cell office:value-type="float" office:value="0.0632062" calcext:value-type="float">
            <text:p>0.0632062</text:p>
          </table:table-cell>
          <table:table-cell office:value-type="float" office:value="0.0571681" calcext:value-type="float">
            <text:p>0.0571681</text:p>
          </table:table-cell>
          <table:table-cell office:value-type="float" office:value="0.053178" calcext:value-type="float">
            <text:p>0.053178</text:p>
          </table:table-cell>
          <table:table-cell office:value-type="float" office:value="0.0512712" calcext:value-type="float">
            <text:p>0.0512712</text:p>
          </table:table-cell>
          <table:table-cell office:value-type="float" office:value="0.0478107" calcext:value-type="float">
            <text:p>0.0478107</text:p>
          </table:table-cell>
          <table:table-cell office:value-type="float" office:value="0.0412076" calcext:value-type="float">
            <text:p>0.0412076</text:p>
          </table:table-cell>
          <table:table-cell office:value-type="float" office:value="0.0363347" calcext:value-type="float">
            <text:p>0.0363347</text:p>
          </table:table-cell>
          <table:table-cell office:value-type="float" office:value="0.0310734" calcext:value-type="float">
            <text:p>0.0310734</text:p>
          </table:table-cell>
          <table:table-cell office:value-type="float" office:value="0.0240466" calcext:value-type="float">
            <text:p>0.0240466</text:p>
          </table:table-cell>
          <table:table-cell office:value-type="float" office:value="0.0170198" calcext:value-type="float">
            <text:p>0.0170198</text:p>
          </table:table-cell>
          <table:table-cell office:value-type="float" office:value="0.010911" calcext:value-type="float">
            <text:p>0.010911</text:p>
          </table:table-cell>
          <table:table-cell office:value-type="float" office:value="0.00324859" calcext:value-type="float">
            <text:p>0.00324859</text:p>
          </table:table-cell>
          <table:table-cell table:formula="of:=SUM([.Q81:.BI81])" office:value-type="float" office:value="1.97641229" calcext:value-type="float">
            <text:p>1.97641229</text:p>
          </table:table-cell>
        </table:table-row>
        <table:table-row table:style-name="ro1">
          <table:table-cell office:value-type="float" office:value="4.86875" calcext:value-type="float">
            <text:p>4.86875</text:p>
          </table:table-cell>
          <table:table-cell office:value-type="float" office:value="0.0661701" calcext:value-type="float">
            <text:p>0.0661701</text:p>
          </table:table-cell>
          <table:table-cell office:value-type="float" office:value="0.0629593" calcext:value-type="float">
            <text:p>0.0629593</text:p>
          </table:table-cell>
          <table:table-cell office:value-type="float" office:value="0.060245" calcext:value-type="float">
            <text:p>0.060245</text:p>
          </table:table-cell>
          <table:table-cell office:value-type="float" office:value="0.0563059" calcext:value-type="float">
            <text:p>0.0563059</text:p>
          </table:table-cell>
          <table:table-cell office:value-type="float" office:value="0.0537901" calcext:value-type="float">
            <text:p>0.0537901</text:p>
          </table:table-cell>
          <table:table-cell office:value-type="float" office:value="0.0491559" calcext:value-type="float">
            <text:p>0.0491559</text:p>
          </table:table-cell>
          <table:table-cell office:value-type="float" office:value="0.045283" calcext:value-type="float">
            <text:p>0.045283</text:p>
          </table:table-cell>
          <table:table-cell office:value-type="float" office:value="0.0447203" calcext:value-type="float">
            <text:p>0.0447203</text:p>
          </table:table-cell>
          <table:table-cell office:value-type="float" office:value="0.0418736" calcext:value-type="float">
            <text:p>0.0418736</text:p>
          </table:table-cell>
          <table:table-cell office:value-type="float" office:value="0.0420391" calcext:value-type="float">
            <text:p>0.0420391</text:p>
          </table:table-cell>
          <table:table-cell office:value-type="float" office:value="0.0395564" calcext:value-type="float">
            <text:p>0.0395564</text:p>
          </table:table-cell>
          <table:table-cell office:value-type="float" office:value="0.0369083" calcext:value-type="float">
            <text:p>0.0369083</text:p>
          </table:table-cell>
          <table:table-cell office:value-type="float" office:value="0.0346574" calcext:value-type="float">
            <text:p>0.0346574</text:p>
          </table:table-cell>
          <table:table-cell office:value-type="float" office:value="0.0357498" calcext:value-type="float">
            <text:p>0.0357498</text:p>
          </table:table-cell>
          <table:table-cell office:value-type="float" office:value="0.0347236" calcext:value-type="float">
            <text:p>0.0347236</text:p>
          </table:table-cell>
          <table:table-cell office:value-type="float" office:value="0.0319431" calcext:value-type="float">
            <text:p>0.0319431</text:p>
          </table:table-cell>
          <table:table-cell office:value-type="float" office:value="0.0301225" calcext:value-type="float">
            <text:p>0.0301225</text:p>
          </table:table-cell>
          <table:table-cell office:value-type="float" office:value="0.0325058" calcext:value-type="float">
            <text:p>0.0325058</text:p>
          </table:table-cell>
          <table:table-cell office:value-type="float" office:value="0.0310824" calcext:value-type="float">
            <text:p>0.0310824</text:p>
          </table:table-cell>
          <table:table-cell office:value-type="float" office:value="0.0314796" calcext:value-type="float">
            <text:p>0.0314796</text:p>
          </table:table-cell>
          <table:table-cell office:value-type="float" office:value="0.0318107" calcext:value-type="float">
            <text:p>0.0318107</text:p>
          </table:table-cell>
          <table:table-cell office:value-type="float" office:value="0.0301887" calcext:value-type="float">
            <text:p>0.0301887</text:p>
          </table:table-cell>
          <table:table-cell office:value-type="float" office:value="0.032241" calcext:value-type="float">
            <text:p>0.032241</text:p>
          </table:table-cell>
          <table:table-cell office:value-type="float" office:value="0.0312148" calcext:value-type="float">
            <text:p>0.0312148</text:p>
          </table:table-cell>
          <table:table-cell office:value-type="float" office:value="0.0338961" calcext:value-type="float">
            <text:p>0.0338961</text:p>
          </table:table-cell>
          <table:table-cell office:value-type="float" office:value="0.0346243" calcext:value-type="float">
            <text:p>0.0346243</text:p>
          </table:table-cell>
          <table:table-cell office:value-type="float" office:value="0.0376365" calcext:value-type="float">
            <text:p>0.0376365</text:p>
          </table:table-cell>
          <table:table-cell office:value-type="float" office:value="0.0385303" calcext:value-type="float">
            <text:p>0.0385303</text:p>
          </table:table-cell>
          <table:table-cell office:value-type="float" office:value="0.0382655" calcext:value-type="float">
            <text:p>0.0382655</text:p>
          </table:table-cell>
          <table:table-cell office:value-type="float" office:value="0.041708" calcext:value-type="float">
            <text:p>0.041708</text:p>
          </table:table-cell>
          <table:table-cell office:value-type="float" office:value="0.0415756" calcext:value-type="float">
            <text:p>0.0415756</text:p>
          </table:table-cell>
          <table:table-cell office:value-type="float" office:value="0.0455147" calcext:value-type="float">
            <text:p>0.0455147</text:p>
          </table:table-cell>
          <table:table-cell office:value-type="float" office:value="0.0454154" calcext:value-type="float">
            <text:p>0.0454154</text:p>
          </table:table-cell>
          <table:table-cell office:value-type="float" office:value="0.0467726" calcext:value-type="float">
            <text:p>0.0467726</text:p>
          </table:table-cell>
          <table:table-cell office:value-type="float" office:value="0.0514399" calcext:value-type="float">
            <text:p>0.0514399</text:p>
          </table:table-cell>
          <table:table-cell office:value-type="float" office:value="0.0536246" calcext:value-type="float">
            <text:p>0.0536246</text:p>
          </table:table-cell>
          <table:table-cell office:value-type="float" office:value="0.0535253" calcext:value-type="float">
            <text:p>0.0535253</text:p>
          </table:table-cell>
          <table:table-cell office:value-type="float" office:value="0.0552466" calcext:value-type="float">
            <text:p>0.0552466</text:p>
          </table:table-cell>
          <table:table-cell office:value-type="float" office:value="0.0604436" calcext:value-type="float">
            <text:p>0.0604436</text:p>
          </table:table-cell>
          <table:table-cell office:value-type="float" office:value="0.0600132" calcext:value-type="float">
            <text:p>0.0600132</text:p>
          </table:table-cell>
          <table:table-cell office:value-type="float" office:value="0.0612049" calcext:value-type="float">
            <text:p>0.0612049</text:p>
          </table:table-cell>
          <table:table-cell office:value-type="float" office:value="0.0620655" calcext:value-type="float">
            <text:p>0.0620655</text:p>
          </table:table-cell>
          <table:table-cell office:value-type="float" office:value="0.0636544" calcext:value-type="float">
            <text:p>0.0636544</text:p>
          </table:table-cell>
          <table:table-cell office:value-type="float" office:value="0.0659384" calcext:value-type="float">
            <text:p>0.0659384</text:p>
          </table:table-cell>
          <table:table-cell table:number-columns-repeated="2" office:value-type="float" office:value="0.0652102" calcext:value-type="float">
            <text:p>0.0652102</text:p>
          </table:table-cell>
          <table:table-cell office:value-type="float" office:value="0.0633234" calcext:value-type="float">
            <text:p>0.0633234</text:p>
          </table:table-cell>
          <table:table-cell office:value-type="float" office:value="0.0636875" calcext:value-type="float">
            <text:p>0.0636875</text:p>
          </table:table-cell>
          <table:table-cell office:value-type="float" office:value="0.0596822" calcext:value-type="float">
            <text:p>0.0596822</text:p>
          </table:table-cell>
          <table:table-cell office:value-type="float" office:value="0.059616" calcext:value-type="float">
            <text:p>0.059616</text:p>
          </table:table-cell>
          <table:table-cell office:value-type="float" office:value="0.0539225" calcext:value-type="float">
            <text:p>0.0539225</text:p>
          </table:table-cell>
          <table:table-cell office:value-type="float" office:value="0.0513406" calcext:value-type="float">
            <text:p>0.0513406</text:p>
          </table:table-cell>
          <table:table-cell office:value-type="float" office:value="0.0480967" calcext:value-type="float">
            <text:p>0.0480967</text:p>
          </table:table-cell>
          <table:table-cell office:value-type="float" office:value="0.0428666" calcext:value-type="float">
            <text:p>0.0428666</text:p>
          </table:table-cell>
          <table:table-cell office:value-type="float" office:value="0.0370076" calcext:value-type="float">
            <text:p>0.0370076</text:p>
          </table:table-cell>
          <table:table-cell office:value-type="float" office:value="0.0305528" calcext:value-type="float">
            <text:p>0.0305528</text:p>
          </table:table-cell>
          <table:table-cell office:value-type="float" office:value="0.0250579" calcext:value-type="float">
            <text:p>0.0250579</text:p>
          </table:table-cell>
          <table:table-cell office:value-type="float" office:value="0.0170142" calcext:value-type="float">
            <text:p>0.0170142</text:p>
          </table:table-cell>
          <table:table-cell office:value-type="float" office:value="0.0110228" calcext:value-type="float">
            <text:p>0.0110228</text:p>
          </table:table-cell>
          <table:table-cell office:value-type="float" office:value="0.00321086" calcext:value-type="float">
            <text:p>0.00321086</text:p>
          </table:table-cell>
          <table:table-cell table:formula="of:=SUM([.Q82:.BI82])" office:value-type="float" office:value="1.97050606" calcext:value-type="float">
            <text:p>1.97050606</text:p>
          </table:table-cell>
        </table:table-row>
        <table:table-row table:style-name="ro1">
          <table:table-cell office:value-type="float" office:value="4.928125" calcext:value-type="float">
            <text:p>4.928125</text:p>
          </table:table-cell>
          <table:table-cell office:value-type="float" office:value="0.0684399" calcext:value-type="float">
            <text:p>0.0684399</text:p>
          </table:table-cell>
          <table:table-cell office:value-type="float" office:value="0.0612571" calcext:value-type="float">
            <text:p>0.0612571</text:p>
          </table:table-cell>
          <table:table-cell office:value-type="float" office:value="0.0605671" calcext:value-type="float">
            <text:p>0.0605671</text:p>
          </table:table-cell>
          <table:table-cell office:value-type="float" office:value="0.0528198" calcext:value-type="float">
            <text:p>0.0528198</text:p>
          </table:table-cell>
          <table:table-cell office:value-type="float" office:value="0.0536666" calcext:value-type="float">
            <text:p>0.0536666</text:p>
          </table:table-cell>
          <table:table-cell office:value-type="float" office:value="0.0499341" calcext:value-type="float">
            <text:p>0.0499341</text:p>
          </table:table-cell>
          <table:table-cell office:value-type="float" office:value="0.0467348" calcext:value-type="float">
            <text:p>0.0467348</text:p>
          </table:table-cell>
          <table:table-cell office:value-type="float" office:value="0.0446961" calcext:value-type="float">
            <text:p>0.0446961</text:p>
          </table:table-cell>
          <table:table-cell office:value-type="float" office:value="0.0419673" calcext:value-type="float">
            <text:p>0.0419673</text:p>
          </table:table-cell>
          <table:table-cell office:value-type="float" office:value="0.0416222" calcext:value-type="float">
            <text:p>0.0416222</text:p>
          </table:table-cell>
          <table:table-cell office:value-type="float" office:value="0.0371997" calcext:value-type="float">
            <text:p>0.0371997</text:p>
          </table:table-cell>
          <table:table-cell office:value-type="float" office:value="0.0376074" calcext:value-type="float">
            <text:p>0.0376074</text:p>
          </table:table-cell>
          <table:table-cell office:value-type="float" office:value="0.0348159" calcext:value-type="float">
            <text:p>0.0348159</text:p>
          </table:table-cell>
          <table:table-cell office:value-type="float" office:value="0.0350668" calcext:value-type="float">
            <text:p>0.0350668</text:p>
          </table:table-cell>
          <table:table-cell office:value-type="float" office:value="0.0321184" calcext:value-type="float">
            <text:p>0.0321184</text:p>
          </table:table-cell>
          <table:table-cell office:value-type="float" office:value="0.0316166" calcext:value-type="float">
            <text:p>0.0316166</text:p>
          </table:table-cell>
          <table:table-cell table:number-columns-repeated="2" office:value-type="float" office:value="0.0320243" calcext:value-type="float">
            <text:p>0.0320243</text:p>
          </table:table-cell>
          <table:table-cell office:value-type="float" office:value="0.0311775" calcext:value-type="float">
            <text:p>0.0311775</text:p>
          </table:table-cell>
          <table:table-cell office:value-type="float" office:value="0.0315539" calcext:value-type="float">
            <text:p>0.0315539</text:p>
          </table:table-cell>
          <table:table-cell office:value-type="float" office:value="0.032338" calcext:value-type="float">
            <text:p>0.032338</text:p>
          </table:table-cell>
          <table:table-cell office:value-type="float" office:value="0.0322753" calcext:value-type="float">
            <text:p>0.0322753</text:p>
          </table:table-cell>
          <table:table-cell office:value-type="float" office:value="0.0315852" calcext:value-type="float">
            <text:p>0.0315852</text:p>
          </table:table-cell>
          <table:table-cell office:value-type="float" office:value="0.0324635" calcext:value-type="float">
            <text:p>0.0324635</text:p>
          </table:table-cell>
          <table:table-cell office:value-type="float" office:value="0.0336554" calcext:value-type="float">
            <text:p>0.0336554</text:p>
          </table:table-cell>
          <table:table-cell office:value-type="float" office:value="0.0350354" calcext:value-type="float">
            <text:p>0.0350354</text:p>
          </table:table-cell>
          <table:table-cell office:value-type="float" office:value="0.0346277" calcext:value-type="float">
            <text:p>0.0346277</text:p>
          </table:table-cell>
          <table:table-cell office:value-type="float" office:value="0.0381406" calcext:value-type="float">
            <text:p>0.0381406</text:p>
          </table:table-cell>
          <table:table-cell office:value-type="float" office:value="0.0388307" calcext:value-type="float">
            <text:p>0.0388307</text:p>
          </table:table-cell>
          <table:table-cell office:value-type="float" office:value="0.0404303" calcext:value-type="float">
            <text:p>0.0404303</text:p>
          </table:table-cell>
          <table:table-cell office:value-type="float" office:value="0.0419359" calcext:value-type="float">
            <text:p>0.0419359</text:p>
          </table:table-cell>
          <table:table-cell office:value-type="float" office:value="0.0439747" calcext:value-type="float">
            <text:p>0.0439747</text:p>
          </table:table-cell>
          <table:table-cell office:value-type="float" office:value="0.0468917" calcext:value-type="float">
            <text:p>0.0468917</text:p>
          </table:table-cell>
          <table:table-cell office:value-type="float" office:value="0.0488677" calcext:value-type="float">
            <text:p>0.0488677</text:p>
          </table:table-cell>
          <table:table-cell office:value-type="float" office:value="0.0495264" calcext:value-type="float">
            <text:p>0.0495264</text:p>
          </table:table-cell>
          <table:table-cell office:value-type="float" office:value="0.0514083" calcext:value-type="float">
            <text:p>0.0514083</text:p>
          </table:table-cell>
          <table:table-cell table:number-columns-repeated="2" office:value-type="float" office:value="0.0567718" calcext:value-type="float">
            <text:p>0.0567718</text:p>
          </table:table-cell>
          <table:table-cell office:value-type="float" office:value="0.0586538" calcext:value-type="float">
            <text:p>0.0586538</text:p>
          </table:table-cell>
          <table:table-cell office:value-type="float" office:value="0.0612571" calcext:value-type="float">
            <text:p>0.0612571</text:p>
          </table:table-cell>
          <table:table-cell office:value-type="float" office:value="0.062104" calcext:value-type="float">
            <text:p>0.062104</text:p>
          </table:table-cell>
          <table:table-cell office:value-type="float" office:value="0.0643937" calcext:value-type="float">
            <text:p>0.0643937</text:p>
          </table:table-cell>
          <table:table-cell office:value-type="float" office:value="0.0643623" calcext:value-type="float">
            <text:p>0.0643623</text:p>
          </table:table-cell>
          <table:table-cell office:value-type="float" office:value="0.0619158" calcext:value-type="float">
            <text:p>0.0619158</text:p>
          </table:table-cell>
          <table:table-cell office:value-type="float" office:value="0.0674989" calcext:value-type="float">
            <text:p>0.0674989</text:p>
          </table:table-cell>
          <table:table-cell office:value-type="float" office:value="0.0641114" calcext:value-type="float">
            <text:p>0.0641114</text:p>
          </table:table-cell>
          <table:table-cell office:value-type="float" office:value="0.0647074" calcext:value-type="float">
            <text:p>0.0647074</text:p>
          </table:table-cell>
          <table:table-cell office:value-type="float" office:value="0.0630763" calcext:value-type="float">
            <text:p>0.0630763</text:p>
          </table:table-cell>
          <table:table-cell office:value-type="float" office:value="0.0600025" calcext:value-type="float">
            <text:p>0.0600025</text:p>
          </table:table-cell>
          <table:table-cell office:value-type="float" office:value="0.0592184" calcext:value-type="float">
            <text:p>0.0592184</text:p>
          </table:table-cell>
          <table:table-cell office:value-type="float" office:value="0.0526943" calcext:value-type="float">
            <text:p>0.0526943</text:p>
          </table:table-cell>
          <table:table-cell office:value-type="float" office:value="0.0510947" calcext:value-type="float">
            <text:p>0.0510947</text:p>
          </table:table-cell>
          <table:table-cell office:value-type="float" office:value="0.0489304" calcext:value-type="float">
            <text:p>0.0489304</text:p>
          </table:table-cell>
          <table:table-cell office:value-type="float" office:value="0.0417477" calcext:value-type="float">
            <text:p>0.0417477</text:p>
          </table:table-cell>
          <table:table-cell office:value-type="float" office:value="0.0357569" calcext:value-type="float">
            <text:p>0.0357569</text:p>
          </table:table-cell>
          <table:table-cell office:value-type="float" office:value="0.0300483" calcext:value-type="float">
            <text:p>0.0300483</text:p>
          </table:table-cell>
          <table:table-cell office:value-type="float" office:value="0.0239947" calcext:value-type="float">
            <text:p>0.0239947</text:p>
          </table:table-cell>
          <table:table-cell office:value-type="float" office:value="0.0157456" calcext:value-type="float">
            <text:p>0.0157456</text:p>
          </table:table-cell>
          <table:table-cell office:value-type="float" office:value="0.0108525" calcext:value-type="float">
            <text:p>0.0108525</text:p>
          </table:table-cell>
          <table:table-cell office:value-type="float" office:value="0.00379524" calcext:value-type="float">
            <text:p>0.00379524</text:p>
          </table:table-cell>
          <table:table-cell table:formula="of:=SUM([.Q83:.BI83])" office:value-type="float" office:value="1.96988894" calcext:value-type="float">
            <text:p>1.96988894</text:p>
          </table:table-cell>
        </table:table-row>
        <table:table-row table:style-name="ro1">
          <table:table-cell office:value-type="float" office:value="4.9875" calcext:value-type="float">
            <text:p>4.9875</text:p>
          </table:table-cell>
          <table:table-cell office:value-type="float" office:value="0.0682122" calcext:value-type="float">
            <text:p>0.0682122</text:p>
          </table:table-cell>
          <table:table-cell office:value-type="float" office:value="0.0607595" calcext:value-type="float">
            <text:p>0.0607595</text:p>
          </table:table-cell>
          <table:table-cell office:value-type="float" office:value="0.0587683" calcext:value-type="float">
            <text:p>0.0587683</text:p>
          </table:table-cell>
          <table:table-cell office:value-type="float" office:value="0.0554402" calcext:value-type="float">
            <text:p>0.0554402</text:p>
          </table:table-cell>
          <table:table-cell office:value-type="float" office:value="0.0525103" calcext:value-type="float">
            <text:p>0.0525103</text:p>
          </table:table-cell>
          <table:table-cell office:value-type="float" office:value="0.0498364" calcext:value-type="float">
            <text:p>0.0498364</text:p>
          </table:table-cell>
          <table:table-cell office:value-type="float" office:value="0.0454558" calcext:value-type="float">
            <text:p>0.0454558</text:p>
          </table:table-cell>
          <table:table-cell office:value-type="float" office:value="0.0442896" calcext:value-type="float">
            <text:p>0.0442896</text:p>
          </table:table-cell>
          <table:table-cell office:value-type="float" office:value="0.0426113" calcext:value-type="float">
            <text:p>0.0426113</text:p>
          </table:table-cell>
          <table:table-cell office:value-type="float" office:value="0.0414166" calcext:value-type="float">
            <text:p>0.0414166</text:p>
          </table:table-cell>
          <table:table-cell office:value-type="float" office:value="0.0391694" calcext:value-type="float">
            <text:p>0.0391694</text:p>
          </table:table-cell>
          <table:table-cell office:value-type="float" office:value="0.0361542" calcext:value-type="float">
            <text:p>0.0361542</text:p>
          </table:table-cell>
          <table:table-cell office:value-type="float" office:value="0.0358697" calcext:value-type="float">
            <text:p>0.0358697</text:p>
          </table:table-cell>
          <table:table-cell office:value-type="float" office:value="0.0333665" calcext:value-type="float">
            <text:p>0.0333665</text:p>
          </table:table-cell>
          <table:table-cell office:value-type="float" office:value="0.0327976" calcext:value-type="float">
            <text:p>0.0327976</text:p>
          </table:table-cell>
          <table:table-cell office:value-type="float" office:value="0.032314" calcext:value-type="float">
            <text:p>0.032314</text:p>
          </table:table-cell>
          <table:table-cell office:value-type="float" office:value="0.0326269" calcext:value-type="float">
            <text:p>0.0326269</text:p>
          </table:table-cell>
          <table:table-cell office:value-type="float" office:value="0.0299246" calcext:value-type="float">
            <text:p>0.0299246</text:p>
          </table:table-cell>
          <table:table-cell office:value-type="float" office:value="0.03129" calcext:value-type="float">
            <text:p>0.03129</text:p>
          </table:table-cell>
          <table:table-cell office:value-type="float" office:value="0.0306642" calcext:value-type="float">
            <text:p>0.0306642</text:p>
          </table:table-cell>
          <table:table-cell office:value-type="float" office:value="0.0324563" calcext:value-type="float">
            <text:p>0.0324563</text:p>
          </table:table-cell>
          <table:table-cell office:value-type="float" office:value="0.031034" calcext:value-type="float">
            <text:p>0.031034</text:p>
          </table:table-cell>
          <table:table-cell office:value-type="float" office:value="0.0311193" calcext:value-type="float">
            <text:p>0.0311193</text:p>
          </table:table-cell>
          <table:table-cell office:value-type="float" office:value="0.0306642" calcext:value-type="float">
            <text:p>0.0306642</text:p>
          </table:table-cell>
          <table:table-cell office:value-type="float" office:value="0.0342768" calcext:value-type="float">
            <text:p>0.0342768</text:p>
          </table:table-cell>
          <table:table-cell office:value-type="float" office:value="0.0368653" calcext:value-type="float">
            <text:p>0.0368653</text:p>
          </table:table-cell>
          <table:table-cell office:value-type="float" office:value="0.0362111" calcext:value-type="float">
            <text:p>0.0362111</text:p>
          </table:table-cell>
          <table:table-cell office:value-type="float" office:value="0.0384583" calcext:value-type="float">
            <text:p>0.0384583</text:p>
          </table:table-cell>
          <table:table-cell office:value-type="float" office:value="0.0407339" calcext:value-type="float">
            <text:p>0.0407339</text:p>
          </table:table-cell>
          <table:table-cell office:value-type="float" office:value="0.0409046" calcext:value-type="float">
            <text:p>0.0409046</text:p>
          </table:table-cell>
          <table:table-cell office:value-type="float" office:value="0.0452283" calcext:value-type="float">
            <text:p>0.0452283</text:p>
          </table:table-cell>
          <table:table-cell office:value-type="float" office:value="0.045086" calcext:value-type="float">
            <text:p>0.045086</text:p>
          </table:table-cell>
          <table:table-cell office:value-type="float" office:value="0.0470203" calcext:value-type="float">
            <text:p>0.0470203</text:p>
          </table:table-cell>
          <table:table-cell office:value-type="float" office:value="0.0498649" calcext:value-type="float">
            <text:p>0.0498649</text:p>
          </table:table-cell>
          <table:table-cell office:value-type="float" office:value="0.0513725" calcext:value-type="float">
            <text:p>0.0513725</text:p>
          </table:table-cell>
          <table:table-cell office:value-type="float" office:value="0.0543024" calcext:value-type="float">
            <text:p>0.0543024</text:p>
          </table:table-cell>
          <table:table-cell office:value-type="float" office:value="0.0551842" calcext:value-type="float">
            <text:p>0.0551842</text:p>
          </table:table-cell>
          <table:table-cell office:value-type="float" office:value="0.0558669" calcext:value-type="float">
            <text:p>0.0558669</text:p>
          </table:table-cell>
          <table:table-cell office:value-type="float" office:value="0.0573745" calcext:value-type="float">
            <text:p>0.0573745</text:p>
          </table:table-cell>
          <table:table-cell office:value-type="float" office:value="0.0601052" calcext:value-type="float">
            <text:p>0.0601052</text:p>
          </table:table-cell>
          <table:table-cell office:value-type="float" office:value="0.0626369" calcext:value-type="float">
            <text:p>0.0626369</text:p>
          </table:table-cell>
          <table:table-cell office:value-type="float" office:value="0.0618689" calcext:value-type="float">
            <text:p>0.0618689</text:p>
          </table:table-cell>
          <table:table-cell office:value-type="float" office:value="0.0646281" calcext:value-type="float">
            <text:p>0.0646281</text:p>
          </table:table-cell>
          <table:table-cell office:value-type="float" office:value="0.065453" calcext:value-type="float">
            <text:p>0.065453</text:p>
          </table:table-cell>
          <table:table-cell office:value-type="float" office:value="0.065965" calcext:value-type="float">
            <text:p>0.065965</text:p>
          </table:table-cell>
          <table:table-cell office:value-type="float" office:value="0.0651401" calcext:value-type="float">
            <text:p>0.0651401</text:p>
          </table:table-cell>
          <table:table-cell office:value-type="float" office:value="0.0639169" calcext:value-type="float">
            <text:p>0.0639169</text:p>
          </table:table-cell>
          <table:table-cell office:value-type="float" office:value="0.0605604" calcext:value-type="float">
            <text:p>0.0605604</text:p>
          </table:table-cell>
          <table:table-cell office:value-type="float" office:value="0.0596786" calcext:value-type="float">
            <text:p>0.0596786</text:p>
          </table:table-cell>
          <table:table-cell office:value-type="float" office:value="0.0550704" calcext:value-type="float">
            <text:p>0.0550704</text:p>
          </table:table-cell>
          <table:table-cell office:value-type="float" office:value="0.0558669" calcext:value-type="float">
            <text:p>0.0558669</text:p>
          </table:table-cell>
          <table:table-cell office:value-type="float" office:value="0.0494382" calcext:value-type="float">
            <text:p>0.0494382</text:p>
          </table:table-cell>
          <table:table-cell office:value-type="float" office:value="0.0466505" calcext:value-type="float">
            <text:p>0.0466505</text:p>
          </table:table-cell>
          <table:table-cell office:value-type="float" office:value="0.0415019" calcext:value-type="float">
            <text:p>0.0415019</text:p>
          </table:table-cell>
          <table:table-cell office:value-type="float" office:value="0.0356706" calcext:value-type="float">
            <text:p>0.0356706</text:p>
          </table:table-cell>
          <table:table-cell office:value-type="float" office:value="0.0299246" calcext:value-type="float">
            <text:p>0.0299246</text:p>
          </table:table-cell>
          <table:table-cell office:value-type="float" office:value="0.0240364" calcext:value-type="float">
            <text:p>0.0240364</text:p>
          </table:table-cell>
          <table:table-cell office:value-type="float" office:value="0.0176646" calcext:value-type="float">
            <text:p>0.0176646</text:p>
          </table:table-cell>
          <table:table-cell office:value-type="float" office:value="0.00984213" calcext:value-type="float">
            <text:p>0.00984213</text:p>
          </table:table-cell>
          <table:table-cell office:value-type="float" office:value="0.00372635" calcext:value-type="float">
            <text:p>0.00372635</text:p>
          </table:table-cell>
          <table:table-cell table:formula="of:=SUM([.Q84:.BI84])" office:value-type="float" office:value="1.97018918" calcext:value-type="float">
            <text:p>1.97018918</text:p>
          </table:table-cell>
        </table:table-row>
        <table:table-row table:style-name="ro1">
          <table:table-cell office:value-type="float" office:value="5.046875" calcext:value-type="float">
            <text:p>5.046875</text:p>
          </table:table-cell>
          <table:table-cell office:value-type="float" office:value="0.063051" calcext:value-type="float">
            <text:p>0.063051</text:p>
          </table:table-cell>
          <table:table-cell office:value-type="float" office:value="0.0615144" calcext:value-type="float">
            <text:p>0.0615144</text:p>
          </table:table-cell>
          <table:table-cell office:value-type="float" office:value="0.0597511" calcext:value-type="float">
            <text:p>0.0597511</text:p>
          </table:table-cell>
          <table:table-cell office:value-type="float" office:value="0.0556451" calcext:value-type="float">
            <text:p>0.0556451</text:p>
          </table:table-cell>
          <table:table-cell office:value-type="float" office:value="0.0520429" calcext:value-type="float">
            <text:p>0.0520429</text:p>
          </table:table-cell>
          <table:table-cell office:value-type="float" office:value="0.0491712" calcext:value-type="float">
            <text:p>0.0491712</text:p>
          </table:table-cell>
          <table:table-cell office:value-type="float" office:value="0.0484659" calcext:value-type="float">
            <text:p>0.0484659</text:p>
          </table:table-cell>
          <table:table-cell office:value-type="float" office:value="0.0439065" calcext:value-type="float">
            <text:p>0.0439065</text:p>
          </table:table-cell>
          <table:table-cell office:value-type="float" office:value="0.0425966" calcext:value-type="float">
            <text:p>0.0425966</text:p>
          </table:table-cell>
          <table:table-cell office:value-type="float" office:value="0.0403043" calcext:value-type="float">
            <text:p>0.0403043</text:p>
          </table:table-cell>
          <table:table-cell office:value-type="float" office:value="0.038944" calcext:value-type="float">
            <text:p>0.038944</text:p>
          </table:table-cell>
          <table:table-cell office:value-type="float" office:value="0.0363242" calcext:value-type="float">
            <text:p>0.0363242</text:p>
          </table:table-cell>
          <table:table-cell office:value-type="float" office:value="0.0359464" calcext:value-type="float">
            <text:p>0.0359464</text:p>
          </table:table-cell>
          <table:table-cell office:value-type="float" office:value="0.0344602" calcext:value-type="float">
            <text:p>0.0344602</text:p>
          </table:table-cell>
          <table:table-cell office:value-type="float" office:value="0.0356189" calcext:value-type="float">
            <text:p>0.0356189</text:p>
          </table:table-cell>
          <table:table-cell office:value-type="float" office:value="0.0331251" calcext:value-type="float">
            <text:p>0.0331251</text:p>
          </table:table-cell>
          <table:table-cell office:value-type="float" office:value="0.0311855" calcext:value-type="float">
            <text:p>0.0311855</text:p>
          </table:table-cell>
          <table:table-cell office:value-type="float" office:value="0.0317144" calcext:value-type="float">
            <text:p>0.0317144</text:p>
          </table:table-cell>
          <table:table-cell office:value-type="float" office:value="0.0309587" calcext:value-type="float">
            <text:p>0.0309587</text:p>
          </table:table-cell>
          <table:table-cell office:value-type="float" office:value="0.0310091" calcext:value-type="float">
            <text:p>0.0310091</text:p>
          </table:table-cell>
          <table:table-cell office:value-type="float" office:value="0.0316641" calcext:value-type="float">
            <text:p>0.0316641</text:p>
          </table:table-cell>
          <table:table-cell office:value-type="float" office:value="0.0310091" calcext:value-type="float">
            <text:p>0.0310091</text:p>
          </table:table-cell>
          <table:table-cell office:value-type="float" office:value="0.0322938" calcext:value-type="float">
            <text:p>0.0322938</text:p>
          </table:table-cell>
          <table:table-cell office:value-type="float" office:value="0.0324701" calcext:value-type="float">
            <text:p>0.0324701</text:p>
          </table:table-cell>
          <table:table-cell office:value-type="float" office:value="0.0342587" calcext:value-type="float">
            <text:p>0.0342587</text:p>
          </table:table-cell>
          <table:table-cell office:value-type="float" office:value="0.0359716" calcext:value-type="float">
            <text:p>0.0359716</text:p>
          </table:table-cell>
          <table:table-cell office:value-type="float" office:value="0.0356693" calcext:value-type="float">
            <text:p>0.0356693</text:p>
          </table:table-cell>
          <table:table-cell office:value-type="float" office:value="0.0369288" calcext:value-type="float">
            <text:p>0.0369288</text:p>
          </table:table-cell>
          <table:table-cell office:value-type="float" office:value="0.0394982" calcext:value-type="float">
            <text:p>0.0394982</text:p>
          </table:table-cell>
          <table:table-cell office:value-type="float" office:value="0.0422943" calcext:value-type="float">
            <text:p>0.0422943</text:p>
          </table:table-cell>
          <table:table-cell office:value-type="float" office:value="0.0428485" calcext:value-type="float">
            <text:p>0.0428485</text:p>
          </table:table-cell>
          <table:table-cell office:value-type="float" office:value="0.0444607" calcext:value-type="float">
            <text:p>0.0444607</text:p>
          </table:table-cell>
          <table:table-cell office:value-type="float" office:value="0.047156" calcext:value-type="float">
            <text:p>0.047156</text:p>
          </table:table-cell>
          <table:table-cell office:value-type="float" office:value="0.0500025" calcext:value-type="float">
            <text:p>0.0500025</text:p>
          </table:table-cell>
          <table:table-cell office:value-type="float" office:value="0.0497506" calcext:value-type="float">
            <text:p>0.0497506</text:p>
          </table:table-cell>
          <table:table-cell office:value-type="float" office:value="0.0524208" calcext:value-type="float">
            <text:p>0.0524208</text:p>
          </table:table-cell>
          <table:table-cell office:value-type="float" office:value="0.0575344" calcext:value-type="float">
            <text:p>0.0575344</text:p>
          </table:table-cell>
          <table:table-cell office:value-type="float" office:value="0.057081" calcext:value-type="float">
            <text:p>0.057081</text:p>
          </table:table-cell>
          <table:table-cell office:value-type="float" office:value="0.0575344" calcext:value-type="float">
            <text:p>0.0575344</text:p>
          </table:table-cell>
          <table:table-cell office:value-type="float" office:value="0.0596" calcext:value-type="float">
            <text:p>0.0596</text:p>
          </table:table-cell>
          <table:table-cell office:value-type="float" office:value="0.0597511" calcext:value-type="float">
            <text:p>0.0597511</text:p>
          </table:table-cell>
          <table:table-cell office:value-type="float" office:value="0.0651418" calcext:value-type="float">
            <text:p>0.0651418</text:p>
          </table:table-cell>
          <table:table-cell office:value-type="float" office:value="0.0648647" calcext:value-type="float">
            <text:p>0.0648647</text:p>
          </table:table-cell>
          <table:table-cell office:value-type="float" office:value="0.0643105" calcext:value-type="float">
            <text:p>0.0643105</text:p>
          </table:table-cell>
          <table:table-cell office:value-type="float" office:value="0.064764" calcext:value-type="float">
            <text:p>0.064764</text:p>
          </table:table-cell>
          <table:table-cell office:value-type="float" office:value="0.0646632" calcext:value-type="float">
            <text:p>0.0646632</text:p>
          </table:table-cell>
          <table:table-cell office:value-type="float" office:value="0.0628495" calcext:value-type="float">
            <text:p>0.0628495</text:p>
          </table:table-cell>
          <table:table-cell office:value-type="float" office:value="0.0587183" calcext:value-type="float">
            <text:p>0.0587183</text:p>
          </table:table-cell>
          <table:table-cell office:value-type="float" office:value="0.0597511" calcext:value-type="float">
            <text:p>0.0597511</text:p>
          </table:table-cell>
          <table:table-cell office:value-type="float" office:value="0.0566779" calcext:value-type="float">
            <text:p>0.0566779</text:p>
          </table:table-cell>
          <table:table-cell office:value-type="float" office:value="0.0538818" calcext:value-type="float">
            <text:p>0.0538818</text:p>
          </table:table-cell>
          <table:table-cell office:value-type="float" office:value="0.0499018" calcext:value-type="float">
            <text:p>0.0499018</text:p>
          </table:table-cell>
          <table:table-cell office:value-type="float" office:value="0.0464255" calcext:value-type="float">
            <text:p>0.0464255</text:p>
          </table:table-cell>
          <table:table-cell office:value-type="float" office:value="0.0402539" calcext:value-type="float">
            <text:p>0.0402539</text:p>
          </table:table-cell>
          <table:table-cell office:value-type="float" office:value="0.0360723" calcext:value-type="float">
            <text:p>0.0360723</text:p>
          </table:table-cell>
          <table:table-cell office:value-type="float" office:value="0.0293214" calcext:value-type="float">
            <text:p>0.0293214</text:p>
          </table:table-cell>
          <table:table-cell office:value-type="float" office:value="0.0249131" calcext:value-type="float">
            <text:p>0.0249131</text:p>
          </table:table-cell>
          <table:table-cell office:value-type="float" office:value="0.017482" calcext:value-type="float">
            <text:p>0.017482</text:p>
          </table:table-cell>
          <table:table-cell office:value-type="float" office:value="0.00979898" calcext:value-type="float">
            <text:p>0.00979898</text:p>
          </table:table-cell>
          <table:table-cell office:value-type="float" office:value="0.00357701" calcext:value-type="float">
            <text:p>0.00357701</text:p>
          </table:table-cell>
          <table:table-cell table:formula="of:=SUM([.Q85:.BI85])" office:value-type="float" office:value="1.96155959" calcext:value-type="float">
            <text:p>1.96155959</text:p>
          </table:table-cell>
        </table:table-row>
        <table:table-row table:style-name="ro1">
          <table:table-cell office:value-type="float" office:value="5.10625" calcext:value-type="float">
            <text:p>5.10625</text:p>
          </table:table-cell>
          <table:table-cell office:value-type="float" office:value="0.0650387" calcext:value-type="float">
            <text:p>0.0650387</text:p>
          </table:table-cell>
          <table:table-cell office:value-type="float" office:value="0.0619209" calcext:value-type="float">
            <text:p>0.0619209</text:p>
          </table:table-cell>
          <table:table-cell office:value-type="float" office:value="0.0574948" calcext:value-type="float">
            <text:p>0.0574948</text:p>
          </table:table-cell>
          <table:table-cell office:value-type="float" office:value="0.056252" calcext:value-type="float">
            <text:p>0.056252</text:p>
          </table:table-cell>
          <table:table-cell office:value-type="float" office:value="0.0539845" calcext:value-type="float">
            <text:p>0.0539845</text:p>
          </table:table-cell>
          <table:table-cell office:value-type="float" office:value="0.0528072" calcext:value-type="float">
            <text:p>0.0528072</text:p>
          </table:table-cell>
          <table:table-cell office:value-type="float" office:value="0.0476834" calcext:value-type="float">
            <text:p>0.0476834</text:p>
          </table:table-cell>
          <table:table-cell office:value-type="float" office:value="0.0452851" calcext:value-type="float">
            <text:p>0.0452851</text:p>
          </table:table-cell>
          <table:table-cell office:value-type="float" office:value="0.0444566" calcext:value-type="float">
            <text:p>0.0444566</text:p>
          </table:table-cell>
          <table:table-cell office:value-type="float" office:value="0.0415131" calcext:value-type="float">
            <text:p>0.0415131</text:p>
          </table:table-cell>
          <table:table-cell office:value-type="float" office:value="0.0390712" calcext:value-type="float">
            <text:p>0.0390712</text:p>
          </table:table-cell>
          <table:table-cell office:value-type="float" office:value="0.036651" calcext:value-type="float">
            <text:p>0.036651</text:p>
          </table:table-cell>
          <table:table-cell office:value-type="float" office:value="0.0361714" calcext:value-type="float">
            <text:p>0.0361714</text:p>
          </table:table-cell>
          <table:table-cell office:value-type="float" office:value="0.0338602" calcext:value-type="float">
            <text:p>0.0338602</text:p>
          </table:table-cell>
          <table:table-cell office:value-type="float" office:value="0.0349286" calcext:value-type="float">
            <text:p>0.0349286</text:p>
          </table:table-cell>
          <table:table-cell office:value-type="float" office:value="0.0330317" calcext:value-type="float">
            <text:p>0.0330317</text:p>
          </table:table-cell>
          <table:table-cell office:value-type="float" office:value="0.0329227" calcext:value-type="float">
            <text:p>0.0329227</text:p>
          </table:table-cell>
          <table:table-cell office:value-type="float" office:value="0.0317889" calcext:value-type="float">
            <text:p>0.0317889</text:p>
          </table:table-cell>
          <table:table-cell office:value-type="float" office:value="0.0300883" calcext:value-type="float">
            <text:p>0.0300883</text:p>
          </table:table-cell>
          <table:table-cell office:value-type="float" office:value="0.0304372" calcext:value-type="float">
            <text:p>0.0304372</text:p>
          </table:table-cell>
          <table:table-cell office:value-type="float" office:value="0.0317235" calcext:value-type="float">
            <text:p>0.0317235</text:p>
          </table:table-cell>
          <table:table-cell office:value-type="float" office:value="0.0319634" calcext:value-type="float">
            <text:p>0.0319634</text:p>
          </table:table-cell>
          <table:table-cell office:value-type="float" office:value="0.0321814" calcext:value-type="float">
            <text:p>0.0321814</text:p>
          </table:table-cell>
          <table:table-cell office:value-type="float" office:value="0.0342309" calcext:value-type="float">
            <text:p>0.0342309</text:p>
          </table:table-cell>
          <table:table-cell office:value-type="float" office:value="0.0346234" calcext:value-type="float">
            <text:p>0.0346234</text:p>
          </table:table-cell>
          <table:table-cell office:value-type="float" office:value="0.0347324" calcext:value-type="float">
            <text:p>0.0347324</text:p>
          </table:table-cell>
          <table:table-cell office:value-type="float" office:value="0.0375014" calcext:value-type="float">
            <text:p>0.0375014</text:p>
          </table:table-cell>
          <table:table-cell office:value-type="float" office:value="0.0381555" calcext:value-type="float">
            <text:p>0.0381555</text:p>
          </table:table-cell>
          <table:table-cell office:value-type="float" office:value="0.0397253" calcext:value-type="float">
            <text:p>0.0397253</text:p>
          </table:table-cell>
          <table:table-cell office:value-type="float" office:value="0.0417748" calcext:value-type="float">
            <text:p>0.0417748</text:p>
          </table:table-cell>
          <table:table-cell office:value-type="float" office:value="0.0424943" calcext:value-type="float">
            <text:p>0.0424943</text:p>
          </table:table-cell>
          <table:table-cell office:value-type="float" office:value="0.0461572" calcext:value-type="float">
            <text:p>0.0461572</text:p>
          </table:table-cell>
          <table:table-cell office:value-type="float" office:value="0.0452851" calcext:value-type="float">
            <text:p>0.0452851</text:p>
          </table:table-cell>
          <table:table-cell office:value-type="float" office:value="0.0497547" calcext:value-type="float">
            <text:p>0.0497547</text:p>
          </table:table-cell>
          <table:table-cell office:value-type="float" office:value="0.0515208" calcext:value-type="float">
            <text:p>0.0515208</text:p>
          </table:table-cell>
          <table:table-cell office:value-type="float" office:value="0.0560122" calcext:value-type="float">
            <text:p>0.0560122</text:p>
          </table:table-cell>
          <table:table-cell office:value-type="float" office:value="0.0539409" calcext:value-type="float">
            <text:p>0.0539409</text:p>
          </table:table-cell>
          <table:table-cell office:value-type="float" office:value="0.058803" calcext:value-type="float">
            <text:p>0.058803</text:p>
          </table:table-cell>
          <table:table-cell office:value-type="float" office:value="0.0565573" calcext:value-type="float">
            <text:p>0.0565573</text:p>
          </table:table-cell>
          <table:table-cell office:value-type="float" office:value="0.0591519" calcext:value-type="float">
            <text:p>0.0591519</text:p>
          </table:table-cell>
          <table:table-cell office:value-type="float" office:value="0.0586068" calcext:value-type="float">
            <text:p>0.0586068</text:p>
          </table:table-cell>
          <table:table-cell office:value-type="float" office:value="0.0602856" calcext:value-type="float">
            <text:p>0.0602856</text:p>
          </table:table-cell>
          <table:table-cell office:value-type="float" office:value="0.0628148" calcext:value-type="float">
            <text:p>0.0628148</text:p>
          </table:table-cell>
          <table:table-cell office:value-type="float" office:value="0.0643628" calcext:value-type="float">
            <text:p>0.0643628</text:p>
          </table:table-cell>
          <table:table-cell office:value-type="float" office:value="0.0649079" calcext:value-type="float">
            <text:p>0.0649079</text:p>
          </table:table-cell>
          <table:table-cell office:value-type="float" office:value="0.064232" calcext:value-type="float">
            <text:p>0.064232</text:p>
          </table:table-cell>
          <table:table-cell office:value-type="float" office:value="0.0620517" calcext:value-type="float">
            <text:p>0.0620517</text:p>
          </table:table-cell>
          <table:table-cell office:value-type="float" office:value="0.0625531" calcext:value-type="float">
            <text:p>0.0625531</text:p>
          </table:table-cell>
          <table:table-cell office:value-type="float" office:value="0.0588684" calcext:value-type="float">
            <text:p>0.0588684</text:p>
          </table:table-cell>
          <table:table-cell office:value-type="float" office:value="0.0561648" calcext:value-type="float">
            <text:p>0.0561648</text:p>
          </table:table-cell>
          <table:table-cell office:value-type="float" office:value="0.0532868" calcext:value-type="float">
            <text:p>0.0532868</text:p>
          </table:table-cell>
          <table:table-cell office:value-type="float" office:value="0.0495803" calcext:value-type="float">
            <text:p>0.0495803</text:p>
          </table:table-cell>
          <table:table-cell office:value-type="float" office:value="0.045852" calcext:value-type="float">
            <text:p>0.045852</text:p>
          </table:table-cell>
          <table:table-cell office:value-type="float" office:value="0.041644" calcext:value-type="float">
            <text:p>0.041644</text:p>
          </table:table-cell>
          <table:table-cell office:value-type="float" office:value="0.0361496" calcext:value-type="float">
            <text:p>0.0361496</text:p>
          </table:table-cell>
          <table:table-cell office:value-type="float" office:value="0.0288019" calcext:value-type="float">
            <text:p>0.0288019</text:p>
          </table:table-cell>
          <table:table-cell office:value-type="float" office:value="0.0233729" calcext:value-type="float">
            <text:p>0.0233729</text:p>
          </table:table-cell>
          <table:table-cell office:value-type="float" office:value="0.0174643" calcext:value-type="float">
            <text:p>0.0174643</text:p>
          </table:table-cell>
          <table:table-cell office:value-type="float" office:value="0.0108361" calcext:value-type="float">
            <text:p>0.0108361</text:p>
          </table:table-cell>
          <table:table-cell office:value-type="float" office:value="0.00396817" calcext:value-type="float">
            <text:p>0.00396817</text:p>
          </table:table-cell>
          <table:table-cell table:formula="of:=SUM([.Q86:.BI86])" office:value-type="float" office:value="1.96036217" calcext:value-type="float">
            <text:p>1.96036217</text:p>
          </table:table-cell>
        </table:table-row>
        <table:table-row table:style-name="ro1">
          <table:table-cell office:value-type="float" office:value="5.165625" calcext:value-type="float">
            <text:p>5.165625</text:p>
          </table:table-cell>
          <table:table-cell office:value-type="float" office:value="0.0659719" calcext:value-type="float">
            <text:p>0.0659719</text:p>
          </table:table-cell>
          <table:table-cell office:value-type="float" office:value="0.0622648" calcext:value-type="float">
            <text:p>0.0622648</text:p>
          </table:table-cell>
          <table:table-cell office:value-type="float" office:value="0.0603355" calcext:value-type="float">
            <text:p>0.0603355</text:p>
          </table:table-cell>
          <table:table-cell office:value-type="float" office:value="0.0562879" calcext:value-type="float">
            <text:p>0.0562879</text:p>
          </table:table-cell>
          <table:table-cell office:value-type="float" office:value="0.0531671" calcext:value-type="float">
            <text:p>0.0531671</text:p>
          </table:table-cell>
          <table:table-cell office:value-type="float" office:value="0.0491006" calcext:value-type="float">
            <text:p>0.0491006</text:p>
          </table:table-cell>
          <table:table-cell office:value-type="float" office:value="0.0452233" calcext:value-type="float">
            <text:p>0.0452233</text:p>
          </table:table-cell>
          <table:table-cell office:value-type="float" office:value="0.0447883" calcext:value-type="float">
            <text:p>0.0447883</text:p>
          </table:table-cell>
          <table:table-cell office:value-type="float" office:value="0.0422727" calcext:value-type="float">
            <text:p>0.0422727</text:p>
          </table:table-cell>
          <table:table-cell office:value-type="float" office:value="0.0418377" calcext:value-type="float">
            <text:p>0.0418377</text:p>
          </table:table-cell>
          <table:table-cell office:value-type="float" office:value="0.0403435" calcext:value-type="float">
            <text:p>0.0403435</text:p>
          </table:table-cell>
          <table:table-cell office:value-type="float" office:value="0.0374875" calcext:value-type="float">
            <text:p>0.0374875</text:p>
          </table:table-cell>
          <table:table-cell office:value-type="float" office:value="0.0361635" calcext:value-type="float">
            <text:p>0.0361635</text:p>
          </table:table-cell>
          <table:table-cell office:value-type="float" office:value="0.0337614" calcext:value-type="float">
            <text:p>0.0337614</text:p>
          </table:table-cell>
          <table:table-cell office:value-type="float" office:value="0.0321726" calcext:value-type="float">
            <text:p>0.0321726</text:p>
          </table:table-cell>
          <table:table-cell office:value-type="float" office:value="0.033856" calcext:value-type="float">
            <text:p>0.033856</text:p>
          </table:table-cell>
          <table:table-cell office:value-type="float" office:value="0.0325888" calcext:value-type="float">
            <text:p>0.0325888</text:p>
          </table:table-cell>
          <table:table-cell office:value-type="float" office:value="0.0320213" calcext:value-type="float">
            <text:p>0.0320213</text:p>
          </table:table-cell>
          <table:table-cell office:value-type="float" office:value="0.0305082" calcext:value-type="float">
            <text:p>0.0305082</text:p>
          </table:table-cell>
          <table:table-cell office:value-type="float" office:value="0.0311135" calcext:value-type="float">
            <text:p>0.0311135</text:p>
          </table:table-cell>
          <table:table-cell office:value-type="float" office:value="0.0312837" calcext:value-type="float">
            <text:p>0.0312837</text:p>
          </table:table-cell>
          <table:table-cell office:value-type="float" office:value="0.0311513" calcext:value-type="float">
            <text:p>0.0311513</text:p>
          </table:table-cell>
          <table:table-cell office:value-type="float" office:value="0.0324185" calcext:value-type="float">
            <text:p>0.0324185</text:p>
          </table:table-cell>
          <table:table-cell office:value-type="float" office:value="0.0334021" calcext:value-type="float">
            <text:p>0.0334021</text:p>
          </table:table-cell>
          <table:table-cell office:value-type="float" office:value="0.0335534" calcext:value-type="float">
            <text:p>0.0335534</text:p>
          </table:table-cell>
          <table:table-cell office:value-type="float" office:value="0.0345747" calcext:value-type="float">
            <text:p>0.0345747</text:p>
          </table:table-cell>
          <table:table-cell office:value-type="float" office:value="0.0370524" calcext:value-type="float">
            <text:p>0.0370524</text:p>
          </table:table-cell>
          <table:table-cell office:value-type="float" office:value="0.0393221" calcext:value-type="float">
            <text:p>0.0393221</text:p>
          </table:table-cell>
          <table:table-cell office:value-type="float" office:value="0.0404191" calcext:value-type="float">
            <text:p>0.0404191</text:p>
          </table:table-cell>
          <table:table-cell office:value-type="float" office:value="0.0415729" calcext:value-type="float">
            <text:p>0.0415729</text:p>
          </table:table-cell>
          <table:table-cell office:value-type="float" office:value="0.0434643" calcext:value-type="float">
            <text:p>0.0434643</text:p>
          </table:table-cell>
          <table:table-cell office:value-type="float" office:value="0.0447883" calcext:value-type="float">
            <text:p>0.0447883</text:p>
          </table:table-cell>
          <table:table-cell office:value-type="float" office:value="0.0478334" calcext:value-type="float">
            <text:p>0.0478334</text:p>
          </table:table-cell>
          <table:table-cell office:value-type="float" office:value="0.0494033" calcext:value-type="float">
            <text:p>0.0494033</text:p>
          </table:table-cell>
          <table:table-cell office:value-type="float" office:value="0.0513325" calcext:value-type="float">
            <text:p>0.0513325</text:p>
          </table:table-cell>
          <table:table-cell office:value-type="float" office:value="0.0533563" calcext:value-type="float">
            <text:p>0.0533563</text:p>
          </table:table-cell>
          <table:table-cell office:value-type="float" office:value="0.0551153" calcext:value-type="float">
            <text:p>0.0551153</text:p>
          </table:table-cell>
          <table:table-cell office:value-type="float" office:value="0.058028" calcext:value-type="float">
            <text:p>0.058028</text:p>
          </table:table-cell>
          <table:table-cell office:value-type="float" office:value="0.0575552" calcext:value-type="float">
            <text:p>0.0575552</text:p>
          </table:table-cell>
          <table:table-cell office:value-type="float" office:value="0.0607706" calcext:value-type="float">
            <text:p>0.0607706</text:p>
          </table:table-cell>
          <table:table-cell office:value-type="float" office:value="0.0615649" calcext:value-type="float">
            <text:p>0.0615649</text:p>
          </table:table-cell>
          <table:table-cell office:value-type="float" office:value="0.0605625" calcext:value-type="float">
            <text:p>0.0605625</text:p>
          </table:table-cell>
          <table:table-cell office:value-type="float" office:value="0.0642886" calcext:value-type="float">
            <text:p>0.0642886</text:p>
          </table:table-cell>
          <table:table-cell office:value-type="float" office:value="0.0637211" calcext:value-type="float">
            <text:p>0.0637211</text:p>
          </table:table-cell>
          <table:table-cell office:value-type="float" office:value="0.0641562" calcext:value-type="float">
            <text:p>0.0641562</text:p>
          </table:table-cell>
          <table:table-cell office:value-type="float" office:value="0.0618487" calcext:value-type="float">
            <text:p>0.0618487</text:p>
          </table:table-cell>
          <table:table-cell office:value-type="float" office:value="0.0642318" calcext:value-type="float">
            <text:p>0.0642318</text:p>
          </table:table-cell>
          <table:table-cell office:value-type="float" office:value="0.0613001" calcext:value-type="float">
            <text:p>0.0613001</text:p>
          </table:table-cell>
          <table:table-cell office:value-type="float" office:value="0.0587278" calcext:value-type="float">
            <text:p>0.0587278</text:p>
          </table:table-cell>
          <table:table-cell office:value-type="float" office:value="0.0566662" calcext:value-type="float">
            <text:p>0.0566662</text:p>
          </table:table-cell>
          <table:table-cell office:value-type="float" office:value="0.053867" calcext:value-type="float">
            <text:p>0.053867</text:p>
          </table:table-cell>
          <table:table-cell office:value-type="float" office:value="0.0495357" calcext:value-type="float">
            <text:p>0.0495357</text:p>
          </table:table-cell>
          <table:table-cell office:value-type="float" office:value="0.0440884" calcext:value-type="float">
            <text:p>0.0440884</text:p>
          </table:table-cell>
          <table:table-cell office:value-type="float" office:value="0.0406839" calcext:value-type="float">
            <text:p>0.0406839</text:p>
          </table:table-cell>
          <table:table-cell office:value-type="float" office:value="0.0363148" calcext:value-type="float">
            <text:p>0.0363148</text:p>
          </table:table-cell>
          <table:table-cell office:value-type="float" office:value="0.0284844" calcext:value-type="float">
            <text:p>0.0284844</text:p>
          </table:table-cell>
          <table:table-cell office:value-type="float" office:value="0.0221861" calcext:value-type="float">
            <text:p>0.0221861</text:p>
          </table:table-cell>
          <table:table-cell office:value-type="float" office:value="0.0163417" calcext:value-type="float">
            <text:p>0.0163417</text:p>
          </table:table-cell>
          <table:table-cell office:value-type="float" office:value="0.0103081" calcext:value-type="float">
            <text:p>0.0103081</text:p>
          </table:table-cell>
          <table:table-cell office:value-type="float" office:value="0.00372605" calcext:value-type="float">
            <text:p>0.00372605</text:p>
          </table:table-cell>
          <table:table-cell table:formula="of:=SUM([.Q87:.BI87])" office:value-type="float" office:value="1.95908925" calcext:value-type="float">
            <text:p>1.95908925</text:p>
          </table:table-cell>
        </table:table-row>
        <table:table-row table:style-name="ro1">
          <table:table-cell office:value-type="float" office:value="5.225" calcext:value-type="float">
            <text:p>5.225</text:p>
          </table:table-cell>
          <table:table-cell office:value-type="float" office:value="0.0675751" calcext:value-type="float">
            <text:p>0.0675751</text:p>
          </table:table-cell>
          <table:table-cell office:value-type="float" office:value="0.0620346" calcext:value-type="float">
            <text:p>0.0620346</text:p>
          </table:table-cell>
          <table:table-cell office:value-type="float" office:value="0.0609457" calcext:value-type="float">
            <text:p>0.0609457</text:p>
          </table:table-cell>
          <table:table-cell office:value-type="float" office:value="0.0553892" calcext:value-type="float">
            <text:p>0.0553892</text:p>
          </table:table-cell>
          <table:table-cell office:value-type="float" office:value="0.0555493" calcext:value-type="float">
            <text:p>0.0555493</text:p>
          </table:table-cell>
          <table:table-cell office:value-type="float" office:value="0.0513859" calcext:value-type="float">
            <text:p>0.0513859</text:p>
          </table:table-cell>
          <table:table-cell office:value-type="float" office:value="0.0480552" calcext:value-type="float">
            <text:p>0.0480552</text:p>
          </table:table-cell>
          <table:table-cell office:value-type="float" office:value="0.0457653" calcext:value-type="float">
            <text:p>0.0457653</text:p>
          </table:table-cell>
          <table:table-cell office:value-type="float" office:value="0.0423866" calcext:value-type="float">
            <text:p>0.0423866</text:p>
          </table:table-cell>
          <table:table-cell office:value-type="float" office:value="0.0423225" calcext:value-type="float">
            <text:p>0.0423225</text:p>
          </table:table-cell>
          <table:table-cell office:value-type="float" office:value="0.0384474" calcext:value-type="float">
            <text:p>0.0384474</text:p>
          </table:table-cell>
          <table:table-cell office:value-type="float" office:value="0.0363657" calcext:value-type="float">
            <text:p>0.0363657</text:p>
          </table:table-cell>
          <table:table-cell office:value-type="float" office:value="0.0364618" calcext:value-type="float">
            <text:p>0.0364618</text:p>
          </table:table-cell>
          <table:table-cell office:value-type="float" office:value="0.0341078" calcext:value-type="float">
            <text:p>0.0341078</text:p>
          </table:table-cell>
          <table:table-cell office:value-type="float" office:value="0.0326026" calcext:value-type="float">
            <text:p>0.0326026</text:p>
          </table:table-cell>
          <table:table-cell office:value-type="float" office:value="0.0327147" calcext:value-type="float">
            <text:p>0.0327147</text:p>
          </table:table-cell>
          <table:table-cell office:value-type="float" office:value="0.0314977" calcext:value-type="float">
            <text:p>0.0314977</text:p>
          </table:table-cell>
          <table:table-cell office:value-type="float" office:value="0.0301846" calcext:value-type="float">
            <text:p>0.0301846</text:p>
          </table:table-cell>
          <table:table-cell office:value-type="float" office:value="0.0314497" calcext:value-type="float">
            <text:p>0.0314497</text:p>
          </table:table-cell>
          <table:table-cell office:value-type="float" office:value="0.0317539" calcext:value-type="float">
            <text:p>0.0317539</text:p>
          </table:table-cell>
          <table:table-cell office:value-type="float" office:value="0.0322503" calcext:value-type="float">
            <text:p>0.0322503</text:p>
          </table:table-cell>
          <table:table-cell office:value-type="float" office:value="0.0324905" calcext:value-type="float">
            <text:p>0.0324905</text:p>
          </table:table-cell>
          <table:table-cell office:value-type="float" office:value="0.0319621" calcext:value-type="float">
            <text:p>0.0319621</text:p>
          </table:table-cell>
          <table:table-cell office:value-type="float" office:value="0.0332591" calcext:value-type="float">
            <text:p>0.0332591</text:p>
          </table:table-cell>
          <table:table-cell office:value-type="float" office:value="0.0349405" calcext:value-type="float">
            <text:p>0.0349405</text:p>
          </table:table-cell>
          <table:table-cell office:value-type="float" office:value="0.0351006" calcext:value-type="float">
            <text:p>0.0351006</text:p>
          </table:table-cell>
          <table:table-cell office:value-type="float" office:value="0.0377268" calcext:value-type="float">
            <text:p>0.0377268</text:p>
          </table:table-cell>
          <table:table-cell office:value-type="float" office:value="0.0369582" calcext:value-type="float">
            <text:p>0.0369582</text:p>
          </table:table-cell>
          <table:table-cell office:value-type="float" office:value="0.0398885" calcext:value-type="float">
            <text:p>0.0398885</text:p>
          </table:table-cell>
          <table:table-cell office:value-type="float" office:value="0.0414578" calcext:value-type="float">
            <text:p>0.0414578</text:p>
          </table:table-cell>
          <table:table-cell office:value-type="float" office:value="0.0424346" calcext:value-type="float">
            <text:p>0.0424346</text:p>
          </table:table-cell>
          <table:table-cell office:value-type="float" office:value="0.0467101" calcext:value-type="float">
            <text:p>0.0467101</text:p>
          </table:table-cell>
          <table:table-cell office:value-type="float" office:value="0.0472706" calcext:value-type="float">
            <text:p>0.0472706</text:p>
          </table:table-cell>
          <table:table-cell office:value-type="float" office:value="0.0476869" calcext:value-type="float">
            <text:p>0.0476869</text:p>
          </table:table-cell>
          <table:table-cell office:value-type="float" office:value="0.0509696" calcext:value-type="float">
            <text:p>0.0509696</text:p>
          </table:table-cell>
          <table:table-cell office:value-type="float" office:value="0.0537399" calcext:value-type="float">
            <text:p>0.0537399</text:p>
          </table:table-cell>
          <table:table-cell office:value-type="float" office:value="0.0547327" calcext:value-type="float">
            <text:p>0.0547327</text:p>
          </table:table-cell>
          <table:table-cell office:value-type="float" office:value="0.0562539" calcext:value-type="float">
            <text:p>0.0562539</text:p>
          </table:table-cell>
          <table:table-cell office:value-type="float" office:value="0.0594085" calcext:value-type="float">
            <text:p>0.0594085</text:p>
          </table:table-cell>
          <table:table-cell office:value-type="float" office:value="0.0609137" calcext:value-type="float">
            <text:p>0.0609137</text:p>
          </table:table-cell>
          <table:table-cell office:value-type="float" office:value="0.0618104" calcext:value-type="float">
            <text:p>0.0618104</text:p>
          </table:table-cell>
          <table:table-cell office:value-type="float" office:value="0.0616823" calcext:value-type="float">
            <text:p>0.0616823</text:p>
          </table:table-cell>
          <table:table-cell office:value-type="float" office:value="0.0629314" calcext:value-type="float">
            <text:p>0.0629314</text:p>
          </table:table-cell>
          <table:table-cell office:value-type="float" office:value="0.0641323" calcext:value-type="float">
            <text:p>0.0641323</text:p>
          </table:table-cell>
          <table:table-cell office:value-type="float" office:value="0.0651251" calcext:value-type="float">
            <text:p>0.0651251</text:p>
          </table:table-cell>
          <table:table-cell office:value-type="float" office:value="0.0631876" calcext:value-type="float">
            <text:p>0.0631876</text:p>
          </table:table-cell>
          <table:table-cell office:value-type="float" office:value="0.0609297" calcext:value-type="float">
            <text:p>0.0609297</text:p>
          </table:table-cell>
          <table:table-cell office:value-type="float" office:value="0.0603372" calcext:value-type="float">
            <text:p>0.0603372</text:p>
          </table:table-cell>
          <table:table-cell office:value-type="float" office:value="0.0598568" calcext:value-type="float">
            <text:p>0.0598568</text:p>
          </table:table-cell>
          <table:table-cell office:value-type="float" office:value="0.0553091" calcext:value-type="float">
            <text:p>0.0553091</text:p>
          </table:table-cell>
          <table:table-cell office:value-type="float" office:value="0.0530033" calcext:value-type="float">
            <text:p>0.0530033</text:p>
          </table:table-cell>
          <table:table-cell office:value-type="float" office:value="0.049032" calcext:value-type="float">
            <text:p>0.049032</text:p>
          </table:table-cell>
          <table:table-cell office:value-type="float" office:value="0.045349" calcext:value-type="float">
            <text:p>0.045349</text:p>
          </table:table-cell>
          <table:table-cell office:value-type="float" office:value="0.0400807" calcext:value-type="float">
            <text:p>0.0400807</text:p>
          </table:table-cell>
          <table:table-cell office:value-type="float" office:value="0.0351487" calcext:value-type="float">
            <text:p>0.0351487</text:p>
          </table:table-cell>
          <table:table-cell office:value-type="float" office:value="0.0284712" calcext:value-type="float">
            <text:p>0.0284712</text:p>
          </table:table-cell>
          <table:table-cell office:value-type="float" office:value="0.0228186" calcext:value-type="float">
            <text:p>0.0228186</text:p>
          </table:table-cell>
          <table:table-cell office:value-type="float" office:value="0.0163814" calcext:value-type="float">
            <text:p>0.0163814</text:p>
          </table:table-cell>
          <table:table-cell office:value-type="float" office:value="0.0100882" calcext:value-type="float">
            <text:p>0.0100882</text:p>
          </table:table-cell>
          <table:table-cell office:value-type="float" office:value="0.00315457" calcext:value-type="float">
            <text:p>0.00315457</text:p>
          </table:table-cell>
          <table:table-cell table:formula="of:=SUM([.Q88:.BI88])" office:value-type="float" office:value="1.95258507" calcext:value-type="float">
            <text:p>1.95258507</text:p>
          </table:table-cell>
        </table:table-row>
        <table:table-row table:style-name="ro1">
          <table:table-cell office:value-type="float" office:value="5.284375" calcext:value-type="float">
            <text:p>5.284375</text:p>
          </table:table-cell>
          <table:table-cell office:value-type="float" office:value="0.0664887" calcext:value-type="float">
            <text:p>0.0664887</text:p>
          </table:table-cell>
          <table:table-cell office:value-type="float" office:value="0.0627591" calcext:value-type="float">
            <text:p>0.0627591</text:p>
          </table:table-cell>
          <table:table-cell office:value-type="float" office:value="0.060304" calcext:value-type="float">
            <text:p>0.060304</text:p>
          </table:table-cell>
          <table:table-cell office:value-type="float" office:value="0.0562256" calcext:value-type="float">
            <text:p>0.0562256</text:p>
          </table:table-cell>
          <table:table-cell office:value-type="float" office:value="0.0551658" calcext:value-type="float">
            <text:p>0.0551658</text:p>
          </table:table-cell>
          <table:table-cell office:value-type="float" office:value="0.0507251" calcext:value-type="float">
            <text:p>0.0507251</text:p>
          </table:table-cell>
          <table:table-cell office:value-type="float" office:value="0.0491957" calcext:value-type="float">
            <text:p>0.0491957</text:p>
          </table:table-cell>
          <table:table-cell office:value-type="float" office:value="0.044138" calcext:value-type="float">
            <text:p>0.044138</text:p>
          </table:table-cell>
          <table:table-cell office:value-type="float" office:value="0.0429708" calcext:value-type="float">
            <text:p>0.0429708</text:p>
          </table:table-cell>
          <table:table-cell office:value-type="float" office:value="0.0410926" calcext:value-type="float">
            <text:p>0.0410926</text:p>
          </table:table-cell>
          <table:table-cell office:value-type="float" office:value="0.0378728" calcext:value-type="float">
            <text:p>0.0378728</text:p>
          </table:table-cell>
          <table:table-cell office:value-type="float" office:value="0.0367995" calcext:value-type="float">
            <text:p>0.0367995</text:p>
          </table:table-cell>
          <table:table-cell office:value-type="float" office:value="0.0358068" calcext:value-type="float">
            <text:p>0.0358068</text:p>
          </table:table-cell>
          <table:table-cell office:value-type="float" office:value="0.0354043" calcext:value-type="float">
            <text:p>0.0354043</text:p>
          </table:table-cell>
          <table:table-cell office:value-type="float" office:value="0.0343176" calcext:value-type="float">
            <text:p>0.0343176</text:p>
          </table:table-cell>
          <table:table-cell office:value-type="float" office:value="0.0311783" calcext:value-type="float">
            <text:p>0.0311783</text:p>
          </table:table-cell>
          <table:table-cell office:value-type="float" office:value="0.0321174" calcext:value-type="float">
            <text:p>0.0321174</text:p>
          </table:table-cell>
          <table:table-cell office:value-type="float" office:value="0.0321442" calcext:value-type="float">
            <text:p>0.0321442</text:p>
          </table:table-cell>
          <table:table-cell office:value-type="float" office:value="0.0320638" calcext:value-type="float">
            <text:p>0.0320638</text:p>
          </table:table-cell>
          <table:table-cell office:value-type="float" office:value="0.031071" calcext:value-type="float">
            <text:p>0.031071</text:p>
          </table:table-cell>
          <table:table-cell office:value-type="float" office:value="0.0320638" calcext:value-type="float">
            <text:p>0.0320638</text:p>
          </table:table-cell>
          <table:table-cell office:value-type="float" office:value="0.0321711" calcext:value-type="float">
            <text:p>0.0321711</text:p>
          </table:table-cell>
          <table:table-cell office:value-type="float" office:value="0.0329492" calcext:value-type="float">
            <text:p>0.0329492</text:p>
          </table:table-cell>
          <table:table-cell office:value-type="float" office:value="0.0336468" calcext:value-type="float">
            <text:p>0.0336468</text:p>
          </table:table-cell>
          <table:table-cell office:value-type="float" office:value="0.0337944" calcext:value-type="float">
            <text:p>0.0337944</text:p>
          </table:table-cell>
          <table:table-cell office:value-type="float" office:value="0.0363568" calcext:value-type="float">
            <text:p>0.0363568</text:p>
          </table:table-cell>
          <table:table-cell office:value-type="float" office:value="0.0364775" calcext:value-type="float">
            <text:p>0.0364775</text:p>
          </table:table-cell>
          <table:table-cell office:value-type="float" office:value="0.0388521" calcext:value-type="float">
            <text:p>0.0388521</text:p>
          </table:table-cell>
          <table:table-cell office:value-type="float" office:value="0.0397242" calcext:value-type="float">
            <text:p>0.0397242</text:p>
          </table:table-cell>
          <table:table-cell office:value-type="float" office:value="0.0409987" calcext:value-type="float">
            <text:p>0.0409987</text:p>
          </table:table-cell>
          <table:table-cell office:value-type="float" office:value="0.0413475" calcext:value-type="float">
            <text:p>0.0413475</text:p>
          </table:table-cell>
          <table:table-cell office:value-type="float" office:value="0.0444868" calcext:value-type="float">
            <text:p>0.0444868</text:p>
          </table:table-cell>
          <table:table-cell office:value-type="float" office:value="0.0491421" calcext:value-type="float">
            <text:p>0.0491421</text:p>
          </table:table-cell>
          <table:table-cell office:value-type="float" office:value="0.0491286" calcext:value-type="float">
            <text:p>0.0491286</text:p>
          </table:table-cell>
          <table:table-cell office:value-type="float" office:value="0.0508995" calcext:value-type="float">
            <text:p>0.0508995</text:p>
          </table:table-cell>
          <table:table-cell office:value-type="float" office:value="0.0521204" calcext:value-type="float">
            <text:p>0.0521204</text:p>
          </table:table-cell>
          <table:table-cell office:value-type="float" office:value="0.0546157" calcext:value-type="float">
            <text:p>0.0546157</text:p>
          </table:table-cell>
          <table:table-cell office:value-type="float" office:value="0.057433" calcext:value-type="float">
            <text:p>0.057433</text:p>
          </table:table-cell>
          <table:table-cell office:value-type="float" office:value="0.0574599" calcext:value-type="float">
            <text:p>0.0574599</text:p>
          </table:table-cell>
          <table:table-cell office:value-type="float" office:value="0.0599954" calcext:value-type="float">
            <text:p>0.0599954</text:p>
          </table:table-cell>
          <table:table-cell office:value-type="float" office:value="0.0621688" calcext:value-type="float">
            <text:p>0.0621688</text:p>
          </table:table-cell>
          <table:table-cell office:value-type="float" office:value="0.0629469" calcext:value-type="float">
            <text:p>0.0629469</text:p>
          </table:table-cell>
          <table:table-cell office:value-type="float" office:value="0.0620346" calcext:value-type="float">
            <text:p>0.0620346</text:p>
          </table:table-cell>
          <table:table-cell office:value-type="float" office:value="0.0627323" calcext:value-type="float">
            <text:p>0.0627323</text:p>
          </table:table-cell>
          <table:table-cell office:value-type="float" office:value="0.0638458" calcext:value-type="float">
            <text:p>0.0638458</text:p>
          </table:table-cell>
          <table:table-cell office:value-type="float" office:value="0.0637653" calcext:value-type="float">
            <text:p>0.0637653</text:p>
          </table:table-cell>
          <table:table-cell office:value-type="float" office:value="0.0622359" calcext:value-type="float">
            <text:p>0.0622359</text:p>
          </table:table-cell>
          <table:table-cell office:value-type="float" office:value="0.0611626" calcext:value-type="float">
            <text:p>0.0611626</text:p>
          </table:table-cell>
          <table:table-cell office:value-type="float" office:value="0.0574599" calcext:value-type="float">
            <text:p>0.0574599</text:p>
          </table:table-cell>
          <table:table-cell office:value-type="float" office:value="0.0564805" calcext:value-type="float">
            <text:p>0.0564805</text:p>
          </table:table-cell>
          <table:table-cell office:value-type="float" office:value="0.0532473" calcext:value-type="float">
            <text:p>0.0532473</text:p>
          </table:table-cell>
          <table:table-cell office:value-type="float" office:value="0.0498933" calcext:value-type="float">
            <text:p>0.0498933</text:p>
          </table:table-cell>
          <table:table-cell office:value-type="float" office:value="0.0450234" calcext:value-type="float">
            <text:p>0.0450234</text:p>
          </table:table-cell>
          <table:table-cell office:value-type="float" office:value="0.0403547" calcext:value-type="float">
            <text:p>0.0403547</text:p>
          </table:table-cell>
          <table:table-cell office:value-type="float" office:value="0.0337005" calcext:value-type="float">
            <text:p>0.0337005</text:p>
          </table:table-cell>
          <table:table-cell office:value-type="float" office:value="0.0289513" calcext:value-type="float">
            <text:p>0.0289513</text:p>
          </table:table-cell>
          <table:table-cell office:value-type="float" office:value="0.0229544" calcext:value-type="float">
            <text:p>0.0229544</text:p>
          </table:table-cell>
          <table:table-cell office:value-type="float" office:value="0.0165417" calcext:value-type="float">
            <text:p>0.0165417</text:p>
          </table:table-cell>
          <table:table-cell office:value-type="float" office:value="0.0100484" calcext:value-type="float">
            <text:p>0.0100484</text:p>
          </table:table-cell>
          <table:table-cell office:value-type="float" office:value="0.0031393" calcext:value-type="float">
            <text:p>0.0031393</text:p>
          </table:table-cell>
          <table:table-cell table:formula="of:=SUM([.Q89:.BI89])" office:value-type="float" office:value="1.9509251" calcext:value-type="float">
            <text:p>1.9509251</text:p>
          </table:table-cell>
        </table:table-row>
        <table:table-row table:style-name="ro1">
          <table:table-cell office:value-type="float" office:value="5.34375" calcext:value-type="float">
            <text:p>5.34375</text:p>
          </table:table-cell>
          <table:table-cell office:value-type="float" office:value="0.0658898" calcext:value-type="float">
            <text:p>0.0658898</text:p>
          </table:table-cell>
          <table:table-cell office:value-type="float" office:value="0.061746" calcext:value-type="float">
            <text:p>0.061746</text:p>
          </table:table-cell>
          <table:table-cell office:value-type="float" office:value="0.0584576" calcext:value-type="float">
            <text:p>0.0584576</text:p>
          </table:table-cell>
          <table:table-cell office:value-type="float" office:value="0.0574799" calcext:value-type="float">
            <text:p>0.0574799</text:p>
          </table:table-cell>
          <table:table-cell office:value-type="float" office:value="0.0546137" calcext:value-type="float">
            <text:p>0.0546137</text:p>
          </table:table-cell>
          <table:table-cell office:value-type="float" office:value="0.0508143" calcext:value-type="float">
            <text:p>0.0508143</text:p>
          </table:table-cell>
          <table:table-cell office:value-type="float" office:value="0.0489591" calcext:value-type="float">
            <text:p>0.0489591</text:p>
          </table:table-cell>
          <table:table-cell office:value-type="float" office:value="0.0455929" calcext:value-type="float">
            <text:p>0.0455929</text:p>
          </table:table-cell>
          <table:table-cell office:value-type="float" office:value="0.0435599" calcext:value-type="float">
            <text:p>0.0435599</text:p>
          </table:table-cell>
          <table:table-cell office:value-type="float" office:value="0.0411825" calcext:value-type="float">
            <text:p>0.0411825</text:p>
          </table:table-cell>
          <table:table-cell office:value-type="float" office:value="0.037683" calcext:value-type="float">
            <text:p>0.037683</text:p>
          </table:table-cell>
          <table:table-cell office:value-type="float" office:value="0.0369276" calcext:value-type="float">
            <text:p>0.0369276</text:p>
          </table:table-cell>
          <table:table-cell office:value-type="float" office:value="0.037072" calcext:value-type="float">
            <text:p>0.037072</text:p>
          </table:table-cell>
          <table:table-cell office:value-type="float" office:value="0.0340725" calcext:value-type="float">
            <text:p>0.0340725</text:p>
          </table:table-cell>
          <table:table-cell office:value-type="float" office:value="0.0329949" calcext:value-type="float">
            <text:p>0.0329949</text:p>
          </table:table-cell>
          <table:table-cell office:value-type="float" office:value="0.0328393" calcext:value-type="float">
            <text:p>0.0328393</text:p>
          </table:table-cell>
          <table:table-cell office:value-type="float" office:value="0.0333837" calcext:value-type="float">
            <text:p>0.0333837</text:p>
          </table:table-cell>
          <table:table-cell office:value-type="float" office:value="0.0311507" calcext:value-type="float">
            <text:p>0.0311507</text:p>
          </table:table-cell>
          <table:table-cell office:value-type="float" office:value="0.0303508" calcext:value-type="float">
            <text:p>0.0303508</text:p>
          </table:table-cell>
          <table:table-cell office:value-type="float" office:value="0.0320728" calcext:value-type="float">
            <text:p>0.0320728</text:p>
          </table:table-cell>
          <table:table-cell office:value-type="float" office:value="0.0319839" calcext:value-type="float">
            <text:p>0.0319839</text:p>
          </table:table-cell>
          <table:table-cell office:value-type="float" office:value="0.0320728" calcext:value-type="float">
            <text:p>0.0320728</text:p>
          </table:table-cell>
          <table:table-cell office:value-type="float" office:value="0.033417" calcext:value-type="float">
            <text:p>0.033417</text:p>
          </table:table-cell>
          <table:table-cell office:value-type="float" office:value="0.0329726" calcext:value-type="float">
            <text:p>0.0329726</text:p>
          </table:table-cell>
          <table:table-cell office:value-type="float" office:value="0.0339281" calcext:value-type="float">
            <text:p>0.0339281</text:p>
          </table:table-cell>
          <table:table-cell office:value-type="float" office:value="0.0351057" calcext:value-type="float">
            <text:p>0.0351057</text:p>
          </table:table-cell>
          <table:table-cell office:value-type="float" office:value="0.0378386" calcext:value-type="float">
            <text:p>0.0378386</text:p>
          </table:table-cell>
          <table:table-cell office:value-type="float" office:value="0.0385162" calcext:value-type="float">
            <text:p>0.0385162</text:p>
          </table:table-cell>
          <table:table-cell office:value-type="float" office:value="0.0387829" calcext:value-type="float">
            <text:p>0.0387829</text:p>
          </table:table-cell>
          <table:table-cell office:value-type="float" office:value="0.0409492" calcext:value-type="float">
            <text:p>0.0409492</text:p>
          </table:table-cell>
          <table:table-cell office:value-type="float" office:value="0.0422601" calcext:value-type="float">
            <text:p>0.0422601</text:p>
          </table:table-cell>
          <table:table-cell office:value-type="float" office:value="0.0445153" calcext:value-type="float">
            <text:p>0.0445153</text:p>
          </table:table-cell>
          <table:table-cell office:value-type="float" office:value="0.0467483" calcext:value-type="float">
            <text:p>0.0467483</text:p>
          </table:table-cell>
          <table:table-cell office:value-type="float" office:value="0.0491035" calcext:value-type="float">
            <text:p>0.0491035</text:p>
          </table:table-cell>
          <table:table-cell office:value-type="float" office:value="0.0495812" calcext:value-type="float">
            <text:p>0.0495812</text:p>
          </table:table-cell>
          <table:table-cell office:value-type="float" office:value="0.0517586" calcext:value-type="float">
            <text:p>0.0517586</text:p>
          </table:table-cell>
          <table:table-cell office:value-type="float" office:value="0.0555469" calcext:value-type="float">
            <text:p>0.0555469</text:p>
          </table:table-cell>
          <table:table-cell office:value-type="float" office:value="0.0561024" calcext:value-type="float">
            <text:p>0.0561024</text:p>
          </table:table-cell>
          <table:table-cell office:value-type="float" office:value="0.0585798" calcext:value-type="float">
            <text:p>0.0585798</text:p>
          </table:table-cell>
          <table:table-cell office:value-type="float" office:value="0.0594796" calcext:value-type="float">
            <text:p>0.0594796</text:p>
          </table:table-cell>
          <table:table-cell office:value-type="float" office:value="0.060835" calcext:value-type="float">
            <text:p>0.060835</text:p>
          </table:table-cell>
          <table:table-cell office:value-type="float" office:value="0.062457" calcext:value-type="float">
            <text:p>0.062457</text:p>
          </table:table-cell>
          <table:table-cell office:value-type="float" office:value="0.0627347" calcext:value-type="float">
            <text:p>0.0627347</text:p>
          </table:table-cell>
          <table:table-cell office:value-type="float" office:value="0.0634346" calcext:value-type="float">
            <text:p>0.0634346</text:p>
          </table:table-cell>
          <table:table-cell office:value-type="float" office:value="0.0642456" calcext:value-type="float">
            <text:p>0.0642456</text:p>
          </table:table-cell>
          <table:table-cell office:value-type="float" office:value="0.0623125" calcext:value-type="float">
            <text:p>0.0623125</text:p>
          </table:table-cell>
          <table:table-cell office:value-type="float" office:value="0.0615238" calcext:value-type="float">
            <text:p>0.0615238</text:p>
          </table:table-cell>
          <table:table-cell office:value-type="float" office:value="0.0602795" calcext:value-type="float">
            <text:p>0.0602795</text:p>
          </table:table-cell>
          <table:table-cell office:value-type="float" office:value="0.0589464" calcext:value-type="float">
            <text:p>0.0589464</text:p>
          </table:table-cell>
          <table:table-cell office:value-type="float" office:value="0.0556358" calcext:value-type="float">
            <text:p>0.0556358</text:p>
          </table:table-cell>
          <table:table-cell office:value-type="float" office:value="0.0525585" calcext:value-type="float">
            <text:p>0.0525585</text:p>
          </table:table-cell>
          <table:table-cell office:value-type="float" office:value="0.0492257" calcext:value-type="float">
            <text:p>0.0492257</text:p>
          </table:table-cell>
          <table:table-cell office:value-type="float" office:value="0.0440376" calcext:value-type="float">
            <text:p>0.0440376</text:p>
          </table:table-cell>
          <table:table-cell office:value-type="float" office:value="0.0392939" calcext:value-type="float">
            <text:p>0.0392939</text:p>
          </table:table-cell>
          <table:table-cell office:value-type="float" office:value="0.0348168" calcext:value-type="float">
            <text:p>0.0348168</text:p>
          </table:table-cell>
          <table:table-cell office:value-type="float" office:value="0.0287289" calcext:value-type="float">
            <text:p>0.0287289</text:p>
          </table:table-cell>
          <table:table-cell office:value-type="float" office:value="0.0226743" calcext:value-type="float">
            <text:p>0.0226743</text:p>
          </table:table-cell>
          <table:table-cell office:value-type="float" office:value="0.0166863" calcext:value-type="float">
            <text:p>0.0166863</text:p>
          </table:table-cell>
          <table:table-cell office:value-type="float" office:value="0.00985402" calcext:value-type="float">
            <text:p>0.00985402</text:p>
          </table:table-cell>
          <table:table-cell office:value-type="float" office:value="0.00359944" calcext:value-type="float">
            <text:p>0.00359944</text:p>
          </table:table-cell>
          <table:table-cell table:formula="of:=SUM([.Q90:.BI90])" office:value-type="float" office:value="1.94292036" calcext:value-type="float">
            <text:p>1.94292036</text:p>
          </table:table-cell>
        </table:table-row>
        <table:table-row table:style-name="ro1">
          <table:table-cell office:value-type="float" office:value="5.403125" calcext:value-type="float">
            <text:p>5.403125</text:p>
          </table:table-cell>
          <table:table-cell office:value-type="float" office:value="0.0665292" calcext:value-type="float">
            <text:p>0.0665292</text:p>
          </table:table-cell>
          <table:table-cell office:value-type="float" office:value="0.062894" calcext:value-type="float">
            <text:p>0.062894</text:p>
          </table:table-cell>
          <table:table-cell office:value-type="float" office:value="0.0603724" calcext:value-type="float">
            <text:p>0.0603724</text:p>
          </table:table-cell>
          <table:table-cell office:value-type="float" office:value="0.0559089" calcext:value-type="float">
            <text:p>0.0559089</text:p>
          </table:table-cell>
          <table:table-cell office:value-type="float" office:value="0.0517122" calcext:value-type="float">
            <text:p>0.0517122</text:p>
          </table:table-cell>
          <table:table-cell office:value-type="float" office:value="0.0514085" calcext:value-type="float">
            <text:p>0.0514085</text:p>
          </table:table-cell>
          <table:table-cell office:value-type="float" office:value="0.0485372" calcext:value-type="float">
            <text:p>0.0485372</text:p>
          </table:table-cell>
          <table:table-cell office:value-type="float" office:value="0.0445154" calcext:value-type="float">
            <text:p>0.0445154</text:p>
          </table:table-cell>
          <table:table-cell office:value-type="float" office:value="0.0427116" calcext:value-type="float">
            <text:p>0.0427116</text:p>
          </table:table-cell>
          <table:table-cell office:value-type="float" office:value="0.0422146" calcext:value-type="float">
            <text:p>0.0422146</text:p>
          </table:table-cell>
          <table:table-cell office:value-type="float" office:value="0.0391592" calcext:value-type="float">
            <text:p>0.0391592</text:p>
          </table:table-cell>
          <table:table-cell office:value-type="float" office:value="0.0367112" calcext:value-type="float">
            <text:p>0.0367112</text:p>
          </table:table-cell>
          <table:table-cell office:value-type="float" office:value="0.0361498" calcext:value-type="float">
            <text:p>0.0361498</text:p>
          </table:table-cell>
          <table:table-cell office:value-type="float" office:value="0.0351098" calcext:value-type="float">
            <text:p>0.0351098</text:p>
          </table:table-cell>
          <table:table-cell office:value-type="float" office:value="0.0333612" calcext:value-type="float">
            <text:p>0.0333612</text:p>
          </table:table-cell>
          <table:table-cell office:value-type="float" office:value="0.0326434" calcext:value-type="float">
            <text:p>0.0326434</text:p>
          </table:table-cell>
          <table:table-cell office:value-type="float" office:value="0.0321096" calcext:value-type="float">
            <text:p>0.0321096</text:p>
          </table:table-cell>
          <table:table-cell office:value-type="float" office:value="0.0324593" calcext:value-type="float">
            <text:p>0.0324593</text:p>
          </table:table-cell>
          <table:table-cell office:value-type="float" office:value="0.0317323" calcext:value-type="float">
            <text:p>0.0317323</text:p>
          </table:table-cell>
          <table:table-cell office:value-type="float" office:value="0.0310881" calcext:value-type="float">
            <text:p>0.0310881</text:p>
          </table:table-cell>
          <table:table-cell office:value-type="float" office:value="0.0310697" calcext:value-type="float">
            <text:p>0.0310697</text:p>
          </table:table-cell>
          <table:table-cell office:value-type="float" office:value="0.0325882" calcext:value-type="float">
            <text:p>0.0325882</text:p>
          </table:table-cell>
          <table:table-cell office:value-type="float" office:value="0.0330575" calcext:value-type="float">
            <text:p>0.0330575</text:p>
          </table:table-cell>
          <table:table-cell office:value-type="float" office:value="0.0337938" calcext:value-type="float">
            <text:p>0.0337938</text:p>
          </table:table-cell>
          <table:table-cell office:value-type="float" office:value="0.0350178" calcext:value-type="float">
            <text:p>0.0350178</text:p>
          </table:table-cell>
          <table:table-cell office:value-type="float" office:value="0.0358277" calcext:value-type="float">
            <text:p>0.0358277</text:p>
          </table:table-cell>
          <table:table-cell office:value-type="float" office:value="0.0362234" calcext:value-type="float">
            <text:p>0.0362234</text:p>
          </table:table-cell>
          <table:table-cell office:value-type="float" office:value="0.0396838" calcext:value-type="float">
            <text:p>0.0396838</text:p>
          </table:table-cell>
          <table:table-cell office:value-type="float" office:value="0.0397942" calcext:value-type="float">
            <text:p>0.0397942</text:p>
          </table:table-cell>
          <table:table-cell office:value-type="float" office:value="0.0427576" calcext:value-type="float">
            <text:p>0.0427576</text:p>
          </table:table-cell>
          <table:table-cell office:value-type="float" office:value="0.0419201" calcext:value-type="float">
            <text:p>0.0419201</text:p>
          </table:table-cell>
          <table:table-cell office:value-type="float" office:value="0.0453345" calcext:value-type="float">
            <text:p>0.0453345</text:p>
          </table:table-cell>
          <table:table-cell office:value-type="float" office:value="0.0465769" calcext:value-type="float">
            <text:p>0.0465769</text:p>
          </table:table-cell>
          <table:table-cell office:value-type="float" office:value="0.0496047" calcext:value-type="float">
            <text:p>0.0496047</text:p>
          </table:table-cell>
          <table:table-cell office:value-type="float" office:value="0.0513625" calcext:value-type="float">
            <text:p>0.0513625</text:p>
          </table:table-cell>
          <table:table-cell office:value-type="float" office:value="0.0526141" calcext:value-type="float">
            <text:p>0.0526141</text:p>
          </table:table-cell>
          <table:table-cell office:value-type="float" office:value="0.0547585" calcext:value-type="float">
            <text:p>0.0547585</text:p>
          </table:table-cell>
          <table:table-cell office:value-type="float" office:value="0.0569304" calcext:value-type="float">
            <text:p>0.0569304</text:p>
          </table:table-cell>
          <table:table-cell office:value-type="float" office:value="0.0593508" calcext:value-type="float">
            <text:p>0.0593508</text:p>
          </table:table-cell>
          <table:table-cell office:value-type="float" office:value="0.0595257" calcext:value-type="float">
            <text:p>0.0595257</text:p>
          </table:table-cell>
          <table:table-cell office:value-type="float" office:value="0.0614031" calcext:value-type="float">
            <text:p>0.0614031</text:p>
          </table:table-cell>
          <table:table-cell office:value-type="float" office:value="0.0624062" calcext:value-type="float">
            <text:p>0.0624062</text:p>
          </table:table-cell>
          <table:table-cell office:value-type="float" office:value="0.0631977" calcext:value-type="float">
            <text:p>0.0631977</text:p>
          </table:table-cell>
          <table:table-cell office:value-type="float" office:value="0.0622406" calcext:value-type="float">
            <text:p>0.0622406</text:p>
          </table:table-cell>
          <table:table-cell office:value-type="float" office:value="0.0626087" calcext:value-type="float">
            <text:p>0.0626087</text:p>
          </table:table-cell>
          <table:table-cell office:value-type="float" office:value="0.0632897" calcext:value-type="float">
            <text:p>0.0632897</text:p>
          </table:table-cell>
          <table:table-cell office:value-type="float" office:value="0.0600502" calcext:value-type="float">
            <text:p>0.0600502</text:p>
          </table:table-cell>
          <table:table-cell office:value-type="float" office:value="0.0606208" calcext:value-type="float">
            <text:p>0.0606208</text:p>
          </table:table-cell>
          <table:table-cell office:value-type="float" office:value="0.0565531" calcext:value-type="float">
            <text:p>0.0565531</text:p>
          </table:table-cell>
          <table:table-cell office:value-type="float" office:value="0.0549885" calcext:value-type="float">
            <text:p>0.0549885</text:p>
          </table:table-cell>
          <table:table-cell office:value-type="float" office:value="0.0518135" calcext:value-type="float">
            <text:p>0.0518135</text:p>
          </table:table-cell>
          <table:table-cell office:value-type="float" office:value="0.0478285" calcext:value-type="float">
            <text:p>0.0478285</text:p>
          </table:table-cell>
          <table:table-cell office:value-type="float" office:value="0.0441381" calcext:value-type="float">
            <text:p>0.0441381</text:p>
          </table:table-cell>
          <table:table-cell office:value-type="float" office:value="0.0400427" calcext:value-type="float">
            <text:p>0.0400427</text:p>
          </table:table-cell>
          <table:table-cell office:value-type="float" office:value="0.0345392" calcext:value-type="float">
            <text:p>0.0345392</text:p>
          </table:table-cell>
          <table:table-cell office:value-type="float" office:value="0.0279222" calcext:value-type="float">
            <text:p>0.0279222</text:p>
          </table:table-cell>
          <table:table-cell office:value-type="float" office:value="0.0223543" calcext:value-type="float">
            <text:p>0.0223543</text:p>
          </table:table-cell>
          <table:table-cell office:value-type="float" office:value="0.0160226" calcext:value-type="float">
            <text:p>0.0160226</text:p>
          </table:table-cell>
          <table:table-cell office:value-type="float" office:value="0.00975529" calcext:value-type="float">
            <text:p>0.00975529</text:p>
          </table:table-cell>
          <table:table-cell office:value-type="float" office:value="0.00345116" calcext:value-type="float">
            <text:p>0.00345116</text:p>
          </table:table-cell>
          <table:table-cell table:formula="of:=SUM([.Q91:.BI91])" office:value-type="float" office:value="1.94305075" calcext:value-type="float">
            <text:p>1.94305075</text:p>
          </table:table-cell>
        </table:table-row>
        <table:table-row table:style-name="ro1">
          <table:table-cell office:value-type="float" office:value="5.4625" calcext:value-type="float">
            <text:p>5.4625</text:p>
          </table:table-cell>
          <table:table-cell office:value-type="float" office:value="0.0672418" calcext:value-type="float">
            <text:p>0.0672418</text:p>
          </table:table-cell>
          <table:table-cell office:value-type="float" office:value="0.0630468" calcext:value-type="float">
            <text:p>0.0630468</text:p>
          </table:table-cell>
          <table:table-cell office:value-type="float" office:value="0.0597594" calcext:value-type="float">
            <text:p>0.0597594</text:p>
          </table:table-cell>
          <table:table-cell office:value-type="float" office:value="0.0558619" calcext:value-type="float">
            <text:p>0.0558619</text:p>
          </table:table-cell>
          <table:table-cell office:value-type="float" office:value="0.0541382" calcext:value-type="float">
            <text:p>0.0541382</text:p>
          </table:table-cell>
          <table:table-cell office:value-type="float" office:value="0.0516974" calcext:value-type="float">
            <text:p>0.0516974</text:p>
          </table:table-cell>
          <table:table-cell office:value-type="float" office:value="0.047922" calcext:value-type="float">
            <text:p>0.047922</text:p>
          </table:table-cell>
          <table:table-cell office:value-type="float" office:value="0.0456795" calcext:value-type="float">
            <text:p>0.0456795</text:p>
          </table:table-cell>
          <table:table-cell office:value-type="float" office:value="0.0438795" calcext:value-type="float">
            <text:p>0.0438795</text:p>
          </table:table-cell>
          <table:table-cell office:value-type="float" office:value="0.0397608" calcext:value-type="float">
            <text:p>0.0397608</text:p>
          </table:table-cell>
          <table:table-cell office:value-type="float" office:value="0.0384337" calcext:value-type="float">
            <text:p>0.0384337</text:p>
          </table:table-cell>
          <table:table-cell office:value-type="float" office:value="0.0374498" calcext:value-type="float">
            <text:p>0.0374498</text:p>
          </table:table-cell>
          <table:table-cell office:value-type="float" office:value="0.0353828" calcext:value-type="float">
            <text:p>0.0353828</text:p>
          </table:table-cell>
          <table:table-cell office:value-type="float" office:value="0.0344675" calcext:value-type="float">
            <text:p>0.0344675</text:p>
          </table:table-cell>
          <table:table-cell office:value-type="float" office:value="0.0332319" calcext:value-type="float">
            <text:p>0.0332319</text:p>
          </table:table-cell>
          <table:table-cell office:value-type="float" office:value="0.0322632" calcext:value-type="float">
            <text:p>0.0322632</text:p>
          </table:table-cell>
          <table:table-cell office:value-type="float" office:value="0.0315234" calcext:value-type="float">
            <text:p>0.0315234</text:p>
          </table:table-cell>
          <table:table-cell table:number-columns-repeated="2" office:value-type="float" office:value="0.0313937" calcext:value-type="float">
            <text:p>0.0313937</text:p>
          </table:table-cell>
          <table:table-cell office:value-type="float" office:value="0.0315768" calcext:value-type="float">
            <text:p>0.0315768</text:p>
          </table:table-cell>
          <table:table-cell office:value-type="float" office:value="0.0316759" calcext:value-type="float">
            <text:p>0.0316759</text:p>
          </table:table-cell>
          <table:table-cell office:value-type="float" office:value="0.0309132" calcext:value-type="float">
            <text:p>0.0309132</text:p>
          </table:table-cell>
          <table:table-cell office:value-type="float" office:value="0.0341395" calcext:value-type="float">
            <text:p>0.0341395</text:p>
          </table:table-cell>
          <table:table-cell office:value-type="float" office:value="0.0337277" calcext:value-type="float">
            <text:p>0.0337277</text:p>
          </table:table-cell>
          <table:table-cell office:value-type="float" office:value="0.0342768" calcext:value-type="float">
            <text:p>0.0342768</text:p>
          </table:table-cell>
          <table:table-cell office:value-type="float" office:value="0.0359701" calcext:value-type="float">
            <text:p>0.0359701</text:p>
          </table:table-cell>
          <table:table-cell office:value-type="float" office:value="0.0361531" calcext:value-type="float">
            <text:p>0.0361531</text:p>
          </table:table-cell>
          <table:table-cell office:value-type="float" office:value="0.0387922" calcext:value-type="float">
            <text:p>0.0387922</text:p>
          </table:table-cell>
          <table:table-cell office:value-type="float" office:value="0.0392269" calcext:value-type="float">
            <text:p>0.0392269</text:p>
          </table:table-cell>
          <table:table-cell office:value-type="float" office:value="0.0415532" calcext:value-type="float">
            <text:p>0.0415532</text:p>
          </table:table-cell>
          <table:table-cell office:value-type="float" office:value="0.0436126" calcext:value-type="float">
            <text:p>0.0436126</text:p>
          </table:table-cell>
          <table:table-cell office:value-type="float" office:value="0.0453058" calcext:value-type="float">
            <text:p>0.0453058</text:p>
          </table:table-cell>
          <table:table-cell office:value-type="float" office:value="0.0477847" calcext:value-type="float">
            <text:p>0.0477847</text:p>
          </table:table-cell>
          <table:table-cell office:value-type="float" office:value="0.0489898" calcext:value-type="float">
            <text:p>0.0489898</text:p>
          </table:table-cell>
          <table:table-cell office:value-type="float" office:value="0.0513008" calcext:value-type="float">
            <text:p>0.0513008</text:p>
          </table:table-cell>
          <table:table-cell office:value-type="float" office:value="0.0524297" calcext:value-type="float">
            <text:p>0.0524297</text:p>
          </table:table-cell>
          <table:table-cell office:value-type="float" office:value="0.0555034" calcext:value-type="float">
            <text:p>0.0555034</text:p>
          </table:table-cell>
          <table:table-cell office:value-type="float" office:value="0.0560145" calcext:value-type="float">
            <text:p>0.0560145</text:p>
          </table:table-cell>
          <table:table-cell office:value-type="float" office:value="0.0592026" calcext:value-type="float">
            <text:p>0.0592026</text:p>
          </table:table-cell>
          <table:table-cell office:value-type="float" office:value="0.0594086" calcext:value-type="float">
            <text:p>0.0594086</text:p>
          </table:table-cell>
          <table:table-cell office:value-type="float" office:value="0.0617044" calcext:value-type="float">
            <text:p>0.0617044</text:p>
          </table:table-cell>
          <table:table-cell office:value-type="float" office:value="0.0618493" calcext:value-type="float">
            <text:p>0.0618493</text:p>
          </table:table-cell>
          <table:table-cell office:value-type="float" office:value="0.0621315" calcext:value-type="float">
            <text:p>0.0621315</text:p>
          </table:table-cell>
          <table:table-cell office:value-type="float" office:value="0.0625891" calcext:value-type="float">
            <text:p>0.0625891</text:p>
          </table:table-cell>
          <table:table-cell office:value-type="float" office:value="0.0621239" calcext:value-type="float">
            <text:p>0.0621239</text:p>
          </table:table-cell>
          <table:table-cell office:value-type="float" office:value="0.0613535" calcext:value-type="float">
            <text:p>0.0613535</text:p>
          </table:table-cell>
          <table:table-cell office:value-type="float" office:value="0.0610103" calcext:value-type="float">
            <text:p>0.0610103</text:p>
          </table:table-cell>
          <table:table-cell office:value-type="float" office:value="0.0594772" calcext:value-type="float">
            <text:p>0.0594772</text:p>
          </table:table-cell>
          <table:table-cell office:value-type="float" office:value="0.0568382" calcext:value-type="float">
            <text:p>0.0568382</text:p>
          </table:table-cell>
          <table:table-cell office:value-type="float" office:value="0.0543441" calcext:value-type="float">
            <text:p>0.0543441</text:p>
          </table:table-cell>
          <table:table-cell office:value-type="float" office:value="0.0511178" calcext:value-type="float">
            <text:p>0.0511178</text:p>
          </table:table-cell>
          <table:table-cell office:value-type="float" office:value="0.0476931" calcext:value-type="float">
            <text:p>0.0476931</text:p>
          </table:table-cell>
          <table:table-cell office:value-type="float" office:value="0.0440626" calcext:value-type="float">
            <text:p>0.0440626</text:p>
          </table:table-cell>
          <table:table-cell office:value-type="float" office:value="0.0382201" calcext:value-type="float">
            <text:p>0.0382201</text:p>
          </table:table-cell>
          <table:table-cell office:value-type="float" office:value="0.0339946" calcext:value-type="float">
            <text:p>0.0339946</text:p>
          </table:table-cell>
          <table:table-cell office:value-type="float" office:value="0.0282208" calcext:value-type="float">
            <text:p>0.0282208</text:p>
          </table:table-cell>
          <table:table-cell office:value-type="float" office:value="0.0223326" calcext:value-type="float">
            <text:p>0.0223326</text:p>
          </table:table-cell>
          <table:table-cell office:value-type="float" office:value="0.0162842" calcext:value-type="float">
            <text:p>0.0162842</text:p>
          </table:table-cell>
          <table:table-cell office:value-type="float" office:value="0.00957982" calcext:value-type="float">
            <text:p>0.00957982</text:p>
          </table:table-cell>
          <table:table-cell office:value-type="float" office:value="0.003417" calcext:value-type="float">
            <text:p>0.003417</text:p>
          </table:table-cell>
          <table:table-cell table:formula="of:=SUM([.Q92:.BI92])" office:value-type="float" office:value="1.93247602" calcext:value-type="float">
            <text:p>1.93247602</text:p>
          </table:table-cell>
        </table:table-row>
        <table:table-row table:style-name="ro1">
          <table:table-cell office:value-type="float" office:value="5.521875" calcext:value-type="float">
            <text:p>5.521875</text:p>
          </table:table-cell>
          <table:table-cell office:value-type="float" office:value="0.0653831" calcext:value-type="float">
            <text:p>0.0653831</text:p>
          </table:table-cell>
          <table:table-cell office:value-type="float" office:value="0.0614452" calcext:value-type="float">
            <text:p>0.0614452</text:p>
          </table:table-cell>
          <table:table-cell office:value-type="float" office:value="0.0599472" calcext:value-type="float">
            <text:p>0.0599472</text:p>
          </table:table-cell>
          <table:table-cell office:value-type="float" office:value="0.0572418" calcext:value-type="float">
            <text:p>0.0572418</text:p>
          </table:table-cell>
          <table:table-cell office:value-type="float" office:value="0.0539107" calcext:value-type="float">
            <text:p>0.0539107</text:p>
          </table:table-cell>
          <table:table-cell office:value-type="float" office:value="0.0513192" calcext:value-type="float">
            <text:p>0.0513192</text:p>
          </table:table-cell>
          <table:table-cell office:value-type="float" office:value="0.0475772" calcext:value-type="float">
            <text:p>0.0475772</text:p>
          </table:table-cell>
          <table:table-cell office:value-type="float" office:value="0.0457126" calcext:value-type="float">
            <text:p>0.0457126</text:p>
          </table:table-cell>
          <table:table-cell office:value-type="float" office:value="0.0434497" calcext:value-type="float">
            <text:p>0.0434497</text:p>
          </table:table-cell>
          <table:table-cell office:value-type="float" office:value="0.040896" calcext:value-type="float">
            <text:p>0.040896</text:p>
          </table:table-cell>
          <table:table-cell office:value-type="float" office:value="0.0386205" calcext:value-type="float">
            <text:p>0.0386205</text:p>
          </table:table-cell>
          <table:table-cell office:value-type="float" office:value="0.037546" calcext:value-type="float">
            <text:p>0.037546</text:p>
          </table:table-cell>
          <table:table-cell office:value-type="float" office:value="0.0363134" calcext:value-type="float">
            <text:p>0.0363134</text:p>
          </table:table-cell>
          <table:table-cell office:value-type="float" office:value="0.0348849" calcext:value-type="float">
            <text:p>0.0348849</text:p>
          </table:table-cell>
          <table:table-cell office:value-type="float" office:value="0.0341959" calcext:value-type="float">
            <text:p>0.0341959</text:p>
          </table:table-cell>
          <table:table-cell office:value-type="float" office:value="0.0334121" calcext:value-type="float">
            <text:p>0.0334121</text:p>
          </table:table-cell>
          <table:table-cell office:value-type="float" office:value="0.0322112" calcext:value-type="float">
            <text:p>0.0322112</text:p>
          </table:table-cell>
          <table:table-cell office:value-type="float" office:value="0.0320215" calcext:value-type="float">
            <text:p>0.0320215</text:p>
          </table:table-cell>
          <table:table-cell office:value-type="float" office:value="0.0317371" calcext:value-type="float">
            <text:p>0.0317371</text:p>
          </table:table-cell>
          <table:table-cell office:value-type="float" office:value="0.0326663" calcext:value-type="float">
            <text:p>0.0326663</text:p>
          </table:table-cell>
          <table:table-cell office:value-type="float" office:value="0.0313136" calcext:value-type="float">
            <text:p>0.0313136</text:p>
          </table:table-cell>
          <table:table-cell office:value-type="float" office:value="0.0324514" calcext:value-type="float">
            <text:p>0.0324514</text:p>
          </table:table-cell>
          <table:table-cell office:value-type="float" office:value="0.0324324" calcext:value-type="float">
            <text:p>0.0324324</text:p>
          </table:table-cell>
          <table:table-cell office:value-type="float" office:value="0.0340758" calcext:value-type="float">
            <text:p>0.0340758</text:p>
          </table:table-cell>
          <table:table-cell office:value-type="float" office:value="0.0356308" calcext:value-type="float">
            <text:p>0.0356308</text:p>
          </table:table-cell>
          <table:table-cell office:value-type="float" office:value="0.0359594" calcext:value-type="float">
            <text:p>0.0359594</text:p>
          </table:table-cell>
          <table:table-cell office:value-type="float" office:value="0.0366105" calcext:value-type="float">
            <text:p>0.0366105</text:p>
          </table:table-cell>
          <table:table-cell office:value-type="float" office:value="0.0384562" calcext:value-type="float">
            <text:p>0.0384562</text:p>
          </table:table-cell>
          <table:table-cell office:value-type="float" office:value="0.0406432" calcext:value-type="float">
            <text:p>0.0406432</text:p>
          </table:table-cell>
          <table:table-cell office:value-type="float" office:value="0.0424636" calcext:value-type="float">
            <text:p>0.0424636</text:p>
          </table:table-cell>
          <table:table-cell office:value-type="float" office:value="0.0439996" calcext:value-type="float">
            <text:p>0.0439996</text:p>
          </table:table-cell>
          <table:table-cell office:value-type="float" office:value="0.0461677" calcext:value-type="float">
            <text:p>0.0461677</text:p>
          </table:table-cell>
          <table:table-cell office:value-type="float" office:value="0.0472991" calcext:value-type="float">
            <text:p>0.0472991</text:p>
          </table:table-cell>
          <table:table-cell office:value-type="float" office:value="0.0500297" calcext:value-type="float">
            <text:p>0.0500297</text:p>
          </table:table-cell>
          <table:table-cell office:value-type="float" office:value="0.0505607" calcext:value-type="float">
            <text:p>0.0505607</text:p>
          </table:table-cell>
          <table:table-cell office:value-type="float" office:value="0.0520587" calcext:value-type="float">
            <text:p>0.0520587</text:p>
          </table:table-cell>
          <table:table-cell office:value-type="float" office:value="0.0552507" calcext:value-type="float">
            <text:p>0.0552507</text:p>
          </table:table-cell>
          <table:table-cell office:value-type="float" office:value="0.0563759" calcext:value-type="float">
            <text:p>0.0563759</text:p>
          </table:table-cell>
          <table:table-cell office:value-type="float" office:value="0.0570712" calcext:value-type="float">
            <text:p>0.0570712</text:p>
          </table:table-cell>
          <table:table-cell office:value-type="float" office:value="0.0592771" calcext:value-type="float">
            <text:p>0.0592771</text:p>
          </table:table-cell>
          <table:table-cell office:value-type="float" office:value="0.0607057" calcext:value-type="float">
            <text:p>0.0607057</text:p>
          </table:table-cell>
          <table:table-cell office:value-type="float" office:value="0.0613441" calcext:value-type="float">
            <text:p>0.0613441</text:p>
          </table:table-cell>
          <table:table-cell office:value-type="float" office:value="0.0619066" calcext:value-type="float">
            <text:p>0.0619066</text:p>
          </table:table-cell>
          <table:table-cell office:value-type="float" office:value="0.0623997" calcext:value-type="float">
            <text:p>0.0623997</text:p>
          </table:table-cell>
          <table:table-cell office:value-type="float" office:value="0.0621279" calcext:value-type="float">
            <text:p>0.0621279</text:p>
          </table:table-cell>
          <table:table-cell office:value-type="float" office:value="0.0614768" calcext:value-type="float">
            <text:p>0.0614768</text:p>
          </table:table-cell>
          <table:table-cell office:value-type="float" office:value="0.0604402" calcext:value-type="float">
            <text:p>0.0604402</text:p>
          </table:table-cell>
          <table:table-cell office:value-type="float" office:value="0.0583985" calcext:value-type="float">
            <text:p>0.0583985</text:p>
          </table:table-cell>
          <table:table-cell office:value-type="float" office:value="0.0577665" calcext:value-type="float">
            <text:p>0.0577665</text:p>
          </table:table-cell>
          <table:table-cell office:value-type="float" office:value="0.0534303" calcext:value-type="float">
            <text:p>0.0534303</text:p>
          </table:table-cell>
          <table:table-cell office:value-type="float" office:value="0.0499412" calcext:value-type="float">
            <text:p>0.0499412</text:p>
          </table:table-cell>
          <table:table-cell office:value-type="float" office:value="0.0480007" calcext:value-type="float">
            <text:p>0.0480007</text:p>
          </table:table-cell>
          <table:table-cell office:value-type="float" office:value="0.0427481" calcext:value-type="float">
            <text:p>0.0427481</text:p>
          </table:table-cell>
          <table:table-cell office:value-type="float" office:value="0.037862" calcext:value-type="float">
            <text:p>0.037862</text:p>
          </table:table-cell>
          <table:table-cell office:value-type="float" office:value="0.0325778" calcext:value-type="float">
            <text:p>0.0325778</text:p>
          </table:table-cell>
          <table:table-cell office:value-type="float" office:value="0.0281532" calcext:value-type="float">
            <text:p>0.0281532</text:p>
          </table:table-cell>
          <table:table-cell office:value-type="float" office:value="0.0214341" calcext:value-type="float">
            <text:p>0.0214341</text:p>
          </table:table-cell>
          <table:table-cell office:value-type="float" office:value="0.0154293" calcext:value-type="float">
            <text:p>0.0154293</text:p>
          </table:table-cell>
          <table:table-cell office:value-type="float" office:value="0.0095698" calcext:value-type="float">
            <text:p>0.0095698</text:p>
          </table:table-cell>
          <table:table-cell office:value-type="float" office:value="0.00299609" calcext:value-type="float">
            <text:p>0.00299609</text:p>
          </table:table-cell>
          <table:table-cell table:formula="of:=SUM([.Q93:.BI93])" office:value-type="float" office:value="1.92888409" calcext:value-type="float">
            <text:p>1.92888409</text:p>
          </table:table-cell>
        </table:table-row>
        <table:table-row table:style-name="ro1">
          <table:table-cell office:value-type="float" office:value="5.58125" calcext:value-type="float">
            <text:p>5.58125</text:p>
          </table:table-cell>
          <table:table-cell office:value-type="float" office:value="0.066475" calcext:value-type="float">
            <text:p>0.066475</text:p>
          </table:table-cell>
          <table:table-cell office:value-type="float" office:value="0.0626125" calcext:value-type="float">
            <text:p>0.0626125</text:p>
          </table:table-cell>
          <table:table-cell office:value-type="float" office:value="0.059975" calcext:value-type="float">
            <text:p>0.059975</text:p>
          </table:table-cell>
          <table:table-cell office:value-type="float" office:value="0.0569438" calcext:value-type="float">
            <text:p>0.0569438</text:p>
          </table:table-cell>
          <table:table-cell office:value-type="float" office:value="0.0550687" calcext:value-type="float">
            <text:p>0.0550687</text:p>
          </table:table-cell>
          <table:table-cell office:value-type="float" office:value="0.0495563" calcext:value-type="float">
            <text:p>0.0495563</text:p>
          </table:table-cell>
          <table:table-cell office:value-type="float" office:value="0.04835" calcext:value-type="float">
            <text:p>0.04835</text:p>
          </table:table-cell>
          <table:table-cell office:value-type="float" office:value="0.0457562" calcext:value-type="float">
            <text:p>0.0457562</text:p>
          </table:table-cell>
          <table:table-cell office:value-type="float" office:value="0.0440062" calcext:value-type="float">
            <text:p>0.0440062</text:p>
          </table:table-cell>
          <table:table-cell office:value-type="float" office:value="0.0417563" calcext:value-type="float">
            <text:p>0.0417563</text:p>
          </table:table-cell>
          <table:table-cell office:value-type="float" office:value="0.0396437" calcext:value-type="float">
            <text:p>0.0396437</text:p>
          </table:table-cell>
          <table:table-cell office:value-type="float" office:value="0.0368187" calcext:value-type="float">
            <text:p>0.0368187</text:p>
          </table:table-cell>
          <table:table-cell office:value-type="float" office:value="0.0362813" calcext:value-type="float">
            <text:p>0.0362813</text:p>
          </table:table-cell>
          <table:table-cell office:value-type="float" office:value="0.035075" calcext:value-type="float">
            <text:p>0.035075</text:p>
          </table:table-cell>
          <table:table-cell office:value-type="float" office:value="0.0335937" calcext:value-type="float">
            <text:p>0.0335937</text:p>
          </table:table-cell>
          <table:table-cell office:value-type="float" office:value="0.0329375" calcext:value-type="float">
            <text:p>0.0329375</text:p>
          </table:table-cell>
          <table:table-cell office:value-type="float" office:value="0.0330688" calcext:value-type="float">
            <text:p>0.0330688</text:p>
          </table:table-cell>
          <table:table-cell office:value-type="float" office:value="0.0324438" calcext:value-type="float">
            <text:p>0.0324438</text:p>
          </table:table-cell>
          <table:table-cell office:value-type="float" office:value="0.0322062" calcext:value-type="float">
            <text:p>0.0322062</text:p>
          </table:table-cell>
          <table:table-cell office:value-type="float" office:value="0.0320563" calcext:value-type="float">
            <text:p>0.0320563</text:p>
          </table:table-cell>
          <table:table-cell office:value-type="float" office:value="0.032125" calcext:value-type="float">
            <text:p>0.032125</text:p>
          </table:table-cell>
          <table:table-cell office:value-type="float" office:value="0.0321" calcext:value-type="float">
            <text:p>0.0321</text:p>
          </table:table-cell>
          <table:table-cell office:value-type="float" office:value="0.0336687" calcext:value-type="float">
            <text:p>0.0336687</text:p>
          </table:table-cell>
          <table:table-cell office:value-type="float" office:value="0.0330437" calcext:value-type="float">
            <text:p>0.0330437</text:p>
          </table:table-cell>
          <table:table-cell office:value-type="float" office:value="0.0346875" calcext:value-type="float">
            <text:p>0.0346875</text:p>
          </table:table-cell>
          <table:table-cell office:value-type="float" office:value="0.037425" calcext:value-type="float">
            <text:p>0.037425</text:p>
          </table:table-cell>
          <table:table-cell office:value-type="float" office:value="0.0371063" calcext:value-type="float">
            <text:p>0.0371063</text:p>
          </table:table-cell>
          <table:table-cell office:value-type="float" office:value="0.0394313" calcext:value-type="float">
            <text:p>0.0394313</text:p>
          </table:table-cell>
          <table:table-cell office:value-type="float" office:value="0.0403375" calcext:value-type="float">
            <text:p>0.0403375</text:p>
          </table:table-cell>
          <table:table-cell office:value-type="float" office:value="0.04125" calcext:value-type="float">
            <text:p>0.04125</text:p>
          </table:table-cell>
          <table:table-cell office:value-type="float" office:value="0.0439063" calcext:value-type="float">
            <text:p>0.0439063</text:p>
          </table:table-cell>
          <table:table-cell office:value-type="float" office:value="0.0469875" calcext:value-type="float">
            <text:p>0.0469875</text:p>
          </table:table-cell>
          <table:table-cell office:value-type="float" office:value="0.0478312" calcext:value-type="float">
            <text:p>0.0478312</text:p>
          </table:table-cell>
          <table:table-cell office:value-type="float" office:value="0.0489562" calcext:value-type="float">
            <text:p>0.0489562</text:p>
          </table:table-cell>
          <table:table-cell office:value-type="float" office:value="0.05055" calcext:value-type="float">
            <text:p>0.05055</text:p>
          </table:table-cell>
          <table:table-cell office:value-type="float" office:value="0.0532813" calcext:value-type="float">
            <text:p>0.0532813</text:p>
          </table:table-cell>
          <table:table-cell office:value-type="float" office:value="0.0556125" calcext:value-type="float">
            <text:p>0.0556125</text:p>
          </table:table-cell>
          <table:table-cell office:value-type="float" office:value="0.0550312" calcext:value-type="float">
            <text:p>0.0550312</text:p>
          </table:table-cell>
          <table:table-cell office:value-type="float" office:value="0.0583687" calcext:value-type="float">
            <text:p>0.0583687</text:p>
          </table:table-cell>
          <table:table-cell office:value-type="float" office:value="0.0596937" calcext:value-type="float">
            <text:p>0.0596937</text:p>
          </table:table-cell>
          <table:table-cell office:value-type="float" office:value="0.0598875" calcext:value-type="float">
            <text:p>0.0598875</text:p>
          </table:table-cell>
          <table:table-cell office:value-type="float" office:value="0.0614063" calcext:value-type="float">
            <text:p>0.0614063</text:p>
          </table:table-cell>
          <table:table-cell office:value-type="float" office:value="0.0621937" calcext:value-type="float">
            <text:p>0.0621937</text:p>
          </table:table-cell>
          <table:table-cell office:value-type="float" office:value="0.0616187" calcext:value-type="float">
            <text:p>0.0616187</text:p>
          </table:table-cell>
          <table:table-cell office:value-type="float" office:value="0.0609437" calcext:value-type="float">
            <text:p>0.0609437</text:p>
          </table:table-cell>
          <table:table-cell office:value-type="float" office:value="0.0615625" calcext:value-type="float">
            <text:p>0.0615625</text:p>
          </table:table-cell>
          <table:table-cell office:value-type="float" office:value="0.0591375" calcext:value-type="float">
            <text:p>0.0591375</text:p>
          </table:table-cell>
          <table:table-cell office:value-type="float" office:value="0.058075" calcext:value-type="float">
            <text:p>0.058075</text:p>
          </table:table-cell>
          <table:table-cell office:value-type="float" office:value="0.0565437" calcext:value-type="float">
            <text:p>0.0565437</text:p>
          </table:table-cell>
          <table:table-cell office:value-type="float" office:value="0.053275" calcext:value-type="float">
            <text:p>0.053275</text:p>
          </table:table-cell>
          <table:table-cell office:value-type="float" office:value="0.0506125" calcext:value-type="float">
            <text:p>0.0506125</text:p>
          </table:table-cell>
          <table:table-cell office:value-type="float" office:value="0.0459688" calcext:value-type="float">
            <text:p>0.0459688</text:p>
          </table:table-cell>
          <table:table-cell office:value-type="float" office:value="0.0411938" calcext:value-type="float">
            <text:p>0.0411938</text:p>
          </table:table-cell>
          <table:table-cell office:value-type="float" office:value="0.0369" calcext:value-type="float">
            <text:p>0.0369</text:p>
          </table:table-cell>
          <table:table-cell office:value-type="float" office:value="0.0316813" calcext:value-type="float">
            <text:p>0.0316813</text:p>
          </table:table-cell>
          <table:table-cell office:value-type="float" office:value="0.0277875" calcext:value-type="float">
            <text:p>0.0277875</text:p>
          </table:table-cell>
          <table:table-cell office:value-type="float" office:value="0.0219563" calcext:value-type="float">
            <text:p>0.0219563</text:p>
          </table:table-cell>
          <table:table-cell office:value-type="float" office:value="0.0158875" calcext:value-type="float">
            <text:p>0.0158875</text:p>
          </table:table-cell>
          <table:table-cell office:value-type="float" office:value="0.0095875" calcext:value-type="float">
            <text:p>0.0095875</text:p>
          </table:table-cell>
          <table:table-cell office:value-type="float" office:value="0.003075" calcext:value-type="float">
            <text:p>0.003075</text:p>
          </table:table-cell>
          <table:table-cell table:formula="of:=SUM([.Q94:.BI94])" office:value-type="float" office:value="1.9234" calcext:value-type="float">
            <text:p>1.9234</text:p>
          </table:table-cell>
        </table:table-row>
        <table:table-row table:style-name="ro1">
          <table:table-cell office:value-type="float" office:value="5.640625" calcext:value-type="float">
            <text:p>5.640625</text:p>
          </table:table-cell>
          <table:table-cell office:value-type="float" office:value="0.0673312" calcext:value-type="float">
            <text:p>0.0673312</text:p>
          </table:table-cell>
          <table:table-cell office:value-type="float" office:value="0.0634563" calcext:value-type="float">
            <text:p>0.0634563</text:p>
          </table:table-cell>
          <table:table-cell office:value-type="float" office:value="0.0594312" calcext:value-type="float">
            <text:p>0.0594312</text:p>
          </table:table-cell>
          <table:table-cell office:value-type="float" office:value="0.0568312" calcext:value-type="float">
            <text:p>0.0568312</text:p>
          </table:table-cell>
          <table:table-cell office:value-type="float" office:value="0.052825" calcext:value-type="float">
            <text:p>0.052825</text:p>
          </table:table-cell>
          <table:table-cell office:value-type="float" office:value="0.051" calcext:value-type="float">
            <text:p>0.051</text:p>
          </table:table-cell>
          <table:table-cell office:value-type="float" office:value="0.0491562" calcext:value-type="float">
            <text:p>0.0491562</text:p>
          </table:table-cell>
          <table:table-cell office:value-type="float" office:value="0.0458625" calcext:value-type="float">
            <text:p>0.0458625</text:p>
          </table:table-cell>
          <table:table-cell office:value-type="float" office:value="0.0435313" calcext:value-type="float">
            <text:p>0.0435313</text:p>
          </table:table-cell>
          <table:table-cell office:value-type="float" office:value="0.0408625" calcext:value-type="float">
            <text:p>0.0408625</text:p>
          </table:table-cell>
          <table:table-cell office:value-type="float" office:value="0.0392625" calcext:value-type="float">
            <text:p>0.0392625</text:p>
          </table:table-cell>
          <table:table-cell office:value-type="float" office:value="0.0377125" calcext:value-type="float">
            <text:p>0.0377125</text:p>
          </table:table-cell>
          <table:table-cell office:value-type="float" office:value="0.0352375" calcext:value-type="float">
            <text:p>0.0352375</text:p>
          </table:table-cell>
          <table:table-cell office:value-type="float" office:value="0.0351812" calcext:value-type="float">
            <text:p>0.0351812</text:p>
          </table:table-cell>
          <table:table-cell office:value-type="float" office:value="0.0332062" calcext:value-type="float">
            <text:p>0.0332062</text:p>
          </table:table-cell>
          <table:table-cell office:value-type="float" office:value="0.0329438" calcext:value-type="float">
            <text:p>0.0329438</text:p>
          </table:table-cell>
          <table:table-cell office:value-type="float" office:value="0.0320875" calcext:value-type="float">
            <text:p>0.0320875</text:p>
          </table:table-cell>
          <table:table-cell office:value-type="float" office:value="0.0330625" calcext:value-type="float">
            <text:p>0.0330625</text:p>
          </table:table-cell>
          <table:table-cell office:value-type="float" office:value="0.0314625" calcext:value-type="float">
            <text:p>0.0314625</text:p>
          </table:table-cell>
          <table:table-cell office:value-type="float" office:value="0.0321313" calcext:value-type="float">
            <text:p>0.0321313</text:p>
          </table:table-cell>
          <table:table-cell office:value-type="float" office:value="0.0324875" calcext:value-type="float">
            <text:p>0.0324875</text:p>
          </table:table-cell>
          <table:table-cell office:value-type="float" office:value="0.0328125" calcext:value-type="float">
            <text:p>0.0328125</text:p>
          </table:table-cell>
          <table:table-cell office:value-type="float" office:value="0.0338" calcext:value-type="float">
            <text:p>0.0338</text:p>
          </table:table-cell>
          <table:table-cell office:value-type="float" office:value="0.0342937" calcext:value-type="float">
            <text:p>0.0342937</text:p>
          </table:table-cell>
          <table:table-cell office:value-type="float" office:value="0.0363875" calcext:value-type="float">
            <text:p>0.0363875</text:p>
          </table:table-cell>
          <table:table-cell office:value-type="float" office:value="0.0366563" calcext:value-type="float">
            <text:p>0.0366563</text:p>
          </table:table-cell>
          <table:table-cell office:value-type="float" office:value="0.0380375" calcext:value-type="float">
            <text:p>0.0380375</text:p>
          </table:table-cell>
          <table:table-cell office:value-type="float" office:value="0.0387438" calcext:value-type="float">
            <text:p>0.0387438</text:p>
          </table:table-cell>
          <table:table-cell office:value-type="float" office:value="0.0408437" calcext:value-type="float">
            <text:p>0.0408437</text:p>
          </table:table-cell>
          <table:table-cell office:value-type="float" office:value="0.0422" calcext:value-type="float">
            <text:p>0.0422</text:p>
          </table:table-cell>
          <table:table-cell office:value-type="float" office:value="0.0434312" calcext:value-type="float">
            <text:p>0.0434312</text:p>
          </table:table-cell>
          <table:table-cell office:value-type="float" office:value="0.0454688" calcext:value-type="float">
            <text:p>0.0454688</text:p>
          </table:table-cell>
          <table:table-cell office:value-type="float" office:value="0.0484125" calcext:value-type="float">
            <text:p>0.0484125</text:p>
          </table:table-cell>
          <table:table-cell office:value-type="float" office:value="0.0494" calcext:value-type="float">
            <text:p>0.0494</text:p>
          </table:table-cell>
          <table:table-cell office:value-type="float" office:value="0.0522625" calcext:value-type="float">
            <text:p>0.0522625</text:p>
          </table:table-cell>
          <table:table-cell office:value-type="float" office:value="0.0533312" calcext:value-type="float">
            <text:p>0.0533312</text:p>
          </table:table-cell>
          <table:table-cell office:value-type="float" office:value="0.0554125" calcext:value-type="float">
            <text:p>0.0554125</text:p>
          </table:table-cell>
          <table:table-cell office:value-type="float" office:value="0.0571813" calcext:value-type="float">
            <text:p>0.0571813</text:p>
          </table:table-cell>
          <table:table-cell office:value-type="float" office:value="0.0570625" calcext:value-type="float">
            <text:p>0.0570625</text:p>
          </table:table-cell>
          <table:table-cell office:value-type="float" office:value="0.05845" calcext:value-type="float">
            <text:p>0.05845</text:p>
          </table:table-cell>
          <table:table-cell office:value-type="float" office:value="0.0596" calcext:value-type="float">
            <text:p>0.0596</text:p>
          </table:table-cell>
          <table:table-cell office:value-type="float" office:value="0.0616812" calcext:value-type="float">
            <text:p>0.0616812</text:p>
          </table:table-cell>
          <table:table-cell office:value-type="float" office:value="0.0606375" calcext:value-type="float">
            <text:p>0.0606375</text:p>
          </table:table-cell>
          <table:table-cell office:value-type="float" office:value="0.0608125" calcext:value-type="float">
            <text:p>0.0608125</text:p>
          </table:table-cell>
          <table:table-cell office:value-type="float" office:value="0.060775" calcext:value-type="float">
            <text:p>0.060775</text:p>
          </table:table-cell>
          <table:table-cell office:value-type="float" office:value="0.0608375" calcext:value-type="float">
            <text:p>0.0608375</text:p>
          </table:table-cell>
          <table:table-cell office:value-type="float" office:value="0.0595687" calcext:value-type="float">
            <text:p>0.0595687</text:p>
          </table:table-cell>
          <table:table-cell office:value-type="float" office:value="0.0580063" calcext:value-type="float">
            <text:p>0.0580063</text:p>
          </table:table-cell>
          <table:table-cell office:value-type="float" office:value="0.0555312" calcext:value-type="float">
            <text:p>0.0555312</text:p>
          </table:table-cell>
          <table:table-cell office:value-type="float" office:value="0.0516375" calcext:value-type="float">
            <text:p>0.0516375</text:p>
          </table:table-cell>
          <table:table-cell office:value-type="float" office:value="0.0492187" calcext:value-type="float">
            <text:p>0.0492187</text:p>
          </table:table-cell>
          <table:table-cell office:value-type="float" office:value="0.0456688" calcext:value-type="float">
            <text:p>0.0456688</text:p>
          </table:table-cell>
          <table:table-cell office:value-type="float" office:value="0.0411687" calcext:value-type="float">
            <text:p>0.0411687</text:p>
          </table:table-cell>
          <table:table-cell office:value-type="float" office:value="0.036475" calcext:value-type="float">
            <text:p>0.036475</text:p>
          </table:table-cell>
          <table:table-cell office:value-type="float" office:value="0.0325" calcext:value-type="float">
            <text:p>0.0325</text:p>
          </table:table-cell>
          <table:table-cell office:value-type="float" office:value="0.0267375" calcext:value-type="float">
            <text:p>0.0267375</text:p>
          </table:table-cell>
          <table:table-cell office:value-type="float" office:value="0.0216938" calcext:value-type="float">
            <text:p>0.0216938</text:p>
          </table:table-cell>
          <table:table-cell office:value-type="float" office:value="0.0151125" calcext:value-type="float">
            <text:p>0.0151125</text:p>
          </table:table-cell>
          <table:table-cell office:value-type="float" office:value="0.00930625" calcext:value-type="float">
            <text:p>0.00930625</text:p>
          </table:table-cell>
          <table:table-cell office:value-type="float" office:value="0.00335" calcext:value-type="float">
            <text:p>0.00335</text:p>
          </table:table-cell>
          <table:table-cell table:formula="of:=SUM([.Q95:.BI95])" office:value-type="float" office:value="1.91868125" calcext:value-type="float">
            <text:p>1.91868125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0.0650437" calcext:value-type="float">
            <text:p>0.0650437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602188" calcext:value-type="float">
            <text:p>0.0602188</text:p>
          </table:table-cell>
          <table:table-cell office:value-type="float" office:value="0.0568875" calcext:value-type="float">
            <text:p>0.0568875</text:p>
          </table:table-cell>
          <table:table-cell office:value-type="float" office:value="0.052775" calcext:value-type="float">
            <text:p>0.052775</text:p>
          </table:table-cell>
          <table:table-cell office:value-type="float" office:value="0.0500813" calcext:value-type="float">
            <text:p>0.0500813</text:p>
          </table:table-cell>
          <table:table-cell office:value-type="float" office:value="0.047825" calcext:value-type="float">
            <text:p>0.047825</text:p>
          </table:table-cell>
          <table:table-cell office:value-type="float" office:value="0.0461437" calcext:value-type="float">
            <text:p>0.0461437</text:p>
          </table:table-cell>
          <table:table-cell office:value-type="float" office:value="0.0430688" calcext:value-type="float">
            <text:p>0.0430688</text:p>
          </table:table-cell>
          <table:table-cell office:value-type="float" office:value="0.0414187" calcext:value-type="float">
            <text:p>0.0414187</text:p>
          </table:table-cell>
          <table:table-cell office:value-type="float" office:value="0.0388312" calcext:value-type="float">
            <text:p>0.0388312</text:p>
          </table:table-cell>
          <table:table-cell office:value-type="float" office:value="0.0375687" calcext:value-type="float">
            <text:p>0.0375687</text:p>
          </table:table-cell>
          <table:table-cell office:value-type="float" office:value="0.0365375" calcext:value-type="float">
            <text:p>0.0365375</text:p>
          </table:table-cell>
          <table:table-cell office:value-type="float" office:value="0.034475" calcext:value-type="float">
            <text:p>0.034475</text:p>
          </table:table-cell>
          <table:table-cell office:value-type="float" office:value="0.0337688" calcext:value-type="float">
            <text:p>0.0337688</text:p>
          </table:table-cell>
          <table:table-cell office:value-type="float" office:value="0.033275" calcext:value-type="float">
            <text:p>0.033275</text:p>
          </table:table-cell>
          <table:table-cell office:value-type="float" office:value="0.0329812" calcext:value-type="float">
            <text:p>0.0329812</text:p>
          </table:table-cell>
          <table:table-cell office:value-type="float" office:value="0.0329938" calcext:value-type="float">
            <text:p>0.0329938</text:p>
          </table:table-cell>
          <table:table-cell office:value-type="float" office:value="0.0319188" calcext:value-type="float">
            <text:p>0.0319188</text:p>
          </table:table-cell>
          <table:table-cell office:value-type="float" office:value="0.0321063" calcext:value-type="float">
            <text:p>0.0321063</text:p>
          </table:table-cell>
          <table:table-cell office:value-type="float" office:value="0.0319875" calcext:value-type="float">
            <text:p>0.0319875</text:p>
          </table:table-cell>
          <table:table-cell office:value-type="float" office:value="0.0321938" calcext:value-type="float">
            <text:p>0.0321938</text:p>
          </table:table-cell>
          <table:table-cell office:value-type="float" office:value="0.03355" calcext:value-type="float">
            <text:p>0.03355</text:p>
          </table:table-cell>
          <table:table-cell office:value-type="float" office:value="0.034625" calcext:value-type="float">
            <text:p>0.034625</text:p>
          </table:table-cell>
          <table:table-cell office:value-type="float" office:value="0.03495" calcext:value-type="float">
            <text:p>0.03495</text:p>
          </table:table-cell>
          <table:table-cell office:value-type="float" office:value="0.0368062" calcext:value-type="float">
            <text:p>0.0368062</text:p>
          </table:table-cell>
          <table:table-cell office:value-type="float" office:value="0.0379375" calcext:value-type="float">
            <text:p>0.0379375</text:p>
          </table:table-cell>
          <table:table-cell office:value-type="float" office:value="0.03935" calcext:value-type="float">
            <text:p>0.03935</text:p>
          </table:table-cell>
          <table:table-cell office:value-type="float" office:value="0.0405688" calcext:value-type="float">
            <text:p>0.0405688</text:p>
          </table:table-cell>
          <table:table-cell office:value-type="float" office:value="0.0421188" calcext:value-type="float">
            <text:p>0.0421188</text:p>
          </table:table-cell>
          <table:table-cell office:value-type="float" office:value="0.0439312" calcext:value-type="float">
            <text:p>0.0439312</text:p>
          </table:table-cell>
          <table:table-cell office:value-type="float" office:value="0.0455438" calcext:value-type="float">
            <text:p>0.0455438</text:p>
          </table:table-cell>
          <table:table-cell office:value-type="float" office:value="0.0475937" calcext:value-type="float">
            <text:p>0.0475937</text:p>
          </table:table-cell>
          <table:table-cell office:value-type="float" office:value="0.0495188" calcext:value-type="float">
            <text:p>0.0495188</text:p>
          </table:table-cell>
          <table:table-cell office:value-type="float" office:value="0.0511812" calcext:value-type="float">
            <text:p>0.0511812</text:p>
          </table:table-cell>
          <table:table-cell office:value-type="float" office:value="0.0530687" calcext:value-type="float">
            <text:p>0.0530687</text:p>
          </table:table-cell>
          <table:table-cell office:value-type="float" office:value="0.054525" calcext:value-type="float">
            <text:p>0.054525</text:p>
          </table:table-cell>
          <table:table-cell office:value-type="float" office:value="0.0559188" calcext:value-type="float">
            <text:p>0.0559188</text:p>
          </table:table-cell>
          <table:table-cell office:value-type="float" office:value="0.05715" calcext:value-type="float">
            <text:p>0.05715</text:p>
          </table:table-cell>
          <table:table-cell office:value-type="float" office:value="0.0597375" calcext:value-type="float">
            <text:p>0.0597375</text:p>
          </table:table-cell>
          <table:table-cell office:value-type="float" office:value="0.0595125" calcext:value-type="float">
            <text:p>0.0595125</text:p>
          </table:table-cell>
          <table:table-cell office:value-type="float" office:value="0.0600938" calcext:value-type="float">
            <text:p>0.0600938</text:p>
          </table:table-cell>
          <table:table-cell office:value-type="float" office:value="0.060725" calcext:value-type="float">
            <text:p>0.060725</text:p>
          </table:table-cell>
          <table:table-cell office:value-type="float" office:value="0.0619375" calcext:value-type="float">
            <text:p>0.0619375</text:p>
          </table:table-cell>
          <table:table-cell office:value-type="float" office:value="0.0613563" calcext:value-type="float">
            <text:p>0.0613563</text:p>
          </table:table-cell>
          <table:table-cell office:value-type="float" office:value="0.0603938" calcext:value-type="float">
            <text:p>0.0603938</text:p>
          </table:table-cell>
          <table:table-cell office:value-type="float" office:value="0.0587688" calcext:value-type="float">
            <text:p>0.0587688</text:p>
          </table:table-cell>
          <table:table-cell office:value-type="float" office:value="0.0565688" calcext:value-type="float">
            <text:p>0.0565688</text:p>
          </table:table-cell>
          <table:table-cell office:value-type="float" office:value="0.0546125" calcext:value-type="float">
            <text:p>0.0546125</text:p>
          </table:table-cell>
          <table:table-cell office:value-type="float" office:value="0.0525625" calcext:value-type="float">
            <text:p>0.0525625</text:p>
          </table:table-cell>
          <table:table-cell office:value-type="float" office:value="0.0491687" calcext:value-type="float">
            <text:p>0.0491687</text:p>
          </table:table-cell>
          <table:table-cell office:value-type="float" office:value="0.04625" calcext:value-type="float">
            <text:p>0.04625</text:p>
          </table:table-cell>
          <table:table-cell office:value-type="float" office:value="0.0413125" calcext:value-type="float">
            <text:p>0.0413125</text:p>
          </table:table-cell>
          <table:table-cell office:value-type="float" office:value="0.0364812" calcext:value-type="float">
            <text:p>0.0364812</text:p>
          </table:table-cell>
          <table:table-cell office:value-type="float" office:value="0.031625" calcext:value-type="float">
            <text:p>0.031625</text:p>
          </table:table-cell>
          <table:table-cell office:value-type="float" office:value="0.0268" calcext:value-type="float">
            <text:p>0.0268</text:p>
          </table:table-cell>
          <table:table-cell office:value-type="float" office:value="0.0209187" calcext:value-type="float">
            <text:p>0.0209187</text:p>
          </table:table-cell>
          <table:table-cell office:value-type="float" office:value="0.0154813" calcext:value-type="float">
            <text:p>0.0154813</text:p>
          </table:table-cell>
          <table:table-cell office:value-type="float" office:value="0.0095625" calcext:value-type="float">
            <text:p>0.0095625</text:p>
          </table:table-cell>
          <table:table-cell office:value-type="float" office:value="0.00294375" calcext:value-type="float">
            <text:p>0.00294375</text:p>
          </table:table-cell>
          <table:table-cell table:formula="of:=SUM([.Q96:.BI96])" office:value-type="float" office:value="1.91260655" calcext:value-type="float">
            <text:p>1.91260655</text:p>
          </table:table-cell>
        </table:table-row>
        <table:table-row table:style-name="ro1">
          <table:table-cell office:value-type="float" office:value="5.759375" calcext:value-type="float">
            <text:p>5.759375</text:p>
          </table:table-cell>
          <table:table-cell office:value-type="float" office:value="0.0658375" calcext:value-type="float">
            <text:p>0.0658375</text:p>
          </table:table-cell>
          <table:table-cell office:value-type="float" office:value="0.06215" calcext:value-type="float">
            <text:p>0.06215</text:p>
          </table:table-cell>
          <table:table-cell office:value-type="float" office:value="0.058725" calcext:value-type="float">
            <text:p>0.058725</text:p>
          </table:table-cell>
          <table:table-cell office:value-type="float" office:value="0.0562625" calcext:value-type="float">
            <text:p>0.0562625</text:p>
          </table:table-cell>
          <table:table-cell office:value-type="float" office:value="0.0528625" calcext:value-type="float">
            <text:p>0.0528625</text:p>
          </table:table-cell>
          <table:table-cell office:value-type="float" office:value="0.050475" calcext:value-type="float">
            <text:p>0.050475</text:p>
          </table:table-cell>
          <table:table-cell office:value-type="float" office:value="0.0478437" calcext:value-type="float">
            <text:p>0.0478437</text:p>
          </table:table-cell>
          <table:table-cell office:value-type="float" office:value="0.04655" calcext:value-type="float">
            <text:p>0.04655</text:p>
          </table:table-cell>
          <table:table-cell office:value-type="float" office:value="0.0429312" calcext:value-type="float">
            <text:p>0.0429312</text:p>
          </table:table-cell>
          <table:table-cell office:value-type="float" office:value="0.04095" calcext:value-type="float">
            <text:p>0.04095</text:p>
          </table:table-cell>
          <table:table-cell office:value-type="float" office:value="0.0396437" calcext:value-type="float">
            <text:p>0.0396437</text:p>
          </table:table-cell>
          <table:table-cell office:value-type="float" office:value="0.0372938" calcext:value-type="float">
            <text:p>0.0372938</text:p>
          </table:table-cell>
          <table:table-cell office:value-type="float" office:value="0.035975" calcext:value-type="float">
            <text:p>0.035975</text:p>
          </table:table-cell>
          <table:table-cell office:value-type="float" office:value="0.0341562" calcext:value-type="float">
            <text:p>0.0341562</text:p>
          </table:table-cell>
          <table:table-cell office:value-type="float" office:value="0.0345063" calcext:value-type="float">
            <text:p>0.0345063</text:p>
          </table:table-cell>
          <table:table-cell office:value-type="float" office:value="0.0331125" calcext:value-type="float">
            <text:p>0.0331125</text:p>
          </table:table-cell>
          <table:table-cell office:value-type="float" office:value="0.0324938" calcext:value-type="float">
            <text:p>0.0324938</text:p>
          </table:table-cell>
          <table:table-cell office:value-type="float" office:value="0.0319875" calcext:value-type="float">
            <text:p>0.0319875</text:p>
          </table:table-cell>
          <table:table-cell office:value-type="float" office:value="0.0315875" calcext:value-type="float">
            <text:p>0.0315875</text:p>
          </table:table-cell>
          <table:table-cell office:value-type="float" office:value="0.0322875" calcext:value-type="float">
            <text:p>0.0322875</text:p>
          </table:table-cell>
          <table:table-cell office:value-type="float" office:value="0.0332937" calcext:value-type="float">
            <text:p>0.0332937</text:p>
          </table:table-cell>
          <table:table-cell office:value-type="float" office:value="0.0332812" calcext:value-type="float">
            <text:p>0.0332812</text:p>
          </table:table-cell>
          <table:table-cell office:value-type="float" office:value="0.0338562" calcext:value-type="float">
            <text:p>0.0338562</text:p>
          </table:table-cell>
          <table:table-cell office:value-type="float" office:value="0.0352063" calcext:value-type="float">
            <text:p>0.0352063</text:p>
          </table:table-cell>
          <table:table-cell office:value-type="float" office:value="0.0358313" calcext:value-type="float">
            <text:p>0.0358313</text:p>
          </table:table-cell>
          <table:table-cell office:value-type="float" office:value="0.036425" calcext:value-type="float">
            <text:p>0.036425</text:p>
          </table:table-cell>
          <table:table-cell office:value-type="float" office:value="0.0389125" calcext:value-type="float">
            <text:p>0.0389125</text:p>
          </table:table-cell>
          <table:table-cell office:value-type="float" office:value="0.0394625" calcext:value-type="float">
            <text:p>0.0394625</text:p>
          </table:table-cell>
          <table:table-cell office:value-type="float" office:value="0.0409875" calcext:value-type="float">
            <text:p>0.0409875</text:p>
          </table:table-cell>
          <table:table-cell office:value-type="float" office:value="0.042375" calcext:value-type="float">
            <text:p>0.042375</text:p>
          </table:table-cell>
          <table:table-cell office:value-type="float" office:value="0.043775" calcext:value-type="float">
            <text:p>0.043775</text:p>
          </table:table-cell>
          <table:table-cell office:value-type="float" office:value="0.0452875" calcext:value-type="float">
            <text:p>0.0452875</text:p>
          </table:table-cell>
          <table:table-cell office:value-type="float" office:value="0.04775" calcext:value-type="float">
            <text:p>0.04775</text:p>
          </table:table-cell>
          <table:table-cell office:value-type="float" office:value="0.0488312" calcext:value-type="float">
            <text:p>0.0488312</text:p>
          </table:table-cell>
          <table:table-cell office:value-type="float" office:value="0.0514688" calcext:value-type="float">
            <text:p>0.0514688</text:p>
          </table:table-cell>
          <table:table-cell office:value-type="float" office:value="0.0528438" calcext:value-type="float">
            <text:p>0.0528438</text:p>
          </table:table-cell>
          <table:table-cell office:value-type="float" office:value="0.0549188" calcext:value-type="float">
            <text:p>0.0549188</text:p>
          </table:table-cell>
          <table:table-cell office:value-type="float" office:value="0.0560187" calcext:value-type="float">
            <text:p>0.0560187</text:p>
          </table:table-cell>
          <table:table-cell office:value-type="float" office:value="0.0569438" calcext:value-type="float">
            <text:p>0.0569438</text:p>
          </table:table-cell>
          <table:table-cell office:value-type="float" office:value="0.0586375" calcext:value-type="float">
            <text:p>0.0586375</text:p>
          </table:table-cell>
          <table:table-cell office:value-type="float" office:value="0.0588125" calcext:value-type="float">
            <text:p>0.0588125</text:p>
          </table:table-cell>
          <table:table-cell office:value-type="float" office:value="0.0596812" calcext:value-type="float">
            <text:p>0.0596812</text:p>
          </table:table-cell>
          <table:table-cell office:value-type="float" office:value="0.0615062" calcext:value-type="float">
            <text:p>0.0615062</text:p>
          </table:table-cell>
          <table:table-cell office:value-type="float" office:value="0.0605562" calcext:value-type="float">
            <text:p>0.0605562</text:p>
          </table:table-cell>
          <table:table-cell office:value-type="float" office:value="0.0608" calcext:value-type="float">
            <text:p>0.0608</text:p>
          </table:table-cell>
          <table:table-cell office:value-type="float" office:value="0.0586" calcext:value-type="float">
            <text:p>0.0586</text:p>
          </table:table-cell>
          <table:table-cell office:value-type="float" office:value="0.0574" calcext:value-type="float">
            <text:p>0.0574</text:p>
          </table:table-cell>
          <table:table-cell office:value-type="float" office:value="0.0568688" calcext:value-type="float">
            <text:p>0.0568688</text:p>
          </table:table-cell>
          <table:table-cell office:value-type="float" office:value="0.054525" calcext:value-type="float">
            <text:p>0.054525</text:p>
          </table:table-cell>
          <table:table-cell office:value-type="float" office:value="0.0512875" calcext:value-type="float">
            <text:p>0.0512875</text:p>
          </table:table-cell>
          <table:table-cell office:value-type="float" office:value="0.04845" calcext:value-type="float">
            <text:p>0.04845</text:p>
          </table:table-cell>
          <table:table-cell office:value-type="float" office:value="0.0453687" calcext:value-type="float">
            <text:p>0.0453687</text:p>
          </table:table-cell>
          <table:table-cell office:value-type="float" office:value="0.0418437" calcext:value-type="float">
            <text:p>0.0418437</text:p>
          </table:table-cell>
          <table:table-cell office:value-type="float" office:value="0.0360687" calcext:value-type="float">
            <text:p>0.0360687</text:p>
          </table:table-cell>
          <table:table-cell office:value-type="float" office:value="0.03045" calcext:value-type="float">
            <text:p>0.03045</text:p>
          </table:table-cell>
          <table:table-cell office:value-type="float" office:value="0.0260937" calcext:value-type="float">
            <text:p>0.0260937</text:p>
          </table:table-cell>
          <table:table-cell office:value-type="float" office:value="0.0207062" calcext:value-type="float">
            <text:p>0.0207062</text:p>
          </table:table-cell>
          <table:table-cell office:value-type="float" office:value="0.0152938" calcext:value-type="float">
            <text:p>0.0152938</text:p>
          </table:table-cell>
          <table:table-cell office:value-type="float" office:value="0.008825" calcext:value-type="float">
            <text:p>0.008825</text:p>
          </table:table-cell>
          <table:table-cell office:value-type="float" office:value="0.003175" calcext:value-type="float">
            <text:p>0.003175</text:p>
          </table:table-cell>
          <table:table-cell table:formula="of:=SUM([.Q97:.BI97])" office:value-type="float" office:value="1.9038873" calcext:value-type="float">
            <text:p>1.9038873</text:p>
          </table:table-cell>
        </table:table-row>
        <table:table-row table:style-name="ro1">
          <table:table-cell office:value-type="float" office:value="5.81875" calcext:value-type="float">
            <text:p>5.81875</text:p>
          </table:table-cell>
          <table:table-cell office:value-type="float" office:value="0.064475" calcext:value-type="float">
            <text:p>0.064475</text:p>
          </table:table-cell>
          <table:table-cell office:value-type="float" office:value="0.0622125" calcext:value-type="float">
            <text:p>0.0622125</text:p>
          </table:table-cell>
          <table:table-cell office:value-type="float" office:value="0.058275" calcext:value-type="float">
            <text:p>0.058275</text:p>
          </table:table-cell>
          <table:table-cell office:value-type="float" office:value="0.0558688" calcext:value-type="float">
            <text:p>0.0558688</text:p>
          </table:table-cell>
          <table:table-cell office:value-type="float" office:value="0.0523187" calcext:value-type="float">
            <text:p>0.0523187</text:p>
          </table:table-cell>
          <table:table-cell office:value-type="float" office:value="0.0504812" calcext:value-type="float">
            <text:p>0.0504812</text:p>
          </table:table-cell>
          <table:table-cell office:value-type="float" office:value="0.0464063" calcext:value-type="float">
            <text:p>0.0464063</text:p>
          </table:table-cell>
          <table:table-cell office:value-type="float" office:value="0.0453" calcext:value-type="float">
            <text:p>0.0453</text:p>
          </table:table-cell>
          <table:table-cell office:value-type="float" office:value="0.0426125" calcext:value-type="float">
            <text:p>0.0426125</text:p>
          </table:table-cell>
          <table:table-cell office:value-type="float" office:value="0.0413375" calcext:value-type="float">
            <text:p>0.0413375</text:p>
          </table:table-cell>
          <table:table-cell office:value-type="float" office:value="0.0386" calcext:value-type="float">
            <text:p>0.0386</text:p>
          </table:table-cell>
          <table:table-cell office:value-type="float" office:value="0.0376563" calcext:value-type="float">
            <text:p>0.0376563</text:p>
          </table:table-cell>
          <table:table-cell office:value-type="float" office:value="0.036225" calcext:value-type="float">
            <text:p>0.036225</text:p>
          </table:table-cell>
          <table:table-cell office:value-type="float" office:value="0.03565" calcext:value-type="float">
            <text:p>0.03565</text:p>
          </table:table-cell>
          <table:table-cell office:value-type="float" office:value="0.034475" calcext:value-type="float">
            <text:p>0.034475</text:p>
          </table:table-cell>
          <table:table-cell office:value-type="float" office:value="0.0330563" calcext:value-type="float">
            <text:p>0.0330563</text:p>
          </table:table-cell>
          <table:table-cell office:value-type="float" office:value="0.0331" calcext:value-type="float">
            <text:p>0.0331</text:p>
          </table:table-cell>
          <table:table-cell office:value-type="float" office:value="0.0321813" calcext:value-type="float">
            <text:p>0.0321813</text:p>
          </table:table-cell>
          <table:table-cell office:value-type="float" office:value="0.0322" calcext:value-type="float">
            <text:p>0.0322</text:p>
          </table:table-cell>
          <table:table-cell office:value-type="float" office:value="0.0324" calcext:value-type="float">
            <text:p>0.0324</text:p>
          </table:table-cell>
          <table:table-cell office:value-type="float" office:value="0.0336375" calcext:value-type="float">
            <text:p>0.0336375</text:p>
          </table:table-cell>
          <table:table-cell office:value-type="float" office:value="0.0328375" calcext:value-type="float">
            <text:p>0.0328375</text:p>
          </table:table-cell>
          <table:table-cell office:value-type="float" office:value="0.0340063" calcext:value-type="float">
            <text:p>0.0340063</text:p>
          </table:table-cell>
          <table:table-cell office:value-type="float" office:value="0.0347563" calcext:value-type="float">
            <text:p>0.0347563</text:p>
          </table:table-cell>
          <table:table-cell office:value-type="float" office:value="0.034875" calcext:value-type="float">
            <text:p>0.034875</text:p>
          </table:table-cell>
          <table:table-cell office:value-type="float" office:value="0.0373313" calcext:value-type="float">
            <text:p>0.0373313</text:p>
          </table:table-cell>
          <table:table-cell office:value-type="float" office:value="0.0376" calcext:value-type="float">
            <text:p>0.0376</text:p>
          </table:table-cell>
          <table:table-cell office:value-type="float" office:value="0.0398125" calcext:value-type="float">
            <text:p>0.0398125</text:p>
          </table:table-cell>
          <table:table-cell office:value-type="float" office:value="0.0416687" calcext:value-type="float">
            <text:p>0.0416687</text:p>
          </table:table-cell>
          <table:table-cell office:value-type="float" office:value="0.0439375" calcext:value-type="float">
            <text:p>0.0439375</text:p>
          </table:table-cell>
          <table:table-cell office:value-type="float" office:value="0.0442125" calcext:value-type="float">
            <text:p>0.0442125</text:p>
          </table:table-cell>
          <table:table-cell office:value-type="float" office:value="0.0453687" calcext:value-type="float">
            <text:p>0.0453687</text:p>
          </table:table-cell>
          <table:table-cell office:value-type="float" office:value="0.0479625" calcext:value-type="float">
            <text:p>0.0479625</text:p>
          </table:table-cell>
          <table:table-cell office:value-type="float" office:value="0.0498125" calcext:value-type="float">
            <text:p>0.0498125</text:p>
          </table:table-cell>
          <table:table-cell office:value-type="float" office:value="0.0509187" calcext:value-type="float">
            <text:p>0.0509187</text:p>
          </table:table-cell>
          <table:table-cell office:value-type="float" office:value="0.0523875" calcext:value-type="float">
            <text:p>0.0523875</text:p>
          </table:table-cell>
          <table:table-cell office:value-type="float" office:value="0.0544125" calcext:value-type="float">
            <text:p>0.0544125</text:p>
          </table:table-cell>
          <table:table-cell office:value-type="float" office:value="0.0570563" calcext:value-type="float">
            <text:p>0.0570563</text:p>
          </table:table-cell>
          <table:table-cell office:value-type="float" office:value="0.0582812" calcext:value-type="float">
            <text:p>0.0582812</text:p>
          </table:table-cell>
          <table:table-cell office:value-type="float" office:value="0.0581313" calcext:value-type="float">
            <text:p>0.0581313</text:p>
          </table:table-cell>
          <table:table-cell office:value-type="float" office:value="0.0603375" calcext:value-type="float">
            <text:p>0.0603375</text:p>
          </table:table-cell>
          <table:table-cell office:value-type="float" office:value="0.0594" calcext:value-type="float">
            <text:p>0.0594</text:p>
          </table:table-cell>
          <table:table-cell office:value-type="float" office:value="0.0598125" calcext:value-type="float">
            <text:p>0.0598125</text:p>
          </table:table-cell>
          <table:table-cell office:value-type="float" office:value="0.0601375" calcext:value-type="float">
            <text:p>0.0601375</text:p>
          </table:table-cell>
          <table:table-cell office:value-type="float" office:value="0.060475" calcext:value-type="float">
            <text:p>0.060475</text:p>
          </table:table-cell>
          <table:table-cell office:value-type="float" office:value="0.0595813" calcext:value-type="float">
            <text:p>0.0595813</text:p>
          </table:table-cell>
          <table:table-cell office:value-type="float" office:value="0.0585875" calcext:value-type="float">
            <text:p>0.0585875</text:p>
          </table:table-cell>
          <table:table-cell office:value-type="float" office:value="0.056175" calcext:value-type="float">
            <text:p>0.056175</text:p>
          </table:table-cell>
          <table:table-cell office:value-type="float" office:value="0.0533125" calcext:value-type="float">
            <text:p>0.0533125</text:p>
          </table:table-cell>
          <table:table-cell office:value-type="float" office:value="0.050775" calcext:value-type="float">
            <text:p>0.050775</text:p>
          </table:table-cell>
          <table:table-cell office:value-type="float" office:value="0.0483437" calcext:value-type="float">
            <text:p>0.0483437</text:p>
          </table:table-cell>
          <table:table-cell office:value-type="float" office:value="0.0449375" calcext:value-type="float">
            <text:p>0.0449375</text:p>
          </table:table-cell>
          <table:table-cell office:value-type="float" office:value="0.0395687" calcext:value-type="float">
            <text:p>0.0395687</text:p>
          </table:table-cell>
          <table:table-cell office:value-type="float" office:value="0.0355" calcext:value-type="float">
            <text:p>0.0355</text:p>
          </table:table-cell>
          <table:table-cell office:value-type="float" office:value="0.0305625" calcext:value-type="float">
            <text:p>0.0305625</text:p>
          </table:table-cell>
          <table:table-cell office:value-type="float" office:value="0.0255625" calcext:value-type="float">
            <text:p>0.0255625</text:p>
          </table:table-cell>
          <table:table-cell office:value-type="float" office:value="0.0201875" calcext:value-type="float">
            <text:p>0.0201875</text:p>
          </table:table-cell>
          <table:table-cell office:value-type="float" office:value="0.01475" calcext:value-type="float">
            <text:p>0.01475</text:p>
          </table:table-cell>
          <table:table-cell office:value-type="float" office:value="0.0090125" calcext:value-type="float">
            <text:p>0.0090125</text:p>
          </table:table-cell>
          <table:table-cell office:value-type="float" office:value="0.00296875" calcext:value-type="float">
            <text:p>0.00296875</text:p>
          </table:table-cell>
          <table:table-cell table:formula="of:=SUM([.Q98:.BI98])" office:value-type="float" office:value="1.90193135" calcext:value-type="float">
            <text:p>1.90193135</text:p>
          </table:table-cell>
        </table:table-row>
        <table:table-row table:style-name="ro1">
          <table:table-cell office:value-type="float" office:value="5.878125" calcext:value-type="float">
            <text:p>5.878125</text:p>
          </table:table-cell>
          <table:table-cell office:value-type="float" office:value="0.0641625" calcext:value-type="float">
            <text:p>0.0641625</text:p>
          </table:table-cell>
          <table:table-cell office:value-type="float" office:value="0.0600375" calcext:value-type="float">
            <text:p>0.0600375</text:p>
          </table:table-cell>
          <table:table-cell office:value-type="float" office:value="0.05655" calcext:value-type="float">
            <text:p>0.05655</text:p>
          </table:table-cell>
          <table:table-cell office:value-type="float" office:value="0.0545875" calcext:value-type="float">
            <text:p>0.0545875</text:p>
          </table:table-cell>
          <table:table-cell office:value-type="float" office:value="0.0530062" calcext:value-type="float">
            <text:p>0.0530062</text:p>
          </table:table-cell>
          <table:table-cell office:value-type="float" office:value="0.0504438" calcext:value-type="float">
            <text:p>0.0504438</text:p>
          </table:table-cell>
          <table:table-cell office:value-type="float" office:value="0.046825" calcext:value-type="float">
            <text:p>0.046825</text:p>
          </table:table-cell>
          <table:table-cell office:value-type="float" office:value="0.0451937" calcext:value-type="float">
            <text:p>0.0451937</text:p>
          </table:table-cell>
          <table:table-cell office:value-type="float" office:value="0.042825" calcext:value-type="float">
            <text:p>0.042825</text:p>
          </table:table-cell>
          <table:table-cell office:value-type="float" office:value="0.0400937" calcext:value-type="float">
            <text:p>0.0400937</text:p>
          </table:table-cell>
          <table:table-cell office:value-type="float" office:value="0.039475" calcext:value-type="float">
            <text:p>0.039475</text:p>
          </table:table-cell>
          <table:table-cell office:value-type="float" office:value="0.0379688" calcext:value-type="float">
            <text:p>0.0379688</text:p>
          </table:table-cell>
          <table:table-cell office:value-type="float" office:value="0.035975" calcext:value-type="float">
            <text:p>0.035975</text:p>
          </table:table-cell>
          <table:table-cell office:value-type="float" office:value="0.0340437" calcext:value-type="float">
            <text:p>0.0340437</text:p>
          </table:table-cell>
          <table:table-cell office:value-type="float" office:value="0.03335" calcext:value-type="float">
            <text:p>0.03335</text:p>
          </table:table-cell>
          <table:table-cell office:value-type="float" office:value="0.0335375" calcext:value-type="float">
            <text:p>0.0335375</text:p>
          </table:table-cell>
          <table:table-cell office:value-type="float" office:value="0.0315312" calcext:value-type="float">
            <text:p>0.0315312</text:p>
          </table:table-cell>
          <table:table-cell office:value-type="float" office:value="0.032725" calcext:value-type="float">
            <text:p>0.032725</text:p>
          </table:table-cell>
          <table:table-cell office:value-type="float" office:value="0.0328" calcext:value-type="float">
            <text:p>0.0328</text:p>
          </table:table-cell>
          <table:table-cell office:value-type="float" office:value="0.0327812" calcext:value-type="float">
            <text:p>0.0327812</text:p>
          </table:table-cell>
          <table:table-cell office:value-type="float" office:value="0.0328375" calcext:value-type="float">
            <text:p>0.0328375</text:p>
          </table:table-cell>
          <table:table-cell office:value-type="float" office:value="0.0338437" calcext:value-type="float">
            <text:p>0.0338437</text:p>
          </table:table-cell>
          <table:table-cell office:value-type="float" office:value="0.0345875" calcext:value-type="float">
            <text:p>0.0345875</text:p>
          </table:table-cell>
          <table:table-cell office:value-type="float" office:value="0.0346" calcext:value-type="float">
            <text:p>0.0346</text:p>
          </table:table-cell>
          <table:table-cell office:value-type="float" office:value="0.0355" calcext:value-type="float">
            <text:p>0.0355</text:p>
          </table:table-cell>
          <table:table-cell office:value-type="float" office:value="0.0361187" calcext:value-type="float">
            <text:p>0.0361187</text:p>
          </table:table-cell>
          <table:table-cell office:value-type="float" office:value="0.0387188" calcext:value-type="float">
            <text:p>0.0387188</text:p>
          </table:table-cell>
          <table:table-cell office:value-type="float" office:value="0.0396875" calcext:value-type="float">
            <text:p>0.0396875</text:p>
          </table:table-cell>
          <table:table-cell office:value-type="float" office:value="0.0406437" calcext:value-type="float">
            <text:p>0.0406437</text:p>
          </table:table-cell>
          <table:table-cell office:value-type="float" office:value="0.0432813" calcext:value-type="float">
            <text:p>0.0432813</text:p>
          </table:table-cell>
          <table:table-cell office:value-type="float" office:value="0.0440375" calcext:value-type="float">
            <text:p>0.0440375</text:p>
          </table:table-cell>
          <table:table-cell office:value-type="float" office:value="0.0466875" calcext:value-type="float">
            <text:p>0.0466875</text:p>
          </table:table-cell>
          <table:table-cell office:value-type="float" office:value="0.04825" calcext:value-type="float">
            <text:p>0.04825</text:p>
          </table:table-cell>
          <table:table-cell office:value-type="float" office:value="0.050775" calcext:value-type="float">
            <text:p>0.050775</text:p>
          </table:table-cell>
          <table:table-cell office:value-type="float" office:value="0.0517" calcext:value-type="float">
            <text:p>0.0517</text:p>
          </table:table-cell>
          <table:table-cell office:value-type="float" office:value="0.0534562" calcext:value-type="float">
            <text:p>0.0534562</text:p>
          </table:table-cell>
          <table:table-cell office:value-type="float" office:value="0.054425" calcext:value-type="float">
            <text:p>0.054425</text:p>
          </table:table-cell>
          <table:table-cell office:value-type="float" office:value="0.057025" calcext:value-type="float">
            <text:p>0.057025</text:p>
          </table:table-cell>
          <table:table-cell office:value-type="float" office:value="0.0574" calcext:value-type="float">
            <text:p>0.0574</text:p>
          </table:table-cell>
          <table:table-cell office:value-type="float" office:value="0.0596875" calcext:value-type="float">
            <text:p>0.0596875</text:p>
          </table:table-cell>
          <table:table-cell office:value-type="float" office:value="0.0592563" calcext:value-type="float">
            <text:p>0.0592563</text:p>
          </table:table-cell>
          <table:table-cell office:value-type="float" office:value="0.0606688" calcext:value-type="float">
            <text:p>0.0606688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93375" calcext:value-type="float">
            <text:p>0.0593375</text:p>
          </table:table-cell>
          <table:table-cell office:value-type="float" office:value="0.0591875" calcext:value-type="float">
            <text:p>0.0591875</text:p>
          </table:table-cell>
          <table:table-cell office:value-type="float" office:value="0.0595375" calcext:value-type="float">
            <text:p>0.0595375</text:p>
          </table:table-cell>
          <table:table-cell office:value-type="float" office:value="0.0576313" calcext:value-type="float">
            <text:p>0.0576313</text:p>
          </table:table-cell>
          <table:table-cell office:value-type="float" office:value="0.0552438" calcext:value-type="float">
            <text:p>0.0552438</text:p>
          </table:table-cell>
          <table:table-cell office:value-type="float" office:value="0.0527437" calcext:value-type="float">
            <text:p>0.0527437</text:p>
          </table:table-cell>
          <table:table-cell office:value-type="float" office:value="0.0500375" calcext:value-type="float">
            <text:p>0.0500375</text:p>
          </table:table-cell>
          <table:table-cell office:value-type="float" office:value="0.0471875" calcext:value-type="float">
            <text:p>0.0471875</text:p>
          </table:table-cell>
          <table:table-cell office:value-type="float" office:value="0.0442875" calcext:value-type="float">
            <text:p>0.0442875</text:p>
          </table:table-cell>
          <table:table-cell office:value-type="float" office:value="0.0392313" calcext:value-type="float">
            <text:p>0.0392313</text:p>
          </table:table-cell>
          <table:table-cell office:value-type="float" office:value="0.0356875" calcext:value-type="float">
            <text:p>0.0356875</text:p>
          </table:table-cell>
          <table:table-cell office:value-type="float" office:value="0.0308437" calcext:value-type="float">
            <text:p>0.0308437</text:p>
          </table:table-cell>
          <table:table-cell office:value-type="float" office:value="0.0256187" calcext:value-type="float">
            <text:p>0.0256187</text:p>
          </table:table-cell>
          <table:table-cell office:value-type="float" office:value="0.0200687" calcext:value-type="float">
            <text:p>0.0200687</text:p>
          </table:table-cell>
          <table:table-cell office:value-type="float" office:value="0.0143562" calcext:value-type="float">
            <text:p>0.0143562</text:p>
          </table:table-cell>
          <table:table-cell office:value-type="float" office:value="0.0087375" calcext:value-type="float">
            <text:p>0.0087375</text:p>
          </table:table-cell>
          <table:table-cell office:value-type="float" office:value="0.0028" calcext:value-type="float">
            <text:p>0.0028</text:p>
          </table:table-cell>
          <table:table-cell table:formula="of:=SUM([.Q99:.BI99])" office:value-type="float" office:value="1.8980998" calcext:value-type="float">
            <text:p>1.8980998</text:p>
          </table:table-cell>
        </table:table-row>
        <table:table-row table:style-name="ro1">
          <table:table-cell office:value-type="float" office:value="5.9375" calcext:value-type="float">
            <text:p>5.9375</text:p>
          </table:table-cell>
          <table:table-cell office:value-type="float" office:value="0.0636" calcext:value-type="float">
            <text:p>0.0636</text:p>
          </table:table-cell>
          <table:table-cell office:value-type="float" office:value="0.0602313" calcext:value-type="float">
            <text:p>0.0602313</text:p>
          </table:table-cell>
          <table:table-cell office:value-type="float" office:value="0.0566875" calcext:value-type="float">
            <text:p>0.0566875</text:p>
          </table:table-cell>
          <table:table-cell office:value-type="float" office:value="0.0540812" calcext:value-type="float">
            <text:p>0.0540812</text:p>
          </table:table-cell>
          <table:table-cell office:value-type="float" office:value="0.0521438" calcext:value-type="float">
            <text:p>0.0521438</text:p>
          </table:table-cell>
          <table:table-cell office:value-type="float" office:value="0.0495937" calcext:value-type="float">
            <text:p>0.0495937</text:p>
          </table:table-cell>
          <table:table-cell office:value-type="float" office:value="0.0475875" calcext:value-type="float">
            <text:p>0.0475875</text:p>
          </table:table-cell>
          <table:table-cell office:value-type="float" office:value="0.0447688" calcext:value-type="float">
            <text:p>0.0447688</text:p>
          </table:table-cell>
          <table:table-cell office:value-type="float" office:value="0.0418375" calcext:value-type="float">
            <text:p>0.0418375</text:p>
          </table:table-cell>
          <table:table-cell office:value-type="float" office:value="0.0407062" calcext:value-type="float">
            <text:p>0.0407062</text:p>
          </table:table-cell>
          <table:table-cell office:value-type="float" office:value="0.0379937" calcext:value-type="float">
            <text:p>0.0379937</text:p>
          </table:table-cell>
          <table:table-cell office:value-type="float" office:value="0.037525" calcext:value-type="float">
            <text:p>0.037525</text:p>
          </table:table-cell>
          <table:table-cell office:value-type="float" office:value="0.0356812" calcext:value-type="float">
            <text:p>0.0356812</text:p>
          </table:table-cell>
          <table:table-cell office:value-type="float" office:value="0.034775" calcext:value-type="float">
            <text:p>0.034775</text:p>
          </table:table-cell>
          <table:table-cell office:value-type="float" office:value="0.0342063" calcext:value-type="float">
            <text:p>0.0342063</text:p>
          </table:table-cell>
          <table:table-cell office:value-type="float" office:value="0.0328188" calcext:value-type="float">
            <text:p>0.0328188</text:p>
          </table:table-cell>
          <table:table-cell office:value-type="float" office:value="0.032475" calcext:value-type="float">
            <text:p>0.032475</text:p>
          </table:table-cell>
          <table:table-cell office:value-type="float" office:value="0.032425" calcext:value-type="float">
            <text:p>0.032425</text:p>
          </table:table-cell>
          <table:table-cell office:value-type="float" office:value="0.0323625" calcext:value-type="float">
            <text:p>0.0323625</text:p>
          </table:table-cell>
          <table:table-cell office:value-type="float" office:value="0.0324188" calcext:value-type="float">
            <text:p>0.0324188</text:p>
          </table:table-cell>
          <table:table-cell office:value-type="float" office:value="0.0325375" calcext:value-type="float">
            <text:p>0.0325375</text:p>
          </table:table-cell>
          <table:table-cell office:value-type="float" office:value="0.0334187" calcext:value-type="float">
            <text:p>0.0334187</text:p>
          </table:table-cell>
          <table:table-cell office:value-type="float" office:value="0.0341188" calcext:value-type="float">
            <text:p>0.0341188</text:p>
          </table:table-cell>
          <table:table-cell office:value-type="float" office:value="0.0351" calcext:value-type="float">
            <text:p>0.0351</text:p>
          </table:table-cell>
          <table:table-cell office:value-type="float" office:value="0.0359063" calcext:value-type="float">
            <text:p>0.0359063</text:p>
          </table:table-cell>
          <table:table-cell office:value-type="float" office:value="0.0372938" calcext:value-type="float">
            <text:p>0.0372938</text:p>
          </table:table-cell>
          <table:table-cell office:value-type="float" office:value="0.0386125" calcext:value-type="float">
            <text:p>0.0386125</text:p>
          </table:table-cell>
          <table:table-cell office:value-type="float" office:value="0.0399" calcext:value-type="float">
            <text:p>0.0399</text:p>
          </table:table-cell>
          <table:table-cell office:value-type="float" office:value="0.0413312" calcext:value-type="float">
            <text:p>0.0413312</text:p>
          </table:table-cell>
          <table:table-cell office:value-type="float" office:value="0.042775" calcext:value-type="float">
            <text:p>0.042775</text:p>
          </table:table-cell>
          <table:table-cell office:value-type="float" office:value="0.0439063" calcext:value-type="float">
            <text:p>0.0439063</text:p>
          </table:table-cell>
          <table:table-cell office:value-type="float" office:value="0.0461437" calcext:value-type="float">
            <text:p>0.0461437</text:p>
          </table:table-cell>
          <table:table-cell office:value-type="float" office:value="0.0472812" calcext:value-type="float">
            <text:p>0.0472812</text:p>
          </table:table-cell>
          <table:table-cell office:value-type="float" office:value="0.0493625" calcext:value-type="float">
            <text:p>0.0493625</text:p>
          </table:table-cell>
          <table:table-cell office:value-type="float" office:value="0.0516875" calcext:value-type="float">
            <text:p>0.0516875</text:p>
          </table:table-cell>
          <table:table-cell office:value-type="float" office:value="0.0537562" calcext:value-type="float">
            <text:p>0.0537562</text:p>
          </table:table-cell>
          <table:table-cell office:value-type="float" office:value="0.0552438" calcext:value-type="float">
            <text:p>0.0552438</text:p>
          </table:table-cell>
          <table:table-cell office:value-type="float" office:value="0.056425" calcext:value-type="float">
            <text:p>0.056425</text:p>
          </table:table-cell>
          <table:table-cell office:value-type="float" office:value="0.0566938" calcext:value-type="float">
            <text:p>0.0566938</text:p>
          </table:table-cell>
          <table:table-cell office:value-type="float" office:value="0.0569062" calcext:value-type="float">
            <text:p>0.0569062</text:p>
          </table:table-cell>
          <table:table-cell office:value-type="float" office:value="0.058875" calcext:value-type="float">
            <text:p>0.058875</text:p>
          </table:table-cell>
          <table:table-cell office:value-type="float" office:value="0.0596812" calcext:value-type="float">
            <text:p>0.0596812</text:p>
          </table:table-cell>
          <table:table-cell office:value-type="float" office:value="0.058775" calcext:value-type="float">
            <text:p>0.058775</text:p>
          </table:table-cell>
          <table:table-cell office:value-type="float" office:value="0.06025" calcext:value-type="float">
            <text:p>0.06025</text:p>
          </table:table-cell>
          <table:table-cell office:value-type="float" office:value="0.0592312" calcext:value-type="float">
            <text:p>0.0592312</text:p>
          </table:table-cell>
          <table:table-cell office:value-type="float" office:value="0.0583313" calcext:value-type="float">
            <text:p>0.0583313</text:p>
          </table:table-cell>
          <table:table-cell office:value-type="float" office:value="0.0561688" calcext:value-type="float">
            <text:p>0.0561688</text:p>
          </table:table-cell>
          <table:table-cell office:value-type="float" office:value="0.0553625" calcext:value-type="float">
            <text:p>0.0553625</text:p>
          </table:table-cell>
          <table:table-cell office:value-type="float" office:value="0.0522188" calcext:value-type="float">
            <text:p>0.0522188</text:p>
          </table:table-cell>
          <table:table-cell office:value-type="float" office:value="0.0506313" calcext:value-type="float">
            <text:p>0.0506313</text:p>
          </table:table-cell>
          <table:table-cell office:value-type="float" office:value="0.0477187" calcext:value-type="float">
            <text:p>0.0477187</text:p>
          </table:table-cell>
          <table:table-cell office:value-type="float" office:value="0.0430313" calcext:value-type="float">
            <text:p>0.0430313</text:p>
          </table:table-cell>
          <table:table-cell office:value-type="float" office:value="0.0400312" calcext:value-type="float">
            <text:p>0.0400312</text:p>
          </table:table-cell>
          <table:table-cell office:value-type="float" office:value="0.035225" calcext:value-type="float">
            <text:p>0.035225</text:p>
          </table:table-cell>
          <table:table-cell office:value-type="float" office:value="0.0308437" calcext:value-type="float">
            <text:p>0.0308437</text:p>
          </table:table-cell>
          <table:table-cell office:value-type="float" office:value="0.0255312" calcext:value-type="float">
            <text:p>0.0255312</text:p>
          </table:table-cell>
          <table:table-cell office:value-type="float" office:value="0.0197" calcext:value-type="float">
            <text:p>0.0197</text:p>
          </table:table-cell>
          <table:table-cell office:value-type="float" office:value="0.014775" calcext:value-type="float">
            <text:p>0.014775</text:p>
          </table:table-cell>
          <table:table-cell office:value-type="float" office:value="0.0085625" calcext:value-type="float">
            <text:p>0.0085625</text:p>
          </table:table-cell>
          <table:table-cell office:value-type="float" office:value="0.00301875" calcext:value-type="float">
            <text:p>0.00301875</text:p>
          </table:table-cell>
          <table:table-cell table:formula="of:=SUM([.Q100:.BI100])" office:value-type="float" office:value="1.88886255" calcext:value-type="float">
            <text:p>1.88886255</text:p>
          </table:table-cell>
        </table:table-row>
        <table:table-row table:style-name="ro1">
          <table:table-cell office:value-type="float" office:value="5.996875" calcext:value-type="float">
            <text:p>5.996875</text:p>
          </table:table-cell>
          <table:table-cell office:value-type="float" office:value="0.0625062" calcext:value-type="float">
            <text:p>0.0625062</text:p>
          </table:table-cell>
          <table:table-cell office:value-type="float" office:value="0.0596687" calcext:value-type="float">
            <text:p>0.0596687</text:p>
          </table:table-cell>
          <table:table-cell office:value-type="float" office:value="0.0568375" calcext:value-type="float">
            <text:p>0.0568375</text:p>
          </table:table-cell>
          <table:table-cell office:value-type="float" office:value="0.0550563" calcext:value-type="float">
            <text:p>0.0550563</text:p>
          </table:table-cell>
          <table:table-cell office:value-type="float" office:value="0.0521563" calcext:value-type="float">
            <text:p>0.0521563</text:p>
          </table:table-cell>
          <table:table-cell office:value-type="float" office:value="0.0492563" calcext:value-type="float">
            <text:p>0.0492563</text:p>
          </table:table-cell>
          <table:table-cell office:value-type="float" office:value="0.0467188" calcext:value-type="float">
            <text:p>0.0467188</text:p>
          </table:table-cell>
          <table:table-cell office:value-type="float" office:value="0.0447313" calcext:value-type="float">
            <text:p>0.0447313</text:p>
          </table:table-cell>
          <table:table-cell office:value-type="float" office:value="0.0422312" calcext:value-type="float">
            <text:p>0.0422312</text:p>
          </table:table-cell>
          <table:table-cell office:value-type="float" office:value="0.0402313" calcext:value-type="float">
            <text:p>0.0402313</text:p>
          </table:table-cell>
          <table:table-cell office:value-type="float" office:value="0.03815" calcext:value-type="float">
            <text:p>0.03815</text:p>
          </table:table-cell>
          <table:table-cell office:value-type="float" office:value="0.0371438" calcext:value-type="float">
            <text:p>0.0371438</text:p>
          </table:table-cell>
          <table:table-cell office:value-type="float" office:value="0.0366687" calcext:value-type="float">
            <text:p>0.0366687</text:p>
          </table:table-cell>
          <table:table-cell office:value-type="float" office:value="0.0340625" calcext:value-type="float">
            <text:p>0.0340625</text:p>
          </table:table-cell>
          <table:table-cell office:value-type="float" office:value="0.0332812" calcext:value-type="float">
            <text:p>0.0332812</text:p>
          </table:table-cell>
          <table:table-cell office:value-type="float" office:value="0.0325625" calcext:value-type="float">
            <text:p>0.0325625</text:p>
          </table:table-cell>
          <table:table-cell office:value-type="float" office:value="0.0328312" calcext:value-type="float">
            <text:p>0.0328312</text:p>
          </table:table-cell>
          <table:table-cell office:value-type="float" office:value="0.0329125" calcext:value-type="float">
            <text:p>0.0329125</text:p>
          </table:table-cell>
          <table:table-cell office:value-type="float" office:value="0.0322875" calcext:value-type="float">
            <text:p>0.0322875</text:p>
          </table:table-cell>
          <table:table-cell office:value-type="float" office:value="0.0332062" calcext:value-type="float">
            <text:p>0.0332062</text:p>
          </table:table-cell>
          <table:table-cell office:value-type="float" office:value="0.0331375" calcext:value-type="float">
            <text:p>0.0331375</text:p>
          </table:table-cell>
          <table:table-cell office:value-type="float" office:value="0.03355" calcext:value-type="float">
            <text:p>0.03355</text:p>
          </table:table-cell>
          <table:table-cell office:value-type="float" office:value="0.0339187" calcext:value-type="float">
            <text:p>0.0339187</text:p>
          </table:table-cell>
          <table:table-cell office:value-type="float" office:value="0.0343938" calcext:value-type="float">
            <text:p>0.0343938</text:p>
          </table:table-cell>
          <table:table-cell office:value-type="float" office:value="0.0363187" calcext:value-type="float">
            <text:p>0.0363187</text:p>
          </table:table-cell>
          <table:table-cell office:value-type="float" office:value="0.0368062" calcext:value-type="float">
            <text:p>0.0368062</text:p>
          </table:table-cell>
          <table:table-cell office:value-type="float" office:value="0.0389562" calcext:value-type="float">
            <text:p>0.0389562</text:p>
          </table:table-cell>
          <table:table-cell office:value-type="float" office:value="0.0397812" calcext:value-type="float">
            <text:p>0.0397812</text:p>
          </table:table-cell>
          <table:table-cell office:value-type="float" office:value="0.0415312" calcext:value-type="float">
            <text:p>0.0415312</text:p>
          </table:table-cell>
          <table:table-cell office:value-type="float" office:value="0.04365" calcext:value-type="float">
            <text:p>0.04365</text:p>
          </table:table-cell>
          <table:table-cell office:value-type="float" office:value="0.045225" calcext:value-type="float">
            <text:p>0.045225</text:p>
          </table:table-cell>
          <table:table-cell office:value-type="float" office:value="0.0454937" calcext:value-type="float">
            <text:p>0.0454937</text:p>
          </table:table-cell>
          <table:table-cell office:value-type="float" office:value="0.048225" calcext:value-type="float">
            <text:p>0.048225</text:p>
          </table:table-cell>
          <table:table-cell office:value-type="float" office:value="0.0492625" calcext:value-type="float">
            <text:p>0.0492625</text:p>
          </table:table-cell>
          <table:table-cell office:value-type="float" office:value="0.0514875" calcext:value-type="float">
            <text:p>0.0514875</text:p>
          </table:table-cell>
          <table:table-cell office:value-type="float" office:value="0.0523375" calcext:value-type="float">
            <text:p>0.0523375</text:p>
          </table:table-cell>
          <table:table-cell office:value-type="float" office:value="0.054375" calcext:value-type="float">
            <text:p>0.054375</text:p>
          </table:table-cell>
          <table:table-cell office:value-type="float" office:value="0.0549813" calcext:value-type="float">
            <text:p>0.0549813</text:p>
          </table:table-cell>
          <table:table-cell office:value-type="float" office:value="0.0576687" calcext:value-type="float">
            <text:p>0.0576687</text:p>
          </table:table-cell>
          <table:table-cell office:value-type="float" office:value="0.0571687" calcext:value-type="float">
            <text:p>0.0571687</text:p>
          </table:table-cell>
          <table:table-cell office:value-type="float" office:value="0.0579937" calcext:value-type="float">
            <text:p>0.0579937</text:p>
          </table:table-cell>
          <table:table-cell office:value-type="float" office:value="0.0596312" calcext:value-type="float">
            <text:p>0.0596312</text:p>
          </table:table-cell>
          <table:table-cell office:value-type="float" office:value="0.0578437" calcext:value-type="float">
            <text:p>0.0578437</text:p>
          </table:table-cell>
          <table:table-cell office:value-type="float" office:value="0.0591125" calcext:value-type="float">
            <text:p>0.0591125</text:p>
          </table:table-cell>
          <table:table-cell office:value-type="float" office:value="0.0587563" calcext:value-type="float">
            <text:p>0.0587563</text:p>
          </table:table-cell>
          <table:table-cell office:value-type="float" office:value="0.0578063" calcext:value-type="float">
            <text:p>0.0578063</text:p>
          </table:table-cell>
          <table:table-cell office:value-type="float" office:value="0.0553312" calcext:value-type="float">
            <text:p>0.0553312</text:p>
          </table:table-cell>
          <table:table-cell office:value-type="float" office:value="0.0540687" calcext:value-type="float">
            <text:p>0.0540687</text:p>
          </table:table-cell>
          <table:table-cell office:value-type="float" office:value="0.0516687" calcext:value-type="float">
            <text:p>0.0516687</text:p>
          </table:table-cell>
          <table:table-cell office:value-type="float" office:value="0.049225" calcext:value-type="float">
            <text:p>0.049225</text:p>
          </table:table-cell>
          <table:table-cell office:value-type="float" office:value="0.0456" calcext:value-type="float">
            <text:p>0.0456</text:p>
          </table:table-cell>
          <table:table-cell office:value-type="float" office:value="0.0427625" calcext:value-type="float">
            <text:p>0.0427625</text:p>
          </table:table-cell>
          <table:table-cell office:value-type="float" office:value="0.0390937" calcext:value-type="float">
            <text:p>0.0390937</text:p>
          </table:table-cell>
          <table:table-cell office:value-type="float" office:value="0.0342937" calcext:value-type="float">
            <text:p>0.0342937</text:p>
          </table:table-cell>
          <table:table-cell office:value-type="float" office:value="0.0295375" calcext:value-type="float">
            <text:p>0.0295375</text:p>
          </table:table-cell>
          <table:table-cell office:value-type="float" office:value="0.0243312" calcext:value-type="float">
            <text:p>0.0243312</text:p>
          </table:table-cell>
          <table:table-cell office:value-type="float" office:value="0.0201687" calcext:value-type="float">
            <text:p>0.0201687</text:p>
          </table:table-cell>
          <table:table-cell office:value-type="float" office:value="0.0138625" calcext:value-type="float">
            <text:p>0.0138625</text:p>
          </table:table-cell>
          <table:table-cell office:value-type="float" office:value="0.0085125" calcext:value-type="float">
            <text:p>0.0085125</text:p>
          </table:table-cell>
          <table:table-cell office:value-type="float" office:value="0.00295625" calcext:value-type="float">
            <text:p>0.00295625</text:p>
          </table:table-cell>
          <table:table-cell table:formula="of:=SUM([.Q101:.BI101])" office:value-type="float" office:value="1.87462415" calcext:value-type="float">
            <text:p>1.87462415</text:p>
          </table:table-cell>
        </table:table-row>
        <table:table-row table:style-name="ro1">
          <table:table-cell office:value-type="float" office:value="6.05625" calcext:value-type="float">
            <text:p>6.05625</text:p>
          </table:table-cell>
          <table:table-cell office:value-type="float" office:value="0.0617188" calcext:value-type="float">
            <text:p>0.0617188</text:p>
          </table:table-cell>
          <table:table-cell office:value-type="float" office:value="0.058875" calcext:value-type="float">
            <text:p>0.058875</text:p>
          </table:table-cell>
          <table:table-cell office:value-type="float" office:value="0.0573" calcext:value-type="float">
            <text:p>0.0573</text:p>
          </table:table-cell>
          <table:table-cell office:value-type="float" office:value="0.05325" calcext:value-type="float">
            <text:p>0.05325</text:p>
          </table:table-cell>
          <table:table-cell office:value-type="float" office:value="0.051225" calcext:value-type="float">
            <text:p>0.051225</text:p>
          </table:table-cell>
          <table:table-cell office:value-type="float" office:value="0.04865" calcext:value-type="float">
            <text:p>0.04865</text:p>
          </table:table-cell>
          <table:table-cell office:value-type="float" office:value="0.046525" calcext:value-type="float">
            <text:p>0.046525</text:p>
          </table:table-cell>
          <table:table-cell office:value-type="float" office:value="0.0440125" calcext:value-type="float">
            <text:p>0.0440125</text:p>
          </table:table-cell>
          <table:table-cell office:value-type="float" office:value="0.0418437" calcext:value-type="float">
            <text:p>0.0418437</text:p>
          </table:table-cell>
          <table:table-cell office:value-type="float" office:value="0.0401562" calcext:value-type="float">
            <text:p>0.0401562</text:p>
          </table:table-cell>
          <table:table-cell office:value-type="float" office:value="0.0385812" calcext:value-type="float">
            <text:p>0.0385812</text:p>
          </table:table-cell>
          <table:table-cell office:value-type="float" office:value="0.0376312" calcext:value-type="float">
            <text:p>0.0376312</text:p>
          </table:table-cell>
          <table:table-cell office:value-type="float" office:value="0.036925" calcext:value-type="float">
            <text:p>0.036925</text:p>
          </table:table-cell>
          <table:table-cell office:value-type="float" office:value="0.0355813" calcext:value-type="float">
            <text:p>0.0355813</text:p>
          </table:table-cell>
          <table:table-cell office:value-type="float" office:value="0.0331687" calcext:value-type="float">
            <text:p>0.0331687</text:p>
          </table:table-cell>
          <table:table-cell office:value-type="float" office:value="0.0331313" calcext:value-type="float">
            <text:p>0.0331313</text:p>
          </table:table-cell>
          <table:table-cell office:value-type="float" office:value="0.032425" calcext:value-type="float">
            <text:p>0.032425</text:p>
          </table:table-cell>
          <table:table-cell office:value-type="float" office:value="0.0330437" calcext:value-type="float">
            <text:p>0.0330437</text:p>
          </table:table-cell>
          <table:table-cell office:value-type="float" office:value="0.031925" calcext:value-type="float">
            <text:p>0.031925</text:p>
          </table:table-cell>
          <table:table-cell office:value-type="float" office:value="0.0326188" calcext:value-type="float">
            <text:p>0.0326188</text:p>
          </table:table-cell>
          <table:table-cell office:value-type="float" office:value="0.0328813" calcext:value-type="float">
            <text:p>0.0328813</text:p>
          </table:table-cell>
          <table:table-cell office:value-type="float" office:value="0.0319875" calcext:value-type="float">
            <text:p>0.0319875</text:p>
          </table:table-cell>
          <table:table-cell office:value-type="float" office:value="0.0342" calcext:value-type="float">
            <text:p>0.0342</text:p>
          </table:table-cell>
          <table:table-cell office:value-type="float" office:value="0.0339875" calcext:value-type="float">
            <text:p>0.0339875</text:p>
          </table:table-cell>
          <table:table-cell office:value-type="float" office:value="0.0350188" calcext:value-type="float">
            <text:p>0.0350188</text:p>
          </table:table-cell>
          <table:table-cell office:value-type="float" office:value="0.0362" calcext:value-type="float">
            <text:p>0.0362</text:p>
          </table:table-cell>
          <table:table-cell office:value-type="float" office:value="0.0387313" calcext:value-type="float">
            <text:p>0.0387313</text:p>
          </table:table-cell>
          <table:table-cell office:value-type="float" office:value="0.0390125" calcext:value-type="float">
            <text:p>0.0390125</text:p>
          </table:table-cell>
          <table:table-cell office:value-type="float" office:value="0.0405688" calcext:value-type="float">
            <text:p>0.0405688</text:p>
          </table:table-cell>
          <table:table-cell office:value-type="float" office:value="0.0430188" calcext:value-type="float">
            <text:p>0.0430188</text:p>
          </table:table-cell>
          <table:table-cell office:value-type="float" office:value="0.0443875" calcext:value-type="float">
            <text:p>0.0443875</text:p>
          </table:table-cell>
          <table:table-cell office:value-type="float" office:value="0.0459437" calcext:value-type="float">
            <text:p>0.0459437</text:p>
          </table:table-cell>
          <table:table-cell office:value-type="float" office:value="0.0486" calcext:value-type="float">
            <text:p>0.0486</text:p>
          </table:table-cell>
          <table:table-cell office:value-type="float" office:value="0.050125" calcext:value-type="float">
            <text:p>0.050125</text:p>
          </table:table-cell>
          <table:table-cell office:value-type="float" office:value="0.0508562" calcext:value-type="float">
            <text:p>0.0508562</text:p>
          </table:table-cell>
          <table:table-cell office:value-type="float" office:value="0.0526375" calcext:value-type="float">
            <text:p>0.0526375</text:p>
          </table:table-cell>
          <table:table-cell office:value-type="float" office:value="0.0548937" calcext:value-type="float">
            <text:p>0.0548937</text:p>
          </table:table-cell>
          <table:table-cell office:value-type="float" office:value="0.0551437" calcext:value-type="float">
            <text:p>0.0551437</text:p>
          </table:table-cell>
          <table:table-cell office:value-type="float" office:value="0.0563125" calcext:value-type="float">
            <text:p>0.0563125</text:p>
          </table:table-cell>
          <table:table-cell office:value-type="float" office:value="0.05745" calcext:value-type="float">
            <text:p>0.05745</text:p>
          </table:table-cell>
          <table:table-cell office:value-type="float" office:value="0.0580688" calcext:value-type="float">
            <text:p>0.0580688</text:p>
          </table:table-cell>
          <table:table-cell office:value-type="float" office:value="0.0598938" calcext:value-type="float">
            <text:p>0.0598938</text:p>
          </table:table-cell>
          <table:table-cell office:value-type="float" office:value="0.0590188" calcext:value-type="float">
            <text:p>0.0590188</text:p>
          </table:table-cell>
          <table:table-cell office:value-type="float" office:value="0.0582063" calcext:value-type="float">
            <text:p>0.0582063</text:p>
          </table:table-cell>
          <table:table-cell office:value-type="float" office:value="0.0579187" calcext:value-type="float">
            <text:p>0.0579187</text:p>
          </table:table-cell>
          <table:table-cell office:value-type="float" office:value="0.0567625" calcext:value-type="float">
            <text:p>0.0567625</text:p>
          </table:table-cell>
          <table:table-cell office:value-type="float" office:value="0.05605" calcext:value-type="float">
            <text:p>0.05605</text:p>
          </table:table-cell>
          <table:table-cell office:value-type="float" office:value="0.0539813" calcext:value-type="float">
            <text:p>0.0539813</text:p>
          </table:table-cell>
          <table:table-cell office:value-type="float" office:value="0.0515188" calcext:value-type="float">
            <text:p>0.0515188</text:p>
          </table:table-cell>
          <table:table-cell office:value-type="float" office:value="0.0486562" calcext:value-type="float">
            <text:p>0.0486562</text:p>
          </table:table-cell>
          <table:table-cell office:value-type="float" office:value="0.0460375" calcext:value-type="float">
            <text:p>0.0460375</text:p>
          </table:table-cell>
          <table:table-cell office:value-type="float" office:value="0.0422688" calcext:value-type="float">
            <text:p>0.0422688</text:p>
          </table:table-cell>
          <table:table-cell office:value-type="float" office:value="0.0385438" calcext:value-type="float">
            <text:p>0.0385438</text:p>
          </table:table-cell>
          <table:table-cell office:value-type="float" office:value="0.0343" calcext:value-type="float">
            <text:p>0.0343</text:p>
          </table:table-cell>
          <table:table-cell office:value-type="float" office:value="0.0291187" calcext:value-type="float">
            <text:p>0.0291187</text:p>
          </table:table-cell>
          <table:table-cell office:value-type="float" office:value="0.0239625" calcext:value-type="float">
            <text:p>0.0239625</text:p>
          </table:table-cell>
          <table:table-cell office:value-type="float" office:value="0.0196" calcext:value-type="float">
            <text:p>0.0196</text:p>
          </table:table-cell>
          <table:table-cell office:value-type="float" office:value="0.0137313" calcext:value-type="float">
            <text:p>0.0137313</text:p>
          </table:table-cell>
          <table:table-cell office:value-type="float" office:value="0.00846875" calcext:value-type="float">
            <text:p>0.00846875</text:p>
          </table:table-cell>
          <table:table-cell office:value-type="float" office:value="0.00291875" calcext:value-type="float">
            <text:p>0.00291875</text:p>
          </table:table-cell>
          <table:table-cell table:formula="of:=SUM([.Q102:.BI102])" office:value-type="float" office:value="1.8641254" calcext:value-type="float">
            <text:p>1.8641254</text:p>
          </table:table-cell>
        </table:table-row>
        <table:table-row table:style-name="ro1">
          <table:table-cell office:value-type="float" office:value="6.115625" calcext:value-type="float">
            <text:p>6.115625</text:p>
          </table:table-cell>
          <table:table-cell office:value-type="float" office:value="0.0598875" calcext:value-type="float">
            <text:p>0.0598875</text:p>
          </table:table-cell>
          <table:table-cell office:value-type="float" office:value="0.0584687" calcext:value-type="float">
            <text:p>0.0584687</text:p>
          </table:table-cell>
          <table:table-cell office:value-type="float" office:value="0.0564625" calcext:value-type="float">
            <text:p>0.0564625</text:p>
          </table:table-cell>
          <table:table-cell office:value-type="float" office:value="0.0532562" calcext:value-type="float">
            <text:p>0.0532562</text:p>
          </table:table-cell>
          <table:table-cell office:value-type="float" office:value="0.0505688" calcext:value-type="float">
            <text:p>0.0505688</text:p>
          </table:table-cell>
          <table:table-cell office:value-type="float" office:value="0.0484438" calcext:value-type="float">
            <text:p>0.0484438</text:p>
          </table:table-cell>
          <table:table-cell office:value-type="float" office:value="0.0461188" calcext:value-type="float">
            <text:p>0.0461188</text:p>
          </table:table-cell>
          <table:table-cell office:value-type="float" office:value="0.0436187" calcext:value-type="float">
            <text:p>0.0436187</text:p>
          </table:table-cell>
          <table:table-cell office:value-type="float" office:value="0.0418688" calcext:value-type="float">
            <text:p>0.0418688</text:p>
          </table:table-cell>
          <table:table-cell office:value-type="float" office:value="0.0397812" calcext:value-type="float">
            <text:p>0.0397812</text:p>
          </table:table-cell>
          <table:table-cell office:value-type="float" office:value="0.0375875" calcext:value-type="float">
            <text:p>0.0375875</text:p>
          </table:table-cell>
          <table:table-cell office:value-type="float" office:value="0.0370125" calcext:value-type="float">
            <text:p>0.0370125</text:p>
          </table:table-cell>
          <table:table-cell office:value-type="float" office:value="0.0349937" calcext:value-type="float">
            <text:p>0.0349937</text:p>
          </table:table-cell>
          <table:table-cell office:value-type="float" office:value="0.0348062" calcext:value-type="float">
            <text:p>0.0348062</text:p>
          </table:table-cell>
          <table:table-cell office:value-type="float" office:value="0.0342375" calcext:value-type="float">
            <text:p>0.0342375</text:p>
          </table:table-cell>
          <table:table-cell office:value-type="float" office:value="0.0328" calcext:value-type="float">
            <text:p>0.0328</text:p>
          </table:table-cell>
          <table:table-cell office:value-type="float" office:value="0.0320187" calcext:value-type="float">
            <text:p>0.0320187</text:p>
          </table:table-cell>
          <table:table-cell office:value-type="float" office:value="0.0314437" calcext:value-type="float">
            <text:p>0.0314437</text:p>
          </table:table-cell>
          <table:table-cell office:value-type="float" office:value="0.0324188" calcext:value-type="float">
            <text:p>0.0324188</text:p>
          </table:table-cell>
          <table:table-cell office:value-type="float" office:value="0.0317562" calcext:value-type="float">
            <text:p>0.0317562</text:p>
          </table:table-cell>
          <table:table-cell office:value-type="float" office:value="0.0324062" calcext:value-type="float">
            <text:p>0.0324062</text:p>
          </table:table-cell>
          <table:table-cell office:value-type="float" office:value="0.0328188" calcext:value-type="float">
            <text:p>0.0328188</text:p>
          </table:table-cell>
          <table:table-cell office:value-type="float" office:value="0.0339812" calcext:value-type="float">
            <text:p>0.0339812</text:p>
          </table:table-cell>
          <table:table-cell office:value-type="float" office:value="0.0345813" calcext:value-type="float">
            <text:p>0.0345813</text:p>
          </table:table-cell>
          <table:table-cell office:value-type="float" office:value="0.0355375" calcext:value-type="float">
            <text:p>0.0355375</text:p>
          </table:table-cell>
          <table:table-cell office:value-type="float" office:value="0.0371438" calcext:value-type="float">
            <text:p>0.0371438</text:p>
          </table:table-cell>
          <table:table-cell office:value-type="float" office:value="0.0380438" calcext:value-type="float">
            <text:p>0.0380438</text:p>
          </table:table-cell>
          <table:table-cell office:value-type="float" office:value="0.0400063" calcext:value-type="float">
            <text:p>0.0400063</text:p>
          </table:table-cell>
          <table:table-cell office:value-type="float" office:value="0.0404813" calcext:value-type="float">
            <text:p>0.0404813</text:p>
          </table:table-cell>
          <table:table-cell office:value-type="float" office:value="0.0432125" calcext:value-type="float">
            <text:p>0.0432125</text:p>
          </table:table-cell>
          <table:table-cell office:value-type="float" office:value="0.0440437" calcext:value-type="float">
            <text:p>0.0440437</text:p>
          </table:table-cell>
          <table:table-cell office:value-type="float" office:value="0.0458812" calcext:value-type="float">
            <text:p>0.0458812</text:p>
          </table:table-cell>
          <table:table-cell office:value-type="float" office:value="0.0467188" calcext:value-type="float">
            <text:p>0.0467188</text:p>
          </table:table-cell>
          <table:table-cell office:value-type="float" office:value="0.049075" calcext:value-type="float">
            <text:p>0.049075</text:p>
          </table:table-cell>
          <table:table-cell office:value-type="float" office:value="0.0506125" calcext:value-type="float">
            <text:p>0.0506125</text:p>
          </table:table-cell>
          <table:table-cell office:value-type="float" office:value="0.0517937" calcext:value-type="float">
            <text:p>0.0517937</text:p>
          </table:table-cell>
          <table:table-cell office:value-type="float" office:value="0.0533375" calcext:value-type="float">
            <text:p>0.0533375</text:p>
          </table:table-cell>
          <table:table-cell office:value-type="float" office:value="0.0546688" calcext:value-type="float">
            <text:p>0.0546688</text:p>
          </table:table-cell>
          <table:table-cell office:value-type="float" office:value="0.0557375" calcext:value-type="float">
            <text:p>0.0557375</text:p>
          </table:table-cell>
          <table:table-cell office:value-type="float" office:value="0.0582312" calcext:value-type="float">
            <text:p>0.0582312</text:p>
          </table:table-cell>
          <table:table-cell office:value-type="float" office:value="0.058725" calcext:value-type="float">
            <text:p>0.058725</text:p>
          </table:table-cell>
          <table:table-cell office:value-type="float" office:value="0.0574938" calcext:value-type="float">
            <text:p>0.0574938</text:p>
          </table:table-cell>
          <table:table-cell office:value-type="float" office:value="0.0585875" calcext:value-type="float">
            <text:p>0.0585875</text:p>
          </table:table-cell>
          <table:table-cell office:value-type="float" office:value="0.0567625" calcext:value-type="float">
            <text:p>0.0567625</text:p>
          </table:table-cell>
          <table:table-cell office:value-type="float" office:value="0.0572563" calcext:value-type="float">
            <text:p>0.0572563</text:p>
          </table:table-cell>
          <table:table-cell office:value-type="float" office:value="0.0569938" calcext:value-type="float">
            <text:p>0.0569938</text:p>
          </table:table-cell>
          <table:table-cell office:value-type="float" office:value="0.0539813" calcext:value-type="float">
            <text:p>0.0539813</text:p>
          </table:table-cell>
          <table:table-cell office:value-type="float" office:value="0.05395" calcext:value-type="float">
            <text:p>0.05395</text:p>
          </table:table-cell>
          <table:table-cell office:value-type="float" office:value="0.0511062" calcext:value-type="float">
            <text:p>0.0511062</text:p>
          </table:table-cell>
          <table:table-cell office:value-type="float" office:value="0.0489313" calcext:value-type="float">
            <text:p>0.0489313</text:p>
          </table:table-cell>
          <table:table-cell office:value-type="float" office:value="0.0455812" calcext:value-type="float">
            <text:p>0.0455812</text:p>
          </table:table-cell>
          <table:table-cell office:value-type="float" office:value="0.0419375" calcext:value-type="float">
            <text:p>0.0419375</text:p>
          </table:table-cell>
          <table:table-cell office:value-type="float" office:value="0.0385812" calcext:value-type="float">
            <text:p>0.0385812</text:p>
          </table:table-cell>
          <table:table-cell office:value-type="float" office:value="0.0344625" calcext:value-type="float">
            <text:p>0.0344625</text:p>
          </table:table-cell>
          <table:table-cell office:value-type="float" office:value="0.0297875" calcext:value-type="float">
            <text:p>0.0297875</text:p>
          </table:table-cell>
          <table:table-cell office:value-type="float" office:value="0.0236687" calcext:value-type="float">
            <text:p>0.0236687</text:p>
          </table:table-cell>
          <table:table-cell office:value-type="float" office:value="0.0194062" calcext:value-type="float">
            <text:p>0.0194062</text:p>
          </table:table-cell>
          <table:table-cell office:value-type="float" office:value="0.01355" calcext:value-type="float">
            <text:p>0.01355</text:p>
          </table:table-cell>
          <table:table-cell office:value-type="float" office:value="0.00795" calcext:value-type="float">
            <text:p>0.00795</text:p>
          </table:table-cell>
          <table:table-cell office:value-type="float" office:value="0.00288125" calcext:value-type="float">
            <text:p>0.00288125</text:p>
          </table:table-cell>
          <table:table-cell table:formula="of:=SUM([.Q103:.BI103])" office:value-type="float" office:value="1.85034375" calcext:value-type="float">
            <text:p>1.85034375</text:p>
          </table:table-cell>
        </table:table-row>
        <table:table-row table:style-name="ro1">
          <table:table-cell office:value-type="float" office:value="6.175" calcext:value-type="float">
            <text:p>6.175</text:p>
          </table:table-cell>
          <table:table-cell office:value-type="float" office:value="0.0605375" calcext:value-type="float">
            <text:p>0.0605375</text:p>
          </table:table-cell>
          <table:table-cell office:value-type="float" office:value="0.0569562" calcext:value-type="float">
            <text:p>0.0569562</text:p>
          </table:table-cell>
          <table:table-cell office:value-type="float" office:value="0.0549437" calcext:value-type="float">
            <text:p>0.0549437</text:p>
          </table:table-cell>
          <table:table-cell office:value-type="float" office:value="0.05165" calcext:value-type="float">
            <text:p>0.05165</text:p>
          </table:table-cell>
          <table:table-cell office:value-type="float" office:value="0.0500312" calcext:value-type="float">
            <text:p>0.0500312</text:p>
          </table:table-cell>
          <table:table-cell office:value-type="float" office:value="0.0473063" calcext:value-type="float">
            <text:p>0.0473063</text:p>
          </table:table-cell>
          <table:table-cell office:value-type="float" office:value="0.0449937" calcext:value-type="float">
            <text:p>0.0449937</text:p>
          </table:table-cell>
          <table:table-cell office:value-type="float" office:value="0.043675" calcext:value-type="float">
            <text:p>0.043675</text:p>
          </table:table-cell>
          <table:table-cell office:value-type="float" office:value="0.0414125" calcext:value-type="float">
            <text:p>0.0414125</text:p>
          </table:table-cell>
          <table:table-cell office:value-type="float" office:value="0.039475" calcext:value-type="float">
            <text:p>0.039475</text:p>
          </table:table-cell>
          <table:table-cell office:value-type="float" office:value="0.039" calcext:value-type="float">
            <text:p>0.039</text:p>
          </table:table-cell>
          <table:table-cell office:value-type="float" office:value="0.0361875" calcext:value-type="float">
            <text:p>0.0361875</text:p>
          </table:table-cell>
          <table:table-cell office:value-type="float" office:value="0.0347063" calcext:value-type="float">
            <text:p>0.0347063</text:p>
          </table:table-cell>
          <table:table-cell office:value-type="float" office:value="0.0336375" calcext:value-type="float">
            <text:p>0.0336375</text:p>
          </table:table-cell>
          <table:table-cell office:value-type="float" office:value="0.0334875" calcext:value-type="float">
            <text:p>0.0334875</text:p>
          </table:table-cell>
          <table:table-cell office:value-type="float" office:value="0.0330937" calcext:value-type="float">
            <text:p>0.0330937</text:p>
          </table:table-cell>
          <table:table-cell office:value-type="float" office:value="0.0330375" calcext:value-type="float">
            <text:p>0.0330375</text:p>
          </table:table-cell>
          <table:table-cell office:value-type="float" office:value="0.0319687" calcext:value-type="float">
            <text:p>0.0319687</text:p>
          </table:table-cell>
          <table:table-cell office:value-type="float" office:value="0.0326437" calcext:value-type="float">
            <text:p>0.0326437</text:p>
          </table:table-cell>
          <table:table-cell office:value-type="float" office:value="0.0329187" calcext:value-type="float">
            <text:p>0.0329187</text:p>
          </table:table-cell>
          <table:table-cell office:value-type="float" office:value="0.0325" calcext:value-type="float">
            <text:p>0.0325</text:p>
          </table:table-cell>
          <table:table-cell office:value-type="float" office:value="0.0331062" calcext:value-type="float">
            <text:p>0.0331062</text:p>
          </table:table-cell>
          <table:table-cell office:value-type="float" office:value="0.0339812" calcext:value-type="float">
            <text:p>0.0339812</text:p>
          </table:table-cell>
          <table:table-cell office:value-type="float" office:value="0.0349375" calcext:value-type="float">
            <text:p>0.0349375</text:p>
          </table:table-cell>
          <table:table-cell office:value-type="float" office:value="0.0355063" calcext:value-type="float">
            <text:p>0.0355063</text:p>
          </table:table-cell>
          <table:table-cell office:value-type="float" office:value="0.0365813" calcext:value-type="float">
            <text:p>0.0365813</text:p>
          </table:table-cell>
          <table:table-cell office:value-type="float" office:value="0.0383187" calcext:value-type="float">
            <text:p>0.0383187</text:p>
          </table:table-cell>
          <table:table-cell office:value-type="float" office:value="0.0393125" calcext:value-type="float">
            <text:p>0.0393125</text:p>
          </table:table-cell>
          <table:table-cell office:value-type="float" office:value="0.0402062" calcext:value-type="float">
            <text:p>0.0402062</text:p>
          </table:table-cell>
          <table:table-cell office:value-type="float" office:value="0.0406562" calcext:value-type="float">
            <text:p>0.0406562</text:p>
          </table:table-cell>
          <table:table-cell office:value-type="float" office:value="0.04475" calcext:value-type="float">
            <text:p>0.04475</text:p>
          </table:table-cell>
          <table:table-cell office:value-type="float" office:value="0.0450313" calcext:value-type="float">
            <text:p>0.0450313</text:p>
          </table:table-cell>
          <table:table-cell office:value-type="float" office:value="0.0474375" calcext:value-type="float">
            <text:p>0.0474375</text:p>
          </table:table-cell>
          <table:table-cell office:value-type="float" office:value="0.047575" calcext:value-type="float">
            <text:p>0.047575</text:p>
          </table:table-cell>
          <table:table-cell office:value-type="float" office:value="0.0513438" calcext:value-type="float">
            <text:p>0.0513438</text:p>
          </table:table-cell>
          <table:table-cell office:value-type="float" office:value="0.0518" calcext:value-type="float">
            <text:p>0.0518</text:p>
          </table:table-cell>
          <table:table-cell office:value-type="float" office:value="0.0520062" calcext:value-type="float">
            <text:p>0.0520062</text:p>
          </table:table-cell>
          <table:table-cell office:value-type="float" office:value="0.0533312" calcext:value-type="float">
            <text:p>0.0533312</text:p>
          </table:table-cell>
          <table:table-cell office:value-type="float" office:value="0.0547062" calcext:value-type="float">
            <text:p>0.0547062</text:p>
          </table:table-cell>
          <table:table-cell office:value-type="float" office:value="0.0569187" calcext:value-type="float">
            <text:p>0.0569187</text:p>
          </table:table-cell>
          <table:table-cell office:value-type="float" office:value="0.0583188" calcext:value-type="float">
            <text:p>0.0583188</text:p>
          </table:table-cell>
          <table:table-cell office:value-type="float" office:value="0.0574438" calcext:value-type="float">
            <text:p>0.0574438</text:p>
          </table:table-cell>
          <table:table-cell office:value-type="float" office:value="0.0585312" calcext:value-type="float">
            <text:p>0.0585312</text:p>
          </table:table-cell>
          <table:table-cell office:value-type="float" office:value="0.0576062" calcext:value-type="float">
            <text:p>0.0576062</text:p>
          </table:table-cell>
          <table:table-cell office:value-type="float" office:value="0.0576562" calcext:value-type="float">
            <text:p>0.0576562</text:p>
          </table:table-cell>
          <table:table-cell office:value-type="float" office:value="0.0565812" calcext:value-type="float">
            <text:p>0.0565812</text:p>
          </table:table-cell>
          <table:table-cell office:value-type="float" office:value="0.0544313" calcext:value-type="float">
            <text:p>0.0544313</text:p>
          </table:table-cell>
          <table:table-cell office:value-type="float" office:value="0.0529437" calcext:value-type="float">
            <text:p>0.0529437</text:p>
          </table:table-cell>
          <table:table-cell office:value-type="float" office:value="0.0503875" calcext:value-type="float">
            <text:p>0.0503875</text:p>
          </table:table-cell>
          <table:table-cell office:value-type="float" office:value="0.0477625" calcext:value-type="float">
            <text:p>0.0477625</text:p>
          </table:table-cell>
          <table:table-cell office:value-type="float" office:value="0.0435938" calcext:value-type="float">
            <text:p>0.0435938</text:p>
          </table:table-cell>
          <table:table-cell office:value-type="float" office:value="0.0423" calcext:value-type="float">
            <text:p>0.0423</text:p>
          </table:table-cell>
          <table:table-cell office:value-type="float" office:value="0.0373625" calcext:value-type="float">
            <text:p>0.0373625</text:p>
          </table:table-cell>
          <table:table-cell office:value-type="float" office:value="0.03375" calcext:value-type="float">
            <text:p>0.03375</text:p>
          </table:table-cell>
          <table:table-cell office:value-type="float" office:value="0.0292563" calcext:value-type="float">
            <text:p>0.0292563</text:p>
          </table:table-cell>
          <table:table-cell office:value-type="float" office:value="0.0241437" calcext:value-type="float">
            <text:p>0.0241437</text:p>
          </table:table-cell>
          <table:table-cell office:value-type="float" office:value="0.0186125" calcext:value-type="float">
            <text:p>0.0186125</text:p>
          </table:table-cell>
          <table:table-cell office:value-type="float" office:value="0.013575" calcext:value-type="float">
            <text:p>0.013575</text:p>
          </table:table-cell>
          <table:table-cell office:value-type="float" office:value="0.00856875" calcext:value-type="float">
            <text:p>0.00856875</text:p>
          </table:table-cell>
          <table:table-cell office:value-type="float" office:value="0.0029125" calcext:value-type="float">
            <text:p>0.0029125</text:p>
          </table:table-cell>
          <table:table-cell table:formula="of:=SUM([.Q104:.BI104])" office:value-type="float" office:value="1.83940575" calcext:value-type="float">
            <text:p>1.83940575</text:p>
          </table:table-cell>
        </table:table-row>
        <table:table-row table:style-name="ro1">
          <table:table-cell office:value-type="float" office:value="6.234375" calcext:value-type="float">
            <text:p>6.234375</text:p>
          </table:table-cell>
          <table:table-cell office:value-type="float" office:value="0.0593" calcext:value-type="float">
            <text:p>0.0593</text:p>
          </table:table-cell>
          <table:table-cell office:value-type="float" office:value="0.0573625" calcext:value-type="float">
            <text:p>0.0573625</text:p>
          </table:table-cell>
          <table:table-cell office:value-type="float" office:value="0.054075" calcext:value-type="float">
            <text:p>0.054075</text:p>
          </table:table-cell>
          <table:table-cell office:value-type="float" office:value="0.0516" calcext:value-type="float">
            <text:p>0.0516</text:p>
          </table:table-cell>
          <table:table-cell office:value-type="float" office:value="0.0499687" calcext:value-type="float">
            <text:p>0.0499687</text:p>
          </table:table-cell>
          <table:table-cell office:value-type="float" office:value="0.0476562" calcext:value-type="float">
            <text:p>0.0476562</text:p>
          </table:table-cell>
          <table:table-cell office:value-type="float" office:value="0.044175" calcext:value-type="float">
            <text:p>0.044175</text:p>
          </table:table-cell>
          <table:table-cell office:value-type="float" office:value="0.0433375" calcext:value-type="float">
            <text:p>0.0433375</text:p>
          </table:table-cell>
          <table:table-cell office:value-type="float" office:value="0.0416875" calcext:value-type="float">
            <text:p>0.0416875</text:p>
          </table:table-cell>
          <table:table-cell office:value-type="float" office:value="0.03935" calcext:value-type="float">
            <text:p>0.03935</text:p>
          </table:table-cell>
          <table:table-cell office:value-type="float" office:value="0.038825" calcext:value-type="float">
            <text:p>0.038825</text:p>
          </table:table-cell>
          <table:table-cell office:value-type="float" office:value="0.037225" calcext:value-type="float">
            <text:p>0.037225</text:p>
          </table:table-cell>
          <table:table-cell office:value-type="float" office:value="0.0354688" calcext:value-type="float">
            <text:p>0.0354688</text:p>
          </table:table-cell>
          <table:table-cell office:value-type="float" office:value="0.03475" calcext:value-type="float">
            <text:p>0.03475</text:p>
          </table:table-cell>
          <table:table-cell office:value-type="float" office:value="0.0334375" calcext:value-type="float">
            <text:p>0.0334375</text:p>
          </table:table-cell>
          <table:table-cell office:value-type="float" office:value="0.0327563" calcext:value-type="float">
            <text:p>0.0327563</text:p>
          </table:table-cell>
          <table:table-cell office:value-type="float" office:value="0.0319" calcext:value-type="float">
            <text:p>0.0319</text:p>
          </table:table-cell>
          <table:table-cell office:value-type="float" office:value="0.0330375" calcext:value-type="float">
            <text:p>0.0330375</text:p>
          </table:table-cell>
          <table:table-cell office:value-type="float" office:value="0.0318937" calcext:value-type="float">
            <text:p>0.0318937</text:p>
          </table:table-cell>
          <table:table-cell office:value-type="float" office:value="0.032625" calcext:value-type="float">
            <text:p>0.032625</text:p>
          </table:table-cell>
          <table:table-cell office:value-type="float" office:value="0.0330187" calcext:value-type="float">
            <text:p>0.0330187</text:p>
          </table:table-cell>
          <table:table-cell office:value-type="float" office:value="0.033175" calcext:value-type="float">
            <text:p>0.033175</text:p>
          </table:table-cell>
          <table:table-cell office:value-type="float" office:value="0.0338813" calcext:value-type="float">
            <text:p>0.0338813</text:p>
          </table:table-cell>
          <table:table-cell office:value-type="float" office:value="0.0339812" calcext:value-type="float">
            <text:p>0.0339812</text:p>
          </table:table-cell>
          <table:table-cell office:value-type="float" office:value="0.0358188" calcext:value-type="float">
            <text:p>0.0358188</text:p>
          </table:table-cell>
          <table:table-cell office:value-type="float" office:value="0.0366" calcext:value-type="float">
            <text:p>0.0366</text:p>
          </table:table-cell>
          <table:table-cell office:value-type="float" office:value="0.0371937" calcext:value-type="float">
            <text:p>0.0371937</text:p>
          </table:table-cell>
          <table:table-cell office:value-type="float" office:value="0.0387562" calcext:value-type="float">
            <text:p>0.0387562</text:p>
          </table:table-cell>
          <table:table-cell office:value-type="float" office:value="0.040075" calcext:value-type="float">
            <text:p>0.040075</text:p>
          </table:table-cell>
          <table:table-cell office:value-type="float" office:value="0.0418688" calcext:value-type="float">
            <text:p>0.0418688</text:p>
          </table:table-cell>
          <table:table-cell office:value-type="float" office:value="0.043475" calcext:value-type="float">
            <text:p>0.043475</text:p>
          </table:table-cell>
          <table:table-cell office:value-type="float" office:value="0.0443875" calcext:value-type="float">
            <text:p>0.0443875</text:p>
          </table:table-cell>
          <table:table-cell office:value-type="float" office:value="0.0456812" calcext:value-type="float">
            <text:p>0.0456812</text:p>
          </table:table-cell>
          <table:table-cell office:value-type="float" office:value="0.04705" calcext:value-type="float">
            <text:p>0.04705</text:p>
          </table:table-cell>
          <table:table-cell office:value-type="float" office:value="0.0499313" calcext:value-type="float">
            <text:p>0.0499313</text:p>
          </table:table-cell>
          <table:table-cell office:value-type="float" office:value="0.0510688" calcext:value-type="float">
            <text:p>0.0510688</text:p>
          </table:table-cell>
          <table:table-cell office:value-type="float" office:value="0.0522188" calcext:value-type="float">
            <text:p>0.0522188</text:p>
          </table:table-cell>
          <table:table-cell office:value-type="float" office:value="0.0548625" calcext:value-type="float">
            <text:p>0.0548625</text:p>
          </table:table-cell>
          <table:table-cell office:value-type="float" office:value="0.0547375" calcext:value-type="float">
            <text:p>0.0547375</text:p>
          </table:table-cell>
          <table:table-cell office:value-type="float" office:value="0.0550937" calcext:value-type="float">
            <text:p>0.0550937</text:p>
          </table:table-cell>
          <table:table-cell office:value-type="float" office:value="0.0568375" calcext:value-type="float">
            <text:p>0.0568375</text:p>
          </table:table-cell>
          <table:table-cell office:value-type="float" office:value="0.0569" calcext:value-type="float">
            <text:p>0.0569</text:p>
          </table:table-cell>
          <table:table-cell office:value-type="float" office:value="0.0560875" calcext:value-type="float">
            <text:p>0.0560875</text:p>
          </table:table-cell>
          <table:table-cell office:value-type="float" office:value="0.0564812" calcext:value-type="float">
            <text:p>0.0564812</text:p>
          </table:table-cell>
          <table:table-cell office:value-type="float" office:value="0.0568437" calcext:value-type="float">
            <text:p>0.0568437</text:p>
          </table:table-cell>
          <table:table-cell office:value-type="float" office:value="0.0556375" calcext:value-type="float">
            <text:p>0.0556375</text:p>
          </table:table-cell>
          <table:table-cell office:value-type="float" office:value="0.0546063" calcext:value-type="float">
            <text:p>0.0546063</text:p>
          </table:table-cell>
          <table:table-cell office:value-type="float" office:value="0.05215" calcext:value-type="float">
            <text:p>0.05215</text:p>
          </table:table-cell>
          <table:table-cell office:value-type="float" office:value="0.0497875" calcext:value-type="float">
            <text:p>0.0497875</text:p>
          </table:table-cell>
          <table:table-cell office:value-type="float" office:value="0.0477875" calcext:value-type="float">
            <text:p>0.0477875</text:p>
          </table:table-cell>
          <table:table-cell office:value-type="float" office:value="0.0446" calcext:value-type="float">
            <text:p>0.0446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368687" calcext:value-type="float">
            <text:p>0.0368687</text:p>
          </table:table-cell>
          <table:table-cell office:value-type="float" office:value="0.032075" calcext:value-type="float">
            <text:p>0.032075</text:p>
          </table:table-cell>
          <table:table-cell office:value-type="float" office:value="0.0283688" calcext:value-type="float">
            <text:p>0.0283688</text:p>
          </table:table-cell>
          <table:table-cell office:value-type="float" office:value="0.0238125" calcext:value-type="float">
            <text:p>0.0238125</text:p>
          </table:table-cell>
          <table:table-cell office:value-type="float" office:value="0.0185875" calcext:value-type="float">
            <text:p>0.0185875</text:p>
          </table:table-cell>
          <table:table-cell office:value-type="float" office:value="0.0136688" calcext:value-type="float">
            <text:p>0.0136688</text:p>
          </table:table-cell>
          <table:table-cell office:value-type="float" office:value="0.0083" calcext:value-type="float">
            <text:p>0.0083</text:p>
          </table:table-cell>
          <table:table-cell office:value-type="float" office:value="0.002725" calcext:value-type="float">
            <text:p>0.002725</text:p>
          </table:table-cell>
          <table:table-cell table:formula="of:=SUM([.Q105:.BI105])" office:value-type="float" office:value="1.8198125" calcext:value-type="float">
            <text:p>1.8198125</text:p>
          </table:table-cell>
        </table:table-row>
        <table:table-row table:style-name="ro1">
          <table:table-cell office:value-type="float" office:value="6.29375" calcext:value-type="float">
            <text:p>6.29375</text:p>
          </table:table-cell>
          <table:table-cell office:value-type="float" office:value="0.0580688" calcext:value-type="float">
            <text:p>0.0580688</text:p>
          </table:table-cell>
          <table:table-cell office:value-type="float" office:value="0.0545563" calcext:value-type="float">
            <text:p>0.0545563</text:p>
          </table:table-cell>
          <table:table-cell office:value-type="float" office:value="0.0534" calcext:value-type="float">
            <text:p>0.0534</text:p>
          </table:table-cell>
          <table:table-cell office:value-type="float" office:value="0.0520562" calcext:value-type="float">
            <text:p>0.0520562</text:p>
          </table:table-cell>
          <table:table-cell office:value-type="float" office:value="0.04885" calcext:value-type="float">
            <text:p>0.04885</text:p>
          </table:table-cell>
          <table:table-cell office:value-type="float" office:value="0.0465" calcext:value-type="float">
            <text:p>0.0465</text:p>
          </table:table-cell>
          <table:table-cell office:value-type="float" office:value="0.044575" calcext:value-type="float">
            <text:p>0.044575</text:p>
          </table:table-cell>
          <table:table-cell office:value-type="float" office:value="0.0435063" calcext:value-type="float">
            <text:p>0.0435063</text:p>
          </table:table-cell>
          <table:table-cell office:value-type="float" office:value="0.0404375" calcext:value-type="float">
            <text:p>0.0404375</text:p>
          </table:table-cell>
          <table:table-cell office:value-type="float" office:value="0.0395312" calcext:value-type="float">
            <text:p>0.0395312</text:p>
          </table:table-cell>
          <table:table-cell office:value-type="float" office:value="0.0374875" calcext:value-type="float">
            <text:p>0.0374875</text:p>
          </table:table-cell>
          <table:table-cell office:value-type="float" office:value="0.0359125" calcext:value-type="float">
            <text:p>0.0359125</text:p>
          </table:table-cell>
          <table:table-cell office:value-type="float" office:value="0.0347812" calcext:value-type="float">
            <text:p>0.0347812</text:p>
          </table:table-cell>
          <table:table-cell office:value-type="float" office:value="0.0339625" calcext:value-type="float">
            <text:p>0.0339625</text:p>
          </table:table-cell>
          <table:table-cell office:value-type="float" office:value="0.0335187" calcext:value-type="float">
            <text:p>0.0335187</text:p>
          </table:table-cell>
          <table:table-cell office:value-type="float" office:value="0.0323" calcext:value-type="float">
            <text:p>0.0323</text:p>
          </table:table-cell>
          <table:table-cell office:value-type="float" office:value="0.0317562" calcext:value-type="float">
            <text:p>0.0317562</text:p>
          </table:table-cell>
          <table:table-cell office:value-type="float" office:value="0.0320937" calcext:value-type="float">
            <text:p>0.0320937</text:p>
          </table:table-cell>
          <table:table-cell office:value-type="float" office:value="0.0312312" calcext:value-type="float">
            <text:p>0.0312312</text:p>
          </table:table-cell>
          <table:table-cell office:value-type="float" office:value="0.0314813" calcext:value-type="float">
            <text:p>0.0314813</text:p>
          </table:table-cell>
          <table:table-cell office:value-type="float" office:value="0.0316937" calcext:value-type="float">
            <text:p>0.0316937</text:p>
          </table:table-cell>
          <table:table-cell office:value-type="float" office:value="0.0326437" calcext:value-type="float">
            <text:p>0.0326437</text:p>
          </table:table-cell>
          <table:table-cell office:value-type="float" office:value="0.0329" calcext:value-type="float">
            <text:p>0.0329</text:p>
          </table:table-cell>
          <table:table-cell office:value-type="float" office:value="0.0338875" calcext:value-type="float">
            <text:p>0.0338875</text:p>
          </table:table-cell>
          <table:table-cell office:value-type="float" office:value="0.0343063" calcext:value-type="float">
            <text:p>0.0343063</text:p>
          </table:table-cell>
          <table:table-cell office:value-type="float" office:value="0.03565" calcext:value-type="float">
            <text:p>0.03565</text:p>
          </table:table-cell>
          <table:table-cell office:value-type="float" office:value="0.0366563" calcext:value-type="float">
            <text:p>0.0366563</text:p>
          </table:table-cell>
          <table:table-cell office:value-type="float" office:value="0.0390937" calcext:value-type="float">
            <text:p>0.0390937</text:p>
          </table:table-cell>
          <table:table-cell office:value-type="float" office:value="0.0405" calcext:value-type="float">
            <text:p>0.0405</text:p>
          </table:table-cell>
          <table:table-cell office:value-type="float" office:value="0.041425" calcext:value-type="float">
            <text:p>0.041425</text:p>
          </table:table-cell>
          <table:table-cell office:value-type="float" office:value="0.0423313" calcext:value-type="float">
            <text:p>0.0423313</text:p>
          </table:table-cell>
          <table:table-cell office:value-type="float" office:value="0.04405" calcext:value-type="float">
            <text:p>0.04405</text:p>
          </table:table-cell>
          <table:table-cell office:value-type="float" office:value="0.0461375" calcext:value-type="float">
            <text:p>0.0461375</text:p>
          </table:table-cell>
          <table:table-cell office:value-type="float" office:value="0.0474" calcext:value-type="float">
            <text:p>0.0474</text:p>
          </table:table-cell>
          <table:table-cell office:value-type="float" office:value="0.0492125" calcext:value-type="float">
            <text:p>0.0492125</text:p>
          </table:table-cell>
          <table:table-cell office:value-type="float" office:value="0.0509563" calcext:value-type="float">
            <text:p>0.0509563</text:p>
          </table:table-cell>
          <table:table-cell office:value-type="float" office:value="0.05275" calcext:value-type="float">
            <text:p>0.05275</text:p>
          </table:table-cell>
          <table:table-cell office:value-type="float" office:value="0.0532813" calcext:value-type="float">
            <text:p>0.0532813</text:p>
          </table:table-cell>
          <table:table-cell office:value-type="float" office:value="0.0543375" calcext:value-type="float">
            <text:p>0.0543375</text:p>
          </table:table-cell>
          <table:table-cell office:value-type="float" office:value="0.0559" calcext:value-type="float">
            <text:p>0.0559</text:p>
          </table:table-cell>
          <table:table-cell office:value-type="float" office:value="0.0556" calcext:value-type="float">
            <text:p>0.0556</text:p>
          </table:table-cell>
          <table:table-cell office:value-type="float" office:value="0.054675" calcext:value-type="float">
            <text:p>0.054675</text:p>
          </table:table-cell>
          <table:table-cell office:value-type="float" office:value="0.056275" calcext:value-type="float">
            <text:p>0.056275</text:p>
          </table:table-cell>
          <table:table-cell office:value-type="float" office:value="0.0560125" calcext:value-type="float">
            <text:p>0.0560125</text:p>
          </table:table-cell>
          <table:table-cell office:value-type="float" office:value="0.0554125" calcext:value-type="float">
            <text:p>0.0554125</text:p>
          </table:table-cell>
          <table:table-cell office:value-type="float" office:value="0.0553937" calcext:value-type="float">
            <text:p>0.0553937</text:p>
          </table:table-cell>
          <table:table-cell office:value-type="float" office:value="0.0543688" calcext:value-type="float">
            <text:p>0.0543688</text:p>
          </table:table-cell>
          <table:table-cell office:value-type="float" office:value="0.0510125" calcext:value-type="float">
            <text:p>0.0510125</text:p>
          </table:table-cell>
          <table:table-cell office:value-type="float" office:value="0.049225" calcext:value-type="float">
            <text:p>0.049225</text:p>
          </table:table-cell>
          <table:table-cell office:value-type="float" office:value="0.04735" calcext:value-type="float">
            <text:p>0.04735</text:p>
          </table:table-cell>
          <table:table-cell office:value-type="float" office:value="0.0438375" calcext:value-type="float">
            <text:p>0.0438375</text:p>
          </table:table-cell>
          <table:table-cell office:value-type="float" office:value="0.040775" calcext:value-type="float">
            <text:p>0.040775</text:p>
          </table:table-cell>
          <table:table-cell office:value-type="float" office:value="0.0369937" calcext:value-type="float">
            <text:p>0.0369937</text:p>
          </table:table-cell>
          <table:table-cell office:value-type="float" office:value="0.0337563" calcext:value-type="float">
            <text:p>0.0337563</text:p>
          </table:table-cell>
          <table:table-cell office:value-type="float" office:value="0.0288188" calcext:value-type="float">
            <text:p>0.0288188</text:p>
          </table:table-cell>
          <table:table-cell office:value-type="float" office:value="0.0239125" calcext:value-type="float">
            <text:p>0.0239125</text:p>
          </table:table-cell>
          <table:table-cell office:value-type="float" office:value="0.0186" calcext:value-type="float">
            <text:p>0.0186</text:p>
          </table:table-cell>
          <table:table-cell office:value-type="float" office:value="0.0135125" calcext:value-type="float">
            <text:p>0.0135125</text:p>
          </table:table-cell>
          <table:table-cell office:value-type="float" office:value="0.0083125" calcext:value-type="float">
            <text:p>0.0083125</text:p>
          </table:table-cell>
          <table:table-cell office:value-type="float" office:value="0.0026125" calcext:value-type="float">
            <text:p>0.0026125</text:p>
          </table:table-cell>
          <table:table-cell table:formula="of:=SUM([.Q106:.BI106])" office:value-type="float" office:value="1.8004313" calcext:value-type="float">
            <text:p>1.8004313</text:p>
          </table:table-cell>
        </table:table-row>
        <table:table-row table:style-name="ro1">
          <table:table-cell office:value-type="float" office:value="6.353125" calcext:value-type="float">
            <text:p>6.353125</text:p>
          </table:table-cell>
          <table:table-cell office:value-type="float" office:value="0.0566062" calcext:value-type="float">
            <text:p>0.0566062</text:p>
          </table:table-cell>
          <table:table-cell office:value-type="float" office:value="0.05495" calcext:value-type="float">
            <text:p>0.05495</text:p>
          </table:table-cell>
          <table:table-cell office:value-type="float" office:value="0.0520062" calcext:value-type="float">
            <text:p>0.0520062</text:p>
          </table:table-cell>
          <table:table-cell office:value-type="float" office:value="0.0501375" calcext:value-type="float">
            <text:p>0.0501375</text:p>
          </table:table-cell>
          <table:table-cell office:value-type="float" office:value="0.04825" calcext:value-type="float">
            <text:p>0.04825</text:p>
          </table:table-cell>
          <table:table-cell office:value-type="float" office:value="0.04595" calcext:value-type="float">
            <text:p>0.04595</text:p>
          </table:table-cell>
          <table:table-cell office:value-type="float" office:value="0.0438375" calcext:value-type="float">
            <text:p>0.0438375</text:p>
          </table:table-cell>
          <table:table-cell office:value-type="float" office:value="0.0413063" calcext:value-type="float">
            <text:p>0.0413063</text:p>
          </table:table-cell>
          <table:table-cell office:value-type="float" office:value="0.0395812" calcext:value-type="float">
            <text:p>0.0395812</text:p>
          </table:table-cell>
          <table:table-cell office:value-type="float" office:value="0.0394562" calcext:value-type="float">
            <text:p>0.0394562</text:p>
          </table:table-cell>
          <table:table-cell office:value-type="float" office:value="0.0375562" calcext:value-type="float">
            <text:p>0.0375562</text:p>
          </table:table-cell>
          <table:table-cell office:value-type="float" office:value="0.0363062" calcext:value-type="float">
            <text:p>0.0363062</text:p>
          </table:table-cell>
          <table:table-cell office:value-type="float" office:value="0.0343125" calcext:value-type="float">
            <text:p>0.0343125</text:p>
          </table:table-cell>
          <table:table-cell office:value-type="float" office:value="0.03415" calcext:value-type="float">
            <text:p>0.03415</text:p>
          </table:table-cell>
          <table:table-cell office:value-type="float" office:value="0.0327375" calcext:value-type="float">
            <text:p>0.0327375</text:p>
          </table:table-cell>
          <table:table-cell office:value-type="float" office:value="0.032225" calcext:value-type="float">
            <text:p>0.032225</text:p>
          </table:table-cell>
          <table:table-cell office:value-type="float" office:value="0.0318063" calcext:value-type="float">
            <text:p>0.0318063</text:p>
          </table:table-cell>
          <table:table-cell office:value-type="float" office:value="0.032025" calcext:value-type="float">
            <text:p>0.032025</text:p>
          </table:table-cell>
          <table:table-cell office:value-type="float" office:value="0.0326875" calcext:value-type="float">
            <text:p>0.0326875</text:p>
          </table:table-cell>
          <table:table-cell office:value-type="float" office:value="0.0308812" calcext:value-type="float">
            <text:p>0.0308812</text:p>
          </table:table-cell>
          <table:table-cell office:value-type="float" office:value="0.0321813" calcext:value-type="float">
            <text:p>0.0321813</text:p>
          </table:table-cell>
          <table:table-cell office:value-type="float" office:value="0.0322625" calcext:value-type="float">
            <text:p>0.0322625</text:p>
          </table:table-cell>
          <table:table-cell office:value-type="float" office:value="0.0329562" calcext:value-type="float">
            <text:p>0.0329562</text:p>
          </table:table-cell>
          <table:table-cell office:value-type="float" office:value="0.0335312" calcext:value-type="float">
            <text:p>0.0335312</text:p>
          </table:table-cell>
          <table:table-cell office:value-type="float" office:value="0.033925" calcext:value-type="float">
            <text:p>0.033925</text:p>
          </table:table-cell>
          <table:table-cell office:value-type="float" office:value="0.0354375" calcext:value-type="float">
            <text:p>0.0354375</text:p>
          </table:table-cell>
          <table:table-cell office:value-type="float" office:value="0.0368125" calcext:value-type="float">
            <text:p>0.0368125</text:p>
          </table:table-cell>
          <table:table-cell office:value-type="float" office:value="0.0387375" calcext:value-type="float">
            <text:p>0.0387375</text:p>
          </table:table-cell>
          <table:table-cell office:value-type="float" office:value="0.038975" calcext:value-type="float">
            <text:p>0.038975</text:p>
          </table:table-cell>
          <table:table-cell office:value-type="float" office:value="0.0412438" calcext:value-type="float">
            <text:p>0.0412438</text:p>
          </table:table-cell>
          <table:table-cell office:value-type="float" office:value="0.0416" calcext:value-type="float">
            <text:p>0.0416</text:p>
          </table:table-cell>
          <table:table-cell office:value-type="float" office:value="0.0436187" calcext:value-type="float">
            <text:p>0.0436187</text:p>
          </table:table-cell>
          <table:table-cell office:value-type="float" office:value="0.0434937" calcext:value-type="float">
            <text:p>0.0434937</text:p>
          </table:table-cell>
          <table:table-cell office:value-type="float" office:value="0.0468375" calcext:value-type="float">
            <text:p>0.0468375</text:p>
          </table:table-cell>
          <table:table-cell office:value-type="float" office:value="0.0484062" calcext:value-type="float">
            <text:p>0.0484062</text:p>
          </table:table-cell>
          <table:table-cell office:value-type="float" office:value="0.0481063" calcext:value-type="float">
            <text:p>0.0481063</text:p>
          </table:table-cell>
          <table:table-cell office:value-type="float" office:value="0.0510625" calcext:value-type="float">
            <text:p>0.0510625</text:p>
          </table:table-cell>
          <table:table-cell office:value-type="float" office:value="0.0522937" calcext:value-type="float">
            <text:p>0.0522937</text:p>
          </table:table-cell>
          <table:table-cell office:value-type="float" office:value="0.0537625" calcext:value-type="float">
            <text:p>0.0537625</text:p>
          </table:table-cell>
          <table:table-cell office:value-type="float" office:value="0.0545438" calcext:value-type="float">
            <text:p>0.0545438</text:p>
          </table:table-cell>
          <table:table-cell office:value-type="float" office:value="0.0552687" calcext:value-type="float">
            <text:p>0.0552687</text:p>
          </table:table-cell>
          <table:table-cell office:value-type="float" office:value="0.0556375" calcext:value-type="float">
            <text:p>0.0556375</text:p>
          </table:table-cell>
          <table:table-cell office:value-type="float" office:value="0.0554625" calcext:value-type="float">
            <text:p>0.0554625</text:p>
          </table:table-cell>
          <table:table-cell office:value-type="float" office:value="0.0559625" calcext:value-type="float">
            <text:p>0.0559625</text:p>
          </table:table-cell>
          <table:table-cell office:value-type="float" office:value="0.0556938" calcext:value-type="float">
            <text:p>0.0556938</text:p>
          </table:table-cell>
          <table:table-cell office:value-type="float" office:value="0.0553875" calcext:value-type="float">
            <text:p>0.0553875</text:p>
          </table:table-cell>
          <table:table-cell office:value-type="float" office:value="0.052675" calcext:value-type="float">
            <text:p>0.052675</text:p>
          </table:table-cell>
          <table:table-cell office:value-type="float" office:value="0.0509875" calcext:value-type="float">
            <text:p>0.0509875</text:p>
          </table:table-cell>
          <table:table-cell office:value-type="float" office:value="0.0487937" calcext:value-type="float">
            <text:p>0.0487937</text:p>
          </table:table-cell>
          <table:table-cell office:value-type="float" office:value="0.0471625" calcext:value-type="float">
            <text:p>0.0471625</text:p>
          </table:table-cell>
          <table:table-cell office:value-type="float" office:value="0.0431625" calcext:value-type="float">
            <text:p>0.0431625</text:p>
          </table:table-cell>
          <table:table-cell office:value-type="float" office:value="0.040075" calcext:value-type="float">
            <text:p>0.040075</text:p>
          </table:table-cell>
          <table:table-cell office:value-type="float" office:value="0.0360625" calcext:value-type="float">
            <text:p>0.0360625</text:p>
          </table:table-cell>
          <table:table-cell office:value-type="float" office:value="0.0327438" calcext:value-type="float">
            <text:p>0.0327438</text:p>
          </table:table-cell>
          <table:table-cell office:value-type="float" office:value="0.0284625" calcext:value-type="float">
            <text:p>0.0284625</text:p>
          </table:table-cell>
          <table:table-cell office:value-type="float" office:value="0.0228812" calcext:value-type="float">
            <text:p>0.0228812</text:p>
          </table:table-cell>
          <table:table-cell office:value-type="float" office:value="0.017775" calcext:value-type="float">
            <text:p>0.017775</text:p>
          </table:table-cell>
          <table:table-cell office:value-type="float" office:value="0.0135937" calcext:value-type="float">
            <text:p>0.0135937</text:p>
          </table:table-cell>
          <table:table-cell office:value-type="float" office:value="0.00851875" calcext:value-type="float">
            <text:p>0.00851875</text:p>
          </table:table-cell>
          <table:table-cell office:value-type="float" office:value="0.00275625" calcext:value-type="float">
            <text:p>0.00275625</text:p>
          </table:table-cell>
          <table:table-cell table:formula="of:=SUM([.Q107:.BI107])" office:value-type="float" office:value="1.7784748" calcext:value-type="float">
            <text:p>1.7784748</text:p>
          </table:table-cell>
        </table:table-row>
        <table:table-row table:style-name="ro1">
          <table:table-cell office:value-type="float" office:value="6.4125" calcext:value-type="float">
            <text:p>6.4125</text:p>
          </table:table-cell>
          <table:table-cell office:value-type="float" office:value="0.0533812" calcext:value-type="float">
            <text:p>0.0533812</text:p>
          </table:table-cell>
          <table:table-cell office:value-type="float" office:value="0.05285" calcext:value-type="float">
            <text:p>0.0528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503875" calcext:value-type="float">
            <text:p>0.0503875</text:p>
          </table:table-cell>
          <table:table-cell office:value-type="float" office:value="0.0478188" calcext:value-type="float">
            <text:p>0.0478188</text:p>
          </table:table-cell>
          <table:table-cell office:value-type="float" office:value="0.0461312" calcext:value-type="float">
            <text:p>0.0461312</text:p>
          </table:table-cell>
          <table:table-cell office:value-type="float" office:value="0.0440687" calcext:value-type="float">
            <text:p>0.0440687</text:p>
          </table:table-cell>
          <table:table-cell office:value-type="float" office:value="0.0419625" calcext:value-type="float">
            <text:p>0.0419625</text:p>
          </table:table-cell>
          <table:table-cell office:value-type="float" office:value="0.0404938" calcext:value-type="float">
            <text:p>0.0404938</text:p>
          </table:table-cell>
          <table:table-cell office:value-type="float" office:value="0.0383812" calcext:value-type="float">
            <text:p>0.0383812</text:p>
          </table:table-cell>
          <table:table-cell office:value-type="float" office:value="0.0368375" calcext:value-type="float">
            <text:p>0.0368375</text:p>
          </table:table-cell>
          <table:table-cell office:value-type="float" office:value="0.035625" calcext:value-type="float">
            <text:p>0.035625</text:p>
          </table:table-cell>
          <table:table-cell office:value-type="float" office:value="0.03585" calcext:value-type="float">
            <text:p>0.03585</text:p>
          </table:table-cell>
          <table:table-cell office:value-type="float" office:value="0.0326688" calcext:value-type="float">
            <text:p>0.0326688</text:p>
          </table:table-cell>
          <table:table-cell office:value-type="float" office:value="0.0331938" calcext:value-type="float">
            <text:p>0.0331938</text:p>
          </table:table-cell>
          <table:table-cell office:value-type="float" office:value="0.0316125" calcext:value-type="float">
            <text:p>0.0316125</text:p>
          </table:table-cell>
          <table:table-cell office:value-type="float" office:value="0.031375" calcext:value-type="float">
            <text:p>0.031375</text:p>
          </table:table-cell>
          <table:table-cell office:value-type="float" office:value="0.0309938" calcext:value-type="float">
            <text:p>0.0309938</text:p>
          </table:table-cell>
          <table:table-cell office:value-type="float" office:value="0.0311937" calcext:value-type="float">
            <text:p>0.0311937</text:p>
          </table:table-cell>
          <table:table-cell office:value-type="float" office:value="0.0316813" calcext:value-type="float">
            <text:p>0.0316813</text:p>
          </table:table-cell>
          <table:table-cell office:value-type="float" office:value="0.03175" calcext:value-type="float">
            <text:p>0.03175</text:p>
          </table:table-cell>
          <table:table-cell office:value-type="float" office:value="0.031725" calcext:value-type="float">
            <text:p>0.031725</text:p>
          </table:table-cell>
          <table:table-cell office:value-type="float" office:value="0.0323125" calcext:value-type="float">
            <text:p>0.0323125</text:p>
          </table:table-cell>
          <table:table-cell office:value-type="float" office:value="0.0323937" calcext:value-type="float">
            <text:p>0.0323937</text:p>
          </table:table-cell>
          <table:table-cell office:value-type="float" office:value="0.034175" calcext:value-type="float">
            <text:p>0.034175</text:p>
          </table:table-cell>
          <table:table-cell office:value-type="float" office:value="0.0348062" calcext:value-type="float">
            <text:p>0.0348062</text:p>
          </table:table-cell>
          <table:table-cell office:value-type="float" office:value="0.0369875" calcext:value-type="float">
            <text:p>0.0369875</text:p>
          </table:table-cell>
          <table:table-cell office:value-type="float" office:value="0.0373062" calcext:value-type="float">
            <text:p>0.0373062</text:p>
          </table:table-cell>
          <table:table-cell office:value-type="float" office:value="0.0395312" calcext:value-type="float">
            <text:p>0.0395312</text:p>
          </table:table-cell>
          <table:table-cell office:value-type="float" office:value="0.0396375" calcext:value-type="float">
            <text:p>0.0396375</text:p>
          </table:table-cell>
          <table:table-cell office:value-type="float" office:value="0.0423125" calcext:value-type="float">
            <text:p>0.0423125</text:p>
          </table:table-cell>
          <table:table-cell office:value-type="float" office:value="0.0429563" calcext:value-type="float">
            <text:p>0.0429563</text:p>
          </table:table-cell>
          <table:table-cell office:value-type="float" office:value="0.0447688" calcext:value-type="float">
            <text:p>0.0447688</text:p>
          </table:table-cell>
          <table:table-cell office:value-type="float" office:value="0.0461875" calcext:value-type="float">
            <text:p>0.0461875</text:p>
          </table:table-cell>
          <table:table-cell office:value-type="float" office:value="0.0480812" calcext:value-type="float">
            <text:p>0.0480812</text:p>
          </table:table-cell>
          <table:table-cell office:value-type="float" office:value="0.0493813" calcext:value-type="float">
            <text:p>0.0493813</text:p>
          </table:table-cell>
          <table:table-cell office:value-type="float" office:value="0.0502875" calcext:value-type="float">
            <text:p>0.0502875</text:p>
          </table:table-cell>
          <table:table-cell table:number-columns-repeated="2" office:value-type="float" office:value="0.0520313" calcext:value-type="float">
            <text:p>0.0520313</text:p>
          </table:table-cell>
          <table:table-cell office:value-type="float" office:value="0.0555937" calcext:value-type="float">
            <text:p>0.0555937</text:p>
          </table:table-cell>
          <table:table-cell office:value-type="float" office:value="0.0552938" calcext:value-type="float">
            <text:p>0.0552938</text:p>
          </table:table-cell>
          <table:table-cell office:value-type="float" office:value="0.0550062" calcext:value-type="float">
            <text:p>0.0550062</text:p>
          </table:table-cell>
          <table:table-cell office:value-type="float" office:value="0.05595" calcext:value-type="float">
            <text:p>0.05595</text:p>
          </table:table-cell>
          <table:table-cell office:value-type="float" office:value="0.0553125" calcext:value-type="float">
            <text:p>0.0553125</text:p>
          </table:table-cell>
          <table:table-cell office:value-type="float" office:value="0.0547313" calcext:value-type="float">
            <text:p>0.0547313</text:p>
          </table:table-cell>
          <table:table-cell office:value-type="float" office:value="0.0535187" calcext:value-type="float">
            <text:p>0.0535187</text:p>
          </table:table-cell>
          <table:table-cell office:value-type="float" office:value="0.0512" calcext:value-type="float">
            <text:p>0.0512</text:p>
          </table:table-cell>
          <table:table-cell office:value-type="float" office:value="0.0516062" calcext:value-type="float">
            <text:p>0.0516062</text:p>
          </table:table-cell>
          <table:table-cell office:value-type="float" office:value="0.04915" calcext:value-type="float">
            <text:p>0.04915</text:p>
          </table:table-cell>
          <table:table-cell office:value-type="float" office:value="0.04665" calcext:value-type="float">
            <text:p>0.04665</text:p>
          </table:table-cell>
          <table:table-cell office:value-type="float" office:value="0.043775" calcext:value-type="float">
            <text:p>0.043775</text:p>
          </table:table-cell>
          <table:table-cell office:value-type="float" office:value="0.0393812" calcext:value-type="float">
            <text:p>0.0393812</text:p>
          </table:table-cell>
          <table:table-cell office:value-type="float" office:value="0.0358062" calcext:value-type="float">
            <text:p>0.0358062</text:p>
          </table:table-cell>
          <table:table-cell office:value-type="float" office:value="0.0326125" calcext:value-type="float">
            <text:p>0.0326125</text:p>
          </table:table-cell>
          <table:table-cell office:value-type="float" office:value="0.0285313" calcext:value-type="float">
            <text:p>0.0285313</text:p>
          </table:table-cell>
          <table:table-cell office:value-type="float" office:value="0.0232937" calcext:value-type="float">
            <text:p>0.0232937</text:p>
          </table:table-cell>
          <table:table-cell office:value-type="float" office:value="0.018475" calcext:value-type="float">
            <text:p>0.018475</text:p>
          </table:table-cell>
          <table:table-cell office:value-type="float" office:value="0.0132125" calcext:value-type="float">
            <text:p>0.0132125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00261875" calcext:value-type="float">
            <text:p>0.00261875</text:p>
          </table:table-cell>
          <table:table-cell table:formula="of:=SUM([.Q108:.BI108])" office:value-type="float" office:value="1.76533735" calcext:value-type="float">
            <text:p>1.76533735</text:p>
          </table:table-cell>
        </table:table-row>
        <table:table-row table:style-name="ro1">
          <table:table-cell office:value-type="float" office:value="6.471875" calcext:value-type="float">
            <text:p>6.471875</text:p>
          </table:table-cell>
          <table:table-cell office:value-type="float" office:value="0.05465" calcext:value-type="float">
            <text:p>0.05465</text:p>
          </table:table-cell>
          <table:table-cell office:value-type="float" office:value="0.0522562" calcext:value-type="float">
            <text:p>0.0522562</text:p>
          </table:table-cell>
          <table:table-cell office:value-type="float" office:value="0.050475" calcext:value-type="float">
            <text:p>0.050475</text:p>
          </table:table-cell>
          <table:table-cell office:value-type="float" office:value="0.0481875" calcext:value-type="float">
            <text:p>0.0481875</text:p>
          </table:table-cell>
          <table:table-cell office:value-type="float" office:value="0.0466437" calcext:value-type="float">
            <text:p>0.0466437</text:p>
          </table:table-cell>
          <table:table-cell office:value-type="float" office:value="0.044725" calcext:value-type="float">
            <text:p>0.044725</text:p>
          </table:table-cell>
          <table:table-cell office:value-type="float" office:value="0.0430313" calcext:value-type="float">
            <text:p>0.0430313</text:p>
          </table:table-cell>
          <table:table-cell office:value-type="float" office:value="0.0415625" calcext:value-type="float">
            <text:p>0.0415625</text:p>
          </table:table-cell>
          <table:table-cell office:value-type="float" office:value="0.03955" calcext:value-type="float">
            <text:p>0.03955</text:p>
          </table:table-cell>
          <table:table-cell office:value-type="float" office:value="0.0367" calcext:value-type="float">
            <text:p>0.0367</text:p>
          </table:table-cell>
          <table:table-cell office:value-type="float" office:value="0.0369125" calcext:value-type="float">
            <text:p>0.0369125</text:p>
          </table:table-cell>
          <table:table-cell office:value-type="float" office:value="0.0355375" calcext:value-type="float">
            <text:p>0.0355375</text:p>
          </table:table-cell>
          <table:table-cell office:value-type="float" office:value="0.0344062" calcext:value-type="float">
            <text:p>0.0344062</text:p>
          </table:table-cell>
          <table:table-cell office:value-type="float" office:value="0.0330563" calcext:value-type="float">
            <text:p>0.0330563</text:p>
          </table:table-cell>
          <table:table-cell office:value-type="float" office:value="0.0323063" calcext:value-type="float">
            <text:p>0.0323063</text:p>
          </table:table-cell>
          <table:table-cell office:value-type="float" office:value="0.031275" calcext:value-type="float">
            <text:p>0.031275</text:p>
          </table:table-cell>
          <table:table-cell office:value-type="float" office:value="0.0312562" calcext:value-type="float">
            <text:p>0.0312562</text:p>
          </table:table-cell>
          <table:table-cell office:value-type="float" office:value="0.0304563" calcext:value-type="float">
            <text:p>0.0304563</text:p>
          </table:table-cell>
          <table:table-cell office:value-type="float" office:value="0.0307063" calcext:value-type="float">
            <text:p>0.0307063</text:p>
          </table:table-cell>
          <table:table-cell office:value-type="float" office:value="0.03095" calcext:value-type="float">
            <text:p>0.03095</text:p>
          </table:table-cell>
          <table:table-cell office:value-type="float" office:value="0.0307562" calcext:value-type="float">
            <text:p>0.0307562</text:p>
          </table:table-cell>
          <table:table-cell office:value-type="float" office:value="0.0313312" calcext:value-type="float">
            <text:p>0.0313312</text:p>
          </table:table-cell>
          <table:table-cell office:value-type="float" office:value="0.0327563" calcext:value-type="float">
            <text:p>0.0327563</text:p>
          </table:table-cell>
          <table:table-cell office:value-type="float" office:value="0.0329" calcext:value-type="float">
            <text:p>0.0329</text:p>
          </table:table-cell>
          <table:table-cell office:value-type="float" office:value="0.0335625" calcext:value-type="float">
            <text:p>0.0335625</text:p>
          </table:table-cell>
          <table:table-cell office:value-type="float" office:value="0.0346375" calcext:value-type="float">
            <text:p>0.0346375</text:p>
          </table:table-cell>
          <table:table-cell office:value-type="float" office:value="0.0363687" calcext:value-type="float">
            <text:p>0.0363687</text:p>
          </table:table-cell>
          <table:table-cell office:value-type="float" office:value="0.0365375" calcext:value-type="float">
            <text:p>0.0365375</text:p>
          </table:table-cell>
          <table:table-cell office:value-type="float" office:value="0.0382625" calcext:value-type="float">
            <text:p>0.0382625</text:p>
          </table:table-cell>
          <table:table-cell office:value-type="float" office:value="0.040225" calcext:value-type="float">
            <text:p>0.040225</text:p>
          </table:table-cell>
          <table:table-cell office:value-type="float" office:value="0.041075" calcext:value-type="float">
            <text:p>0.041075</text:p>
          </table:table-cell>
          <table:table-cell office:value-type="float" office:value="0.0422812" calcext:value-type="float">
            <text:p>0.0422812</text:p>
          </table:table-cell>
          <table:table-cell office:value-type="float" office:value="0.0440437" calcext:value-type="float">
            <text:p>0.0440437</text:p>
          </table:table-cell>
          <table:table-cell office:value-type="float" office:value="0.0461437" calcext:value-type="float">
            <text:p>0.0461437</text:p>
          </table:table-cell>
          <table:table-cell office:value-type="float" office:value="0.0471063" calcext:value-type="float">
            <text:p>0.0471063</text:p>
          </table:table-cell>
          <table:table-cell office:value-type="float" office:value="0.0492625" calcext:value-type="float">
            <text:p>0.0492625</text:p>
          </table:table-cell>
          <table:table-cell office:value-type="float" office:value="0.0502437" calcext:value-type="float">
            <text:p>0.0502437</text:p>
          </table:table-cell>
          <table:table-cell office:value-type="float" office:value="0.0508375" calcext:value-type="float">
            <text:p>0.0508375</text:p>
          </table:table-cell>
          <table:table-cell office:value-type="float" office:value="0.0532625" calcext:value-type="float">
            <text:p>0.0532625</text:p>
          </table:table-cell>
          <table:table-cell office:value-type="float" office:value="0.0537313" calcext:value-type="float">
            <text:p>0.0537313</text:p>
          </table:table-cell>
          <table:table-cell office:value-type="float" office:value="0.0537188" calcext:value-type="float">
            <text:p>0.0537188</text:p>
          </table:table-cell>
          <table:table-cell office:value-type="float" office:value="0.0550062" calcext:value-type="float">
            <text:p>0.0550062</text:p>
          </table:table-cell>
          <table:table-cell office:value-type="float" office:value="0.055275" calcext:value-type="float">
            <text:p>0.055275</text:p>
          </table:table-cell>
          <table:table-cell office:value-type="float" office:value="0.0547375" calcext:value-type="float">
            <text:p>0.0547375</text:p>
          </table:table-cell>
          <table:table-cell office:value-type="float" office:value="0.0548437" calcext:value-type="float">
            <text:p>0.054843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53075" calcext:value-type="float">
            <text:p>0.053075</text:p>
          </table:table-cell>
          <table:table-cell office:value-type="float" office:value="0.0517125" calcext:value-type="float">
            <text:p>0.0517125</text:p>
          </table:table-cell>
          <table:table-cell office:value-type="float" office:value="0.0489438" calcext:value-type="float">
            <text:p>0.0489438</text:p>
          </table:table-cell>
          <table:table-cell office:value-type="float" office:value="0.0458312" calcext:value-type="float">
            <text:p>0.0458312</text:p>
          </table:table-cell>
          <table:table-cell office:value-type="float" office:value="0.04375" calcext:value-type="float">
            <text:p>0.04375</text:p>
          </table:table-cell>
          <table:table-cell office:value-type="float" office:value="0.0398" calcext:value-type="float">
            <text:p>0.0398</text:p>
          </table:table-cell>
          <table:table-cell office:value-type="float" office:value="0.03695" calcext:value-type="float">
            <text:p>0.03695</text:p>
          </table:table-cell>
          <table:table-cell office:value-type="float" office:value="0.0330812" calcext:value-type="float">
            <text:p>0.0330812</text:p>
          </table:table-cell>
          <table:table-cell office:value-type="float" office:value="0.0284562" calcext:value-type="float">
            <text:p>0.0284562</text:p>
          </table:table-cell>
          <table:table-cell office:value-type="float" office:value="0.0244438" calcext:value-type="float">
            <text:p>0.0244438</text:p>
          </table:table-cell>
          <table:table-cell office:value-type="float" office:value="0.0185937" calcext:value-type="float">
            <text:p>0.0185937</text:p>
          </table:table-cell>
          <table:table-cell office:value-type="float" office:value="0.0132062" calcext:value-type="float">
            <text:p>0.0132062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285625" calcext:value-type="float">
            <text:p>0.00285625</text:p>
          </table:table-cell>
          <table:table-cell table:formula="of:=SUM([.Q109:.BI109])" office:value-type="float" office:value="1.75624965" calcext:value-type="float">
            <text:p>1.75624965</text:p>
          </table:table-cell>
        </table:table-row>
        <table:table-row table:style-name="ro1">
          <table:table-cell office:value-type="float" office:value="6.53125" calcext:value-type="float">
            <text:p>6.53125</text:p>
          </table:table-cell>
          <table:table-cell office:value-type="float" office:value="0.0539722" calcext:value-type="float">
            <text:p>0.0539722</text:p>
          </table:table-cell>
          <table:table-cell office:value-type="float" office:value="0.0509902" calcext:value-type="float">
            <text:p>0.0509902</text:p>
          </table:table-cell>
          <table:table-cell office:value-type="float" office:value="0.0493041" calcext:value-type="float">
            <text:p>0.0493041</text:p>
          </table:table-cell>
          <table:table-cell office:value-type="float" office:value="0.0472354" calcext:value-type="float">
            <text:p>0.0472354</text:p>
          </table:table-cell>
          <table:table-cell office:value-type="float" office:value="0.0451121" calcext:value-type="float">
            <text:p>0.0451121</text:p>
          </table:table-cell>
          <table:table-cell office:value-type="float" office:value="0.0430591" calcext:value-type="float">
            <text:p>0.0430591</text:p>
          </table:table-cell>
          <table:table-cell office:value-type="float" office:value="0.0430357" calcext:value-type="float">
            <text:p>0.0430357</text:p>
          </table:table-cell>
          <table:table-cell office:value-type="float" office:value="0.0409124" calcext:value-type="float">
            <text:p>0.0409124</text:p>
          </table:table-cell>
          <table:table-cell office:value-type="float" office:value="0.0397727" calcext:value-type="float">
            <text:p>0.0397727</text:p>
          </table:table-cell>
          <table:table-cell office:value-type="float" office:value="0.0372591" calcext:value-type="float">
            <text:p>0.0372591</text:p>
          </table:table-cell>
          <table:table-cell office:value-type="float" office:value="0.0354012" calcext:value-type="float">
            <text:p>0.0354012</text:p>
          </table:table-cell>
          <table:table-cell office:value-type="float" office:value="0.035128" calcext:value-type="float">
            <text:p>0.035128</text:p>
          </table:table-cell>
          <table:table-cell office:value-type="float" office:value="0.0332857" calcext:value-type="float">
            <text:p>0.0332857</text:p>
          </table:table-cell>
          <table:table-cell office:value-type="float" office:value="0.0338087" calcext:value-type="float">
            <text:p>0.0338087</text:p>
          </table:table-cell>
          <table:table-cell office:value-type="float" office:value="0.031904" calcext:value-type="float">
            <text:p>0.031904</text:p>
          </table:table-cell>
          <table:table-cell office:value-type="float" office:value="0.0318181" calcext:value-type="float">
            <text:p>0.0318181</text:p>
          </table:table-cell>
          <table:table-cell office:value-type="float" office:value="0.030616" calcext:value-type="float">
            <text:p>0.030616</text:p>
          </table:table-cell>
          <table:table-cell office:value-type="float" office:value="0.0310844" calcext:value-type="float">
            <text:p>0.0310844</text:p>
          </table:table-cell>
          <table:table-cell office:value-type="float" office:value="0.0317011" calcext:value-type="float">
            <text:p>0.0317011</text:p>
          </table:table-cell>
          <table:table-cell office:value-type="float" office:value="0.030171" calcext:value-type="float">
            <text:p>0.030171</text:p>
          </table:table-cell>
          <table:table-cell office:value-type="float" office:value="0.0301788" calcext:value-type="float">
            <text:p>0.0301788</text:p>
          </table:table-cell>
          <table:table-cell office:value-type="float" office:value="0.0305613" calcext:value-type="float">
            <text:p>0.0305613</text:p>
          </table:table-cell>
          <table:table-cell office:value-type="float" office:value="0.0312873" calcext:value-type="float">
            <text:p>0.0312873</text:p>
          </table:table-cell>
          <table:table-cell office:value-type="float" office:value="0.0317791" calcext:value-type="float">
            <text:p>0.0317791</text:p>
          </table:table-cell>
          <table:table-cell office:value-type="float" office:value="0.032591" calcext:value-type="float">
            <text:p>0.032591</text:p>
          </table:table-cell>
          <table:table-cell office:value-type="float" office:value="0.03416" calcext:value-type="float">
            <text:p>0.03416</text:p>
          </table:table-cell>
          <table:table-cell office:value-type="float" office:value="0.0354793" calcext:value-type="float">
            <text:p>0.0354793</text:p>
          </table:table-cell>
          <table:table-cell office:value-type="float" office:value="0.0365253" calcext:value-type="float">
            <text:p>0.0365253</text:p>
          </table:table-cell>
          <table:table-cell office:value-type="float" office:value="0.0378289" calcext:value-type="float">
            <text:p>0.0378289</text:p>
          </table:table-cell>
          <table:table-cell office:value-type="float" office:value="0.0394214" calcext:value-type="float">
            <text:p>0.0394214</text:p>
          </table:table-cell>
          <table:table-cell office:value-type="float" office:value="0.0406938" calcext:value-type="float">
            <text:p>0.0406938</text:p>
          </table:table-cell>
          <table:table-cell office:value-type="float" office:value="0.0436524" calcext:value-type="float">
            <text:p>0.0436524</text:p>
          </table:table-cell>
          <table:table-cell office:value-type="float" office:value="0.0439568" calcext:value-type="float">
            <text:p>0.0439568</text:p>
          </table:table-cell>
          <table:table-cell office:value-type="float" office:value="0.0450575" calcext:value-type="float">
            <text:p>0.0450575</text:p>
          </table:table-cell>
          <table:table-cell office:value-type="float" office:value="0.0471339" calcext:value-type="float">
            <text:p>0.0471339</text:p>
          </table:table-cell>
          <table:table-cell office:value-type="float" office:value="0.048703" calcext:value-type="float">
            <text:p>0.048703</text:p>
          </table:table-cell>
          <table:table-cell office:value-type="float" office:value="0.0496866" calcext:value-type="float">
            <text:p>0.0496866</text:p>
          </table:table-cell>
          <table:table-cell office:value-type="float" office:value="0.0516772" calcext:value-type="float">
            <text:p>0.0516772</text:p>
          </table:table-cell>
          <table:table-cell office:value-type="float" office:value="0.051927" calcext:value-type="float">
            <text:p>0.051927</text:p>
          </table:table-cell>
          <table:table-cell office:value-type="float" office:value="0.0530589" calcext:value-type="float">
            <text:p>0.0530589</text:p>
          </table:table-cell>
          <table:table-cell office:value-type="float" office:value="0.0546045" calcext:value-type="float">
            <text:p>0.0546045</text:p>
          </table:table-cell>
          <table:table-cell office:value-type="float" office:value="0.0541049" calcext:value-type="float">
            <text:p>0.0541049</text:p>
          </table:table-cell>
          <table:table-cell office:value-type="float" office:value="0.0549714" calcext:value-type="float">
            <text:p>0.0549714</text:p>
          </table:table-cell>
          <table:table-cell office:value-type="float" office:value="0.0549089" calcext:value-type="float">
            <text:p>0.0549089</text:p>
          </table:table-cell>
          <table:table-cell office:value-type="float" office:value="0.053941" calcext:value-type="float">
            <text:p>0.053941</text:p>
          </table:table-cell>
          <table:table-cell office:value-type="float" office:value="0.0540503" calcext:value-type="float">
            <text:p>0.0540503</text:p>
          </table:table-cell>
          <table:table-cell office:value-type="float" office:value="0.0518801" calcext:value-type="float">
            <text:p>0.0518801</text:p>
          </table:table-cell>
          <table:table-cell office:value-type="float" office:value="0.0506155" calcext:value-type="float">
            <text:p>0.0506155</text:p>
          </table:table-cell>
          <table:table-cell office:value-type="float" office:value="0.0490543" calcext:value-type="float">
            <text:p>0.0490543</text:p>
          </table:table-cell>
          <table:table-cell office:value-type="float" office:value="0.0462206" calcext:value-type="float">
            <text:p>0.0462206</text:p>
          </table:table-cell>
          <table:table-cell office:value-type="float" office:value="0.0432855" calcext:value-type="float">
            <text:p>0.0432855</text:p>
          </table:table-cell>
          <table:table-cell office:value-type="float" office:value="0.0398742" calcext:value-type="float">
            <text:p>0.0398742</text:p>
          </table:table-cell>
          <table:table-cell office:value-type="float" office:value="0.0365956" calcext:value-type="float">
            <text:p>0.0365956</text:p>
          </table:table-cell>
          <table:table-cell office:value-type="float" office:value="0.0338009" calcext:value-type="float">
            <text:p>0.0338009</text:p>
          </table:table-cell>
          <table:table-cell office:value-type="float" office:value="0.0286722" calcext:value-type="float">
            <text:p>0.0286722</text:p>
          </table:table-cell>
          <table:table-cell office:value-type="float" office:value="0.0235045" calcext:value-type="float">
            <text:p>0.0235045</text:p>
          </table:table-cell>
          <table:table-cell office:value-type="float" office:value="0.0192033" calcext:value-type="float">
            <text:p>0.0192033</text:p>
          </table:table-cell>
          <table:table-cell office:value-type="float" office:value="0.0134813" calcext:value-type="float">
            <text:p>0.0134813</text:p>
          </table:table-cell>
          <table:table-cell office:value-type="float" office:value="0.00802479" calcext:value-type="float">
            <text:p>0.00802479</text:p>
          </table:table-cell>
          <table:table-cell office:value-type="float" office:value="0.00259947" calcext:value-type="float">
            <text:p>0.00259947</text:p>
          </table:table-cell>
          <table:table-cell table:formula="of:=SUM([.Q110:.BI110])" office:value-type="float" office:value="1.74414336" calcext:value-type="float">
            <text:p>1.74414336</text:p>
          </table:table-cell>
        </table:table-row>
        <table:table-row table:style-name="ro1">
          <table:table-cell office:value-type="float" office:value="6.590625" calcext:value-type="float">
            <text:p>6.590625</text:p>
          </table:table-cell>
          <table:table-cell office:value-type="float" office:value="0.0504504" calcext:value-type="float">
            <text:p>0.0504504</text:p>
          </table:table-cell>
          <table:table-cell office:value-type="float" office:value="0.0502603" calcext:value-type="float">
            <text:p>0.0502603</text:p>
          </table:table-cell>
          <table:table-cell office:value-type="float" office:value="0.0480108" calcext:value-type="float">
            <text:p>0.0480108</text:p>
          </table:table-cell>
          <table:table-cell office:value-type="float" office:value="0.0464266" calcext:value-type="float">
            <text:p>0.0464266</text:p>
          </table:table-cell>
          <table:table-cell office:value-type="float" office:value="0.0451171" calcext:value-type="float">
            <text:p>0.0451171</text:p>
          </table:table-cell>
          <table:table-cell office:value-type="float" office:value="0.0450854" calcext:value-type="float">
            <text:p>0.0450854</text:p>
          </table:table-cell>
          <table:table-cell office:value-type="float" office:value="0.042519" calcext:value-type="float">
            <text:p>0.042519</text:p>
          </table:table-cell>
          <table:table-cell office:value-type="float" office:value="0.0413362" calcext:value-type="float">
            <text:p>0.0413362</text:p>
          </table:table-cell>
          <table:table-cell office:value-type="float" office:value="0.0390339" calcext:value-type="float">
            <text:p>0.0390339</text:p>
          </table:table-cell>
          <table:table-cell office:value-type="float" office:value="0.037323" calcext:value-type="float">
            <text:p>0.037323</text:p>
          </table:table-cell>
          <table:table-cell office:value-type="float" office:value="0.0360556" calcext:value-type="float">
            <text:p>0.0360556</text:p>
          </table:table-cell>
          <table:table-cell office:value-type="float" office:value="0.0349678" calcext:value-type="float">
            <text:p>0.0349678</text:p>
          </table:table-cell>
          <table:table-cell office:value-type="float" office:value="0.0340596" calcext:value-type="float">
            <text:p>0.0340596</text:p>
          </table:table-cell>
          <table:table-cell office:value-type="float" office:value="0.0329295" calcext:value-type="float">
            <text:p>0.0329295</text:p>
          </table:table-cell>
          <table:table-cell office:value-type="float" office:value="0.0319896" calcext:value-type="float">
            <text:p>0.0319896</text:p>
          </table:table-cell>
          <table:table-cell office:value-type="float" office:value="0.0321269" calcext:value-type="float">
            <text:p>0.0321269</text:p>
          </table:table-cell>
          <table:table-cell office:value-type="float" office:value="0.0303843" calcext:value-type="float">
            <text:p>0.0303843</text:p>
          </table:table-cell>
          <table:table-cell office:value-type="float" office:value="0.0309652" calcext:value-type="float">
            <text:p>0.0309652</text:p>
          </table:table-cell>
          <table:table-cell office:value-type="float" office:value="0.0295606" calcext:value-type="float">
            <text:p>0.0295606</text:p>
          </table:table-cell>
          <table:table-cell office:value-type="float" office:value="0.0300992" calcext:value-type="float">
            <text:p>0.0300992</text:p>
          </table:table-cell>
          <table:table-cell office:value-type="float" office:value="0.0304266" calcext:value-type="float">
            <text:p>0.0304266</text:p>
          </table:table-cell>
          <table:table-cell office:value-type="float" office:value="0.030849" calcext:value-type="float">
            <text:p>0.030849</text:p>
          </table:table-cell>
          <table:table-cell office:value-type="float" office:value="0.0324015" calcext:value-type="float">
            <text:p>0.0324015</text:p>
          </table:table-cell>
          <table:table-cell office:value-type="float" office:value="0.0313031" calcext:value-type="float">
            <text:p>0.0313031</text:p>
          </table:table-cell>
          <table:table-cell office:value-type="float" office:value="0.0322536" calcext:value-type="float">
            <text:p>0.0322536</text:p>
          </table:table-cell>
          <table:table-cell office:value-type="float" office:value="0.0340279" calcext:value-type="float">
            <text:p>0.0340279</text:p>
          </table:table-cell>
          <table:table-cell office:value-type="float" office:value="0.0356543" calcext:value-type="float">
            <text:p>0.0356543</text:p>
          </table:table-cell>
          <table:table-cell office:value-type="float" office:value="0.0359923" calcext:value-type="float">
            <text:p>0.0359923</text:p>
          </table:table-cell>
          <table:table-cell office:value-type="float" office:value="0.0375976" calcext:value-type="float">
            <text:p>0.0375976</text:p>
          </table:table-cell>
          <table:table-cell office:value-type="float" office:value="0.0395197" calcext:value-type="float">
            <text:p>0.0395197</text:p>
          </table:table-cell>
          <table:table-cell office:value-type="float" office:value="0.0401428" calcext:value-type="float">
            <text:p>0.0401428</text:p>
          </table:table-cell>
          <table:table-cell office:value-type="float" office:value="0.0423184" calcext:value-type="float">
            <text:p>0.0423184</text:p>
          </table:table-cell>
          <table:table-cell office:value-type="float" office:value="0.0420015" calcext:value-type="float">
            <text:p>0.0420015</text:p>
          </table:table-cell>
          <table:table-cell office:value-type="float" office:value="0.0449058" calcext:value-type="float">
            <text:p>0.0449058</text:p>
          </table:table-cell>
          <table:table-cell office:value-type="float" office:value="0.0447369" calcext:value-type="float">
            <text:p>0.0447369</text:p>
          </table:table-cell>
          <table:table-cell office:value-type="float" office:value="0.0483171" calcext:value-type="float">
            <text:p>0.0483171</text:p>
          </table:table-cell>
          <table:table-cell office:value-type="float" office:value="0.0505772" calcext:value-type="float">
            <text:p>0.0505772</text:p>
          </table:table-cell>
          <table:table-cell office:value-type="float" office:value="0.0515382" calcext:value-type="float">
            <text:p>0.0515382</text:p>
          </table:table-cell>
          <table:table-cell office:value-type="float" office:value="0.0534603" calcext:value-type="float">
            <text:p>0.0534603</text:p>
          </table:table-cell>
          <table:table-cell office:value-type="float" office:value="0.0529006" calcext:value-type="float">
            <text:p>0.0529006</text:p>
          </table:table-cell>
          <table:table-cell office:value-type="float" office:value="0.0528056" calcext:value-type="float">
            <text:p>0.0528056</text:p>
          </table:table-cell>
          <table:table-cell office:value-type="float" office:value="0.0533864" calcext:value-type="float">
            <text:p>0.0533864</text:p>
          </table:table-cell>
          <table:table-cell office:value-type="float" office:value="0.0546854" calcext:value-type="float">
            <text:p>0.0546854</text:p>
          </table:table-cell>
          <table:table-cell office:value-type="float" office:value="0.0544214" calcext:value-type="float">
            <text:p>0.0544214</text:p>
          </table:table-cell>
          <table:table-cell office:value-type="float" office:value="0.0544425" calcext:value-type="float">
            <text:p>0.0544425</text:p>
          </table:table-cell>
          <table:table-cell office:value-type="float" office:value="0.0528795" calcext:value-type="float">
            <text:p>0.0528795</text:p>
          </table:table-cell>
          <table:table-cell office:value-type="float" office:value="0.0534603" calcext:value-type="float">
            <text:p>0.0534603</text:p>
          </table:table-cell>
          <table:table-cell office:value-type="float" office:value="0.0510735" calcext:value-type="float">
            <text:p>0.0510735</text:p>
          </table:table-cell>
          <table:table-cell office:value-type="float" office:value="0.0482115" calcext:value-type="float">
            <text:p>0.0482115</text:p>
          </table:table-cell>
          <table:table-cell office:value-type="float" office:value="0.0458458" calcext:value-type="float">
            <text:p>0.0458458</text:p>
          </table:table-cell>
          <table:table-cell office:value-type="float" office:value="0.0436491" calcext:value-type="float">
            <text:p>0.0436491</text:p>
          </table:table-cell>
          <table:table-cell office:value-type="float" office:value="0.0403329" calcext:value-type="float">
            <text:p>0.0403329</text:p>
          </table:table-cell>
          <table:table-cell office:value-type="float" office:value="0.0376609" calcext:value-type="float">
            <text:p>0.0376609</text:p>
          </table:table-cell>
          <table:table-cell office:value-type="float" office:value="0.0331091" calcext:value-type="float">
            <text:p>0.0331091</text:p>
          </table:table-cell>
          <table:table-cell office:value-type="float" office:value="0.0294021" calcext:value-type="float">
            <text:p>0.0294021</text:p>
          </table:table-cell>
          <table:table-cell office:value-type="float" office:value="0.0231605" calcext:value-type="float">
            <text:p>0.0231605</text:p>
          </table:table-cell>
          <table:table-cell office:value-type="float" office:value="0.0179116" calcext:value-type="float">
            <text:p>0.0179116</text:p>
          </table:table-cell>
          <table:table-cell office:value-type="float" office:value="0.0131486" calcext:value-type="float">
            <text:p>0.0131486</text:p>
          </table:table-cell>
          <table:table-cell office:value-type="float" office:value="0.00829047" calcext:value-type="float">
            <text:p>0.00829047</text:p>
          </table:table-cell>
          <table:table-cell office:value-type="float" office:value="0.00250298" calcext:value-type="float">
            <text:p>0.00250298</text:p>
          </table:table-cell>
          <table:table-cell table:formula="of:=SUM([.Q111:.BI111])" office:value-type="float" office:value="1.73444075" calcext:value-type="float">
            <text:p>1.73444075</text:p>
          </table:table-cell>
        </table:table-row>
        <table:table-row table:style-name="ro1">
          <table:table-cell office:value-type="float" office:value="6.65" calcext:value-type="float">
            <text:p>6.65</text:p>
          </table:table-cell>
          <table:table-cell office:value-type="float" office:value="0.0505197" calcext:value-type="float">
            <text:p>0.0505197</text:p>
          </table:table-cell>
          <table:table-cell office:value-type="float" office:value="0.0505923" calcext:value-type="float">
            <text:p>0.0505923</text:p>
          </table:table-cell>
          <table:table-cell office:value-type="float" office:value="0.0449887" calcext:value-type="float">
            <text:p>0.0449887</text:p>
          </table:table-cell>
          <table:table-cell office:value-type="float" office:value="0.0466146" calcext:value-type="float">
            <text:p>0.0466146</text:p>
          </table:table-cell>
          <table:table-cell office:value-type="float" office:value="0.0431885" calcext:value-type="float">
            <text:p>0.0431885</text:p>
          </table:table-cell>
          <table:table-cell office:value-type="float" office:value="0.043145" calcext:value-type="float">
            <text:p>0.043145</text:p>
          </table:table-cell>
          <table:table-cell office:value-type="float" office:value="0.0408077" calcext:value-type="float">
            <text:p>0.0408077</text:p>
          </table:table-cell>
          <table:table-cell office:value-type="float" office:value="0.0392689" calcext:value-type="float">
            <text:p>0.0392689</text:p>
          </table:table-cell>
          <table:table-cell office:value-type="float" office:value="0.038935" calcext:value-type="float">
            <text:p>0.038935</text:p>
          </table:table-cell>
          <table:table-cell office:value-type="float" office:value="0.036801" calcext:value-type="float">
            <text:p>0.036801</text:p>
          </table:table-cell>
          <table:table-cell office:value-type="float" office:value="0.0365252" calcext:value-type="float">
            <text:p>0.0365252</text:p>
          </table:table-cell>
          <table:table-cell office:value-type="float" office:value="0.0336653" calcext:value-type="float">
            <text:p>0.0336653</text:p>
          </table:table-cell>
          <table:table-cell office:value-type="float" office:value="0.0332153" calcext:value-type="float">
            <text:p>0.0332153</text:p>
          </table:table-cell>
          <table:table-cell office:value-type="float" office:value="0.0320249" calcext:value-type="float">
            <text:p>0.0320249</text:p>
          </table:table-cell>
          <table:table-cell office:value-type="float" office:value="0.0323733" calcext:value-type="float">
            <text:p>0.0323733</text:p>
          </table:table-cell>
          <table:table-cell office:value-type="float" office:value="0.0312554" calcext:value-type="float">
            <text:p>0.0312554</text:p>
          </table:table-cell>
          <table:table-cell office:value-type="float" office:value="0.0291505" calcext:value-type="float">
            <text:p>0.0291505</text:p>
          </table:table-cell>
          <table:table-cell office:value-type="float" office:value="0.0305731" calcext:value-type="float">
            <text:p>0.0305731</text:p>
          </table:table-cell>
          <table:table-cell office:value-type="float" office:value="0.0294698" calcext:value-type="float">
            <text:p>0.0294698</text:p>
          </table:table-cell>
          <table:table-cell office:value-type="float" office:value="0.0297021" calcext:value-type="float">
            <text:p>0.0297021</text:p>
          </table:table-cell>
          <table:table-cell office:value-type="float" office:value="0.031299" calcext:value-type="float">
            <text:p>0.031299</text:p>
          </table:table-cell>
          <table:table-cell table:number-columns-repeated="2" office:value-type="float" office:value="0.0302102" calcext:value-type="float">
            <text:p>0.0302102</text:p>
          </table:table-cell>
          <table:table-cell office:value-type="float" office:value="0.0321555" calcext:value-type="float">
            <text:p>0.0321555</text:p>
          </table:table-cell>
          <table:table-cell office:value-type="float" office:value="0.0326491" calcext:value-type="float">
            <text:p>0.0326491</text:p>
          </table:table-cell>
          <table:table-cell office:value-type="float" office:value="0.0316474" calcext:value-type="float">
            <text:p>0.0316474</text:p>
          </table:table-cell>
          <table:table-cell office:value-type="float" office:value="0.0343621" calcext:value-type="float">
            <text:p>0.0343621</text:p>
          </table:table-cell>
          <table:table-cell office:value-type="float" office:value="0.0357558" calcext:value-type="float">
            <text:p>0.0357558</text:p>
          </table:table-cell>
          <table:table-cell office:value-type="float" office:value="0.0361913" calcext:value-type="float">
            <text:p>0.0361913</text:p>
          </table:table-cell>
          <table:table-cell office:value-type="float" office:value="0.0378317" calcext:value-type="float">
            <text:p>0.0378317</text:p>
          </table:table-cell>
          <table:table-cell office:value-type="float" office:value="0.0385576" calcext:value-type="float">
            <text:p>0.0385576</text:p>
          </table:table-cell>
          <table:table-cell office:value-type="float" office:value="0.0410836" calcext:value-type="float">
            <text:p>0.0410836</text:p>
          </table:table-cell>
          <table:table-cell office:value-type="float" office:value="0.0424046" calcext:value-type="float">
            <text:p>0.0424046</text:p>
          </table:table-cell>
          <table:table-cell office:value-type="float" office:value="0.0445822" calcext:value-type="float">
            <text:p>0.0445822</text:p>
          </table:table-cell>
          <table:table-cell office:value-type="float" office:value="0.0454968" calcext:value-type="float">
            <text:p>0.0454968</text:p>
          </table:table-cell>
          <table:table-cell office:value-type="float" office:value="0.0481244" calcext:value-type="float">
            <text:p>0.0481244</text:p>
          </table:table-cell>
          <table:table-cell office:value-type="float" office:value="0.0497648" calcext:value-type="float">
            <text:p>0.0497648</text:p>
          </table:table-cell>
          <table:table-cell office:value-type="float" office:value="0.0517827" calcext:value-type="float">
            <text:p>0.0517827</text:p>
          </table:table-cell>
          <table:table-cell office:value-type="float" office:value="0.0517682" calcext:value-type="float">
            <text:p>0.0517682</text:p>
          </table:table-cell>
          <table:table-cell office:value-type="float" office:value="0.0534086" calcext:value-type="float">
            <text:p>0.0534086</text:p>
          </table:table-cell>
          <table:table-cell office:value-type="float" office:value="0.0526683" calcext:value-type="float">
            <text:p>0.0526683</text:p>
          </table:table-cell>
          <table:table-cell office:value-type="float" office:value="0.0547297" calcext:value-type="float">
            <text:p>0.0547297</text:p>
          </table:table-cell>
          <table:table-cell office:value-type="float" office:value="0.0534812" calcext:value-type="float">
            <text:p>0.0534812</text:p>
          </table:table-cell>
          <table:table-cell office:value-type="float" office:value="0.0560362" calcext:value-type="float">
            <text:p>0.0560362</text:p>
          </table:table-cell>
          <table:table-cell office:value-type="float" office:value="0.0535538" calcext:value-type="float">
            <text:p>0.0535538</text:p>
          </table:table-cell>
          <table:table-cell office:value-type="float" office:value="0.0563266" calcext:value-type="float">
            <text:p>0.0563266</text:p>
          </table:table-cell>
          <table:table-cell office:value-type="float" office:value="0.0533941" calcext:value-type="float">
            <text:p>0.0533941</text:p>
          </table:table-cell>
          <table:table-cell office:value-type="float" office:value="0.052436" calcext:value-type="float">
            <text:p>0.052436</text:p>
          </table:table-cell>
          <table:table-cell office:value-type="float" office:value="0.0483712" calcext:value-type="float">
            <text:p>0.0483712</text:p>
          </table:table-cell>
          <table:table-cell office:value-type="float" office:value="0.0486325" calcext:value-type="float">
            <text:p>0.0486325</text:p>
          </table:table-cell>
          <table:table-cell office:value-type="float" office:value="0.0443935" calcext:value-type="float">
            <text:p>0.0443935</text:p>
          </table:table-cell>
          <table:table-cell office:value-type="float" office:value="0.0404884" calcext:value-type="float">
            <text:p>0.0404884</text:p>
          </table:table-cell>
          <table:table-cell office:value-type="float" office:value="0.0369171" calcext:value-type="float">
            <text:p>0.0369171</text:p>
          </table:table-cell>
          <table:table-cell office:value-type="float" office:value="0.0345218" calcext:value-type="float">
            <text:p>0.0345218</text:p>
          </table:table-cell>
          <table:table-cell office:value-type="float" office:value="0.0293247" calcext:value-type="float">
            <text:p>0.0293247</text:p>
          </table:table-cell>
          <table:table-cell office:value-type="float" office:value="0.0240695" calcext:value-type="float">
            <text:p>0.0240695</text:p>
          </table:table-cell>
          <table:table-cell office:value-type="float" office:value="0.0193949" calcext:value-type="float">
            <text:p>0.0193949</text:p>
          </table:table-cell>
          <table:table-cell office:value-type="float" office:value="0.0135155" calcext:value-type="float">
            <text:p>0.0135155</text:p>
          </table:table-cell>
          <table:table-cell office:value-type="float" office:value="0.00826026" calcext:value-type="float">
            <text:p>0.00826026</text:p>
          </table:table-cell>
          <table:table-cell office:value-type="float" office:value="0.0030486" calcext:value-type="float">
            <text:p>0.0030486</text:p>
          </table:table-cell>
          <table:table-cell table:formula="of:=SUM([.Q112:.BI112])" office:value-type="float" office:value="1.73300056" calcext:value-type="float">
            <text:p>1.73300056</text:p>
          </table:table-cell>
        </table:table-row>
        <table:table-row table:style-name="ro1">
          <table:table-cell office:value-type="float" office:value="6.709375" calcext:value-type="float">
            <text:p>6.709375</text:p>
          </table:table-cell>
          <table:table-cell office:value-type="float" office:value="0.050162" calcext:value-type="float">
            <text:p>0.050162</text:p>
          </table:table-cell>
          <table:table-cell office:value-type="float" office:value="0.0465589" calcext:value-type="float">
            <text:p>0.0465589</text:p>
          </table:table-cell>
          <table:table-cell office:value-type="float" office:value="0.0476056" calcext:value-type="float">
            <text:p>0.0476056</text:p>
          </table:table-cell>
          <table:table-cell office:value-type="float" office:value="0.04517" calcext:value-type="float">
            <text:p>0.04517</text:p>
          </table:table-cell>
          <table:table-cell office:value-type="float" office:value="0.0445057" calcext:value-type="float">
            <text:p>0.0445057</text:p>
          </table:table-cell>
          <table:table-cell office:value-type="float" office:value="0.0419896" calcext:value-type="float">
            <text:p>0.0419896</text:p>
          </table:table-cell>
          <table:table-cell office:value-type="float" office:value="0.0407416" calcext:value-type="float">
            <text:p>0.0407416</text:p>
          </table:table-cell>
          <table:table-cell office:value-type="float" office:value="0.0391312" calcext:value-type="float">
            <text:p>0.0391312</text:p>
          </table:table-cell>
          <table:table-cell office:value-type="float" office:value="0.0393526" calcext:value-type="float">
            <text:p>0.0393526</text:p>
          </table:table-cell>
          <table:table-cell office:value-type="float" office:value="0.037078" calcext:value-type="float">
            <text:p>0.037078</text:p>
          </table:table-cell>
          <table:table-cell office:value-type="float" office:value="0.0346827" calcext:value-type="float">
            <text:p>0.0346827</text:p>
          </table:table-cell>
          <table:table-cell office:value-type="float" office:value="0.0326697" calcext:value-type="float">
            <text:p>0.0326697</text:p>
          </table:table-cell>
          <table:table-cell office:value-type="float" office:value="0.0324081" calcext:value-type="float">
            <text:p>0.0324081</text:p>
          </table:table-cell>
          <table:table-cell office:value-type="float" office:value="0.0315224" calcext:value-type="float">
            <text:p>0.0315224</text:p>
          </table:table-cell>
          <table:table-cell office:value-type="float" office:value="0.0317841" calcext:value-type="float">
            <text:p>0.0317841</text:p>
          </table:table-cell>
          <table:table-cell office:value-type="float" office:value="0.0306166" calcext:value-type="float">
            <text:p>0.0306166</text:p>
          </table:table-cell>
          <table:table-cell office:value-type="float" office:value="0.0318444" calcext:value-type="float">
            <text:p>0.0318444</text:p>
          </table:table-cell>
          <table:table-cell office:value-type="float" office:value="0.0298315" calcext:value-type="float">
            <text:p>0.0298315</text:p>
          </table:table-cell>
          <table:table-cell office:value-type="float" office:value="0.0298114" calcext:value-type="float">
            <text:p>0.0298114</text:p>
          </table:table-cell>
          <table:table-cell office:value-type="float" office:value="0.0308179" calcext:value-type="float">
            <text:p>0.0308179</text:p>
          </table:table-cell>
          <table:table-cell office:value-type="float" office:value="0.0304757" calcext:value-type="float">
            <text:p>0.0304757</text:p>
          </table:table-cell>
          <table:table-cell office:value-type="float" office:value="0.0313815" calcext:value-type="float">
            <text:p>0.0313815</text:p>
          </table:table-cell>
          <table:table-cell office:value-type="float" office:value="0.0293484" calcext:value-type="float">
            <text:p>0.0293484</text:p>
          </table:table-cell>
          <table:table-cell office:value-type="float" office:value="0.0315828" calcext:value-type="float">
            <text:p>0.0315828</text:p>
          </table:table-cell>
          <table:table-cell office:value-type="float" office:value="0.0333944" calcext:value-type="float">
            <text:p>0.0333944</text:p>
          </table:table-cell>
          <table:table-cell office:value-type="float" office:value="0.0329113" calcext:value-type="float">
            <text:p>0.0329113</text:p>
          </table:table-cell>
          <table:table-cell office:value-type="float" office:value="0.0324886" calcext:value-type="float">
            <text:p>0.0324886</text:p>
          </table:table-cell>
          <table:table-cell office:value-type="float" office:value="0.036454" calcext:value-type="float">
            <text:p>0.036454</text:p>
          </table:table-cell>
          <table:table-cell office:value-type="float" office:value="0.0368566" calcext:value-type="float">
            <text:p>0.0368566</text:p>
          </table:table-cell>
          <table:table-cell office:value-type="float" office:value="0.0363936" calcext:value-type="float">
            <text:p>0.0363936</text:p>
          </table:table-cell>
          <table:table-cell office:value-type="float" office:value="0.0401377" calcext:value-type="float">
            <text:p>0.0401377</text:p>
          </table:table-cell>
          <table:table-cell office:value-type="float" office:value="0.0415669" calcext:value-type="float">
            <text:p>0.0415669</text:p>
          </table:table-cell>
          <table:table-cell office:value-type="float" office:value="0.0430967" calcext:value-type="float">
            <text:p>0.0430967</text:p>
          </table:table-cell>
          <table:table-cell office:value-type="float" office:value="0.0439622" calcext:value-type="float">
            <text:p>0.0439622</text:p>
          </table:table-cell>
          <table:table-cell office:value-type="float" office:value="0.0457135" calcext:value-type="float">
            <text:p>0.0457135</text:p>
          </table:table-cell>
          <table:table-cell office:value-type="float" office:value="0.0475855" calcext:value-type="float">
            <text:p>0.0475855</text:p>
          </table:table-cell>
          <table:table-cell office:value-type="float" office:value="0.0505445" calcext:value-type="float">
            <text:p>0.0505445</text:p>
          </table:table-cell>
          <table:table-cell office:value-type="float" office:value="0.0497796" calcext:value-type="float">
            <text:p>0.0497796</text:p>
          </table:table-cell>
          <table:table-cell office:value-type="float" office:value="0.0507458" calcext:value-type="float">
            <text:p>0.0507458</text:p>
          </table:table-cell>
          <table:table-cell office:value-type="float" office:value="0.0526782" calcext:value-type="float">
            <text:p>0.0526782</text:p>
          </table:table-cell>
          <table:table-cell office:value-type="float" office:value="0.053121" calcext:value-type="float">
            <text:p>0.053121</text:p>
          </table:table-cell>
          <table:table-cell office:value-type="float" office:value="0.0557982" calcext:value-type="float">
            <text:p>0.0557982</text:p>
          </table:table-cell>
          <table:table-cell office:value-type="float" office:value="0.0558385" calcext:value-type="float">
            <text:p>0.0558385</text:p>
          </table:table-cell>
          <table:table-cell office:value-type="float" office:value="0.0562612" calcext:value-type="float">
            <text:p>0.0562612</text:p>
          </table:table-cell>
          <table:table-cell office:value-type="float" office:value="0.0560398" calcext:value-type="float">
            <text:p>0.0560398</text:p>
          </table:table-cell>
          <table:table-cell office:value-type="float" office:value="0.0558184" calcext:value-type="float">
            <text:p>0.0558184</text:p>
          </table:table-cell>
          <table:table-cell office:value-type="float" office:value="0.0528594" calcext:value-type="float">
            <text:p>0.0528594</text:p>
          </table:table-cell>
          <table:table-cell office:value-type="float" office:value="0.0510679" calcext:value-type="float">
            <text:p>0.0510679</text:p>
          </table:table-cell>
          <table:table-cell office:value-type="float" office:value="0.0503633" calcext:value-type="float">
            <text:p>0.0503633</text:p>
          </table:table-cell>
          <table:table-cell office:value-type="float" office:value="0.0486725" calcext:value-type="float">
            <text:p>0.0486725</text:p>
          </table:table-cell>
          <table:table-cell office:value-type="float" office:value="0.0456732" calcext:value-type="float">
            <text:p>0.0456732</text:p>
          </table:table-cell>
          <table:table-cell office:value-type="float" office:value="0.0399364" calcext:value-type="float">
            <text:p>0.0399364</text:p>
          </table:table-cell>
          <table:table-cell office:value-type="float" office:value="0.0371787" calcext:value-type="float">
            <text:p>0.0371787</text:p>
          </table:table-cell>
          <table:table-cell office:value-type="float" office:value="0.031925" calcext:value-type="float">
            <text:p>0.031925</text:p>
          </table:table-cell>
          <table:table-cell office:value-type="float" office:value="0.0290062" calcext:value-type="float">
            <text:p>0.0290062</text:p>
          </table:table-cell>
          <table:table-cell office:value-type="float" office:value="0.023994" calcext:value-type="float">
            <text:p>0.023994</text:p>
          </table:table-cell>
          <table:table-cell office:value-type="float" office:value="0.018378" calcext:value-type="float">
            <text:p>0.018378</text:p>
          </table:table-cell>
          <table:table-cell office:value-type="float" office:value="0.013245" calcext:value-type="float">
            <text:p>0.013245</text:p>
          </table:table-cell>
          <table:table-cell office:value-type="float" office:value="0.00776988" calcext:value-type="float">
            <text:p>0.00776988</text:p>
          </table:table-cell>
          <table:table-cell office:value-type="float" office:value="0.00303951" calcext:value-type="float">
            <text:p>0.00303951</text:p>
          </table:table-cell>
          <table:table-cell table:formula="of:=SUM([.Q113:.BI113])" office:value-type="float" office:value="1.73600539" calcext:value-type="float">
            <text:p>1.73600539</text:p>
          </table:table-cell>
        </table:table-row>
        <table:table-row table:style-name="ro1">
          <table:table-cell office:value-type="float" office:value="6.76875" calcext:value-type="float">
            <text:p>6.76875</text:p>
          </table:table-cell>
          <table:table-cell office:value-type="float" office:value="0.0494" calcext:value-type="float">
            <text:p>0.0494</text:p>
          </table:table-cell>
          <table:table-cell office:value-type="float" office:value="0.048715" calcext:value-type="float">
            <text:p>0.048715</text:p>
          </table:table-cell>
          <table:table-cell office:value-type="float" office:value="0.0474273" calcext:value-type="float">
            <text:p>0.0474273</text:p>
          </table:table-cell>
          <table:table-cell office:value-type="float" office:value="0.0451806" calcext:value-type="float">
            <text:p>0.0451806</text:p>
          </table:table-cell>
          <table:table-cell office:value-type="float" office:value="0.0432078" calcext:value-type="float">
            <text:p>0.0432078</text:p>
          </table:table-cell>
          <table:table-cell office:value-type="float" office:value="0.0408242" calcext:value-type="float">
            <text:p>0.0408242</text:p>
          </table:table-cell>
          <table:table-cell office:value-type="float" office:value="0.0399474" calcext:value-type="float">
            <text:p>0.0399474</text:p>
          </table:table-cell>
          <table:table-cell office:value-type="float" office:value="0.0402762" calcext:value-type="float">
            <text:p>0.0402762</text:p>
          </table:table-cell>
          <table:table-cell office:value-type="float" office:value="0.0372075" calcext:value-type="float">
            <text:p>0.0372075</text:p>
          </table:table-cell>
          <table:table-cell office:value-type="float" office:value="0.0365225" calcext:value-type="float">
            <text:p>0.0365225</text:p>
          </table:table-cell>
          <table:table-cell office:value-type="float" office:value="0.034632" calcext:value-type="float">
            <text:p>0.034632</text:p>
          </table:table-cell>
          <table:table-cell office:value-type="float" office:value="0.0321935" calcext:value-type="float">
            <text:p>0.0321935</text:p>
          </table:table-cell>
          <table:table-cell office:value-type="float" office:value="0.0326045" calcext:value-type="float">
            <text:p>0.0326045</text:p>
          </table:table-cell>
          <table:table-cell office:value-type="float" office:value="0.0297551" calcext:value-type="float">
            <text:p>0.0297551</text:p>
          </table:table-cell>
          <table:table-cell office:value-type="float" office:value="0.0294263" calcext:value-type="float">
            <text:p>0.0294263</text:p>
          </table:table-cell>
          <table:table-cell office:value-type="float" office:value="0.03044" calcext:value-type="float">
            <text:p>0.03044</text:p>
          </table:table-cell>
          <table:table-cell office:value-type="float" office:value="0.0293715" calcext:value-type="float">
            <text:p>0.0293715</text:p>
          </table:table-cell>
          <table:table-cell office:value-type="float" office:value="0.030303" calcext:value-type="float">
            <text:p>0.030303</text:p>
          </table:table-cell>
          <table:table-cell office:value-type="float" office:value="0.0308236" calcext:value-type="float">
            <text:p>0.0308236</text:p>
          </table:table-cell>
          <table:table-cell office:value-type="float" office:value="0.0292345" calcext:value-type="float">
            <text:p>0.0292345</text:p>
          </table:table-cell>
          <table:table-cell office:value-type="float" office:value="0.0287687" calcext:value-type="float">
            <text:p>0.0287687</text:p>
          </table:table-cell>
          <table:table-cell office:value-type="float" office:value="0.0303578" calcext:value-type="float">
            <text:p>0.0303578</text:p>
          </table:table-cell>
          <table:table-cell office:value-type="float" office:value="0.0305222" calcext:value-type="float">
            <text:p>0.0305222</text:p>
          </table:table-cell>
          <table:table-cell office:value-type="float" office:value="0.0318648" calcext:value-type="float">
            <text:p>0.0318648</text:p>
          </table:table-cell>
          <table:table-cell office:value-type="float" office:value="0.0327963" calcext:value-type="float">
            <text:p>0.0327963</text:p>
          </table:table-cell>
          <table:table-cell office:value-type="float" office:value="0.0328237" calcext:value-type="float">
            <text:p>0.0328237</text:p>
          </table:table-cell>
          <table:table-cell office:value-type="float" office:value="0.0333991" calcext:value-type="float">
            <text:p>0.0333991</text:p>
          </table:table-cell>
          <table:table-cell office:value-type="float" office:value="0.036002" calcext:value-type="float">
            <text:p>0.036002</text:p>
          </table:table-cell>
          <table:table-cell office:value-type="float" office:value="0.0368239" calcext:value-type="float">
            <text:p>0.0368239</text:p>
          </table:table-cell>
          <table:table-cell office:value-type="float" office:value="0.0403858" calcext:value-type="float">
            <text:p>0.0403858</text:p>
          </table:table-cell>
          <table:table-cell office:value-type="float" office:value="0.0412077" calcext:value-type="float">
            <text:p>0.0412077</text:p>
          </table:table-cell>
          <table:table-cell office:value-type="float" office:value="0.0408242" calcext:value-type="float">
            <text:p>0.0408242</text:p>
          </table:table-cell>
          <table:table-cell office:value-type="float" office:value="0.0433448" calcext:value-type="float">
            <text:p>0.0433448</text:p>
          </table:table-cell>
          <table:table-cell office:value-type="float" office:value="0.0435366" calcext:value-type="float">
            <text:p>0.0435366</text:p>
          </table:table-cell>
          <table:table-cell office:value-type="float" office:value="0.0457285" calcext:value-type="float">
            <text:p>0.0457285</text:p>
          </table:table-cell>
          <table:table-cell office:value-type="float" office:value="0.0475095" calcext:value-type="float">
            <text:p>0.0475095</text:p>
          </table:table-cell>
          <table:table-cell office:value-type="float" office:value="0.0502219" calcext:value-type="float">
            <text:p>0.0502219</text:p>
          </table:table-cell>
          <table:table-cell office:value-type="float" office:value="0.0508521" calcext:value-type="float">
            <text:p>0.0508521</text:p>
          </table:table-cell>
          <table:table-cell office:value-type="float" office:value="0.0517837" calcext:value-type="float">
            <text:p>0.0517837</text:p>
          </table:table-cell>
          <table:table-cell office:value-type="float" office:value="0.0538934" calcext:value-type="float">
            <text:p>0.0538934</text:p>
          </table:table-cell>
          <table:table-cell office:value-type="float" office:value="0.0535098" calcext:value-type="float">
            <text:p>0.0535098</text:p>
          </table:table-cell>
          <table:table-cell office:value-type="float" office:value="0.0548797" calcext:value-type="float">
            <text:p>0.0548797</text:p>
          </table:table-cell>
          <table:table-cell office:value-type="float" office:value="0.0553455" calcext:value-type="float">
            <text:p>0.0553455</text:p>
          </table:table-cell>
          <table:table-cell office:value-type="float" office:value="0.0548249" calcext:value-type="float">
            <text:p>0.0548249</text:p>
          </table:table-cell>
          <table:table-cell office:value-type="float" office:value="0.0541126" calcext:value-type="float">
            <text:p>0.0541126</text:p>
          </table:table-cell>
          <table:table-cell office:value-type="float" office:value="0.0523042" calcext:value-type="float">
            <text:p>0.0523042</text:p>
          </table:table-cell>
          <table:table-cell office:value-type="float" office:value="0.0510987" calcext:value-type="float">
            <text:p>0.0510987</text:p>
          </table:table-cell>
          <table:table-cell office:value-type="float" office:value="0.0506877" calcext:value-type="float">
            <text:p>0.0506877</text:p>
          </table:table-cell>
          <table:table-cell office:value-type="float" office:value="0.0498109" calcext:value-type="float">
            <text:p>0.0498109</text:p>
          </table:table-cell>
          <table:table-cell office:value-type="float" office:value="0.0472629" calcext:value-type="float">
            <text:p>0.0472629</text:p>
          </table:table-cell>
          <table:table-cell office:value-type="float" office:value="0.0439476" calcext:value-type="float">
            <text:p>0.0439476</text:p>
          </table:table-cell>
          <table:table-cell office:value-type="float" office:value="0.0419201" calcext:value-type="float">
            <text:p>0.0419201</text:p>
          </table:table-cell>
          <table:table-cell office:value-type="float" office:value="0.0372075" calcext:value-type="float">
            <text:p>0.0372075</text:p>
          </table:table-cell>
          <table:table-cell office:value-type="float" office:value="0.0344676" calcext:value-type="float">
            <text:p>0.0344676</text:p>
          </table:table-cell>
          <table:table-cell office:value-type="float" office:value="0.0286865" calcext:value-type="float">
            <text:p>0.0286865</text:p>
          </table:table-cell>
          <table:table-cell office:value-type="float" office:value="0.0249329" calcext:value-type="float">
            <text:p>0.0249329</text:p>
          </table:table-cell>
          <table:table-cell office:value-type="float" office:value="0.01759" calcext:value-type="float">
            <text:p>0.01759</text:p>
          </table:table-cell>
          <table:table-cell office:value-type="float" office:value="0.01422" calcext:value-type="float">
            <text:p>0.01422</text:p>
          </table:table-cell>
          <table:table-cell office:value-type="float" office:value="0.00756206" calcext:value-type="float">
            <text:p>0.00756206</text:p>
          </table:table-cell>
          <table:table-cell office:value-type="float" office:value="0.00282207" calcext:value-type="float">
            <text:p>0.00282207</text:p>
          </table:table-cell>
          <table:table-cell table:formula="of:=SUM([.Q114:.BI114])" office:value-type="float" office:value="1.73001253" calcext:value-type="float">
            <text:p>1.73001253</text:p>
          </table:table-cell>
        </table:table-row>
        <table:table-row table:style-name="ro1">
          <table:table-cell office:value-type="float" office:value="6.828125" calcext:value-type="float">
            <text:p>6.828125</text:p>
          </table:table-cell>
          <table:table-cell office:value-type="float" office:value="0.0498063" calcext:value-type="float">
            <text:p>0.0498063</text:p>
          </table:table-cell>
          <table:table-cell office:value-type="float" office:value="0.0446905" calcext:value-type="float">
            <text:p>0.0446905</text:p>
          </table:table-cell>
          <table:table-cell office:value-type="float" office:value="0.0473946" calcext:value-type="float">
            <text:p>0.0473946</text:p>
          </table:table-cell>
          <table:table-cell office:value-type="float" office:value="0.0451655" calcext:value-type="float">
            <text:p>0.0451655</text:p>
          </table:table-cell>
          <table:table-cell office:value-type="float" office:value="0.041621" calcext:value-type="float">
            <text:p>0.041621</text:p>
          </table:table-cell>
          <table:table-cell office:value-type="float" office:value="0.0403055" calcext:value-type="float">
            <text:p>0.0403055</text:p>
          </table:table-cell>
          <table:table-cell office:value-type="float" office:value="0.0393189" calcext:value-type="float">
            <text:p>0.0393189</text:p>
          </table:table-cell>
          <table:table-cell office:value-type="float" office:value="0.0375283" calcext:value-type="float">
            <text:p>0.0375283</text:p>
          </table:table-cell>
          <table:table-cell office:value-type="float" office:value="0.0377476" calcext:value-type="float">
            <text:p>0.0377476</text:p>
          </table:table-cell>
          <table:table-cell office:value-type="float" office:value="0.0347146" calcext:value-type="float">
            <text:p>0.0347146</text:p>
          </table:table-cell>
          <table:table-cell office:value-type="float" office:value="0.0355551" calcext:value-type="float">
            <text:p>0.0355551</text:p>
          </table:table-cell>
          <table:table-cell office:value-type="float" office:value="0.0330337" calcext:value-type="float">
            <text:p>0.0330337</text:p>
          </table:table-cell>
          <table:table-cell office:value-type="float" office:value="0.0326317" calcext:value-type="float">
            <text:p>0.0326317</text:p>
          </table:table-cell>
          <table:table-cell office:value-type="float" office:value="0.0319374" calcext:value-type="float">
            <text:p>0.0319374</text:p>
          </table:table-cell>
          <table:table-cell office:value-type="float" office:value="0.0313893" calcext:value-type="float">
            <text:p>0.0313893</text:p>
          </table:table-cell>
          <table:table-cell office:value-type="float" office:value="0.03022" calcext:value-type="float">
            <text:p>0.03022</text:p>
          </table:table-cell>
          <table:table-cell office:value-type="float" office:value="0.0294526" calcext:value-type="float">
            <text:p>0.0294526</text:p>
          </table:table-cell>
          <table:table-cell office:value-type="float" office:value="0.0297449" calcext:value-type="float">
            <text:p>0.0297449</text:p>
          </table:table-cell>
          <table:table-cell office:value-type="float" office:value="0.0294161" calcext:value-type="float">
            <text:p>0.0294161</text:p>
          </table:table-cell>
          <table:table-cell office:value-type="float" office:value="0.0283198" calcext:value-type="float">
            <text:p>0.0283198</text:p>
          </table:table-cell>
          <table:table-cell office:value-type="float" office:value="0.0294161" calcext:value-type="float">
            <text:p>0.0294161</text:p>
          </table:table-cell>
          <table:table-cell office:value-type="float" office:value="0.029343" calcext:value-type="float">
            <text:p>0.029343</text:p>
          </table:table-cell>
          <table:table-cell office:value-type="float" office:value="0.0303296" calcext:value-type="float">
            <text:p>0.0303296</text:p>
          </table:table-cell>
          <table:table-cell office:value-type="float" office:value="0.0314259" calcext:value-type="float">
            <text:p>0.0314259</text:p>
          </table:table-cell>
          <table:table-cell office:value-type="float" office:value="0.0322298" calcext:value-type="float">
            <text:p>0.0322298</text:p>
          </table:table-cell>
          <table:table-cell office:value-type="float" office:value="0.0336184" calcext:value-type="float">
            <text:p>0.0336184</text:p>
          </table:table-cell>
          <table:table-cell office:value-type="float" office:value="0.034203" calcext:value-type="float">
            <text:p>0.034203</text:p>
          </table:table-cell>
          <table:table-cell office:value-type="float" office:value="0.0349339" calcext:value-type="float">
            <text:p>0.0349339</text:p>
          </table:table-cell>
          <table:table-cell office:value-type="float" office:value="0.0348242" calcext:value-type="float">
            <text:p>0.0348242</text:p>
          </table:table-cell>
          <table:table-cell office:value-type="float" office:value="0.0405247" calcext:value-type="float">
            <text:p>0.0405247</text:p>
          </table:table-cell>
          <table:table-cell office:value-type="float" office:value="0.0373822" calcext:value-type="float">
            <text:p>0.0373822</text:p>
          </table:table-cell>
          <table:table-cell office:value-type="float" office:value="0.0414748" calcext:value-type="float">
            <text:p>0.0414748</text:p>
          </table:table-cell>
          <table:table-cell office:value-type="float" office:value="0.0439962" calcext:value-type="float">
            <text:p>0.0439962</text:p>
          </table:table-cell>
          <table:table-cell office:value-type="float" office:value="0.0466637" calcext:value-type="float">
            <text:p>0.0466637</text:p>
          </table:table-cell>
          <table:table-cell office:value-type="float" office:value="0.0441424" calcext:value-type="float">
            <text:p>0.0441424</text:p>
          </table:table-cell>
          <table:table-cell office:value-type="float" office:value="0.0467734" calcext:value-type="float">
            <text:p>0.0467734</text:p>
          </table:table-cell>
          <table:table-cell office:value-type="float" office:value="0.0491486" calcext:value-type="float">
            <text:p>0.0491486</text:p>
          </table:table-cell>
          <table:table-cell office:value-type="float" office:value="0.05167" calcext:value-type="float">
            <text:p>0.05167</text:p>
          </table:table-cell>
          <table:table-cell office:value-type="float" office:value="0.0528758" calcext:value-type="float">
            <text:p>0.0528758</text:p>
          </table:table-cell>
          <table:table-cell office:value-type="float" office:value="0.0521815" calcext:value-type="float">
            <text:p>0.0521815</text:p>
          </table:table-cell>
          <table:table-cell office:value-type="float" office:value="0.0551414" calcext:value-type="float">
            <text:p>0.0551414</text:p>
          </table:table-cell>
          <table:table-cell office:value-type="float" office:value="0.0557261" calcext:value-type="float">
            <text:p>0.0557261</text:p>
          </table:table-cell>
          <table:table-cell office:value-type="float" office:value="0.054776" calcext:value-type="float">
            <text:p>0.054776</text:p>
          </table:table-cell>
          <table:table-cell office:value-type="float" office:value="0.0530585" calcext:value-type="float">
            <text:p>0.0530585</text:p>
          </table:table-cell>
          <table:table-cell office:value-type="float" office:value="0.0552145" calcext:value-type="float">
            <text:p>0.0552145</text:p>
          </table:table-cell>
          <table:table-cell office:value-type="float" office:value="0.0555068" calcext:value-type="float">
            <text:p>0.0555068</text:p>
          </table:table-cell>
          <table:table-cell office:value-type="float" office:value="0.055251" calcext:value-type="float">
            <text:p>0.055251</text:p>
          </table:table-cell>
          <table:table-cell office:value-type="float" office:value="0.0513411" calcext:value-type="float">
            <text:p>0.0513411</text:p>
          </table:table-cell>
          <table:table-cell office:value-type="float" office:value="0.0506102" calcext:value-type="float">
            <text:p>0.0506102</text:p>
          </table:table-cell>
          <table:table-cell office:value-type="float" office:value="0.0468099" calcext:value-type="float">
            <text:p>0.0468099</text:p>
          </table:table-cell>
          <table:table-cell office:value-type="float" office:value="0.0462252" calcext:value-type="float">
            <text:p>0.0462252</text:p>
          </table:table-cell>
          <table:table-cell office:value-type="float" office:value="0.0398304" calcext:value-type="float">
            <text:p>0.0398304</text:p>
          </table:table-cell>
          <table:table-cell office:value-type="float" office:value="0.0366879" calcext:value-type="float">
            <text:p>0.0366879</text:p>
          </table:table-cell>
          <table:table-cell office:value-type="float" office:value="0.0343492" calcext:value-type="float">
            <text:p>0.0343492</text:p>
          </table:table-cell>
          <table:table-cell office:value-type="float" office:value="0.0291968" calcext:value-type="float">
            <text:p>0.0291968</text:p>
          </table:table-cell>
          <table:table-cell office:value-type="float" office:value="0.0233867" calcext:value-type="float">
            <text:p>0.0233867</text:p>
          </table:table-cell>
          <table:table-cell office:value-type="float" office:value="0.0190382" calcext:value-type="float">
            <text:p>0.0190382</text:p>
          </table:table-cell>
          <table:table-cell office:value-type="float" office:value="0.0141782" calcext:value-type="float">
            <text:p>0.0141782</text:p>
          </table:table-cell>
          <table:table-cell office:value-type="float" office:value="0.00833151" calcext:value-type="float">
            <text:p>0.00833151</text:p>
          </table:table-cell>
          <table:table-cell office:value-type="float" office:value="0.00343492" calcext:value-type="float">
            <text:p>0.00343492</text:p>
          </table:table-cell>
          <table:table-cell table:formula="of:=SUM([.Q115:.BI115])" office:value-type="float" office:value="1.73240513" calcext:value-type="float">
            <text:p>1.73240513</text:p>
          </table:table-cell>
        </table:table-row>
        <table:table-row table:style-name="ro1">
          <table:table-cell office:value-type="float" office:value="6.8875" calcext:value-type="float">
            <text:p>6.8875</text:p>
          </table:table-cell>
          <table:table-cell office:value-type="float" office:value="0.0465895" calcext:value-type="float">
            <text:p>0.0465895</text:p>
          </table:table-cell>
          <table:table-cell office:value-type="float" office:value="0.0457285" calcext:value-type="float">
            <text:p>0.0457285</text:p>
          </table:table-cell>
          <table:table-cell office:value-type="float" office:value="0.0462068" calcext:value-type="float">
            <text:p>0.0462068</text:p>
          </table:table-cell>
          <table:table-cell office:value-type="float" office:value="0.0450588" calcext:value-type="float">
            <text:p>0.0450588</text:p>
          </table:table-cell>
          <table:table-cell office:value-type="float" office:value="0.0420932" calcext:value-type="float">
            <text:p>0.0420932</text:p>
          </table:table-cell>
          <table:table-cell office:value-type="float" office:value="0.0424758" calcext:value-type="float">
            <text:p>0.0424758</text:p>
          </table:table-cell>
          <table:table-cell office:value-type="float" office:value="0.0408974" calcext:value-type="float">
            <text:p>0.0408974</text:p>
          </table:table-cell>
          <table:table-cell office:value-type="float" office:value="0.0398929" calcext:value-type="float">
            <text:p>0.0398929</text:p>
          </table:table-cell>
          <table:table-cell office:value-type="float" office:value="0.034105" calcext:value-type="float">
            <text:p>0.034105</text:p>
          </table:table-cell>
          <table:table-cell office:value-type="float" office:value="0.0356835" calcext:value-type="float">
            <text:p>0.0356835</text:p>
          </table:table-cell>
          <table:table-cell office:value-type="float" office:value="0.036401" calcext:value-type="float">
            <text:p>0.036401</text:p>
          </table:table-cell>
          <table:table-cell office:value-type="float" office:value="0.0324309" calcext:value-type="float">
            <text:p>0.0324309</text:p>
          </table:table-cell>
          <table:table-cell office:value-type="float" office:value="0.0330049" calcext:value-type="float">
            <text:p>0.0330049</text:p>
          </table:table-cell>
          <table:table-cell office:value-type="float" office:value="0.0300871" calcext:value-type="float">
            <text:p>0.0300871</text:p>
          </table:table-cell>
          <table:table-cell office:value-type="float" office:value="0.032096" calcext:value-type="float">
            <text:p>0.032096</text:p>
          </table:table-cell>
          <table:table-cell office:value-type="float" office:value="0.0285564" calcext:value-type="float">
            <text:p>0.0285564</text:p>
          </table:table-cell>
          <table:table-cell office:value-type="float" office:value="0.0275519" calcext:value-type="float">
            <text:p>0.0275519</text:p>
          </table:table-cell>
          <table:table-cell office:value-type="float" office:value="0.0290826" calcext:value-type="float">
            <text:p>0.0290826</text:p>
          </table:table-cell>
          <table:table-cell office:value-type="float" office:value="0.0288912" calcext:value-type="float">
            <text:p>0.0288912</text:p>
          </table:table-cell>
          <table:table-cell office:value-type="float" office:value="0.0285086" calcext:value-type="float">
            <text:p>0.0285086</text:p>
          </table:table-cell>
          <table:table-cell office:value-type="float" office:value="0.0290826" calcext:value-type="float">
            <text:p>0.0290826</text:p>
          </table:table-cell>
          <table:table-cell office:value-type="float" office:value="0.0304697" calcext:value-type="float">
            <text:p>0.0304697</text:p>
          </table:table-cell>
          <table:table-cell office:value-type="float" office:value="0.0304219" calcext:value-type="float">
            <text:p>0.0304219</text:p>
          </table:table-cell>
          <table:table-cell office:value-type="float" office:value="0.0298957" calcext:value-type="float">
            <text:p>0.0298957</text:p>
          </table:table-cell>
          <table:table-cell office:value-type="float" office:value="0.0324787" calcext:value-type="float">
            <text:p>0.0324787</text:p>
          </table:table-cell>
          <table:table-cell office:value-type="float" office:value="0.0318091" calcext:value-type="float">
            <text:p>0.0318091</text:p>
          </table:table-cell>
          <table:table-cell office:value-type="float" office:value="0.0342964" calcext:value-type="float">
            <text:p>0.0342964</text:p>
          </table:table-cell>
          <table:table-cell office:value-type="float" office:value="0.0327179" calcext:value-type="float">
            <text:p>0.0327179</text:p>
          </table:table-cell>
          <table:table-cell office:value-type="float" office:value="0.0358749" calcext:value-type="float">
            <text:p>0.0358749</text:p>
          </table:table-cell>
          <table:table-cell office:value-type="float" office:value="0.0378839" calcext:value-type="float">
            <text:p>0.0378839</text:p>
          </table:table-cell>
          <table:table-cell office:value-type="float" office:value="0.0380274" calcext:value-type="float">
            <text:p>0.0380274</text:p>
          </table:table-cell>
          <table:table-cell office:value-type="float" office:value="0.042715" calcext:value-type="float">
            <text:p>0.042715</text:p>
          </table:table-cell>
          <table:table-cell office:value-type="float" office:value="0.0420932" calcext:value-type="float">
            <text:p>0.0420932</text:p>
          </table:table-cell>
          <table:table-cell office:value-type="float" office:value="0.0471157" calcext:value-type="float">
            <text:p>0.0471157</text:p>
          </table:table-cell>
          <table:table-cell office:value-type="float" office:value="0.0469722" calcext:value-type="float">
            <text:p>0.0469722</text:p>
          </table:table-cell>
          <table:table-cell office:value-type="float" office:value="0.0474983" calcext:value-type="float">
            <text:p>0.0474983</text:p>
          </table:table-cell>
          <table:table-cell office:value-type="float" office:value="0.051612" calcext:value-type="float">
            <text:p>0.051612</text:p>
          </table:table-cell>
          <table:table-cell office:value-type="float" office:value="0.051325" calcext:value-type="float">
            <text:p>0.051325</text:p>
          </table:table-cell>
          <table:table-cell office:value-type="float" office:value="0.0497465" calcext:value-type="float">
            <text:p>0.0497465</text:p>
          </table:table-cell>
          <table:table-cell office:value-type="float" office:value="0.0522338" calcext:value-type="float">
            <text:p>0.0522338</text:p>
          </table:table-cell>
          <table:table-cell office:value-type="float" office:value="0.0557735" calcext:value-type="float">
            <text:p>0.0557735</text:p>
          </table:table-cell>
          <table:table-cell office:value-type="float" office:value="0.0540993" calcext:value-type="float">
            <text:p>0.0540993</text:p>
          </table:table-cell>
          <table:table-cell office:value-type="float" office:value="0.0545298" calcext:value-type="float">
            <text:p>0.0545298</text:p>
          </table:table-cell>
          <table:table-cell office:value-type="float" office:value="0.0574476" calcext:value-type="float">
            <text:p>0.0574476</text:p>
          </table:table-cell>
          <table:table-cell office:value-type="float" office:value="0.0534296" calcext:value-type="float">
            <text:p>0.0534296</text:p>
          </table:table-cell>
          <table:table-cell office:value-type="float" office:value="0.0564431" calcext:value-type="float">
            <text:p>0.0564431</text:p>
          </table:table-cell>
          <table:table-cell office:value-type="float" office:value="0.0509901" calcext:value-type="float">
            <text:p>0.0509901</text:p>
          </table:table-cell>
          <table:table-cell office:value-type="float" office:value="0.0496508" calcext:value-type="float">
            <text:p>0.0496508</text:p>
          </table:table-cell>
          <table:table-cell office:value-type="float" office:value="0.0505118" calcext:value-type="float">
            <text:p>0.0505118</text:p>
          </table:table-cell>
          <table:table-cell office:value-type="float" office:value="0.0479767" calcext:value-type="float">
            <text:p>0.0479767</text:p>
          </table:table-cell>
          <table:table-cell office:value-type="float" office:value="0.0451067" calcext:value-type="float">
            <text:p>0.0451067</text:p>
          </table:table-cell>
          <table:table-cell office:value-type="float" office:value="0.0398929" calcext:value-type="float">
            <text:p>0.0398929</text:p>
          </table:table-cell>
          <table:table-cell office:value-type="float" office:value="0.0374055" calcext:value-type="float">
            <text:p>0.0374055</text:p>
          </table:table-cell>
          <table:table-cell office:value-type="float" office:value="0.0324787" calcext:value-type="float">
            <text:p>0.0324787</text:p>
          </table:table-cell>
          <table:table-cell office:value-type="float" office:value="0.0316177" calcext:value-type="float">
            <text:p>0.0316177</text:p>
          </table:table-cell>
          <table:table-cell office:value-type="float" office:value="0.0259256" calcext:value-type="float">
            <text:p>0.0259256</text:p>
          </table:table-cell>
          <table:table-cell office:value-type="float" office:value="0.0196116" calcext:value-type="float">
            <text:p>0.0196116</text:p>
          </table:table-cell>
          <table:table-cell office:value-type="float" office:value="0.0152588" calcext:value-type="float">
            <text:p>0.0152588</text:p>
          </table:table-cell>
          <table:table-cell office:value-type="float" office:value="0.0088013" calcext:value-type="float">
            <text:p>0.0088013</text:p>
          </table:table-cell>
          <table:table-cell office:value-type="float" office:value="0.00239166" calcext:value-type="float">
            <text:p>0.00239166</text:p>
          </table:table-cell>
          <table:table-cell table:formula="of:=SUM([.Q116:.BI116])" office:value-type="float" office:value="1.72620336" calcext:value-type="float">
            <text:p>1.72620336</text:p>
          </table:table-cell>
        </table:table-row>
        <table:table-row table:style-name="ro1">
          <table:table-cell office:value-type="float" office:value="6.946875" calcext:value-type="float">
            <text:p>6.946875</text:p>
          </table:table-cell>
          <table:table-cell office:value-type="float" office:value="0.0500619" calcext:value-type="float">
            <text:p>0.0500619</text:p>
          </table:table-cell>
          <table:table-cell office:value-type="float" office:value="0.0485767" calcext:value-type="float">
            <text:p>0.0485767</text:p>
          </table:table-cell>
          <table:table-cell office:value-type="float" office:value="0.0453589" calcext:value-type="float">
            <text:p>0.0453589</text:p>
          </table:table-cell>
          <table:table-cell office:value-type="float" office:value="0.045854" calcext:value-type="float">
            <text:p>0.045854</text:p>
          </table:table-cell>
          <table:table-cell office:value-type="float" office:value="0.0418936" calcext:value-type="float">
            <text:p>0.0418936</text:p>
          </table:table-cell>
          <table:table-cell office:value-type="float" office:value="0.0423267" calcext:value-type="float">
            <text:p>0.0423267</text:p>
          </table:table-cell>
          <table:table-cell office:value-type="float" office:value="0.0376856" calcext:value-type="float">
            <text:p>0.0376856</text:p>
          </table:table-cell>
          <table:table-cell office:value-type="float" office:value="0.0381807" calcext:value-type="float">
            <text:p>0.0381807</text:p>
          </table:table-cell>
          <table:table-cell office:value-type="float" office:value="0.0360767" calcext:value-type="float">
            <text:p>0.0360767</text:p>
          </table:table-cell>
          <table:table-cell office:value-type="float" office:value="0.0358911" calcext:value-type="float">
            <text:p>0.0358911</text:p>
          </table:table-cell>
          <table:table-cell office:value-type="float" office:value="0.033849" calcext:value-type="float">
            <text:p>0.033849</text:p>
          </table:table-cell>
          <table:table-cell office:value-type="float" office:value="0.0320545" calcext:value-type="float">
            <text:p>0.0320545</text:p>
          </table:table-cell>
          <table:table-cell office:value-type="float" office:value="0.0303837" calcext:value-type="float">
            <text:p>0.0303837</text:p>
          </table:table-cell>
          <table:table-cell office:value-type="float" office:value="0.0302599" calcext:value-type="float">
            <text:p>0.0302599</text:p>
          </table:table-cell>
          <table:table-cell office:value-type="float" office:value="0.0300743" calcext:value-type="float">
            <text:p>0.0300743</text:p>
          </table:table-cell>
          <table:table-cell office:value-type="float" office:value="0.0288366" calcext:value-type="float">
            <text:p>0.0288366</text:p>
          </table:table-cell>
          <table:table-cell office:value-type="float" office:value="0.0278465" calcext:value-type="float">
            <text:p>0.0278465</text:p>
          </table:table-cell>
          <table:table-cell office:value-type="float" office:value="0.0292698" calcext:value-type="float">
            <text:p>0.0292698</text:p>
          </table:table-cell>
          <table:table-cell office:value-type="float" office:value="0.0289604" calcext:value-type="float">
            <text:p>0.0289604</text:p>
          </table:table-cell>
          <table:table-cell office:value-type="float" office:value="0.0292698" calcext:value-type="float">
            <text:p>0.0292698</text:p>
          </table:table-cell>
          <table:table-cell office:value-type="float" office:value="0.0287129" calcext:value-type="float">
            <text:p>0.0287129</text:p>
          </table:table-cell>
          <table:table-cell office:value-type="float" office:value="0.0300743" calcext:value-type="float">
            <text:p>0.0300743</text:p>
          </table:table-cell>
          <table:table-cell office:value-type="float" office:value="0.0278465" calcext:value-type="float">
            <text:p>0.0278465</text:p>
          </table:table-cell>
          <table:table-cell office:value-type="float" office:value="0.0327351" calcext:value-type="float">
            <text:p>0.0327351</text:p>
          </table:table-cell>
          <table:table-cell office:value-type="float" office:value="0.030198" calcext:value-type="float">
            <text:p>0.030198</text:p>
          </table:table-cell>
          <table:table-cell office:value-type="float" office:value="0.0348391" calcext:value-type="float">
            <text:p>0.0348391</text:p>
          </table:table-cell>
          <table:table-cell office:value-type="float" office:value="0.033849" calcext:value-type="float">
            <text:p>0.033849</text:p>
          </table:table-cell>
          <table:table-cell office:value-type="float" office:value="0.0328589" calcext:value-type="float">
            <text:p>0.0328589</text:p>
          </table:table-cell>
          <table:table-cell office:value-type="float" office:value="0.035396" calcext:value-type="float">
            <text:p>0.035396</text:p>
          </table:table-cell>
          <table:table-cell office:value-type="float" office:value="0.0368193" calcext:value-type="float">
            <text:p>0.0368193</text:p>
          </table:table-cell>
          <table:table-cell office:value-type="float" office:value="0.0394802" calcext:value-type="float">
            <text:p>0.0394802</text:p>
          </table:table-cell>
          <table:table-cell office:value-type="float" office:value="0.0420792" calcext:value-type="float">
            <text:p>0.0420792</text:p>
          </table:table-cell>
          <table:table-cell office:value-type="float" office:value="0.0412748" calcext:value-type="float">
            <text:p>0.0412748</text:p>
          </table:table-cell>
          <table:table-cell office:value-type="float" office:value="0.0439975" calcext:value-type="float">
            <text:p>0.0439975</text:p>
          </table:table-cell>
          <table:table-cell office:value-type="float" office:value="0.0480817" calcext:value-type="float">
            <text:p>0.0480817</text:p>
          </table:table-cell>
          <table:table-cell office:value-type="float" office:value="0.0482673" calcext:value-type="float">
            <text:p>0.0482673</text:p>
          </table:table-cell>
          <table:table-cell office:value-type="float" office:value="0.0488243" calcext:value-type="float">
            <text:p>0.0488243</text:p>
          </table:table-cell>
          <table:table-cell office:value-type="float" office:value="0.051547" calcext:value-type="float">
            <text:p>0.051547</text:p>
          </table:table-cell>
          <table:table-cell office:value-type="float" office:value="0.0523515" calcext:value-type="float">
            <text:p>0.0523515</text:p>
          </table:table-cell>
          <table:table-cell office:value-type="float" office:value="0.055198" calcext:value-type="float">
            <text:p>0.055198</text:p>
          </table:table-cell>
          <table:table-cell office:value-type="float" office:value="0.0573639" calcext:value-type="float">
            <text:p>0.0573639</text:p>
          </table:table-cell>
          <table:table-cell office:value-type="float" office:value="0.0509282" calcext:value-type="float">
            <text:p>0.0509282</text:p>
          </table:table-cell>
          <table:table-cell office:value-type="float" office:value="0.0537129" calcext:value-type="float">
            <text:p>0.0537129</text:p>
          </table:table-cell>
          <table:table-cell office:value-type="float" office:value="0.0551361" calcext:value-type="float">
            <text:p>0.0551361</text:p>
          </table:table-cell>
          <table:table-cell office:value-type="float" office:value="0.0540223" calcext:value-type="float">
            <text:p>0.0540223</text:p>
          </table:table-cell>
          <table:table-cell office:value-type="float" office:value="0.0543317" calcext:value-type="float">
            <text:p>0.0543317</text:p>
          </table:table-cell>
          <table:table-cell office:value-type="float" office:value="0.0534653" calcext:value-type="float">
            <text:p>0.0534653</text:p>
          </table:table-cell>
          <table:table-cell office:value-type="float" office:value="0.0511757" calcext:value-type="float">
            <text:p>0.0511757</text:p>
          </table:table-cell>
          <table:table-cell office:value-type="float" office:value="0.050495" calcext:value-type="float">
            <text:p>0.050495</text:p>
          </table:table-cell>
          <table:table-cell office:value-type="float" office:value="0.0456683" calcext:value-type="float">
            <text:p>0.0456683</text:p>
          </table:table-cell>
          <table:table-cell office:value-type="float" office:value="0.0450495" calcext:value-type="float">
            <text:p>0.0450495</text:p>
          </table:table-cell>
          <table:table-cell office:value-type="float" office:value="0.0399752" calcext:value-type="float">
            <text:p>0.0399752</text:p>
          </table:table-cell>
          <table:table-cell office:value-type="float" office:value="0.0396658" calcext:value-type="float">
            <text:p>0.0396658</text:p>
          </table:table-cell>
          <table:table-cell office:value-type="float" office:value="0.0349629" calcext:value-type="float">
            <text:p>0.0349629</text:p>
          </table:table-cell>
          <table:table-cell office:value-type="float" office:value="0.0304455" calcext:value-type="float">
            <text:p>0.0304455</text:p>
          </table:table-cell>
          <table:table-cell office:value-type="float" office:value="0.0249381" calcext:value-type="float">
            <text:p>0.0249381</text:p>
          </table:table-cell>
          <table:table-cell office:value-type="float" office:value="0.0204827" calcext:value-type="float">
            <text:p>0.0204827</text:p>
          </table:table-cell>
          <table:table-cell office:value-type="float" office:value="0.0137995" calcext:value-type="float">
            <text:p>0.0137995</text:p>
          </table:table-cell>
          <table:table-cell office:value-type="float" office:value="0.0092203" calcext:value-type="float">
            <text:p>0.0092203</text:p>
          </table:table-cell>
          <table:table-cell office:value-type="float" office:value="0.00303218" calcext:value-type="float">
            <text:p>0.00303218</text:p>
          </table:table-cell>
          <table:table-cell table:formula="of:=SUM([.Q117:.BI117])" office:value-type="float" office:value="1.72648478" calcext:value-type="float">
            <text:p>1.72648478</text:p>
          </table:table-cell>
        </table:table-row>
        <table:table-row table:style-name="ro1">
          <table:table-cell office:value-type="float" office:value="7.00625" calcext:value-type="float">
            <text:p>7.00625</text:p>
          </table:table-cell>
          <table:table-cell office:value-type="float" office:value="0.0486574" calcext:value-type="float">
            <text:p>0.0486574</text:p>
          </table:table-cell>
          <table:table-cell office:value-type="float" office:value="0.0437754" calcext:value-type="float">
            <text:p>0.0437754</text:p>
          </table:table-cell>
          <table:table-cell office:value-type="float" office:value="0.0441823" calcext:value-type="float">
            <text:p>0.0441823</text:p>
          </table:table-cell>
          <table:table-cell office:value-type="float" office:value="0.0454841" calcext:value-type="float">
            <text:p>0.0454841</text:p>
          </table:table-cell>
          <table:table-cell office:value-type="float" office:value="0.0457282" calcext:value-type="float">
            <text:p>0.0457282</text:p>
          </table:table-cell>
          <table:table-cell office:value-type="float" office:value="0.0405207" calcext:value-type="float">
            <text:p>0.0405207</text:p>
          </table:table-cell>
          <table:table-cell office:value-type="float" office:value="0.0387307" calcext:value-type="float">
            <text:p>0.0387307</text:p>
          </table:table-cell>
          <table:table-cell office:value-type="float" office:value="0.0383238" calcext:value-type="float">
            <text:p>0.0383238</text:p>
          </table:table-cell>
          <table:table-cell office:value-type="float" office:value="0.037022" calcext:value-type="float">
            <text:p>0.037022</text:p>
          </table:table-cell>
          <table:table-cell office:value-type="float" office:value="0.0335232" calcext:value-type="float">
            <text:p>0.0335232</text:p>
          </table:table-cell>
          <table:table-cell office:value-type="float" office:value="0.0355574" calcext:value-type="float">
            <text:p>0.0355574</text:p>
          </table:table-cell>
          <table:table-cell office:value-type="float" office:value="0.0336046" calcext:value-type="float">
            <text:p>0.0336046</text:p>
          </table:table-cell>
          <table:table-cell office:value-type="float" office:value="0.031489" calcext:value-type="float">
            <text:p>0.031489</text:p>
          </table:table-cell>
          <table:table-cell office:value-type="float" office:value="0.0311635" calcext:value-type="float">
            <text:p>0.0311635</text:p>
          </table:table-cell>
          <table:table-cell office:value-type="float" office:value="0.0312449" calcext:value-type="float">
            <text:p>0.0312449</text:p>
          </table:table-cell>
          <table:table-cell office:value-type="float" office:value="0.0309194" calcext:value-type="float">
            <text:p>0.0309194</text:p>
          </table:table-cell>
          <table:table-cell office:value-type="float" office:value="0.0300244" calcext:value-type="float">
            <text:p>0.0300244</text:p>
          </table:table-cell>
          <table:table-cell office:value-type="float" office:value="0.0340114" calcext:value-type="float">
            <text:p>0.0340114</text:p>
          </table:table-cell>
          <table:table-cell office:value-type="float" office:value="0.0267697" calcext:value-type="float">
            <text:p>0.0267697</text:p>
          </table:table-cell>
          <table:table-cell office:value-type="float" office:value="0.0338487" calcext:value-type="float">
            <text:p>0.0338487</text:p>
          </table:table-cell>
          <table:table-cell office:value-type="float" office:value="0.0296989" calcext:value-type="float">
            <text:p>0.0296989</text:p>
          </table:table-cell>
          <table:table-cell office:value-type="float" office:value="0.0301058" calcext:value-type="float">
            <text:p>0.0301058</text:p>
          </table:table-cell>
          <table:table-cell office:value-type="float" office:value="0.028153" calcext:value-type="float">
            <text:p>0.028153</text:p>
          </table:table-cell>
          <table:table-cell office:value-type="float" office:value="0.0305126" calcext:value-type="float">
            <text:p>0.0305126</text:p>
          </table:table-cell>
          <table:table-cell office:value-type="float" office:value="0.027502" calcext:value-type="float">
            <text:p>0.027502</text:p>
          </table:table-cell>
          <table:table-cell office:value-type="float" office:value="0.0329536" calcext:value-type="float">
            <text:p>0.0329536</text:p>
          </table:table-cell>
          <table:table-cell office:value-type="float" office:value="0.0351505" calcext:value-type="float">
            <text:p>0.0351505</text:p>
          </table:table-cell>
          <table:table-cell office:value-type="float" office:value="0.0315704" calcext:value-type="float">
            <text:p>0.0315704</text:p>
          </table:table-cell>
          <table:table-cell office:value-type="float" office:value="0.0361269" calcext:value-type="float">
            <text:p>0.0361269</text:p>
          </table:table-cell>
          <table:table-cell table:number-columns-repeated="2" office:value-type="float" office:value="0.0358828" calcext:value-type="float">
            <text:p>0.0358828</text:p>
          </table:table-cell>
          <table:table-cell office:value-type="float" office:value="0.0361269" calcext:value-type="float">
            <text:p>0.0361269</text:p>
          </table:table-cell>
          <table:table-cell office:value-type="float" office:value="0.0420667" calcext:value-type="float">
            <text:p>0.0420667</text:p>
          </table:table-cell>
          <table:table-cell office:value-type="float" office:value="0.0424736" calcext:value-type="float">
            <text:p>0.0424736</text:p>
          </table:table-cell>
          <table:table-cell office:value-type="float" office:value="0.04345" calcext:value-type="float">
            <text:p>0.04345</text:p>
          </table:table-cell>
          <table:table-cell office:value-type="float" office:value="0.0435313" calcext:value-type="float">
            <text:p>0.0435313</text:p>
          </table:table-cell>
          <table:table-cell office:value-type="float" office:value="0.0496338" calcext:value-type="float">
            <text:p>0.0496338</text:p>
          </table:table-cell>
          <table:table-cell office:value-type="float" office:value="0.0519935" calcext:value-type="float">
            <text:p>0.0519935</text:p>
          </table:table-cell>
          <table:table-cell office:value-type="float" office:value="0.0511798" calcext:value-type="float">
            <text:p>0.0511798</text:p>
          </table:table-cell>
          <table:table-cell office:value-type="float" office:value="0.0551668" calcext:value-type="float">
            <text:p>0.0551668</text:p>
          </table:table-cell>
          <table:table-cell office:value-type="float" office:value="0.054109" calcext:value-type="float">
            <text:p>0.054109</text:p>
          </table:table-cell>
          <table:table-cell office:value-type="float" office:value="0.0511798" calcext:value-type="float">
            <text:p>0.0511798</text:p>
          </table:table-cell>
          <table:table-cell office:value-type="float" office:value="0.0585842" calcext:value-type="float">
            <text:p>0.0585842</text:p>
          </table:table-cell>
          <table:table-cell office:value-type="float" office:value="0.0545972" calcext:value-type="float">
            <text:p>0.0545972</text:p>
          </table:table-cell>
          <table:table-cell office:value-type="float" office:value="0.0527258" calcext:value-type="float">
            <text:p>0.0527258</text:p>
          </table:table-cell>
          <table:table-cell office:value-type="float" office:value="0.0543531" calcext:value-type="float">
            <text:p>0.0543531</text:p>
          </table:table-cell>
          <table:table-cell office:value-type="float" office:value="0.0502848" calcext:value-type="float">
            <text:p>0.0502848</text:p>
          </table:table-cell>
          <table:table-cell office:value-type="float" office:value="0.0495525" calcext:value-type="float">
            <text:p>0.0495525</text:p>
          </table:table-cell>
          <table:table-cell office:value-type="float" office:value="0.0482506" calcext:value-type="float">
            <text:p>0.0482506</text:p>
          </table:table-cell>
          <table:table-cell office:value-type="float" office:value="0.049227" calcext:value-type="float">
            <text:p>0.049227</text:p>
          </table:table-cell>
          <table:table-cell office:value-type="float" office:value="0.0448332" calcext:value-type="float">
            <text:p>0.0448332</text:p>
          </table:table-cell>
          <table:table-cell office:value-type="float" office:value="0.0433686" calcext:value-type="float">
            <text:p>0.0433686</text:p>
          </table:table-cell>
          <table:table-cell office:value-type="float" office:value="0.0396257" calcext:value-type="float">
            <text:p>0.0396257</text:p>
          </table:table-cell>
          <table:table-cell office:value-type="float" office:value="0.0329536" calcext:value-type="float">
            <text:p>0.0329536</text:p>
          </table:table-cell>
          <table:table-cell office:value-type="float" office:value="0.031489" calcext:value-type="float">
            <text:p>0.031489</text:p>
          </table:table-cell>
          <table:table-cell office:value-type="float" office:value="0.0248169" calcext:value-type="float">
            <text:p>0.0248169</text:p>
          </table:table-cell>
          <table:table-cell office:value-type="float" office:value="0.0212368" calcext:value-type="float">
            <text:p>0.0212368</text:p>
          </table:table-cell>
          <table:table-cell office:value-type="float" office:value="0.0149715" calcext:value-type="float">
            <text:p>0.0149715</text:p>
          </table:table-cell>
          <table:table-cell office:value-type="float" office:value="0.00846216" calcext:value-type="float">
            <text:p>0.00846216</text:p>
          </table:table-cell>
          <table:table-cell office:value-type="float" office:value="0.00349878" calcext:value-type="float">
            <text:p>0.00349878</text:p>
          </table:table-cell>
          <table:table-cell table:formula="of:=SUM([.Q118:.BI118])" office:value-type="float" office:value="1.71285554" calcext:value-type="float">
            <text:p>1.71285554</text:p>
          </table:table-cell>
        </table:table-row>
        <table:table-row table:style-name="ro1">
          <table:table-cell office:value-type="float" office:value="7.065625" calcext:value-type="float">
            <text:p>7.065625</text:p>
          </table:table-cell>
          <table:table-cell office:value-type="float" office:value="0.0475496" calcext:value-type="float">
            <text:p>0.0475496</text:p>
          </table:table-cell>
          <table:table-cell office:value-type="float" office:value="0.0460917" calcext:value-type="float">
            <text:p>0.0460917</text:p>
          </table:table-cell>
          <table:table-cell office:value-type="float" office:value="0.0457553" calcext:value-type="float">
            <text:p>0.0457553</text:p>
          </table:table-cell>
          <table:table-cell office:value-type="float" office:value="0.0432881" calcext:value-type="float">
            <text:p>0.0432881</text:p>
          </table:table-cell>
          <table:table-cell office:value-type="float" office:value="0.0422788" calcext:value-type="float">
            <text:p>0.0422788</text:p>
          </table:table-cell>
          <table:table-cell office:value-type="float" office:value="0.0386901" calcext:value-type="float">
            <text:p>0.0386901</text:p>
          </table:table-cell>
          <table:table-cell office:value-type="float" office:value="0.0351015" calcext:value-type="float">
            <text:p>0.0351015</text:p>
          </table:table-cell>
          <table:table-cell office:value-type="float" office:value="0.037793" calcext:value-type="float">
            <text:p>0.037793</text:p>
          </table:table-cell>
          <table:table-cell office:value-type="float" office:value="0.0358865" calcext:value-type="float">
            <text:p>0.0358865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0353258" calcext:value-type="float">
            <text:p>0.0353258</text:p>
          </table:table-cell>
          <table:table-cell office:value-type="float" office:value="0.0346529" calcext:value-type="float">
            <text:p>0.0346529</text:p>
          </table:table-cell>
          <table:table-cell office:value-type="float" office:value="0.0291578" calcext:value-type="float">
            <text:p>0.0291578</text:p>
          </table:table-cell>
          <table:table-cell office:value-type="float" office:value="0.0297185" calcext:value-type="float">
            <text:p>0.0297185</text:p>
          </table:table-cell>
          <table:table-cell office:value-type="float" office:value="0.0303914" calcext:value-type="float">
            <text:p>0.0303914</text:p>
          </table:table-cell>
          <table:table-cell office:value-type="float" office:value="0.0280363" calcext:value-type="float">
            <text:p>0.0280363</text:p>
          </table:table-cell>
          <table:table-cell office:value-type="float" office:value="0.0301671" calcext:value-type="float">
            <text:p>0.0301671</text:p>
          </table:table-cell>
          <table:table-cell office:value-type="float" office:value="0.0299428" calcext:value-type="float">
            <text:p>0.0299428</text:p>
          </table:table-cell>
          <table:table-cell office:value-type="float" office:value="0.0276999" calcext:value-type="float">
            <text:p>0.0276999</text:p>
          </table:table-cell>
          <table:table-cell office:value-type="float" office:value="0.0302792" calcext:value-type="float">
            <text:p>0.0302792</text:p>
          </table:table-cell>
          <table:table-cell office:value-type="float" office:value="0.0285971" calcext:value-type="float">
            <text:p>0.0285971</text:p>
          </table:table-cell>
          <table:table-cell office:value-type="float" office:value="0.0276999" calcext:value-type="float">
            <text:p>0.0276999</text:p>
          </table:table-cell>
          <table:table-cell office:value-type="float" office:value="0.0301671" calcext:value-type="float">
            <text:p>0.0301671</text:p>
          </table:table-cell>
          <table:table-cell office:value-type="float" office:value="0.0299428" calcext:value-type="float">
            <text:p>0.0299428</text:p>
          </table:table-cell>
          <table:table-cell office:value-type="float" office:value="0.0311764" calcext:value-type="float">
            <text:p>0.0311764</text:p>
          </table:table-cell>
          <table:table-cell office:value-type="float" office:value="0.0325221" calcext:value-type="float">
            <text:p>0.0325221</text:p>
          </table:table-cell>
          <table:table-cell office:value-type="float" office:value="0.0327464" calcext:value-type="float">
            <text:p>0.0327464</text:p>
          </table:table-cell>
          <table:table-cell office:value-type="float" office:value="0.0354379" calcext:value-type="float">
            <text:p>0.0354379</text:p>
          </table:table-cell>
          <table:table-cell office:value-type="float" office:value="0.0344286" calcext:value-type="float">
            <text:p>0.0344286</text:p>
          </table:table-cell>
          <table:table-cell office:value-type="float" office:value="0.038578" calcext:value-type="float">
            <text:p>0.038578</text:p>
          </table:table-cell>
          <table:table-cell office:value-type="float" office:value="0.0396995" calcext:value-type="float">
            <text:p>0.0396995</text:p>
          </table:table-cell>
          <table:table-cell office:value-type="float" office:value="0.0405966" calcext:value-type="float">
            <text:p>0.0405966</text:p>
          </table:table-cell>
          <table:table-cell office:value-type="float" office:value="0.0437367" calcext:value-type="float">
            <text:p>0.0437367</text:p>
          </table:table-cell>
          <table:table-cell office:value-type="float" office:value="0.0435124" calcext:value-type="float">
            <text:p>0.0435124</text:p>
          </table:table-cell>
          <table:table-cell office:value-type="float" office:value="0.0442974" calcext:value-type="float">
            <text:p>0.0442974</text:p>
          </table:table-cell>
          <table:table-cell office:value-type="float" office:value="0.0481104" calcext:value-type="float">
            <text:p>0.0481104</text:p>
          </table:table-cell>
          <table:table-cell office:value-type="float" office:value="0.050129" calcext:value-type="float">
            <text:p>0.050129</text:p>
          </table:table-cell>
          <table:table-cell office:value-type="float" office:value="0.0426152" calcext:value-type="float">
            <text:p>0.0426152</text:p>
          </table:table-cell>
          <table:table-cell office:value-type="float" office:value="0.0518111" calcext:value-type="float">
            <text:p>0.0518111</text:p>
          </table:table-cell>
          <table:table-cell office:value-type="float" office:value="0.0527083" calcext:value-type="float">
            <text:p>0.0527083</text:p>
          </table:table-cell>
          <table:table-cell office:value-type="float" office:value="0.0541662" calcext:value-type="float">
            <text:p>0.0541662</text:p>
          </table:table-cell>
          <table:table-cell office:value-type="float" office:value="0.0566334" calcext:value-type="float">
            <text:p>0.0566334</text:p>
          </table:table-cell>
          <table:table-cell office:value-type="float" office:value="0.0541662" calcext:value-type="float">
            <text:p>0.0541662</text:p>
          </table:table-cell>
          <table:table-cell office:value-type="float" office:value="0.0567455" calcext:value-type="float">
            <text:p>0.0567455</text:p>
          </table:table-cell>
          <table:table-cell office:value-type="float" office:value="0.0564091" calcext:value-type="float">
            <text:p>0.0564091</text:p>
          </table:table-cell>
          <table:table-cell office:value-type="float" office:value="0.056297" calcext:value-type="float">
            <text:p>0.056297</text:p>
          </table:table-cell>
          <table:table-cell office:value-type="float" office:value="0.0512504" calcext:value-type="float">
            <text:p>0.0512504</text:p>
          </table:table-cell>
          <table:table-cell office:value-type="float" office:value="0.0540541" calcext:value-type="float">
            <text:p>0.0540541</text:p>
          </table:table-cell>
          <table:table-cell office:value-type="float" office:value="0.0477739" calcext:value-type="float">
            <text:p>0.0477739</text:p>
          </table:table-cell>
          <table:table-cell office:value-type="float" office:value="0.0503533" calcext:value-type="float">
            <text:p>0.0503533</text:p>
          </table:table-cell>
          <table:table-cell office:value-type="float" office:value="0.0482225" calcext:value-type="float">
            <text:p>0.0482225</text:p>
          </table:table-cell>
          <table:table-cell office:value-type="float" office:value="0.0379051" calcext:value-type="float">
            <text:p>0.0379051</text:p>
          </table:table-cell>
          <table:table-cell office:value-type="float" office:value="0.0398116" calcext:value-type="float">
            <text:p>0.0398116</text:p>
          </table:table-cell>
          <table:table-cell office:value-type="float" office:value="0.0319614" calcext:value-type="float">
            <text:p>0.0319614</text:p>
          </table:table-cell>
          <table:table-cell office:value-type="float" office:value="0.0299428" calcext:value-type="float">
            <text:p>0.0299428</text:p>
          </table:table-cell>
          <table:table-cell office:value-type="float" office:value="0.027812" calcext:value-type="float">
            <text:p>0.027812</text:p>
          </table:table-cell>
          <table:table-cell office:value-type="float" office:value="0.0188404" calcext:value-type="float">
            <text:p>0.0188404</text:p>
          </table:table-cell>
          <table:table-cell office:value-type="float" office:value="0.0137939" calcext:value-type="float">
            <text:p>0.0137939</text:p>
          </table:table-cell>
          <table:table-cell office:value-type="float" office:value="0.00863519" calcext:value-type="float">
            <text:p>0.00863519</text:p>
          </table:table-cell>
          <table:table-cell office:value-type="float" office:value="0.00280363" calcext:value-type="float">
            <text:p>0.00280363</text:p>
          </table:table-cell>
          <table:table-cell table:formula="of:=SUM([.Q119:.BI119])" office:value-type="float" office:value="1.72221582" calcext:value-type="float">
            <text:p>1.72221582</text:p>
          </table:table-cell>
        </table:table-row>
        <table:table-row table:style-name="ro1">
          <table:table-cell office:value-type="float" office:value="7.125" calcext:value-type="float">
            <text:p>7.125</text:p>
          </table:table-cell>
          <table:table-cell office:value-type="float" office:value="0.0472213" calcext:value-type="float">
            <text:p>0.0472213</text:p>
          </table:table-cell>
          <table:table-cell office:value-type="float" office:value="0.0449727" calcext:value-type="float">
            <text:p>0.0449727</text:p>
          </table:table-cell>
          <table:table-cell office:value-type="float" office:value="0.0454545" calcext:value-type="float">
            <text:p>0.0454545</text:p>
          </table:table-cell>
          <table:table-cell office:value-type="float" office:value="0.0438484" calcext:value-type="float">
            <text:p>0.0438484</text:p>
          </table:table-cell>
          <table:table-cell office:value-type="float" office:value="0.0422422" calcext:value-type="float">
            <text:p>0.0422422</text:p>
          </table:table-cell>
          <table:table-cell office:value-type="float" office:value="0.0372631" calcext:value-type="float">
            <text:p>0.0372631</text:p>
          </table:table-cell>
          <table:table-cell office:value-type="float" office:value="0.0396723" calcext:value-type="float">
            <text:p>0.0396723</text:p>
          </table:table-cell>
          <table:table-cell office:value-type="float" office:value="0.0371025" calcext:value-type="float">
            <text:p>0.0371025</text:p>
          </table:table-cell>
          <table:table-cell office:value-type="float" office:value="0.0427241" calcext:value-type="float">
            <text:p>0.0427241</text:p>
          </table:table-cell>
          <table:table-cell office:value-type="float" office:value="0.0324446" calcext:value-type="float">
            <text:p>0.0324446</text:p>
          </table:table-cell>
          <table:table-cell office:value-type="float" office:value="0.0327658" calcext:value-type="float">
            <text:p>0.0327658</text:p>
          </table:table-cell>
          <table:table-cell office:value-type="float" office:value="0.0319627" calcext:value-type="float">
            <text:p>0.0319627</text:p>
          </table:table-cell>
          <table:table-cell office:value-type="float" office:value="0.0335689" calcext:value-type="float">
            <text:p>0.0335689</text:p>
          </table:table-cell>
          <table:table-cell office:value-type="float" office:value="0.0279473" calcext:value-type="float">
            <text:p>0.0279473</text:p>
          </table:table-cell>
          <table:table-cell office:value-type="float" office:value="0.0297141" calcext:value-type="float">
            <text:p>0.0297141</text:p>
          </table:table-cell>
          <table:table-cell office:value-type="float" office:value="0.0306778" calcext:value-type="float">
            <text:p>0.0306778</text:p>
          </table:table-cell>
          <table:table-cell office:value-type="float" office:value="0.0314809" calcext:value-type="float">
            <text:p>0.0314809</text:p>
          </table:table-cell>
          <table:table-cell office:value-type="float" office:value="0.030196" calcext:value-type="float">
            <text:p>0.030196</text:p>
          </table:table-cell>
          <table:table-cell office:value-type="float" office:value="0.0266624" calcext:value-type="float">
            <text:p>0.0266624</text:p>
          </table:table-cell>
          <table:table-cell office:value-type="float" office:value="0.0276261" calcext:value-type="float">
            <text:p>0.0276261</text:p>
          </table:table-cell>
          <table:table-cell office:value-type="float" office:value="0.0279473" calcext:value-type="float">
            <text:p>0.0279473</text:p>
          </table:table-cell>
          <table:table-cell office:value-type="float" office:value="0.0313203" calcext:value-type="float">
            <text:p>0.0313203</text:p>
          </table:table-cell>
          <table:table-cell office:value-type="float" office:value="0.0285898" calcext:value-type="float">
            <text:p>0.0285898</text:p>
          </table:table-cell>
          <table:table-cell office:value-type="float" office:value="0.0297141" calcext:value-type="float">
            <text:p>0.0297141</text:p>
          </table:table-cell>
          <table:table-cell office:value-type="float" office:value="0.0340508" calcext:value-type="float">
            <text:p>0.0340508</text:p>
          </table:table-cell>
          <table:table-cell office:value-type="float" office:value="0.0362994" calcext:value-type="float">
            <text:p>0.0362994</text:p>
          </table:table-cell>
          <table:table-cell office:value-type="float" office:value="0.0337295" calcext:value-type="float">
            <text:p>0.0337295</text:p>
          </table:table-cell>
          <table:table-cell office:value-type="float" office:value="0.030196" calcext:value-type="float">
            <text:p>0.030196</text:p>
          </table:table-cell>
          <table:table-cell office:value-type="float" office:value="0.0350145" calcext:value-type="float">
            <text:p>0.0350145</text:p>
          </table:table-cell>
          <table:table-cell office:value-type="float" office:value="0.0403148" calcext:value-type="float">
            <text:p>0.0403148</text:p>
          </table:table-cell>
          <table:table-cell office:value-type="float" office:value="0.0356569" calcext:value-type="float">
            <text:p>0.0356569</text:p>
          </table:table-cell>
          <table:table-cell office:value-type="float" office:value="0.0415997" calcext:value-type="float">
            <text:p>0.0415997</text:p>
          </table:table-cell>
          <table:table-cell office:value-type="float" office:value="0.0388693" calcext:value-type="float">
            <text:p>0.0388693</text:p>
          </table:table-cell>
          <table:table-cell office:value-type="float" office:value="0.0435271" calcext:value-type="float">
            <text:p>0.0435271</text:p>
          </table:table-cell>
          <table:table-cell office:value-type="float" office:value="0.0478638" calcext:value-type="float">
            <text:p>0.0478638</text:p>
          </table:table-cell>
          <table:table-cell office:value-type="float" office:value="0.0504337" calcext:value-type="float">
            <text:p>0.0504337</text:p>
          </table:table-cell>
          <table:table-cell office:value-type="float" office:value="0.0483456" calcext:value-type="float">
            <text:p>0.0483456</text:p>
          </table:table-cell>
          <table:table-cell office:value-type="float" office:value="0.053646" calcext:value-type="float">
            <text:p>0.053646</text:p>
          </table:table-cell>
          <table:table-cell office:value-type="float" office:value="0.0467395" calcext:value-type="float">
            <text:p>0.0467395</text:p>
          </table:table-cell>
          <table:table-cell office:value-type="float" office:value="0.0533248" calcext:value-type="float">
            <text:p>0.0533248</text:p>
          </table:table-cell>
          <table:table-cell office:value-type="float" office:value="0.0566977" calcext:value-type="float">
            <text:p>0.0566977</text:p>
          </table:table-cell>
          <table:table-cell office:value-type="float" office:value="0.0542885" calcext:value-type="float">
            <text:p>0.0542885</text:p>
          </table:table-cell>
          <table:table-cell office:value-type="float" office:value="0.0526823" calcext:value-type="float">
            <text:p>0.0526823</text:p>
          </table:table-cell>
          <table:table-cell office:value-type="float" office:value="0.0517186" calcext:value-type="float">
            <text:p>0.0517186</text:p>
          </table:table-cell>
          <table:table-cell office:value-type="float" office:value="0.0571796" calcext:value-type="float">
            <text:p>0.0571796</text:p>
          </table:table-cell>
          <table:table-cell office:value-type="float" office:value="0.0542885" calcext:value-type="float">
            <text:p>0.0542885</text:p>
          </table:table-cell>
          <table:table-cell office:value-type="float" office:value="0.0518792" calcext:value-type="float">
            <text:p>0.0518792</text:p>
          </table:table-cell>
          <table:table-cell office:value-type="float" office:value="0.0456152" calcext:value-type="float">
            <text:p>0.0456152</text:p>
          </table:table-cell>
          <table:table-cell office:value-type="float" office:value="0.0464182" calcext:value-type="float">
            <text:p>0.0464182</text:p>
          </table:table-cell>
          <table:table-cell office:value-type="float" office:value="0.0465789" calcext:value-type="float">
            <text:p>0.0465789</text:p>
          </table:table-cell>
          <table:table-cell office:value-type="float" office:value="0.0459364" calcext:value-type="float">
            <text:p>0.0459364</text:p>
          </table:table-cell>
          <table:table-cell office:value-type="float" office:value="0.0424028" calcext:value-type="float">
            <text:p>0.0424028</text:p>
          </table:table-cell>
          <table:table-cell office:value-type="float" office:value="0.0335689" calcext:value-type="float">
            <text:p>0.0335689</text:p>
          </table:table-cell>
          <table:table-cell office:value-type="float" office:value="0.0353357" calcext:value-type="float">
            <text:p>0.0353357</text:p>
          </table:table-cell>
          <table:table-cell office:value-type="float" office:value="0.030196" calcext:value-type="float">
            <text:p>0.030196</text:p>
          </table:table-cell>
          <table:table-cell office:value-type="float" office:value="0.0232894" calcext:value-type="float">
            <text:p>0.0232894</text:p>
          </table:table-cell>
          <table:table-cell office:value-type="float" office:value="0.0215226" calcext:value-type="float">
            <text:p>0.0215226</text:p>
          </table:table-cell>
          <table:table-cell office:value-type="float" office:value="0.013813" calcext:value-type="float">
            <text:p>0.013813</text:p>
          </table:table-cell>
          <table:table-cell office:value-type="float" office:value="0.00787022" calcext:value-type="float">
            <text:p>0.00787022</text:p>
          </table:table-cell>
          <table:table-cell office:value-type="float" office:value="0.00240925" calcext:value-type="float">
            <text:p>0.00240925</text:p>
          </table:table-cell>
          <table:table-cell table:formula="of:=SUM([.Q120:.BI120])" office:value-type="float" office:value="1.70751707" calcext:value-type="float">
            <text:p>1.70751707</text:p>
          </table:table-cell>
        </table:table-row>
        <table:table-row table:style-name="ro1">
          <table:table-cell office:value-type="float" office:value="7.184375" calcext:value-type="float">
            <text:p>7.184375</text:p>
          </table:table-cell>
          <table:table-cell office:value-type="float" office:value="0.0476079" calcext:value-type="float">
            <text:p>0.0476079</text:p>
          </table:table-cell>
          <table:table-cell office:value-type="float" office:value="0.0445591" calcext:value-type="float">
            <text:p>0.0445591</text:p>
          </table:table-cell>
          <table:table-cell office:value-type="float" office:value="0.0492495" calcext:value-type="float">
            <text:p>0.0492495</text:p>
          </table:table-cell>
          <table:table-cell office:value-type="float" office:value="0.0403377" calcext:value-type="float">
            <text:p>0.0403377</text:p>
          </table:table-cell>
          <table:table-cell office:value-type="float" office:value="0.043152" calcext:value-type="float">
            <text:p>0.043152</text:p>
          </table:table-cell>
          <table:table-cell office:value-type="float" office:value="0.0333021" calcext:value-type="float">
            <text:p>0.0333021</text:p>
          </table:table-cell>
          <table:table-cell office:value-type="float" office:value="0.0408068" calcext:value-type="float">
            <text:p>0.0408068</text:p>
          </table:table-cell>
          <table:table-cell office:value-type="float" office:value="0.0344747" calcext:value-type="float">
            <text:p>0.0344747</text:p>
          </table:table-cell>
          <table:table-cell office:value-type="float" office:value="0.0325985" calcext:value-type="float">
            <text:p>0.0325985</text:p>
          </table:table-cell>
          <table:table-cell office:value-type="float" office:value="0.0335366" calcext:value-type="float">
            <text:p>0.0335366</text:p>
          </table:table-cell>
          <table:table-cell office:value-type="float" office:value="0.0304878" calcext:value-type="float">
            <text:p>0.0304878</text:p>
          </table:table-cell>
          <table:table-cell office:value-type="float" office:value="0.0250938" calcext:value-type="float">
            <text:p>0.0250938</text:p>
          </table:table-cell>
          <table:table-cell office:value-type="float" office:value="0.0316604" calcext:value-type="float">
            <text:p>0.0316604</text:p>
          </table:table-cell>
          <table:table-cell office:value-type="float" office:value="0.0347092" calcext:value-type="float">
            <text:p>0.0347092</text:p>
          </table:table-cell>
          <table:table-cell office:value-type="float" office:value="0.0304878" calcext:value-type="float">
            <text:p>0.0304878</text:p>
          </table:table-cell>
          <table:table-cell office:value-type="float" office:value="0.0309568" calcext:value-type="float">
            <text:p>0.0309568</text:p>
          </table:table-cell>
          <table:table-cell office:value-type="float" office:value="0.0196998" calcext:value-type="float">
            <text:p>0.0196998</text:p>
          </table:table-cell>
          <table:table-cell office:value-type="float" office:value="0.0297842" calcext:value-type="float">
            <text:p>0.0297842</text:p>
          </table:table-cell>
          <table:table-cell office:value-type="float" office:value="0.0272045" calcext:value-type="float">
            <text:p>0.0272045</text:p>
          </table:table-cell>
          <table:table-cell office:value-type="float" office:value="0.0253283" calcext:value-type="float">
            <text:p>0.0253283</text:p>
          </table:table-cell>
          <table:table-cell office:value-type="float" office:value="0.0297842" calcext:value-type="float">
            <text:p>0.0297842</text:p>
          </table:table-cell>
          <table:table-cell office:value-type="float" office:value="0.0283771" calcext:value-type="float">
            <text:p>0.0283771</text:p>
          </table:table-cell>
          <table:table-cell office:value-type="float" office:value="0.0314259" calcext:value-type="float">
            <text:p>0.0314259</text:p>
          </table:table-cell>
          <table:table-cell office:value-type="float" office:value="0.0283771" calcext:value-type="float">
            <text:p>0.0283771</text:p>
          </table:table-cell>
          <table:table-cell office:value-type="float" office:value="0.0302533" calcext:value-type="float">
            <text:p>0.0302533</text:p>
          </table:table-cell>
          <table:table-cell office:value-type="float" office:value="0.0297842" calcext:value-type="float">
            <text:p>0.0297842</text:p>
          </table:table-cell>
          <table:table-cell table:number-columns-repeated="2" office:value-type="float" office:value="0.0363508" calcext:value-type="float">
            <text:p>0.0363508</text:p>
          </table:table-cell>
          <table:table-cell office:value-type="float" office:value="0.0309568" calcext:value-type="float">
            <text:p>0.0309568</text:p>
          </table:table-cell>
          <table:table-cell office:value-type="float" office:value="0.0401032" calcext:value-type="float">
            <text:p>0.0401032</text:p>
          </table:table-cell>
          <table:table-cell office:value-type="float" office:value="0.0351782" calcext:value-type="float">
            <text:p>0.0351782</text:p>
          </table:table-cell>
          <table:table-cell office:value-type="float" office:value="0.0393996" calcext:value-type="float">
            <text:p>0.0393996</text:p>
          </table:table-cell>
          <table:table-cell office:value-type="float" office:value="0.0410413" calcext:value-type="float">
            <text:p>0.0410413</text:p>
          </table:table-cell>
          <table:table-cell office:value-type="float" office:value="0.0476079" calcext:value-type="float">
            <text:p>0.0476079</text:p>
          </table:table-cell>
          <table:table-cell office:value-type="float" office:value="0.0499531" calcext:value-type="float">
            <text:p>0.0499531</text:p>
          </table:table-cell>
          <table:table-cell office:value-type="float" office:value="0.0494841" calcext:value-type="float">
            <text:p>0.0494841</text:p>
          </table:table-cell>
          <table:table-cell office:value-type="float" office:value="0.0483114" calcext:value-type="float">
            <text:p>0.0483114</text:p>
          </table:table-cell>
          <table:table-cell office:value-type="float" office:value="0.0497186" calcext:value-type="float">
            <text:p>0.0497186</text:p>
          </table:table-cell>
          <table:table-cell office:value-type="float" office:value="0.0476079" calcext:value-type="float">
            <text:p>0.0476079</text:p>
          </table:table-cell>
          <table:table-cell office:value-type="float" office:value="0.0499531" calcext:value-type="float">
            <text:p>0.0499531</text:p>
          </table:table-cell>
          <table:table-cell office:value-type="float" office:value="0.043621" calcext:value-type="float">
            <text:p>0.043621</text:p>
          </table:table-cell>
          <table:table-cell office:value-type="float" office:value="0.0546435" calcext:value-type="float">
            <text:p>0.0546435</text:p>
          </table:table-cell>
          <table:table-cell office:value-type="float" office:value="0.054409" calcext:value-type="float">
            <text:p>0.054409</text:p>
          </table:table-cell>
          <table:table-cell office:value-type="float" office:value="0.0586304" calcext:value-type="float">
            <text:p>0.0586304</text:p>
          </table:table-cell>
          <table:table-cell office:value-type="float" office:value="0.0555816" calcext:value-type="float">
            <text:p>0.0555816</text:p>
          </table:table-cell>
          <table:table-cell office:value-type="float" office:value="0.0565197" calcext:value-type="float">
            <text:p>0.0565197</text:p>
          </table:table-cell>
          <table:table-cell office:value-type="float" office:value="0.0520638" calcext:value-type="float">
            <text:p>0.0520638</text:p>
          </table:table-cell>
          <table:table-cell office:value-type="float" office:value="0.0525328" calcext:value-type="float">
            <text:p>0.0525328</text:p>
          </table:table-cell>
          <table:table-cell office:value-type="float" office:value="0.0612101" calcext:value-type="float">
            <text:p>0.0612101</text:p>
          </table:table-cell>
          <table:table-cell office:value-type="float" office:value="0.0443246" calcext:value-type="float">
            <text:p>0.0443246</text:p>
          </table:table-cell>
          <table:table-cell office:value-type="float" office:value="0.043152" calcext:value-type="float">
            <text:p>0.043152</text:p>
          </table:table-cell>
          <table:table-cell office:value-type="float" office:value="0.0438555" calcext:value-type="float">
            <text:p>0.0438555</text:p>
          </table:table-cell>
          <table:table-cell office:value-type="float" office:value="0.0370544" calcext:value-type="float">
            <text:p>0.0370544</text:p>
          </table:table-cell>
          <table:table-cell office:value-type="float" office:value="0.0393996" calcext:value-type="float">
            <text:p>0.0393996</text:p>
          </table:table-cell>
          <table:table-cell office:value-type="float" office:value="0.02697" calcext:value-type="float">
            <text:p>0.02697</text:p>
          </table:table-cell>
          <table:table-cell office:value-type="float" office:value="0.0229831" calcext:value-type="float">
            <text:p>0.0229831</text:p>
          </table:table-cell>
          <table:table-cell office:value-type="float" office:value="0.016182" calcext:value-type="float">
            <text:p>0.016182</text:p>
          </table:table-cell>
          <table:table-cell office:value-type="float" office:value="0.0138368" calcext:value-type="float">
            <text:p>0.0138368</text:p>
          </table:table-cell>
          <table:table-cell office:value-type="float" office:value="0.0105535" calcext:value-type="float">
            <text:p>0.0105535</text:p>
          </table:table-cell>
          <table:table-cell office:value-type="float" office:value="0.00140713" calcext:value-type="float">
            <text:p>0.00140713</text:p>
          </table:table-cell>
          <table:table-cell table:formula="of:=SUM([.Q121:.BI121])" office:value-type="float" office:value="1.70192273" calcext:value-type="float">
            <text:p>1.70192273</text:p>
          </table:table-cell>
        </table:table-row>
        <table:table-row table:style-name="ro1">
          <table:table-cell office:value-type="float" office:value="7.24375" calcext:value-type="float">
            <text:p>7.24375</text:p>
          </table:table-cell>
          <table:table-cell office:value-type="float" office:value="0.0385633" calcext:value-type="float">
            <text:p>0.0385633</text:p>
          </table:table-cell>
          <table:table-cell office:value-type="float" office:value="0.0495274" calcext:value-type="float">
            <text:p>0.0495274</text:p>
          </table:table-cell>
          <table:table-cell office:value-type="float" office:value="0.0396975" calcext:value-type="float">
            <text:p>0.0396975</text:p>
          </table:table-cell>
          <table:table-cell office:value-type="float" office:value="0.042344" calcext:value-type="float">
            <text:p>0.042344</text:p>
          </table:table-cell>
          <table:table-cell office:value-type="float" office:value="0.0446125" calcext:value-type="float">
            <text:p>0.0446125</text:p>
          </table:table-cell>
          <table:table-cell office:value-type="float" office:value="0.0393195" calcext:value-type="float">
            <text:p>0.0393195</text:p>
          </table:table-cell>
          <table:table-cell office:value-type="float" office:value="0.0336484" calcext:value-type="float">
            <text:p>0.0336484</text:p>
          </table:table-cell>
          <table:table-cell office:value-type="float" office:value="0.0378072" calcext:value-type="float">
            <text:p>0.0378072</text:p>
          </table:table-cell>
          <table:table-cell office:value-type="float" office:value="0.0294896" calcext:value-type="float">
            <text:p>0.0294896</text:p>
          </table:table-cell>
          <table:table-cell office:value-type="float" office:value="0.0275992" calcext:value-type="float">
            <text:p>0.0275992</text:p>
          </table:table-cell>
          <table:table-cell office:value-type="float" office:value="0.0279773" calcext:value-type="float">
            <text:p>0.0279773</text:p>
          </table:table-cell>
          <table:table-cell office:value-type="float" office:value="0.0287335" calcext:value-type="float">
            <text:p>0.0287335</text:p>
          </table:table-cell>
          <table:table-cell office:value-type="float" office:value="0.0321361" calcext:value-type="float">
            <text:p>0.0321361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0294896" calcext:value-type="float">
            <text:p>0.0294896</text:p>
          </table:table-cell>
          <table:table-cell office:value-type="float" office:value="0.0310019" calcext:value-type="float">
            <text:p>0.0310019</text:p>
          </table:table-cell>
          <table:table-cell office:value-type="float" office:value="0.0272212" calcext:value-type="float">
            <text:p>0.0272212</text:p>
          </table:table-cell>
          <table:table-cell office:value-type="float" office:value="0.0275992" calcext:value-type="float">
            <text:p>0.0275992</text:p>
          </table:table-cell>
          <table:table-cell office:value-type="float" office:value="0.0238185" calcext:value-type="float">
            <text:p>0.0238185</text:p>
          </table:table-cell>
          <table:table-cell office:value-type="float" office:value="0.0272212" calcext:value-type="float">
            <text:p>0.0272212</text:p>
          </table:table-cell>
          <table:table-cell office:value-type="float" office:value="0.0332703" calcext:value-type="float">
            <text:p>0.0332703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0253308" calcext:value-type="float">
            <text:p>0.0253308</text:p>
          </table:table-cell>
          <table:table-cell office:value-type="float" office:value="0.03138" calcext:value-type="float">
            <text:p>0.03138</text:p>
          </table:table-cell>
          <table:table-cell office:value-type="float" office:value="0.0306238" calcext:value-type="float">
            <text:p>0.0306238</text:p>
          </table:table-cell>
          <table:table-cell office:value-type="float" office:value="0.03138" calcext:value-type="float">
            <text:p>0.03138</text:p>
          </table:table-cell>
          <table:table-cell office:value-type="float" office:value="0.0328922" calcext:value-type="float">
            <text:p>0.0328922</text:p>
          </table:table-cell>
          <table:table-cell office:value-type="float" office:value="0.0408318" calcext:value-type="float">
            <text:p>0.0408318</text:p>
          </table:table-cell>
          <table:table-cell office:value-type="float" office:value="0.0374291" calcext:value-type="float">
            <text:p>0.0374291</text:p>
          </table:table-cell>
          <table:table-cell office:value-type="float" office:value="0.0283554" calcext:value-type="float">
            <text:p>0.0283554</text:p>
          </table:table-cell>
          <table:table-cell office:value-type="float" office:value="0.0355388" calcext:value-type="float">
            <text:p>0.0355388</text:p>
          </table:table-cell>
          <table:table-cell office:value-type="float" office:value="0.0487713" calcext:value-type="float">
            <text:p>0.0487713</text:p>
          </table:table-cell>
          <table:table-cell office:value-type="float" office:value="0.0457467" calcext:value-type="float">
            <text:p>0.0457467</text:p>
          </table:table-cell>
          <table:table-cell office:value-type="float" office:value="0.047259" calcext:value-type="float">
            <text:p>0.047259</text:p>
          </table:table-cell>
          <table:table-cell office:value-type="float" office:value="0.0495274" calcext:value-type="float">
            <text:p>0.0495274</text:p>
          </table:table-cell>
          <table:table-cell office:value-type="float" office:value="0.0506616" calcext:value-type="float">
            <text:p>0.0506616</text:p>
          </table:table-cell>
          <table:table-cell office:value-type="float" office:value="0.0378072" calcext:value-type="float">
            <text:p>0.0378072</text:p>
          </table:table-cell>
          <table:table-cell office:value-type="float" office:value="0.0431002" calcext:value-type="float">
            <text:p>0.0431002</text:p>
          </table:table-cell>
          <table:table-cell office:value-type="float" office:value="0.0555766" calcext:value-type="float">
            <text:p>0.0555766</text:p>
          </table:table-cell>
          <table:table-cell office:value-type="float" office:value="0.0551985" calcext:value-type="float">
            <text:p>0.0551985</text:p>
          </table:table-cell>
          <table:table-cell office:value-type="float" office:value="0.0499055" calcext:value-type="float">
            <text:p>0.0499055</text:p>
          </table:table-cell>
          <table:table-cell office:value-type="float" office:value="0.0517958" calcext:value-type="float">
            <text:p>0.0517958</text:p>
          </table:table-cell>
          <table:table-cell office:value-type="float" office:value="0.052552" calcext:value-type="float">
            <text:p>0.052552</text:p>
          </table:table-cell>
          <table:table-cell office:value-type="float" office:value="0.0502836" calcext:value-type="float">
            <text:p>0.0502836</text:p>
          </table:table-cell>
          <table:table-cell office:value-type="float" office:value="0.0540643" calcext:value-type="float">
            <text:p>0.0540643</text:p>
          </table:table-cell>
          <table:table-cell office:value-type="float" office:value="0.0567108" calcext:value-type="float">
            <text:p>0.0567108</text:p>
          </table:table-cell>
          <table:table-cell office:value-type="float" office:value="0.0623819" calcext:value-type="float">
            <text:p>0.0623819</text:p>
          </table:table-cell>
          <table:table-cell office:value-type="float" office:value="0.0533081" calcext:value-type="float">
            <text:p>0.0533081</text:p>
          </table:table-cell>
          <table:table-cell office:value-type="float" office:value="0.0514178" calcext:value-type="float">
            <text:p>0.0514178</text:p>
          </table:table-cell>
          <table:table-cell office:value-type="float" office:value="0.0476371" calcext:value-type="float">
            <text:p>0.0476371</text:p>
          </table:table-cell>
          <table:table-cell office:value-type="float" office:value="0.0438563" calcext:value-type="float">
            <text:p>0.0438563</text:p>
          </table:table-cell>
          <table:table-cell office:value-type="float" office:value="0.0378072" calcext:value-type="float">
            <text:p>0.0378072</text:p>
          </table:table-cell>
          <table:table-cell office:value-type="float" office:value="0.0431002" calcext:value-type="float">
            <text:p>0.0431002</text:p>
          </table:table-cell>
          <table:table-cell office:value-type="float" office:value="0.0378072" calcext:value-type="float">
            <text:p>0.0378072</text:p>
          </table:table-cell>
          <table:table-cell office:value-type="float" office:value="0.0279773" calcext:value-type="float">
            <text:p>0.0279773</text:p>
          </table:table-cell>
          <table:table-cell office:value-type="float" office:value="0.0272212" calcext:value-type="float">
            <text:p>0.0272212</text:p>
          </table:table-cell>
          <table:table-cell office:value-type="float" office:value="0.020794" calcext:value-type="float">
            <text:p>0.020794</text:p>
          </table:table-cell>
          <table:table-cell office:value-type="float" office:value="0.0128544" calcext:value-type="float">
            <text:p>0.0128544</text:p>
          </table:table-cell>
          <table:table-cell office:value-type="float" office:value="0.0102079" calcext:value-type="float">
            <text:p>0.0102079</text:p>
          </table:table-cell>
          <table:table-cell office:value-type="float" office:value="0.0026465" calcext:value-type="float">
            <text:p>0.0026465</text:p>
          </table:table-cell>
          <table:table-cell table:formula="of:=SUM([.Q122:.BI122])" office:value-type="float" office:value="1.7179588" calcext:value-type="float">
            <text:p>1.7179588</text:p>
          </table:table-cell>
        </table:table-row>
        <table:table-row table:style-name="ro1">
          <table:table-cell office:value-type="float" office:value="7.303125" calcext:value-type="float">
            <text:p>7.303125</text:p>
          </table:table-cell>
          <table:table-cell office:value-type="float" office:value="0.0362022" calcext:value-type="float">
            <text:p>0.0362022</text:p>
          </table:table-cell>
          <table:table-cell office:value-type="float" office:value="0.0382514" calcext:value-type="float">
            <text:p>0.0382514</text:p>
          </table:table-cell>
          <table:table-cell office:value-type="float" office:value="0.0443989" calcext:value-type="float">
            <text:p>0.0443989</text:p>
          </table:table-cell>
          <table:table-cell table:number-columns-repeated="2" office:value-type="float" office:value="0.0382514" calcext:value-type="float">
            <text:p>0.0382514</text:p>
          </table:table-cell>
          <table:table-cell office:value-type="float" office:value="0.0368852" calcext:value-type="float">
            <text:p>0.0368852</text:p>
          </table:table-cell>
          <table:table-cell office:value-type="float" office:value="0.0375683" calcext:value-type="float">
            <text:p>0.0375683</text:p>
          </table:table-cell>
          <table:table-cell office:value-type="float" office:value="0.0334699" calcext:value-type="float">
            <text:p>0.0334699</text:p>
          </table:table-cell>
          <table:table-cell office:value-type="float" office:value="0.0348361" calcext:value-type="float">
            <text:p>0.0348361</text:p>
          </table:table-cell>
          <table:table-cell office:value-type="float" office:value="0.0307377" calcext:value-type="float">
            <text:p>0.0307377</text:p>
          </table:table-cell>
          <table:table-cell office:value-type="float" office:value="0.0191257" calcext:value-type="float">
            <text:p>0.0191257</text:p>
          </table:table-cell>
          <table:table-cell office:value-type="float" office:value="0.0334699" calcext:value-type="float">
            <text:p>0.0334699</text:p>
          </table:table-cell>
          <table:table-cell office:value-type="float" office:value="0.0307377" calcext:value-type="float">
            <text:p>0.0307377</text:p>
          </table:table-cell>
          <table:table-cell office:value-type="float" office:value="0.0198087" calcext:value-type="float">
            <text:p>0.0198087</text:p>
          </table:table-cell>
          <table:table-cell office:value-type="float" office:value="0.0362022" calcext:value-type="float">
            <text:p>0.0362022</text:p>
          </table:table-cell>
          <table:table-cell office:value-type="float" office:value="0.0280055" calcext:value-type="float">
            <text:p>0.0280055</text:p>
          </table:table-cell>
          <table:table-cell office:value-type="float" office:value="0.0348361" calcext:value-type="float">
            <text:p>0.0348361</text:p>
          </table:table-cell>
          <table:table-cell office:value-type="float" office:value="0.0266393" calcext:value-type="float">
            <text:p>0.0266393</text:p>
          </table:table-cell>
          <table:table-cell office:value-type="float" office:value="0.0259563" calcext:value-type="float">
            <text:p>0.0259563</text:p>
          </table:table-cell>
          <table:table-cell office:value-type="float" office:value="0.0293716" calcext:value-type="float">
            <text:p>0.0293716</text:p>
          </table:table-cell>
          <table:table-cell office:value-type="float" office:value="0.0259563" calcext:value-type="float">
            <text:p>0.0259563</text:p>
          </table:table-cell>
          <table:table-cell office:value-type="float" office:value="0.0368852" calcext:value-type="float">
            <text:p>0.0368852</text:p>
          </table:table-cell>
          <table:table-cell office:value-type="float" office:value="0.0266393" calcext:value-type="float">
            <text:p>0.0266393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0307377" calcext:value-type="float">
            <text:p>0.0307377</text:p>
          </table:table-cell>
          <table:table-cell office:value-type="float" office:value="0.0375683" calcext:value-type="float">
            <text:p>0.0375683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0375683" calcext:value-type="float">
            <text:p>0.0375683</text:p>
          </table:table-cell>
          <table:table-cell office:value-type="float" office:value="0.0416667" calcext:value-type="float">
            <text:p>0.0416667</text:p>
          </table:table-cell>
          <table:table-cell office:value-type="float" office:value="0.0443989" calcext:value-type="float">
            <text:p>0.0443989</text:p>
          </table:table-cell>
          <table:table-cell office:value-type="float" office:value="0.0382514" calcext:value-type="float">
            <text:p>0.0382514</text:p>
          </table:table-cell>
          <table:table-cell office:value-type="float" office:value="0.0355191" calcext:value-type="float">
            <text:p>0.0355191</text:p>
          </table:table-cell>
          <table:table-cell office:value-type="float" office:value="0.0491803" calcext:value-type="float">
            <text:p>0.0491803</text:p>
          </table:table-cell>
          <table:table-cell office:value-type="float" office:value="0.0416667" calcext:value-type="float">
            <text:p>0.0416667</text:p>
          </table:table-cell>
          <table:table-cell office:value-type="float" office:value="0.0471311" calcext:value-type="float">
            <text:p>0.0471311</text:p>
          </table:table-cell>
          <table:table-cell office:value-type="float" office:value="0.0642077" calcext:value-type="float">
            <text:p>0.0642077</text:p>
          </table:table-cell>
          <table:table-cell office:value-type="float" office:value="0.0553279" calcext:value-type="float">
            <text:p>0.0553279</text:p>
          </table:table-cell>
          <table:table-cell office:value-type="float" office:value="0.0484973" calcext:value-type="float">
            <text:p>0.0484973</text:p>
          </table:table-cell>
          <table:table-cell office:value-type="float" office:value="0.0491803" calcext:value-type="float">
            <text:p>0.0491803</text:p>
          </table:table-cell>
          <table:table-cell office:value-type="float" office:value="0.0546448" calcext:value-type="float">
            <text:p>0.0546448</text:p>
          </table:table-cell>
          <table:table-cell office:value-type="float" office:value="0.0464481" calcext:value-type="float">
            <text:p>0.0464481</text:p>
          </table:table-cell>
          <table:table-cell office:value-type="float" office:value="0.0519126" calcext:value-type="float">
            <text:p>0.0519126</text:p>
          </table:table-cell>
          <table:table-cell office:value-type="float" office:value="0.0601093" calcext:value-type="float">
            <text:p>0.0601093</text:p>
          </table:table-cell>
          <table:table-cell office:value-type="float" office:value="0.0560109" calcext:value-type="float">
            <text:p>0.0560109</text:p>
          </table:table-cell>
          <table:table-cell office:value-type="float" office:value="0.056694" calcext:value-type="float">
            <text:p>0.056694</text:p>
          </table:table-cell>
          <table:table-cell office:value-type="float" office:value="0.0560109" calcext:value-type="float">
            <text:p>0.0560109</text:p>
          </table:table-cell>
          <table:table-cell office:value-type="float" office:value="0.0525956" calcext:value-type="float">
            <text:p>0.0525956</text:p>
          </table:table-cell>
          <table:table-cell office:value-type="float" office:value="0.056694" calcext:value-type="float">
            <text:p>0.056694</text:p>
          </table:table-cell>
          <table:table-cell office:value-type="float" office:value="0.0389344" calcext:value-type="float">
            <text:p>0.0389344</text:p>
          </table:table-cell>
          <table:table-cell office:value-type="float" office:value="0.0498634" calcext:value-type="float">
            <text:p>0.0498634</text:p>
          </table:table-cell>
          <table:table-cell office:value-type="float" office:value="0.0471311" calcext:value-type="float">
            <text:p>0.0471311</text:p>
          </table:table-cell>
          <table:table-cell office:value-type="float" office:value="0.045765" calcext:value-type="float">
            <text:p>0.045765</text:p>
          </table:table-cell>
          <table:table-cell office:value-type="float" office:value="0.034153" calcext:value-type="float">
            <text:p>0.034153</text:p>
          </table:table-cell>
          <table:table-cell office:value-type="float" office:value="0.0368852" calcext:value-type="float">
            <text:p>0.0368852</text:p>
          </table:table-cell>
          <table:table-cell office:value-type="float" office:value="0.0211749" calcext:value-type="float">
            <text:p>0.0211749</text:p>
          </table:table-cell>
          <table:table-cell office:value-type="float" office:value="0.0273224" calcext:value-type="float">
            <text:p>0.0273224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.0129781" calcext:value-type="float">
            <text:p>0.0129781</text:p>
          </table:table-cell>
          <table:table-cell office:value-type="float" office:value="0.0102459" calcext:value-type="float">
            <text:p>0.0102459</text:p>
          </table:table-cell>
          <table:table-cell office:value-type="float" office:value="0.00273224" calcext:value-type="float">
            <text:p>0.00273224</text:p>
          </table:table-cell>
          <table:table-cell table:formula="of:=SUM([.Q123:.BI123])" office:value-type="float" office:value="1.74726754" calcext:value-type="float">
            <text:p>1.74726754</text:p>
          </table:table-cell>
        </table:table-row>
        <table:table-row table:style-name="ro1">
          <table:table-cell office:value-type="float" office:value="7.3625" calcext:value-type="float">
            <text:p>7.3625</text:p>
          </table:table-cell>
          <table:table-cell office:value-type="float" office:value="0.0336927" calcext:value-type="float">
            <text:p>0.0336927</text:p>
          </table:table-cell>
          <table:table-cell office:value-type="float" office:value="0.0444744" calcext:value-type="float">
            <text:p>0.0444744</text:p>
          </table:table-cell>
          <table:table-cell office:value-type="float" office:value="0.0350404" calcext:value-type="float">
            <text:p>0.0350404</text:p>
          </table:table-cell>
          <table:table-cell office:value-type="float" office:value="0.0390836" calcext:value-type="float">
            <text:p>0.0390836</text:p>
          </table:table-cell>
          <table:table-cell office:value-type="float" office:value="0.0242588" calcext:value-type="float">
            <text:p>0.0242588</text:p>
          </table:table-cell>
          <table:table-cell office:value-type="float" office:value="0.0350404" calcext:value-type="float">
            <text:p>0.0350404</text:p>
          </table:table-cell>
          <table:table-cell office:value-type="float" office:value="0.0363881" calcext:value-type="float">
            <text:p>0.0363881</text:p>
          </table:table-cell>
          <table:table-cell office:value-type="float" office:value="0.0202156" calcext:value-type="float">
            <text:p>0.0202156</text:p>
          </table:table-cell>
          <table:table-cell office:value-type="float" office:value="0.0283019" calcext:value-type="float">
            <text:p>0.0283019</text:p>
          </table:table-cell>
          <table:table-cell office:value-type="float" office:value="0.0309973" calcext:value-type="float">
            <text:p>0.0309973</text:p>
          </table:table-cell>
          <table:table-cell office:value-type="float" office:value="0.0269542" calcext:value-type="float">
            <text:p>0.0269542</text:p>
          </table:table-cell>
          <table:table-cell office:value-type="float" office:value="0.0283019" calcext:value-type="float">
            <text:p>0.0283019</text:p>
          </table:table-cell>
          <table:table-cell office:value-type="float" office:value="0.0309973" calcext:value-type="float">
            <text:p>0.0309973</text:p>
          </table:table-cell>
          <table:table-cell office:value-type="float" office:value="0.0525606" calcext:value-type="float">
            <text:p>0.0525606</text:p>
          </table:table-cell>
          <table:table-cell office:value-type="float" office:value="0.0363881" calcext:value-type="float">
            <text:p>0.0363881</text:p>
          </table:table-cell>
          <table:table-cell office:value-type="float" office:value="0.0336927" calcext:value-type="float">
            <text:p>0.0336927</text:p>
          </table:table-cell>
          <table:table-cell office:value-type="float" office:value="0.0269542" calcext:value-type="float">
            <text:p>0.0269542</text:p>
          </table:table-cell>
          <table:table-cell office:value-type="float" office:value="0.0229111" calcext:value-type="float">
            <text:p>0.0229111</text:p>
          </table:table-cell>
          <table:table-cell office:value-type="float" office:value="0.0296496" calcext:value-type="float">
            <text:p>0.0296496</text:p>
          </table:table-cell>
          <table:table-cell office:value-type="float" office:value="0.0363881" calcext:value-type="float">
            <text:p>0.0363881</text:p>
          </table:table-cell>
          <table:table-cell office:value-type="float" office:value="0.0242588" calcext:value-type="float">
            <text:p>0.0242588</text:p>
          </table:table-cell>
          <table:table-cell office:value-type="float" office:value="0.0256065" calcext:value-type="float">
            <text:p>0.0256065</text:p>
          </table:table-cell>
          <table:table-cell office:value-type="float" office:value="0.0215633" calcext:value-type="float">
            <text:p>0.0215633</text:p>
          </table:table-cell>
          <table:table-cell office:value-type="float" office:value="0.0350404" calcext:value-type="float">
            <text:p>0.0350404</text:p>
          </table:table-cell>
          <table:table-cell office:value-type="float" office:value="0.0283019" calcext:value-type="float">
            <text:p>0.0283019</text:p>
          </table:table-cell>
          <table:table-cell office:value-type="float" office:value="0.0202156" calcext:value-type="float">
            <text:p>0.0202156</text:p>
          </table:table-cell>
          <table:table-cell office:value-type="float" office:value="0.0336927" calcext:value-type="float">
            <text:p>0.0336927</text:p>
          </table:table-cell>
          <table:table-cell office:value-type="float" office:value="0.0350404" calcext:value-type="float">
            <text:p>0.0350404</text:p>
          </table:table-cell>
          <table:table-cell office:value-type="float" office:value="0.0498652" calcext:value-type="float">
            <text:p>0.0498652</text:p>
          </table:table-cell>
          <table:table-cell office:value-type="float" office:value="0.041779" calcext:value-type="float">
            <text:p>0.041779</text:p>
          </table:table-cell>
          <table:table-cell table:number-columns-repeated="2" office:value-type="float" office:value="0.0444744" calcext:value-type="float">
            <text:p>0.0444744</text:p>
          </table:table-cell>
          <table:table-cell office:value-type="float" office:value="0.0566038" calcext:value-type="float">
            <text:p>0.0566038</text:p>
          </table:table-cell>
          <table:table-cell office:value-type="float" office:value="0.0377358" calcext:value-type="float">
            <text:p>0.0377358</text:p>
          </table:table-cell>
          <table:table-cell office:value-type="float" office:value="0.0458221" calcext:value-type="float">
            <text:p>0.0458221</text:p>
          </table:table-cell>
          <table:table-cell office:value-type="float" office:value="0.0444744" calcext:value-type="float">
            <text:p>0.0444744</text:p>
          </table:table-cell>
          <table:table-cell office:value-type="float" office:value="0.0336927" calcext:value-type="float">
            <text:p>0.0336927</text:p>
          </table:table-cell>
          <table:table-cell office:value-type="float" office:value="0.0606469" calcext:value-type="float">
            <text:p>0.0606469</text:p>
          </table:table-cell>
          <table:table-cell table:number-columns-repeated="2" office:value-type="float" office:value="0.0552561" calcext:value-type="float">
            <text:p>0.0552561</text:p>
          </table:table-cell>
          <table:table-cell office:value-type="float" office:value="0.0579515" calcext:value-type="float">
            <text:p>0.0579515</text:p>
          </table:table-cell>
          <table:table-cell office:value-type="float" office:value="0.041779" calcext:value-type="float">
            <text:p>0.041779</text:p>
          </table:table-cell>
          <table:table-cell office:value-type="float" office:value="0.0539084" calcext:value-type="float">
            <text:p>0.0539084</text:p>
          </table:table-cell>
          <table:table-cell office:value-type="float" office:value="0.0458221" calcext:value-type="float">
            <text:p>0.0458221</text:p>
          </table:table-cell>
          <table:table-cell office:value-type="float" office:value="0.0579515" calcext:value-type="float">
            <text:p>0.0579515</text:p>
          </table:table-cell>
          <table:table-cell office:value-type="float" office:value="0.0458221" calcext:value-type="float">
            <text:p>0.0458221</text:p>
          </table:table-cell>
          <table:table-cell office:value-type="float" office:value="0.0687332" calcext:value-type="float">
            <text:p>0.0687332</text:p>
          </table:table-cell>
          <table:table-cell office:value-type="float" office:value="0.0539084" calcext:value-type="float">
            <text:p>0.0539084</text:p>
          </table:table-cell>
          <table:table-cell office:value-type="float" office:value="0.0471698" calcext:value-type="float">
            <text:p>0.0471698</text:p>
          </table:table-cell>
          <table:table-cell office:value-type="float" office:value="0.0363881" calcext:value-type="float">
            <text:p>0.0363881</text:p>
          </table:table-cell>
          <table:table-cell office:value-type="float" office:value="0.0309973" calcext:value-type="float">
            <text:p>0.0309973</text:p>
          </table:table-cell>
          <table:table-cell office:value-type="float" office:value="0.0336927" calcext:value-type="float">
            <text:p>0.0336927</text:p>
          </table:table-cell>
          <table:table-cell office:value-type="float" office:value="0.0458221" calcext:value-type="float">
            <text:p>0.0458221</text:p>
          </table:table-cell>
          <table:table-cell table:number-columns-repeated="2" office:value-type="float" office:value="0.041779" calcext:value-type="float">
            <text:p>0.041779</text:p>
          </table:table-cell>
          <table:table-cell office:value-type="float" office:value="0.0363881" calcext:value-type="float">
            <text:p>0.0363881</text:p>
          </table:table-cell>
          <table:table-cell office:value-type="float" office:value="0.0107817" calcext:value-type="float">
            <text:p>0.0107817</text:p>
          </table:table-cell>
          <table:table-cell office:value-type="float" office:value="0.0148248" calcext:value-type="float">
            <text:p>0.0148248</text:p>
          </table:table-cell>
          <table:table-cell office:value-type="float" office:value="0.00808625" calcext:value-type="float">
            <text:p>0.00808625</text:p>
          </table:table-cell>
          <table:table-cell office:value-type="float" office:value="0.00134771" calcext:value-type="float">
            <text:p>0.00134771</text:p>
          </table:table-cell>
          <table:table-cell table:formula="of:=SUM([.Q124:.BI124])" office:value-type="float" office:value="1.71832896" calcext:value-type="float">
            <text:p>1.71832896</text:p>
          </table:table-cell>
        </table:table-row>
        <table:table-row table:style-name="ro1">
          <table:table-cell office:value-type="float" office:value="7.421875" calcext:value-type="float">
            <text:p>7.421875</text:p>
          </table:table-cell>
          <table:table-cell office:value-type="float" office:value="0.0190476" calcext:value-type="float">
            <text:p>0.0190476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.0190476" calcext:value-type="float">
            <text:p>0.0190476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.0380952" calcext:value-type="float">
            <text:p>0.0380952</text:p>
          </table:table-cell>
          <table:table-cell office:value-type="float" office:value="0.0222222" calcext:value-type="float">
            <text:p>0.0222222</text:p>
          </table:table-cell>
          <table:table-cell office:value-type="float" office:value="0.0507937" calcext:value-type="float">
            <text:p>0.0507937</text:p>
          </table:table-cell>
          <table:table-cell office:value-type="float" office:value="0.0349206" calcext:value-type="float">
            <text:p>0.0349206</text:p>
          </table:table-cell>
          <table:table-cell table:number-columns-repeated="3" office:value-type="float" office:value="0.0253968" calcext:value-type="float">
            <text:p>0.0253968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.0190476" calcext:value-type="float">
            <text:p>0.0190476</text:p>
          </table:table-cell>
          <table:table-cell office:value-type="float" office:value="0.0222222" calcext:value-type="float">
            <text:p>0.0222222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.031746" calcext:value-type="float">
            <text:p>0.031746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.0253968" calcext:value-type="float">
            <text:p>0.0253968</text:p>
          </table:table-cell>
          <table:table-cell office:value-type="float" office:value="0.0380952" calcext:value-type="float">
            <text:p>0.0380952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.0126984" calcext:value-type="float">
            <text:p>0.0126984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.0222222" calcext:value-type="float">
            <text:p>0.0222222</text:p>
          </table:table-cell>
          <table:table-cell office:value-type="float" office:value="0.031746" calcext:value-type="float">
            <text:p>0.031746</text:p>
          </table:table-cell>
          <table:table-cell office:value-type="float" office:value="0.0539683" calcext:value-type="float">
            <text:p>0.0539683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.0380952" calcext:value-type="float">
            <text:p>0.0380952</text:p>
          </table:table-cell>
          <table:table-cell office:value-type="float" office:value="0.0222222" calcext:value-type="float">
            <text:p>0.0222222</text:p>
          </table:table-cell>
          <table:table-cell office:value-type="float" office:value="0.0444444" calcext:value-type="float">
            <text:p>0.0444444</text:p>
          </table:table-cell>
          <table:table-cell office:value-type="float" office:value="0.0380952" calcext:value-type="float">
            <text:p>0.0380952</text:p>
          </table:table-cell>
          <table:table-cell office:value-type="float" office:value="0.0349206" calcext:value-type="float">
            <text:p>0.0349206</text:p>
          </table:table-cell>
          <table:table-cell office:value-type="float" office:value="0.047619" calcext:value-type="float">
            <text:p>0.047619</text:p>
          </table:table-cell>
          <table:table-cell office:value-type="float" office:value="0.0380952" calcext:value-type="float">
            <text:p>0.0380952</text:p>
          </table:table-cell>
          <table:table-cell office:value-type="float" office:value="0.0444444" calcext:value-type="float">
            <text:p>0.0444444</text:p>
          </table:table-cell>
          <table:table-cell office:value-type="float" office:value="0.0380952" calcext:value-type="float">
            <text:p>0.0380952</text:p>
          </table:table-cell>
          <table:table-cell office:value-type="float" office:value="0.0444444" calcext:value-type="float">
            <text:p>0.0444444</text:p>
          </table:table-cell>
          <table:table-cell office:value-type="float" office:value="0.0539683" calcext:value-type="float">
            <text:p>0.0539683</text:p>
          </table:table-cell>
          <table:table-cell office:value-type="float" office:value="0.0507937" calcext:value-type="float">
            <text:p>0.0507937</text:p>
          </table:table-cell>
          <table:table-cell office:value-type="float" office:value="0.0539683" calcext:value-type="float">
            <text:p>0.0539683</text:p>
          </table:table-cell>
          <table:table-cell office:value-type="float" office:value="0.0349206" calcext:value-type="float">
            <text:p>0.0349206</text:p>
          </table:table-cell>
          <table:table-cell office:value-type="float" office:value="0.0539683" calcext:value-type="float">
            <text:p>0.0539683</text:p>
          </table:table-cell>
          <table:table-cell office:value-type="float" office:value="0.0603175" calcext:value-type="float">
            <text:p>0.0603175</text:p>
          </table:table-cell>
          <table:table-cell office:value-type="float" office:value="0.0634921" calcext:value-type="float">
            <text:p>0.0634921</text:p>
          </table:table-cell>
          <table:table-cell office:value-type="float" office:value="0.0539683" calcext:value-type="float">
            <text:p>0.0539683</text:p>
          </table:table-cell>
          <table:table-cell office:value-type="float" office:value="0.031746" calcext:value-type="float">
            <text:p>0.031746</text:p>
          </table:table-cell>
          <table:table-cell office:value-type="float" office:value="0.0444444" calcext:value-type="float">
            <text:p>0.0444444</text:p>
          </table:table-cell>
          <table:table-cell office:value-type="float" office:value="0.0920635" calcext:value-type="float">
            <text:p>0.0920635</text:p>
          </table:table-cell>
          <table:table-cell office:value-type="float" office:value="0.047619" calcext:value-type="float">
            <text:p>0.047619</text:p>
          </table:table-cell>
          <table:table-cell table:number-columns-repeated="2" office:value-type="float" office:value="0.0603175" calcext:value-type="float">
            <text:p>0.0603175</text:p>
          </table:table-cell>
          <table:table-cell office:value-type="float" office:value="0.0444444" calcext:value-type="float">
            <text:p>0.0444444</text:p>
          </table:table-cell>
          <table:table-cell office:value-type="float" office:value="0.0349206" calcext:value-type="float">
            <text:p>0.0349206</text:p>
          </table:table-cell>
          <table:table-cell office:value-type="float" office:value="0.0571429" calcext:value-type="float">
            <text:p>0.0571429</text:p>
          </table:table-cell>
          <table:table-cell office:value-type="float" office:value="0.031746" calcext:value-type="float">
            <text:p>0.031746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.0253968" calcext:value-type="float">
            <text:p>0.0253968</text:p>
          </table:table-cell>
          <table:table-cell office:value-type="float" office:value="0.00952381" calcext:value-type="float">
            <text:p>0.00952381</text:p>
          </table:table-cell>
          <table:table-cell table:number-columns-repeated="2" office:value-type="float" office:value="0.0126984" calcext:value-type="float">
            <text:p>0.0126984</text:p>
          </table:table-cell>
          <table:table-cell office:value-type="float" office:value="0.0031746" calcext:value-type="float">
            <text:p>0.0031746</text:p>
          </table:table-cell>
          <table:table-cell table:formula="of:=SUM([.Q125:.BI125])" office:value-type="float" office:value="1.74285661" calcext:value-type="float">
            <text:p>1.74285661</text:p>
          </table:table-cell>
        </table:table-row>
        <table:table-row table:style-name="ro1">
          <table:table-cell office:value-type="float" office:value="7.48125" calcext:value-type="float">
            <text:p>7.48125</text:p>
          </table:table-cell>
          <table:table-cell office:value-type="float" office:value="0.0306122" calcext:value-type="float">
            <text:p>0.0306122</text:p>
          </table:table-cell>
          <table:table-cell office:value-type="float" office:value="0.0510204" calcext:value-type="float">
            <text:p>0.0510204</text:p>
          </table:table-cell>
          <table:table-cell office:value-type="float" office:value="0.0408163" calcext:value-type="float">
            <text:p>0.0408163</text:p>
          </table:table-cell>
          <table:table-cell table:number-columns-repeated="2" office:value-type="float" office:value="0.0204082" calcext:value-type="float">
            <text:p>0.0204082</text:p>
          </table:table-cell>
          <table:table-cell office:value-type="float" office:value="0.0306122" calcext:value-type="float">
            <text:p>0.0306122</text:p>
          </table:table-cell>
          <table:table-cell office:value-type="float" office:value="0" calcext:value-type="float">
            <text:p>0</text:p>
          </table:table-cell>
          <table:table-cell office:value-type="float" office:value="0.0510204" calcext:value-type="float">
            <text:p>0.0510204</text:p>
          </table:table-cell>
          <table:table-cell table:number-columns-repeated="2" office:value-type="float" office:value="0.0102041" calcext:value-type="float">
            <text:p>0.0102041</text:p>
          </table:table-cell>
          <table:table-cell office:value-type="float" office:value="0.0612245" calcext:value-type="float">
            <text:p>0.0612245</text:p>
          </table:table-cell>
          <table:table-cell office:value-type="float" office:value="0.0306122" calcext:value-type="float">
            <text:p>0.0306122</text:p>
          </table:table-cell>
          <table:table-cell office:value-type="float" office:value="0" calcext:value-type="float">
            <text:p>0</text:p>
          </table:table-cell>
          <table:table-cell office:value-type="float" office:value="0.0612245" calcext:value-type="float">
            <text:p>0.0612245</text:p>
          </table:table-cell>
          <table:table-cell office:value-type="float" office:value="0.0204082" calcext:value-type="float">
            <text:p>0.0204082</text:p>
          </table:table-cell>
          <table:table-cell office:value-type="float" office:value="0.0306122" calcext:value-type="float">
            <text:p>0.0306122</text:p>
          </table:table-cell>
          <table:table-cell office:value-type="float" office:value="0.0204082" calcext:value-type="float">
            <text:p>0.0204082</text:p>
          </table:table-cell>
          <table:table-cell office:value-type="float" office:value="0.0306122" calcext:value-type="float">
            <text:p>0.0306122</text:p>
          </table:table-cell>
          <table:table-cell table:number-columns-repeated="2" office:value-type="float" office:value="0.0204082" calcext:value-type="float">
            <text:p>0.0204082</text:p>
          </table:table-cell>
          <table:table-cell table:number-columns-repeated="2" office:value-type="float" office:value="0.0408163" calcext:value-type="float">
            <text:p>0.0408163</text:p>
          </table:table-cell>
          <table:table-cell office:value-type="float" office:value="0.0612245" calcext:value-type="float">
            <text:p>0.0612245</text:p>
          </table:table-cell>
          <table:table-cell office:value-type="float" office:value="0.0102041" calcext:value-type="float">
            <text:p>0.0102041</text:p>
          </table:table-cell>
          <table:table-cell office:value-type="float" office:value="0.0204082" calcext:value-type="float">
            <text:p>0.0204082</text:p>
          </table:table-cell>
          <table:table-cell office:value-type="float" office:value="0" calcext:value-type="float">
            <text:p>0</text:p>
          </table:table-cell>
          <table:table-cell office:value-type="float" office:value="0.0510204" calcext:value-type="float">
            <text:p>0.0510204</text:p>
          </table:table-cell>
          <table:table-cell table:number-columns-repeated="2" office:value-type="float" office:value="0.0306122" calcext:value-type="float">
            <text:p>0.0306122</text:p>
          </table:table-cell>
          <table:table-cell office:value-type="float" office:value="0.0408163" calcext:value-type="float">
            <text:p>0.0408163</text:p>
          </table:table-cell>
          <table:table-cell office:value-type="float" office:value="0.0306122" calcext:value-type="float">
            <text:p>0.0306122</text:p>
          </table:table-cell>
          <table:table-cell office:value-type="float" office:value="0.0612245" calcext:value-type="float">
            <text:p>0.0612245</text:p>
          </table:table-cell>
          <table:table-cell table:number-columns-repeated="2" office:value-type="float" office:value="0.0408163" calcext:value-type="float">
            <text:p>0.0408163</text:p>
          </table:table-cell>
          <table:table-cell office:value-type="float" office:value="0.0510204" calcext:value-type="float">
            <text:p>0.0510204</text:p>
          </table:table-cell>
          <table:table-cell office:value-type="float" office:value="0.0408163" calcext:value-type="float">
            <text:p>0.0408163</text:p>
          </table:table-cell>
          <table:table-cell table:number-columns-repeated="2" office:value-type="float" office:value="0.0510204" calcext:value-type="float">
            <text:p>0.0510204</text:p>
          </table:table-cell>
          <table:table-cell office:value-type="float" office:value="0.0918367" calcext:value-type="float">
            <text:p>0.0918367</text:p>
          </table:table-cell>
          <table:table-cell office:value-type="float" office:value="0.0306122" calcext:value-type="float">
            <text:p>0.0306122</text:p>
          </table:table-cell>
          <table:table-cell office:value-type="float" office:value="0.0816327" calcext:value-type="float">
            <text:p>0.0816327</text:p>
          </table:table-cell>
          <table:table-cell office:value-type="float" office:value="0.0714286" calcext:value-type="float">
            <text:p>0.0714286</text:p>
          </table:table-cell>
          <table:table-cell office:value-type="float" office:value="0.0408163" calcext:value-type="float">
            <text:p>0.0408163</text:p>
          </table:table-cell>
          <table:table-cell office:value-type="float" office:value="0.0612245" calcext:value-type="float">
            <text:p>0.0612245</text:p>
          </table:table-cell>
          <table:table-cell office:value-type="float" office:value="0.0918367" calcext:value-type="float">
            <text:p>0.0918367</text:p>
          </table:table-cell>
          <table:table-cell office:value-type="float" office:value="0.0816327" calcext:value-type="float">
            <text:p>0.0816327</text:p>
          </table:table-cell>
          <table:table-cell table:number-columns-repeated="2" office:value-type="float" office:value="0.0306122" calcext:value-type="float">
            <text:p>0.0306122</text:p>
          </table:table-cell>
          <table:table-cell office:value-type="float" office:value="0.0612245" calcext:value-type="float">
            <text:p>0.0612245</text:p>
          </table:table-cell>
          <table:table-cell office:value-type="float" office:value="0" calcext:value-type="float">
            <text:p>0</text:p>
          </table:table-cell>
          <table:table-cell office:value-type="float" office:value="0.0102041" calcext:value-type="float">
            <text:p>0.0102041</text:p>
          </table:table-cell>
          <table:table-cell table:number-columns-repeated="3" office:value-type="float" office:value="0.0306122" calcext:value-type="float">
            <text:p>0.0306122</text:p>
          </table:table-cell>
          <table:table-cell office:value-type="float" office:value="0.0102041" calcext:value-type="float">
            <text:p>0.0102041</text:p>
          </table:table-cell>
          <table:table-cell office:value-type="float" office:value="0" calcext:value-type="float">
            <text:p>0</text:p>
          </table:table-cell>
          <table:table-cell office:value-type="float" office:value="0.0612245" calcext:value-type="float">
            <text:p>0.0612245</text:p>
          </table:table-cell>
          <table:table-cell office:value-type="float" office:value="0.0102041" calcext:value-type="float">
            <text:p>0.0102041</text:p>
          </table:table-cell>
          <table:table-cell office:value-type="float" office:value="0" calcext:value-type="float">
            <text:p>0</text:p>
          </table:table-cell>
          <table:table-cell office:value-type="float" office:value="0.0102041" calcext:value-type="float">
            <text:p>0.0102041</text:p>
          </table:table-cell>
          <table:table-cell table:formula="of:=SUM([.Q126:.BI126])" office:value-type="float" office:value="1.6836731" calcext:value-type="float">
            <text:p>1.6836731</text:p>
          </table:table-cell>
        </table:table-row>
        <table:table-row table:style-name="ro1">
          <table:table-cell office:value-type="float" office:value="7.540625" calcext:value-type="float">
            <text:p>7.5406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555556" calcext:value-type="float">
            <text:p>0.0555556</text:p>
          </table:table-cell>
          <table:table-cell office:value-type="float" office:value="0" calcext:value-type="float">
            <text:p>0</text:p>
          </table:table-cell>
          <table:table-cell office:value-type="float" office:value="0.0555556" calcext:value-type="float">
            <text:p>0.0555556</text:p>
          </table:table-cell>
          <table:table-cell office:value-type="float" office:value="0.111111" calcext:value-type="float">
            <text:p>0.111111</text:p>
          </table:table-cell>
          <table:table-cell office:value-type="float" office:value="0" calcext:value-type="float">
            <text:p>0</text:p>
          </table:table-cell>
          <table:table-cell office:value-type="float" office:value="0.0555556" calcext:value-type="float">
            <text:p>0.05555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55556" calcext:value-type="float">
            <text:p>0.0555556</text:p>
          </table:table-cell>
          <table:table-cell office:value-type="float" office:value="0" calcext:value-type="float">
            <text:p>0</text:p>
          </table:table-cell>
          <table:table-cell office:value-type="float" office:value="0.111111" calcext:value-type="float">
            <text:p>0.111111</text:p>
          </table:table-cell>
          <table:table-cell table:number-columns-repeated="2" office:value-type="float" office:value="0.0555556" calcext:value-type="float">
            <text:p>0.055555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55556" calcext:value-type="float">
            <text:p>0.0555556</text:p>
          </table:table-cell>
          <table:table-cell office:value-type="float" office:value="0" calcext:value-type="float">
            <text:p>0</text:p>
          </table:table-cell>
          <table:table-cell office:value-type="float" office:value="0.0555556" calcext:value-type="float">
            <text:p>0.0555556</text:p>
          </table:table-cell>
          <table:table-cell office:value-type="float" office:value="0.166667" calcext:value-type="float">
            <text:p>0.16666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111111" calcext:value-type="float">
            <text:p>0.1111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.0555556" calcext:value-type="float">
            <text:p>0.0555556</text:p>
          </table:table-cell>
          <table:table-cell office:value-type="float" office:value="0" calcext:value-type="float">
            <text:p>0</text:p>
          </table:table-cell>
          <table:table-cell office:value-type="float" office:value="0.111111" calcext:value-type="float">
            <text:p>0.111111</text:p>
          </table:table-cell>
          <table:table-cell office:value-type="float" office:value="0" calcext:value-type="float">
            <text:p>0</text:p>
          </table:table-cell>
          <table:table-cell office:value-type="float" office:value="0.0555556" calcext:value-type="float">
            <text:p>0.0555556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111111" calcext:value-type="float">
            <text:p>0.111111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111111" calcext:value-type="float">
            <text:p>0.111111</text:p>
          </table:table-cell>
          <table:table-cell office:value-type="float" office:value="0" calcext:value-type="float">
            <text:p>0</text:p>
          </table:table-cell>
          <table:table-cell office:value-type="float" office:value="0.111111" calcext:value-type="float">
            <text:p>0.111111</text:p>
          </table:table-cell>
          <table:table-cell office:value-type="float" office:value="0.0555556" calcext:value-type="float">
            <text:p>0.0555556</text:p>
          </table:table-cell>
          <table:table-cell office:value-type="float" office:value="0" calcext:value-type="float">
            <text:p>0</text:p>
          </table:table-cell>
          <table:table-cell office:value-type="float" office:value="0.0555556" calcext:value-type="float">
            <text:p>0.0555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55556" calcext:value-type="float">
            <text:p>0.055555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Q127:.BI127])" office:value-type="float" office:value="1.8333342" calcext:value-type="float">
            <text:p>1.8333342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909091" calcext:value-type="float">
            <text:p>0.0909091</text:p>
          </table:table-cell>
          <table:table-cell office:value-type="float" office:value="0" calcext:value-type="float">
            <text:p>0</text:p>
          </table:table-cell>
          <table:table-cell office:value-type="float" office:value="0.0909091" calcext:value-type="float">
            <text:p>0.09090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09091" calcext:value-type="float">
            <text:p>0.0909091</text:p>
          </table:table-cell>
          <table:table-cell office:value-type="float" office:value="0" calcext:value-type="float">
            <text:p>0</text:p>
          </table:table-cell>
          <table:table-cell office:value-type="float" office:value="0.0909091" calcext:value-type="float">
            <text:p>0.090909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909091" calcext:value-type="float">
            <text:p>0.09090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1818" calcext:value-type="float">
            <text:p>0.1818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909091" calcext:value-type="float">
            <text:p>0.09090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09091" calcext:value-type="float">
            <text:p>0.09090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1818" calcext:value-type="float">
            <text:p>0.1818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09091" calcext:value-type="float">
            <text:p>0.09090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0909091" calcext:value-type="float">
            <text:p>0.0909091</text:p>
          </table:table-cell>
          <table:table-cell office:value-type="float" office:value="0" calcext:value-type="float">
            <text:p>0</text:p>
          </table:table-cell>
          <table:table-cell office:value-type="float" office:value="0.181818" calcext:value-type="float">
            <text:p>0.181818</text:p>
          </table:table-cell>
          <table:table-cell table:number-columns-repeated="2" office:value-type="float" office:value="0.0909091" calcext:value-type="float">
            <text:p>0.0909091</text:p>
          </table:table-cell>
          <table:table-cell office:value-type="float" office:value="0" calcext:value-type="float">
            <text:p>0</text:p>
          </table:table-cell>
          <table:table-cell office:value-type="float" office:value="0.0909091" calcext:value-type="float">
            <text:p>0.09090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81818" calcext:value-type="float">
            <text:p>0.1818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09091" calcext:value-type="float">
            <text:p>0.090909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Q128:.BI128])" office:value-type="float" office:value="1.8181812" calcext:value-type="float">
            <text:p>1.8181812</text:p>
          </table:table-cell>
        </table:table-row>
        <table:table-row table:style-name="ro1">
          <table:table-cell office:value-type="float" office:value="7.659375" calcext:value-type="float">
            <text:p>7.65937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formula="of:=SUM([.Q129:.BI12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.71875" calcext:value-type="float">
            <text:p>7.71875</text:p>
          </table:table-cell>
          <table:table-cell table:number-columns-repeated="60" office:value-type="string" calcext:value-type="string">
            <text:p>-nan</text:p>
          </table:table-cell>
          <table:table-cell table:formula="of:=SUM([.Q130:.BI13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.778125" calcext:value-type="float">
            <text:p>7.778125</text:p>
          </table:table-cell>
          <table:table-cell table:number-columns-repeated="60" office:value-type="string" calcext:value-type="string">
            <text:p>-nan</text:p>
          </table:table-cell>
          <table:table-cell table:formula="of:=SUM([.Q131:.BI13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.8375" calcext:value-type="float">
            <text:p>7.8375</text:p>
          </table:table-cell>
          <table:table-cell table:number-columns-repeated="60" office:value-type="string" calcext:value-type="string">
            <text:p>-nan</text:p>
          </table:table-cell>
          <table:table-cell table:formula="of:=SUM([.Q132:.BI13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.896875" calcext:value-type="float">
            <text:p>7.896875</text:p>
          </table:table-cell>
          <table:table-cell table:number-columns-repeated="60" office:value-type="string" calcext:value-type="string">
            <text:p>-nan</text:p>
          </table:table-cell>
          <table:table-cell table:formula="of:=SUM([.Q133:.BI13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.95625" calcext:value-type="float">
            <text:p>7.95625</text:p>
          </table:table-cell>
          <table:table-cell table:number-columns-repeated="60" office:value-type="string" calcext:value-type="string">
            <text:p>-nan</text:p>
          </table:table-cell>
          <table:table-cell table:formula="of:=SUM([.Q134:.BI13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015625" calcext:value-type="float">
            <text:p>8.015625</text:p>
          </table:table-cell>
          <table:table-cell table:number-columns-repeated="60" office:value-type="string" calcext:value-type="string">
            <text:p>-nan</text:p>
          </table:table-cell>
          <table:table-cell table:formula="of:=SUM([.Q135:.BI13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075" calcext:value-type="float">
            <text:p>8.075</text:p>
          </table:table-cell>
          <table:table-cell table:number-columns-repeated="60" office:value-type="string" calcext:value-type="string">
            <text:p>-nan</text:p>
          </table:table-cell>
          <table:table-cell table:formula="of:=SUM([.Q136:.BI13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134375" calcext:value-type="float">
            <text:p>8.134375</text:p>
          </table:table-cell>
          <table:table-cell table:number-columns-repeated="60" office:value-type="string" calcext:value-type="string">
            <text:p>-nan</text:p>
          </table:table-cell>
          <table:table-cell table:formula="of:=SUM([.Q137:.BI13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19375" calcext:value-type="float">
            <text:p>8.19375</text:p>
          </table:table-cell>
          <table:table-cell table:number-columns-repeated="60" office:value-type="string" calcext:value-type="string">
            <text:p>-nan</text:p>
          </table:table-cell>
          <table:table-cell table:formula="of:=SUM([.Q138:.BI13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253125" calcext:value-type="float">
            <text:p>8.253125</text:p>
          </table:table-cell>
          <table:table-cell table:number-columns-repeated="60" office:value-type="string" calcext:value-type="string">
            <text:p>-nan</text:p>
          </table:table-cell>
          <table:table-cell table:formula="of:=SUM([.Q139:.BI13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3125" calcext:value-type="float">
            <text:p>8.3125</text:p>
          </table:table-cell>
          <table:table-cell table:number-columns-repeated="60" office:value-type="string" calcext:value-type="string">
            <text:p>-nan</text:p>
          </table:table-cell>
          <table:table-cell table:formula="of:=SUM([.Q140:.BI14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371875" calcext:value-type="float">
            <text:p>8.371875</text:p>
          </table:table-cell>
          <table:table-cell table:number-columns-repeated="60" office:value-type="string" calcext:value-type="string">
            <text:p>-nan</text:p>
          </table:table-cell>
          <table:table-cell table:formula="of:=SUM([.Q141:.BI14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3125" calcext:value-type="float">
            <text:p>8.43125</text:p>
          </table:table-cell>
          <table:table-cell table:number-columns-repeated="60" office:value-type="string" calcext:value-type="string">
            <text:p>-nan</text:p>
          </table:table-cell>
          <table:table-cell table:formula="of:=SUM([.Q142:.BI14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90625" calcext:value-type="float">
            <text:p>8.490625</text:p>
          </table:table-cell>
          <table:table-cell table:number-columns-repeated="60" office:value-type="string" calcext:value-type="string">
            <text:p>-nan</text:p>
          </table:table-cell>
          <table:table-cell table:formula="of:=SUM([.Q143:.BI14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55" calcext:value-type="float">
            <text:p>8.55</text:p>
          </table:table-cell>
          <table:table-cell table:number-columns-repeated="60" office:value-type="string" calcext:value-type="string">
            <text:p>-nan</text:p>
          </table:table-cell>
          <table:table-cell table:formula="of:=SUM([.Q144:.BI14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609375" calcext:value-type="float">
            <text:p>8.609375</text:p>
          </table:table-cell>
          <table:table-cell table:number-columns-repeated="60" office:value-type="string" calcext:value-type="string">
            <text:p>-nan</text:p>
          </table:table-cell>
          <table:table-cell table:formula="of:=SUM([.Q145:.BI14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66875" calcext:value-type="float">
            <text:p>8.66875</text:p>
          </table:table-cell>
          <table:table-cell table:number-columns-repeated="60" office:value-type="string" calcext:value-type="string">
            <text:p>-nan</text:p>
          </table:table-cell>
          <table:table-cell table:formula="of:=SUM([.Q146:.BI14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728125" calcext:value-type="float">
            <text:p>8.728125</text:p>
          </table:table-cell>
          <table:table-cell table:number-columns-repeated="60" office:value-type="string" calcext:value-type="string">
            <text:p>-nan</text:p>
          </table:table-cell>
          <table:table-cell table:formula="of:=SUM([.Q147:.BI14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7875" calcext:value-type="float">
            <text:p>8.7875</text:p>
          </table:table-cell>
          <table:table-cell table:number-columns-repeated="60" office:value-type="string" calcext:value-type="string">
            <text:p>-nan</text:p>
          </table:table-cell>
          <table:table-cell table:formula="of:=SUM([.Q148:.BI14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46875" calcext:value-type="float">
            <text:p>8.846875</text:p>
          </table:table-cell>
          <table:table-cell table:number-columns-repeated="60" office:value-type="string" calcext:value-type="string">
            <text:p>-nan</text:p>
          </table:table-cell>
          <table:table-cell table:formula="of:=SUM([.Q149:.BI14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90625" calcext:value-type="float">
            <text:p>8.90625</text:p>
          </table:table-cell>
          <table:table-cell table:number-columns-repeated="60" office:value-type="string" calcext:value-type="string">
            <text:p>-nan</text:p>
          </table:table-cell>
          <table:table-cell table:formula="of:=SUM([.Q150:.BI15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965625" calcext:value-type="float">
            <text:p>8.965625</text:p>
          </table:table-cell>
          <table:table-cell table:number-columns-repeated="60" office:value-type="string" calcext:value-type="string">
            <text:p>-nan</text:p>
          </table:table-cell>
          <table:table-cell table:formula="of:=SUM([.Q151:.BI15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.025" calcext:value-type="float">
            <text:p>9.025</text:p>
          </table:table-cell>
          <table:table-cell table:number-columns-repeated="60" office:value-type="string" calcext:value-type="string">
            <text:p>-nan</text:p>
          </table:table-cell>
          <table:table-cell table:formula="of:=SUM([.Q152:.BI15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.084375" calcext:value-type="float">
            <text:p>9.084375</text:p>
          </table:table-cell>
          <table:table-cell table:number-columns-repeated="60" office:value-type="string" calcext:value-type="string">
            <text:p>-nan</text:p>
          </table:table-cell>
          <table:table-cell table:formula="of:=SUM([.Q153:.BI15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.14375" calcext:value-type="float">
            <text:p>9.14375</text:p>
          </table:table-cell>
          <table:table-cell table:number-columns-repeated="60" office:value-type="string" calcext:value-type="string">
            <text:p>-nan</text:p>
          </table:table-cell>
          <table:table-cell table:formula="of:=SUM([.Q154:.BI15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03125" calcext:value-type="float">
            <text:p>9.203125</text:p>
          </table:table-cell>
          <table:table-cell table:number-columns-repeated="60" office:value-type="string" calcext:value-type="string">
            <text:p>-nan</text:p>
          </table:table-cell>
          <table:table-cell table:formula="of:=SUM([.Q155:.BI15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625" calcext:value-type="float">
            <text:p>9.2625</text:p>
          </table:table-cell>
          <table:table-cell table:number-columns-repeated="60" office:value-type="string" calcext:value-type="string">
            <text:p>-nan</text:p>
          </table:table-cell>
          <table:table-cell table:formula="of:=SUM([.Q156:.BI15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.321875" calcext:value-type="float">
            <text:p>9.321875</text:p>
          </table:table-cell>
          <table:table-cell table:number-columns-repeated="60" office:value-type="string" calcext:value-type="string">
            <text:p>-nan</text:p>
          </table:table-cell>
          <table:table-cell table:formula="of:=SUM([.Q157:.BI15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.38125" calcext:value-type="float">
            <text:p>9.38125</text:p>
          </table:table-cell>
          <table:table-cell table:number-columns-repeated="60" office:value-type="string" calcext:value-type="string">
            <text:p>-nan</text:p>
          </table:table-cell>
          <table:table-cell table:formula="of:=SUM([.Q158:.BI15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.440625" calcext:value-type="float">
            <text:p>9.440625</text:p>
          </table:table-cell>
          <table:table-cell table:number-columns-repeated="60" office:value-type="string" calcext:value-type="string">
            <text:p>-nan</text:p>
          </table:table-cell>
          <table:table-cell table:formula="of:=SUM([.Q159:.BI15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table:number-columns-repeated="60" office:value-type="string" calcext:value-type="string">
            <text:p>-nan</text:p>
          </table:table-cell>
          <table:table-cell table:formula="of:=SUM([.Q160:.BI160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Noto Sans CJK SC Regular" style:font-size-asian="12pt" style:language-asian="zh" style:country-asian="CN" style:font-name-complex="Noto Sans CJK SC Regular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6">0000/00/00</text:date>, <text:time style:data-style-name="N2" text:time-value="14:33:19.897435681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4T11:31:26.611977950</meta:creation-date>
    <dc:date>2017-06-26T16:00:15.890793196</dc:date>
    <meta:editing-duration>PT1H22M10S</meta:editing-duration>
    <meta:editing-cycles>2</meta:editing-cycles>
    <meta:generator>LibreOffice/5.1.6.2$Linux_X86_64 LibreOffice_project/10m0$Build-2</meta:generator>
    <meta:document-statistic meta:table-count="3" meta:cell-count="3609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6.186cm" svg:height="13.84cm" xlink:href=".." xlink:type="simple" chart:class="chart:scatter" chart:style-name="ch1">
        <chart:legend chart:legend-position="end" svg:x="23.832cm" svg:y="6.541cm" style:legend-expansion="high" chart:style-name="ch2"/>
        <chart:plot-area chart:style-name="ch3" table:cell-range-address="Sheet1.A32:Sheet1.A129 Sheet1.CD32:Sheet1.CD129" svg:x="0.523cm" svg:y="0.276cm" svg:width="22.786cm" svg:height="13.288cm">
          <chartooo:coordinate-region svg:x="0.959cm" svg:y="0.475cm" svg:width="22.256cm" svg:height="12.4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D32:Sheet1.CD129" chart:class="chart:scatter">
            <chart:domain table:cell-range-address="Sheet1.A32:Sheet1.A129"/>
            <chart:data-point chart:repeated="9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列 C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9">
                <text:p>1.9</text:p>
                <draw:g>
                  <svg:desc>Sheet1.A32:Sheet1.A129</svg:desc>
                </draw:g>
              </table:table-cell>
              <table:table-cell office:value-type="float" office:value="5.142853">
                <text:p>5.142853</text:p>
                <draw:g>
                  <svg:desc>Sheet1.CD32:Sheet1.CD1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959375">
                <text:p>1.959375</text:p>
              </table:table-cell>
              <table:table-cell office:value-type="float" office:value="4.915494">
                <text:p>4.9154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1875">
                <text:p>2.01875</text:p>
              </table:table-cell>
              <table:table-cell office:value-type="float" office:value="5.08450757">
                <text:p>5.084507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78125">
                <text:p>2.078125</text:p>
              </table:table-cell>
              <table:table-cell office:value-type="float" office:value="5.30371707">
                <text:p>5.303717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1375">
                <text:p>2.1375</text:p>
              </table:table-cell>
              <table:table-cell office:value-type="float" office:value="5.306942943">
                <text:p>5.3069429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196875">
                <text:p>2.196875</text:p>
              </table:table-cell>
              <table:table-cell office:value-type="float" office:value="5.445958185">
                <text:p>5.4459581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25625">
                <text:p>2.25625</text:p>
              </table:table-cell>
              <table:table-cell office:value-type="float" office:value="5.617463575">
                <text:p>5.6174635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315625">
                <text:p>2.315625</text:p>
              </table:table-cell>
              <table:table-cell office:value-type="float" office:value="5.81044272">
                <text:p>5.810442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375">
                <text:p>2.375</text:p>
              </table:table-cell>
              <table:table-cell office:value-type="float" office:value="5.9064982878">
                <text:p>5.90649828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434375">
                <text:p>2.434375</text:p>
              </table:table-cell>
              <table:table-cell office:value-type="float" office:value="6.0020395988">
                <text:p>6.00203959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49375">
                <text:p>2.49375</text:p>
              </table:table-cell>
              <table:table-cell office:value-type="float" office:value="6.0773790612">
                <text:p>6.07737906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553125">
                <text:p>2.553125</text:p>
              </table:table-cell>
              <table:table-cell office:value-type="float" office:value="6.1542817775">
                <text:p>6.15428177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6125">
                <text:p>2.6125</text:p>
              </table:table-cell>
              <table:table-cell office:value-type="float" office:value="6.23344760439">
                <text:p>6.233447604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671875">
                <text:p>2.671875</text:p>
              </table:table-cell>
              <table:table-cell office:value-type="float" office:value="6.3085139">
                <text:p>6.30851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73125">
                <text:p>2.73125</text:p>
              </table:table-cell>
              <table:table-cell office:value-type="float" office:value="6.3700889">
                <text:p>6.37008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790625">
                <text:p>2.790625</text:p>
              </table:table-cell>
              <table:table-cell office:value-type="float" office:value="6.4293789">
                <text:p>6.42937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85">
                <text:p>2.85</text:p>
              </table:table-cell>
              <table:table-cell office:value-type="float" office:value="6.5164323">
                <text:p>6.51643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909375">
                <text:p>2.909375</text:p>
              </table:table-cell>
              <table:table-cell office:value-type="float" office:value="6.60755555">
                <text:p>6.607555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96875">
                <text:p>2.96875</text:p>
              </table:table-cell>
              <table:table-cell office:value-type="float" office:value="6.69602535">
                <text:p>6.696025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028125">
                <text:p>3.028125</text:p>
              </table:table-cell>
              <table:table-cell office:value-type="float" office:value="6.76458165">
                <text:p>6.764581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0875">
                <text:p>3.0875</text:p>
              </table:table-cell>
              <table:table-cell office:value-type="float" office:value="6.8541736">
                <text:p>6.85417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146875">
                <text:p>3.146875</text:p>
              </table:table-cell>
              <table:table-cell office:value-type="float" office:value="6.9405496">
                <text:p>6.94054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20625">
                <text:p>3.20625</text:p>
              </table:table-cell>
              <table:table-cell office:value-type="float" office:value="7.0337756">
                <text:p>7.03377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265625">
                <text:p>3.265625</text:p>
              </table:table-cell>
              <table:table-cell office:value-type="float" office:value="7.134195">
                <text:p>7.1341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325">
                <text:p>3.325</text:p>
              </table:table-cell>
              <table:table-cell office:value-type="float" office:value="7.21394065">
                <text:p>7.213940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384375">
                <text:p>3.384375</text:p>
              </table:table-cell>
              <table:table-cell office:value-type="float" office:value="7.30785445">
                <text:p>7.307854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44375">
                <text:p>3.44375</text:p>
              </table:table-cell>
              <table:table-cell office:value-type="float" office:value="7.38563645">
                <text:p>7.385636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503125">
                <text:p>3.503125</text:p>
              </table:table-cell>
              <table:table-cell office:value-type="float" office:value="7.4481952">
                <text:p>7.44819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5625">
                <text:p>3.5625</text:p>
              </table:table-cell>
              <table:table-cell office:value-type="float" office:value="7.51525625">
                <text:p>7.515256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621875">
                <text:p>3.621875</text:p>
              </table:table-cell>
              <table:table-cell office:value-type="float" office:value="7.61540725">
                <text:p>7.615407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68125">
                <text:p>3.68125</text:p>
              </table:table-cell>
              <table:table-cell office:value-type="float" office:value="7.6897327">
                <text:p>7.68973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740625">
                <text:p>3.740625</text:p>
              </table:table-cell>
              <table:table-cell office:value-type="float" office:value="7.7298085">
                <text:p>7.72980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8">
                <text:p>3.8</text:p>
              </table:table-cell>
              <table:table-cell office:value-type="float" office:value="7.7519029">
                <text:p>7.75190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859375">
                <text:p>3.859375</text:p>
              </table:table-cell>
              <table:table-cell office:value-type="float" office:value="7.73971165">
                <text:p>7.739711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91875">
                <text:p>3.91875</text:p>
              </table:table-cell>
              <table:table-cell office:value-type="float" office:value="7.7345751">
                <text:p>7.73457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978125">
                <text:p>3.978125</text:p>
              </table:table-cell>
              <table:table-cell office:value-type="float" office:value="7.7149437">
                <text:p>7.71494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0375">
                <text:p>4.0375</text:p>
              </table:table-cell>
              <table:table-cell office:value-type="float" office:value="7.6856927971">
                <text:p>7.68569279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096875">
                <text:p>4.096875</text:p>
              </table:table-cell>
              <table:table-cell office:value-type="float" office:value="7.6838219071">
                <text:p>7.68382190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15625">
                <text:p>4.15625</text:p>
              </table:table-cell>
              <table:table-cell office:value-type="float" office:value="7.66676776155">
                <text:p>7.666767761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215625">
                <text:p>4.215625</text:p>
              </table:table-cell>
              <table:table-cell office:value-type="float" office:value="7.65363449">
                <text:p>7.653634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275">
                <text:p>4.275</text:p>
              </table:table-cell>
              <table:table-cell office:value-type="float" office:value="7.6368731613">
                <text:p>7.63687316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334375">
                <text:p>4.334375</text:p>
              </table:table-cell>
              <table:table-cell office:value-type="float" office:value="7.636208445">
                <text:p>7.6362084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39375">
                <text:p>4.39375</text:p>
              </table:table-cell>
              <table:table-cell office:value-type="float" office:value="7.6195047922">
                <text:p>7.61950479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453125">
                <text:p>4.453125</text:p>
              </table:table-cell>
              <table:table-cell office:value-type="float" office:value="7.6211902639">
                <text:p>7.62119026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5125">
                <text:p>4.5125</text:p>
              </table:table-cell>
              <table:table-cell office:value-type="float" office:value="7.6199646081">
                <text:p>7.61996460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571875">
                <text:p>4.571875</text:p>
              </table:table-cell>
              <table:table-cell office:value-type="float" office:value="7.6031975246">
                <text:p>7.60319752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3125">
                <text:p>4.63125</text:p>
              </table:table-cell>
              <table:table-cell office:value-type="float" office:value="7.6052005931">
                <text:p>7.60520059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690625">
                <text:p>4.690625</text:p>
              </table:table-cell>
              <table:table-cell office:value-type="float" office:value="7.6096133013">
                <text:p>7.60961330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75">
                <text:p>4.75</text:p>
              </table:table-cell>
              <table:table-cell office:value-type="float" office:value="7.6302859025">
                <text:p>7.63028590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809375">
                <text:p>4.809375</text:p>
              </table:table-cell>
              <table:table-cell office:value-type="float" office:value="7.6159381901">
                <text:p>7.61593819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86875">
                <text:p>4.86875</text:p>
              </table:table-cell>
              <table:table-cell office:value-type="float" office:value="7.63912811">
                <text:p>7.639128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928125">
                <text:p>4.928125</text:p>
              </table:table-cell>
              <table:table-cell office:value-type="float" office:value="7.6712017324">
                <text:p>7.67120173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9875">
                <text:p>4.9875</text:p>
              </table:table-cell>
              <table:table-cell office:value-type="float" office:value="7.6849102307">
                <text:p>7.684910230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046875">
                <text:p>5.046875</text:p>
              </table:table-cell>
              <table:table-cell office:value-type="float" office:value="7.7135311479">
                <text:p>7.713531147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10625">
                <text:p>5.10625</text:p>
              </table:table-cell>
              <table:table-cell office:value-type="float" office:value="7.7582291175">
                <text:p>7.75822911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165625">
                <text:p>5.165625</text:p>
              </table:table-cell>
              <table:table-cell office:value-type="float" office:value="7.7767712726">
                <text:p>7.77677127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225">
                <text:p>5.225</text:p>
              </table:table-cell>
              <table:table-cell office:value-type="float" office:value="7.8081146758">
                <text:p>7.808114675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284375">
                <text:p>5.284375</text:p>
              </table:table-cell>
              <table:table-cell office:value-type="float" office:value="7.82620718548">
                <text:p>7.826207185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34375">
                <text:p>5.34375</text:p>
              </table:table-cell>
              <table:table-cell office:value-type="float" office:value="7.82443145">
                <text:p>7.824431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403125">
                <text:p>5.403125</text:p>
              </table:table-cell>
              <table:table-cell office:value-type="float" office:value="7.83018085">
                <text:p>7.8301808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.4625">
                <text:p>5.4625</text:p>
              </table:table-cell>
              <table:table-cell office:value-type="float" office:value="7.83301285">
                <text:p>7.8330128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.521875">
                <text:p>5.521875</text:p>
              </table:table-cell>
              <table:table-cell office:value-type="float" office:value="7.83500585">
                <text:p>7.8350058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.58125">
                <text:p>5.58125</text:p>
              </table:table-cell>
              <table:table-cell office:value-type="float" office:value="7.8038626">
                <text:p>7.80386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.640625">
                <text:p>5.640625</text:p>
              </table:table-cell>
              <table:table-cell office:value-type="float" office:value="7.7737299">
                <text:p>7.77372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.7">
                <text:p>5.7</text:p>
              </table:table-cell>
              <table:table-cell office:value-type="float" office:value="7.74118705">
                <text:p>7.741187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.759375">
                <text:p>5.759375</text:p>
              </table:table-cell>
              <table:table-cell office:value-type="float" office:value="7.6770213">
                <text:p>7.67702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.81875">
                <text:p>5.81875</text:p>
              </table:table-cell>
              <table:table-cell office:value-type="float" office:value="7.6041409">
                <text:p>7.604140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.878125">
                <text:p>5.878125</text:p>
              </table:table-cell>
              <table:table-cell office:value-type="float" office:value="7.4989211">
                <text:p>7.49892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.9375">
                <text:p>5.9375</text:p>
              </table:table-cell>
              <table:table-cell office:value-type="float" office:value="7.4302833">
                <text:p>7.43028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.996875">
                <text:p>5.996875</text:p>
              </table:table-cell>
              <table:table-cell office:value-type="float" office:value="7.35314895">
                <text:p>7.3531489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.05625">
                <text:p>6.05625</text:p>
              </table:table-cell>
              <table:table-cell office:value-type="float" office:value="7.2651648">
                <text:p>7.26516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.115625">
                <text:p>6.115625</text:p>
              </table:table-cell>
              <table:table-cell office:value-type="float" office:value="7.1663328">
                <text:p>7.16633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.175">
                <text:p>6.175</text:p>
              </table:table-cell>
              <table:table-cell office:value-type="float" office:value="7.0780648">
                <text:p>7.07806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.234375">
                <text:p>6.234375</text:p>
              </table:table-cell>
              <table:table-cell office:value-type="float" office:value="6.98911255">
                <text:p>6.9891125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.29375">
                <text:p>6.29375</text:p>
              </table:table-cell>
              <table:table-cell office:value-type="float" office:value="6.8826963">
                <text:p>6.882696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.353125">
                <text:p>6.353125</text:p>
              </table:table-cell>
              <table:table-cell office:value-type="float" office:value="6.80114115">
                <text:p>6.801141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.4125">
                <text:p>6.4125</text:p>
              </table:table-cell>
              <table:table-cell office:value-type="float" office:value="6.71312495">
                <text:p>6.7131249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.471875">
                <text:p>6.471875</text:p>
              </table:table-cell>
              <table:table-cell office:value-type="float" office:value="6.6067949">
                <text:p>6.606794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.53125">
                <text:p>6.53125</text:p>
              </table:table-cell>
              <table:table-cell office:value-type="float" office:value="6.49840685">
                <text:p>6.4984068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.590625">
                <text:p>6.590625</text:p>
              </table:table-cell>
              <table:table-cell office:value-type="float" office:value="6.39181385">
                <text:p>6.3918138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.65">
                <text:p>6.65</text:p>
              </table:table-cell>
              <table:table-cell office:value-type="float" office:value="6.29897002512">
                <text:p>6.2989700251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.709375">
                <text:p>6.709375</text:p>
              </table:table-cell>
              <table:table-cell office:value-type="float" office:value="6.2086516406">
                <text:p>6.208651640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.76875">
                <text:p>6.76875</text:p>
              </table:table-cell>
              <table:table-cell office:value-type="float" office:value="6.1339476507">
                <text:p>6.133947650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.828125">
                <text:p>6.828125</text:p>
              </table:table-cell>
              <table:table-cell office:value-type="float" office:value="6.091442704">
                <text:p>6.09144270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.8875">
                <text:p>6.8875</text:p>
              </table:table-cell>
              <table:table-cell office:value-type="float" office:value="6.007323327">
                <text:p>6.0073233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.946875">
                <text:p>6.946875</text:p>
              </table:table-cell>
              <table:table-cell office:value-type="float" office:value="5.9167792556">
                <text:p>5.91677925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.00625">
                <text:p>7.00625</text:p>
              </table:table-cell>
              <table:table-cell office:value-type="float" office:value="5.859490378">
                <text:p>5.85949037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.065625">
                <text:p>7.065625</text:p>
              </table:table-cell>
              <table:table-cell office:value-type="float" office:value="5.7941020189">
                <text:p>5.794102018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.125">
                <text:p>7.125</text:p>
              </table:table-cell>
              <table:table-cell office:value-type="float" office:value="5.7223302426">
                <text:p>5.722330242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.184375">
                <text:p>7.184375</text:p>
              </table:table-cell>
              <table:table-cell office:value-type="float" office:value="5.581828742">
                <text:p>5.5818287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.24375">
                <text:p>7.24375</text:p>
              </table:table-cell>
              <table:table-cell office:value-type="float" office:value="5.460353442">
                <text:p>5.46035344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.303125">
                <text:p>7.303125</text:p>
              </table:table-cell>
              <table:table-cell office:value-type="float" office:value="5.360802915">
                <text:p>5.36080291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.3625">
                <text:p>7.3625</text:p>
              </table:table-cell>
              <table:table-cell office:value-type="float" office:value="5.255632171">
                <text:p>5.25563217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.421875">
                <text:p>7.421875</text:p>
              </table:table-cell>
              <table:table-cell office:value-type="float" office:value="5.16883321">
                <text:p>5.1688332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.48125">
                <text:p>7.48125</text:p>
              </table:table-cell>
              <table:table-cell office:value-type="float" office:value="5.15972298">
                <text:p>5.159722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.540625">
                <text:p>7.540625</text:p>
              </table:table-cell>
              <table:table-cell office:value-type="float" office:value="4.7391323">
                <text:p>4.739132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.6">
                <text:p>7.6</text:p>
              </table:table-cell>
              <table:table-cell office:value-type="float" office:value="5.3333336">
                <text:p>5.333333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.659375">
                <text:p>7.659375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.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9.875cm" svg:height="17.585cm" xlink:href=".." xlink:type="simple" chart:class="chart:line" chart:style-name="ch1">
        <chart:legend chart:legend-position="end" svg:x="27.521cm" svg:y="8.413cm" style:legend-expansion="high" chart:style-name="ch2"/>
        <chart:plot-area chart:style-name="ch3" table:cell-range-address="Sheet2.CD31:Sheet2.CD120" svg:x="0.597cm" svg:y="0.351cm" svg:width="26.327cm" svg:height="16.883cm">
          <chartooo:coordinate-region svg:x="1.324cm" svg:y="0.551cm" svg:width="25.6cm" svg:height="15.89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CD31:Sheet2.CD120" chart:class="chart:line">
            <chart:data-point chart:repeated="9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C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2.CD31:Sheet2.CD1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888889">
                <text:p>1.8888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1234604">
                <text:p>2.012346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15020615">
                <text:p>2.150206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166257252">
                <text:p>2.1662572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206235886">
                <text:p>2.2062358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216673653">
                <text:p>2.2166736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247495127">
                <text:p>2.2474951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253101691">
                <text:p>2.2531016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2873985069">
                <text:p>2.28739850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3100022369">
                <text:p>2.31000223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322970855">
                <text:p>2.3229708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3417683429">
                <text:p>2.34176834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3562408603">
                <text:p>2.35624086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3713047261">
                <text:p>2.37130472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390687438">
                <text:p>2.3906874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4078182">
                <text:p>2.40781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41716145">
                <text:p>2.417161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435231">
                <text:p>2.4352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45438095">
                <text:p>2.454380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47081195">
                <text:p>2.470811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4868814">
                <text:p>2.48688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50777575">
                <text:p>2.507775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521019">
                <text:p>2.5210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4525625">
                <text:p>2.545256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5546936">
                <text:p>2.55469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56327385">
                <text:p>2.563273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57973885">
                <text:p>2.579738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58462015">
                <text:p>2.584620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59792505">
                <text:p>2.597925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60651175">
                <text:p>2.606511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6102064">
                <text:p>2.61020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6125247">
                <text:p>2.61252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61616638055">
                <text:p>2.616166380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624522777">
                <text:p>2.62452277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629286934">
                <text:p>2.6292869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6275044385">
                <text:p>2.62750443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6288379527">
                <text:p>2.62883795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636506535">
                <text:p>2.6365065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6426392501">
                <text:p>2.64263925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6462036778">
                <text:p>2.64620367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6456106457">
                <text:p>2.64561064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645631087">
                <text:p>2.64563108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6523967178">
                <text:p>2.65239671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648855251">
                <text:p>2.6488552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6632172798">
                <text:p>2.66321727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6531354799">
                <text:p>2.65313547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6572291331">
                <text:p>2.65722913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654303002">
                <text:p>2.6543030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6554028725">
                <text:p>2.65540287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6746439846">
                <text:p>2.67464398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6684018983">
                <text:p>2.668401898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666847088">
                <text:p>2.6668470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6593016472">
                <text:p>2.659301647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6674807466">
                <text:p>2.667480746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6602695788">
                <text:p>2.660269578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661980901">
                <text:p>2.6619809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660191305">
                <text:p>2.6601913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6499650898">
                <text:p>2.64996508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6503472013">
                <text:p>2.65034720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6404302691">
                <text:p>2.640430269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6373220645">
                <text:p>2.63732206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6353117">
                <text:p>2.63531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6295632">
                <text:p>2.62956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6197501">
                <text:p>2.61975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6100513">
                <text:p>2.61005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6038186">
                <text:p>2.603818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5926364">
                <text:p>2.59263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58028085">
                <text:p>2.5802808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5633249">
                <text:p>2.563324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5495668">
                <text:p>2.549566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5274569">
                <text:p>2.527456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5073986">
                <text:p>2.507398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4880306">
                <text:p>2.48803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45756955">
                <text:p>2.457569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4256178">
                <text:p>2.42561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40698655">
                <text:p>2.4069865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38625015">
                <text:p>2.386250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36432289722">
                <text:p>2.3643228972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3500053451">
                <text:p>2.350005345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3356658343">
                <text:p>2.335665834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3313470611">
                <text:p>2.331347061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3173316888">
                <text:p>2.317331688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3152446624">
                <text:p>2.31524466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3089542483">
                <text:p>2.308954248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305012509">
                <text:p>2.30501250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291862627">
                <text:p>2.2918626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282942646">
                <text:p>2.28294264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276421668">
                <text:p>2.2764216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7.425cm" svg:height="19.444cm" xlink:href=".." xlink:type="simple" chart:class="chart:scatter" chart:style-name="ch1">
        <chart:legend chart:legend-position="end" svg:x="25.124cm" svg:y="9.343cm" style:legend-expansion="high" chart:style-name="ch2"/>
        <chart:plot-area chart:style-name="ch3" table:cell-range-address="Sheet3.A40:Sheet3.A120 Sheet3.BJ40:Sheet3.BJ120" svg:x="0.548cm" svg:y="0.388cm" svg:width="24.028cm" svg:height="18.668cm">
          <chartooo:coordinate-region svg:x="1.275cm" svg:y="0.587cm" svg:width="23.207cm" svg:height="17.8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BJ40:Sheet3.BJ120" chart:class="chart:scatter">
            <chart:domain table:cell-range-address="Sheet3.A40:Sheet3.A120"/>
            <chart:data-point chart:repeated="8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列 B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375">
                <text:p>2.375</text:p>
                <draw:g>
                  <svg:desc>Sheet3.A40:Sheet3.A120</svg:desc>
                </draw:g>
              </table:table-cell>
              <table:table-cell office:value-type="float" office:value="1.68340911">
                <text:p>1.68340911</text:p>
                <draw:g>
                  <svg:desc>Sheet3.BJ40:Sheet3.BJ1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434375">
                <text:p>2.434375</text:p>
              </table:table-cell>
              <table:table-cell office:value-type="float" office:value="1.69290943">
                <text:p>1.692909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49375">
                <text:p>2.49375</text:p>
              </table:table-cell>
              <table:table-cell office:value-type="float" office:value="1.71052536">
                <text:p>1.710525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553125">
                <text:p>2.553125</text:p>
              </table:table-cell>
              <table:table-cell office:value-type="float" office:value="1.72192201">
                <text:p>1.721922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6125">
                <text:p>2.6125</text:p>
              </table:table-cell>
              <table:table-cell office:value-type="float" office:value="1.74001251">
                <text:p>1.740012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671875">
                <text:p>2.671875</text:p>
              </table:table-cell>
              <table:table-cell office:value-type="float" office:value="1.74380174">
                <text:p>1.743801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73125">
                <text:p>2.73125</text:p>
              </table:table-cell>
              <table:table-cell office:value-type="float" office:value="1.75098073">
                <text:p>1.750980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790625">
                <text:p>2.790625</text:p>
              </table:table-cell>
              <table:table-cell office:value-type="float" office:value="1.75818239">
                <text:p>1.758182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85">
                <text:p>2.85</text:p>
              </table:table-cell>
              <table:table-cell office:value-type="float" office:value="1.76640035">
                <text:p>1.766400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909375">
                <text:p>2.909375</text:p>
              </table:table-cell>
              <table:table-cell office:value-type="float" office:value="1.7724936">
                <text:p>1.77249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96875">
                <text:p>2.96875</text:p>
              </table:table-cell>
              <table:table-cell office:value-type="float" office:value="1.7845122">
                <text:p>1.78451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028125">
                <text:p>3.028125</text:p>
              </table:table-cell>
              <table:table-cell office:value-type="float" office:value="1.7961191">
                <text:p>1.79611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0875">
                <text:p>3.0875</text:p>
              </table:table-cell>
              <table:table-cell office:value-type="float" office:value="1.8087003">
                <text:p>1.80870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146875">
                <text:p>3.146875</text:p>
              </table:table-cell>
              <table:table-cell office:value-type="float" office:value="1.81880655">
                <text:p>1.818806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20625">
                <text:p>3.20625</text:p>
              </table:table-cell>
              <table:table-cell office:value-type="float" office:value="1.833737">
                <text:p>1.8337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265625">
                <text:p>3.265625</text:p>
              </table:table-cell>
              <table:table-cell office:value-type="float" office:value="1.8434815">
                <text:p>1.84348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325">
                <text:p>3.325</text:p>
              </table:table-cell>
              <table:table-cell office:value-type="float" office:value="1.85477465">
                <text:p>1.854774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384375">
                <text:p>3.384375</text:p>
              </table:table-cell>
              <table:table-cell office:value-type="float" office:value="1.8663625">
                <text:p>1.86636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44375">
                <text:p>3.44375</text:p>
              </table:table-cell>
              <table:table-cell office:value-type="float" office:value="1.86743085">
                <text:p>1.867430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503125">
                <text:p>3.503125</text:p>
              </table:table-cell>
              <table:table-cell office:value-type="float" office:value="1.88208135">
                <text:p>1.882081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5625">
                <text:p>3.5625</text:p>
              </table:table-cell>
              <table:table-cell office:value-type="float" office:value="1.88526255">
                <text:p>1.885262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621875">
                <text:p>3.621875</text:p>
              </table:table-cell>
              <table:table-cell office:value-type="float" office:value="1.89601265">
                <text:p>1.896012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68125">
                <text:p>3.68125</text:p>
              </table:table-cell>
              <table:table-cell office:value-type="float" office:value="1.90061305">
                <text:p>1.900613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740625">
                <text:p>3.740625</text:p>
              </table:table-cell>
              <table:table-cell office:value-type="float" office:value="1.90434355">
                <text:p>1.904343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8">
                <text:p>3.8</text:p>
              </table:table-cell>
              <table:table-cell office:value-type="float" office:value="1.90660645">
                <text:p>1.906606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859375">
                <text:p>3.859375</text:p>
              </table:table-cell>
              <table:table-cell office:value-type="float" office:value="1.90943761">
                <text:p>1.909437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91875">
                <text:p>3.91875</text:p>
              </table:table-cell>
              <table:table-cell office:value-type="float" office:value="1.91821827">
                <text:p>1.918218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978125">
                <text:p>3.978125</text:p>
              </table:table-cell>
              <table:table-cell office:value-type="float" office:value="1.92161035">
                <text:p>1.921610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0375">
                <text:p>4.0375</text:p>
              </table:table-cell>
              <table:table-cell office:value-type="float" office:value="1.92342918">
                <text:p>1.923429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096875">
                <text:p>4.096875</text:p>
              </table:table-cell>
              <table:table-cell office:value-type="float" office:value="1.93510011">
                <text:p>1.935100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15625">
                <text:p>4.15625</text:p>
              </table:table-cell>
              <table:table-cell office:value-type="float" office:value="1.94425519">
                <text:p>1.944255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215625">
                <text:p>4.215625</text:p>
              </table:table-cell>
              <table:table-cell office:value-type="float" office:value="1.95449572">
                <text:p>1.954495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275">
                <text:p>4.275</text:p>
              </table:table-cell>
              <table:table-cell office:value-type="float" office:value="1.95362468">
                <text:p>1.953624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334375">
                <text:p>4.334375</text:p>
              </table:table-cell>
              <table:table-cell office:value-type="float" office:value="1.95505091">
                <text:p>1.9550509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39375">
                <text:p>4.39375</text:p>
              </table:table-cell>
              <table:table-cell office:value-type="float" office:value="1.95348113">
                <text:p>1.953481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453125">
                <text:p>4.453125</text:p>
              </table:table-cell>
              <table:table-cell office:value-type="float" office:value="1.95677678">
                <text:p>1.956776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5125">
                <text:p>4.5125</text:p>
              </table:table-cell>
              <table:table-cell office:value-type="float" office:value="1.9601967">
                <text:p>1.96019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571875">
                <text:p>4.571875</text:p>
              </table:table-cell>
              <table:table-cell office:value-type="float" office:value="1.96743103">
                <text:p>1.967431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63125">
                <text:p>4.63125</text:p>
              </table:table-cell>
              <table:table-cell office:value-type="float" office:value="1.96292071">
                <text:p>1.962920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690625">
                <text:p>4.690625</text:p>
              </table:table-cell>
              <table:table-cell office:value-type="float" office:value="1.96249412">
                <text:p>1.962494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75">
                <text:p>4.75</text:p>
              </table:table-cell>
              <table:table-cell office:value-type="float" office:value="1.96748844">
                <text:p>1.967488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809375">
                <text:p>4.809375</text:p>
              </table:table-cell>
              <table:table-cell office:value-type="float" office:value="1.97641229">
                <text:p>1.976412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86875">
                <text:p>4.86875</text:p>
              </table:table-cell>
              <table:table-cell office:value-type="float" office:value="1.97050606">
                <text:p>1.970506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928125">
                <text:p>4.928125</text:p>
              </table:table-cell>
              <table:table-cell office:value-type="float" office:value="1.96988894">
                <text:p>1.969888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9875">
                <text:p>4.9875</text:p>
              </table:table-cell>
              <table:table-cell office:value-type="float" office:value="1.97018918">
                <text:p>1.970189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.046875">
                <text:p>5.046875</text:p>
              </table:table-cell>
              <table:table-cell office:value-type="float" office:value="1.96155959">
                <text:p>1.961559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10625">
                <text:p>5.10625</text:p>
              </table:table-cell>
              <table:table-cell office:value-type="float" office:value="1.96036217">
                <text:p>1.960362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165625">
                <text:p>5.165625</text:p>
              </table:table-cell>
              <table:table-cell office:value-type="float" office:value="1.95908925">
                <text:p>1.959089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225">
                <text:p>5.225</text:p>
              </table:table-cell>
              <table:table-cell office:value-type="float" office:value="1.95258507">
                <text:p>1.952585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.284375">
                <text:p>5.284375</text:p>
              </table:table-cell>
              <table:table-cell office:value-type="float" office:value="1.9509251">
                <text:p>1.95092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34375">
                <text:p>5.34375</text:p>
              </table:table-cell>
              <table:table-cell office:value-type="float" office:value="1.94292036">
                <text:p>1.942920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403125">
                <text:p>5.403125</text:p>
              </table:table-cell>
              <table:table-cell office:value-type="float" office:value="1.94305075">
                <text:p>1.943050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4625">
                <text:p>5.4625</text:p>
              </table:table-cell>
              <table:table-cell office:value-type="float" office:value="1.93247602">
                <text:p>1.932476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521875">
                <text:p>5.521875</text:p>
              </table:table-cell>
              <table:table-cell office:value-type="float" office:value="1.92888409">
                <text:p>1.928884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58125">
                <text:p>5.58125</text:p>
              </table:table-cell>
              <table:table-cell office:value-type="float" office:value="1.9234">
                <text:p>1.923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640625">
                <text:p>5.640625</text:p>
              </table:table-cell>
              <table:table-cell office:value-type="float" office:value="1.91868125">
                <text:p>1.918681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7">
                <text:p>5.7</text:p>
              </table:table-cell>
              <table:table-cell office:value-type="float" office:value="1.91260655">
                <text:p>1.912606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759375">
                <text:p>5.759375</text:p>
              </table:table-cell>
              <table:table-cell office:value-type="float" office:value="1.9038873">
                <text:p>1.903887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81875">
                <text:p>5.81875</text:p>
              </table:table-cell>
              <table:table-cell office:value-type="float" office:value="1.90193135">
                <text:p>1.901931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878125">
                <text:p>5.878125</text:p>
              </table:table-cell>
              <table:table-cell office:value-type="float" office:value="1.8980998">
                <text:p>1.89809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.9375">
                <text:p>5.9375</text:p>
              </table:table-cell>
              <table:table-cell office:value-type="float" office:value="1.88886255">
                <text:p>1.888862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.996875">
                <text:p>5.996875</text:p>
              </table:table-cell>
              <table:table-cell office:value-type="float" office:value="1.87462415">
                <text:p>1.874624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05625">
                <text:p>6.05625</text:p>
              </table:table-cell>
              <table:table-cell office:value-type="float" office:value="1.8641254">
                <text:p>1.86412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115625">
                <text:p>6.115625</text:p>
              </table:table-cell>
              <table:table-cell office:value-type="float" office:value="1.85034375">
                <text:p>1.850343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175">
                <text:p>6.175</text:p>
              </table:table-cell>
              <table:table-cell office:value-type="float" office:value="1.83940575">
                <text:p>1.839405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234375">
                <text:p>6.234375</text:p>
              </table:table-cell>
              <table:table-cell office:value-type="float" office:value="1.8198125">
                <text:p>1.81981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29375">
                <text:p>6.29375</text:p>
              </table:table-cell>
              <table:table-cell office:value-type="float" office:value="1.8004313">
                <text:p>1.80043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353125">
                <text:p>6.353125</text:p>
              </table:table-cell>
              <table:table-cell office:value-type="float" office:value="1.7784748">
                <text:p>1.77847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4125">
                <text:p>6.4125</text:p>
              </table:table-cell>
              <table:table-cell office:value-type="float" office:value="1.76533735">
                <text:p>1.7653373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471875">
                <text:p>6.471875</text:p>
              </table:table-cell>
              <table:table-cell office:value-type="float" office:value="1.75624965">
                <text:p>1.756249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.53125">
                <text:p>6.53125</text:p>
              </table:table-cell>
              <table:table-cell office:value-type="float" office:value="1.74414336">
                <text:p>1.744143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.590625">
                <text:p>6.590625</text:p>
              </table:table-cell>
              <table:table-cell office:value-type="float" office:value="1.73444075">
                <text:p>1.734440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.65">
                <text:p>6.65</text:p>
              </table:table-cell>
              <table:table-cell office:value-type="float" office:value="1.73300056">
                <text:p>1.733000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.709375">
                <text:p>6.709375</text:p>
              </table:table-cell>
              <table:table-cell office:value-type="float" office:value="1.73600539">
                <text:p>1.7360053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.76875">
                <text:p>6.76875</text:p>
              </table:table-cell>
              <table:table-cell office:value-type="float" office:value="1.73001253">
                <text:p>1.7300125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.828125">
                <text:p>6.828125</text:p>
              </table:table-cell>
              <table:table-cell office:value-type="float" office:value="1.73240513">
                <text:p>1.7324051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.8875">
                <text:p>6.8875</text:p>
              </table:table-cell>
              <table:table-cell office:value-type="float" office:value="1.72620336">
                <text:p>1.7262033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.946875">
                <text:p>6.946875</text:p>
              </table:table-cell>
              <table:table-cell office:value-type="float" office:value="1.72648478">
                <text:p>1.7264847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00625">
                <text:p>7.00625</text:p>
              </table:table-cell>
              <table:table-cell office:value-type="float" office:value="1.71285554">
                <text:p>1.7128555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065625">
                <text:p>7.065625</text:p>
              </table:table-cell>
              <table:table-cell office:value-type="float" office:value="1.72221582">
                <text:p>1.7222158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.125">
                <text:p>7.125</text:p>
              </table:table-cell>
              <table:table-cell office:value-type="float" office:value="1.70751707">
                <text:p>1.7075170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